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046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379cm"/>
    </style:style>
    <style:style style:name="co8" style:family="table-column">
      <style:table-column-properties fo:break-before="auto" style:column-width="1.651cm"/>
    </style:style>
    <style:style style:name="co9" style:family="table-column">
      <style:table-column-properties fo:break-before="auto" style:column-width="1.228cm"/>
    </style:style>
    <style:style style:name="co10" style:family="table-column">
      <style:table-column-properties fo:break-before="auto" style:column-width="1.16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709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7cm" fo:break-before="auto" style:use-optimal-row-height="false"/>
    </style:style>
    <style:style style:name="ro4" style:family="table-row">
      <style:table-row-properties style:row-height="0.5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7" style:family="table-cell" style:parent-style-name="Default" style:data-style-name="N1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17" style:family="table-cell" style:parent-style-name="Default" style:data-style-name="N111">
      <style:text-properties fo:font-weight="bold" style:font-weight-asian="bold" style:font-weight-complex="bold"/>
    </style:style>
    <style:style style:name="ce18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1"/>
    <style:style style:name="ce20" style:family="table-cell" style:parent-style-name="Default" style:data-style-name="N99"/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L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3" table:number-columns-repeated="6" table:default-cell-style-name="Default"/>
        <table:table-column table:style-name="co7" table:default-cell-style-name="Default"/>
        <table:table-column table:style-name="co8" table:default-cell-style-name="ce15"/>
        <table:table-column table:style-name="co6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9" table:default-cell-style-name="ce15"/>
        <table:table-column table:style-name="co6" table:default-cell-style-name="Default"/>
        <table:table-column table:style-name="co3" table:number-columns-repeated="6" table:default-cell-style-name="Default"/>
        <table:table-column table:style-name="co10" table:default-cell-style-name="Default"/>
        <table:table-column table:style-name="co11" table:default-cell-style-name="ce15"/>
        <table:table-column table:style-name="co6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TEST CASE</text:p>
          </table:table-cell>
          <table:table-cell table:style-name="ce6" office:value-type="string" calcext:value-type="string" table:number-columns-spanned="1" table:number-rows-spanned="3">
            <text:p>Winner</text:p>
          </table:table-cell>
          <table:table-cell table:style-name="ce1" office:value-type="string" calcext:value-type="string" table:number-columns-spanned="6" table:number-rows-spanned="1">
            <text:p>SD</text:p>
          </table:table-cell>
          <table:covered-table-cell table:number-columns-repeated="5" table:style-name="ce21"/>
          <table:table-cell table:style-name="ce21"/>
          <table:table-cell table:style-name="ce17"/>
          <table:table-cell table:style-name="ce21"/>
          <table:table-cell table:style-name="ce1" office:value-type="string" calcext:value-type="string" table:number-columns-spanned="6" table:number-rows-spanned="1">
            <text:p>XSD</text:p>
          </table:table-cell>
          <table:covered-table-cell table:number-columns-repeated="5" table:style-name="ce21"/>
          <table:table-cell table:style-name="ce21"/>
          <table:table-cell table:style-name="ce17"/>
          <table:table-cell table:style-name="ce21"/>
          <table:table-cell table:style-name="ce1" office:value-type="string" calcext:value-type="string" table:number-columns-spanned="6" table:number-rows-spanned="1">
            <text:p>Relational</text:p>
          </table:table-cell>
          <table:covered-table-cell table:number-columns-repeated="4" table:style-name="ce21"/>
          <table:covered-table-cell table:style-name="ce5"/>
          <table:table-cell table:style-name="ce5"/>
          <table:table-cell table:style-name="ce17"/>
          <table:table-cell table:style-name="ce5"/>
          <table:table-cell table:style-name="ce1" office:value-type="string" calcext:value-type="string" table:number-columns-spanned="6" table:number-rows-spanned="1">
            <text:p>Spot</text:p>
          </table:table-cell>
          <table:covered-table-cell table:number-columns-repeated="4" table:style-name="ce21"/>
          <table:covered-table-cell table:style-name="ce5"/>
          <table:table-cell table:number-columns-repeated="4"/>
        </table:table-row>
        <table:table-row table:style-name="ro1">
          <table:covered-table-cell table:style-name="ce1"/>
          <table:covered-table-cell table:style-name="ce6"/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21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18"/>
          <table:table-cell table:style-name="ce1" office:value-type="string" calcext:value-type="string" table:number-columns-spanned="1" table:number-rows-spanned="2">
            <text:p>Sole</text:p>
            <text:p>Winner?</text:p>
          </table:table-cell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21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18"/>
          <table:table-cell table:style-name="ce1" office:value-type="string" calcext:value-type="string" table:number-columns-spanned="1" table:number-rows-spanned="2">
            <text:p>Sole</text:p>
            <text:p>Winner?</text:p>
          </table:table-cell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21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18"/>
          <table:table-cell table:style-name="ce1" office:value-type="string" calcext:value-type="string" table:number-columns-spanned="1" table:number-rows-spanned="2">
            <text:p>Sole</text:p>
            <text:p>Winner?</text:p>
          </table:table-cell>
          <table:table-cell table:style-name="ce8" office:value-type="string" calcext:value-type="string" table:number-columns-spanned="5" table:number-rows-spanned="1">
            <text:p>Run</text:p>
          </table:table-cell>
          <table:covered-table-cell table:number-columns-repeated="4" table:style-name="ce21"/>
          <table:table-cell table:style-name="ce1" office:value-type="string" calcext:value-type="string" table:number-columns-spanned="1" table:number-rows-spanned="2">
            <text:p>AVG</text:p>
          </table:table-cell>
          <table:table-cell table:style-name="ce1" office:value-type="string" calcext:value-type="string" table:number-columns-spanned="2" table:number-rows-spanned="1">
            <text:p>Overhead</text:p>
          </table:table-cell>
          <table:covered-table-cell table:style-name="ce18"/>
          <table:table-cell table:style-name="ce1" office:value-type="string" calcext:value-type="string" table:number-columns-spanned="1" table:number-rows-spanned="2">
            <text:p>Sole</text:p>
            <text:p>Winner?</text:p>
          </table:table-cell>
          <table:table-cell/>
        </table:table-row>
        <table:table-row table:style-name="ro2">
          <table:covered-table-cell/>
          <table:covered-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2"/>
          <table:table-cell table:style-name="ce22" office:value-type="string" calcext:value-type="string">
            <text:p>Abs</text:p>
          </table:table-cell>
          <table:table-cell table:style-name="ce19" office:value-type="string" calcext:value-type="string">
            <text:p>%</text:p>
          </table:table-cell>
          <table:covered-table-cell table:style-name="ce2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2"/>
          <table:table-cell table:style-name="ce22" office:value-type="string" calcext:value-type="string">
            <text:p>Abs</text:p>
          </table:table-cell>
          <table:table-cell table:style-name="ce19" office:value-type="string" calcext:value-type="string">
            <text:p>%</text:p>
          </table:table-cell>
          <table:covered-table-cell table:style-name="ce2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2"/>
          <table:table-cell table:style-name="ce22" office:value-type="string" calcext:value-type="string">
            <text:p>Abs</text:p>
          </table:table-cell>
          <table:table-cell table:style-name="ce19" office:value-type="string" calcext:value-type="string">
            <text:p>%</text:p>
          </table:table-cell>
          <table:covered-table-cell table:style-name="ce2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covered-table-cell table:style-name="ce22"/>
          <table:table-cell table:style-name="ce22" office:value-type="string" calcext:value-type="string">
            <text:p>Abs</text:p>
          </table:table-cell>
          <table:table-cell table:style-name="ce19" office:value-type="string" calcext:value-type="string">
            <text:p>%</text:p>
          </table:table-cell>
          <table:covered-table-cell table:style-name="ce22"/>
          <table:table-cell/>
        </table:table-row>
        <table:table-row table:style-name="ro2">
          <table:table-cell office:value-type="string" calcext:value-type="string">
            <text:p>eolseg_01.tst</text:p>
          </table:table-cell>
          <table:table-cell table:formula="of:=MIN([.H4];[.Q4];[.Z4];[.AI4])" office:value-type="float" office:value="1934.8" calcext:value-type="float">
            <text:p>1935</text:p>
          </table:table-cell>
          <table:table-cell office:value-type="float" office:value="1930" calcext:value-type="float">
            <text:p>1930</text:p>
          </table:table-cell>
          <table:table-cell office:value-type="float" office:value="1923" calcext:value-type="float">
            <text:p>1923</text:p>
          </table:table-cell>
          <table:table-cell office:value-type="float" office:value="1927" calcext:value-type="float">
            <text:p>1927</text:p>
          </table:table-cell>
          <table:table-cell office:value-type="float" office:value="1958" calcext:value-type="float">
            <text:p>1958</text:p>
          </table:table-cell>
          <table:table-cell office:value-type="float" office:value="1936" calcext:value-type="float">
            <text:p>1936</text:p>
          </table:table-cell>
          <table:table-cell table:style-name="ce5" table:formula="of:=AVERAGE([.C4:.G4])" office:value-type="float" office:value="1934.8" calcext:value-type="float">
            <text:p>1935</text:p>
          </table:table-cell>
          <table:table-cell table:style-name="ce5" table:formula="of:=IF(ISBLANK([.H4]);&quot;&quot;;ROUND([.H4];0)-ROUND([.$B4];0))" office:value-type="float" office:value="0" calcext:value-type="float">
            <text:p>0</text:p>
          </table:table-cell>
          <table:table-cell table:style-name="ce17" table:formula="of:=IF(ISBLANK([.H4]);&quot;&quot;;([.I4]/[.$B4])*100)" office:value-type="float" office:value="0" calcext:value-type="float">
            <text:p>0.0</text:p>
          </table:table-cell>
          <table:table-cell table:style-name="ce5" table:formula="of:=IF(AND(NOT(ISBLANK([.I4]));([.I4]=0);SUM(COUNTIF([.$I4];0);COUNTIF([.$R4];0);COUNTIF([.$AA4];0);COUNTIF([.$AJ4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4]);&quot;&quot;;ROUND([.Q4];0)-ROUND([.$B4];0))">
            <text:p/>
          </table:table-cell>
          <table:table-cell table:style-name="ce17" table:formula="of:=IF(ISBLANK([.Q4]);&quot;&quot;;([.R4]/[.$B4])*100)">
            <text:p/>
          </table:table-cell>
          <table:table-cell table:style-name="ce5" table:formula="of:=IF(AND(NOT(ISBLANK([.R4]));([.R4]=0);SUM(COUNTIF([.$I4];0);COUNTIF([.$R4];0);COUNTIF([.$AA4];0);COUNTIF([.$AJ4];0))=1);&quot;Y&quot;;&quot;&quot;)">
            <text:p/>
          </table:table-cell>
          <table:table-cell office:value-type="float" office:value="1989" calcext:value-type="float">
            <text:p>1989</text:p>
          </table:table-cell>
          <table:table-cell office:value-type="float" office:value="1952" calcext:value-type="float">
            <text:p>1952</text:p>
          </table:table-cell>
          <table:table-cell office:value-type="float" office:value="1947" calcext:value-type="float">
            <text:p>1947</text:p>
          </table:table-cell>
          <table:table-cell office:value-type="float" office:value="1948" calcext:value-type="float">
            <text:p>1948</text:p>
          </table:table-cell>
          <table:table-cell office:value-type="float" office:value="1949" calcext:value-type="float">
            <text:p>1949</text:p>
          </table:table-cell>
          <table:table-cell table:style-name="ce5" table:formula="of:=AVERAGE([.U4:.Y4])" office:value-type="float" office:value="1957" calcext:value-type="float">
            <text:p>1957</text:p>
          </table:table-cell>
          <table:table-cell table:style-name="ce5" table:formula="of:=IF(ISBLANK([.Z4]);&quot;&quot;;ROUND([.Z4];0)-ROUND([.$B4];0))" office:value-type="float" office:value="22" calcext:value-type="float">
            <text:p>22</text:p>
          </table:table-cell>
          <table:table-cell table:style-name="ce17" table:formula="of:=IF(ISBLANK([.Z4]);&quot;&quot;;([.AA4]/[.$B4])*100)" office:value-type="float" office:value="1.13706843084557" calcext:value-type="float">
            <text:p>1.1</text:p>
          </table:table-cell>
          <table:table-cell table:style-name="ce5" table:formula="of:=IF(AND(NOT(ISBLANK([.AA4]));([.AA4]=0);SUM(COUNTIF([.$I4];0);COUNTIF([.$R4];0);COUNTIF([.$AA4];0);COUNTIF([.$AJ4];0))=1);&quot;Y&quot;;&quot;&quot;)">
            <text:p/>
          </table:table-cell>
          <table:table-cell office:value-type="float" office:value="2310" calcext:value-type="float">
            <text:p>2310</text:p>
          </table:table-cell>
          <table:table-cell office:value-type="float" office:value="2174" calcext:value-type="float">
            <text:p>2174</text:p>
          </table:table-cell>
          <table:table-cell office:value-type="float" office:value="2171" calcext:value-type="float">
            <text:p>2171</text:p>
          </table:table-cell>
          <table:table-cell office:value-type="float" office:value="2207" calcext:value-type="float">
            <text:p>2207</text:p>
          </table:table-cell>
          <table:table-cell office:value-type="float" office:value="2280" calcext:value-type="float">
            <text:p>2280</text:p>
          </table:table-cell>
          <table:table-cell table:style-name="ce5" table:formula="of:=AVERAGE([.AD4:.AH4])" office:value-type="float" office:value="2228.4" calcext:value-type="float">
            <text:p>2228</text:p>
          </table:table-cell>
          <table:table-cell table:style-name="ce5" table:formula="of:=IF(ISBLANK([.AI4]);&quot;&quot;;ROUND([.AI4];0)-ROUND([.$B4];0))" office:value-type="float" office:value="293" calcext:value-type="float">
            <text:p>293</text:p>
          </table:table-cell>
          <table:table-cell table:style-name="ce17" table:formula="of:=IF(ISBLANK([.AI4]);&quot;&quot;;([.AJ4]/[.$B4])*100)" office:value-type="float" office:value="15.1436841017159" calcext:value-type="float">
            <text:p>15.1</text:p>
          </table:table-cell>
          <table:table-cell table:style-name="ce5" table:formula="of:=IF(AND(NOT(ISBLANK([.AJ4]));([.AJ4]=0);SUM(COUNTIF([.$I4];0);COUNTIF([.$R4];0);COUNTIF([.$AA4];0);COUNTIF([.$AJ4];0))=1);&quot;Y&quot;;&quot;&quot;)">
            <text:p/>
          </table:table-cell>
          <table:table-cell table:style-name="ce20"/>
        </table:table-row>
        <table:table-row table:style-name="ro2">
          <table:table-cell office:value-type="string" calcext:value-type="string">
            <text:p>eolseg_02.tst</text:p>
          </table:table-cell>
          <table:table-cell table:formula="of:=MIN([.H5];[.Q5];[.Z5];[.AI5])" office:value-type="float" office:value="945.6" calcext:value-type="float">
            <text:p>946</text:p>
          </table:table-cell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943" calcext:value-type="float">
            <text:p>943</text:p>
          </table:table-cell>
          <table:table-cell office:value-type="float" office:value="945" calcext:value-type="float">
            <text:p>945</text:p>
          </table:table-cell>
          <table:table-cell office:value-type="float" office:value="949" calcext:value-type="float">
            <text:p>949</text:p>
          </table:table-cell>
          <table:table-cell table:style-name="ce5" table:formula="of:=AVERAGE([.C5:.G5])" office:value-type="float" office:value="945.6" calcext:value-type="float">
            <text:p>946</text:p>
          </table:table-cell>
          <table:table-cell table:style-name="ce5" table:formula="of:=IF(ISBLANK([.H5]);&quot;&quot;;ROUND([.H5];0)-ROUND([.$B5];0))" office:value-type="float" office:value="0" calcext:value-type="float">
            <text:p>0</text:p>
          </table:table-cell>
          <table:table-cell table:style-name="ce17" table:formula="of:=IF(ISBLANK([.H5]);&quot;&quot;;([.I5]/[.$B5])*100)" office:value-type="float" office:value="0" calcext:value-type="float">
            <text:p>0.0</text:p>
          </table:table-cell>
          <table:table-cell table:style-name="ce5" table:formula="of:=IF(AND(NOT(ISBLANK([.I5]));([.I5]=0);SUM(COUNTIF([.$I5];0);COUNTIF([.$R5];0);COUNTIF([.$AA5];0);COUNTIF([.$AJ5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5]);&quot;&quot;;ROUND([.Q5];0)-ROUND([.$B5];0))">
            <text:p/>
          </table:table-cell>
          <table:table-cell table:style-name="ce17" table:formula="of:=IF(ISBLANK([.Q5]);&quot;&quot;;([.R5]/[.$B5])*100)">
            <text:p/>
          </table:table-cell>
          <table:table-cell table:style-name="ce5" table:formula="of:=IF(AND(NOT(ISBLANK([.R5]));([.R5]=0);SUM(COUNTIF([.$I5];0);COUNTIF([.$R5];0);COUNTIF([.$AA5];0);COUNTIF([.$AJ5];0))=1);&quot;Y&quot;;&quot;&quot;)">
            <text:p/>
          </table:table-cell>
          <table:table-cell office:value-type="float" office:value="959" calcext:value-type="float">
            <text:p>959</text:p>
          </table:table-cell>
          <table:table-cell office:value-type="float" office:value="957" calcext:value-type="float">
            <text:p>957</text:p>
          </table:table-cell>
          <table:table-cell office:value-type="float" office:value="948" calcext:value-type="float">
            <text:p>948</text:p>
          </table:table-cell>
          <table:table-cell office:value-type="float" office:value="942" calcext:value-type="float">
            <text:p>942</text:p>
          </table:table-cell>
          <table:table-cell office:value-type="float" office:value="976" calcext:value-type="float">
            <text:p>976</text:p>
          </table:table-cell>
          <table:table-cell table:style-name="ce5" table:formula="of:=AVERAGE([.U5:.Y5])" office:value-type="float" office:value="956.4" calcext:value-type="float">
            <text:p>956</text:p>
          </table:table-cell>
          <table:table-cell table:style-name="ce5" table:formula="of:=IF(ISBLANK([.Z5]);&quot;&quot;;ROUND([.Z5];0)-ROUND([.$B5];0))" office:value-type="float" office:value="10" calcext:value-type="float">
            <text:p>10</text:p>
          </table:table-cell>
          <table:table-cell table:style-name="ce17" table:formula="of:=IF(ISBLANK([.Z5]);&quot;&quot;;([.AA5]/[.$B5])*100)" office:value-type="float" office:value="1.0575296108291" calcext:value-type="float">
            <text:p>1.1</text:p>
          </table:table-cell>
          <table:table-cell table:style-name="ce5" table:formula="of:=IF(AND(NOT(ISBLANK([.AA5]));([.AA5]=0);SUM(COUNTIF([.$I5];0);COUNTIF([.$R5];0);COUNTIF([.$AA5];0);COUNTIF([.$AJ5];0))=1);&quot;Y&quot;;&quot;&quot;)">
            <text:p/>
          </table:table-cell>
          <table:table-cell office:value-type="float" office:value="1134" calcext:value-type="float">
            <text:p>1134</text:p>
          </table:table-cell>
          <table:table-cell office:value-type="float" office:value="1072" calcext:value-type="float">
            <text:p>1072</text:p>
          </table:table-cell>
          <table:table-cell office:value-type="float" office:value="1068" calcext:value-type="float">
            <text:p>1068</text:p>
          </table:table-cell>
          <table:table-cell office:value-type="float" office:value="1088" calcext:value-type="float">
            <text:p>1088</text:p>
          </table:table-cell>
          <table:table-cell office:value-type="float" office:value="1122" calcext:value-type="float">
            <text:p>1122</text:p>
          </table:table-cell>
          <table:table-cell table:style-name="ce5" table:formula="of:=AVERAGE([.AD5:.AH5])" office:value-type="float" office:value="1096.8" calcext:value-type="float">
            <text:p>1097</text:p>
          </table:table-cell>
          <table:table-cell table:style-name="ce5" table:formula="of:=IF(ISBLANK([.AI5]);&quot;&quot;;ROUND([.AI5];0)-ROUND([.$B5];0))" office:value-type="float" office:value="151" calcext:value-type="float">
            <text:p>151</text:p>
          </table:table-cell>
          <table:table-cell table:style-name="ce17" table:formula="of:=IF(ISBLANK([.AI5]);&quot;&quot;;([.AJ5]/[.$B5])*100)" office:value-type="float" office:value="15.9686971235195" calcext:value-type="float">
            <text:p>16.0</text:p>
          </table:table-cell>
          <table:table-cell table:style-name="ce5" table:formula="of:=IF(AND(NOT(ISBLANK([.AJ5]));([.AJ5]=0);SUM(COUNTIF([.$I5];0);COUNTIF([.$R5];0);COUNTIF([.$AA5];0);COUNTIF([.$AJ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03.tst</text:p>
          </table:table-cell>
          <table:table-cell table:formula="of:=MIN([.H6];[.Q6];[.Z6];[.AI6])" office:value-type="float" office:value="609.6" calcext:value-type="float">
            <text:p>610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float" office:value="622" calcext:value-type="float">
            <text:p>622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table:style-name="ce5" table:formula="of:=AVERAGE([.C6:.G6])" office:value-type="float" office:value="610.2" calcext:value-type="float">
            <text:p>610</text:p>
          </table:table-cell>
          <table:table-cell table:style-name="ce5" table:formula="of:=IF(ISBLANK([.H6]);&quot;&quot;;ROUND([.H6];0)-ROUND([.$B6];0))" office:value-type="float" office:value="0" calcext:value-type="float">
            <text:p>0</text:p>
          </table:table-cell>
          <table:table-cell table:style-name="ce17" table:formula="of:=IF(ISBLANK([.H6]);&quot;&quot;;([.I6]/[.$B6])*100)" office:value-type="float" office:value="0" calcext:value-type="float">
            <text:p>0.0</text:p>
          </table:table-cell>
          <table:table-cell table:style-name="ce5" table:formula="of:=IF(AND(NOT(ISBLANK([.I6]));([.I6]=0);SUM(COUNTIF([.$I6];0);COUNTIF([.$R6];0);COUNTIF([.$AA6];0);COUNTIF([.$AJ6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6]);&quot;&quot;;ROUND([.Q6];0)-ROUND([.$B6];0))">
            <text:p/>
          </table:table-cell>
          <table:table-cell table:style-name="ce17" table:formula="of:=IF(ISBLANK([.Q6]);&quot;&quot;;([.R6]/[.$B6])*100)">
            <text:p/>
          </table:table-cell>
          <table:table-cell table:style-name="ce5" table:formula="of:=IF(AND(NOT(ISBLANK([.R6]));([.R6]=0);SUM(COUNTIF([.$I6];0);COUNTIF([.$R6];0);COUNTIF([.$AA6];0);COUNTIF([.$AJ6];0))=1);&quot;Y&quot;;&quot;&quot;)">
            <text:p/>
          </table:table-cell>
          <table:table-cell office:value-type="float" office:value="614" calcext:value-type="float">
            <text:p>614</text:p>
          </table:table-cell>
          <table:table-cell office:value-type="float" office:value="613" calcext:value-type="float">
            <text:p>613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table:style-name="ce5" table:formula="of:=AVERAGE([.U6:.Y6])" office:value-type="float" office:value="609.6" calcext:value-type="float">
            <text:p>610</text:p>
          </table:table-cell>
          <table:table-cell table:style-name="ce5" table:formula="of:=IF(ISBLANK([.Z6]);&quot;&quot;;ROUND([.Z6];0)-ROUND([.$B6];0))" office:value-type="float" office:value="0" calcext:value-type="float">
            <text:p>0</text:p>
          </table:table-cell>
          <table:table-cell table:style-name="ce17" table:formula="of:=IF(ISBLANK([.Z6]);&quot;&quot;;([.AA6]/[.$B6])*100)" office:value-type="float" office:value="0" calcext:value-type="float">
            <text:p>0.0</text:p>
          </table:table-cell>
          <table:table-cell table:style-name="ce5" table:formula="of:=IF(AND(NOT(ISBLANK([.AA6]));([.AA6]=0);SUM(COUNTIF([.$I6];0);COUNTIF([.$R6];0);COUNTIF([.$AA6];0);COUNTIF([.$AJ6];0))=1);&quot;Y&quot;;&quot;&quot;)">
            <text:p/>
          </table:table-cell>
          <table:table-cell office:value-type="float" office:value="726" calcext:value-type="float">
            <text:p>726</text:p>
          </table:table-cell>
          <table:table-cell office:value-type="float" office:value="689" calcext:value-type="float">
            <text:p>689</text:p>
          </table:table-cell>
          <table:table-cell office:value-type="float" office:value="681" calcext:value-type="float">
            <text:p>681</text:p>
          </table:table-cell>
          <table:table-cell office:value-type="float" office:value="717" calcext:value-type="float">
            <text:p>717</text:p>
          </table:table-cell>
          <table:table-cell office:value-type="float" office:value="728" calcext:value-type="float">
            <text:p>728</text:p>
          </table:table-cell>
          <table:table-cell table:style-name="ce5" table:formula="of:=AVERAGE([.AD6:.AH6])" office:value-type="float" office:value="708.2" calcext:value-type="float">
            <text:p>708</text:p>
          </table:table-cell>
          <table:table-cell table:style-name="ce5" table:formula="of:=IF(ISBLANK([.AI6]);&quot;&quot;;ROUND([.AI6];0)-ROUND([.$B6];0))" office:value-type="float" office:value="98" calcext:value-type="float">
            <text:p>98</text:p>
          </table:table-cell>
          <table:table-cell table:style-name="ce17" table:formula="of:=IF(ISBLANK([.AI6]);&quot;&quot;;([.AJ6]/[.$B6])*100)" office:value-type="float" office:value="16.0761154855643" calcext:value-type="float">
            <text:p>16.1</text:p>
          </table:table-cell>
          <table:table-cell table:style-name="ce5" table:formula="of:=IF(AND(NOT(ISBLANK([.AJ6]));([.AJ6]=0);SUM(COUNTIF([.$I6];0);COUNTIF([.$R6];0);COUNTIF([.$AA6];0);COUNTIF([.$AJ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04.tst</text:p>
          </table:table-cell>
          <table:table-cell table:formula="of:=MIN([.H7];[.Q7];[.Z7];[.AI7])" office:value-type="float" office:value="555.6" calcext:value-type="float">
            <text:p>556</text:p>
          </table:table-cell>
          <table:table-cell office:value-type="float" office:value="553" calcext:value-type="float">
            <text:p>553</text:p>
          </table:table-cell>
          <table:table-cell office:value-type="float" office:value="559" calcext:value-type="float">
            <text:p>559</text:p>
          </table:table-cell>
          <table:table-cell office:value-type="float" office:value="557" calcext:value-type="float">
            <text:p>557</text:p>
          </table:table-cell>
          <table:table-cell office:value-type="float" office:value="555" calcext:value-type="float">
            <text:p>555</text:p>
          </table:table-cell>
          <table:table-cell office:value-type="float" office:value="554" calcext:value-type="float">
            <text:p>554</text:p>
          </table:table-cell>
          <table:table-cell table:style-name="ce5" table:formula="of:=AVERAGE([.C7:.G7])" office:value-type="float" office:value="555.6" calcext:value-type="float">
            <text:p>556</text:p>
          </table:table-cell>
          <table:table-cell table:style-name="ce5" table:formula="of:=IF(ISBLANK([.H7]);&quot;&quot;;ROUND([.H7];0)-ROUND([.$B7];0))" office:value-type="float" office:value="0" calcext:value-type="float">
            <text:p>0</text:p>
          </table:table-cell>
          <table:table-cell table:style-name="ce17" table:formula="of:=IF(ISBLANK([.H7]);&quot;&quot;;([.I7]/[.$B7])*100)" office:value-type="float" office:value="0" calcext:value-type="float">
            <text:p>0.0</text:p>
          </table:table-cell>
          <table:table-cell table:style-name="ce5" table:formula="of:=IF(AND(NOT(ISBLANK([.I7]));([.I7]=0);SUM(COUNTIF([.$I7];0);COUNTIF([.$R7];0);COUNTIF([.$AA7];0);COUNTIF([.$AJ7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7]);&quot;&quot;;ROUND([.Q7];0)-ROUND([.$B7];0))">
            <text:p/>
          </table:table-cell>
          <table:table-cell table:style-name="ce17" table:formula="of:=IF(ISBLANK([.Q7]);&quot;&quot;;([.R7]/[.$B7])*100)">
            <text:p/>
          </table:table-cell>
          <table:table-cell table:style-name="ce5" table:formula="of:=IF(AND(NOT(ISBLANK([.R7]));([.R7]=0);SUM(COUNTIF([.$I7];0);COUNTIF([.$R7];0);COUNTIF([.$AA7];0);COUNTIF([.$AJ7];0))=1);&quot;Y&quot;;&quot;&quot;)">
            <text:p/>
          </table:table-cell>
          <table:table-cell office:value-type="float" office:value="563" calcext:value-type="float">
            <text:p>563</text:p>
          </table:table-cell>
          <table:table-cell office:value-type="float" office:value="566" calcext:value-type="float">
            <text:p>566</text:p>
          </table:table-cell>
          <table:table-cell office:value-type="float" office:value="556" calcext:value-type="float">
            <text:p>556</text:p>
          </table:table-cell>
          <table:table-cell office:value-type="float" office:value="563" calcext:value-type="float">
            <text:p>563</text:p>
          </table:table-cell>
          <table:table-cell office:value-type="float" office:value="559" calcext:value-type="float">
            <text:p>559</text:p>
          </table:table-cell>
          <table:table-cell table:style-name="ce5" table:formula="of:=AVERAGE([.U7:.Y7])" office:value-type="float" office:value="561.4" calcext:value-type="float">
            <text:p>561</text:p>
          </table:table-cell>
          <table:table-cell table:style-name="ce5" table:formula="of:=IF(ISBLANK([.Z7]);&quot;&quot;;ROUND([.Z7];0)-ROUND([.$B7];0))" office:value-type="float" office:value="5" calcext:value-type="float">
            <text:p>5</text:p>
          </table:table-cell>
          <table:table-cell table:style-name="ce17" table:formula="of:=IF(ISBLANK([.Z7]);&quot;&quot;;([.AA7]/[.$B7])*100)" office:value-type="float" office:value="0.899928005759539" calcext:value-type="float">
            <text:p>0.9</text:p>
          </table:table-cell>
          <table:table-cell table:style-name="ce5" table:formula="of:=IF(AND(NOT(ISBLANK([.AA7]));([.AA7]=0);SUM(COUNTIF([.$I7];0);COUNTIF([.$R7];0);COUNTIF([.$AA7];0);COUNTIF([.$AJ7];0))=1);&quot;Y&quot;;&quot;&quot;)">
            <text:p/>
          </table:table-cell>
          <table:table-cell office:value-type="float" office:value="667" calcext:value-type="float">
            <text:p>667</text:p>
          </table:table-cell>
          <table:table-cell office:value-type="float" office:value="636" calcext:value-type="float">
            <text:p>636</text:p>
          </table:table-cell>
          <table:table-cell office:value-type="float" office:value="638" calcext:value-type="float">
            <text:p>638</text:p>
          </table:table-cell>
          <table:table-cell office:value-type="float" office:value="682" calcext:value-type="float">
            <text:p>682</text:p>
          </table:table-cell>
          <table:table-cell office:value-type="float" office:value="667" calcext:value-type="float">
            <text:p>667</text:p>
          </table:table-cell>
          <table:table-cell table:style-name="ce5" table:formula="of:=AVERAGE([.AD7:.AH7])" office:value-type="float" office:value="658" calcext:value-type="float">
            <text:p>658</text:p>
          </table:table-cell>
          <table:table-cell table:style-name="ce5" table:formula="of:=IF(ISBLANK([.AI7]);&quot;&quot;;ROUND([.AI7];0)-ROUND([.$B7];0))" office:value-type="float" office:value="102" calcext:value-type="float">
            <text:p>102</text:p>
          </table:table-cell>
          <table:table-cell table:style-name="ce17" table:formula="of:=IF(ISBLANK([.AI7]);&quot;&quot;;([.AJ7]/[.$B7])*100)" office:value-type="float" office:value="18.3585313174946" calcext:value-type="float">
            <text:p>18.4</text:p>
          </table:table-cell>
          <table:table-cell table:style-name="ce5" table:formula="of:=IF(AND(NOT(ISBLANK([.AJ7]));([.AJ7]=0);SUM(COUNTIF([.$I7];0);COUNTIF([.$R7];0);COUNTIF([.$AA7];0);COUNTIF([.$AJ7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eolseg_05.tst</text:p>
          </table:table-cell>
          <table:table-cell table:number-columns-repeated="6"/>
          <table:table-cell table:style-name="ce5"/>
          <table:table-cell table:style-name="ce5" table:formula="of:=IF(ISBLANK([.H8]);&quot;&quot;;ROUND([.H8];0)-ROUND([.$B8];0))">
            <text:p/>
          </table:table-cell>
          <table:table-cell table:style-name="ce17" table:formula="of:=IF(ISBLANK([.H8]);&quot;&quot;;([.I8]/[.$B8])*100)">
            <text:p/>
          </table:table-cell>
          <table:table-cell table:style-name="ce5" table:formula="of:=IF(AND(NOT(ISBLANK([.I8]));([.I8]=0);SUM(COUNTIF([.$I8];0);COUNTIF([.$R8];0);COUNTIF([.$AA8];0);COUNTIF([.$AJ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8]);&quot;&quot;;ROUND([.Q8];0)-ROUND([.$B8];0))">
            <text:p/>
          </table:table-cell>
          <table:table-cell table:style-name="ce17" table:formula="of:=IF(ISBLANK([.Q8]);&quot;&quot;;([.R8]/[.$B8])*100)">
            <text:p/>
          </table:table-cell>
          <table:table-cell table:style-name="ce5" table:formula="of:=IF(AND(NOT(ISBLANK([.R8]));([.R8]=0);SUM(COUNTIF([.$I8];0);COUNTIF([.$R8];0);COUNTIF([.$AA8];0);COUNTIF([.$AJ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8]);&quot;&quot;;ROUND([.Z8];0)-ROUND([.$B8];0))">
            <text:p/>
          </table:table-cell>
          <table:table-cell table:style-name="ce17" table:formula="of:=IF(ISBLANK([.Z8]);&quot;&quot;;([.AA8]/[.$B8])*100)">
            <text:p/>
          </table:table-cell>
          <table:table-cell table:style-name="ce5" table:formula="of:=IF(AND(NOT(ISBLANK([.AA8]));([.AA8]=0);SUM(COUNTIF([.$I8];0);COUNTIF([.$R8];0);COUNTIF([.$AA8];0);COUNTIF([.$AJ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8]);&quot;&quot;;ROUND([.AI8];0)-ROUND([.$B8];0))">
            <text:p/>
          </table:table-cell>
          <table:table-cell table:style-name="ce17" table:formula="of:=IF(ISBLANK([.AI8]);&quot;&quot;;([.AJ8]/[.$B8])*100)">
            <text:p/>
          </table:table-cell>
          <table:table-cell table:style-name="ce5" table:formula="of:=IF(AND(NOT(ISBLANK([.AJ8]));([.AJ8]=0);SUM(COUNTIF([.$I8];0);COUNTIF([.$R8];0);COUNTIF([.$AA8];0);COUNTIF([.$AJ8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eolseg_06.tst</text:p>
          </table:table-cell>
          <table:table-cell table:formula="of:=MIN([.H9];[.Q9];[.Z9];[.AI9])" office:value-type="float" office:value="20927.4" calcext:value-type="float">
            <text:p>20927</text:p>
          </table:table-cell>
          <table:table-cell office:value-type="float" office:value="20764" calcext:value-type="float">
            <text:p>20764</text:p>
          </table:table-cell>
          <table:table-cell office:value-type="float" office:value="20862" calcext:value-type="float">
            <text:p>20862</text:p>
          </table:table-cell>
          <table:table-cell office:value-type="float" office:value="21191" calcext:value-type="float">
            <text:p>21191</text:p>
          </table:table-cell>
          <table:table-cell office:value-type="float" office:value="20886" calcext:value-type="float">
            <text:p>20886</text:p>
          </table:table-cell>
          <table:table-cell office:value-type="float" office:value="20934" calcext:value-type="float">
            <text:p>20934</text:p>
          </table:table-cell>
          <table:table-cell table:style-name="ce5" table:formula="of:=AVERAGE([.C9:.G9])" office:value-type="float" office:value="20927.4" calcext:value-type="float">
            <text:p>20927</text:p>
          </table:table-cell>
          <table:table-cell table:style-name="ce5" table:formula="of:=IF(ISBLANK([.H9]);&quot;&quot;;ROUND([.H9];0)-ROUND([.$B9];0))" office:value-type="float" office:value="0" calcext:value-type="float">
            <text:p>0</text:p>
          </table:table-cell>
          <table:table-cell table:style-name="ce17" table:formula="of:=IF(ISBLANK([.H9]);&quot;&quot;;([.I9]/[.$B9])*100)" office:value-type="float" office:value="0" calcext:value-type="float">
            <text:p>0.0</text:p>
          </table:table-cell>
          <table:table-cell table:style-name="ce5" table:formula="of:=IF(AND(NOT(ISBLANK([.I9]));([.I9]=0);SUM(COUNTIF([.$I9];0);COUNTIF([.$R9];0);COUNTIF([.$AA9];0);COUNTIF([.$AJ9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9]);&quot;&quot;;ROUND([.Q9];0)-ROUND([.$B9];0))">
            <text:p/>
          </table:table-cell>
          <table:table-cell table:style-name="ce17" table:formula="of:=IF(ISBLANK([.Q9]);&quot;&quot;;([.R9]/[.$B9])*100)">
            <text:p/>
          </table:table-cell>
          <table:table-cell table:style-name="ce5" table:formula="of:=IF(AND(NOT(ISBLANK([.R9]));([.R9]=0);SUM(COUNTIF([.$I9];0);COUNTIF([.$R9];0);COUNTIF([.$AA9];0);COUNTIF([.$AJ9];0))=1);&quot;Y&quot;;&quot;&quot;)">
            <text:p/>
          </table:table-cell>
          <table:table-cell office:value-type="float" office:value="20835" calcext:value-type="float">
            <text:p>20835</text:p>
          </table:table-cell>
          <table:table-cell office:value-type="float" office:value="21106" calcext:value-type="float">
            <text:p>21106</text:p>
          </table:table-cell>
          <table:table-cell office:value-type="float" office:value="21032" calcext:value-type="float">
            <text:p>21032</text:p>
          </table:table-cell>
          <table:table-cell office:value-type="float" office:value="21007" calcext:value-type="float">
            <text:p>21007</text:p>
          </table:table-cell>
          <table:table-cell office:value-type="float" office:value="20956" calcext:value-type="float">
            <text:p>20956</text:p>
          </table:table-cell>
          <table:table-cell table:style-name="ce5" table:formula="of:=AVERAGE([.U9:.Y9])" office:value-type="float" office:value="20987.2" calcext:value-type="float">
            <text:p>20987</text:p>
          </table:table-cell>
          <table:table-cell table:style-name="ce5" table:formula="of:=IF(ISBLANK([.Z9]);&quot;&quot;;ROUND([.Z9];0)-ROUND([.$B9];0))" office:value-type="float" office:value="60" calcext:value-type="float">
            <text:p>60</text:p>
          </table:table-cell>
          <table:table-cell table:style-name="ce17" table:formula="of:=IF(ISBLANK([.Z9]);&quot;&quot;;([.AA9]/[.$B9])*100)" office:value-type="float" office:value="0.286705467473265" calcext:value-type="float">
            <text:p>0.3</text:p>
          </table:table-cell>
          <table:table-cell table:style-name="ce5" table:formula="of:=IF(AND(NOT(ISBLANK([.AA9]));([.AA9]=0);SUM(COUNTIF([.$I9];0);COUNTIF([.$R9];0);COUNTIF([.$AA9];0);COUNTIF([.$AJ9];0))=1);&quot;Y&quot;;&quot;&quot;)">
            <text:p/>
          </table:table-cell>
          <table:table-cell office:value-type="float" office:value="24155" calcext:value-type="float">
            <text:p>24155</text:p>
          </table:table-cell>
          <table:table-cell office:value-type="float" office:value="23039" calcext:value-type="float">
            <text:p>23039</text:p>
          </table:table-cell>
          <table:table-cell office:value-type="float" office:value="23188" calcext:value-type="float">
            <text:p>23188</text:p>
          </table:table-cell>
          <table:table-cell office:value-type="float" office:value="23617" calcext:value-type="float">
            <text:p>23617</text:p>
          </table:table-cell>
          <table:table-cell office:value-type="float" office:value="24040" calcext:value-type="float">
            <text:p>24040</text:p>
          </table:table-cell>
          <table:table-cell table:style-name="ce5" table:formula="of:=AVERAGE([.AD9:.AH9])" office:value-type="float" office:value="23607.8" calcext:value-type="float">
            <text:p>23608</text:p>
          </table:table-cell>
          <table:table-cell table:style-name="ce5" table:formula="of:=IF(ISBLANK([.AI9]);&quot;&quot;;ROUND([.AI9];0)-ROUND([.$B9];0))" office:value-type="float" office:value="2681" calcext:value-type="float">
            <text:p>2681</text:p>
          </table:table-cell>
          <table:table-cell table:style-name="ce17" table:formula="of:=IF(ISBLANK([.AI9]);&quot;&quot;;([.AJ9]/[.$B9])*100)" office:value-type="float" office:value="12.810955971597" calcext:value-type="float">
            <text:p>12.8</text:p>
          </table:table-cell>
          <table:table-cell table:style-name="ce5" table:formula="of:=IF(AND(NOT(ISBLANK([.AJ9]));([.AJ9]=0);SUM(COUNTIF([.$I9];0);COUNTIF([.$R9];0);COUNTIF([.$AA9];0);COUNTIF([.$AJ9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eolseg_07.tst</text:p>
          </table:table-cell>
          <table:table-cell table:number-columns-repeated="6"/>
          <table:table-cell table:style-name="ce5"/>
          <table:table-cell table:style-name="ce5" table:formula="of:=IF(ISBLANK([.H10]);&quot;&quot;;ROUND([.H10];0)-ROUND([.$B10];0))">
            <text:p/>
          </table:table-cell>
          <table:table-cell table:style-name="ce17" table:formula="of:=IF(ISBLANK([.H10]);&quot;&quot;;([.I10]/[.$B10])*100)">
            <text:p/>
          </table:table-cell>
          <table:table-cell table:style-name="ce5" table:formula="of:=IF(AND(NOT(ISBLANK([.I10]));([.I10]=0);SUM(COUNTIF([.$I10];0);COUNTIF([.$R10];0);COUNTIF([.$AA10];0);COUNTIF([.$AJ1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10]);&quot;&quot;;ROUND([.Q10];0)-ROUND([.$B10];0))">
            <text:p/>
          </table:table-cell>
          <table:table-cell table:style-name="ce17" table:formula="of:=IF(ISBLANK([.Q10]);&quot;&quot;;([.R10]/[.$B10])*100)">
            <text:p/>
          </table:table-cell>
          <table:table-cell table:style-name="ce5" table:formula="of:=IF(AND(NOT(ISBLANK([.R10]));([.R10]=0);SUM(COUNTIF([.$I10];0);COUNTIF([.$R10];0);COUNTIF([.$AA10];0);COUNTIF([.$AJ1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10]);&quot;&quot;;ROUND([.Z10];0)-ROUND([.$B10];0))">
            <text:p/>
          </table:table-cell>
          <table:table-cell table:style-name="ce17" table:formula="of:=IF(ISBLANK([.Z10]);&quot;&quot;;([.AA10]/[.$B10])*100)">
            <text:p/>
          </table:table-cell>
          <table:table-cell table:style-name="ce5" table:formula="of:=IF(AND(NOT(ISBLANK([.AA10]));([.AA10]=0);SUM(COUNTIF([.$I10];0);COUNTIF([.$R10];0);COUNTIF([.$AA10];0);COUNTIF([.$AJ1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10]);&quot;&quot;;ROUND([.AI10];0)-ROUND([.$B10];0))">
            <text:p/>
          </table:table-cell>
          <table:table-cell table:style-name="ce17" table:formula="of:=IF(ISBLANK([.AI10]);&quot;&quot;;([.AJ10]/[.$B10])*100)">
            <text:p/>
          </table:table-cell>
          <table:table-cell table:style-name="ce5" table:formula="of:=IF(AND(NOT(ISBLANK([.AJ10]));([.AJ10]=0);SUM(COUNTIF([.$I10];0);COUNTIF([.$R10];0);COUNTIF([.$AA10];0);COUNTIF([.$AJ1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08.tst</text:p>
          </table:table-cell>
          <table:table-cell table:formula="of:=MIN([.H11];[.Q11];[.Z11];[.AI11])" office:value-type="float" office:value="3105.2" calcext:value-type="float">
            <text:p>3105</text:p>
          </table:table-cell>
          <table:table-cell office:value-type="float" office:value="3155" calcext:value-type="float">
            <text:p>3155</text:p>
          </table:table-cell>
          <table:table-cell office:value-type="float" office:value="3075" calcext:value-type="float">
            <text:p>3075</text:p>
          </table:table-cell>
          <table:table-cell office:value-type="float" office:value="3124" calcext:value-type="float">
            <text:p>3124</text:p>
          </table:table-cell>
          <table:table-cell office:value-type="float" office:value="3105" calcext:value-type="float">
            <text:p>3105</text:p>
          </table:table-cell>
          <table:table-cell office:value-type="float" office:value="3132" calcext:value-type="float">
            <text:p>3132</text:p>
          </table:table-cell>
          <table:table-cell table:style-name="ce5" table:formula="of:=AVERAGE([.C11:.G11])" office:value-type="float" office:value="3118.2" calcext:value-type="float">
            <text:p>3118</text:p>
          </table:table-cell>
          <table:table-cell table:style-name="ce5" table:formula="of:=IF(ISBLANK([.H11]);&quot;&quot;;ROUND([.H11];0)-ROUND([.$B11];0))" office:value-type="float" office:value="13" calcext:value-type="float">
            <text:p>13</text:p>
          </table:table-cell>
          <table:table-cell table:style-name="ce17" table:formula="of:=IF(ISBLANK([.H11]);&quot;&quot;;([.I11]/[.$B11])*100)" office:value-type="float" office:value="0.418652582764395" calcext:value-type="float">
            <text:p>0.4</text:p>
          </table:table-cell>
          <table:table-cell table:style-name="ce5" table:formula="of:=IF(AND(NOT(ISBLANK([.I11]));([.I11]=0);SUM(COUNTIF([.$I11];0);COUNTIF([.$R11];0);COUNTIF([.$AA11];0);COUNTIF([.$AJ11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11]);&quot;&quot;;ROUND([.Q11];0)-ROUND([.$B11];0))">
            <text:p/>
          </table:table-cell>
          <table:table-cell table:style-name="ce17" table:formula="of:=IF(ISBLANK([.Q11]);&quot;&quot;;([.R11]/[.$B11])*100)">
            <text:p/>
          </table:table-cell>
          <table:table-cell table:style-name="ce5" table:formula="of:=IF(AND(NOT(ISBLANK([.R11]));([.R11]=0);SUM(COUNTIF([.$I11];0);COUNTIF([.$R11];0);COUNTIF([.$AA11];0);COUNTIF([.$AJ11];0))=1);&quot;Y&quot;;&quot;&quot;)">
            <text:p/>
          </table:table-cell>
          <table:table-cell office:value-type="float" office:value="3132" calcext:value-type="float">
            <text:p>3132</text:p>
          </table:table-cell>
          <table:table-cell office:value-type="float" office:value="3090" calcext:value-type="float">
            <text:p>3090</text:p>
          </table:table-cell>
          <table:table-cell office:value-type="float" office:value="3085" calcext:value-type="float">
            <text:p>3085</text:p>
          </table:table-cell>
          <table:table-cell office:value-type="float" office:value="3118" calcext:value-type="float">
            <text:p>3118</text:p>
          </table:table-cell>
          <table:table-cell office:value-type="float" office:value="3101" calcext:value-type="float">
            <text:p>3101</text:p>
          </table:table-cell>
          <table:table-cell table:style-name="ce5" table:formula="of:=AVERAGE([.U11:.Y11])" office:value-type="float" office:value="3105.2" calcext:value-type="float">
            <text:p>3105</text:p>
          </table:table-cell>
          <table:table-cell table:style-name="ce5" table:formula="of:=IF(ISBLANK([.Z11]);&quot;&quot;;ROUND([.Z11];0)-ROUND([.$B11];0))" office:value-type="float" office:value="0" calcext:value-type="float">
            <text:p>0</text:p>
          </table:table-cell>
          <table:table-cell table:style-name="ce17" table:formula="of:=IF(ISBLANK([.Z11]);&quot;&quot;;([.AA11]/[.$B11])*100)" office:value-type="float" office:value="0" calcext:value-type="float">
            <text:p>0.0</text:p>
          </table:table-cell>
          <table:table-cell table:style-name="ce5" table:formula="of:=IF(AND(NOT(ISBLANK([.AA11]));([.AA11]=0);SUM(COUNTIF([.$I11];0);COUNTIF([.$R11];0);COUNTIF([.$AA11];0);COUNTIF([.$AJ11];0))=1);&quot;Y&quot;;&quot;&quot;)" office:value-type="string" office:string-value="Y" calcext:value-type="string">
            <text:p>Y</text:p>
          </table:table-cell>
          <table:table-cell office:value-type="float" office:value="3559" calcext:value-type="float">
            <text:p>3559</text:p>
          </table:table-cell>
          <table:table-cell office:value-type="float" office:value="3430" calcext:value-type="float">
            <text:p>3430</text:p>
          </table:table-cell>
          <table:table-cell office:value-type="float" office:value="3405" calcext:value-type="float">
            <text:p>3405</text:p>
          </table:table-cell>
          <table:table-cell office:value-type="float" office:value="3450" calcext:value-type="float">
            <text:p>3450</text:p>
          </table:table-cell>
          <table:table-cell office:value-type="float" office:value="3533" calcext:value-type="float">
            <text:p>3533</text:p>
          </table:table-cell>
          <table:table-cell table:style-name="ce5" table:formula="of:=AVERAGE([.AD11:.AH11])" office:value-type="float" office:value="3475.4" calcext:value-type="float">
            <text:p>3475</text:p>
          </table:table-cell>
          <table:table-cell table:style-name="ce5" table:formula="of:=IF(ISBLANK([.AI11]);&quot;&quot;;ROUND([.AI11];0)-ROUND([.$B11];0))" office:value-type="float" office:value="370" calcext:value-type="float">
            <text:p>370</text:p>
          </table:table-cell>
          <table:table-cell table:style-name="ce17" table:formula="of:=IF(ISBLANK([.AI11]);&quot;&quot;;([.AJ11]/[.$B11])*100)" office:value-type="float" office:value="11.9154965863713" calcext:value-type="float">
            <text:p>11.9</text:p>
          </table:table-cell>
          <table:table-cell table:style-name="ce5" table:formula="of:=IF(AND(NOT(ISBLANK([.AJ11]));([.AJ11]=0);SUM(COUNTIF([.$I11];0);COUNTIF([.$R11];0);COUNTIF([.$AA11];0);COUNTIF([.$AJ1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09.tst</text:p>
          </table:table-cell>
          <table:table-cell table:formula="of:=MIN([.H12];[.Q12];[.Z12];[.AI12])" office:value-type="float" office:value="3707.2" calcext:value-type="float">
            <text:p>3707</text:p>
          </table:table-cell>
          <table:table-cell office:value-type="float" office:value="3739" calcext:value-type="float">
            <text:p>3739</text:p>
          </table:table-cell>
          <table:table-cell office:value-type="float" office:value="3690" calcext:value-type="float">
            <text:p>3690</text:p>
          </table:table-cell>
          <table:table-cell office:value-type="float" office:value="3711" calcext:value-type="float">
            <text:p>3711</text:p>
          </table:table-cell>
          <table:table-cell office:value-type="float" office:value="3700" calcext:value-type="float">
            <text:p>3700</text:p>
          </table:table-cell>
          <table:table-cell office:value-type="float" office:value="3711" calcext:value-type="float">
            <text:p>3711</text:p>
          </table:table-cell>
          <table:table-cell table:style-name="ce5" table:formula="of:=AVERAGE([.C12:.G12])" office:value-type="float" office:value="3710.2" calcext:value-type="float">
            <text:p>3710</text:p>
          </table:table-cell>
          <table:table-cell table:style-name="ce5" table:formula="of:=IF(ISBLANK([.H12]);&quot;&quot;;ROUND([.H12];0)-ROUND([.$B12];0))" office:value-type="float" office:value="3" calcext:value-type="float">
            <text:p>3</text:p>
          </table:table-cell>
          <table:table-cell table:style-name="ce17" table:formula="of:=IF(ISBLANK([.H12]);&quot;&quot;;([.I12]/[.$B12])*100)" office:value-type="float" office:value="0.0809236081139404" calcext:value-type="float">
            <text:p>0.1</text:p>
          </table:table-cell>
          <table:table-cell table:style-name="ce5" table:formula="of:=IF(AND(NOT(ISBLANK([.I12]));([.I12]=0);SUM(COUNTIF([.$I12];0);COUNTIF([.$R12];0);COUNTIF([.$AA12];0);COUNTIF([.$AJ1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12]);&quot;&quot;;ROUND([.Q12];0)-ROUND([.$B12];0))">
            <text:p/>
          </table:table-cell>
          <table:table-cell table:style-name="ce17" table:formula="of:=IF(ISBLANK([.Q12]);&quot;&quot;;([.R12]/[.$B12])*100)">
            <text:p/>
          </table:table-cell>
          <table:table-cell table:style-name="ce5" table:formula="of:=IF(AND(NOT(ISBLANK([.R12]));([.R12]=0);SUM(COUNTIF([.$I12];0);COUNTIF([.$R12];0);COUNTIF([.$AA12];0);COUNTIF([.$AJ12];0))=1);&quot;Y&quot;;&quot;&quot;)">
            <text:p/>
          </table:table-cell>
          <table:table-cell office:value-type="float" office:value="3741" calcext:value-type="float">
            <text:p>3741</text:p>
          </table:table-cell>
          <table:table-cell office:value-type="float" office:value="3696" calcext:value-type="float">
            <text:p>3696</text:p>
          </table:table-cell>
          <table:table-cell office:value-type="float" office:value="3715" calcext:value-type="float">
            <text:p>3715</text:p>
          </table:table-cell>
          <table:table-cell office:value-type="float" office:value="3685" calcext:value-type="float">
            <text:p>3685</text:p>
          </table:table-cell>
          <table:table-cell office:value-type="float" office:value="3699" calcext:value-type="float">
            <text:p>3699</text:p>
          </table:table-cell>
          <table:table-cell table:style-name="ce5" table:formula="of:=AVERAGE([.U12:.Y12])" office:value-type="float" office:value="3707.2" calcext:value-type="float">
            <text:p>3707</text:p>
          </table:table-cell>
          <table:table-cell table:style-name="ce5" table:formula="of:=IF(ISBLANK([.Z12]);&quot;&quot;;ROUND([.Z12];0)-ROUND([.$B12];0))" office:value-type="float" office:value="0" calcext:value-type="float">
            <text:p>0</text:p>
          </table:table-cell>
          <table:table-cell table:style-name="ce17" table:formula="of:=IF(ISBLANK([.Z12]);&quot;&quot;;([.AA12]/[.$B12])*100)" office:value-type="float" office:value="0" calcext:value-type="float">
            <text:p>0.0</text:p>
          </table:table-cell>
          <table:table-cell table:style-name="ce5" table:formula="of:=IF(AND(NOT(ISBLANK([.AA12]));([.AA12]=0);SUM(COUNTIF([.$I12];0);COUNTIF([.$R12];0);COUNTIF([.$AA12];0);COUNTIF([.$AJ12];0))=1);&quot;Y&quot;;&quot;&quot;)" office:value-type="string" office:string-value="Y" calcext:value-type="string">
            <text:p>Y</text:p>
          </table:table-cell>
          <table:table-cell office:value-type="float" office:value="4274" calcext:value-type="float">
            <text:p>4274</text:p>
          </table:table-cell>
          <table:table-cell office:value-type="float" office:value="4008" calcext:value-type="float">
            <text:p>4008</text:p>
          </table:table-cell>
          <table:table-cell office:value-type="float" office:value="4035" calcext:value-type="float">
            <text:p>4035</text:p>
          </table:table-cell>
          <table:table-cell office:value-type="float" office:value="4102" calcext:value-type="float">
            <text:p>4102</text:p>
          </table:table-cell>
          <table:table-cell office:value-type="float" office:value="4219" calcext:value-type="float">
            <text:p>4219</text:p>
          </table:table-cell>
          <table:table-cell table:style-name="ce5" table:formula="of:=AVERAGE([.AD12:.AH12])" office:value-type="float" office:value="4127.6" calcext:value-type="float">
            <text:p>4128</text:p>
          </table:table-cell>
          <table:table-cell table:style-name="ce5" table:formula="of:=IF(ISBLANK([.AI12]);&quot;&quot;;ROUND([.AI12];0)-ROUND([.$B12];0))" office:value-type="float" office:value="421" calcext:value-type="float">
            <text:p>421</text:p>
          </table:table-cell>
          <table:table-cell table:style-name="ce17" table:formula="of:=IF(ISBLANK([.AI12]);&quot;&quot;;([.AJ12]/[.$B12])*100)" office:value-type="float" office:value="11.3562796719896" calcext:value-type="float">
            <text:p>11.4</text:p>
          </table:table-cell>
          <table:table-cell table:style-name="ce5" table:formula="of:=IF(AND(NOT(ISBLANK([.AJ12]));([.AJ12]=0);SUM(COUNTIF([.$I12];0);COUNTIF([.$R12];0);COUNTIF([.$AA12];0);COUNTIF([.$AJ1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10.tst</text:p>
          </table:table-cell>
          <table:table-cell table:formula="of:=MIN([.H13];[.Q13];[.Z13];[.AI13])" office:value-type="float" office:value="2898.8" calcext:value-type="float">
            <text:p>2899</text:p>
          </table:table-cell>
          <table:table-cell office:value-type="float" office:value="2891" calcext:value-type="float">
            <text:p>2891</text:p>
          </table:table-cell>
          <table:table-cell office:value-type="float" office:value="2893" calcext:value-type="float">
            <text:p>2893</text:p>
          </table:table-cell>
          <table:table-cell office:value-type="float" office:value="2911" calcext:value-type="float">
            <text:p>2911</text:p>
          </table:table-cell>
          <table:table-cell office:value-type="float" office:value="2910" calcext:value-type="float">
            <text:p>2910</text:p>
          </table:table-cell>
          <table:table-cell office:value-type="float" office:value="2889" calcext:value-type="float">
            <text:p>2889</text:p>
          </table:table-cell>
          <table:table-cell table:style-name="ce5" table:formula="of:=AVERAGE([.C13:.G13])" office:value-type="float" office:value="2898.8" calcext:value-type="float">
            <text:p>2899</text:p>
          </table:table-cell>
          <table:table-cell table:style-name="ce5" table:formula="of:=IF(ISBLANK([.H13]);&quot;&quot;;ROUND([.H13];0)-ROUND([.$B13];0))" office:value-type="float" office:value="0" calcext:value-type="float">
            <text:p>0</text:p>
          </table:table-cell>
          <table:table-cell table:style-name="ce17" table:formula="of:=IF(ISBLANK([.H13]);&quot;&quot;;([.I13]/[.$B13])*100)" office:value-type="float" office:value="0" calcext:value-type="float">
            <text:p>0.0</text:p>
          </table:table-cell>
          <table:table-cell table:style-name="ce5" table:formula="of:=IF(AND(NOT(ISBLANK([.I13]));([.I13]=0);SUM(COUNTIF([.$I13];0);COUNTIF([.$R13];0);COUNTIF([.$AA13];0);COUNTIF([.$AJ13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3]);&quot;&quot;;ROUND([.Q13];0)-ROUND([.$B13];0))">
            <text:p/>
          </table:table-cell>
          <table:table-cell table:style-name="ce17" table:formula="of:=IF(ISBLANK([.Q13]);&quot;&quot;;([.R13]/[.$B13])*100)">
            <text:p/>
          </table:table-cell>
          <table:table-cell table:style-name="ce5" table:formula="of:=IF(AND(NOT(ISBLANK([.R13]));([.R13]=0);SUM(COUNTIF([.$I13];0);COUNTIF([.$R13];0);COUNTIF([.$AA13];0);COUNTIF([.$AJ13];0))=1);&quot;Y&quot;;&quot;&quot;)">
            <text:p/>
          </table:table-cell>
          <table:table-cell office:value-type="float" office:value="2950" calcext:value-type="float">
            <text:p>2950</text:p>
          </table:table-cell>
          <table:table-cell office:value-type="float" office:value="2976" calcext:value-type="float">
            <text:p>2976</text:p>
          </table:table-cell>
          <table:table-cell office:value-type="float" office:value="2952" calcext:value-type="float">
            <text:p>2952</text:p>
          </table:table-cell>
          <table:table-cell office:value-type="float" office:value="2921" calcext:value-type="float">
            <text:p>2921</text:p>
          </table:table-cell>
          <table:table-cell office:value-type="float" office:value="3062" calcext:value-type="float">
            <text:p>3062</text:p>
          </table:table-cell>
          <table:table-cell table:style-name="ce5" table:formula="of:=AVERAGE([.U13:.Y13])" office:value-type="float" office:value="2972.2" calcext:value-type="float">
            <text:p>2972</text:p>
          </table:table-cell>
          <table:table-cell table:style-name="ce5" table:formula="of:=IF(ISBLANK([.Z13]);&quot;&quot;;ROUND([.Z13];0)-ROUND([.$B13];0))" office:value-type="float" office:value="73" calcext:value-type="float">
            <text:p>73</text:p>
          </table:table-cell>
          <table:table-cell table:style-name="ce17" table:formula="of:=IF(ISBLANK([.Z13]);&quot;&quot;;([.AA13]/[.$B13])*100)" office:value-type="float" office:value="2.51828342762522" calcext:value-type="float">
            <text:p>2.5</text:p>
          </table:table-cell>
          <table:table-cell table:style-name="ce5" table:formula="of:=IF(AND(NOT(ISBLANK([.AA13]));([.AA13]=0);SUM(COUNTIF([.$I13];0);COUNTIF([.$R13];0);COUNTIF([.$AA13];0);COUNTIF([.$AJ13];0))=1);&quot;Y&quot;;&quot;&quot;)">
            <text:p/>
          </table:table-cell>
          <table:table-cell office:value-type="float" office:value="3370" calcext:value-type="float">
            <text:p>3370</text:p>
          </table:table-cell>
          <table:table-cell office:value-type="float" office:value="3203" calcext:value-type="float">
            <text:p>3203</text:p>
          </table:table-cell>
          <table:table-cell office:value-type="float" office:value="3188" calcext:value-type="float">
            <text:p>3188</text:p>
          </table:table-cell>
          <table:table-cell office:value-type="float" office:value="3300" calcext:value-type="float">
            <text:p>3300</text:p>
          </table:table-cell>
          <table:table-cell office:value-type="float" office:value="3319" calcext:value-type="float">
            <text:p>3319</text:p>
          </table:table-cell>
          <table:table-cell table:style-name="ce5" table:formula="of:=AVERAGE([.AD13:.AH13])" office:value-type="float" office:value="3276" calcext:value-type="float">
            <text:p>3276</text:p>
          </table:table-cell>
          <table:table-cell table:style-name="ce5" table:formula="of:=IF(ISBLANK([.AI13]);&quot;&quot;;ROUND([.AI13];0)-ROUND([.$B13];0))" office:value-type="float" office:value="377" calcext:value-type="float">
            <text:p>377</text:p>
          </table:table-cell>
          <table:table-cell table:style-name="ce17" table:formula="of:=IF(ISBLANK([.AI13]);&quot;&quot;;([.AJ13]/[.$B13])*100)" office:value-type="float" office:value="13.0053815371878" calcext:value-type="float">
            <text:p>13.0</text:p>
          </table:table-cell>
          <table:table-cell table:style-name="ce5" table:formula="of:=IF(AND(NOT(ISBLANK([.AJ13]));([.AJ13]=0);SUM(COUNTIF([.$I13];0);COUNTIF([.$R13];0);COUNTIF([.$AA13];0);COUNTIF([.$AJ1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11.tst</text:p>
          </table:table-cell>
          <table:table-cell table:formula="of:=MIN([.H14];[.Q14];[.Z14];[.AI14])" office:value-type="float" office:value="573.8" calcext:value-type="float">
            <text:p>574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9" calcext:value-type="float">
            <text:p>579</text:p>
          </table:table-cell>
          <table:table-cell table:style-name="ce5" table:formula="of:=AVERAGE([.C14:.G14])" office:value-type="float" office:value="573.8" calcext:value-type="float">
            <text:p>574</text:p>
          </table:table-cell>
          <table:table-cell table:style-name="ce5" table:formula="of:=IF(ISBLANK([.H14]);&quot;&quot;;ROUND([.H14];0)-ROUND([.$B14];0))" office:value-type="float" office:value="0" calcext:value-type="float">
            <text:p>0</text:p>
          </table:table-cell>
          <table:table-cell table:style-name="ce17" table:formula="of:=IF(ISBLANK([.H14]);&quot;&quot;;([.I14]/[.$B14])*100)" office:value-type="float" office:value="0" calcext:value-type="float">
            <text:p>0.0</text:p>
          </table:table-cell>
          <table:table-cell table:style-name="ce5" table:formula="of:=IF(AND(NOT(ISBLANK([.I14]));([.I14]=0);SUM(COUNTIF([.$I14];0);COUNTIF([.$R14];0);COUNTIF([.$AA14];0);COUNTIF([.$AJ14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4]);&quot;&quot;;ROUND([.Q14];0)-ROUND([.$B14];0))">
            <text:p/>
          </table:table-cell>
          <table:table-cell table:style-name="ce17" table:formula="of:=IF(ISBLANK([.Q14]);&quot;&quot;;([.R14]/[.$B14])*100)">
            <text:p/>
          </table:table-cell>
          <table:table-cell table:style-name="ce5" table:formula="of:=IF(AND(NOT(ISBLANK([.R14]));([.R14]=0);SUM(COUNTIF([.$I14];0);COUNTIF([.$R14];0);COUNTIF([.$AA14];0);COUNTIF([.$AJ14];0))=1);&quot;Y&quot;;&quot;&quot;)">
            <text:p/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table:style-name="ce5" table:formula="of:=AVERAGE([.U14:.Y14])" office:value-type="float" office:value="589" calcext:value-type="float">
            <text:p>589</text:p>
          </table:table-cell>
          <table:table-cell table:style-name="ce5" table:formula="of:=IF(ISBLANK([.Z14]);&quot;&quot;;ROUND([.Z14];0)-ROUND([.$B14];0))" office:value-type="float" office:value="15" calcext:value-type="float">
            <text:p>15</text:p>
          </table:table-cell>
          <table:table-cell table:style-name="ce17" table:formula="of:=IF(ISBLANK([.Z14]);&quot;&quot;;([.AA14]/[.$B14])*100)" office:value-type="float" office:value="2.61415127222029" calcext:value-type="float">
            <text:p>2.6</text:p>
          </table:table-cell>
          <table:table-cell table:style-name="ce5" table:formula="of:=IF(AND(NOT(ISBLANK([.AA14]));([.AA14]=0);SUM(COUNTIF([.$I14];0);COUNTIF([.$R14];0);COUNTIF([.$AA14];0);COUNTIF([.$AJ14];0))=1);&quot;Y&quot;;&quot;&quot;)">
            <text:p/>
          </table:table-cell>
          <table:table-cell office:value-type="float" office:value="697" calcext:value-type="float">
            <text:p>697</text:p>
          </table:table-cell>
          <table:table-cell office:value-type="float" office:value="671" calcext:value-type="float">
            <text:p>671</text:p>
          </table:table-cell>
          <table:table-cell office:value-type="float" office:value="668" calcext:value-type="float">
            <text:p>668</text:p>
          </table:table-cell>
          <table:table-cell office:value-type="float" office:value="684" calcext:value-type="float">
            <text:p>684</text:p>
          </table:table-cell>
          <table:table-cell office:value-type="float" office:value="688" calcext:value-type="float">
            <text:p>688</text:p>
          </table:table-cell>
          <table:table-cell table:style-name="ce5" table:formula="of:=AVERAGE([.AD14:.AH14])" office:value-type="float" office:value="681.6" calcext:value-type="float">
            <text:p>682</text:p>
          </table:table-cell>
          <table:table-cell table:style-name="ce5" table:formula="of:=IF(ISBLANK([.AI14]);&quot;&quot;;ROUND([.AI14];0)-ROUND([.$B14];0))" office:value-type="float" office:value="108" calcext:value-type="float">
            <text:p>108</text:p>
          </table:table-cell>
          <table:table-cell table:style-name="ce17" table:formula="of:=IF(ISBLANK([.AI14]);&quot;&quot;;([.AJ14]/[.$B14])*100)" office:value-type="float" office:value="18.8218891599861" calcext:value-type="float">
            <text:p>18.8</text:p>
          </table:table-cell>
          <table:table-cell table:style-name="ce5" table:formula="of:=IF(AND(NOT(ISBLANK([.AJ14]));([.AJ14]=0);SUM(COUNTIF([.$I14];0);COUNTIF([.$R14];0);COUNTIF([.$AA14];0);COUNTIF([.$AJ1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12.tst</text:p>
          </table:table-cell>
          <table:table-cell table:formula="of:=MIN([.H15];[.Q15];[.Z15];[.AI15])" office:value-type="float" office:value="6081.8" calcext:value-type="float">
            <text:p>6082</text:p>
          </table:table-cell>
          <table:table-cell office:value-type="float" office:value="6069" calcext:value-type="float">
            <text:p>6069</text:p>
          </table:table-cell>
          <table:table-cell office:value-type="float" office:value="6079" calcext:value-type="float">
            <text:p>6079</text:p>
          </table:table-cell>
          <table:table-cell office:value-type="float" office:value="6042" calcext:value-type="float">
            <text:p>6042</text:p>
          </table:table-cell>
          <table:table-cell office:value-type="float" office:value="6113" calcext:value-type="float">
            <text:p>6113</text:p>
          </table:table-cell>
          <table:table-cell office:value-type="float" office:value="6106" calcext:value-type="float">
            <text:p>6106</text:p>
          </table:table-cell>
          <table:table-cell table:style-name="ce5" table:formula="of:=AVERAGE([.C15:.G15])" office:value-type="float" office:value="6081.8" calcext:value-type="float">
            <text:p>6082</text:p>
          </table:table-cell>
          <table:table-cell table:style-name="ce5" table:formula="of:=IF(ISBLANK([.H15]);&quot;&quot;;ROUND([.H15];0)-ROUND([.$B15];0))" office:value-type="float" office:value="0" calcext:value-type="float">
            <text:p>0</text:p>
          </table:table-cell>
          <table:table-cell table:style-name="ce17" table:formula="of:=IF(ISBLANK([.H15]);&quot;&quot;;([.I15]/[.$B15])*100)" office:value-type="float" office:value="0" calcext:value-type="float">
            <text:p>0.0</text:p>
          </table:table-cell>
          <table:table-cell table:style-name="ce5" table:formula="of:=IF(AND(NOT(ISBLANK([.I15]));([.I15]=0);SUM(COUNTIF([.$I15];0);COUNTIF([.$R15];0);COUNTIF([.$AA15];0);COUNTIF([.$AJ15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5]);&quot;&quot;;ROUND([.Q15];0)-ROUND([.$B15];0))">
            <text:p/>
          </table:table-cell>
          <table:table-cell table:style-name="ce17" table:formula="of:=IF(ISBLANK([.Q15]);&quot;&quot;;([.R15]/[.$B15])*100)">
            <text:p/>
          </table:table-cell>
          <table:table-cell table:style-name="ce5" table:formula="of:=IF(AND(NOT(ISBLANK([.R15]));([.R15]=0);SUM(COUNTIF([.$I15];0);COUNTIF([.$R15];0);COUNTIF([.$AA15];0);COUNTIF([.$AJ15];0))=1);&quot;Y&quot;;&quot;&quot;)">
            <text:p/>
          </table:table-cell>
          <table:table-cell office:value-type="float" office:value="6101" calcext:value-type="float">
            <text:p>6101</text:p>
          </table:table-cell>
          <table:table-cell office:value-type="float" office:value="6165" calcext:value-type="float">
            <text:p>6165</text:p>
          </table:table-cell>
          <table:table-cell office:value-type="float" office:value="6107" calcext:value-type="float">
            <text:p>6107</text:p>
          </table:table-cell>
          <table:table-cell office:value-type="float" office:value="6214" calcext:value-type="float">
            <text:p>6214</text:p>
          </table:table-cell>
          <table:table-cell office:value-type="float" office:value="6079" calcext:value-type="float">
            <text:p>6079</text:p>
          </table:table-cell>
          <table:table-cell table:style-name="ce5" table:formula="of:=AVERAGE([.U15:.Y15])" office:value-type="float" office:value="6133.2" calcext:value-type="float">
            <text:p>6133</text:p>
          </table:table-cell>
          <table:table-cell table:style-name="ce5" table:formula="of:=IF(ISBLANK([.Z15]);&quot;&quot;;ROUND([.Z15];0)-ROUND([.$B15];0))" office:value-type="float" office:value="51" calcext:value-type="float">
            <text:p>51</text:p>
          </table:table-cell>
          <table:table-cell table:style-name="ce17" table:formula="of:=IF(ISBLANK([.Z15]);&quot;&quot;;([.AA15]/[.$B15])*100)" office:value-type="float" office:value="0.838567529349863" calcext:value-type="float">
            <text:p>0.8</text:p>
          </table:table-cell>
          <table:table-cell table:style-name="ce5" table:formula="of:=IF(AND(NOT(ISBLANK([.AA15]));([.AA15]=0);SUM(COUNTIF([.$I15];0);COUNTIF([.$R15];0);COUNTIF([.$AA15];0);COUNTIF([.$AJ15];0))=1);&quot;Y&quot;;&quot;&quot;)">
            <text:p/>
          </table:table-cell>
          <table:table-cell office:value-type="float" office:value="6909" calcext:value-type="float">
            <text:p>6909</text:p>
          </table:table-cell>
          <table:table-cell office:value-type="float" office:value="6672" calcext:value-type="float">
            <text:p>6672</text:p>
          </table:table-cell>
          <table:table-cell office:value-type="float" office:value="6638" calcext:value-type="float">
            <text:p>6638</text:p>
          </table:table-cell>
          <table:table-cell office:value-type="float" office:value="6776" calcext:value-type="float">
            <text:p>6776</text:p>
          </table:table-cell>
          <table:table-cell office:value-type="float" office:value="6830" calcext:value-type="float">
            <text:p>6830</text:p>
          </table:table-cell>
          <table:table-cell table:style-name="ce5" table:formula="of:=AVERAGE([.AD15:.AH15])" office:value-type="float" office:value="6765" calcext:value-type="float">
            <text:p>6765</text:p>
          </table:table-cell>
          <table:table-cell table:style-name="ce5" table:formula="of:=IF(ISBLANK([.AI15]);&quot;&quot;;ROUND([.AI15];0)-ROUND([.$B15];0))" office:value-type="float" office:value="683" calcext:value-type="float">
            <text:p>683</text:p>
          </table:table-cell>
          <table:table-cell table:style-name="ce17" table:formula="of:=IF(ISBLANK([.AI15]);&quot;&quot;;([.AJ15]/[.$B15])*100)" office:value-type="float" office:value="11.230227893058" calcext:value-type="float">
            <text:p>11.2</text:p>
          </table:table-cell>
          <table:table-cell table:style-name="ce5" table:formula="of:=IF(AND(NOT(ISBLANK([.AJ15]));([.AJ15]=0);SUM(COUNTIF([.$I15];0);COUNTIF([.$R15];0);COUNTIF([.$AA15];0);COUNTIF([.$AJ1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13.tst</text:p>
          </table:table-cell>
          <table:table-cell table:formula="of:=MIN([.H16];[.Q16];[.Z16];[.AI16])" office:value-type="float" office:value="2072.6" calcext:value-type="float">
            <text:p>2073</text:p>
          </table:table-cell>
          <table:table-cell office:value-type="float" office:value="2064" calcext:value-type="float">
            <text:p>2064</text:p>
          </table:table-cell>
          <table:table-cell office:value-type="float" office:value="2061" calcext:value-type="float">
            <text:p>2061</text:p>
          </table:table-cell>
          <table:table-cell office:value-type="float" office:value="2125" calcext:value-type="float">
            <text:p>2125</text:p>
          </table:table-cell>
          <table:table-cell office:value-type="float" office:value="2074" calcext:value-type="float">
            <text:p>2074</text:p>
          </table:table-cell>
          <table:table-cell office:value-type="float" office:value="2073" calcext:value-type="float">
            <text:p>2073</text:p>
          </table:table-cell>
          <table:table-cell table:style-name="ce5" table:formula="of:=AVERAGE([.C16:.G16])" office:value-type="float" office:value="2079.4" calcext:value-type="float">
            <text:p>2079</text:p>
          </table:table-cell>
          <table:table-cell table:style-name="ce5" table:formula="of:=IF(ISBLANK([.H16]);&quot;&quot;;ROUND([.H16];0)-ROUND([.$B16];0))" office:value-type="float" office:value="6" calcext:value-type="float">
            <text:p>6</text:p>
          </table:table-cell>
          <table:table-cell table:style-name="ce17" table:formula="of:=IF(ISBLANK([.H16]);&quot;&quot;;([.I16]/[.$B16])*100)" office:value-type="float" office:value="0.28949146000193" calcext:value-type="float">
            <text:p>0.3</text:p>
          </table:table-cell>
          <table:table-cell table:style-name="ce5" table:formula="of:=IF(AND(NOT(ISBLANK([.I16]));([.I16]=0);SUM(COUNTIF([.$I16];0);COUNTIF([.$R16];0);COUNTIF([.$AA16];0);COUNTIF([.$AJ16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16]);&quot;&quot;;ROUND([.Q16];0)-ROUND([.$B16];0))">
            <text:p/>
          </table:table-cell>
          <table:table-cell table:style-name="ce17" table:formula="of:=IF(ISBLANK([.Q16]);&quot;&quot;;([.R16]/[.$B16])*100)">
            <text:p/>
          </table:table-cell>
          <table:table-cell table:style-name="ce5" table:formula="of:=IF(AND(NOT(ISBLANK([.R16]));([.R16]=0);SUM(COUNTIF([.$I16];0);COUNTIF([.$R16];0);COUNTIF([.$AA16];0);COUNTIF([.$AJ16];0))=1);&quot;Y&quot;;&quot;&quot;)">
            <text:p/>
          </table:table-cell>
          <table:table-cell office:value-type="float" office:value="2089" calcext:value-type="float">
            <text:p>2089</text:p>
          </table:table-cell>
          <table:table-cell office:value-type="float" office:value="2074" calcext:value-type="float">
            <text:p>2074</text:p>
          </table:table-cell>
          <table:table-cell office:value-type="float" office:value="2060" calcext:value-type="float">
            <text:p>2060</text:p>
          </table:table-cell>
          <table:table-cell office:value-type="float" office:value="2066" calcext:value-type="float">
            <text:p>2066</text:p>
          </table:table-cell>
          <table:table-cell office:value-type="float" office:value="2074" calcext:value-type="float">
            <text:p>2074</text:p>
          </table:table-cell>
          <table:table-cell table:style-name="ce5" table:formula="of:=AVERAGE([.U16:.Y16])" office:value-type="float" office:value="2072.6" calcext:value-type="float">
            <text:p>2073</text:p>
          </table:table-cell>
          <table:table-cell table:style-name="ce5" table:formula="of:=IF(ISBLANK([.Z16]);&quot;&quot;;ROUND([.Z16];0)-ROUND([.$B16];0))" office:value-type="float" office:value="0" calcext:value-type="float">
            <text:p>0</text:p>
          </table:table-cell>
          <table:table-cell table:style-name="ce17" table:formula="of:=IF(ISBLANK([.Z16]);&quot;&quot;;([.AA16]/[.$B16])*100)" office:value-type="float" office:value="0" calcext:value-type="float">
            <text:p>0.0</text:p>
          </table:table-cell>
          <table:table-cell table:style-name="ce5" table:formula="of:=IF(AND(NOT(ISBLANK([.AA16]));([.AA16]=0);SUM(COUNTIF([.$I16];0);COUNTIF([.$R16];0);COUNTIF([.$AA16];0);COUNTIF([.$AJ16];0))=1);&quot;Y&quot;;&quot;&quot;)" office:value-type="string" office:string-value="Y" calcext:value-type="string">
            <text:p>Y</text:p>
          </table:table-cell>
          <table:table-cell office:value-type="float" office:value="2309" calcext:value-type="float">
            <text:p>2309</text:p>
          </table:table-cell>
          <table:table-cell office:value-type="float" office:value="2215" calcext:value-type="float">
            <text:p>2215</text:p>
          </table:table-cell>
          <table:table-cell office:value-type="float" office:value="2197" calcext:value-type="float">
            <text:p>2197</text:p>
          </table:table-cell>
          <table:table-cell office:value-type="float" office:value="2249" calcext:value-type="float">
            <text:p>2249</text:p>
          </table:table-cell>
          <table:table-cell office:value-type="float" office:value="2279" calcext:value-type="float">
            <text:p>2279</text:p>
          </table:table-cell>
          <table:table-cell table:style-name="ce5" table:formula="of:=AVERAGE([.AD16:.AH16])" office:value-type="float" office:value="2249.8" calcext:value-type="float">
            <text:p>2250</text:p>
          </table:table-cell>
          <table:table-cell table:style-name="ce5" table:formula="of:=IF(ISBLANK([.AI16]);&quot;&quot;;ROUND([.AI16];0)-ROUND([.$B16];0))" office:value-type="float" office:value="177" calcext:value-type="float">
            <text:p>177</text:p>
          </table:table-cell>
          <table:table-cell table:style-name="ce17" table:formula="of:=IF(ISBLANK([.AI16]);&quot;&quot;;([.AJ16]/[.$B16])*100)" office:value-type="float" office:value="8.53999807005693" calcext:value-type="float">
            <text:p>8.5</text:p>
          </table:table-cell>
          <table:table-cell table:style-name="ce5" table:formula="of:=IF(AND(NOT(ISBLANK([.AJ16]));([.AJ16]=0);SUM(COUNTIF([.$I16];0);COUNTIF([.$R16];0);COUNTIF([.$AA16];0);COUNTIF([.$AJ1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eolseg_14.tst</text:p>
          </table:table-cell>
          <table:table-cell table:formula="of:=MIN([.H17];[.Q17];[.Z17];[.AI17])" office:value-type="float" office:value="160.8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table:style-name="ce5" table:formula="of:=AVERAGE([.C17:.G17])" office:value-type="float" office:value="160.8" calcext:value-type="float">
            <text:p>161</text:p>
          </table:table-cell>
          <table:table-cell table:style-name="ce5" table:formula="of:=IF(ISBLANK([.H17]);&quot;&quot;;ROUND([.H17];0)-ROUND([.$B17];0))" office:value-type="float" office:value="0" calcext:value-type="float">
            <text:p>0</text:p>
          </table:table-cell>
          <table:table-cell table:style-name="ce17" table:formula="of:=IF(ISBLANK([.H17]);&quot;&quot;;([.I17]/[.$B17])*100)" office:value-type="float" office:value="0" calcext:value-type="float">
            <text:p>0.0</text:p>
          </table:table-cell>
          <table:table-cell table:style-name="ce5" table:formula="of:=IF(AND(NOT(ISBLANK([.I17]));([.I17]=0);SUM(COUNTIF([.$I17];0);COUNTIF([.$R17];0);COUNTIF([.$AA17];0);COUNTIF([.$AJ17];0))=1);&quot;Y&quot;;&quot;&quot;)" office:value-type="string" office:string-value="Y" calcext:value-type="string">
            <text:p>Y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41" calcext:value-type="float">
            <text:p>341</text:p>
          </table:table-cell>
          <table:table-cell office:value-type="float" office:value="332" calcext:value-type="float">
            <text:p>332</text:p>
          </table:table-cell>
          <table:table-cell table:style-name="ce5" table:formula="of:=AVERAGE([.L17:.P17])" office:value-type="float" office:value="332.8" calcext:value-type="float">
            <text:p>333</text:p>
          </table:table-cell>
          <table:table-cell table:style-name="ce5" table:formula="of:=IF(ISBLANK([.Q17]);&quot;&quot;;ROUND([.Q17];0)-ROUND([.$B17];0))" office:value-type="float" office:value="172" calcext:value-type="float">
            <text:p>172</text:p>
          </table:table-cell>
          <table:table-cell table:style-name="ce17" table:formula="of:=IF(ISBLANK([.Q17]);&quot;&quot;;([.R17]/[.$B17])*100)" office:value-type="float" office:value="106.965174129353" calcext:value-type="float">
            <text:p>107.0</text:p>
          </table:table-cell>
          <table:table-cell table:style-name="ce5" table:formula="of:=IF(AND(NOT(ISBLANK([.R17]));([.R17]=0);SUM(COUNTIF([.$I17];0);COUNTIF([.$R17];0);COUNTIF([.$AA17];0);COUNTIF([.$AJ17];0))=1);&quot;Y&quot;;&quot;&quot;)">
            <text:p/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table:style-name="ce5" table:formula="of:=AVERAGE([.U17:.Y17])" office:value-type="float" office:value="161.6" calcext:value-type="float">
            <text:p>162</text:p>
          </table:table-cell>
          <table:table-cell table:style-name="ce5" table:formula="of:=IF(ISBLANK([.Z17]);&quot;&quot;;ROUND([.Z17];0)-ROUND([.$B17];0))" office:value-type="float" office:value="1" calcext:value-type="float">
            <text:p>1</text:p>
          </table:table-cell>
          <table:table-cell table:style-name="ce17" table:formula="of:=IF(ISBLANK([.Z17]);&quot;&quot;;([.AA17]/[.$B17])*100)" office:value-type="float" office:value="0.621890547263682" calcext:value-type="float">
            <text:p>0.6</text:p>
          </table:table-cell>
          <table:table-cell table:style-name="ce5" table:formula="of:=IF(AND(NOT(ISBLANK([.AA17]));([.AA17]=0);SUM(COUNTIF([.$I17];0);COUNTIF([.$R17];0);COUNTIF([.$AA17];0);COUNTIF([.$AJ17];0))=1);&quot;Y&quot;;&quot;&quot;)">
            <text:p/>
          </table:table-cell>
          <table:table-cell office:value-type="float" office:value="195" calcext:value-type="float">
            <text:p>195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table:style-name="ce5" table:formula="of:=AVERAGE([.AD17:.AH17])" office:value-type="float" office:value="189.6" calcext:value-type="float">
            <text:p>190</text:p>
          </table:table-cell>
          <table:table-cell table:style-name="ce5" table:formula="of:=IF(ISBLANK([.AI17]);&quot;&quot;;ROUND([.AI17];0)-ROUND([.$B17];0))" office:value-type="float" office:value="29" calcext:value-type="float">
            <text:p>29</text:p>
          </table:table-cell>
          <table:table-cell table:style-name="ce17" table:formula="of:=IF(ISBLANK([.AI17]);&quot;&quot;;([.AJ17]/[.$B17])*100)" office:value-type="float" office:value="18.0348258706468" calcext:value-type="float">
            <text:p>18.0</text:p>
          </table:table-cell>
          <table:table-cell table:style-name="ce5" table:formula="of:=IF(AND(NOT(ISBLANK([.AJ17]));([.AJ17]=0);SUM(COUNTIF([.$I17];0);COUNTIF([.$R17];0);COUNTIF([.$AA17];0);COUNTIF([.$AJ17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eolseg_15.tst</text:p>
          </table:table-cell>
          <table:table-cell table:number-columns-repeated="6"/>
          <table:table-cell table:style-name="ce5"/>
          <table:table-cell table:style-name="ce5" table:formula="of:=IF(ISBLANK([.H18]);&quot;&quot;;ROUND([.H18];0)-ROUND([.$B18];0))">
            <text:p/>
          </table:table-cell>
          <table:table-cell table:style-name="ce17" table:formula="of:=IF(ISBLANK([.H18]);&quot;&quot;;([.I18]/[.$B18])*100)">
            <text:p/>
          </table:table-cell>
          <table:table-cell table:style-name="ce5" table:formula="of:=IF(AND(NOT(ISBLANK([.I18]));([.I18]=0);SUM(COUNTIF([.$I18];0);COUNTIF([.$R18];0);COUNTIF([.$AA18];0);COUNTIF([.$AJ1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18]);&quot;&quot;;ROUND([.Q18];0)-ROUND([.$B18];0))">
            <text:p/>
          </table:table-cell>
          <table:table-cell table:style-name="ce17" table:formula="of:=IF(ISBLANK([.Q18]);&quot;&quot;;([.R18]/[.$B18])*100)">
            <text:p/>
          </table:table-cell>
          <table:table-cell table:style-name="ce5" table:formula="of:=IF(AND(NOT(ISBLANK([.R18]));([.R18]=0);SUM(COUNTIF([.$I18];0);COUNTIF([.$R18];0);COUNTIF([.$AA18];0);COUNTIF([.$AJ1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18]);&quot;&quot;;ROUND([.Z18];0)-ROUND([.$B18];0))">
            <text:p/>
          </table:table-cell>
          <table:table-cell table:style-name="ce17" table:formula="of:=IF(ISBLANK([.Z18]);&quot;&quot;;([.AA18]/[.$B18])*100)">
            <text:p/>
          </table:table-cell>
          <table:table-cell table:style-name="ce5" table:formula="of:=IF(AND(NOT(ISBLANK([.AA18]));([.AA18]=0);SUM(COUNTIF([.$I18];0);COUNTIF([.$R18];0);COUNTIF([.$AA18];0);COUNTIF([.$AJ1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18]);&quot;&quot;;ROUND([.AI18];0)-ROUND([.$B18];0))">
            <text:p/>
          </table:table-cell>
          <table:table-cell table:style-name="ce17" table:formula="of:=IF(ISBLANK([.AI18]);&quot;&quot;;([.AJ18]/[.$B18])*100)">
            <text:p/>
          </table:table-cell>
          <table:table-cell table:style-name="ce5" table:formula="of:=IF(AND(NOT(ISBLANK([.AJ18]));([.AJ18]=0);SUM(COUNTIF([.$I18];0);COUNTIF([.$R18];0);COUNTIF([.$AA18];0);COUNTIF([.$AJ18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eolseg_16.tst</text:p>
          </table:table-cell>
          <table:table-cell table:formula="of:=MIN([.H19];[.Q19];[.Z19];[.AI19])" office:value-type="float" office:value="25668.8" calcext:value-type="float">
            <text:p>25669</text:p>
          </table:table-cell>
          <table:table-cell office:value-type="float" office:value="25655" calcext:value-type="float">
            <text:p>25655</text:p>
          </table:table-cell>
          <table:table-cell office:value-type="float" office:value="25752" calcext:value-type="float">
            <text:p>25752</text:p>
          </table:table-cell>
          <table:table-cell office:value-type="float" office:value="25572" calcext:value-type="float">
            <text:p>25572</text:p>
          </table:table-cell>
          <table:table-cell office:value-type="float" office:value="25624" calcext:value-type="float">
            <text:p>25624</text:p>
          </table:table-cell>
          <table:table-cell office:value-type="float" office:value="25741" calcext:value-type="float">
            <text:p>25741</text:p>
          </table:table-cell>
          <table:table-cell table:style-name="ce5" table:formula="of:=AVERAGE([.C19:.G19])" office:value-type="float" office:value="25668.8" calcext:value-type="float">
            <text:p>25669</text:p>
          </table:table-cell>
          <table:table-cell table:style-name="ce5" table:formula="of:=IF(ISBLANK([.H19]);&quot;&quot;;ROUND([.H19];0)-ROUND([.$B19];0))" office:value-type="float" office:value="0" calcext:value-type="float">
            <text:p>0</text:p>
          </table:table-cell>
          <table:table-cell table:style-name="ce17" table:formula="of:=IF(ISBLANK([.H19]);&quot;&quot;;([.I19]/[.$B19])*100)" office:value-type="float" office:value="0" calcext:value-type="float">
            <text:p>0.0</text:p>
          </table:table-cell>
          <table:table-cell table:style-name="ce5" table:formula="of:=IF(AND(NOT(ISBLANK([.I19]));([.I19]=0);SUM(COUNTIF([.$I19];0);COUNTIF([.$R19];0);COUNTIF([.$AA19];0);COUNTIF([.$AJ19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9]);&quot;&quot;;ROUND([.Q19];0)-ROUND([.$B19];0))">
            <text:p/>
          </table:table-cell>
          <table:table-cell table:style-name="ce17" table:formula="of:=IF(ISBLANK([.Q19]);&quot;&quot;;([.R19]/[.$B19])*100)">
            <text:p/>
          </table:table-cell>
          <table:table-cell table:style-name="ce5" table:formula="of:=IF(AND(NOT(ISBLANK([.R19]));([.R19]=0);SUM(COUNTIF([.$I19];0);COUNTIF([.$R19];0);COUNTIF([.$AA19];0);COUNTIF([.$AJ19];0))=1);&quot;Y&quot;;&quot;&quot;)">
            <text:p/>
          </table:table-cell>
          <table:table-cell office:value-type="float" office:value="25911" calcext:value-type="float">
            <text:p>25911</text:p>
          </table:table-cell>
          <table:table-cell office:value-type="float" office:value="25618" calcext:value-type="float">
            <text:p>25618</text:p>
          </table:table-cell>
          <table:table-cell office:value-type="float" office:value="25725" calcext:value-type="float">
            <text:p>25725</text:p>
          </table:table-cell>
          <table:table-cell office:value-type="float" office:value="25877" calcext:value-type="float">
            <text:p>25877</text:p>
          </table:table-cell>
          <table:table-cell office:value-type="float" office:value="25886" calcext:value-type="float">
            <text:p>25886</text:p>
          </table:table-cell>
          <table:table-cell table:style-name="ce5" table:formula="of:=AVERAGE([.U19:.Y19])" office:value-type="float" office:value="25803.4" calcext:value-type="float">
            <text:p>25803</text:p>
          </table:table-cell>
          <table:table-cell table:style-name="ce5" table:formula="of:=IF(ISBLANK([.Z19]);&quot;&quot;;ROUND([.Z19];0)-ROUND([.$B19];0))" office:value-type="float" office:value="134" calcext:value-type="float">
            <text:p>134</text:p>
          </table:table-cell>
          <table:table-cell table:style-name="ce17" table:formula="of:=IF(ISBLANK([.Z19]);&quot;&quot;;([.AA19]/[.$B19])*100)" office:value-type="float" office:value="0.522034532194727" calcext:value-type="float">
            <text:p>0.5</text:p>
          </table:table-cell>
          <table:table-cell table:style-name="ce5" table:formula="of:=IF(AND(NOT(ISBLANK([.AA19]));([.AA19]=0);SUM(COUNTIF([.$I19];0);COUNTIF([.$R19];0);COUNTIF([.$AA19];0);COUNTIF([.$AJ19];0))=1);&quot;Y&quot;;&quot;&quot;)">
            <text:p/>
          </table:table-cell>
          <table:table-cell office:value-type="float" office:value="28305" calcext:value-type="float">
            <text:p>28305</text:p>
          </table:table-cell>
          <table:table-cell office:value-type="float" office:value="27107" calcext:value-type="float">
            <text:p>27107</text:p>
          </table:table-cell>
          <table:table-cell office:value-type="float" office:value="27018" calcext:value-type="float">
            <text:p>27018</text:p>
          </table:table-cell>
          <table:table-cell office:value-type="float" office:value="27851" calcext:value-type="float">
            <text:p>27851</text:p>
          </table:table-cell>
          <table:table-cell office:value-type="float" office:value="28375" calcext:value-type="float">
            <text:p>28375</text:p>
          </table:table-cell>
          <table:table-cell table:style-name="ce5" table:formula="of:=AVERAGE([.AD19:.AH19])" office:value-type="float" office:value="27731.2" calcext:value-type="float">
            <text:p>27731</text:p>
          </table:table-cell>
          <table:table-cell table:style-name="ce5" table:formula="of:=IF(ISBLANK([.AI19]);&quot;&quot;;ROUND([.AI19];0)-ROUND([.$B19];0))" office:value-type="float" office:value="2062" calcext:value-type="float">
            <text:p>2062</text:p>
          </table:table-cell>
          <table:table-cell table:style-name="ce17" table:formula="of:=IF(ISBLANK([.AI19]);&quot;&quot;;([.AJ19]/[.$B19])*100)" office:value-type="float" office:value="8.03309854765318" calcext:value-type="float">
            <text:p>8.0</text:p>
          </table:table-cell>
          <table:table-cell table:style-name="ce5" table:formula="of:=IF(AND(NOT(ISBLANK([.AJ19]));([.AJ19]=0);SUM(COUNTIF([.$I19];0);COUNTIF([.$R19];0);COUNTIF([.$AA19];0);COUNTIF([.$AJ1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2_entail_ls_01.tst</text:p>
          </table:table-cell>
          <table:table-cell table:formula="of:=MIN([.H20];[.Q20];[.Z20];[.AI20])" office:value-type="float" office:value="31" calcext:value-type="float">
            <text:p>31</text:p>
          </table:table-cell>
          <table:table-cell table:number-columns-repeated="5" office:value-type="float" office:value="31" calcext:value-type="float">
            <text:p>31</text:p>
          </table:table-cell>
          <table:table-cell table:style-name="ce5" table:formula="of:=AVERAGE([.C20:.G20])" office:value-type="float" office:value="31" calcext:value-type="float">
            <text:p>31</text:p>
          </table:table-cell>
          <table:table-cell table:style-name="ce5" table:formula="of:=IF(ISBLANK([.H20]);&quot;&quot;;ROUND([.H20];0)-ROUND([.$B20];0))" office:value-type="float" office:value="0" calcext:value-type="float">
            <text:p>0</text:p>
          </table:table-cell>
          <table:table-cell table:style-name="ce17" table:formula="of:=IF(ISBLANK([.H20]);&quot;&quot;;([.I20]/[.$B20])*100)" office:value-type="float" office:value="0" calcext:value-type="float">
            <text:p>0.0</text:p>
          </table:table-cell>
          <table:table-cell table:style-name="ce5" table:formula="of:=IF(AND(NOT(ISBLANK([.I20]));([.I20]=0);SUM(COUNTIF([.$I20];0);COUNTIF([.$R20];0);COUNTIF([.$AA20];0);COUNTIF([.$AJ20];0))=1);&quot;Y&quot;;&quot;&quot;)" office:value-type="string" office:string-value="Y" calcext:value-type="string">
            <text:p>Y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style-name="ce5" table:formula="of:=AVERAGE([.L20:.P20])" office:value-type="float" office:value="32.6" calcext:value-type="float">
            <text:p>33</text:p>
          </table:table-cell>
          <table:table-cell table:style-name="ce5" table:formula="of:=IF(ISBLANK([.Q20]);&quot;&quot;;ROUND([.Q20];0)-ROUND([.$B20];0))" office:value-type="float" office:value="2" calcext:value-type="float">
            <text:p>2</text:p>
          </table:table-cell>
          <table:table-cell table:style-name="ce17" table:formula="of:=IF(ISBLANK([.Q20]);&quot;&quot;;([.R20]/[.$B20])*100)" office:value-type="float" office:value="6.45161290322581" calcext:value-type="float">
            <text:p>6.5</text:p>
          </table:table-cell>
          <table:table-cell table:style-name="ce5" table:formula="of:=IF(AND(NOT(ISBLANK([.R20]));([.R20]=0);SUM(COUNTIF([.$I20];0);COUNTIF([.$R20];0);COUNTIF([.$AA20];0);COUNTIF([.$AJ20];0))=1);&quot;Y&quot;;&quot;&quot;)">
            <text:p/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style-name="ce5" table:formula="of:=AVERAGE([.U20:.Y20])" office:value-type="float" office:value="31.8" calcext:value-type="float">
            <text:p>32</text:p>
          </table:table-cell>
          <table:table-cell table:style-name="ce5" table:formula="of:=IF(ISBLANK([.Z20]);&quot;&quot;;ROUND([.Z20];0)-ROUND([.$B20];0))" office:value-type="float" office:value="1" calcext:value-type="float">
            <text:p>1</text:p>
          </table:table-cell>
          <table:table-cell table:style-name="ce17" table:formula="of:=IF(ISBLANK([.Z20]);&quot;&quot;;([.AA20]/[.$B20])*100)" office:value-type="float" office:value="3.2258064516129" calcext:value-type="float">
            <text:p>3.2</text:p>
          </table:table-cell>
          <table:table-cell table:style-name="ce5" table:formula="of:=IF(AND(NOT(ISBLANK([.AA20]));([.AA20]=0);SUM(COUNTIF([.$I20];0);COUNTIF([.$R20];0);COUNTIF([.$AA20];0);COUNTIF([.$AJ20];0))=1);&quot;Y&quot;;&quot;&quot;)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table:formula="of:=AVERAGE([.AD20:.AH20])" office:value-type="float" office:value="43.4" calcext:value-type="float">
            <text:p>43</text:p>
          </table:table-cell>
          <table:table-cell table:style-name="ce5" table:formula="of:=IF(ISBLANK([.AI20]);&quot;&quot;;ROUND([.AI20];0)-ROUND([.$B20];0))" office:value-type="float" office:value="12" calcext:value-type="float">
            <text:p>12</text:p>
          </table:table-cell>
          <table:table-cell table:style-name="ce17" table:formula="of:=IF(ISBLANK([.AI20]);&quot;&quot;;([.AJ20]/[.$B20])*100)" office:value-type="float" office:value="38.7096774193548" calcext:value-type="float">
            <text:p>38.7</text:p>
          </table:table-cell>
          <table:table-cell table:style-name="ce5" table:formula="of:=IF(AND(NOT(ISBLANK([.AJ20]));([.AJ20]=0);SUM(COUNTIF([.$I20];0);COUNTIF([.$R20];0);COUNTIF([.$AA20];0);COUNTIF([.$AJ2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2_entail_ls_02.tst</text:p>
          </table:table-cell>
          <table:table-cell table:formula="of:=MIN([.H21];[.Q21];[.Z21];[.AI21])" office:value-type="float" office:value="245.2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style-name="ce5" table:formula="of:=AVERAGE([.C21:.G21])" office:value-type="float" office:value="245.2" calcext:value-type="float">
            <text:p>245</text:p>
          </table:table-cell>
          <table:table-cell table:style-name="ce5" table:formula="of:=IF(ISBLANK([.H21]);&quot;&quot;;ROUND([.H21];0)-ROUND([.$B21];0))" office:value-type="float" office:value="0" calcext:value-type="float">
            <text:p>0</text:p>
          </table:table-cell>
          <table:table-cell table:style-name="ce17" table:formula="of:=IF(ISBLANK([.H21]);&quot;&quot;;([.I21]/[.$B21])*100)" office:value-type="float" office:value="0" calcext:value-type="float">
            <text:p>0.0</text:p>
          </table:table-cell>
          <table:table-cell table:style-name="ce5" table:formula="of:=IF(AND(NOT(ISBLANK([.I21]));([.I21]=0);SUM(COUNTIF([.$I21];0);COUNTIF([.$R21];0);COUNTIF([.$AA21];0);COUNTIF([.$AJ21];0))=1);&quot;Y&quot;;&quot;&quot;)" office:value-type="string" office:string-value="Y" calcext:value-type="string">
            <text:p>Y</text:p>
          </table:table-cell>
          <table:table-cell office:value-type="float" office:value="1549" calcext:value-type="float">
            <text:p>1549</text:p>
          </table:table-cell>
          <table:table-cell office:value-type="float" office:value="1531" calcext:value-type="float">
            <text:p>1531</text:p>
          </table:table-cell>
          <table:table-cell office:value-type="float" office:value="1530" calcext:value-type="float">
            <text:p>1530</text:p>
          </table:table-cell>
          <table:table-cell office:value-type="float" office:value="1556" calcext:value-type="float">
            <text:p>1556</text:p>
          </table:table-cell>
          <table:table-cell office:value-type="float" office:value="1533" calcext:value-type="float">
            <text:p>1533</text:p>
          </table:table-cell>
          <table:table-cell table:style-name="ce5" table:formula="of:=AVERAGE([.L21:.P21])" office:value-type="float" office:value="1539.8" calcext:value-type="float">
            <text:p>1540</text:p>
          </table:table-cell>
          <table:table-cell table:style-name="ce5" table:formula="of:=IF(ISBLANK([.Q21]);&quot;&quot;;ROUND([.Q21];0)-ROUND([.$B21];0))" office:value-type="float" office:value="1295" calcext:value-type="float">
            <text:p>1295</text:p>
          </table:table-cell>
          <table:table-cell table:style-name="ce17" table:formula="of:=IF(ISBLANK([.Q21]);&quot;&quot;;([.R21]/[.$B21])*100)" office:value-type="float" office:value="528.140293637847" calcext:value-type="float">
            <text:p>528.1</text:p>
          </table:table-cell>
          <table:table-cell table:style-name="ce5" table:formula="of:=IF(AND(NOT(ISBLANK([.R21]));([.R21]=0);SUM(COUNTIF([.$I21];0);COUNTIF([.$R21];0);COUNTIF([.$AA21];0);COUNTIF([.$AJ21];0))=1);&quot;Y&quot;;&quot;&quot;)">
            <text:p/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table:style-name="ce5" table:formula="of:=AVERAGE([.U21:.Y21])" office:value-type="float" office:value="246.2" calcext:value-type="float">
            <text:p>246</text:p>
          </table:table-cell>
          <table:table-cell table:style-name="ce5" table:formula="of:=IF(ISBLANK([.Z21]);&quot;&quot;;ROUND([.Z21];0)-ROUND([.$B21];0))" office:value-type="float" office:value="1" calcext:value-type="float">
            <text:p>1</text:p>
          </table:table-cell>
          <table:table-cell table:style-name="ce17" table:formula="of:=IF(ISBLANK([.Z21]);&quot;&quot;;([.AA21]/[.$B21])*100)" office:value-type="float" office:value="0.407830342577488" calcext:value-type="float">
            <text:p>0.4</text:p>
          </table:table-cell>
          <table:table-cell table:style-name="ce5" table:formula="of:=IF(AND(NOT(ISBLANK([.AA21]));([.AA21]=0);SUM(COUNTIF([.$I21];0);COUNTIF([.$R21];0);COUNTIF([.$AA21];0);COUNTIF([.$AJ21];0))=1);&quot;Y&quot;;&quot;&quot;)">
            <text:p/>
          </table:table-cell>
          <table:table-cell office:value-type="float" office:value="296" calcext:value-type="float">
            <text:p>296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table:style-name="ce5" table:formula="of:=AVERAGE([.AD21:.AH21])" office:value-type="float" office:value="287.8" calcext:value-type="float">
            <text:p>288</text:p>
          </table:table-cell>
          <table:table-cell table:style-name="ce5" table:formula="of:=IF(ISBLANK([.AI21]);&quot;&quot;;ROUND([.AI21];0)-ROUND([.$B21];0))" office:value-type="float" office:value="43" calcext:value-type="float">
            <text:p>43</text:p>
          </table:table-cell>
          <table:table-cell table:style-name="ce17" table:formula="of:=IF(ISBLANK([.AI21]);&quot;&quot;;([.AJ21]/[.$B21])*100)" office:value-type="float" office:value="17.536704730832" calcext:value-type="float">
            <text:p>17.5</text:p>
          </table:table-cell>
          <table:table-cell table:style-name="ce5" table:formula="of:=IF(AND(NOT(ISBLANK([.AJ21]));([.AJ21]=0);SUM(COUNTIF([.$I21];0);COUNTIF([.$R21];0);COUNTIF([.$AA21];0);COUNTIF([.$AJ2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2_entail_ls_03.tst</text:p>
          </table:table-cell>
          <table:table-cell table:formula="of:=MIN([.H22];[.Q22];[.Z22];[.AI22])" office:value-type="float" office:value="1151.4" calcext:value-type="float">
            <text:p>1151</text:p>
          </table:table-cell>
          <table:table-cell office:value-type="float" office:value="1152" calcext:value-type="float">
            <text:p>1152</text:p>
          </table:table-cell>
          <table:table-cell table:number-columns-repeated="2" office:value-type="float" office:value="1151" calcext:value-type="float">
            <text:p>1151</text:p>
          </table:table-cell>
          <table:table-cell office:value-type="float" office:value="1144" calcext:value-type="float">
            <text:p>1144</text:p>
          </table:table-cell>
          <table:table-cell office:value-type="float" office:value="1159" calcext:value-type="float">
            <text:p>1159</text:p>
          </table:table-cell>
          <table:table-cell table:style-name="ce5" table:formula="of:=AVERAGE([.C22:.G22])" office:value-type="float" office:value="1151.4" calcext:value-type="float">
            <text:p>1151</text:p>
          </table:table-cell>
          <table:table-cell table:style-name="ce5" table:formula="of:=IF(ISBLANK([.H22]);&quot;&quot;;ROUND([.H22];0)-ROUND([.$B22];0))" office:value-type="float" office:value="0" calcext:value-type="float">
            <text:p>0</text:p>
          </table:table-cell>
          <table:table-cell table:style-name="ce17" table:formula="of:=IF(ISBLANK([.H22]);&quot;&quot;;([.I22]/[.$B22])*100)" office:value-type="float" office:value="0" calcext:value-type="float">
            <text:p>0.0</text:p>
          </table:table-cell>
          <table:table-cell table:style-name="ce5" table:formula="of:=IF(AND(NOT(ISBLANK([.I22]));([.I22]=0);SUM(COUNTIF([.$I22];0);COUNTIF([.$R22];0);COUNTIF([.$AA22];0);COUNTIF([.$AJ22];0))=1);&quot;Y&quot;;&quot;&quot;)" office:value-type="string" office:string-value="Y" calcext:value-type="string">
            <text:p>Y</text:p>
          </table:table-cell>
          <table:table-cell office:value-type="float" office:value="22770" calcext:value-type="float">
            <text:p>22770</text:p>
          </table:table-cell>
          <table:table-cell office:value-type="float" office:value="22774" calcext:value-type="float">
            <text:p>22774</text:p>
          </table:table-cell>
          <table:table-cell office:value-type="float" office:value="22591" calcext:value-type="float">
            <text:p>22591</text:p>
          </table:table-cell>
          <table:table-cell office:value-type="float" office:value="22685" calcext:value-type="float">
            <text:p>22685</text:p>
          </table:table-cell>
          <table:table-cell office:value-type="float" office:value="22664" calcext:value-type="float">
            <text:p>22664</text:p>
          </table:table-cell>
          <table:table-cell table:style-name="ce5" table:formula="of:=AVERAGE([.L22:.P22])" office:value-type="float" office:value="22696.8" calcext:value-type="float">
            <text:p>22697</text:p>
          </table:table-cell>
          <table:table-cell table:style-name="ce5" table:formula="of:=IF(ISBLANK([.Q22]);&quot;&quot;;ROUND([.Q22];0)-ROUND([.$B22];0))" office:value-type="float" office:value="21546" calcext:value-type="float">
            <text:p>21546</text:p>
          </table:table-cell>
          <table:table-cell table:style-name="ce17" table:formula="of:=IF(ISBLANK([.Q22]);&quot;&quot;;([.R22]/[.$B22])*100)" office:value-type="float" office:value="1871.28712871287" calcext:value-type="float">
            <text:p>1871.3</text:p>
          </table:table-cell>
          <table:table-cell table:style-name="ce5" table:formula="of:=IF(AND(NOT(ISBLANK([.R22]));([.R22]=0);SUM(COUNTIF([.$I22];0);COUNTIF([.$R22];0);COUNTIF([.$AA22];0);COUNTIF([.$AJ22];0))=1);&quot;Y&quot;;&quot;&quot;)">
            <text:p/>
          </table:table-cell>
          <table:table-cell office:value-type="float" office:value="1177" calcext:value-type="float">
            <text:p>1177</text:p>
          </table:table-cell>
          <table:table-cell office:value-type="float" office:value="1158" calcext:value-type="float">
            <text:p>1158</text:p>
          </table:table-cell>
          <table:table-cell office:value-type="float" office:value="1156" calcext:value-type="float">
            <text:p>1156</text:p>
          </table:table-cell>
          <table:table-cell office:value-type="float" office:value="1169" calcext:value-type="float">
            <text:p>1169</text:p>
          </table:table-cell>
          <table:table-cell office:value-type="float" office:value="1163" calcext:value-type="float">
            <text:p>1163</text:p>
          </table:table-cell>
          <table:table-cell table:style-name="ce5" table:formula="of:=AVERAGE([.U22:.Y22])" office:value-type="float" office:value="1164.6" calcext:value-type="float">
            <text:p>1165</text:p>
          </table:table-cell>
          <table:table-cell table:style-name="ce5" table:formula="of:=IF(ISBLANK([.Z22]);&quot;&quot;;ROUND([.Z22];0)-ROUND([.$B22];0))" office:value-type="float" office:value="14" calcext:value-type="float">
            <text:p>14</text:p>
          </table:table-cell>
          <table:table-cell table:style-name="ce17" table:formula="of:=IF(ISBLANK([.Z22]);&quot;&quot;;([.AA22]/[.$B22])*100)" office:value-type="float" office:value="1.21591106479069" calcext:value-type="float">
            <text:p>1.2</text:p>
          </table:table-cell>
          <table:table-cell table:style-name="ce5" table:formula="of:=IF(AND(NOT(ISBLANK([.AA22]));([.AA22]=0);SUM(COUNTIF([.$I22];0);COUNTIF([.$R22];0);COUNTIF([.$AA22];0);COUNTIF([.$AJ22];0))=1);&quot;Y&quot;;&quot;&quot;)">
            <text:p/>
          </table:table-cell>
          <table:table-cell office:value-type="float" office:value="1353" calcext:value-type="float">
            <text:p>1353</text:p>
          </table:table-cell>
          <table:table-cell office:value-type="float" office:value="1275" calcext:value-type="float">
            <text:p>1275</text:p>
          </table:table-cell>
          <table:table-cell office:value-type="float" office:value="1273" calcext:value-type="float">
            <text:p>1273</text:p>
          </table:table-cell>
          <table:table-cell office:value-type="float" office:value="1299" calcext:value-type="float">
            <text:p>1299</text:p>
          </table:table-cell>
          <table:table-cell office:value-type="float" office:value="1355" calcext:value-type="float">
            <text:p>1355</text:p>
          </table:table-cell>
          <table:table-cell table:style-name="ce5" table:formula="of:=AVERAGE([.AD22:.AH22])" office:value-type="float" office:value="1311" calcext:value-type="float">
            <text:p>1311</text:p>
          </table:table-cell>
          <table:table-cell table:style-name="ce5" table:formula="of:=IF(ISBLANK([.AI22]);&quot;&quot;;ROUND([.AI22];0)-ROUND([.$B22];0))" office:value-type="float" office:value="160" calcext:value-type="float">
            <text:p>160</text:p>
          </table:table-cell>
          <table:table-cell table:style-name="ce17" table:formula="of:=IF(ISBLANK([.AI22]);&quot;&quot;;([.AJ22]/[.$B22])*100)" office:value-type="float" office:value="13.8961264547507" calcext:value-type="float">
            <text:p>13.9</text:p>
          </table:table-cell>
          <table:table-cell table:style-name="ce5" table:formula="of:=IF(AND(NOT(ISBLANK([.AJ22]));([.AJ22]=0);SUM(COUNTIF([.$I22];0);COUNTIF([.$R22];0);COUNTIF([.$AA22];0);COUNTIF([.$AJ2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2_entail_ls_04.tst</text:p>
          </table:table-cell>
          <table:table-cell table:formula="of:=MIN([.H23];[.Q23];[.Z23];[.AI23])" office:value-type="float" office:value="523.6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4" calcext:value-type="float">
            <text:p>524</text:p>
          </table:table-cell>
          <table:table-cell office:value-type="float" office:value="528" calcext:value-type="float">
            <text:p>528</text:p>
          </table:table-cell>
          <table:table-cell table:style-name="ce5" table:formula="of:=AVERAGE([.C23:.G23])" office:value-type="float" office:value="523.6" calcext:value-type="float">
            <text:p>524</text:p>
          </table:table-cell>
          <table:table-cell table:style-name="ce5" table:formula="of:=IF(ISBLANK([.H23]);&quot;&quot;;ROUND([.H23];0)-ROUND([.$B23];0))" office:value-type="float" office:value="0" calcext:value-type="float">
            <text:p>0</text:p>
          </table:table-cell>
          <table:table-cell table:style-name="ce17" table:formula="of:=IF(ISBLANK([.H23]);&quot;&quot;;([.I23]/[.$B23])*100)" office:value-type="float" office:value="0" calcext:value-type="float">
            <text:p>0.0</text:p>
          </table:table-cell>
          <table:table-cell table:style-name="ce5" table:formula="of:=IF(AND(NOT(ISBLANK([.I23]));([.I23]=0);SUM(COUNTIF([.$I23];0);COUNTIF([.$R23];0);COUNTIF([.$AA23];0);COUNTIF([.$AJ23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23]);&quot;&quot;;ROUND([.Q23];0)-ROUND([.$B23];0))">
            <text:p/>
          </table:table-cell>
          <table:table-cell table:style-name="ce17" table:formula="of:=IF(ISBLANK([.Q23]);&quot;&quot;;([.R23]/[.$B23])*100)">
            <text:p/>
          </table:table-cell>
          <table:table-cell table:style-name="ce5" table:formula="of:=IF(AND(NOT(ISBLANK([.R23]));([.R23]=0);SUM(COUNTIF([.$I23];0);COUNTIF([.$R23];0);COUNTIF([.$AA23];0);COUNTIF([.$AJ23];0))=1);&quot;Y&quot;;&quot;&quot;)">
            <text:p/>
          </table:table-cell>
          <table:table-cell office:value-type="float" office:value="527" calcext:value-type="float">
            <text:p>527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32" calcext:value-type="float">
            <text:p>532</text:p>
          </table:table-cell>
          <table:table-cell office:value-type="float" office:value="529" calcext:value-type="float">
            <text:p>529</text:p>
          </table:table-cell>
          <table:table-cell table:style-name="ce5" table:formula="of:=AVERAGE([.U23:.Y23])" office:value-type="float" office:value="526.2" calcext:value-type="float">
            <text:p>526</text:p>
          </table:table-cell>
          <table:table-cell table:style-name="ce5" table:formula="of:=IF(ISBLANK([.Z23]);&quot;&quot;;ROUND([.Z23];0)-ROUND([.$B23];0))" office:value-type="float" office:value="2" calcext:value-type="float">
            <text:p>2</text:p>
          </table:table-cell>
          <table:table-cell table:style-name="ce17" table:formula="of:=IF(ISBLANK([.Z23]);&quot;&quot;;([.AA23]/[.$B23])*100)" office:value-type="float" office:value="0.381970970206264" calcext:value-type="float">
            <text:p>0.4</text:p>
          </table:table-cell>
          <table:table-cell table:style-name="ce5" table:formula="of:=IF(AND(NOT(ISBLANK([.AA23]));([.AA23]=0);SUM(COUNTIF([.$I23];0);COUNTIF([.$R23];0);COUNTIF([.$AA23];0);COUNTIF([.$AJ23];0))=1);&quot;Y&quot;;&quot;&quot;)">
            <text:p/>
          </table:table-cell>
          <table:table-cell office:value-type="float" office:value="619" calcext:value-type="float">
            <text:p>619</text:p>
          </table:table-cell>
          <table:table-cell office:value-type="float" office:value="612" calcext:value-type="float">
            <text:p>612</text:p>
          </table:table-cell>
          <table:table-cell office:value-type="float" office:value="586" calcext:value-type="float">
            <text:p>586</text:p>
          </table:table-cell>
          <table:table-cell office:value-type="float" office:value="607" calcext:value-type="float">
            <text:p>607</text:p>
          </table:table-cell>
          <table:table-cell office:value-type="float" office:value="627" calcext:value-type="float">
            <text:p>627</text:p>
          </table:table-cell>
          <table:table-cell table:style-name="ce5" table:formula="of:=AVERAGE([.AD23:.AH23])" office:value-type="float" office:value="610.2" calcext:value-type="float">
            <text:p>610</text:p>
          </table:table-cell>
          <table:table-cell table:style-name="ce5" table:formula="of:=IF(ISBLANK([.AI23]);&quot;&quot;;ROUND([.AI23];0)-ROUND([.$B23];0))" office:value-type="float" office:value="86" calcext:value-type="float">
            <text:p>86</text:p>
          </table:table-cell>
          <table:table-cell table:style-name="ce17" table:formula="of:=IF(ISBLANK([.AI23]);&quot;&quot;;([.AJ23]/[.$B23])*100)" office:value-type="float" office:value="16.4247517188694" calcext:value-type="float">
            <text:p>16.4</text:p>
          </table:table-cell>
          <table:table-cell table:style-name="ce5" table:formula="of:=IF(AND(NOT(ISBLANK([.AJ23]));([.AJ23]=0);SUM(COUNTIF([.$I23];0);COUNTIF([.$R23];0);COUNTIF([.$AA23];0);COUNTIF([.$AJ2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2_entail_ls_05.tst</text:p>
          </table:table-cell>
          <table:table-cell table:formula="of:=MIN([.H24];[.Q24];[.Z24];[.AI24])" office:value-type="float" office:value="404.8" calcext:value-type="float">
            <text:p>405</text:p>
          </table:table-cell>
          <table:table-cell office:value-type="float" office:value="409" calcext:value-type="float">
            <text:p>409</text:p>
          </table:table-cell>
          <table:table-cell office:value-type="float" office:value="402" calcext:value-type="float">
            <text:p>402</text:p>
          </table:table-cell>
          <table:table-cell office:value-type="float" office:value="406" calcext:value-type="float">
            <text:p>406</text:p>
          </table:table-cell>
          <table:table-cell office:value-type="float" office:value="405" calcext:value-type="float">
            <text:p>405</text:p>
          </table:table-cell>
          <table:table-cell office:value-type="float" office:value="412" calcext:value-type="float">
            <text:p>412</text:p>
          </table:table-cell>
          <table:table-cell table:style-name="ce5" table:formula="of:=AVERAGE([.C24:.G24])" office:value-type="float" office:value="406.8" calcext:value-type="float">
            <text:p>407</text:p>
          </table:table-cell>
          <table:table-cell table:style-name="ce5" table:formula="of:=IF(ISBLANK([.H24]);&quot;&quot;;ROUND([.H24];0)-ROUND([.$B24];0))" office:value-type="float" office:value="2" calcext:value-type="float">
            <text:p>2</text:p>
          </table:table-cell>
          <table:table-cell table:style-name="ce17" table:formula="of:=IF(ISBLANK([.H24]);&quot;&quot;;([.I24]/[.$B24])*100)" office:value-type="float" office:value="0.494071146245059" calcext:value-type="float">
            <text:p>0.5</text:p>
          </table:table-cell>
          <table:table-cell table:style-name="ce5" table:formula="of:=IF(AND(NOT(ISBLANK([.I24]));([.I24]=0);SUM(COUNTIF([.$I24];0);COUNTIF([.$R24];0);COUNTIF([.$AA24];0);COUNTIF([.$AJ24];0))=1);&quot;Y&quot;;&quot;&quot;)">
            <text:p/>
          </table:table-cell>
          <table:table-cell office:value-type="float" office:value="1975" calcext:value-type="float">
            <text:p>1975</text:p>
          </table:table-cell>
          <table:table-cell office:value-type="float" office:value="1932" calcext:value-type="float">
            <text:p>1932</text:p>
          </table:table-cell>
          <table:table-cell office:value-type="float" office:value="1925" calcext:value-type="float">
            <text:p>1925</text:p>
          </table:table-cell>
          <table:table-cell office:value-type="float" office:value="1975" calcext:value-type="float">
            <text:p>1975</text:p>
          </table:table-cell>
          <table:table-cell office:value-type="float" office:value="1929" calcext:value-type="float">
            <text:p>1929</text:p>
          </table:table-cell>
          <table:table-cell table:style-name="ce5" table:formula="of:=AVERAGE([.L24:.P24])" office:value-type="float" office:value="1947.2" calcext:value-type="float">
            <text:p>1947</text:p>
          </table:table-cell>
          <table:table-cell table:style-name="ce5" table:formula="of:=IF(ISBLANK([.Q24]);&quot;&quot;;ROUND([.Q24];0)-ROUND([.$B24];0))" office:value-type="float" office:value="1542" calcext:value-type="float">
            <text:p>1542</text:p>
          </table:table-cell>
          <table:table-cell table:style-name="ce17" table:formula="of:=IF(ISBLANK([.Q24]);&quot;&quot;;([.R24]/[.$B24])*100)" office:value-type="float" office:value="380.928853754941" calcext:value-type="float">
            <text:p>380.9</text:p>
          </table:table-cell>
          <table:table-cell table:style-name="ce5" table:formula="of:=IF(AND(NOT(ISBLANK([.R24]));([.R24]=0);SUM(COUNTIF([.$I24];0);COUNTIF([.$R24];0);COUNTIF([.$AA24];0);COUNTIF([.$AJ24];0))=1);&quot;Y&quot;;&quot;&quot;)">
            <text:p/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table:style-name="ce5" table:formula="of:=AVERAGE([.U24:.Y24])" office:value-type="float" office:value="404.8" calcext:value-type="float">
            <text:p>405</text:p>
          </table:table-cell>
          <table:table-cell table:style-name="ce5" table:formula="of:=IF(ISBLANK([.Z24]);&quot;&quot;;ROUND([.Z24];0)-ROUND([.$B24];0))" office:value-type="float" office:value="0" calcext:value-type="float">
            <text:p>0</text:p>
          </table:table-cell>
          <table:table-cell table:style-name="ce17" table:formula="of:=IF(ISBLANK([.Z24]);&quot;&quot;;([.AA24]/[.$B24])*100)" office:value-type="float" office:value="0" calcext:value-type="float">
            <text:p>0.0</text:p>
          </table:table-cell>
          <table:table-cell table:style-name="ce5" table:formula="of:=IF(AND(NOT(ISBLANK([.AA24]));([.AA24]=0);SUM(COUNTIF([.$I24];0);COUNTIF([.$R24];0);COUNTIF([.$AA24];0);COUNTIF([.$AJ24];0))=1);&quot;Y&quot;;&quot;&quot;)" office:value-type="string" office:string-value="Y" calcext:value-type="string">
            <text:p>Y</text:p>
          </table:table-cell>
          <table:table-cell office:value-type="float" office:value="503" calcext:value-type="float">
            <text:p>503</text:p>
          </table:table-cell>
          <table:table-cell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 office:value-type="float" office:value="463" calcext:value-type="float">
            <text:p>463</text:p>
          </table:table-cell>
          <table:table-cell office:value-type="float" office:value="481" calcext:value-type="float">
            <text:p>481</text:p>
          </table:table-cell>
          <table:table-cell table:style-name="ce5" table:formula="of:=AVERAGE([.AD24:.AH24])" office:value-type="float" office:value="472.4" calcext:value-type="float">
            <text:p>472</text:p>
          </table:table-cell>
          <table:table-cell table:style-name="ce5" table:formula="of:=IF(ISBLANK([.AI24]);&quot;&quot;;ROUND([.AI24];0)-ROUND([.$B24];0))" office:value-type="float" office:value="67" calcext:value-type="float">
            <text:p>67</text:p>
          </table:table-cell>
          <table:table-cell table:style-name="ce17" table:formula="of:=IF(ISBLANK([.AI24]);&quot;&quot;;([.AJ24]/[.$B24])*100)" office:value-type="float" office:value="16.5513833992095" calcext:value-type="float">
            <text:p>16.6</text:p>
          </table:table-cell>
          <table:table-cell table:style-name="ce5" table:formula="of:=IF(AND(NOT(ISBLANK([.AJ24]));([.AJ24]=0);SUM(COUNTIF([.$I24];0);COUNTIF([.$R24];0);COUNTIF([.$AA24];0);COUNTIF([.$AJ2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2_entail_ls_06.tst</text:p>
          </table:table-cell>
          <table:table-cell table:formula="of:=MIN([.H25];[.Q25];[.Z25];[.AI25])" office:value-type="float" office:value="1594.2" calcext:value-type="float">
            <text:p>1594</text:p>
          </table:table-cell>
          <table:table-cell office:value-type="float" office:value="1604" calcext:value-type="float">
            <text:p>1604</text:p>
          </table:table-cell>
          <table:table-cell office:value-type="float" office:value="1582" calcext:value-type="float">
            <text:p>1582</text:p>
          </table:table-cell>
          <table:table-cell office:value-type="float" office:value="1588" calcext:value-type="float">
            <text:p>1588</text:p>
          </table:table-cell>
          <table:table-cell office:value-type="float" office:value="1604" calcext:value-type="float">
            <text:p>1604</text:p>
          </table:table-cell>
          <table:table-cell office:value-type="float" office:value="1606" calcext:value-type="float">
            <text:p>1606</text:p>
          </table:table-cell>
          <table:table-cell table:style-name="ce5" table:formula="of:=AVERAGE([.C25:.G25])" office:value-type="float" office:value="1596.8" calcext:value-type="float">
            <text:p>1597</text:p>
          </table:table-cell>
          <table:table-cell table:style-name="ce5" table:formula="of:=IF(ISBLANK([.H25]);&quot;&quot;;ROUND([.H25];0)-ROUND([.$B25];0))" office:value-type="float" office:value="3" calcext:value-type="float">
            <text:p>3</text:p>
          </table:table-cell>
          <table:table-cell table:style-name="ce17" table:formula="of:=IF(ISBLANK([.H25]);&quot;&quot;;([.I25]/[.$B25])*100)" office:value-type="float" office:value="0.188182160331201" calcext:value-type="float">
            <text:p>0.2</text:p>
          </table:table-cell>
          <table:table-cell table:style-name="ce5" table:formula="of:=IF(AND(NOT(ISBLANK([.I25]));([.I25]=0);SUM(COUNTIF([.$I25];0);COUNTIF([.$R25];0);COUNTIF([.$AA25];0);COUNTIF([.$AJ25];0))=1);&quot;Y&quot;;&quot;&quot;)">
            <text:p/>
          </table:table-cell>
          <table:table-cell office:value-type="float" office:value="17137" calcext:value-type="float">
            <text:p>17137</text:p>
          </table:table-cell>
          <table:table-cell office:value-type="float" office:value="17065" calcext:value-type="float">
            <text:p>17065</text:p>
          </table:table-cell>
          <table:table-cell office:value-type="float" office:value="17017" calcext:value-type="float">
            <text:p>17017</text:p>
          </table:table-cell>
          <table:table-cell office:value-type="float" office:value="17366" calcext:value-type="float">
            <text:p>17366</text:p>
          </table:table-cell>
          <table:table-cell office:value-type="float" office:value="16993" calcext:value-type="float">
            <text:p>16993</text:p>
          </table:table-cell>
          <table:table-cell table:style-name="ce5" table:formula="of:=AVERAGE([.L25:.P25])" office:value-type="float" office:value="17115.6" calcext:value-type="float">
            <text:p>17116</text:p>
          </table:table-cell>
          <table:table-cell table:style-name="ce5" table:formula="of:=IF(ISBLANK([.Q25]);&quot;&quot;;ROUND([.Q25];0)-ROUND([.$B25];0))" office:value-type="float" office:value="15522" calcext:value-type="float">
            <text:p>15522</text:p>
          </table:table-cell>
          <table:table-cell table:style-name="ce17" table:formula="of:=IF(ISBLANK([.Q25]);&quot;&quot;;([.R25]/[.$B25])*100)" office:value-type="float" office:value="973.654497553632" calcext:value-type="float">
            <text:p>973.7</text:p>
          </table:table-cell>
          <table:table-cell table:style-name="ce5" table:formula="of:=IF(AND(NOT(ISBLANK([.R25]));([.R25]=0);SUM(COUNTIF([.$I25];0);COUNTIF([.$R25];0);COUNTIF([.$AA25];0);COUNTIF([.$AJ25];0))=1);&quot;Y&quot;;&quot;&quot;)">
            <text:p/>
          </table:table-cell>
          <table:table-cell office:value-type="float" office:value="1595" calcext:value-type="float">
            <text:p>1595</text:p>
          </table:table-cell>
          <table:table-cell office:value-type="float" office:value="1584" calcext:value-type="float">
            <text:p>1584</text:p>
          </table:table-cell>
          <table:table-cell office:value-type="float" office:value="1597" calcext:value-type="float">
            <text:p>1597</text:p>
          </table:table-cell>
          <table:table-cell office:value-type="float" office:value="1590" calcext:value-type="float">
            <text:p>1590</text:p>
          </table:table-cell>
          <table:table-cell office:value-type="float" office:value="1605" calcext:value-type="float">
            <text:p>1605</text:p>
          </table:table-cell>
          <table:table-cell table:style-name="ce5" table:formula="of:=AVERAGE([.U25:.Y25])" office:value-type="float" office:value="1594.2" calcext:value-type="float">
            <text:p>1594</text:p>
          </table:table-cell>
          <table:table-cell table:style-name="ce5" table:formula="of:=IF(ISBLANK([.Z25]);&quot;&quot;;ROUND([.Z25];0)-ROUND([.$B25];0))" office:value-type="float" office:value="0" calcext:value-type="float">
            <text:p>0</text:p>
          </table:table-cell>
          <table:table-cell table:style-name="ce17" table:formula="of:=IF(ISBLANK([.Z25]);&quot;&quot;;([.AA25]/[.$B25])*100)" office:value-type="float" office:value="0" calcext:value-type="float">
            <text:p>0.0</text:p>
          </table:table-cell>
          <table:table-cell table:style-name="ce5" table:formula="of:=IF(AND(NOT(ISBLANK([.AA25]));([.AA25]=0);SUM(COUNTIF([.$I25];0);COUNTIF([.$R25];0);COUNTIF([.$AA25];0);COUNTIF([.$AJ25];0))=1);&quot;Y&quot;;&quot;&quot;)" office:value-type="string" office:string-value="Y" calcext:value-type="string">
            <text:p>Y</text:p>
          </table:table-cell>
          <table:table-cell office:value-type="float" office:value="1844" calcext:value-type="float">
            <text:p>1844</text:p>
          </table:table-cell>
          <table:table-cell office:value-type="float" office:value="1752" calcext:value-type="float">
            <text:p>1752</text:p>
          </table:table-cell>
          <table:table-cell office:value-type="float" office:value="1761" calcext:value-type="float">
            <text:p>1761</text:p>
          </table:table-cell>
          <table:table-cell office:value-type="float" office:value="1785" calcext:value-type="float">
            <text:p>1785</text:p>
          </table:table-cell>
          <table:table-cell office:value-type="float" office:value="1826" calcext:value-type="float">
            <text:p>1826</text:p>
          </table:table-cell>
          <table:table-cell table:style-name="ce5" table:formula="of:=AVERAGE([.AD25:.AH25])" office:value-type="float" office:value="1793.6" calcext:value-type="float">
            <text:p>1794</text:p>
          </table:table-cell>
          <table:table-cell table:style-name="ce5" table:formula="of:=IF(ISBLANK([.AI25]);&quot;&quot;;ROUND([.AI25];0)-ROUND([.$B25];0))" office:value-type="float" office:value="200" calcext:value-type="float">
            <text:p>200</text:p>
          </table:table-cell>
          <table:table-cell table:style-name="ce17" table:formula="of:=IF(ISBLANK([.AI25]);&quot;&quot;;([.AJ25]/[.$B25])*100)" office:value-type="float" office:value="12.5454773554134" calcext:value-type="float">
            <text:p>12.5</text:p>
          </table:table-cell>
          <table:table-cell table:style-name="ce5" table:formula="of:=IF(AND(NOT(ISBLANK([.AJ25]));([.AJ25]=0);SUM(COUNTIF([.$I25];0);COUNTIF([.$R25];0);COUNTIF([.$AA25];0);COUNTIF([.$AJ2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2_01.tst</text:p>
          </table:table-cell>
          <table:table-cell table:formula="of:=MIN([.H26];[.Q26];[.Z26];[.AI26])" office:value-type="float" office:value="60.2" calcext:value-type="float">
            <text:p>6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5" table:formula="of:=AVERAGE([.C26:.G26])" office:value-type="float" office:value="60.2" calcext:value-type="float">
            <text:p>60</text:p>
          </table:table-cell>
          <table:table-cell table:style-name="ce5" table:formula="of:=IF(ISBLANK([.H26]);&quot;&quot;;ROUND([.H26];0)-ROUND([.$B26];0))" office:value-type="float" office:value="0" calcext:value-type="float">
            <text:p>0</text:p>
          </table:table-cell>
          <table:table-cell table:style-name="ce17" table:formula="of:=IF(ISBLANK([.H26]);&quot;&quot;;([.I26]/[.$B26])*100)" office:value-type="float" office:value="0" calcext:value-type="float">
            <text:p>0.0</text:p>
          </table:table-cell>
          <table:table-cell table:style-name="ce5" table:formula="of:=IF(AND(NOT(ISBLANK([.I26]));([.I26]=0);SUM(COUNTIF([.$I26];0);COUNTIF([.$R26];0);COUNTIF([.$AA26];0);COUNTIF([.$AJ26];0))=1);&quot;Y&quot;;&quot;&quot;)" office:value-type="string" office:string-value="Y" calcext:value-type="string">
            <text:p>Y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3" office:value-type="float" office:value="89" calcext:value-type="float">
            <text:p>89</text:p>
          </table:table-cell>
          <table:table-cell table:style-name="ce5" table:formula="of:=AVERAGE([.L26:.P26])" office:value-type="float" office:value="89.4" calcext:value-type="float">
            <text:p>89</text:p>
          </table:table-cell>
          <table:table-cell table:style-name="ce5" table:formula="of:=IF(ISBLANK([.Q26]);&quot;&quot;;ROUND([.Q26];0)-ROUND([.$B26];0))" office:value-type="float" office:value="29" calcext:value-type="float">
            <text:p>29</text:p>
          </table:table-cell>
          <table:table-cell table:style-name="ce17" table:formula="of:=IF(ISBLANK([.Q26]);&quot;&quot;;([.R26]/[.$B26])*100)" office:value-type="float" office:value="48.1727574750831" calcext:value-type="float">
            <text:p>48.2</text:p>
          </table:table-cell>
          <table:table-cell table:style-name="ce5" table:formula="of:=IF(AND(NOT(ISBLANK([.R26]));([.R26]=0);SUM(COUNTIF([.$I26];0);COUNTIF([.$R26];0);COUNTIF([.$AA26];0);COUNTIF([.$AJ26];0))=1);&quot;Y&quot;;&quot;&quot;)">
            <text:p/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5" table:formula="of:=AVERAGE([.U26:.Y26])" office:value-type="float" office:value="61" calcext:value-type="float">
            <text:p>61</text:p>
          </table:table-cell>
          <table:table-cell table:style-name="ce5" table:formula="of:=IF(ISBLANK([.Z26]);&quot;&quot;;ROUND([.Z26];0)-ROUND([.$B26];0))" office:value-type="float" office:value="1" calcext:value-type="float">
            <text:p>1</text:p>
          </table:table-cell>
          <table:table-cell table:style-name="ce17" table:formula="of:=IF(ISBLANK([.Z26]);&quot;&quot;;([.AA26]/[.$B26])*100)" office:value-type="float" office:value="1.66112956810631" calcext:value-type="float">
            <text:p>1.7</text:p>
          </table:table-cell>
          <table:table-cell table:style-name="ce5" table:formula="of:=IF(AND(NOT(ISBLANK([.AA26]));([.AA26]=0);SUM(COUNTIF([.$I26];0);COUNTIF([.$R26];0);COUNTIF([.$AA26];0);COUNTIF([.$AJ26];0))=1);&quot;Y&quot;;&quot;&quot;)">
            <text:p/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7" calcext:value-type="float">
            <text:p>77</text:p>
          </table:table-cell>
          <table:table-cell table:style-name="ce5" table:formula="of:=AVERAGE([.AD26:.AH26])" office:value-type="float" office:value="75.6" calcext:value-type="float">
            <text:p>76</text:p>
          </table:table-cell>
          <table:table-cell table:style-name="ce5" table:formula="of:=IF(ISBLANK([.AI26]);&quot;&quot;;ROUND([.AI26];0)-ROUND([.$B26];0))" office:value-type="float" office:value="16" calcext:value-type="float">
            <text:p>16</text:p>
          </table:table-cell>
          <table:table-cell table:style-name="ce17" table:formula="of:=IF(ISBLANK([.AI26]);&quot;&quot;;([.AJ26]/[.$B26])*100)" office:value-type="float" office:value="26.578073089701" calcext:value-type="float">
            <text:p>26.6</text:p>
          </table:table-cell>
          <table:table-cell table:style-name="ce5" table:formula="of:=IF(AND(NOT(ISBLANK([.AJ26]));([.AJ26]=0);SUM(COUNTIF([.$I26];0);COUNTIF([.$R26];0);COUNTIF([.$AA26];0);COUNTIF([.$AJ2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2_02.tst</text:p>
          </table:table-cell>
          <table:table-cell table:formula="of:=MIN([.H27];[.Q27];[.Z27];[.AI27])" office:value-type="float" office:value="215.4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table:style-name="ce5" table:formula="of:=AVERAGE([.C27:.G27])" office:value-type="float" office:value="215.4" calcext:value-type="float">
            <text:p>215</text:p>
          </table:table-cell>
          <table:table-cell table:style-name="ce5" table:formula="of:=IF(ISBLANK([.H27]);&quot;&quot;;ROUND([.H27];0)-ROUND([.$B27];0))" office:value-type="float" office:value="0" calcext:value-type="float">
            <text:p>0</text:p>
          </table:table-cell>
          <table:table-cell table:style-name="ce17" table:formula="of:=IF(ISBLANK([.H27]);&quot;&quot;;([.I27]/[.$B27])*100)" office:value-type="float" office:value="0" calcext:value-type="float">
            <text:p>0.0</text:p>
          </table:table-cell>
          <table:table-cell table:style-name="ce5" table:formula="of:=IF(AND(NOT(ISBLANK([.I27]));([.I27]=0);SUM(COUNTIF([.$I27];0);COUNTIF([.$R27];0);COUNTIF([.$AA27];0);COUNTIF([.$AJ27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27]);&quot;&quot;;ROUND([.Q27];0)-ROUND([.$B27];0))">
            <text:p/>
          </table:table-cell>
          <table:table-cell table:style-name="ce17" table:formula="of:=IF(ISBLANK([.Q27]);&quot;&quot;;([.R27]/[.$B27])*100)">
            <text:p/>
          </table:table-cell>
          <table:table-cell table:style-name="ce5" table:formula="of:=IF(AND(NOT(ISBLANK([.R27]));([.R27]=0);SUM(COUNTIF([.$I27];0);COUNTIF([.$R27];0);COUNTIF([.$AA27];0);COUNTIF([.$AJ27];0))=1);&quot;Y&quot;;&quot;&quot;)">
            <text:p/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table:style-name="ce5" table:formula="of:=AVERAGE([.U27:.Y27])" office:value-type="float" office:value="215.8" calcext:value-type="float">
            <text:p>216</text:p>
          </table:table-cell>
          <table:table-cell table:style-name="ce5" table:formula="of:=IF(ISBLANK([.Z27]);&quot;&quot;;ROUND([.Z27];0)-ROUND([.$B27];0))" office:value-type="float" office:value="1" calcext:value-type="float">
            <text:p>1</text:p>
          </table:table-cell>
          <table:table-cell table:style-name="ce17" table:formula="of:=IF(ISBLANK([.Z27]);&quot;&quot;;([.AA27]/[.$B27])*100)" office:value-type="float" office:value="0.464252553389044" calcext:value-type="float">
            <text:p>0.5</text:p>
          </table:table-cell>
          <table:table-cell table:style-name="ce5" table:formula="of:=IF(AND(NOT(ISBLANK([.AA27]));([.AA27]=0);SUM(COUNTIF([.$I27];0);COUNTIF([.$R27];0);COUNTIF([.$AA27];0);COUNTIF([.$AJ27];0))=1);&quot;Y&quot;;&quot;&quot;)">
            <text:p/>
          </table:table-cell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office:value-type="float" office:value="248" calcext:value-type="float">
            <text:p>248</text:p>
          </table:table-cell>
          <table:table-cell office:value-type="float" office:value="279" calcext:value-type="float">
            <text:p>279</text:p>
          </table:table-cell>
          <table:table-cell table:style-name="ce5" table:formula="of:=AVERAGE([.AD27:.AH27])" office:value-type="float" office:value="251.8" calcext:value-type="float">
            <text:p>252</text:p>
          </table:table-cell>
          <table:table-cell table:style-name="ce5" table:formula="of:=IF(ISBLANK([.AI27]);&quot;&quot;;ROUND([.AI27];0)-ROUND([.$B27];0))" office:value-type="float" office:value="37" calcext:value-type="float">
            <text:p>37</text:p>
          </table:table-cell>
          <table:table-cell table:style-name="ce17" table:formula="of:=IF(ISBLANK([.AI27]);&quot;&quot;;([.AJ27]/[.$B27])*100)" office:value-type="float" office:value="17.1773444753946" calcext:value-type="float">
            <text:p>17.2</text:p>
          </table:table-cell>
          <table:table-cell table:style-name="ce5" table:formula="of:=IF(AND(NOT(ISBLANK([.AJ27]));([.AJ27]=0);SUM(COUNTIF([.$I27];0);COUNTIF([.$R27];0);COUNTIF([.$AA27];0);COUNTIF([.$AJ2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2_03.tst</text:p>
          </table:table-cell>
          <table:table-cell table:formula="of:=MIN([.H28];[.Q28];[.Z28];[.AI28])" office:value-type="float" office:value="183.6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table:style-name="ce5" table:formula="of:=AVERAGE([.C28:.G28])" office:value-type="float" office:value="183.6" calcext:value-type="float">
            <text:p>184</text:p>
          </table:table-cell>
          <table:table-cell table:style-name="ce5" table:formula="of:=IF(ISBLANK([.H28]);&quot;&quot;;ROUND([.H28];0)-ROUND([.$B28];0))" office:value-type="float" office:value="0" calcext:value-type="float">
            <text:p>0</text:p>
          </table:table-cell>
          <table:table-cell table:style-name="ce17" table:formula="of:=IF(ISBLANK([.H28]);&quot;&quot;;([.I28]/[.$B28])*100)" office:value-type="float" office:value="0" calcext:value-type="float">
            <text:p>0.0</text:p>
          </table:table-cell>
          <table:table-cell table:style-name="ce5" table:formula="of:=IF(AND(NOT(ISBLANK([.I28]));([.I28]=0);SUM(COUNTIF([.$I28];0);COUNTIF([.$R28];0);COUNTIF([.$AA28];0);COUNTIF([.$AJ28];0))=1);&quot;Y&quot;;&quot;&quot;)">
            <text:p/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8" calcext:value-type="float">
            <text:p>368</text:p>
          </table:table-cell>
          <table:table-cell table:style-name="ce5" table:formula="of:=AVERAGE([.L28:.P28])" office:value-type="float" office:value="364.4" calcext:value-type="float">
            <text:p>364</text:p>
          </table:table-cell>
          <table:table-cell table:style-name="ce5" table:formula="of:=IF(ISBLANK([.Q28]);&quot;&quot;;ROUND([.Q28];0)-ROUND([.$B28];0))" office:value-type="float" office:value="180" calcext:value-type="float">
            <text:p>180</text:p>
          </table:table-cell>
          <table:table-cell table:style-name="ce17" table:formula="of:=IF(ISBLANK([.Q28]);&quot;&quot;;([.R28]/[.$B28])*100)" office:value-type="float" office:value="98.0392156862745" calcext:value-type="float">
            <text:p>98.0</text:p>
          </table:table-cell>
          <table:table-cell table:style-name="ce5" table:formula="of:=IF(AND(NOT(ISBLANK([.R28]));([.R28]=0);SUM(COUNTIF([.$I28];0);COUNTIF([.$R28];0);COUNTIF([.$AA28];0);COUNTIF([.$AJ28];0))=1);&quot;Y&quot;;&quot;&quot;)">
            <text:p/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table:style-name="ce5" table:formula="of:=AVERAGE([.U28:.Y28])" office:value-type="float" office:value="184" calcext:value-type="float">
            <text:p>184</text:p>
          </table:table-cell>
          <table:table-cell table:style-name="ce5" table:formula="of:=IF(ISBLANK([.Z28]);&quot;&quot;;ROUND([.Z28];0)-ROUND([.$B28];0))" office:value-type="float" office:value="0" calcext:value-type="float">
            <text:p>0</text:p>
          </table:table-cell>
          <table:table-cell table:style-name="ce17" table:formula="of:=IF(ISBLANK([.Z28]);&quot;&quot;;([.AA28]/[.$B28])*100)" office:value-type="float" office:value="0" calcext:value-type="float">
            <text:p>0.0</text:p>
          </table:table-cell>
          <table:table-cell table:style-name="ce5" table:formula="of:=IF(AND(NOT(ISBLANK([.AA28]));([.AA28]=0);SUM(COUNTIF([.$I28];0);COUNTIF([.$R28];0);COUNTIF([.$AA28];0);COUNTIF([.$AJ28];0))=1);&quot;Y&quot;;&quot;&quot;)">
            <text:p/>
          </table:table-cell>
          <table:table-cell office:value-type="float" office:value="213" calcext:value-type="float">
            <text:p>213</text:p>
          </table:table-cell>
          <table:table-cell office:value-type="float" office:value="228" calcext:value-type="float">
            <text:p>228</text:p>
          </table:table-cell>
          <table:table-cell office:value-type="float" office:value="202" calcext:value-type="float">
            <text:p>202</text:p>
          </table:table-cell>
          <table:table-cell office:value-type="float" office:value="227" calcext:value-type="float">
            <text:p>227</text:p>
          </table:table-cell>
          <table:table-cell office:value-type="float" office:value="213" calcext:value-type="float">
            <text:p>213</text:p>
          </table:table-cell>
          <table:table-cell table:style-name="ce5" table:formula="of:=AVERAGE([.AD28:.AH28])" office:value-type="float" office:value="216.6" calcext:value-type="float">
            <text:p>217</text:p>
          </table:table-cell>
          <table:table-cell table:style-name="ce5" table:formula="of:=IF(ISBLANK([.AI28]);&quot;&quot;;ROUND([.AI28];0)-ROUND([.$B28];0))" office:value-type="float" office:value="33" calcext:value-type="float">
            <text:p>33</text:p>
          </table:table-cell>
          <table:table-cell table:style-name="ce17" table:formula="of:=IF(ISBLANK([.AI28]);&quot;&quot;;([.AJ28]/[.$B28])*100)" office:value-type="float" office:value="17.9738562091503" calcext:value-type="float">
            <text:p>18.0</text:p>
          </table:table-cell>
          <table:table-cell table:style-name="ce5" table:formula="of:=IF(AND(NOT(ISBLANK([.AJ28]));([.AJ28]=0);SUM(COUNTIF([.$I28];0);COUNTIF([.$R28];0);COUNTIF([.$AA28];0);COUNTIF([.$AJ2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2_04.tst</text:p>
          </table:table-cell>
          <table:table-cell table:formula="of:=MIN([.H29];[.Q29];[.Z29];[.AI29])" office:value-type="float" office:value="46.2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table:formula="of:=AVERAGE([.C29:.G29])" office:value-type="float" office:value="46.6" calcext:value-type="float">
            <text:p>47</text:p>
          </table:table-cell>
          <table:table-cell table:style-name="ce5" table:formula="of:=IF(ISBLANK([.H29]);&quot;&quot;;ROUND([.H29];0)-ROUND([.$B29];0))" office:value-type="float" office:value="1" calcext:value-type="float">
            <text:p>1</text:p>
          </table:table-cell>
          <table:table-cell table:style-name="ce17" table:formula="of:=IF(ISBLANK([.H29]);&quot;&quot;;([.I29]/[.$B29])*100)" office:value-type="float" office:value="2.16450216450216" calcext:value-type="float">
            <text:p>2.2</text:p>
          </table:table-cell>
          <table:table-cell table:style-name="ce5" table:formula="of:=IF(AND(NOT(ISBLANK([.I29]));([.I29]=0);SUM(COUNTIF([.$I29];0);COUNTIF([.$R29];0);COUNTIF([.$AA29];0);COUNTIF([.$AJ29];0))=1);&quot;Y&quot;;&quot;&quot;)">
            <text:p/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5" table:formula="of:=AVERAGE([.L29:.P29])" office:value-type="float" office:value="68.6" calcext:value-type="float">
            <text:p>69</text:p>
          </table:table-cell>
          <table:table-cell table:style-name="ce5" table:formula="of:=IF(ISBLANK([.Q29]);&quot;&quot;;ROUND([.Q29];0)-ROUND([.$B29];0))" office:value-type="float" office:value="23" calcext:value-type="float">
            <text:p>23</text:p>
          </table:table-cell>
          <table:table-cell table:style-name="ce17" table:formula="of:=IF(ISBLANK([.Q29]);&quot;&quot;;([.R29]/[.$B29])*100)" office:value-type="float" office:value="49.7835497835498" calcext:value-type="float">
            <text:p>49.8</text:p>
          </table:table-cell>
          <table:table-cell table:style-name="ce5" table:formula="of:=IF(AND(NOT(ISBLANK([.R29]));([.R29]=0);SUM(COUNTIF([.$I29];0);COUNTIF([.$R29];0);COUNTIF([.$AA29];0);COUNTIF([.$AJ29];0))=1);&quot;Y&quot;;&quot;&quot;)">
            <text:p/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5" table:formula="of:=AVERAGE([.U29:.Y29])" office:value-type="float" office:value="46.2" calcext:value-type="float">
            <text:p>46</text:p>
          </table:table-cell>
          <table:table-cell table:style-name="ce5" table:formula="of:=IF(ISBLANK([.Z29]);&quot;&quot;;ROUND([.Z29];0)-ROUND([.$B29];0))" office:value-type="float" office:value="0" calcext:value-type="float">
            <text:p>0</text:p>
          </table:table-cell>
          <table:table-cell table:style-name="ce17" table:formula="of:=IF(ISBLANK([.Z29]);&quot;&quot;;([.AA29]/[.$B29])*100)" office:value-type="float" office:value="0" calcext:value-type="float">
            <text:p>0.0</text:p>
          </table:table-cell>
          <table:table-cell table:style-name="ce5" table:formula="of:=IF(AND(NOT(ISBLANK([.AA29]));([.AA29]=0);SUM(COUNTIF([.$I29];0);COUNTIF([.$R29];0);COUNTIF([.$AA29];0);COUNTIF([.$AJ29];0))=1);&quot;Y&quot;;&quot;&quot;)" office:value-type="string" office:string-value="Y" calcext:value-type="string">
            <text:p>Y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5" table:formula="of:=AVERAGE([.AD29:.AH29])" office:value-type="float" office:value="59.8" calcext:value-type="float">
            <text:p>60</text:p>
          </table:table-cell>
          <table:table-cell table:style-name="ce5" table:formula="of:=IF(ISBLANK([.AI29]);&quot;&quot;;ROUND([.AI29];0)-ROUND([.$B29];0))" office:value-type="float" office:value="14" calcext:value-type="float">
            <text:p>14</text:p>
          </table:table-cell>
          <table:table-cell table:style-name="ce17" table:formula="of:=IF(ISBLANK([.AI29]);&quot;&quot;;([.AJ29]/[.$B29])*100)" office:value-type="float" office:value="30.3030303030303" calcext:value-type="float">
            <text:p>30.3</text:p>
          </table:table-cell>
          <table:table-cell table:style-name="ce5" table:formula="of:=IF(AND(NOT(ISBLANK([.AJ29]));([.AJ29]=0);SUM(COUNTIF([.$I29];0);COUNTIF([.$R29];0);COUNTIF([.$AA29];0);COUNTIF([.$AJ2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2_05.tst</text:p>
          </table:table-cell>
          <table:table-cell table:formula="of:=MIN([.H30];[.Q30];[.Z30];[.AI30])" office:value-type="float" office:value="45.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6" calcext:value-type="float">
            <text:p>46</text:p>
          </table:table-cell>
          <table:table-cell table:style-name="ce5" table:formula="of:=AVERAGE([.C30:.G30])" office:value-type="float" office:value="45.8" calcext:value-type="float">
            <text:p>46</text:p>
          </table:table-cell>
          <table:table-cell table:style-name="ce5" table:formula="of:=IF(ISBLANK([.H30]);&quot;&quot;;ROUND([.H30];0)-ROUND([.$B30];0))" office:value-type="float" office:value="0" calcext:value-type="float">
            <text:p>0</text:p>
          </table:table-cell>
          <table:table-cell table:style-name="ce17" table:formula="of:=IF(ISBLANK([.H30]);&quot;&quot;;([.I30]/[.$B30])*100)" office:value-type="float" office:value="0" calcext:value-type="float">
            <text:p>0.0</text:p>
          </table:table-cell>
          <table:table-cell table:style-name="ce5" table:formula="of:=IF(AND(NOT(ISBLANK([.I30]));([.I30]=0);SUM(COUNTIF([.$I30];0);COUNTIF([.$R30];0);COUNTIF([.$AA30];0);COUNTIF([.$AJ30];0))=1);&quot;Y&quot;;&quot;&quot;)">
            <text:p/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style-name="ce5" table:formula="of:=AVERAGE([.L30:.P30])" office:value-type="float" office:value="68" calcext:value-type="float">
            <text:p>68</text:p>
          </table:table-cell>
          <table:table-cell table:style-name="ce5" table:formula="of:=IF(ISBLANK([.Q30]);&quot;&quot;;ROUND([.Q30];0)-ROUND([.$B30];0))" office:value-type="float" office:value="22" calcext:value-type="float">
            <text:p>22</text:p>
          </table:table-cell>
          <table:table-cell table:style-name="ce17" table:formula="of:=IF(ISBLANK([.Q30]);&quot;&quot;;([.R30]/[.$B30])*100)" office:value-type="float" office:value="48.2456140350877" calcext:value-type="float">
            <text:p>48.2</text:p>
          </table:table-cell>
          <table:table-cell table:style-name="ce5" table:formula="of:=IF(AND(NOT(ISBLANK([.R30]));([.R30]=0);SUM(COUNTIF([.$I30];0);COUNTIF([.$R30];0);COUNTIF([.$AA30];0);COUNTIF([.$AJ30];0))=1);&quot;Y&quot;;&quot;&quot;)">
            <text:p/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table:formula="of:=AVERAGE([.U30:.Y30])" office:value-type="float" office:value="45.6" calcext:value-type="float">
            <text:p>46</text:p>
          </table:table-cell>
          <table:table-cell table:style-name="ce5" table:formula="of:=IF(ISBLANK([.Z30]);&quot;&quot;;ROUND([.Z30];0)-ROUND([.$B30];0))" office:value-type="float" office:value="0" calcext:value-type="float">
            <text:p>0</text:p>
          </table:table-cell>
          <table:table-cell table:style-name="ce17" table:formula="of:=IF(ISBLANK([.Z30]);&quot;&quot;;([.AA30]/[.$B30])*100)" office:value-type="float" office:value="0" calcext:value-type="float">
            <text:p>0.0</text:p>
          </table:table-cell>
          <table:table-cell table:style-name="ce5" table:formula="of:=IF(AND(NOT(ISBLANK([.AA30]));([.AA30]=0);SUM(COUNTIF([.$I30];0);COUNTIF([.$R30];0);COUNTIF([.$AA30];0);COUNTIF([.$AJ30];0))=1);&quot;Y&quot;;&quot;&quot;)">
            <text:p/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style-name="ce5" table:formula="of:=AVERAGE([.AD30:.AH30])" office:value-type="float" office:value="58.4" calcext:value-type="float">
            <text:p>58</text:p>
          </table:table-cell>
          <table:table-cell table:style-name="ce5" table:formula="of:=IF(ISBLANK([.AI30]);&quot;&quot;;ROUND([.AI30];0)-ROUND([.$B30];0))" office:value-type="float" office:value="12" calcext:value-type="float">
            <text:p>12</text:p>
          </table:table-cell>
          <table:table-cell table:style-name="ce17" table:formula="of:=IF(ISBLANK([.AI30]);&quot;&quot;;([.AJ30]/[.$B30])*100)" office:value-type="float" office:value="26.3157894736842" calcext:value-type="float">
            <text:p>26.3</text:p>
          </table:table-cell>
          <table:table-cell table:style-name="ce5" table:formula="of:=IF(AND(NOT(ISBLANK([.AJ30]));([.AJ30]=0);SUM(COUNTIF([.$I30];0);COUNTIF([.$R30];0);COUNTIF([.$AA30];0);COUNTIF([.$AJ3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2_06.tst</text:p>
          </table:table-cell>
          <table:table-cell table:formula="of:=MIN([.H31];[.Q31];[.Z31];[.AI31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table:formula="of:=AVERAGE([.C31:.G31])" office:value-type="float" office:value="27" calcext:value-type="float">
            <text:p>27</text:p>
          </table:table-cell>
          <table:table-cell table:style-name="ce5" table:formula="of:=IF(ISBLANK([.H31]);&quot;&quot;;ROUND([.H31];0)-ROUND([.$B31];0))" office:value-type="float" office:value="0" calcext:value-type="float">
            <text:p>0</text:p>
          </table:table-cell>
          <table:table-cell table:style-name="ce17" table:formula="of:=IF(ISBLANK([.H31]);&quot;&quot;;([.I31]/[.$B31])*100)" office:value-type="float" office:value="0" calcext:value-type="float">
            <text:p>0.0</text:p>
          </table:table-cell>
          <table:table-cell table:style-name="ce5" table:formula="of:=IF(AND(NOT(ISBLANK([.I31]));([.I31]=0);SUM(COUNTIF([.$I31];0);COUNTIF([.$R31];0);COUNTIF([.$AA31];0);COUNTIF([.$AJ31];0))=1);&quot;Y&quot;;&quot;&quot;)">
            <text:p/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table:formula="of:=AVERAGE([.L31:.P31])" office:value-type="float" office:value="27" calcext:value-type="float">
            <text:p>27</text:p>
          </table:table-cell>
          <table:table-cell table:style-name="ce5" table:formula="of:=IF(ISBLANK([.Q31]);&quot;&quot;;ROUND([.Q31];0)-ROUND([.$B31];0))" office:value-type="float" office:value="0" calcext:value-type="float">
            <text:p>0</text:p>
          </table:table-cell>
          <table:table-cell table:style-name="ce17" table:formula="of:=IF(ISBLANK([.Q31]);&quot;&quot;;([.R31]/[.$B31])*100)" office:value-type="float" office:value="0" calcext:value-type="float">
            <text:p>0.0</text:p>
          </table:table-cell>
          <table:table-cell table:style-name="ce5" table:formula="of:=IF(AND(NOT(ISBLANK([.R31]));([.R31]=0);SUM(COUNTIF([.$I31];0);COUNTIF([.$R31];0);COUNTIF([.$AA31];0);COUNTIF([.$AJ31];0))=1);&quot;Y&quot;;&quot;&quot;)">
            <text:p/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style-name="ce5" table:formula="of:=AVERAGE([.U31:.Y31])" office:value-type="float" office:value="27.2" calcext:value-type="float">
            <text:p>27</text:p>
          </table:table-cell>
          <table:table-cell table:style-name="ce5" table:formula="of:=IF(ISBLANK([.Z31]);&quot;&quot;;ROUND([.Z31];0)-ROUND([.$B31];0))" office:value-type="float" office:value="0" calcext:value-type="float">
            <text:p>0</text:p>
          </table:table-cell>
          <table:table-cell table:style-name="ce17" table:formula="of:=IF(ISBLANK([.Z31]);&quot;&quot;;([.AA31]/[.$B31])*100)" office:value-type="float" office:value="0" calcext:value-type="float">
            <text:p>0.0</text:p>
          </table:table-cell>
          <table:table-cell table:style-name="ce5" table:formula="of:=IF(AND(NOT(ISBLANK([.AA31]));([.AA31]=0);SUM(COUNTIF([.$I31];0);COUNTIF([.$R31];0);COUNTIF([.$AA31];0);COUNTIF([.$AJ31];0))=1);&quot;Y&quot;;&quot;&quot;)">
            <text:p/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table:formula="of:=AVERAGE([.AD31:.AH31])" office:value-type="float" office:value="34.6" calcext:value-type="float">
            <text:p>35</text:p>
          </table:table-cell>
          <table:table-cell table:style-name="ce5" table:formula="of:=IF(ISBLANK([.AI31]);&quot;&quot;;ROUND([.AI31];0)-ROUND([.$B31];0))" office:value-type="float" office:value="8" calcext:value-type="float">
            <text:p>8</text:p>
          </table:table-cell>
          <table:table-cell table:style-name="ce17" table:formula="of:=IF(ISBLANK([.AI31]);&quot;&quot;;([.AJ31]/[.$B31])*100)" office:value-type="float" office:value="29.6296296296296" calcext:value-type="float">
            <text:p>29.6</text:p>
          </table:table-cell>
          <table:table-cell table:style-name="ce5" table:formula="of:=IF(AND(NOT(ISBLANK([.AJ31]));([.AJ31]=0);SUM(COUNTIF([.$I31];0);COUNTIF([.$R31];0);COUNTIF([.$AA31];0);COUNTIF([.$AJ3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1.tst</text:p>
          </table:table-cell>
          <table:table-cell table:formula="of:=MIN([.H32];[.Q32];[.Z32];[.AI32])" office:value-type="float" office:value="90.6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5" table:formula="of:=AVERAGE([.C32:.G32])" office:value-type="float" office:value="91" calcext:value-type="float">
            <text:p>91</text:p>
          </table:table-cell>
          <table:table-cell table:style-name="ce5" table:formula="of:=IF(ISBLANK([.H32]);&quot;&quot;;ROUND([.H32];0)-ROUND([.$B32];0))" office:value-type="float" office:value="0" calcext:value-type="float">
            <text:p>0</text:p>
          </table:table-cell>
          <table:table-cell table:style-name="ce17" table:formula="of:=IF(ISBLANK([.H32]);&quot;&quot;;([.I32]/[.$B32])*100)" office:value-type="float" office:value="0" calcext:value-type="float">
            <text:p>0.0</text:p>
          </table:table-cell>
          <table:table-cell table:style-name="ce5" table:formula="of:=IF(AND(NOT(ISBLANK([.I32]));([.I32]=0);SUM(COUNTIF([.$I32];0);COUNTIF([.$R32];0);COUNTIF([.$AA32];0);COUNTIF([.$AJ32];0))=1);&quot;Y&quot;;&quot;&quot;)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style-name="ce5" table:formula="of:=AVERAGE([.L32:.P32])" office:value-type="float" office:value="95.6" calcext:value-type="float">
            <text:p>96</text:p>
          </table:table-cell>
          <table:table-cell table:style-name="ce5" table:formula="of:=IF(ISBLANK([.Q32]);&quot;&quot;;ROUND([.Q32];0)-ROUND([.$B32];0))" office:value-type="float" office:value="5" calcext:value-type="float">
            <text:p>5</text:p>
          </table:table-cell>
          <table:table-cell table:style-name="ce17" table:formula="of:=IF(ISBLANK([.Q32]);&quot;&quot;;([.R32]/[.$B32])*100)" office:value-type="float" office:value="5.51876379690949" calcext:value-type="float">
            <text:p>5.5</text:p>
          </table:table-cell>
          <table:table-cell table:style-name="ce5" table:formula="of:=IF(AND(NOT(ISBLANK([.R32]));([.R32]=0);SUM(COUNTIF([.$I32];0);COUNTIF([.$R32];0);COUNTIF([.$AA32];0);COUNTIF([.$AJ32];0))=1);&quot;Y&quot;;&quot;&quot;)">
            <text:p/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table:style-name="ce5" table:formula="of:=AVERAGE([.U32:.Y32])" office:value-type="float" office:value="90.6" calcext:value-type="float">
            <text:p>91</text:p>
          </table:table-cell>
          <table:table-cell table:style-name="ce5" table:formula="of:=IF(ISBLANK([.Z32]);&quot;&quot;;ROUND([.Z32];0)-ROUND([.$B32];0))" office:value-type="float" office:value="0" calcext:value-type="float">
            <text:p>0</text:p>
          </table:table-cell>
          <table:table-cell table:style-name="ce17" table:formula="of:=IF(ISBLANK([.Z32]);&quot;&quot;;([.AA32]/[.$B32])*100)" office:value-type="float" office:value="0" calcext:value-type="float">
            <text:p>0.0</text:p>
          </table:table-cell>
          <table:table-cell table:style-name="ce5" table:formula="of:=IF(AND(NOT(ISBLANK([.AA32]));([.AA32]=0);SUM(COUNTIF([.$I32];0);COUNTIF([.$R32];0);COUNTIF([.$AA32];0);COUNTIF([.$AJ32];0))=1);&quot;Y&quot;;&quot;&quot;)">
            <text:p/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table:style-name="ce5" table:formula="of:=AVERAGE([.AD32:.AH32])" office:value-type="float" office:value="108.4" calcext:value-type="float">
            <text:p>108</text:p>
          </table:table-cell>
          <table:table-cell table:style-name="ce5" table:formula="of:=IF(ISBLANK([.AI32]);&quot;&quot;;ROUND([.AI32];0)-ROUND([.$B32];0))" office:value-type="float" office:value="17" calcext:value-type="float">
            <text:p>17</text:p>
          </table:table-cell>
          <table:table-cell table:style-name="ce17" table:formula="of:=IF(ISBLANK([.AI32]);&quot;&quot;;([.AJ32]/[.$B32])*100)" office:value-type="float" office:value="18.7637969094923" calcext:value-type="float">
            <text:p>18.8</text:p>
          </table:table-cell>
          <table:table-cell table:style-name="ce5" table:formula="of:=IF(AND(NOT(ISBLANK([.AJ32]));([.AJ32]=0);SUM(COUNTIF([.$I32];0);COUNTIF([.$R32];0);COUNTIF([.$AA32];0);COUNTIF([.$AJ3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2.tst</text:p>
          </table:table-cell>
          <table:table-cell table:formula="of:=MIN([.H33];[.Q33];[.Z33];[.AI33])" office:value-type="float" office:value="77.6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style-name="ce5" table:formula="of:=AVERAGE([.C33:.G33])" office:value-type="float" office:value="78.2" calcext:value-type="float">
            <text:p>78</text:p>
          </table:table-cell>
          <table:table-cell table:style-name="ce5" table:formula="of:=IF(ISBLANK([.H33]);&quot;&quot;;ROUND([.H33];0)-ROUND([.$B33];0))" office:value-type="float" office:value="0" calcext:value-type="float">
            <text:p>0</text:p>
          </table:table-cell>
          <table:table-cell table:style-name="ce17" table:formula="of:=IF(ISBLANK([.H33]);&quot;&quot;;([.I33]/[.$B33])*100)" office:value-type="float" office:value="0" calcext:value-type="float">
            <text:p>0.0</text:p>
          </table:table-cell>
          <table:table-cell table:style-name="ce5" table:formula="of:=IF(AND(NOT(ISBLANK([.I33]));([.I33]=0);SUM(COUNTIF([.$I33];0);COUNTIF([.$R33];0);COUNTIF([.$AA33];0);COUNTIF([.$AJ33];0))=1);&quot;Y&quot;;&quot;&quot;)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style-name="ce5" table:formula="of:=AVERAGE([.L33:.P33])" office:value-type="float" office:value="79.8" calcext:value-type="float">
            <text:p>80</text:p>
          </table:table-cell>
          <table:table-cell table:style-name="ce5" table:formula="of:=IF(ISBLANK([.Q33]);&quot;&quot;;ROUND([.Q33];0)-ROUND([.$B33];0))" office:value-type="float" office:value="2" calcext:value-type="float">
            <text:p>2</text:p>
          </table:table-cell>
          <table:table-cell table:style-name="ce17" table:formula="of:=IF(ISBLANK([.Q33]);&quot;&quot;;([.R33]/[.$B33])*100)" office:value-type="float" office:value="2.57731958762887" calcext:value-type="float">
            <text:p>2.6</text:p>
          </table:table-cell>
          <table:table-cell table:style-name="ce5" table:formula="of:=IF(AND(NOT(ISBLANK([.R33]));([.R33]=0);SUM(COUNTIF([.$I33];0);COUNTIF([.$R33];0);COUNTIF([.$AA33];0);COUNTIF([.$AJ33];0))=1);&quot;Y&quot;;&quot;&quot;)">
            <text:p/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3" office:value-type="float" office:value="78" calcext:value-type="float">
            <text:p>78</text:p>
          </table:table-cell>
          <table:table-cell table:style-name="ce5" table:formula="of:=AVERAGE([.U33:.Y33])" office:value-type="float" office:value="77.6" calcext:value-type="float">
            <text:p>78</text:p>
          </table:table-cell>
          <table:table-cell table:style-name="ce5" table:formula="of:=IF(ISBLANK([.Z33]);&quot;&quot;;ROUND([.Z33];0)-ROUND([.$B33];0))" office:value-type="float" office:value="0" calcext:value-type="float">
            <text:p>0</text:p>
          </table:table-cell>
          <table:table-cell table:style-name="ce17" table:formula="of:=IF(ISBLANK([.Z33]);&quot;&quot;;([.AA33]/[.$B33])*100)" office:value-type="float" office:value="0" calcext:value-type="float">
            <text:p>0.0</text:p>
          </table:table-cell>
          <table:table-cell table:style-name="ce5" table:formula="of:=IF(AND(NOT(ISBLANK([.AA33]));([.AA33]=0);SUM(COUNTIF([.$I33];0);COUNTIF([.$R33];0);COUNTIF([.$AA33];0);COUNTIF([.$AJ33];0))=1);&quot;Y&quot;;&quot;&quot;)">
            <text:p/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style-name="ce5" table:formula="of:=AVERAGE([.AD33:.AH33])" office:value-type="float" office:value="93.2" calcext:value-type="float">
            <text:p>93</text:p>
          </table:table-cell>
          <table:table-cell table:style-name="ce5" table:formula="of:=IF(ISBLANK([.AI33]);&quot;&quot;;ROUND([.AI33];0)-ROUND([.$B33];0))" office:value-type="float" office:value="15" calcext:value-type="float">
            <text:p>15</text:p>
          </table:table-cell>
          <table:table-cell table:style-name="ce17" table:formula="of:=IF(ISBLANK([.AI33]);&quot;&quot;;([.AJ33]/[.$B33])*100)" office:value-type="float" office:value="19.3298969072165" calcext:value-type="float">
            <text:p>19.3</text:p>
          </table:table-cell>
          <table:table-cell table:style-name="ce5" table:formula="of:=IF(AND(NOT(ISBLANK([.AJ33]));([.AJ33]=0);SUM(COUNTIF([.$I33];0);COUNTIF([.$R33];0);COUNTIF([.$AA33];0);COUNTIF([.$AJ3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3.tst</text:p>
          </table:table-cell>
          <table:table-cell table:formula="of:=MIN([.H34];[.Q34];[.Z34];[.AI34])" office:value-type="float" office:value="153" calcext:value-type="float">
            <text:p>153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table:style-name="ce5" table:formula="of:=AVERAGE([.C34:.G34])" office:value-type="float" office:value="154.2" calcext:value-type="float">
            <text:p>154</text:p>
          </table:table-cell>
          <table:table-cell table:style-name="ce5" table:formula="of:=IF(ISBLANK([.H34]);&quot;&quot;;ROUND([.H34];0)-ROUND([.$B34];0))" office:value-type="float" office:value="1" calcext:value-type="float">
            <text:p>1</text:p>
          </table:table-cell>
          <table:table-cell table:style-name="ce17" table:formula="of:=IF(ISBLANK([.H34]);&quot;&quot;;([.I34]/[.$B34])*100)" office:value-type="float" office:value="0.65359477124183" calcext:value-type="float">
            <text:p>0.7</text:p>
          </table:table-cell>
          <table:table-cell table:style-name="ce5" table:formula="of:=IF(AND(NOT(ISBLANK([.I34]));([.I34]=0);SUM(COUNTIF([.$I34];0);COUNTIF([.$R34];0);COUNTIF([.$AA34];0);COUNTIF([.$AJ34];0))=1);&quot;Y&quot;;&quot;&quot;)">
            <text:p/>
          </table:table-cell>
          <table:table-cell office:value-type="float" office:value="1004" calcext:value-type="float">
            <text:p>1004</text:p>
          </table:table-cell>
          <table:table-cell office:value-type="float" office:value="1011" calcext:value-type="float">
            <text:p>1011</text:p>
          </table:table-cell>
          <table:table-cell office:value-type="float" office:value="1009" calcext:value-type="float">
            <text:p>1009</text:p>
          </table:table-cell>
          <table:table-cell office:value-type="float" office:value="1004" calcext:value-type="float">
            <text:p>1004</text:p>
          </table:table-cell>
          <table:table-cell office:value-type="float" office:value="1012" calcext:value-type="float">
            <text:p>1012</text:p>
          </table:table-cell>
          <table:table-cell table:style-name="ce5" table:formula="of:=AVERAGE([.L34:.P34])" office:value-type="float" office:value="1008" calcext:value-type="float">
            <text:p>1008</text:p>
          </table:table-cell>
          <table:table-cell table:style-name="ce5" table:formula="of:=IF(ISBLANK([.Q34]);&quot;&quot;;ROUND([.Q34];0)-ROUND([.$B34];0))" office:value-type="float" office:value="855" calcext:value-type="float">
            <text:p>855</text:p>
          </table:table-cell>
          <table:table-cell table:style-name="ce17" table:formula="of:=IF(ISBLANK([.Q34]);&quot;&quot;;([.R34]/[.$B34])*100)" office:value-type="float" office:value="558.823529411765" calcext:value-type="float">
            <text:p>558.8</text:p>
          </table:table-cell>
          <table:table-cell table:style-name="ce5" table:formula="of:=IF(AND(NOT(ISBLANK([.R34]));([.R34]=0);SUM(COUNTIF([.$I34];0);COUNTIF([.$R34];0);COUNTIF([.$AA34];0);COUNTIF([.$AJ34];0))=1);&quot;Y&quot;;&quot;&quot;)">
            <text:p/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style-name="ce5" table:formula="of:=AVERAGE([.U34:.Y34])" office:value-type="float" office:value="153" calcext:value-type="float">
            <text:p>153</text:p>
          </table:table-cell>
          <table:table-cell table:style-name="ce5" table:formula="of:=IF(ISBLANK([.Z34]);&quot;&quot;;ROUND([.Z34];0)-ROUND([.$B34];0))" office:value-type="float" office:value="0" calcext:value-type="float">
            <text:p>0</text:p>
          </table:table-cell>
          <table:table-cell table:style-name="ce17" table:formula="of:=IF(ISBLANK([.Z34]);&quot;&quot;;([.AA34]/[.$B34])*100)" office:value-type="float" office:value="0" calcext:value-type="float">
            <text:p>0.0</text:p>
          </table:table-cell>
          <table:table-cell table:style-name="ce5" table:formula="of:=IF(AND(NOT(ISBLANK([.AA34]));([.AA34]=0);SUM(COUNTIF([.$I34];0);COUNTIF([.$R34];0);COUNTIF([.$AA34];0);COUNTIF([.$AJ34];0))=1);&quot;Y&quot;;&quot;&quot;)" office:value-type="string" office:string-value="Y" calcext:value-type="string">
            <text:p>Y</text:p>
          </table:table-cell>
          <table:table-cell office:value-type="float" office:value="194" calcext:value-type="float">
            <text:p>194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style-name="ce5" table:formula="of:=AVERAGE([.AD34:.AH34])" office:value-type="float" office:value="187" calcext:value-type="float">
            <text:p>187</text:p>
          </table:table-cell>
          <table:table-cell table:style-name="ce5" table:formula="of:=IF(ISBLANK([.AI34]);&quot;&quot;;ROUND([.AI34];0)-ROUND([.$B34];0))" office:value-type="float" office:value="34" calcext:value-type="float">
            <text:p>34</text:p>
          </table:table-cell>
          <table:table-cell table:style-name="ce17" table:formula="of:=IF(ISBLANK([.AI34]);&quot;&quot;;([.AJ34]/[.$B34])*100)" office:value-type="float" office:value="22.2222222222222" calcext:value-type="float">
            <text:p>22.2</text:p>
          </table:table-cell>
          <table:table-cell table:style-name="ce5" table:formula="of:=IF(AND(NOT(ISBLANK([.AJ34]));([.AJ34]=0);SUM(COUNTIF([.$I34];0);COUNTIF([.$R34];0);COUNTIF([.$AA34];0);COUNTIF([.$AJ3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4.tst</text:p>
          </table:table-cell>
          <table:table-cell table:formula="of:=MIN([.H35];[.Q35];[.Z35];[.AI35])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503" calcext:value-type="float">
            <text:p>503</text:p>
          </table:table-cell>
          <table:table-cell table:style-name="ce5" table:formula="of:=AVERAGE([.C35:.G35])" office:value-type="float" office:value="498" calcext:value-type="float">
            <text:p>498</text:p>
          </table:table-cell>
          <table:table-cell table:style-name="ce5" table:formula="of:=IF(ISBLANK([.H35]);&quot;&quot;;ROUND([.H35];0)-ROUND([.$B35];0))" office:value-type="float" office:value="0" calcext:value-type="float">
            <text:p>0</text:p>
          </table:table-cell>
          <table:table-cell table:style-name="ce17" table:formula="of:=IF(ISBLANK([.H35]);&quot;&quot;;([.I35]/[.$B35])*100)" office:value-type="float" office:value="0" calcext:value-type="float">
            <text:p>0.0</text:p>
          </table:table-cell>
          <table:table-cell table:style-name="ce5" table:formula="of:=IF(AND(NOT(ISBLANK([.I35]));([.I35]=0);SUM(COUNTIF([.$I35];0);COUNTIF([.$R35];0);COUNTIF([.$AA35];0);COUNTIF([.$AJ35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35]);&quot;&quot;;ROUND([.Q35];0)-ROUND([.$B35];0))">
            <text:p/>
          </table:table-cell>
          <table:table-cell table:style-name="ce17" table:formula="of:=IF(ISBLANK([.Q35]);&quot;&quot;;([.R35]/[.$B35])*100)">
            <text:p/>
          </table:table-cell>
          <table:table-cell table:style-name="ce5" table:formula="of:=IF(AND(NOT(ISBLANK([.R35]));([.R35]=0);SUM(COUNTIF([.$I35];0);COUNTIF([.$R35];0);COUNTIF([.$AA35];0);COUNTIF([.$AJ35];0))=1);&quot;Y&quot;;&quot;&quot;)">
            <text:p/>
          </table:table-cell>
          <table:table-cell office:value-type="float" office:value="508" calcext:value-type="float">
            <text:p>508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float" office:value="501" calcext:value-type="float">
            <text:p>501</text:p>
          </table:table-cell>
          <table:table-cell table:style-name="ce5" table:formula="of:=AVERAGE([.U35:.Y35])" office:value-type="float" office:value="503.2" calcext:value-type="float">
            <text:p>503</text:p>
          </table:table-cell>
          <table:table-cell table:style-name="ce5" table:formula="of:=IF(ISBLANK([.Z35]);&quot;&quot;;ROUND([.Z35];0)-ROUND([.$B35];0))" office:value-type="float" office:value="5" calcext:value-type="float">
            <text:p>5</text:p>
          </table:table-cell>
          <table:table-cell table:style-name="ce17" table:formula="of:=IF(ISBLANK([.Z35]);&quot;&quot;;([.AA35]/[.$B35])*100)" office:value-type="float" office:value="1.00401606425703" calcext:value-type="float">
            <text:p>1.0</text:p>
          </table:table-cell>
          <table:table-cell table:style-name="ce5" table:formula="of:=IF(AND(NOT(ISBLANK([.AA35]));([.AA35]=0);SUM(COUNTIF([.$I35];0);COUNTIF([.$R35];0);COUNTIF([.$AA35];0);COUNTIF([.$AJ35];0))=1);&quot;Y&quot;;&quot;&quot;)">
            <text:p/>
          </table:table-cell>
          <table:table-cell office:value-type="float" office:value="579" calcext:value-type="float">
            <text:p>579</text:p>
          </table:table-cell>
          <table:table-cell office:value-type="float" office:value="562" calcext:value-type="float">
            <text:p>562</text:p>
          </table:table-cell>
          <table:table-cell office:value-type="float" office:value="546" calcext:value-type="float">
            <text:p>546</text:p>
          </table:table-cell>
          <table:table-cell office:value-type="float" office:value="568" calcext:value-type="float">
            <text:p>568</text:p>
          </table:table-cell>
          <table:table-cell office:value-type="float" office:value="576" calcext:value-type="float">
            <text:p>576</text:p>
          </table:table-cell>
          <table:table-cell table:style-name="ce5" table:formula="of:=AVERAGE([.AD35:.AH35])" office:value-type="float" office:value="566.2" calcext:value-type="float">
            <text:p>566</text:p>
          </table:table-cell>
          <table:table-cell table:style-name="ce5" table:formula="of:=IF(ISBLANK([.AI35]);&quot;&quot;;ROUND([.AI35];0)-ROUND([.$B35];0))" office:value-type="float" office:value="68" calcext:value-type="float">
            <text:p>68</text:p>
          </table:table-cell>
          <table:table-cell table:style-name="ce17" table:formula="of:=IF(ISBLANK([.AI35]);&quot;&quot;;([.AJ35]/[.$B35])*100)" office:value-type="float" office:value="13.6546184738956" calcext:value-type="float">
            <text:p>13.7</text:p>
          </table:table-cell>
          <table:table-cell table:style-name="ce5" table:formula="of:=IF(AND(NOT(ISBLANK([.AJ35]));([.AJ35]=0);SUM(COUNTIF([.$I35];0);COUNTIF([.$R35];0);COUNTIF([.$AA35];0);COUNTIF([.$AJ3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5.tst</text:p>
          </table:table-cell>
          <table:table-cell table:formula="of:=MIN([.H36];[.Q36];[.Z36];[.AI36])" office:value-type="float" office:value="883.8" calcext:value-type="float">
            <text:p>884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8" calcext:value-type="float">
            <text:p>888</text:p>
          </table:table-cell>
          <table:table-cell office:value-type="float" office:value="880" calcext:value-type="float">
            <text:p>880</text:p>
          </table:table-cell>
          <table:table-cell office:value-type="float" office:value="889" calcext:value-type="float">
            <text:p>889</text:p>
          </table:table-cell>
          <table:table-cell table:style-name="ce5" table:formula="of:=AVERAGE([.C36:.G36])" office:value-type="float" office:value="884" calcext:value-type="float">
            <text:p>884</text:p>
          </table:table-cell>
          <table:table-cell table:style-name="ce5" table:formula="of:=IF(ISBLANK([.H36]);&quot;&quot;;ROUND([.H36];0)-ROUND([.$B36];0))" office:value-type="float" office:value="0" calcext:value-type="float">
            <text:p>0</text:p>
          </table:table-cell>
          <table:table-cell table:style-name="ce17" table:formula="of:=IF(ISBLANK([.H36]);&quot;&quot;;([.I36]/[.$B36])*100)" office:value-type="float" office:value="0" calcext:value-type="float">
            <text:p>0.0</text:p>
          </table:table-cell>
          <table:table-cell table:style-name="ce5" table:formula="of:=IF(AND(NOT(ISBLANK([.I36]));([.I36]=0);SUM(COUNTIF([.$I36];0);COUNTIF([.$R36];0);COUNTIF([.$AA36];0);COUNTIF([.$AJ36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36]);&quot;&quot;;ROUND([.Q36];0)-ROUND([.$B36];0))">
            <text:p/>
          </table:table-cell>
          <table:table-cell table:style-name="ce17" table:formula="of:=IF(ISBLANK([.Q36]);&quot;&quot;;([.R36]/[.$B36])*100)">
            <text:p/>
          </table:table-cell>
          <table:table-cell table:style-name="ce5" table:formula="of:=IF(AND(NOT(ISBLANK([.R36]));([.R36]=0);SUM(COUNTIF([.$I36];0);COUNTIF([.$R36];0);COUNTIF([.$AA36];0);COUNTIF([.$AJ36];0))=1);&quot;Y&quot;;&quot;&quot;)">
            <text:p/>
          </table:table-cell>
          <table:table-cell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office:value-type="float" office:value="892" calcext:value-type="float">
            <text:p>892</text:p>
          </table:table-cell>
          <table:table-cell office:value-type="float" office:value="882" calcext:value-type="float">
            <text:p>882</text:p>
          </table:table-cell>
          <table:table-cell office:value-type="float" office:value="884" calcext:value-type="float">
            <text:p>884</text:p>
          </table:table-cell>
          <table:table-cell table:style-name="ce5" table:formula="of:=AVERAGE([.U36:.Y36])" office:value-type="float" office:value="883.8" calcext:value-type="float">
            <text:p>884</text:p>
          </table:table-cell>
          <table:table-cell table:style-name="ce5" table:formula="of:=IF(ISBLANK([.Z36]);&quot;&quot;;ROUND([.Z36];0)-ROUND([.$B36];0))" office:value-type="float" office:value="0" calcext:value-type="float">
            <text:p>0</text:p>
          </table:table-cell>
          <table:table-cell table:style-name="ce17" table:formula="of:=IF(ISBLANK([.Z36]);&quot;&quot;;([.AA36]/[.$B36])*100)" office:value-type="float" office:value="0" calcext:value-type="float">
            <text:p>0.0</text:p>
          </table:table-cell>
          <table:table-cell table:style-name="ce5" table:formula="of:=IF(AND(NOT(ISBLANK([.AA36]));([.AA36]=0);SUM(COUNTIF([.$I36];0);COUNTIF([.$R36];0);COUNTIF([.$AA36];0);COUNTIF([.$AJ36];0))=1);&quot;Y&quot;;&quot;&quot;)">
            <text:p/>
          </table:table-cell>
          <table:table-cell office:value-type="float" office:value="1030" calcext:value-type="float">
            <text:p>1030</text:p>
          </table:table-cell>
          <table:table-cell office:value-type="float" office:value="986" calcext:value-type="float">
            <text:p>986</text:p>
          </table:table-cell>
          <table:table-cell office:value-type="float" office:value="972" calcext:value-type="float">
            <text:p>972</text:p>
          </table:table-cell>
          <table:table-cell office:value-type="float" office:value="1008" calcext:value-type="float">
            <text:p>1008</text:p>
          </table:table-cell>
          <table:table-cell office:value-type="float" office:value="1029" calcext:value-type="float">
            <text:p>1029</text:p>
          </table:table-cell>
          <table:table-cell table:style-name="ce5" table:formula="of:=AVERAGE([.AD36:.AH36])" office:value-type="float" office:value="1005" calcext:value-type="float">
            <text:p>1005</text:p>
          </table:table-cell>
          <table:table-cell table:style-name="ce5" table:formula="of:=IF(ISBLANK([.AI36]);&quot;&quot;;ROUND([.AI36];0)-ROUND([.$B36];0))" office:value-type="float" office:value="121" calcext:value-type="float">
            <text:p>121</text:p>
          </table:table-cell>
          <table:table-cell table:style-name="ce17" table:formula="of:=IF(ISBLANK([.AI36]);&quot;&quot;;([.AJ36]/[.$B36])*100)" office:value-type="float" office:value="13.6908802896583" calcext:value-type="float">
            <text:p>13.7</text:p>
          </table:table-cell>
          <table:table-cell table:style-name="ce5" table:formula="of:=IF(AND(NOT(ISBLANK([.AJ36]));([.AJ36]=0);SUM(COUNTIF([.$I36];0);COUNTIF([.$R36];0);COUNTIF([.$AA36];0);COUNTIF([.$AJ3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6.tst</text:p>
          </table:table-cell>
          <table:table-cell table:formula="of:=MIN([.H37];[.Q37];[.Z37];[.AI37])" office:value-type="float" office:value="445.8" calcext:value-type="float">
            <text:p>446</text:p>
          </table:table-cell>
          <table:table-cell office:value-type="float" office:value="443" calcext:value-type="float">
            <text:p>443</text:p>
          </table:table-cell>
          <table:table-cell office:value-type="float" office:value="446" calcext:value-type="float">
            <text:p>446</text:p>
          </table:table-cell>
          <table:table-cell office:value-type="float" office:value="442" calcext:value-type="float">
            <text:p>442</text:p>
          </table:table-cell>
          <table:table-cell office:value-type="float" office:value="445" calcext:value-type="float">
            <text:p>445</text:p>
          </table:table-cell>
          <table:table-cell office:value-type="float" office:value="453" calcext:value-type="float">
            <text:p>453</text:p>
          </table:table-cell>
          <table:table-cell table:style-name="ce5" table:formula="of:=AVERAGE([.C37:.G37])" office:value-type="float" office:value="445.8" calcext:value-type="float">
            <text:p>446</text:p>
          </table:table-cell>
          <table:table-cell table:style-name="ce5" table:formula="of:=IF(ISBLANK([.H37]);&quot;&quot;;ROUND([.H37];0)-ROUND([.$B37];0))" office:value-type="float" office:value="0" calcext:value-type="float">
            <text:p>0</text:p>
          </table:table-cell>
          <table:table-cell table:style-name="ce17" table:formula="of:=IF(ISBLANK([.H37]);&quot;&quot;;([.I37]/[.$B37])*100)" office:value-type="float" office:value="0" calcext:value-type="float">
            <text:p>0.0</text:p>
          </table:table-cell>
          <table:table-cell table:style-name="ce5" table:formula="of:=IF(AND(NOT(ISBLANK([.I37]));([.I37]=0);SUM(COUNTIF([.$I37];0);COUNTIF([.$R37];0);COUNTIF([.$AA37];0);COUNTIF([.$AJ37];0))=1);&quot;Y&quot;;&quot;&quot;)" office:value-type="string" office:string-value="Y" calcext:value-type="string">
            <text:p>Y</text:p>
          </table:table-cell>
          <table:table-cell office:value-type="float" office:value="526" calcext:value-type="float">
            <text:p>526</text:p>
          </table:table-cell>
          <table:table-cell office:value-type="float" office:value="546" calcext:value-type="float">
            <text:p>546</text:p>
          </table:table-cell>
          <table:table-cell office:value-type="float" office:value="525" calcext:value-type="float">
            <text:p>525</text:p>
          </table:table-cell>
          <table:table-cell office:value-type="float" office:value="533" calcext:value-type="float">
            <text:p>533</text:p>
          </table:table-cell>
          <table:table-cell office:value-type="float" office:value="526" calcext:value-type="float">
            <text:p>526</text:p>
          </table:table-cell>
          <table:table-cell table:style-name="ce5" table:formula="of:=AVERAGE([.L37:.P37])" office:value-type="float" office:value="531.2" calcext:value-type="float">
            <text:p>531</text:p>
          </table:table-cell>
          <table:table-cell table:style-name="ce5" table:formula="of:=IF(ISBLANK([.Q37]);&quot;&quot;;ROUND([.Q37];0)-ROUND([.$B37];0))" office:value-type="float" office:value="85" calcext:value-type="float">
            <text:p>85</text:p>
          </table:table-cell>
          <table:table-cell table:style-name="ce17" table:formula="of:=IF(ISBLANK([.Q37]);&quot;&quot;;([.R37]/[.$B37])*100)" office:value-type="float" office:value="19.066846119336" calcext:value-type="float">
            <text:p>19.1</text:p>
          </table:table-cell>
          <table:table-cell table:style-name="ce5" table:formula="of:=IF(AND(NOT(ISBLANK([.R37]));([.R37]=0);SUM(COUNTIF([.$I37];0);COUNTIF([.$R37];0);COUNTIF([.$AA37];0);COUNTIF([.$AJ37];0))=1);&quot;Y&quot;;&quot;&quot;)">
            <text:p/>
          </table:table-cell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table:style-name="ce5" table:formula="of:=AVERAGE([.U37:.Y37])" office:value-type="float" office:value="446.8" calcext:value-type="float">
            <text:p>447</text:p>
          </table:table-cell>
          <table:table-cell table:style-name="ce5" table:formula="of:=IF(ISBLANK([.Z37]);&quot;&quot;;ROUND([.Z37];0)-ROUND([.$B37];0))" office:value-type="float" office:value="1" calcext:value-type="float">
            <text:p>1</text:p>
          </table:table-cell>
          <table:table-cell table:style-name="ce17" table:formula="of:=IF(ISBLANK([.Z37]);&quot;&quot;;([.AA37]/[.$B37])*100)" office:value-type="float" office:value="0.224315836698071" calcext:value-type="float">
            <text:p>0.2</text:p>
          </table:table-cell>
          <table:table-cell table:style-name="ce5" table:formula="of:=IF(AND(NOT(ISBLANK([.AA37]));([.AA37]=0);SUM(COUNTIF([.$I37];0);COUNTIF([.$R37];0);COUNTIF([.$AA37];0);COUNTIF([.$AJ37];0))=1);&quot;Y&quot;;&quot;&quot;)">
            <text:p/>
          </table:table-cell>
          <table:table-cell office:value-type="float" office:value="508" calcext:value-type="float">
            <text:p>508</text:p>
          </table:table-cell>
          <table:table-cell office:value-type="float" office:value="494" calcext:value-type="float">
            <text:p>494</text:p>
          </table:table-cell>
          <table:table-cell office:value-type="float" office:value="487" calcext:value-type="float">
            <text:p>487</text:p>
          </table:table-cell>
          <table:table-cell office:value-type="float" office:value="493" calcext:value-type="float">
            <text:p>493</text:p>
          </table:table-cell>
          <table:table-cell office:value-type="float" office:value="508" calcext:value-type="float">
            <text:p>508</text:p>
          </table:table-cell>
          <table:table-cell table:style-name="ce5" table:formula="of:=AVERAGE([.AD37:.AH37])" office:value-type="float" office:value="498" calcext:value-type="float">
            <text:p>498</text:p>
          </table:table-cell>
          <table:table-cell table:style-name="ce5" table:formula="of:=IF(ISBLANK([.AI37]);&quot;&quot;;ROUND([.AI37];0)-ROUND([.$B37];0))" office:value-type="float" office:value="52" calcext:value-type="float">
            <text:p>52</text:p>
          </table:table-cell>
          <table:table-cell table:style-name="ce17" table:formula="of:=IF(ISBLANK([.AI37]);&quot;&quot;;([.AJ37]/[.$B37])*100)" office:value-type="float" office:value="11.6644235082997" calcext:value-type="float">
            <text:p>11.7</text:p>
          </table:table-cell>
          <table:table-cell table:style-name="ce5" table:formula="of:=IF(AND(NOT(ISBLANK([.AJ37]));([.AJ37]=0);SUM(COUNTIF([.$I37];0);COUNTIF([.$R37];0);COUNTIF([.$AA37];0);COUNTIF([.$AJ3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7.tst</text:p>
          </table:table-cell>
          <table:table-cell table:number-columns-repeated="6"/>
          <table:table-cell table:style-name="ce5"/>
          <table:table-cell table:style-name="ce5" table:formula="of:=IF(ISBLANK([.H38]);&quot;&quot;;ROUND([.H38];0)-ROUND([.$B38];0))">
            <text:p/>
          </table:table-cell>
          <table:table-cell table:style-name="ce17" table:formula="of:=IF(ISBLANK([.H38]);&quot;&quot;;([.I38]/[.$B38])*100)">
            <text:p/>
          </table:table-cell>
          <table:table-cell table:style-name="ce5" table:formula="of:=IF(AND(NOT(ISBLANK([.I38]));([.I38]=0);SUM(COUNTIF([.$I38];0);COUNTIF([.$R38];0);COUNTIF([.$AA38];0);COUNTIF([.$AJ3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38]);&quot;&quot;;ROUND([.Q38];0)-ROUND([.$B38];0))">
            <text:p/>
          </table:table-cell>
          <table:table-cell table:style-name="ce17" table:formula="of:=IF(ISBLANK([.Q38]);&quot;&quot;;([.R38]/[.$B38])*100)">
            <text:p/>
          </table:table-cell>
          <table:table-cell table:style-name="ce5" table:formula="of:=IF(AND(NOT(ISBLANK([.R38]));([.R38]=0);SUM(COUNTIF([.$I38];0);COUNTIF([.$R38];0);COUNTIF([.$AA38];0);COUNTIF([.$AJ3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38]);&quot;&quot;;ROUND([.Z38];0)-ROUND([.$B38];0))">
            <text:p/>
          </table:table-cell>
          <table:table-cell table:style-name="ce17" table:formula="of:=IF(ISBLANK([.Z38]);&quot;&quot;;([.AA38]/[.$B38])*100)">
            <text:p/>
          </table:table-cell>
          <table:table-cell table:style-name="ce5" table:formula="of:=IF(AND(NOT(ISBLANK([.AA38]));([.AA38]=0);SUM(COUNTIF([.$I38];0);COUNTIF([.$R38];0);COUNTIF([.$AA38];0);COUNTIF([.$AJ38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38]);&quot;&quot;;ROUND([.AI38];0)-ROUND([.$B38];0))">
            <text:p/>
          </table:table-cell>
          <table:table-cell table:style-name="ce17" table:formula="of:=IF(ISBLANK([.AI38]);&quot;&quot;;([.AJ38]/[.$B38])*100)">
            <text:p/>
          </table:table-cell>
          <table:table-cell table:style-name="ce5" table:formula="of:=IF(AND(NOT(ISBLANK([.AJ38]));([.AJ38]=0);SUM(COUNTIF([.$I38];0);COUNTIF([.$R38];0);COUNTIF([.$AA38];0);COUNTIF([.$AJ3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8.tst</text:p>
          </table:table-cell>
          <table:table-cell table:formula="of:=MIN([.H39];[.Q39];[.Z39];[.AI39])" office:value-type="float" office:value="6007.4" calcext:value-type="float">
            <text:p>6007</text:p>
          </table:table-cell>
          <table:table-cell office:value-type="float" office:value="6028" calcext:value-type="float">
            <text:p>6028</text:p>
          </table:table-cell>
          <table:table-cell office:value-type="float" office:value="5965" calcext:value-type="float">
            <text:p>5965</text:p>
          </table:table-cell>
          <table:table-cell office:value-type="float" office:value="6022" calcext:value-type="float">
            <text:p>6022</text:p>
          </table:table-cell>
          <table:table-cell office:value-type="float" office:value="5999" calcext:value-type="float">
            <text:p>5999</text:p>
          </table:table-cell>
          <table:table-cell office:value-type="float" office:value="6049" calcext:value-type="float">
            <text:p>6049</text:p>
          </table:table-cell>
          <table:table-cell table:style-name="ce5" table:formula="of:=AVERAGE([.C39:.G39])" office:value-type="float" office:value="6012.6" calcext:value-type="float">
            <text:p>6013</text:p>
          </table:table-cell>
          <table:table-cell table:style-name="ce5" table:formula="of:=IF(ISBLANK([.H39]);&quot;&quot;;ROUND([.H39];0)-ROUND([.$B39];0))" office:value-type="float" office:value="6" calcext:value-type="float">
            <text:p>6</text:p>
          </table:table-cell>
          <table:table-cell table:style-name="ce17" table:formula="of:=IF(ISBLANK([.H39]);&quot;&quot;;([.I39]/[.$B39])*100)" office:value-type="float" office:value="0.0998768185904052" calcext:value-type="float">
            <text:p>0.1</text:p>
          </table:table-cell>
          <table:table-cell table:style-name="ce5" table:formula="of:=IF(AND(NOT(ISBLANK([.I39]));([.I39]=0);SUM(COUNTIF([.$I39];0);COUNTIF([.$R39];0);COUNTIF([.$AA39];0);COUNTIF([.$AJ39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39]);&quot;&quot;;ROUND([.Q39];0)-ROUND([.$B39];0))">
            <text:p/>
          </table:table-cell>
          <table:table-cell table:style-name="ce17" table:formula="of:=IF(ISBLANK([.Q39]);&quot;&quot;;([.R39]/[.$B39])*100)">
            <text:p/>
          </table:table-cell>
          <table:table-cell table:style-name="ce5" table:formula="of:=IF(AND(NOT(ISBLANK([.R39]));([.R39]=0);SUM(COUNTIF([.$I39];0);COUNTIF([.$R39];0);COUNTIF([.$AA39];0);COUNTIF([.$AJ39];0))=1);&quot;Y&quot;;&quot;&quot;)">
            <text:p/>
          </table:table-cell>
          <table:table-cell office:value-type="float" office:value="6020" calcext:value-type="float">
            <text:p>6020</text:p>
          </table:table-cell>
          <table:table-cell office:value-type="float" office:value="6007" calcext:value-type="float">
            <text:p>6007</text:p>
          </table:table-cell>
          <table:table-cell office:value-type="float" office:value="6037" calcext:value-type="float">
            <text:p>6037</text:p>
          </table:table-cell>
          <table:table-cell office:value-type="float" office:value="5968" calcext:value-type="float">
            <text:p>5968</text:p>
          </table:table-cell>
          <table:table-cell office:value-type="float" office:value="6005" calcext:value-type="float">
            <text:p>6005</text:p>
          </table:table-cell>
          <table:table-cell table:style-name="ce5" table:formula="of:=AVERAGE([.U39:.Y39])" office:value-type="float" office:value="6007.4" calcext:value-type="float">
            <text:p>6007</text:p>
          </table:table-cell>
          <table:table-cell table:style-name="ce5" table:formula="of:=IF(ISBLANK([.Z39]);&quot;&quot;;ROUND([.Z39];0)-ROUND([.$B39];0))" office:value-type="float" office:value="0" calcext:value-type="float">
            <text:p>0</text:p>
          </table:table-cell>
          <table:table-cell table:style-name="ce17" table:formula="of:=IF(ISBLANK([.Z39]);&quot;&quot;;([.AA39]/[.$B39])*100)" office:value-type="float" office:value="0" calcext:value-type="float">
            <text:p>0.0</text:p>
          </table:table-cell>
          <table:table-cell table:style-name="ce5" table:formula="of:=IF(AND(NOT(ISBLANK([.AA39]));([.AA39]=0);SUM(COUNTIF([.$I39];0);COUNTIF([.$R39];0);COUNTIF([.$AA39];0);COUNTIF([.$AJ39];0))=1);&quot;Y&quot;;&quot;&quot;)" office:value-type="string" office:string-value="Y" calcext:value-type="string">
            <text:p>Y</text:p>
          </table:table-cell>
          <table:table-cell office:value-type="float" office:value="6818" calcext:value-type="float">
            <text:p>6818</text:p>
          </table:table-cell>
          <table:table-cell office:value-type="float" office:value="6498" calcext:value-type="float">
            <text:p>6498</text:p>
          </table:table-cell>
          <table:table-cell office:value-type="float" office:value="6416" calcext:value-type="float">
            <text:p>6416</text:p>
          </table:table-cell>
          <table:table-cell office:value-type="float" office:value="6732" calcext:value-type="float">
            <text:p>6732</text:p>
          </table:table-cell>
          <table:table-cell office:value-type="float" office:value="6848" calcext:value-type="float">
            <text:p>6848</text:p>
          </table:table-cell>
          <table:table-cell table:style-name="ce5" table:formula="of:=AVERAGE([.AD39:.AH39])" office:value-type="float" office:value="6662.4" calcext:value-type="float">
            <text:p>6662</text:p>
          </table:table-cell>
          <table:table-cell table:style-name="ce5" table:formula="of:=IF(ISBLANK([.AI39]);&quot;&quot;;ROUND([.AI39];0)-ROUND([.$B39];0))" office:value-type="float" office:value="655" calcext:value-type="float">
            <text:p>655</text:p>
          </table:table-cell>
          <table:table-cell table:style-name="ce17" table:formula="of:=IF(ISBLANK([.AI39]);&quot;&quot;;([.AJ39]/[.$B39])*100)" office:value-type="float" office:value="10.9032193627859" calcext:value-type="float">
            <text:p>10.9</text:p>
          </table:table-cell>
          <table:table-cell table:style-name="ce5" table:formula="of:=IF(AND(NOT(ISBLANK([.AJ39]));([.AJ39]=0);SUM(COUNTIF([.$I39];0);COUNTIF([.$R39];0);COUNTIF([.$AA39];0);COUNTIF([.$AJ3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09.tst</text:p>
          </table:table-cell>
          <table:table-cell table:formula="of:=MIN([.H40];[.Q40];[.Z40];[.AI40])" office:value-type="float" office:value="4502.2" calcext:value-type="float">
            <text:p>4502</text:p>
          </table:table-cell>
          <table:table-cell office:value-type="float" office:value="4503" calcext:value-type="float">
            <text:p>4503</text:p>
          </table:table-cell>
          <table:table-cell office:value-type="float" office:value="4493" calcext:value-type="float">
            <text:p>4493</text:p>
          </table:table-cell>
          <table:table-cell office:value-type="float" office:value="4520" calcext:value-type="float">
            <text:p>4520</text:p>
          </table:table-cell>
          <table:table-cell office:value-type="float" office:value="4503" calcext:value-type="float">
            <text:p>4503</text:p>
          </table:table-cell>
          <table:table-cell office:value-type="float" office:value="4591" calcext:value-type="float">
            <text:p>4591</text:p>
          </table:table-cell>
          <table:table-cell table:style-name="ce5" table:formula="of:=AVERAGE([.C40:.G40])" office:value-type="float" office:value="4522" calcext:value-type="float">
            <text:p>4522</text:p>
          </table:table-cell>
          <table:table-cell table:style-name="ce5" table:formula="of:=IF(ISBLANK([.H40]);&quot;&quot;;ROUND([.H40];0)-ROUND([.$B40];0))" office:value-type="float" office:value="20" calcext:value-type="float">
            <text:p>20</text:p>
          </table:table-cell>
          <table:table-cell table:style-name="ce17" table:formula="of:=IF(ISBLANK([.H40]);&quot;&quot;;([.I40]/[.$B40])*100)" office:value-type="float" office:value="0.444227266669628" calcext:value-type="float">
            <text:p>0.4</text:p>
          </table:table-cell>
          <table:table-cell table:style-name="ce5" table:formula="of:=IF(AND(NOT(ISBLANK([.I40]));([.I40]=0);SUM(COUNTIF([.$I40];0);COUNTIF([.$R40];0);COUNTIF([.$AA40];0);COUNTIF([.$AJ4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40]);&quot;&quot;;ROUND([.Q40];0)-ROUND([.$B40];0))">
            <text:p/>
          </table:table-cell>
          <table:table-cell table:style-name="ce17" table:formula="of:=IF(ISBLANK([.Q40]);&quot;&quot;;([.R40]/[.$B40])*100)">
            <text:p/>
          </table:table-cell>
          <table:table-cell table:style-name="ce5" table:formula="of:=IF(AND(NOT(ISBLANK([.R40]));([.R40]=0);SUM(COUNTIF([.$I40];0);COUNTIF([.$R40];0);COUNTIF([.$AA40];0);COUNTIF([.$AJ40];0))=1);&quot;Y&quot;;&quot;&quot;)">
            <text:p/>
          </table:table-cell>
          <table:table-cell office:value-type="float" office:value="4506" calcext:value-type="float">
            <text:p>4506</text:p>
          </table:table-cell>
          <table:table-cell office:value-type="float" office:value="4497" calcext:value-type="float">
            <text:p>4497</text:p>
          </table:table-cell>
          <table:table-cell office:value-type="float" office:value="4513" calcext:value-type="float">
            <text:p>4513</text:p>
          </table:table-cell>
          <table:table-cell office:value-type="float" office:value="4493" calcext:value-type="float">
            <text:p>4493</text:p>
          </table:table-cell>
          <table:table-cell office:value-type="float" office:value="4502" calcext:value-type="float">
            <text:p>4502</text:p>
          </table:table-cell>
          <table:table-cell table:style-name="ce5" table:formula="of:=AVERAGE([.U40:.Y40])" office:value-type="float" office:value="4502.2" calcext:value-type="float">
            <text:p>4502</text:p>
          </table:table-cell>
          <table:table-cell table:style-name="ce5" table:formula="of:=IF(ISBLANK([.Z40]);&quot;&quot;;ROUND([.Z40];0)-ROUND([.$B40];0))" office:value-type="float" office:value="0" calcext:value-type="float">
            <text:p>0</text:p>
          </table:table-cell>
          <table:table-cell table:style-name="ce17" table:formula="of:=IF(ISBLANK([.Z40]);&quot;&quot;;([.AA40]/[.$B40])*100)" office:value-type="float" office:value="0" calcext:value-type="float">
            <text:p>0.0</text:p>
          </table:table-cell>
          <table:table-cell table:style-name="ce5" table:formula="of:=IF(AND(NOT(ISBLANK([.AA40]));([.AA40]=0);SUM(COUNTIF([.$I40];0);COUNTIF([.$R40];0);COUNTIF([.$AA40];0);COUNTIF([.$AJ40];0))=1);&quot;Y&quot;;&quot;&quot;)" office:value-type="string" office:string-value="Y" calcext:value-type="string">
            <text:p>Y</text:p>
          </table:table-cell>
          <table:table-cell office:value-type="float" office:value="5057" calcext:value-type="float">
            <text:p>5057</text:p>
          </table:table-cell>
          <table:table-cell office:value-type="float" office:value="4797" calcext:value-type="float">
            <text:p>4797</text:p>
          </table:table-cell>
          <table:table-cell office:value-type="float" office:value="4808" calcext:value-type="float">
            <text:p>4808</text:p>
          </table:table-cell>
          <table:table-cell office:value-type="float" office:value="5044" calcext:value-type="float">
            <text:p>5044</text:p>
          </table:table-cell>
          <table:table-cell office:value-type="float" office:value="5080" calcext:value-type="float">
            <text:p>5080</text:p>
          </table:table-cell>
          <table:table-cell table:style-name="ce5" table:formula="of:=AVERAGE([.AD40:.AH40])" office:value-type="float" office:value="4957.2" calcext:value-type="float">
            <text:p>4957</text:p>
          </table:table-cell>
          <table:table-cell table:style-name="ce5" table:formula="of:=IF(ISBLANK([.AI40]);&quot;&quot;;ROUND([.AI40];0)-ROUND([.$B40];0))" office:value-type="float" office:value="455" calcext:value-type="float">
            <text:p>455</text:p>
          </table:table-cell>
          <table:table-cell table:style-name="ce17" table:formula="of:=IF(ISBLANK([.AI40]);&quot;&quot;;([.AJ40]/[.$B40])*100)" office:value-type="float" office:value="10.106170316734" calcext:value-type="float">
            <text:p>10.1</text:p>
          </table:table-cell>
          <table:table-cell table:style-name="ce5" table:formula="of:=IF(AND(NOT(ISBLANK([.AJ40]));([.AJ40]=0);SUM(COUNTIF([.$I40];0);COUNTIF([.$R40];0);COUNTIF([.$AA40];0);COUNTIF([.$AJ4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10.tst</text:p>
          </table:table-cell>
          <table:table-cell table:formula="of:=MIN([.H41];[.Q41];[.Z41];[.AI41])" office:value-type="float" office:value="3415.6" calcext:value-type="float">
            <text:p>3416</text:p>
          </table:table-cell>
          <table:table-cell office:value-type="float" office:value="3443" calcext:value-type="float">
            <text:p>3443</text:p>
          </table:table-cell>
          <table:table-cell office:value-type="float" office:value="3509" calcext:value-type="float">
            <text:p>3509</text:p>
          </table:table-cell>
          <table:table-cell office:value-type="float" office:value="3513" calcext:value-type="float">
            <text:p>3513</text:p>
          </table:table-cell>
          <table:table-cell office:value-type="float" office:value="3449" calcext:value-type="float">
            <text:p>3449</text:p>
          </table:table-cell>
          <table:table-cell office:value-type="float" office:value="3478" calcext:value-type="float">
            <text:p>3478</text:p>
          </table:table-cell>
          <table:table-cell table:style-name="ce5" table:formula="of:=AVERAGE([.C41:.G41])" office:value-type="float" office:value="3478.4" calcext:value-type="float">
            <text:p>3478</text:p>
          </table:table-cell>
          <table:table-cell table:style-name="ce5" table:formula="of:=IF(ISBLANK([.H41]);&quot;&quot;;ROUND([.H41];0)-ROUND([.$B41];0))" office:value-type="float" office:value="62" calcext:value-type="float">
            <text:p>62</text:p>
          </table:table-cell>
          <table:table-cell table:style-name="ce17" table:formula="of:=IF(ISBLANK([.H41]);&quot;&quot;;([.I41]/[.$B41])*100)" office:value-type="float" office:value="1.81520084319007" calcext:value-type="float">
            <text:p>1.8</text:p>
          </table:table-cell>
          <table:table-cell table:style-name="ce5" table:formula="of:=IF(AND(NOT(ISBLANK([.I41]));([.I41]=0);SUM(COUNTIF([.$I41];0);COUNTIF([.$R41];0);COUNTIF([.$AA41];0);COUNTIF([.$AJ41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41]);&quot;&quot;;ROUND([.Q41];0)-ROUND([.$B41];0))">
            <text:p/>
          </table:table-cell>
          <table:table-cell table:style-name="ce17" table:formula="of:=IF(ISBLANK([.Q41]);&quot;&quot;;([.R41]/[.$B41])*100)">
            <text:p/>
          </table:table-cell>
          <table:table-cell table:style-name="ce5" table:formula="of:=IF(AND(NOT(ISBLANK([.R41]));([.R41]=0);SUM(COUNTIF([.$I41];0);COUNTIF([.$R41];0);COUNTIF([.$AA41];0);COUNTIF([.$AJ41];0))=1);&quot;Y&quot;;&quot;&quot;)">
            <text:p/>
          </table:table-cell>
          <table:table-cell office:value-type="float" office:value="3383" calcext:value-type="float">
            <text:p>3383</text:p>
          </table:table-cell>
          <table:table-cell office:value-type="float" office:value="3371" calcext:value-type="float">
            <text:p>3371</text:p>
          </table:table-cell>
          <table:table-cell office:value-type="float" office:value="3476" calcext:value-type="float">
            <text:p>3476</text:p>
          </table:table-cell>
          <table:table-cell office:value-type="float" office:value="3438" calcext:value-type="float">
            <text:p>3438</text:p>
          </table:table-cell>
          <table:table-cell office:value-type="float" office:value="3410" calcext:value-type="float">
            <text:p>3410</text:p>
          </table:table-cell>
          <table:table-cell table:style-name="ce5" table:formula="of:=AVERAGE([.U41:.Y41])" office:value-type="float" office:value="3415.6" calcext:value-type="float">
            <text:p>3416</text:p>
          </table:table-cell>
          <table:table-cell table:style-name="ce5" table:formula="of:=IF(ISBLANK([.Z41]);&quot;&quot;;ROUND([.Z41];0)-ROUND([.$B41];0))" office:value-type="float" office:value="0" calcext:value-type="float">
            <text:p>0</text:p>
          </table:table-cell>
          <table:table-cell table:style-name="ce17" table:formula="of:=IF(ISBLANK([.Z41]);&quot;&quot;;([.AA41]/[.$B41])*100)" office:value-type="float" office:value="0" calcext:value-type="float">
            <text:p>0.0</text:p>
          </table:table-cell>
          <table:table-cell table:style-name="ce5" table:formula="of:=IF(AND(NOT(ISBLANK([.AA41]));([.AA41]=0);SUM(COUNTIF([.$I41];0);COUNTIF([.$R41];0);COUNTIF([.$AA41];0);COUNTIF([.$AJ41];0))=1);&quot;Y&quot;;&quot;&quot;)" office:value-type="string" office:string-value="Y" calcext:value-type="string">
            <text:p>Y</text:p>
          </table:table-cell>
          <table:table-cell office:value-type="float" office:value="3897" calcext:value-type="float">
            <text:p>3897</text:p>
          </table:table-cell>
          <table:table-cell office:value-type="float" office:value="3735" calcext:value-type="float">
            <text:p>3735</text:p>
          </table:table-cell>
          <table:table-cell office:value-type="float" office:value="3699" calcext:value-type="float">
            <text:p>3699</text:p>
          </table:table-cell>
          <table:table-cell office:value-type="float" office:value="3920" calcext:value-type="float">
            <text:p>3920</text:p>
          </table:table-cell>
          <table:table-cell office:value-type="float" office:value="3938" calcext:value-type="float">
            <text:p>3938</text:p>
          </table:table-cell>
          <table:table-cell table:style-name="ce5" table:formula="of:=AVERAGE([.AD41:.AH41])" office:value-type="float" office:value="3837.8" calcext:value-type="float">
            <text:p>3838</text:p>
          </table:table-cell>
          <table:table-cell table:style-name="ce5" table:formula="of:=IF(ISBLANK([.AI41]);&quot;&quot;;ROUND([.AI41];0)-ROUND([.$B41];0))" office:value-type="float" office:value="422" calcext:value-type="float">
            <text:p>422</text:p>
          </table:table-cell>
          <table:table-cell table:style-name="ce17" table:formula="of:=IF(ISBLANK([.AI41]);&quot;&quot;;([.AJ41]/[.$B41])*100)" office:value-type="float" office:value="12.3550767068743" calcext:value-type="float">
            <text:p>12.4</text:p>
          </table:table-cell>
          <table:table-cell table:style-name="ce5" table:formula="of:=IF(AND(NOT(ISBLANK([.AJ41]));([.AJ41]=0);SUM(COUNTIF([.$I41];0);COUNTIF([.$R41];0);COUNTIF([.$AA41];0);COUNTIF([.$AJ4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11.tst</text:p>
          </table:table-cell>
          <table:table-cell table:number-columns-repeated="6"/>
          <table:table-cell table:style-name="ce5"/>
          <table:table-cell table:style-name="ce5" table:formula="of:=IF(ISBLANK([.H42]);&quot;&quot;;ROUND([.H42];0)-ROUND([.$B42];0))">
            <text:p/>
          </table:table-cell>
          <table:table-cell table:style-name="ce17" table:formula="of:=IF(ISBLANK([.H42]);&quot;&quot;;([.I42]/[.$B42])*100)">
            <text:p/>
          </table:table-cell>
          <table:table-cell table:style-name="ce5" table:formula="of:=IF(AND(NOT(ISBLANK([.I42]));([.I42]=0);SUM(COUNTIF([.$I42];0);COUNTIF([.$R42];0);COUNTIF([.$AA42];0);COUNTIF([.$AJ4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42]);&quot;&quot;;ROUND([.Q42];0)-ROUND([.$B42];0))">
            <text:p/>
          </table:table-cell>
          <table:table-cell table:style-name="ce17" table:formula="of:=IF(ISBLANK([.Q42]);&quot;&quot;;([.R42]/[.$B42])*100)">
            <text:p/>
          </table:table-cell>
          <table:table-cell table:style-name="ce5" table:formula="of:=IF(AND(NOT(ISBLANK([.R42]));([.R42]=0);SUM(COUNTIF([.$I42];0);COUNTIF([.$R42];0);COUNTIF([.$AA42];0);COUNTIF([.$AJ4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42]);&quot;&quot;;ROUND([.Z42];0)-ROUND([.$B42];0))">
            <text:p/>
          </table:table-cell>
          <table:table-cell table:style-name="ce17" table:formula="of:=IF(ISBLANK([.Z42]);&quot;&quot;;([.AA42]/[.$B42])*100)">
            <text:p/>
          </table:table-cell>
          <table:table-cell table:style-name="ce5" table:formula="of:=IF(AND(NOT(ISBLANK([.AA42]));([.AA42]=0);SUM(COUNTIF([.$I42];0);COUNTIF([.$R42];0);COUNTIF([.$AA42];0);COUNTIF([.$AJ4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42]);&quot;&quot;;ROUND([.AI42];0)-ROUND([.$B42];0))">
            <text:p/>
          </table:table-cell>
          <table:table-cell table:style-name="ce17" table:formula="of:=IF(ISBLANK([.AI42]);&quot;&quot;;([.AJ42]/[.$B42])*100)">
            <text:p/>
          </table:table-cell>
          <table:table-cell table:style-name="ce5" table:formula="of:=IF(AND(NOT(ISBLANK([.AJ42]));([.AJ42]=0);SUM(COUNTIF([.$I42];0);COUNTIF([.$R42];0);COUNTIF([.$AA42];0);COUNTIF([.$AJ4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12.tst</text:p>
          </table:table-cell>
          <table:table-cell table:number-columns-repeated="6"/>
          <table:table-cell table:style-name="ce5"/>
          <table:table-cell table:style-name="ce5" table:formula="of:=IF(ISBLANK([.H43]);&quot;&quot;;ROUND([.H43];0)-ROUND([.$B43];0))">
            <text:p/>
          </table:table-cell>
          <table:table-cell table:style-name="ce17" table:formula="of:=IF(ISBLANK([.H43]);&quot;&quot;;([.I43]/[.$B43])*100)">
            <text:p/>
          </table:table-cell>
          <table:table-cell table:style-name="ce5" table:formula="of:=IF(AND(NOT(ISBLANK([.I43]));([.I43]=0);SUM(COUNTIF([.$I43];0);COUNTIF([.$R43];0);COUNTIF([.$AA43];0);COUNTIF([.$AJ4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43]);&quot;&quot;;ROUND([.Q43];0)-ROUND([.$B43];0))">
            <text:p/>
          </table:table-cell>
          <table:table-cell table:style-name="ce17" table:formula="of:=IF(ISBLANK([.Q43]);&quot;&quot;;([.R43]/[.$B43])*100)">
            <text:p/>
          </table:table-cell>
          <table:table-cell table:style-name="ce5" table:formula="of:=IF(AND(NOT(ISBLANK([.R43]));([.R43]=0);SUM(COUNTIF([.$I43];0);COUNTIF([.$R43];0);COUNTIF([.$AA43];0);COUNTIF([.$AJ4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43]);&quot;&quot;;ROUND([.Z43];0)-ROUND([.$B43];0))">
            <text:p/>
          </table:table-cell>
          <table:table-cell table:style-name="ce17" table:formula="of:=IF(ISBLANK([.Z43]);&quot;&quot;;([.AA43]/[.$B43])*100)">
            <text:p/>
          </table:table-cell>
          <table:table-cell table:style-name="ce5" table:formula="of:=IF(AND(NOT(ISBLANK([.AA43]));([.AA43]=0);SUM(COUNTIF([.$I43];0);COUNTIF([.$R43];0);COUNTIF([.$AA43];0);COUNTIF([.$AJ4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43]);&quot;&quot;;ROUND([.AI43];0)-ROUND([.$B43];0))">
            <text:p/>
          </table:table-cell>
          <table:table-cell table:style-name="ce17" table:formula="of:=IF(ISBLANK([.AI43]);&quot;&quot;;([.AJ43]/[.$B43])*100)">
            <text:p/>
          </table:table-cell>
          <table:table-cell table:style-name="ce5" table:formula="of:=IF(AND(NOT(ISBLANK([.AJ43]));([.AJ43]=0);SUM(COUNTIF([.$I43];0);COUNTIF([.$R43];0);COUNTIF([.$AA43];0);COUNTIF([.$AJ4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13.tst</text:p>
          </table:table-cell>
          <table:table-cell table:number-columns-repeated="6"/>
          <table:table-cell table:style-name="ce5"/>
          <table:table-cell table:style-name="ce5" table:formula="of:=IF(ISBLANK([.H44]);&quot;&quot;;ROUND([.H44];0)-ROUND([.$B44];0))">
            <text:p/>
          </table:table-cell>
          <table:table-cell table:style-name="ce17" table:formula="of:=IF(ISBLANK([.H44]);&quot;&quot;;([.I44]/[.$B44])*100)">
            <text:p/>
          </table:table-cell>
          <table:table-cell table:style-name="ce5" table:formula="of:=IF(AND(NOT(ISBLANK([.I44]));([.I44]=0);SUM(COUNTIF([.$I44];0);COUNTIF([.$R44];0);COUNTIF([.$AA44];0);COUNTIF([.$AJ44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44]);&quot;&quot;;ROUND([.Q44];0)-ROUND([.$B44];0))">
            <text:p/>
          </table:table-cell>
          <table:table-cell table:style-name="ce17" table:formula="of:=IF(ISBLANK([.Q44]);&quot;&quot;;([.R44]/[.$B44])*100)">
            <text:p/>
          </table:table-cell>
          <table:table-cell table:style-name="ce5" table:formula="of:=IF(AND(NOT(ISBLANK([.R44]));([.R44]=0);SUM(COUNTIF([.$I44];0);COUNTIF([.$R44];0);COUNTIF([.$AA44];0);COUNTIF([.$AJ44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44]);&quot;&quot;;ROUND([.Z44];0)-ROUND([.$B44];0))">
            <text:p/>
          </table:table-cell>
          <table:table-cell table:style-name="ce17" table:formula="of:=IF(ISBLANK([.Z44]);&quot;&quot;;([.AA44]/[.$B44])*100)">
            <text:p/>
          </table:table-cell>
          <table:table-cell table:style-name="ce5" table:formula="of:=IF(AND(NOT(ISBLANK([.AA44]));([.AA44]=0);SUM(COUNTIF([.$I44];0);COUNTIF([.$R44];0);COUNTIF([.$AA44];0);COUNTIF([.$AJ44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44]);&quot;&quot;;ROUND([.AI44];0)-ROUND([.$B44];0))">
            <text:p/>
          </table:table-cell>
          <table:table-cell table:style-name="ce17" table:formula="of:=IF(ISBLANK([.AI44]);&quot;&quot;;([.AJ44]/[.$B44])*100)">
            <text:p/>
          </table:table-cell>
          <table:table-cell table:style-name="ce5" table:formula="of:=IF(AND(NOT(ISBLANK([.AJ44]));([.AJ44]=0);SUM(COUNTIF([.$I44];0);COUNTIF([.$R44];0);COUNTIF([.$AA44];0);COUNTIF([.$AJ4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14.tst</text:p>
          </table:table-cell>
          <table:table-cell table:number-columns-repeated="6"/>
          <table:table-cell table:style-name="ce5"/>
          <table:table-cell table:style-name="ce5" table:formula="of:=IF(ISBLANK([.H45]);&quot;&quot;;ROUND([.H45];0)-ROUND([.$B45];0))">
            <text:p/>
          </table:table-cell>
          <table:table-cell table:style-name="ce17" table:formula="of:=IF(ISBLANK([.H45]);&quot;&quot;;([.I45]/[.$B45])*100)">
            <text:p/>
          </table:table-cell>
          <table:table-cell table:style-name="ce5" table:formula="of:=IF(AND(NOT(ISBLANK([.I45]));([.I45]=0);SUM(COUNTIF([.$I45];0);COUNTIF([.$R45];0);COUNTIF([.$AA45];0);COUNTIF([.$AJ45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45]);&quot;&quot;;ROUND([.Q45];0)-ROUND([.$B45];0))">
            <text:p/>
          </table:table-cell>
          <table:table-cell table:style-name="ce17" table:formula="of:=IF(ISBLANK([.Q45]);&quot;&quot;;([.R45]/[.$B45])*100)">
            <text:p/>
          </table:table-cell>
          <table:table-cell table:style-name="ce5" table:formula="of:=IF(AND(NOT(ISBLANK([.R45]));([.R45]=0);SUM(COUNTIF([.$I45];0);COUNTIF([.$R45];0);COUNTIF([.$AA45];0);COUNTIF([.$AJ45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45]);&quot;&quot;;ROUND([.Z45];0)-ROUND([.$B45];0))">
            <text:p/>
          </table:table-cell>
          <table:table-cell table:style-name="ce17" table:formula="of:=IF(ISBLANK([.Z45]);&quot;&quot;;([.AA45]/[.$B45])*100)">
            <text:p/>
          </table:table-cell>
          <table:table-cell table:style-name="ce5" table:formula="of:=IF(AND(NOT(ISBLANK([.AA45]));([.AA45]=0);SUM(COUNTIF([.$I45];0);COUNTIF([.$R45];0);COUNTIF([.$AA45];0);COUNTIF([.$AJ45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45]);&quot;&quot;;ROUND([.AI45];0)-ROUND([.$B45];0))">
            <text:p/>
          </table:table-cell>
          <table:table-cell table:style-name="ce17" table:formula="of:=IF(ISBLANK([.AI45]);&quot;&quot;;([.AJ45]/[.$B45])*100)">
            <text:p/>
          </table:table-cell>
          <table:table-cell table:style-name="ce5" table:formula="of:=IF(AND(NOT(ISBLANK([.AJ45]));([.AJ45]=0);SUM(COUNTIF([.$I45];0);COUNTIF([.$R45];0);COUNTIF([.$AA45];0);COUNTIF([.$AJ4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15.tst</text:p>
          </table:table-cell>
          <table:table-cell table:number-columns-repeated="6"/>
          <table:table-cell table:style-name="ce5"/>
          <table:table-cell table:style-name="ce5" table:formula="of:=IF(ISBLANK([.H46]);&quot;&quot;;ROUND([.H46];0)-ROUND([.$B46];0))">
            <text:p/>
          </table:table-cell>
          <table:table-cell table:style-name="ce17" table:formula="of:=IF(ISBLANK([.H46]);&quot;&quot;;([.I46]/[.$B46])*100)">
            <text:p/>
          </table:table-cell>
          <table:table-cell table:style-name="ce5" table:formula="of:=IF(AND(NOT(ISBLANK([.I46]));([.I46]=0);SUM(COUNTIF([.$I46];0);COUNTIF([.$R46];0);COUNTIF([.$AA46];0);COUNTIF([.$AJ46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46]);&quot;&quot;;ROUND([.Q46];0)-ROUND([.$B46];0))">
            <text:p/>
          </table:table-cell>
          <table:table-cell table:style-name="ce17" table:formula="of:=IF(ISBLANK([.Q46]);&quot;&quot;;([.R46]/[.$B46])*100)">
            <text:p/>
          </table:table-cell>
          <table:table-cell table:style-name="ce5" table:formula="of:=IF(AND(NOT(ISBLANK([.R46]));([.R46]=0);SUM(COUNTIF([.$I46];0);COUNTIF([.$R46];0);COUNTIF([.$AA46];0);COUNTIF([.$AJ46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46]);&quot;&quot;;ROUND([.Z46];0)-ROUND([.$B46];0))">
            <text:p/>
          </table:table-cell>
          <table:table-cell table:style-name="ce17" table:formula="of:=IF(ISBLANK([.Z46]);&quot;&quot;;([.AA46]/[.$B46])*100)">
            <text:p/>
          </table:table-cell>
          <table:table-cell table:style-name="ce5" table:formula="of:=IF(AND(NOT(ISBLANK([.AA46]));([.AA46]=0);SUM(COUNTIF([.$I46];0);COUNTIF([.$R46];0);COUNTIF([.$AA46];0);COUNTIF([.$AJ46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46]);&quot;&quot;;ROUND([.AI46];0)-ROUND([.$B46];0))">
            <text:p/>
          </table:table-cell>
          <table:table-cell table:style-name="ce17" table:formula="of:=IF(ISBLANK([.AI46]);&quot;&quot;;([.AJ46]/[.$B46])*100)">
            <text:p/>
          </table:table-cell>
          <table:table-cell table:style-name="ce5" table:formula="of:=IF(AND(NOT(ISBLANK([.AJ46]));([.AJ46]=0);SUM(COUNTIF([.$I46];0);COUNTIF([.$R46];0);COUNTIF([.$AA46];0);COUNTIF([.$AJ4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entail_ls_nonrec_16.tst</text:p>
          </table:table-cell>
          <table:table-cell table:number-columns-repeated="6"/>
          <table:table-cell table:style-name="ce5"/>
          <table:table-cell table:style-name="ce5" table:formula="of:=IF(ISBLANK([.H47]);&quot;&quot;;ROUND([.H47];0)-ROUND([.$B47];0))">
            <text:p/>
          </table:table-cell>
          <table:table-cell table:style-name="ce17" table:formula="of:=IF(ISBLANK([.H47]);&quot;&quot;;([.I47]/[.$B47])*100)">
            <text:p/>
          </table:table-cell>
          <table:table-cell table:style-name="ce5" table:formula="of:=IF(AND(NOT(ISBLANK([.I47]));([.I47]=0);SUM(COUNTIF([.$I47];0);COUNTIF([.$R47];0);COUNTIF([.$AA47];0);COUNTIF([.$AJ47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47]);&quot;&quot;;ROUND([.Q47];0)-ROUND([.$B47];0))">
            <text:p/>
          </table:table-cell>
          <table:table-cell table:style-name="ce17" table:formula="of:=IF(ISBLANK([.Q47]);&quot;&quot;;([.R47]/[.$B47])*100)">
            <text:p/>
          </table:table-cell>
          <table:table-cell table:style-name="ce5" table:formula="of:=IF(AND(NOT(ISBLANK([.R47]));([.R47]=0);SUM(COUNTIF([.$I47];0);COUNTIF([.$R47];0);COUNTIF([.$AA47];0);COUNTIF([.$AJ47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47]);&quot;&quot;;ROUND([.Z47];0)-ROUND([.$B47];0))">
            <text:p/>
          </table:table-cell>
          <table:table-cell table:style-name="ce17" table:formula="of:=IF(ISBLANK([.Z47]);&quot;&quot;;([.AA47]/[.$B47])*100)">
            <text:p/>
          </table:table-cell>
          <table:table-cell table:style-name="ce5" table:formula="of:=IF(AND(NOT(ISBLANK([.AA47]));([.AA47]=0);SUM(COUNTIF([.$I47];0);COUNTIF([.$R47];0);COUNTIF([.$AA47];0);COUNTIF([.$AJ47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47]);&quot;&quot;;ROUND([.AI47];0)-ROUND([.$B47];0))">
            <text:p/>
          </table:table-cell>
          <table:table-cell table:style-name="ce17" table:formula="of:=IF(ISBLANK([.AI47]);&quot;&quot;;([.AJ47]/[.$B47])*100)">
            <text:p/>
          </table:table-cell>
          <table:table-cell table:style-name="ce5" table:formula="of:=IF(AND(NOT(ISBLANK([.AJ47]));([.AJ47]=0);SUM(COUNTIF([.$I47];0);COUNTIF([.$R47];0);COUNTIF([.$AA47];0);COUNTIF([.$AJ4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1.tst</text:p>
          </table:table-cell>
          <table:table-cell table:formula="of:=MIN([.H48];[.Q48];[.Z48];[.AI48])" office:value-type="float" office:value="79.6" calcext:value-type="float">
            <text:p>80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style-name="ce5" table:formula="of:=AVERAGE([.C48:.G48])" office:value-type="float" office:value="79.6" calcext:value-type="float">
            <text:p>80</text:p>
          </table:table-cell>
          <table:table-cell table:style-name="ce5" table:formula="of:=IF(ISBLANK([.H48]);&quot;&quot;;ROUND([.H48];0)-ROUND([.$B48];0))" office:value-type="float" office:value="0" calcext:value-type="float">
            <text:p>0</text:p>
          </table:table-cell>
          <table:table-cell table:style-name="ce17" table:formula="of:=IF(ISBLANK([.H48]);&quot;&quot;;([.I48]/[.$B48])*100)" office:value-type="float" office:value="0" calcext:value-type="float">
            <text:p>0.0</text:p>
          </table:table-cell>
          <table:table-cell table:style-name="ce5" table:formula="of:=IF(AND(NOT(ISBLANK([.I48]));([.I48]=0);SUM(COUNTIF([.$I48];0);COUNTIF([.$R48];0);COUNTIF([.$AA48];0);COUNTIF([.$AJ48];0))=1);&quot;Y&quot;;&quot;&quot;)">
            <text:p/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table:style-name="ce5" table:formula="of:=AVERAGE([.L48:.P48])" office:value-type="float" office:value="88.4" calcext:value-type="float">
            <text:p>88</text:p>
          </table:table-cell>
          <table:table-cell table:style-name="ce5" table:formula="of:=IF(ISBLANK([.Q48]);&quot;&quot;;ROUND([.Q48];0)-ROUND([.$B48];0))" office:value-type="float" office:value="8" calcext:value-type="float">
            <text:p>8</text:p>
          </table:table-cell>
          <table:table-cell table:style-name="ce17" table:formula="of:=IF(ISBLANK([.Q48]);&quot;&quot;;([.R48]/[.$B48])*100)" office:value-type="float" office:value="10.0502512562814" calcext:value-type="float">
            <text:p>10.1</text:p>
          </table:table-cell>
          <table:table-cell table:style-name="ce5" table:formula="of:=IF(AND(NOT(ISBLANK([.R48]));([.R48]=0);SUM(COUNTIF([.$I48];0);COUNTIF([.$R48];0);COUNTIF([.$AA48];0);COUNTIF([.$AJ48];0))=1);&quot;Y&quot;;&quot;&quot;)">
            <text:p/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style-name="ce5" table:formula="of:=AVERAGE([.U48:.Y48])" office:value-type="float" office:value="80.2" calcext:value-type="float">
            <text:p>80</text:p>
          </table:table-cell>
          <table:table-cell table:style-name="ce5" table:formula="of:=IF(ISBLANK([.Z48]);&quot;&quot;;ROUND([.Z48];0)-ROUND([.$B48];0))" office:value-type="float" office:value="0" calcext:value-type="float">
            <text:p>0</text:p>
          </table:table-cell>
          <table:table-cell table:style-name="ce17" table:formula="of:=IF(ISBLANK([.Z48]);&quot;&quot;;([.AA48]/[.$B48])*100)" office:value-type="float" office:value="0" calcext:value-type="float">
            <text:p>0.0</text:p>
          </table:table-cell>
          <table:table-cell table:style-name="ce5" table:formula="of:=IF(AND(NOT(ISBLANK([.AA48]));([.AA48]=0);SUM(COUNTIF([.$I48];0);COUNTIF([.$R48];0);COUNTIF([.$AA48];0);COUNTIF([.$AJ48];0))=1);&quot;Y&quot;;&quot;&quot;)">
            <text:p/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style-name="ce5" table:formula="of:=AVERAGE([.AD48:.AH48])" office:value-type="float" office:value="98" calcext:value-type="float">
            <text:p>98</text:p>
          </table:table-cell>
          <table:table-cell table:style-name="ce5" table:formula="of:=IF(ISBLANK([.AI48]);&quot;&quot;;ROUND([.AI48];0)-ROUND([.$B48];0))" office:value-type="float" office:value="18" calcext:value-type="float">
            <text:p>18</text:p>
          </table:table-cell>
          <table:table-cell table:style-name="ce17" table:formula="of:=IF(ISBLANK([.AI48]);&quot;&quot;;([.AJ48]/[.$B48])*100)" office:value-type="float" office:value="22.6130653266332" calcext:value-type="float">
            <text:p>22.6</text:p>
          </table:table-cell>
          <table:table-cell table:style-name="ce5" table:formula="of:=IF(AND(NOT(ISBLANK([.AJ48]));([.AJ48]=0);SUM(COUNTIF([.$I48];0);COUNTIF([.$R48];0);COUNTIF([.$AA48];0);COUNTIF([.$AJ4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2.tst</text:p>
          </table:table-cell>
          <table:table-cell table:formula="of:=MIN([.H49];[.Q49];[.Z49];[.AI49])" office:value-type="float" office:value="411.4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float" office:value="414" calcext:value-type="float">
            <text:p>414</text:p>
          </table:table-cell>
          <table:table-cell office:value-type="float" office:value="409" calcext:value-type="float">
            <text:p>409</text:p>
          </table:table-cell>
          <table:table-cell table:style-name="ce5" table:formula="of:=AVERAGE([.C49:.G49])" office:value-type="float" office:value="411.4" calcext:value-type="float">
            <text:p>411</text:p>
          </table:table-cell>
          <table:table-cell table:style-name="ce5" table:formula="of:=IF(ISBLANK([.H49]);&quot;&quot;;ROUND([.H49];0)-ROUND([.$B49];0))" office:value-type="float" office:value="0" calcext:value-type="float">
            <text:p>0</text:p>
          </table:table-cell>
          <table:table-cell table:style-name="ce17" table:formula="of:=IF(ISBLANK([.H49]);&quot;&quot;;([.I49]/[.$B49])*100)" office:value-type="float" office:value="0" calcext:value-type="float">
            <text:p>0.0</text:p>
          </table:table-cell>
          <table:table-cell table:style-name="ce5" table:formula="of:=IF(AND(NOT(ISBLANK([.I49]));([.I49]=0);SUM(COUNTIF([.$I49];0);COUNTIF([.$R49];0);COUNTIF([.$AA49];0);COUNTIF([.$AJ49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49]);&quot;&quot;;ROUND([.Q49];0)-ROUND([.$B49];0))">
            <text:p/>
          </table:table-cell>
          <table:table-cell table:style-name="ce17" table:formula="of:=IF(ISBLANK([.Q49]);&quot;&quot;;([.R49]/[.$B49])*100)">
            <text:p/>
          </table:table-cell>
          <table:table-cell table:style-name="ce5" table:formula="of:=IF(AND(NOT(ISBLANK([.R49]));([.R49]=0);SUM(COUNTIF([.$I49];0);COUNTIF([.$R49];0);COUNTIF([.$AA49];0);COUNTIF([.$AJ49];0))=1);&quot;Y&quot;;&quot;&quot;)">
            <text:p/>
          </table:table-cell>
          <table:table-cell office:value-type="float" office:value="413" calcext:value-type="float">
            <text:p>413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415" calcext:value-type="float">
            <text:p>415</text:p>
          </table:table-cell>
          <table:table-cell table:style-name="ce5" table:formula="of:=AVERAGE([.U49:.Y49])" office:value-type="float" office:value="414.6" calcext:value-type="float">
            <text:p>415</text:p>
          </table:table-cell>
          <table:table-cell table:style-name="ce5" table:formula="of:=IF(ISBLANK([.Z49]);&quot;&quot;;ROUND([.Z49];0)-ROUND([.$B49];0))" office:value-type="float" office:value="4" calcext:value-type="float">
            <text:p>4</text:p>
          </table:table-cell>
          <table:table-cell table:style-name="ce17" table:formula="of:=IF(ISBLANK([.Z49]);&quot;&quot;;([.AA49]/[.$B49])*100)" office:value-type="float" office:value="0.972289742343218" calcext:value-type="float">
            <text:p>1.0</text:p>
          </table:table-cell>
          <table:table-cell table:style-name="ce5" table:formula="of:=IF(AND(NOT(ISBLANK([.AA49]));([.AA49]=0);SUM(COUNTIF([.$I49];0);COUNTIF([.$R49];0);COUNTIF([.$AA49];0);COUNTIF([.$AJ49];0))=1);&quot;Y&quot;;&quot;&quot;)">
            <text:p/>
          </table:table-cell>
          <table:table-cell office:value-type="float" office:value="506" calcext:value-type="float">
            <text:p>506</text:p>
          </table:table-cell>
          <table:table-cell office:value-type="float" office:value="462" calcext:value-type="float">
            <text:p>462</text:p>
          </table:table-cell>
          <table:table-cell office:value-type="float" office:value="478" calcext:value-type="float">
            <text:p>478</text:p>
          </table:table-cell>
          <table:table-cell office:value-type="float" office:value="487" calcext:value-type="float">
            <text:p>487</text:p>
          </table:table-cell>
          <table:table-cell office:value-type="float" office:value="491" calcext:value-type="float">
            <text:p>491</text:p>
          </table:table-cell>
          <table:table-cell table:style-name="ce5" table:formula="of:=AVERAGE([.AD49:.AH49])" office:value-type="float" office:value="484.8" calcext:value-type="float">
            <text:p>485</text:p>
          </table:table-cell>
          <table:table-cell table:style-name="ce5" table:formula="of:=IF(ISBLANK([.AI49]);&quot;&quot;;ROUND([.AI49];0)-ROUND([.$B49];0))" office:value-type="float" office:value="74" calcext:value-type="float">
            <text:p>74</text:p>
          </table:table-cell>
          <table:table-cell table:style-name="ce17" table:formula="of:=IF(ISBLANK([.AI49]);&quot;&quot;;([.AJ49]/[.$B49])*100)" office:value-type="float" office:value="17.9873602333495" calcext:value-type="float">
            <text:p>18.0</text:p>
          </table:table-cell>
          <table:table-cell table:style-name="ce5" table:formula="of:=IF(AND(NOT(ISBLANK([.AJ49]));([.AJ49]=0);SUM(COUNTIF([.$I49];0);COUNTIF([.$R49];0);COUNTIF([.$AA49];0);COUNTIF([.$AJ4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3.tst</text:p>
          </table:table-cell>
          <table:table-cell table:formula="of:=MIN([.H50];[.Q50];[.Z50];[.AI50])" office:value-type="float" office:value="2768.4" calcext:value-type="float">
            <text:p>2768</text:p>
          </table:table-cell>
          <table:table-cell office:value-type="float" office:value="2763" calcext:value-type="float">
            <text:p>2763</text:p>
          </table:table-cell>
          <table:table-cell office:value-type="float" office:value="2755" calcext:value-type="float">
            <text:p>2755</text:p>
          </table:table-cell>
          <table:table-cell office:value-type="float" office:value="2753" calcext:value-type="float">
            <text:p>2753</text:p>
          </table:table-cell>
          <table:table-cell office:value-type="float" office:value="2784" calcext:value-type="float">
            <text:p>2784</text:p>
          </table:table-cell>
          <table:table-cell office:value-type="float" office:value="2787" calcext:value-type="float">
            <text:p>2787</text:p>
          </table:table-cell>
          <table:table-cell table:style-name="ce5" table:formula="of:=AVERAGE([.C50:.G50])" office:value-type="float" office:value="2768.4" calcext:value-type="float">
            <text:p>2768</text:p>
          </table:table-cell>
          <table:table-cell table:style-name="ce5" table:formula="of:=IF(ISBLANK([.H50]);&quot;&quot;;ROUND([.H50];0)-ROUND([.$B50];0))" office:value-type="float" office:value="0" calcext:value-type="float">
            <text:p>0</text:p>
          </table:table-cell>
          <table:table-cell table:style-name="ce17" table:formula="of:=IF(ISBLANK([.H50]);&quot;&quot;;([.I50]/[.$B50])*100)" office:value-type="float" office:value="0" calcext:value-type="float">
            <text:p>0.0</text:p>
          </table:table-cell>
          <table:table-cell table:style-name="ce5" table:formula="of:=IF(AND(NOT(ISBLANK([.I50]));([.I50]=0);SUM(COUNTIF([.$I50];0);COUNTIF([.$R50];0);COUNTIF([.$AA50];0);COUNTIF([.$AJ50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50]);&quot;&quot;;ROUND([.Q50];0)-ROUND([.$B50];0))">
            <text:p/>
          </table:table-cell>
          <table:table-cell table:style-name="ce17" table:formula="of:=IF(ISBLANK([.Q50]);&quot;&quot;;([.R50]/[.$B50])*100)">
            <text:p/>
          </table:table-cell>
          <table:table-cell table:style-name="ce5" table:formula="of:=IF(AND(NOT(ISBLANK([.R50]));([.R50]=0);SUM(COUNTIF([.$I50];0);COUNTIF([.$R50];0);COUNTIF([.$AA50];0);COUNTIF([.$AJ50];0))=1);&quot;Y&quot;;&quot;&quot;)">
            <text:p/>
          </table:table-cell>
          <table:table-cell office:value-type="float" office:value="2818" calcext:value-type="float">
            <text:p>2818</text:p>
          </table:table-cell>
          <table:table-cell office:value-type="float" office:value="2781" calcext:value-type="float">
            <text:p>2781</text:p>
          </table:table-cell>
          <table:table-cell office:value-type="float" office:value="2795" calcext:value-type="float">
            <text:p>2795</text:p>
          </table:table-cell>
          <table:table-cell office:value-type="float" office:value="2813" calcext:value-type="float">
            <text:p>2813</text:p>
          </table:table-cell>
          <table:table-cell office:value-type="float" office:value="2779" calcext:value-type="float">
            <text:p>2779</text:p>
          </table:table-cell>
          <table:table-cell table:style-name="ce5" table:formula="of:=AVERAGE([.U50:.Y50])" office:value-type="float" office:value="2797.2" calcext:value-type="float">
            <text:p>2797</text:p>
          </table:table-cell>
          <table:table-cell table:style-name="ce5" table:formula="of:=IF(ISBLANK([.Z50]);&quot;&quot;;ROUND([.Z50];0)-ROUND([.$B50];0))" office:value-type="float" office:value="29" calcext:value-type="float">
            <text:p>29</text:p>
          </table:table-cell>
          <table:table-cell table:style-name="ce17" table:formula="of:=IF(ISBLANK([.Z50]);&quot;&quot;;([.AA50]/[.$B50])*100)" office:value-type="float" office:value="1.04753648316717" calcext:value-type="float">
            <text:p>1.0</text:p>
          </table:table-cell>
          <table:table-cell table:style-name="ce5" table:formula="of:=IF(AND(NOT(ISBLANK([.AA50]));([.AA50]=0);SUM(COUNTIF([.$I50];0);COUNTIF([.$R50];0);COUNTIF([.$AA50];0);COUNTIF([.$AJ50];0))=1);&quot;Y&quot;;&quot;&quot;)">
            <text:p/>
          </table:table-cell>
          <table:table-cell office:value-type="float" office:value="3268" calcext:value-type="float">
            <text:p>3268</text:p>
          </table:table-cell>
          <table:table-cell office:value-type="float" office:value="3065" calcext:value-type="float">
            <text:p>3065</text:p>
          </table:table-cell>
          <table:table-cell office:value-type="float" office:value="3108" calcext:value-type="float">
            <text:p>3108</text:p>
          </table:table-cell>
          <table:table-cell office:value-type="float" office:value="3196" calcext:value-type="float">
            <text:p>3196</text:p>
          </table:table-cell>
          <table:table-cell office:value-type="float" office:value="3192" calcext:value-type="float">
            <text:p>3192</text:p>
          </table:table-cell>
          <table:table-cell table:style-name="ce5" table:formula="of:=AVERAGE([.AD50:.AH50])" office:value-type="float" office:value="3165.8" calcext:value-type="float">
            <text:p>3166</text:p>
          </table:table-cell>
          <table:table-cell table:style-name="ce5" table:formula="of:=IF(ISBLANK([.AI50]);&quot;&quot;;ROUND([.AI50];0)-ROUND([.$B50];0))" office:value-type="float" office:value="398" calcext:value-type="float">
            <text:p>398</text:p>
          </table:table-cell>
          <table:table-cell table:style-name="ce17" table:formula="of:=IF(ISBLANK([.AI50]);&quot;&quot;;([.AJ50]/[.$B50])*100)" office:value-type="float" office:value="14.3765351827771" calcext:value-type="float">
            <text:p>14.4</text:p>
          </table:table-cell>
          <table:table-cell table:style-name="ce5" table:formula="of:=IF(AND(NOT(ISBLANK([.AJ50]));([.AJ50]=0);SUM(COUNTIF([.$I50];0);COUNTIF([.$R50];0);COUNTIF([.$AA50];0);COUNTIF([.$AJ5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4.tst</text:p>
          </table:table-cell>
          <table:table-cell table:formula="of:=MIN([.H51];[.Q51];[.Z51];[.AI51])" office:value-type="float" office:value="367.4" calcext:value-type="float">
            <text:p>367</text:p>
          </table:table-cell>
          <table:table-cell office:value-type="float" office:value="363" calcext:value-type="float">
            <text:p>363</text:p>
          </table:table-cell>
          <table:table-cell office:value-type="float" office:value="368" calcext:value-type="float">
            <text:p>368</text:p>
          </table:table-cell>
          <table:table-cell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  <table:table-cell office:value-type="float" office:value="368" calcext:value-type="float">
            <text:p>368</text:p>
          </table:table-cell>
          <table:table-cell table:style-name="ce5" table:formula="of:=AVERAGE([.C51:.G51])" office:value-type="float" office:value="367.8" calcext:value-type="float">
            <text:p>368</text:p>
          </table:table-cell>
          <table:table-cell table:style-name="ce5" table:formula="of:=IF(ISBLANK([.H51]);&quot;&quot;;ROUND([.H51];0)-ROUND([.$B51];0))" office:value-type="float" office:value="1" calcext:value-type="float">
            <text:p>1</text:p>
          </table:table-cell>
          <table:table-cell table:style-name="ce17" table:formula="of:=IF(ISBLANK([.H51]);&quot;&quot;;([.I51]/[.$B51])*100)" office:value-type="float" office:value="0.272182906913446" calcext:value-type="float">
            <text:p>0.3</text:p>
          </table:table-cell>
          <table:table-cell table:style-name="ce5" table:formula="of:=IF(AND(NOT(ISBLANK([.I51]));([.I51]=0);SUM(COUNTIF([.$I51];0);COUNTIF([.$R51];0);COUNTIF([.$AA51];0);COUNTIF([.$AJ51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51]);&quot;&quot;;ROUND([.Q51];0)-ROUND([.$B51];0))">
            <text:p/>
          </table:table-cell>
          <table:table-cell table:style-name="ce17" table:formula="of:=IF(ISBLANK([.Q51]);&quot;&quot;;([.R51]/[.$B51])*100)">
            <text:p/>
          </table:table-cell>
          <table:table-cell table:style-name="ce5" table:formula="of:=IF(AND(NOT(ISBLANK([.R51]));([.R51]=0);SUM(COUNTIF([.$I51];0);COUNTIF([.$R51];0);COUNTIF([.$AA51];0);COUNTIF([.$AJ51];0))=1);&quot;Y&quot;;&quot;&quot;)">
            <text:p/>
          </table:table-cell>
          <table:table-cell office:value-type="float" office:value="366" calcext:value-type="float">
            <text:p>366</text:p>
          </table:table-cell>
          <table:table-cell office:value-type="float" office:value="371" calcext:value-type="float">
            <text:p>371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table:style-name="ce5" table:formula="of:=AVERAGE([.U51:.Y51])" office:value-type="float" office:value="367.4" calcext:value-type="float">
            <text:p>367</text:p>
          </table:table-cell>
          <table:table-cell table:style-name="ce5" table:formula="of:=IF(ISBLANK([.Z51]);&quot;&quot;;ROUND([.Z51];0)-ROUND([.$B51];0))" office:value-type="float" office:value="0" calcext:value-type="float">
            <text:p>0</text:p>
          </table:table-cell>
          <table:table-cell table:style-name="ce17" table:formula="of:=IF(ISBLANK([.Z51]);&quot;&quot;;([.AA51]/[.$B51])*100)" office:value-type="float" office:value="0" calcext:value-type="float">
            <text:p>0.0</text:p>
          </table:table-cell>
          <table:table-cell table:style-name="ce5" table:formula="of:=IF(AND(NOT(ISBLANK([.AA51]));([.AA51]=0);SUM(COUNTIF([.$I51];0);COUNTIF([.$R51];0);COUNTIF([.$AA51];0);COUNTIF([.$AJ51];0))=1);&quot;Y&quot;;&quot;&quot;)" office:value-type="string" office:string-value="Y" calcext:value-type="string">
            <text:p>Y</text:p>
          </table:table-cell>
          <table:table-cell office:value-type="float" office:value="430" calcext:value-type="float">
            <text:p>430</text:p>
          </table:table-cell>
          <table:table-cell office:value-type="float" office:value="408" calcext:value-type="float">
            <text:p>408</text:p>
          </table:table-cell>
          <table:table-cell office:value-type="float" office:value="416" calcext:value-type="float">
            <text:p>416</text:p>
          </table:table-cell>
          <table:table-cell office:value-type="float" office:value="428" calcext:value-type="float">
            <text:p>428</text:p>
          </table:table-cell>
          <table:table-cell office:value-type="float" office:value="434" calcext:value-type="float">
            <text:p>434</text:p>
          </table:table-cell>
          <table:table-cell table:style-name="ce5" table:formula="of:=AVERAGE([.AD51:.AH51])" office:value-type="float" office:value="423.2" calcext:value-type="float">
            <text:p>423</text:p>
          </table:table-cell>
          <table:table-cell table:style-name="ce5" table:formula="of:=IF(ISBLANK([.AI51]);&quot;&quot;;ROUND([.AI51];0)-ROUND([.$B51];0))" office:value-type="float" office:value="56" calcext:value-type="float">
            <text:p>56</text:p>
          </table:table-cell>
          <table:table-cell table:style-name="ce17" table:formula="of:=IF(ISBLANK([.AI51]);&quot;&quot;;([.AJ51]/[.$B51])*100)" office:value-type="float" office:value="15.242242787153" calcext:value-type="float">
            <text:p>15.2</text:p>
          </table:table-cell>
          <table:table-cell table:style-name="ce5" table:formula="of:=IF(AND(NOT(ISBLANK([.AJ51]));([.AJ51]=0);SUM(COUNTIF([.$I51];0);COUNTIF([.$R51];0);COUNTIF([.$AA51];0);COUNTIF([.$AJ5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5.tst</text:p>
          </table:table-cell>
          <table:table-cell table:formula="of:=MIN([.H52];[.Q52];[.Z52];[.AI52])" office:value-type="float" office:value="378" calcext:value-type="float">
            <text:p>378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table:style-name="ce5" table:formula="of:=AVERAGE([.C52:.G52])" office:value-type="float" office:value="378" calcext:value-type="float">
            <text:p>378</text:p>
          </table:table-cell>
          <table:table-cell table:style-name="ce5" table:formula="of:=IF(ISBLANK([.H52]);&quot;&quot;;ROUND([.H52];0)-ROUND([.$B52];0))" office:value-type="float" office:value="0" calcext:value-type="float">
            <text:p>0</text:p>
          </table:table-cell>
          <table:table-cell table:style-name="ce17" table:formula="of:=IF(ISBLANK([.H52]);&quot;&quot;;([.I52]/[.$B52])*100)" office:value-type="float" office:value="0" calcext:value-type="float">
            <text:p>0.0</text:p>
          </table:table-cell>
          <table:table-cell table:style-name="ce5" table:formula="of:=IF(AND(NOT(ISBLANK([.I52]));([.I52]=0);SUM(COUNTIF([.$I52];0);COUNTIF([.$R52];0);COUNTIF([.$AA52];0);COUNTIF([.$AJ52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52]);&quot;&quot;;ROUND([.Q52];0)-ROUND([.$B52];0))">
            <text:p/>
          </table:table-cell>
          <table:table-cell table:style-name="ce17" table:formula="of:=IF(ISBLANK([.Q52]);&quot;&quot;;([.R52]/[.$B52])*100)">
            <text:p/>
          </table:table-cell>
          <table:table-cell table:style-name="ce5" table:formula="of:=IF(AND(NOT(ISBLANK([.R52]));([.R52]=0);SUM(COUNTIF([.$I52];0);COUNTIF([.$R52];0);COUNTIF([.$AA52];0);COUNTIF([.$AJ52];0))=1);&quot;Y&quot;;&quot;&quot;)">
            <text:p/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83" calcext:value-type="float">
            <text:p>383</text:p>
          </table:table-cell>
          <table:table-cell office:value-type="float" office:value="391" calcext:value-type="float">
            <text:p>391</text:p>
          </table:table-cell>
          <table:table-cell office:value-type="float" office:value="379" calcext:value-type="float">
            <text:p>379</text:p>
          </table:table-cell>
          <table:table-cell table:style-name="ce5" table:formula="of:=AVERAGE([.U52:.Y52])" office:value-type="float" office:value="381.2" calcext:value-type="float">
            <text:p>381</text:p>
          </table:table-cell>
          <table:table-cell table:style-name="ce5" table:formula="of:=IF(ISBLANK([.Z52]);&quot;&quot;;ROUND([.Z52];0)-ROUND([.$B52];0))" office:value-type="float" office:value="3" calcext:value-type="float">
            <text:p>3</text:p>
          </table:table-cell>
          <table:table-cell table:style-name="ce17" table:formula="of:=IF(ISBLANK([.Z52]);&quot;&quot;;([.AA52]/[.$B52])*100)" office:value-type="float" office:value="0.793650793650794" calcext:value-type="float">
            <text:p>0.8</text:p>
          </table:table-cell>
          <table:table-cell table:style-name="ce5" table:formula="of:=IF(AND(NOT(ISBLANK([.AA52]));([.AA52]=0);SUM(COUNTIF([.$I52];0);COUNTIF([.$R52];0);COUNTIF([.$AA52];0);COUNTIF([.$AJ52];0))=1);&quot;Y&quot;;&quot;&quot;)">
            <text:p/>
          </table:table-cell>
          <table:table-cell office:value-type="float" office:value="451" calcext:value-type="float">
            <text:p>451</text:p>
          </table:table-cell>
          <table:table-cell office:value-type="float" office:value="428" calcext:value-type="float">
            <text:p>428</text:p>
          </table:table-cell>
          <table:table-cell office:value-type="float" office:value="441" calcext:value-type="float">
            <text:p>441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table:style-name="ce5" table:formula="of:=AVERAGE([.AD52:.AH52])" office:value-type="float" office:value="445.2" calcext:value-type="float">
            <text:p>445</text:p>
          </table:table-cell>
          <table:table-cell table:style-name="ce5" table:formula="of:=IF(ISBLANK([.AI52]);&quot;&quot;;ROUND([.AI52];0)-ROUND([.$B52];0))" office:value-type="float" office:value="67" calcext:value-type="float">
            <text:p>67</text:p>
          </table:table-cell>
          <table:table-cell table:style-name="ce17" table:formula="of:=IF(ISBLANK([.AI52]);&quot;&quot;;([.AJ52]/[.$B52])*100)" office:value-type="float" office:value="17.7248677248677" calcext:value-type="float">
            <text:p>17.7</text:p>
          </table:table-cell>
          <table:table-cell table:style-name="ce5" table:formula="of:=IF(AND(NOT(ISBLANK([.AJ52]));([.AJ52]=0);SUM(COUNTIF([.$I52];0);COUNTIF([.$R52];0);COUNTIF([.$AA52];0);COUNTIF([.$AJ5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6.tst</text:p>
          </table:table-cell>
          <table:table-cell table:formula="of:=MIN([.H53];[.Q53];[.Z53];[.AI53])" office:value-type="float" office:value="147.4" calcext:value-type="float">
            <text:p>147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style-name="ce5" table:formula="of:=AVERAGE([.C53:.G53])" office:value-type="float" office:value="147.4" calcext:value-type="float">
            <text:p>147</text:p>
          </table:table-cell>
          <table:table-cell table:style-name="ce5" table:formula="of:=IF(ISBLANK([.H53]);&quot;&quot;;ROUND([.H53];0)-ROUND([.$B53];0))" office:value-type="float" office:value="0" calcext:value-type="float">
            <text:p>0</text:p>
          </table:table-cell>
          <table:table-cell table:style-name="ce17" table:formula="of:=IF(ISBLANK([.H53]);&quot;&quot;;([.I53]/[.$B53])*100)" office:value-type="float" office:value="0" calcext:value-type="float">
            <text:p>0.0</text:p>
          </table:table-cell>
          <table:table-cell table:style-name="ce5" table:formula="of:=IF(AND(NOT(ISBLANK([.I53]));([.I53]=0);SUM(COUNTIF([.$I53];0);COUNTIF([.$R53];0);COUNTIF([.$AA53];0);COUNTIF([.$AJ53];0))=1);&quot;Y&quot;;&quot;&quot;)" office:value-type="string" office:string-value="Y" calcext:value-type="string">
            <text:p>Y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162" calcext:value-type="float">
            <text:p>162</text:p>
          </table:table-cell>
          <table:table-cell table:style-name="ce5" table:formula="of:=AVERAGE([.L53:.P53])" office:value-type="float" office:value="162.6" calcext:value-type="float">
            <text:p>163</text:p>
          </table:table-cell>
          <table:table-cell table:style-name="ce5" table:formula="of:=IF(ISBLANK([.Q53]);&quot;&quot;;ROUND([.Q53];0)-ROUND([.$B53];0))" office:value-type="float" office:value="16" calcext:value-type="float">
            <text:p>16</text:p>
          </table:table-cell>
          <table:table-cell table:style-name="ce17" table:formula="of:=IF(ISBLANK([.Q53]);&quot;&quot;;([.R53]/[.$B53])*100)" office:value-type="float" office:value="10.8548168249661" calcext:value-type="float">
            <text:p>10.9</text:p>
          </table:table-cell>
          <table:table-cell table:style-name="ce5" table:formula="of:=IF(AND(NOT(ISBLANK([.R53]));([.R53]=0);SUM(COUNTIF([.$I53];0);COUNTIF([.$R53];0);COUNTIF([.$AA53];0);COUNTIF([.$AJ53];0))=1);&quot;Y&quot;;&quot;&quot;)">
            <text:p/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style-name="ce5" table:formula="of:=AVERAGE([.U53:.Y53])" office:value-type="float" office:value="147.6" calcext:value-type="float">
            <text:p>148</text:p>
          </table:table-cell>
          <table:table-cell table:style-name="ce5" table:formula="of:=IF(ISBLANK([.Z53]);&quot;&quot;;ROUND([.Z53];0)-ROUND([.$B53];0))" office:value-type="float" office:value="1" calcext:value-type="float">
            <text:p>1</text:p>
          </table:table-cell>
          <table:table-cell table:style-name="ce17" table:formula="of:=IF(ISBLANK([.Z53]);&quot;&quot;;([.AA53]/[.$B53])*100)" office:value-type="float" office:value="0.67842605156038" calcext:value-type="float">
            <text:p>0.7</text:p>
          </table:table-cell>
          <table:table-cell table:style-name="ce5" table:formula="of:=IF(AND(NOT(ISBLANK([.AA53]));([.AA53]=0);SUM(COUNTIF([.$I53];0);COUNTIF([.$R53];0);COUNTIF([.$AA53];0);COUNTIF([.$AJ53];0))=1);&quot;Y&quot;;&quot;&quot;)">
            <text:p/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table:style-name="ce5" table:formula="of:=AVERAGE([.AD53:.AH53])" office:value-type="float" office:value="172.4" calcext:value-type="float">
            <text:p>172</text:p>
          </table:table-cell>
          <table:table-cell table:style-name="ce5" table:formula="of:=IF(ISBLANK([.AI53]);&quot;&quot;;ROUND([.AI53];0)-ROUND([.$B53];0))" office:value-type="float" office:value="25" calcext:value-type="float">
            <text:p>25</text:p>
          </table:table-cell>
          <table:table-cell table:style-name="ce17" table:formula="of:=IF(ISBLANK([.AI53]);&quot;&quot;;([.AJ53]/[.$B53])*100)" office:value-type="float" office:value="16.9606512890095" calcext:value-type="float">
            <text:p>17.0</text:p>
          </table:table-cell>
          <table:table-cell table:style-name="ce5" table:formula="of:=IF(AND(NOT(ISBLANK([.AJ53]));([.AJ53]=0);SUM(COUNTIF([.$I53];0);COUNTIF([.$R53];0);COUNTIF([.$AA53];0);COUNTIF([.$AJ5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7.tst</text:p>
          </table:table-cell>
          <table:table-cell table:formula="of:=MIN([.H54];[.Q54];[.Z54];[.AI54])" office:value-type="float" office:value="23999.4" calcext:value-type="float">
            <text:p>23999</text:p>
          </table:table-cell>
          <table:table-cell office:value-type="float" office:value="23853" calcext:value-type="float">
            <text:p>23853</text:p>
          </table:table-cell>
          <table:table-cell office:value-type="float" office:value="24022" calcext:value-type="float">
            <text:p>24022</text:p>
          </table:table-cell>
          <table:table-cell office:value-type="float" office:value="23963" calcext:value-type="float">
            <text:p>23963</text:p>
          </table:table-cell>
          <table:table-cell office:value-type="float" office:value="24231" calcext:value-type="float">
            <text:p>24231</text:p>
          </table:table-cell>
          <table:table-cell office:value-type="float" office:value="23928" calcext:value-type="float">
            <text:p>23928</text:p>
          </table:table-cell>
          <table:table-cell table:style-name="ce5" table:formula="of:=AVERAGE([.C54:.G54])" office:value-type="float" office:value="23999.4" calcext:value-type="float">
            <text:p>23999</text:p>
          </table:table-cell>
          <table:table-cell table:style-name="ce5" table:formula="of:=IF(ISBLANK([.H54]);&quot;&quot;;ROUND([.H54];0)-ROUND([.$B54];0))" office:value-type="float" office:value="0" calcext:value-type="float">
            <text:p>0</text:p>
          </table:table-cell>
          <table:table-cell table:style-name="ce17" table:formula="of:=IF(ISBLANK([.H54]);&quot;&quot;;([.I54]/[.$B54])*100)" office:value-type="float" office:value="0" calcext:value-type="float">
            <text:p>0.0</text:p>
          </table:table-cell>
          <table:table-cell table:style-name="ce5" table:formula="of:=IF(AND(NOT(ISBLANK([.I54]));([.I54]=0);SUM(COUNTIF([.$I54];0);COUNTIF([.$R54];0);COUNTIF([.$AA54];0);COUNTIF([.$AJ54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54]);&quot;&quot;;ROUND([.Q54];0)-ROUND([.$B54];0))">
            <text:p/>
          </table:table-cell>
          <table:table-cell table:style-name="ce17" table:formula="of:=IF(ISBLANK([.Q54]);&quot;&quot;;([.R54]/[.$B54])*100)">
            <text:p/>
          </table:table-cell>
          <table:table-cell table:style-name="ce5" table:formula="of:=IF(AND(NOT(ISBLANK([.R54]));([.R54]=0);SUM(COUNTIF([.$I54];0);COUNTIF([.$R54];0);COUNTIF([.$AA54];0);COUNTIF([.$AJ54];0))=1);&quot;Y&quot;;&quot;&quot;)">
            <text:p/>
          </table:table-cell>
          <table:table-cell office:value-type="float" office:value="24083" calcext:value-type="float">
            <text:p>24083</text:p>
          </table:table-cell>
          <table:table-cell office:value-type="float" office:value="24000" calcext:value-type="float">
            <text:p>24000</text:p>
          </table:table-cell>
          <table:table-cell office:value-type="float" office:value="24011" calcext:value-type="float">
            <text:p>24011</text:p>
          </table:table-cell>
          <table:table-cell office:value-type="float" office:value="24110" calcext:value-type="float">
            <text:p>24110</text:p>
          </table:table-cell>
          <table:table-cell office:value-type="float" office:value="24035" calcext:value-type="float">
            <text:p>24035</text:p>
          </table:table-cell>
          <table:table-cell table:style-name="ce5" table:formula="of:=AVERAGE([.U54:.Y54])" office:value-type="float" office:value="24047.8" calcext:value-type="float">
            <text:p>24048</text:p>
          </table:table-cell>
          <table:table-cell table:style-name="ce5" table:formula="of:=IF(ISBLANK([.Z54]);&quot;&quot;;ROUND([.Z54];0)-ROUND([.$B54];0))" office:value-type="float" office:value="49" calcext:value-type="float">
            <text:p>49</text:p>
          </table:table-cell>
          <table:table-cell table:style-name="ce17" table:formula="of:=IF(ISBLANK([.Z54]);&quot;&quot;;([.AA54]/[.$B54])*100)" office:value-type="float" office:value="0.204171770960941" calcext:value-type="float">
            <text:p>0.2</text:p>
          </table:table-cell>
          <table:table-cell table:style-name="ce5" table:formula="of:=IF(AND(NOT(ISBLANK([.AA54]));([.AA54]=0);SUM(COUNTIF([.$I54];0);COUNTIF([.$R54];0);COUNTIF([.$AA54];0);COUNTIF([.$AJ54];0))=1);&quot;Y&quot;;&quot;&quot;)">
            <text:p/>
          </table:table-cell>
          <table:table-cell office:value-type="float" office:value="26664" calcext:value-type="float">
            <text:p>26664</text:p>
          </table:table-cell>
          <table:table-cell office:value-type="float" office:value="25802" calcext:value-type="float">
            <text:p>25802</text:p>
          </table:table-cell>
          <table:table-cell office:value-type="float" office:value="26223" calcext:value-type="float">
            <text:p>26223</text:p>
          </table:table-cell>
          <table:table-cell office:value-type="float" office:value="26685" calcext:value-type="float">
            <text:p>26685</text:p>
          </table:table-cell>
          <table:table-cell office:value-type="float" office:value="26781" calcext:value-type="float">
            <text:p>26781</text:p>
          </table:table-cell>
          <table:table-cell table:style-name="ce5" table:formula="of:=AVERAGE([.AD54:.AH54])" office:value-type="float" office:value="26431" calcext:value-type="float">
            <text:p>26431</text:p>
          </table:table-cell>
          <table:table-cell table:style-name="ce5" table:formula="of:=IF(ISBLANK([.AI54]);&quot;&quot;;ROUND([.AI54];0)-ROUND([.$B54];0))" office:value-type="float" office:value="2432" calcext:value-type="float">
            <text:p>2432</text:p>
          </table:table-cell>
          <table:table-cell table:style-name="ce17" table:formula="of:=IF(ISBLANK([.AI54]);&quot;&quot;;([.AJ54]/[.$B54])*100)" office:value-type="float" office:value="10.1335866730002" calcext:value-type="float">
            <text:p>10.1</text:p>
          </table:table-cell>
          <table:table-cell table:style-name="ce5" table:formula="of:=IF(AND(NOT(ISBLANK([.AJ54]));([.AJ54]=0);SUM(COUNTIF([.$I54];0);COUNTIF([.$R54];0);COUNTIF([.$AA54];0);COUNTIF([.$AJ5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8.tst</text:p>
          </table:table-cell>
          <table:table-cell table:formula="of:=MIN([.H55];[.Q55];[.Z55];[.AI55])" office:value-type="float" office:value="2616.4" calcext:value-type="float">
            <text:p>2616</text:p>
          </table:table-cell>
          <table:table-cell office:value-type="float" office:value="2602" calcext:value-type="float">
            <text:p>2602</text:p>
          </table:table-cell>
          <table:table-cell office:value-type="float" office:value="2612" calcext:value-type="float">
            <text:p>2612</text:p>
          </table:table-cell>
          <table:table-cell office:value-type="float" office:value="2602" calcext:value-type="float">
            <text:p>2602</text:p>
          </table:table-cell>
          <table:table-cell office:value-type="float" office:value="2663" calcext:value-type="float">
            <text:p>2663</text:p>
          </table:table-cell>
          <table:table-cell office:value-type="float" office:value="2603" calcext:value-type="float">
            <text:p>2603</text:p>
          </table:table-cell>
          <table:table-cell table:style-name="ce5" table:formula="of:=AVERAGE([.C55:.G55])" office:value-type="float" office:value="2616.4" calcext:value-type="float">
            <text:p>2616</text:p>
          </table:table-cell>
          <table:table-cell table:style-name="ce5" table:formula="of:=IF(ISBLANK([.H55]);&quot;&quot;;ROUND([.H55];0)-ROUND([.$B55];0))" office:value-type="float" office:value="0" calcext:value-type="float">
            <text:p>0</text:p>
          </table:table-cell>
          <table:table-cell table:style-name="ce17" table:formula="of:=IF(ISBLANK([.H55]);&quot;&quot;;([.I55]/[.$B55])*100)" office:value-type="float" office:value="0" calcext:value-type="float">
            <text:p>0.0</text:p>
          </table:table-cell>
          <table:table-cell table:style-name="ce5" table:formula="of:=IF(AND(NOT(ISBLANK([.I55]));([.I55]=0);SUM(COUNTIF([.$I55];0);COUNTIF([.$R55];0);COUNTIF([.$AA55];0);COUNTIF([.$AJ55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55]);&quot;&quot;;ROUND([.Q55];0)-ROUND([.$B55];0))">
            <text:p/>
          </table:table-cell>
          <table:table-cell table:style-name="ce17" table:formula="of:=IF(ISBLANK([.Q55]);&quot;&quot;;([.R55]/[.$B55])*100)">
            <text:p/>
          </table:table-cell>
          <table:table-cell table:style-name="ce5" table:formula="of:=IF(AND(NOT(ISBLANK([.R55]));([.R55]=0);SUM(COUNTIF([.$I55];0);COUNTIF([.$R55];0);COUNTIF([.$AA55];0);COUNTIF([.$AJ55];0))=1);&quot;Y&quot;;&quot;&quot;)">
            <text:p/>
          </table:table-cell>
          <table:table-cell office:value-type="float" office:value="2639" calcext:value-type="float">
            <text:p>2639</text:p>
          </table:table-cell>
          <table:table-cell office:value-type="float" office:value="2608" calcext:value-type="float">
            <text:p>2608</text:p>
          </table:table-cell>
          <table:table-cell office:value-type="float" office:value="2614" calcext:value-type="float">
            <text:p>2614</text:p>
          </table:table-cell>
          <table:table-cell office:value-type="float" office:value="2618" calcext:value-type="float">
            <text:p>2618</text:p>
          </table:table-cell>
          <table:table-cell office:value-type="float" office:value="2609" calcext:value-type="float">
            <text:p>2609</text:p>
          </table:table-cell>
          <table:table-cell table:style-name="ce5" table:formula="of:=AVERAGE([.U55:.Y55])" office:value-type="float" office:value="2617.6" calcext:value-type="float">
            <text:p>2618</text:p>
          </table:table-cell>
          <table:table-cell table:style-name="ce5" table:formula="of:=IF(ISBLANK([.Z55]);&quot;&quot;;ROUND([.Z55];0)-ROUND([.$B55];0))" office:value-type="float" office:value="2" calcext:value-type="float">
            <text:p>2</text:p>
          </table:table-cell>
          <table:table-cell table:style-name="ce17" table:formula="of:=IF(ISBLANK([.Z55]);&quot;&quot;;([.AA55]/[.$B55])*100)" office:value-type="float" office:value="0.0764409111756612" calcext:value-type="float">
            <text:p>0.1</text:p>
          </table:table-cell>
          <table:table-cell table:style-name="ce5" table:formula="of:=IF(AND(NOT(ISBLANK([.AA55]));([.AA55]=0);SUM(COUNTIF([.$I55];0);COUNTIF([.$R55];0);COUNTIF([.$AA55];0);COUNTIF([.$AJ55];0))=1);&quot;Y&quot;;&quot;&quot;)">
            <text:p/>
          </table:table-cell>
          <table:table-cell office:value-type="float" office:value="3154" calcext:value-type="float">
            <text:p>3154</text:p>
          </table:table-cell>
          <table:table-cell office:value-type="float" office:value="3025" calcext:value-type="float">
            <text:p>3025</text:p>
          </table:table-cell>
          <table:table-cell office:value-type="float" office:value="3083" calcext:value-type="float">
            <text:p>3083</text:p>
          </table:table-cell>
          <table:table-cell office:value-type="float" office:value="3177" calcext:value-type="float">
            <text:p>3177</text:p>
          </table:table-cell>
          <table:table-cell office:value-type="float" office:value="3176" calcext:value-type="float">
            <text:p>3176</text:p>
          </table:table-cell>
          <table:table-cell table:style-name="ce5" table:formula="of:=AVERAGE([.AD55:.AH55])" office:value-type="float" office:value="3123" calcext:value-type="float">
            <text:p>3123</text:p>
          </table:table-cell>
          <table:table-cell table:style-name="ce5" table:formula="of:=IF(ISBLANK([.AI55]);&quot;&quot;;ROUND([.AI55];0)-ROUND([.$B55];0))" office:value-type="float" office:value="507" calcext:value-type="float">
            <text:p>507</text:p>
          </table:table-cell>
          <table:table-cell table:style-name="ce17" table:formula="of:=IF(ISBLANK([.AI55]);&quot;&quot;;([.AJ55]/[.$B55])*100)" office:value-type="float" office:value="19.3777709830301" calcext:value-type="float">
            <text:p>19.4</text:p>
          </table:table-cell>
          <table:table-cell table:style-name="ce5" table:formula="of:=IF(AND(NOT(ISBLANK([.AJ55]));([.AJ55]=0);SUM(COUNTIF([.$I55];0);COUNTIF([.$R55];0);COUNTIF([.$AA55];0);COUNTIF([.$AJ5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09.tst</text:p>
          </table:table-cell>
          <table:table-cell table:formula="of:=MIN([.H56];[.Q56];[.Z56];[.AI56])" office:value-type="float" office:value="2512.2" calcext:value-type="float">
            <text:p>2512</text:p>
          </table:table-cell>
          <table:table-cell office:value-type="float" office:value="2494" calcext:value-type="float">
            <text:p>2494</text:p>
          </table:table-cell>
          <table:table-cell office:value-type="float" office:value="2521" calcext:value-type="float">
            <text:p>2521</text:p>
          </table:table-cell>
          <table:table-cell office:value-type="float" office:value="2512" calcext:value-type="float">
            <text:p>2512</text:p>
          </table:table-cell>
          <table:table-cell office:value-type="float" office:value="2518" calcext:value-type="float">
            <text:p>2518</text:p>
          </table:table-cell>
          <table:table-cell office:value-type="float" office:value="2516" calcext:value-type="float">
            <text:p>2516</text:p>
          </table:table-cell>
          <table:table-cell table:style-name="ce5" table:formula="of:=AVERAGE([.C56:.G56])" office:value-type="float" office:value="2512.2" calcext:value-type="float">
            <text:p>2512</text:p>
          </table:table-cell>
          <table:table-cell table:style-name="ce5" table:formula="of:=IF(ISBLANK([.H56]);&quot;&quot;;ROUND([.H56];0)-ROUND([.$B56];0))" office:value-type="float" office:value="0" calcext:value-type="float">
            <text:p>0</text:p>
          </table:table-cell>
          <table:table-cell table:style-name="ce17" table:formula="of:=IF(ISBLANK([.H56]);&quot;&quot;;([.I56]/[.$B56])*100)" office:value-type="float" office:value="0" calcext:value-type="float">
            <text:p>0.0</text:p>
          </table:table-cell>
          <table:table-cell table:style-name="ce5" table:formula="of:=IF(AND(NOT(ISBLANK([.I56]));([.I56]=0);SUM(COUNTIF([.$I56];0);COUNTIF([.$R56];0);COUNTIF([.$AA56];0);COUNTIF([.$AJ56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56]);&quot;&quot;;ROUND([.Q56];0)-ROUND([.$B56];0))">
            <text:p/>
          </table:table-cell>
          <table:table-cell table:style-name="ce17" table:formula="of:=IF(ISBLANK([.Q56]);&quot;&quot;;([.R56]/[.$B56])*100)">
            <text:p/>
          </table:table-cell>
          <table:table-cell table:style-name="ce5" table:formula="of:=IF(AND(NOT(ISBLANK([.R56]));([.R56]=0);SUM(COUNTIF([.$I56];0);COUNTIF([.$R56];0);COUNTIF([.$AA56];0);COUNTIF([.$AJ56];0))=1);&quot;Y&quot;;&quot;&quot;)">
            <text:p/>
          </table:table-cell>
          <table:table-cell office:value-type="float" office:value="2548" calcext:value-type="float">
            <text:p>2548</text:p>
          </table:table-cell>
          <table:table-cell office:value-type="float" office:value="2560" calcext:value-type="float">
            <text:p>2560</text:p>
          </table:table-cell>
          <table:table-cell office:value-type="float" office:value="2507" calcext:value-type="float">
            <text:p>2507</text:p>
          </table:table-cell>
          <table:table-cell office:value-type="float" office:value="2533" calcext:value-type="float">
            <text:p>2533</text:p>
          </table:table-cell>
          <table:table-cell office:value-type="float" office:value="2522" calcext:value-type="float">
            <text:p>2522</text:p>
          </table:table-cell>
          <table:table-cell table:style-name="ce5" table:formula="of:=AVERAGE([.U56:.Y56])" office:value-type="float" office:value="2534" calcext:value-type="float">
            <text:p>2534</text:p>
          </table:table-cell>
          <table:table-cell table:style-name="ce5" table:formula="of:=IF(ISBLANK([.Z56]);&quot;&quot;;ROUND([.Z56];0)-ROUND([.$B56];0))" office:value-type="float" office:value="22" calcext:value-type="float">
            <text:p>22</text:p>
          </table:table-cell>
          <table:table-cell table:style-name="ce17" table:formula="of:=IF(ISBLANK([.Z56]);&quot;&quot;;([.AA56]/[.$B56])*100)" office:value-type="float" office:value="0.875726454900088" calcext:value-type="float">
            <text:p>0.9</text:p>
          </table:table-cell>
          <table:table-cell table:style-name="ce5" table:formula="of:=IF(AND(NOT(ISBLANK([.AA56]));([.AA56]=0);SUM(COUNTIF([.$I56];0);COUNTIF([.$R56];0);COUNTIF([.$AA56];0);COUNTIF([.$AJ56];0))=1);&quot;Y&quot;;&quot;&quot;)">
            <text:p/>
          </table:table-cell>
          <table:table-cell office:value-type="float" office:value="3035" calcext:value-type="float">
            <text:p>3035</text:p>
          </table:table-cell>
          <table:table-cell office:value-type="float" office:value="2890" calcext:value-type="float">
            <text:p>2890</text:p>
          </table:table-cell>
          <table:table-cell office:value-type="float" office:value="2953" calcext:value-type="float">
            <text:p>2953</text:p>
          </table:table-cell>
          <table:table-cell office:value-type="float" office:value="3039" calcext:value-type="float">
            <text:p>3039</text:p>
          </table:table-cell>
          <table:table-cell office:value-type="float" office:value="3055" calcext:value-type="float">
            <text:p>3055</text:p>
          </table:table-cell>
          <table:table-cell table:style-name="ce5" table:formula="of:=AVERAGE([.AD56:.AH56])" office:value-type="float" office:value="2994.4" calcext:value-type="float">
            <text:p>2994</text:p>
          </table:table-cell>
          <table:table-cell table:style-name="ce5" table:formula="of:=IF(ISBLANK([.AI56]);&quot;&quot;;ROUND([.AI56];0)-ROUND([.$B56];0))" office:value-type="float" office:value="482" calcext:value-type="float">
            <text:p>482</text:p>
          </table:table-cell>
          <table:table-cell table:style-name="ce17" table:formula="of:=IF(ISBLANK([.AI56]);&quot;&quot;;([.AJ56]/[.$B56])*100)" office:value-type="float" office:value="19.1863705119019" calcext:value-type="float">
            <text:p>19.2</text:p>
          </table:table-cell>
          <table:table-cell table:style-name="ce5" table:formula="of:=IF(AND(NOT(ISBLANK([.AJ56]));([.AJ56]=0);SUM(COUNTIF([.$I56];0);COUNTIF([.$R56];0);COUNTIF([.$AA56];0);COUNTIF([.$AJ5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10.tst</text:p>
          </table:table-cell>
          <table:table-cell table:formula="of:=MIN([.H57];[.Q57];[.Z57];[.AI57])" office:value-type="float" office:value="2425.4" calcext:value-type="float">
            <text:p>2425</text:p>
          </table:table-cell>
          <table:table-cell office:value-type="float" office:value="2413" calcext:value-type="float">
            <text:p>2413</text:p>
          </table:table-cell>
          <table:table-cell office:value-type="float" office:value="2419" calcext:value-type="float">
            <text:p>2419</text:p>
          </table:table-cell>
          <table:table-cell office:value-type="float" office:value="2420" calcext:value-type="float">
            <text:p>2420</text:p>
          </table:table-cell>
          <table:table-cell office:value-type="float" office:value="2457" calcext:value-type="float">
            <text:p>2457</text:p>
          </table:table-cell>
          <table:table-cell office:value-type="float" office:value="2418" calcext:value-type="float">
            <text:p>2418</text:p>
          </table:table-cell>
          <table:table-cell table:style-name="ce5" table:formula="of:=AVERAGE([.C57:.G57])" office:value-type="float" office:value="2425.4" calcext:value-type="float">
            <text:p>2425</text:p>
          </table:table-cell>
          <table:table-cell table:style-name="ce5" table:formula="of:=IF(ISBLANK([.H57]);&quot;&quot;;ROUND([.H57];0)-ROUND([.$B57];0))" office:value-type="float" office:value="0" calcext:value-type="float">
            <text:p>0</text:p>
          </table:table-cell>
          <table:table-cell table:style-name="ce17" table:formula="of:=IF(ISBLANK([.H57]);&quot;&quot;;([.I57]/[.$B57])*100)" office:value-type="float" office:value="0" calcext:value-type="float">
            <text:p>0.0</text:p>
          </table:table-cell>
          <table:table-cell table:style-name="ce5" table:formula="of:=IF(AND(NOT(ISBLANK([.I57]));([.I57]=0);SUM(COUNTIF([.$I57];0);COUNTIF([.$R57];0);COUNTIF([.$AA57];0);COUNTIF([.$AJ57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57]);&quot;&quot;;ROUND([.Q57];0)-ROUND([.$B57];0))">
            <text:p/>
          </table:table-cell>
          <table:table-cell table:style-name="ce17" table:formula="of:=IF(ISBLANK([.Q57]);&quot;&quot;;([.R57]/[.$B57])*100)">
            <text:p/>
          </table:table-cell>
          <table:table-cell table:style-name="ce5" table:formula="of:=IF(AND(NOT(ISBLANK([.R57]));([.R57]=0);SUM(COUNTIF([.$I57];0);COUNTIF([.$R57];0);COUNTIF([.$AA57];0);COUNTIF([.$AJ57];0))=1);&quot;Y&quot;;&quot;&quot;)">
            <text:p/>
          </table:table-cell>
          <table:table-cell office:value-type="float" office:value="2443" calcext:value-type="float">
            <text:p>2443</text:p>
          </table:table-cell>
          <table:table-cell office:value-type="float" office:value="2470" calcext:value-type="float">
            <text:p>2470</text:p>
          </table:table-cell>
          <table:table-cell office:value-type="float" office:value="2436" calcext:value-type="float">
            <text:p>2436</text:p>
          </table:table-cell>
          <table:table-cell office:value-type="float" office:value="2437" calcext:value-type="float">
            <text:p>2437</text:p>
          </table:table-cell>
          <table:table-cell office:value-type="float" office:value="2442" calcext:value-type="float">
            <text:p>2442</text:p>
          </table:table-cell>
          <table:table-cell table:style-name="ce5" table:formula="of:=AVERAGE([.U57:.Y57])" office:value-type="float" office:value="2445.6" calcext:value-type="float">
            <text:p>2446</text:p>
          </table:table-cell>
          <table:table-cell table:style-name="ce5" table:formula="of:=IF(ISBLANK([.Z57]);&quot;&quot;;ROUND([.Z57];0)-ROUND([.$B57];0))" office:value-type="float" office:value="21" calcext:value-type="float">
            <text:p>21</text:p>
          </table:table-cell>
          <table:table-cell table:style-name="ce17" table:formula="of:=IF(ISBLANK([.Z57]);&quot;&quot;;([.AA57]/[.$B57])*100)" office:value-type="float" office:value="0.865836563041148" calcext:value-type="float">
            <text:p>0.9</text:p>
          </table:table-cell>
          <table:table-cell table:style-name="ce5" table:formula="of:=IF(AND(NOT(ISBLANK([.AA57]));([.AA57]=0);SUM(COUNTIF([.$I57];0);COUNTIF([.$R57];0);COUNTIF([.$AA57];0);COUNTIF([.$AJ57];0))=1);&quot;Y&quot;;&quot;&quot;)">
            <text:p/>
          </table:table-cell>
          <table:table-cell office:value-type="float" office:value="2806" calcext:value-type="float">
            <text:p>2806</text:p>
          </table:table-cell>
          <table:table-cell office:value-type="float" office:value="2706" calcext:value-type="float">
            <text:p>2706</text:p>
          </table:table-cell>
          <table:table-cell office:value-type="float" office:value="2727" calcext:value-type="float">
            <text:p>2727</text:p>
          </table:table-cell>
          <table:table-cell office:value-type="float" office:value="2791" calcext:value-type="float">
            <text:p>2791</text:p>
          </table:table-cell>
          <table:table-cell office:value-type="float" office:value="2815" calcext:value-type="float">
            <text:p>2815</text:p>
          </table:table-cell>
          <table:table-cell table:style-name="ce5" table:formula="of:=AVERAGE([.AD57:.AH57])" office:value-type="float" office:value="2769" calcext:value-type="float">
            <text:p>2769</text:p>
          </table:table-cell>
          <table:table-cell table:style-name="ce5" table:formula="of:=IF(ISBLANK([.AI57]);&quot;&quot;;ROUND([.AI57];0)-ROUND([.$B57];0))" office:value-type="float" office:value="344" calcext:value-type="float">
            <text:p>344</text:p>
          </table:table-cell>
          <table:table-cell table:style-name="ce17" table:formula="of:=IF(ISBLANK([.AI57]);&quot;&quot;;([.AJ57]/[.$B57])*100)" office:value-type="float" office:value="14.1832275088645" calcext:value-type="float">
            <text:p>14.2</text:p>
          </table:table-cell>
          <table:table-cell table:style-name="ce5" table:formula="of:=IF(AND(NOT(ISBLANK([.AJ57]));([.AJ57]=0);SUM(COUNTIF([.$I57];0);COUNTIF([.$R57];0);COUNTIF([.$AA57];0);COUNTIF([.$AJ5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11.tst</text:p>
          </table:table-cell>
          <table:table-cell table:formula="of:=MIN([.H58];[.Q58];[.Z58];[.AI58])" office:value-type="float" office:value="13293.8" calcext:value-type="float">
            <text:p>13294</text:p>
          </table:table-cell>
          <table:table-cell office:value-type="float" office:value="13256" calcext:value-type="float">
            <text:p>13256</text:p>
          </table:table-cell>
          <table:table-cell office:value-type="float" office:value="13375" calcext:value-type="float">
            <text:p>13375</text:p>
          </table:table-cell>
          <table:table-cell office:value-type="float" office:value="13269" calcext:value-type="float">
            <text:p>13269</text:p>
          </table:table-cell>
          <table:table-cell office:value-type="float" office:value="13270" calcext:value-type="float">
            <text:p>13270</text:p>
          </table:table-cell>
          <table:table-cell office:value-type="float" office:value="13299" calcext:value-type="float">
            <text:p>13299</text:p>
          </table:table-cell>
          <table:table-cell table:style-name="ce5" table:formula="of:=AVERAGE([.C58:.G58])" office:value-type="float" office:value="13293.8" calcext:value-type="float">
            <text:p>13294</text:p>
          </table:table-cell>
          <table:table-cell table:style-name="ce5" table:formula="of:=IF(ISBLANK([.H58]);&quot;&quot;;ROUND([.H58];0)-ROUND([.$B58];0))" office:value-type="float" office:value="0" calcext:value-type="float">
            <text:p>0</text:p>
          </table:table-cell>
          <table:table-cell table:style-name="ce17" table:formula="of:=IF(ISBLANK([.H58]);&quot;&quot;;([.I58]/[.$B58])*100)" office:value-type="float" office:value="0" calcext:value-type="float">
            <text:p>0.0</text:p>
          </table:table-cell>
          <table:table-cell table:style-name="ce5" table:formula="of:=IF(AND(NOT(ISBLANK([.I58]));([.I58]=0);SUM(COUNTIF([.$I58];0);COUNTIF([.$R58];0);COUNTIF([.$AA58];0);COUNTIF([.$AJ58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58]);&quot;&quot;;ROUND([.Q58];0)-ROUND([.$B58];0))">
            <text:p/>
          </table:table-cell>
          <table:table-cell table:style-name="ce17" table:formula="of:=IF(ISBLANK([.Q58]);&quot;&quot;;([.R58]/[.$B58])*100)">
            <text:p/>
          </table:table-cell>
          <table:table-cell table:style-name="ce5" table:formula="of:=IF(AND(NOT(ISBLANK([.R58]));([.R58]=0);SUM(COUNTIF([.$I58];0);COUNTIF([.$R58];0);COUNTIF([.$AA58];0);COUNTIF([.$AJ58];0))=1);&quot;Y&quot;;&quot;&quot;)">
            <text:p/>
          </table:table-cell>
          <table:table-cell office:value-type="float" office:value="13414" calcext:value-type="float">
            <text:p>13414</text:p>
          </table:table-cell>
          <table:table-cell office:value-type="float" office:value="13347" calcext:value-type="float">
            <text:p>13347</text:p>
          </table:table-cell>
          <table:table-cell office:value-type="float" office:value="13412" calcext:value-type="float">
            <text:p>13412</text:p>
          </table:table-cell>
          <table:table-cell office:value-type="float" office:value="13451" calcext:value-type="float">
            <text:p>13451</text:p>
          </table:table-cell>
          <table:table-cell office:value-type="float" office:value="13314" calcext:value-type="float">
            <text:p>13314</text:p>
          </table:table-cell>
          <table:table-cell table:style-name="ce5" table:formula="of:=AVERAGE([.U58:.Y58])" office:value-type="float" office:value="13387.6" calcext:value-type="float">
            <text:p>13388</text:p>
          </table:table-cell>
          <table:table-cell table:style-name="ce5" table:formula="of:=IF(ISBLANK([.Z58]);&quot;&quot;;ROUND([.Z58];0)-ROUND([.$B58];0))" office:value-type="float" office:value="94" calcext:value-type="float">
            <text:p>94</text:p>
          </table:table-cell>
          <table:table-cell table:style-name="ce17" table:formula="of:=IF(ISBLANK([.Z58]);&quot;&quot;;([.AA58]/[.$B58])*100)" office:value-type="float" office:value="0.707096541244791" calcext:value-type="float">
            <text:p>0.7</text:p>
          </table:table-cell>
          <table:table-cell table:style-name="ce5" table:formula="of:=IF(AND(NOT(ISBLANK([.AA58]));([.AA58]=0);SUM(COUNTIF([.$I58];0);COUNTIF([.$R58];0);COUNTIF([.$AA58];0);COUNTIF([.$AJ58];0))=1);&quot;Y&quot;;&quot;&quot;)">
            <text:p/>
          </table:table-cell>
          <table:table-cell office:value-type="float" office:value="15386" calcext:value-type="float">
            <text:p>15386</text:p>
          </table:table-cell>
          <table:table-cell office:value-type="float" office:value="14818" calcext:value-type="float">
            <text:p>14818</text:p>
          </table:table-cell>
          <table:table-cell office:value-type="float" office:value="15024" calcext:value-type="float">
            <text:p>15024</text:p>
          </table:table-cell>
          <table:table-cell office:value-type="float" office:value="15422" calcext:value-type="float">
            <text:p>15422</text:p>
          </table:table-cell>
          <table:table-cell office:value-type="float" office:value="15506" calcext:value-type="float">
            <text:p>15506</text:p>
          </table:table-cell>
          <table:table-cell table:style-name="ce5" table:formula="of:=AVERAGE([.AD58:.AH58])" office:value-type="float" office:value="15231.2" calcext:value-type="float">
            <text:p>15231</text:p>
          </table:table-cell>
          <table:table-cell table:style-name="ce5" table:formula="of:=IF(ISBLANK([.AI58]);&quot;&quot;;ROUND([.AI58];0)-ROUND([.$B58];0))" office:value-type="float" office:value="1937" calcext:value-type="float">
            <text:p>1937</text:p>
          </table:table-cell>
          <table:table-cell table:style-name="ce17" table:formula="of:=IF(ISBLANK([.AI58]);&quot;&quot;;([.AJ58]/[.$B58])*100)" office:value-type="float" office:value="14.5707021318209" calcext:value-type="float">
            <text:p>14.6</text:p>
          </table:table-cell>
          <table:table-cell table:style-name="ce5" table:formula="of:=IF(AND(NOT(ISBLANK([.AJ58]));([.AJ58]=0);SUM(COUNTIF([.$I58];0);COUNTIF([.$R58];0);COUNTIF([.$AA58];0);COUNTIF([.$AJ5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12.tst</text:p>
          </table:table-cell>
          <table:table-cell table:formula="of:=MIN([.H59];[.Q59];[.Z59];[.AI59])" office:value-type="float" office:value="702.6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office:value-type="float" office:value="708" calcext:value-type="float">
            <text:p>708</text:p>
          </table:table-cell>
          <table:table-cell office:value-type="float" office:value="711" calcext:value-type="float">
            <text:p>711</text:p>
          </table:table-cell>
          <table:table-cell office:value-type="float" office:value="719" calcext:value-type="float">
            <text:p>719</text:p>
          </table:table-cell>
          <table:table-cell office:value-type="float" office:value="702" calcext:value-type="float">
            <text:p>702</text:p>
          </table:table-cell>
          <table:table-cell table:style-name="ce5" table:formula="of:=AVERAGE([.C59:.G59])" office:value-type="float" office:value="707.2" calcext:value-type="float">
            <text:p>707</text:p>
          </table:table-cell>
          <table:table-cell table:style-name="ce5" table:formula="of:=IF(ISBLANK([.H59]);&quot;&quot;;ROUND([.H59];0)-ROUND([.$B59];0))" office:value-type="float" office:value="4" calcext:value-type="float">
            <text:p>4</text:p>
          </table:table-cell>
          <table:table-cell table:style-name="ce17" table:formula="of:=IF(ISBLANK([.H59]);&quot;&quot;;([.I59]/[.$B59])*100)" office:value-type="float" office:value="0.569313976658127" calcext:value-type="float">
            <text:p>0.6</text:p>
          </table:table-cell>
          <table:table-cell table:style-name="ce5" table:formula="of:=IF(AND(NOT(ISBLANK([.I59]));([.I59]=0);SUM(COUNTIF([.$I59];0);COUNTIF([.$R59];0);COUNTIF([.$AA59];0);COUNTIF([.$AJ59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59]);&quot;&quot;;ROUND([.Q59];0)-ROUND([.$B59];0))">
            <text:p/>
          </table:table-cell>
          <table:table-cell table:style-name="ce17" table:formula="of:=IF(ISBLANK([.Q59]);&quot;&quot;;([.R59]/[.$B59])*100)">
            <text:p/>
          </table:table-cell>
          <table:table-cell table:style-name="ce5" table:formula="of:=IF(AND(NOT(ISBLANK([.R59]));([.R59]=0);SUM(COUNTIF([.$I59];0);COUNTIF([.$R59];0);COUNTIF([.$AA59];0);COUNTIF([.$AJ59];0))=1);&quot;Y&quot;;&quot;&quot;)">
            <text:p/>
          </table:table-cell>
          <table:table-cell office:value-type="float" office:value="702" calcext:value-type="float">
            <text:p>702</text:p>
          </table:table-cell>
          <table:table-cell office:value-type="float" office:value="696" calcext:value-type="float">
            <text:p>696</text:p>
          </table:table-cell>
          <table:table-cell office:value-type="float" office:value="705" calcext:value-type="float">
            <text:p>705</text:p>
          </table:table-cell>
          <table:table-cell office:value-type="float" office:value="711" calcext:value-type="float">
            <text:p>711</text:p>
          </table:table-cell>
          <table:table-cell office:value-type="float" office:value="699" calcext:value-type="float">
            <text:p>699</text:p>
          </table:table-cell>
          <table:table-cell table:style-name="ce5" table:formula="of:=AVERAGE([.U59:.Y59])" office:value-type="float" office:value="702.6" calcext:value-type="float">
            <text:p>703</text:p>
          </table:table-cell>
          <table:table-cell table:style-name="ce5" table:formula="of:=IF(ISBLANK([.Z59]);&quot;&quot;;ROUND([.Z59];0)-ROUND([.$B59];0))" office:value-type="float" office:value="0" calcext:value-type="float">
            <text:p>0</text:p>
          </table:table-cell>
          <table:table-cell table:style-name="ce17" table:formula="of:=IF(ISBLANK([.Z59]);&quot;&quot;;([.AA59]/[.$B59])*100)" office:value-type="float" office:value="0" calcext:value-type="float">
            <text:p>0.0</text:p>
          </table:table-cell>
          <table:table-cell table:style-name="ce5" table:formula="of:=IF(AND(NOT(ISBLANK([.AA59]));([.AA59]=0);SUM(COUNTIF([.$I59];0);COUNTIF([.$R59];0);COUNTIF([.$AA59];0);COUNTIF([.$AJ59];0))=1);&quot;Y&quot;;&quot;&quot;)" office:value-type="string" office:string-value="Y" calcext:value-type="string">
            <text:p>Y</text:p>
          </table:table-cell>
          <table:table-cell office:value-type="float" office:value="816" calcext:value-type="float">
            <text:p>816</text:p>
          </table:table-cell>
          <table:table-cell office:value-type="float" office:value="796" calcext:value-type="float">
            <text:p>796</text:p>
          </table:table-cell>
          <table:table-cell office:value-type="float" office:value="778" calcext:value-type="float">
            <text:p>778</text:p>
          </table:table-cell>
          <table:table-cell office:value-type="float" office:value="824" calcext:value-type="float">
            <text:p>824</text:p>
          </table:table-cell>
          <table:table-cell office:value-type="float" office:value="818" calcext:value-type="float">
            <text:p>818</text:p>
          </table:table-cell>
          <table:table-cell table:style-name="ce5" table:formula="of:=AVERAGE([.AD59:.AH59])" office:value-type="float" office:value="806.4" calcext:value-type="float">
            <text:p>806</text:p>
          </table:table-cell>
          <table:table-cell table:style-name="ce5" table:formula="of:=IF(ISBLANK([.AI59]);&quot;&quot;;ROUND([.AI59];0)-ROUND([.$B59];0))" office:value-type="float" office:value="103" calcext:value-type="float">
            <text:p>103</text:p>
          </table:table-cell>
          <table:table-cell table:style-name="ce17" table:formula="of:=IF(ISBLANK([.AI59]);&quot;&quot;;([.AJ59]/[.$B59])*100)" office:value-type="float" office:value="14.6598348989468" calcext:value-type="float">
            <text:p>14.7</text:p>
          </table:table-cell>
          <table:table-cell table:style-name="ce5" table:formula="of:=IF(AND(NOT(ISBLANK([.AJ59]));([.AJ59]=0);SUM(COUNTIF([.$I59];0);COUNTIF([.$R59];0);COUNTIF([.$AA59];0);COUNTIF([.$AJ5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13.tst</text:p>
          </table:table-cell>
          <table:table-cell table:number-columns-repeated="6"/>
          <table:table-cell table:style-name="ce5"/>
          <table:table-cell table:style-name="ce5" table:formula="of:=IF(ISBLANK([.H60]);&quot;&quot;;ROUND([.H60];0)-ROUND([.$B60];0))">
            <text:p/>
          </table:table-cell>
          <table:table-cell table:style-name="ce17" table:formula="of:=IF(ISBLANK([.H60]);&quot;&quot;;([.I60]/[.$B60])*100)">
            <text:p/>
          </table:table-cell>
          <table:table-cell table:style-name="ce5" table:formula="of:=IF(AND(NOT(ISBLANK([.I60]));([.I60]=0);SUM(COUNTIF([.$I60];0);COUNTIF([.$R60];0);COUNTIF([.$AA60];0);COUNTIF([.$AJ6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60]);&quot;&quot;;ROUND([.Q60];0)-ROUND([.$B60];0))">
            <text:p/>
          </table:table-cell>
          <table:table-cell table:style-name="ce17" table:formula="of:=IF(ISBLANK([.Q60]);&quot;&quot;;([.R60]/[.$B60])*100)">
            <text:p/>
          </table:table-cell>
          <table:table-cell table:style-name="ce5" table:formula="of:=IF(AND(NOT(ISBLANK([.R60]));([.R60]=0);SUM(COUNTIF([.$I60];0);COUNTIF([.$R60];0);COUNTIF([.$AA60];0);COUNTIF([.$AJ6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60]);&quot;&quot;;ROUND([.Z60];0)-ROUND([.$B60];0))">
            <text:p/>
          </table:table-cell>
          <table:table-cell table:style-name="ce17" table:formula="of:=IF(ISBLANK([.Z60]);&quot;&quot;;([.AA60]/[.$B60])*100)">
            <text:p/>
          </table:table-cell>
          <table:table-cell table:style-name="ce5" table:formula="of:=IF(AND(NOT(ISBLANK([.AA60]));([.AA60]=0);SUM(COUNTIF([.$I60];0);COUNTIF([.$R60];0);COUNTIF([.$AA60];0);COUNTIF([.$AJ6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60]);&quot;&quot;;ROUND([.AI60];0)-ROUND([.$B60];0))">
            <text:p/>
          </table:table-cell>
          <table:table-cell table:style-name="ce17" table:formula="of:=IF(ISBLANK([.AI60]);&quot;&quot;;([.AJ60]/[.$B60])*100)">
            <text:p/>
          </table:table-cell>
          <table:table-cell table:style-name="ce5" table:formula="of:=IF(AND(NOT(ISBLANK([.AJ60]));([.AJ60]=0);SUM(COUNTIF([.$I60];0);COUNTIF([.$R60];0);COUNTIF([.$AA60];0);COUNTIF([.$AJ6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14.tst</text:p>
          </table:table-cell>
          <table:table-cell table:number-columns-repeated="6"/>
          <table:table-cell table:style-name="ce5"/>
          <table:table-cell table:style-name="ce5" table:formula="of:=IF(ISBLANK([.H61]);&quot;&quot;;ROUND([.H61];0)-ROUND([.$B61];0))">
            <text:p/>
          </table:table-cell>
          <table:table-cell table:style-name="ce17" table:formula="of:=IF(ISBLANK([.H61]);&quot;&quot;;([.I61]/[.$B61])*100)">
            <text:p/>
          </table:table-cell>
          <table:table-cell table:style-name="ce5" table:formula="of:=IF(AND(NOT(ISBLANK([.I61]));([.I61]=0);SUM(COUNTIF([.$I61];0);COUNTIF([.$R61];0);COUNTIF([.$AA61];0);COUNTIF([.$AJ61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61]);&quot;&quot;;ROUND([.Q61];0)-ROUND([.$B61];0))">
            <text:p/>
          </table:table-cell>
          <table:table-cell table:style-name="ce17" table:formula="of:=IF(ISBLANK([.Q61]);&quot;&quot;;([.R61]/[.$B61])*100)">
            <text:p/>
          </table:table-cell>
          <table:table-cell table:style-name="ce5" table:formula="of:=IF(AND(NOT(ISBLANK([.R61]));([.R61]=0);SUM(COUNTIF([.$I61];0);COUNTIF([.$R61];0);COUNTIF([.$AA61];0);COUNTIF([.$AJ61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61]);&quot;&quot;;ROUND([.Z61];0)-ROUND([.$B61];0))">
            <text:p/>
          </table:table-cell>
          <table:table-cell table:style-name="ce17" table:formula="of:=IF(ISBLANK([.Z61]);&quot;&quot;;([.AA61]/[.$B61])*100)">
            <text:p/>
          </table:table-cell>
          <table:table-cell table:style-name="ce5" table:formula="of:=IF(AND(NOT(ISBLANK([.AA61]));([.AA61]=0);SUM(COUNTIF([.$I61];0);COUNTIF([.$R61];0);COUNTIF([.$AA61];0);COUNTIF([.$AJ61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61]);&quot;&quot;;ROUND([.AI61];0)-ROUND([.$B61];0))">
            <text:p/>
          </table:table-cell>
          <table:table-cell table:style-name="ce17" table:formula="of:=IF(ISBLANK([.AI61]);&quot;&quot;;([.AJ61]/[.$B61])*100)">
            <text:p/>
          </table:table-cell>
          <table:table-cell table:style-name="ce5" table:formula="of:=IF(AND(NOT(ISBLANK([.AJ61]));([.AJ61]=0);SUM(COUNTIF([.$I61];0);COUNTIF([.$R61];0);COUNTIF([.$AA61];0);COUNTIF([.$AJ6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15.tst</text:p>
          </table:table-cell>
          <table:table-cell table:number-columns-repeated="6"/>
          <table:table-cell table:style-name="ce5"/>
          <table:table-cell table:style-name="ce5" table:formula="of:=IF(ISBLANK([.H62]);&quot;&quot;;ROUND([.H62];0)-ROUND([.$B62];0))">
            <text:p/>
          </table:table-cell>
          <table:table-cell table:style-name="ce17" table:formula="of:=IF(ISBLANK([.H62]);&quot;&quot;;([.I62]/[.$B62])*100)">
            <text:p/>
          </table:table-cell>
          <table:table-cell table:style-name="ce5" table:formula="of:=IF(AND(NOT(ISBLANK([.I62]));([.I62]=0);SUM(COUNTIF([.$I62];0);COUNTIF([.$R62];0);COUNTIF([.$AA62];0);COUNTIF([.$AJ6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62]);&quot;&quot;;ROUND([.Q62];0)-ROUND([.$B62];0))">
            <text:p/>
          </table:table-cell>
          <table:table-cell table:style-name="ce17" table:formula="of:=IF(ISBLANK([.Q62]);&quot;&quot;;([.R62]/[.$B62])*100)">
            <text:p/>
          </table:table-cell>
          <table:table-cell table:style-name="ce5" table:formula="of:=IF(AND(NOT(ISBLANK([.R62]));([.R62]=0);SUM(COUNTIF([.$I62];0);COUNTIF([.$R62];0);COUNTIF([.$AA62];0);COUNTIF([.$AJ6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62]);&quot;&quot;;ROUND([.Z62];0)-ROUND([.$B62];0))">
            <text:p/>
          </table:table-cell>
          <table:table-cell table:style-name="ce17" table:formula="of:=IF(ISBLANK([.Z62]);&quot;&quot;;([.AA62]/[.$B62])*100)">
            <text:p/>
          </table:table-cell>
          <table:table-cell table:style-name="ce5" table:formula="of:=IF(AND(NOT(ISBLANK([.AA62]));([.AA62]=0);SUM(COUNTIF([.$I62];0);COUNTIF([.$R62];0);COUNTIF([.$AA62];0);COUNTIF([.$AJ6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62]);&quot;&quot;;ROUND([.AI62];0)-ROUND([.$B62];0))">
            <text:p/>
          </table:table-cell>
          <table:table-cell table:style-name="ce17" table:formula="of:=IF(ISBLANK([.AI62]);&quot;&quot;;([.AJ62]/[.$B62])*100)">
            <text:p/>
          </table:table-cell>
          <table:table-cell table:style-name="ce5" table:formula="of:=IF(AND(NOT(ISBLANK([.AJ62]));([.AJ62]=0);SUM(COUNTIF([.$I62];0);COUNTIF([.$R62];0);COUNTIF([.$AA62];0);COUNTIF([.$AJ6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_nonrec_entail_ls_16.tst</text:p>
          </table:table-cell>
          <table:table-cell table:number-columns-repeated="6"/>
          <table:table-cell table:style-name="ce5"/>
          <table:table-cell table:style-name="ce5" table:formula="of:=IF(ISBLANK([.H63]);&quot;&quot;;ROUND([.H63];0)-ROUND([.$B63];0))">
            <text:p/>
          </table:table-cell>
          <table:table-cell table:style-name="ce17" table:formula="of:=IF(ISBLANK([.H63]);&quot;&quot;;([.I63]/[.$B63])*100)">
            <text:p/>
          </table:table-cell>
          <table:table-cell table:style-name="ce5" table:formula="of:=IF(AND(NOT(ISBLANK([.I63]));([.I63]=0);SUM(COUNTIF([.$I63];0);COUNTIF([.$R63];0);COUNTIF([.$AA63];0);COUNTIF([.$AJ6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63]);&quot;&quot;;ROUND([.Q63];0)-ROUND([.$B63];0))">
            <text:p/>
          </table:table-cell>
          <table:table-cell table:style-name="ce17" table:formula="of:=IF(ISBLANK([.Q63]);&quot;&quot;;([.R63]/[.$B63])*100)">
            <text:p/>
          </table:table-cell>
          <table:table-cell table:style-name="ce5" table:formula="of:=IF(AND(NOT(ISBLANK([.R63]));([.R63]=0);SUM(COUNTIF([.$I63];0);COUNTIF([.$R63];0);COUNTIF([.$AA63];0);COUNTIF([.$AJ6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63]);&quot;&quot;;ROUND([.Z63];0)-ROUND([.$B63];0))">
            <text:p/>
          </table:table-cell>
          <table:table-cell table:style-name="ce17" table:formula="of:=IF(ISBLANK([.Z63]);&quot;&quot;;([.AA63]/[.$B63])*100)">
            <text:p/>
          </table:table-cell>
          <table:table-cell table:style-name="ce5" table:formula="of:=IF(AND(NOT(ISBLANK([.AA63]));([.AA63]=0);SUM(COUNTIF([.$I63];0);COUNTIF([.$R63];0);COUNTIF([.$AA63];0);COUNTIF([.$AJ6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63]);&quot;&quot;;ROUND([.AI63];0)-ROUND([.$B63];0))">
            <text:p/>
          </table:table-cell>
          <table:table-cell table:style-name="ce17" table:formula="of:=IF(ISBLANK([.AI63]);&quot;&quot;;([.AJ63]/[.$B63])*100)">
            <text:p/>
          </table:table-cell>
          <table:table-cell table:style-name="ce5" table:formula="of:=IF(AND(NOT(ISBLANK([.AJ63]));([.AJ63]=0);SUM(COUNTIF([.$I63];0);COUNTIF([.$R63];0);COUNTIF([.$AA63];0);COUNTIF([.$AJ6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01.tst</text:p>
          </table:table-cell>
          <table:table-cell table:formula="of:=MIN([.H64];[.Q64];[.Z64];[.AI64])" office:value-type="float" office:value="29.8" calcext:value-type="float">
            <text:p>3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5" table:formula="of:=AVERAGE([.C64:.G64])" office:value-type="float" office:value="29.8" calcext:value-type="float">
            <text:p>30</text:p>
          </table:table-cell>
          <table:table-cell table:style-name="ce5" table:formula="of:=IF(ISBLANK([.H64]);&quot;&quot;;ROUND([.H64];0)-ROUND([.$B64];0))" office:value-type="float" office:value="0" calcext:value-type="float">
            <text:p>0</text:p>
          </table:table-cell>
          <table:table-cell table:style-name="ce17" table:formula="of:=IF(ISBLANK([.H64]);&quot;&quot;;([.I64]/[.$B64])*100)" office:value-type="float" office:value="0" calcext:value-type="float">
            <text:p>0.0</text:p>
          </table:table-cell>
          <table:table-cell table:style-name="ce5" table:formula="of:=IF(AND(NOT(ISBLANK([.I64]));([.I64]=0);SUM(COUNTIF([.$I64];0);COUNTIF([.$R64];0);COUNTIF([.$AA64];0);COUNTIF([.$AJ64];0))=1);&quot;Y&quot;;&quot;&quot;)" office:value-type="string" office:string-value="Y" calcext:value-type="string">
            <text:p>Y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ce5" table:formula="of:=AVERAGE([.L64:.P64])" office:value-type="float" office:value="31" calcext:value-type="float">
            <text:p>31</text:p>
          </table:table-cell>
          <table:table-cell table:style-name="ce5" table:formula="of:=IF(ISBLANK([.Q64]);&quot;&quot;;ROUND([.Q64];0)-ROUND([.$B64];0))" office:value-type="float" office:value="1" calcext:value-type="float">
            <text:p>1</text:p>
          </table:table-cell>
          <table:table-cell table:style-name="ce17" table:formula="of:=IF(ISBLANK([.Q64]);&quot;&quot;;([.R64]/[.$B64])*100)" office:value-type="float" office:value="3.35570469798658" calcext:value-type="float">
            <text:p>3.4</text:p>
          </table:table-cell>
          <table:table-cell table:style-name="ce5" table:formula="of:=IF(AND(NOT(ISBLANK([.R64]));([.R64]=0);SUM(COUNTIF([.$I64];0);COUNTIF([.$R64];0);COUNTIF([.$AA64];0);COUNTIF([.$AJ64];0))=1);&quot;Y&quot;;&quot;&quot;)">
            <text:p/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style-name="ce5" table:formula="of:=AVERAGE([.U64:.Y64])" office:value-type="float" office:value="30.8" calcext:value-type="float">
            <text:p>31</text:p>
          </table:table-cell>
          <table:table-cell table:style-name="ce5" table:formula="of:=IF(ISBLANK([.Z64]);&quot;&quot;;ROUND([.Z64];0)-ROUND([.$B64];0))" office:value-type="float" office:value="1" calcext:value-type="float">
            <text:p>1</text:p>
          </table:table-cell>
          <table:table-cell table:style-name="ce17" table:formula="of:=IF(ISBLANK([.Z64]);&quot;&quot;;([.AA64]/[.$B64])*100)" office:value-type="float" office:value="3.35570469798658" calcext:value-type="float">
            <text:p>3.4</text:p>
          </table:table-cell>
          <table:table-cell table:style-name="ce5" table:formula="of:=IF(AND(NOT(ISBLANK([.AA64]));([.AA64]=0);SUM(COUNTIF([.$I64];0);COUNTIF([.$R64];0);COUNTIF([.$AA64];0);COUNTIF([.$AJ64];0))=1);&quot;Y&quot;;&quot;&quot;)">
            <text:p/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5" table:formula="of:=AVERAGE([.AD64:.AH64])" office:value-type="float" office:value="41.2" calcext:value-type="float">
            <text:p>41</text:p>
          </table:table-cell>
          <table:table-cell table:style-name="ce5" table:formula="of:=IF(ISBLANK([.AI64]);&quot;&quot;;ROUND([.AI64];0)-ROUND([.$B64];0))" office:value-type="float" office:value="11" calcext:value-type="float">
            <text:p>11</text:p>
          </table:table-cell>
          <table:table-cell table:style-name="ce17" table:formula="of:=IF(ISBLANK([.AI64]);&quot;&quot;;([.AJ64]/[.$B64])*100)" office:value-type="float" office:value="36.9127516778523" calcext:value-type="float">
            <text:p>36.9</text:p>
          </table:table-cell>
          <table:table-cell table:style-name="ce5" table:formula="of:=IF(AND(NOT(ISBLANK([.AJ64]));([.AJ64]=0);SUM(COUNTIF([.$I64];0);COUNTIF([.$R64];0);COUNTIF([.$AA64];0);COUNTIF([.$AJ6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02.tst</text:p>
          </table:table-cell>
          <table:table-cell table:formula="of:=MIN([.H65];[.Q65];[.Z65];[.AI65])" office:value-type="float" office:value="64.8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style-name="ce5" table:formula="of:=AVERAGE([.C65:.G65])" office:value-type="float" office:value="64.8" calcext:value-type="float">
            <text:p>65</text:p>
          </table:table-cell>
          <table:table-cell table:style-name="ce5" table:formula="of:=IF(ISBLANK([.H65]);&quot;&quot;;ROUND([.H65];0)-ROUND([.$B65];0))" office:value-type="float" office:value="0" calcext:value-type="float">
            <text:p>0</text:p>
          </table:table-cell>
          <table:table-cell table:style-name="ce17" table:formula="of:=IF(ISBLANK([.H65]);&quot;&quot;;([.I65]/[.$B65])*100)" office:value-type="float" office:value="0" calcext:value-type="float">
            <text:p>0.0</text:p>
          </table:table-cell>
          <table:table-cell table:style-name="ce5" table:formula="of:=IF(AND(NOT(ISBLANK([.I65]));([.I65]=0);SUM(COUNTIF([.$I65];0);COUNTIF([.$R65];0);COUNTIF([.$AA65];0);COUNTIF([.$AJ65];0))=1);&quot;Y&quot;;&quot;&quot;)">
            <text:p/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style-name="ce5" table:formula="of:=AVERAGE([.L65:.P65])" office:value-type="float" office:value="70.2" calcext:value-type="float">
            <text:p>70</text:p>
          </table:table-cell>
          <table:table-cell table:style-name="ce5" table:formula="of:=IF(ISBLANK([.Q65]);&quot;&quot;;ROUND([.Q65];0)-ROUND([.$B65];0))" office:value-type="float" office:value="5" calcext:value-type="float">
            <text:p>5</text:p>
          </table:table-cell>
          <table:table-cell table:style-name="ce17" table:formula="of:=IF(ISBLANK([.Q65]);&quot;&quot;;([.R65]/[.$B65])*100)" office:value-type="float" office:value="7.71604938271605" calcext:value-type="float">
            <text:p>7.7</text:p>
          </table:table-cell>
          <table:table-cell table:style-name="ce5" table:formula="of:=IF(AND(NOT(ISBLANK([.R65]));([.R65]=0);SUM(COUNTIF([.$I65];0);COUNTIF([.$R65];0);COUNTIF([.$AA65];0);COUNTIF([.$AJ65];0))=1);&quot;Y&quot;;&quot;&quot;)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65" calcext:value-type="float">
            <text:p>65</text:p>
          </table:table-cell>
          <table:table-cell table:style-name="ce5" table:formula="of:=AVERAGE([.U65:.Y65])" office:value-type="float" office:value="65.2" calcext:value-type="float">
            <text:p>65</text:p>
          </table:table-cell>
          <table:table-cell table:style-name="ce5" table:formula="of:=IF(ISBLANK([.Z65]);&quot;&quot;;ROUND([.Z65];0)-ROUND([.$B65];0))" office:value-type="float" office:value="0" calcext:value-type="float">
            <text:p>0</text:p>
          </table:table-cell>
          <table:table-cell table:style-name="ce17" table:formula="of:=IF(ISBLANK([.Z65]);&quot;&quot;;([.AA65]/[.$B65])*100)" office:value-type="float" office:value="0" calcext:value-type="float">
            <text:p>0.0</text:p>
          </table:table-cell>
          <table:table-cell table:style-name="ce5" table:formula="of:=IF(AND(NOT(ISBLANK([.AA65]));([.AA65]=0);SUM(COUNTIF([.$I65];0);COUNTIF([.$R65];0);COUNTIF([.$AA65];0);COUNTIF([.$AJ65];0))=1);&quot;Y&quot;;&quot;&quot;)">
            <text:p/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table:style-name="ce5" table:formula="of:=AVERAGE([.AD65:.AH65])" office:value-type="float" office:value="81.6" calcext:value-type="float">
            <text:p>82</text:p>
          </table:table-cell>
          <table:table-cell table:style-name="ce5" table:formula="of:=IF(ISBLANK([.AI65]);&quot;&quot;;ROUND([.AI65];0)-ROUND([.$B65];0))" office:value-type="float" office:value="17" calcext:value-type="float">
            <text:p>17</text:p>
          </table:table-cell>
          <table:table-cell table:style-name="ce17" table:formula="of:=IF(ISBLANK([.AI65]);&quot;&quot;;([.AJ65]/[.$B65])*100)" office:value-type="float" office:value="26.2345679012346" calcext:value-type="float">
            <text:p>26.2</text:p>
          </table:table-cell>
          <table:table-cell table:style-name="ce5" table:formula="of:=IF(AND(NOT(ISBLANK([.AJ65]));([.AJ65]=0);SUM(COUNTIF([.$I65];0);COUNTIF([.$R65];0);COUNTIF([.$AA65];0);COUNTIF([.$AJ65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03.tst</text:p>
          </table:table-cell>
          <table:table-cell table:formula="of:=MIN([.H66];[.Q66];[.Z66];[.AI66])" office:value-type="float" office:value="5697.2" calcext:value-type="float">
            <text:p>5697</text:p>
          </table:table-cell>
          <table:table-cell office:value-type="float" office:value="5673" calcext:value-type="float">
            <text:p>5673</text:p>
          </table:table-cell>
          <table:table-cell office:value-type="float" office:value="5725" calcext:value-type="float">
            <text:p>5725</text:p>
          </table:table-cell>
          <table:table-cell office:value-type="float" office:value="5735" calcext:value-type="float">
            <text:p>5735</text:p>
          </table:table-cell>
          <table:table-cell office:value-type="float" office:value="5700" calcext:value-type="float">
            <text:p>5700</text:p>
          </table:table-cell>
          <table:table-cell office:value-type="float" office:value="5653" calcext:value-type="float">
            <text:p>5653</text:p>
          </table:table-cell>
          <table:table-cell table:style-name="ce5" table:formula="of:=AVERAGE([.C66:.G66])" office:value-type="float" office:value="5697.2" calcext:value-type="float">
            <text:p>5697</text:p>
          </table:table-cell>
          <table:table-cell table:style-name="ce5" table:formula="of:=IF(ISBLANK([.H66]);&quot;&quot;;ROUND([.H66];0)-ROUND([.$B66];0))" office:value-type="float" office:value="0" calcext:value-type="float">
            <text:p>0</text:p>
          </table:table-cell>
          <table:table-cell table:style-name="ce17" table:formula="of:=IF(ISBLANK([.H66]);&quot;&quot;;([.I66]/[.$B66])*100)" office:value-type="float" office:value="0" calcext:value-type="float">
            <text:p>0.0</text:p>
          </table:table-cell>
          <table:table-cell table:style-name="ce5" table:formula="of:=IF(AND(NOT(ISBLANK([.I66]));([.I66]=0);SUM(COUNTIF([.$I66];0);COUNTIF([.$R66];0);COUNTIF([.$AA66];0);COUNTIF([.$AJ66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66]);&quot;&quot;;ROUND([.Q66];0)-ROUND([.$B66];0))">
            <text:p/>
          </table:table-cell>
          <table:table-cell table:style-name="ce17" table:formula="of:=IF(ISBLANK([.Q66]);&quot;&quot;;([.R66]/[.$B66])*100)">
            <text:p/>
          </table:table-cell>
          <table:table-cell table:style-name="ce5" table:formula="of:=IF(AND(NOT(ISBLANK([.R66]));([.R66]=0);SUM(COUNTIF([.$I66];0);COUNTIF([.$R66];0);COUNTIF([.$AA66];0);COUNTIF([.$AJ66];0))=1);&quot;Y&quot;;&quot;&quot;)">
            <text:p/>
          </table:table-cell>
          <table:table-cell office:value-type="float" office:value="5701" calcext:value-type="float">
            <text:p>5701</text:p>
          </table:table-cell>
          <table:table-cell office:value-type="float" office:value="5699" calcext:value-type="float">
            <text:p>5699</text:p>
          </table:table-cell>
          <table:table-cell office:value-type="float" office:value="5689" calcext:value-type="float">
            <text:p>5689</text:p>
          </table:table-cell>
          <table:table-cell office:value-type="float" office:value="5827" calcext:value-type="float">
            <text:p>5827</text:p>
          </table:table-cell>
          <table:table-cell office:value-type="float" office:value="5739" calcext:value-type="float">
            <text:p>5739</text:p>
          </table:table-cell>
          <table:table-cell table:style-name="ce5" table:formula="of:=AVERAGE([.U66:.Y66])" office:value-type="float" office:value="5731" calcext:value-type="float">
            <text:p>5731</text:p>
          </table:table-cell>
          <table:table-cell table:style-name="ce5" table:formula="of:=IF(ISBLANK([.Z66]);&quot;&quot;;ROUND([.Z66];0)-ROUND([.$B66];0))" office:value-type="float" office:value="34" calcext:value-type="float">
            <text:p>34</text:p>
          </table:table-cell>
          <table:table-cell table:style-name="ce17" table:formula="of:=IF(ISBLANK([.Z66]);&quot;&quot;;([.AA66]/[.$B66])*100)" office:value-type="float" office:value="0.596784385312083" calcext:value-type="float">
            <text:p>0.6</text:p>
          </table:table-cell>
          <table:table-cell table:style-name="ce5" table:formula="of:=IF(AND(NOT(ISBLANK([.AA66]));([.AA66]=0);SUM(COUNTIF([.$I66];0);COUNTIF([.$R66];0);COUNTIF([.$AA66];0);COUNTIF([.$AJ66];0))=1);&quot;Y&quot;;&quot;&quot;)">
            <text:p/>
          </table:table-cell>
          <table:table-cell office:value-type="float" office:value="6763" calcext:value-type="float">
            <text:p>6763</text:p>
          </table:table-cell>
          <table:table-cell office:value-type="float" office:value="6429" calcext:value-type="float">
            <text:p>6429</text:p>
          </table:table-cell>
          <table:table-cell office:value-type="float" office:value="6559" calcext:value-type="float">
            <text:p>6559</text:p>
          </table:table-cell>
          <table:table-cell office:value-type="float" office:value="6845" calcext:value-type="float">
            <text:p>6845</text:p>
          </table:table-cell>
          <table:table-cell office:value-type="float" office:value="6761" calcext:value-type="float">
            <text:p>6761</text:p>
          </table:table-cell>
          <table:table-cell table:style-name="ce5" table:formula="of:=AVERAGE([.AD66:.AH66])" office:value-type="float" office:value="6671.4" calcext:value-type="float">
            <text:p>6671</text:p>
          </table:table-cell>
          <table:table-cell table:style-name="ce5" table:formula="of:=IF(ISBLANK([.AI66]);&quot;&quot;;ROUND([.AI66];0)-ROUND([.$B66];0))" office:value-type="float" office:value="974" calcext:value-type="float">
            <text:p>974</text:p>
          </table:table-cell>
          <table:table-cell table:style-name="ce17" table:formula="of:=IF(ISBLANK([.AI66]);&quot;&quot;;([.AJ66]/[.$B66])*100)" office:value-type="float" office:value="17.0961173909991" calcext:value-type="float">
            <text:p>17.1</text:p>
          </table:table-cell>
          <table:table-cell table:style-name="ce5" table:formula="of:=IF(AND(NOT(ISBLANK([.AJ66]));([.AJ66]=0);SUM(COUNTIF([.$I66];0);COUNTIF([.$R66];0);COUNTIF([.$AA66];0);COUNTIF([.$AJ6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04.tst</text:p>
          </table:table-cell>
          <table:table-cell table:formula="of:=MIN([.H67];[.Q67];[.Z67];[.AI67])" office:value-type="float" office:value="837.4" calcext:value-type="float">
            <text:p>837</text:p>
          </table:table-cell>
          <table:table-cell office:value-type="float" office:value="834" calcext:value-type="float">
            <text:p>834</text:p>
          </table:table-cell>
          <table:table-cell office:value-type="float" office:value="842" calcext:value-type="float">
            <text:p>842</text:p>
          </table:table-cell>
          <table:table-cell office:value-type="float" office:value="829" calcext:value-type="float">
            <text:p>829</text:p>
          </table:table-cell>
          <table:table-cell office:value-type="float" office:value="852" calcext:value-type="float">
            <text:p>852</text:p>
          </table:table-cell>
          <table:table-cell office:value-type="float" office:value="830" calcext:value-type="float">
            <text:p>830</text:p>
          </table:table-cell>
          <table:table-cell table:style-name="ce5" table:formula="of:=AVERAGE([.C67:.G67])" office:value-type="float" office:value="837.4" calcext:value-type="float">
            <text:p>837</text:p>
          </table:table-cell>
          <table:table-cell table:style-name="ce5" table:formula="of:=IF(ISBLANK([.H67]);&quot;&quot;;ROUND([.H67];0)-ROUND([.$B67];0))" office:value-type="float" office:value="0" calcext:value-type="float">
            <text:p>0</text:p>
          </table:table-cell>
          <table:table-cell table:style-name="ce17" table:formula="of:=IF(ISBLANK([.H67]);&quot;&quot;;([.I67]/[.$B67])*100)" office:value-type="float" office:value="0" calcext:value-type="float">
            <text:p>0.0</text:p>
          </table:table-cell>
          <table:table-cell table:style-name="ce5" table:formula="of:=IF(AND(NOT(ISBLANK([.I67]));([.I67]=0);SUM(COUNTIF([.$I67];0);COUNTIF([.$R67];0);COUNTIF([.$AA67];0);COUNTIF([.$AJ67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67]);&quot;&quot;;ROUND([.Q67];0)-ROUND([.$B67];0))">
            <text:p/>
          </table:table-cell>
          <table:table-cell table:style-name="ce17" table:formula="of:=IF(ISBLANK([.Q67]);&quot;&quot;;([.R67]/[.$B67])*100)">
            <text:p/>
          </table:table-cell>
          <table:table-cell table:style-name="ce5" table:formula="of:=IF(AND(NOT(ISBLANK([.R67]));([.R67]=0);SUM(COUNTIF([.$I67];0);COUNTIF([.$R67];0);COUNTIF([.$AA67];0);COUNTIF([.$AJ67];0))=1);&quot;Y&quot;;&quot;&quot;)">
            <text:p/>
          </table:table-cell>
          <table:table-cell office:value-type="float" office:value="841" calcext:value-type="float">
            <text:p>841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836" calcext:value-type="float">
            <text:p>836</text:p>
          </table:table-cell>
          <table:table-cell office:value-type="float" office:value="842" calcext:value-type="float">
            <text:p>842</text:p>
          </table:table-cell>
          <table:table-cell table:style-name="ce5" table:formula="of:=AVERAGE([.U67:.Y67])" office:value-type="float" office:value="840.4" calcext:value-type="float">
            <text:p>840</text:p>
          </table:table-cell>
          <table:table-cell table:style-name="ce5" table:formula="of:=IF(ISBLANK([.Z67]);&quot;&quot;;ROUND([.Z67];0)-ROUND([.$B67];0))" office:value-type="float" office:value="3" calcext:value-type="float">
            <text:p>3</text:p>
          </table:table-cell>
          <table:table-cell table:style-name="ce17" table:formula="of:=IF(ISBLANK([.Z67]);&quot;&quot;;([.AA67]/[.$B67])*100)" office:value-type="float" office:value="0.358251731550036" calcext:value-type="float">
            <text:p>0.4</text:p>
          </table:table-cell>
          <table:table-cell table:style-name="ce5" table:formula="of:=IF(AND(NOT(ISBLANK([.AA67]));([.AA67]=0);SUM(COUNTIF([.$I67];0);COUNTIF([.$R67];0);COUNTIF([.$AA67];0);COUNTIF([.$AJ67];0))=1);&quot;Y&quot;;&quot;&quot;)">
            <text:p/>
          </table:table-cell>
          <table:table-cell office:value-type="float" office:value="1022" calcext:value-type="float">
            <text:p>1022</text:p>
          </table:table-cell>
          <table:table-cell office:value-type="float" office:value="993" calcext:value-type="float">
            <text:p>993</text:p>
          </table:table-cell>
          <table:table-cell office:value-type="float" office:value="1007" calcext:value-type="float">
            <text:p>1007</text:p>
          </table:table-cell>
          <table:table-cell office:value-type="float" office:value="1040" calcext:value-type="float">
            <text:p>1040</text:p>
          </table:table-cell>
          <table:table-cell office:value-type="float" office:value="1026" calcext:value-type="float">
            <text:p>1026</text:p>
          </table:table-cell>
          <table:table-cell table:style-name="ce5" table:formula="of:=AVERAGE([.AD67:.AH67])" office:value-type="float" office:value="1017.6" calcext:value-type="float">
            <text:p>1018</text:p>
          </table:table-cell>
          <table:table-cell table:style-name="ce5" table:formula="of:=IF(ISBLANK([.AI67]);&quot;&quot;;ROUND([.AI67];0)-ROUND([.$B67];0))" office:value-type="float" office:value="181" calcext:value-type="float">
            <text:p>181</text:p>
          </table:table-cell>
          <table:table-cell table:style-name="ce17" table:formula="of:=IF(ISBLANK([.AI67]);&quot;&quot;;([.AJ67]/[.$B67])*100)" office:value-type="float" office:value="21.6145211368522" calcext:value-type="float">
            <text:p>21.6</text:p>
          </table:table-cell>
          <table:table-cell table:style-name="ce5" table:formula="of:=IF(AND(NOT(ISBLANK([.AJ67]));([.AJ67]=0);SUM(COUNTIF([.$I67];0);COUNTIF([.$R67];0);COUNTIF([.$AA67];0);COUNTIF([.$AJ67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05.tst</text:p>
          </table:table-cell>
          <table:table-cell table:formula="of:=MIN([.H68];[.Q68];[.Z68];[.AI68])" office:value-type="float" office:value="1339.4" calcext:value-type="float">
            <text:p>1339</text:p>
          </table:table-cell>
          <table:table-cell office:value-type="float" office:value="1339" calcext:value-type="float">
            <text:p>1339</text:p>
          </table:table-cell>
          <table:table-cell office:value-type="float" office:value="1354" calcext:value-type="float">
            <text:p>1354</text:p>
          </table:table-cell>
          <table:table-cell office:value-type="float" office:value="1338" calcext:value-type="float">
            <text:p>1338</text:p>
          </table:table-cell>
          <table:table-cell office:value-type="float" office:value="1345" calcext:value-type="float">
            <text:p>1345</text:p>
          </table:table-cell>
          <table:table-cell office:value-type="float" office:value="1328" calcext:value-type="float">
            <text:p>1328</text:p>
          </table:table-cell>
          <table:table-cell table:style-name="ce5" table:formula="of:=AVERAGE([.C68:.G68])" office:value-type="float" office:value="1340.8" calcext:value-type="float">
            <text:p>1341</text:p>
          </table:table-cell>
          <table:table-cell table:style-name="ce5" table:formula="of:=IF(ISBLANK([.H68]);&quot;&quot;;ROUND([.H68];0)-ROUND([.$B68];0))" office:value-type="float" office:value="2" calcext:value-type="float">
            <text:p>2</text:p>
          </table:table-cell>
          <table:table-cell table:style-name="ce17" table:formula="of:=IF(ISBLANK([.H68]);&quot;&quot;;([.I68]/[.$B68])*100)" office:value-type="float" office:value="0.149320591309542" calcext:value-type="float">
            <text:p>0.1</text:p>
          </table:table-cell>
          <table:table-cell table:style-name="ce5" table:formula="of:=IF(AND(NOT(ISBLANK([.I68]));([.I68]=0);SUM(COUNTIF([.$I68];0);COUNTIF([.$R68];0);COUNTIF([.$AA68];0);COUNTIF([.$AJ68];0))=1);&quot;Y&quot;;&quot;&quot;)">
            <text:p/>
          </table:table-cell>
          <table:table-cell office:value-type="float" office:value="13179" calcext:value-type="float">
            <text:p>13179</text:p>
          </table:table-cell>
          <table:table-cell office:value-type="float" office:value="13063" calcext:value-type="float">
            <text:p>13063</text:p>
          </table:table-cell>
          <table:table-cell office:value-type="float" office:value="12972" calcext:value-type="float">
            <text:p>12972</text:p>
          </table:table-cell>
          <table:table-cell office:value-type="float" office:value="15868" calcext:value-type="float">
            <text:p>15868</text:p>
          </table:table-cell>
          <table:table-cell office:value-type="float" office:value="13085" calcext:value-type="float">
            <text:p>13085</text:p>
          </table:table-cell>
          <table:table-cell table:style-name="ce5" table:formula="of:=AVERAGE([.L68:.P68])" office:value-type="float" office:value="13633.4" calcext:value-type="float">
            <text:p>13633</text:p>
          </table:table-cell>
          <table:table-cell table:style-name="ce5" table:formula="of:=IF(ISBLANK([.Q68]);&quot;&quot;;ROUND([.Q68];0)-ROUND([.$B68];0))" office:value-type="float" office:value="12294" calcext:value-type="float">
            <text:p>12294</text:p>
          </table:table-cell>
          <table:table-cell table:style-name="ce17" table:formula="of:=IF(ISBLANK([.Q68]);&quot;&quot;;([.R68]/[.$B68])*100)" office:value-type="float" office:value="917.873674779752" calcext:value-type="float">
            <text:p>917.9</text:p>
          </table:table-cell>
          <table:table-cell table:style-name="ce5" table:formula="of:=IF(AND(NOT(ISBLANK([.R68]));([.R68]=0);SUM(COUNTIF([.$I68];0);COUNTIF([.$R68];0);COUNTIF([.$AA68];0);COUNTIF([.$AJ68];0))=1);&quot;Y&quot;;&quot;&quot;)">
            <text:p/>
          </table:table-cell>
          <table:table-cell office:value-type="float" office:value="1342" calcext:value-type="float">
            <text:p>1342</text:p>
          </table:table-cell>
          <table:table-cell office:value-type="float" office:value="1334" calcext:value-type="float">
            <text:p>1334</text:p>
          </table:table-cell>
          <table:table-cell office:value-type="float" office:value="1343" calcext:value-type="float">
            <text:p>1343</text:p>
          </table:table-cell>
          <table:table-cell office:value-type="float" office:value="1341" calcext:value-type="float">
            <text:p>1341</text:p>
          </table:table-cell>
          <table:table-cell office:value-type="float" office:value="1337" calcext:value-type="float">
            <text:p>1337</text:p>
          </table:table-cell>
          <table:table-cell table:style-name="ce5" table:formula="of:=AVERAGE([.U68:.Y68])" office:value-type="float" office:value="1339.4" calcext:value-type="float">
            <text:p>1339</text:p>
          </table:table-cell>
          <table:table-cell table:style-name="ce5" table:formula="of:=IF(ISBLANK([.Z68]);&quot;&quot;;ROUND([.Z68];0)-ROUND([.$B68];0))" office:value-type="float" office:value="0" calcext:value-type="float">
            <text:p>0</text:p>
          </table:table-cell>
          <table:table-cell table:style-name="ce17" table:formula="of:=IF(ISBLANK([.Z68]);&quot;&quot;;([.AA68]/[.$B68])*100)" office:value-type="float" office:value="0" calcext:value-type="float">
            <text:p>0.0</text:p>
          </table:table-cell>
          <table:table-cell table:style-name="ce5" table:formula="of:=IF(AND(NOT(ISBLANK([.AA68]));([.AA68]=0);SUM(COUNTIF([.$I68];0);COUNTIF([.$R68];0);COUNTIF([.$AA68];0);COUNTIF([.$AJ68];0))=1);&quot;Y&quot;;&quot;&quot;)" office:value-type="string" office:string-value="Y" calcext:value-type="string">
            <text:p>Y</text:p>
          </table:table-cell>
          <table:table-cell office:value-type="float" office:value="1499" calcext:value-type="float">
            <text:p>1499</text:p>
          </table:table-cell>
          <table:table-cell office:value-type="float" office:value="1447" calcext:value-type="float">
            <text:p>1447</text:p>
          </table:table-cell>
          <table:table-cell office:value-type="float" office:value="1473" calcext:value-type="float">
            <text:p>1473</text:p>
          </table:table-cell>
          <table:table-cell office:value-type="float" office:value="1522" calcext:value-type="float">
            <text:p>1522</text:p>
          </table:table-cell>
          <table:table-cell office:value-type="float" office:value="1533" calcext:value-type="float">
            <text:p>1533</text:p>
          </table:table-cell>
          <table:table-cell table:style-name="ce5" table:formula="of:=AVERAGE([.AD68:.AH68])" office:value-type="float" office:value="1494.8" calcext:value-type="float">
            <text:p>1495</text:p>
          </table:table-cell>
          <table:table-cell table:style-name="ce5" table:formula="of:=IF(ISBLANK([.AI68]);&quot;&quot;;ROUND([.AI68];0)-ROUND([.$B68];0))" office:value-type="float" office:value="156" calcext:value-type="float">
            <text:p>156</text:p>
          </table:table-cell>
          <table:table-cell table:style-name="ce17" table:formula="of:=IF(ISBLANK([.AI68]);&quot;&quot;;([.AJ68]/[.$B68])*100)" office:value-type="float" office:value="11.6470061221442" calcext:value-type="float">
            <text:p>11.6</text:p>
          </table:table-cell>
          <table:table-cell table:style-name="ce5" table:formula="of:=IF(AND(NOT(ISBLANK([.AJ68]));([.AJ68]=0);SUM(COUNTIF([.$I68];0);COUNTIF([.$R68];0);COUNTIF([.$AA68];0);COUNTIF([.$AJ6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06.tst</text:p>
          </table:table-cell>
          <table:table-cell table:formula="of:=MIN([.H69];[.Q69];[.Z69];[.AI69])" office:value-type="float" office:value="631" calcext:value-type="float">
            <text:p>631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5" calcext:value-type="float">
            <text:p>635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table:style-name="ce5" table:formula="of:=AVERAGE([.C69:.G69])" office:value-type="float" office:value="631" calcext:value-type="float">
            <text:p>631</text:p>
          </table:table-cell>
          <table:table-cell table:style-name="ce5" table:formula="of:=IF(ISBLANK([.H69]);&quot;&quot;;ROUND([.H69];0)-ROUND([.$B69];0))" office:value-type="float" office:value="0" calcext:value-type="float">
            <text:p>0</text:p>
          </table:table-cell>
          <table:table-cell table:style-name="ce17" table:formula="of:=IF(ISBLANK([.H69]);&quot;&quot;;([.I69]/[.$B69])*100)" office:value-type="float" office:value="0" calcext:value-type="float">
            <text:p>0.0</text:p>
          </table:table-cell>
          <table:table-cell table:style-name="ce5" table:formula="of:=IF(AND(NOT(ISBLANK([.I69]));([.I69]=0);SUM(COUNTIF([.$I69];0);COUNTIF([.$R69];0);COUNTIF([.$AA69];0);COUNTIF([.$AJ69];0))=1);&quot;Y&quot;;&quot;&quot;)" office:value-type="string" office:string-value="Y" calcext:value-type="string">
            <text:p>Y</text:p>
          </table:table-cell>
          <table:table-cell office:value-type="float" office:value="3259" calcext:value-type="float">
            <text:p>3259</text:p>
          </table:table-cell>
          <table:table-cell office:value-type="float" office:value="3299" calcext:value-type="float">
            <text:p>3299</text:p>
          </table:table-cell>
          <table:table-cell office:value-type="float" office:value="3290" calcext:value-type="float">
            <text:p>3290</text:p>
          </table:table-cell>
          <table:table-cell office:value-type="float" office:value="3289" calcext:value-type="float">
            <text:p>3289</text:p>
          </table:table-cell>
          <table:table-cell office:value-type="float" office:value="4820" calcext:value-type="float">
            <text:p>4820</text:p>
          </table:table-cell>
          <table:table-cell table:style-name="ce5" table:formula="of:=AVERAGE([.L69:.P69])" office:value-type="float" office:value="3591.4" calcext:value-type="float">
            <text:p>3591</text:p>
          </table:table-cell>
          <table:table-cell table:style-name="ce5" table:formula="of:=IF(ISBLANK([.Q69]);&quot;&quot;;ROUND([.Q69];0)-ROUND([.$B69];0))" office:value-type="float" office:value="2960" calcext:value-type="float">
            <text:p>2960</text:p>
          </table:table-cell>
          <table:table-cell table:style-name="ce17" table:formula="of:=IF(ISBLANK([.Q69]);&quot;&quot;;([.R69]/[.$B69])*100)" office:value-type="float" office:value="469.096671949287" calcext:value-type="float">
            <text:p>469.1</text:p>
          </table:table-cell>
          <table:table-cell table:style-name="ce5" table:formula="of:=IF(AND(NOT(ISBLANK([.R69]));([.R69]=0);SUM(COUNTIF([.$I69];0);COUNTIF([.$R69];0);COUNTIF([.$AA69];0);COUNTIF([.$AJ69];0))=1);&quot;Y&quot;;&quot;&quot;)">
            <text:p/>
          </table:table-cell>
          <table:table-cell office:value-type="float" office:value="635" calcext:value-type="float">
            <text:p>635</text:p>
          </table:table-cell>
          <table:table-cell office:value-type="float" office:value="630" calcext:value-type="float">
            <text:p>630</text:p>
          </table:table-cell>
          <table:table-cell office:value-type="float" office:value="632" calcext:value-type="float">
            <text:p>632</text:p>
          </table:table-cell>
          <table:table-cell office:value-type="float" office:value="644" calcext:value-type="float">
            <text:p>644</text:p>
          </table:table-cell>
          <table:table-cell office:value-type="float" office:value="628" calcext:value-type="float">
            <text:p>628</text:p>
          </table:table-cell>
          <table:table-cell table:style-name="ce5" table:formula="of:=AVERAGE([.U69:.Y69])" office:value-type="float" office:value="633.8" calcext:value-type="float">
            <text:p>634</text:p>
          </table:table-cell>
          <table:table-cell table:style-name="ce5" table:formula="of:=IF(ISBLANK([.Z69]);&quot;&quot;;ROUND([.Z69];0)-ROUND([.$B69];0))" office:value-type="float" office:value="3" calcext:value-type="float">
            <text:p>3</text:p>
          </table:table-cell>
          <table:table-cell table:style-name="ce17" table:formula="of:=IF(ISBLANK([.Z69]);&quot;&quot;;([.AA69]/[.$B69])*100)" office:value-type="float" office:value="0.475435816164818" calcext:value-type="float">
            <text:p>0.5</text:p>
          </table:table-cell>
          <table:table-cell table:style-name="ce5" table:formula="of:=IF(AND(NOT(ISBLANK([.AA69]));([.AA69]=0);SUM(COUNTIF([.$I69];0);COUNTIF([.$R69];0);COUNTIF([.$AA69];0);COUNTIF([.$AJ69];0))=1);&quot;Y&quot;;&quot;&quot;)">
            <text:p/>
          </table:table-cell>
          <table:table-cell office:value-type="float" office:value="734" calcext:value-type="float">
            <text:p>734</text:p>
          </table:table-cell>
          <table:table-cell office:value-type="float" office:value="699" calcext:value-type="float">
            <text:p>699</text:p>
          </table:table-cell>
          <table:table-cell office:value-type="float" office:value="723" calcext:value-type="float">
            <text:p>723</text:p>
          </table:table-cell>
          <table:table-cell office:value-type="float" office:value="744" calcext:value-type="float">
            <text:p>744</text:p>
          </table:table-cell>
          <table:table-cell office:value-type="float" office:value="753" calcext:value-type="float">
            <text:p>753</text:p>
          </table:table-cell>
          <table:table-cell table:style-name="ce5" table:formula="of:=AVERAGE([.AD69:.AH69])" office:value-type="float" office:value="730.6" calcext:value-type="float">
            <text:p>731</text:p>
          </table:table-cell>
          <table:table-cell table:style-name="ce5" table:formula="of:=IF(ISBLANK([.AI69]);&quot;&quot;;ROUND([.AI69];0)-ROUND([.$B69];0))" office:value-type="float" office:value="100" calcext:value-type="float">
            <text:p>100</text:p>
          </table:table-cell>
          <table:table-cell table:style-name="ce17" table:formula="of:=IF(ISBLANK([.AI69]);&quot;&quot;;([.AJ69]/[.$B69])*100)" office:value-type="float" office:value="15.8478605388273" calcext:value-type="float">
            <text:p>15.8</text:p>
          </table:table-cell>
          <table:table-cell table:style-name="ce5" table:formula="of:=IF(AND(NOT(ISBLANK([.AJ69]));([.AJ69]=0);SUM(COUNTIF([.$I69];0);COUNTIF([.$R69];0);COUNTIF([.$AA69];0);COUNTIF([.$AJ6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07.tst</text:p>
          </table:table-cell>
          <table:table-cell table:formula="of:=MIN([.H70];[.Q70];[.Z70];[.AI70])" office:value-type="float" office:value="1385.2" calcext:value-type="float">
            <text:p>1385</text:p>
          </table:table-cell>
          <table:table-cell office:value-type="float" office:value="1393" calcext:value-type="float">
            <text:p>1393</text:p>
          </table:table-cell>
          <table:table-cell office:value-type="float" office:value="1402" calcext:value-type="float">
            <text:p>1402</text:p>
          </table:table-cell>
          <table:table-cell office:value-type="float" office:value="1411" calcext:value-type="float">
            <text:p>1411</text:p>
          </table:table-cell>
          <table:table-cell office:value-type="float" office:value="1393" calcext:value-type="float">
            <text:p>1393</text:p>
          </table:table-cell>
          <table:table-cell office:value-type="float" office:value="1403" calcext:value-type="float">
            <text:p>1403</text:p>
          </table:table-cell>
          <table:table-cell table:style-name="ce5" table:formula="of:=AVERAGE([.C70:.G70])" office:value-type="float" office:value="1400.4" calcext:value-type="float">
            <text:p>1400</text:p>
          </table:table-cell>
          <table:table-cell table:style-name="ce5" table:formula="of:=IF(ISBLANK([.H70]);&quot;&quot;;ROUND([.H70];0)-ROUND([.$B70];0))" office:value-type="float" office:value="15" calcext:value-type="float">
            <text:p>15</text:p>
          </table:table-cell>
          <table:table-cell table:style-name="ce17" table:formula="of:=IF(ISBLANK([.H70]);&quot;&quot;;([.I70]/[.$B70])*100)" office:value-type="float" office:value="1.08287611897199" calcext:value-type="float">
            <text:p>1.1</text:p>
          </table:table-cell>
          <table:table-cell table:style-name="ce5" table:formula="of:=IF(AND(NOT(ISBLANK([.I70]));([.I70]=0);SUM(COUNTIF([.$I70];0);COUNTIF([.$R70];0);COUNTIF([.$AA70];0);COUNTIF([.$AJ7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70]);&quot;&quot;;ROUND([.Q70];0)-ROUND([.$B70];0))">
            <text:p/>
          </table:table-cell>
          <table:table-cell table:style-name="ce17" table:formula="of:=IF(ISBLANK([.Q70]);&quot;&quot;;([.R70]/[.$B70])*100)">
            <text:p/>
          </table:table-cell>
          <table:table-cell table:style-name="ce5" table:formula="of:=IF(AND(NOT(ISBLANK([.R70]));([.R70]=0);SUM(COUNTIF([.$I70];0);COUNTIF([.$R70];0);COUNTIF([.$AA70];0);COUNTIF([.$AJ70];0))=1);&quot;Y&quot;;&quot;&quot;)">
            <text:p/>
          </table:table-cell>
          <table:table-cell office:value-type="float" office:value="1373" calcext:value-type="float">
            <text:p>1373</text:p>
          </table:table-cell>
          <table:table-cell office:value-type="float" office:value="1392" calcext:value-type="float">
            <text:p>1392</text:p>
          </table:table-cell>
          <table:table-cell office:value-type="float" office:value="1380" calcext:value-type="float">
            <text:p>1380</text:p>
          </table:table-cell>
          <table:table-cell office:value-type="float" office:value="1394" calcext:value-type="float">
            <text:p>1394</text:p>
          </table:table-cell>
          <table:table-cell office:value-type="float" office:value="1387" calcext:value-type="float">
            <text:p>1387</text:p>
          </table:table-cell>
          <table:table-cell table:style-name="ce5" table:formula="of:=AVERAGE([.U70:.Y70])" office:value-type="float" office:value="1385.2" calcext:value-type="float">
            <text:p>1385</text:p>
          </table:table-cell>
          <table:table-cell table:style-name="ce5" table:formula="of:=IF(ISBLANK([.Z70]);&quot;&quot;;ROUND([.Z70];0)-ROUND([.$B70];0))" office:value-type="float" office:value="0" calcext:value-type="float">
            <text:p>0</text:p>
          </table:table-cell>
          <table:table-cell table:style-name="ce17" table:formula="of:=IF(ISBLANK([.Z70]);&quot;&quot;;([.AA70]/[.$B70])*100)" office:value-type="float" office:value="0" calcext:value-type="float">
            <text:p>0.0</text:p>
          </table:table-cell>
          <table:table-cell table:style-name="ce5" table:formula="of:=IF(AND(NOT(ISBLANK([.AA70]));([.AA70]=0);SUM(COUNTIF([.$I70];0);COUNTIF([.$R70];0);COUNTIF([.$AA70];0);COUNTIF([.$AJ70];0))=1);&quot;Y&quot;;&quot;&quot;)" office:value-type="string" office:string-value="Y" calcext:value-type="string">
            <text:p>Y</text:p>
          </table:table-cell>
          <table:table-cell office:value-type="float" office:value="1665" calcext:value-type="float">
            <text:p>1665</text:p>
          </table:table-cell>
          <table:table-cell office:value-type="float" office:value="1572" calcext:value-type="float">
            <text:p>1572</text:p>
          </table:table-cell>
          <table:table-cell office:value-type="float" office:value="1619" calcext:value-type="float">
            <text:p>1619</text:p>
          </table:table-cell>
          <table:table-cell office:value-type="float" office:value="1692" calcext:value-type="float">
            <text:p>1692</text:p>
          </table:table-cell>
          <table:table-cell office:value-type="float" office:value="1689" calcext:value-type="float">
            <text:p>1689</text:p>
          </table:table-cell>
          <table:table-cell table:style-name="ce5" table:formula="of:=AVERAGE([.AD70:.AH70])" office:value-type="float" office:value="1647.4" calcext:value-type="float">
            <text:p>1647</text:p>
          </table:table-cell>
          <table:table-cell table:style-name="ce5" table:formula="of:=IF(ISBLANK([.AI70]);&quot;&quot;;ROUND([.AI70];0)-ROUND([.$B70];0))" office:value-type="float" office:value="262" calcext:value-type="float">
            <text:p>262</text:p>
          </table:table-cell>
          <table:table-cell table:style-name="ce17" table:formula="of:=IF(ISBLANK([.AI70]);&quot;&quot;;([.AJ70]/[.$B70])*100)" office:value-type="float" office:value="18.9142362113774" calcext:value-type="float">
            <text:p>18.9</text:p>
          </table:table-cell>
          <table:table-cell table:style-name="ce5" table:formula="of:=IF(AND(NOT(ISBLANK([.AJ70]));([.AJ70]=0);SUM(COUNTIF([.$I70];0);COUNTIF([.$R70];0);COUNTIF([.$AA70];0);COUNTIF([.$AJ70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08.tst</text:p>
          </table:table-cell>
          <table:table-cell table:formula="of:=MIN([.H71];[.Q71];[.Z71];[.AI71])" office:value-type="float" office:value="1364.4" calcext:value-type="float">
            <text:p>1364</text:p>
          </table:table-cell>
          <table:table-cell office:value-type="float" office:value="1361" calcext:value-type="float">
            <text:p>1361</text:p>
          </table:table-cell>
          <table:table-cell office:value-type="float" office:value="1372" calcext:value-type="float">
            <text:p>1372</text:p>
          </table:table-cell>
          <table:table-cell office:value-type="float" office:value="1363" calcext:value-type="float">
            <text:p>1363</text:p>
          </table:table-cell>
          <table:table-cell office:value-type="float" office:value="1365" calcext:value-type="float">
            <text:p>1365</text:p>
          </table:table-cell>
          <table:table-cell office:value-type="float" office:value="1361" calcext:value-type="float">
            <text:p>1361</text:p>
          </table:table-cell>
          <table:table-cell table:style-name="ce5" table:formula="of:=AVERAGE([.C71:.G71])" office:value-type="float" office:value="1364.4" calcext:value-type="float">
            <text:p>1364</text:p>
          </table:table-cell>
          <table:table-cell table:style-name="ce5" table:formula="of:=IF(ISBLANK([.H71]);&quot;&quot;;ROUND([.H71];0)-ROUND([.$B71];0))" office:value-type="float" office:value="0" calcext:value-type="float">
            <text:p>0</text:p>
          </table:table-cell>
          <table:table-cell table:style-name="ce17" table:formula="of:=IF(ISBLANK([.H71]);&quot;&quot;;([.I71]/[.$B71])*100)" office:value-type="float" office:value="0" calcext:value-type="float">
            <text:p>0.0</text:p>
          </table:table-cell>
          <table:table-cell table:style-name="ce5" table:formula="of:=IF(AND(NOT(ISBLANK([.I71]));([.I71]=0);SUM(COUNTIF([.$I71];0);COUNTIF([.$R71];0);COUNTIF([.$AA71];0);COUNTIF([.$AJ71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71]);&quot;&quot;;ROUND([.Q71];0)-ROUND([.$B71];0))">
            <text:p/>
          </table:table-cell>
          <table:table-cell table:style-name="ce17" table:formula="of:=IF(ISBLANK([.Q71]);&quot;&quot;;([.R71]/[.$B71])*100)">
            <text:p/>
          </table:table-cell>
          <table:table-cell table:style-name="ce5" table:formula="of:=IF(AND(NOT(ISBLANK([.R71]));([.R71]=0);SUM(COUNTIF([.$I71];0);COUNTIF([.$R71];0);COUNTIF([.$AA71];0);COUNTIF([.$AJ71];0))=1);&quot;Y&quot;;&quot;&quot;)">
            <text:p/>
          </table:table-cell>
          <table:table-cell office:value-type="float" office:value="1369" calcext:value-type="float">
            <text:p>1369</text:p>
          </table:table-cell>
          <table:table-cell office:value-type="float" office:value="1370" calcext:value-type="float">
            <text:p>1370</text:p>
          </table:table-cell>
          <table:table-cell office:value-type="float" office:value="1365" calcext:value-type="float">
            <text:p>1365</text:p>
          </table:table-cell>
          <table:table-cell office:value-type="float" office:value="1370" calcext:value-type="float">
            <text:p>1370</text:p>
          </table:table-cell>
          <table:table-cell office:value-type="float" office:value="1365" calcext:value-type="float">
            <text:p>1365</text:p>
          </table:table-cell>
          <table:table-cell table:style-name="ce5" table:formula="of:=AVERAGE([.U71:.Y71])" office:value-type="float" office:value="1367.8" calcext:value-type="float">
            <text:p>1368</text:p>
          </table:table-cell>
          <table:table-cell table:style-name="ce5" table:formula="of:=IF(ISBLANK([.Z71]);&quot;&quot;;ROUND([.Z71];0)-ROUND([.$B71];0))" office:value-type="float" office:value="4" calcext:value-type="float">
            <text:p>4</text:p>
          </table:table-cell>
          <table:table-cell table:style-name="ce17" table:formula="of:=IF(ISBLANK([.Z71]);&quot;&quot;;([.AA71]/[.$B71])*100)" office:value-type="float" office:value="0.293169158604515" calcext:value-type="float">
            <text:p>0.3</text:p>
          </table:table-cell>
          <table:table-cell table:style-name="ce5" table:formula="of:=IF(AND(NOT(ISBLANK([.AA71]));([.AA71]=0);SUM(COUNTIF([.$I71];0);COUNTIF([.$R71];0);COUNTIF([.$AA71];0);COUNTIF([.$AJ71];0))=1);&quot;Y&quot;;&quot;&quot;)">
            <text:p/>
          </table:table-cell>
          <table:table-cell office:value-type="float" office:value="1598" calcext:value-type="float">
            <text:p>1598</text:p>
          </table:table-cell>
          <table:table-cell office:value-type="float" office:value="1537" calcext:value-type="float">
            <text:p>1537</text:p>
          </table:table-cell>
          <table:table-cell office:value-type="float" office:value="1581" calcext:value-type="float">
            <text:p>1581</text:p>
          </table:table-cell>
          <table:table-cell office:value-type="float" office:value="1620" calcext:value-type="float">
            <text:p>1620</text:p>
          </table:table-cell>
          <table:table-cell office:value-type="float" office:value="1637" calcext:value-type="float">
            <text:p>1637</text:p>
          </table:table-cell>
          <table:table-cell table:style-name="ce5" table:formula="of:=AVERAGE([.AD71:.AH71])" office:value-type="float" office:value="1594.6" calcext:value-type="float">
            <text:p>1595</text:p>
          </table:table-cell>
          <table:table-cell table:style-name="ce5" table:formula="of:=IF(ISBLANK([.AI71]);&quot;&quot;;ROUND([.AI71];0)-ROUND([.$B71];0))" office:value-type="float" office:value="231" calcext:value-type="float">
            <text:p>231</text:p>
          </table:table-cell>
          <table:table-cell table:style-name="ce17" table:formula="of:=IF(ISBLANK([.AI71]);&quot;&quot;;([.AJ71]/[.$B71])*100)" office:value-type="float" office:value="16.9305189094107" calcext:value-type="float">
            <text:p>16.9</text:p>
          </table:table-cell>
          <table:table-cell table:style-name="ce5" table:formula="of:=IF(AND(NOT(ISBLANK([.AJ71]));([.AJ71]=0);SUM(COUNTIF([.$I71];0);COUNTIF([.$R71];0);COUNTIF([.$AA71];0);COUNTIF([.$AJ7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09.tst</text:p>
          </table:table-cell>
          <table:table-cell table:formula="of:=MIN([.H72];[.Q72];[.Z72];[.AI72])"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51" calcext:value-type="float">
            <text:p>451</text:p>
          </table:table-cell>
          <table:table-cell office:value-type="float" office:value="439" calcext:value-type="float">
            <text:p>439</text:p>
          </table:table-cell>
          <table:table-cell table:style-name="ce5" table:formula="of:=AVERAGE([.C72:.G72])" office:value-type="float" office:value="442" calcext:value-type="float">
            <text:p>442</text:p>
          </table:table-cell>
          <table:table-cell table:style-name="ce5" table:formula="of:=IF(ISBLANK([.H72]);&quot;&quot;;ROUND([.H72];0)-ROUND([.$B72];0))" office:value-type="float" office:value="1" calcext:value-type="float">
            <text:p>1</text:p>
          </table:table-cell>
          <table:table-cell table:style-name="ce17" table:formula="of:=IF(ISBLANK([.H72]);&quot;&quot;;([.I72]/[.$B72])*100)" office:value-type="float" office:value="0.226757369614512" calcext:value-type="float">
            <text:p>0.2</text:p>
          </table:table-cell>
          <table:table-cell table:style-name="ce5" table:formula="of:=IF(AND(NOT(ISBLANK([.I72]));([.I72]=0);SUM(COUNTIF([.$I72];0);COUNTIF([.$R72];0);COUNTIF([.$AA72];0);COUNTIF([.$AJ7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72]);&quot;&quot;;ROUND([.Q72];0)-ROUND([.$B72];0))">
            <text:p/>
          </table:table-cell>
          <table:table-cell table:style-name="ce17" table:formula="of:=IF(ISBLANK([.Q72]);&quot;&quot;;([.R72]/[.$B72])*100)">
            <text:p/>
          </table:table-cell>
          <table:table-cell table:style-name="ce5" table:formula="of:=IF(AND(NOT(ISBLANK([.R72]));([.R72]=0);SUM(COUNTIF([.$I72];0);COUNTIF([.$R72];0);COUNTIF([.$AA72];0);COUNTIF([.$AJ72];0))=1);&quot;Y&quot;;&quot;&quot;)">
            <text:p/>
          </table:table-cell>
          <table:table-cell office:value-type="float" office:value="440" calcext:value-type="float">
            <text:p>440</text:p>
          </table:table-cell>
          <table:table-cell office:value-type="float" office:value="448" calcext:value-type="float">
            <text:p>44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38" calcext:value-type="float">
            <text:p>438</text:p>
          </table:table-cell>
          <table:table-cell table:style-name="ce5" table:formula="of:=AVERAGE([.U72:.Y72])" office:value-type="float" office:value="441" calcext:value-type="float">
            <text:p>441</text:p>
          </table:table-cell>
          <table:table-cell table:style-name="ce5" table:formula="of:=IF(ISBLANK([.Z72]);&quot;&quot;;ROUND([.Z72];0)-ROUND([.$B72];0))" office:value-type="float" office:value="0" calcext:value-type="float">
            <text:p>0</text:p>
          </table:table-cell>
          <table:table-cell table:style-name="ce17" table:formula="of:=IF(ISBLANK([.Z72]);&quot;&quot;;([.AA72]/[.$B72])*100)" office:value-type="float" office:value="0" calcext:value-type="float">
            <text:p>0.0</text:p>
          </table:table-cell>
          <table:table-cell table:style-name="ce5" table:formula="of:=IF(AND(NOT(ISBLANK([.AA72]));([.AA72]=0);SUM(COUNTIF([.$I72];0);COUNTIF([.$R72];0);COUNTIF([.$AA72];0);COUNTIF([.$AJ72];0))=1);&quot;Y&quot;;&quot;&quot;)" office:value-type="string" office:string-value="Y" calcext:value-type="string">
            <text:p>Y</text:p>
          </table:table-cell>
          <table:table-cell office:value-type="float" office:value="534" calcext:value-type="float">
            <text:p>534</text:p>
          </table:table-cell>
          <table:table-cell office:value-type="float" office:value="505" calcext:value-type="float">
            <text:p>505</text:p>
          </table:table-cell>
          <table:table-cell office:value-type="float" office:value="527" calcext:value-type="float">
            <text:p>527</text:p>
          </table:table-cell>
          <table:table-cell office:value-type="float" office:value="541" calcext:value-type="float">
            <text:p>541</text:p>
          </table:table-cell>
          <table:table-cell office:value-type="float" office:value="539" calcext:value-type="float">
            <text:p>539</text:p>
          </table:table-cell>
          <table:table-cell table:style-name="ce5" table:formula="of:=AVERAGE([.AD72:.AH72])" office:value-type="float" office:value="529.2" calcext:value-type="float">
            <text:p>529</text:p>
          </table:table-cell>
          <table:table-cell table:style-name="ce5" table:formula="of:=IF(ISBLANK([.AI72]);&quot;&quot;;ROUND([.AI72];0)-ROUND([.$B72];0))" office:value-type="float" office:value="88" calcext:value-type="float">
            <text:p>88</text:p>
          </table:table-cell>
          <table:table-cell table:style-name="ce17" table:formula="of:=IF(ISBLANK([.AI72]);&quot;&quot;;([.AJ72]/[.$B72])*100)" office:value-type="float" office:value="19.9546485260771" calcext:value-type="float">
            <text:p>20.0</text:p>
          </table:table-cell>
          <table:table-cell table:style-name="ce5" table:formula="of:=IF(AND(NOT(ISBLANK([.AJ72]));([.AJ72]=0);SUM(COUNTIF([.$I72];0);COUNTIF([.$R72];0);COUNTIF([.$AA72];0);COUNTIF([.$AJ72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10.tst</text:p>
          </table:table-cell>
          <table:table-cell table:formula="of:=MIN([.H73];[.Q73];[.Z73];[.AI73])" office:value-type="float" office:value="5442.4" calcext:value-type="float">
            <text:p>5442</text:p>
          </table:table-cell>
          <table:table-cell office:value-type="float" office:value="5484" calcext:value-type="float">
            <text:p>5484</text:p>
          </table:table-cell>
          <table:table-cell office:value-type="float" office:value="5461" calcext:value-type="float">
            <text:p>5461</text:p>
          </table:table-cell>
          <table:table-cell office:value-type="float" office:value="5456" calcext:value-type="float">
            <text:p>5456</text:p>
          </table:table-cell>
          <table:table-cell office:value-type="float" office:value="5408" calcext:value-type="float">
            <text:p>5408</text:p>
          </table:table-cell>
          <table:table-cell office:value-type="float" office:value="5403" calcext:value-type="float">
            <text:p>5403</text:p>
          </table:table-cell>
          <table:table-cell table:style-name="ce5" table:formula="of:=AVERAGE([.C73:.G73])" office:value-type="float" office:value="5442.4" calcext:value-type="float">
            <text:p>5442</text:p>
          </table:table-cell>
          <table:table-cell table:style-name="ce5" table:formula="of:=IF(ISBLANK([.H73]);&quot;&quot;;ROUND([.H73];0)-ROUND([.$B73];0))" office:value-type="float" office:value="0" calcext:value-type="float">
            <text:p>0</text:p>
          </table:table-cell>
          <table:table-cell table:style-name="ce17" table:formula="of:=IF(ISBLANK([.H73]);&quot;&quot;;([.I73]/[.$B73])*100)" office:value-type="float" office:value="0" calcext:value-type="float">
            <text:p>0.0</text:p>
          </table:table-cell>
          <table:table-cell table:style-name="ce5" table:formula="of:=IF(AND(NOT(ISBLANK([.I73]));([.I73]=0);SUM(COUNTIF([.$I73];0);COUNTIF([.$R73];0);COUNTIF([.$AA73];0);COUNTIF([.$AJ73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73]);&quot;&quot;;ROUND([.Q73];0)-ROUND([.$B73];0))">
            <text:p/>
          </table:table-cell>
          <table:table-cell table:style-name="ce17" table:formula="of:=IF(ISBLANK([.Q73]);&quot;&quot;;([.R73]/[.$B73])*100)">
            <text:p/>
          </table:table-cell>
          <table:table-cell table:style-name="ce5" table:formula="of:=IF(AND(NOT(ISBLANK([.R73]));([.R73]=0);SUM(COUNTIF([.$I73];0);COUNTIF([.$R73];0);COUNTIF([.$AA73];0);COUNTIF([.$AJ73];0))=1);&quot;Y&quot;;&quot;&quot;)">
            <text:p/>
          </table:table-cell>
          <table:table-cell office:value-type="float" office:value="5451" calcext:value-type="float">
            <text:p>5451</text:p>
          </table:table-cell>
          <table:table-cell office:value-type="float" office:value="5416" calcext:value-type="float">
            <text:p>5416</text:p>
          </table:table-cell>
          <table:table-cell office:value-type="float" office:value="5443" calcext:value-type="float">
            <text:p>5443</text:p>
          </table:table-cell>
          <table:table-cell office:value-type="float" office:value="5435" calcext:value-type="float">
            <text:p>5435</text:p>
          </table:table-cell>
          <table:table-cell office:value-type="float" office:value="5484" calcext:value-type="float">
            <text:p>5484</text:p>
          </table:table-cell>
          <table:table-cell table:style-name="ce5" table:formula="of:=AVERAGE([.U73:.Y73])" office:value-type="float" office:value="5445.8" calcext:value-type="float">
            <text:p>5446</text:p>
          </table:table-cell>
          <table:table-cell table:style-name="ce5" table:formula="of:=IF(ISBLANK([.Z73]);&quot;&quot;;ROUND([.Z73];0)-ROUND([.$B73];0))" office:value-type="float" office:value="4" calcext:value-type="float">
            <text:p>4</text:p>
          </table:table-cell>
          <table:table-cell table:style-name="ce17" table:formula="of:=IF(ISBLANK([.Z73]);&quot;&quot;;([.AA73]/[.$B73])*100)" office:value-type="float" office:value="0.0734969866235484" calcext:value-type="float">
            <text:p>0.1</text:p>
          </table:table-cell>
          <table:table-cell table:style-name="ce5" table:formula="of:=IF(AND(NOT(ISBLANK([.AA73]));([.AA73]=0);SUM(COUNTIF([.$I73];0);COUNTIF([.$R73];0);COUNTIF([.$AA73];0);COUNTIF([.$AJ73];0))=1);&quot;Y&quot;;&quot;&quot;)">
            <text:p/>
          </table:table-cell>
          <table:table-cell office:value-type="float" office:value="6091" calcext:value-type="float">
            <text:p>6091</text:p>
          </table:table-cell>
          <table:table-cell office:value-type="float" office:value="5830" calcext:value-type="float">
            <text:p>5830</text:p>
          </table:table-cell>
          <table:table-cell office:value-type="float" office:value="5986" calcext:value-type="float">
            <text:p>5986</text:p>
          </table:table-cell>
          <table:table-cell office:value-type="float" office:value="6188" calcext:value-type="float">
            <text:p>6188</text:p>
          </table:table-cell>
          <table:table-cell office:value-type="float" office:value="6113" calcext:value-type="float">
            <text:p>6113</text:p>
          </table:table-cell>
          <table:table-cell table:style-name="ce5" table:formula="of:=AVERAGE([.AD73:.AH73])" office:value-type="float" office:value="6041.6" calcext:value-type="float">
            <text:p>6042</text:p>
          </table:table-cell>
          <table:table-cell table:style-name="ce5" table:formula="of:=IF(ISBLANK([.AI73]);&quot;&quot;;ROUND([.AI73];0)-ROUND([.$B73];0))" office:value-type="float" office:value="600" calcext:value-type="float">
            <text:p>600</text:p>
          </table:table-cell>
          <table:table-cell table:style-name="ce17" table:formula="of:=IF(ISBLANK([.AI73]);&quot;&quot;;([.AJ73]/[.$B73])*100)" office:value-type="float" office:value="11.0245479935323" calcext:value-type="float">
            <text:p>11.0</text:p>
          </table:table-cell>
          <table:table-cell table:style-name="ce5" table:formula="of:=IF(AND(NOT(ISBLANK([.AJ73]));([.AJ73]=0);SUM(COUNTIF([.$I73];0);COUNTIF([.$R73];0);COUNTIF([.$AA73];0);COUNTIF([.$AJ7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11.tst</text:p>
          </table:table-cell>
          <table:table-cell table:formula="of:=MIN([.H74];[.Q74];[.Z74];[.AI74])" office:value-type="float" office:value="109.2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style-name="ce5" table:formula="of:=AVERAGE([.C74:.G74])" office:value-type="float" office:value="109.2" calcext:value-type="float">
            <text:p>109</text:p>
          </table:table-cell>
          <table:table-cell table:style-name="ce5" table:formula="of:=IF(ISBLANK([.H74]);&quot;&quot;;ROUND([.H74];0)-ROUND([.$B74];0))" office:value-type="float" office:value="0" calcext:value-type="float">
            <text:p>0</text:p>
          </table:table-cell>
          <table:table-cell table:style-name="ce17" table:formula="of:=IF(ISBLANK([.H74]);&quot;&quot;;([.I74]/[.$B74])*100)" office:value-type="float" office:value="0" calcext:value-type="float">
            <text:p>0.0</text:p>
          </table:table-cell>
          <table:table-cell table:style-name="ce5" table:formula="of:=IF(AND(NOT(ISBLANK([.I74]));([.I74]=0);SUM(COUNTIF([.$I74];0);COUNTIF([.$R74];0);COUNTIF([.$AA74];0);COUNTIF([.$AJ74];0))=1);&quot;Y&quot;;&quot;&quot;)" office:value-type="string" office:string-value="Y" calcext:value-type="string">
            <text:p>Y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style-name="ce5" table:formula="of:=AVERAGE([.L74:.P74])" office:value-type="float" office:value="112.8" calcext:value-type="float">
            <text:p>113</text:p>
          </table:table-cell>
          <table:table-cell table:style-name="ce5" table:formula="of:=IF(ISBLANK([.Q74]);&quot;&quot;;ROUND([.Q74];0)-ROUND([.$B74];0))" office:value-type="float" office:value="4" calcext:value-type="float">
            <text:p>4</text:p>
          </table:table-cell>
          <table:table-cell table:style-name="ce17" table:formula="of:=IF(ISBLANK([.Q74]);&quot;&quot;;([.R74]/[.$B74])*100)" office:value-type="float" office:value="3.66300366300366" calcext:value-type="float">
            <text:p>3.7</text:p>
          </table:table-cell>
          <table:table-cell table:style-name="ce5" table:formula="of:=IF(AND(NOT(ISBLANK([.R74]));([.R74]=0);SUM(COUNTIF([.$I74];0);COUNTIF([.$R74];0);COUNTIF([.$AA74];0);COUNTIF([.$AJ74];0))=1);&quot;Y&quot;;&quot;&quot;)">
            <text:p/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style-name="ce5" table:formula="of:=AVERAGE([.U74:.Y74])" office:value-type="float" office:value="111.4" calcext:value-type="float">
            <text:p>111</text:p>
          </table:table-cell>
          <table:table-cell table:style-name="ce5" table:formula="of:=IF(ISBLANK([.Z74]);&quot;&quot;;ROUND([.Z74];0)-ROUND([.$B74];0))" office:value-type="float" office:value="2" calcext:value-type="float">
            <text:p>2</text:p>
          </table:table-cell>
          <table:table-cell table:style-name="ce17" table:formula="of:=IF(ISBLANK([.Z74]);&quot;&quot;;([.AA74]/[.$B74])*100)" office:value-type="float" office:value="1.83150183150183" calcext:value-type="float">
            <text:p>1.8</text:p>
          </table:table-cell>
          <table:table-cell table:style-name="ce5" table:formula="of:=IF(AND(NOT(ISBLANK([.AA74]));([.AA74]=0);SUM(COUNTIF([.$I74];0);COUNTIF([.$R74];0);COUNTIF([.$AA74];0);COUNTIF([.$AJ74];0))=1);&quot;Y&quot;;&quot;&quot;)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table:style-name="ce5" table:formula="of:=AVERAGE([.AD74:.AH74])" office:value-type="float" office:value="129.4" calcext:value-type="float">
            <text:p>129</text:p>
          </table:table-cell>
          <table:table-cell table:style-name="ce5" table:formula="of:=IF(ISBLANK([.AI74]);&quot;&quot;;ROUND([.AI74];0)-ROUND([.$B74];0))" office:value-type="float" office:value="20" calcext:value-type="float">
            <text:p>20</text:p>
          </table:table-cell>
          <table:table-cell table:style-name="ce17" table:formula="of:=IF(ISBLANK([.AI74]);&quot;&quot;;([.AJ74]/[.$B74])*100)" office:value-type="float" office:value="18.3150183150183" calcext:value-type="float">
            <text:p>18.3</text:p>
          </table:table-cell>
          <table:table-cell table:style-name="ce5" table:formula="of:=IF(AND(NOT(ISBLANK([.AJ74]));([.AJ74]=0);SUM(COUNTIF([.$I74];0);COUNTIF([.$R74];0);COUNTIF([.$AA74];0);COUNTIF([.$AJ74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12.tst</text:p>
          </table:table-cell>
          <table:table-cell table:formula="of:=MIN([.H75];[.Q75];[.Z75];[.AI75])" office:value-type="float" office:value="871.6" calcext:value-type="float">
            <text:p>872</text:p>
          </table:table-cell>
          <table:table-cell office:value-type="float" office:value="869" calcext:value-type="float">
            <text:p>869</text:p>
          </table:table-cell>
          <table:table-cell office:value-type="float" office:value="876" calcext:value-type="float">
            <text:p>876</text:p>
          </table:table-cell>
          <table:table-cell office:value-type="float" office:value="867" calcext:value-type="float">
            <text:p>867</text:p>
          </table:table-cell>
          <table:table-cell office:value-type="float" office:value="866" calcext:value-type="float">
            <text:p>866</text:p>
          </table:table-cell>
          <table:table-cell office:value-type="float" office:value="880" calcext:value-type="float">
            <text:p>880</text:p>
          </table:table-cell>
          <table:table-cell table:style-name="ce5" table:formula="of:=AVERAGE([.C75:.G75])" office:value-type="float" office:value="871.6" calcext:value-type="float">
            <text:p>872</text:p>
          </table:table-cell>
          <table:table-cell table:style-name="ce5" table:formula="of:=IF(ISBLANK([.H75]);&quot;&quot;;ROUND([.H75];0)-ROUND([.$B75];0))" office:value-type="float" office:value="0" calcext:value-type="float">
            <text:p>0</text:p>
          </table:table-cell>
          <table:table-cell table:style-name="ce17" table:formula="of:=IF(ISBLANK([.H75]);&quot;&quot;;([.I75]/[.$B75])*100)" office:value-type="float" office:value="0" calcext:value-type="float">
            <text:p>0.0</text:p>
          </table:table-cell>
          <table:table-cell table:style-name="ce5" table:formula="of:=IF(AND(NOT(ISBLANK([.I75]));([.I75]=0);SUM(COUNTIF([.$I75];0);COUNTIF([.$R75];0);COUNTIF([.$AA75];0);COUNTIF([.$AJ75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75]);&quot;&quot;;ROUND([.Q75];0)-ROUND([.$B75];0))">
            <text:p/>
          </table:table-cell>
          <table:table-cell table:style-name="ce17" table:formula="of:=IF(ISBLANK([.Q75]);&quot;&quot;;([.R75]/[.$B75])*100)">
            <text:p/>
          </table:table-cell>
          <table:table-cell table:style-name="ce5" table:formula="of:=IF(AND(NOT(ISBLANK([.R75]));([.R75]=0);SUM(COUNTIF([.$I75];0);COUNTIF([.$R75];0);COUNTIF([.$AA75];0);COUNTIF([.$AJ75];0))=1);&quot;Y&quot;;&quot;&quot;)">
            <text:p/>
          </table:table-cell>
          <table:table-cell office:value-type="float" office:value="868" calcext:value-type="float">
            <text:p>868</text:p>
          </table:table-cell>
          <table:table-cell office:value-type="float" office:value="867" calcext:value-type="float">
            <text:p>867</text:p>
          </table:table-cell>
          <table:table-cell office:value-type="float" office:value="879" calcext:value-type="float">
            <text:p>879</text:p>
          </table:table-cell>
          <table:table-cell office:value-type="float" office:value="868" calcext:value-type="float">
            <text:p>868</text:p>
          </table:table-cell>
          <table:table-cell office:value-type="float" office:value="895" calcext:value-type="float">
            <text:p>895</text:p>
          </table:table-cell>
          <table:table-cell table:style-name="ce5" table:formula="of:=AVERAGE([.U75:.Y75])" office:value-type="float" office:value="875.4" calcext:value-type="float">
            <text:p>875</text:p>
          </table:table-cell>
          <table:table-cell table:style-name="ce5" table:formula="of:=IF(ISBLANK([.Z75]);&quot;&quot;;ROUND([.Z75];0)-ROUND([.$B75];0))" office:value-type="float" office:value="3" calcext:value-type="float">
            <text:p>3</text:p>
          </table:table-cell>
          <table:table-cell table:style-name="ce17" table:formula="of:=IF(ISBLANK([.Z75]);&quot;&quot;;([.AA75]/[.$B75])*100)" office:value-type="float" office:value="0.344194584671868" calcext:value-type="float">
            <text:p>0.3</text:p>
          </table:table-cell>
          <table:table-cell table:style-name="ce5" table:formula="of:=IF(AND(NOT(ISBLANK([.AA75]));([.AA75]=0);SUM(COUNTIF([.$I75];0);COUNTIF([.$R75];0);COUNTIF([.$AA75];0);COUNTIF([.$AJ75];0))=1);&quot;Y&quot;;&quot;&quot;)">
            <text:p/>
          </table:table-cell>
          <table:table-cell office:value-type="float" office:value="1017" calcext:value-type="float">
            <text:p>1017</text:p>
          </table:table-cell>
          <table:table-cell office:value-type="float" office:value="980" calcext:value-type="float">
            <text:p>980</text:p>
          </table:table-cell>
          <table:table-cell office:value-type="float" office:value="994" calcext:value-type="float">
            <text:p>994</text:p>
          </table:table-cell>
          <table:table-cell office:value-type="float" office:value="1056" calcext:value-type="float">
            <text:p>1056</text:p>
          </table:table-cell>
          <table:table-cell office:value-type="float" office:value="1034" calcext:value-type="float">
            <text:p>1034</text:p>
          </table:table-cell>
          <table:table-cell table:style-name="ce5" table:formula="of:=AVERAGE([.AD75:.AH75])" office:value-type="float" office:value="1016.2" calcext:value-type="float">
            <text:p>1016</text:p>
          </table:table-cell>
          <table:table-cell table:style-name="ce5" table:formula="of:=IF(ISBLANK([.AI75]);&quot;&quot;;ROUND([.AI75];0)-ROUND([.$B75];0))" office:value-type="float" office:value="144" calcext:value-type="float">
            <text:p>144</text:p>
          </table:table-cell>
          <table:table-cell table:style-name="ce17" table:formula="of:=IF(ISBLANK([.AI75]);&quot;&quot;;([.AJ75]/[.$B75])*100)" office:value-type="float" office:value="16.5213400642497" calcext:value-type="float">
            <text:p>16.5</text:p>
          </table:table-cell>
          <table:table-cell table:style-name="ce5" table:formula="of:=IF(AND(NOT(ISBLANK([.AJ75]));([.AJ75]=0);SUM(COUNTIF([.$I75];0);COUNTIF([.$R75];0);COUNTIF([.$AA75];0);COUNTIF([.$AJ7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13.tst</text:p>
          </table:table-cell>
          <table:table-cell table:formula="of:=MIN([.H76];[.Q76];[.Z76];[.AI76])" office:value-type="float" office:value="487.2" calcext:value-type="float">
            <text:p>487</text:p>
          </table:table-cell>
          <table:table-cell table:number-columns-repeated="3" office:value-type="float" office:value="487" calcext:value-type="float">
            <text:p>487</text:p>
          </table:table-cell>
          <table:table-cell office:value-type="float" office:value="483" calcext:value-type="float">
            <text:p>483</text:p>
          </table:table-cell>
          <table:table-cell office:value-type="float" office:value="492" calcext:value-type="float">
            <text:p>492</text:p>
          </table:table-cell>
          <table:table-cell table:style-name="ce5" table:formula="of:=AVERAGE([.C76:.G76])" office:value-type="float" office:value="487.2" calcext:value-type="float">
            <text:p>487</text:p>
          </table:table-cell>
          <table:table-cell table:style-name="ce5" table:formula="of:=IF(ISBLANK([.H76]);&quot;&quot;;ROUND([.H76];0)-ROUND([.$B76];0))" office:value-type="float" office:value="0" calcext:value-type="float">
            <text:p>0</text:p>
          </table:table-cell>
          <table:table-cell table:style-name="ce17" table:formula="of:=IF(ISBLANK([.H76]);&quot;&quot;;([.I76]/[.$B76])*100)" office:value-type="float" office:value="0" calcext:value-type="float">
            <text:p>0.0</text:p>
          </table:table-cell>
          <table:table-cell table:style-name="ce5" table:formula="of:=IF(AND(NOT(ISBLANK([.I76]));([.I76]=0);SUM(COUNTIF([.$I76];0);COUNTIF([.$R76];0);COUNTIF([.$AA76];0);COUNTIF([.$AJ76];0))=1);&quot;Y&quot;;&quot;&quot;)" office:value-type="string" office:string-value="Y" calcext:value-type="string">
            <text:p>Y</text:p>
          </table:table-cell>
          <table:table-cell office:value-type="float" office:value="1132" calcext:value-type="float">
            <text:p>1132</text:p>
          </table:table-cell>
          <table:table-cell office:value-type="float" office:value="1130" calcext:value-type="float">
            <text:p>1130</text:p>
          </table:table-cell>
          <table:table-cell office:value-type="float" office:value="1127" calcext:value-type="float">
            <text:p>1127</text:p>
          </table:table-cell>
          <table:table-cell office:value-type="float" office:value="1129" calcext:value-type="float">
            <text:p>1129</text:p>
          </table:table-cell>
          <table:table-cell office:value-type="float" office:value="1124" calcext:value-type="float">
            <text:p>1124</text:p>
          </table:table-cell>
          <table:table-cell table:style-name="ce5" table:formula="of:=AVERAGE([.L76:.P76])" office:value-type="float" office:value="1128.4" calcext:value-type="float">
            <text:p>1128</text:p>
          </table:table-cell>
          <table:table-cell table:style-name="ce5" table:formula="of:=IF(ISBLANK([.Q76]);&quot;&quot;;ROUND([.Q76];0)-ROUND([.$B76];0))" office:value-type="float" office:value="641" calcext:value-type="float">
            <text:p>641</text:p>
          </table:table-cell>
          <table:table-cell table:style-name="ce17" table:formula="of:=IF(ISBLANK([.Q76]);&quot;&quot;;([.R76]/[.$B76])*100)" office:value-type="float" office:value="131.568144499179" calcext:value-type="float">
            <text:p>131.6</text:p>
          </table:table-cell>
          <table:table-cell table:style-name="ce5" table:formula="of:=IF(AND(NOT(ISBLANK([.R76]));([.R76]=0);SUM(COUNTIF([.$I76];0);COUNTIF([.$R76];0);COUNTIF([.$AA76];0);COUNTIF([.$AJ76];0))=1);&quot;Y&quot;;&quot;&quot;)">
            <text:p/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office:value-type="float" office:value="484" calcext:value-type="float">
            <text:p>484</text:p>
          </table:table-cell>
          <table:table-cell office:value-type="float" office:value="516" calcext:value-type="float">
            <text:p>516</text:p>
          </table:table-cell>
          <table:table-cell table:style-name="ce5" table:formula="of:=AVERAGE([.U76:.Y76])" office:value-type="float" office:value="493.2" calcext:value-type="float">
            <text:p>493</text:p>
          </table:table-cell>
          <table:table-cell table:style-name="ce5" table:formula="of:=IF(ISBLANK([.Z76]);&quot;&quot;;ROUND([.Z76];0)-ROUND([.$B76];0))" office:value-type="float" office:value="6" calcext:value-type="float">
            <text:p>6</text:p>
          </table:table-cell>
          <table:table-cell table:style-name="ce17" table:formula="of:=IF(ISBLANK([.Z76]);&quot;&quot;;([.AA76]/[.$B76])*100)" office:value-type="float" office:value="1.23152709359606" calcext:value-type="float">
            <text:p>1.2</text:p>
          </table:table-cell>
          <table:table-cell table:style-name="ce5" table:formula="of:=IF(AND(NOT(ISBLANK([.AA76]));([.AA76]=0);SUM(COUNTIF([.$I76];0);COUNTIF([.$R76];0);COUNTIF([.$AA76];0);COUNTIF([.$AJ76];0))=1);&quot;Y&quot;;&quot;&quot;)">
            <text:p/>
          </table:table-cell>
          <table:table-cell office:value-type="float" office:value="564" calcext:value-type="float">
            <text:p>564</text:p>
          </table:table-cell>
          <table:table-cell office:value-type="float" office:value="536" calcext:value-type="float">
            <text:p>536</text:p>
          </table:table-cell>
          <table:table-cell office:value-type="float" office:value="538" calcext:value-type="float">
            <text:p>538</text:p>
          </table:table-cell>
          <table:table-cell office:value-type="float" office:value="579" calcext:value-type="float">
            <text:p>579</text:p>
          </table:table-cell>
          <table:table-cell office:value-type="float" office:value="564" calcext:value-type="float">
            <text:p>564</text:p>
          </table:table-cell>
          <table:table-cell table:style-name="ce5" table:formula="of:=AVERAGE([.AD76:.AH76])" office:value-type="float" office:value="556.2" calcext:value-type="float">
            <text:p>556</text:p>
          </table:table-cell>
          <table:table-cell table:style-name="ce5" table:formula="of:=IF(ISBLANK([.AI76]);&quot;&quot;;ROUND([.AI76];0)-ROUND([.$B76];0))" office:value-type="float" office:value="69" calcext:value-type="float">
            <text:p>69</text:p>
          </table:table-cell>
          <table:table-cell table:style-name="ce17" table:formula="of:=IF(ISBLANK([.AI76]);&quot;&quot;;([.AJ76]/[.$B76])*100)" office:value-type="float" office:value="14.1625615763547" calcext:value-type="float">
            <text:p>14.2</text:p>
          </table:table-cell>
          <table:table-cell table:style-name="ce5" table:formula="of:=IF(AND(NOT(ISBLANK([.AJ76]));([.AJ76]=0);SUM(COUNTIF([.$I76];0);COUNTIF([.$R76];0);COUNTIF([.$AA76];0);COUNTIF([.$AJ7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14.tst</text:p>
          </table:table-cell>
          <table:table-cell table:formula="of:=MIN([.H77];[.Q77];[.Z77];[.AI77])" office:value-type="float" office:value="308.8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table:style-name="ce5" table:formula="of:=AVERAGE([.C77:.G77])" office:value-type="float" office:value="308.8" calcext:value-type="float">
            <text:p>309</text:p>
          </table:table-cell>
          <table:table-cell table:style-name="ce5" table:formula="of:=IF(ISBLANK([.H77]);&quot;&quot;;ROUND([.H77];0)-ROUND([.$B77];0))" office:value-type="float" office:value="0" calcext:value-type="float">
            <text:p>0</text:p>
          </table:table-cell>
          <table:table-cell table:style-name="ce17" table:formula="of:=IF(ISBLANK([.H77]);&quot;&quot;;([.I77]/[.$B77])*100)" office:value-type="float" office:value="0" calcext:value-type="float">
            <text:p>0.0</text:p>
          </table:table-cell>
          <table:table-cell table:style-name="ce5" table:formula="of:=IF(AND(NOT(ISBLANK([.I77]));([.I77]=0);SUM(COUNTIF([.$I77];0);COUNTIF([.$R77];0);COUNTIF([.$AA77];0);COUNTIF([.$AJ77];0))=1);&quot;Y&quot;;&quot;&quot;)" office:value-type="string" office:string-value="Y" calcext:value-type="string">
            <text:p>Y</text:p>
          </table:table-cell>
          <table:table-cell office:value-type="float" office:value="3683" calcext:value-type="float">
            <text:p>3683</text:p>
          </table:table-cell>
          <table:table-cell office:value-type="float" office:value="3659" calcext:value-type="float">
            <text:p>3659</text:p>
          </table:table-cell>
          <table:table-cell office:value-type="float" office:value="3662" calcext:value-type="float">
            <text:p>3662</text:p>
          </table:table-cell>
          <table:table-cell office:value-type="float" office:value="3644" calcext:value-type="float">
            <text:p>3644</text:p>
          </table:table-cell>
          <table:table-cell office:value-type="float" office:value="3674" calcext:value-type="float">
            <text:p>3674</text:p>
          </table:table-cell>
          <table:table-cell table:style-name="ce5" table:formula="of:=AVERAGE([.L77:.P77])" office:value-type="float" office:value="3664.4" calcext:value-type="float">
            <text:p>3664</text:p>
          </table:table-cell>
          <table:table-cell table:style-name="ce5" table:formula="of:=IF(ISBLANK([.Q77]);&quot;&quot;;ROUND([.Q77];0)-ROUND([.$B77];0))" office:value-type="float" office:value="3355" calcext:value-type="float">
            <text:p>3355</text:p>
          </table:table-cell>
          <table:table-cell table:style-name="ce17" table:formula="of:=IF(ISBLANK([.Q77]);&quot;&quot;;([.R77]/[.$B77])*100)" office:value-type="float" office:value="1086.46373056995" calcext:value-type="float">
            <text:p>1086.5</text:p>
          </table:table-cell>
          <table:table-cell table:style-name="ce5" table:formula="of:=IF(AND(NOT(ISBLANK([.R77]));([.R77]=0);SUM(COUNTIF([.$I77];0);COUNTIF([.$R77];0);COUNTIF([.$AA77];0);COUNTIF([.$AJ77];0))=1);&quot;Y&quot;;&quot;&quot;)">
            <text:p/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table:style-name="ce5" table:formula="of:=AVERAGE([.U77:.Y77])" office:value-type="float" office:value="312.8" calcext:value-type="float">
            <text:p>313</text:p>
          </table:table-cell>
          <table:table-cell table:style-name="ce5" table:formula="of:=IF(ISBLANK([.Z77]);&quot;&quot;;ROUND([.Z77];0)-ROUND([.$B77];0))" office:value-type="float" office:value="4" calcext:value-type="float">
            <text:p>4</text:p>
          </table:table-cell>
          <table:table-cell table:style-name="ce17" table:formula="of:=IF(ISBLANK([.Z77]);&quot;&quot;;([.AA77]/[.$B77])*100)" office:value-type="float" office:value="1.29533678756477" calcext:value-type="float">
            <text:p>1.3</text:p>
          </table:table-cell>
          <table:table-cell table:style-name="ce5" table:formula="of:=IF(AND(NOT(ISBLANK([.AA77]));([.AA77]=0);SUM(COUNTIF([.$I77];0);COUNTIF([.$R77];0);COUNTIF([.$AA77];0);COUNTIF([.$AJ77];0))=1);&quot;Y&quot;;&quot;&quot;)">
            <text:p/>
          </table:table-cell>
          <table:table-cell office:value-type="float" office:value="371" calcext:value-type="float">
            <text:p>371</text:p>
          </table:table-cell>
          <table:table-cell office:value-type="float" office:value="351" calcext:value-type="float">
            <text:p>351</text:p>
          </table:table-cell>
          <table:table-cell office:value-type="float" office:value="367" calcext:value-type="float">
            <text:p>367</text:p>
          </table:table-cell>
          <table:table-cell office:value-type="float" office:value="374" calcext:value-type="float">
            <text:p>374</text:p>
          </table:table-cell>
          <table:table-cell office:value-type="float" office:value="378" calcext:value-type="float">
            <text:p>378</text:p>
          </table:table-cell>
          <table:table-cell table:style-name="ce5" table:formula="of:=AVERAGE([.AD77:.AH77])" office:value-type="float" office:value="368.2" calcext:value-type="float">
            <text:p>368</text:p>
          </table:table-cell>
          <table:table-cell table:style-name="ce5" table:formula="of:=IF(ISBLANK([.AI77]);&quot;&quot;;ROUND([.AI77];0)-ROUND([.$B77];0))" office:value-type="float" office:value="59" calcext:value-type="float">
            <text:p>59</text:p>
          </table:table-cell>
          <table:table-cell table:style-name="ce17" table:formula="of:=IF(ISBLANK([.AI77]);&quot;&quot;;([.AJ77]/[.$B77])*100)" office:value-type="float" office:value="19.1062176165803" calcext:value-type="float">
            <text:p>19.1</text:p>
          </table:table-cell>
          <table:table-cell table:style-name="ce5" table:formula="of:=IF(AND(NOT(ISBLANK([.AJ77]));([.AJ77]=0);SUM(COUNTIF([.$I77];0);COUNTIF([.$R77];0);COUNTIF([.$AA77];0);COUNTIF([.$AJ7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15.tst</text:p>
          </table:table-cell>
          <table:table-cell table:formula="of:=MIN([.H78];[.Q78];[.Z78];[.AI78])" office:value-type="float" office:value="469.6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float" office:value="472" calcext:value-type="float">
            <text:p>472</text:p>
          </table:table-cell>
          <table:table-cell office:value-type="float" office:value="466" calcext:value-type="float">
            <text:p>466</text:p>
          </table:table-cell>
          <table:table-cell table:style-name="ce5" table:formula="of:=AVERAGE([.C78:.G78])" office:value-type="float" office:value="469.6" calcext:value-type="float">
            <text:p>470</text:p>
          </table:table-cell>
          <table:table-cell table:style-name="ce5" table:formula="of:=IF(ISBLANK([.H78]);&quot;&quot;;ROUND([.H78];0)-ROUND([.$B78];0))" office:value-type="float" office:value="0" calcext:value-type="float">
            <text:p>0</text:p>
          </table:table-cell>
          <table:table-cell table:style-name="ce17" table:formula="of:=IF(ISBLANK([.H78]);&quot;&quot;;([.I78]/[.$B78])*100)" office:value-type="float" office:value="0" calcext:value-type="float">
            <text:p>0.0</text:p>
          </table:table-cell>
          <table:table-cell table:style-name="ce5" table:formula="of:=IF(AND(NOT(ISBLANK([.I78]));([.I78]=0);SUM(COUNTIF([.$I78];0);COUNTIF([.$R78];0);COUNTIF([.$AA78];0);COUNTIF([.$AJ78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78]);&quot;&quot;;ROUND([.Q78];0)-ROUND([.$B78];0))">
            <text:p/>
          </table:table-cell>
          <table:table-cell table:style-name="ce17" table:formula="of:=IF(ISBLANK([.Q78]);&quot;&quot;;([.R78]/[.$B78])*100)">
            <text:p/>
          </table:table-cell>
          <table:table-cell table:style-name="ce5" table:formula="of:=IF(AND(NOT(ISBLANK([.R78]));([.R78]=0);SUM(COUNTIF([.$I78];0);COUNTIF([.$R78];0);COUNTIF([.$AA78];0);COUNTIF([.$AJ78];0))=1);&quot;Y&quot;;&quot;&quot;)">
            <text:p/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4" calcext:value-type="float">
            <text:p>474</text:p>
          </table:table-cell>
          <table:table-cell office:value-type="float" office:value="471" calcext:value-type="float">
            <text:p>471</text:p>
          </table:table-cell>
          <table:table-cell office:value-type="float" office:value="480" calcext:value-type="float">
            <text:p>480</text:p>
          </table:table-cell>
          <table:table-cell table:style-name="ce5" table:formula="of:=AVERAGE([.U78:.Y78])" office:value-type="float" office:value="473.2" calcext:value-type="float">
            <text:p>473</text:p>
          </table:table-cell>
          <table:table-cell table:style-name="ce5" table:formula="of:=IF(ISBLANK([.Z78]);&quot;&quot;;ROUND([.Z78];0)-ROUND([.$B78];0))" office:value-type="float" office:value="3" calcext:value-type="float">
            <text:p>3</text:p>
          </table:table-cell>
          <table:table-cell table:style-name="ce17" table:formula="of:=IF(ISBLANK([.Z78]);&quot;&quot;;([.AA78]/[.$B78])*100)" office:value-type="float" office:value="0.638841567291312" calcext:value-type="float">
            <text:p>0.6</text:p>
          </table:table-cell>
          <table:table-cell table:style-name="ce5" table:formula="of:=IF(AND(NOT(ISBLANK([.AA78]));([.AA78]=0);SUM(COUNTIF([.$I78];0);COUNTIF([.$R78];0);COUNTIF([.$AA78];0);COUNTIF([.$AJ78];0))=1);&quot;Y&quot;;&quot;&quot;)">
            <text:p/>
          </table:table-cell>
          <table:table-cell office:value-type="float" office:value="548" calcext:value-type="float">
            <text:p>548</text:p>
          </table:table-cell>
          <table:table-cell office:value-type="float" office:value="527" calcext:value-type="float">
            <text:p>527</text:p>
          </table:table-cell>
          <table:table-cell office:value-type="float" office:value="539" calcext:value-type="float">
            <text:p>539</text:p>
          </table:table-cell>
          <table:table-cell office:value-type="float" office:value="557" calcext:value-type="float">
            <text:p>557</text:p>
          </table:table-cell>
          <table:table-cell office:value-type="float" office:value="571" calcext:value-type="float">
            <text:p>571</text:p>
          </table:table-cell>
          <table:table-cell table:style-name="ce5" table:formula="of:=AVERAGE([.AD78:.AH78])" office:value-type="float" office:value="548.4" calcext:value-type="float">
            <text:p>548</text:p>
          </table:table-cell>
          <table:table-cell table:style-name="ce5" table:formula="of:=IF(ISBLANK([.AI78]);&quot;&quot;;ROUND([.AI78];0)-ROUND([.$B78];0))" office:value-type="float" office:value="78" calcext:value-type="float">
            <text:p>78</text:p>
          </table:table-cell>
          <table:table-cell table:style-name="ce17" table:formula="of:=IF(ISBLANK([.AI78]);&quot;&quot;;([.AJ78]/[.$B78])*100)" office:value-type="float" office:value="16.6098807495741" calcext:value-type="float">
            <text:p>16.6</text:p>
          </table:table-cell>
          <table:table-cell table:style-name="ce5" table:formula="of:=IF(AND(NOT(ISBLANK([.AJ78]));([.AJ78]=0);SUM(COUNTIF([.$I78];0);COUNTIF([.$R78];0);COUNTIF([.$AA78];0);COUNTIF([.$AJ7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16.tst</text:p>
          </table:table-cell>
          <table:table-cell table:formula="of:=MIN([.H79];[.Q79];[.Z79];[.AI79])" office:value-type="float" office:value="231.4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232" calcext:value-type="float">
            <text:p>232</text:p>
          </table:table-cell>
          <table:table-cell table:style-name="ce5" table:formula="of:=AVERAGE([.C79:.G79])" office:value-type="float" office:value="231.4" calcext:value-type="float">
            <text:p>231</text:p>
          </table:table-cell>
          <table:table-cell table:style-name="ce5" table:formula="of:=IF(ISBLANK([.H79]);&quot;&quot;;ROUND([.H79];0)-ROUND([.$B79];0))" office:value-type="float" office:value="0" calcext:value-type="float">
            <text:p>0</text:p>
          </table:table-cell>
          <table:table-cell table:style-name="ce17" table:formula="of:=IF(ISBLANK([.H79]);&quot;&quot;;([.I79]/[.$B79])*100)" office:value-type="float" office:value="0" calcext:value-type="float">
            <text:p>0.0</text:p>
          </table:table-cell>
          <table:table-cell table:style-name="ce5" table:formula="of:=IF(AND(NOT(ISBLANK([.I79]));([.I79]=0);SUM(COUNTIF([.$I79];0);COUNTIF([.$R79];0);COUNTIF([.$AA79];0);COUNTIF([.$AJ79];0))=1);&quot;Y&quot;;&quot;&quot;)" office:value-type="string" office:string-value="Y" calcext:value-type="string">
            <text:p>Y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4" calcext:value-type="float">
            <text:p>564</text:p>
          </table:table-cell>
          <table:table-cell office:value-type="float" office:value="560" calcext:value-type="float">
            <text:p>560</text:p>
          </table:table-cell>
          <table:table-cell office:value-type="float" office:value="562" calcext:value-type="float">
            <text:p>562</text:p>
          </table:table-cell>
          <table:table-cell table:style-name="ce5" table:formula="of:=AVERAGE([.L79:.P79])" office:value-type="float" office:value="563" calcext:value-type="float">
            <text:p>563</text:p>
          </table:table-cell>
          <table:table-cell table:style-name="ce5" table:formula="of:=IF(ISBLANK([.Q79]);&quot;&quot;;ROUND([.Q79];0)-ROUND([.$B79];0))" office:value-type="float" office:value="332" calcext:value-type="float">
            <text:p>332</text:p>
          </table:table-cell>
          <table:table-cell table:style-name="ce17" table:formula="of:=IF(ISBLANK([.Q79]);&quot;&quot;;([.R79]/[.$B79])*100)" office:value-type="float" office:value="143.474503025065" calcext:value-type="float">
            <text:p>143.5</text:p>
          </table:table-cell>
          <table:table-cell table:style-name="ce5" table:formula="of:=IF(AND(NOT(ISBLANK([.R79]));([.R79]=0);SUM(COUNTIF([.$I79];0);COUNTIF([.$R79];0);COUNTIF([.$AA79];0);COUNTIF([.$AJ79];0))=1);&quot;Y&quot;;&quot;&quot;)">
            <text:p/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35" calcext:value-type="float">
            <text:p>235</text:p>
          </table:table-cell>
          <table:table-cell table:style-name="ce5" table:formula="of:=AVERAGE([.U79:.Y79])" office:value-type="float" office:value="232" calcext:value-type="float">
            <text:p>232</text:p>
          </table:table-cell>
          <table:table-cell table:style-name="ce5" table:formula="of:=IF(ISBLANK([.Z79]);&quot;&quot;;ROUND([.Z79];0)-ROUND([.$B79];0))" office:value-type="float" office:value="1" calcext:value-type="float">
            <text:p>1</text:p>
          </table:table-cell>
          <table:table-cell table:style-name="ce17" table:formula="of:=IF(ISBLANK([.Z79]);&quot;&quot;;([.AA79]/[.$B79])*100)" office:value-type="float" office:value="0.432152117545376" calcext:value-type="float">
            <text:p>0.4</text:p>
          </table:table-cell>
          <table:table-cell table:style-name="ce5" table:formula="of:=IF(AND(NOT(ISBLANK([.AA79]));([.AA79]=0);SUM(COUNTIF([.$I79];0);COUNTIF([.$R79];0);COUNTIF([.$AA79];0);COUNTIF([.$AJ79];0))=1);&quot;Y&quot;;&quot;&quot;)">
            <text:p/>
          </table:table-cell>
          <table:table-cell office:value-type="float" office:value="269" calcext:value-type="float">
            <text:p>269</text:p>
          </table:table-cell>
          <table:table-cell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89" calcext:value-type="float">
            <text:p>289</text:p>
          </table:table-cell>
          <table:table-cell office:value-type="float" office:value="273" calcext:value-type="float">
            <text:p>273</text:p>
          </table:table-cell>
          <table:table-cell table:style-name="ce5" table:formula="of:=AVERAGE([.AD79:.AH79])" office:value-type="float" office:value="271.8" calcext:value-type="float">
            <text:p>272</text:p>
          </table:table-cell>
          <table:table-cell table:style-name="ce5" table:formula="of:=IF(ISBLANK([.AI79]);&quot;&quot;;ROUND([.AI79];0)-ROUND([.$B79];0))" office:value-type="float" office:value="41" calcext:value-type="float">
            <text:p>41</text:p>
          </table:table-cell>
          <table:table-cell table:style-name="ce17" table:formula="of:=IF(ISBLANK([.AI79]);&quot;&quot;;([.AJ79]/[.$B79])*100)" office:value-type="float" office:value="17.7182368193604" calcext:value-type="float">
            <text:p>17.7</text:p>
          </table:table-cell>
          <table:table-cell table:style-name="ce5" table:formula="of:=IF(AND(NOT(ISBLANK([.AJ79]));([.AJ79]=0);SUM(COUNTIF([.$I79];0);COUNTIF([.$R79];0);COUNTIF([.$AA79];0);COUNTIF([.$AJ79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17.tst</text:p>
          </table:table-cell>
          <table:table-cell table:formula="of:=MIN([.H80];[.Q80];[.Z80];[.AI80])" office:value-type="float" office:value="1273.8" calcext:value-type="float">
            <text:p>1274</text:p>
          </table:table-cell>
          <table:table-cell office:value-type="float" office:value="1272" calcext:value-type="float">
            <text:p>1272</text:p>
          </table:table-cell>
          <table:table-cell office:value-type="float" office:value="1274" calcext:value-type="float">
            <text:p>1274</text:p>
          </table:table-cell>
          <table:table-cell office:value-type="float" office:value="1263" calcext:value-type="float">
            <text:p>1263</text:p>
          </table:table-cell>
          <table:table-cell office:value-type="float" office:value="1283" calcext:value-type="float">
            <text:p>1283</text:p>
          </table:table-cell>
          <table:table-cell office:value-type="float" office:value="1277" calcext:value-type="float">
            <text:p>1277</text:p>
          </table:table-cell>
          <table:table-cell table:style-name="ce5" table:formula="of:=AVERAGE([.C80:.G80])" office:value-type="float" office:value="1273.8" calcext:value-type="float">
            <text:p>1274</text:p>
          </table:table-cell>
          <table:table-cell table:style-name="ce5" table:formula="of:=IF(ISBLANK([.H80]);&quot;&quot;;ROUND([.H80];0)-ROUND([.$B80];0))" office:value-type="float" office:value="0" calcext:value-type="float">
            <text:p>0</text:p>
          </table:table-cell>
          <table:table-cell table:style-name="ce17" table:formula="of:=IF(ISBLANK([.H80]);&quot;&quot;;([.I80]/[.$B80])*100)" office:value-type="float" office:value="0" calcext:value-type="float">
            <text:p>0.0</text:p>
          </table:table-cell>
          <table:table-cell table:style-name="ce5" table:formula="of:=IF(AND(NOT(ISBLANK([.I80]));([.I80]=0);SUM(COUNTIF([.$I80];0);COUNTIF([.$R80];0);COUNTIF([.$AA80];0);COUNTIF([.$AJ80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80]);&quot;&quot;;ROUND([.Q80];0)-ROUND([.$B80];0))">
            <text:p/>
          </table:table-cell>
          <table:table-cell table:style-name="ce17" table:formula="of:=IF(ISBLANK([.Q80]);&quot;&quot;;([.R80]/[.$B80])*100)">
            <text:p/>
          </table:table-cell>
          <table:table-cell table:style-name="ce5" table:formula="of:=IF(AND(NOT(ISBLANK([.R80]));([.R80]=0);SUM(COUNTIF([.$I80];0);COUNTIF([.$R80];0);COUNTIF([.$AA80];0);COUNTIF([.$AJ80];0))=1);&quot;Y&quot;;&quot;&quot;)">
            <text:p/>
          </table:table-cell>
          <table:table-cell office:value-type="float" office:value="1264" calcext:value-type="float">
            <text:p>1264</text:p>
          </table:table-cell>
          <table:table-cell office:value-type="float" office:value="1279" calcext:value-type="float">
            <text:p>1279</text:p>
          </table:table-cell>
          <table:table-cell office:value-type="float" office:value="1280" calcext:value-type="float">
            <text:p>1280</text:p>
          </table:table-cell>
          <table:table-cell office:value-type="float" office:value="1295" calcext:value-type="float">
            <text:p>1295</text:p>
          </table:table-cell>
          <table:table-cell office:value-type="float" office:value="1263" calcext:value-type="float">
            <text:p>1263</text:p>
          </table:table-cell>
          <table:table-cell table:style-name="ce5" table:formula="of:=AVERAGE([.U80:.Y80])" office:value-type="float" office:value="1276.2" calcext:value-type="float">
            <text:p>1276</text:p>
          </table:table-cell>
          <table:table-cell table:style-name="ce5" table:formula="of:=IF(ISBLANK([.Z80]);&quot;&quot;;ROUND([.Z80];0)-ROUND([.$B80];0))" office:value-type="float" office:value="2" calcext:value-type="float">
            <text:p>2</text:p>
          </table:table-cell>
          <table:table-cell table:style-name="ce17" table:formula="of:=IF(ISBLANK([.Z80]);&quot;&quot;;([.AA80]/[.$B80])*100)" office:value-type="float" office:value="0.15701051970482" calcext:value-type="float">
            <text:p>0.2</text:p>
          </table:table-cell>
          <table:table-cell table:style-name="ce5" table:formula="of:=IF(AND(NOT(ISBLANK([.AA80]));([.AA80]=0);SUM(COUNTIF([.$I80];0);COUNTIF([.$R80];0);COUNTIF([.$AA80];0);COUNTIF([.$AJ80];0))=1);&quot;Y&quot;;&quot;&quot;)">
            <text:p/>
          </table:table-cell>
          <table:table-cell office:value-type="float" office:value="1473" calcext:value-type="float">
            <text:p>1473</text:p>
          </table:table-cell>
          <table:table-cell office:value-type="float" office:value="1418" calcext:value-type="float">
            <text:p>1418</text:p>
          </table:table-cell>
          <table:table-cell office:value-type="float" office:value="1444" calcext:value-type="float">
            <text:p>1444</text:p>
          </table:table-cell>
          <table:table-cell office:value-type="float" office:value="1503" calcext:value-type="float">
            <text:p>1503</text:p>
          </table:table-cell>
          <table:table-cell office:value-type="float" office:value="1517" calcext:value-type="float">
            <text:p>1517</text:p>
          </table:table-cell>
          <table:table-cell table:style-name="ce5" table:formula="of:=AVERAGE([.AD80:.AH80])" office:value-type="float" office:value="1471" calcext:value-type="float">
            <text:p>1471</text:p>
          </table:table-cell>
          <table:table-cell table:style-name="ce5" table:formula="of:=IF(ISBLANK([.AI80]);&quot;&quot;;ROUND([.AI80];0)-ROUND([.$B80];0))" office:value-type="float" office:value="197" calcext:value-type="float">
            <text:p>197</text:p>
          </table:table-cell>
          <table:table-cell table:style-name="ce17" table:formula="of:=IF(ISBLANK([.AI80]);&quot;&quot;;([.AJ80]/[.$B80])*100)" office:value-type="float" office:value="15.4655361909248" calcext:value-type="float">
            <text:p>15.5</text:p>
          </table:table-cell>
          <table:table-cell table:style-name="ce5" table:formula="of:=IF(AND(NOT(ISBLANK([.AJ80]));([.AJ80]=0);SUM(COUNTIF([.$I80];0);COUNTIF([.$R80];0);COUNTIF([.$AA80];0);COUNTIF([.$AJ80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18.tst</text:p>
          </table:table-cell>
          <table:table-cell table:formula="of:=MIN([.H81];[.Q81];[.Z81];[.AI81])" office:value-type="float" office:value="3691.2" calcext:value-type="float">
            <text:p>3691</text:p>
          </table:table-cell>
          <table:table-cell office:value-type="float" office:value="3696" calcext:value-type="float">
            <text:p>3696</text:p>
          </table:table-cell>
          <table:table-cell office:value-type="float" office:value="3656" calcext:value-type="float">
            <text:p>3656</text:p>
          </table:table-cell>
          <table:table-cell office:value-type="float" office:value="3668" calcext:value-type="float">
            <text:p>3668</text:p>
          </table:table-cell>
          <table:table-cell office:value-type="float" office:value="3722" calcext:value-type="float">
            <text:p>3722</text:p>
          </table:table-cell>
          <table:table-cell office:value-type="float" office:value="3770" calcext:value-type="float">
            <text:p>3770</text:p>
          </table:table-cell>
          <table:table-cell table:style-name="ce5" table:formula="of:=AVERAGE([.C81:.G81])" office:value-type="float" office:value="3702.4" calcext:value-type="float">
            <text:p>3702</text:p>
          </table:table-cell>
          <table:table-cell table:style-name="ce5" table:formula="of:=IF(ISBLANK([.H81]);&quot;&quot;;ROUND([.H81];0)-ROUND([.$B81];0))" office:value-type="float" office:value="11" calcext:value-type="float">
            <text:p>11</text:p>
          </table:table-cell>
          <table:table-cell table:style-name="ce17" table:formula="of:=IF(ISBLANK([.H81]);&quot;&quot;;([.I81]/[.$B81])*100)" office:value-type="float" office:value="0.298006068487213" calcext:value-type="float">
            <text:p>0.3</text:p>
          </table:table-cell>
          <table:table-cell table:style-name="ce5" table:formula="of:=IF(AND(NOT(ISBLANK([.I81]));([.I81]=0);SUM(COUNTIF([.$I81];0);COUNTIF([.$R81];0);COUNTIF([.$AA81];0);COUNTIF([.$AJ81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81]);&quot;&quot;;ROUND([.Q81];0)-ROUND([.$B81];0))">
            <text:p/>
          </table:table-cell>
          <table:table-cell table:style-name="ce17" table:formula="of:=IF(ISBLANK([.Q81]);&quot;&quot;;([.R81]/[.$B81])*100)">
            <text:p/>
          </table:table-cell>
          <table:table-cell table:style-name="ce5" table:formula="of:=IF(AND(NOT(ISBLANK([.R81]));([.R81]=0);SUM(COUNTIF([.$I81];0);COUNTIF([.$R81];0);COUNTIF([.$AA81];0);COUNTIF([.$AJ81];0))=1);&quot;Y&quot;;&quot;&quot;)">
            <text:p/>
          </table:table-cell>
          <table:table-cell office:value-type="float" office:value="3662" calcext:value-type="float">
            <text:p>3662</text:p>
          </table:table-cell>
          <table:table-cell office:value-type="float" office:value="3718" calcext:value-type="float">
            <text:p>3718</text:p>
          </table:table-cell>
          <table:table-cell office:value-type="float" office:value="3712" calcext:value-type="float">
            <text:p>3712</text:p>
          </table:table-cell>
          <table:table-cell office:value-type="float" office:value="3704" calcext:value-type="float">
            <text:p>3704</text:p>
          </table:table-cell>
          <table:table-cell office:value-type="float" office:value="3660" calcext:value-type="float">
            <text:p>3660</text:p>
          </table:table-cell>
          <table:table-cell table:style-name="ce5" table:formula="of:=AVERAGE([.U81:.Y81])" office:value-type="float" office:value="3691.2" calcext:value-type="float">
            <text:p>3691</text:p>
          </table:table-cell>
          <table:table-cell table:style-name="ce5" table:formula="of:=IF(ISBLANK([.Z81]);&quot;&quot;;ROUND([.Z81];0)-ROUND([.$B81];0))" office:value-type="float" office:value="0" calcext:value-type="float">
            <text:p>0</text:p>
          </table:table-cell>
          <table:table-cell table:style-name="ce17" table:formula="of:=IF(ISBLANK([.Z81]);&quot;&quot;;([.AA81]/[.$B81])*100)" office:value-type="float" office:value="0" calcext:value-type="float">
            <text:p>0.0</text:p>
          </table:table-cell>
          <table:table-cell table:style-name="ce5" table:formula="of:=IF(AND(NOT(ISBLANK([.AA81]));([.AA81]=0);SUM(COUNTIF([.$I81];0);COUNTIF([.$R81];0);COUNTIF([.$AA81];0);COUNTIF([.$AJ81];0))=1);&quot;Y&quot;;&quot;&quot;)" office:value-type="string" office:string-value="Y" calcext:value-type="string">
            <text:p>Y</text:p>
          </table:table-cell>
          <table:table-cell office:value-type="float" office:value="4322" calcext:value-type="float">
            <text:p>4322</text:p>
          </table:table-cell>
          <table:table-cell office:value-type="float" office:value="4208" calcext:value-type="float">
            <text:p>4208</text:p>
          </table:table-cell>
          <table:table-cell office:value-type="float" office:value="4247" calcext:value-type="float">
            <text:p>4247</text:p>
          </table:table-cell>
          <table:table-cell office:value-type="float" office:value="4462" calcext:value-type="float">
            <text:p>4462</text:p>
          </table:table-cell>
          <table:table-cell office:value-type="float" office:value="4450" calcext:value-type="float">
            <text:p>4450</text:p>
          </table:table-cell>
          <table:table-cell table:style-name="ce5" table:formula="of:=AVERAGE([.AD81:.AH81])" office:value-type="float" office:value="4337.8" calcext:value-type="float">
            <text:p>4338</text:p>
          </table:table-cell>
          <table:table-cell table:style-name="ce5" table:formula="of:=IF(ISBLANK([.AI81]);&quot;&quot;;ROUND([.AI81];0)-ROUND([.$B81];0))" office:value-type="float" office:value="647" calcext:value-type="float">
            <text:p>647</text:p>
          </table:table-cell>
          <table:table-cell table:style-name="ce17" table:formula="of:=IF(ISBLANK([.AI81]);&quot;&quot;;([.AJ81]/[.$B81])*100)" office:value-type="float" office:value="17.5281751192024" calcext:value-type="float">
            <text:p>17.5</text:p>
          </table:table-cell>
          <table:table-cell table:style-name="ce5" table:formula="of:=IF(AND(NOT(ISBLANK([.AJ81]));([.AJ81]=0);SUM(COUNTIF([.$I81];0);COUNTIF([.$R81];0);COUNTIF([.$AA81];0);COUNTIF([.$AJ81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19.tst</text:p>
          </table:table-cell>
          <table:table-cell table:formula="of:=MIN([.H82];[.Q82];[.Z82];[.AI82])" office:value-type="float" office:value="1533.6" calcext:value-type="float">
            <text:p>1534</text:p>
          </table:table-cell>
          <table:table-cell office:value-type="float" office:value="1525" calcext:value-type="float">
            <text:p>1525</text:p>
          </table:table-cell>
          <table:table-cell office:value-type="float" office:value="1547" calcext:value-type="float">
            <text:p>1547</text:p>
          </table:table-cell>
          <table:table-cell office:value-type="float" office:value="1523" calcext:value-type="float">
            <text:p>1523</text:p>
          </table:table-cell>
          <table:table-cell office:value-type="float" office:value="1531" calcext:value-type="float">
            <text:p>1531</text:p>
          </table:table-cell>
          <table:table-cell office:value-type="float" office:value="1554" calcext:value-type="float">
            <text:p>1554</text:p>
          </table:table-cell>
          <table:table-cell table:style-name="ce5" table:formula="of:=AVERAGE([.C82:.G82])" office:value-type="float" office:value="1536" calcext:value-type="float">
            <text:p>1536</text:p>
          </table:table-cell>
          <table:table-cell table:style-name="ce5" table:formula="of:=IF(ISBLANK([.H82]);&quot;&quot;;ROUND([.H82];0)-ROUND([.$B82];0))" office:value-type="float" office:value="2" calcext:value-type="float">
            <text:p>2</text:p>
          </table:table-cell>
          <table:table-cell table:style-name="ce17" table:formula="of:=IF(ISBLANK([.H82]);&quot;&quot;;([.I82]/[.$B82])*100)" office:value-type="float" office:value="0.130412102243088" calcext:value-type="float">
            <text:p>0.1</text:p>
          </table:table-cell>
          <table:table-cell table:style-name="ce5" table:formula="of:=IF(AND(NOT(ISBLANK([.I82]));([.I82]=0);SUM(COUNTIF([.$I82];0);COUNTIF([.$R82];0);COUNTIF([.$AA82];0);COUNTIF([.$AJ8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82]);&quot;&quot;;ROUND([.Q82];0)-ROUND([.$B82];0))">
            <text:p/>
          </table:table-cell>
          <table:table-cell table:style-name="ce17" table:formula="of:=IF(ISBLANK([.Q82]);&quot;&quot;;([.R82]/[.$B82])*100)">
            <text:p/>
          </table:table-cell>
          <table:table-cell table:style-name="ce5" table:formula="of:=IF(AND(NOT(ISBLANK([.R82]));([.R82]=0);SUM(COUNTIF([.$I82];0);COUNTIF([.$R82];0);COUNTIF([.$AA82];0);COUNTIF([.$AJ82];0))=1);&quot;Y&quot;;&quot;&quot;)">
            <text:p/>
          </table:table-cell>
          <table:table-cell office:value-type="float" office:value="1534" calcext:value-type="float">
            <text:p>1534</text:p>
          </table:table-cell>
          <table:table-cell office:value-type="float" office:value="1538" calcext:value-type="float">
            <text:p>1538</text:p>
          </table:table-cell>
          <table:table-cell office:value-type="float" office:value="1536" calcext:value-type="float">
            <text:p>1536</text:p>
          </table:table-cell>
          <table:table-cell office:value-type="float" office:value="1533" calcext:value-type="float">
            <text:p>1533</text:p>
          </table:table-cell>
          <table:table-cell office:value-type="float" office:value="1527" calcext:value-type="float">
            <text:p>1527</text:p>
          </table:table-cell>
          <table:table-cell table:style-name="ce5" table:formula="of:=AVERAGE([.U82:.Y82])" office:value-type="float" office:value="1533.6" calcext:value-type="float">
            <text:p>1534</text:p>
          </table:table-cell>
          <table:table-cell table:style-name="ce5" table:formula="of:=IF(ISBLANK([.Z82]);&quot;&quot;;ROUND([.Z82];0)-ROUND([.$B82];0))" office:value-type="float" office:value="0" calcext:value-type="float">
            <text:p>0</text:p>
          </table:table-cell>
          <table:table-cell table:style-name="ce17" table:formula="of:=IF(ISBLANK([.Z82]);&quot;&quot;;([.AA82]/[.$B82])*100)" office:value-type="float" office:value="0" calcext:value-type="float">
            <text:p>0.0</text:p>
          </table:table-cell>
          <table:table-cell table:style-name="ce5" table:formula="of:=IF(AND(NOT(ISBLANK([.AA82]));([.AA82]=0);SUM(COUNTIF([.$I82];0);COUNTIF([.$R82];0);COUNTIF([.$AA82];0);COUNTIF([.$AJ82];0))=1);&quot;Y&quot;;&quot;&quot;)" office:value-type="string" office:string-value="Y" calcext:value-type="string">
            <text:p>Y</text:p>
          </table:table-cell>
          <table:table-cell office:value-type="float" office:value="1787" calcext:value-type="float">
            <text:p>1787</text:p>
          </table:table-cell>
          <table:table-cell office:value-type="float" office:value="1722" calcext:value-type="float">
            <text:p>1722</text:p>
          </table:table-cell>
          <table:table-cell office:value-type="float" office:value="1753" calcext:value-type="float">
            <text:p>1753</text:p>
          </table:table-cell>
          <table:table-cell office:value-type="float" office:value="1825" calcext:value-type="float">
            <text:p>1825</text:p>
          </table:table-cell>
          <table:table-cell office:value-type="float" office:value="1869" calcext:value-type="float">
            <text:p>1869</text:p>
          </table:table-cell>
          <table:table-cell table:style-name="ce5" table:formula="of:=AVERAGE([.AD82:.AH82])" office:value-type="float" office:value="1791.2" calcext:value-type="float">
            <text:p>1791</text:p>
          </table:table-cell>
          <table:table-cell table:style-name="ce5" table:formula="of:=IF(ISBLANK([.AI82]);&quot;&quot;;ROUND([.AI82];0)-ROUND([.$B82];0))" office:value-type="float" office:value="257" calcext:value-type="float">
            <text:p>257</text:p>
          </table:table-cell>
          <table:table-cell table:style-name="ce17" table:formula="of:=IF(ISBLANK([.AI82]);&quot;&quot;;([.AJ82]/[.$B82])*100)" office:value-type="float" office:value="16.7579551382368" calcext:value-type="float">
            <text:p>16.8</text:p>
          </table:table-cell>
          <table:table-cell table:style-name="ce5" table:formula="of:=IF(AND(NOT(ISBLANK([.AJ82]));([.AJ82]=0);SUM(COUNTIF([.$I82];0);COUNTIF([.$R82];0);COUNTIF([.$AA82];0);COUNTIF([.$AJ8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20.tst</text:p>
          </table:table-cell>
          <table:table-cell table:formula="of:=MIN([.H83];[.Q83];[.Z83];[.AI83])" office:value-type="float" office:value="628" calcext:value-type="float">
            <text:p>628</text:p>
          </table:table-cell>
          <table:table-cell office:value-type="float" office:value="627" calcext:value-type="float">
            <text:p>627</text:p>
          </table:table-cell>
          <table:table-cell office:value-type="float" office:value="636" calcext:value-type="float">
            <text:p>636</text:p>
          </table:table-cell>
          <table:table-cell office:value-type="float" office:value="629" calcext:value-type="float">
            <text:p>629</text:p>
          </table:table-cell>
          <table:table-cell office:value-type="float" office:value="646" calcext:value-type="float">
            <text:p>646</text:p>
          </table:table-cell>
          <table:table-cell office:value-type="float" office:value="624" calcext:value-type="float">
            <text:p>624</text:p>
          </table:table-cell>
          <table:table-cell table:style-name="ce5" table:formula="of:=AVERAGE([.C83:.G83])" office:value-type="float" office:value="632.4" calcext:value-type="float">
            <text:p>632</text:p>
          </table:table-cell>
          <table:table-cell table:style-name="ce5" table:formula="of:=IF(ISBLANK([.H83]);&quot;&quot;;ROUND([.H83];0)-ROUND([.$B83];0))" office:value-type="float" office:value="4" calcext:value-type="float">
            <text:p>4</text:p>
          </table:table-cell>
          <table:table-cell table:style-name="ce17" table:formula="of:=IF(ISBLANK([.H83]);&quot;&quot;;([.I83]/[.$B83])*100)" office:value-type="float" office:value="0.636942675159236" calcext:value-type="float">
            <text:p>0.6</text:p>
          </table:table-cell>
          <table:table-cell table:style-name="ce5" table:formula="of:=IF(AND(NOT(ISBLANK([.I83]));([.I83]=0);SUM(COUNTIF([.$I83];0);COUNTIF([.$R83];0);COUNTIF([.$AA83];0);COUNTIF([.$AJ83];0))=1);&quot;Y&quot;;&quot;&quot;)">
            <text:p/>
          </table:table-cell>
          <table:table-cell office:value-type="float" office:value="3305" calcext:value-type="float">
            <text:p>3305</text:p>
          </table:table-cell>
          <table:table-cell office:value-type="float" office:value="3266" calcext:value-type="float">
            <text:p>3266</text:p>
          </table:table-cell>
          <table:table-cell office:value-type="float" office:value="3267" calcext:value-type="float">
            <text:p>3267</text:p>
          </table:table-cell>
          <table:table-cell office:value-type="float" office:value="3297" calcext:value-type="float">
            <text:p>3297</text:p>
          </table:table-cell>
          <table:table-cell office:value-type="float" office:value="3258" calcext:value-type="float">
            <text:p>3258</text:p>
          </table:table-cell>
          <table:table-cell table:style-name="ce5" table:formula="of:=AVERAGE([.L83:.P83])" office:value-type="float" office:value="3278.6" calcext:value-type="float">
            <text:p>3279</text:p>
          </table:table-cell>
          <table:table-cell table:style-name="ce5" table:formula="of:=IF(ISBLANK([.Q83]);&quot;&quot;;ROUND([.Q83];0)-ROUND([.$B83];0))" office:value-type="float" office:value="2651" calcext:value-type="float">
            <text:p>2651</text:p>
          </table:table-cell>
          <table:table-cell table:style-name="ce17" table:formula="of:=IF(ISBLANK([.Q83]);&quot;&quot;;([.R83]/[.$B83])*100)" office:value-type="float" office:value="422.133757961784" calcext:value-type="float">
            <text:p>422.1</text:p>
          </table:table-cell>
          <table:table-cell table:style-name="ce5" table:formula="of:=IF(AND(NOT(ISBLANK([.R83]));([.R83]=0);SUM(COUNTIF([.$I83];0);COUNTIF([.$R83];0);COUNTIF([.$AA83];0);COUNTIF([.$AJ83];0))=1);&quot;Y&quot;;&quot;&quot;)">
            <text:p/>
          </table:table-cell>
          <table:table-cell office:value-type="float" office:value="629" calcext:value-type="float">
            <text:p>629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float" office:value="626" calcext:value-type="float">
            <text:p>626</text:p>
          </table:table-cell>
          <table:table-cell table:style-name="ce5" table:formula="of:=AVERAGE([.U83:.Y83])" office:value-type="float" office:value="628" calcext:value-type="float">
            <text:p>628</text:p>
          </table:table-cell>
          <table:table-cell table:style-name="ce5" table:formula="of:=IF(ISBLANK([.Z83]);&quot;&quot;;ROUND([.Z83];0)-ROUND([.$B83];0))" office:value-type="float" office:value="0" calcext:value-type="float">
            <text:p>0</text:p>
          </table:table-cell>
          <table:table-cell table:style-name="ce17" table:formula="of:=IF(ISBLANK([.Z83]);&quot;&quot;;([.AA83]/[.$B83])*100)" office:value-type="float" office:value="0" calcext:value-type="float">
            <text:p>0.0</text:p>
          </table:table-cell>
          <table:table-cell table:style-name="ce5" table:formula="of:=IF(AND(NOT(ISBLANK([.AA83]));([.AA83]=0);SUM(COUNTIF([.$I83];0);COUNTIF([.$R83];0);COUNTIF([.$AA83];0);COUNTIF([.$AJ83];0))=1);&quot;Y&quot;;&quot;&quot;)" office:value-type="string" office:string-value="Y" calcext:value-type="string">
            <text:p>Y</text:p>
          </table:table-cell>
          <table:table-cell office:value-type="float" office:value="729" calcext:value-type="float">
            <text:p>729</text:p>
          </table:table-cell>
          <table:table-cell office:value-type="float" office:value="700" calcext:value-type="float">
            <text:p>700</text:p>
          </table:table-cell>
          <table:table-cell office:value-type="float" office:value="706" calcext:value-type="float">
            <text:p>706</text:p>
          </table:table-cell>
          <table:table-cell office:value-type="float" office:value="742" calcext:value-type="float">
            <text:p>742</text:p>
          </table:table-cell>
          <table:table-cell office:value-type="float" office:value="749" calcext:value-type="float">
            <text:p>749</text:p>
          </table:table-cell>
          <table:table-cell table:style-name="ce5" table:formula="of:=AVERAGE([.AD83:.AH83])" office:value-type="float" office:value="725.2" calcext:value-type="float">
            <text:p>725</text:p>
          </table:table-cell>
          <table:table-cell table:style-name="ce5" table:formula="of:=IF(ISBLANK([.AI83]);&quot;&quot;;ROUND([.AI83];0)-ROUND([.$B83];0))" office:value-type="float" office:value="97" calcext:value-type="float">
            <text:p>97</text:p>
          </table:table-cell>
          <table:table-cell table:style-name="ce17" table:formula="of:=IF(ISBLANK([.AI83]);&quot;&quot;;([.AJ83]/[.$B83])*100)" office:value-type="float" office:value="15.4458598726115" calcext:value-type="float">
            <text:p>15.4</text:p>
          </table:table-cell>
          <table:table-cell table:style-name="ce5" table:formula="of:=IF(AND(NOT(ISBLANK([.AJ83]));([.AJ83]=0);SUM(COUNTIF([.$I83];0);COUNTIF([.$R83];0);COUNTIF([.$AA83];0);COUNTIF([.$AJ8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01.tst</text:p>
          </table:table-cell>
          <table:table-cell table:formula="of:=MIN([.H84];[.Q84];[.Z84];[.AI84])" office:value-type="float" office:value="165.4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table:style-name="ce5" table:formula="of:=AVERAGE([.C84:.G84])" office:value-type="float" office:value="168.4" calcext:value-type="float">
            <text:p>168</text:p>
          </table:table-cell>
          <table:table-cell table:style-name="ce5" table:formula="of:=IF(ISBLANK([.H84]);&quot;&quot;;ROUND([.H84];0)-ROUND([.$B84];0))" office:value-type="float" office:value="3" calcext:value-type="float">
            <text:p>3</text:p>
          </table:table-cell>
          <table:table-cell table:style-name="ce17" table:formula="of:=IF(ISBLANK([.H84]);&quot;&quot;;([.I84]/[.$B84])*100)" office:value-type="float" office:value="1.81378476420798" calcext:value-type="float">
            <text:p>1.8</text:p>
          </table:table-cell>
          <table:table-cell table:style-name="ce5" table:formula="of:=IF(AND(NOT(ISBLANK([.I84]));([.I84]=0);SUM(COUNTIF([.$I84];0);COUNTIF([.$R84];0);COUNTIF([.$AA84];0);COUNTIF([.$AJ84];0))=1);&quot;Y&quot;;&quot;&quot;)">
            <text:p/>
          </table:table-cell>
          <table:table-cell office:value-type="float" office:value="960" calcext:value-type="float">
            <text:p>960</text:p>
          </table:table-cell>
          <table:table-cell office:value-type="float" office:value="924" calcext:value-type="float">
            <text:p>924</text:p>
          </table:table-cell>
          <table:table-cell office:value-type="float" office:value="922" calcext:value-type="float">
            <text:p>922</text:p>
          </table:table-cell>
          <table:table-cell office:value-type="float" office:value="925" calcext:value-type="float">
            <text:p>925</text:p>
          </table:table-cell>
          <table:table-cell office:value-type="float" office:value="919" calcext:value-type="float">
            <text:p>919</text:p>
          </table:table-cell>
          <table:table-cell table:style-name="ce5" table:formula="of:=AVERAGE([.L84:.P84])" office:value-type="float" office:value="930" calcext:value-type="float">
            <text:p>930</text:p>
          </table:table-cell>
          <table:table-cell table:style-name="ce5" table:formula="of:=IF(ISBLANK([.Q84]);&quot;&quot;;ROUND([.Q84];0)-ROUND([.$B84];0))" office:value-type="float" office:value="765" calcext:value-type="float">
            <text:p>765</text:p>
          </table:table-cell>
          <table:table-cell table:style-name="ce17" table:formula="of:=IF(ISBLANK([.Q84]);&quot;&quot;;([.R84]/[.$B84])*100)" office:value-type="float" office:value="462.515114873035" calcext:value-type="float">
            <text:p>462.5</text:p>
          </table:table-cell>
          <table:table-cell table:style-name="ce5" table:formula="of:=IF(AND(NOT(ISBLANK([.R84]));([.R84]=0);SUM(COUNTIF([.$I84];0);COUNTIF([.$R84];0);COUNTIF([.$AA84];0);COUNTIF([.$AJ84];0))=1);&quot;Y&quot;;&quot;&quot;)">
            <text:p/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style-name="ce5" table:formula="of:=AVERAGE([.U84:.Y84])" office:value-type="float" office:value="165.4" calcext:value-type="float">
            <text:p>165</text:p>
          </table:table-cell>
          <table:table-cell table:style-name="ce5" table:formula="of:=IF(ISBLANK([.Z84]);&quot;&quot;;ROUND([.Z84];0)-ROUND([.$B84];0))" office:value-type="float" office:value="0" calcext:value-type="float">
            <text:p>0</text:p>
          </table:table-cell>
          <table:table-cell table:style-name="ce17" table:formula="of:=IF(ISBLANK([.Z84]);&quot;&quot;;([.AA84]/[.$B84])*100)" office:value-type="float" office:value="0" calcext:value-type="float">
            <text:p>0.0</text:p>
          </table:table-cell>
          <table:table-cell table:style-name="ce5" table:formula="of:=IF(AND(NOT(ISBLANK([.AA84]));([.AA84]=0);SUM(COUNTIF([.$I84];0);COUNTIF([.$R84];0);COUNTIF([.$AA84];0);COUNTIF([.$AJ84];0))=1);&quot;Y&quot;;&quot;&quot;)" office:value-type="string" office:string-value="Y" calcext:value-type="string">
            <text:p>Y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table:style-name="ce5" table:formula="of:=AVERAGE([.AD84:.AH84])" office:value-type="float" office:value="202" calcext:value-type="float">
            <text:p>202</text:p>
          </table:table-cell>
          <table:table-cell table:style-name="ce5" table:formula="of:=IF(ISBLANK([.AI84]);&quot;&quot;;ROUND([.AI84];0)-ROUND([.$B84];0))" office:value-type="float" office:value="37" calcext:value-type="float">
            <text:p>37</text:p>
          </table:table-cell>
          <table:table-cell table:style-name="ce17" table:formula="of:=IF(ISBLANK([.AI84]);&quot;&quot;;([.AJ84]/[.$B84])*100)" office:value-type="float" office:value="22.3700120918984" calcext:value-type="float">
            <text:p>22.4</text:p>
          </table:table-cell>
          <table:table-cell table:style-name="ce5" table:formula="of:=IF(AND(NOT(ISBLANK([.AJ84]));([.AJ84]=0);SUM(COUNTIF([.$I84];0);COUNTIF([.$R84];0);COUNTIF([.$AA84];0);COUNTIF([.$AJ8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02.tst</text:p>
          </table:table-cell>
          <table:table-cell table:formula="of:=MIN([.H85];[.Q85];[.Z85];[.AI85])" office:value-type="float" office:value="146.2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145" calcext:value-type="float">
            <text:p>145</text:p>
          </table:table-cell>
          <table:table-cell table:style-name="ce5" table:formula="of:=AVERAGE([.C85:.G85])" office:value-type="float" office:value="146.2" calcext:value-type="float">
            <text:p>146</text:p>
          </table:table-cell>
          <table:table-cell table:style-name="ce5" table:formula="of:=IF(ISBLANK([.H85]);&quot;&quot;;ROUND([.H85];0)-ROUND([.$B85];0))" office:value-type="float" office:value="0" calcext:value-type="float">
            <text:p>0</text:p>
          </table:table-cell>
          <table:table-cell table:style-name="ce17" table:formula="of:=IF(ISBLANK([.H85]);&quot;&quot;;([.I85]/[.$B85])*100)" office:value-type="float" office:value="0" calcext:value-type="float">
            <text:p>0.0</text:p>
          </table:table-cell>
          <table:table-cell table:style-name="ce5" table:formula="of:=IF(AND(NOT(ISBLANK([.I85]));([.I85]=0);SUM(COUNTIF([.$I85];0);COUNTIF([.$R85];0);COUNTIF([.$AA85];0);COUNTIF([.$AJ85];0))=1);&quot;Y&quot;;&quot;&quot;)" office:value-type="string" office:string-value="Y" calcext:value-type="string">
            <text:p>Y</text:p>
          </table:table-cell>
          <table:table-cell office:value-type="float" office:value="596" calcext:value-type="float">
            <text:p>596</text:p>
          </table:table-cell>
          <table:table-cell office:value-type="float" office:value="589" calcext:value-type="float">
            <text:p>589</text:p>
          </table:table-cell>
          <table:table-cell office:value-type="float" office:value="582" calcext:value-type="float">
            <text:p>582</text:p>
          </table:table-cell>
          <table:table-cell office:value-type="float" office:value="588" calcext:value-type="float">
            <text:p>588</text:p>
          </table:table-cell>
          <table:table-cell office:value-type="float" office:value="586" calcext:value-type="float">
            <text:p>586</text:p>
          </table:table-cell>
          <table:table-cell table:style-name="ce5" table:formula="of:=AVERAGE([.L85:.P85])" office:value-type="float" office:value="588.2" calcext:value-type="float">
            <text:p>588</text:p>
          </table:table-cell>
          <table:table-cell table:style-name="ce5" table:formula="of:=IF(ISBLANK([.Q85]);&quot;&quot;;ROUND([.Q85];0)-ROUND([.$B85];0))" office:value-type="float" office:value="442" calcext:value-type="float">
            <text:p>442</text:p>
          </table:table-cell>
          <table:table-cell table:style-name="ce17" table:formula="of:=IF(ISBLANK([.Q85]);&quot;&quot;;([.R85]/[.$B85])*100)" office:value-type="float" office:value="302.325581395349" calcext:value-type="float">
            <text:p>302.3</text:p>
          </table:table-cell>
          <table:table-cell table:style-name="ce5" table:formula="of:=IF(AND(NOT(ISBLANK([.R85]));([.R85]=0);SUM(COUNTIF([.$I85];0);COUNTIF([.$R85];0);COUNTIF([.$AA85];0);COUNTIF([.$AJ85];0))=1);&quot;Y&quot;;&quot;&quot;)">
            <text:p/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style-name="ce5" table:formula="of:=AVERAGE([.U85:.Y85])" office:value-type="float" office:value="147" calcext:value-type="float">
            <text:p>147</text:p>
          </table:table-cell>
          <table:table-cell table:style-name="ce5" table:formula="of:=IF(ISBLANK([.Z85]);&quot;&quot;;ROUND([.Z85];0)-ROUND([.$B85];0))" office:value-type="float" office:value="1" calcext:value-type="float">
            <text:p>1</text:p>
          </table:table-cell>
          <table:table-cell table:style-name="ce17" table:formula="of:=IF(ISBLANK([.Z85]);&quot;&quot;;([.AA85]/[.$B85])*100)" office:value-type="float" office:value="0.683994528043776" calcext:value-type="float">
            <text:p>0.7</text:p>
          </table:table-cell>
          <table:table-cell table:style-name="ce5" table:formula="of:=IF(AND(NOT(ISBLANK([.AA85]));([.AA85]=0);SUM(COUNTIF([.$I85];0);COUNTIF([.$R85];0);COUNTIF([.$AA85];0);COUNTIF([.$AJ85];0))=1);&quot;Y&quot;;&quot;&quot;)">
            <text:p/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84" calcext:value-type="float">
            <text:p>184</text:p>
          </table:table-cell>
          <table:table-cell table:style-name="ce5" table:formula="of:=AVERAGE([.AD85:.AH85])" office:value-type="float" office:value="178.4" calcext:value-type="float">
            <text:p>178</text:p>
          </table:table-cell>
          <table:table-cell table:style-name="ce5" table:formula="of:=IF(ISBLANK([.AI85]);&quot;&quot;;ROUND([.AI85];0)-ROUND([.$B85];0))" office:value-type="float" office:value="32" calcext:value-type="float">
            <text:p>32</text:p>
          </table:table-cell>
          <table:table-cell table:style-name="ce17" table:formula="of:=IF(ISBLANK([.AI85]);&quot;&quot;;([.AJ85]/[.$B85])*100)" office:value-type="float" office:value="21.8878248974008" calcext:value-type="float">
            <text:p>21.9</text:p>
          </table:table-cell>
          <table:table-cell table:style-name="ce5" table:formula="of:=IF(AND(NOT(ISBLANK([.AJ85]));([.AJ85]=0);SUM(COUNTIF([.$I85];0);COUNTIF([.$R85];0);COUNTIF([.$AA85];0);COUNTIF([.$AJ8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03.tst</text:p>
          </table:table-cell>
          <table:table-cell table:formula="of:=MIN([.H86];[.Q86];[.Z86];[.AI86])" office:value-type="float" office:value="1096.6" calcext:value-type="float">
            <text:p>1097</text:p>
          </table:table-cell>
          <table:table-cell office:value-type="float" office:value="1092" calcext:value-type="float">
            <text:p>1092</text:p>
          </table:table-cell>
          <table:table-cell office:value-type="float" office:value="1099" calcext:value-type="float">
            <text:p>1099</text:p>
          </table:table-cell>
          <table:table-cell office:value-type="float" office:value="1109" calcext:value-type="float">
            <text:p>1109</text:p>
          </table:table-cell>
          <table:table-cell office:value-type="float" office:value="1093" calcext:value-type="float">
            <text:p>1093</text:p>
          </table:table-cell>
          <table:table-cell office:value-type="float" office:value="1090" calcext:value-type="float">
            <text:p>1090</text:p>
          </table:table-cell>
          <table:table-cell table:style-name="ce5" table:formula="of:=AVERAGE([.C86:.G86])" office:value-type="float" office:value="1096.6" calcext:value-type="float">
            <text:p>1097</text:p>
          </table:table-cell>
          <table:table-cell table:style-name="ce5" table:formula="of:=IF(ISBLANK([.H86]);&quot;&quot;;ROUND([.H86];0)-ROUND([.$B86];0))" office:value-type="float" office:value="0" calcext:value-type="float">
            <text:p>0</text:p>
          </table:table-cell>
          <table:table-cell table:style-name="ce17" table:formula="of:=IF(ISBLANK([.H86]);&quot;&quot;;([.I86]/[.$B86])*100)" office:value-type="float" office:value="0" calcext:value-type="float">
            <text:p>0.0</text:p>
          </table:table-cell>
          <table:table-cell table:style-name="ce5" table:formula="of:=IF(AND(NOT(ISBLANK([.I86]));([.I86]=0);SUM(COUNTIF([.$I86];0);COUNTIF([.$R86];0);COUNTIF([.$AA86];0);COUNTIF([.$AJ86];0))=1);&quot;Y&quot;;&quot;&quot;)" office:value-type="string" office:string-value="Y" calcext:value-type="string">
            <text:p>Y</text:p>
          </table:table-cell>
          <table:table-cell office:value-type="float" office:value="12932" calcext:value-type="float">
            <text:p>12932</text:p>
          </table:table-cell>
          <table:table-cell office:value-type="float" office:value="12875" calcext:value-type="float">
            <text:p>12875</text:p>
          </table:table-cell>
          <table:table-cell office:value-type="float" office:value="12774" calcext:value-type="float">
            <text:p>12774</text:p>
          </table:table-cell>
          <table:table-cell office:value-type="float" office:value="12845" calcext:value-type="float">
            <text:p>12845</text:p>
          </table:table-cell>
          <table:table-cell office:value-type="float" office:value="12816" calcext:value-type="float">
            <text:p>12816</text:p>
          </table:table-cell>
          <table:table-cell table:style-name="ce5" table:formula="of:=AVERAGE([.L86:.P86])" office:value-type="float" office:value="12848.4" calcext:value-type="float">
            <text:p>12848</text:p>
          </table:table-cell>
          <table:table-cell table:style-name="ce5" table:formula="of:=IF(ISBLANK([.Q86]);&quot;&quot;;ROUND([.Q86];0)-ROUND([.$B86];0))" office:value-type="float" office:value="11751" calcext:value-type="float">
            <text:p>11751</text:p>
          </table:table-cell>
          <table:table-cell table:style-name="ce17" table:formula="of:=IF(ISBLANK([.Q86]);&quot;&quot;;([.R86]/[.$B86])*100)" office:value-type="float" office:value="1071.58489877804" calcext:value-type="float">
            <text:p>1071.6</text:p>
          </table:table-cell>
          <table:table-cell table:style-name="ce5" table:formula="of:=IF(AND(NOT(ISBLANK([.R86]));([.R86]=0);SUM(COUNTIF([.$I86];0);COUNTIF([.$R86];0);COUNTIF([.$AA86];0);COUNTIF([.$AJ86];0))=1);&quot;Y&quot;;&quot;&quot;)">
            <text:p/>
          </table:table-cell>
          <table:table-cell office:value-type="float" office:value="1099" calcext:value-type="float">
            <text:p>1099</text:p>
          </table:table-cell>
          <table:table-cell office:value-type="float" office:value="1093" calcext:value-type="float">
            <text:p>1093</text:p>
          </table:table-cell>
          <table:table-cell office:value-type="float" office:value="1091" calcext:value-type="float">
            <text:p>1091</text:p>
          </table:table-cell>
          <table:table-cell office:value-type="float" office:value="1106" calcext:value-type="float">
            <text:p>1106</text:p>
          </table:table-cell>
          <table:table-cell office:value-type="float" office:value="1116" calcext:value-type="float">
            <text:p>1116</text:p>
          </table:table-cell>
          <table:table-cell table:style-name="ce5" table:formula="of:=AVERAGE([.U86:.Y86])" office:value-type="float" office:value="1101" calcext:value-type="float">
            <text:p>1101</text:p>
          </table:table-cell>
          <table:table-cell table:style-name="ce5" table:formula="of:=IF(ISBLANK([.Z86]);&quot;&quot;;ROUND([.Z86];0)-ROUND([.$B86];0))" office:value-type="float" office:value="4" calcext:value-type="float">
            <text:p>4</text:p>
          </table:table-cell>
          <table:table-cell table:style-name="ce17" table:formula="of:=IF(ISBLANK([.Z86]);&quot;&quot;;([.AA86]/[.$B86])*100)" office:value-type="float" office:value="0.364763815429509" calcext:value-type="float">
            <text:p>0.4</text:p>
          </table:table-cell>
          <table:table-cell table:style-name="ce5" table:formula="of:=IF(AND(NOT(ISBLANK([.AA86]));([.AA86]=0);SUM(COUNTIF([.$I86];0);COUNTIF([.$R86];0);COUNTIF([.$AA86];0);COUNTIF([.$AJ86];0))=1);&quot;Y&quot;;&quot;&quot;)">
            <text:p/>
          </table:table-cell>
          <table:table-cell office:value-type="float" office:value="1262" calcext:value-type="float">
            <text:p>1262</text:p>
          </table:table-cell>
          <table:table-cell office:value-type="float" office:value="1196" calcext:value-type="float">
            <text:p>1196</text:p>
          </table:table-cell>
          <table:table-cell office:value-type="float" office:value="1234" calcext:value-type="float">
            <text:p>1234</text:p>
          </table:table-cell>
          <table:table-cell office:value-type="float" office:value="1267" calcext:value-type="float">
            <text:p>1267</text:p>
          </table:table-cell>
          <table:table-cell office:value-type="float" office:value="1295" calcext:value-type="float">
            <text:p>1295</text:p>
          </table:table-cell>
          <table:table-cell table:style-name="ce5" table:formula="of:=AVERAGE([.AD86:.AH86])" office:value-type="float" office:value="1250.8" calcext:value-type="float">
            <text:p>1251</text:p>
          </table:table-cell>
          <table:table-cell table:style-name="ce5" table:formula="of:=IF(ISBLANK([.AI86]);&quot;&quot;;ROUND([.AI86];0)-ROUND([.$B86];0))" office:value-type="float" office:value="154" calcext:value-type="float">
            <text:p>154</text:p>
          </table:table-cell>
          <table:table-cell table:style-name="ce17" table:formula="of:=IF(ISBLANK([.AI86]);&quot;&quot;;([.AJ86]/[.$B86])*100)" office:value-type="float" office:value="14.0434068940361" calcext:value-type="float">
            <text:p>14.0</text:p>
          </table:table-cell>
          <table:table-cell table:style-name="ce5" table:formula="of:=IF(AND(NOT(ISBLANK([.AJ86]));([.AJ86]=0);SUM(COUNTIF([.$I86];0);COUNTIF([.$R86];0);COUNTIF([.$AA86];0);COUNTIF([.$AJ8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04.tst</text:p>
          </table:table-cell>
          <table:table-cell table:formula="of:=MIN([.H87];[.Q87];[.Z87];[.AI87])" office:value-type="float" office:value="146.2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table:style-name="ce5" table:formula="of:=AVERAGE([.C87:.G87])" office:value-type="float" office:value="149" calcext:value-type="float">
            <text:p>149</text:p>
          </table:table-cell>
          <table:table-cell table:style-name="ce5" table:formula="of:=IF(ISBLANK([.H87]);&quot;&quot;;ROUND([.H87];0)-ROUND([.$B87];0))" office:value-type="float" office:value="3" calcext:value-type="float">
            <text:p>3</text:p>
          </table:table-cell>
          <table:table-cell table:style-name="ce17" table:formula="of:=IF(ISBLANK([.H87]);&quot;&quot;;([.I87]/[.$B87])*100)" office:value-type="float" office:value="2.05198358413133" calcext:value-type="float">
            <text:p>2.1</text:p>
          </table:table-cell>
          <table:table-cell table:style-name="ce5" table:formula="of:=IF(AND(NOT(ISBLANK([.I87]));([.I87]=0);SUM(COUNTIF([.$I87];0);COUNTIF([.$R87];0);COUNTIF([.$AA87];0);COUNTIF([.$AJ87];0))=1);&quot;Y&quot;;&quot;&quot;)">
            <text:p/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style-name="ce5" table:formula="of:=AVERAGE([.L87:.P87])" office:value-type="float" office:value="151.2" calcext:value-type="float">
            <text:p>151</text:p>
          </table:table-cell>
          <table:table-cell table:style-name="ce5" table:formula="of:=IF(ISBLANK([.Q87]);&quot;&quot;;ROUND([.Q87];0)-ROUND([.$B87];0))" office:value-type="float" office:value="5" calcext:value-type="float">
            <text:p>5</text:p>
          </table:table-cell>
          <table:table-cell table:style-name="ce17" table:formula="of:=IF(ISBLANK([.Q87]);&quot;&quot;;([.R87]/[.$B87])*100)" office:value-type="float" office:value="3.41997264021888" calcext:value-type="float">
            <text:p>3.4</text:p>
          </table:table-cell>
          <table:table-cell table:style-name="ce5" table:formula="of:=IF(AND(NOT(ISBLANK([.R87]));([.R87]=0);SUM(COUNTIF([.$I87];0);COUNTIF([.$R87];0);COUNTIF([.$AA87];0);COUNTIF([.$AJ87];0))=1);&quot;Y&quot;;&quot;&quot;)">
            <text:p/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table:style-name="ce5" table:formula="of:=AVERAGE([.U87:.Y87])" office:value-type="float" office:value="146.2" calcext:value-type="float">
            <text:p>146</text:p>
          </table:table-cell>
          <table:table-cell table:style-name="ce5" table:formula="of:=IF(ISBLANK([.Z87]);&quot;&quot;;ROUND([.Z87];0)-ROUND([.$B87];0))" office:value-type="float" office:value="0" calcext:value-type="float">
            <text:p>0</text:p>
          </table:table-cell>
          <table:table-cell table:style-name="ce17" table:formula="of:=IF(ISBLANK([.Z87]);&quot;&quot;;([.AA87]/[.$B87])*100)" office:value-type="float" office:value="0" calcext:value-type="float">
            <text:p>0.0</text:p>
          </table:table-cell>
          <table:table-cell table:style-name="ce5" table:formula="of:=IF(AND(NOT(ISBLANK([.AA87]));([.AA87]=0);SUM(COUNTIF([.$I87];0);COUNTIF([.$R87];0);COUNTIF([.$AA87];0);COUNTIF([.$AJ87];0))=1);&quot;Y&quot;;&quot;&quot;)" office:value-type="string" office:string-value="Y" calcext:value-type="string">
            <text:p>Y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style-name="ce5" table:formula="of:=AVERAGE([.AD87:.AH87])" office:value-type="float" office:value="170.4" calcext:value-type="float">
            <text:p>170</text:p>
          </table:table-cell>
          <table:table-cell table:style-name="ce5" table:formula="of:=IF(ISBLANK([.AI87]);&quot;&quot;;ROUND([.AI87];0)-ROUND([.$B87];0))" office:value-type="float" office:value="24" calcext:value-type="float">
            <text:p>24</text:p>
          </table:table-cell>
          <table:table-cell table:style-name="ce17" table:formula="of:=IF(ISBLANK([.AI87]);&quot;&quot;;([.AJ87]/[.$B87])*100)" office:value-type="float" office:value="16.4158686730506" calcext:value-type="float">
            <text:p>16.4</text:p>
          </table:table-cell>
          <table:table-cell table:style-name="ce5" table:formula="of:=IF(AND(NOT(ISBLANK([.AJ87]));([.AJ87]=0);SUM(COUNTIF([.$I87];0);COUNTIF([.$R87];0);COUNTIF([.$AA87];0);COUNTIF([.$AJ8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05.tst</text:p>
          </table:table-cell>
          <table:table-cell table:formula="of:=MIN([.H88];[.Q88];[.Z88];[.AI88])" office:value-type="float" office:value="1050" calcext:value-type="float">
            <text:p>1050</text:p>
          </table:table-cell>
          <table:table-cell office:value-type="float" office:value="1044" calcext:value-type="float">
            <text:p>1044</text:p>
          </table:table-cell>
          <table:table-cell office:value-type="float" office:value="1054" calcext:value-type="float">
            <text:p>1054</text:p>
          </table:table-cell>
          <table:table-cell table:number-columns-repeated="2" office:value-type="float" office:value="1056" calcext:value-type="float">
            <text:p>1056</text:p>
          </table:table-cell>
          <table:table-cell office:value-type="float" office:value="1044" calcext:value-type="float">
            <text:p>1044</text:p>
          </table:table-cell>
          <table:table-cell table:style-name="ce5" table:formula="of:=AVERAGE([.C88:.G88])" office:value-type="float" office:value="1050.8" calcext:value-type="float">
            <text:p>1051</text:p>
          </table:table-cell>
          <table:table-cell table:style-name="ce5" table:formula="of:=IF(ISBLANK([.H88]);&quot;&quot;;ROUND([.H88];0)-ROUND([.$B88];0))" office:value-type="float" office:value="1" calcext:value-type="float">
            <text:p>1</text:p>
          </table:table-cell>
          <table:table-cell table:style-name="ce17" table:formula="of:=IF(ISBLANK([.H88]);&quot;&quot;;([.I88]/[.$B88])*100)" office:value-type="float" office:value="0.0952380952380952" calcext:value-type="float">
            <text:p>0.1</text:p>
          </table:table-cell>
          <table:table-cell table:style-name="ce5" table:formula="of:=IF(AND(NOT(ISBLANK([.I88]));([.I88]=0);SUM(COUNTIF([.$I88];0);COUNTIF([.$R88];0);COUNTIF([.$AA88];0);COUNTIF([.$AJ88];0))=1);&quot;Y&quot;;&quot;&quot;)">
            <text:p/>
          </table:table-cell>
          <table:table-cell office:value-type="float" office:value="10816" calcext:value-type="float">
            <text:p>10816</text:p>
          </table:table-cell>
          <table:table-cell office:value-type="float" office:value="10770" calcext:value-type="float">
            <text:p>10770</text:p>
          </table:table-cell>
          <table:table-cell office:value-type="float" office:value="10833" calcext:value-type="float">
            <text:p>10833</text:p>
          </table:table-cell>
          <table:table-cell office:value-type="float" office:value="10803" calcext:value-type="float">
            <text:p>10803</text:p>
          </table:table-cell>
          <table:table-cell office:value-type="float" office:value="10785" calcext:value-type="float">
            <text:p>10785</text:p>
          </table:table-cell>
          <table:table-cell table:style-name="ce5" table:formula="of:=AVERAGE([.L88:.P88])" office:value-type="float" office:value="10801.4" calcext:value-type="float">
            <text:p>10801</text:p>
          </table:table-cell>
          <table:table-cell table:style-name="ce5" table:formula="of:=IF(ISBLANK([.Q88]);&quot;&quot;;ROUND([.Q88];0)-ROUND([.$B88];0))" office:value-type="float" office:value="9751" calcext:value-type="float">
            <text:p>9751</text:p>
          </table:table-cell>
          <table:table-cell table:style-name="ce17" table:formula="of:=IF(ISBLANK([.Q88]);&quot;&quot;;([.R88]/[.$B88])*100)" office:value-type="float" office:value="928.666666666667" calcext:value-type="float">
            <text:p>928.7</text:p>
          </table:table-cell>
          <table:table-cell table:style-name="ce5" table:formula="of:=IF(AND(NOT(ISBLANK([.R88]));([.R88]=0);SUM(COUNTIF([.$I88];0);COUNTIF([.$R88];0);COUNTIF([.$AA88];0);COUNTIF([.$AJ88];0))=1);&quot;Y&quot;;&quot;&quot;)">
            <text:p/>
          </table:table-cell>
          <table:table-cell office:value-type="float" office:value="1056" calcext:value-type="float">
            <text:p>1056</text:p>
          </table:table-cell>
          <table:table-cell table:number-columns-repeated="2" office:value-type="float" office:value="1043" calcext:value-type="float">
            <text:p>1043</text:p>
          </table:table-cell>
          <table:table-cell office:value-type="float" office:value="1051" calcext:value-type="float">
            <text:p>1051</text:p>
          </table:table-cell>
          <table:table-cell office:value-type="float" office:value="1057" calcext:value-type="float">
            <text:p>1057</text:p>
          </table:table-cell>
          <table:table-cell table:style-name="ce5" table:formula="of:=AVERAGE([.U88:.Y88])" office:value-type="float" office:value="1050" calcext:value-type="float">
            <text:p>1050</text:p>
          </table:table-cell>
          <table:table-cell table:style-name="ce5" table:formula="of:=IF(ISBLANK([.Z88]);&quot;&quot;;ROUND([.Z88];0)-ROUND([.$B88];0))" office:value-type="float" office:value="0" calcext:value-type="float">
            <text:p>0</text:p>
          </table:table-cell>
          <table:table-cell table:style-name="ce17" table:formula="of:=IF(ISBLANK([.Z88]);&quot;&quot;;([.AA88]/[.$B88])*100)" office:value-type="float" office:value="0" calcext:value-type="float">
            <text:p>0.0</text:p>
          </table:table-cell>
          <table:table-cell table:style-name="ce5" table:formula="of:=IF(AND(NOT(ISBLANK([.AA88]));([.AA88]=0);SUM(COUNTIF([.$I88];0);COUNTIF([.$R88];0);COUNTIF([.$AA88];0);COUNTIF([.$AJ88];0))=1);&quot;Y&quot;;&quot;&quot;)" office:value-type="string" office:string-value="Y" calcext:value-type="string">
            <text:p>Y</text:p>
          </table:table-cell>
          <table:table-cell office:value-type="float" office:value="1205" calcext:value-type="float">
            <text:p>1205</text:p>
          </table:table-cell>
          <table:table-cell office:value-type="float" office:value="1157" calcext:value-type="float">
            <text:p>1157</text:p>
          </table:table-cell>
          <table:table-cell office:value-type="float" office:value="1204" calcext:value-type="float">
            <text:p>1204</text:p>
          </table:table-cell>
          <table:table-cell office:value-type="float" office:value="1229" calcext:value-type="float">
            <text:p>1229</text:p>
          </table:table-cell>
          <table:table-cell office:value-type="float" office:value="1243" calcext:value-type="float">
            <text:p>1243</text:p>
          </table:table-cell>
          <table:table-cell table:style-name="ce5" table:formula="of:=AVERAGE([.AD88:.AH88])" office:value-type="float" office:value="1207.6" calcext:value-type="float">
            <text:p>1208</text:p>
          </table:table-cell>
          <table:table-cell table:style-name="ce5" table:formula="of:=IF(ISBLANK([.AI88]);&quot;&quot;;ROUND([.AI88];0)-ROUND([.$B88];0))" office:value-type="float" office:value="158" calcext:value-type="float">
            <text:p>158</text:p>
          </table:table-cell>
          <table:table-cell table:style-name="ce17" table:formula="of:=IF(ISBLANK([.AI88]);&quot;&quot;;([.AJ88]/[.$B88])*100)" office:value-type="float" office:value="15.0476190476191" calcext:value-type="float">
            <text:p>15.0</text:p>
          </table:table-cell>
          <table:table-cell table:style-name="ce5" table:formula="of:=IF(AND(NOT(ISBLANK([.AJ88]));([.AJ88]=0);SUM(COUNTIF([.$I88];0);COUNTIF([.$R88];0);COUNTIF([.$AA88];0);COUNTIF([.$AJ8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06.tst</text:p>
          </table:table-cell>
          <table:table-cell table:formula="of:=MIN([.H89];[.Q89];[.Z89];[.AI89])" office:value-type="float" office:value="380" calcext:value-type="float">
            <text:p>380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0" calcext:value-type="float">
            <text:p>380</text:p>
          </table:table-cell>
          <table:table-cell table:style-name="ce5" table:formula="of:=AVERAGE([.C89:.G89])" office:value-type="float" office:value="380" calcext:value-type="float">
            <text:p>380</text:p>
          </table:table-cell>
          <table:table-cell table:style-name="ce5" table:formula="of:=IF(ISBLANK([.H89]);&quot;&quot;;ROUND([.H89];0)-ROUND([.$B89];0))" office:value-type="float" office:value="0" calcext:value-type="float">
            <text:p>0</text:p>
          </table:table-cell>
          <table:table-cell table:style-name="ce17" table:formula="of:=IF(ISBLANK([.H89]);&quot;&quot;;([.I89]/[.$B89])*100)" office:value-type="float" office:value="0" calcext:value-type="float">
            <text:p>0.0</text:p>
          </table:table-cell>
          <table:table-cell table:style-name="ce5" table:formula="of:=IF(AND(NOT(ISBLANK([.I89]));([.I89]=0);SUM(COUNTIF([.$I89];0);COUNTIF([.$R89];0);COUNTIF([.$AA89];0);COUNTIF([.$AJ89];0))=1);&quot;Y&quot;;&quot;&quot;)" office:value-type="string" office:string-value="Y" calcext:value-type="string">
            <text:p>Y</text:p>
          </table:table-cell>
          <table:table-cell office:value-type="float" office:value="467" calcext:value-type="float">
            <text:p>467</text:p>
          </table:table-cell>
          <table:table-cell office:value-type="float" office:value="459" calcext:value-type="float">
            <text:p>459</text:p>
          </table:table-cell>
          <table:table-cell office:value-type="float" office:value="467" calcext:value-type="float">
            <text:p>467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table:style-name="ce5" table:formula="of:=AVERAGE([.L89:.P89])" office:value-type="float" office:value="462.8" calcext:value-type="float">
            <text:p>463</text:p>
          </table:table-cell>
          <table:table-cell table:style-name="ce5" table:formula="of:=IF(ISBLANK([.Q89]);&quot;&quot;;ROUND([.Q89];0)-ROUND([.$B89];0))" office:value-type="float" office:value="83" calcext:value-type="float">
            <text:p>83</text:p>
          </table:table-cell>
          <table:table-cell table:style-name="ce17" table:formula="of:=IF(ISBLANK([.Q89]);&quot;&quot;;([.R89]/[.$B89])*100)" office:value-type="float" office:value="21.8421052631579" calcext:value-type="float">
            <text:p>21.8</text:p>
          </table:table-cell>
          <table:table-cell table:style-name="ce5" table:formula="of:=IF(AND(NOT(ISBLANK([.R89]));([.R89]=0);SUM(COUNTIF([.$I89];0);COUNTIF([.$R89];0);COUNTIF([.$AA89];0);COUNTIF([.$AJ89];0))=1);&quot;Y&quot;;&quot;&quot;)">
            <text:p/>
          </table:table-cell>
          <table:table-cell office:value-type="float" office:value="379" calcext:value-type="float">
            <text:p>379</text:p>
          </table:table-cell>
          <table:table-cell office:value-type="float" office:value="383" calcext:value-type="float">
            <text:p>383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82" calcext:value-type="float">
            <text:p>382</text:p>
          </table:table-cell>
          <table:table-cell table:style-name="ce5" table:formula="of:=AVERAGE([.U89:.Y89])" office:value-type="float" office:value="381.4" calcext:value-type="float">
            <text:p>381</text:p>
          </table:table-cell>
          <table:table-cell table:style-name="ce5" table:formula="of:=IF(ISBLANK([.Z89]);&quot;&quot;;ROUND([.Z89];0)-ROUND([.$B89];0))" office:value-type="float" office:value="1" calcext:value-type="float">
            <text:p>1</text:p>
          </table:table-cell>
          <table:table-cell table:style-name="ce17" table:formula="of:=IF(ISBLANK([.Z89]);&quot;&quot;;([.AA89]/[.$B89])*100)" office:value-type="float" office:value="0.263157894736842" calcext:value-type="float">
            <text:p>0.3</text:p>
          </table:table-cell>
          <table:table-cell table:style-name="ce5" table:formula="of:=IF(AND(NOT(ISBLANK([.AA89]));([.AA89]=0);SUM(COUNTIF([.$I89];0);COUNTIF([.$R89];0);COUNTIF([.$AA89];0);COUNTIF([.$AJ89];0))=1);&quot;Y&quot;;&quot;&quot;)">
            <text:p/>
          </table:table-cell>
          <table:table-cell office:value-type="float" office:value="429" calcext:value-type="float">
            <text:p>429</text:p>
          </table:table-cell>
          <table:table-cell office:value-type="float" office:value="448" calcext:value-type="float">
            <text:p>448</text:p>
          </table:table-cell>
          <table:table-cell office:value-type="float" office:value="431" calcext:value-type="float">
            <text:p>431</text:p>
          </table:table-cell>
          <table:table-cell office:value-type="float" office:value="442" calcext:value-type="float">
            <text:p>442</text:p>
          </table:table-cell>
          <table:table-cell office:value-type="float" office:value="437" calcext:value-type="float">
            <text:p>437</text:p>
          </table:table-cell>
          <table:table-cell table:style-name="ce5" table:formula="of:=AVERAGE([.AD89:.AH89])" office:value-type="float" office:value="437.4" calcext:value-type="float">
            <text:p>437</text:p>
          </table:table-cell>
          <table:table-cell table:style-name="ce5" table:formula="of:=IF(ISBLANK([.AI89]);&quot;&quot;;ROUND([.AI89];0)-ROUND([.$B89];0))" office:value-type="float" office:value="57" calcext:value-type="float">
            <text:p>57</text:p>
          </table:table-cell>
          <table:table-cell table:style-name="ce17" table:formula="of:=IF(ISBLANK([.AI89]);&quot;&quot;;([.AJ89]/[.$B89])*100)" office:value-type="float" office:value="15" calcext:value-type="float">
            <text:p>15.0</text:p>
          </table:table-cell>
          <table:table-cell table:style-name="ce5" table:formula="of:=IF(AND(NOT(ISBLANK([.AJ89]));([.AJ89]=0);SUM(COUNTIF([.$I89];0);COUNTIF([.$R89];0);COUNTIF([.$AA89];0);COUNTIF([.$AJ8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07.tst</text:p>
          </table:table-cell>
          <table:table-cell table:formula="of:=MIN([.H90];[.Q90];[.Z90];[.AI90])" office:value-type="float" office:value="786.8" calcext:value-type="float">
            <text:p>787</text:p>
          </table:table-cell>
          <table:table-cell office:value-type="float" office:value="791" calcext:value-type="float">
            <text:p>791</text:p>
          </table:table-cell>
          <table:table-cell office:value-type="float" office:value="782" calcext:value-type="float">
            <text:p>782</text:p>
          </table:table-cell>
          <table:table-cell office:value-type="float" office:value="794" calcext:value-type="float">
            <text:p>794</text:p>
          </table:table-cell>
          <table:table-cell office:value-type="float" office:value="782" calcext:value-type="float">
            <text:p>782</text:p>
          </table:table-cell>
          <table:table-cell office:value-type="float" office:value="798" calcext:value-type="float">
            <text:p>798</text:p>
          </table:table-cell>
          <table:table-cell table:style-name="ce5" table:formula="of:=AVERAGE([.C90:.G90])" office:value-type="float" office:value="789.4" calcext:value-type="float">
            <text:p>789</text:p>
          </table:table-cell>
          <table:table-cell table:style-name="ce5" table:formula="of:=IF(ISBLANK([.H90]);&quot;&quot;;ROUND([.H90];0)-ROUND([.$B90];0))" office:value-type="float" office:value="2" calcext:value-type="float">
            <text:p>2</text:p>
          </table:table-cell>
          <table:table-cell table:style-name="ce17" table:formula="of:=IF(ISBLANK([.H90]);&quot;&quot;;([.I90]/[.$B90])*100)" office:value-type="float" office:value="0.25419420437214" calcext:value-type="float">
            <text:p>0.3</text:p>
          </table:table-cell>
          <table:table-cell table:style-name="ce5" table:formula="of:=IF(AND(NOT(ISBLANK([.I90]));([.I90]=0);SUM(COUNTIF([.$I90];0);COUNTIF([.$R90];0);COUNTIF([.$AA90];0);COUNTIF([.$AJ90];0))=1);&quot;Y&quot;;&quot;&quot;)">
            <text:p/>
          </table:table-cell>
          <table:table-cell office:value-type="float" office:value="873" calcext:value-type="float">
            <text:p>873</text:p>
          </table:table-cell>
          <table:table-cell office:value-type="float" office:value="877" calcext:value-type="float">
            <text:p>877</text:p>
          </table:table-cell>
          <table:table-cell office:value-type="float" office:value="872" calcext:value-type="float">
            <text:p>872</text:p>
          </table:table-cell>
          <table:table-cell office:value-type="float" office:value="865" calcext:value-type="float">
            <text:p>865</text:p>
          </table:table-cell>
          <table:table-cell office:value-type="float" office:value="859" calcext:value-type="float">
            <text:p>859</text:p>
          </table:table-cell>
          <table:table-cell table:style-name="ce5" table:formula="of:=AVERAGE([.L90:.P90])" office:value-type="float" office:value="869.2" calcext:value-type="float">
            <text:p>869</text:p>
          </table:table-cell>
          <table:table-cell table:style-name="ce5" table:formula="of:=IF(ISBLANK([.Q90]);&quot;&quot;;ROUND([.Q90];0)-ROUND([.$B90];0))" office:value-type="float" office:value="82" calcext:value-type="float">
            <text:p>82</text:p>
          </table:table-cell>
          <table:table-cell table:style-name="ce17" table:formula="of:=IF(ISBLANK([.Q90]);&quot;&quot;;([.R90]/[.$B90])*100)" office:value-type="float" office:value="10.4219623792578" calcext:value-type="float">
            <text:p>10.4</text:p>
          </table:table-cell>
          <table:table-cell table:style-name="ce5" table:formula="of:=IF(AND(NOT(ISBLANK([.R90]));([.R90]=0);SUM(COUNTIF([.$I90];0);COUNTIF([.$R90];0);COUNTIF([.$AA90];0);COUNTIF([.$AJ90];0))=1);&quot;Y&quot;;&quot;&quot;)">
            <text:p/>
          </table:table-cell>
          <table:table-cell office:value-type="float" office:value="791" calcext:value-type="float">
            <text:p>791</text:p>
          </table:table-cell>
          <table:table-cell office:value-type="float" office:value="781" calcext:value-type="float">
            <text:p>781</text:p>
          </table:table-cell>
          <table:table-cell office:value-type="float" office:value="780" calcext:value-type="float">
            <text:p>780</text:p>
          </table:table-cell>
          <table:table-cell office:value-type="float" office:value="795" calcext:value-type="float">
            <text:p>795</text:p>
          </table:table-cell>
          <table:table-cell office:value-type="float" office:value="787" calcext:value-type="float">
            <text:p>787</text:p>
          </table:table-cell>
          <table:table-cell table:style-name="ce5" table:formula="of:=AVERAGE([.U90:.Y90])" office:value-type="float" office:value="786.8" calcext:value-type="float">
            <text:p>787</text:p>
          </table:table-cell>
          <table:table-cell table:style-name="ce5" table:formula="of:=IF(ISBLANK([.Z90]);&quot;&quot;;ROUND([.Z90];0)-ROUND([.$B90];0))" office:value-type="float" office:value="0" calcext:value-type="float">
            <text:p>0</text:p>
          </table:table-cell>
          <table:table-cell table:style-name="ce17" table:formula="of:=IF(ISBLANK([.Z90]);&quot;&quot;;([.AA90]/[.$B90])*100)" office:value-type="float" office:value="0" calcext:value-type="float">
            <text:p>0.0</text:p>
          </table:table-cell>
          <table:table-cell table:style-name="ce5" table:formula="of:=IF(AND(NOT(ISBLANK([.AA90]));([.AA90]=0);SUM(COUNTIF([.$I90];0);COUNTIF([.$R90];0);COUNTIF([.$AA90];0);COUNTIF([.$AJ90];0))=1);&quot;Y&quot;;&quot;&quot;)" office:value-type="string" office:string-value="Y" calcext:value-type="string">
            <text:p>Y</text:p>
          </table:table-cell>
          <table:table-cell office:value-type="float" office:value="866" calcext:value-type="float">
            <text:p>866</text:p>
          </table:table-cell>
          <table:table-cell office:value-type="float" office:value="833" calcext:value-type="float">
            <text:p>833</text:p>
          </table:table-cell>
          <table:table-cell office:value-type="float" office:value="857" calcext:value-type="float">
            <text:p>857</text:p>
          </table:table-cell>
          <table:table-cell office:value-type="float" office:value="909" calcext:value-type="float">
            <text:p>909</text:p>
          </table:table-cell>
          <table:table-cell office:value-type="float" office:value="874" calcext:value-type="float">
            <text:p>874</text:p>
          </table:table-cell>
          <table:table-cell table:style-name="ce5" table:formula="of:=AVERAGE([.AD90:.AH90])" office:value-type="float" office:value="867.8" calcext:value-type="float">
            <text:p>868</text:p>
          </table:table-cell>
          <table:table-cell table:style-name="ce5" table:formula="of:=IF(ISBLANK([.AI90]);&quot;&quot;;ROUND([.AI90];0)-ROUND([.$B90];0))" office:value-type="float" office:value="81" calcext:value-type="float">
            <text:p>81</text:p>
          </table:table-cell>
          <table:table-cell table:style-name="ce17" table:formula="of:=IF(ISBLANK([.AI90]);&quot;&quot;;([.AJ90]/[.$B90])*100)" office:value-type="float" office:value="10.2948652770717" calcext:value-type="float">
            <text:p>10.3</text:p>
          </table:table-cell>
          <table:table-cell table:style-name="ce5" table:formula="of:=IF(AND(NOT(ISBLANK([.AJ90]));([.AJ90]=0);SUM(COUNTIF([.$I90];0);COUNTIF([.$R90];0);COUNTIF([.$AA90];0);COUNTIF([.$AJ90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ls2_08.tst</text:p>
          </table:table-cell>
          <table:table-cell table:formula="of:=MIN([.H91];[.Q91];[.Z91];[.AI91])" office:value-type="float" office:value="21459.8" calcext:value-type="float">
            <text:p>21460</text:p>
          </table:table-cell>
          <table:table-cell office:value-type="float" office:value="21477" calcext:value-type="float">
            <text:p>21477</text:p>
          </table:table-cell>
          <table:table-cell office:value-type="float" office:value="21418" calcext:value-type="float">
            <text:p>21418</text:p>
          </table:table-cell>
          <table:table-cell office:value-type="float" office:value="21458" calcext:value-type="float">
            <text:p>21458</text:p>
          </table:table-cell>
          <table:table-cell office:value-type="float" office:value="21556" calcext:value-type="float">
            <text:p>21556</text:p>
          </table:table-cell>
          <table:table-cell office:value-type="float" office:value="21390" calcext:value-type="float">
            <text:p>21390</text:p>
          </table:table-cell>
          <table:table-cell table:style-name="ce5" table:formula="of:=AVERAGE([.C91:.G91])" office:value-type="float" office:value="21459.8" calcext:value-type="float">
            <text:p>21460</text:p>
          </table:table-cell>
          <table:table-cell table:style-name="ce5" table:formula="of:=IF(ISBLANK([.H91]);&quot;&quot;;ROUND([.H91];0)-ROUND([.$B91];0))" office:value-type="float" office:value="0" calcext:value-type="float">
            <text:p>0</text:p>
          </table:table-cell>
          <table:table-cell table:style-name="ce17" table:formula="of:=IF(ISBLANK([.H91]);&quot;&quot;;([.I91]/[.$B91])*100)" office:value-type="float" office:value="0" calcext:value-type="float">
            <text:p>0.0</text:p>
          </table:table-cell>
          <table:table-cell table:style-name="ce5" table:formula="of:=IF(AND(NOT(ISBLANK([.I91]));([.I91]=0);SUM(COUNTIF([.$I91];0);COUNTIF([.$R91];0);COUNTIF([.$AA91];0);COUNTIF([.$AJ91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91]);&quot;&quot;;ROUND([.Q91];0)-ROUND([.$B91];0))">
            <text:p/>
          </table:table-cell>
          <table:table-cell table:style-name="ce17" table:formula="of:=IF(ISBLANK([.Q91]);&quot;&quot;;([.R91]/[.$B91])*100)">
            <text:p/>
          </table:table-cell>
          <table:table-cell table:style-name="ce5" table:formula="of:=IF(AND(NOT(ISBLANK([.R91]));([.R91]=0);SUM(COUNTIF([.$I91];0);COUNTIF([.$R91];0);COUNTIF([.$AA91];0);COUNTIF([.$AJ91];0))=1);&quot;Y&quot;;&quot;&quot;)">
            <text:p/>
          </table:table-cell>
          <table:table-cell office:value-type="float" office:value="21849" calcext:value-type="float">
            <text:p>21849</text:p>
          </table:table-cell>
          <table:table-cell office:value-type="float" office:value="21969" calcext:value-type="float">
            <text:p>21969</text:p>
          </table:table-cell>
          <table:table-cell office:value-type="float" office:value="21753" calcext:value-type="float">
            <text:p>21753</text:p>
          </table:table-cell>
          <table:table-cell office:value-type="float" office:value="21878" calcext:value-type="float">
            <text:p>21878</text:p>
          </table:table-cell>
          <table:table-cell office:value-type="float" office:value="21895" calcext:value-type="float">
            <text:p>21895</text:p>
          </table:table-cell>
          <table:table-cell table:style-name="ce5" table:formula="of:=AVERAGE([.U91:.Y91])" office:value-type="float" office:value="21868.8" calcext:value-type="float">
            <text:p>21869</text:p>
          </table:table-cell>
          <table:table-cell table:style-name="ce5" table:formula="of:=IF(ISBLANK([.Z91]);&quot;&quot;;ROUND([.Z91];0)-ROUND([.$B91];0))" office:value-type="float" office:value="409" calcext:value-type="float">
            <text:p>409</text:p>
          </table:table-cell>
          <table:table-cell table:style-name="ce17" table:formula="of:=IF(ISBLANK([.Z91]);&quot;&quot;;([.AA91]/[.$B91])*100)" office:value-type="float" office:value="1.90588915087746" calcext:value-type="float">
            <text:p>1.9</text:p>
          </table:table-cell>
          <table:table-cell table:style-name="ce5" table:formula="of:=IF(AND(NOT(ISBLANK([.AA91]));([.AA91]=0);SUM(COUNTIF([.$I91];0);COUNTIF([.$R91];0);COUNTIF([.$AA91];0);COUNTIF([.$AJ91];0))=1);&quot;Y&quot;;&quot;&quot;)">
            <text:p/>
          </table:table-cell>
          <table:table-cell office:value-type="float" office:value="23821" calcext:value-type="float">
            <text:p>23821</text:p>
          </table:table-cell>
          <table:table-cell office:value-type="float" office:value="23067" calcext:value-type="float">
            <text:p>23067</text:p>
          </table:table-cell>
          <table:table-cell office:value-type="float" office:value="23302" calcext:value-type="float">
            <text:p>23302</text:p>
          </table:table-cell>
          <table:table-cell office:value-type="float" office:value="24260" calcext:value-type="float">
            <text:p>24260</text:p>
          </table:table-cell>
          <table:table-cell office:value-type="float" office:value="24170" calcext:value-type="float">
            <text:p>24170</text:p>
          </table:table-cell>
          <table:table-cell table:style-name="ce5" table:formula="of:=AVERAGE([.AD91:.AH91])" office:value-type="float" office:value="23724" calcext:value-type="float">
            <text:p>23724</text:p>
          </table:table-cell>
          <table:table-cell table:style-name="ce5" table:formula="of:=IF(ISBLANK([.AI91]);&quot;&quot;;ROUND([.AI91];0)-ROUND([.$B91];0))" office:value-type="float" office:value="2264" calcext:value-type="float">
            <text:p>2264</text:p>
          </table:table-cell>
          <table:table-cell table:style-name="ce17" table:formula="of:=IF(ISBLANK([.AI91]);&quot;&quot;;([.AJ91]/[.$B91])*100)" office:value-type="float" office:value="10.5499585271065" calcext:value-type="float">
            <text:p>10.5</text:p>
          </table:table-cell>
          <table:table-cell table:style-name="ce5" table:formula="of:=IF(AND(NOT(ISBLANK([.AJ91]));([.AJ91]=0);SUM(COUNTIF([.$I91];0);COUNTIF([.$R91];0);COUNTIF([.$AA91];0);COUNTIF([.$AJ9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09.tst</text:p>
          </table:table-cell>
          <table:table-cell table:formula="of:=MIN([.H92];[.Q92];[.Z92];[.AI92])" office:value-type="float" office:value="264.6" calcext:value-type="float">
            <text:p>265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table:style-name="ce5" table:formula="of:=AVERAGE([.C92:.G92])" office:value-type="float" office:value="264.6" calcext:value-type="float">
            <text:p>265</text:p>
          </table:table-cell>
          <table:table-cell table:style-name="ce5" table:formula="of:=IF(ISBLANK([.H92]);&quot;&quot;;ROUND([.H92];0)-ROUND([.$B92];0))" office:value-type="float" office:value="0" calcext:value-type="float">
            <text:p>0</text:p>
          </table:table-cell>
          <table:table-cell table:style-name="ce17" table:formula="of:=IF(ISBLANK([.H92]);&quot;&quot;;([.I92]/[.$B92])*100)" office:value-type="float" office:value="0" calcext:value-type="float">
            <text:p>0.0</text:p>
          </table:table-cell>
          <table:table-cell table:style-name="ce5" table:formula="of:=IF(AND(NOT(ISBLANK([.I92]));([.I92]=0);SUM(COUNTIF([.$I92];0);COUNTIF([.$R92];0);COUNTIF([.$AA92];0);COUNTIF([.$AJ92];0))=1);&quot;Y&quot;;&quot;&quot;)" office:value-type="string" office:string-value="Y" calcext:value-type="string">
            <text:p>Y</text:p>
          </table:table-cell>
          <table:table-cell office:value-type="float" office:value="3096" calcext:value-type="float">
            <text:p>3096</text:p>
          </table:table-cell>
          <table:table-cell office:value-type="float" office:value="3119" calcext:value-type="float">
            <text:p>3119</text:p>
          </table:table-cell>
          <table:table-cell office:value-type="float" office:value="3126" calcext:value-type="float">
            <text:p>3126</text:p>
          </table:table-cell>
          <table:table-cell office:value-type="float" office:value="3135" calcext:value-type="float">
            <text:p>3135</text:p>
          </table:table-cell>
          <table:table-cell office:value-type="float" office:value="3159" calcext:value-type="float">
            <text:p>3159</text:p>
          </table:table-cell>
          <table:table-cell table:style-name="ce5" table:formula="of:=AVERAGE([.L92:.P92])" office:value-type="float" office:value="3127" calcext:value-type="float">
            <text:p>3127</text:p>
          </table:table-cell>
          <table:table-cell table:style-name="ce5" table:formula="of:=IF(ISBLANK([.Q92]);&quot;&quot;;ROUND([.Q92];0)-ROUND([.$B92];0))" office:value-type="float" office:value="2862" calcext:value-type="float">
            <text:p>2862</text:p>
          </table:table-cell>
          <table:table-cell table:style-name="ce17" table:formula="of:=IF(ISBLANK([.Q92]);&quot;&quot;;([.R92]/[.$B92])*100)" office:value-type="float" office:value="1081.63265306122" calcext:value-type="float">
            <text:p>1081.6</text:p>
          </table:table-cell>
          <table:table-cell table:style-name="ce5" table:formula="of:=IF(AND(NOT(ISBLANK([.R92]));([.R92]=0);SUM(COUNTIF([.$I92];0);COUNTIF([.$R92];0);COUNTIF([.$AA92];0);COUNTIF([.$AJ92];0))=1);&quot;Y&quot;;&quot;&quot;)">
            <text:p/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table:style-name="ce5" table:formula="of:=AVERAGE([.U92:.Y92])" office:value-type="float" office:value="266" calcext:value-type="float">
            <text:p>266</text:p>
          </table:table-cell>
          <table:table-cell table:style-name="ce5" table:formula="of:=IF(ISBLANK([.Z92]);&quot;&quot;;ROUND([.Z92];0)-ROUND([.$B92];0))" office:value-type="float" office:value="1" calcext:value-type="float">
            <text:p>1</text:p>
          </table:table-cell>
          <table:table-cell table:style-name="ce17" table:formula="of:=IF(ISBLANK([.Z92]);&quot;&quot;;([.AA92]/[.$B92])*100)" office:value-type="float" office:value="0.377928949357521" calcext:value-type="float">
            <text:p>0.4</text:p>
          </table:table-cell>
          <table:table-cell table:style-name="ce5" table:formula="of:=IF(AND(NOT(ISBLANK([.AA92]));([.AA92]=0);SUM(COUNTIF([.$I92];0);COUNTIF([.$R92];0);COUNTIF([.$AA92];0);COUNTIF([.$AJ92];0))=1);&quot;Y&quot;;&quot;&quot;)">
            <text:p/>
          </table:table-cell>
          <table:table-cell office:value-type="float" office:value="313" calcext:value-type="float">
            <text:p>313</text:p>
          </table:table-cell>
          <table:table-cell office:value-type="float" office:value="310" calcext:value-type="float">
            <text:p>310</text:p>
          </table:table-cell>
          <table:table-cell office:value-type="float" office:value="316" calcext:value-type="float">
            <text:p>316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style-name="ce5" table:formula="of:=AVERAGE([.AD92:.AH92])" office:value-type="float" office:value="318.2" calcext:value-type="float">
            <text:p>318</text:p>
          </table:table-cell>
          <table:table-cell table:style-name="ce5" table:formula="of:=IF(ISBLANK([.AI92]);&quot;&quot;;ROUND([.AI92];0)-ROUND([.$B92];0))" office:value-type="float" office:value="53" calcext:value-type="float">
            <text:p>53</text:p>
          </table:table-cell>
          <table:table-cell table:style-name="ce17" table:formula="of:=IF(ISBLANK([.AI92]);&quot;&quot;;([.AJ92]/[.$B92])*100)" office:value-type="float" office:value="20.0302343159486" calcext:value-type="float">
            <text:p>20.0</text:p>
          </table:table-cell>
          <table:table-cell table:style-name="ce5" table:formula="of:=IF(AND(NOT(ISBLANK([.AJ92]));([.AJ92]=0);SUM(COUNTIF([.$I92];0);COUNTIF([.$R92];0);COUNTIF([.$AA92];0);COUNTIF([.$AJ9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10.tst</text:p>
          </table:table-cell>
          <table:table-cell table:number-columns-repeated="6"/>
          <table:table-cell table:style-name="ce5"/>
          <table:table-cell table:style-name="ce5" table:formula="of:=IF(ISBLANK([.H93]);&quot;&quot;;ROUND([.H93];0)-ROUND([.$B93];0))">
            <text:p/>
          </table:table-cell>
          <table:table-cell table:style-name="ce17" table:formula="of:=IF(ISBLANK([.H93]);&quot;&quot;;([.I93]/[.$B93])*100)">
            <text:p/>
          </table:table-cell>
          <table:table-cell table:style-name="ce5" table:formula="of:=IF(AND(NOT(ISBLANK([.I93]));([.I93]=0);SUM(COUNTIF([.$I93];0);COUNTIF([.$R93];0);COUNTIF([.$AA93];0);COUNTIF([.$AJ9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93]);&quot;&quot;;ROUND([.Q93];0)-ROUND([.$B93];0))">
            <text:p/>
          </table:table-cell>
          <table:table-cell table:style-name="ce17" table:formula="of:=IF(ISBLANK([.Q93]);&quot;&quot;;([.R93]/[.$B93])*100)">
            <text:p/>
          </table:table-cell>
          <table:table-cell table:style-name="ce5" table:formula="of:=IF(AND(NOT(ISBLANK([.R93]));([.R93]=0);SUM(COUNTIF([.$I93];0);COUNTIF([.$R93];0);COUNTIF([.$AA93];0);COUNTIF([.$AJ9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93]);&quot;&quot;;ROUND([.Z93];0)-ROUND([.$B93];0))">
            <text:p/>
          </table:table-cell>
          <table:table-cell table:style-name="ce17" table:formula="of:=IF(ISBLANK([.Z93]);&quot;&quot;;([.AA93]/[.$B93])*100)">
            <text:p/>
          </table:table-cell>
          <table:table-cell table:style-name="ce5" table:formula="of:=IF(AND(NOT(ISBLANK([.AA93]));([.AA93]=0);SUM(COUNTIF([.$I93];0);COUNTIF([.$R93];0);COUNTIF([.$AA93];0);COUNTIF([.$AJ9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93]);&quot;&quot;;ROUND([.AI93];0)-ROUND([.$B93];0))">
            <text:p/>
          </table:table-cell>
          <table:table-cell table:style-name="ce17" table:formula="of:=IF(ISBLANK([.AI93]);&quot;&quot;;([.AJ93]/[.$B93])*100)">
            <text:p/>
          </table:table-cell>
          <table:table-cell table:style-name="ce5" table:formula="of:=IF(AND(NOT(ISBLANK([.AJ93]));([.AJ93]=0);SUM(COUNTIF([.$I93];0);COUNTIF([.$R93];0);COUNTIF([.$AA93];0);COUNTIF([.$AJ9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11.tst</text:p>
          </table:table-cell>
          <table:table-cell table:formula="of:=MIN([.H94];[.Q94];[.Z94];[.AI94])" office:value-type="float" office:value="1616.8" calcext:value-type="float">
            <text:p>1617</text:p>
          </table:table-cell>
          <table:table-cell office:value-type="float" office:value="1605" calcext:value-type="float">
            <text:p>1605</text:p>
          </table:table-cell>
          <table:table-cell office:value-type="float" office:value="1665" calcext:value-type="float">
            <text:p>1665</text:p>
          </table:table-cell>
          <table:table-cell office:value-type="float" office:value="1622" calcext:value-type="float">
            <text:p>1622</text:p>
          </table:table-cell>
          <table:table-cell office:value-type="float" office:value="1601" calcext:value-type="float">
            <text:p>1601</text:p>
          </table:table-cell>
          <table:table-cell office:value-type="float" office:value="1603" calcext:value-type="float">
            <text:p>1603</text:p>
          </table:table-cell>
          <table:table-cell table:style-name="ce5" table:formula="of:=AVERAGE([.C94:.G94])" office:value-type="float" office:value="1619.2" calcext:value-type="float">
            <text:p>1619</text:p>
          </table:table-cell>
          <table:table-cell table:style-name="ce5" table:formula="of:=IF(ISBLANK([.H94]);&quot;&quot;;ROUND([.H94];0)-ROUND([.$B94];0))" office:value-type="float" office:value="2" calcext:value-type="float">
            <text:p>2</text:p>
          </table:table-cell>
          <table:table-cell table:style-name="ce17" table:formula="of:=IF(ISBLANK([.H94]);&quot;&quot;;([.I94]/[.$B94])*100)" office:value-type="float" office:value="0.12370113805047" calcext:value-type="float">
            <text:p>0.1</text:p>
          </table:table-cell>
          <table:table-cell table:style-name="ce5" table:formula="of:=IF(AND(NOT(ISBLANK([.I94]));([.I94]=0);SUM(COUNTIF([.$I94];0);COUNTIF([.$R94];0);COUNTIF([.$AA94];0);COUNTIF([.$AJ94];0))=1);&quot;Y&quot;;&quot;&quot;)">
            <text:p/>
          </table:table-cell>
          <table:table-cell office:value-type="float" office:value="10452" calcext:value-type="float">
            <text:p>10452</text:p>
          </table:table-cell>
          <table:table-cell office:value-type="float" office:value="10468" calcext:value-type="float">
            <text:p>10468</text:p>
          </table:table-cell>
          <table:table-cell office:value-type="float" office:value="10408" calcext:value-type="float">
            <text:p>10408</text:p>
          </table:table-cell>
          <table:table-cell table:number-columns-repeated="2" office:value-type="float" office:value="10328" calcext:value-type="float">
            <text:p>10328</text:p>
          </table:table-cell>
          <table:table-cell table:style-name="ce5" table:formula="of:=AVERAGE([.L94:.P94])" office:value-type="float" office:value="10396.8" calcext:value-type="float">
            <text:p>10397</text:p>
          </table:table-cell>
          <table:table-cell table:style-name="ce5" table:formula="of:=IF(ISBLANK([.Q94]);&quot;&quot;;ROUND([.Q94];0)-ROUND([.$B94];0))" office:value-type="float" office:value="8780" calcext:value-type="float">
            <text:p>8780</text:p>
          </table:table-cell>
          <table:table-cell table:style-name="ce17" table:formula="of:=IF(ISBLANK([.Q94]);&quot;&quot;;([.R94]/[.$B94])*100)" office:value-type="float" office:value="543.047996041564" calcext:value-type="float">
            <text:p>543.0</text:p>
          </table:table-cell>
          <table:table-cell table:style-name="ce5" table:formula="of:=IF(AND(NOT(ISBLANK([.R94]));([.R94]=0);SUM(COUNTIF([.$I94];0);COUNTIF([.$R94];0);COUNTIF([.$AA94];0);COUNTIF([.$AJ94];0))=1);&quot;Y&quot;;&quot;&quot;)">
            <text:p/>
          </table:table-cell>
          <table:table-cell office:value-type="float" office:value="1613" calcext:value-type="float">
            <text:p>1613</text:p>
          </table:table-cell>
          <table:table-cell office:value-type="float" office:value="1618" calcext:value-type="float">
            <text:p>1618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1620" calcext:value-type="float">
            <text:p>1620</text:p>
          </table:table-cell>
          <table:table-cell table:style-name="ce5" table:formula="of:=AVERAGE([.U94:.Y94])" office:value-type="float" office:value="1616.8" calcext:value-type="float">
            <text:p>1617</text:p>
          </table:table-cell>
          <table:table-cell table:style-name="ce5" table:formula="of:=IF(ISBLANK([.Z94]);&quot;&quot;;ROUND([.Z94];0)-ROUND([.$B94];0))" office:value-type="float" office:value="0" calcext:value-type="float">
            <text:p>0</text:p>
          </table:table-cell>
          <table:table-cell table:style-name="ce17" table:formula="of:=IF(ISBLANK([.Z94]);&quot;&quot;;([.AA94]/[.$B94])*100)" office:value-type="float" office:value="0" calcext:value-type="float">
            <text:p>0.0</text:p>
          </table:table-cell>
          <table:table-cell table:style-name="ce5" table:formula="of:=IF(AND(NOT(ISBLANK([.AA94]));([.AA94]=0);SUM(COUNTIF([.$I94];0);COUNTIF([.$R94];0);COUNTIF([.$AA94];0);COUNTIF([.$AJ94];0))=1);&quot;Y&quot;;&quot;&quot;)" office:value-type="string" office:string-value="Y" calcext:value-type="string">
            <text:p>Y</text:p>
          </table:table-cell>
          <table:table-cell office:value-type="float" office:value="1740" calcext:value-type="float">
            <text:p>1740</text:p>
          </table:table-cell>
          <table:table-cell office:value-type="float" office:value="1747" calcext:value-type="float">
            <text:p>1747</text:p>
          </table:table-cell>
          <table:table-cell office:value-type="float" office:value="1764" calcext:value-type="float">
            <text:p>1764</text:p>
          </table:table-cell>
          <table:table-cell office:value-type="float" office:value="1822" calcext:value-type="float">
            <text:p>1822</text:p>
          </table:table-cell>
          <table:table-cell office:value-type="float" office:value="1835" calcext:value-type="float">
            <text:p>1835</text:p>
          </table:table-cell>
          <table:table-cell table:style-name="ce5" table:formula="of:=AVERAGE([.AD94:.AH94])" office:value-type="float" office:value="1781.6" calcext:value-type="float">
            <text:p>1782</text:p>
          </table:table-cell>
          <table:table-cell table:style-name="ce5" table:formula="of:=IF(ISBLANK([.AI94]);&quot;&quot;;ROUND([.AI94];0)-ROUND([.$B94];0))" office:value-type="float" office:value="165" calcext:value-type="float">
            <text:p>165</text:p>
          </table:table-cell>
          <table:table-cell table:style-name="ce17" table:formula="of:=IF(ISBLANK([.AI94]);&quot;&quot;;([.AJ94]/[.$B94])*100)" office:value-type="float" office:value="10.2053438891638" calcext:value-type="float">
            <text:p>10.2</text:p>
          </table:table-cell>
          <table:table-cell table:style-name="ce5" table:formula="of:=IF(AND(NOT(ISBLANK([.AJ94]));([.AJ94]=0);SUM(COUNTIF([.$I94];0);COUNTIF([.$R94];0);COUNTIF([.$AA94];0);COUNTIF([.$AJ9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12.tst</text:p>
          </table:table-cell>
          <table:table-cell table:formula="of:=MIN([.H95];[.Q95];[.Z95];[.AI95])" office:value-type="float" office:value="553" calcext:value-type="float">
            <text:p>553</text:p>
          </table:table-cell>
          <table:table-cell office:value-type="float" office:value="549" calcext:value-type="float">
            <text:p>549</text:p>
          </table:table-cell>
          <table:table-cell office:value-type="float" office:value="561" calcext:value-type="float">
            <text:p>561</text:p>
          </table:table-cell>
          <table:table-cell office:value-type="float" office:value="555" calcext:value-type="float">
            <text:p>555</text:p>
          </table:table-cell>
          <table:table-cell office:value-type="float" office:value="558" calcext:value-type="float">
            <text:p>558</text:p>
          </table:table-cell>
          <table:table-cell office:value-type="float" office:value="545" calcext:value-type="float">
            <text:p>545</text:p>
          </table:table-cell>
          <table:table-cell table:style-name="ce5" table:formula="of:=AVERAGE([.C95:.G95])" office:value-type="float" office:value="553.6" calcext:value-type="float">
            <text:p>554</text:p>
          </table:table-cell>
          <table:table-cell table:style-name="ce5" table:formula="of:=IF(ISBLANK([.H95]);&quot;&quot;;ROUND([.H95];0)-ROUND([.$B95];0))" office:value-type="float" office:value="1" calcext:value-type="float">
            <text:p>1</text:p>
          </table:table-cell>
          <table:table-cell table:style-name="ce17" table:formula="of:=IF(ISBLANK([.H95]);&quot;&quot;;([.I95]/[.$B95])*100)" office:value-type="float" office:value="0.180831826401447" calcext:value-type="float">
            <text:p>0.2</text:p>
          </table:table-cell>
          <table:table-cell table:style-name="ce5" table:formula="of:=IF(AND(NOT(ISBLANK([.I95]));([.I95]=0);SUM(COUNTIF([.$I95];0);COUNTIF([.$R95];0);COUNTIF([.$AA95];0);COUNTIF([.$AJ95];0))=1);&quot;Y&quot;;&quot;&quot;)">
            <text:p/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4" calcext:value-type="float">
            <text:p>624</text:p>
          </table:table-cell>
          <table:table-cell office:value-type="float" office:value="623" calcext:value-type="float">
            <text:p>623</text:p>
          </table:table-cell>
          <table:table-cell office:value-type="float" office:value="628" calcext:value-type="float">
            <text:p>628</text:p>
          </table:table-cell>
          <table:table-cell table:style-name="ce5" table:formula="of:=AVERAGE([.L95:.P95])" office:value-type="float" office:value="625.6" calcext:value-type="float">
            <text:p>626</text:p>
          </table:table-cell>
          <table:table-cell table:style-name="ce5" table:formula="of:=IF(ISBLANK([.Q95]);&quot;&quot;;ROUND([.Q95];0)-ROUND([.$B95];0))" office:value-type="float" office:value="73" calcext:value-type="float">
            <text:p>73</text:p>
          </table:table-cell>
          <table:table-cell table:style-name="ce17" table:formula="of:=IF(ISBLANK([.Q95]);&quot;&quot;;([.R95]/[.$B95])*100)" office:value-type="float" office:value="13.2007233273056" calcext:value-type="float">
            <text:p>13.2</text:p>
          </table:table-cell>
          <table:table-cell table:style-name="ce5" table:formula="of:=IF(AND(NOT(ISBLANK([.R95]));([.R95]=0);SUM(COUNTIF([.$I95];0);COUNTIF([.$R95];0);COUNTIF([.$AA95];0);COUNTIF([.$AJ95];0))=1);&quot;Y&quot;;&quot;&quot;)">
            <text:p/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4" calcext:value-type="float">
            <text:p>554</text:p>
          </table:table-cell>
          <table:table-cell office:value-type="float" office:value="560" calcext:value-type="float">
            <text:p>560</text:p>
          </table:table-cell>
          <table:table-cell table:style-name="ce5" table:formula="of:=AVERAGE([.U95:.Y95])" office:value-type="float" office:value="553" calcext:value-type="float">
            <text:p>553</text:p>
          </table:table-cell>
          <table:table-cell table:style-name="ce5" table:formula="of:=IF(ISBLANK([.Z95]);&quot;&quot;;ROUND([.Z95];0)-ROUND([.$B95];0))" office:value-type="float" office:value="0" calcext:value-type="float">
            <text:p>0</text:p>
          </table:table-cell>
          <table:table-cell table:style-name="ce17" table:formula="of:=IF(ISBLANK([.Z95]);&quot;&quot;;([.AA95]/[.$B95])*100)" office:value-type="float" office:value="0" calcext:value-type="float">
            <text:p>0.0</text:p>
          </table:table-cell>
          <table:table-cell table:style-name="ce5" table:formula="of:=IF(AND(NOT(ISBLANK([.AA95]));([.AA95]=0);SUM(COUNTIF([.$I95];0);COUNTIF([.$R95];0);COUNTIF([.$AA95];0);COUNTIF([.$AJ95];0))=1);&quot;Y&quot;;&quot;&quot;)" office:value-type="string" office:string-value="Y" calcext:value-type="string">
            <text:p>Y</text:p>
          </table:table-cell>
          <table:table-cell office:value-type="float" office:value="590" calcext:value-type="float">
            <text:p>590</text:p>
          </table:table-cell>
          <table:table-cell office:value-type="float" office:value="596" calcext:value-type="float">
            <text:p>596</text:p>
          </table:table-cell>
          <table:table-cell office:value-type="float" office:value="602" calcext:value-type="float">
            <text:p>602</text:p>
          </table:table-cell>
          <table:table-cell office:value-type="float" office:value="633" calcext:value-type="float">
            <text:p>633</text:p>
          </table:table-cell>
          <table:table-cell office:value-type="float" office:value="625" calcext:value-type="float">
            <text:p>625</text:p>
          </table:table-cell>
          <table:table-cell table:style-name="ce5" table:formula="of:=AVERAGE([.AD95:.AH95])" office:value-type="float" office:value="609.2" calcext:value-type="float">
            <text:p>609</text:p>
          </table:table-cell>
          <table:table-cell table:style-name="ce5" table:formula="of:=IF(ISBLANK([.AI95]);&quot;&quot;;ROUND([.AI95];0)-ROUND([.$B95];0))" office:value-type="float" office:value="56" calcext:value-type="float">
            <text:p>56</text:p>
          </table:table-cell>
          <table:table-cell table:style-name="ce17" table:formula="of:=IF(ISBLANK([.AI95]);&quot;&quot;;([.AJ95]/[.$B95])*100)" office:value-type="float" office:value="10.126582278481" calcext:value-type="float">
            <text:p>10.1</text:p>
          </table:table-cell>
          <table:table-cell table:style-name="ce5" table:formula="of:=IF(AND(NOT(ISBLANK([.AJ95]));([.AJ95]=0);SUM(COUNTIF([.$I95];0);COUNTIF([.$R95];0);COUNTIF([.$AA95];0);COUNTIF([.$AJ95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evenodd_ls2_13.tst</text:p>
          </table:table-cell>
          <table:table-cell table:formula="of:=MIN([.H96];[.Q96];[.Z96];[.AI96])" office:value-type="float" office:value="3368" calcext:value-type="float">
            <text:p>3368</text:p>
          </table:table-cell>
          <table:table-cell office:value-type="float" office:value="3353" calcext:value-type="float">
            <text:p>3353</text:p>
          </table:table-cell>
          <table:table-cell office:value-type="float" office:value="3401" calcext:value-type="float">
            <text:p>3401</text:p>
          </table:table-cell>
          <table:table-cell office:value-type="float" office:value="3363" calcext:value-type="float">
            <text:p>3363</text:p>
          </table:table-cell>
          <table:table-cell office:value-type="float" office:value="3387" calcext:value-type="float">
            <text:p>3387</text:p>
          </table:table-cell>
          <table:table-cell office:value-type="float" office:value="3336" calcext:value-type="float">
            <text:p>3336</text:p>
          </table:table-cell>
          <table:table-cell table:style-name="ce5" table:formula="of:=AVERAGE([.C96:.G96])" office:value-type="float" office:value="3368" calcext:value-type="float">
            <text:p>3368</text:p>
          </table:table-cell>
          <table:table-cell table:style-name="ce5" table:formula="of:=IF(ISBLANK([.H96]);&quot;&quot;;ROUND([.H96];0)-ROUND([.$B96];0))" office:value-type="float" office:value="0" calcext:value-type="float">
            <text:p>0</text:p>
          </table:table-cell>
          <table:table-cell table:style-name="ce17" table:formula="of:=IF(ISBLANK([.H96]);&quot;&quot;;([.I96]/[.$B96])*100)" office:value-type="float" office:value="0" calcext:value-type="float">
            <text:p>0.0</text:p>
          </table:table-cell>
          <table:table-cell table:style-name="ce5" table:formula="of:=IF(AND(NOT(ISBLANK([.I96]));([.I96]=0);SUM(COUNTIF([.$I96];0);COUNTIF([.$R96];0);COUNTIF([.$AA96];0);COUNTIF([.$AJ96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96]);&quot;&quot;;ROUND([.Q96];0)-ROUND([.$B96];0))">
            <text:p/>
          </table:table-cell>
          <table:table-cell table:style-name="ce17" table:formula="of:=IF(ISBLANK([.Q96]);&quot;&quot;;([.R96]/[.$B96])*100)">
            <text:p/>
          </table:table-cell>
          <table:table-cell table:style-name="ce5" table:formula="of:=IF(AND(NOT(ISBLANK([.R96]));([.R96]=0);SUM(COUNTIF([.$I96];0);COUNTIF([.$R96];0);COUNTIF([.$AA96];0);COUNTIF([.$AJ96];0))=1);&quot;Y&quot;;&quot;&quot;)">
            <text:p/>
          </table:table-cell>
          <table:table-cell table:number-columns-repeated="2" office:value-type="float" office:value="3357" calcext:value-type="float">
            <text:p>3357</text:p>
          </table:table-cell>
          <table:table-cell office:value-type="float" office:value="3377" calcext:value-type="float">
            <text:p>3377</text:p>
          </table:table-cell>
          <table:table-cell office:value-type="float" office:value="3436" calcext:value-type="float">
            <text:p>3436</text:p>
          </table:table-cell>
          <table:table-cell office:value-type="float" office:value="3357" calcext:value-type="float">
            <text:p>3357</text:p>
          </table:table-cell>
          <table:table-cell table:style-name="ce5" table:formula="of:=AVERAGE([.U96:.Y96])" office:value-type="float" office:value="3376.8" calcext:value-type="float">
            <text:p>3377</text:p>
          </table:table-cell>
          <table:table-cell table:style-name="ce5" table:formula="of:=IF(ISBLANK([.Z96]);&quot;&quot;;ROUND([.Z96];0)-ROUND([.$B96];0))" office:value-type="float" office:value="9" calcext:value-type="float">
            <text:p>9</text:p>
          </table:table-cell>
          <table:table-cell table:style-name="ce17" table:formula="of:=IF(ISBLANK([.Z96]);&quot;&quot;;([.AA96]/[.$B96])*100)" office:value-type="float" office:value="0.267220902612827" calcext:value-type="float">
            <text:p>0.3</text:p>
          </table:table-cell>
          <table:table-cell table:style-name="ce5" table:formula="of:=IF(AND(NOT(ISBLANK([.AA96]));([.AA96]=0);SUM(COUNTIF([.$I96];0);COUNTIF([.$R96];0);COUNTIF([.$AA96];0);COUNTIF([.$AJ96];0))=1);&quot;Y&quot;;&quot;&quot;)">
            <text:p/>
          </table:table-cell>
          <table:table-cell office:value-type="float" office:value="3766" calcext:value-type="float">
            <text:p>3766</text:p>
          </table:table-cell>
          <table:table-cell office:value-type="float" office:value="3752" calcext:value-type="float">
            <text:p>3752</text:p>
          </table:table-cell>
          <table:table-cell office:value-type="float" office:value="3866" calcext:value-type="float">
            <text:p>3866</text:p>
          </table:table-cell>
          <table:table-cell office:value-type="float" office:value="3972" calcext:value-type="float">
            <text:p>3972</text:p>
          </table:table-cell>
          <table:table-cell office:value-type="float" office:value="3984" calcext:value-type="float">
            <text:p>3984</text:p>
          </table:table-cell>
          <table:table-cell table:style-name="ce5" table:formula="of:=AVERAGE([.AD96:.AH96])" office:value-type="float" office:value="3868" calcext:value-type="float">
            <text:p>3868</text:p>
          </table:table-cell>
          <table:table-cell table:style-name="ce5" table:formula="of:=IF(ISBLANK([.AI96]);&quot;&quot;;ROUND([.AI96];0)-ROUND([.$B96];0))" office:value-type="float" office:value="500" calcext:value-type="float">
            <text:p>500</text:p>
          </table:table-cell>
          <table:table-cell table:style-name="ce17" table:formula="of:=IF(ISBLANK([.AI96]);&quot;&quot;;([.AJ96]/[.$B96])*100)" office:value-type="float" office:value="14.8456057007126" calcext:value-type="float">
            <text:p>14.8</text:p>
          </table:table-cell>
          <table:table-cell table:style-name="ce5" table:formula="of:=IF(AND(NOT(ISBLANK([.AJ96]));([.AJ96]=0);SUM(COUNTIF([.$I96];0);COUNTIF([.$R96];0);COUNTIF([.$AA96];0);COUNTIF([.$AJ9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14.tst</text:p>
          </table:table-cell>
          <table:table-cell table:formula="of:=MIN([.H97];[.Q97];[.Z97];[.AI97])" office:value-type="float" office:value="1756.4" calcext:value-type="float">
            <text:p>1756</text:p>
          </table:table-cell>
          <table:table-cell office:value-type="float" office:value="1747" calcext:value-type="float">
            <text:p>1747</text:p>
          </table:table-cell>
          <table:table-cell office:value-type="float" office:value="1757" calcext:value-type="float">
            <text:p>1757</text:p>
          </table:table-cell>
          <table:table-cell office:value-type="float" office:value="1778" calcext:value-type="float">
            <text:p>1778</text:p>
          </table:table-cell>
          <table:table-cell office:value-type="float" office:value="1747" calcext:value-type="float">
            <text:p>1747</text:p>
          </table:table-cell>
          <table:table-cell office:value-type="float" office:value="1753" calcext:value-type="float">
            <text:p>1753</text:p>
          </table:table-cell>
          <table:table-cell table:style-name="ce5" table:formula="of:=AVERAGE([.C97:.G97])" office:value-type="float" office:value="1756.4" calcext:value-type="float">
            <text:p>1756</text:p>
          </table:table-cell>
          <table:table-cell table:style-name="ce5" table:formula="of:=IF(ISBLANK([.H97]);&quot;&quot;;ROUND([.H97];0)-ROUND([.$B97];0))" office:value-type="float" office:value="0" calcext:value-type="float">
            <text:p>0</text:p>
          </table:table-cell>
          <table:table-cell table:style-name="ce17" table:formula="of:=IF(ISBLANK([.H97]);&quot;&quot;;([.I97]/[.$B97])*100)" office:value-type="float" office:value="0" calcext:value-type="float">
            <text:p>0.0</text:p>
          </table:table-cell>
          <table:table-cell table:style-name="ce5" table:formula="of:=IF(AND(NOT(ISBLANK([.I97]));([.I97]=0);SUM(COUNTIF([.$I97];0);COUNTIF([.$R97];0);COUNTIF([.$AA97];0);COUNTIF([.$AJ97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97]);&quot;&quot;;ROUND([.Q97];0)-ROUND([.$B97];0))">
            <text:p/>
          </table:table-cell>
          <table:table-cell table:style-name="ce17" table:formula="of:=IF(ISBLANK([.Q97]);&quot;&quot;;([.R97]/[.$B97])*100)">
            <text:p/>
          </table:table-cell>
          <table:table-cell table:style-name="ce5" table:formula="of:=IF(AND(NOT(ISBLANK([.R97]));([.R97]=0);SUM(COUNTIF([.$I97];0);COUNTIF([.$R97];0);COUNTIF([.$AA97];0);COUNTIF([.$AJ97];0))=1);&quot;Y&quot;;&quot;&quot;)">
            <text:p/>
          </table:table-cell>
          <table:table-cell office:value-type="float" office:value="1765" calcext:value-type="float">
            <text:p>1765</text:p>
          </table:table-cell>
          <table:table-cell office:value-type="float" office:value="1780" calcext:value-type="float">
            <text:p>1780</text:p>
          </table:table-cell>
          <table:table-cell office:value-type="float" office:value="1811" calcext:value-type="float">
            <text:p>1811</text:p>
          </table:table-cell>
          <table:table-cell office:value-type="float" office:value="1770" calcext:value-type="float">
            <text:p>1770</text:p>
          </table:table-cell>
          <table:table-cell office:value-type="float" office:value="1762" calcext:value-type="float">
            <text:p>1762</text:p>
          </table:table-cell>
          <table:table-cell table:style-name="ce5" table:formula="of:=AVERAGE([.U97:.Y97])" office:value-type="float" office:value="1777.6" calcext:value-type="float">
            <text:p>1778</text:p>
          </table:table-cell>
          <table:table-cell table:style-name="ce5" table:formula="of:=IF(ISBLANK([.Z97]);&quot;&quot;;ROUND([.Z97];0)-ROUND([.$B97];0))" office:value-type="float" office:value="22" calcext:value-type="float">
            <text:p>22</text:p>
          </table:table-cell>
          <table:table-cell table:style-name="ce17" table:formula="of:=IF(ISBLANK([.Z97]);&quot;&quot;;([.AA97]/[.$B97])*100)" office:value-type="float" office:value="1.25256205875655" calcext:value-type="float">
            <text:p>1.3</text:p>
          </table:table-cell>
          <table:table-cell table:style-name="ce5" table:formula="of:=IF(AND(NOT(ISBLANK([.AA97]));([.AA97]=0);SUM(COUNTIF([.$I97];0);COUNTIF([.$R97];0);COUNTIF([.$AA97];0);COUNTIF([.$AJ97];0))=1);&quot;Y&quot;;&quot;&quot;)">
            <text:p/>
          </table:table-cell>
          <table:table-cell office:value-type="float" office:value="1992" calcext:value-type="float">
            <text:p>1992</text:p>
          </table:table-cell>
          <table:table-cell office:value-type="float" office:value="2032" calcext:value-type="float">
            <text:p>2032</text:p>
          </table:table-cell>
          <table:table-cell office:value-type="float" office:value="2019" calcext:value-type="float">
            <text:p>2019</text:p>
          </table:table-cell>
          <table:table-cell office:value-type="float" office:value="2093" calcext:value-type="float">
            <text:p>2093</text:p>
          </table:table-cell>
          <table:table-cell office:value-type="float" office:value="2120" calcext:value-type="float">
            <text:p>2120</text:p>
          </table:table-cell>
          <table:table-cell table:style-name="ce5" table:formula="of:=AVERAGE([.AD97:.AH97])" office:value-type="float" office:value="2051.2" calcext:value-type="float">
            <text:p>2051</text:p>
          </table:table-cell>
          <table:table-cell table:style-name="ce5" table:formula="of:=IF(ISBLANK([.AI97]);&quot;&quot;;ROUND([.AI97];0)-ROUND([.$B97];0))" office:value-type="float" office:value="295" calcext:value-type="float">
            <text:p>295</text:p>
          </table:table-cell>
          <table:table-cell table:style-name="ce17" table:formula="of:=IF(ISBLANK([.AI97]);&quot;&quot;;([.AJ97]/[.$B97])*100)" office:value-type="float" office:value="16.7957185151446" calcext:value-type="float">
            <text:p>16.8</text:p>
          </table:table-cell>
          <table:table-cell table:style-name="ce5" table:formula="of:=IF(AND(NOT(ISBLANK([.AJ97]));([.AJ97]=0);SUM(COUNTIF([.$I97];0);COUNTIF([.$R97];0);COUNTIF([.$AA97];0);COUNTIF([.$AJ9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15.tst</text:p>
          </table:table-cell>
          <table:table-cell table:formula="of:=MIN([.H98];[.Q98];[.Z98];[.AI98])" office:value-type="float" office:value="3621.4" calcext:value-type="float">
            <text:p>3621</text:p>
          </table:table-cell>
          <table:table-cell office:value-type="float" office:value="3606" calcext:value-type="float">
            <text:p>3606</text:p>
          </table:table-cell>
          <table:table-cell office:value-type="float" office:value="3603" calcext:value-type="float">
            <text:p>3603</text:p>
          </table:table-cell>
          <table:table-cell office:value-type="float" office:value="3604" calcext:value-type="float">
            <text:p>3604</text:p>
          </table:table-cell>
          <table:table-cell office:value-type="float" office:value="3672" calcext:value-type="float">
            <text:p>3672</text:p>
          </table:table-cell>
          <table:table-cell office:value-type="float" office:value="3622" calcext:value-type="float">
            <text:p>3622</text:p>
          </table:table-cell>
          <table:table-cell table:style-name="ce5" table:formula="of:=AVERAGE([.C98:.G98])" office:value-type="float" office:value="3621.4" calcext:value-type="float">
            <text:p>3621</text:p>
          </table:table-cell>
          <table:table-cell table:style-name="ce5" table:formula="of:=IF(ISBLANK([.H98]);&quot;&quot;;ROUND([.H98];0)-ROUND([.$B98];0))" office:value-type="float" office:value="0" calcext:value-type="float">
            <text:p>0</text:p>
          </table:table-cell>
          <table:table-cell table:style-name="ce17" table:formula="of:=IF(ISBLANK([.H98]);&quot;&quot;;([.I98]/[.$B98])*100)" office:value-type="float" office:value="0" calcext:value-type="float">
            <text:p>0.0</text:p>
          </table:table-cell>
          <table:table-cell table:style-name="ce5" table:formula="of:=IF(AND(NOT(ISBLANK([.I98]));([.I98]=0);SUM(COUNTIF([.$I98];0);COUNTIF([.$R98];0);COUNTIF([.$AA98];0);COUNTIF([.$AJ98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98]);&quot;&quot;;ROUND([.Q98];0)-ROUND([.$B98];0))">
            <text:p/>
          </table:table-cell>
          <table:table-cell table:style-name="ce17" table:formula="of:=IF(ISBLANK([.Q98]);&quot;&quot;;([.R98]/[.$B98])*100)">
            <text:p/>
          </table:table-cell>
          <table:table-cell table:style-name="ce5" table:formula="of:=IF(AND(NOT(ISBLANK([.R98]));([.R98]=0);SUM(COUNTIF([.$I98];0);COUNTIF([.$R98];0);COUNTIF([.$AA98];0);COUNTIF([.$AJ98];0))=1);&quot;Y&quot;;&quot;&quot;)">
            <text:p/>
          </table:table-cell>
          <table:table-cell office:value-type="float" office:value="3660" calcext:value-type="float">
            <text:p>3660</text:p>
          </table:table-cell>
          <table:table-cell office:value-type="float" office:value="3678" calcext:value-type="float">
            <text:p>3678</text:p>
          </table:table-cell>
          <table:table-cell office:value-type="float" office:value="3701" calcext:value-type="float">
            <text:p>3701</text:p>
          </table:table-cell>
          <table:table-cell office:value-type="float" office:value="3666" calcext:value-type="float">
            <text:p>3666</text:p>
          </table:table-cell>
          <table:table-cell office:value-type="float" office:value="3621" calcext:value-type="float">
            <text:p>3621</text:p>
          </table:table-cell>
          <table:table-cell table:style-name="ce5" table:formula="of:=AVERAGE([.U98:.Y98])" office:value-type="float" office:value="3665.2" calcext:value-type="float">
            <text:p>3665</text:p>
          </table:table-cell>
          <table:table-cell table:style-name="ce5" table:formula="of:=IF(ISBLANK([.Z98]);&quot;&quot;;ROUND([.Z98];0)-ROUND([.$B98];0))" office:value-type="float" office:value="44" calcext:value-type="float">
            <text:p>44</text:p>
          </table:table-cell>
          <table:table-cell table:style-name="ce17" table:formula="of:=IF(ISBLANK([.Z98]);&quot;&quot;;([.AA98]/[.$B98])*100)" office:value-type="float" office:value="1.2149997238637" calcext:value-type="float">
            <text:p>1.2</text:p>
          </table:table-cell>
          <table:table-cell table:style-name="ce5" table:formula="of:=IF(AND(NOT(ISBLANK([.AA98]));([.AA98]=0);SUM(COUNTIF([.$I98];0);COUNTIF([.$R98];0);COUNTIF([.$AA98];0);COUNTIF([.$AJ98];0))=1);&quot;Y&quot;;&quot;&quot;)">
            <text:p/>
          </table:table-cell>
          <table:table-cell office:value-type="float" office:value="4053" calcext:value-type="float">
            <text:p>4053</text:p>
          </table:table-cell>
          <table:table-cell office:value-type="float" office:value="4034" calcext:value-type="float">
            <text:p>4034</text:p>
          </table:table-cell>
          <table:table-cell office:value-type="float" office:value="4155" calcext:value-type="float">
            <text:p>4155</text:p>
          </table:table-cell>
          <table:table-cell office:value-type="float" office:value="4261" calcext:value-type="float">
            <text:p>4261</text:p>
          </table:table-cell>
          <table:table-cell office:value-type="float" office:value="4295" calcext:value-type="float">
            <text:p>4295</text:p>
          </table:table-cell>
          <table:table-cell table:style-name="ce5" table:formula="of:=AVERAGE([.AD98:.AH98])" office:value-type="float" office:value="4159.6" calcext:value-type="float">
            <text:p>4160</text:p>
          </table:table-cell>
          <table:table-cell table:style-name="ce5" table:formula="of:=IF(ISBLANK([.AI98]);&quot;&quot;;ROUND([.AI98];0)-ROUND([.$B98];0))" office:value-type="float" office:value="539" calcext:value-type="float">
            <text:p>539</text:p>
          </table:table-cell>
          <table:table-cell table:style-name="ce17" table:formula="of:=IF(ISBLANK([.AI98]);&quot;&quot;;([.AJ98]/[.$B98])*100)" office:value-type="float" office:value="14.8837466173303" calcext:value-type="float">
            <text:p>14.9</text:p>
          </table:table-cell>
          <table:table-cell table:style-name="ce5" table:formula="of:=IF(AND(NOT(ISBLANK([.AJ98]));([.AJ98]=0);SUM(COUNTIF([.$I98];0);COUNTIF([.$R98];0);COUNTIF([.$AA98];0);COUNTIF([.$AJ9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evenodd_ls2_16.tst</text:p>
          </table:table-cell>
          <table:table-cell table:formula="of:=MIN([.H99];[.Q99];[.Z99];[.AI99])" office:value-type="float" office:value="1050.8" calcext:value-type="float">
            <text:p>1051</text:p>
          </table:table-cell>
          <table:table-cell office:value-type="float" office:value="1047" calcext:value-type="float">
            <text:p>1047</text:p>
          </table:table-cell>
          <table:table-cell office:value-type="float" office:value="1044" calcext:value-type="float">
            <text:p>1044</text:p>
          </table:table-cell>
          <table:table-cell table:number-columns-repeated="2" office:value-type="float" office:value="1043" calcext:value-type="float">
            <text:p>1043</text:p>
          </table:table-cell>
          <table:table-cell office:value-type="float" office:value="1077" calcext:value-type="float">
            <text:p>1077</text:p>
          </table:table-cell>
          <table:table-cell table:style-name="ce5" table:formula="of:=AVERAGE([.C99:.G99])" office:value-type="float" office:value="1050.8" calcext:value-type="float">
            <text:p>1051</text:p>
          </table:table-cell>
          <table:table-cell table:style-name="ce5" table:formula="of:=IF(ISBLANK([.H99]);&quot;&quot;;ROUND([.H99];0)-ROUND([.$B99];0))" office:value-type="float" office:value="0" calcext:value-type="float">
            <text:p>0</text:p>
          </table:table-cell>
          <table:table-cell table:style-name="ce17" table:formula="of:=IF(ISBLANK([.H99]);&quot;&quot;;([.I99]/[.$B99])*100)" office:value-type="float" office:value="0" calcext:value-type="float">
            <text:p>0.0</text:p>
          </table:table-cell>
          <table:table-cell table:style-name="ce5" table:formula="of:=IF(AND(NOT(ISBLANK([.I99]));([.I99]=0);SUM(COUNTIF([.$I99];0);COUNTIF([.$R99];0);COUNTIF([.$AA99];0);COUNTIF([.$AJ99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99]);&quot;&quot;;ROUND([.Q99];0)-ROUND([.$B99];0))">
            <text:p/>
          </table:table-cell>
          <table:table-cell table:style-name="ce17" table:formula="of:=IF(ISBLANK([.Q99]);&quot;&quot;;([.R99]/[.$B99])*100)">
            <text:p/>
          </table:table-cell>
          <table:table-cell table:style-name="ce5" table:formula="of:=IF(AND(NOT(ISBLANK([.R99]));([.R99]=0);SUM(COUNTIF([.$I99];0);COUNTIF([.$R99];0);COUNTIF([.$AA99];0);COUNTIF([.$AJ99];0))=1);&quot;Y&quot;;&quot;&quot;)">
            <text:p/>
          </table:table-cell>
          <table:table-cell office:value-type="float" office:value="1061" calcext:value-type="float">
            <text:p>1061</text:p>
          </table:table-cell>
          <table:table-cell office:value-type="float" office:value="1048" calcext:value-type="float">
            <text:p>1048</text:p>
          </table:table-cell>
          <table:table-cell office:value-type="float" office:value="1060" calcext:value-type="float">
            <text:p>1060</text:p>
          </table:table-cell>
          <table:table-cell office:value-type="float" office:value="1058" calcext:value-type="float">
            <text:p>1058</text:p>
          </table:table-cell>
          <table:table-cell office:value-type="float" office:value="1044" calcext:value-type="float">
            <text:p>1044</text:p>
          </table:table-cell>
          <table:table-cell table:style-name="ce5" table:formula="of:=AVERAGE([.U99:.Y99])" office:value-type="float" office:value="1054.2" calcext:value-type="float">
            <text:p>1054</text:p>
          </table:table-cell>
          <table:table-cell table:style-name="ce5" table:formula="of:=IF(ISBLANK([.Z99]);&quot;&quot;;ROUND([.Z99];0)-ROUND([.$B99];0))" office:value-type="float" office:value="3" calcext:value-type="float">
            <text:p>3</text:p>
          </table:table-cell>
          <table:table-cell table:style-name="ce17" table:formula="of:=IF(ISBLANK([.Z99]);&quot;&quot;;([.AA99]/[.$B99])*100)" office:value-type="float" office:value="0.285496764370004" calcext:value-type="float">
            <text:p>0.3</text:p>
          </table:table-cell>
          <table:table-cell table:style-name="ce5" table:formula="of:=IF(AND(NOT(ISBLANK([.AA99]));([.AA99]=0);SUM(COUNTIF([.$I99];0);COUNTIF([.$R99];0);COUNTIF([.$AA99];0);COUNTIF([.$AJ99];0))=1);&quot;Y&quot;;&quot;&quot;)">
            <text:p/>
          </table:table-cell>
          <table:table-cell office:value-type="float" office:value="1183" calcext:value-type="float">
            <text:p>1183</text:p>
          </table:table-cell>
          <table:table-cell office:value-type="float" office:value="1160" calcext:value-type="float">
            <text:p>1160</text:p>
          </table:table-cell>
          <table:table-cell office:value-type="float" office:value="1189" calcext:value-type="float">
            <text:p>1189</text:p>
          </table:table-cell>
          <table:table-cell office:value-type="float" office:value="1233" calcext:value-type="float">
            <text:p>1233</text:p>
          </table:table-cell>
          <table:table-cell office:value-type="float" office:value="1220" calcext:value-type="float">
            <text:p>1220</text:p>
          </table:table-cell>
          <table:table-cell table:style-name="ce5" table:formula="of:=AVERAGE([.AD99:.AH99])" office:value-type="float" office:value="1197" calcext:value-type="float">
            <text:p>1197</text:p>
          </table:table-cell>
          <table:table-cell table:style-name="ce5" table:formula="of:=IF(ISBLANK([.AI99]);&quot;&quot;;ROUND([.AI99];0)-ROUND([.$B99];0))" office:value-type="float" office:value="146" calcext:value-type="float">
            <text:p>146</text:p>
          </table:table-cell>
          <table:table-cell table:style-name="ce17" table:formula="of:=IF(ISBLANK([.AI99]);&quot;&quot;;([.AJ99]/[.$B99])*100)" office:value-type="float" office:value="13.8941758660069" calcext:value-type="float">
            <text:p>13.9</text:p>
          </table:table-cell>
          <table:table-cell table:style-name="ce5" table:formula="of:=IF(AND(NOT(ISBLANK([.AJ99]));([.AJ99]=0);SUM(COUNTIF([.$I99];0);COUNTIF([.$R99];0);COUNTIF([.$AA99];0);COUNTIF([.$AJ9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01.tst</text:p>
          </table:table-cell>
          <table:table-cell table:formula="of:=MIN([.H100];[.Q100];[.Z100];[.AI100])" office:value-type="float" office:value="28.2" calcext:value-type="float">
            <text:p>28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5" table:formula="of:=AVERAGE([.C100:.G100])" office:value-type="float" office:value="28.2" calcext:value-type="float">
            <text:p>28</text:p>
          </table:table-cell>
          <table:table-cell table:style-name="ce5" table:formula="of:=IF(ISBLANK([.H100]);&quot;&quot;;ROUND([.H100];0)-ROUND([.$B100];0))" office:value-type="float" office:value="0" calcext:value-type="float">
            <text:p>0</text:p>
          </table:table-cell>
          <table:table-cell table:style-name="ce17" table:formula="of:=IF(ISBLANK([.H100]);&quot;&quot;;([.I100]/[.$B100])*100)" office:value-type="float" office:value="0" calcext:value-type="float">
            <text:p>0.0</text:p>
          </table:table-cell>
          <table:table-cell table:style-name="ce5" table:formula="of:=IF(AND(NOT(ISBLANK([.I100]));([.I100]=0);SUM(COUNTIF([.$I100];0);COUNTIF([.$R100];0);COUNTIF([.$AA100];0);COUNTIF([.$AJ100];0))=1);&quot;Y&quot;;&quot;&quot;)">
            <text:p/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5"/>
          <table:table-cell table:style-name="ce5" table:formula="of:=IF(ISBLANK([.Q100]);&quot;&quot;;ROUND([.Q100];0)-ROUND([.$B100];0))">
            <text:p/>
          </table:table-cell>
          <table:table-cell table:style-name="ce17" table:formula="of:=IF(ISBLANK([.Q100]);&quot;&quot;;([.R100]/[.$B100])*100)">
            <text:p/>
          </table:table-cell>
          <table:table-cell table:style-name="ce5" table:formula="of:=IF(AND(NOT(ISBLANK([.R100]));([.R100]=0);SUM(COUNTIF([.$I100];0);COUNTIF([.$R100];0);COUNTIF([.$AA100];0);COUNTIF([.$AJ100];0))=1);&quot;Y&quot;;&quot;&quot;)">
            <text:p/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table:formula="of:=AVERAGE([.U100:.Y100])" office:value-type="float" office:value="28.4" calcext:value-type="float">
            <text:p>28</text:p>
          </table:table-cell>
          <table:table-cell table:style-name="ce5" table:formula="of:=IF(ISBLANK([.Z100]);&quot;&quot;;ROUND([.Z100];0)-ROUND([.$B100];0))" office:value-type="float" office:value="0" calcext:value-type="float">
            <text:p>0</text:p>
          </table:table-cell>
          <table:table-cell table:style-name="ce17" table:formula="of:=IF(ISBLANK([.Z100]);&quot;&quot;;([.AA100]/[.$B100])*100)" office:value-type="float" office:value="0" calcext:value-type="float">
            <text:p>0.0</text:p>
          </table:table-cell>
          <table:table-cell table:style-name="ce5" table:formula="of:=IF(AND(NOT(ISBLANK([.AA100]));([.AA100]=0);SUM(COUNTIF([.$I100];0);COUNTIF([.$R100];0);COUNTIF([.$AA100];0);COUNTIF([.$AJ100];0))=1);&quot;Y&quot;;&quot;&quot;)">
            <text:p/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table:formula="of:=AVERAGE([.AD100:.AH100])" office:value-type="float" office:value="37.8" calcext:value-type="float">
            <text:p>38</text:p>
          </table:table-cell>
          <table:table-cell table:style-name="ce5" table:formula="of:=IF(ISBLANK([.AI100]);&quot;&quot;;ROUND([.AI100];0)-ROUND([.$B100];0))" office:value-type="float" office:value="10" calcext:value-type="float">
            <text:p>10</text:p>
          </table:table-cell>
          <table:table-cell table:style-name="ce17" table:formula="of:=IF(ISBLANK([.AI100]);&quot;&quot;;([.AJ100]/[.$B100])*100)" office:value-type="float" office:value="35.4609929078014" calcext:value-type="float">
            <text:p>35.5</text:p>
          </table:table-cell>
          <table:table-cell table:style-name="ce5" table:formula="of:=IF(AND(NOT(ISBLANK([.AJ100]));([.AJ100]=0);SUM(COUNTIF([.$I100];0);COUNTIF([.$R100];0);COUNTIF([.$AA100];0);COUNTIF([.$AJ10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02.tst</text:p>
          </table:table-cell>
          <table:table-cell table:formula="of:=MIN([.H101];[.Q101];[.Z101];[.AI101])" office:value-type="float" office:value="45.8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6" calcext:value-type="float">
            <text:p>46</text:p>
          </table:table-cell>
          <table:table-cell table:style-name="ce5" table:formula="of:=AVERAGE([.C101:.G101])" office:value-type="float" office:value="45.8" calcext:value-type="float">
            <text:p>46</text:p>
          </table:table-cell>
          <table:table-cell table:style-name="ce5" table:formula="of:=IF(ISBLANK([.H101]);&quot;&quot;;ROUND([.H101];0)-ROUND([.$B101];0))" office:value-type="float" office:value="0" calcext:value-type="float">
            <text:p>0</text:p>
          </table:table-cell>
          <table:table-cell table:style-name="ce17" table:formula="of:=IF(ISBLANK([.H101]);&quot;&quot;;([.I101]/[.$B101])*100)" office:value-type="float" office:value="0" calcext:value-type="float">
            <text:p>0.0</text:p>
          </table:table-cell>
          <table:table-cell table:style-name="ce5" table:formula="of:=IF(AND(NOT(ISBLANK([.I101]));([.I101]=0);SUM(COUNTIF([.$I101];0);COUNTIF([.$R101];0);COUNTIF([.$AA101];0);COUNTIF([.$AJ101];0))=1);&quot;Y&quot;;&quot;&quot;)">
            <text:p/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68" calcext:value-type="float">
            <text:p>68</text:p>
          </table:table-cell>
          <table:table-cell table:style-name="ce5" table:formula="of:=AVERAGE([.L101:.P101])" office:value-type="float" office:value="68.2" calcext:value-type="float">
            <text:p>68</text:p>
          </table:table-cell>
          <table:table-cell table:style-name="ce5" table:formula="of:=IF(ISBLANK([.Q101]);&quot;&quot;;ROUND([.Q101];0)-ROUND([.$B101];0))" office:value-type="float" office:value="22" calcext:value-type="float">
            <text:p>22</text:p>
          </table:table-cell>
          <table:table-cell table:style-name="ce17" table:formula="of:=IF(ISBLANK([.Q101]);&quot;&quot;;([.R101]/[.$B101])*100)" office:value-type="float" office:value="48.0349344978166" calcext:value-type="float">
            <text:p>48.0</text:p>
          </table:table-cell>
          <table:table-cell table:style-name="ce5" table:formula="of:=IF(AND(NOT(ISBLANK([.R101]));([.R101]=0);SUM(COUNTIF([.$I101];0);COUNTIF([.$R101];0);COUNTIF([.$AA101];0);COUNTIF([.$AJ101];0))=1);&quot;Y&quot;;&quot;&quot;)">
            <text:p/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5" table:formula="of:=AVERAGE([.U101:.Y101])" office:value-type="float" office:value="46.4" calcext:value-type="float">
            <text:p>46</text:p>
          </table:table-cell>
          <table:table-cell table:style-name="ce5" table:formula="of:=IF(ISBLANK([.Z101]);&quot;&quot;;ROUND([.Z101];0)-ROUND([.$B101];0))" office:value-type="float" office:value="0" calcext:value-type="float">
            <text:p>0</text:p>
          </table:table-cell>
          <table:table-cell table:style-name="ce17" table:formula="of:=IF(ISBLANK([.Z101]);&quot;&quot;;([.AA101]/[.$B101])*100)" office:value-type="float" office:value="0" calcext:value-type="float">
            <text:p>0.0</text:p>
          </table:table-cell>
          <table:table-cell table:style-name="ce5" table:formula="of:=IF(AND(NOT(ISBLANK([.AA101]));([.AA101]=0);SUM(COUNTIF([.$I101];0);COUNTIF([.$R101];0);COUNTIF([.$AA101];0);COUNTIF([.$AJ101];0))=1);&quot;Y&quot;;&quot;&quot;)">
            <text:p/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style-name="ce5" table:formula="of:=AVERAGE([.AD101:.AH101])" office:value-type="float" office:value="59.8" calcext:value-type="float">
            <text:p>60</text:p>
          </table:table-cell>
          <table:table-cell table:style-name="ce5" table:formula="of:=IF(ISBLANK([.AI101]);&quot;&quot;;ROUND([.AI101];0)-ROUND([.$B101];0))" office:value-type="float" office:value="14" calcext:value-type="float">
            <text:p>14</text:p>
          </table:table-cell>
          <table:table-cell table:style-name="ce17" table:formula="of:=IF(ISBLANK([.AI101]);&quot;&quot;;([.AJ101]/[.$B101])*100)" office:value-type="float" office:value="30.5676855895197" calcext:value-type="float">
            <text:p>30.6</text:p>
          </table:table-cell>
          <table:table-cell table:style-name="ce5" table:formula="of:=IF(AND(NOT(ISBLANK([.AJ101]));([.AJ101]=0);SUM(COUNTIF([.$I101];0);COUNTIF([.$R101];0);COUNTIF([.$AA101];0);COUNTIF([.$AJ101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leftright_03.tst</text:p>
          </table:table-cell>
          <table:table-cell table:formula="of:=MIN([.H102];[.Q102];[.Z102];[.AI102])" office:value-type="float" office:value="2869" calcext:value-type="float">
            <text:p>2869</text:p>
          </table:table-cell>
          <table:table-cell office:value-type="float" office:value="2867" calcext:value-type="float">
            <text:p>2867</text:p>
          </table:table-cell>
          <table:table-cell office:value-type="float" office:value="2874" calcext:value-type="float">
            <text:p>2874</text:p>
          </table:table-cell>
          <table:table-cell office:value-type="float" office:value="2883" calcext:value-type="float">
            <text:p>2883</text:p>
          </table:table-cell>
          <table:table-cell office:value-type="float" office:value="2857" calcext:value-type="float">
            <text:p>2857</text:p>
          </table:table-cell>
          <table:table-cell office:value-type="float" office:value="2864" calcext:value-type="float">
            <text:p>2864</text:p>
          </table:table-cell>
          <table:table-cell table:style-name="ce5" table:formula="of:=AVERAGE([.C102:.G102])" office:value-type="float" office:value="2869" calcext:value-type="float">
            <text:p>2869</text:p>
          </table:table-cell>
          <table:table-cell table:style-name="ce5" table:formula="of:=IF(ISBLANK([.H102]);&quot;&quot;;ROUND([.H102];0)-ROUND([.$B102];0))" office:value-type="float" office:value="0" calcext:value-type="float">
            <text:p>0</text:p>
          </table:table-cell>
          <table:table-cell table:style-name="ce17" table:formula="of:=IF(ISBLANK([.H102]);&quot;&quot;;([.I102]/[.$B102])*100)" office:value-type="float" office:value="0" calcext:value-type="float">
            <text:p>0.0</text:p>
          </table:table-cell>
          <table:table-cell table:style-name="ce5" table:formula="of:=IF(AND(NOT(ISBLANK([.I102]));([.I102]=0);SUM(COUNTIF([.$I102];0);COUNTIF([.$R102];0);COUNTIF([.$AA102];0);COUNTIF([.$AJ102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02]);&quot;&quot;;ROUND([.Q102];0)-ROUND([.$B102];0))">
            <text:p/>
          </table:table-cell>
          <table:table-cell table:style-name="ce17" table:formula="of:=IF(ISBLANK([.Q102]);&quot;&quot;;([.R102]/[.$B102])*100)">
            <text:p/>
          </table:table-cell>
          <table:table-cell table:style-name="ce5" table:formula="of:=IF(AND(NOT(ISBLANK([.R102]));([.R102]=0);SUM(COUNTIF([.$I102];0);COUNTIF([.$R102];0);COUNTIF([.$AA102];0);COUNTIF([.$AJ102];0))=1);&quot;Y&quot;;&quot;&quot;)">
            <text:p/>
          </table:table-cell>
          <table:table-cell office:value-type="float" office:value="2886" calcext:value-type="float">
            <text:p>2886</text:p>
          </table:table-cell>
          <table:table-cell office:value-type="float" office:value="2938" calcext:value-type="float">
            <text:p>2938</text:p>
          </table:table-cell>
          <table:table-cell office:value-type="float" office:value="2909" calcext:value-type="float">
            <text:p>2909</text:p>
          </table:table-cell>
          <table:table-cell office:value-type="float" office:value="2882" calcext:value-type="float">
            <text:p>2882</text:p>
          </table:table-cell>
          <table:table-cell office:value-type="float" office:value="2858" calcext:value-type="float">
            <text:p>2858</text:p>
          </table:table-cell>
          <table:table-cell table:style-name="ce5" table:formula="of:=AVERAGE([.U102:.Y102])" office:value-type="float" office:value="2894.6" calcext:value-type="float">
            <text:p>2895</text:p>
          </table:table-cell>
          <table:table-cell table:style-name="ce5" table:formula="of:=IF(ISBLANK([.Z102]);&quot;&quot;;ROUND([.Z102];0)-ROUND([.$B102];0))" office:value-type="float" office:value="26" calcext:value-type="float">
            <text:p>26</text:p>
          </table:table-cell>
          <table:table-cell table:style-name="ce17" table:formula="of:=IF(ISBLANK([.Z102]);&quot;&quot;;([.AA102]/[.$B102])*100)" office:value-type="float" office:value="0.906239107703032" calcext:value-type="float">
            <text:p>0.9</text:p>
          </table:table-cell>
          <table:table-cell table:style-name="ce5" table:formula="of:=IF(AND(NOT(ISBLANK([.AA102]));([.AA102]=0);SUM(COUNTIF([.$I102];0);COUNTIF([.$R102];0);COUNTIF([.$AA102];0);COUNTIF([.$AJ102];0))=1);&quot;Y&quot;;&quot;&quot;)">
            <text:p/>
          </table:table-cell>
          <table:table-cell office:value-type="float" office:value="3176" calcext:value-type="float">
            <text:p>3176</text:p>
          </table:table-cell>
          <table:table-cell office:value-type="float" office:value="3166" calcext:value-type="float">
            <text:p>3166</text:p>
          </table:table-cell>
          <table:table-cell office:value-type="float" office:value="3268" calcext:value-type="float">
            <text:p>3268</text:p>
          </table:table-cell>
          <table:table-cell office:value-type="float" office:value="3368" calcext:value-type="float">
            <text:p>3368</text:p>
          </table:table-cell>
          <table:table-cell office:value-type="float" office:value="3362" calcext:value-type="float">
            <text:p>3362</text:p>
          </table:table-cell>
          <table:table-cell table:style-name="ce5" table:formula="of:=AVERAGE([.AD102:.AH102])" office:value-type="float" office:value="3268" calcext:value-type="float">
            <text:p>3268</text:p>
          </table:table-cell>
          <table:table-cell table:style-name="ce5" table:formula="of:=IF(ISBLANK([.AI102]);&quot;&quot;;ROUND([.AI102];0)-ROUND([.$B102];0))" office:value-type="float" office:value="399" calcext:value-type="float">
            <text:p>399</text:p>
          </table:table-cell>
          <table:table-cell table:style-name="ce17" table:formula="of:=IF(ISBLANK([.AI102]);&quot;&quot;;([.AJ102]/[.$B102])*100)" office:value-type="float" office:value="13.9072847682119" calcext:value-type="float">
            <text:p>13.9</text:p>
          </table:table-cell>
          <table:table-cell table:style-name="ce5" table:formula="of:=IF(AND(NOT(ISBLANK([.AJ102]));([.AJ102]=0);SUM(COUNTIF([.$I102];0);COUNTIF([.$R102];0);COUNTIF([.$AA102];0);COUNTIF([.$AJ10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04.tst</text:p>
          </table:table-cell>
          <table:table-cell table:formula="of:=MIN([.H103];[.Q103];[.Z103];[.AI103])" office:value-type="float" office:value="139.4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table:style-name="ce5" table:formula="of:=AVERAGE([.C103:.G103])" office:value-type="float" office:value="139.4" calcext:value-type="float">
            <text:p>139</text:p>
          </table:table-cell>
          <table:table-cell table:style-name="ce5" table:formula="of:=IF(ISBLANK([.H103]);&quot;&quot;;ROUND([.H103];0)-ROUND([.$B103];0))" office:value-type="float" office:value="0" calcext:value-type="float">
            <text:p>0</text:p>
          </table:table-cell>
          <table:table-cell table:style-name="ce17" table:formula="of:=IF(ISBLANK([.H103]);&quot;&quot;;([.I103]/[.$B103])*100)" office:value-type="float" office:value="0" calcext:value-type="float">
            <text:p>0.0</text:p>
          </table:table-cell>
          <table:table-cell table:style-name="ce5" table:formula="of:=IF(AND(NOT(ISBLANK([.I103]));([.I103]=0);SUM(COUNTIF([.$I103];0);COUNTIF([.$R103];0);COUNTIF([.$AA103];0);COUNTIF([.$AJ103];0))=1);&quot;Y&quot;;&quot;&quot;)" office:value-type="string" office:string-value="Y" calcext:value-type="string">
            <text:p>Y</text:p>
          </table:table-cell>
          <table:table-cell office:value-type="float" office:value="1791" calcext:value-type="float">
            <text:p>1791</text:p>
          </table:table-cell>
          <table:table-cell office:value-type="float" office:value="1802" calcext:value-type="float">
            <text:p>1802</text:p>
          </table:table-cell>
          <table:table-cell office:value-type="float" office:value="1786" calcext:value-type="float">
            <text:p>1786</text:p>
          </table:table-cell>
          <table:table-cell office:value-type="float" office:value="1802" calcext:value-type="float">
            <text:p>1802</text:p>
          </table:table-cell>
          <table:table-cell office:value-type="float" office:value="1800" calcext:value-type="float">
            <text:p>1800</text:p>
          </table:table-cell>
          <table:table-cell table:style-name="ce5" table:formula="of:=AVERAGE([.L103:.P103])" office:value-type="float" office:value="1796.2" calcext:value-type="float">
            <text:p>1796</text:p>
          </table:table-cell>
          <table:table-cell table:style-name="ce5" table:formula="of:=IF(ISBLANK([.Q103]);&quot;&quot;;ROUND([.Q103];0)-ROUND([.$B103];0))" office:value-type="float" office:value="1657" calcext:value-type="float">
            <text:p>1657</text:p>
          </table:table-cell>
          <table:table-cell table:style-name="ce17" table:formula="of:=IF(ISBLANK([.Q103]);&quot;&quot;;([.R103]/[.$B103])*100)" office:value-type="float" office:value="1188.66571018651" calcext:value-type="float">
            <text:p>1188.7</text:p>
          </table:table-cell>
          <table:table-cell table:style-name="ce5" table:formula="of:=IF(AND(NOT(ISBLANK([.R103]));([.R103]=0);SUM(COUNTIF([.$I103];0);COUNTIF([.$R103];0);COUNTIF([.$AA103];0);COUNTIF([.$AJ103];0))=1);&quot;Y&quot;;&quot;&quot;)">
            <text:p/>
          </table:table-cell>
          <table:table-cell table:number-columns-repeated="5" office:value-type="float" office:value="141" calcext:value-type="float">
            <text:p>141</text:p>
          </table:table-cell>
          <table:table-cell table:style-name="ce5" table:formula="of:=AVERAGE([.U103:.Y103])" office:value-type="float" office:value="141" calcext:value-type="float">
            <text:p>141</text:p>
          </table:table-cell>
          <table:table-cell table:style-name="ce5" table:formula="of:=IF(ISBLANK([.Z103]);&quot;&quot;;ROUND([.Z103];0)-ROUND([.$B103];0))" office:value-type="float" office:value="2" calcext:value-type="float">
            <text:p>2</text:p>
          </table:table-cell>
          <table:table-cell table:style-name="ce17" table:formula="of:=IF(ISBLANK([.Z103]);&quot;&quot;;([.AA103]/[.$B103])*100)" office:value-type="float" office:value="1.43472022955524" calcext:value-type="float">
            <text:p>1.4</text:p>
          </table:table-cell>
          <table:table-cell table:style-name="ce5" table:formula="of:=IF(AND(NOT(ISBLANK([.AA103]));([.AA103]=0);SUM(COUNTIF([.$I103];0);COUNTIF([.$R103];0);COUNTIF([.$AA103];0);COUNTIF([.$AJ103];0))=1);&quot;Y&quot;;&quot;&quot;)">
            <text:p/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table:style-name="ce5" table:formula="of:=AVERAGE([.AD103:.AH103])" office:value-type="float" office:value="173.6" calcext:value-type="float">
            <text:p>174</text:p>
          </table:table-cell>
          <table:table-cell table:style-name="ce5" table:formula="of:=IF(ISBLANK([.AI103]);&quot;&quot;;ROUND([.AI103];0)-ROUND([.$B103];0))" office:value-type="float" office:value="35" calcext:value-type="float">
            <text:p>35</text:p>
          </table:table-cell>
          <table:table-cell table:style-name="ce17" table:formula="of:=IF(ISBLANK([.AI103]);&quot;&quot;;([.AJ103]/[.$B103])*100)" office:value-type="float" office:value="25.1076040172166" calcext:value-type="float">
            <text:p>25.1</text:p>
          </table:table-cell>
          <table:table-cell table:style-name="ce5" table:formula="of:=IF(AND(NOT(ISBLANK([.AJ103]));([.AJ103]=0);SUM(COUNTIF([.$I103];0);COUNTIF([.$R103];0);COUNTIF([.$AA103];0);COUNTIF([.$AJ10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05.tst</text:p>
          </table:table-cell>
          <table:table-cell table:formula="of:=MIN([.H104];[.Q104];[.Z104];[.AI104])" office:value-type="float" office:value="38.6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table:formula="of:=AVERAGE([.C104:.G104])" office:value-type="float" office:value="38.8" calcext:value-type="float">
            <text:p>39</text:p>
          </table:table-cell>
          <table:table-cell table:style-name="ce5" table:formula="of:=IF(ISBLANK([.H104]);&quot;&quot;;ROUND([.H104];0)-ROUND([.$B104];0))" office:value-type="float" office:value="0" calcext:value-type="float">
            <text:p>0</text:p>
          </table:table-cell>
          <table:table-cell table:style-name="ce17" table:formula="of:=IF(ISBLANK([.H104]);&quot;&quot;;([.I104]/[.$B104])*100)" office:value-type="float" office:value="0" calcext:value-type="float">
            <text:p>0.0</text:p>
          </table:table-cell>
          <table:table-cell table:style-name="ce5" table:formula="of:=IF(AND(NOT(ISBLANK([.I104]));([.I104]=0);SUM(COUNTIF([.$I104];0);COUNTIF([.$R104];0);COUNTIF([.$AA104];0);COUNTIF([.$AJ104];0))=1);&quot;Y&quot;;&quot;&quot;)">
            <text:p/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style-name="ce5" table:formula="of:=AVERAGE([.L104:.P104])" office:value-type="float" office:value="40.2" calcext:value-type="float">
            <text:p>40</text:p>
          </table:table-cell>
          <table:table-cell table:style-name="ce5" table:formula="of:=IF(ISBLANK([.Q104]);&quot;&quot;;ROUND([.Q104];0)-ROUND([.$B104];0))" office:value-type="float" office:value="1" calcext:value-type="float">
            <text:p>1</text:p>
          </table:table-cell>
          <table:table-cell table:style-name="ce17" table:formula="of:=IF(ISBLANK([.Q104]);&quot;&quot;;([.R104]/[.$B104])*100)" office:value-type="float" office:value="2.59067357512953" calcext:value-type="float">
            <text:p>2.6</text:p>
          </table:table-cell>
          <table:table-cell table:style-name="ce5" table:formula="of:=IF(AND(NOT(ISBLANK([.R104]));([.R104]=0);SUM(COUNTIF([.$I104];0);COUNTIF([.$R104];0);COUNTIF([.$AA104];0);COUNTIF([.$AJ104];0))=1);&quot;Y&quot;;&quot;&quot;)">
            <text:p/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ce5" table:formula="of:=AVERAGE([.U104:.Y104])" office:value-type="float" office:value="38.6" calcext:value-type="float">
            <text:p>39</text:p>
          </table:table-cell>
          <table:table-cell table:style-name="ce5" table:formula="of:=IF(ISBLANK([.Z104]);&quot;&quot;;ROUND([.Z104];0)-ROUND([.$B104];0))" office:value-type="float" office:value="0" calcext:value-type="float">
            <text:p>0</text:p>
          </table:table-cell>
          <table:table-cell table:style-name="ce17" table:formula="of:=IF(ISBLANK([.Z104]);&quot;&quot;;([.AA104]/[.$B104])*100)" office:value-type="float" office:value="0" calcext:value-type="float">
            <text:p>0.0</text:p>
          </table:table-cell>
          <table:table-cell table:style-name="ce5" table:formula="of:=IF(AND(NOT(ISBLANK([.AA104]));([.AA104]=0);SUM(COUNTIF([.$I104];0);COUNTIF([.$R104];0);COUNTIF([.$AA104];0);COUNTIF([.$AJ104];0))=1);&quot;Y&quot;;&quot;&quot;)">
            <text:p/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5" table:formula="of:=AVERAGE([.AD104:.AH104])" office:value-type="float" office:value="49.2" calcext:value-type="float">
            <text:p>49</text:p>
          </table:table-cell>
          <table:table-cell table:style-name="ce5" table:formula="of:=IF(ISBLANK([.AI104]);&quot;&quot;;ROUND([.AI104];0)-ROUND([.$B104];0))" office:value-type="float" office:value="10" calcext:value-type="float">
            <text:p>10</text:p>
          </table:table-cell>
          <table:table-cell table:style-name="ce17" table:formula="of:=IF(ISBLANK([.AI104]);&quot;&quot;;([.AJ104]/[.$B104])*100)" office:value-type="float" office:value="25.9067357512953" calcext:value-type="float">
            <text:p>25.9</text:p>
          </table:table-cell>
          <table:table-cell table:style-name="ce5" table:formula="of:=IF(AND(NOT(ISBLANK([.AJ104]));([.AJ104]=0);SUM(COUNTIF([.$I104];0);COUNTIF([.$R104];0);COUNTIF([.$AA104];0);COUNTIF([.$AJ104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leftright_06.tst</text:p>
          </table:table-cell>
          <table:table-cell table:formula="of:=MIN([.H105];[.Q105];[.Z105];[.AI105])" office:value-type="float" office:value="357.4" calcext:value-type="float">
            <text:p>357</text:p>
          </table:table-cell>
          <table:table-cell office:value-type="float" office:value="353" calcext:value-type="float">
            <text:p>353</text:p>
          </table:table-cell>
          <table:table-cell office:value-type="float" office:value="358" calcext:value-type="float">
            <text:p>358</text:p>
          </table:table-cell>
          <table:table-cell office:value-type="float" office:value="365" calcext:value-type="float">
            <text:p>365</text:p>
          </table:table-cell>
          <table:table-cell office:value-type="float" office:value="354" calcext:value-type="float">
            <text:p>354</text:p>
          </table:table-cell>
          <table:table-cell office:value-type="float" office:value="357" calcext:value-type="float">
            <text:p>357</text:p>
          </table:table-cell>
          <table:table-cell table:style-name="ce5" table:formula="of:=AVERAGE([.C105:.G105])" office:value-type="float" office:value="357.4" calcext:value-type="float">
            <text:p>357</text:p>
          </table:table-cell>
          <table:table-cell table:style-name="ce5" table:formula="of:=IF(ISBLANK([.H105]);&quot;&quot;;ROUND([.H105];0)-ROUND([.$B105];0))" office:value-type="float" office:value="0" calcext:value-type="float">
            <text:p>0</text:p>
          </table:table-cell>
          <table:table-cell table:style-name="ce17" table:formula="of:=IF(ISBLANK([.H105]);&quot;&quot;;([.I105]/[.$B105])*100)" office:value-type="float" office:value="0" calcext:value-type="float">
            <text:p>0.0</text:p>
          </table:table-cell>
          <table:table-cell table:style-name="ce5" table:formula="of:=IF(AND(NOT(ISBLANK([.I105]));([.I105]=0);SUM(COUNTIF([.$I105];0);COUNTIF([.$R105];0);COUNTIF([.$AA105];0);COUNTIF([.$AJ105];0))=1);&quot;Y&quot;;&quot;&quot;)" office:value-type="string" office:string-value="Y" calcext:value-type="string">
            <text:p>Y</text:p>
          </table:table-cell>
          <table:table-cell office:value-type="float" office:value="2825" calcext:value-type="float">
            <text:p>2825</text:p>
          </table:table-cell>
          <table:table-cell office:value-type="float" office:value="2775" calcext:value-type="float">
            <text:p>2775</text:p>
          </table:table-cell>
          <table:table-cell office:value-type="float" office:value="2782" calcext:value-type="float">
            <text:p>2782</text:p>
          </table:table-cell>
          <table:table-cell office:value-type="float" office:value="2789" calcext:value-type="float">
            <text:p>2789</text:p>
          </table:table-cell>
          <table:table-cell office:value-type="float" office:value="2801" calcext:value-type="float">
            <text:p>2801</text:p>
          </table:table-cell>
          <table:table-cell table:style-name="ce5" table:formula="of:=AVERAGE([.L105:.P105])" office:value-type="float" office:value="2794.4" calcext:value-type="float">
            <text:p>2794</text:p>
          </table:table-cell>
          <table:table-cell table:style-name="ce5" table:formula="of:=IF(ISBLANK([.Q105]);&quot;&quot;;ROUND([.Q105];0)-ROUND([.$B105];0))" office:value-type="float" office:value="2437" calcext:value-type="float">
            <text:p>2437</text:p>
          </table:table-cell>
          <table:table-cell table:style-name="ce17" table:formula="of:=IF(ISBLANK([.Q105]);&quot;&quot;;([.R105]/[.$B105])*100)" office:value-type="float" office:value="681.869054280918" calcext:value-type="float">
            <text:p>681.9</text:p>
          </table:table-cell>
          <table:table-cell table:style-name="ce5" table:formula="of:=IF(AND(NOT(ISBLANK([.R105]));([.R105]=0);SUM(COUNTIF([.$I105];0);COUNTIF([.$R105];0);COUNTIF([.$AA105];0);COUNTIF([.$AJ105];0))=1);&quot;Y&quot;;&quot;&quot;)">
            <text:p/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362" calcext:value-type="float">
            <text:p>362</text:p>
          </table:table-cell>
          <table:table-cell office:value-type="float" office:value="354" calcext:value-type="float">
            <text:p>354</text:p>
          </table:table-cell>
          <table:table-cell office:value-type="float" office:value="359" calcext:value-type="float">
            <text:p>359</text:p>
          </table:table-cell>
          <table:table-cell table:style-name="ce5" table:formula="of:=AVERAGE([.U105:.Y105])" office:value-type="float" office:value="357.8" calcext:value-type="float">
            <text:p>358</text:p>
          </table:table-cell>
          <table:table-cell table:style-name="ce5" table:formula="of:=IF(ISBLANK([.Z105]);&quot;&quot;;ROUND([.Z105];0)-ROUND([.$B105];0))" office:value-type="float" office:value="1" calcext:value-type="float">
            <text:p>1</text:p>
          </table:table-cell>
          <table:table-cell table:style-name="ce17" table:formula="of:=IF(ISBLANK([.Z105]);&quot;&quot;;([.AA105]/[.$B105])*100)" office:value-type="float" office:value="0.279798545047566" calcext:value-type="float">
            <text:p>0.3</text:p>
          </table:table-cell>
          <table:table-cell table:style-name="ce5" table:formula="of:=IF(AND(NOT(ISBLANK([.AA105]));([.AA105]=0);SUM(COUNTIF([.$I105];0);COUNTIF([.$R105];0);COUNTIF([.$AA105];0);COUNTIF([.$AJ105];0))=1);&quot;Y&quot;;&quot;&quot;)">
            <text:p/>
          </table:table-cell>
          <table:table-cell office:value-type="float" office:value="417" calcext:value-type="float">
            <text:p>417</text:p>
          </table:table-cell>
          <table:table-cell office:value-type="float" office:value="405" calcext:value-type="float">
            <text:p>405</text:p>
          </table:table-cell>
          <table:table-cell office:value-type="float" office:value="426" calcext:value-type="float">
            <text:p>426</text:p>
          </table:table-cell>
          <table:table-cell office:value-type="float" office:value="445" calcext:value-type="float">
            <text:p>445</text:p>
          </table:table-cell>
          <table:table-cell office:value-type="float" office:value="432" calcext:value-type="float">
            <text:p>432</text:p>
          </table:table-cell>
          <table:table-cell table:style-name="ce5" table:formula="of:=AVERAGE([.AD105:.AH105])" office:value-type="float" office:value="425" calcext:value-type="float">
            <text:p>425</text:p>
          </table:table-cell>
          <table:table-cell table:style-name="ce5" table:formula="of:=IF(ISBLANK([.AI105]);&quot;&quot;;ROUND([.AI105];0)-ROUND([.$B105];0))" office:value-type="float" office:value="68" calcext:value-type="float">
            <text:p>68</text:p>
          </table:table-cell>
          <table:table-cell table:style-name="ce17" table:formula="of:=IF(ISBLANK([.AI105]);&quot;&quot;;([.AJ105]/[.$B105])*100)" office:value-type="float" office:value="19.0263010632345" calcext:value-type="float">
            <text:p>19.0</text:p>
          </table:table-cell>
          <table:table-cell table:style-name="ce5" table:formula="of:=IF(AND(NOT(ISBLANK([.AJ105]));([.AJ105]=0);SUM(COUNTIF([.$I105];0);COUNTIF([.$R105];0);COUNTIF([.$AA105];0);COUNTIF([.$AJ10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07.tst</text:p>
          </table:table-cell>
          <table:table-cell table:formula="of:=MIN([.H106];[.Q106];[.Z106];[.AI106])"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table:style-name="ce5" table:formula="of:=AVERAGE([.C106:.G106])" office:value-type="float" office:value="182.4" calcext:value-type="float">
            <text:p>182</text:p>
          </table:table-cell>
          <table:table-cell table:style-name="ce5" table:formula="of:=IF(ISBLANK([.H106]);&quot;&quot;;ROUND([.H106];0)-ROUND([.$B106];0))" office:value-type="float" office:value="0" calcext:value-type="float">
            <text:p>0</text:p>
          </table:table-cell>
          <table:table-cell table:style-name="ce17" table:formula="of:=IF(ISBLANK([.H106]);&quot;&quot;;([.I106]/[.$B106])*100)" office:value-type="float" office:value="0" calcext:value-type="float">
            <text:p>0.0</text:p>
          </table:table-cell>
          <table:table-cell table:style-name="ce5" table:formula="of:=IF(AND(NOT(ISBLANK([.I106]));([.I106]=0);SUM(COUNTIF([.$I106];0);COUNTIF([.$R106];0);COUNTIF([.$AA106];0);COUNTIF([.$AJ106];0))=1);&quot;Y&quot;;&quot;&quot;)">
            <text:p/>
          </table:table-cell>
          <table:table-cell office:value-type="float" office:value="2381" calcext:value-type="float">
            <text:p>2381</text:p>
          </table:table-cell>
          <table:table-cell office:value-type="float" office:value="2368" calcext:value-type="float">
            <text:p>2368</text:p>
          </table:table-cell>
          <table:table-cell office:value-type="float" office:value="2373" calcext:value-type="float">
            <text:p>2373</text:p>
          </table:table-cell>
          <table:table-cell office:value-type="float" office:value="2383" calcext:value-type="float">
            <text:p>2383</text:p>
          </table:table-cell>
          <table:table-cell office:value-type="float" office:value="2379" calcext:value-type="float">
            <text:p>2379</text:p>
          </table:table-cell>
          <table:table-cell table:style-name="ce5" table:formula="of:=AVERAGE([.L106:.P106])" office:value-type="float" office:value="2376.8" calcext:value-type="float">
            <text:p>2377</text:p>
          </table:table-cell>
          <table:table-cell table:style-name="ce5" table:formula="of:=IF(ISBLANK([.Q106]);&quot;&quot;;ROUND([.Q106];0)-ROUND([.$B106];0))" office:value-type="float" office:value="2195" calcext:value-type="float">
            <text:p>2195</text:p>
          </table:table-cell>
          <table:table-cell table:style-name="ce17" table:formula="of:=IF(ISBLANK([.Q106]);&quot;&quot;;([.R106]/[.$B106])*100)" office:value-type="float" office:value="1206.04395604396" calcext:value-type="float">
            <text:p>1206.0</text:p>
          </table:table-cell>
          <table:table-cell table:style-name="ce5" table:formula="of:=IF(AND(NOT(ISBLANK([.R106]));([.R106]=0);SUM(COUNTIF([.$I106];0);COUNTIF([.$R106];0);COUNTIF([.$AA106];0);COUNTIF([.$AJ106];0))=1);&quot;Y&quot;;&quot;&quot;)">
            <text:p/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181" calcext:value-type="float">
            <text:p>181</text:p>
          </table:table-cell>
          <table:table-cell table:style-name="ce5" table:formula="of:=AVERAGE([.U106:.Y106])" office:value-type="float" office:value="182" calcext:value-type="float">
            <text:p>182</text:p>
          </table:table-cell>
          <table:table-cell table:style-name="ce5" table:formula="of:=IF(ISBLANK([.Z106]);&quot;&quot;;ROUND([.Z106];0)-ROUND([.$B106];0))" office:value-type="float" office:value="0" calcext:value-type="float">
            <text:p>0</text:p>
          </table:table-cell>
          <table:table-cell table:style-name="ce17" table:formula="of:=IF(ISBLANK([.Z106]);&quot;&quot;;([.AA106]/[.$B106])*100)" office:value-type="float" office:value="0" calcext:value-type="float">
            <text:p>0.0</text:p>
          </table:table-cell>
          <table:table-cell table:style-name="ce5" table:formula="of:=IF(AND(NOT(ISBLANK([.AA106]));([.AA106]=0);SUM(COUNTIF([.$I106];0);COUNTIF([.$R106];0);COUNTIF([.$AA106];0);COUNTIF([.$AJ106];0))=1);&quot;Y&quot;;&quot;&quot;)">
            <text:p/>
          </table:table-cell>
          <table:table-cell office:value-type="float" office:value="209" calcext:value-type="float">
            <text:p>209</text:p>
          </table:table-cell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table:style-name="ce5" table:formula="of:=AVERAGE([.AD106:.AH106])" office:value-type="float" office:value="218.8" calcext:value-type="float">
            <text:p>219</text:p>
          </table:table-cell>
          <table:table-cell table:style-name="ce5" table:formula="of:=IF(ISBLANK([.AI106]);&quot;&quot;;ROUND([.AI106];0)-ROUND([.$B106];0))" office:value-type="float" office:value="37" calcext:value-type="float">
            <text:p>37</text:p>
          </table:table-cell>
          <table:table-cell table:style-name="ce17" table:formula="of:=IF(ISBLANK([.AI106]);&quot;&quot;;([.AJ106]/[.$B106])*100)" office:value-type="float" office:value="20.3296703296703" calcext:value-type="float">
            <text:p>20.3</text:p>
          </table:table-cell>
          <table:table-cell table:style-name="ce5" table:formula="of:=IF(AND(NOT(ISBLANK([.AJ106]));([.AJ106]=0);SUM(COUNTIF([.$I106];0);COUNTIF([.$R106];0);COUNTIF([.$AA106];0);COUNTIF([.$AJ10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08.tst</text:p>
          </table:table-cell>
          <table:table-cell table:formula="of:=MIN([.H107];[.Q107];[.Z107];[.AI107])" office:value-type="float" office:value="27.2" calcext:value-type="float">
            <text:p>27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table:formula="of:=AVERAGE([.C107:.G107])" office:value-type="float" office:value="27.2" calcext:value-type="float">
            <text:p>27</text:p>
          </table:table-cell>
          <table:table-cell table:style-name="ce5" table:formula="of:=IF(ISBLANK([.H107]);&quot;&quot;;ROUND([.H107];0)-ROUND([.$B107];0))" office:value-type="float" office:value="0" calcext:value-type="float">
            <text:p>0</text:p>
          </table:table-cell>
          <table:table-cell table:style-name="ce17" table:formula="of:=IF(ISBLANK([.H107]);&quot;&quot;;([.I107]/[.$B107])*100)" office:value-type="float" office:value="0" calcext:value-type="float">
            <text:p>0.0</text:p>
          </table:table-cell>
          <table:table-cell table:style-name="ce5" table:formula="of:=IF(AND(NOT(ISBLANK([.I107]));([.I107]=0);SUM(COUNTIF([.$I107];0);COUNTIF([.$R107];0);COUNTIF([.$AA107];0);COUNTIF([.$AJ107];0))=1);&quot;Y&quot;;&quot;&quot;)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table:formula="of:=AVERAGE([.L107:.P107])" office:value-type="float" office:value="28" calcext:value-type="float">
            <text:p>28</text:p>
          </table:table-cell>
          <table:table-cell table:style-name="ce5" table:formula="of:=IF(ISBLANK([.Q107]);&quot;&quot;;ROUND([.Q107];0)-ROUND([.$B107];0))" office:value-type="float" office:value="1" calcext:value-type="float">
            <text:p>1</text:p>
          </table:table-cell>
          <table:table-cell table:style-name="ce17" table:formula="of:=IF(ISBLANK([.Q107]);&quot;&quot;;([.R107]/[.$B107])*100)" office:value-type="float" office:value="3.67647058823529" calcext:value-type="float">
            <text:p>3.7</text:p>
          </table:table-cell>
          <table:table-cell table:style-name="ce5" table:formula="of:=IF(AND(NOT(ISBLANK([.R107]));([.R107]=0);SUM(COUNTIF([.$I107];0);COUNTIF([.$R107];0);COUNTIF([.$AA107];0);COUNTIF([.$AJ107];0))=1);&quot;Y&quot;;&quot;&quot;)">
            <text:p/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table:style-name="ce5" table:formula="of:=AVERAGE([.U107:.Y107])" office:value-type="float" office:value="27.2" calcext:value-type="float">
            <text:p>27</text:p>
          </table:table-cell>
          <table:table-cell table:style-name="ce5" table:formula="of:=IF(ISBLANK([.Z107]);&quot;&quot;;ROUND([.Z107];0)-ROUND([.$B107];0))" office:value-type="float" office:value="0" calcext:value-type="float">
            <text:p>0</text:p>
          </table:table-cell>
          <table:table-cell table:style-name="ce17" table:formula="of:=IF(ISBLANK([.Z107]);&quot;&quot;;([.AA107]/[.$B107])*100)" office:value-type="float" office:value="0" calcext:value-type="float">
            <text:p>0.0</text:p>
          </table:table-cell>
          <table:table-cell table:style-name="ce5" table:formula="of:=IF(AND(NOT(ISBLANK([.AA107]));([.AA107]=0);SUM(COUNTIF([.$I107];0);COUNTIF([.$R107];0);COUNTIF([.$AA107];0);COUNTIF([.$AJ107];0))=1);&quot;Y&quot;;&quot;&quot;)">
            <text:p/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style-name="ce5" table:formula="of:=AVERAGE([.AD107:.AH107])" office:value-type="float" office:value="36" calcext:value-type="float">
            <text:p>36</text:p>
          </table:table-cell>
          <table:table-cell table:style-name="ce5" table:formula="of:=IF(ISBLANK([.AI107]);&quot;&quot;;ROUND([.AI107];0)-ROUND([.$B107];0))" office:value-type="float" office:value="9" calcext:value-type="float">
            <text:p>9</text:p>
          </table:table-cell>
          <table:table-cell table:style-name="ce17" table:formula="of:=IF(ISBLANK([.AI107]);&quot;&quot;;([.AJ107]/[.$B107])*100)" office:value-type="float" office:value="33.0882352941176" calcext:value-type="float">
            <text:p>33.1</text:p>
          </table:table-cell>
          <table:table-cell table:style-name="ce5" table:formula="of:=IF(AND(NOT(ISBLANK([.AJ107]));([.AJ107]=0);SUM(COUNTIF([.$I107];0);COUNTIF([.$R107];0);COUNTIF([.$AA107];0);COUNTIF([.$AJ107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leftright_09.tst</text:p>
          </table:table-cell>
          <table:table-cell table:formula="of:=MIN([.H108];[.Q108];[.Z108];[.AI108])" office:value-type="float" office:value="346.2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office:value-type="float" office:value="347" calcext:value-type="float">
            <text:p>347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54" calcext:value-type="float">
            <text:p>354</text:p>
          </table:table-cell>
          <table:table-cell table:style-name="ce5" table:formula="of:=AVERAGE([.C108:.G108])" office:value-type="float" office:value="346.2" calcext:value-type="float">
            <text:p>346</text:p>
          </table:table-cell>
          <table:table-cell table:style-name="ce5" table:formula="of:=IF(ISBLANK([.H108]);&quot;&quot;;ROUND([.H108];0)-ROUND([.$B108];0))" office:value-type="float" office:value="0" calcext:value-type="float">
            <text:p>0</text:p>
          </table:table-cell>
          <table:table-cell table:style-name="ce17" table:formula="of:=IF(ISBLANK([.H108]);&quot;&quot;;([.I108]/[.$B108])*100)" office:value-type="float" office:value="0" calcext:value-type="float">
            <text:p>0.0</text:p>
          </table:table-cell>
          <table:table-cell table:style-name="ce5" table:formula="of:=IF(AND(NOT(ISBLANK([.I108]));([.I108]=0);SUM(COUNTIF([.$I108];0);COUNTIF([.$R108];0);COUNTIF([.$AA108];0);COUNTIF([.$AJ108];0))=1);&quot;Y&quot;;&quot;&quot;)" office:value-type="string" office:string-value="Y" calcext:value-type="string">
            <text:p>Y</text:p>
          </table:table-cell>
          <table:table-cell office:value-type="float" office:value="3940" calcext:value-type="float">
            <text:p>3940</text:p>
          </table:table-cell>
          <table:table-cell office:value-type="float" office:value="3948" calcext:value-type="float">
            <text:p>3948</text:p>
          </table:table-cell>
          <table:table-cell office:value-type="float" office:value="3929" calcext:value-type="float">
            <text:p>3929</text:p>
          </table:table-cell>
          <table:table-cell office:value-type="float" office:value="3956" calcext:value-type="float">
            <text:p>3956</text:p>
          </table:table-cell>
          <table:table-cell office:value-type="float" office:value="3945" calcext:value-type="float">
            <text:p>3945</text:p>
          </table:table-cell>
          <table:table-cell table:style-name="ce5" table:formula="of:=AVERAGE([.L108:.P108])" office:value-type="float" office:value="3943.6" calcext:value-type="float">
            <text:p>3944</text:p>
          </table:table-cell>
          <table:table-cell table:style-name="ce5" table:formula="of:=IF(ISBLANK([.Q108]);&quot;&quot;;ROUND([.Q108];0)-ROUND([.$B108];0))" office:value-type="float" office:value="3598" calcext:value-type="float">
            <text:p>3598</text:p>
          </table:table-cell>
          <table:table-cell table:style-name="ce17" table:formula="of:=IF(ISBLANK([.Q108]);&quot;&quot;;([.R108]/[.$B108])*100)" office:value-type="float" office:value="1039.28365106875" calcext:value-type="float">
            <text:p>1039.3</text:p>
          </table:table-cell>
          <table:table-cell table:style-name="ce5" table:formula="of:=IF(AND(NOT(ISBLANK([.R108]));([.R108]=0);SUM(COUNTIF([.$I108];0);COUNTIF([.$R108];0);COUNTIF([.$AA108];0);COUNTIF([.$AJ108];0))=1);&quot;Y&quot;;&quot;&quot;)">
            <text:p/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table:style-name="ce5" table:formula="of:=AVERAGE([.U108:.Y108])" office:value-type="float" office:value="348.4" calcext:value-type="float">
            <text:p>348</text:p>
          </table:table-cell>
          <table:table-cell table:style-name="ce5" table:formula="of:=IF(ISBLANK([.Z108]);&quot;&quot;;ROUND([.Z108];0)-ROUND([.$B108];0))" office:value-type="float" office:value="2" calcext:value-type="float">
            <text:p>2</text:p>
          </table:table-cell>
          <table:table-cell table:style-name="ce17" table:formula="of:=IF(ISBLANK([.Z108]);&quot;&quot;;([.AA108]/[.$B108])*100)" office:value-type="float" office:value="0.577700751010976" calcext:value-type="float">
            <text:p>0.6</text:p>
          </table:table-cell>
          <table:table-cell table:style-name="ce5" table:formula="of:=IF(AND(NOT(ISBLANK([.AA108]));([.AA108]=0);SUM(COUNTIF([.$I108];0);COUNTIF([.$R108];0);COUNTIF([.$AA108];0);COUNTIF([.$AJ108];0))=1);&quot;Y&quot;;&quot;&quot;)">
            <text:p/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408" calcext:value-type="float">
            <text:p>408</text:p>
          </table:table-cell>
          <table:table-cell office:value-type="float" office:value="441" calcext:value-type="float">
            <text:p>441</text:p>
          </table:table-cell>
          <table:table-cell office:value-type="float" office:value="427" calcext:value-type="float">
            <text:p>427</text:p>
          </table:table-cell>
          <table:table-cell table:style-name="ce5" table:formula="of:=AVERAGE([.AD108:.AH108])" office:value-type="float" office:value="412.8" calcext:value-type="float">
            <text:p>413</text:p>
          </table:table-cell>
          <table:table-cell table:style-name="ce5" table:formula="of:=IF(ISBLANK([.AI108]);&quot;&quot;;ROUND([.AI108];0)-ROUND([.$B108];0))" office:value-type="float" office:value="67" calcext:value-type="float">
            <text:p>67</text:p>
          </table:table-cell>
          <table:table-cell table:style-name="ce17" table:formula="of:=IF(ISBLANK([.AI108]);&quot;&quot;;([.AJ108]/[.$B108])*100)" office:value-type="float" office:value="19.3529751588677" calcext:value-type="float">
            <text:p>19.4</text:p>
          </table:table-cell>
          <table:table-cell table:style-name="ce5" table:formula="of:=IF(AND(NOT(ISBLANK([.AJ108]));([.AJ108]=0);SUM(COUNTIF([.$I108];0);COUNTIF([.$R108];0);COUNTIF([.$AA108];0);COUNTIF([.$AJ10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10.tst</text:p>
          </table:table-cell>
          <table:table-cell table:formula="of:=MIN([.H109];[.Q109];[.Z109];[.AI109])" office:value-type="float" office:value="4022.6" calcext:value-type="float">
            <text:p>4023</text:p>
          </table:table-cell>
          <table:table-cell office:value-type="float" office:value="4019" calcext:value-type="float">
            <text:p>4019</text:p>
          </table:table-cell>
          <table:table-cell office:value-type="float" office:value="4056" calcext:value-type="float">
            <text:p>4056</text:p>
          </table:table-cell>
          <table:table-cell office:value-type="float" office:value="4010" calcext:value-type="float">
            <text:p>4010</text:p>
          </table:table-cell>
          <table:table-cell office:value-type="float" office:value="3991" calcext:value-type="float">
            <text:p>3991</text:p>
          </table:table-cell>
          <table:table-cell office:value-type="float" office:value="4037" calcext:value-type="float">
            <text:p>4037</text:p>
          </table:table-cell>
          <table:table-cell table:style-name="ce5" table:formula="of:=AVERAGE([.C109:.G109])" office:value-type="float" office:value="4022.6" calcext:value-type="float">
            <text:p>4023</text:p>
          </table:table-cell>
          <table:table-cell table:style-name="ce5" table:formula="of:=IF(ISBLANK([.H109]);&quot;&quot;;ROUND([.H109];0)-ROUND([.$B109];0))" office:value-type="float" office:value="0" calcext:value-type="float">
            <text:p>0</text:p>
          </table:table-cell>
          <table:table-cell table:style-name="ce17" table:formula="of:=IF(ISBLANK([.H109]);&quot;&quot;;([.I109]/[.$B109])*100)" office:value-type="float" office:value="0" calcext:value-type="float">
            <text:p>0.0</text:p>
          </table:table-cell>
          <table:table-cell table:style-name="ce5" table:formula="of:=IF(AND(NOT(ISBLANK([.I109]));([.I109]=0);SUM(COUNTIF([.$I109];0);COUNTIF([.$R109];0);COUNTIF([.$AA109];0);COUNTIF([.$AJ109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09]);&quot;&quot;;ROUND([.Q109];0)-ROUND([.$B109];0))">
            <text:p/>
          </table:table-cell>
          <table:table-cell table:style-name="ce17" table:formula="of:=IF(ISBLANK([.Q109]);&quot;&quot;;([.R109]/[.$B109])*100)">
            <text:p/>
          </table:table-cell>
          <table:table-cell table:style-name="ce5" table:formula="of:=IF(AND(NOT(ISBLANK([.R109]));([.R109]=0);SUM(COUNTIF([.$I109];0);COUNTIF([.$R109];0);COUNTIF([.$AA109];0);COUNTIF([.$AJ109];0))=1);&quot;Y&quot;;&quot;&quot;)">
            <text:p/>
          </table:table-cell>
          <table:table-cell office:value-type="float" office:value="4142" calcext:value-type="float">
            <text:p>4142</text:p>
          </table:table-cell>
          <table:table-cell office:value-type="float" office:value="4052" calcext:value-type="float">
            <text:p>4052</text:p>
          </table:table-cell>
          <table:table-cell office:value-type="float" office:value="4075" calcext:value-type="float">
            <text:p>4075</text:p>
          </table:table-cell>
          <table:table-cell office:value-type="float" office:value="4109" calcext:value-type="float">
            <text:p>4109</text:p>
          </table:table-cell>
          <table:table-cell office:value-type="float" office:value="4086" calcext:value-type="float">
            <text:p>4086</text:p>
          </table:table-cell>
          <table:table-cell table:style-name="ce5" table:formula="of:=AVERAGE([.U109:.Y109])" office:value-type="float" office:value="4092.8" calcext:value-type="float">
            <text:p>4093</text:p>
          </table:table-cell>
          <table:table-cell table:style-name="ce5" table:formula="of:=IF(ISBLANK([.Z109]);&quot;&quot;;ROUND([.Z109];0)-ROUND([.$B109];0))" office:value-type="float" office:value="70" calcext:value-type="float">
            <text:p>70</text:p>
          </table:table-cell>
          <table:table-cell table:style-name="ce17" table:formula="of:=IF(ISBLANK([.Z109]);&quot;&quot;;([.AA109]/[.$B109])*100)" office:value-type="float" office:value="1.74016805051459" calcext:value-type="float">
            <text:p>1.7</text:p>
          </table:table-cell>
          <table:table-cell table:style-name="ce5" table:formula="of:=IF(AND(NOT(ISBLANK([.AA109]));([.AA109]=0);SUM(COUNTIF([.$I109];0);COUNTIF([.$R109];0);COUNTIF([.$AA109];0);COUNTIF([.$AJ109];0))=1);&quot;Y&quot;;&quot;&quot;)">
            <text:p/>
          </table:table-cell>
          <table:table-cell office:value-type="float" office:value="4926" calcext:value-type="float">
            <text:p>4926</text:p>
          </table:table-cell>
          <table:table-cell office:value-type="float" office:value="4873" calcext:value-type="float">
            <text:p>4873</text:p>
          </table:table-cell>
          <table:table-cell office:value-type="float" office:value="5025" calcext:value-type="float">
            <text:p>5025</text:p>
          </table:table-cell>
          <table:table-cell office:value-type="float" office:value="5214" calcext:value-type="float">
            <text:p>5214</text:p>
          </table:table-cell>
          <table:table-cell office:value-type="float" office:value="5239" calcext:value-type="float">
            <text:p>5239</text:p>
          </table:table-cell>
          <table:table-cell table:style-name="ce5" table:formula="of:=AVERAGE([.AD109:.AH109])" office:value-type="float" office:value="5055.4" calcext:value-type="float">
            <text:p>5055</text:p>
          </table:table-cell>
          <table:table-cell table:style-name="ce5" table:formula="of:=IF(ISBLANK([.AI109]);&quot;&quot;;ROUND([.AI109];0)-ROUND([.$B109];0))" office:value-type="float" office:value="1032" calcext:value-type="float">
            <text:p>1032</text:p>
          </table:table-cell>
          <table:table-cell table:style-name="ce17" table:formula="of:=IF(ISBLANK([.AI109]);&quot;&quot;;([.AJ109]/[.$B109])*100)" office:value-type="float" office:value="25.6550489733009" calcext:value-type="float">
            <text:p>25.7</text:p>
          </table:table-cell>
          <table:table-cell table:style-name="ce5" table:formula="of:=IF(AND(NOT(ISBLANK([.AJ109]));([.AJ109]=0);SUM(COUNTIF([.$I109];0);COUNTIF([.$R109];0);COUNTIF([.$AA109];0);COUNTIF([.$AJ10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11.tst</text:p>
          </table:table-cell>
          <table:table-cell table:formula="of:=MIN([.H110];[.Q110];[.Z110];[.AI110])" office:value-type="float" office:value="156.6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style-name="ce5" table:formula="of:=AVERAGE([.C110:.G110])" office:value-type="float" office:value="156.6" calcext:value-type="float">
            <text:p>157</text:p>
          </table:table-cell>
          <table:table-cell table:style-name="ce5" table:formula="of:=IF(ISBLANK([.H110]);&quot;&quot;;ROUND([.H110];0)-ROUND([.$B110];0))" office:value-type="float" office:value="0" calcext:value-type="float">
            <text:p>0</text:p>
          </table:table-cell>
          <table:table-cell table:style-name="ce17" table:formula="of:=IF(ISBLANK([.H110]);&quot;&quot;;([.I110]/[.$B110])*100)" office:value-type="float" office:value="0" calcext:value-type="float">
            <text:p>0.0</text:p>
          </table:table-cell>
          <table:table-cell table:style-name="ce5" table:formula="of:=IF(AND(NOT(ISBLANK([.I110]));([.I110]=0);SUM(COUNTIF([.$I110];0);COUNTIF([.$R110];0);COUNTIF([.$AA110];0);COUNTIF([.$AJ11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110]);&quot;&quot;;ROUND([.Q110];0)-ROUND([.$B110];0))">
            <text:p/>
          </table:table-cell>
          <table:table-cell table:style-name="ce17" table:formula="of:=IF(ISBLANK([.Q110]);&quot;&quot;;([.R110]/[.$B110])*100)">
            <text:p/>
          </table:table-cell>
          <table:table-cell table:style-name="ce5" table:formula="of:=IF(AND(NOT(ISBLANK([.R110]));([.R110]=0);SUM(COUNTIF([.$I110];0);COUNTIF([.$R110];0);COUNTIF([.$AA110];0);COUNTIF([.$AJ110];0))=1);&quot;Y&quot;;&quot;&quot;)">
            <text:p/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table:style-name="ce5" table:formula="of:=AVERAGE([.U110:.Y110])" office:value-type="float" office:value="157.4" calcext:value-type="float">
            <text:p>157</text:p>
          </table:table-cell>
          <table:table-cell table:style-name="ce5" table:formula="of:=IF(ISBLANK([.Z110]);&quot;&quot;;ROUND([.Z110];0)-ROUND([.$B110];0))" office:value-type="float" office:value="0" calcext:value-type="float">
            <text:p>0</text:p>
          </table:table-cell>
          <table:table-cell table:style-name="ce17" table:formula="of:=IF(ISBLANK([.Z110]);&quot;&quot;;([.AA110]/[.$B110])*100)" office:value-type="float" office:value="0" calcext:value-type="float">
            <text:p>0.0</text:p>
          </table:table-cell>
          <table:table-cell table:style-name="ce5" table:formula="of:=IF(AND(NOT(ISBLANK([.AA110]));([.AA110]=0);SUM(COUNTIF([.$I110];0);COUNTIF([.$R110];0);COUNTIF([.$AA110];0);COUNTIF([.$AJ110];0))=1);&quot;Y&quot;;&quot;&quot;)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table:style-name="ce5" table:formula="of:=AVERAGE([.AD110:.AH110])" office:value-type="float" office:value="184.6" calcext:value-type="float">
            <text:p>185</text:p>
          </table:table-cell>
          <table:table-cell table:style-name="ce5" table:formula="of:=IF(ISBLANK([.AI110]);&quot;&quot;;ROUND([.AI110];0)-ROUND([.$B110];0))" office:value-type="float" office:value="28" calcext:value-type="float">
            <text:p>28</text:p>
          </table:table-cell>
          <table:table-cell table:style-name="ce17" table:formula="of:=IF(ISBLANK([.AI110]);&quot;&quot;;([.AJ110]/[.$B110])*100)" office:value-type="float" office:value="17.8799489144317" calcext:value-type="float">
            <text:p>17.9</text:p>
          </table:table-cell>
          <table:table-cell table:style-name="ce5" table:formula="of:=IF(AND(NOT(ISBLANK([.AJ110]));([.AJ110]=0);SUM(COUNTIF([.$I110];0);COUNTIF([.$R110];0);COUNTIF([.$AA110];0);COUNTIF([.$AJ11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12.tst</text:p>
          </table:table-cell>
          <table:table-cell table:formula="of:=MIN([.H111];[.Q111];[.Z111];[.AI111])" office:value-type="float" office:value="156.4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table:style-name="ce5" table:formula="of:=AVERAGE([.C111:.G111])" office:value-type="float" office:value="156.4" calcext:value-type="float">
            <text:p>156</text:p>
          </table:table-cell>
          <table:table-cell table:style-name="ce5" table:formula="of:=IF(ISBLANK([.H111]);&quot;&quot;;ROUND([.H111];0)-ROUND([.$B111];0))" office:value-type="float" office:value="0" calcext:value-type="float">
            <text:p>0</text:p>
          </table:table-cell>
          <table:table-cell table:style-name="ce17" table:formula="of:=IF(ISBLANK([.H111]);&quot;&quot;;([.I111]/[.$B111])*100)" office:value-type="float" office:value="0" calcext:value-type="float">
            <text:p>0.0</text:p>
          </table:table-cell>
          <table:table-cell table:style-name="ce5" table:formula="of:=IF(AND(NOT(ISBLANK([.I111]));([.I111]=0);SUM(COUNTIF([.$I111];0);COUNTIF([.$R111];0);COUNTIF([.$AA111];0);COUNTIF([.$AJ111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11]);&quot;&quot;;ROUND([.Q111];0)-ROUND([.$B111];0))">
            <text:p/>
          </table:table-cell>
          <table:table-cell table:style-name="ce17" table:formula="of:=IF(ISBLANK([.Q111]);&quot;&quot;;([.R111]/[.$B111])*100)">
            <text:p/>
          </table:table-cell>
          <table:table-cell table:style-name="ce5" table:formula="of:=IF(AND(NOT(ISBLANK([.R111]));([.R111]=0);SUM(COUNTIF([.$I111];0);COUNTIF([.$R111];0);COUNTIF([.$AA111];0);COUNTIF([.$AJ111];0))=1);&quot;Y&quot;;&quot;&quot;)">
            <text:p/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table:style-name="ce5" table:formula="of:=AVERAGE([.U111:.Y111])" office:value-type="float" office:value="158.2" calcext:value-type="float">
            <text:p>158</text:p>
          </table:table-cell>
          <table:table-cell table:style-name="ce5" table:formula="of:=IF(ISBLANK([.Z111]);&quot;&quot;;ROUND([.Z111];0)-ROUND([.$B111];0))" office:value-type="float" office:value="2" calcext:value-type="float">
            <text:p>2</text:p>
          </table:table-cell>
          <table:table-cell table:style-name="ce17" table:formula="of:=IF(ISBLANK([.Z111]);&quot;&quot;;([.AA111]/[.$B111])*100)" office:value-type="float" office:value="1.27877237851662" calcext:value-type="float">
            <text:p>1.3</text:p>
          </table:table-cell>
          <table:table-cell table:style-name="ce5" table:formula="of:=IF(AND(NOT(ISBLANK([.AA111]));([.AA111]=0);SUM(COUNTIF([.$I111];0);COUNTIF([.$R111];0);COUNTIF([.$AA111];0);COUNTIF([.$AJ111];0))=1);&quot;Y&quot;;&quot;&quot;)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table:style-name="ce5" table:formula="of:=AVERAGE([.AD111:.AH111])" office:value-type="float" office:value="185.4" calcext:value-type="float">
            <text:p>185</text:p>
          </table:table-cell>
          <table:table-cell table:style-name="ce5" table:formula="of:=IF(ISBLANK([.AI111]);&quot;&quot;;ROUND([.AI111];0)-ROUND([.$B111];0))" office:value-type="float" office:value="29" calcext:value-type="float">
            <text:p>29</text:p>
          </table:table-cell>
          <table:table-cell table:style-name="ce17" table:formula="of:=IF(ISBLANK([.AI111]);&quot;&quot;;([.AJ111]/[.$B111])*100)" office:value-type="float" office:value="18.542199488491" calcext:value-type="float">
            <text:p>18.5</text:p>
          </table:table-cell>
          <table:table-cell table:style-name="ce5" table:formula="of:=IF(AND(NOT(ISBLANK([.AJ111]));([.AJ111]=0);SUM(COUNTIF([.$I111];0);COUNTIF([.$R111];0);COUNTIF([.$AA111];0);COUNTIF([.$AJ11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13.tst</text:p>
          </table:table-cell>
          <table:table-cell table:formula="of:=MIN([.H112];[.Q112];[.Z112];[.AI112])" office:value-type="float" office:value="973.8" calcext:value-type="float">
            <text:p>974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80" calcext:value-type="float">
            <text:p>980</text:p>
          </table:table-cell>
          <table:table-cell office:value-type="float" office:value="967" calcext:value-type="float">
            <text:p>967</text:p>
          </table:table-cell>
          <table:table-cell office:value-type="float" office:value="969" calcext:value-type="float">
            <text:p>969</text:p>
          </table:table-cell>
          <table:table-cell table:style-name="ce5" table:formula="of:=AVERAGE([.C112:.G112])" office:value-type="float" office:value="973.8" calcext:value-type="float">
            <text:p>974</text:p>
          </table:table-cell>
          <table:table-cell table:style-name="ce5" table:formula="of:=IF(ISBLANK([.H112]);&quot;&quot;;ROUND([.H112];0)-ROUND([.$B112];0))" office:value-type="float" office:value="0" calcext:value-type="float">
            <text:p>0</text:p>
          </table:table-cell>
          <table:table-cell table:style-name="ce17" table:formula="of:=IF(ISBLANK([.H112]);&quot;&quot;;([.I112]/[.$B112])*100)" office:value-type="float" office:value="0" calcext:value-type="float">
            <text:p>0.0</text:p>
          </table:table-cell>
          <table:table-cell table:style-name="ce5" table:formula="of:=IF(AND(NOT(ISBLANK([.I112]));([.I112]=0);SUM(COUNTIF([.$I112];0);COUNTIF([.$R112];0);COUNTIF([.$AA112];0);COUNTIF([.$AJ112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12]);&quot;&quot;;ROUND([.Q112];0)-ROUND([.$B112];0))">
            <text:p/>
          </table:table-cell>
          <table:table-cell table:style-name="ce17" table:formula="of:=IF(ISBLANK([.Q112]);&quot;&quot;;([.R112]/[.$B112])*100)">
            <text:p/>
          </table:table-cell>
          <table:table-cell table:style-name="ce5" table:formula="of:=IF(AND(NOT(ISBLANK([.R112]));([.R112]=0);SUM(COUNTIF([.$I112];0);COUNTIF([.$R112];0);COUNTIF([.$AA112];0);COUNTIF([.$AJ112];0))=1);&quot;Y&quot;;&quot;&quot;)">
            <text:p/>
          </table:table-cell>
          <table:table-cell office:value-type="float" office:value="982" calcext:value-type="float">
            <text:p>982</text:p>
          </table:table-cell>
          <table:table-cell office:value-type="float" office:value="971" calcext:value-type="float">
            <text:p>971</text:p>
          </table:table-cell>
          <table:table-cell office:value-type="float" office:value="974" calcext:value-type="float">
            <text:p>974</text:p>
          </table:table-cell>
          <table:table-cell office:value-type="float" office:value="971" calcext:value-type="float">
            <text:p>971</text:p>
          </table:table-cell>
          <table:table-cell office:value-type="float" office:value="982" calcext:value-type="float">
            <text:p>982</text:p>
          </table:table-cell>
          <table:table-cell table:style-name="ce5" table:formula="of:=AVERAGE([.U112:.Y112])" office:value-type="float" office:value="976" calcext:value-type="float">
            <text:p>976</text:p>
          </table:table-cell>
          <table:table-cell table:style-name="ce5" table:formula="of:=IF(ISBLANK([.Z112]);&quot;&quot;;ROUND([.Z112];0)-ROUND([.$B112];0))" office:value-type="float" office:value="2" calcext:value-type="float">
            <text:p>2</text:p>
          </table:table-cell>
          <table:table-cell table:style-name="ce17" table:formula="of:=IF(ISBLANK([.Z112]);&quot;&quot;;([.AA112]/[.$B112])*100)" office:value-type="float" office:value="0.205380981721093" calcext:value-type="float">
            <text:p>0.2</text:p>
          </table:table-cell>
          <table:table-cell table:style-name="ce5" table:formula="of:=IF(AND(NOT(ISBLANK([.AA112]));([.AA112]=0);SUM(COUNTIF([.$I112];0);COUNTIF([.$R112];0);COUNTIF([.$AA112];0);COUNTIF([.$AJ112];0))=1);&quot;Y&quot;;&quot;&quot;)">
            <text:p/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1074" calcext:value-type="float">
            <text:p>1074</text:p>
          </table:table-cell>
          <table:table-cell office:value-type="float" office:value="1123" calcext:value-type="float">
            <text:p>1123</text:p>
          </table:table-cell>
          <table:table-cell office:value-type="float" office:value="1106" calcext:value-type="float">
            <text:p>1106</text:p>
          </table:table-cell>
          <table:table-cell table:style-name="ce5" table:formula="of:=AVERAGE([.AD112:.AH112])" office:value-type="float" office:value="1085.6" calcext:value-type="float">
            <text:p>1086</text:p>
          </table:table-cell>
          <table:table-cell table:style-name="ce5" table:formula="of:=IF(ISBLANK([.AI112]);&quot;&quot;;ROUND([.AI112];0)-ROUND([.$B112];0))" office:value-type="float" office:value="112" calcext:value-type="float">
            <text:p>112</text:p>
          </table:table-cell>
          <table:table-cell table:style-name="ce17" table:formula="of:=IF(ISBLANK([.AI112]);&quot;&quot;;([.AJ112]/[.$B112])*100)" office:value-type="float" office:value="11.5013349763812" calcext:value-type="float">
            <text:p>11.5</text:p>
          </table:table-cell>
          <table:table-cell table:style-name="ce5" table:formula="of:=IF(AND(NOT(ISBLANK([.AJ112]));([.AJ112]=0);SUM(COUNTIF([.$I112];0);COUNTIF([.$R112];0);COUNTIF([.$AA112];0);COUNTIF([.$AJ11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14.tst</text:p>
          </table:table-cell>
          <table:table-cell table:formula="of:=MIN([.H113];[.Q113];[.Z113];[.AI113])" office:value-type="float" office:value="975" calcext:value-type="float">
            <text:p>975</text:p>
          </table:table-cell>
          <table:table-cell office:value-type="float" office:value="973" calcext:value-type="float">
            <text:p>973</text:p>
          </table:table-cell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69" calcext:value-type="float">
            <text:p>969</text:p>
          </table:table-cell>
          <table:table-cell office:value-type="float" office:value="980" calcext:value-type="float">
            <text:p>980</text:p>
          </table:table-cell>
          <table:table-cell table:style-name="ce5" table:formula="of:=AVERAGE([.C113:.G113])" office:value-type="float" office:value="975" calcext:value-type="float">
            <text:p>975</text:p>
          </table:table-cell>
          <table:table-cell table:style-name="ce5" table:formula="of:=IF(ISBLANK([.H113]);&quot;&quot;;ROUND([.H113];0)-ROUND([.$B113];0))" office:value-type="float" office:value="0" calcext:value-type="float">
            <text:p>0</text:p>
          </table:table-cell>
          <table:table-cell table:style-name="ce17" table:formula="of:=IF(ISBLANK([.H113]);&quot;&quot;;([.I113]/[.$B113])*100)" office:value-type="float" office:value="0" calcext:value-type="float">
            <text:p>0.0</text:p>
          </table:table-cell>
          <table:table-cell table:style-name="ce5" table:formula="of:=IF(AND(NOT(ISBLANK([.I113]));([.I113]=0);SUM(COUNTIF([.$I113];0);COUNTIF([.$R113];0);COUNTIF([.$AA113];0);COUNTIF([.$AJ113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13]);&quot;&quot;;ROUND([.Q113];0)-ROUND([.$B113];0))">
            <text:p/>
          </table:table-cell>
          <table:table-cell table:style-name="ce17" table:formula="of:=IF(ISBLANK([.Q113]);&quot;&quot;;([.R113]/[.$B113])*100)">
            <text:p/>
          </table:table-cell>
          <table:table-cell table:style-name="ce5" table:formula="of:=IF(AND(NOT(ISBLANK([.R113]));([.R113]=0);SUM(COUNTIF([.$I113];0);COUNTIF([.$R113];0);COUNTIF([.$AA113];0);COUNTIF([.$AJ113];0))=1);&quot;Y&quot;;&quot;&quot;)">
            <text:p/>
          </table:table-cell>
          <table:table-cell office:value-type="float" office:value="984" calcext:value-type="float">
            <text:p>984</text:p>
          </table:table-cell>
          <table:table-cell office:value-type="float" office:value="974" calcext:value-type="float">
            <text:p>974</text:p>
          </table:table-cell>
          <table:table-cell office:value-type="float" office:value="978" calcext:value-type="float">
            <text:p>978</text:p>
          </table:table-cell>
          <table:table-cell office:value-type="float" office:value="967" calcext:value-type="float">
            <text:p>967</text:p>
          </table:table-cell>
          <table:table-cell office:value-type="float" office:value="983" calcext:value-type="float">
            <text:p>983</text:p>
          </table:table-cell>
          <table:table-cell table:style-name="ce5" table:formula="of:=AVERAGE([.U113:.Y113])" office:value-type="float" office:value="977.2" calcext:value-type="float">
            <text:p>977</text:p>
          </table:table-cell>
          <table:table-cell table:style-name="ce5" table:formula="of:=IF(ISBLANK([.Z113]);&quot;&quot;;ROUND([.Z113];0)-ROUND([.$B113];0))" office:value-type="float" office:value="2" calcext:value-type="float">
            <text:p>2</text:p>
          </table:table-cell>
          <table:table-cell table:style-name="ce17" table:formula="of:=IF(ISBLANK([.Z113]);&quot;&quot;;([.AA113]/[.$B113])*100)" office:value-type="float" office:value="0.205128205128205" calcext:value-type="float">
            <text:p>0.2</text:p>
          </table:table-cell>
          <table:table-cell table:style-name="ce5" table:formula="of:=IF(AND(NOT(ISBLANK([.AA113]));([.AA113]=0);SUM(COUNTIF([.$I113];0);COUNTIF([.$R113];0);COUNTIF([.$AA113];0);COUNTIF([.$AJ113];0))=1);&quot;Y&quot;;&quot;&quot;)">
            <text:p/>
          </table:table-cell>
          <table:table-cell office:value-type="float" office:value="1073" calcext:value-type="float">
            <text:p>1073</text:p>
          </table:table-cell>
          <table:table-cell office:value-type="float" office:value="1070" calcext:value-type="float">
            <text:p>1070</text:p>
          </table:table-cell>
          <table:table-cell office:value-type="float" office:value="1088" calcext:value-type="float">
            <text:p>1088</text:p>
          </table:table-cell>
          <table:table-cell office:value-type="float" office:value="1127" calcext:value-type="float">
            <text:p>1127</text:p>
          </table:table-cell>
          <table:table-cell office:value-type="float" office:value="1139" calcext:value-type="float">
            <text:p>1139</text:p>
          </table:table-cell>
          <table:table-cell table:style-name="ce5" table:formula="of:=AVERAGE([.AD113:.AH113])" office:value-type="float" office:value="1099.4" calcext:value-type="float">
            <text:p>1099</text:p>
          </table:table-cell>
          <table:table-cell table:style-name="ce5" table:formula="of:=IF(ISBLANK([.AI113]);&quot;&quot;;ROUND([.AI113];0)-ROUND([.$B113];0))" office:value-type="float" office:value="124" calcext:value-type="float">
            <text:p>124</text:p>
          </table:table-cell>
          <table:table-cell table:style-name="ce17" table:formula="of:=IF(ISBLANK([.AI113]);&quot;&quot;;([.AJ113]/[.$B113])*100)" office:value-type="float" office:value="12.7179487179487" calcext:value-type="float">
            <text:p>12.7</text:p>
          </table:table-cell>
          <table:table-cell table:style-name="ce5" table:formula="of:=IF(AND(NOT(ISBLANK([.AJ113]));([.AJ113]=0);SUM(COUNTIF([.$I113];0);COUNTIF([.$R113];0);COUNTIF([.$AA113];0);COUNTIF([.$AJ11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15.tst</text:p>
          </table:table-cell>
          <table:table-cell table:formula="of:=MIN([.H114];[.Q114];[.Z114];[.AI114])" office:value-type="float" office:value="1407.2" calcext:value-type="float">
            <text:p>1407</text:p>
          </table:table-cell>
          <table:table-cell office:value-type="float" office:value="1402" calcext:value-type="float">
            <text:p>1402</text:p>
          </table:table-cell>
          <table:table-cell office:value-type="float" office:value="1405" calcext:value-type="float">
            <text:p>1405</text:p>
          </table:table-cell>
          <table:table-cell office:value-type="float" office:value="1409" calcext:value-type="float">
            <text:p>1409</text:p>
          </table:table-cell>
          <table:table-cell office:value-type="float" office:value="1402" calcext:value-type="float">
            <text:p>1402</text:p>
          </table:table-cell>
          <table:table-cell office:value-type="float" office:value="1418" calcext:value-type="float">
            <text:p>1418</text:p>
          </table:table-cell>
          <table:table-cell table:style-name="ce5" table:formula="of:=AVERAGE([.C114:.G114])" office:value-type="float" office:value="1407.2" calcext:value-type="float">
            <text:p>1407</text:p>
          </table:table-cell>
          <table:table-cell table:style-name="ce5" table:formula="of:=IF(ISBLANK([.H114]);&quot;&quot;;ROUND([.H114];0)-ROUND([.$B114];0))" office:value-type="float" office:value="0" calcext:value-type="float">
            <text:p>0</text:p>
          </table:table-cell>
          <table:table-cell table:style-name="ce17" table:formula="of:=IF(ISBLANK([.H114]);&quot;&quot;;([.I114]/[.$B114])*100)" office:value-type="float" office:value="0" calcext:value-type="float">
            <text:p>0.0</text:p>
          </table:table-cell>
          <table:table-cell table:style-name="ce5" table:formula="of:=IF(AND(NOT(ISBLANK([.I114]));([.I114]=0);SUM(COUNTIF([.$I114];0);COUNTIF([.$R114];0);COUNTIF([.$AA114];0);COUNTIF([.$AJ114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14]);&quot;&quot;;ROUND([.Q114];0)-ROUND([.$B114];0))">
            <text:p/>
          </table:table-cell>
          <table:table-cell table:style-name="ce17" table:formula="of:=IF(ISBLANK([.Q114]);&quot;&quot;;([.R114]/[.$B114])*100)">
            <text:p/>
          </table:table-cell>
          <table:table-cell table:style-name="ce5" table:formula="of:=IF(AND(NOT(ISBLANK([.R114]));([.R114]=0);SUM(COUNTIF([.$I114];0);COUNTIF([.$R114];0);COUNTIF([.$AA114];0);COUNTIF([.$AJ114];0))=1);&quot;Y&quot;;&quot;&quot;)">
            <text:p/>
          </table:table-cell>
          <table:table-cell office:value-type="float" office:value="1411" calcext:value-type="float">
            <text:p>1411</text:p>
          </table:table-cell>
          <table:table-cell office:value-type="float" office:value="1404" calcext:value-type="float">
            <text:p>1404</text:p>
          </table:table-cell>
          <table:table-cell office:value-type="float" office:value="1425" calcext:value-type="float">
            <text:p>1425</text:p>
          </table:table-cell>
          <table:table-cell office:value-type="float" office:value="1405" calcext:value-type="float">
            <text:p>1405</text:p>
          </table:table-cell>
          <table:table-cell office:value-type="float" office:value="1414" calcext:value-type="float">
            <text:p>1414</text:p>
          </table:table-cell>
          <table:table-cell table:style-name="ce5" table:formula="of:=AVERAGE([.U114:.Y114])" office:value-type="float" office:value="1411.8" calcext:value-type="float">
            <text:p>1412</text:p>
          </table:table-cell>
          <table:table-cell table:style-name="ce5" table:formula="of:=IF(ISBLANK([.Z114]);&quot;&quot;;ROUND([.Z114];0)-ROUND([.$B114];0))" office:value-type="float" office:value="5" calcext:value-type="float">
            <text:p>5</text:p>
          </table:table-cell>
          <table:table-cell table:style-name="ce17" table:formula="of:=IF(ISBLANK([.Z114]);&quot;&quot;;([.AA114]/[.$B114])*100)" office:value-type="float" office:value="0.355315520181921" calcext:value-type="float">
            <text:p>0.4</text:p>
          </table:table-cell>
          <table:table-cell table:style-name="ce5" table:formula="of:=IF(AND(NOT(ISBLANK([.AA114]));([.AA114]=0);SUM(COUNTIF([.$I114];0);COUNTIF([.$R114];0);COUNTIF([.$AA114];0);COUNTIF([.$AJ114];0))=1);&quot;Y&quot;;&quot;&quot;)">
            <text:p/>
          </table:table-cell>
          <table:table-cell office:value-type="float" office:value="1575" calcext:value-type="float">
            <text:p>1575</text:p>
          </table:table-cell>
          <table:table-cell office:value-type="float" office:value="1573" calcext:value-type="float">
            <text:p>1573</text:p>
          </table:table-cell>
          <table:table-cell office:value-type="float" office:value="1616" calcext:value-type="float">
            <text:p>1616</text:p>
          </table:table-cell>
          <table:table-cell office:value-type="float" office:value="1716" calcext:value-type="float">
            <text:p>1716</text:p>
          </table:table-cell>
          <table:table-cell office:value-type="float" office:value="1668" calcext:value-type="float">
            <text:p>1668</text:p>
          </table:table-cell>
          <table:table-cell table:style-name="ce5" table:formula="of:=AVERAGE([.AD114:.AH114])" office:value-type="float" office:value="1629.6" calcext:value-type="float">
            <text:p>1630</text:p>
          </table:table-cell>
          <table:table-cell table:style-name="ce5" table:formula="of:=IF(ISBLANK([.AI114]);&quot;&quot;;ROUND([.AI114];0)-ROUND([.$B114];0))" office:value-type="float" office:value="223" calcext:value-type="float">
            <text:p>223</text:p>
          </table:table-cell>
          <table:table-cell table:style-name="ce17" table:formula="of:=IF(ISBLANK([.AI114]);&quot;&quot;;([.AJ114]/[.$B114])*100)" office:value-type="float" office:value="15.8470722001137" calcext:value-type="float">
            <text:p>15.8</text:p>
          </table:table-cell>
          <table:table-cell table:style-name="ce5" table:formula="of:=IF(AND(NOT(ISBLANK([.AJ114]));([.AJ114]=0);SUM(COUNTIF([.$I114];0);COUNTIF([.$R114];0);COUNTIF([.$AA114];0);COUNTIF([.$AJ11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16.tst</text:p>
          </table:table-cell>
          <table:table-cell table:formula="of:=MIN([.H115];[.Q115];[.Z115];[.AI115])" office:value-type="float" office:value="42.6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5" table:formula="of:=AVERAGE([.C115:.G115])" office:value-type="float" office:value="43" calcext:value-type="float">
            <text:p>43</text:p>
          </table:table-cell>
          <table:table-cell table:style-name="ce5" table:formula="of:=IF(ISBLANK([.H115]);&quot;&quot;;ROUND([.H115];0)-ROUND([.$B115];0))" office:value-type="float" office:value="0" calcext:value-type="float">
            <text:p>0</text:p>
          </table:table-cell>
          <table:table-cell table:style-name="ce17" table:formula="of:=IF(ISBLANK([.H115]);&quot;&quot;;([.I115]/[.$B115])*100)" office:value-type="float" office:value="0" calcext:value-type="float">
            <text:p>0.0</text:p>
          </table:table-cell>
          <table:table-cell table:style-name="ce5" table:formula="of:=IF(AND(NOT(ISBLANK([.I115]));([.I115]=0);SUM(COUNTIF([.$I115];0);COUNTIF([.$R115];0);COUNTIF([.$AA115];0);COUNTIF([.$AJ115];0))=1);&quot;Y&quot;;&quot;&quot;)">
            <text:p/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table:formula="of:=AVERAGE([.L115:.P115])" office:value-type="float" office:value="49.4" calcext:value-type="float">
            <text:p>49</text:p>
          </table:table-cell>
          <table:table-cell table:style-name="ce5" table:formula="of:=IF(ISBLANK([.Q115]);&quot;&quot;;ROUND([.Q115];0)-ROUND([.$B115];0))" office:value-type="float" office:value="6" calcext:value-type="float">
            <text:p>6</text:p>
          </table:table-cell>
          <table:table-cell table:style-name="ce17" table:formula="of:=IF(ISBLANK([.Q115]);&quot;&quot;;([.R115]/[.$B115])*100)" office:value-type="float" office:value="14.0845070422535" calcext:value-type="float">
            <text:p>14.1</text:p>
          </table:table-cell>
          <table:table-cell table:style-name="ce5" table:formula="of:=IF(AND(NOT(ISBLANK([.R115]));([.R115]=0);SUM(COUNTIF([.$I115];0);COUNTIF([.$R115];0);COUNTIF([.$AA115];0);COUNTIF([.$AJ115];0))=1);&quot;Y&quot;;&quot;&quot;)">
            <text:p/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table:formula="of:=AVERAGE([.U115:.Y115])" office:value-type="float" office:value="42.6" calcext:value-type="float">
            <text:p>43</text:p>
          </table:table-cell>
          <table:table-cell table:style-name="ce5" table:formula="of:=IF(ISBLANK([.Z115]);&quot;&quot;;ROUND([.Z115];0)-ROUND([.$B115];0))" office:value-type="float" office:value="0" calcext:value-type="float">
            <text:p>0</text:p>
          </table:table-cell>
          <table:table-cell table:style-name="ce17" table:formula="of:=IF(ISBLANK([.Z115]);&quot;&quot;;([.AA115]/[.$B115])*100)" office:value-type="float" office:value="0" calcext:value-type="float">
            <text:p>0.0</text:p>
          </table:table-cell>
          <table:table-cell table:style-name="ce5" table:formula="of:=IF(AND(NOT(ISBLANK([.AA115]));([.AA115]=0);SUM(COUNTIF([.$I115];0);COUNTIF([.$R115];0);COUNTIF([.$AA115];0);COUNTIF([.$AJ115];0))=1);&quot;Y&quot;;&quot;&quot;)">
            <text:p/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5" table:formula="of:=AVERAGE([.AD115:.AH115])" office:value-type="float" office:value="54.6" calcext:value-type="float">
            <text:p>55</text:p>
          </table:table-cell>
          <table:table-cell table:style-name="ce5" table:formula="of:=IF(ISBLANK([.AI115]);&quot;&quot;;ROUND([.AI115];0)-ROUND([.$B115];0))" office:value-type="float" office:value="12" calcext:value-type="float">
            <text:p>12</text:p>
          </table:table-cell>
          <table:table-cell table:style-name="ce17" table:formula="of:=IF(ISBLANK([.AI115]);&quot;&quot;;([.AJ115]/[.$B115])*100)" office:value-type="float" office:value="28.169014084507" calcext:value-type="float">
            <text:p>28.2</text:p>
          </table:table-cell>
          <table:table-cell table:style-name="ce5" table:formula="of:=IF(AND(NOT(ISBLANK([.AJ115]));([.AJ115]=0);SUM(COUNTIF([.$I115];0);COUNTIF([.$R115];0);COUNTIF([.$AA115];0);COUNTIF([.$AJ115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leftright_17.tst</text:p>
          </table:table-cell>
          <table:table-cell table:formula="of:=MIN([.H116];[.Q116];[.Z116];[.AI116])" office:value-type="float" office:value="1883.4" calcext:value-type="float">
            <text:p>1883</text:p>
          </table:table-cell>
          <table:table-cell office:value-type="float" office:value="2396" calcext:value-type="float">
            <text:p>2396</text:p>
          </table:table-cell>
          <table:table-cell office:value-type="float" office:value="1892" calcext:value-type="float">
            <text:p>1892</text:p>
          </table:table-cell>
          <table:table-cell office:value-type="float" office:value="1880" calcext:value-type="float">
            <text:p>1880</text:p>
          </table:table-cell>
          <table:table-cell office:value-type="float" office:value="1888" calcext:value-type="float">
            <text:p>1888</text:p>
          </table:table-cell>
          <table:table-cell office:value-type="float" office:value="1887" calcext:value-type="float">
            <text:p>1887</text:p>
          </table:table-cell>
          <table:table-cell table:style-name="ce5" table:formula="of:=AVERAGE([.C116:.G116])" office:value-type="float" office:value="1988.6" calcext:value-type="float">
            <text:p>1989</text:p>
          </table:table-cell>
          <table:table-cell table:style-name="ce5" table:formula="of:=IF(ISBLANK([.H116]);&quot;&quot;;ROUND([.H116];0)-ROUND([.$B116];0))" office:value-type="float" office:value="106" calcext:value-type="float">
            <text:p>106</text:p>
          </table:table-cell>
          <table:table-cell table:style-name="ce17" table:formula="of:=IF(ISBLANK([.H116]);&quot;&quot;;([.I116]/[.$B116])*100)" office:value-type="float" office:value="5.62811935860678" calcext:value-type="float">
            <text:p>5.6</text:p>
          </table:table-cell>
          <table:table-cell table:style-name="ce5" table:formula="of:=IF(AND(NOT(ISBLANK([.I116]));([.I116]=0);SUM(COUNTIF([.$I116];0);COUNTIF([.$R116];0);COUNTIF([.$AA116];0);COUNTIF([.$AJ116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116]);&quot;&quot;;ROUND([.Q116];0)-ROUND([.$B116];0))">
            <text:p/>
          </table:table-cell>
          <table:table-cell table:style-name="ce17" table:formula="of:=IF(ISBLANK([.Q116]);&quot;&quot;;([.R116]/[.$B116])*100)">
            <text:p/>
          </table:table-cell>
          <table:table-cell table:style-name="ce5" table:formula="of:=IF(AND(NOT(ISBLANK([.R116]));([.R116]=0);SUM(COUNTIF([.$I116];0);COUNTIF([.$R116];0);COUNTIF([.$AA116];0);COUNTIF([.$AJ116];0))=1);&quot;Y&quot;;&quot;&quot;)">
            <text:p/>
          </table:table-cell>
          <table:table-cell office:value-type="float" office:value="1881" calcext:value-type="float">
            <text:p>1881</text:p>
          </table:table-cell>
          <table:table-cell office:value-type="float" office:value="1875" calcext:value-type="float">
            <text:p>1875</text:p>
          </table:table-cell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 office:value-type="float" office:value="1903" calcext:value-type="float">
            <text:p>1903</text:p>
          </table:table-cell>
          <table:table-cell table:style-name="ce5" table:formula="of:=AVERAGE([.U116:.Y116])" office:value-type="float" office:value="1883.4" calcext:value-type="float">
            <text:p>1883</text:p>
          </table:table-cell>
          <table:table-cell table:style-name="ce5" table:formula="of:=IF(ISBLANK([.Z116]);&quot;&quot;;ROUND([.Z116];0)-ROUND([.$B116];0))" office:value-type="float" office:value="0" calcext:value-type="float">
            <text:p>0</text:p>
          </table:table-cell>
          <table:table-cell table:style-name="ce17" table:formula="of:=IF(ISBLANK([.Z116]);&quot;&quot;;([.AA116]/[.$B116])*100)" office:value-type="float" office:value="0" calcext:value-type="float">
            <text:p>0.0</text:p>
          </table:table-cell>
          <table:table-cell table:style-name="ce5" table:formula="of:=IF(AND(NOT(ISBLANK([.AA116]));([.AA116]=0);SUM(COUNTIF([.$I116];0);COUNTIF([.$R116];0);COUNTIF([.$AA116];0);COUNTIF([.$AJ116];0))=1);&quot;Y&quot;;&quot;&quot;)" office:value-type="string" office:string-value="Y" calcext:value-type="string">
            <text:p>Y</text:p>
          </table:table-cell>
          <table:table-cell office:value-type="float" office:value="2131" calcext:value-type="float">
            <text:p>2131</text:p>
          </table:table-cell>
          <table:table-cell office:value-type="float" office:value="2125" calcext:value-type="float">
            <text:p>2125</text:p>
          </table:table-cell>
          <table:table-cell office:value-type="float" office:value="2151" calcext:value-type="float">
            <text:p>2151</text:p>
          </table:table-cell>
          <table:table-cell office:value-type="float" office:value="2253" calcext:value-type="float">
            <text:p>2253</text:p>
          </table:table-cell>
          <table:table-cell office:value-type="float" office:value="2238" calcext:value-type="float">
            <text:p>2238</text:p>
          </table:table-cell>
          <table:table-cell table:style-name="ce5" table:formula="of:=AVERAGE([.AD116:.AH116])" office:value-type="float" office:value="2179.6" calcext:value-type="float">
            <text:p>2180</text:p>
          </table:table-cell>
          <table:table-cell table:style-name="ce5" table:formula="of:=IF(ISBLANK([.AI116]);&quot;&quot;;ROUND([.AI116];0)-ROUND([.$B116];0))" office:value-type="float" office:value="297" calcext:value-type="float">
            <text:p>297</text:p>
          </table:table-cell>
          <table:table-cell table:style-name="ce17" table:formula="of:=IF(ISBLANK([.AI116]);&quot;&quot;;([.AJ116]/[.$B116])*100)" office:value-type="float" office:value="15.7693532972284" calcext:value-type="float">
            <text:p>15.8</text:p>
          </table:table-cell>
          <table:table-cell table:style-name="ce5" table:formula="of:=IF(AND(NOT(ISBLANK([.AJ116]));([.AJ116]=0);SUM(COUNTIF([.$I116];0);COUNTIF([.$R116];0);COUNTIF([.$AA116];0);COUNTIF([.$AJ116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leftright_18.tst</text:p>
          </table:table-cell>
          <table:table-cell table:formula="of:=MIN([.H117];[.Q117];[.Z117];[.AI117])" office:value-type="float" office:value="1603.8" calcext:value-type="float">
            <text:p>1604</text:p>
          </table:table-cell>
          <table:table-cell office:value-type="float" office:value="1619" calcext:value-type="float">
            <text:p>1619</text:p>
          </table:table-cell>
          <table:table-cell office:value-type="float" office:value="1592" calcext:value-type="float">
            <text:p>1592</text:p>
          </table:table-cell>
          <table:table-cell office:value-type="float" office:value="1603" calcext:value-type="float">
            <text:p>1603</text:p>
          </table:table-cell>
          <table:table-cell office:value-type="float" office:value="1605" calcext:value-type="float">
            <text:p>1605</text:p>
          </table:table-cell>
          <table:table-cell office:value-type="float" office:value="1600" calcext:value-type="float">
            <text:p>1600</text:p>
          </table:table-cell>
          <table:table-cell table:style-name="ce5" table:formula="of:=AVERAGE([.C117:.G117])" office:value-type="float" office:value="1603.8" calcext:value-type="float">
            <text:p>1604</text:p>
          </table:table-cell>
          <table:table-cell table:style-name="ce5" table:formula="of:=IF(ISBLANK([.H117]);&quot;&quot;;ROUND([.H117];0)-ROUND([.$B117];0))" office:value-type="float" office:value="0" calcext:value-type="float">
            <text:p>0</text:p>
          </table:table-cell>
          <table:table-cell table:style-name="ce17" table:formula="of:=IF(ISBLANK([.H117]);&quot;&quot;;([.I117]/[.$B117])*100)" office:value-type="float" office:value="0" calcext:value-type="float">
            <text:p>0.0</text:p>
          </table:table-cell>
          <table:table-cell table:style-name="ce5" table:formula="of:=IF(AND(NOT(ISBLANK([.I117]));([.I117]=0);SUM(COUNTIF([.$I117];0);COUNTIF([.$R117];0);COUNTIF([.$AA117];0);COUNTIF([.$AJ117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117]);&quot;&quot;;ROUND([.Q117];0)-ROUND([.$B117];0))">
            <text:p/>
          </table:table-cell>
          <table:table-cell table:style-name="ce17" table:formula="of:=IF(ISBLANK([.Q117]);&quot;&quot;;([.R117]/[.$B117])*100)">
            <text:p/>
          </table:table-cell>
          <table:table-cell table:style-name="ce5" table:formula="of:=IF(AND(NOT(ISBLANK([.R117]));([.R117]=0);SUM(COUNTIF([.$I117];0);COUNTIF([.$R117];0);COUNTIF([.$AA117];0);COUNTIF([.$AJ117];0))=1);&quot;Y&quot;;&quot;&quot;)">
            <text:p/>
          </table:table-cell>
          <table:table-cell office:value-type="float" office:value="1610" calcext:value-type="float">
            <text:p>1610</text:p>
          </table:table-cell>
          <table:table-cell office:value-type="float" office:value="1611" calcext:value-type="float">
            <text:p>1611</text:p>
          </table:table-cell>
          <table:table-cell office:value-type="float" office:value="1596" calcext:value-type="float">
            <text:p>1596</text:p>
          </table:table-cell>
          <table:table-cell office:value-type="float" office:value="1602" calcext:value-type="float">
            <text:p>1602</text:p>
          </table:table-cell>
          <table:table-cell office:value-type="float" office:value="1666" calcext:value-type="float">
            <text:p>1666</text:p>
          </table:table-cell>
          <table:table-cell table:style-name="ce5" table:formula="of:=AVERAGE([.U117:.Y117])" office:value-type="float" office:value="1617" calcext:value-type="float">
            <text:p>1617</text:p>
          </table:table-cell>
          <table:table-cell table:style-name="ce5" table:formula="of:=IF(ISBLANK([.Z117]);&quot;&quot;;ROUND([.Z117];0)-ROUND([.$B117];0))" office:value-type="float" office:value="13" calcext:value-type="float">
            <text:p>13</text:p>
          </table:table-cell>
          <table:table-cell table:style-name="ce17" table:formula="of:=IF(ISBLANK([.Z117]);&quot;&quot;;([.AA117]/[.$B117])*100)" office:value-type="float" office:value="0.810574884648959" calcext:value-type="float">
            <text:p>0.8</text:p>
          </table:table-cell>
          <table:table-cell table:style-name="ce5" table:formula="of:=IF(AND(NOT(ISBLANK([.AA117]));([.AA117]=0);SUM(COUNTIF([.$I117];0);COUNTIF([.$R117];0);COUNTIF([.$AA117];0);COUNTIF([.$AJ117];0))=1);&quot;Y&quot;;&quot;&quot;)">
            <text:p/>
          </table:table-cell>
          <table:table-cell office:value-type="float" office:value="1796" calcext:value-type="float">
            <text:p>1796</text:p>
          </table:table-cell>
          <table:table-cell office:value-type="float" office:value="1790" calcext:value-type="float">
            <text:p>1790</text:p>
          </table:table-cell>
          <table:table-cell office:value-type="float" office:value="1829" calcext:value-type="float">
            <text:p>1829</text:p>
          </table:table-cell>
          <table:table-cell office:value-type="float" office:value="1915" calcext:value-type="float">
            <text:p>1915</text:p>
          </table:table-cell>
          <table:table-cell office:value-type="float" office:value="1886" calcext:value-type="float">
            <text:p>1886</text:p>
          </table:table-cell>
          <table:table-cell table:style-name="ce5" table:formula="of:=AVERAGE([.AD117:.AH117])" office:value-type="float" office:value="1843.2" calcext:value-type="float">
            <text:p>1843</text:p>
          </table:table-cell>
          <table:table-cell table:style-name="ce5" table:formula="of:=IF(ISBLANK([.AI117]);&quot;&quot;;ROUND([.AI117];0)-ROUND([.$B117];0))" office:value-type="float" office:value="239" calcext:value-type="float">
            <text:p>239</text:p>
          </table:table-cell>
          <table:table-cell table:style-name="ce17" table:formula="of:=IF(ISBLANK([.AI117]);&quot;&quot;;([.AJ117]/[.$B117])*100)" office:value-type="float" office:value="14.9021074947001" calcext:value-type="float">
            <text:p>14.9</text:p>
          </table:table-cell>
          <table:table-cell table:style-name="ce5" table:formula="of:=IF(AND(NOT(ISBLANK([.AJ117]));([.AJ117]=0);SUM(COUNTIF([.$I117];0);COUNTIF([.$R117];0);COUNTIF([.$AA117];0);COUNTIF([.$AJ117];0))=1);&quot;Y&quot;;&quot;&quot;)">
            <text:p/>
          </table:table-cell>
          <table:table-cell/>
        </table:table-row>
        <table:table-row table:style-name="ro2">
          <table:table-cell table:style-name="ce16" office:value-type="string" calcext:value-type="string">
            <text:p>lsleftright_19.tst</text:p>
          </table:table-cell>
          <table:table-cell table:formula="of:=MIN([.H118];[.Q118];[.Z118];[.AI118])" office:value-type="float" office:value="1393.8" calcext:value-type="float">
            <text:p>1394</text:p>
          </table:table-cell>
          <table:table-cell office:value-type="float" office:value="1405" calcext:value-type="float">
            <text:p>1405</text:p>
          </table:table-cell>
          <table:table-cell office:value-type="float" office:value="1393" calcext:value-type="float">
            <text:p>1393</text:p>
          </table:table-cell>
          <table:table-cell office:value-type="float" office:value="1380" calcext:value-type="float">
            <text:p>1380</text:p>
          </table:table-cell>
          <table:table-cell office:value-type="float" office:value="1392" calcext:value-type="float">
            <text:p>1392</text:p>
          </table:table-cell>
          <table:table-cell office:value-type="float" office:value="1399" calcext:value-type="float">
            <text:p>1399</text:p>
          </table:table-cell>
          <table:table-cell table:style-name="ce5" table:formula="of:=AVERAGE([.C118:.G118])" office:value-type="float" office:value="1393.8" calcext:value-type="float">
            <text:p>1394</text:p>
          </table:table-cell>
          <table:table-cell table:style-name="ce5" table:formula="of:=IF(ISBLANK([.H118]);&quot;&quot;;ROUND([.H118];0)-ROUND([.$B118];0))" office:value-type="float" office:value="0" calcext:value-type="float">
            <text:p>0</text:p>
          </table:table-cell>
          <table:table-cell table:style-name="ce17" table:formula="of:=IF(ISBLANK([.H118]);&quot;&quot;;([.I118]/[.$B118])*100)" office:value-type="float" office:value="0" calcext:value-type="float">
            <text:p>0.0</text:p>
          </table:table-cell>
          <table:table-cell table:style-name="ce5" table:formula="of:=IF(AND(NOT(ISBLANK([.I118]));([.I118]=0);SUM(COUNTIF([.$I118];0);COUNTIF([.$R118];0);COUNTIF([.$AA118];0);COUNTIF([.$AJ118];0))=1);&quot;Y&quot;;&quot;&quot;)" office:value-type="string" office:string-value="Y" calcext:value-type="string">
            <text:p>Y</text:p>
          </table:table-cell>
          <table:table-cell office:value-type="float" office:value="18432" calcext:value-type="float">
            <text:p>18432</text:p>
          </table:table-cell>
          <table:table-cell office:value-type="float" office:value="18332" calcext:value-type="float">
            <text:p>18332</text:p>
          </table:table-cell>
          <table:table-cell office:value-type="float" office:value="18575" calcext:value-type="float">
            <text:p>18575</text:p>
          </table:table-cell>
          <table:table-cell office:value-type="float" office:value="18508" calcext:value-type="float">
            <text:p>18508</text:p>
          </table:table-cell>
          <table:table-cell office:value-type="float" office:value="18547" calcext:value-type="float">
            <text:p>18547</text:p>
          </table:table-cell>
          <table:table-cell table:style-name="ce5" table:formula="of:=AVERAGE([.L118:.P118])" office:value-type="float" office:value="18478.8" calcext:value-type="float">
            <text:p>18479</text:p>
          </table:table-cell>
          <table:table-cell table:style-name="ce5" table:formula="of:=IF(ISBLANK([.Q118]);&quot;&quot;;ROUND([.Q118];0)-ROUND([.$B118];0))" office:value-type="float" office:value="17085" calcext:value-type="float">
            <text:p>17085</text:p>
          </table:table-cell>
          <table:table-cell table:style-name="ce17" table:formula="of:=IF(ISBLANK([.Q118]);&quot;&quot;;([.R118]/[.$B118])*100)" office:value-type="float" office:value="1225.78562204046" calcext:value-type="float">
            <text:p>1225.8</text:p>
          </table:table-cell>
          <table:table-cell table:style-name="ce5" table:formula="of:=IF(AND(NOT(ISBLANK([.R118]));([.R118]=0);SUM(COUNTIF([.$I118];0);COUNTIF([.$R118];0);COUNTIF([.$AA118];0);COUNTIF([.$AJ118];0))=1);&quot;Y&quot;;&quot;&quot;)">
            <text:p/>
          </table:table-cell>
          <table:table-cell office:value-type="float" office:value="1388" calcext:value-type="float">
            <text:p>1388</text:p>
          </table:table-cell>
          <table:table-cell office:value-type="float" office:value="1420" calcext:value-type="float">
            <text:p>1420</text:p>
          </table:table-cell>
          <table:table-cell office:value-type="float" office:value="1406" calcext:value-type="float">
            <text:p>1406</text:p>
          </table:table-cell>
          <table:table-cell office:value-type="float" office:value="1378" calcext:value-type="float">
            <text:p>1378</text:p>
          </table:table-cell>
          <table:table-cell office:value-type="float" office:value="1421" calcext:value-type="float">
            <text:p>1421</text:p>
          </table:table-cell>
          <table:table-cell table:style-name="ce5" table:formula="of:=AVERAGE([.U118:.Y118])" office:value-type="float" office:value="1402.6" calcext:value-type="float">
            <text:p>1403</text:p>
          </table:table-cell>
          <table:table-cell table:style-name="ce5" table:formula="of:=IF(ISBLANK([.Z118]);&quot;&quot;;ROUND([.Z118];0)-ROUND([.$B118];0))" office:value-type="float" office:value="9" calcext:value-type="float">
            <text:p>9</text:p>
          </table:table-cell>
          <table:table-cell table:style-name="ce17" table:formula="of:=IF(ISBLANK([.Z118]);&quot;&quot;;([.AA118]/[.$B118])*100)" office:value-type="float" office:value="0.645716745587602" calcext:value-type="float">
            <text:p>0.6</text:p>
          </table:table-cell>
          <table:table-cell table:style-name="ce5" table:formula="of:=IF(AND(NOT(ISBLANK([.AA118]));([.AA118]=0);SUM(COUNTIF([.$I118];0);COUNTIF([.$R118];0);COUNTIF([.$AA118];0);COUNTIF([.$AJ118];0))=1);&quot;Y&quot;;&quot;&quot;)">
            <text:p/>
          </table:table-cell>
          <table:table-cell office:value-type="float" office:value="1554" calcext:value-type="float">
            <text:p>1554</text:p>
          </table:table-cell>
          <table:table-cell office:value-type="float" office:value="1532" calcext:value-type="float">
            <text:p>1532</text:p>
          </table:table-cell>
          <table:table-cell office:value-type="float" office:value="1571" calcext:value-type="float">
            <text:p>1571</text:p>
          </table:table-cell>
          <table:table-cell office:value-type="float" office:value="1624" calcext:value-type="float">
            <text:p>1624</text:p>
          </table:table-cell>
          <table:table-cell office:value-type="float" office:value="1660" calcext:value-type="float">
            <text:p>1660</text:p>
          </table:table-cell>
          <table:table-cell table:style-name="ce5" table:formula="of:=AVERAGE([.AD118:.AH118])" office:value-type="float" office:value="1588.2" calcext:value-type="float">
            <text:p>1588</text:p>
          </table:table-cell>
          <table:table-cell table:style-name="ce5" table:formula="of:=IF(ISBLANK([.AI118]);&quot;&quot;;ROUND([.AI118];0)-ROUND([.$B118];0))" office:value-type="float" office:value="194" calcext:value-type="float">
            <text:p>194</text:p>
          </table:table-cell>
          <table:table-cell table:style-name="ce17" table:formula="of:=IF(ISBLANK([.AI118]);&quot;&quot;;([.AJ118]/[.$B118])*100)" office:value-type="float" office:value="13.9187831826661" calcext:value-type="float">
            <text:p>13.9</text:p>
          </table:table-cell>
          <table:table-cell table:style-name="ce5" table:formula="of:=IF(AND(NOT(ISBLANK([.AJ118]));([.AJ118]=0);SUM(COUNTIF([.$I118];0);COUNTIF([.$R118];0);COUNTIF([.$AA118];0);COUNTIF([.$AJ11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lsleftright_20.tst</text:p>
          </table:table-cell>
          <table:table-cell table:formula="of:=MIN([.H119];[.Q119];[.Z119];[.AI119])" office:value-type="float" office:value="27.4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5" table:formula="of:=AVERAGE([.C119:.G119])" office:value-type="float" office:value="27.4" calcext:value-type="float">
            <text:p>27</text:p>
          </table:table-cell>
          <table:table-cell table:style-name="ce5" table:formula="of:=IF(ISBLANK([.H119]);&quot;&quot;;ROUND([.H119];0)-ROUND([.$B119];0))" office:value-type="float" office:value="0" calcext:value-type="float">
            <text:p>0</text:p>
          </table:table-cell>
          <table:table-cell table:style-name="ce17" table:formula="of:=IF(ISBLANK([.H119]);&quot;&quot;;([.I119]/[.$B119])*100)" office:value-type="float" office:value="0" calcext:value-type="float">
            <text:p>0.0</text:p>
          </table:table-cell>
          <table:table-cell table:style-name="ce5" table:formula="of:=IF(AND(NOT(ISBLANK([.I119]));([.I119]=0);SUM(COUNTIF([.$I119];0);COUNTIF([.$R119];0);COUNTIF([.$AA119];0);COUNTIF([.$AJ119];0))=1);&quot;Y&quot;;&quot;&quot;)">
            <text:p/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" table:formula="of:=AVERAGE([.L119:.P119])" office:value-type="float" office:value="28.2" calcext:value-type="float">
            <text:p>28</text:p>
          </table:table-cell>
          <table:table-cell table:style-name="ce5" table:formula="of:=IF(ISBLANK([.Q119]);&quot;&quot;;ROUND([.Q119];0)-ROUND([.$B119];0))" office:value-type="float" office:value="1" calcext:value-type="float">
            <text:p>1</text:p>
          </table:table-cell>
          <table:table-cell table:style-name="ce17" table:formula="of:=IF(ISBLANK([.Q119]);&quot;&quot;;([.R119]/[.$B119])*100)" office:value-type="float" office:value="3.64963503649635" calcext:value-type="float">
            <text:p>3.6</text:p>
          </table:table-cell>
          <table:table-cell table:style-name="ce5" table:formula="of:=IF(AND(NOT(ISBLANK([.R119]));([.R119]=0);SUM(COUNTIF([.$I119];0);COUNTIF([.$R119];0);COUNTIF([.$AA119];0);COUNTIF([.$AJ119];0))=1);&quot;Y&quot;;&quot;&quot;)">
            <text:p/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table:formula="of:=AVERAGE([.U119:.Y119])" office:value-type="float" office:value="27.4" calcext:value-type="float">
            <text:p>27</text:p>
          </table:table-cell>
          <table:table-cell table:style-name="ce5" table:formula="of:=IF(ISBLANK([.Z119]);&quot;&quot;;ROUND([.Z119];0)-ROUND([.$B119];0))" office:value-type="float" office:value="0" calcext:value-type="float">
            <text:p>0</text:p>
          </table:table-cell>
          <table:table-cell table:style-name="ce17" table:formula="of:=IF(ISBLANK([.Z119]);&quot;&quot;;([.AA119]/[.$B119])*100)" office:value-type="float" office:value="0" calcext:value-type="float">
            <text:p>0.0</text:p>
          </table:table-cell>
          <table:table-cell table:style-name="ce5" table:formula="of:=IF(AND(NOT(ISBLANK([.AA119]));([.AA119]=0);SUM(COUNTIF([.$I119];0);COUNTIF([.$R119];0);COUNTIF([.$AA119];0);COUNTIF([.$AJ119];0))=1);&quot;Y&quot;;&quot;&quot;)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8" calcext:value-type="float">
            <text:p>38</text:p>
          </table:table-cell>
          <table:table-cell table:style-name="ce5" table:formula="of:=AVERAGE([.AD119:.AH119])" office:value-type="float" office:value="37.4" calcext:value-type="float">
            <text:p>37</text:p>
          </table:table-cell>
          <table:table-cell table:style-name="ce5" table:formula="of:=IF(ISBLANK([.AI119]);&quot;&quot;;ROUND([.AI119];0)-ROUND([.$B119];0))" office:value-type="float" office:value="10" calcext:value-type="float">
            <text:p>10</text:p>
          </table:table-cell>
          <table:table-cell table:style-name="ce17" table:formula="of:=IF(ISBLANK([.AI119]);&quot;&quot;;([.AJ119]/[.$B119])*100)" office:value-type="float" office:value="36.4963503649635" calcext:value-type="float">
            <text:p>36.5</text:p>
          </table:table-cell>
          <table:table-cell table:style-name="ce5" table:formula="of:=IF(AND(NOT(ISBLANK([.AJ119]));([.AJ119]=0);SUM(COUNTIF([.$I119];0);COUNTIF([.$R119];0);COUNTIF([.$AA119];0);COUNTIF([.$AJ11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1a.tst</text:p>
          </table:table-cell>
          <table:table-cell table:formula="of:=MIN([.H120];[.Q120];[.Z120];[.AI120])" office:value-type="float" office:value="6" calcext:value-type="float">
            <text:p>6</text:p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C120:.G120])" office:value-type="float" office:value="6" calcext:value-type="float">
            <text:p>6</text:p>
          </table:table-cell>
          <table:table-cell table:style-name="ce5" table:formula="of:=IF(ISBLANK([.H120]);&quot;&quot;;ROUND([.H120];0)-ROUND([.$B120];0))" office:value-type="float" office:value="0" calcext:value-type="float">
            <text:p>0</text:p>
          </table:table-cell>
          <table:table-cell table:style-name="ce17" table:formula="of:=IF(ISBLANK([.H120]);&quot;&quot;;([.I120]/[.$B120])*100)" office:value-type="float" office:value="0" calcext:value-type="float">
            <text:p>0.0</text:p>
          </table:table-cell>
          <table:table-cell table:style-name="ce5" table:formula="of:=IF(AND(NOT(ISBLANK([.I120]));([.I120]=0);SUM(COUNTIF([.$I120];0);COUNTIF([.$R120];0);COUNTIF([.$AA120];0);COUNTIF([.$AJ120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L120:.P120])" office:value-type="float" office:value="6" calcext:value-type="float">
            <text:p>6</text:p>
          </table:table-cell>
          <table:table-cell table:style-name="ce5" table:formula="of:=IF(ISBLANK([.Q120]);&quot;&quot;;ROUND([.Q120];0)-ROUND([.$B120];0))" office:value-type="float" office:value="0" calcext:value-type="float">
            <text:p>0</text:p>
          </table:table-cell>
          <table:table-cell table:style-name="ce17" table:formula="of:=IF(ISBLANK([.Q120]);&quot;&quot;;([.R120]/[.$B120])*100)" office:value-type="float" office:value="0" calcext:value-type="float">
            <text:p>0.0</text:p>
          </table:table-cell>
          <table:table-cell table:style-name="ce5" table:formula="of:=IF(AND(NOT(ISBLANK([.R120]));([.R120]=0);SUM(COUNTIF([.$I120];0);COUNTIF([.$R120];0);COUNTIF([.$AA120];0);COUNTIF([.$AJ120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U120:.Y120])" office:value-type="float" office:value="6" calcext:value-type="float">
            <text:p>6</text:p>
          </table:table-cell>
          <table:table-cell table:style-name="ce5" table:formula="of:=IF(ISBLANK([.Z120]);&quot;&quot;;ROUND([.Z120];0)-ROUND([.$B120];0))" office:value-type="float" office:value="0" calcext:value-type="float">
            <text:p>0</text:p>
          </table:table-cell>
          <table:table-cell table:style-name="ce17" table:formula="of:=IF(ISBLANK([.Z120]);&quot;&quot;;([.AA120]/[.$B120])*100)" office:value-type="float" office:value="0" calcext:value-type="float">
            <text:p>0.0</text:p>
          </table:table-cell>
          <table:table-cell table:style-name="ce5" table:formula="of:=IF(AND(NOT(ISBLANK([.AA120]));([.AA120]=0);SUM(COUNTIF([.$I120];0);COUNTIF([.$R120];0);COUNTIF([.$AA120];0);COUNTIF([.$AJ120];0))=1);&quot;Y&quot;;&quot;&quot;)">
            <text:p/>
          </table:table-cell>
          <table:table-cell table:number-columns-repeated="5" office:value-type="float" office:value="12" calcext:value-type="float">
            <text:p>12</text:p>
          </table:table-cell>
          <table:table-cell table:style-name="ce5" table:formula="of:=AVERAGE([.AD120:.AH120])" office:value-type="float" office:value="12" calcext:value-type="float">
            <text:p>12</text:p>
          </table:table-cell>
          <table:table-cell table:style-name="ce5" table:formula="of:=IF(ISBLANK([.AI120]);&quot;&quot;;ROUND([.AI120];0)-ROUND([.$B120];0))" office:value-type="float" office:value="6" calcext:value-type="float">
            <text:p>6</text:p>
          </table:table-cell>
          <table:table-cell table:style-name="ce17" table:formula="of:=IF(ISBLANK([.AI120]);&quot;&quot;;([.AJ120]/[.$B120])*100)" office:value-type="float" office:value="100" calcext:value-type="float">
            <text:p>100.0</text:p>
          </table:table-cell>
          <table:table-cell table:style-name="ce5" table:formula="of:=IF(AND(NOT(ISBLANK([.AJ120]));([.AJ120]=0);SUM(COUNTIF([.$I120];0);COUNTIF([.$R120];0);COUNTIF([.$AA120];0);COUNTIF([.$AJ12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1b.tst</text:p>
          </table:table-cell>
          <table:table-cell table:formula="of:=MIN([.H121];[.Q121];[.Z121];[.AI121])" office:value-type="float" office:value="5.2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table:formula="of:=AVERAGE([.C121:.G121])" office:value-type="float" office:value="5.2" calcext:value-type="float">
            <text:p>5</text:p>
          </table:table-cell>
          <table:table-cell table:style-name="ce5" table:formula="of:=IF(ISBLANK([.H121]);&quot;&quot;;ROUND([.H121];0)-ROUND([.$B121];0))" office:value-type="float" office:value="0" calcext:value-type="float">
            <text:p>0</text:p>
          </table:table-cell>
          <table:table-cell table:style-name="ce17" table:formula="of:=IF(ISBLANK([.H121]);&quot;&quot;;([.I121]/[.$B121])*100)" office:value-type="float" office:value="0" calcext:value-type="float">
            <text:p>0.0</text:p>
          </table:table-cell>
          <table:table-cell table:style-name="ce5" table:formula="of:=IF(AND(NOT(ISBLANK([.I121]));([.I121]=0);SUM(COUNTIF([.$I121];0);COUNTIF([.$R121];0);COUNTIF([.$AA121];0);COUNTIF([.$AJ121];0))=1);&quot;Y&quot;;&quot;&quot;)">
            <text:p/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table:formula="of:=AVERAGE([.L121:.P121])" office:value-type="float" office:value="5.2" calcext:value-type="float">
            <text:p>5</text:p>
          </table:table-cell>
          <table:table-cell table:style-name="ce5" table:formula="of:=IF(ISBLANK([.Q121]);&quot;&quot;;ROUND([.Q121];0)-ROUND([.$B121];0))" office:value-type="float" office:value="0" calcext:value-type="float">
            <text:p>0</text:p>
          </table:table-cell>
          <table:table-cell table:style-name="ce17" table:formula="of:=IF(ISBLANK([.Q121]);&quot;&quot;;([.R121]/[.$B121])*100)" office:value-type="float" office:value="0" calcext:value-type="float">
            <text:p>0.0</text:p>
          </table:table-cell>
          <table:table-cell table:style-name="ce5" table:formula="of:=IF(AND(NOT(ISBLANK([.R121]));([.R121]=0);SUM(COUNTIF([.$I121];0);COUNTIF([.$R121];0);COUNTIF([.$AA121];0);COUNTIF([.$AJ121];0))=1);&quot;Y&quot;;&quot;&quot;)">
            <text:p/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table:formula="of:=AVERAGE([.U121:.Y121])" office:value-type="float" office:value="5.4" calcext:value-type="float">
            <text:p>5</text:p>
          </table:table-cell>
          <table:table-cell table:style-name="ce5" table:formula="of:=IF(ISBLANK([.Z121]);&quot;&quot;;ROUND([.Z121];0)-ROUND([.$B121];0))" office:value-type="float" office:value="0" calcext:value-type="float">
            <text:p>0</text:p>
          </table:table-cell>
          <table:table-cell table:style-name="ce17" table:formula="of:=IF(ISBLANK([.Z121]);&quot;&quot;;([.AA121]/[.$B121])*100)" office:value-type="float" office:value="0" calcext:value-type="float">
            <text:p>0.0</text:p>
          </table:table-cell>
          <table:table-cell table:style-name="ce5" table:formula="of:=IF(AND(NOT(ISBLANK([.AA121]));([.AA121]=0);SUM(COUNTIF([.$I121];0);COUNTIF([.$R121];0);COUNTIF([.$AA121];0);COUNTIF([.$AJ121];0))=1);&quot;Y&quot;;&quot;&quot;)">
            <text:p/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5" table:formula="of:=AVERAGE([.AD121:.AH121])" office:value-type="float" office:value="11.6" calcext:value-type="float">
            <text:p>12</text:p>
          </table:table-cell>
          <table:table-cell table:style-name="ce5" table:formula="of:=IF(ISBLANK([.AI121]);&quot;&quot;;ROUND([.AI121];0)-ROUND([.$B121];0))" office:value-type="float" office:value="7" calcext:value-type="float">
            <text:p>7</text:p>
          </table:table-cell>
          <table:table-cell table:style-name="ce17" table:formula="of:=IF(ISBLANK([.AI121]);&quot;&quot;;([.AJ121]/[.$B121])*100)" office:value-type="float" office:value="134.615384615385" calcext:value-type="float">
            <text:p>134.6</text:p>
          </table:table-cell>
          <table:table-cell table:style-name="ce5" table:formula="of:=IF(AND(NOT(ISBLANK([.AJ121]));([.AJ121]=0);SUM(COUNTIF([.$I121];0);COUNTIF([.$R121];0);COUNTIF([.$AA121];0);COUNTIF([.$AJ12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1c.tst</text:p>
          </table:table-cell>
          <table:table-cell table:formula="of:=MIN([.H122];[.Q122];[.Z122];[.AI122])" office:value-type="float" office:value="9.6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5" table:formula="of:=AVERAGE([.C122:.G122])" office:value-type="float" office:value="10" calcext:value-type="float">
            <text:p>10</text:p>
          </table:table-cell>
          <table:table-cell table:style-name="ce5" table:formula="of:=IF(ISBLANK([.H122]);&quot;&quot;;ROUND([.H122];0)-ROUND([.$B122];0))" office:value-type="float" office:value="0" calcext:value-type="float">
            <text:p>0</text:p>
          </table:table-cell>
          <table:table-cell table:style-name="ce17" table:formula="of:=IF(ISBLANK([.H122]);&quot;&quot;;([.I122]/[.$B122])*100)" office:value-type="float" office:value="0" calcext:value-type="float">
            <text:p>0.0</text:p>
          </table:table-cell>
          <table:table-cell table:style-name="ce5" table:formula="of:=IF(AND(NOT(ISBLANK([.I122]));([.I122]=0);SUM(COUNTIF([.$I122];0);COUNTIF([.$R122];0);COUNTIF([.$AA122];0);COUNTIF([.$AJ122];0))=1);&quot;Y&quot;;&quot;&quot;)">
            <text:p/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5" table:formula="of:=AVERAGE([.L122:.P122])" office:value-type="float" office:value="9.6" calcext:value-type="float">
            <text:p>10</text:p>
          </table:table-cell>
          <table:table-cell table:style-name="ce5" table:formula="of:=IF(ISBLANK([.Q122]);&quot;&quot;;ROUND([.Q122];0)-ROUND([.$B122];0))" office:value-type="float" office:value="0" calcext:value-type="float">
            <text:p>0</text:p>
          </table:table-cell>
          <table:table-cell table:style-name="ce17" table:formula="of:=IF(ISBLANK([.Q122]);&quot;&quot;;([.R122]/[.$B122])*100)" office:value-type="float" office:value="0" calcext:value-type="float">
            <text:p>0.0</text:p>
          </table:table-cell>
          <table:table-cell table:style-name="ce5" table:formula="of:=IF(AND(NOT(ISBLANK([.R122]));([.R122]=0);SUM(COUNTIF([.$I122];0);COUNTIF([.$R122];0);COUNTIF([.$AA122];0);COUNTIF([.$AJ122];0))=1);&quot;Y&quot;;&quot;&quot;)">
            <text:p/>
          </table:table-cell>
          <table:table-cell table:number-columns-repeated="5" office:value-type="float" office:value="10" calcext:value-type="float">
            <text:p>10</text:p>
          </table:table-cell>
          <table:table-cell table:style-name="ce5" table:formula="of:=AVERAGE([.U122:.Y122])" office:value-type="float" office:value="10" calcext:value-type="float">
            <text:p>10</text:p>
          </table:table-cell>
          <table:table-cell table:style-name="ce5" table:formula="of:=IF(ISBLANK([.Z122]);&quot;&quot;;ROUND([.Z122];0)-ROUND([.$B122];0))" office:value-type="float" office:value="0" calcext:value-type="float">
            <text:p>0</text:p>
          </table:table-cell>
          <table:table-cell table:style-name="ce17" table:formula="of:=IF(ISBLANK([.Z122]);&quot;&quot;;([.AA122]/[.$B122])*100)" office:value-type="float" office:value="0" calcext:value-type="float">
            <text:p>0.0</text:p>
          </table:table-cell>
          <table:table-cell table:style-name="ce5" table:formula="of:=IF(AND(NOT(ISBLANK([.AA122]));([.AA122]=0);SUM(COUNTIF([.$I122];0);COUNTIF([.$R122];0);COUNTIF([.$AA122];0);COUNTIF([.$AJ122];0))=1);&quot;Y&quot;;&quot;&quot;)">
            <text:p/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style-name="ce5" table:formula="of:=AVERAGE([.AD122:.AH122])" office:value-type="float" office:value="16.6" calcext:value-type="float">
            <text:p>17</text:p>
          </table:table-cell>
          <table:table-cell table:style-name="ce5" table:formula="of:=IF(ISBLANK([.AI122]);&quot;&quot;;ROUND([.AI122];0)-ROUND([.$B122];0))" office:value-type="float" office:value="7" calcext:value-type="float">
            <text:p>7</text:p>
          </table:table-cell>
          <table:table-cell table:style-name="ce17" table:formula="of:=IF(ISBLANK([.AI122]);&quot;&quot;;([.AJ122]/[.$B122])*100)" office:value-type="float" office:value="72.9166666666667" calcext:value-type="float">
            <text:p>72.9</text:p>
          </table:table-cell>
          <table:table-cell table:style-name="ce5" table:formula="of:=IF(AND(NOT(ISBLANK([.AJ122]));([.AJ122]=0);SUM(COUNTIF([.$I122];0);COUNTIF([.$R122];0);COUNTIF([.$AA122];0);COUNTIF([.$AJ12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2a.tst</text:p>
          </table:table-cell>
          <table:table-cell table:formula="of:=MIN([.H123];[.Q123];[.Z123];[.AI123])" office:value-type="float" office:value="17" calcext:value-type="float">
            <text:p>17</text:p>
          </table:table-cell>
          <table:table-cell table:number-columns-repeated="5" office:value-type="float" office:value="17" calcext:value-type="float">
            <text:p>17</text:p>
          </table:table-cell>
          <table:table-cell table:style-name="ce5" table:formula="of:=AVERAGE([.C123:.G123])" office:value-type="float" office:value="17" calcext:value-type="float">
            <text:p>17</text:p>
          </table:table-cell>
          <table:table-cell table:style-name="ce5" table:formula="of:=IF(ISBLANK([.H123]);&quot;&quot;;ROUND([.H123];0)-ROUND([.$B123];0))" office:value-type="float" office:value="0" calcext:value-type="float">
            <text:p>0</text:p>
          </table:table-cell>
          <table:table-cell table:style-name="ce17" table:formula="of:=IF(ISBLANK([.H123]);&quot;&quot;;([.I123]/[.$B123])*100)" office:value-type="float" office:value="0" calcext:value-type="float">
            <text:p>0.0</text:p>
          </table:table-cell>
          <table:table-cell table:style-name="ce5" table:formula="of:=IF(AND(NOT(ISBLANK([.I123]));([.I123]=0);SUM(COUNTIF([.$I123];0);COUNTIF([.$R123];0);COUNTIF([.$AA123];0);COUNTIF([.$AJ123];0))=1);&quot;Y&quot;;&quot;&quot;)">
            <text:p/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table:formula="of:=AVERAGE([.L123:.P123])" office:value-type="float" office:value="18" calcext:value-type="float">
            <text:p>18</text:p>
          </table:table-cell>
          <table:table-cell table:style-name="ce5" table:formula="of:=IF(ISBLANK([.Q123]);&quot;&quot;;ROUND([.Q123];0)-ROUND([.$B123];0))" office:value-type="float" office:value="1" calcext:value-type="float">
            <text:p>1</text:p>
          </table:table-cell>
          <table:table-cell table:style-name="ce17" table:formula="of:=IF(ISBLANK([.Q123]);&quot;&quot;;([.R123]/[.$B123])*100)" office:value-type="float" office:value="5.88235294117647" calcext:value-type="float">
            <text:p>5.9</text:p>
          </table:table-cell>
          <table:table-cell table:style-name="ce5" table:formula="of:=IF(AND(NOT(ISBLANK([.R123]));([.R123]=0);SUM(COUNTIF([.$I123];0);COUNTIF([.$R123];0);COUNTIF([.$AA123];0);COUNTIF([.$AJ123];0))=1);&quot;Y&quot;;&quot;&quot;)">
            <text:p/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5" table:formula="of:=AVERAGE([.U123:.Y123])" office:value-type="float" office:value="17.4" calcext:value-type="float">
            <text:p>17</text:p>
          </table:table-cell>
          <table:table-cell table:style-name="ce5" table:formula="of:=IF(ISBLANK([.Z123]);&quot;&quot;;ROUND([.Z123];0)-ROUND([.$B123];0))" office:value-type="float" office:value="0" calcext:value-type="float">
            <text:p>0</text:p>
          </table:table-cell>
          <table:table-cell table:style-name="ce17" table:formula="of:=IF(ISBLANK([.Z123]);&quot;&quot;;([.AA123]/[.$B123])*100)" office:value-type="float" office:value="0" calcext:value-type="float">
            <text:p>0.0</text:p>
          </table:table-cell>
          <table:table-cell table:style-name="ce5" table:formula="of:=IF(AND(NOT(ISBLANK([.AA123]));([.AA123]=0);SUM(COUNTIF([.$I123];0);COUNTIF([.$R123];0);COUNTIF([.$AA123];0);COUNTIF([.$AJ123];0))=1);&quot;Y&quot;;&quot;&quot;)">
            <text:p/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table:formula="of:=AVERAGE([.AD123:.AH123])" office:value-type="float" office:value="24.4" calcext:value-type="float">
            <text:p>24</text:p>
          </table:table-cell>
          <table:table-cell table:style-name="ce5" table:formula="of:=IF(ISBLANK([.AI123]);&quot;&quot;;ROUND([.AI123];0)-ROUND([.$B123];0))" office:value-type="float" office:value="7" calcext:value-type="float">
            <text:p>7</text:p>
          </table:table-cell>
          <table:table-cell table:style-name="ce17" table:formula="of:=IF(ISBLANK([.AI123]);&quot;&quot;;([.AJ123]/[.$B123])*100)" office:value-type="float" office:value="41.1764705882353" calcext:value-type="float">
            <text:p>41.2</text:p>
          </table:table-cell>
          <table:table-cell table:style-name="ce5" table:formula="of:=IF(AND(NOT(ISBLANK([.AJ123]));([.AJ123]=0);SUM(COUNTIF([.$I123];0);COUNTIF([.$R123];0);COUNTIF([.$AA123];0);COUNTIF([.$AJ12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2b.tst</text:p>
          </table:table-cell>
          <table:table-cell table:formula="of:=MIN([.H124];[.Q124];[.Z124];[.AI124])" office:value-type="float" office:value="15.2" calcext:value-type="float">
            <text:p>1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table:formula="of:=AVERAGE([.C124:.G124])" office:value-type="float" office:value="15.2" calcext:value-type="float">
            <text:p>15</text:p>
          </table:table-cell>
          <table:table-cell table:style-name="ce5" table:formula="of:=IF(ISBLANK([.H124]);&quot;&quot;;ROUND([.H124];0)-ROUND([.$B124];0))" office:value-type="float" office:value="0" calcext:value-type="float">
            <text:p>0</text:p>
          </table:table-cell>
          <table:table-cell table:style-name="ce17" table:formula="of:=IF(ISBLANK([.H124]);&quot;&quot;;([.I124]/[.$B124])*100)" office:value-type="float" office:value="0" calcext:value-type="float">
            <text:p>0.0</text:p>
          </table:table-cell>
          <table:table-cell table:style-name="ce5" table:formula="of:=IF(AND(NOT(ISBLANK([.I124]));([.I124]=0);SUM(COUNTIF([.$I124];0);COUNTIF([.$R124];0);COUNTIF([.$AA124];0);COUNTIF([.$AJ124];0))=1);&quot;Y&quot;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5" table:formula="of:=AVERAGE([.L124:.P124])" office:value-type="float" office:value="15.4" calcext:value-type="float">
            <text:p>15</text:p>
          </table:table-cell>
          <table:table-cell table:style-name="ce5" table:formula="of:=IF(ISBLANK([.Q124]);&quot;&quot;;ROUND([.Q124];0)-ROUND([.$B124];0))" office:value-type="float" office:value="0" calcext:value-type="float">
            <text:p>0</text:p>
          </table:table-cell>
          <table:table-cell table:style-name="ce17" table:formula="of:=IF(ISBLANK([.Q124]);&quot;&quot;;([.R124]/[.$B124])*100)" office:value-type="float" office:value="0" calcext:value-type="float">
            <text:p>0.0</text:p>
          </table:table-cell>
          <table:table-cell table:style-name="ce5" table:formula="of:=IF(AND(NOT(ISBLANK([.R124]));([.R124]=0);SUM(COUNTIF([.$I124];0);COUNTIF([.$R124];0);COUNTIF([.$AA124];0);COUNTIF([.$AJ124];0))=1);&quot;Y&quot;;&quot;&quot;)">
            <text:p/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table:formula="of:=AVERAGE([.U124:.Y124])" office:value-type="float" office:value="15.4" calcext:value-type="float">
            <text:p>15</text:p>
          </table:table-cell>
          <table:table-cell table:style-name="ce5" table:formula="of:=IF(ISBLANK([.Z124]);&quot;&quot;;ROUND([.Z124];0)-ROUND([.$B124];0))" office:value-type="float" office:value="0" calcext:value-type="float">
            <text:p>0</text:p>
          </table:table-cell>
          <table:table-cell table:style-name="ce17" table:formula="of:=IF(ISBLANK([.Z124]);&quot;&quot;;([.AA124]/[.$B124])*100)" office:value-type="float" office:value="0" calcext:value-type="float">
            <text:p>0.0</text:p>
          </table:table-cell>
          <table:table-cell table:style-name="ce5" table:formula="of:=IF(AND(NOT(ISBLANK([.AA124]));([.AA124]=0);SUM(COUNTIF([.$I124];0);COUNTIF([.$R124];0);COUNTIF([.$AA124];0);COUNTIF([.$AJ124];0))=1);&quot;Y&quot;;&quot;&quot;)">
            <text:p/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ce5" table:formula="of:=AVERAGE([.AD124:.AH124])" office:value-type="float" office:value="22.4" calcext:value-type="float">
            <text:p>22</text:p>
          </table:table-cell>
          <table:table-cell table:style-name="ce5" table:formula="of:=IF(ISBLANK([.AI124]);&quot;&quot;;ROUND([.AI124];0)-ROUND([.$B124];0))" office:value-type="float" office:value="7" calcext:value-type="float">
            <text:p>7</text:p>
          </table:table-cell>
          <table:table-cell table:style-name="ce17" table:formula="of:=IF(ISBLANK([.AI124]);&quot;&quot;;([.AJ124]/[.$B124])*100)" office:value-type="float" office:value="46.0526315789474" calcext:value-type="float">
            <text:p>46.1</text:p>
          </table:table-cell>
          <table:table-cell table:style-name="ce5" table:formula="of:=IF(AND(NOT(ISBLANK([.AJ124]));([.AJ124]=0);SUM(COUNTIF([.$I124];0);COUNTIF([.$R124];0);COUNTIF([.$AA124];0);COUNTIF([.$AJ12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3a.tst</text:p>
          </table:table-cell>
          <table:table-cell table:formula="of:=MIN([.H125];[.Q125];[.Z125];[.AI125])" office:value-type="float" office:value="5" calcext:value-type="float">
            <text:p>5</text:p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C125:.G125])" office:value-type="float" office:value="5" calcext:value-type="float">
            <text:p>5</text:p>
          </table:table-cell>
          <table:table-cell table:style-name="ce5" table:formula="of:=IF(ISBLANK([.H125]);&quot;&quot;;ROUND([.H125];0)-ROUND([.$B125];0))" office:value-type="float" office:value="0" calcext:value-type="float">
            <text:p>0</text:p>
          </table:table-cell>
          <table:table-cell table:style-name="ce17" table:formula="of:=IF(ISBLANK([.H125]);&quot;&quot;;([.I125]/[.$B125])*100)" office:value-type="float" office:value="0" calcext:value-type="float">
            <text:p>0.0</text:p>
          </table:table-cell>
          <table:table-cell table:style-name="ce5" table:formula="of:=IF(AND(NOT(ISBLANK([.I125]));([.I125]=0);SUM(COUNTIF([.$I125];0);COUNTIF([.$R125];0);COUNTIF([.$AA125];0);COUNTIF([.$AJ125];0))=1);&quot;Y&quot;;&quot;&quot;)">
            <text:p/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L125:.P125])" office:value-type="float" office:value="5" calcext:value-type="float">
            <text:p>5</text:p>
          </table:table-cell>
          <table:table-cell table:style-name="ce5" table:formula="of:=IF(ISBLANK([.Q125]);&quot;&quot;;ROUND([.Q125];0)-ROUND([.$B125];0))" office:value-type="float" office:value="0" calcext:value-type="float">
            <text:p>0</text:p>
          </table:table-cell>
          <table:table-cell table:style-name="ce17" table:formula="of:=IF(ISBLANK([.Q125]);&quot;&quot;;([.R125]/[.$B125])*100)" office:value-type="float" office:value="0" calcext:value-type="float">
            <text:p>0.0</text:p>
          </table:table-cell>
          <table:table-cell table:style-name="ce5" table:formula="of:=IF(AND(NOT(ISBLANK([.R125]));([.R125]=0);SUM(COUNTIF([.$I125];0);COUNTIF([.$R125];0);COUNTIF([.$AA125];0);COUNTIF([.$AJ125];0))=1);&quot;Y&quot;;&quot;&quot;)">
            <text:p/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table:formula="of:=AVERAGE([.U125:.Y125])" office:value-type="float" office:value="5.2" calcext:value-type="float">
            <text:p>5</text:p>
          </table:table-cell>
          <table:table-cell table:style-name="ce5" table:formula="of:=IF(ISBLANK([.Z125]);&quot;&quot;;ROUND([.Z125];0)-ROUND([.$B125];0))" office:value-type="float" office:value="0" calcext:value-type="float">
            <text:p>0</text:p>
          </table:table-cell>
          <table:table-cell table:style-name="ce17" table:formula="of:=IF(ISBLANK([.Z125]);&quot;&quot;;([.AA125]/[.$B125])*100)" office:value-type="float" office:value="0" calcext:value-type="float">
            <text:p>0.0</text:p>
          </table:table-cell>
          <table:table-cell table:style-name="ce5" table:formula="of:=IF(AND(NOT(ISBLANK([.AA125]));([.AA125]=0);SUM(COUNTIF([.$I125];0);COUNTIF([.$R125];0);COUNTIF([.$AA125];0);COUNTIF([.$AJ125];0))=1);&quot;Y&quot;;&quot;&quot;)">
            <text:p/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" table:formula="of:=AVERAGE([.AD125:.AH125])" office:value-type="float" office:value="11.2" calcext:value-type="float">
            <text:p>11</text:p>
          </table:table-cell>
          <table:table-cell table:style-name="ce5" table:formula="of:=IF(ISBLANK([.AI125]);&quot;&quot;;ROUND([.AI125];0)-ROUND([.$B125];0))" office:value-type="float" office:value="6" calcext:value-type="float">
            <text:p>6</text:p>
          </table:table-cell>
          <table:table-cell table:style-name="ce17" table:formula="of:=IF(ISBLANK([.AI125]);&quot;&quot;;([.AJ125]/[.$B125])*100)" office:value-type="float" office:value="120" calcext:value-type="float">
            <text:p>120.0</text:p>
          </table:table-cell>
          <table:table-cell table:style-name="ce5" table:formula="of:=IF(AND(NOT(ISBLANK([.AJ125]));([.AJ125]=0);SUM(COUNTIF([.$I125];0);COUNTIF([.$R125];0);COUNTIF([.$AA125];0);COUNTIF([.$AJ12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3b.tst</text:p>
          </table:table-cell>
          <table:table-cell table:formula="of:=MIN([.H126];[.Q126];[.Z126];[.AI126])" office:value-type="float" office:value="9" calcext:value-type="float">
            <text:p>9</text:p>
          </table:table-cell>
          <table:table-cell table:number-columns-repeated="5" office:value-type="float" office:value="9" calcext:value-type="float">
            <text:p>9</text:p>
          </table:table-cell>
          <table:table-cell table:style-name="ce5" table:formula="of:=AVERAGE([.C126:.G126])" office:value-type="float" office:value="9" calcext:value-type="float">
            <text:p>9</text:p>
          </table:table-cell>
          <table:table-cell table:style-name="ce5" table:formula="of:=IF(ISBLANK([.H126]);&quot;&quot;;ROUND([.H126];0)-ROUND([.$B126];0))" office:value-type="float" office:value="0" calcext:value-type="float">
            <text:p>0</text:p>
          </table:table-cell>
          <table:table-cell table:style-name="ce17" table:formula="of:=IF(ISBLANK([.H126]);&quot;&quot;;([.I126]/[.$B126])*100)" office:value-type="float" office:value="0" calcext:value-type="float">
            <text:p>0.0</text:p>
          </table:table-cell>
          <table:table-cell table:style-name="ce5" table:formula="of:=IF(AND(NOT(ISBLANK([.I126]));([.I126]=0);SUM(COUNTIF([.$I126];0);COUNTIF([.$R126];0);COUNTIF([.$AA126];0);COUNTIF([.$AJ126];0))=1);&quot;Y&quot;;&quot;&quot;)">
            <text:p/>
          </table:table-cell>
          <table:table-cell table:number-columns-repeated="5" office:value-type="float" office:value="9" calcext:value-type="float">
            <text:p>9</text:p>
          </table:table-cell>
          <table:table-cell table:style-name="ce5" table:formula="of:=AVERAGE([.L126:.P126])" office:value-type="float" office:value="9" calcext:value-type="float">
            <text:p>9</text:p>
          </table:table-cell>
          <table:table-cell table:style-name="ce5" table:formula="of:=IF(ISBLANK([.Q126]);&quot;&quot;;ROUND([.Q126];0)-ROUND([.$B126];0))" office:value-type="float" office:value="0" calcext:value-type="float">
            <text:p>0</text:p>
          </table:table-cell>
          <table:table-cell table:style-name="ce17" table:formula="of:=IF(ISBLANK([.Q126]);&quot;&quot;;([.R126]/[.$B126])*100)" office:value-type="float" office:value="0" calcext:value-type="float">
            <text:p>0.0</text:p>
          </table:table-cell>
          <table:table-cell table:style-name="ce5" table:formula="of:=IF(AND(NOT(ISBLANK([.R126]));([.R126]=0);SUM(COUNTIF([.$I126];0);COUNTIF([.$R126];0);COUNTIF([.$AA126];0);COUNTIF([.$AJ126];0))=1);&quot;Y&quot;;&quot;&quot;)">
            <text:p/>
          </table:table-cell>
          <table:table-cell table:number-columns-repeated="5" office:value-type="float" office:value="9" calcext:value-type="float">
            <text:p>9</text:p>
          </table:table-cell>
          <table:table-cell table:style-name="ce5" table:formula="of:=AVERAGE([.U126:.Y126])" office:value-type="float" office:value="9" calcext:value-type="float">
            <text:p>9</text:p>
          </table:table-cell>
          <table:table-cell table:style-name="ce5" table:formula="of:=IF(ISBLANK([.Z126]);&quot;&quot;;ROUND([.Z126];0)-ROUND([.$B126];0))" office:value-type="float" office:value="0" calcext:value-type="float">
            <text:p>0</text:p>
          </table:table-cell>
          <table:table-cell table:style-name="ce17" table:formula="of:=IF(ISBLANK([.Z126]);&quot;&quot;;([.AA126]/[.$B126])*100)" office:value-type="float" office:value="0" calcext:value-type="float">
            <text:p>0.0</text:p>
          </table:table-cell>
          <table:table-cell table:style-name="ce5" table:formula="of:=IF(AND(NOT(ISBLANK([.AA126]));([.AA126]=0);SUM(COUNTIF([.$I126];0);COUNTIF([.$R126];0);COUNTIF([.$AA126];0);COUNTIF([.$AJ126];0))=1);&quot;Y&quot;;&quot;&quot;)">
            <text:p/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5" table:formula="of:=AVERAGE([.AD126:.AH126])" office:value-type="float" office:value="15.4" calcext:value-type="float">
            <text:p>15</text:p>
          </table:table-cell>
          <table:table-cell table:style-name="ce5" table:formula="of:=IF(ISBLANK([.AI126]);&quot;&quot;;ROUND([.AI126];0)-ROUND([.$B126];0))" office:value-type="float" office:value="6" calcext:value-type="float">
            <text:p>6</text:p>
          </table:table-cell>
          <table:table-cell table:style-name="ce17" table:formula="of:=IF(ISBLANK([.AI126]);&quot;&quot;;([.AJ126]/[.$B126])*100)" office:value-type="float" office:value="66.6666666666667" calcext:value-type="float">
            <text:p>66.7</text:p>
          </table:table-cell>
          <table:table-cell table:style-name="ce5" table:formula="of:=IF(AND(NOT(ISBLANK([.AJ126]));([.AJ126]=0);SUM(COUNTIF([.$I126];0);COUNTIF([.$R126];0);COUNTIF([.$AA126];0);COUNTIF([.$AJ12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3c.tst</text:p>
          </table:table-cell>
          <table:table-cell table:formula="of:=MIN([.H127];[.Q127];[.Z127];[.AI127]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5" table:formula="of:=AVERAGE([.C127:.G127])" office:value-type="float" office:value="5.6" calcext:value-type="float">
            <text:p>6</text:p>
          </table:table-cell>
          <table:table-cell table:style-name="ce5" table:formula="of:=IF(ISBLANK([.H127]);&quot;&quot;;ROUND([.H127];0)-ROUND([.$B127];0))" office:value-type="float" office:value="1" calcext:value-type="float">
            <text:p>1</text:p>
          </table:table-cell>
          <table:table-cell table:style-name="ce17" table:formula="of:=IF(ISBLANK([.H127]);&quot;&quot;;([.I127]/[.$B127])*100)" office:value-type="float" office:value="20" calcext:value-type="float">
            <text:p>20.0</text:p>
          </table:table-cell>
          <table:table-cell table:style-name="ce5" table:formula="of:=IF(AND(NOT(ISBLANK([.I127]));([.I127]=0);SUM(COUNTIF([.$I127];0);COUNTIF([.$R127];0);COUNTIF([.$AA127];0);COUNTIF([.$AJ127];0))=1);&quot;Y&quot;;&quot;&quot;)">
            <text:p/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L127:.P127])" office:value-type="float" office:value="5" calcext:value-type="float">
            <text:p>5</text:p>
          </table:table-cell>
          <table:table-cell table:style-name="ce5" table:formula="of:=IF(ISBLANK([.Q127]);&quot;&quot;;ROUND([.Q127];0)-ROUND([.$B127];0))" office:value-type="float" office:value="0" calcext:value-type="float">
            <text:p>0</text:p>
          </table:table-cell>
          <table:table-cell table:style-name="ce17" table:formula="of:=IF(ISBLANK([.Q127]);&quot;&quot;;([.R127]/[.$B127])*100)" office:value-type="float" office:value="0" calcext:value-type="float">
            <text:p>0.0</text:p>
          </table:table-cell>
          <table:table-cell table:style-name="ce5" table:formula="of:=IF(AND(NOT(ISBLANK([.R127]));([.R127]=0);SUM(COUNTIF([.$I127];0);COUNTIF([.$R127];0);COUNTIF([.$AA127];0);COUNTIF([.$AJ127];0))=1);&quot;Y&quot;;&quot;&quot;)">
            <text:p/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U127:.Y127])" office:value-type="float" office:value="5" calcext:value-type="float">
            <text:p>5</text:p>
          </table:table-cell>
          <table:table-cell table:style-name="ce5" table:formula="of:=IF(ISBLANK([.Z127]);&quot;&quot;;ROUND([.Z127];0)-ROUND([.$B127];0))" office:value-type="float" office:value="0" calcext:value-type="float">
            <text:p>0</text:p>
          </table:table-cell>
          <table:table-cell table:style-name="ce17" table:formula="of:=IF(ISBLANK([.Z127]);&quot;&quot;;([.AA127]/[.$B127])*100)" office:value-type="float" office:value="0" calcext:value-type="float">
            <text:p>0.0</text:p>
          </table:table-cell>
          <table:table-cell table:style-name="ce5" table:formula="of:=IF(AND(NOT(ISBLANK([.AA127]));([.AA127]=0);SUM(COUNTIF([.$I127];0);COUNTIF([.$R127];0);COUNTIF([.$AA127];0);COUNTIF([.$AJ127];0))=1);&quot;Y&quot;;&quot;&quot;)">
            <text:p/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5" table:formula="of:=AVERAGE([.AD127:.AH127])" office:value-type="float" office:value="11.6" calcext:value-type="float">
            <text:p>12</text:p>
          </table:table-cell>
          <table:table-cell table:style-name="ce5" table:formula="of:=IF(ISBLANK([.AI127]);&quot;&quot;;ROUND([.AI127];0)-ROUND([.$B127];0))" office:value-type="float" office:value="7" calcext:value-type="float">
            <text:p>7</text:p>
          </table:table-cell>
          <table:table-cell table:style-name="ce17" table:formula="of:=IF(ISBLANK([.AI127]);&quot;&quot;;([.AJ127]/[.$B127])*100)" office:value-type="float" office:value="140" calcext:value-type="float">
            <text:p>140.0</text:p>
          </table:table-cell>
          <table:table-cell table:style-name="ce5" table:formula="of:=IF(AND(NOT(ISBLANK([.AJ127]));([.AJ127]=0);SUM(COUNTIF([.$I127];0);COUNTIF([.$R127];0);COUNTIF([.$AA127];0);COUNTIF([.$AJ12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4a.tst</text:p>
          </table:table-cell>
          <table:table-cell table:formula="of:=MIN([.H128];[.Q128];[.Z128];[.AI128])" office:value-type="float" office:value="17" calcext:value-type="float">
            <text:p>17</text:p>
          </table:table-cell>
          <table:table-cell table:number-columns-repeated="5" office:value-type="float" office:value="17" calcext:value-type="float">
            <text:p>17</text:p>
          </table:table-cell>
          <table:table-cell table:style-name="ce5" table:formula="of:=AVERAGE([.C128:.G128])" office:value-type="float" office:value="17" calcext:value-type="float">
            <text:p>17</text:p>
          </table:table-cell>
          <table:table-cell table:style-name="ce5" table:formula="of:=IF(ISBLANK([.H128]);&quot;&quot;;ROUND([.H128];0)-ROUND([.$B128];0))" office:value-type="float" office:value="0" calcext:value-type="float">
            <text:p>0</text:p>
          </table:table-cell>
          <table:table-cell table:style-name="ce17" table:formula="of:=IF(ISBLANK([.H128]);&quot;&quot;;([.I128]/[.$B128])*100)" office:value-type="float" office:value="0" calcext:value-type="float">
            <text:p>0.0</text:p>
          </table:table-cell>
          <table:table-cell table:style-name="ce5" table:formula="of:=IF(AND(NOT(ISBLANK([.I128]));([.I128]=0);SUM(COUNTIF([.$I128];0);COUNTIF([.$R128];0);COUNTIF([.$AA128];0);COUNTIF([.$AJ128];0))=1);&quot;Y&quot;;&quot;&quot;)">
            <text:p/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5" table:formula="of:=AVERAGE([.L128:.P128])" office:value-type="float" office:value="17.2" calcext:value-type="float">
            <text:p>17</text:p>
          </table:table-cell>
          <table:table-cell table:style-name="ce5" table:formula="of:=IF(ISBLANK([.Q128]);&quot;&quot;;ROUND([.Q128];0)-ROUND([.$B128];0))" office:value-type="float" office:value="0" calcext:value-type="float">
            <text:p>0</text:p>
          </table:table-cell>
          <table:table-cell table:style-name="ce17" table:formula="of:=IF(ISBLANK([.Q128]);&quot;&quot;;([.R128]/[.$B128])*100)" office:value-type="float" office:value="0" calcext:value-type="float">
            <text:p>0.0</text:p>
          </table:table-cell>
          <table:table-cell table:style-name="ce5" table:formula="of:=IF(AND(NOT(ISBLANK([.R128]));([.R128]=0);SUM(COUNTIF([.$I128];0);COUNTIF([.$R128];0);COUNTIF([.$AA128];0);COUNTIF([.$AJ128];0))=1);&quot;Y&quot;;&quot;&quot;)">
            <text:p/>
          </table:table-cell>
          <table:table-cell table:number-columns-repeated="5" office:value-type="float" office:value="17" calcext:value-type="float">
            <text:p>17</text:p>
          </table:table-cell>
          <table:table-cell table:style-name="ce5" table:formula="of:=AVERAGE([.U128:.Y128])" office:value-type="float" office:value="17" calcext:value-type="float">
            <text:p>17</text:p>
          </table:table-cell>
          <table:table-cell table:style-name="ce5" table:formula="of:=IF(ISBLANK([.Z128]);&quot;&quot;;ROUND([.Z128];0)-ROUND([.$B128];0))" office:value-type="float" office:value="0" calcext:value-type="float">
            <text:p>0</text:p>
          </table:table-cell>
          <table:table-cell table:style-name="ce17" table:formula="of:=IF(ISBLANK([.Z128]);&quot;&quot;;([.AA128]/[.$B128])*100)" office:value-type="float" office:value="0" calcext:value-type="float">
            <text:p>0.0</text:p>
          </table:table-cell>
          <table:table-cell table:style-name="ce5" table:formula="of:=IF(AND(NOT(ISBLANK([.AA128]));([.AA128]=0);SUM(COUNTIF([.$I128];0);COUNTIF([.$R128];0);COUNTIF([.$AA128];0);COUNTIF([.$AJ128];0))=1);&quot;Y&quot;;&quot;&quot;)">
            <text:p/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5" table:formula="of:=AVERAGE([.AD128:.AH128])" office:value-type="float" office:value="24.2" calcext:value-type="float">
            <text:p>24</text:p>
          </table:table-cell>
          <table:table-cell table:style-name="ce5" table:formula="of:=IF(ISBLANK([.AI128]);&quot;&quot;;ROUND([.AI128];0)-ROUND([.$B128];0))" office:value-type="float" office:value="7" calcext:value-type="float">
            <text:p>7</text:p>
          </table:table-cell>
          <table:table-cell table:style-name="ce17" table:formula="of:=IF(ISBLANK([.AI128]);&quot;&quot;;([.AJ128]/[.$B128])*100)" office:value-type="float" office:value="41.1764705882353" calcext:value-type="float">
            <text:p>41.2</text:p>
          </table:table-cell>
          <table:table-cell table:style-name="ce5" table:formula="of:=IF(AND(NOT(ISBLANK([.AJ128]));([.AJ128]=0);SUM(COUNTIF([.$I128];0);COUNTIF([.$R128];0);COUNTIF([.$AA128];0);COUNTIF([.$AJ12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4b.tst</text:p>
          </table:table-cell>
          <table:table-cell table:formula="of:=MIN([.H129];[.Q129];[.Z129];[.AI129])" office:value-type="float" office:value="14.6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table:formula="of:=AVERAGE([.C129:.G129])" office:value-type="float" office:value="14.6" calcext:value-type="float">
            <text:p>15</text:p>
          </table:table-cell>
          <table:table-cell table:style-name="ce5" table:formula="of:=IF(ISBLANK([.H129]);&quot;&quot;;ROUND([.H129];0)-ROUND([.$B129];0))" office:value-type="float" office:value="0" calcext:value-type="float">
            <text:p>0</text:p>
          </table:table-cell>
          <table:table-cell table:style-name="ce17" table:formula="of:=IF(ISBLANK([.H129]);&quot;&quot;;([.I129]/[.$B129])*100)" office:value-type="float" office:value="0" calcext:value-type="float">
            <text:p>0.0</text:p>
          </table:table-cell>
          <table:table-cell table:style-name="ce5" table:formula="of:=IF(AND(NOT(ISBLANK([.I129]));([.I129]=0);SUM(COUNTIF([.$I129];0);COUNTIF([.$R129];0);COUNTIF([.$AA129];0);COUNTIF([.$AJ129];0))=1);&quot;Y&quot;;&quot;&quot;)">
            <text:p/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table:formula="of:=AVERAGE([.L129:.P129])" office:value-type="float" office:value="14.6" calcext:value-type="float">
            <text:p>15</text:p>
          </table:table-cell>
          <table:table-cell table:style-name="ce5" table:formula="of:=IF(ISBLANK([.Q129]);&quot;&quot;;ROUND([.Q129];0)-ROUND([.$B129];0))" office:value-type="float" office:value="0" calcext:value-type="float">
            <text:p>0</text:p>
          </table:table-cell>
          <table:table-cell table:style-name="ce17" table:formula="of:=IF(ISBLANK([.Q129]);&quot;&quot;;([.R129]/[.$B129])*100)" office:value-type="float" office:value="0" calcext:value-type="float">
            <text:p>0.0</text:p>
          </table:table-cell>
          <table:table-cell table:style-name="ce5" table:formula="of:=IF(AND(NOT(ISBLANK([.R129]));([.R129]=0);SUM(COUNTIF([.$I129];0);COUNTIF([.$R129];0);COUNTIF([.$AA129];0);COUNTIF([.$AJ129];0))=1);&quot;Y&quot;;&quot;&quot;)">
            <text:p/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5" table:formula="of:=AVERAGE([.U129:.Y129])" office:value-type="float" office:value="14.8" calcext:value-type="float">
            <text:p>15</text:p>
          </table:table-cell>
          <table:table-cell table:style-name="ce5" table:formula="of:=IF(ISBLANK([.Z129]);&quot;&quot;;ROUND([.Z129];0)-ROUND([.$B129];0))" office:value-type="float" office:value="0" calcext:value-type="float">
            <text:p>0</text:p>
          </table:table-cell>
          <table:table-cell table:style-name="ce17" table:formula="of:=IF(ISBLANK([.Z129]);&quot;&quot;;([.AA129]/[.$B129])*100)" office:value-type="float" office:value="0" calcext:value-type="float">
            <text:p>0.0</text:p>
          </table:table-cell>
          <table:table-cell table:style-name="ce5" table:formula="of:=IF(AND(NOT(ISBLANK([.AA129]));([.AA129]=0);SUM(COUNTIF([.$I129];0);COUNTIF([.$R129];0);COUNTIF([.$AA129];0);COUNTIF([.$AJ129];0))=1);&quot;Y&quot;;&quot;&quot;)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style-name="ce5" table:formula="of:=AVERAGE([.AD129:.AH129])" office:value-type="float" office:value="21.8" calcext:value-type="float">
            <text:p>22</text:p>
          </table:table-cell>
          <table:table-cell table:style-name="ce5" table:formula="of:=IF(ISBLANK([.AI129]);&quot;&quot;;ROUND([.AI129];0)-ROUND([.$B129];0))" office:value-type="float" office:value="7" calcext:value-type="float">
            <text:p>7</text:p>
          </table:table-cell>
          <table:table-cell table:style-name="ce17" table:formula="of:=IF(ISBLANK([.AI129]);&quot;&quot;;([.AJ129]/[.$B129])*100)" office:value-type="float" office:value="47.9452054794521" calcext:value-type="float">
            <text:p>47.9</text:p>
          </table:table-cell>
          <table:table-cell table:style-name="ce5" table:formula="of:=IF(AND(NOT(ISBLANK([.AJ129]));([.AJ129]=0);SUM(COUNTIF([.$I129];0);COUNTIF([.$R129];0);COUNTIF([.$AA129];0);COUNTIF([.$AJ12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5a.tst</text:p>
          </table:table-cell>
          <table:table-cell table:formula="of:=MIN([.H130];[.Q130];[.Z130];[.AI130])" office:value-type="float" office:value="5" calcext:value-type="float">
            <text:p>5</text:p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C130:.G130])" office:value-type="float" office:value="5" calcext:value-type="float">
            <text:p>5</text:p>
          </table:table-cell>
          <table:table-cell table:style-name="ce5" table:formula="of:=IF(ISBLANK([.H130]);&quot;&quot;;ROUND([.H130];0)-ROUND([.$B130];0))" office:value-type="float" office:value="0" calcext:value-type="float">
            <text:p>0</text:p>
          </table:table-cell>
          <table:table-cell table:style-name="ce17" table:formula="of:=IF(ISBLANK([.H130]);&quot;&quot;;([.I130]/[.$B130])*100)" office:value-type="float" office:value="0" calcext:value-type="float">
            <text:p>0.0</text:p>
          </table:table-cell>
          <table:table-cell table:style-name="ce5" table:formula="of:=IF(AND(NOT(ISBLANK([.I130]));([.I130]=0);SUM(COUNTIF([.$I130];0);COUNTIF([.$R130];0);COUNTIF([.$AA130];0);COUNTIF([.$AJ130];0))=1);&quot;Y&quot;;&quot;&quot;)">
            <text:p/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L130:.P130])" office:value-type="float" office:value="5" calcext:value-type="float">
            <text:p>5</text:p>
          </table:table-cell>
          <table:table-cell table:style-name="ce5" table:formula="of:=IF(ISBLANK([.Q130]);&quot;&quot;;ROUND([.Q130];0)-ROUND([.$B130];0))" office:value-type="float" office:value="0" calcext:value-type="float">
            <text:p>0</text:p>
          </table:table-cell>
          <table:table-cell table:style-name="ce17" table:formula="of:=IF(ISBLANK([.Q130]);&quot;&quot;;([.R130]/[.$B130])*100)" office:value-type="float" office:value="0" calcext:value-type="float">
            <text:p>0.0</text:p>
          </table:table-cell>
          <table:table-cell table:style-name="ce5" table:formula="of:=IF(AND(NOT(ISBLANK([.R130]));([.R130]=0);SUM(COUNTIF([.$I130];0);COUNTIF([.$R130];0);COUNTIF([.$AA130];0);COUNTIF([.$AJ130];0))=1);&quot;Y&quot;;&quot;&quot;)">
            <text:p/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U130:.Y130])" office:value-type="float" office:value="5" calcext:value-type="float">
            <text:p>5</text:p>
          </table:table-cell>
          <table:table-cell table:style-name="ce5" table:formula="of:=IF(ISBLANK([.Z130]);&quot;&quot;;ROUND([.Z130];0)-ROUND([.$B130];0))" office:value-type="float" office:value="0" calcext:value-type="float">
            <text:p>0</text:p>
          </table:table-cell>
          <table:table-cell table:style-name="ce17" table:formula="of:=IF(ISBLANK([.Z130]);&quot;&quot;;([.AA130]/[.$B130])*100)" office:value-type="float" office:value="0" calcext:value-type="float">
            <text:p>0.0</text:p>
          </table:table-cell>
          <table:table-cell table:style-name="ce5" table:formula="of:=IF(AND(NOT(ISBLANK([.AA130]));([.AA130]=0);SUM(COUNTIF([.$I130];0);COUNTIF([.$R130];0);COUNTIF([.$AA130];0);COUNTIF([.$AJ130];0))=1);&quot;Y&quot;;&quot;&quot;)">
            <text:p/>
          </table:table-cell>
          <table:table-cell table:number-columns-repeated="5" office:value-type="float" office:value="11" calcext:value-type="float">
            <text:p>11</text:p>
          </table:table-cell>
          <table:table-cell table:style-name="ce5" table:formula="of:=AVERAGE([.AD130:.AH130])" office:value-type="float" office:value="11" calcext:value-type="float">
            <text:p>11</text:p>
          </table:table-cell>
          <table:table-cell table:style-name="ce5" table:formula="of:=IF(ISBLANK([.AI130]);&quot;&quot;;ROUND([.AI130];0)-ROUND([.$B130];0))" office:value-type="float" office:value="6" calcext:value-type="float">
            <text:p>6</text:p>
          </table:table-cell>
          <table:table-cell table:style-name="ce17" table:formula="of:=IF(ISBLANK([.AI130]);&quot;&quot;;([.AJ130]/[.$B130])*100)" office:value-type="float" office:value="120" calcext:value-type="float">
            <text:p>120.0</text:p>
          </table:table-cell>
          <table:table-cell table:style-name="ce5" table:formula="of:=IF(AND(NOT(ISBLANK([.AJ130]));([.AJ130]=0);SUM(COUNTIF([.$I130];0);COUNTIF([.$R130];0);COUNTIF([.$AA130];0);COUNTIF([.$AJ13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5b.tst</text:p>
          </table:table-cell>
          <table:table-cell table:formula="of:=MIN([.H131];[.Q131];[.Z131];[.AI131])" office:value-type="float" office:value="8.2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5" table:formula="of:=AVERAGE([.C131:.G131])" office:value-type="float" office:value="8.4" calcext:value-type="float">
            <text:p>8</text:p>
          </table:table-cell>
          <table:table-cell table:style-name="ce5" table:formula="of:=IF(ISBLANK([.H131]);&quot;&quot;;ROUND([.H131];0)-ROUND([.$B131];0))" office:value-type="float" office:value="0" calcext:value-type="float">
            <text:p>0</text:p>
          </table:table-cell>
          <table:table-cell table:style-name="ce17" table:formula="of:=IF(ISBLANK([.H131]);&quot;&quot;;([.I131]/[.$B131])*100)" office:value-type="float" office:value="0" calcext:value-type="float">
            <text:p>0.0</text:p>
          </table:table-cell>
          <table:table-cell table:style-name="ce5" table:formula="of:=IF(AND(NOT(ISBLANK([.I131]));([.I131]=0);SUM(COUNTIF([.$I131];0);COUNTIF([.$R131];0);COUNTIF([.$AA131];0);COUNTIF([.$AJ131];0))=1);&quot;Y&quot;;&quot;&quot;)">
            <text:p/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5" table:formula="of:=AVERAGE([.L131:.P131])" office:value-type="float" office:value="8.2" calcext:value-type="float">
            <text:p>8</text:p>
          </table:table-cell>
          <table:table-cell table:style-name="ce5" table:formula="of:=IF(ISBLANK([.Q131]);&quot;&quot;;ROUND([.Q131];0)-ROUND([.$B131];0))" office:value-type="float" office:value="0" calcext:value-type="float">
            <text:p>0</text:p>
          </table:table-cell>
          <table:table-cell table:style-name="ce17" table:formula="of:=IF(ISBLANK([.Q131]);&quot;&quot;;([.R131]/[.$B131])*100)" office:value-type="float" office:value="0" calcext:value-type="float">
            <text:p>0.0</text:p>
          </table:table-cell>
          <table:table-cell table:style-name="ce5" table:formula="of:=IF(AND(NOT(ISBLANK([.R131]));([.R131]=0);SUM(COUNTIF([.$I131];0);COUNTIF([.$R131];0);COUNTIF([.$AA131];0);COUNTIF([.$AJ131];0))=1);&quot;Y&quot;;&quot;&quot;)">
            <text:p/>
          </table:table-cell>
          <table:table-cell table:number-columns-repeated="5" office:value-type="float" office:value="9" calcext:value-type="float">
            <text:p>9</text:p>
          </table:table-cell>
          <table:table-cell table:style-name="ce5" table:formula="of:=AVERAGE([.U131:.Y131])" office:value-type="float" office:value="9" calcext:value-type="float">
            <text:p>9</text:p>
          </table:table-cell>
          <table:table-cell table:style-name="ce5" table:formula="of:=IF(ISBLANK([.Z131]);&quot;&quot;;ROUND([.Z131];0)-ROUND([.$B131];0))" office:value-type="float" office:value="1" calcext:value-type="float">
            <text:p>1</text:p>
          </table:table-cell>
          <table:table-cell table:style-name="ce17" table:formula="of:=IF(ISBLANK([.Z131]);&quot;&quot;;([.AA131]/[.$B131])*100)" office:value-type="float" office:value="12.1951219512195" calcext:value-type="float">
            <text:p>12.2</text:p>
          </table:table-cell>
          <table:table-cell table:style-name="ce5" table:formula="of:=IF(AND(NOT(ISBLANK([.AA131]));([.AA131]=0);SUM(COUNTIF([.$I131];0);COUNTIF([.$R131];0);COUNTIF([.$AA131];0);COUNTIF([.$AJ131];0))=1);&quot;Y&quot;;&quot;&quot;)">
            <text:p/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style-name="ce5" table:formula="of:=AVERAGE([.AD131:.AH131])" office:value-type="float" office:value="14.6" calcext:value-type="float">
            <text:p>15</text:p>
          </table:table-cell>
          <table:table-cell table:style-name="ce5" table:formula="of:=IF(ISBLANK([.AI131]);&quot;&quot;;ROUND([.AI131];0)-ROUND([.$B131];0))" office:value-type="float" office:value="7" calcext:value-type="float">
            <text:p>7</text:p>
          </table:table-cell>
          <table:table-cell table:style-name="ce17" table:formula="of:=IF(ISBLANK([.AI131]);&quot;&quot;;([.AJ131]/[.$B131])*100)" office:value-type="float" office:value="85.3658536585366" calcext:value-type="float">
            <text:p>85.4</text:p>
          </table:table-cell>
          <table:table-cell table:style-name="ce5" table:formula="of:=IF(AND(NOT(ISBLANK([.AJ131]));([.AJ131]=0);SUM(COUNTIF([.$I131];0);COUNTIF([.$R131];0);COUNTIF([.$AA131];0);COUNTIF([.$AJ13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5c.tst</text:p>
          </table:table-cell>
          <table:table-cell table:formula="of:=MIN([.H132];[.Q132];[.Z132];[.AI132])" office:value-type="float" office:value="5" calcext:value-type="float">
            <text:p>5</text:p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C132:.G132])" office:value-type="float" office:value="5" calcext:value-type="float">
            <text:p>5</text:p>
          </table:table-cell>
          <table:table-cell table:style-name="ce5" table:formula="of:=IF(ISBLANK([.H132]);&quot;&quot;;ROUND([.H132];0)-ROUND([.$B132];0))" office:value-type="float" office:value="0" calcext:value-type="float">
            <text:p>0</text:p>
          </table:table-cell>
          <table:table-cell table:style-name="ce17" table:formula="of:=IF(ISBLANK([.H132]);&quot;&quot;;([.I132]/[.$B132])*100)" office:value-type="float" office:value="0" calcext:value-type="float">
            <text:p>0.0</text:p>
          </table:table-cell>
          <table:table-cell table:style-name="ce5" table:formula="of:=IF(AND(NOT(ISBLANK([.I132]));([.I132]=0);SUM(COUNTIF([.$I132];0);COUNTIF([.$R132];0);COUNTIF([.$AA132];0);COUNTIF([.$AJ132];0))=1);&quot;Y&quot;;&quot;&quot;)">
            <text:p/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L132:.P132])" office:value-type="float" office:value="5" calcext:value-type="float">
            <text:p>5</text:p>
          </table:table-cell>
          <table:table-cell table:style-name="ce5" table:formula="of:=IF(ISBLANK([.Q132]);&quot;&quot;;ROUND([.Q132];0)-ROUND([.$B132];0))" office:value-type="float" office:value="0" calcext:value-type="float">
            <text:p>0</text:p>
          </table:table-cell>
          <table:table-cell table:style-name="ce17" table:formula="of:=IF(ISBLANK([.Q132]);&quot;&quot;;([.R132]/[.$B132])*100)" office:value-type="float" office:value="0" calcext:value-type="float">
            <text:p>0.0</text:p>
          </table:table-cell>
          <table:table-cell table:style-name="ce5" table:formula="of:=IF(AND(NOT(ISBLANK([.R132]));([.R132]=0);SUM(COUNTIF([.$I132];0);COUNTIF([.$R132];0);COUNTIF([.$AA132];0);COUNTIF([.$AJ132];0))=1);&quot;Y&quot;;&quot;&quot;)">
            <text:p/>
          </table:table-cell>
          <table:table-cell table:number-columns-repeated="5" office:value-type="float" office:value="5" calcext:value-type="float">
            <text:p>5</text:p>
          </table:table-cell>
          <table:table-cell table:style-name="ce5" table:formula="of:=AVERAGE([.U132:.Y132])" office:value-type="float" office:value="5" calcext:value-type="float">
            <text:p>5</text:p>
          </table:table-cell>
          <table:table-cell table:style-name="ce5" table:formula="of:=IF(ISBLANK([.Z132]);&quot;&quot;;ROUND([.Z132];0)-ROUND([.$B132];0))" office:value-type="float" office:value="0" calcext:value-type="float">
            <text:p>0</text:p>
          </table:table-cell>
          <table:table-cell table:style-name="ce17" table:formula="of:=IF(ISBLANK([.Z132]);&quot;&quot;;([.AA132]/[.$B132])*100)" office:value-type="float" office:value="0" calcext:value-type="float">
            <text:p>0.0</text:p>
          </table:table-cell>
          <table:table-cell table:style-name="ce5" table:formula="of:=IF(AND(NOT(ISBLANK([.AA132]));([.AA132]=0);SUM(COUNTIF([.$I132];0);COUNTIF([.$R132];0);COUNTIF([.$AA132];0);COUNTIF([.$AJ132];0))=1);&quot;Y&quot;;&quot;&quot;)">
            <text:p/>
          </table:table-cell>
          <table:table-cell table:number-columns-repeated="5" office:value-type="float" office:value="11" calcext:value-type="float">
            <text:p>11</text:p>
          </table:table-cell>
          <table:table-cell table:style-name="ce5" table:formula="of:=AVERAGE([.AD132:.AH132])" office:value-type="float" office:value="11" calcext:value-type="float">
            <text:p>11</text:p>
          </table:table-cell>
          <table:table-cell table:style-name="ce5" table:formula="of:=IF(ISBLANK([.AI132]);&quot;&quot;;ROUND([.AI132];0)-ROUND([.$B132];0))" office:value-type="float" office:value="6" calcext:value-type="float">
            <text:p>6</text:p>
          </table:table-cell>
          <table:table-cell table:style-name="ce17" table:formula="of:=IF(ISBLANK([.AI132]);&quot;&quot;;([.AJ132]/[.$B132])*100)" office:value-type="float" office:value="120" calcext:value-type="float">
            <text:p>120.0</text:p>
          </table:table-cell>
          <table:table-cell table:style-name="ce5" table:formula="of:=IF(AND(NOT(ISBLANK([.AJ132]));([.AJ132]=0);SUM(COUNTIF([.$I132];0);COUNTIF([.$R132];0);COUNTIF([.$AA132];0);COUNTIF([.$AJ13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6a.tst</text:p>
          </table:table-cell>
          <table:table-cell table:formula="of:=MIN([.H133];[.Q133];[.Z133];[.AI133])" office:value-type="float" office:value="26.2" calcext:value-type="float">
            <text:p>2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table:formula="of:=AVERAGE([.C133:.G133])" office:value-type="float" office:value="26.2" calcext:value-type="float">
            <text:p>26</text:p>
          </table:table-cell>
          <table:table-cell table:style-name="ce5" table:formula="of:=IF(ISBLANK([.H133]);&quot;&quot;;ROUND([.H133];0)-ROUND([.$B133];0))" office:value-type="float" office:value="0" calcext:value-type="float">
            <text:p>0</text:p>
          </table:table-cell>
          <table:table-cell table:style-name="ce17" table:formula="of:=IF(ISBLANK([.H133]);&quot;&quot;;([.I133]/[.$B133])*100)" office:value-type="float" office:value="0" calcext:value-type="float">
            <text:p>0.0</text:p>
          </table:table-cell>
          <table:table-cell table:style-name="ce5" table:formula="of:=IF(AND(NOT(ISBLANK([.I133]));([.I133]=0);SUM(COUNTIF([.$I133];0);COUNTIF([.$R133];0);COUNTIF([.$AA133];0);COUNTIF([.$AJ133];0))=1);&quot;Y&quot;;&quot;&quot;)" office:value-type="string" office:string-value="Y" calcext:value-type="string">
            <text:p>Y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ce5" table:formula="of:=AVERAGE([.L133:.P133])" office:value-type="float" office:value="27.8" calcext:value-type="float">
            <text:p>28</text:p>
          </table:table-cell>
          <table:table-cell table:style-name="ce5" table:formula="of:=IF(ISBLANK([.Q133]);&quot;&quot;;ROUND([.Q133];0)-ROUND([.$B133];0))" office:value-type="float" office:value="2" calcext:value-type="float">
            <text:p>2</text:p>
          </table:table-cell>
          <table:table-cell table:style-name="ce17" table:formula="of:=IF(ISBLANK([.Q133]);&quot;&quot;;([.R133]/[.$B133])*100)" office:value-type="float" office:value="7.63358778625954" calcext:value-type="float">
            <text:p>7.6</text:p>
          </table:table-cell>
          <table:table-cell table:style-name="ce5" table:formula="of:=IF(AND(NOT(ISBLANK([.R133]));([.R133]=0);SUM(COUNTIF([.$I133];0);COUNTIF([.$R133];0);COUNTIF([.$AA133];0);COUNTIF([.$AJ133];0))=1);&quot;Y&quot;;&quot;&quot;)">
            <text:p/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style-name="ce5" table:formula="of:=AVERAGE([.U133:.Y133])" office:value-type="float" office:value="26.8" calcext:value-type="float">
            <text:p>27</text:p>
          </table:table-cell>
          <table:table-cell table:style-name="ce5" table:formula="of:=IF(ISBLANK([.Z133]);&quot;&quot;;ROUND([.Z133];0)-ROUND([.$B133];0))" office:value-type="float" office:value="1" calcext:value-type="float">
            <text:p>1</text:p>
          </table:table-cell>
          <table:table-cell table:style-name="ce17" table:formula="of:=IF(ISBLANK([.Z133]);&quot;&quot;;([.AA133]/[.$B133])*100)" office:value-type="float" office:value="3.81679389312977" calcext:value-type="float">
            <text:p>3.8</text:p>
          </table:table-cell>
          <table:table-cell table:style-name="ce5" table:formula="of:=IF(AND(NOT(ISBLANK([.AA133]));([.AA133]=0);SUM(COUNTIF([.$I133];0);COUNTIF([.$R133];0);COUNTIF([.$AA133];0);COUNTIF([.$AJ133];0))=1);&quot;Y&quot;;&quot;&quot;)">
            <text:p/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style-name="ce5" table:formula="of:=AVERAGE([.AD133:.AH133])" office:value-type="float" office:value="36" calcext:value-type="float">
            <text:p>36</text:p>
          </table:table-cell>
          <table:table-cell table:style-name="ce5" table:formula="of:=IF(ISBLANK([.AI133]);&quot;&quot;;ROUND([.AI133];0)-ROUND([.$B133];0))" office:value-type="float" office:value="10" calcext:value-type="float">
            <text:p>10</text:p>
          </table:table-cell>
          <table:table-cell table:style-name="ce17" table:formula="of:=IF(ISBLANK([.AI133]);&quot;&quot;;([.AJ133]/[.$B133])*100)" office:value-type="float" office:value="38.1679389312977" calcext:value-type="float">
            <text:p>38.2</text:p>
          </table:table-cell>
          <table:table-cell table:style-name="ce5" table:formula="of:=IF(AND(NOT(ISBLANK([.AJ133]));([.AJ133]=0);SUM(COUNTIF([.$I133];0);COUNTIF([.$R133];0);COUNTIF([.$AA133];0);COUNTIF([.$AJ13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6b.tst</text:p>
          </table:table-cell>
          <table:table-cell table:formula="of:=MIN([.H134];[.Q134];[.Z134];[.AI134])" office:value-type="float" office:value="19" calcext:value-type="float">
            <text:p>19</text:p>
          </table:table-cell>
          <table:table-cell table:number-columns-repeated="5" office:value-type="float" office:value="19" calcext:value-type="float">
            <text:p>19</text:p>
          </table:table-cell>
          <table:table-cell table:style-name="ce5" table:formula="of:=AVERAGE([.C134:.G134])" office:value-type="float" office:value="19" calcext:value-type="float">
            <text:p>19</text:p>
          </table:table-cell>
          <table:table-cell table:style-name="ce5" table:formula="of:=IF(ISBLANK([.H134]);&quot;&quot;;ROUND([.H134];0)-ROUND([.$B134];0))" office:value-type="float" office:value="0" calcext:value-type="float">
            <text:p>0</text:p>
          </table:table-cell>
          <table:table-cell table:style-name="ce17" table:formula="of:=IF(ISBLANK([.H134]);&quot;&quot;;([.I134]/[.$B134])*100)" office:value-type="float" office:value="0" calcext:value-type="float">
            <text:p>0.0</text:p>
          </table:table-cell>
          <table:table-cell table:style-name="ce5" table:formula="of:=IF(AND(NOT(ISBLANK([.I134]));([.I134]=0);SUM(COUNTIF([.$I134];0);COUNTIF([.$R134];0);COUNTIF([.$AA134];0);COUNTIF([.$AJ134];0))=1);&quot;Y&quot;;&quot;&quot;)">
            <text:p/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5" table:formula="of:=AVERAGE([.L134:.P134])" office:value-type="float" office:value="19.4" calcext:value-type="float">
            <text:p>19</text:p>
          </table:table-cell>
          <table:table-cell table:style-name="ce5" table:formula="of:=IF(ISBLANK([.Q134]);&quot;&quot;;ROUND([.Q134];0)-ROUND([.$B134];0))" office:value-type="float" office:value="0" calcext:value-type="float">
            <text:p>0</text:p>
          </table:table-cell>
          <table:table-cell table:style-name="ce17" table:formula="of:=IF(ISBLANK([.Q134]);&quot;&quot;;([.R134]/[.$B134])*100)" office:value-type="float" office:value="0" calcext:value-type="float">
            <text:p>0.0</text:p>
          </table:table-cell>
          <table:table-cell table:style-name="ce5" table:formula="of:=IF(AND(NOT(ISBLANK([.R134]));([.R134]=0);SUM(COUNTIF([.$I134];0);COUNTIF([.$R134];0);COUNTIF([.$AA134];0);COUNTIF([.$AJ134];0))=1);&quot;Y&quot;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9" calcext:value-type="float">
            <text:p>19</text:p>
          </table:table-cell>
          <table:table-cell table:style-name="ce5" table:formula="of:=AVERAGE([.U134:.Y134])" office:value-type="float" office:value="19.6" calcext:value-type="float">
            <text:p>20</text:p>
          </table:table-cell>
          <table:table-cell table:style-name="ce5" table:formula="of:=IF(ISBLANK([.Z134]);&quot;&quot;;ROUND([.Z134];0)-ROUND([.$B134];0))" office:value-type="float" office:value="1" calcext:value-type="float">
            <text:p>1</text:p>
          </table:table-cell>
          <table:table-cell table:style-name="ce17" table:formula="of:=IF(ISBLANK([.Z134]);&quot;&quot;;([.AA134]/[.$B134])*100)" office:value-type="float" office:value="5.26315789473684" calcext:value-type="float">
            <text:p>5.3</text:p>
          </table:table-cell>
          <table:table-cell table:style-name="ce5" table:formula="of:=IF(AND(NOT(ISBLANK([.AA134]));([.AA134]=0);SUM(COUNTIF([.$I134];0);COUNTIF([.$R134];0);COUNTIF([.$AA134];0);COUNTIF([.$AJ134];0))=1);&quot;Y&quot;;&quot;&quot;)">
            <text:p/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5" table:formula="of:=AVERAGE([.AD134:.AH134])" office:value-type="float" office:value="27" calcext:value-type="float">
            <text:p>27</text:p>
          </table:table-cell>
          <table:table-cell table:style-name="ce5" table:formula="of:=IF(ISBLANK([.AI134]);&quot;&quot;;ROUND([.AI134];0)-ROUND([.$B134];0))" office:value-type="float" office:value="8" calcext:value-type="float">
            <text:p>8</text:p>
          </table:table-cell>
          <table:table-cell table:style-name="ce17" table:formula="of:=IF(ISBLANK([.AI134]);&quot;&quot;;([.AJ134]/[.$B134])*100)" office:value-type="float" office:value="42.1052631578947" calcext:value-type="float">
            <text:p>42.1</text:p>
          </table:table-cell>
          <table:table-cell table:style-name="ce5" table:formula="of:=IF(AND(NOT(ISBLANK([.AJ134]));([.AJ134]=0);SUM(COUNTIF([.$I134];0);COUNTIF([.$R134];0);COUNTIF([.$AA134];0);COUNTIF([.$AJ13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7a.tst</text:p>
          </table:table-cell>
          <table:table-cell table:formula="of:=MIN([.H135];[.Q135];[.Z135];[.AI135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style-name="ce5" table:formula="of:=AVERAGE([.C135:.G135])" office:value-type="float" office:value="11.2" calcext:value-type="float">
            <text:p>11</text:p>
          </table:table-cell>
          <table:table-cell table:style-name="ce5" table:formula="of:=IF(ISBLANK([.H135]);&quot;&quot;;ROUND([.H135];0)-ROUND([.$B135];0))" office:value-type="float" office:value="0" calcext:value-type="float">
            <text:p>0</text:p>
          </table:table-cell>
          <table:table-cell table:style-name="ce17" table:formula="of:=IF(ISBLANK([.H135]);&quot;&quot;;([.I135]/[.$B135])*100)" office:value-type="float" office:value="0" calcext:value-type="float">
            <text:p>0.0</text:p>
          </table:table-cell>
          <table:table-cell table:style-name="ce5" table:formula="of:=IF(AND(NOT(ISBLANK([.I135]));([.I135]=0);SUM(COUNTIF([.$I135];0);COUNTIF([.$R135];0);COUNTIF([.$AA135];0);COUNTIF([.$AJ135];0))=1);&quot;Y&quot;;&quot;&quot;)">
            <text:p/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5" table:formula="of:=AVERAGE([.L135:.P135])" office:value-type="float" office:value="11.2" calcext:value-type="float">
            <text:p>11</text:p>
          </table:table-cell>
          <table:table-cell table:style-name="ce5" table:formula="of:=IF(ISBLANK([.Q135]);&quot;&quot;;ROUND([.Q135];0)-ROUND([.$B135];0))" office:value-type="float" office:value="0" calcext:value-type="float">
            <text:p>0</text:p>
          </table:table-cell>
          <table:table-cell table:style-name="ce17" table:formula="of:=IF(ISBLANK([.Q135]);&quot;&quot;;([.R135]/[.$B135])*100)" office:value-type="float" office:value="0" calcext:value-type="float">
            <text:p>0.0</text:p>
          </table:table-cell>
          <table:table-cell table:style-name="ce5" table:formula="of:=IF(AND(NOT(ISBLANK([.R135]));([.R135]=0);SUM(COUNTIF([.$I135];0);COUNTIF([.$R135];0);COUNTIF([.$AA135];0);COUNTIF([.$AJ135];0))=1);&quot;Y&quot;;&quot;&quot;)">
            <text:p/>
          </table:table-cell>
          <table:table-cell table:number-columns-repeated="5" office:value-type="float" office:value="11" calcext:value-type="float">
            <text:p>11</text:p>
          </table:table-cell>
          <table:table-cell table:style-name="ce5" table:formula="of:=AVERAGE([.U135:.Y135])" office:value-type="float" office:value="11" calcext:value-type="float">
            <text:p>11</text:p>
          </table:table-cell>
          <table:table-cell table:style-name="ce5" table:formula="of:=IF(ISBLANK([.Z135]);&quot;&quot;;ROUND([.Z135];0)-ROUND([.$B135];0))" office:value-type="float" office:value="0" calcext:value-type="float">
            <text:p>0</text:p>
          </table:table-cell>
          <table:table-cell table:style-name="ce17" table:formula="of:=IF(ISBLANK([.Z135]);&quot;&quot;;([.AA135]/[.$B135])*100)" office:value-type="float" office:value="0" calcext:value-type="float">
            <text:p>0.0</text:p>
          </table:table-cell>
          <table:table-cell table:style-name="ce5" table:formula="of:=IF(AND(NOT(ISBLANK([.AA135]));([.AA135]=0);SUM(COUNTIF([.$I135];0);COUNTIF([.$R135];0);COUNTIF([.$AA135];0);COUNTIF([.$AJ135];0))=1);&quot;Y&quot;;&quot;&quot;)">
            <text:p/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table:formula="of:=AVERAGE([.AD135:.AH135])" office:value-type="float" office:value="18.4" calcext:value-type="float">
            <text:p>18</text:p>
          </table:table-cell>
          <table:table-cell table:style-name="ce5" table:formula="of:=IF(ISBLANK([.AI135]);&quot;&quot;;ROUND([.AI135];0)-ROUND([.$B135];0))" office:value-type="float" office:value="7" calcext:value-type="float">
            <text:p>7</text:p>
          </table:table-cell>
          <table:table-cell table:style-name="ce17" table:formula="of:=IF(ISBLANK([.AI135]);&quot;&quot;;([.AJ135]/[.$B135])*100)" office:value-type="float" office:value="63.6363636363636" calcext:value-type="float">
            <text:p>63.6</text:p>
          </table:table-cell>
          <table:table-cell table:style-name="ce5" table:formula="of:=IF(AND(NOT(ISBLANK([.AJ135]));([.AJ135]=0);SUM(COUNTIF([.$I135];0);COUNTIF([.$R135];0);COUNTIF([.$AA135];0);COUNTIF([.$AJ13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7b.tst</text:p>
          </table:table-cell>
          <table:table-cell table:formula="of:=MIN([.H136];[.Q136];[.Z136];[.AI136])" office:value-type="float" office:value="6" calcext:value-type="float">
            <text:p>6</text:p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C136:.G136])" office:value-type="float" office:value="6" calcext:value-type="float">
            <text:p>6</text:p>
          </table:table-cell>
          <table:table-cell table:style-name="ce5" table:formula="of:=IF(ISBLANK([.H136]);&quot;&quot;;ROUND([.H136];0)-ROUND([.$B136];0))" office:value-type="float" office:value="0" calcext:value-type="float">
            <text:p>0</text:p>
          </table:table-cell>
          <table:table-cell table:style-name="ce17" table:formula="of:=IF(ISBLANK([.H136]);&quot;&quot;;([.I136]/[.$B136])*100)" office:value-type="float" office:value="0" calcext:value-type="float">
            <text:p>0.0</text:p>
          </table:table-cell>
          <table:table-cell table:style-name="ce5" table:formula="of:=IF(AND(NOT(ISBLANK([.I136]));([.I136]=0);SUM(COUNTIF([.$I136];0);COUNTIF([.$R136];0);COUNTIF([.$AA136];0);COUNTIF([.$AJ136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L136:.P136])" office:value-type="float" office:value="6" calcext:value-type="float">
            <text:p>6</text:p>
          </table:table-cell>
          <table:table-cell table:style-name="ce5" table:formula="of:=IF(ISBLANK([.Q136]);&quot;&quot;;ROUND([.Q136];0)-ROUND([.$B136];0))" office:value-type="float" office:value="0" calcext:value-type="float">
            <text:p>0</text:p>
          </table:table-cell>
          <table:table-cell table:style-name="ce17" table:formula="of:=IF(ISBLANK([.Q136]);&quot;&quot;;([.R136]/[.$B136])*100)" office:value-type="float" office:value="0" calcext:value-type="float">
            <text:p>0.0</text:p>
          </table:table-cell>
          <table:table-cell table:style-name="ce5" table:formula="of:=IF(AND(NOT(ISBLANK([.R136]));([.R136]=0);SUM(COUNTIF([.$I136];0);COUNTIF([.$R136];0);COUNTIF([.$AA136];0);COUNTIF([.$AJ136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U136:.Y136])" office:value-type="float" office:value="6" calcext:value-type="float">
            <text:p>6</text:p>
          </table:table-cell>
          <table:table-cell table:style-name="ce5" table:formula="of:=IF(ISBLANK([.Z136]);&quot;&quot;;ROUND([.Z136];0)-ROUND([.$B136];0))" office:value-type="float" office:value="0" calcext:value-type="float">
            <text:p>0</text:p>
          </table:table-cell>
          <table:table-cell table:style-name="ce17" table:formula="of:=IF(ISBLANK([.Z136]);&quot;&quot;;([.AA136]/[.$B136])*100)" office:value-type="float" office:value="0" calcext:value-type="float">
            <text:p>0.0</text:p>
          </table:table-cell>
          <table:table-cell table:style-name="ce5" table:formula="of:=IF(AND(NOT(ISBLANK([.AA136]));([.AA136]=0);SUM(COUNTIF([.$I136];0);COUNTIF([.$R136];0);COUNTIF([.$AA136];0);COUNTIF([.$AJ136];0))=1);&quot;Y&quot;;&quot;&quot;)">
            <text:p/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5" table:formula="of:=AVERAGE([.AD136:.AH136])" office:value-type="float" office:value="11.6" calcext:value-type="float">
            <text:p>12</text:p>
          </table:table-cell>
          <table:table-cell table:style-name="ce5" table:formula="of:=IF(ISBLANK([.AI136]);&quot;&quot;;ROUND([.AI136];0)-ROUND([.$B136];0))" office:value-type="float" office:value="6" calcext:value-type="float">
            <text:p>6</text:p>
          </table:table-cell>
          <table:table-cell table:style-name="ce17" table:formula="of:=IF(ISBLANK([.AI136]);&quot;&quot;;([.AJ136]/[.$B136])*100)" office:value-type="float" office:value="100" calcext:value-type="float">
            <text:p>100.0</text:p>
          </table:table-cell>
          <table:table-cell table:style-name="ce5" table:formula="of:=IF(AND(NOT(ISBLANK([.AJ136]));([.AJ136]=0);SUM(COUNTIF([.$I136];0);COUNTIF([.$R136];0);COUNTIF([.$AA136];0);COUNTIF([.$AJ13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7c.tst</text:p>
          </table:table-cell>
          <table:table-cell table:formula="of:=MIN([.H137];[.Q137];[.Z137];[.AI137])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5" table:formula="of:=AVERAGE([.C137:.G137])" office:value-type="float" office:value="10" calcext:value-type="float">
            <text:p>10</text:p>
          </table:table-cell>
          <table:table-cell table:style-name="ce5" table:formula="of:=IF(ISBLANK([.H137]);&quot;&quot;;ROUND([.H137];0)-ROUND([.$B137];0))" office:value-type="float" office:value="0" calcext:value-type="float">
            <text:p>0</text:p>
          </table:table-cell>
          <table:table-cell table:style-name="ce17" table:formula="of:=IF(ISBLANK([.H137]);&quot;&quot;;([.I137]/[.$B137])*100)" office:value-type="float" office:value="0" calcext:value-type="float">
            <text:p>0.0</text:p>
          </table:table-cell>
          <table:table-cell table:style-name="ce5" table:formula="of:=IF(AND(NOT(ISBLANK([.I137]));([.I137]=0);SUM(COUNTIF([.$I137];0);COUNTIF([.$R137];0);COUNTIF([.$AA137];0);COUNTIF([.$AJ137];0))=1);&quot;Y&quot;;&quot;&quot;)">
            <text:p/>
          </table:table-cell>
          <table:table-cell table:number-columns-repeated="5" office:value-type="float" office:value="10" calcext:value-type="float">
            <text:p>10</text:p>
          </table:table-cell>
          <table:table-cell table:style-name="ce5" table:formula="of:=AVERAGE([.L137:.P137])" office:value-type="float" office:value="10" calcext:value-type="float">
            <text:p>10</text:p>
          </table:table-cell>
          <table:table-cell table:style-name="ce5" table:formula="of:=IF(ISBLANK([.Q137]);&quot;&quot;;ROUND([.Q137];0)-ROUND([.$B137];0))" office:value-type="float" office:value="0" calcext:value-type="float">
            <text:p>0</text:p>
          </table:table-cell>
          <table:table-cell table:style-name="ce17" table:formula="of:=IF(ISBLANK([.Q137]);&quot;&quot;;([.R137]/[.$B137])*100)" office:value-type="float" office:value="0" calcext:value-type="float">
            <text:p>0.0</text:p>
          </table:table-cell>
          <table:table-cell table:style-name="ce5" table:formula="of:=IF(AND(NOT(ISBLANK([.R137]));([.R137]=0);SUM(COUNTIF([.$I137];0);COUNTIF([.$R137];0);COUNTIF([.$AA137];0);COUNTIF([.$AJ137];0))=1);&quot;Y&quot;;&quot;&quot;)">
            <text:p/>
          </table:table-cell>
          <table:table-cell table:number-columns-repeated="5" office:value-type="float" office:value="10" calcext:value-type="float">
            <text:p>10</text:p>
          </table:table-cell>
          <table:table-cell table:style-name="ce5" table:formula="of:=AVERAGE([.U137:.Y137])" office:value-type="float" office:value="10" calcext:value-type="float">
            <text:p>10</text:p>
          </table:table-cell>
          <table:table-cell table:style-name="ce5" table:formula="of:=IF(ISBLANK([.Z137]);&quot;&quot;;ROUND([.Z137];0)-ROUND([.$B137];0))" office:value-type="float" office:value="0" calcext:value-type="float">
            <text:p>0</text:p>
          </table:table-cell>
          <table:table-cell table:style-name="ce17" table:formula="of:=IF(ISBLANK([.Z137]);&quot;&quot;;([.AA137]/[.$B137])*100)" office:value-type="float" office:value="0" calcext:value-type="float">
            <text:p>0.0</text:p>
          </table:table-cell>
          <table:table-cell table:style-name="ce5" table:formula="of:=IF(AND(NOT(ISBLANK([.AA137]));([.AA137]=0);SUM(COUNTIF([.$I137];0);COUNTIF([.$R137];0);COUNTIF([.$AA137];0);COUNTIF([.$AJ137];0))=1);&quot;Y&quot;;&quot;&quot;)">
            <text:p/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style-name="ce5" table:formula="of:=AVERAGE([.AD137:.AH137])" office:value-type="float" office:value="16.8" calcext:value-type="float">
            <text:p>17</text:p>
          </table:table-cell>
          <table:table-cell table:style-name="ce5" table:formula="of:=IF(ISBLANK([.AI137]);&quot;&quot;;ROUND([.AI137];0)-ROUND([.$B137];0))" office:value-type="float" office:value="7" calcext:value-type="float">
            <text:p>7</text:p>
          </table:table-cell>
          <table:table-cell table:style-name="ce17" table:formula="of:=IF(ISBLANK([.AI137]);&quot;&quot;;([.AJ137]/[.$B137])*100)" office:value-type="float" office:value="70" calcext:value-type="float">
            <text:p>70.0</text:p>
          </table:table-cell>
          <table:table-cell table:style-name="ce5" table:formula="of:=IF(AND(NOT(ISBLANK([.AJ137]));([.AJ137]=0);SUM(COUNTIF([.$I137];0);COUNTIF([.$R137];0);COUNTIF([.$AA137];0);COUNTIF([.$AJ13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7d.tst</text:p>
          </table:table-cell>
          <table:table-cell table:formula="of:=MIN([.H138];[.Q138];[.Z138];[.AI138])" office:value-type="float" office:value="13" calcext:value-type="float">
            <text:p>13</text:p>
          </table:table-cell>
          <table:table-cell table:number-columns-repeated="5" office:value-type="float" office:value="13" calcext:value-type="float">
            <text:p>13</text:p>
          </table:table-cell>
          <table:table-cell table:style-name="ce5" table:formula="of:=AVERAGE([.C138:.G138])" office:value-type="float" office:value="13" calcext:value-type="float">
            <text:p>13</text:p>
          </table:table-cell>
          <table:table-cell table:style-name="ce5" table:formula="of:=IF(ISBLANK([.H138]);&quot;&quot;;ROUND([.H138];0)-ROUND([.$B138];0))" office:value-type="float" office:value="0" calcext:value-type="float">
            <text:p>0</text:p>
          </table:table-cell>
          <table:table-cell table:style-name="ce17" table:formula="of:=IF(ISBLANK([.H138]);&quot;&quot;;([.I138]/[.$B138])*100)" office:value-type="float" office:value="0" calcext:value-type="float">
            <text:p>0.0</text:p>
          </table:table-cell>
          <table:table-cell table:style-name="ce5" table:formula="of:=IF(AND(NOT(ISBLANK([.I138]));([.I138]=0);SUM(COUNTIF([.$I138];0);COUNTIF([.$R138];0);COUNTIF([.$AA138];0);COUNTIF([.$AJ138];0))=1);&quot;Y&quot;;&quot;&quot;)">
            <text:p/>
          </table:table-cell>
          <table:table-cell table:number-columns-repeated="5" office:value-type="float" office:value="13" calcext:value-type="float">
            <text:p>13</text:p>
          </table:table-cell>
          <table:table-cell table:style-name="ce5" table:formula="of:=AVERAGE([.L138:.P138])" office:value-type="float" office:value="13" calcext:value-type="float">
            <text:p>13</text:p>
          </table:table-cell>
          <table:table-cell table:style-name="ce5" table:formula="of:=IF(ISBLANK([.Q138]);&quot;&quot;;ROUND([.Q138];0)-ROUND([.$B138];0))" office:value-type="float" office:value="0" calcext:value-type="float">
            <text:p>0</text:p>
          </table:table-cell>
          <table:table-cell table:style-name="ce17" table:formula="of:=IF(ISBLANK([.Q138]);&quot;&quot;;([.R138]/[.$B138])*100)" office:value-type="float" office:value="0" calcext:value-type="float">
            <text:p>0.0</text:p>
          </table:table-cell>
          <table:table-cell table:style-name="ce5" table:formula="of:=IF(AND(NOT(ISBLANK([.R138]));([.R138]=0);SUM(COUNTIF([.$I138];0);COUNTIF([.$R138];0);COUNTIF([.$AA138];0);COUNTIF([.$AJ138];0))=1);&quot;Y&quot;;&quot;&quot;)">
            <text:p/>
          </table:table-cell>
          <table:table-cell table:number-columns-repeated="5" office:value-type="float" office:value="13" calcext:value-type="float">
            <text:p>13</text:p>
          </table:table-cell>
          <table:table-cell table:style-name="ce5" table:formula="of:=AVERAGE([.U138:.Y138])" office:value-type="float" office:value="13" calcext:value-type="float">
            <text:p>13</text:p>
          </table:table-cell>
          <table:table-cell table:style-name="ce5" table:formula="of:=IF(ISBLANK([.Z138]);&quot;&quot;;ROUND([.Z138];0)-ROUND([.$B138];0))" office:value-type="float" office:value="0" calcext:value-type="float">
            <text:p>0</text:p>
          </table:table-cell>
          <table:table-cell table:style-name="ce17" table:formula="of:=IF(ISBLANK([.Z138]);&quot;&quot;;([.AA138]/[.$B138])*100)" office:value-type="float" office:value="0" calcext:value-type="float">
            <text:p>0.0</text:p>
          </table:table-cell>
          <table:table-cell table:style-name="ce5" table:formula="of:=IF(AND(NOT(ISBLANK([.AA138]));([.AA138]=0);SUM(COUNTIF([.$I138];0);COUNTIF([.$R138];0);COUNTIF([.$AA138];0);COUNTIF([.$AJ138];0))=1);&quot;Y&quot;;&quot;&quot;)">
            <text:p/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5" table:formula="of:=AVERAGE([.AD138:.AH138])" office:value-type="float" office:value="19.6" calcext:value-type="float">
            <text:p>20</text:p>
          </table:table-cell>
          <table:table-cell table:style-name="ce5" table:formula="of:=IF(ISBLANK([.AI138]);&quot;&quot;;ROUND([.AI138];0)-ROUND([.$B138];0))" office:value-type="float" office:value="7" calcext:value-type="float">
            <text:p>7</text:p>
          </table:table-cell>
          <table:table-cell table:style-name="ce17" table:formula="of:=IF(ISBLANK([.AI138]);&quot;&quot;;([.AJ138]/[.$B138])*100)" office:value-type="float" office:value="53.8461538461539" calcext:value-type="float">
            <text:p>53.8</text:p>
          </table:table-cell>
          <table:table-cell table:style-name="ce5" table:formula="of:=IF(AND(NOT(ISBLANK([.AJ138]));([.AJ138]=0);SUM(COUNTIF([.$I138];0);COUNTIF([.$R138];0);COUNTIF([.$AA138];0);COUNTIF([.$AJ13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9a.tst</text:p>
          </table:table-cell>
          <table:table-cell table:formula="of:=MIN([.H139];[.Q139];[.Z139];[.AI139])" office:value-type="float" office:value="11" calcext:value-type="float">
            <text:p>11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5" table:formula="of:=AVERAGE([.C139:.G139])" office:value-type="float" office:value="11" calcext:value-type="float">
            <text:p>11</text:p>
          </table:table-cell>
          <table:table-cell table:style-name="ce5" table:formula="of:=IF(ISBLANK([.H139]);&quot;&quot;;ROUND([.H139];0)-ROUND([.$B139];0))" office:value-type="float" office:value="0" calcext:value-type="float">
            <text:p>0</text:p>
          </table:table-cell>
          <table:table-cell table:style-name="ce17" table:formula="of:=IF(ISBLANK([.H139]);&quot;&quot;;([.I139]/[.$B139])*100)" office:value-type="float" office:value="0" calcext:value-type="float">
            <text:p>0.0</text:p>
          </table:table-cell>
          <table:table-cell table:style-name="ce5" table:formula="of:=IF(AND(NOT(ISBLANK([.I139]));([.I139]=0);SUM(COUNTIF([.$I139];0);COUNTIF([.$R139];0);COUNTIF([.$AA139];0);COUNTIF([.$AJ139];0))=1);&quot;Y&quot;;&quot;&quot;)">
            <text:p/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5" table:formula="of:=AVERAGE([.L139:.P139])" office:value-type="float" office:value="11.2" calcext:value-type="float">
            <text:p>11</text:p>
          </table:table-cell>
          <table:table-cell table:style-name="ce5" table:formula="of:=IF(ISBLANK([.Q139]);&quot;&quot;;ROUND([.Q139];0)-ROUND([.$B139];0))" office:value-type="float" office:value="0" calcext:value-type="float">
            <text:p>0</text:p>
          </table:table-cell>
          <table:table-cell table:style-name="ce17" table:formula="of:=IF(ISBLANK([.Q139]);&quot;&quot;;([.R139]/[.$B139])*100)" office:value-type="float" office:value="0" calcext:value-type="float">
            <text:p>0.0</text:p>
          </table:table-cell>
          <table:table-cell table:style-name="ce5" table:formula="of:=IF(AND(NOT(ISBLANK([.R139]));([.R139]=0);SUM(COUNTIF([.$I139];0);COUNTIF([.$R139];0);COUNTIF([.$AA139];0);COUNTIF([.$AJ139];0))=1);&quot;Y&quot;;&quot;&quot;)">
            <text:p/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5" table:formula="of:=AVERAGE([.U139:.Y139])" office:value-type="float" office:value="11.4" calcext:value-type="float">
            <text:p>11</text:p>
          </table:table-cell>
          <table:table-cell table:style-name="ce5" table:formula="of:=IF(ISBLANK([.Z139]);&quot;&quot;;ROUND([.Z139];0)-ROUND([.$B139];0))" office:value-type="float" office:value="0" calcext:value-type="float">
            <text:p>0</text:p>
          </table:table-cell>
          <table:table-cell table:style-name="ce17" table:formula="of:=IF(ISBLANK([.Z139]);&quot;&quot;;([.AA139]/[.$B139])*100)" office:value-type="float" office:value="0" calcext:value-type="float">
            <text:p>0.0</text:p>
          </table:table-cell>
          <table:table-cell table:style-name="ce5" table:formula="of:=IF(AND(NOT(ISBLANK([.AA139]));([.AA139]=0);SUM(COUNTIF([.$I139];0);COUNTIF([.$R139];0);COUNTIF([.$AA139];0);COUNTIF([.$AJ139];0))=1);&quot;Y&quot;;&quot;&quot;)">
            <text:p/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table:formula="of:=AVERAGE([.AD139:.AH139])" office:value-type="float" office:value="18.4" calcext:value-type="float">
            <text:p>18</text:p>
          </table:table-cell>
          <table:table-cell table:style-name="ce5" table:formula="of:=IF(ISBLANK([.AI139]);&quot;&quot;;ROUND([.AI139];0)-ROUND([.$B139];0))" office:value-type="float" office:value="7" calcext:value-type="float">
            <text:p>7</text:p>
          </table:table-cell>
          <table:table-cell table:style-name="ce17" table:formula="of:=IF(ISBLANK([.AI139]);&quot;&quot;;([.AJ139]/[.$B139])*100)" office:value-type="float" office:value="63.6363636363636" calcext:value-type="float">
            <text:p>63.6</text:p>
          </table:table-cell>
          <table:table-cell table:style-name="ce5" table:formula="of:=IF(AND(NOT(ISBLANK([.AJ139]));([.AJ139]=0);SUM(COUNTIF([.$I139];0);COUNTIF([.$R139];0);COUNTIF([.$AA139];0);COUNTIF([.$AJ13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8b.tst</text:p>
          </table:table-cell>
          <table:table-cell table:formula="of:=MIN([.H140];[.Q140];[.Z140];[.AI140])" office:value-type="float" office:value="6" calcext:value-type="float">
            <text:p>6</text:p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C140:.G140])" office:value-type="float" office:value="6" calcext:value-type="float">
            <text:p>6</text:p>
          </table:table-cell>
          <table:table-cell table:style-name="ce5" table:formula="of:=IF(ISBLANK([.H140]);&quot;&quot;;ROUND([.H140];0)-ROUND([.$B140];0))" office:value-type="float" office:value="0" calcext:value-type="float">
            <text:p>0</text:p>
          </table:table-cell>
          <table:table-cell table:style-name="ce17" table:formula="of:=IF(ISBLANK([.H140]);&quot;&quot;;([.I140]/[.$B140])*100)" office:value-type="float" office:value="0" calcext:value-type="float">
            <text:p>0.0</text:p>
          </table:table-cell>
          <table:table-cell table:style-name="ce5" table:formula="of:=IF(AND(NOT(ISBLANK([.I140]));([.I140]=0);SUM(COUNTIF([.$I140];0);COUNTIF([.$R140];0);COUNTIF([.$AA140];0);COUNTIF([.$AJ140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L140:.P140])" office:value-type="float" office:value="6" calcext:value-type="float">
            <text:p>6</text:p>
          </table:table-cell>
          <table:table-cell table:style-name="ce5" table:formula="of:=IF(ISBLANK([.Q140]);&quot;&quot;;ROUND([.Q140];0)-ROUND([.$B140];0))" office:value-type="float" office:value="0" calcext:value-type="float">
            <text:p>0</text:p>
          </table:table-cell>
          <table:table-cell table:style-name="ce17" table:formula="of:=IF(ISBLANK([.Q140]);&quot;&quot;;([.R140]/[.$B140])*100)" office:value-type="float" office:value="0" calcext:value-type="float">
            <text:p>0.0</text:p>
          </table:table-cell>
          <table:table-cell table:style-name="ce5" table:formula="of:=IF(AND(NOT(ISBLANK([.R140]));([.R140]=0);SUM(COUNTIF([.$I140];0);COUNTIF([.$R140];0);COUNTIF([.$AA140];0);COUNTIF([.$AJ140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U140:.Y140])" office:value-type="float" office:value="6" calcext:value-type="float">
            <text:p>6</text:p>
          </table:table-cell>
          <table:table-cell table:style-name="ce5" table:formula="of:=IF(ISBLANK([.Z140]);&quot;&quot;;ROUND([.Z140];0)-ROUND([.$B140];0))" office:value-type="float" office:value="0" calcext:value-type="float">
            <text:p>0</text:p>
          </table:table-cell>
          <table:table-cell table:style-name="ce17" table:formula="of:=IF(ISBLANK([.Z140]);&quot;&quot;;([.AA140]/[.$B140])*100)" office:value-type="float" office:value="0" calcext:value-type="float">
            <text:p>0.0</text:p>
          </table:table-cell>
          <table:table-cell table:style-name="ce5" table:formula="of:=IF(AND(NOT(ISBLANK([.AA140]));([.AA140]=0);SUM(COUNTIF([.$I140];0);COUNTIF([.$R140];0);COUNTIF([.$AA140];0);COUNTIF([.$AJ140];0))=1);&quot;Y&quot;;&quot;&quot;)">
            <text:p/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5" table:formula="of:=AVERAGE([.AD140:.AH140])" office:value-type="float" office:value="12" calcext:value-type="float">
            <text:p>12</text:p>
          </table:table-cell>
          <table:table-cell table:style-name="ce5" table:formula="of:=IF(ISBLANK([.AI140]);&quot;&quot;;ROUND([.AI140];0)-ROUND([.$B140];0))" office:value-type="float" office:value="6" calcext:value-type="float">
            <text:p>6</text:p>
          </table:table-cell>
          <table:table-cell table:style-name="ce17" table:formula="of:=IF(ISBLANK([.AI140]);&quot;&quot;;([.AJ140]/[.$B140])*100)" office:value-type="float" office:value="100" calcext:value-type="float">
            <text:p>100.0</text:p>
          </table:table-cell>
          <table:table-cell table:style-name="ce5" table:formula="of:=IF(AND(NOT(ISBLANK([.AJ140]));([.AJ140]=0);SUM(COUNTIF([.$I140];0);COUNTIF([.$R140];0);COUNTIF([.$AA140];0);COUNTIF([.$AJ14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8c.tst</text:p>
          </table:table-cell>
          <table:table-cell table:formula="of:=MIN([.H141];[.Q141];[.Z141];[.AI141])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 table:style-name="ce5" table:formula="of:=AVERAGE([.C141:.G141])" office:value-type="float" office:value="10" calcext:value-type="float">
            <text:p>10</text:p>
          </table:table-cell>
          <table:table-cell table:style-name="ce5" table:formula="of:=IF(ISBLANK([.H141]);&quot;&quot;;ROUND([.H141];0)-ROUND([.$B141];0))" office:value-type="float" office:value="0" calcext:value-type="float">
            <text:p>0</text:p>
          </table:table-cell>
          <table:table-cell table:style-name="ce17" table:formula="of:=IF(ISBLANK([.H141]);&quot;&quot;;([.I141]/[.$B141])*100)" office:value-type="float" office:value="0" calcext:value-type="float">
            <text:p>0.0</text:p>
          </table:table-cell>
          <table:table-cell table:style-name="ce5" table:formula="of:=IF(AND(NOT(ISBLANK([.I141]));([.I141]=0);SUM(COUNTIF([.$I141];0);COUNTIF([.$R141];0);COUNTIF([.$AA141];0);COUNTIF([.$AJ141];0))=1);&quot;Y&quot;;&quot;&quot;)">
            <text:p/>
          </table:table-cell>
          <table:table-cell table:number-columns-repeated="5" office:value-type="float" office:value="10" calcext:value-type="float">
            <text:p>10</text:p>
          </table:table-cell>
          <table:table-cell table:style-name="ce5" table:formula="of:=AVERAGE([.L141:.P141])" office:value-type="float" office:value="10" calcext:value-type="float">
            <text:p>10</text:p>
          </table:table-cell>
          <table:table-cell table:style-name="ce5" table:formula="of:=IF(ISBLANK([.Q141]);&quot;&quot;;ROUND([.Q141];0)-ROUND([.$B141];0))" office:value-type="float" office:value="0" calcext:value-type="float">
            <text:p>0</text:p>
          </table:table-cell>
          <table:table-cell table:style-name="ce17" table:formula="of:=IF(ISBLANK([.Q141]);&quot;&quot;;([.R141]/[.$B141])*100)" office:value-type="float" office:value="0" calcext:value-type="float">
            <text:p>0.0</text:p>
          </table:table-cell>
          <table:table-cell table:style-name="ce5" table:formula="of:=IF(AND(NOT(ISBLANK([.R141]));([.R141]=0);SUM(COUNTIF([.$I141];0);COUNTIF([.$R141];0);COUNTIF([.$AA141];0);COUNTIF([.$AJ141];0))=1);&quot;Y&quot;;&quot;&quot;)">
            <text:p/>
          </table:table-cell>
          <table:table-cell table:number-columns-repeated="5" office:value-type="float" office:value="10" calcext:value-type="float">
            <text:p>10</text:p>
          </table:table-cell>
          <table:table-cell table:style-name="ce5" table:formula="of:=AVERAGE([.U141:.Y141])" office:value-type="float" office:value="10" calcext:value-type="float">
            <text:p>10</text:p>
          </table:table-cell>
          <table:table-cell table:style-name="ce5" table:formula="of:=IF(ISBLANK([.Z141]);&quot;&quot;;ROUND([.Z141];0)-ROUND([.$B141];0))" office:value-type="float" office:value="0" calcext:value-type="float">
            <text:p>0</text:p>
          </table:table-cell>
          <table:table-cell table:style-name="ce17" table:formula="of:=IF(ISBLANK([.Z141]);&quot;&quot;;([.AA141]/[.$B141])*100)" office:value-type="float" office:value="0" calcext:value-type="float">
            <text:p>0.0</text:p>
          </table:table-cell>
          <table:table-cell table:style-name="ce5" table:formula="of:=IF(AND(NOT(ISBLANK([.AA141]));([.AA141]=0);SUM(COUNTIF([.$I141];0);COUNTIF([.$R141];0);COUNTIF([.$AA141];0);COUNTIF([.$AJ141];0))=1);&quot;Y&quot;;&quot;&quot;)">
            <text:p/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" table:formula="of:=AVERAGE([.AD141:.AH141])" office:value-type="float" office:value="17.2" calcext:value-type="float">
            <text:p>17</text:p>
          </table:table-cell>
          <table:table-cell table:style-name="ce5" table:formula="of:=IF(ISBLANK([.AI141]);&quot;&quot;;ROUND([.AI141];0)-ROUND([.$B141];0))" office:value-type="float" office:value="7" calcext:value-type="float">
            <text:p>7</text:p>
          </table:table-cell>
          <table:table-cell table:style-name="ce17" table:formula="of:=IF(ISBLANK([.AI141]);&quot;&quot;;([.AJ141]/[.$B141])*100)" office:value-type="float" office:value="70" calcext:value-type="float">
            <text:p>70.0</text:p>
          </table:table-cell>
          <table:table-cell table:style-name="ce5" table:formula="of:=IF(AND(NOT(ISBLANK([.AJ141]));([.AJ141]=0);SUM(COUNTIF([.$I141];0);COUNTIF([.$R141];0);COUNTIF([.$AA141];0);COUNTIF([.$AJ14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8d.tst</text:p>
          </table:table-cell>
          <table:table-cell table:formula="of:=MIN([.H142];[.Q142];[.Z142];[.AI142])" office:value-type="float" office:value="13" calcext:value-type="float">
            <text:p>13</text:p>
          </table:table-cell>
          <table:table-cell table:number-columns-repeated="5" office:value-type="float" office:value="13" calcext:value-type="float">
            <text:p>13</text:p>
          </table:table-cell>
          <table:table-cell table:style-name="ce5" table:formula="of:=AVERAGE([.C142:.G142])" office:value-type="float" office:value="13" calcext:value-type="float">
            <text:p>13</text:p>
          </table:table-cell>
          <table:table-cell table:style-name="ce5" table:formula="of:=IF(ISBLANK([.H142]);&quot;&quot;;ROUND([.H142];0)-ROUND([.$B142];0))" office:value-type="float" office:value="0" calcext:value-type="float">
            <text:p>0</text:p>
          </table:table-cell>
          <table:table-cell table:style-name="ce17" table:formula="of:=IF(ISBLANK([.H142]);&quot;&quot;;([.I142]/[.$B142])*100)" office:value-type="float" office:value="0" calcext:value-type="float">
            <text:p>0.0</text:p>
          </table:table-cell>
          <table:table-cell table:style-name="ce5" table:formula="of:=IF(AND(NOT(ISBLANK([.I142]));([.I142]=0);SUM(COUNTIF([.$I142];0);COUNTIF([.$R142];0);COUNTIF([.$AA142];0);COUNTIF([.$AJ142];0))=1);&quot;Y&quot;;&quot;&quot;)">
            <text:p/>
          </table:table-cell>
          <table:table-cell table:number-columns-repeated="5" office:value-type="float" office:value="13" calcext:value-type="float">
            <text:p>13</text:p>
          </table:table-cell>
          <table:table-cell table:style-name="ce5" table:formula="of:=AVERAGE([.L142:.P142])" office:value-type="float" office:value="13" calcext:value-type="float">
            <text:p>13</text:p>
          </table:table-cell>
          <table:table-cell table:style-name="ce5" table:formula="of:=IF(ISBLANK([.Q142]);&quot;&quot;;ROUND([.Q142];0)-ROUND([.$B142];0))" office:value-type="float" office:value="0" calcext:value-type="float">
            <text:p>0</text:p>
          </table:table-cell>
          <table:table-cell table:style-name="ce17" table:formula="of:=IF(ISBLANK([.Q142]);&quot;&quot;;([.R142]/[.$B142])*100)" office:value-type="float" office:value="0" calcext:value-type="float">
            <text:p>0.0</text:p>
          </table:table-cell>
          <table:table-cell table:style-name="ce5" table:formula="of:=IF(AND(NOT(ISBLANK([.R142]));([.R142]=0);SUM(COUNTIF([.$I142];0);COUNTIF([.$R142];0);COUNTIF([.$AA142];0);COUNTIF([.$AJ142];0))=1);&quot;Y&quot;;&quot;&quot;)">
            <text:p/>
          </table:table-cell>
          <table:table-cell table:number-columns-repeated="5" office:value-type="float" office:value="13" calcext:value-type="float">
            <text:p>13</text:p>
          </table:table-cell>
          <table:table-cell table:style-name="ce5" table:formula="of:=AVERAGE([.U142:.Y142])" office:value-type="float" office:value="13" calcext:value-type="float">
            <text:p>13</text:p>
          </table:table-cell>
          <table:table-cell table:style-name="ce5" table:formula="of:=IF(ISBLANK([.Z142]);&quot;&quot;;ROUND([.Z142];0)-ROUND([.$B142];0))" office:value-type="float" office:value="0" calcext:value-type="float">
            <text:p>0</text:p>
          </table:table-cell>
          <table:table-cell table:style-name="ce17" table:formula="of:=IF(ISBLANK([.Z142]);&quot;&quot;;([.AA142]/[.$B142])*100)" office:value-type="float" office:value="0" calcext:value-type="float">
            <text:p>0.0</text:p>
          </table:table-cell>
          <table:table-cell table:style-name="ce5" table:formula="of:=IF(AND(NOT(ISBLANK([.AA142]));([.AA142]=0);SUM(COUNTIF([.$I142];0);COUNTIF([.$R142];0);COUNTIF([.$AA142];0);COUNTIF([.$AJ142];0))=1);&quot;Y&quot;;&quot;&quot;)">
            <text:p/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5" table:formula="of:=AVERAGE([.AD142:.AH142])" office:value-type="float" office:value="19.6" calcext:value-type="float">
            <text:p>20</text:p>
          </table:table-cell>
          <table:table-cell table:style-name="ce5" table:formula="of:=IF(ISBLANK([.AI142]);&quot;&quot;;ROUND([.AI142];0)-ROUND([.$B142];0))" office:value-type="float" office:value="7" calcext:value-type="float">
            <text:p>7</text:p>
          </table:table-cell>
          <table:table-cell table:style-name="ce17" table:formula="of:=IF(ISBLANK([.AI142]);&quot;&quot;;([.AJ142]/[.$B142])*100)" office:value-type="float" office:value="53.8461538461539" calcext:value-type="float">
            <text:p>53.8</text:p>
          </table:table-cell>
          <table:table-cell table:style-name="ce5" table:formula="of:=IF(AND(NOT(ISBLANK([.AJ142]));([.AJ142]=0);SUM(COUNTIF([.$I142];0);COUNTIF([.$R142];0);COUNTIF([.$AA142];0);COUNTIF([.$AJ14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9a.tst</text:p>
          </table:table-cell>
          <table:table-cell table:formula="of:=MIN([.H143];[.Q143];[.Z143];[.AI143])" office:value-type="float" office:value="40.2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table:formula="of:=AVERAGE([.C143:.G143])" office:value-type="float" office:value="40.2" calcext:value-type="float">
            <text:p>40</text:p>
          </table:table-cell>
          <table:table-cell table:style-name="ce5" table:formula="of:=IF(ISBLANK([.H143]);&quot;&quot;;ROUND([.H143];0)-ROUND([.$B143];0))" office:value-type="float" office:value="0" calcext:value-type="float">
            <text:p>0</text:p>
          </table:table-cell>
          <table:table-cell table:style-name="ce17" table:formula="of:=IF(ISBLANK([.H143]);&quot;&quot;;([.I143]/[.$B143])*100)" office:value-type="float" office:value="0" calcext:value-type="float">
            <text:p>0.0</text:p>
          </table:table-cell>
          <table:table-cell table:style-name="ce5" table:formula="of:=IF(AND(NOT(ISBLANK([.I143]));([.I143]=0);SUM(COUNTIF([.$I143];0);COUNTIF([.$R143];0);COUNTIF([.$AA143];0);COUNTIF([.$AJ143];0))=1);&quot;Y&quot;;&quot;&quot;)" office:value-type="string" office:string-value="Y" calcext:value-type="string">
            <text:p>Y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5" table:formula="of:=AVERAGE([.L143:.P143])" office:value-type="float" office:value="41.6" calcext:value-type="float">
            <text:p>42</text:p>
          </table:table-cell>
          <table:table-cell table:style-name="ce5" table:formula="of:=IF(ISBLANK([.Q143]);&quot;&quot;;ROUND([.Q143];0)-ROUND([.$B143];0))" office:value-type="float" office:value="2" calcext:value-type="float">
            <text:p>2</text:p>
          </table:table-cell>
          <table:table-cell table:style-name="ce17" table:formula="of:=IF(ISBLANK([.Q143]);&quot;&quot;;([.R143]/[.$B143])*100)" office:value-type="float" office:value="4.97512437810945" calcext:value-type="float">
            <text:p>5.0</text:p>
          </table:table-cell>
          <table:table-cell table:style-name="ce5" table:formula="of:=IF(AND(NOT(ISBLANK([.R143]));([.R143]=0);SUM(COUNTIF([.$I143];0);COUNTIF([.$R143];0);COUNTIF([.$AA143];0);COUNTIF([.$AJ143];0))=1);&quot;Y&quot;;&quot;&quot;)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5" table:formula="of:=AVERAGE([.U143:.Y143])" office:value-type="float" office:value="40.6" calcext:value-type="float">
            <text:p>41</text:p>
          </table:table-cell>
          <table:table-cell table:style-name="ce5" table:formula="of:=IF(ISBLANK([.Z143]);&quot;&quot;;ROUND([.Z143];0)-ROUND([.$B143];0))" office:value-type="float" office:value="1" calcext:value-type="float">
            <text:p>1</text:p>
          </table:table-cell>
          <table:table-cell table:style-name="ce17" table:formula="of:=IF(ISBLANK([.Z143]);&quot;&quot;;([.AA143]/[.$B143])*100)" office:value-type="float" office:value="2.48756218905473" calcext:value-type="float">
            <text:p>2.5</text:p>
          </table:table-cell>
          <table:table-cell table:style-name="ce5" table:formula="of:=IF(AND(NOT(ISBLANK([.AA143]));([.AA143]=0);SUM(COUNTIF([.$I143];0);COUNTIF([.$R143];0);COUNTIF([.$AA143];0);COUNTIF([.$AJ143];0))=1);&quot;Y&quot;;&quot;&quot;)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5" table:formula="of:=AVERAGE([.AD143:.AH143])" office:value-type="float" office:value="50.6" calcext:value-type="float">
            <text:p>51</text:p>
          </table:table-cell>
          <table:table-cell table:style-name="ce5" table:formula="of:=IF(ISBLANK([.AI143]);&quot;&quot;;ROUND([.AI143];0)-ROUND([.$B143];0))" office:value-type="float" office:value="11" calcext:value-type="float">
            <text:p>11</text:p>
          </table:table-cell>
          <table:table-cell table:style-name="ce17" table:formula="of:=IF(ISBLANK([.AI143]);&quot;&quot;;([.AJ143]/[.$B143])*100)" office:value-type="float" office:value="27.363184079602" calcext:value-type="float">
            <text:p>27.4</text:p>
          </table:table-cell>
          <table:table-cell table:style-name="ce5" table:formula="of:=IF(AND(NOT(ISBLANK([.AJ143]));([.AJ143]=0);SUM(COUNTIF([.$I143];0);COUNTIF([.$R143];0);COUNTIF([.$AA143];0);COUNTIF([.$AJ14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09b.tst</text:p>
          </table:table-cell>
          <table:table-cell table:formula="of:=MIN([.H144];[.Q144];[.Z144];[.AI144])" office:value-type="float" office:value="34.2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34" calcext:value-type="float">
            <text:p>34</text:p>
          </table:table-cell>
          <table:table-cell table:style-name="ce5" table:formula="of:=AVERAGE([.C144:.G144])" office:value-type="float" office:value="34.6" calcext:value-type="float">
            <text:p>35</text:p>
          </table:table-cell>
          <table:table-cell table:style-name="ce5" table:formula="of:=IF(ISBLANK([.H144]);&quot;&quot;;ROUND([.H144];0)-ROUND([.$B144];0))" office:value-type="float" office:value="1" calcext:value-type="float">
            <text:p>1</text:p>
          </table:table-cell>
          <table:table-cell table:style-name="ce17" table:formula="of:=IF(ISBLANK([.H144]);&quot;&quot;;([.I144]/[.$B144])*100)" office:value-type="float" office:value="2.92397660818713" calcext:value-type="float">
            <text:p>2.9</text:p>
          </table:table-cell>
          <table:table-cell table:style-name="ce5" table:formula="of:=IF(AND(NOT(ISBLANK([.I144]));([.I144]=0);SUM(COUNTIF([.$I144];0);COUNTIF([.$R144];0);COUNTIF([.$AA144];0);COUNTIF([.$AJ144];0))=1);&quot;Y&quot;;&quot;&quot;)">
            <text:p/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5" table:formula="of:=AVERAGE([.L144:.P144])" office:value-type="float" office:value="34.8" calcext:value-type="float">
            <text:p>35</text:p>
          </table:table-cell>
          <table:table-cell table:style-name="ce5" table:formula="of:=IF(ISBLANK([.Q144]);&quot;&quot;;ROUND([.Q144];0)-ROUND([.$B144];0))" office:value-type="float" office:value="1" calcext:value-type="float">
            <text:p>1</text:p>
          </table:table-cell>
          <table:table-cell table:style-name="ce17" table:formula="of:=IF(ISBLANK([.Q144]);&quot;&quot;;([.R144]/[.$B144])*100)" office:value-type="float" office:value="2.92397660818713" calcext:value-type="float">
            <text:p>2.9</text:p>
          </table:table-cell>
          <table:table-cell table:style-name="ce5" table:formula="of:=IF(AND(NOT(ISBLANK([.R144]));([.R144]=0);SUM(COUNTIF([.$I144];0);COUNTIF([.$R144];0);COUNTIF([.$AA144];0);COUNTIF([.$AJ144];0))=1);&quot;Y&quot;;&quot;&quot;)">
            <text:p/>
          </table:table-cell>
          <table:table-cell table:number-columns-repeated="4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5" table:formula="of:=AVERAGE([.U144:.Y144])" office:value-type="float" office:value="34.2" calcext:value-type="float">
            <text:p>34</text:p>
          </table:table-cell>
          <table:table-cell table:style-name="ce5" table:formula="of:=IF(ISBLANK([.Z144]);&quot;&quot;;ROUND([.Z144];0)-ROUND([.$B144];0))" office:value-type="float" office:value="0" calcext:value-type="float">
            <text:p>0</text:p>
          </table:table-cell>
          <table:table-cell table:style-name="ce17" table:formula="of:=IF(ISBLANK([.Z144]);&quot;&quot;;([.AA144]/[.$B144])*100)" office:value-type="float" office:value="0" calcext:value-type="float">
            <text:p>0.0</text:p>
          </table:table-cell>
          <table:table-cell table:style-name="ce5" table:formula="of:=IF(AND(NOT(ISBLANK([.AA144]));([.AA144]=0);SUM(COUNTIF([.$I144];0);COUNTIF([.$R144];0);COUNTIF([.$AA144];0);COUNTIF([.$AJ144];0))=1);&quot;Y&quot;;&quot;&quot;)" office:value-type="string" office:string-value="Y" calcext:value-type="string">
            <text:p>Y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5" table:formula="of:=AVERAGE([.AD144:.AH144])" office:value-type="float" office:value="44.6" calcext:value-type="float">
            <text:p>45</text:p>
          </table:table-cell>
          <table:table-cell table:style-name="ce5" table:formula="of:=IF(ISBLANK([.AI144]);&quot;&quot;;ROUND([.AI144];0)-ROUND([.$B144];0))" office:value-type="float" office:value="11" calcext:value-type="float">
            <text:p>11</text:p>
          </table:table-cell>
          <table:table-cell table:style-name="ce17" table:formula="of:=IF(ISBLANK([.AI144]);&quot;&quot;;([.AJ144]/[.$B144])*100)" office:value-type="float" office:value="32.1637426900585" calcext:value-type="float">
            <text:p>32.2</text:p>
          </table:table-cell>
          <table:table-cell table:style-name="ce5" table:formula="of:=IF(AND(NOT(ISBLANK([.AJ144]));([.AJ144]=0);SUM(COUNTIF([.$I144];0);COUNTIF([.$R144];0);COUNTIF([.$AA144];0);COUNTIF([.$AJ14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0a.tst</text:p>
          </table:table-cell>
          <table:table-cell table:formula="of:=MIN([.H145];[.Q145];[.Z145];[.AI145])" office:value-type="float" office:value="157.6" calcext:value-type="float">
            <text:p>158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table:style-name="ce5" table:formula="of:=AVERAGE([.C145:.G145])" office:value-type="float" office:value="158" calcext:value-type="float">
            <text:p>158</text:p>
          </table:table-cell>
          <table:table-cell table:style-name="ce5" table:formula="of:=IF(ISBLANK([.H145]);&quot;&quot;;ROUND([.H145];0)-ROUND([.$B145];0))" office:value-type="float" office:value="0" calcext:value-type="float">
            <text:p>0</text:p>
          </table:table-cell>
          <table:table-cell table:style-name="ce17" table:formula="of:=IF(ISBLANK([.H145]);&quot;&quot;;([.I145]/[.$B145])*100)" office:value-type="float" office:value="0" calcext:value-type="float">
            <text:p>0.0</text:p>
          </table:table-cell>
          <table:table-cell table:style-name="ce5" table:formula="of:=IF(AND(NOT(ISBLANK([.I145]));([.I145]=0);SUM(COUNTIF([.$I145];0);COUNTIF([.$R145];0);COUNTIF([.$AA145];0);COUNTIF([.$AJ145];0))=1);&quot;Y&quot;;&quot;&quot;)">
            <text:p/>
          </table:table-cell>
          <table:table-cell office:value-type="float" office:value="542" calcext:value-type="float">
            <text:p>542</text:p>
          </table:table-cell>
          <table:table-cell office:value-type="float" office:value="540" calcext:value-type="float">
            <text:p>540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49" calcext:value-type="float">
            <text:p>549</text:p>
          </table:table-cell>
          <table:table-cell table:style-name="ce5" table:formula="of:=AVERAGE([.L145:.P145])" office:value-type="float" office:value="540.8" calcext:value-type="float">
            <text:p>541</text:p>
          </table:table-cell>
          <table:table-cell table:style-name="ce5" table:formula="of:=IF(ISBLANK([.Q145]);&quot;&quot;;ROUND([.Q145];0)-ROUND([.$B145];0))" office:value-type="float" office:value="383" calcext:value-type="float">
            <text:p>383</text:p>
          </table:table-cell>
          <table:table-cell table:style-name="ce17" table:formula="of:=IF(ISBLANK([.Q145]);&quot;&quot;;([.R145]/[.$B145])*100)" office:value-type="float" office:value="243.020304568528" calcext:value-type="float">
            <text:p>243.0</text:p>
          </table:table-cell>
          <table:table-cell table:style-name="ce5" table:formula="of:=IF(AND(NOT(ISBLANK([.R145]));([.R145]=0);SUM(COUNTIF([.$I145];0);COUNTIF([.$R145];0);COUNTIF([.$AA145];0);COUNTIF([.$AJ145];0))=1);&quot;Y&quot;;&quot;&quot;)">
            <text:p/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style-name="ce5" table:formula="of:=AVERAGE([.U145:.Y145])" office:value-type="float" office:value="157.6" calcext:value-type="float">
            <text:p>158</text:p>
          </table:table-cell>
          <table:table-cell table:style-name="ce5" table:formula="of:=IF(ISBLANK([.Z145]);&quot;&quot;;ROUND([.Z145];0)-ROUND([.$B145];0))" office:value-type="float" office:value="0" calcext:value-type="float">
            <text:p>0</text:p>
          </table:table-cell>
          <table:table-cell table:style-name="ce17" table:formula="of:=IF(ISBLANK([.Z145]);&quot;&quot;;([.AA145]/[.$B145])*100)" office:value-type="float" office:value="0" calcext:value-type="float">
            <text:p>0.0</text:p>
          </table:table-cell>
          <table:table-cell table:style-name="ce5" table:formula="of:=IF(AND(NOT(ISBLANK([.AA145]));([.AA145]=0);SUM(COUNTIF([.$I145];0);COUNTIF([.$R145];0);COUNTIF([.$AA145];0);COUNTIF([.$AJ145];0))=1);&quot;Y&quot;;&quot;&quot;)">
            <text:p/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table:style-name="ce5" table:formula="of:=AVERAGE([.AD145:.AH145])" office:value-type="float" office:value="184.4" calcext:value-type="float">
            <text:p>184</text:p>
          </table:table-cell>
          <table:table-cell table:style-name="ce5" table:formula="of:=IF(ISBLANK([.AI145]);&quot;&quot;;ROUND([.AI145];0)-ROUND([.$B145];0))" office:value-type="float" office:value="26" calcext:value-type="float">
            <text:p>26</text:p>
          </table:table-cell>
          <table:table-cell table:style-name="ce17" table:formula="of:=IF(ISBLANK([.AI145]);&quot;&quot;;([.AJ145]/[.$B145])*100)" office:value-type="float" office:value="16.497461928934" calcext:value-type="float">
            <text:p>16.5</text:p>
          </table:table-cell>
          <table:table-cell table:style-name="ce5" table:formula="of:=IF(AND(NOT(ISBLANK([.AJ145]));([.AJ145]=0);SUM(COUNTIF([.$I145];0);COUNTIF([.$R145];0);COUNTIF([.$AA145];0);COUNTIF([.$AJ14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0b.tst</text:p>
          </table:table-cell>
          <table:table-cell table:formula="of:=MIN([.H146];[.Q146];[.Z146];[.AI146])" office:value-type="float" office:value="162.2" calcext:value-type="float">
            <text:p>162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table:style-name="ce5" table:formula="of:=AVERAGE([.C146:.G146])" office:value-type="float" office:value="162.2" calcext:value-type="float">
            <text:p>162</text:p>
          </table:table-cell>
          <table:table-cell table:style-name="ce5" table:formula="of:=IF(ISBLANK([.H146]);&quot;&quot;;ROUND([.H146];0)-ROUND([.$B146];0))" office:value-type="float" office:value="0" calcext:value-type="float">
            <text:p>0</text:p>
          </table:table-cell>
          <table:table-cell table:style-name="ce17" table:formula="of:=IF(ISBLANK([.H146]);&quot;&quot;;([.I146]/[.$B146])*100)" office:value-type="float" office:value="0" calcext:value-type="float">
            <text:p>0.0</text:p>
          </table:table-cell>
          <table:table-cell table:style-name="ce5" table:formula="of:=IF(AND(NOT(ISBLANK([.I146]));([.I146]=0);SUM(COUNTIF([.$I146];0);COUNTIF([.$R146];0);COUNTIF([.$AA146];0);COUNTIF([.$AJ146];0))=1);&quot;Y&quot;;&quot;&quot;)">
            <text:p/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table:style-name="ce5" table:formula="of:=AVERAGE([.L146:.P146])" office:value-type="float" office:value="169.2" calcext:value-type="float">
            <text:p>169</text:p>
          </table:table-cell>
          <table:table-cell table:style-name="ce5" table:formula="of:=IF(ISBLANK([.Q146]);&quot;&quot;;ROUND([.Q146];0)-ROUND([.$B146];0))" office:value-type="float" office:value="7" calcext:value-type="float">
            <text:p>7</text:p>
          </table:table-cell>
          <table:table-cell table:style-name="ce17" table:formula="of:=IF(ISBLANK([.Q146]);&quot;&quot;;([.R146]/[.$B146])*100)" office:value-type="float" office:value="4.31565967940814" calcext:value-type="float">
            <text:p>4.3</text:p>
          </table:table-cell>
          <table:table-cell table:style-name="ce5" table:formula="of:=IF(AND(NOT(ISBLANK([.R146]));([.R146]=0);SUM(COUNTIF([.$I146];0);COUNTIF([.$R146];0);COUNTIF([.$AA146];0);COUNTIF([.$AJ146];0))=1);&quot;Y&quot;;&quot;&quot;)">
            <text:p/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table:style-name="ce5" table:formula="of:=AVERAGE([.U146:.Y146])" office:value-type="float" office:value="162.2" calcext:value-type="float">
            <text:p>162</text:p>
          </table:table-cell>
          <table:table-cell table:style-name="ce5" table:formula="of:=IF(ISBLANK([.Z146]);&quot;&quot;;ROUND([.Z146];0)-ROUND([.$B146];0))" office:value-type="float" office:value="0" calcext:value-type="float">
            <text:p>0</text:p>
          </table:table-cell>
          <table:table-cell table:style-name="ce17" table:formula="of:=IF(ISBLANK([.Z146]);&quot;&quot;;([.AA146]/[.$B146])*100)" office:value-type="float" office:value="0" calcext:value-type="float">
            <text:p>0.0</text:p>
          </table:table-cell>
          <table:table-cell table:style-name="ce5" table:formula="of:=IF(AND(NOT(ISBLANK([.AA146]));([.AA146]=0);SUM(COUNTIF([.$I146];0);COUNTIF([.$R146];0);COUNTIF([.$AA146];0);COUNTIF([.$AJ146];0))=1);&quot;Y&quot;;&quot;&quot;)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table:style-name="ce5" table:formula="of:=AVERAGE([.AD146:.AH146])" office:value-type="float" office:value="189.2" calcext:value-type="float">
            <text:p>189</text:p>
          </table:table-cell>
          <table:table-cell table:style-name="ce5" table:formula="of:=IF(ISBLANK([.AI146]);&quot;&quot;;ROUND([.AI146];0)-ROUND([.$B146];0))" office:value-type="float" office:value="27" calcext:value-type="float">
            <text:p>27</text:p>
          </table:table-cell>
          <table:table-cell table:style-name="ce17" table:formula="of:=IF(ISBLANK([.AI146]);&quot;&quot;;([.AJ146]/[.$B146])*100)" office:value-type="float" office:value="16.6461159062885" calcext:value-type="float">
            <text:p>16.6</text:p>
          </table:table-cell>
          <table:table-cell table:style-name="ce5" table:formula="of:=IF(AND(NOT(ISBLANK([.AJ146]));([.AJ146]=0);SUM(COUNTIF([.$I146];0);COUNTIF([.$R146];0);COUNTIF([.$AA146];0);COUNTIF([.$AJ14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1a.tst</text:p>
          </table:table-cell>
          <table:table-cell table:formula="of:=MIN([.H147];[.Q147];[.Z147];[.AI147])" office:value-type="float" office:value="95.2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5" table:formula="of:=AVERAGE([.C147:.G147])" office:value-type="float" office:value="95.6" calcext:value-type="float">
            <text:p>96</text:p>
          </table:table-cell>
          <table:table-cell table:style-name="ce5" table:formula="of:=IF(ISBLANK([.H147]);&quot;&quot;;ROUND([.H147];0)-ROUND([.$B147];0))" office:value-type="float" office:value="1" calcext:value-type="float">
            <text:p>1</text:p>
          </table:table-cell>
          <table:table-cell table:style-name="ce17" table:formula="of:=IF(ISBLANK([.H147]);&quot;&quot;;([.I147]/[.$B147])*100)" office:value-type="float" office:value="1.05042016806723" calcext:value-type="float">
            <text:p>1.1</text:p>
          </table:table-cell>
          <table:table-cell table:style-name="ce5" table:formula="of:=IF(AND(NOT(ISBLANK([.I147]));([.I147]=0);SUM(COUNTIF([.$I147];0);COUNTIF([.$R147];0);COUNTIF([.$AA147];0);COUNTIF([.$AJ147];0))=1);&quot;Y&quot;;&quot;&quot;)">
            <text:p/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style-name="ce5" table:formula="of:=AVERAGE([.L147:.P147])" office:value-type="float" office:value="97.2" calcext:value-type="float">
            <text:p>97</text:p>
          </table:table-cell>
          <table:table-cell table:style-name="ce5" table:formula="of:=IF(ISBLANK([.Q147]);&quot;&quot;;ROUND([.Q147];0)-ROUND([.$B147];0))" office:value-type="float" office:value="2" calcext:value-type="float">
            <text:p>2</text:p>
          </table:table-cell>
          <table:table-cell table:style-name="ce17" table:formula="of:=IF(ISBLANK([.Q147]);&quot;&quot;;([.R147]/[.$B147])*100)" office:value-type="float" office:value="2.10084033613445" calcext:value-type="float">
            <text:p>2.1</text:p>
          </table:table-cell>
          <table:table-cell table:style-name="ce5" table:formula="of:=IF(AND(NOT(ISBLANK([.R147]));([.R147]=0);SUM(COUNTIF([.$I147];0);COUNTIF([.$R147];0);COUNTIF([.$AA147];0);COUNTIF([.$AJ147];0))=1);&quot;Y&quot;;&quot;&quot;)">
            <text:p/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5" calcext:value-type="float">
            <text:p>95</text:p>
          </table:table-cell>
          <table:table-cell table:style-name="ce5" table:formula="of:=AVERAGE([.U147:.Y147])" office:value-type="float" office:value="95.2" calcext:value-type="float">
            <text:p>95</text:p>
          </table:table-cell>
          <table:table-cell table:style-name="ce5" table:formula="of:=IF(ISBLANK([.Z147]);&quot;&quot;;ROUND([.Z147];0)-ROUND([.$B147];0))" office:value-type="float" office:value="0" calcext:value-type="float">
            <text:p>0</text:p>
          </table:table-cell>
          <table:table-cell table:style-name="ce17" table:formula="of:=IF(ISBLANK([.Z147]);&quot;&quot;;([.AA147]/[.$B147])*100)" office:value-type="float" office:value="0" calcext:value-type="float">
            <text:p>0.0</text:p>
          </table:table-cell>
          <table:table-cell table:style-name="ce5" table:formula="of:=IF(AND(NOT(ISBLANK([.AA147]));([.AA147]=0);SUM(COUNTIF([.$I147];0);COUNTIF([.$R147];0);COUNTIF([.$AA147];0);COUNTIF([.$AJ147];0))=1);&quot;Y&quot;;&quot;&quot;)" office:value-type="string" office:string-value="Y" calcext:value-type="string">
            <text:p>Y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style-name="ce5" table:formula="of:=AVERAGE([.AD147:.AH147])" office:value-type="float" office:value="112.8" calcext:value-type="float">
            <text:p>113</text:p>
          </table:table-cell>
          <table:table-cell table:style-name="ce5" table:formula="of:=IF(ISBLANK([.AI147]);&quot;&quot;;ROUND([.AI147];0)-ROUND([.$B147];0))" office:value-type="float" office:value="18" calcext:value-type="float">
            <text:p>18</text:p>
          </table:table-cell>
          <table:table-cell table:style-name="ce17" table:formula="of:=IF(ISBLANK([.AI147]);&quot;&quot;;([.AJ147]/[.$B147])*100)" office:value-type="float" office:value="18.9075630252101" calcext:value-type="float">
            <text:p>18.9</text:p>
          </table:table-cell>
          <table:table-cell table:style-name="ce5" table:formula="of:=IF(AND(NOT(ISBLANK([.AJ147]));([.AJ147]=0);SUM(COUNTIF([.$I147];0);COUNTIF([.$R147];0);COUNTIF([.$AA147];0);COUNTIF([.$AJ14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1b.tst</text:p>
          </table:table-cell>
          <table:table-cell table:formula="of:=MIN([.H148];[.Q148];[.Z148];[.AI148])" office:value-type="float" office:value="194.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 table:style-name="ce5" table:formula="of:=AVERAGE([.C148:.G148])" office:value-type="float" office:value="194.8" calcext:value-type="float">
            <text:p>195</text:p>
          </table:table-cell>
          <table:table-cell table:style-name="ce5" table:formula="of:=IF(ISBLANK([.H148]);&quot;&quot;;ROUND([.H148];0)-ROUND([.$B148];0))" office:value-type="float" office:value="1" calcext:value-type="float">
            <text:p>1</text:p>
          </table:table-cell>
          <table:table-cell table:style-name="ce17" table:formula="of:=IF(ISBLANK([.H148]);&quot;&quot;;([.I148]/[.$B148])*100)" office:value-type="float" office:value="0.51440329218107" calcext:value-type="float">
            <text:p>0.5</text:p>
          </table:table-cell>
          <table:table-cell table:style-name="ce5" table:formula="of:=IF(AND(NOT(ISBLANK([.I148]));([.I148]=0);SUM(COUNTIF([.$I148];0);COUNTIF([.$R148];0);COUNTIF([.$AA148];0);COUNTIF([.$AJ148];0))=1);&quot;Y&quot;;&quot;&quot;)">
            <text:p/>
          </table:table-cell>
          <table:table-cell office:value-type="float" office:value="207" calcext:value-type="float">
            <text:p>207</text:p>
          </table:table-cell>
          <table:table-cell office:value-type="float" office:value="215" calcext:value-type="float">
            <text:p>215</text:p>
          </table:table-cell>
          <table:table-cell office:value-type="float" office:value="209" calcext:value-type="float">
            <text:p>209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table:style-name="ce5" table:formula="of:=AVERAGE([.L148:.P148])" office:value-type="float" office:value="208.2" calcext:value-type="float">
            <text:p>208</text:p>
          </table:table-cell>
          <table:table-cell table:style-name="ce5" table:formula="of:=IF(ISBLANK([.Q148]);&quot;&quot;;ROUND([.Q148];0)-ROUND([.$B148];0))" office:value-type="float" office:value="14" calcext:value-type="float">
            <text:p>14</text:p>
          </table:table-cell>
          <table:table-cell table:style-name="ce17" table:formula="of:=IF(ISBLANK([.Q148]);&quot;&quot;;([.R148]/[.$B148])*100)" office:value-type="float" office:value="7.20164609053498" calcext:value-type="float">
            <text:p>7.2</text:p>
          </table:table-cell>
          <table:table-cell table:style-name="ce5" table:formula="of:=IF(AND(NOT(ISBLANK([.R148]));([.R148]=0);SUM(COUNTIF([.$I148];0);COUNTIF([.$R148];0);COUNTIF([.$AA148];0);COUNTIF([.$AJ148];0))=1);&quot;Y&quot;;&quot;&quot;)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table:style-name="ce5" table:formula="of:=AVERAGE([.U148:.Y148])" office:value-type="float" office:value="194.4" calcext:value-type="float">
            <text:p>194</text:p>
          </table:table-cell>
          <table:table-cell table:style-name="ce5" table:formula="of:=IF(ISBLANK([.Z148]);&quot;&quot;;ROUND([.Z148];0)-ROUND([.$B148];0))" office:value-type="float" office:value="0" calcext:value-type="float">
            <text:p>0</text:p>
          </table:table-cell>
          <table:table-cell table:style-name="ce17" table:formula="of:=IF(ISBLANK([.Z148]);&quot;&quot;;([.AA148]/[.$B148])*100)" office:value-type="float" office:value="0" calcext:value-type="float">
            <text:p>0.0</text:p>
          </table:table-cell>
          <table:table-cell table:style-name="ce5" table:formula="of:=IF(AND(NOT(ISBLANK([.AA148]));([.AA148]=0);SUM(COUNTIF([.$I148];0);COUNTIF([.$R148];0);COUNTIF([.$AA148];0);COUNTIF([.$AJ148];0))=1);&quot;Y&quot;;&quot;&quot;)" office:value-type="string" office:string-value="Y" calcext:value-type="string">
            <text:p>Y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table:style-name="ce5" table:formula="of:=AVERAGE([.AD148:.AH148])" office:value-type="float" office:value="218" calcext:value-type="float">
            <text:p>218</text:p>
          </table:table-cell>
          <table:table-cell table:style-name="ce5" table:formula="of:=IF(ISBLANK([.AI148]);&quot;&quot;;ROUND([.AI148];0)-ROUND([.$B148];0))" office:value-type="float" office:value="24" calcext:value-type="float">
            <text:p>24</text:p>
          </table:table-cell>
          <table:table-cell table:style-name="ce17" table:formula="of:=IF(ISBLANK([.AI148]);&quot;&quot;;([.AJ148]/[.$B148])*100)" office:value-type="float" office:value="12.3456790123457" calcext:value-type="float">
            <text:p>12.3</text:p>
          </table:table-cell>
          <table:table-cell table:style-name="ce5" table:formula="of:=IF(AND(NOT(ISBLANK([.AJ148]));([.AJ148]=0);SUM(COUNTIF([.$I148];0);COUNTIF([.$R148];0);COUNTIF([.$AA148];0);COUNTIF([.$AJ14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2a.tst</text:p>
          </table:table-cell>
          <table:table-cell table:formula="of:=MIN([.H149];[.Q149];[.Z149];[.AI149])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style-name="ce5" table:formula="of:=AVERAGE([.C149:.G149])" office:value-type="float" office:value="96" calcext:value-type="float">
            <text:p>96</text:p>
          </table:table-cell>
          <table:table-cell table:style-name="ce5" table:formula="of:=IF(ISBLANK([.H149]);&quot;&quot;;ROUND([.H149];0)-ROUND([.$B149];0))" office:value-type="float" office:value="0" calcext:value-type="float">
            <text:p>0</text:p>
          </table:table-cell>
          <table:table-cell table:style-name="ce17" table:formula="of:=IF(ISBLANK([.H149]);&quot;&quot;;([.I149]/[.$B149])*100)" office:value-type="float" office:value="0" calcext:value-type="float">
            <text:p>0.0</text:p>
          </table:table-cell>
          <table:table-cell table:style-name="ce5" table:formula="of:=IF(AND(NOT(ISBLANK([.I149]));([.I149]=0);SUM(COUNTIF([.$I149];0);COUNTIF([.$R149];0);COUNTIF([.$AA149];0);COUNTIF([.$AJ149];0))=1);&quot;Y&quot;;&quot;&quot;)" office:value-type="string" office:string-value="Y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style-name="ce5" table:formula="of:=AVERAGE([.L149:.P149])" office:value-type="float" office:value="97.6" calcext:value-type="float">
            <text:p>98</text:p>
          </table:table-cell>
          <table:table-cell table:style-name="ce5" table:formula="of:=IF(ISBLANK([.Q149]);&quot;&quot;;ROUND([.Q149];0)-ROUND([.$B149];0))" office:value-type="float" office:value="2" calcext:value-type="float">
            <text:p>2</text:p>
          </table:table-cell>
          <table:table-cell table:style-name="ce17" table:formula="of:=IF(ISBLANK([.Q149]);&quot;&quot;;([.R149]/[.$B149])*100)" office:value-type="float" office:value="2.08333333333333" calcext:value-type="float">
            <text:p>2.1</text:p>
          </table:table-cell>
          <table:table-cell table:style-name="ce5" table:formula="of:=IF(AND(NOT(ISBLANK([.R149]));([.R149]=0);SUM(COUNTIF([.$I149];0);COUNTIF([.$R149];0);COUNTIF([.$AA149];0);COUNTIF([.$AJ149];0))=1);&quot;Y&quot;;&quot;&quot;)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table:style-name="ce5" table:formula="of:=AVERAGE([.U149:.Y149])" office:value-type="float" office:value="97.4" calcext:value-type="float">
            <text:p>97</text:p>
          </table:table-cell>
          <table:table-cell table:style-name="ce5" table:formula="of:=IF(ISBLANK([.Z149]);&quot;&quot;;ROUND([.Z149];0)-ROUND([.$B149];0))" office:value-type="float" office:value="1" calcext:value-type="float">
            <text:p>1</text:p>
          </table:table-cell>
          <table:table-cell table:style-name="ce17" table:formula="of:=IF(ISBLANK([.Z149]);&quot;&quot;;([.AA149]/[.$B149])*100)" office:value-type="float" office:value="1.04166666666667" calcext:value-type="float">
            <text:p>1.0</text:p>
          </table:table-cell>
          <table:table-cell table:style-name="ce5" table:formula="of:=IF(AND(NOT(ISBLANK([.AA149]));([.AA149]=0);SUM(COUNTIF([.$I149];0);COUNTIF([.$R149];0);COUNTIF([.$AA149];0);COUNTIF([.$AJ149];0))=1);&quot;Y&quot;;&quot;&quot;)">
            <text:p/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style-name="ce5" table:formula="of:=AVERAGE([.AD149:.AH149])" office:value-type="float" office:value="112.8" calcext:value-type="float">
            <text:p>113</text:p>
          </table:table-cell>
          <table:table-cell table:style-name="ce5" table:formula="of:=IF(ISBLANK([.AI149]);&quot;&quot;;ROUND([.AI149];0)-ROUND([.$B149];0))" office:value-type="float" office:value="17" calcext:value-type="float">
            <text:p>17</text:p>
          </table:table-cell>
          <table:table-cell table:style-name="ce17" table:formula="of:=IF(ISBLANK([.AI149]);&quot;&quot;;([.AJ149]/[.$B149])*100)" office:value-type="float" office:value="17.7083333333333" calcext:value-type="float">
            <text:p>17.7</text:p>
          </table:table-cell>
          <table:table-cell table:style-name="ce5" table:formula="of:=IF(AND(NOT(ISBLANK([.AJ149]));([.AJ149]=0);SUM(COUNTIF([.$I149];0);COUNTIF([.$R149];0);COUNTIF([.$AA149];0);COUNTIF([.$AJ14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2b.tst</text:p>
          </table:table-cell>
          <table:table-cell table:formula="of:=MIN([.H150];[.Q150];[.Z150];[.AI150])" office:value-type="float" office:value="149.8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table:style-name="ce5" table:formula="of:=AVERAGE([.C150:.G150])" office:value-type="float" office:value="149.8" calcext:value-type="float">
            <text:p>150</text:p>
          </table:table-cell>
          <table:table-cell table:style-name="ce5" table:formula="of:=IF(ISBLANK([.H150]);&quot;&quot;;ROUND([.H150];0)-ROUND([.$B150];0))" office:value-type="float" office:value="0" calcext:value-type="float">
            <text:p>0</text:p>
          </table:table-cell>
          <table:table-cell table:style-name="ce17" table:formula="of:=IF(ISBLANK([.H150]);&quot;&quot;;([.I150]/[.$B150])*100)" office:value-type="float" office:value="0" calcext:value-type="float">
            <text:p>0.0</text:p>
          </table:table-cell>
          <table:table-cell table:style-name="ce5" table:formula="of:=IF(AND(NOT(ISBLANK([.I150]));([.I150]=0);SUM(COUNTIF([.$I150];0);COUNTIF([.$R150];0);COUNTIF([.$AA150];0);COUNTIF([.$AJ150];0))=1);&quot;Y&quot;;&quot;&quot;)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table:style-name="ce5" table:formula="of:=AVERAGE([.L150:.P150])" office:value-type="float" office:value="157.6" calcext:value-type="float">
            <text:p>158</text:p>
          </table:table-cell>
          <table:table-cell table:style-name="ce5" table:formula="of:=IF(ISBLANK([.Q150]);&quot;&quot;;ROUND([.Q150];0)-ROUND([.$B150];0))" office:value-type="float" office:value="8" calcext:value-type="float">
            <text:p>8</text:p>
          </table:table-cell>
          <table:table-cell table:style-name="ce17" table:formula="of:=IF(ISBLANK([.Q150]);&quot;&quot;;([.R150]/[.$B150])*100)" office:value-type="float" office:value="5.34045393858478" calcext:value-type="float">
            <text:p>5.3</text:p>
          </table:table-cell>
          <table:table-cell table:style-name="ce5" table:formula="of:=IF(AND(NOT(ISBLANK([.R150]));([.R150]=0);SUM(COUNTIF([.$I150];0);COUNTIF([.$R150];0);COUNTIF([.$AA150];0);COUNTIF([.$AJ150];0))=1);&quot;Y&quot;;&quot;&quot;)">
            <text:p/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table:style-name="ce5" table:formula="of:=AVERAGE([.U150:.Y150])" office:value-type="float" office:value="150.4" calcext:value-type="float">
            <text:p>150</text:p>
          </table:table-cell>
          <table:table-cell table:style-name="ce5" table:formula="of:=IF(ISBLANK([.Z150]);&quot;&quot;;ROUND([.Z150];0)-ROUND([.$B150];0))" office:value-type="float" office:value="0" calcext:value-type="float">
            <text:p>0</text:p>
          </table:table-cell>
          <table:table-cell table:style-name="ce17" table:formula="of:=IF(ISBLANK([.Z150]);&quot;&quot;;([.AA150]/[.$B150])*100)" office:value-type="float" office:value="0" calcext:value-type="float">
            <text:p>0.0</text:p>
          </table:table-cell>
          <table:table-cell table:style-name="ce5" table:formula="of:=IF(AND(NOT(ISBLANK([.AA150]));([.AA150]=0);SUM(COUNTIF([.$I150];0);COUNTIF([.$R150];0);COUNTIF([.$AA150];0);COUNTIF([.$AJ150];0))=1);&quot;Y&quot;;&quot;&quot;)">
            <text:p/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table:style-name="ce5" table:formula="of:=AVERAGE([.AD150:.AH150])" office:value-type="float" office:value="173.2" calcext:value-type="float">
            <text:p>173</text:p>
          </table:table-cell>
          <table:table-cell table:style-name="ce5" table:formula="of:=IF(ISBLANK([.AI150]);&quot;&quot;;ROUND([.AI150];0)-ROUND([.$B150];0))" office:value-type="float" office:value="23" calcext:value-type="float">
            <text:p>23</text:p>
          </table:table-cell>
          <table:table-cell table:style-name="ce17" table:formula="of:=IF(ISBLANK([.AI150]);&quot;&quot;;([.AJ150]/[.$B150])*100)" office:value-type="float" office:value="15.3538050734312" calcext:value-type="float">
            <text:p>15.4</text:p>
          </table:table-cell>
          <table:table-cell table:style-name="ce5" table:formula="of:=IF(AND(NOT(ISBLANK([.AJ150]));([.AJ150]=0);SUM(COUNTIF([.$I150];0);COUNTIF([.$R150];0);COUNTIF([.$AA150];0);COUNTIF([.$AJ15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3a.tst</text:p>
          </table:table-cell>
          <table:table-cell table:formula="of:=MIN([.H151];[.Q151];[.Z151];[.AI151])" office:value-type="float" office:value="24.2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5" table:formula="of:=AVERAGE([.C151:.G151])" office:value-type="float" office:value="24.6" calcext:value-type="float">
            <text:p>25</text:p>
          </table:table-cell>
          <table:table-cell table:style-name="ce5" table:formula="of:=IF(ISBLANK([.H151]);&quot;&quot;;ROUND([.H151];0)-ROUND([.$B151];0))" office:value-type="float" office:value="1" calcext:value-type="float">
            <text:p>1</text:p>
          </table:table-cell>
          <table:table-cell table:style-name="ce17" table:formula="of:=IF(ISBLANK([.H151]);&quot;&quot;;([.I151]/[.$B151])*100)" office:value-type="float" office:value="4.13223140495868" calcext:value-type="float">
            <text:p>4.1</text:p>
          </table:table-cell>
          <table:table-cell table:style-name="ce5" table:formula="of:=IF(AND(NOT(ISBLANK([.I151]));([.I151]=0);SUM(COUNTIF([.$I151];0);COUNTIF([.$R151];0);COUNTIF([.$AA151];0);COUNTIF([.$AJ151];0))=1);&quot;Y&quot;;&quot;&quot;)">
            <text:p/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table:formula="of:=AVERAGE([.L151:.P151])" office:value-type="float" office:value="26.4" calcext:value-type="float">
            <text:p>26</text:p>
          </table:table-cell>
          <table:table-cell table:style-name="ce5" table:formula="of:=IF(ISBLANK([.Q151]);&quot;&quot;;ROUND([.Q151];0)-ROUND([.$B151];0))" office:value-type="float" office:value="2" calcext:value-type="float">
            <text:p>2</text:p>
          </table:table-cell>
          <table:table-cell table:style-name="ce17" table:formula="of:=IF(ISBLANK([.Q151]);&quot;&quot;;([.R151]/[.$B151])*100)" office:value-type="float" office:value="8.26446280991736" calcext:value-type="float">
            <text:p>8.3</text:p>
          </table:table-cell>
          <table:table-cell table:style-name="ce5" table:formula="of:=IF(AND(NOT(ISBLANK([.R151]));([.R151]=0);SUM(COUNTIF([.$I151];0);COUNTIF([.$R151];0);COUNTIF([.$AA151];0);COUNTIF([.$AJ151];0))=1);&quot;Y&quot;;&quot;&quot;)">
            <text:p/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table:formula="of:=AVERAGE([.U151:.Y151])" office:value-type="float" office:value="24.2" calcext:value-type="float">
            <text:p>24</text:p>
          </table:table-cell>
          <table:table-cell table:style-name="ce5" table:formula="of:=IF(ISBLANK([.Z151]);&quot;&quot;;ROUND([.Z151];0)-ROUND([.$B151];0))" office:value-type="float" office:value="0" calcext:value-type="float">
            <text:p>0</text:p>
          </table:table-cell>
          <table:table-cell table:style-name="ce17" table:formula="of:=IF(ISBLANK([.Z151]);&quot;&quot;;([.AA151]/[.$B151])*100)" office:value-type="float" office:value="0" calcext:value-type="float">
            <text:p>0.0</text:p>
          </table:table-cell>
          <table:table-cell table:style-name="ce5" table:formula="of:=IF(AND(NOT(ISBLANK([.AA151]));([.AA151]=0);SUM(COUNTIF([.$I151];0);COUNTIF([.$R151];0);COUNTIF([.$AA151];0);COUNTIF([.$AJ151];0))=1);&quot;Y&quot;;&quot;&quot;)" office:value-type="string" office:string-value="Y" calcext:value-type="string">
            <text:p>Y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table:style-name="ce5" table:formula="of:=AVERAGE([.AD151:.AH151])" office:value-type="float" office:value="33.4" calcext:value-type="float">
            <text:p>33</text:p>
          </table:table-cell>
          <table:table-cell table:style-name="ce5" table:formula="of:=IF(ISBLANK([.AI151]);&quot;&quot;;ROUND([.AI151];0)-ROUND([.$B151];0))" office:value-type="float" office:value="9" calcext:value-type="float">
            <text:p>9</text:p>
          </table:table-cell>
          <table:table-cell table:style-name="ce17" table:formula="of:=IF(ISBLANK([.AI151]);&quot;&quot;;([.AJ151]/[.$B151])*100)" office:value-type="float" office:value="37.1900826446281" calcext:value-type="float">
            <text:p>37.2</text:p>
          </table:table-cell>
          <table:table-cell table:style-name="ce5" table:formula="of:=IF(AND(NOT(ISBLANK([.AJ151]));([.AJ151]=0);SUM(COUNTIF([.$I151];0);COUNTIF([.$R151];0);COUNTIF([.$AA151];0);COUNTIF([.$AJ15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3b.tst</text:p>
          </table:table-cell>
          <table:table-cell table:formula="of:=MIN([.H152];[.Q152];[.Z152];[.AI152])" office:value-type="float" office:value="33.4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5" table:formula="of:=AVERAGE([.C152:.G152])" office:value-type="float" office:value="33.4" calcext:value-type="float">
            <text:p>33</text:p>
          </table:table-cell>
          <table:table-cell table:style-name="ce5" table:formula="of:=IF(ISBLANK([.H152]);&quot;&quot;;ROUND([.H152];0)-ROUND([.$B152];0))" office:value-type="float" office:value="0" calcext:value-type="float">
            <text:p>0</text:p>
          </table:table-cell>
          <table:table-cell table:style-name="ce17" table:formula="of:=IF(ISBLANK([.H152]);&quot;&quot;;([.I152]/[.$B152])*100)" office:value-type="float" office:value="0" calcext:value-type="float">
            <text:p>0.0</text:p>
          </table:table-cell>
          <table:table-cell table:style-name="ce5" table:formula="of:=IF(AND(NOT(ISBLANK([.I152]));([.I152]=0);SUM(COUNTIF([.$I152];0);COUNTIF([.$R152];0);COUNTIF([.$AA152];0);COUNTIF([.$AJ152];0))=1);&quot;Y&quot;;&quot;&quot;)">
            <text:p/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5" table:formula="of:=AVERAGE([.L152:.P152])" office:value-type="float" office:value="33.6" calcext:value-type="float">
            <text:p>34</text:p>
          </table:table-cell>
          <table:table-cell table:style-name="ce5" table:formula="of:=IF(ISBLANK([.Q152]);&quot;&quot;;ROUND([.Q152];0)-ROUND([.$B152];0))" office:value-type="float" office:value="1" calcext:value-type="float">
            <text:p>1</text:p>
          </table:table-cell>
          <table:table-cell table:style-name="ce17" table:formula="of:=IF(ISBLANK([.Q152]);&quot;&quot;;([.R152]/[.$B152])*100)" office:value-type="float" office:value="2.9940119760479" calcext:value-type="float">
            <text:p>3.0</text:p>
          </table:table-cell>
          <table:table-cell table:style-name="ce5" table:formula="of:=IF(AND(NOT(ISBLANK([.R152]));([.R152]=0);SUM(COUNTIF([.$I152];0);COUNTIF([.$R152];0);COUNTIF([.$AA152];0);COUNTIF([.$AJ152];0))=1);&quot;Y&quot;;&quot;&quot;)">
            <text:p/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5" table:formula="of:=AVERAGE([.U152:.Y152])" office:value-type="float" office:value="33.4" calcext:value-type="float">
            <text:p>33</text:p>
          </table:table-cell>
          <table:table-cell table:style-name="ce5" table:formula="of:=IF(ISBLANK([.Z152]);&quot;&quot;;ROUND([.Z152];0)-ROUND([.$B152];0))" office:value-type="float" office:value="0" calcext:value-type="float">
            <text:p>0</text:p>
          </table:table-cell>
          <table:table-cell table:style-name="ce17" table:formula="of:=IF(ISBLANK([.Z152]);&quot;&quot;;([.AA152]/[.$B152])*100)" office:value-type="float" office:value="0" calcext:value-type="float">
            <text:p>0.0</text:p>
          </table:table-cell>
          <table:table-cell table:style-name="ce5" table:formula="of:=IF(AND(NOT(ISBLANK([.AA152]));([.AA152]=0);SUM(COUNTIF([.$I152];0);COUNTIF([.$R152];0);COUNTIF([.$AA152];0);COUNTIF([.$AJ152];0))=1);&quot;Y&quot;;&quot;&quot;)">
            <text:p/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table:formula="of:=AVERAGE([.AD152:.AH152])" office:value-type="float" office:value="41.6" calcext:value-type="float">
            <text:p>42</text:p>
          </table:table-cell>
          <table:table-cell table:style-name="ce5" table:formula="of:=IF(ISBLANK([.AI152]);&quot;&quot;;ROUND([.AI152];0)-ROUND([.$B152];0))" office:value-type="float" office:value="9" calcext:value-type="float">
            <text:p>9</text:p>
          </table:table-cell>
          <table:table-cell table:style-name="ce17" table:formula="of:=IF(ISBLANK([.AI152]);&quot;&quot;;([.AJ152]/[.$B152])*100)" office:value-type="float" office:value="26.9461077844311" calcext:value-type="float">
            <text:p>26.9</text:p>
          </table:table-cell>
          <table:table-cell table:style-name="ce5" table:formula="of:=IF(AND(NOT(ISBLANK([.AJ152]));([.AJ152]=0);SUM(COUNTIF([.$I152];0);COUNTIF([.$R152];0);COUNTIF([.$AA152];0);COUNTIF([.$AJ15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3c.tst</text:p>
          </table:table-cell>
          <table:table-cell table:formula="of:=MIN([.H153];[.Q153];[.Z153];[.AI153])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3" calcext:value-type="float">
            <text:p>23</text:p>
          </table:table-cell>
          <table:table-cell table:style-name="ce5" table:formula="of:=AVERAGE([.C153:.G153])" office:value-type="float" office:value="23.2" calcext:value-type="float">
            <text:p>23</text:p>
          </table:table-cell>
          <table:table-cell table:style-name="ce5" table:formula="of:=IF(ISBLANK([.H153]);&quot;&quot;;ROUND([.H153];0)-ROUND([.$B153];0))" office:value-type="float" office:value="0" calcext:value-type="float">
            <text:p>0</text:p>
          </table:table-cell>
          <table:table-cell table:style-name="ce17" table:formula="of:=IF(ISBLANK([.H153]);&quot;&quot;;([.I153]/[.$B153])*100)" office:value-type="float" office:value="0" calcext:value-type="float">
            <text:p>0.0</text:p>
          </table:table-cell>
          <table:table-cell table:style-name="ce5" table:formula="of:=IF(AND(NOT(ISBLANK([.I153]));([.I153]=0);SUM(COUNTIF([.$I153];0);COUNTIF([.$R153];0);COUNTIF([.$AA153];0);COUNTIF([.$AJ153];0))=1);&quot;Y&quot;;&quot;&quot;)">
            <text:p/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table:formula="of:=AVERAGE([.L153:.P153])" office:value-type="float" office:value="23.4" calcext:value-type="float">
            <text:p>23</text:p>
          </table:table-cell>
          <table:table-cell table:style-name="ce5" table:formula="of:=IF(ISBLANK([.Q153]);&quot;&quot;;ROUND([.Q153];0)-ROUND([.$B153];0))" office:value-type="float" office:value="0" calcext:value-type="float">
            <text:p>0</text:p>
          </table:table-cell>
          <table:table-cell table:style-name="ce17" table:formula="of:=IF(ISBLANK([.Q153]);&quot;&quot;;([.R153]/[.$B153])*100)" office:value-type="float" office:value="0" calcext:value-type="float">
            <text:p>0.0</text:p>
          </table:table-cell>
          <table:table-cell table:style-name="ce5" table:formula="of:=IF(AND(NOT(ISBLANK([.R153]));([.R153]=0);SUM(COUNTIF([.$I153];0);COUNTIF([.$R153];0);COUNTIF([.$AA153];0);COUNTIF([.$AJ153];0))=1);&quot;Y&quot;;&quot;&quot;)">
            <text:p/>
          </table:table-cell>
          <table:table-cell table:number-columns-repeated="5" office:value-type="float" office:value="23" calcext:value-type="float">
            <text:p>23</text:p>
          </table:table-cell>
          <table:table-cell table:style-name="ce5" table:formula="of:=AVERAGE([.U153:.Y153])" office:value-type="float" office:value="23" calcext:value-type="float">
            <text:p>23</text:p>
          </table:table-cell>
          <table:table-cell table:style-name="ce5" table:formula="of:=IF(ISBLANK([.Z153]);&quot;&quot;;ROUND([.Z153];0)-ROUND([.$B153];0))" office:value-type="float" office:value="0" calcext:value-type="float">
            <text:p>0</text:p>
          </table:table-cell>
          <table:table-cell table:style-name="ce17" table:formula="of:=IF(ISBLANK([.Z153]);&quot;&quot;;([.AA153]/[.$B153])*100)" office:value-type="float" office:value="0" calcext:value-type="float">
            <text:p>0.0</text:p>
          </table:table-cell>
          <table:table-cell table:style-name="ce5" table:formula="of:=IF(AND(NOT(ISBLANK([.AA153]));([.AA153]=0);SUM(COUNTIF([.$I153];0);COUNTIF([.$R153];0);COUNTIF([.$AA153];0);COUNTIF([.$AJ153];0))=1);&quot;Y&quot;;&quot;&quot;)">
            <text:p/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style-name="ce5" table:formula="of:=AVERAGE([.AD153:.AH153])" office:value-type="float" office:value="31.6" calcext:value-type="float">
            <text:p>32</text:p>
          </table:table-cell>
          <table:table-cell table:style-name="ce5" table:formula="of:=IF(ISBLANK([.AI153]);&quot;&quot;;ROUND([.AI153];0)-ROUND([.$B153];0))" office:value-type="float" office:value="9" calcext:value-type="float">
            <text:p>9</text:p>
          </table:table-cell>
          <table:table-cell table:style-name="ce17" table:formula="of:=IF(ISBLANK([.AI153]);&quot;&quot;;([.AJ153]/[.$B153])*100)" office:value-type="float" office:value="39.1304347826087" calcext:value-type="float">
            <text:p>39.1</text:p>
          </table:table-cell>
          <table:table-cell table:style-name="ce5" table:formula="of:=IF(AND(NOT(ISBLANK([.AJ153]));([.AJ153]=0);SUM(COUNTIF([.$I153];0);COUNTIF([.$R153];0);COUNTIF([.$AA153];0);COUNTIF([.$AJ15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3d.tst</text:p>
          </table:table-cell>
          <table:table-cell table:formula="of:=MIN([.H154];[.Q154];[.Z154];[.AI154])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style-name="ce5" table:formula="of:=AVERAGE([.C154:.G154])" office:value-type="float" office:value="67" calcext:value-type="float">
            <text:p>67</text:p>
          </table:table-cell>
          <table:table-cell table:style-name="ce5" table:formula="of:=IF(ISBLANK([.H154]);&quot;&quot;;ROUND([.H154];0)-ROUND([.$B154];0))" office:value-type="float" office:value="0" calcext:value-type="float">
            <text:p>0</text:p>
          </table:table-cell>
          <table:table-cell table:style-name="ce17" table:formula="of:=IF(ISBLANK([.H154]);&quot;&quot;;([.I154]/[.$B154])*100)" office:value-type="float" office:value="0" calcext:value-type="float">
            <text:p>0.0</text:p>
          </table:table-cell>
          <table:table-cell table:style-name="ce5" table:formula="of:=IF(AND(NOT(ISBLANK([.I154]));([.I154]=0);SUM(COUNTIF([.$I154];0);COUNTIF([.$R154];0);COUNTIF([.$AA154];0);COUNTIF([.$AJ154];0))=1);&quot;Y&quot;;&quot;&quot;)">
            <text:p/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style-name="ce5" table:formula="of:=AVERAGE([.L154:.P154])" office:value-type="float" office:value="67.2" calcext:value-type="float">
            <text:p>67</text:p>
          </table:table-cell>
          <table:table-cell table:style-name="ce5" table:formula="of:=IF(ISBLANK([.Q154]);&quot;&quot;;ROUND([.Q154];0)-ROUND([.$B154];0))" office:value-type="float" office:value="0" calcext:value-type="float">
            <text:p>0</text:p>
          </table:table-cell>
          <table:table-cell table:style-name="ce17" table:formula="of:=IF(ISBLANK([.Q154]);&quot;&quot;;([.R154]/[.$B154])*100)" office:value-type="float" office:value="0" calcext:value-type="float">
            <text:p>0.0</text:p>
          </table:table-cell>
          <table:table-cell table:style-name="ce5" table:formula="of:=IF(AND(NOT(ISBLANK([.R154]));([.R154]=0);SUM(COUNTIF([.$I154];0);COUNTIF([.$R154];0);COUNTIF([.$AA154];0);COUNTIF([.$AJ154];0))=1);&quot;Y&quot;;&quot;&quot;)">
            <text:p/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style-name="ce5" table:formula="of:=AVERAGE([.U154:.Y154])" office:value-type="float" office:value="67.2" calcext:value-type="float">
            <text:p>67</text:p>
          </table:table-cell>
          <table:table-cell table:style-name="ce5" table:formula="of:=IF(ISBLANK([.Z154]);&quot;&quot;;ROUND([.Z154];0)-ROUND([.$B154];0))" office:value-type="float" office:value="0" calcext:value-type="float">
            <text:p>0</text:p>
          </table:table-cell>
          <table:table-cell table:style-name="ce17" table:formula="of:=IF(ISBLANK([.Z154]);&quot;&quot;;([.AA154]/[.$B154])*100)" office:value-type="float" office:value="0" calcext:value-type="float">
            <text:p>0.0</text:p>
          </table:table-cell>
          <table:table-cell table:style-name="ce5" table:formula="of:=IF(AND(NOT(ISBLANK([.AA154]));([.AA154]=0);SUM(COUNTIF([.$I154];0);COUNTIF([.$R154];0);COUNTIF([.$AA154];0);COUNTIF([.$AJ154];0))=1);&quot;Y&quot;;&quot;&quot;)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style-name="ce5" table:formula="of:=AVERAGE([.AD154:.AH154])" office:value-type="float" office:value="79.2" calcext:value-type="float">
            <text:p>79</text:p>
          </table:table-cell>
          <table:table-cell table:style-name="ce5" table:formula="of:=IF(ISBLANK([.AI154]);&quot;&quot;;ROUND([.AI154];0)-ROUND([.$B154];0))" office:value-type="float" office:value="12" calcext:value-type="float">
            <text:p>12</text:p>
          </table:table-cell>
          <table:table-cell table:style-name="ce17" table:formula="of:=IF(ISBLANK([.AI154]);&quot;&quot;;([.AJ154]/[.$B154])*100)" office:value-type="float" office:value="17.910447761194" calcext:value-type="float">
            <text:p>17.9</text:p>
          </table:table-cell>
          <table:table-cell table:style-name="ce5" table:formula="of:=IF(AND(NOT(ISBLANK([.AJ154]));([.AJ154]=0);SUM(COUNTIF([.$I154];0);COUNTIF([.$R154];0);COUNTIF([.$AA154];0);COUNTIF([.$AJ15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4a.tst</text:p>
          </table:table-cell>
          <table:table-cell table:formula="of:=MIN([.H155];[.Q155];[.Z155];[.AI155])" office:value-type="float" office:value="24" calcext:value-type="float">
            <text:p>24</text:p>
          </table:table-cell>
          <table:table-cell table:number-columns-repeated="5" office:value-type="float" office:value="24" calcext:value-type="float">
            <text:p>24</text:p>
          </table:table-cell>
          <table:table-cell table:style-name="ce5" table:formula="of:=AVERAGE([.C155:.G155])" office:value-type="float" office:value="24" calcext:value-type="float">
            <text:p>24</text:p>
          </table:table-cell>
          <table:table-cell table:style-name="ce5" table:formula="of:=IF(ISBLANK([.H155]);&quot;&quot;;ROUND([.H155];0)-ROUND([.$B155];0))" office:value-type="float" office:value="0" calcext:value-type="float">
            <text:p>0</text:p>
          </table:table-cell>
          <table:table-cell table:style-name="ce17" table:formula="of:=IF(ISBLANK([.H155]);&quot;&quot;;([.I155]/[.$B155])*100)" office:value-type="float" office:value="0" calcext:value-type="float">
            <text:p>0.0</text:p>
          </table:table-cell>
          <table:table-cell table:style-name="ce5" table:formula="of:=IF(AND(NOT(ISBLANK([.I155]));([.I155]=0);SUM(COUNTIF([.$I155];0);COUNTIF([.$R155];0);COUNTIF([.$AA155];0);COUNTIF([.$AJ155];0))=1);&quot;Y&quot;;&quot;&quot;)">
            <text:p/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5" table:formula="of:=AVERAGE([.L155:.P155])" office:value-type="float" office:value="24.6" calcext:value-type="float">
            <text:p>25</text:p>
          </table:table-cell>
          <table:table-cell table:style-name="ce5" table:formula="of:=IF(ISBLANK([.Q155]);&quot;&quot;;ROUND([.Q155];0)-ROUND([.$B155];0))" office:value-type="float" office:value="1" calcext:value-type="float">
            <text:p>1</text:p>
          </table:table-cell>
          <table:table-cell table:style-name="ce17" table:formula="of:=IF(ISBLANK([.Q155]);&quot;&quot;;([.R155]/[.$B155])*100)" office:value-type="float" office:value="4.16666666666667" calcext:value-type="float">
            <text:p>4.2</text:p>
          </table:table-cell>
          <table:table-cell table:style-name="ce5" table:formula="of:=IF(AND(NOT(ISBLANK([.R155]));([.R155]=0);SUM(COUNTIF([.$I155];0);COUNTIF([.$R155];0);COUNTIF([.$AA155];0);COUNTIF([.$AJ155];0))=1);&quot;Y&quot;;&quot;&quot;)">
            <text:p/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table:formula="of:=AVERAGE([.U155:.Y155])" office:value-type="float" office:value="24.2" calcext:value-type="float">
            <text:p>24</text:p>
          </table:table-cell>
          <table:table-cell table:style-name="ce5" table:formula="of:=IF(ISBLANK([.Z155]);&quot;&quot;;ROUND([.Z155];0)-ROUND([.$B155];0))" office:value-type="float" office:value="0" calcext:value-type="float">
            <text:p>0</text:p>
          </table:table-cell>
          <table:table-cell table:style-name="ce17" table:formula="of:=IF(ISBLANK([.Z155]);&quot;&quot;;([.AA155]/[.$B155])*100)" office:value-type="float" office:value="0" calcext:value-type="float">
            <text:p>0.0</text:p>
          </table:table-cell>
          <table:table-cell table:style-name="ce5" table:formula="of:=IF(AND(NOT(ISBLANK([.AA155]));([.AA155]=0);SUM(COUNTIF([.$I155];0);COUNTIF([.$R155];0);COUNTIF([.$AA155];0);COUNTIF([.$AJ155];0))=1);&quot;Y&quot;;&quot;&quot;)">
            <text:p/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style-name="ce5" table:formula="of:=AVERAGE([.AD155:.AH155])" office:value-type="float" office:value="32.8" calcext:value-type="float">
            <text:p>33</text:p>
          </table:table-cell>
          <table:table-cell table:style-name="ce5" table:formula="of:=IF(ISBLANK([.AI155]);&quot;&quot;;ROUND([.AI155];0)-ROUND([.$B155];0))" office:value-type="float" office:value="9" calcext:value-type="float">
            <text:p>9</text:p>
          </table:table-cell>
          <table:table-cell table:style-name="ce17" table:formula="of:=IF(ISBLANK([.AI155]);&quot;&quot;;([.AJ155]/[.$B155])*100)" office:value-type="float" office:value="37.5" calcext:value-type="float">
            <text:p>37.5</text:p>
          </table:table-cell>
          <table:table-cell table:style-name="ce5" table:formula="of:=IF(AND(NOT(ISBLANK([.AJ155]));([.AJ155]=0);SUM(COUNTIF([.$I155];0);COUNTIF([.$R155];0);COUNTIF([.$AA155];0);COUNTIF([.$AJ15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4b.tst</text:p>
          </table:table-cell>
          <table:table-cell table:formula="of:=MIN([.H156];[.Q156];[.Z156];[.AI156])" office:value-type="float" office:value="33.2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style-name="ce5" table:formula="of:=AVERAGE([.C156:.G156])" office:value-type="float" office:value="34" calcext:value-type="float">
            <text:p>34</text:p>
          </table:table-cell>
          <table:table-cell table:style-name="ce5" table:formula="of:=IF(ISBLANK([.H156]);&quot;&quot;;ROUND([.H156];0)-ROUND([.$B156];0))" office:value-type="float" office:value="1" calcext:value-type="float">
            <text:p>1</text:p>
          </table:table-cell>
          <table:table-cell table:style-name="ce17" table:formula="of:=IF(ISBLANK([.H156]);&quot;&quot;;([.I156]/[.$B156])*100)" office:value-type="float" office:value="3.01204819277108" calcext:value-type="float">
            <text:p>3.0</text:p>
          </table:table-cell>
          <table:table-cell table:style-name="ce5" table:formula="of:=IF(AND(NOT(ISBLANK([.I156]));([.I156]=0);SUM(COUNTIF([.$I156];0);COUNTIF([.$R156];0);COUNTIF([.$AA156];0);COUNTIF([.$AJ156];0))=1);&quot;Y&quot;;&quot;&quot;)">
            <text:p/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table:formula="of:=AVERAGE([.L156:.P156])" office:value-type="float" office:value="33.6" calcext:value-type="float">
            <text:p>34</text:p>
          </table:table-cell>
          <table:table-cell table:style-name="ce5" table:formula="of:=IF(ISBLANK([.Q156]);&quot;&quot;;ROUND([.Q156];0)-ROUND([.$B156];0))" office:value-type="float" office:value="1" calcext:value-type="float">
            <text:p>1</text:p>
          </table:table-cell>
          <table:table-cell table:style-name="ce17" table:formula="of:=IF(ISBLANK([.Q156]);&quot;&quot;;([.R156]/[.$B156])*100)" office:value-type="float" office:value="3.01204819277108" calcext:value-type="float">
            <text:p>3.0</text:p>
          </table:table-cell>
          <table:table-cell table:style-name="ce5" table:formula="of:=IF(AND(NOT(ISBLANK([.R156]));([.R156]=0);SUM(COUNTIF([.$I156];0);COUNTIF([.$R156];0);COUNTIF([.$AA156];0);COUNTIF([.$AJ156];0))=1);&quot;Y&quot;;&quot;&quot;)">
            <text:p/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table:formula="of:=AVERAGE([.U156:.Y156])" office:value-type="float" office:value="33.2" calcext:value-type="float">
            <text:p>33</text:p>
          </table:table-cell>
          <table:table-cell table:style-name="ce5" table:formula="of:=IF(ISBLANK([.Z156]);&quot;&quot;;ROUND([.Z156];0)-ROUND([.$B156];0))" office:value-type="float" office:value="0" calcext:value-type="float">
            <text:p>0</text:p>
          </table:table-cell>
          <table:table-cell table:style-name="ce17" table:formula="of:=IF(ISBLANK([.Z156]);&quot;&quot;;([.AA156]/[.$B156])*100)" office:value-type="float" office:value="0" calcext:value-type="float">
            <text:p>0.0</text:p>
          </table:table-cell>
          <table:table-cell table:style-name="ce5" table:formula="of:=IF(AND(NOT(ISBLANK([.AA156]));([.AA156]=0);SUM(COUNTIF([.$I156];0);COUNTIF([.$R156];0);COUNTIF([.$AA156];0);COUNTIF([.$AJ156];0))=1);&quot;Y&quot;;&quot;&quot;)" office:value-type="string" office:string-value="Y" calcext:value-type="string">
            <text:p>Y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5" table:formula="of:=AVERAGE([.AD156:.AH156])" office:value-type="float" office:value="42.2" calcext:value-type="float">
            <text:p>42</text:p>
          </table:table-cell>
          <table:table-cell table:style-name="ce5" table:formula="of:=IF(ISBLANK([.AI156]);&quot;&quot;;ROUND([.AI156];0)-ROUND([.$B156];0))" office:value-type="float" office:value="9" calcext:value-type="float">
            <text:p>9</text:p>
          </table:table-cell>
          <table:table-cell table:style-name="ce17" table:formula="of:=IF(ISBLANK([.AI156]);&quot;&quot;;([.AJ156]/[.$B156])*100)" office:value-type="float" office:value="27.1084337349398" calcext:value-type="float">
            <text:p>27.1</text:p>
          </table:table-cell>
          <table:table-cell table:style-name="ce5" table:formula="of:=IF(AND(NOT(ISBLANK([.AJ156]));([.AJ156]=0);SUM(COUNTIF([.$I156];0);COUNTIF([.$R156];0);COUNTIF([.$AA156];0);COUNTIF([.$AJ15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4c.tst</text:p>
          </table:table-cell>
          <table:table-cell table:formula="of:=MIN([.H157];[.Q157];[.Z157];[.AI157])" office:value-type="float" office:value="22.6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5" table:formula="of:=AVERAGE([.C157:.G157])" office:value-type="float" office:value="22.8" calcext:value-type="float">
            <text:p>23</text:p>
          </table:table-cell>
          <table:table-cell table:style-name="ce5" table:formula="of:=IF(ISBLANK([.H157]);&quot;&quot;;ROUND([.H157];0)-ROUND([.$B157];0))" office:value-type="float" office:value="0" calcext:value-type="float">
            <text:p>0</text:p>
          </table:table-cell>
          <table:table-cell table:style-name="ce17" table:formula="of:=IF(ISBLANK([.H157]);&quot;&quot;;([.I157]/[.$B157])*100)" office:value-type="float" office:value="0" calcext:value-type="float">
            <text:p>0.0</text:p>
          </table:table-cell>
          <table:table-cell table:style-name="ce5" table:formula="of:=IF(AND(NOT(ISBLANK([.I157]));([.I157]=0);SUM(COUNTIF([.$I157];0);COUNTIF([.$R157];0);COUNTIF([.$AA157];0);COUNTIF([.$AJ157];0))=1);&quot;Y&quot;;&quot;&quot;)">
            <text:p/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ce5" table:formula="of:=AVERAGE([.L157:.P157])" office:value-type="float" office:value="22.8" calcext:value-type="float">
            <text:p>23</text:p>
          </table:table-cell>
          <table:table-cell table:style-name="ce5" table:formula="of:=IF(ISBLANK([.Q157]);&quot;&quot;;ROUND([.Q157];0)-ROUND([.$B157];0))" office:value-type="float" office:value="0" calcext:value-type="float">
            <text:p>0</text:p>
          </table:table-cell>
          <table:table-cell table:style-name="ce17" table:formula="of:=IF(ISBLANK([.Q157]);&quot;&quot;;([.R157]/[.$B157])*100)" office:value-type="float" office:value="0" calcext:value-type="float">
            <text:p>0.0</text:p>
          </table:table-cell>
          <table:table-cell table:style-name="ce5" table:formula="of:=IF(AND(NOT(ISBLANK([.R157]));([.R157]=0);SUM(COUNTIF([.$I157];0);COUNTIF([.$R157];0);COUNTIF([.$AA157];0);COUNTIF([.$AJ157];0))=1);&quot;Y&quot;;&quot;&quot;)">
            <text:p/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5" table:formula="of:=AVERAGE([.U157:.Y157])" office:value-type="float" office:value="22.6" calcext:value-type="float">
            <text:p>23</text:p>
          </table:table-cell>
          <table:table-cell table:style-name="ce5" table:formula="of:=IF(ISBLANK([.Z157]);&quot;&quot;;ROUND([.Z157];0)-ROUND([.$B157];0))" office:value-type="float" office:value="0" calcext:value-type="float">
            <text:p>0</text:p>
          </table:table-cell>
          <table:table-cell table:style-name="ce17" table:formula="of:=IF(ISBLANK([.Z157]);&quot;&quot;;([.AA157]/[.$B157])*100)" office:value-type="float" office:value="0" calcext:value-type="float">
            <text:p>0.0</text:p>
          </table:table-cell>
          <table:table-cell table:style-name="ce5" table:formula="of:=IF(AND(NOT(ISBLANK([.AA157]));([.AA157]=0);SUM(COUNTIF([.$I157];0);COUNTIF([.$R157];0);COUNTIF([.$AA157];0);COUNTIF([.$AJ157];0))=1);&quot;Y&quot;;&quot;&quot;)">
            <text:p/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5" table:formula="of:=AVERAGE([.AD157:.AH157])" office:value-type="float" office:value="30.8" calcext:value-type="float">
            <text:p>31</text:p>
          </table:table-cell>
          <table:table-cell table:style-name="ce5" table:formula="of:=IF(ISBLANK([.AI157]);&quot;&quot;;ROUND([.AI157];0)-ROUND([.$B157];0))" office:value-type="float" office:value="8" calcext:value-type="float">
            <text:p>8</text:p>
          </table:table-cell>
          <table:table-cell table:style-name="ce17" table:formula="of:=IF(ISBLANK([.AI157]);&quot;&quot;;([.AJ157]/[.$B157])*100)" office:value-type="float" office:value="35.3982300884956" calcext:value-type="float">
            <text:p>35.4</text:p>
          </table:table-cell>
          <table:table-cell table:style-name="ce5" table:formula="of:=IF(AND(NOT(ISBLANK([.AJ157]));([.AJ157]=0);SUM(COUNTIF([.$I157];0);COUNTIF([.$R157];0);COUNTIF([.$AA157];0);COUNTIF([.$AJ15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4d.tst</text:p>
          </table:table-cell>
          <table:table-cell table:formula="of:=MIN([.H158];[.Q158];[.Z158];[.AI158])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style-name="ce5" table:formula="of:=AVERAGE([.C158:.G158])" office:value-type="float" office:value="66.4" calcext:value-type="float">
            <text:p>66</text:p>
          </table:table-cell>
          <table:table-cell table:style-name="ce5" table:formula="of:=IF(ISBLANK([.H158]);&quot;&quot;;ROUND([.H158];0)-ROUND([.$B158];0))" office:value-type="float" office:value="0" calcext:value-type="float">
            <text:p>0</text:p>
          </table:table-cell>
          <table:table-cell table:style-name="ce17" table:formula="of:=IF(ISBLANK([.H158]);&quot;&quot;;([.I158]/[.$B158])*100)" office:value-type="float" office:value="0" calcext:value-type="float">
            <text:p>0.0</text:p>
          </table:table-cell>
          <table:table-cell table:style-name="ce5" table:formula="of:=IF(AND(NOT(ISBLANK([.I158]));([.I158]=0);SUM(COUNTIF([.$I158];0);COUNTIF([.$R158];0);COUNTIF([.$AA158];0);COUNTIF([.$AJ158];0))=1);&quot;Y&quot;;&quot;&quot;)">
            <text:p/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style-name="ce5" table:formula="of:=AVERAGE([.L158:.P158])" office:value-type="float" office:value="66.4" calcext:value-type="float">
            <text:p>66</text:p>
          </table:table-cell>
          <table:table-cell table:style-name="ce5" table:formula="of:=IF(ISBLANK([.Q158]);&quot;&quot;;ROUND([.Q158];0)-ROUND([.$B158];0))" office:value-type="float" office:value="0" calcext:value-type="float">
            <text:p>0</text:p>
          </table:table-cell>
          <table:table-cell table:style-name="ce17" table:formula="of:=IF(ISBLANK([.Q158]);&quot;&quot;;([.R158]/[.$B158])*100)" office:value-type="float" office:value="0" calcext:value-type="float">
            <text:p>0.0</text:p>
          </table:table-cell>
          <table:table-cell table:style-name="ce5" table:formula="of:=IF(AND(NOT(ISBLANK([.R158]));([.R158]=0);SUM(COUNTIF([.$I158];0);COUNTIF([.$R158];0);COUNTIF([.$AA158];0);COUNTIF([.$AJ158];0))=1);&quot;Y&quot;;&quot;&quot;)">
            <text:p/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style-name="ce5" table:formula="of:=AVERAGE([.U158:.Y158])" office:value-type="float" office:value="66" calcext:value-type="float">
            <text:p>66</text:p>
          </table:table-cell>
          <table:table-cell table:style-name="ce5" table:formula="of:=IF(ISBLANK([.Z158]);&quot;&quot;;ROUND([.Z158];0)-ROUND([.$B158];0))" office:value-type="float" office:value="0" calcext:value-type="float">
            <text:p>0</text:p>
          </table:table-cell>
          <table:table-cell table:style-name="ce17" table:formula="of:=IF(ISBLANK([.Z158]);&quot;&quot;;([.AA158]/[.$B158])*100)" office:value-type="float" office:value="0" calcext:value-type="float">
            <text:p>0.0</text:p>
          </table:table-cell>
          <table:table-cell table:style-name="ce5" table:formula="of:=IF(AND(NOT(ISBLANK([.AA158]));([.AA158]=0);SUM(COUNTIF([.$I158];0);COUNTIF([.$R158];0);COUNTIF([.$AA158];0);COUNTIF([.$AJ158];0))=1);&quot;Y&quot;;&quot;&quot;)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style-name="ce5" table:formula="of:=AVERAGE([.AD158:.AH158])" office:value-type="float" office:value="79" calcext:value-type="float">
            <text:p>79</text:p>
          </table:table-cell>
          <table:table-cell table:style-name="ce5" table:formula="of:=IF(ISBLANK([.AI158]);&quot;&quot;;ROUND([.AI158];0)-ROUND([.$B158];0))" office:value-type="float" office:value="13" calcext:value-type="float">
            <text:p>13</text:p>
          </table:table-cell>
          <table:table-cell table:style-name="ce17" table:formula="of:=IF(ISBLANK([.AI158]);&quot;&quot;;([.AJ158]/[.$B158])*100)" office:value-type="float" office:value="19.6969696969697" calcext:value-type="float">
            <text:p>19.7</text:p>
          </table:table-cell>
          <table:table-cell table:style-name="ce5" table:formula="of:=IF(AND(NOT(ISBLANK([.AJ158]));([.AJ158]=0);SUM(COUNTIF([.$I158];0);COUNTIF([.$R158];0);COUNTIF([.$AA158];0);COUNTIF([.$AJ15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5a.tst</text:p>
          </table:table-cell>
          <table:table-cell table:formula="of:=MIN([.H159];[.Q159];[.Z159];[.AI159])" office:value-type="float" office:value="42.6" calcext:value-type="float">
            <text:p>43</text:p>
          </table:table-cell>
          <table:table-cell table:number-columns-repeated="5" office:value-type="float" office:value="43" calcext:value-type="float">
            <text:p>43</text:p>
          </table:table-cell>
          <table:table-cell table:style-name="ce5" table:formula="of:=AVERAGE([.C159:.G159])" office:value-type="float" office:value="43" calcext:value-type="float">
            <text:p>43</text:p>
          </table:table-cell>
          <table:table-cell table:style-name="ce5" table:formula="of:=IF(ISBLANK([.H159]);&quot;&quot;;ROUND([.H159];0)-ROUND([.$B159];0))" office:value-type="float" office:value="0" calcext:value-type="float">
            <text:p>0</text:p>
          </table:table-cell>
          <table:table-cell table:style-name="ce17" table:formula="of:=IF(ISBLANK([.H159]);&quot;&quot;;([.I159]/[.$B159])*100)" office:value-type="float" office:value="0" calcext:value-type="float">
            <text:p>0.0</text:p>
          </table:table-cell>
          <table:table-cell table:style-name="ce5" table:formula="of:=IF(AND(NOT(ISBLANK([.I159]));([.I159]=0);SUM(COUNTIF([.$I159];0);COUNTIF([.$R159];0);COUNTIF([.$AA159];0);COUNTIF([.$AJ159];0))=1);&quot;Y&quot;;&quot;&quot;)">
            <text:p/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5" table:formula="of:=AVERAGE([.L159:.P159])" office:value-type="float" office:value="45.2" calcext:value-type="float">
            <text:p>45</text:p>
          </table:table-cell>
          <table:table-cell table:style-name="ce5" table:formula="of:=IF(ISBLANK([.Q159]);&quot;&quot;;ROUND([.Q159];0)-ROUND([.$B159];0))" office:value-type="float" office:value="2" calcext:value-type="float">
            <text:p>2</text:p>
          </table:table-cell>
          <table:table-cell table:style-name="ce17" table:formula="of:=IF(ISBLANK([.Q159]);&quot;&quot;;([.R159]/[.$B159])*100)" office:value-type="float" office:value="4.69483568075117" calcext:value-type="float">
            <text:p>4.7</text:p>
          </table:table-cell>
          <table:table-cell table:style-name="ce5" table:formula="of:=IF(AND(NOT(ISBLANK([.R159]));([.R159]=0);SUM(COUNTIF([.$I159];0);COUNTIF([.$R159];0);COUNTIF([.$AA159];0);COUNTIF([.$AJ159];0))=1);&quot;Y&quot;;&quot;&quot;)">
            <text:p/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style-name="ce5" table:formula="of:=AVERAGE([.U159:.Y159])" office:value-type="float" office:value="42.6" calcext:value-type="float">
            <text:p>43</text:p>
          </table:table-cell>
          <table:table-cell table:style-name="ce5" table:formula="of:=IF(ISBLANK([.Z159]);&quot;&quot;;ROUND([.Z159];0)-ROUND([.$B159];0))" office:value-type="float" office:value="0" calcext:value-type="float">
            <text:p>0</text:p>
          </table:table-cell>
          <table:table-cell table:style-name="ce17" table:formula="of:=IF(ISBLANK([.Z159]);&quot;&quot;;([.AA159]/[.$B159])*100)" office:value-type="float" office:value="0" calcext:value-type="float">
            <text:p>0.0</text:p>
          </table:table-cell>
          <table:table-cell table:style-name="ce5" table:formula="of:=IF(AND(NOT(ISBLANK([.AA159]));([.AA159]=0);SUM(COUNTIF([.$I159];0);COUNTIF([.$R159];0);COUNTIF([.$AA159];0);COUNTIF([.$AJ159];0))=1);&quot;Y&quot;;&quot;&quot;)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5" table:formula="of:=AVERAGE([.AD159:.AH159])" office:value-type="float" office:value="54.4" calcext:value-type="float">
            <text:p>54</text:p>
          </table:table-cell>
          <table:table-cell table:style-name="ce5" table:formula="of:=IF(ISBLANK([.AI159]);&quot;&quot;;ROUND([.AI159];0)-ROUND([.$B159];0))" office:value-type="float" office:value="11" calcext:value-type="float">
            <text:p>11</text:p>
          </table:table-cell>
          <table:table-cell table:style-name="ce17" table:formula="of:=IF(ISBLANK([.AI159]);&quot;&quot;;([.AJ159]/[.$B159])*100)" office:value-type="float" office:value="25.8215962441315" calcext:value-type="float">
            <text:p>25.8</text:p>
          </table:table-cell>
          <table:table-cell table:style-name="ce5" table:formula="of:=IF(AND(NOT(ISBLANK([.AJ159]));([.AJ159]=0);SUM(COUNTIF([.$I159];0);COUNTIF([.$R159];0);COUNTIF([.$AA159];0);COUNTIF([.$AJ15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5b.tst</text:p>
          </table:table-cell>
          <table:table-cell table:formula="of:=MIN([.H160];[.Q160];[.Z160];[.AI160])" office:value-type="float" office:value="34.2" calcext:value-type="float">
            <text:p>34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5" table:formula="of:=AVERAGE([.C160:.G160])" office:value-type="float" office:value="34.6" calcext:value-type="float">
            <text:p>35</text:p>
          </table:table-cell>
          <table:table-cell table:style-name="ce5" table:formula="of:=IF(ISBLANK([.H160]);&quot;&quot;;ROUND([.H160];0)-ROUND([.$B160];0))" office:value-type="float" office:value="1" calcext:value-type="float">
            <text:p>1</text:p>
          </table:table-cell>
          <table:table-cell table:style-name="ce17" table:formula="of:=IF(ISBLANK([.H160]);&quot;&quot;;([.I160]/[.$B160])*100)" office:value-type="float" office:value="2.92397660818713" calcext:value-type="float">
            <text:p>2.9</text:p>
          </table:table-cell>
          <table:table-cell table:style-name="ce5" table:formula="of:=IF(AND(NOT(ISBLANK([.I160]));([.I160]=0);SUM(COUNTIF([.$I160];0);COUNTIF([.$R160];0);COUNTIF([.$AA160];0);COUNTIF([.$AJ160];0))=1);&quot;Y&quot;;&quot;&quot;)">
            <text:p/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style-name="ce5" table:formula="of:=AVERAGE([.L160:.P160])" office:value-type="float" office:value="36.2" calcext:value-type="float">
            <text:p>36</text:p>
          </table:table-cell>
          <table:table-cell table:style-name="ce5" table:formula="of:=IF(ISBLANK([.Q160]);&quot;&quot;;ROUND([.Q160];0)-ROUND([.$B160];0))" office:value-type="float" office:value="2" calcext:value-type="float">
            <text:p>2</text:p>
          </table:table-cell>
          <table:table-cell table:style-name="ce17" table:formula="of:=IF(ISBLANK([.Q160]);&quot;&quot;;([.R160]/[.$B160])*100)" office:value-type="float" office:value="5.84795321637427" calcext:value-type="float">
            <text:p>5.8</text:p>
          </table:table-cell>
          <table:table-cell table:style-name="ce5" table:formula="of:=IF(AND(NOT(ISBLANK([.R160]));([.R160]=0);SUM(COUNTIF([.$I160];0);COUNTIF([.$R160];0);COUNTIF([.$AA160];0);COUNTIF([.$AJ160];0))=1);&quot;Y&quot;;&quot;&quot;)">
            <text:p/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style-name="ce5" table:formula="of:=AVERAGE([.U160:.Y160])" office:value-type="float" office:value="34.2" calcext:value-type="float">
            <text:p>34</text:p>
          </table:table-cell>
          <table:table-cell table:style-name="ce5" table:formula="of:=IF(ISBLANK([.Z160]);&quot;&quot;;ROUND([.Z160];0)-ROUND([.$B160];0))" office:value-type="float" office:value="0" calcext:value-type="float">
            <text:p>0</text:p>
          </table:table-cell>
          <table:table-cell table:style-name="ce17" table:formula="of:=IF(ISBLANK([.Z160]);&quot;&quot;;([.AA160]/[.$B160])*100)" office:value-type="float" office:value="0" calcext:value-type="float">
            <text:p>0.0</text:p>
          </table:table-cell>
          <table:table-cell table:style-name="ce5" table:formula="of:=IF(AND(NOT(ISBLANK([.AA160]));([.AA160]=0);SUM(COUNTIF([.$I160];0);COUNTIF([.$R160];0);COUNTIF([.$AA160];0);COUNTIF([.$AJ160];0))=1);&quot;Y&quot;;&quot;&quot;)" office:value-type="string" office:string-value="Y" calcext:value-type="string">
            <text:p>Y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5" table:formula="of:=AVERAGE([.AD160:.AH160])" office:value-type="float" office:value="44.6" calcext:value-type="float">
            <text:p>45</text:p>
          </table:table-cell>
          <table:table-cell table:style-name="ce5" table:formula="of:=IF(ISBLANK([.AI160]);&quot;&quot;;ROUND([.AI160];0)-ROUND([.$B160];0))" office:value-type="float" office:value="11" calcext:value-type="float">
            <text:p>11</text:p>
          </table:table-cell>
          <table:table-cell table:style-name="ce17" table:formula="of:=IF(ISBLANK([.AI160]);&quot;&quot;;([.AJ160]/[.$B160])*100)" office:value-type="float" office:value="32.1637426900585" calcext:value-type="float">
            <text:p>32.2</text:p>
          </table:table-cell>
          <table:table-cell table:style-name="ce5" table:formula="of:=IF(AND(NOT(ISBLANK([.AJ160]));([.AJ160]=0);SUM(COUNTIF([.$I160];0);COUNTIF([.$R160];0);COUNTIF([.$AA160];0);COUNTIF([.$AJ16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6a.tst</text:p>
          </table:table-cell>
          <table:table-cell table:formula="of:=MIN([.H161];[.Q161];[.Z161];[.AI161])" office:value-type="float" office:value="49.4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5" table:formula="of:=AVERAGE([.C161:.G161])" office:value-type="float" office:value="49.8" calcext:value-type="float">
            <text:p>50</text:p>
          </table:table-cell>
          <table:table-cell table:style-name="ce5" table:formula="of:=IF(ISBLANK([.H161]);&quot;&quot;;ROUND([.H161];0)-ROUND([.$B161];0))" office:value-type="float" office:value="1" calcext:value-type="float">
            <text:p>1</text:p>
          </table:table-cell>
          <table:table-cell table:style-name="ce17" table:formula="of:=IF(ISBLANK([.H161]);&quot;&quot;;([.I161]/[.$B161])*100)" office:value-type="float" office:value="2.02429149797571" calcext:value-type="float">
            <text:p>2.0</text:p>
          </table:table-cell>
          <table:table-cell table:style-name="ce5" table:formula="of:=IF(AND(NOT(ISBLANK([.I161]));([.I161]=0);SUM(COUNTIF([.$I161];0);COUNTIF([.$R161];0);COUNTIF([.$AA161];0);COUNTIF([.$AJ161];0))=1);&quot;Y&quot;;&quot;&quot;)">
            <text:p/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ce5" table:formula="of:=AVERAGE([.L161:.P161])" office:value-type="float" office:value="50.6" calcext:value-type="float">
            <text:p>51</text:p>
          </table:table-cell>
          <table:table-cell table:style-name="ce5" table:formula="of:=IF(ISBLANK([.Q161]);&quot;&quot;;ROUND([.Q161];0)-ROUND([.$B161];0))" office:value-type="float" office:value="2" calcext:value-type="float">
            <text:p>2</text:p>
          </table:table-cell>
          <table:table-cell table:style-name="ce17" table:formula="of:=IF(ISBLANK([.Q161]);&quot;&quot;;([.R161]/[.$B161])*100)" office:value-type="float" office:value="4.04858299595142" calcext:value-type="float">
            <text:p>4.0</text:p>
          </table:table-cell>
          <table:table-cell table:style-name="ce5" table:formula="of:=IF(AND(NOT(ISBLANK([.R161]));([.R161]=0);SUM(COUNTIF([.$I161];0);COUNTIF([.$R161];0);COUNTIF([.$AA161];0);COUNTIF([.$AJ161];0))=1);&quot;Y&quot;;&quot;&quot;)">
            <text:p/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5" table:formula="of:=AVERAGE([.U161:.Y161])" office:value-type="float" office:value="49.4" calcext:value-type="float">
            <text:p>49</text:p>
          </table:table-cell>
          <table:table-cell table:style-name="ce5" table:formula="of:=IF(ISBLANK([.Z161]);&quot;&quot;;ROUND([.Z161];0)-ROUND([.$B161];0))" office:value-type="float" office:value="0" calcext:value-type="float">
            <text:p>0</text:p>
          </table:table-cell>
          <table:table-cell table:style-name="ce17" table:formula="of:=IF(ISBLANK([.Z161]);&quot;&quot;;([.AA161]/[.$B161])*100)" office:value-type="float" office:value="0" calcext:value-type="float">
            <text:p>0.0</text:p>
          </table:table-cell>
          <table:table-cell table:style-name="ce5" table:formula="of:=IF(AND(NOT(ISBLANK([.AA161]));([.AA161]=0);SUM(COUNTIF([.$I161];0);COUNTIF([.$R161];0);COUNTIF([.$AA161];0);COUNTIF([.$AJ161];0))=1);&quot;Y&quot;;&quot;&quot;)" office:value-type="string" office:string-value="Y" calcext:value-type="string">
            <text:p>Y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5" table:formula="of:=AVERAGE([.AD161:.AH161])" office:value-type="float" office:value="62" calcext:value-type="float">
            <text:p>62</text:p>
          </table:table-cell>
          <table:table-cell table:style-name="ce5" table:formula="of:=IF(ISBLANK([.AI161]);&quot;&quot;;ROUND([.AI161];0)-ROUND([.$B161];0))" office:value-type="float" office:value="13" calcext:value-type="float">
            <text:p>13</text:p>
          </table:table-cell>
          <table:table-cell table:style-name="ce17" table:formula="of:=IF(ISBLANK([.AI161]);&quot;&quot;;([.AJ161]/[.$B161])*100)" office:value-type="float" office:value="26.3157894736842" calcext:value-type="float">
            <text:p>26.3</text:p>
          </table:table-cell>
          <table:table-cell table:style-name="ce5" table:formula="of:=IF(AND(NOT(ISBLANK([.AJ161]));([.AJ161]=0);SUM(COUNTIF([.$I161];0);COUNTIF([.$R161];0);COUNTIF([.$AA161];0);COUNTIF([.$AJ16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6b.tst</text:p>
          </table:table-cell>
          <table:table-cell table:formula="of:=MIN([.H162];[.Q162];[.Z162];[.AI162])" office:value-type="float" office:value="66.8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67" calcext:value-type="float">
            <text:p>67</text:p>
          </table:table-cell>
          <table:table-cell table:style-name="ce5" table:formula="of:=AVERAGE([.C162:.G162])" office:value-type="float" office:value="66.8" calcext:value-type="float">
            <text:p>67</text:p>
          </table:table-cell>
          <table:table-cell table:style-name="ce5" table:formula="of:=IF(ISBLANK([.H162]);&quot;&quot;;ROUND([.H162];0)-ROUND([.$B162];0))" office:value-type="float" office:value="0" calcext:value-type="float">
            <text:p>0</text:p>
          </table:table-cell>
          <table:table-cell table:style-name="ce17" table:formula="of:=IF(ISBLANK([.H162]);&quot;&quot;;([.I162]/[.$B162])*100)" office:value-type="float" office:value="0" calcext:value-type="float">
            <text:p>0.0</text:p>
          </table:table-cell>
          <table:table-cell table:style-name="ce5" table:formula="of:=IF(AND(NOT(ISBLANK([.I162]));([.I162]=0);SUM(COUNTIF([.$I162];0);COUNTIF([.$R162];0);COUNTIF([.$AA162];0);COUNTIF([.$AJ162];0))=1);&quot;Y&quot;;&quot;&quot;)">
            <text:p/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style-name="ce5" table:formula="of:=AVERAGE([.L162:.P162])" office:value-type="float" office:value="67.2" calcext:value-type="float">
            <text:p>67</text:p>
          </table:table-cell>
          <table:table-cell table:style-name="ce5" table:formula="of:=IF(ISBLANK([.Q162]);&quot;&quot;;ROUND([.Q162];0)-ROUND([.$B162];0))" office:value-type="float" office:value="0" calcext:value-type="float">
            <text:p>0</text:p>
          </table:table-cell>
          <table:table-cell table:style-name="ce17" table:formula="of:=IF(ISBLANK([.Q162]);&quot;&quot;;([.R162]/[.$B162])*100)" office:value-type="float" office:value="0" calcext:value-type="float">
            <text:p>0.0</text:p>
          </table:table-cell>
          <table:table-cell table:style-name="ce5" table:formula="of:=IF(AND(NOT(ISBLANK([.R162]));([.R162]=0);SUM(COUNTIF([.$I162];0);COUNTIF([.$R162];0);COUNTIF([.$AA162];0);COUNTIF([.$AJ162];0))=1);&quot;Y&quot;;&quot;&quot;)">
            <text:p/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6" calcext:value-type="float">
            <text:p>66</text:p>
          </table:table-cell>
          <table:table-cell table:style-name="ce5" table:formula="of:=AVERAGE([.U162:.Y162])" office:value-type="float" office:value="67" calcext:value-type="float">
            <text:p>67</text:p>
          </table:table-cell>
          <table:table-cell table:style-name="ce5" table:formula="of:=IF(ISBLANK([.Z162]);&quot;&quot;;ROUND([.Z162];0)-ROUND([.$B162];0))" office:value-type="float" office:value="0" calcext:value-type="float">
            <text:p>0</text:p>
          </table:table-cell>
          <table:table-cell table:style-name="ce17" table:formula="of:=IF(ISBLANK([.Z162]);&quot;&quot;;([.AA162]/[.$B162])*100)" office:value-type="float" office:value="0" calcext:value-type="float">
            <text:p>0.0</text:p>
          </table:table-cell>
          <table:table-cell table:style-name="ce5" table:formula="of:=IF(AND(NOT(ISBLANK([.AA162]));([.AA162]=0);SUM(COUNTIF([.$I162];0);COUNTIF([.$R162];0);COUNTIF([.$AA162];0);COUNTIF([.$AJ162];0))=1);&quot;Y&quot;;&quot;&quot;)">
            <text:p/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style-name="ce5" table:formula="of:=AVERAGE([.AD162:.AH162])" office:value-type="float" office:value="78" calcext:value-type="float">
            <text:p>78</text:p>
          </table:table-cell>
          <table:table-cell table:style-name="ce5" table:formula="of:=IF(ISBLANK([.AI162]);&quot;&quot;;ROUND([.AI162];0)-ROUND([.$B162];0))" office:value-type="float" office:value="11" calcext:value-type="float">
            <text:p>11</text:p>
          </table:table-cell>
          <table:table-cell table:style-name="ce17" table:formula="of:=IF(ISBLANK([.AI162]);&quot;&quot;;([.AJ162]/[.$B162])*100)" office:value-type="float" office:value="16.4670658682635" calcext:value-type="float">
            <text:p>16.5</text:p>
          </table:table-cell>
          <table:table-cell table:style-name="ce5" table:formula="of:=IF(AND(NOT(ISBLANK([.AJ162]));([.AJ162]=0);SUM(COUNTIF([.$I162];0);COUNTIF([.$R162];0);COUNTIF([.$AA162];0);COUNTIF([.$AJ16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6c.tst</text:p>
          </table:table-cell>
          <table:table-cell table:formula="of:=MIN([.H163];[.Q163];[.Z163];[.AI163])" office:value-type="float" office:value="47.4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table:formula="of:=AVERAGE([.C163:.G163])" office:value-type="float" office:value="47.4" calcext:value-type="float">
            <text:p>47</text:p>
          </table:table-cell>
          <table:table-cell table:style-name="ce5" table:formula="of:=IF(ISBLANK([.H163]);&quot;&quot;;ROUND([.H163];0)-ROUND([.$B163];0))" office:value-type="float" office:value="0" calcext:value-type="float">
            <text:p>0</text:p>
          </table:table-cell>
          <table:table-cell table:style-name="ce17" table:formula="of:=IF(ISBLANK([.H163]);&quot;&quot;;([.I163]/[.$B163])*100)" office:value-type="float" office:value="0" calcext:value-type="float">
            <text:p>0.0</text:p>
          </table:table-cell>
          <table:table-cell table:style-name="ce5" table:formula="of:=IF(AND(NOT(ISBLANK([.I163]));([.I163]=0);SUM(COUNTIF([.$I163];0);COUNTIF([.$R163];0);COUNTIF([.$AA163];0);COUNTIF([.$AJ163];0))=1);&quot;Y&quot;;&quot;&quot;)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48" calcext:value-type="float">
            <text:p>48</text:p>
          </table:table-cell>
          <table:table-cell table:style-name="ce5" table:formula="of:=AVERAGE([.L163:.P163])" office:value-type="float" office:value="47.8" calcext:value-type="float">
            <text:p>48</text:p>
          </table:table-cell>
          <table:table-cell table:style-name="ce5" table:formula="of:=IF(ISBLANK([.Q163]);&quot;&quot;;ROUND([.Q163];0)-ROUND([.$B163];0))" office:value-type="float" office:value="1" calcext:value-type="float">
            <text:p>1</text:p>
          </table:table-cell>
          <table:table-cell table:style-name="ce17" table:formula="of:=IF(ISBLANK([.Q163]);&quot;&quot;;([.R163]/[.$B163])*100)" office:value-type="float" office:value="2.10970464135021" calcext:value-type="float">
            <text:p>2.1</text:p>
          </table:table-cell>
          <table:table-cell table:style-name="ce5" table:formula="of:=IF(AND(NOT(ISBLANK([.R163]));([.R163]=0);SUM(COUNTIF([.$I163];0);COUNTIF([.$R163];0);COUNTIF([.$AA163];0);COUNTIF([.$AJ163];0))=1);&quot;Y&quot;;&quot;&quot;)">
            <text:p/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5" table:formula="of:=AVERAGE([.U163:.Y163])" office:value-type="float" office:value="47.4" calcext:value-type="float">
            <text:p>47</text:p>
          </table:table-cell>
          <table:table-cell table:style-name="ce5" table:formula="of:=IF(ISBLANK([.Z163]);&quot;&quot;;ROUND([.Z163];0)-ROUND([.$B163];0))" office:value-type="float" office:value="0" calcext:value-type="float">
            <text:p>0</text:p>
          </table:table-cell>
          <table:table-cell table:style-name="ce17" table:formula="of:=IF(ISBLANK([.Z163]);&quot;&quot;;([.AA163]/[.$B163])*100)" office:value-type="float" office:value="0" calcext:value-type="float">
            <text:p>0.0</text:p>
          </table:table-cell>
          <table:table-cell table:style-name="ce5" table:formula="of:=IF(AND(NOT(ISBLANK([.AA163]));([.AA163]=0);SUM(COUNTIF([.$I163];0);COUNTIF([.$R163];0);COUNTIF([.$AA163];0);COUNTIF([.$AJ163];0))=1);&quot;Y&quot;;&quot;&quot;)">
            <text:p/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style-name="ce5" table:formula="of:=AVERAGE([.AD163:.AH163])" office:value-type="float" office:value="59.4" calcext:value-type="float">
            <text:p>59</text:p>
          </table:table-cell>
          <table:table-cell table:style-name="ce5" table:formula="of:=IF(ISBLANK([.AI163]);&quot;&quot;;ROUND([.AI163];0)-ROUND([.$B163];0))" office:value-type="float" office:value="12" calcext:value-type="float">
            <text:p>12</text:p>
          </table:table-cell>
          <table:table-cell table:style-name="ce17" table:formula="of:=IF(ISBLANK([.AI163]);&quot;&quot;;([.AJ163]/[.$B163])*100)" office:value-type="float" office:value="25.3164556962025" calcext:value-type="float">
            <text:p>25.3</text:p>
          </table:table-cell>
          <table:table-cell table:style-name="ce5" table:formula="of:=IF(AND(NOT(ISBLANK([.AJ163]));([.AJ163]=0);SUM(COUNTIF([.$I163];0);COUNTIF([.$R163];0);COUNTIF([.$AA163];0);COUNTIF([.$AJ16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6d.tst</text:p>
          </table:table-cell>
          <table:table-cell table:formula="of:=MIN([.H164];[.Q164];[.Z164];[.AI164])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table:style-name="ce5" table:formula="of:=AVERAGE([.C164:.G164])" office:value-type="float" office:value="201.8" calcext:value-type="float">
            <text:p>202</text:p>
          </table:table-cell>
          <table:table-cell table:style-name="ce5" table:formula="of:=IF(ISBLANK([.H164]);&quot;&quot;;ROUND([.H164];0)-ROUND([.$B164];0))" office:value-type="float" office:value="2" calcext:value-type="float">
            <text:p>2</text:p>
          </table:table-cell>
          <table:table-cell table:style-name="ce17" table:formula="of:=IF(ISBLANK([.H164]);&quot;&quot;;([.I164]/[.$B164])*100)" office:value-type="float" office:value="1" calcext:value-type="float">
            <text:p>1.0</text:p>
          </table:table-cell>
          <table:table-cell table:style-name="ce5" table:formula="of:=IF(AND(NOT(ISBLANK([.I164]));([.I164]=0);SUM(COUNTIF([.$I164];0);COUNTIF([.$R164];0);COUNTIF([.$AA164];0);COUNTIF([.$AJ164];0))=1);&quot;Y&quot;;&quot;&quot;)">
            <text:p/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203" calcext:value-type="float">
            <text:p>203</text:p>
          </table:table-cell>
          <table:table-cell table:style-name="ce5" table:formula="of:=AVERAGE([.L164:.P164])" office:value-type="float" office:value="203.2" calcext:value-type="float">
            <text:p>203</text:p>
          </table:table-cell>
          <table:table-cell table:style-name="ce5" table:formula="of:=IF(ISBLANK([.Q164]);&quot;&quot;;ROUND([.Q164];0)-ROUND([.$B164];0))" office:value-type="float" office:value="3" calcext:value-type="float">
            <text:p>3</text:p>
          </table:table-cell>
          <table:table-cell table:style-name="ce17" table:formula="of:=IF(ISBLANK([.Q164]);&quot;&quot;;([.R164]/[.$B164])*100)" office:value-type="float" office:value="1.5" calcext:value-type="float">
            <text:p>1.5</text:p>
          </table:table-cell>
          <table:table-cell table:style-name="ce5" table:formula="of:=IF(AND(NOT(ISBLANK([.R164]));([.R164]=0);SUM(COUNTIF([.$I164];0);COUNTIF([.$R164];0);COUNTIF([.$AA164];0);COUNTIF([.$AJ164];0))=1);&quot;Y&quot;;&quot;&quot;)">
            <text:p/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table:style-name="ce5" table:formula="of:=AVERAGE([.U164:.Y164])" office:value-type="float" office:value="200" calcext:value-type="float">
            <text:p>200</text:p>
          </table:table-cell>
          <table:table-cell table:style-name="ce5" table:formula="of:=IF(ISBLANK([.Z164]);&quot;&quot;;ROUND([.Z164];0)-ROUND([.$B164];0))" office:value-type="float" office:value="0" calcext:value-type="float">
            <text:p>0</text:p>
          </table:table-cell>
          <table:table-cell table:style-name="ce17" table:formula="of:=IF(ISBLANK([.Z164]);&quot;&quot;;([.AA164]/[.$B164])*100)" office:value-type="float" office:value="0" calcext:value-type="float">
            <text:p>0.0</text:p>
          </table:table-cell>
          <table:table-cell table:style-name="ce5" table:formula="of:=IF(AND(NOT(ISBLANK([.AA164]));([.AA164]=0);SUM(COUNTIF([.$I164];0);COUNTIF([.$R164];0);COUNTIF([.$AA164];0);COUNTIF([.$AJ164];0))=1);&quot;Y&quot;;&quot;&quot;)" office:value-type="string" office:string-value="Y" calcext:value-type="string">
            <text:p>Y</text:p>
          </table:table-cell>
          <table:table-cell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231" calcext:value-type="float">
            <text:p>231</text:p>
          </table:table-cell>
          <table:table-cell table:style-name="ce5" table:formula="of:=AVERAGE([.AD164:.AH164])" office:value-type="float" office:value="222.2" calcext:value-type="float">
            <text:p>222</text:p>
          </table:table-cell>
          <table:table-cell table:style-name="ce5" table:formula="of:=IF(ISBLANK([.AI164]);&quot;&quot;;ROUND([.AI164];0)-ROUND([.$B164];0))" office:value-type="float" office:value="22" calcext:value-type="float">
            <text:p>22</text:p>
          </table:table-cell>
          <table:table-cell table:style-name="ce17" table:formula="of:=IF(ISBLANK([.AI164]);&quot;&quot;;([.AJ164]/[.$B164])*100)" office:value-type="float" office:value="11" calcext:value-type="float">
            <text:p>11.0</text:p>
          </table:table-cell>
          <table:table-cell table:style-name="ce5" table:formula="of:=IF(AND(NOT(ISBLANK([.AJ164]));([.AJ164]=0);SUM(COUNTIF([.$I164];0);COUNTIF([.$R164];0);COUNTIF([.$AA164];0);COUNTIF([.$AJ16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7a.tst</text:p>
          </table:table-cell>
          <table:table-cell table:formula="of:=MIN([.H165];[.Q165];[.Z165];[.AI165])" office:value-type="float" office:value="80.2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style-name="ce5" table:formula="of:=AVERAGE([.C165:.G165])" office:value-type="float" office:value="80.2" calcext:value-type="float">
            <text:p>80</text:p>
          </table:table-cell>
          <table:table-cell table:style-name="ce5" table:formula="of:=IF(ISBLANK([.H165]);&quot;&quot;;ROUND([.H165];0)-ROUND([.$B165];0))" office:value-type="float" office:value="0" calcext:value-type="float">
            <text:p>0</text:p>
          </table:table-cell>
          <table:table-cell table:style-name="ce17" table:formula="of:=IF(ISBLANK([.H165]);&quot;&quot;;([.I165]/[.$B165])*100)" office:value-type="float" office:value="0" calcext:value-type="float">
            <text:p>0.0</text:p>
          </table:table-cell>
          <table:table-cell table:style-name="ce5" table:formula="of:=IF(AND(NOT(ISBLANK([.I165]));([.I165]=0);SUM(COUNTIF([.$I165];0);COUNTIF([.$R165];0);COUNTIF([.$AA165];0);COUNTIF([.$AJ165];0))=1);&quot;Y&quot;;&quot;&quot;)" office:value-type="string" office:string-value="Y" calcext:value-type="string">
            <text:p>Y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5" table:formula="of:=AVERAGE([.L165:.P165])" office:value-type="float" office:value="88.6" calcext:value-type="float">
            <text:p>89</text:p>
          </table:table-cell>
          <table:table-cell table:style-name="ce5" table:formula="of:=IF(ISBLANK([.Q165]);&quot;&quot;;ROUND([.Q165];0)-ROUND([.$B165];0))" office:value-type="float" office:value="9" calcext:value-type="float">
            <text:p>9</text:p>
          </table:table-cell>
          <table:table-cell table:style-name="ce17" table:formula="of:=IF(ISBLANK([.Q165]);&quot;&quot;;([.R165]/[.$B165])*100)" office:value-type="float" office:value="11.2219451371571" calcext:value-type="float">
            <text:p>11.2</text:p>
          </table:table-cell>
          <table:table-cell table:style-name="ce5" table:formula="of:=IF(AND(NOT(ISBLANK([.R165]));([.R165]=0);SUM(COUNTIF([.$I165];0);COUNTIF([.$R165];0);COUNTIF([.$AA165];0);COUNTIF([.$AJ165];0))=1);&quot;Y&quot;;&quot;&quot;)">
            <text:p/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table:style-name="ce5" table:formula="of:=AVERAGE([.U165:.Y165])" office:value-type="float" office:value="82" calcext:value-type="float">
            <text:p>82</text:p>
          </table:table-cell>
          <table:table-cell table:style-name="ce5" table:formula="of:=IF(ISBLANK([.Z165]);&quot;&quot;;ROUND([.Z165];0)-ROUND([.$B165];0))" office:value-type="float" office:value="2" calcext:value-type="float">
            <text:p>2</text:p>
          </table:table-cell>
          <table:table-cell table:style-name="ce17" table:formula="of:=IF(ISBLANK([.Z165]);&quot;&quot;;([.AA165]/[.$B165])*100)" office:value-type="float" office:value="2.49376558603491" calcext:value-type="float">
            <text:p>2.5</text:p>
          </table:table-cell>
          <table:table-cell table:style-name="ce5" table:formula="of:=IF(AND(NOT(ISBLANK([.AA165]));([.AA165]=0);SUM(COUNTIF([.$I165];0);COUNTIF([.$R165];0);COUNTIF([.$AA165];0);COUNTIF([.$AJ165];0))=1);&quot;Y&quot;;&quot;&quot;)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style-name="ce5" table:formula="of:=AVERAGE([.AD165:.AH165])" office:value-type="float" office:value="95" calcext:value-type="float">
            <text:p>95</text:p>
          </table:table-cell>
          <table:table-cell table:style-name="ce5" table:formula="of:=IF(ISBLANK([.AI165]);&quot;&quot;;ROUND([.AI165];0)-ROUND([.$B165];0))" office:value-type="float" office:value="15" calcext:value-type="float">
            <text:p>15</text:p>
          </table:table-cell>
          <table:table-cell table:style-name="ce17" table:formula="of:=IF(ISBLANK([.AI165]);&quot;&quot;;([.AJ165]/[.$B165])*100)" office:value-type="float" office:value="18.7032418952618" calcext:value-type="float">
            <text:p>18.7</text:p>
          </table:table-cell>
          <table:table-cell table:style-name="ce5" table:formula="of:=IF(AND(NOT(ISBLANK([.AJ165]));([.AJ165]=0);SUM(COUNTIF([.$I165];0);COUNTIF([.$R165];0);COUNTIF([.$AA165];0);COUNTIF([.$AJ16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7b.tst</text:p>
          </table:table-cell>
          <table:table-cell table:formula="of:=MIN([.H166];[.Q166];[.Z166];[.AI166])" office:value-type="float" office:value="48" calcext:value-type="float">
            <text:p>48</text:p>
          </table:table-cell>
          <table:table-cell table:number-columns-repeated="5" office:value-type="float" office:value="48" calcext:value-type="float">
            <text:p>48</text:p>
          </table:table-cell>
          <table:table-cell table:style-name="ce5" table:formula="of:=AVERAGE([.C166:.G166])" office:value-type="float" office:value="48" calcext:value-type="float">
            <text:p>48</text:p>
          </table:table-cell>
          <table:table-cell table:style-name="ce5" table:formula="of:=IF(ISBLANK([.H166]);&quot;&quot;;ROUND([.H166];0)-ROUND([.$B166];0))" office:value-type="float" office:value="0" calcext:value-type="float">
            <text:p>0</text:p>
          </table:table-cell>
          <table:table-cell table:style-name="ce17" table:formula="of:=IF(ISBLANK([.H166]);&quot;&quot;;([.I166]/[.$B166])*100)" office:value-type="float" office:value="0" calcext:value-type="float">
            <text:p>0.0</text:p>
          </table:table-cell>
          <table:table-cell table:style-name="ce5" table:formula="of:=IF(AND(NOT(ISBLANK([.I166]));([.I166]=0);SUM(COUNTIF([.$I166];0);COUNTIF([.$R166];0);COUNTIF([.$AA166];0);COUNTIF([.$AJ166];0))=1);&quot;Y&quot;;&quot;&quot;)" office:value-type="string" office:string-value="Y" calcext:value-type="string">
            <text:p>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ce5" table:formula="of:=AVERAGE([.L166:.P166])" office:value-type="float" office:value="50.2" calcext:value-type="float">
            <text:p>50</text:p>
          </table:table-cell>
          <table:table-cell table:style-name="ce5" table:formula="of:=IF(ISBLANK([.Q166]);&quot;&quot;;ROUND([.Q166];0)-ROUND([.$B166];0))" office:value-type="float" office:value="2" calcext:value-type="float">
            <text:p>2</text:p>
          </table:table-cell>
          <table:table-cell table:style-name="ce17" table:formula="of:=IF(ISBLANK([.Q166]);&quot;&quot;;([.R166]/[.$B166])*100)" office:value-type="float" office:value="4.16666666666667" calcext:value-type="float">
            <text:p>4.2</text:p>
          </table:table-cell>
          <table:table-cell table:style-name="ce5" table:formula="of:=IF(AND(NOT(ISBLANK([.R166]));([.R166]=0);SUM(COUNTIF([.$I166];0);COUNTIF([.$R166];0);COUNTIF([.$AA166];0);COUNTIF([.$AJ166];0))=1);&quot;Y&quot;;&quot;&quot;)">
            <text:p/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3" office:value-type="float" office:value="49" calcext:value-type="float">
            <text:p>49</text:p>
          </table:table-cell>
          <table:table-cell table:style-name="ce5" table:formula="of:=AVERAGE([.U166:.Y166])" office:value-type="float" office:value="48.6" calcext:value-type="float">
            <text:p>49</text:p>
          </table:table-cell>
          <table:table-cell table:style-name="ce5" table:formula="of:=IF(ISBLANK([.Z166]);&quot;&quot;;ROUND([.Z166];0)-ROUND([.$B166];0))" office:value-type="float" office:value="1" calcext:value-type="float">
            <text:p>1</text:p>
          </table:table-cell>
          <table:table-cell table:style-name="ce17" table:formula="of:=IF(ISBLANK([.Z166]);&quot;&quot;;([.AA166]/[.$B166])*100)" office:value-type="float" office:value="2.08333333333333" calcext:value-type="float">
            <text:p>2.1</text:p>
          </table:table-cell>
          <table:table-cell table:style-name="ce5" table:formula="of:=IF(AND(NOT(ISBLANK([.AA166]));([.AA166]=0);SUM(COUNTIF([.$I166];0);COUNTIF([.$R166];0);COUNTIF([.$AA166];0);COUNTIF([.$AJ166];0))=1);&quot;Y&quot;;&quot;&quot;)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5" table:formula="of:=AVERAGE([.AD166:.AH166])" office:value-type="float" office:value="60" calcext:value-type="float">
            <text:p>60</text:p>
          </table:table-cell>
          <table:table-cell table:style-name="ce5" table:formula="of:=IF(ISBLANK([.AI166]);&quot;&quot;;ROUND([.AI166];0)-ROUND([.$B166];0))" office:value-type="float" office:value="12" calcext:value-type="float">
            <text:p>12</text:p>
          </table:table-cell>
          <table:table-cell table:style-name="ce17" table:formula="of:=IF(ISBLANK([.AI166]);&quot;&quot;;([.AJ166]/[.$B166])*100)" office:value-type="float" office:value="25" calcext:value-type="float">
            <text:p>25.0</text:p>
          </table:table-cell>
          <table:table-cell table:style-name="ce5" table:formula="of:=IF(AND(NOT(ISBLANK([.AJ166]));([.AJ166]=0);SUM(COUNTIF([.$I166];0);COUNTIF([.$R166];0);COUNTIF([.$AA166];0);COUNTIF([.$AJ16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8a.tst</text:p>
          </table:table-cell>
          <table:table-cell table:formula="of:=MIN([.H167];[.Q167];[.Z167];[.AI167])" office:value-type="float" office:value="60.4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5" table:formula="of:=AVERAGE([.C167:.G167])" office:value-type="float" office:value="60.8" calcext:value-type="float">
            <text:p>61</text:p>
          </table:table-cell>
          <table:table-cell table:style-name="ce5" table:formula="of:=IF(ISBLANK([.H167]);&quot;&quot;;ROUND([.H167];0)-ROUND([.$B167];0))" office:value-type="float" office:value="1" calcext:value-type="float">
            <text:p>1</text:p>
          </table:table-cell>
          <table:table-cell table:style-name="ce17" table:formula="of:=IF(ISBLANK([.H167]);&quot;&quot;;([.I167]/[.$B167])*100)" office:value-type="float" office:value="1.65562913907285" calcext:value-type="float">
            <text:p>1.7</text:p>
          </table:table-cell>
          <table:table-cell table:style-name="ce5" table:formula="of:=IF(AND(NOT(ISBLANK([.I167]));([.I167]=0);SUM(COUNTIF([.$I167];0);COUNTIF([.$R167];0);COUNTIF([.$AA167];0);COUNTIF([.$AJ167];0))=1);&quot;Y&quot;;&quot;&quot;)">
            <text:p/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1" calcext:value-type="float">
            <text:p>71</text:p>
          </table:table-cell>
          <table:table-cell table:style-name="ce5" table:formula="of:=AVERAGE([.L167:.P167])" office:value-type="float" office:value="71.6" calcext:value-type="float">
            <text:p>72</text:p>
          </table:table-cell>
          <table:table-cell table:style-name="ce5" table:formula="of:=IF(ISBLANK([.Q167]);&quot;&quot;;ROUND([.Q167];0)-ROUND([.$B167];0))" office:value-type="float" office:value="12" calcext:value-type="float">
            <text:p>12</text:p>
          </table:table-cell>
          <table:table-cell table:style-name="ce17" table:formula="of:=IF(ISBLANK([.Q167]);&quot;&quot;;([.R167]/[.$B167])*100)" office:value-type="float" office:value="19.8675496688742" calcext:value-type="float">
            <text:p>19.9</text:p>
          </table:table-cell>
          <table:table-cell table:style-name="ce5" table:formula="of:=IF(AND(NOT(ISBLANK([.R167]));([.R167]=0);SUM(COUNTIF([.$I167];0);COUNTIF([.$R167];0);COUNTIF([.$AA167];0);COUNTIF([.$AJ167];0))=1);&quot;Y&quot;;&quot;&quot;)">
            <text:p/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5" table:formula="of:=AVERAGE([.U167:.Y167])" office:value-type="float" office:value="60.4" calcext:value-type="float">
            <text:p>60</text:p>
          </table:table-cell>
          <table:table-cell table:style-name="ce5" table:formula="of:=IF(ISBLANK([.Z167]);&quot;&quot;;ROUND([.Z167];0)-ROUND([.$B167];0))" office:value-type="float" office:value="0" calcext:value-type="float">
            <text:p>0</text:p>
          </table:table-cell>
          <table:table-cell table:style-name="ce17" table:formula="of:=IF(ISBLANK([.Z167]);&quot;&quot;;([.AA167]/[.$B167])*100)" office:value-type="float" office:value="0" calcext:value-type="float">
            <text:p>0.0</text:p>
          </table:table-cell>
          <table:table-cell table:style-name="ce5" table:formula="of:=IF(AND(NOT(ISBLANK([.AA167]));([.AA167]=0);SUM(COUNTIF([.$I167];0);COUNTIF([.$R167];0);COUNTIF([.$AA167];0);COUNTIF([.$AJ167];0))=1);&quot;Y&quot;;&quot;&quot;)" office:value-type="string" office:string-value="Y" calcext:value-type="string">
            <text:p>Y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style-name="ce5" table:formula="of:=AVERAGE([.AD167:.AH167])" office:value-type="float" office:value="74.8" calcext:value-type="float">
            <text:p>75</text:p>
          </table:table-cell>
          <table:table-cell table:style-name="ce5" table:formula="of:=IF(ISBLANK([.AI167]);&quot;&quot;;ROUND([.AI167];0)-ROUND([.$B167];0))" office:value-type="float" office:value="15" calcext:value-type="float">
            <text:p>15</text:p>
          </table:table-cell>
          <table:table-cell table:style-name="ce17" table:formula="of:=IF(ISBLANK([.AI167]);&quot;&quot;;([.AJ167]/[.$B167])*100)" office:value-type="float" office:value="24.8344370860927" calcext:value-type="float">
            <text:p>24.8</text:p>
          </table:table-cell>
          <table:table-cell table:style-name="ce5" table:formula="of:=IF(AND(NOT(ISBLANK([.AJ167]));([.AJ167]=0);SUM(COUNTIF([.$I167];0);COUNTIF([.$R167];0);COUNTIF([.$AA167];0);COUNTIF([.$AJ16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8b.tst</text:p>
          </table:table-cell>
          <table:table-cell table:formula="of:=MIN([.H168];[.Q168];[.Z168];[.AI168])" office:value-type="float" office:value="32" calcext:value-type="float">
            <text:p>32</text:p>
          </table:table-cell>
          <table:table-cell table:number-columns-repeated="5" office:value-type="float" office:value="32" calcext:value-type="float">
            <text:p>32</text:p>
          </table:table-cell>
          <table:table-cell table:style-name="ce5" table:formula="of:=AVERAGE([.C168:.G168])" office:value-type="float" office:value="32" calcext:value-type="float">
            <text:p>32</text:p>
          </table:table-cell>
          <table:table-cell table:style-name="ce5" table:formula="of:=IF(ISBLANK([.H168]);&quot;&quot;;ROUND([.H168];0)-ROUND([.$B168];0))" office:value-type="float" office:value="0" calcext:value-type="float">
            <text:p>0</text:p>
          </table:table-cell>
          <table:table-cell table:style-name="ce17" table:formula="of:=IF(ISBLANK([.H168]);&quot;&quot;;([.I168]/[.$B168])*100)" office:value-type="float" office:value="0" calcext:value-type="float">
            <text:p>0.0</text:p>
          </table:table-cell>
          <table:table-cell table:style-name="ce5" table:formula="of:=IF(AND(NOT(ISBLANK([.I168]));([.I168]=0);SUM(COUNTIF([.$I168];0);COUNTIF([.$R168];0);COUNTIF([.$AA168];0);COUNTIF([.$AJ168];0))=1);&quot;Y&quot;;&quot;&quot;)">
            <text:p/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5" table:formula="of:=AVERAGE([.L168:.P168])" office:value-type="float" office:value="34.4" calcext:value-type="float">
            <text:p>34</text:p>
          </table:table-cell>
          <table:table-cell table:style-name="ce5" table:formula="of:=IF(ISBLANK([.Q168]);&quot;&quot;;ROUND([.Q168];0)-ROUND([.$B168];0))" office:value-type="float" office:value="2" calcext:value-type="float">
            <text:p>2</text:p>
          </table:table-cell>
          <table:table-cell table:style-name="ce17" table:formula="of:=IF(ISBLANK([.Q168]);&quot;&quot;;([.R168]/[.$B168])*100)" office:value-type="float" office:value="6.25" calcext:value-type="float">
            <text:p>6.3</text:p>
          </table:table-cell>
          <table:table-cell table:style-name="ce5" table:formula="of:=IF(AND(NOT(ISBLANK([.R168]));([.R168]=0);SUM(COUNTIF([.$I168];0);COUNTIF([.$R168];0);COUNTIF([.$AA168];0);COUNTIF([.$AJ168];0))=1);&quot;Y&quot;;&quot;&quot;)">
            <text:p/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5" table:formula="of:=AVERAGE([.U168:.Y168])" office:value-type="float" office:value="32.2" calcext:value-type="float">
            <text:p>32</text:p>
          </table:table-cell>
          <table:table-cell table:style-name="ce5" table:formula="of:=IF(ISBLANK([.Z168]);&quot;&quot;;ROUND([.Z168];0)-ROUND([.$B168];0))" office:value-type="float" office:value="0" calcext:value-type="float">
            <text:p>0</text:p>
          </table:table-cell>
          <table:table-cell table:style-name="ce17" table:formula="of:=IF(ISBLANK([.Z168]);&quot;&quot;;([.AA168]/[.$B168])*100)" office:value-type="float" office:value="0" calcext:value-type="float">
            <text:p>0.0</text:p>
          </table:table-cell>
          <table:table-cell table:style-name="ce5" table:formula="of:=IF(AND(NOT(ISBLANK([.AA168]));([.AA168]=0);SUM(COUNTIF([.$I168];0);COUNTIF([.$R168];0);COUNTIF([.$AA168];0);COUNTIF([.$AJ168];0))=1);&quot;Y&quot;;&quot;&quot;)">
            <text:p/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 table:formula="of:=AVERAGE([.AD168:.AH168])" office:value-type="float" office:value="42.4" calcext:value-type="float">
            <text:p>42</text:p>
          </table:table-cell>
          <table:table-cell table:style-name="ce5" table:formula="of:=IF(ISBLANK([.AI168]);&quot;&quot;;ROUND([.AI168];0)-ROUND([.$B168];0))" office:value-type="float" office:value="10" calcext:value-type="float">
            <text:p>10</text:p>
          </table:table-cell>
          <table:table-cell table:style-name="ce17" table:formula="of:=IF(ISBLANK([.AI168]);&quot;&quot;;([.AJ168]/[.$B168])*100)" office:value-type="float" office:value="31.25" calcext:value-type="float">
            <text:p>31.3</text:p>
          </table:table-cell>
          <table:table-cell table:style-name="ce5" table:formula="of:=IF(AND(NOT(ISBLANK([.AJ168]));([.AJ168]=0);SUM(COUNTIF([.$I168];0);COUNTIF([.$R168];0);COUNTIF([.$AA168];0);COUNTIF([.$AJ16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9a.tst</text:p>
          </table:table-cell>
          <table:table-cell table:formula="of:=MIN([.H169];[.Q169];[.Z169];[.AI169])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C169:.G169])" office:value-type="float" office:value="1" calcext:value-type="float">
            <text:p>1</text:p>
          </table:table-cell>
          <table:table-cell table:style-name="ce5" table:formula="of:=IF(ISBLANK([.H169]);&quot;&quot;;ROUND([.H169];0)-ROUND([.$B169];0))" office:value-type="float" office:value="0" calcext:value-type="float">
            <text:p>0</text:p>
          </table:table-cell>
          <table:table-cell table:style-name="ce17" table:formula="of:=IF(ISBLANK([.H169]);&quot;&quot;;([.I169]/[.$B169])*100)" office:value-type="float" office:value="0" calcext:value-type="float">
            <text:p>0.0</text:p>
          </table:table-cell>
          <table:table-cell table:style-name="ce5" table:formula="of:=IF(AND(NOT(ISBLANK([.I169]));([.I169]=0);SUM(COUNTIF([.$I169];0);COUNTIF([.$R169];0);COUNTIF([.$AA169];0);COUNTIF([.$AJ169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L169:.P169])" office:value-type="float" office:value="1" calcext:value-type="float">
            <text:p>1</text:p>
          </table:table-cell>
          <table:table-cell table:style-name="ce5" table:formula="of:=IF(ISBLANK([.Q169]);&quot;&quot;;ROUND([.Q169];0)-ROUND([.$B169];0))" office:value-type="float" office:value="0" calcext:value-type="float">
            <text:p>0</text:p>
          </table:table-cell>
          <table:table-cell table:style-name="ce17" table:formula="of:=IF(ISBLANK([.Q169]);&quot;&quot;;([.R169]/[.$B169])*100)" office:value-type="float" office:value="0" calcext:value-type="float">
            <text:p>0.0</text:p>
          </table:table-cell>
          <table:table-cell table:style-name="ce5" table:formula="of:=IF(AND(NOT(ISBLANK([.R169]));([.R169]=0);SUM(COUNTIF([.$I169];0);COUNTIF([.$R169];0);COUNTIF([.$AA169];0);COUNTIF([.$AJ169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U169:.Y169])" office:value-type="float" office:value="1" calcext:value-type="float">
            <text:p>1</text:p>
          </table:table-cell>
          <table:table-cell table:style-name="ce5" table:formula="of:=IF(ISBLANK([.Z169]);&quot;&quot;;ROUND([.Z169];0)-ROUND([.$B169];0))" office:value-type="float" office:value="0" calcext:value-type="float">
            <text:p>0</text:p>
          </table:table-cell>
          <table:table-cell table:style-name="ce17" table:formula="of:=IF(ISBLANK([.Z169]);&quot;&quot;;([.AA169]/[.$B169])*100)" office:value-type="float" office:value="0" calcext:value-type="float">
            <text:p>0.0</text:p>
          </table:table-cell>
          <table:table-cell table:style-name="ce5" table:formula="of:=IF(AND(NOT(ISBLANK([.AA169]));([.AA169]=0);SUM(COUNTIF([.$I169];0);COUNTIF([.$R169];0);COUNTIF([.$AA169];0);COUNTIF([.$AJ169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AD169:.AH169])" office:value-type="float" office:value="1" calcext:value-type="float">
            <text:p>1</text:p>
          </table:table-cell>
          <table:table-cell table:style-name="ce5" table:formula="of:=IF(ISBLANK([.AI169]);&quot;&quot;;ROUND([.AI169];0)-ROUND([.$B169];0))" office:value-type="float" office:value="0" calcext:value-type="float">
            <text:p>0</text:p>
          </table:table-cell>
          <table:table-cell table:style-name="ce17" table:formula="of:=IF(ISBLANK([.AI169]);&quot;&quot;;([.AJ169]/[.$B169])*100)" office:value-type="float" office:value="0" calcext:value-type="float">
            <text:p>0.0</text:p>
          </table:table-cell>
          <table:table-cell table:style-name="ce5" table:formula="of:=IF(AND(NOT(ISBLANK([.AJ169]));([.AJ169]=0);SUM(COUNTIF([.$I169];0);COUNTIF([.$R169];0);COUNTIF([.$AA169];0);COUNTIF([.$AJ16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9b.tst</text:p>
          </table:table-cell>
          <table:table-cell table:formula="of:=MIN([.H170];[.Q170];[.Z170];[.AI17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table:formula="of:=AVERAGE([.C170:.G170])" office:value-type="float" office:value="0" calcext:value-type="float">
            <text:p>0</text:p>
          </table:table-cell>
          <table:table-cell table:style-name="ce5" table:formula="of:=IF(ISBLANK([.H170]);&quot;&quot;;ROUND([.H170];0)-ROUND([.$B170];0))" office:value-type="float" office:value="0" calcext:value-type="float">
            <text:p>0</text:p>
          </table:table-cell>
          <table:table-cell table:style-name="ce17"/>
          <table:table-cell table:style-name="ce5" table:formula="of:=IF(AND(NOT(ISBLANK([.I170]));([.I170]=0);SUM(COUNTIF([.$I170];0);COUNTIF([.$R170];0);COUNTIF([.$AA170];0);COUNTIF([.$AJ170];0))=1);&quot;Y&quot;;&quot;&quot;)">
            <text:p/>
          </table:table-cell>
          <table:table-cell table:number-columns-repeated="5" office:value-type="float" office:value="0" calcext:value-type="float">
            <text:p>0</text:p>
          </table:table-cell>
          <table:table-cell table:style-name="ce5" table:formula="of:=AVERAGE([.L170:.P170])" office:value-type="float" office:value="0" calcext:value-type="float">
            <text:p>0</text:p>
          </table:table-cell>
          <table:table-cell table:style-name="ce5" table:formula="of:=IF(ISBLANK([.Q170]);&quot;&quot;;ROUND([.Q170];0)-ROUND([.$B170];0))" office:value-type="float" office:value="0" calcext:value-type="float">
            <text:p>0</text:p>
          </table:table-cell>
          <table:table-cell table:style-name="ce17"/>
          <table:table-cell table:style-name="ce5" table:formula="of:=IF(AND(NOT(ISBLANK([.R170]));([.R170]=0);SUM(COUNTIF([.$I170];0);COUNTIF([.$R170];0);COUNTIF([.$AA170];0);COUNTIF([.$AJ170];0))=1);&quot;Y&quot;;&quot;&quot;)">
            <text:p/>
          </table:table-cell>
          <table:table-cell table:number-columns-repeated="5" office:value-type="float" office:value="0" calcext:value-type="float">
            <text:p>0</text:p>
          </table:table-cell>
          <table:table-cell table:style-name="ce5" table:formula="of:=AVERAGE([.U170:.Y170])" office:value-type="float" office:value="0" calcext:value-type="float">
            <text:p>0</text:p>
          </table:table-cell>
          <table:table-cell table:style-name="ce5" table:formula="of:=IF(ISBLANK([.Z170]);&quot;&quot;;ROUND([.Z170];0)-ROUND([.$B170];0))" office:value-type="float" office:value="0" calcext:value-type="float">
            <text:p>0</text:p>
          </table:table-cell>
          <table:table-cell table:style-name="ce17"/>
          <table:table-cell table:style-name="ce5" table:formula="of:=IF(AND(NOT(ISBLANK([.AA170]));([.AA170]=0);SUM(COUNTIF([.$I170];0);COUNTIF([.$R170];0);COUNTIF([.$AA170];0);COUNTIF([.$AJ170];0))=1);&quot;Y&quot;;&quot;&quot;)">
            <text:p/>
          </table:table-cell>
          <table:table-cell table:number-columns-repeated="5" office:value-type="float" office:value="0" calcext:value-type="float">
            <text:p>0</text:p>
          </table:table-cell>
          <table:table-cell table:style-name="ce5" table:formula="of:=AVERAGE([.AD170:.AH170])" office:value-type="float" office:value="0" calcext:value-type="float">
            <text:p>0</text:p>
          </table:table-cell>
          <table:table-cell table:style-name="ce5" table:formula="of:=IF(ISBLANK([.AI170]);&quot;&quot;;ROUND([.AI170];0)-ROUND([.$B170];0))" office:value-type="float" office:value="0" calcext:value-type="float">
            <text:p>0</text:p>
          </table:table-cell>
          <table:table-cell table:style-name="ce17"/>
          <table:table-cell table:style-name="ce5" table:formula="of:=IF(AND(NOT(ISBLANK([.AJ170]));([.AJ170]=0);SUM(COUNTIF([.$I170];0);COUNTIF([.$R170];0);COUNTIF([.$AA170];0);COUNTIF([.$AJ17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19c.tst</text:p>
          </table:table-cell>
          <table:table-cell table:formula="of:=MIN([.H171];[.Q171];[.Z171];[.AI171])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C171:.G171])" office:value-type="float" office:value="1" calcext:value-type="float">
            <text:p>1</text:p>
          </table:table-cell>
          <table:table-cell table:style-name="ce5" table:formula="of:=IF(ISBLANK([.H171]);&quot;&quot;;ROUND([.H171];0)-ROUND([.$B171];0))" office:value-type="float" office:value="0" calcext:value-type="float">
            <text:p>0</text:p>
          </table:table-cell>
          <table:table-cell table:style-name="ce17" table:formula="of:=IF(ISBLANK([.H171]);&quot;&quot;;([.I171]/[.$B171])*100)" office:value-type="float" office:value="0" calcext:value-type="float">
            <text:p>0.0</text:p>
          </table:table-cell>
          <table:table-cell table:style-name="ce5" table:formula="of:=IF(AND(NOT(ISBLANK([.I171]));([.I171]=0);SUM(COUNTIF([.$I171];0);COUNTIF([.$R171];0);COUNTIF([.$AA171];0);COUNTIF([.$AJ171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L171:.P171])" office:value-type="float" office:value="1" calcext:value-type="float">
            <text:p>1</text:p>
          </table:table-cell>
          <table:table-cell table:style-name="ce5" table:formula="of:=IF(ISBLANK([.Q171]);&quot;&quot;;ROUND([.Q171];0)-ROUND([.$B171];0))" office:value-type="float" office:value="0" calcext:value-type="float">
            <text:p>0</text:p>
          </table:table-cell>
          <table:table-cell table:style-name="ce17" table:formula="of:=IF(ISBLANK([.Q171]);&quot;&quot;;([.R171]/[.$B171])*100)" office:value-type="float" office:value="0" calcext:value-type="float">
            <text:p>0.0</text:p>
          </table:table-cell>
          <table:table-cell table:style-name="ce5" table:formula="of:=IF(AND(NOT(ISBLANK([.R171]));([.R171]=0);SUM(COUNTIF([.$I171];0);COUNTIF([.$R171];0);COUNTIF([.$AA171];0);COUNTIF([.$AJ171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U171:.Y171])" office:value-type="float" office:value="1" calcext:value-type="float">
            <text:p>1</text:p>
          </table:table-cell>
          <table:table-cell table:style-name="ce5" table:formula="of:=IF(ISBLANK([.Z171]);&quot;&quot;;ROUND([.Z171];0)-ROUND([.$B171];0))" office:value-type="float" office:value="0" calcext:value-type="float">
            <text:p>0</text:p>
          </table:table-cell>
          <table:table-cell table:style-name="ce17" table:formula="of:=IF(ISBLANK([.Z171]);&quot;&quot;;([.AA171]/[.$B171])*100)" office:value-type="float" office:value="0" calcext:value-type="float">
            <text:p>0.0</text:p>
          </table:table-cell>
          <table:table-cell table:style-name="ce5" table:formula="of:=IF(AND(NOT(ISBLANK([.AA171]));([.AA171]=0);SUM(COUNTIF([.$I171];0);COUNTIF([.$R171];0);COUNTIF([.$AA171];0);COUNTIF([.$AJ171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AD171:.AH171])" office:value-type="float" office:value="1" calcext:value-type="float">
            <text:p>1</text:p>
          </table:table-cell>
          <table:table-cell table:style-name="ce5" table:formula="of:=IF(ISBLANK([.AI171]);&quot;&quot;;ROUND([.AI171];0)-ROUND([.$B171];0))" office:value-type="float" office:value="0" calcext:value-type="float">
            <text:p>0</text:p>
          </table:table-cell>
          <table:table-cell table:style-name="ce17" table:formula="of:=IF(ISBLANK([.AI171]);&quot;&quot;;([.AJ171]/[.$B171])*100)" office:value-type="float" office:value="0" calcext:value-type="float">
            <text:p>0.0</text:p>
          </table:table-cell>
          <table:table-cell table:style-name="ce5" table:formula="of:=IF(AND(NOT(ISBLANK([.AJ171]));([.AJ171]=0);SUM(COUNTIF([.$I171];0);COUNTIF([.$R171];0);COUNTIF([.$AA171];0);COUNTIF([.$AJ17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0a.tst</text:p>
          </table:table-cell>
          <table:table-cell table:formula="of:=MIN([.H172];[.Q172];[.Z172];[.AI172])" office:value-type="float" office:value="25.4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5" table:formula="of:=AVERAGE([.C172:.G172])" office:value-type="float" office:value="25.4" calcext:value-type="float">
            <text:p>25</text:p>
          </table:table-cell>
          <table:table-cell table:style-name="ce5" table:formula="of:=IF(ISBLANK([.H172]);&quot;&quot;;ROUND([.H172];0)-ROUND([.$B172];0))" office:value-type="float" office:value="0" calcext:value-type="float">
            <text:p>0</text:p>
          </table:table-cell>
          <table:table-cell table:style-name="ce17" table:formula="of:=IF(ISBLANK([.H172]);&quot;&quot;;([.I172]/[.$B172])*100)" office:value-type="float" office:value="0" calcext:value-type="float">
            <text:p>0.0</text:p>
          </table:table-cell>
          <table:table-cell table:style-name="ce5" table:formula="of:=IF(AND(NOT(ISBLANK([.I172]));([.I172]=0);SUM(COUNTIF([.$I172];0);COUNTIF([.$R172];0);COUNTIF([.$AA172];0);COUNTIF([.$AJ172];0))=1);&quot;Y&quot;;&quot;&quot;)" office:value-type="string" office:string-value="Y" calcext:value-type="string">
            <text:p>Y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5" table:formula="of:=AVERAGE([.L172:.P172])" office:value-type="float" office:value="27.4" calcext:value-type="float">
            <text:p>27</text:p>
          </table:table-cell>
          <table:table-cell table:style-name="ce5" table:formula="of:=IF(ISBLANK([.Q172]);&quot;&quot;;ROUND([.Q172];0)-ROUND([.$B172];0))" office:value-type="float" office:value="2" calcext:value-type="float">
            <text:p>2</text:p>
          </table:table-cell>
          <table:table-cell table:style-name="ce17" table:formula="of:=IF(ISBLANK([.Q172]);&quot;&quot;;([.R172]/[.$B172])*100)" office:value-type="float" office:value="7.8740157480315" calcext:value-type="float">
            <text:p>7.9</text:p>
          </table:table-cell>
          <table:table-cell table:style-name="ce5" table:formula="of:=IF(AND(NOT(ISBLANK([.R172]));([.R172]=0);SUM(COUNTIF([.$I172];0);COUNTIF([.$R172];0);COUNTIF([.$AA172];0);COUNTIF([.$AJ172];0))=1);&quot;Y&quot;;&quot;&quot;)">
            <text:p/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6" calcext:value-type="float">
            <text:p>26</text:p>
          </table:table-cell>
          <table:table-cell table:style-name="ce5" table:formula="of:=AVERAGE([.U172:.Y172])" office:value-type="float" office:value="26.2" calcext:value-type="float">
            <text:p>26</text:p>
          </table:table-cell>
          <table:table-cell table:style-name="ce5" table:formula="of:=IF(ISBLANK([.Z172]);&quot;&quot;;ROUND([.Z172];0)-ROUND([.$B172];0))" office:value-type="float" office:value="1" calcext:value-type="float">
            <text:p>1</text:p>
          </table:table-cell>
          <table:table-cell table:style-name="ce17" table:formula="of:=IF(ISBLANK([.Z172]);&quot;&quot;;([.AA172]/[.$B172])*100)" office:value-type="float" office:value="3.93700787401575" calcext:value-type="float">
            <text:p>3.9</text:p>
          </table:table-cell>
          <table:table-cell table:style-name="ce5" table:formula="of:=IF(AND(NOT(ISBLANK([.AA172]));([.AA172]=0);SUM(COUNTIF([.$I172];0);COUNTIF([.$R172];0);COUNTIF([.$AA172];0);COUNTIF([.$AJ172];0))=1);&quot;Y&quot;;&quot;&quot;)">
            <text:p/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5" table:formula="of:=AVERAGE([.AD172:.AH172])" office:value-type="float" office:value="34.8" calcext:value-type="float">
            <text:p>35</text:p>
          </table:table-cell>
          <table:table-cell table:style-name="ce5" table:formula="of:=IF(ISBLANK([.AI172]);&quot;&quot;;ROUND([.AI172];0)-ROUND([.$B172];0))" office:value-type="float" office:value="10" calcext:value-type="float">
            <text:p>10</text:p>
          </table:table-cell>
          <table:table-cell table:style-name="ce17" table:formula="of:=IF(ISBLANK([.AI172]);&quot;&quot;;([.AJ172]/[.$B172])*100)" office:value-type="float" office:value="39.3700787401575" calcext:value-type="float">
            <text:p>39.4</text:p>
          </table:table-cell>
          <table:table-cell table:style-name="ce5" table:formula="of:=IF(AND(NOT(ISBLANK([.AJ172]));([.AJ172]=0);SUM(COUNTIF([.$I172];0);COUNTIF([.$R172];0);COUNTIF([.$AA172];0);COUNTIF([.$AJ17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0b.tst</text:p>
          </table:table-cell>
          <table:table-cell table:formula="of:=MIN([.H173];[.Q173];[.Z173];[.AI173])" office:value-type="float" office:value="18" calcext:value-type="float">
            <text:p>18</text:p>
          </table:table-cell>
          <table:table-cell table:number-columns-repeated="5" office:value-type="float" office:value="18" calcext:value-type="float">
            <text:p>18</text:p>
          </table:table-cell>
          <table:table-cell table:style-name="ce5" table:formula="of:=AVERAGE([.C173:.G173])" office:value-type="float" office:value="18" calcext:value-type="float">
            <text:p>18</text:p>
          </table:table-cell>
          <table:table-cell table:style-name="ce5" table:formula="of:=IF(ISBLANK([.H173]);&quot;&quot;;ROUND([.H173];0)-ROUND([.$B173];0))" office:value-type="float" office:value="0" calcext:value-type="float">
            <text:p>0</text:p>
          </table:table-cell>
          <table:table-cell table:style-name="ce17" table:formula="of:=IF(ISBLANK([.H173]);&quot;&quot;;([.I173]/[.$B173])*100)" office:value-type="float" office:value="0" calcext:value-type="float">
            <text:p>0.0</text:p>
          </table:table-cell>
          <table:table-cell table:style-name="ce5" table:formula="of:=IF(AND(NOT(ISBLANK([.I173]));([.I173]=0);SUM(COUNTIF([.$I173];0);COUNTIF([.$R173];0);COUNTIF([.$AA173];0);COUNTIF([.$AJ173];0))=1);&quot;Y&quot;;&quot;&quot;)">
            <text:p/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style-name="ce5" table:formula="of:=AVERAGE([.L173:.P173])" office:value-type="float" office:value="18.6" calcext:value-type="float">
            <text:p>19</text:p>
          </table:table-cell>
          <table:table-cell table:style-name="ce5" table:formula="of:=IF(ISBLANK([.Q173]);&quot;&quot;;ROUND([.Q173];0)-ROUND([.$B173];0))" office:value-type="float" office:value="1" calcext:value-type="float">
            <text:p>1</text:p>
          </table:table-cell>
          <table:table-cell table:style-name="ce17" table:formula="of:=IF(ISBLANK([.Q173]);&quot;&quot;;([.R173]/[.$B173])*100)" office:value-type="float" office:value="5.55555555555556" calcext:value-type="float">
            <text:p>5.6</text:p>
          </table:table-cell>
          <table:table-cell table:style-name="ce5" table:formula="of:=IF(AND(NOT(ISBLANK([.R173]));([.R173]=0);SUM(COUNTIF([.$I173];0);COUNTIF([.$R173];0);COUNTIF([.$AA173];0);COUNTIF([.$AJ173];0))=1);&quot;Y&quot;;&quot;&quot;)">
            <text:p/>
          </table:table-cell>
          <table:table-cell table:number-columns-repeated="5" office:value-type="float" office:value="18" calcext:value-type="float">
            <text:p>18</text:p>
          </table:table-cell>
          <table:table-cell table:style-name="ce5" table:formula="of:=AVERAGE([.U173:.Y173])" office:value-type="float" office:value="18" calcext:value-type="float">
            <text:p>18</text:p>
          </table:table-cell>
          <table:table-cell table:style-name="ce5" table:formula="of:=IF(ISBLANK([.Z173]);&quot;&quot;;ROUND([.Z173];0)-ROUND([.$B173];0))" office:value-type="float" office:value="0" calcext:value-type="float">
            <text:p>0</text:p>
          </table:table-cell>
          <table:table-cell table:style-name="ce17" table:formula="of:=IF(ISBLANK([.Z173]);&quot;&quot;;([.AA173]/[.$B173])*100)" office:value-type="float" office:value="0" calcext:value-type="float">
            <text:p>0.0</text:p>
          </table:table-cell>
          <table:table-cell table:style-name="ce5" table:formula="of:=IF(AND(NOT(ISBLANK([.AA173]));([.AA173]=0);SUM(COUNTIF([.$I173];0);COUNTIF([.$R173];0);COUNTIF([.$AA173];0);COUNTIF([.$AJ173];0))=1);&quot;Y&quot;;&quot;&quot;)">
            <text:p/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style-name="ce5" table:formula="of:=AVERAGE([.AD173:.AH173])" office:value-type="float" office:value="26" calcext:value-type="float">
            <text:p>26</text:p>
          </table:table-cell>
          <table:table-cell table:style-name="ce5" table:formula="of:=IF(ISBLANK([.AI173]);&quot;&quot;;ROUND([.AI173];0)-ROUND([.$B173];0))" office:value-type="float" office:value="8" calcext:value-type="float">
            <text:p>8</text:p>
          </table:table-cell>
          <table:table-cell table:style-name="ce17" table:formula="of:=IF(ISBLANK([.AI173]);&quot;&quot;;([.AJ173]/[.$B173])*100)" office:value-type="float" office:value="44.4444444444444" calcext:value-type="float">
            <text:p>44.4</text:p>
          </table:table-cell>
          <table:table-cell table:style-name="ce5" table:formula="of:=IF(AND(NOT(ISBLANK([.AJ173]));([.AJ173]=0);SUM(COUNTIF([.$I173];0);COUNTIF([.$R173];0);COUNTIF([.$AA173];0);COUNTIF([.$AJ17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0c.tst</text:p>
          </table:table-cell>
          <table:table-cell table:formula="of:=MIN([.H174];[.Q174];[.Z174];[.AI174])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C174:.G174])" office:value-type="float" office:value="1" calcext:value-type="float">
            <text:p>1</text:p>
          </table:table-cell>
          <table:table-cell table:style-name="ce5" table:formula="of:=IF(ISBLANK([.H174]);&quot;&quot;;ROUND([.H174];0)-ROUND([.$B174];0))" office:value-type="float" office:value="0" calcext:value-type="float">
            <text:p>0</text:p>
          </table:table-cell>
          <table:table-cell table:style-name="ce17" table:formula="of:=IF(ISBLANK([.H174]);&quot;&quot;;([.I174]/[.$B174])*100)" office:value-type="float" office:value="0" calcext:value-type="float">
            <text:p>0.0</text:p>
          </table:table-cell>
          <table:table-cell table:style-name="ce5" table:formula="of:=IF(AND(NOT(ISBLANK([.I174]));([.I174]=0);SUM(COUNTIF([.$I174];0);COUNTIF([.$R174];0);COUNTIF([.$AA174];0);COUNTIF([.$AJ174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L174:.P174])" office:value-type="float" office:value="1" calcext:value-type="float">
            <text:p>1</text:p>
          </table:table-cell>
          <table:table-cell table:style-name="ce5" table:formula="of:=IF(ISBLANK([.Q174]);&quot;&quot;;ROUND([.Q174];0)-ROUND([.$B174];0))" office:value-type="float" office:value="0" calcext:value-type="float">
            <text:p>0</text:p>
          </table:table-cell>
          <table:table-cell table:style-name="ce17" table:formula="of:=IF(ISBLANK([.Q174]);&quot;&quot;;([.R174]/[.$B174])*100)" office:value-type="float" office:value="0" calcext:value-type="float">
            <text:p>0.0</text:p>
          </table:table-cell>
          <table:table-cell table:style-name="ce5" table:formula="of:=IF(AND(NOT(ISBLANK([.R174]));([.R174]=0);SUM(COUNTIF([.$I174];0);COUNTIF([.$R174];0);COUNTIF([.$AA174];0);COUNTIF([.$AJ174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U174:.Y174])" office:value-type="float" office:value="1" calcext:value-type="float">
            <text:p>1</text:p>
          </table:table-cell>
          <table:table-cell table:style-name="ce5" table:formula="of:=IF(ISBLANK([.Z174]);&quot;&quot;;ROUND([.Z174];0)-ROUND([.$B174];0))" office:value-type="float" office:value="0" calcext:value-type="float">
            <text:p>0</text:p>
          </table:table-cell>
          <table:table-cell table:style-name="ce17" table:formula="of:=IF(ISBLANK([.Z174]);&quot;&quot;;([.AA174]/[.$B174])*100)" office:value-type="float" office:value="0" calcext:value-type="float">
            <text:p>0.0</text:p>
          </table:table-cell>
          <table:table-cell table:style-name="ce5" table:formula="of:=IF(AND(NOT(ISBLANK([.AA174]));([.AA174]=0);SUM(COUNTIF([.$I174];0);COUNTIF([.$R174];0);COUNTIF([.$AA174];0);COUNTIF([.$AJ174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AD174:.AH174])" office:value-type="float" office:value="1" calcext:value-type="float">
            <text:p>1</text:p>
          </table:table-cell>
          <table:table-cell table:style-name="ce5" table:formula="of:=IF(ISBLANK([.AI174]);&quot;&quot;;ROUND([.AI174];0)-ROUND([.$B174];0))" office:value-type="float" office:value="0" calcext:value-type="float">
            <text:p>0</text:p>
          </table:table-cell>
          <table:table-cell table:style-name="ce17" table:formula="of:=IF(ISBLANK([.AI174]);&quot;&quot;;([.AJ174]/[.$B174])*100)" office:value-type="float" office:value="0" calcext:value-type="float">
            <text:p>0.0</text:p>
          </table:table-cell>
          <table:table-cell table:style-name="ce5" table:formula="of:=IF(AND(NOT(ISBLANK([.AJ174]));([.AJ174]=0);SUM(COUNTIF([.$I174];0);COUNTIF([.$R174];0);COUNTIF([.$AA174];0);COUNTIF([.$AJ17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0d.tst</text:p>
          </table:table-cell>
          <table:table-cell table:formula="of:=MIN([.H175];[.Q175];[.Z175];[.AI175]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5" table:formula="of:=AVERAGE([.C175:.G175])" office:value-type="float" office:value="15.6" calcext:value-type="float">
            <text:p>16</text:p>
          </table:table-cell>
          <table:table-cell table:style-name="ce5" table:formula="of:=IF(ISBLANK([.H175]);&quot;&quot;;ROUND([.H175];0)-ROUND([.$B175];0))" office:value-type="float" office:value="1" calcext:value-type="float">
            <text:p>1</text:p>
          </table:table-cell>
          <table:table-cell table:style-name="ce17" table:formula="of:=IF(ISBLANK([.H175]);&quot;&quot;;([.I175]/[.$B175])*100)" office:value-type="float" office:value="6.66666666666667" calcext:value-type="float">
            <text:p>6.7</text:p>
          </table:table-cell>
          <table:table-cell table:style-name="ce5" table:formula="of:=IF(AND(NOT(ISBLANK([.I175]));([.I175]=0);SUM(COUNTIF([.$I175];0);COUNTIF([.$R175];0);COUNTIF([.$AA175];0);COUNTIF([.$AJ175];0))=1);&quot;Y&quot;;&quot;&quot;)">
            <text:p/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" table:formula="of:=AVERAGE([.L175:.P175])" office:value-type="float" office:value="15.4" calcext:value-type="float">
            <text:p>15</text:p>
          </table:table-cell>
          <table:table-cell table:style-name="ce5" table:formula="of:=IF(ISBLANK([.Q175]);&quot;&quot;;ROUND([.Q175];0)-ROUND([.$B175];0))" office:value-type="float" office:value="0" calcext:value-type="float">
            <text:p>0</text:p>
          </table:table-cell>
          <table:table-cell table:style-name="ce17" table:formula="of:=IF(ISBLANK([.Q175]);&quot;&quot;;([.R175]/[.$B175])*100)" office:value-type="float" office:value="0" calcext:value-type="float">
            <text:p>0.0</text:p>
          </table:table-cell>
          <table:table-cell table:style-name="ce5" table:formula="of:=IF(AND(NOT(ISBLANK([.R175]));([.R175]=0);SUM(COUNTIF([.$I175];0);COUNTIF([.$R175];0);COUNTIF([.$AA175];0);COUNTIF([.$AJ175];0))=1);&quot;Y&quot;;&quot;&quot;)">
            <text:p/>
          </table:table-cell>
          <table:table-cell table:number-columns-repeated="5" office:value-type="float" office:value="15" calcext:value-type="float">
            <text:p>15</text:p>
          </table:table-cell>
          <table:table-cell table:style-name="ce5" table:formula="of:=AVERAGE([.U175:.Y175])" office:value-type="float" office:value="15" calcext:value-type="float">
            <text:p>15</text:p>
          </table:table-cell>
          <table:table-cell table:style-name="ce5" table:formula="of:=IF(ISBLANK([.Z175]);&quot;&quot;;ROUND([.Z175];0)-ROUND([.$B175];0))" office:value-type="float" office:value="0" calcext:value-type="float">
            <text:p>0</text:p>
          </table:table-cell>
          <table:table-cell table:style-name="ce17" table:formula="of:=IF(ISBLANK([.Z175]);&quot;&quot;;([.AA175]/[.$B175])*100)" office:value-type="float" office:value="0" calcext:value-type="float">
            <text:p>0.0</text:p>
          </table:table-cell>
          <table:table-cell table:style-name="ce5" table:formula="of:=IF(AND(NOT(ISBLANK([.AA175]));([.AA175]=0);SUM(COUNTIF([.$I175];0);COUNTIF([.$R175];0);COUNTIF([.$AA175];0);COUNTIF([.$AJ175];0))=1);&quot;Y&quot;;&quot;&quot;)">
            <text:p/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style-name="ce5" table:formula="of:=AVERAGE([.AD175:.AH175])" office:value-type="float" office:value="22.6" calcext:value-type="float">
            <text:p>23</text:p>
          </table:table-cell>
          <table:table-cell table:style-name="ce5" table:formula="of:=IF(ISBLANK([.AI175]);&quot;&quot;;ROUND([.AI175];0)-ROUND([.$B175];0))" office:value-type="float" office:value="8" calcext:value-type="float">
            <text:p>8</text:p>
          </table:table-cell>
          <table:table-cell table:style-name="ce17" table:formula="of:=IF(ISBLANK([.AI175]);&quot;&quot;;([.AJ175]/[.$B175])*100)" office:value-type="float" office:value="53.3333333333333" calcext:value-type="float">
            <text:p>53.3</text:p>
          </table:table-cell>
          <table:table-cell table:style-name="ce5" table:formula="of:=IF(AND(NOT(ISBLANK([.AJ175]));([.AJ175]=0);SUM(COUNTIF([.$I175];0);COUNTIF([.$R175];0);COUNTIF([.$AA175];0);COUNTIF([.$AJ17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0e.tst</text:p>
          </table:table-cell>
          <table:table-cell table:formula="of:=MIN([.H176];[.Q176];[.Z176];[.AI176])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C176:.G176])" office:value-type="float" office:value="1" calcext:value-type="float">
            <text:p>1</text:p>
          </table:table-cell>
          <table:table-cell table:style-name="ce5" table:formula="of:=IF(ISBLANK([.H176]);&quot;&quot;;ROUND([.H176];0)-ROUND([.$B176];0))" office:value-type="float" office:value="0" calcext:value-type="float">
            <text:p>0</text:p>
          </table:table-cell>
          <table:table-cell table:style-name="ce17" table:formula="of:=IF(ISBLANK([.H176]);&quot;&quot;;([.I176]/[.$B176])*100)" office:value-type="float" office:value="0" calcext:value-type="float">
            <text:p>0.0</text:p>
          </table:table-cell>
          <table:table-cell table:style-name="ce5" table:formula="of:=IF(AND(NOT(ISBLANK([.I176]));([.I176]=0);SUM(COUNTIF([.$I176];0);COUNTIF([.$R176];0);COUNTIF([.$AA176];0);COUNTIF([.$AJ176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L176:.P176])" office:value-type="float" office:value="1" calcext:value-type="float">
            <text:p>1</text:p>
          </table:table-cell>
          <table:table-cell table:style-name="ce5" table:formula="of:=IF(ISBLANK([.Q176]);&quot;&quot;;ROUND([.Q176];0)-ROUND([.$B176];0))" office:value-type="float" office:value="0" calcext:value-type="float">
            <text:p>0</text:p>
          </table:table-cell>
          <table:table-cell table:style-name="ce17" table:formula="of:=IF(ISBLANK([.Q176]);&quot;&quot;;([.R176]/[.$B176])*100)" office:value-type="float" office:value="0" calcext:value-type="float">
            <text:p>0.0</text:p>
          </table:table-cell>
          <table:table-cell table:style-name="ce5" table:formula="of:=IF(AND(NOT(ISBLANK([.R176]));([.R176]=0);SUM(COUNTIF([.$I176];0);COUNTIF([.$R176];0);COUNTIF([.$AA176];0);COUNTIF([.$AJ176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U176:.Y176])" office:value-type="float" office:value="1" calcext:value-type="float">
            <text:p>1</text:p>
          </table:table-cell>
          <table:table-cell table:style-name="ce5" table:formula="of:=IF(ISBLANK([.Z176]);&quot;&quot;;ROUND([.Z176];0)-ROUND([.$B176];0))" office:value-type="float" office:value="0" calcext:value-type="float">
            <text:p>0</text:p>
          </table:table-cell>
          <table:table-cell table:style-name="ce17" table:formula="of:=IF(ISBLANK([.Z176]);&quot;&quot;;([.AA176]/[.$B176])*100)" office:value-type="float" office:value="0" calcext:value-type="float">
            <text:p>0.0</text:p>
          </table:table-cell>
          <table:table-cell table:style-name="ce5" table:formula="of:=IF(AND(NOT(ISBLANK([.AA176]));([.AA176]=0);SUM(COUNTIF([.$I176];0);COUNTIF([.$R176];0);COUNTIF([.$AA176];0);COUNTIF([.$AJ176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AD176:.AH176])" office:value-type="float" office:value="1" calcext:value-type="float">
            <text:p>1</text:p>
          </table:table-cell>
          <table:table-cell table:style-name="ce5" table:formula="of:=IF(ISBLANK([.AI176]);&quot;&quot;;ROUND([.AI176];0)-ROUND([.$B176];0))" office:value-type="float" office:value="0" calcext:value-type="float">
            <text:p>0</text:p>
          </table:table-cell>
          <table:table-cell table:style-name="ce17" table:formula="of:=IF(ISBLANK([.AI176]);&quot;&quot;;([.AJ176]/[.$B176])*100)" office:value-type="float" office:value="0" calcext:value-type="float">
            <text:p>0.0</text:p>
          </table:table-cell>
          <table:table-cell table:style-name="ce5" table:formula="of:=IF(AND(NOT(ISBLANK([.AJ176]));([.AJ176]=0);SUM(COUNTIF([.$I176];0);COUNTIF([.$R176];0);COUNTIF([.$AA176];0);COUNTIF([.$AJ17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0f.tst</text:p>
          </table:table-cell>
          <table:table-cell table:formula="of:=MIN([.H177];[.Q177];[.Z177];[.AI177])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C177:.G177])" office:value-type="float" office:value="1" calcext:value-type="float">
            <text:p>1</text:p>
          </table:table-cell>
          <table:table-cell table:style-name="ce5" table:formula="of:=IF(ISBLANK([.H177]);&quot;&quot;;ROUND([.H177];0)-ROUND([.$B177];0))" office:value-type="float" office:value="0" calcext:value-type="float">
            <text:p>0</text:p>
          </table:table-cell>
          <table:table-cell table:style-name="ce17" table:formula="of:=IF(ISBLANK([.H177]);&quot;&quot;;([.I177]/[.$B177])*100)" office:value-type="float" office:value="0" calcext:value-type="float">
            <text:p>0.0</text:p>
          </table:table-cell>
          <table:table-cell table:style-name="ce5" table:formula="of:=IF(AND(NOT(ISBLANK([.I177]));([.I177]=0);SUM(COUNTIF([.$I177];0);COUNTIF([.$R177];0);COUNTIF([.$AA177];0);COUNTIF([.$AJ177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L177:.P177])" office:value-type="float" office:value="1" calcext:value-type="float">
            <text:p>1</text:p>
          </table:table-cell>
          <table:table-cell table:style-name="ce5" table:formula="of:=IF(ISBLANK([.Q177]);&quot;&quot;;ROUND([.Q177];0)-ROUND([.$B177];0))" office:value-type="float" office:value="0" calcext:value-type="float">
            <text:p>0</text:p>
          </table:table-cell>
          <table:table-cell table:style-name="ce17" table:formula="of:=IF(ISBLANK([.Q177]);&quot;&quot;;([.R177]/[.$B177])*100)" office:value-type="float" office:value="0" calcext:value-type="float">
            <text:p>0.0</text:p>
          </table:table-cell>
          <table:table-cell table:style-name="ce5" table:formula="of:=IF(AND(NOT(ISBLANK([.R177]));([.R177]=0);SUM(COUNTIF([.$I177];0);COUNTIF([.$R177];0);COUNTIF([.$AA177];0);COUNTIF([.$AJ177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U177:.Y177])" office:value-type="float" office:value="1" calcext:value-type="float">
            <text:p>1</text:p>
          </table:table-cell>
          <table:table-cell table:style-name="ce5" table:formula="of:=IF(ISBLANK([.Z177]);&quot;&quot;;ROUND([.Z177];0)-ROUND([.$B177];0))" office:value-type="float" office:value="0" calcext:value-type="float">
            <text:p>0</text:p>
          </table:table-cell>
          <table:table-cell table:style-name="ce17" table:formula="of:=IF(ISBLANK([.Z177]);&quot;&quot;;([.AA177]/[.$B177])*100)" office:value-type="float" office:value="0" calcext:value-type="float">
            <text:p>0.0</text:p>
          </table:table-cell>
          <table:table-cell table:style-name="ce5" table:formula="of:=IF(AND(NOT(ISBLANK([.AA177]));([.AA177]=0);SUM(COUNTIF([.$I177];0);COUNTIF([.$R177];0);COUNTIF([.$AA177];0);COUNTIF([.$AJ177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AD177:.AH177])" office:value-type="float" office:value="1" calcext:value-type="float">
            <text:p>1</text:p>
          </table:table-cell>
          <table:table-cell table:style-name="ce5" table:formula="of:=IF(ISBLANK([.AI177]);&quot;&quot;;ROUND([.AI177];0)-ROUND([.$B177];0))" office:value-type="float" office:value="0" calcext:value-type="float">
            <text:p>0</text:p>
          </table:table-cell>
          <table:table-cell table:style-name="ce17" table:formula="of:=IF(ISBLANK([.AI177]);&quot;&quot;;([.AJ177]/[.$B177])*100)" office:value-type="float" office:value="0" calcext:value-type="float">
            <text:p>0.0</text:p>
          </table:table-cell>
          <table:table-cell table:style-name="ce5" table:formula="of:=IF(AND(NOT(ISBLANK([.AJ177]));([.AJ177]=0);SUM(COUNTIF([.$I177];0);COUNTIF([.$R177];0);COUNTIF([.$AA177];0);COUNTIF([.$AJ17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0g.tst</text:p>
          </table:table-cell>
          <table:table-cell table:formula="of:=MIN([.H178];[.Q178];[.Z178];[.AI178])" office:value-type="float" office:value="19" calcext:value-type="float">
            <text:p>19</text:p>
          </table:table-cell>
          <table:table-cell table:number-columns-repeated="5" office:value-type="float" office:value="19" calcext:value-type="float">
            <text:p>19</text:p>
          </table:table-cell>
          <table:table-cell table:style-name="ce5" table:formula="of:=AVERAGE([.C178:.G178])" office:value-type="float" office:value="19" calcext:value-type="float">
            <text:p>19</text:p>
          </table:table-cell>
          <table:table-cell table:style-name="ce5" table:formula="of:=IF(ISBLANK([.H178]);&quot;&quot;;ROUND([.H178];0)-ROUND([.$B178];0))" office:value-type="float" office:value="0" calcext:value-type="float">
            <text:p>0</text:p>
          </table:table-cell>
          <table:table-cell table:style-name="ce17" table:formula="of:=IF(ISBLANK([.H178]);&quot;&quot;;([.I178]/[.$B178])*100)" office:value-type="float" office:value="0" calcext:value-type="float">
            <text:p>0.0</text:p>
          </table:table-cell>
          <table:table-cell table:style-name="ce5" table:formula="of:=IF(AND(NOT(ISBLANK([.I178]));([.I178]=0);SUM(COUNTIF([.$I178];0);COUNTIF([.$R178];0);COUNTIF([.$AA178];0);COUNTIF([.$AJ178];0))=1);&quot;Y&quot;;&quot;&quot;)">
            <text:p/>
          </table:table-cell>
          <table:table-cell table:number-columns-repeated="5" office:value-type="float" office:value="20" calcext:value-type="float">
            <text:p>20</text:p>
          </table:table-cell>
          <table:table-cell table:style-name="ce5" table:formula="of:=AVERAGE([.L178:.P178])" office:value-type="float" office:value="20" calcext:value-type="float">
            <text:p>20</text:p>
          </table:table-cell>
          <table:table-cell table:style-name="ce5" table:formula="of:=IF(ISBLANK([.Q178]);&quot;&quot;;ROUND([.Q178];0)-ROUND([.$B178];0))" office:value-type="float" office:value="1" calcext:value-type="float">
            <text:p>1</text:p>
          </table:table-cell>
          <table:table-cell table:style-name="ce17" table:formula="of:=IF(ISBLANK([.Q178]);&quot;&quot;;([.R178]/[.$B178])*100)" office:value-type="float" office:value="5.26315789473684" calcext:value-type="float">
            <text:p>5.3</text:p>
          </table:table-cell>
          <table:table-cell table:style-name="ce5" table:formula="of:=IF(AND(NOT(ISBLANK([.R178]));([.R178]=0);SUM(COUNTIF([.$I178];0);COUNTIF([.$R178];0);COUNTIF([.$AA178];0);COUNTIF([.$AJ178];0))=1);&quot;Y&quot;;&quot;&quot;)">
            <text:p/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" table:formula="of:=AVERAGE([.U178:.Y178])" office:value-type="float" office:value="19.2" calcext:value-type="float">
            <text:p>19</text:p>
          </table:table-cell>
          <table:table-cell table:style-name="ce5" table:formula="of:=IF(ISBLANK([.Z178]);&quot;&quot;;ROUND([.Z178];0)-ROUND([.$B178];0))" office:value-type="float" office:value="0" calcext:value-type="float">
            <text:p>0</text:p>
          </table:table-cell>
          <table:table-cell table:style-name="ce17" table:formula="of:=IF(ISBLANK([.Z178]);&quot;&quot;;([.AA178]/[.$B178])*100)" office:value-type="float" office:value="0" calcext:value-type="float">
            <text:p>0.0</text:p>
          </table:table-cell>
          <table:table-cell table:style-name="ce5" table:formula="of:=IF(AND(NOT(ISBLANK([.AA178]));([.AA178]=0);SUM(COUNTIF([.$I178];0);COUNTIF([.$R178];0);COUNTIF([.$AA178];0);COUNTIF([.$AJ178];0))=1);&quot;Y&quot;;&quot;&quot;)">
            <text:p/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" table:formula="of:=AVERAGE([.AD178:.AH178])" office:value-type="float" office:value="28" calcext:value-type="float">
            <text:p>28</text:p>
          </table:table-cell>
          <table:table-cell table:style-name="ce5" table:formula="of:=IF(ISBLANK([.AI178]);&quot;&quot;;ROUND([.AI178];0)-ROUND([.$B178];0))" office:value-type="float" office:value="9" calcext:value-type="float">
            <text:p>9</text:p>
          </table:table-cell>
          <table:table-cell table:style-name="ce17" table:formula="of:=IF(ISBLANK([.AI178]);&quot;&quot;;([.AJ178]/[.$B178])*100)" office:value-type="float" office:value="47.3684210526316" calcext:value-type="float">
            <text:p>47.4</text:p>
          </table:table-cell>
          <table:table-cell table:style-name="ce5" table:formula="of:=IF(AND(NOT(ISBLANK([.AJ178]));([.AJ178]=0);SUM(COUNTIF([.$I178];0);COUNTIF([.$R178];0);COUNTIF([.$AA178];0);COUNTIF([.$AJ17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0h.tst</text:p>
          </table:table-cell>
          <table:table-cell table:formula="of:=MIN([.H179];[.Q179];[.Z179];[.AI179])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C179:.G179])" office:value-type="float" office:value="1" calcext:value-type="float">
            <text:p>1</text:p>
          </table:table-cell>
          <table:table-cell table:style-name="ce5" table:formula="of:=IF(ISBLANK([.H179]);&quot;&quot;;ROUND([.H179];0)-ROUND([.$B179];0))" office:value-type="float" office:value="0" calcext:value-type="float">
            <text:p>0</text:p>
          </table:table-cell>
          <table:table-cell table:style-name="ce17" table:formula="of:=IF(ISBLANK([.H179]);&quot;&quot;;([.I179]/[.$B179])*100)" office:value-type="float" office:value="0" calcext:value-type="float">
            <text:p>0.0</text:p>
          </table:table-cell>
          <table:table-cell table:style-name="ce5" table:formula="of:=IF(AND(NOT(ISBLANK([.I179]));([.I179]=0);SUM(COUNTIF([.$I179];0);COUNTIF([.$R179];0);COUNTIF([.$AA179];0);COUNTIF([.$AJ179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L179:.P179])" office:value-type="float" office:value="1" calcext:value-type="float">
            <text:p>1</text:p>
          </table:table-cell>
          <table:table-cell table:style-name="ce5" table:formula="of:=IF(ISBLANK([.Q179]);&quot;&quot;;ROUND([.Q179];0)-ROUND([.$B179];0))" office:value-type="float" office:value="0" calcext:value-type="float">
            <text:p>0</text:p>
          </table:table-cell>
          <table:table-cell table:style-name="ce17" table:formula="of:=IF(ISBLANK([.Q179]);&quot;&quot;;([.R179]/[.$B179])*100)" office:value-type="float" office:value="0" calcext:value-type="float">
            <text:p>0.0</text:p>
          </table:table-cell>
          <table:table-cell table:style-name="ce5" table:formula="of:=IF(AND(NOT(ISBLANK([.R179]));([.R179]=0);SUM(COUNTIF([.$I179];0);COUNTIF([.$R179];0);COUNTIF([.$AA179];0);COUNTIF([.$AJ179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U179:.Y179])" office:value-type="float" office:value="1" calcext:value-type="float">
            <text:p>1</text:p>
          </table:table-cell>
          <table:table-cell table:style-name="ce5" table:formula="of:=IF(ISBLANK([.Z179]);&quot;&quot;;ROUND([.Z179];0)-ROUND([.$B179];0))" office:value-type="float" office:value="0" calcext:value-type="float">
            <text:p>0</text:p>
          </table:table-cell>
          <table:table-cell table:style-name="ce17" table:formula="of:=IF(ISBLANK([.Z179]);&quot;&quot;;([.AA179]/[.$B179])*100)" office:value-type="float" office:value="0" calcext:value-type="float">
            <text:p>0.0</text:p>
          </table:table-cell>
          <table:table-cell table:style-name="ce5" table:formula="of:=IF(AND(NOT(ISBLANK([.AA179]));([.AA179]=0);SUM(COUNTIF([.$I179];0);COUNTIF([.$R179];0);COUNTIF([.$AA179];0);COUNTIF([.$AJ179];0))=1);&quot;Y&quot;;&quot;&quot;)">
            <text:p/>
          </table:table-cell>
          <table:table-cell table:number-columns-repeated="5" office:value-type="float" office:value="1" calcext:value-type="float">
            <text:p>1</text:p>
          </table:table-cell>
          <table:table-cell table:style-name="ce5" table:formula="of:=AVERAGE([.AD179:.AH179])" office:value-type="float" office:value="1" calcext:value-type="float">
            <text:p>1</text:p>
          </table:table-cell>
          <table:table-cell table:style-name="ce5" table:formula="of:=IF(ISBLANK([.AI179]);&quot;&quot;;ROUND([.AI179];0)-ROUND([.$B179];0))" office:value-type="float" office:value="0" calcext:value-type="float">
            <text:p>0</text:p>
          </table:table-cell>
          <table:table-cell table:style-name="ce17" table:formula="of:=IF(ISBLANK([.AI179]);&quot;&quot;;([.AJ179]/[.$B179])*100)" office:value-type="float" office:value="0" calcext:value-type="float">
            <text:p>0.0</text:p>
          </table:table-cell>
          <table:table-cell table:style-name="ce5" table:formula="of:=IF(AND(NOT(ISBLANK([.AJ179]));([.AJ179]=0);SUM(COUNTIF([.$I179];0);COUNTIF([.$R179];0);COUNTIF([.$AA179];0);COUNTIF([.$AJ17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1a.tst</text:p>
          </table:table-cell>
          <table:table-cell table:formula="of:=MIN([.H180];[.Q180];[.Z180];[.AI180])" office:value-type="float" office:value="18.8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5" table:formula="of:=AVERAGE([.C180:.G180])" office:value-type="float" office:value="18.8" calcext:value-type="float">
            <text:p>19</text:p>
          </table:table-cell>
          <table:table-cell table:style-name="ce5" table:formula="of:=IF(ISBLANK([.H180]);&quot;&quot;;ROUND([.H180];0)-ROUND([.$B180];0))" office:value-type="float" office:value="0" calcext:value-type="float">
            <text:p>0</text:p>
          </table:table-cell>
          <table:table-cell table:style-name="ce17" table:formula="of:=IF(ISBLANK([.H180]);&quot;&quot;;([.I180]/[.$B180])*100)" office:value-type="float" office:value="0" calcext:value-type="float">
            <text:p>0.0</text:p>
          </table:table-cell>
          <table:table-cell table:style-name="ce5" table:formula="of:=IF(AND(NOT(ISBLANK([.I180]));([.I180]=0);SUM(COUNTIF([.$I180];0);COUNTIF([.$R180];0);COUNTIF([.$AA180];0);COUNTIF([.$AJ180];0))=1);&quot;Y&quot;;&quot;&quot;)">
            <text:p/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" table:formula="of:=AVERAGE([.L180:.P180])" office:value-type="float" office:value="19.2" calcext:value-type="float">
            <text:p>19</text:p>
          </table:table-cell>
          <table:table-cell table:style-name="ce5" table:formula="of:=IF(ISBLANK([.Q180]);&quot;&quot;;ROUND([.Q180];0)-ROUND([.$B180];0))" office:value-type="float" office:value="0" calcext:value-type="float">
            <text:p>0</text:p>
          </table:table-cell>
          <table:table-cell table:style-name="ce17" table:formula="of:=IF(ISBLANK([.Q180]);&quot;&quot;;([.R180]/[.$B180])*100)" office:value-type="float" office:value="0" calcext:value-type="float">
            <text:p>0.0</text:p>
          </table:table-cell>
          <table:table-cell table:style-name="ce5" table:formula="of:=IF(AND(NOT(ISBLANK([.R180]));([.R180]=0);SUM(COUNTIF([.$I180];0);COUNTIF([.$R180];0);COUNTIF([.$AA180];0);COUNTIF([.$AJ180];0))=1);&quot;Y&quot;;&quot;&quot;)">
            <text:p/>
          </table:table-cell>
          <table:table-cell table:number-columns-repeated="5" office:value-type="float" office:value="19" calcext:value-type="float">
            <text:p>19</text:p>
          </table:table-cell>
          <table:table-cell table:style-name="ce5" table:formula="of:=AVERAGE([.U180:.Y180])" office:value-type="float" office:value="19" calcext:value-type="float">
            <text:p>19</text:p>
          </table:table-cell>
          <table:table-cell table:style-name="ce5" table:formula="of:=IF(ISBLANK([.Z180]);&quot;&quot;;ROUND([.Z180];0)-ROUND([.$B180];0))" office:value-type="float" office:value="0" calcext:value-type="float">
            <text:p>0</text:p>
          </table:table-cell>
          <table:table-cell table:style-name="ce17" table:formula="of:=IF(ISBLANK([.Z180]);&quot;&quot;;([.AA180]/[.$B180])*100)" office:value-type="float" office:value="0" calcext:value-type="float">
            <text:p>0.0</text:p>
          </table:table-cell>
          <table:table-cell table:style-name="ce5" table:formula="of:=IF(AND(NOT(ISBLANK([.AA180]));([.AA180]=0);SUM(COUNTIF([.$I180];0);COUNTIF([.$R180];0);COUNTIF([.$AA180];0);COUNTIF([.$AJ180];0))=1);&quot;Y&quot;;&quot;&quot;)">
            <text:p/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style-name="ce5" table:formula="of:=AVERAGE([.AD180:.AH180])" office:value-type="float" office:value="28.8" calcext:value-type="float">
            <text:p>29</text:p>
          </table:table-cell>
          <table:table-cell table:style-name="ce5" table:formula="of:=IF(ISBLANK([.AI180]);&quot;&quot;;ROUND([.AI180];0)-ROUND([.$B180];0))" office:value-type="float" office:value="10" calcext:value-type="float">
            <text:p>10</text:p>
          </table:table-cell>
          <table:table-cell table:style-name="ce17" table:formula="of:=IF(ISBLANK([.AI180]);&quot;&quot;;([.AJ180]/[.$B180])*100)" office:value-type="float" office:value="53.1914893617021" calcext:value-type="float">
            <text:p>53.2</text:p>
          </table:table-cell>
          <table:table-cell table:style-name="ce5" table:formula="of:=IF(AND(NOT(ISBLANK([.AJ180]));([.AJ180]=0);SUM(COUNTIF([.$I180];0);COUNTIF([.$R180];0);COUNTIF([.$AA180];0);COUNTIF([.$AJ18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1b.tst</text:p>
          </table:table-cell>
          <table:table-cell table:formula="of:=MIN([.H181];[.Q181];[.Z181];[.AI181])" office:value-type="float" office:value="8.6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table:formula="of:=AVERAGE([.C181:.G181])" office:value-type="float" office:value="8.8" calcext:value-type="float">
            <text:p>9</text:p>
          </table:table-cell>
          <table:table-cell table:style-name="ce5" table:formula="of:=IF(ISBLANK([.H181]);&quot;&quot;;ROUND([.H181];0)-ROUND([.$B181];0))" office:value-type="float" office:value="0" calcext:value-type="float">
            <text:p>0</text:p>
          </table:table-cell>
          <table:table-cell table:style-name="ce17" table:formula="of:=IF(ISBLANK([.H181]);&quot;&quot;;([.I181]/[.$B181])*100)" office:value-type="float" office:value="0" calcext:value-type="float">
            <text:p>0.0</text:p>
          </table:table-cell>
          <table:table-cell table:style-name="ce5" table:formula="of:=IF(AND(NOT(ISBLANK([.I181]));([.I181]=0);SUM(COUNTIF([.$I181];0);COUNTIF([.$R181];0);COUNTIF([.$AA181];0);COUNTIF([.$AJ181];0))=1);&quot;Y&quot;;&quot;&quot;)">
            <text:p/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" table:formula="of:=AVERAGE([.L181:.P181])" office:value-type="float" office:value="8.6" calcext:value-type="float">
            <text:p>9</text:p>
          </table:table-cell>
          <table:table-cell table:style-name="ce5" table:formula="of:=IF(ISBLANK([.Q181]);&quot;&quot;;ROUND([.Q181];0)-ROUND([.$B181];0))" office:value-type="float" office:value="0" calcext:value-type="float">
            <text:p>0</text:p>
          </table:table-cell>
          <table:table-cell table:style-name="ce17" table:formula="of:=IF(ISBLANK([.Q181]);&quot;&quot;;([.R181]/[.$B181])*100)" office:value-type="float" office:value="0" calcext:value-type="float">
            <text:p>0.0</text:p>
          </table:table-cell>
          <table:table-cell table:style-name="ce5" table:formula="of:=IF(AND(NOT(ISBLANK([.R181]));([.R181]=0);SUM(COUNTIF([.$I181];0);COUNTIF([.$R181];0);COUNTIF([.$AA181];0);COUNTIF([.$AJ181];0))=1);&quot;Y&quot;;&quot;&quot;)">
            <text:p/>
          </table:table-cell>
          <table:table-cell table:number-columns-repeated="5" office:value-type="float" office:value="9" calcext:value-type="float">
            <text:p>9</text:p>
          </table:table-cell>
          <table:table-cell table:style-name="ce5" table:formula="of:=AVERAGE([.U181:.Y181])" office:value-type="float" office:value="9" calcext:value-type="float">
            <text:p>9</text:p>
          </table:table-cell>
          <table:table-cell table:style-name="ce5" table:formula="of:=IF(ISBLANK([.Z181]);&quot;&quot;;ROUND([.Z181];0)-ROUND([.$B181];0))" office:value-type="float" office:value="0" calcext:value-type="float">
            <text:p>0</text:p>
          </table:table-cell>
          <table:table-cell table:style-name="ce17" table:formula="of:=IF(ISBLANK([.Z181]);&quot;&quot;;([.AA181]/[.$B181])*100)" office:value-type="float" office:value="0" calcext:value-type="float">
            <text:p>0.0</text:p>
          </table:table-cell>
          <table:table-cell table:style-name="ce5" table:formula="of:=IF(AND(NOT(ISBLANK([.AA181]));([.AA181]=0);SUM(COUNTIF([.$I181];0);COUNTIF([.$R181];0);COUNTIF([.$AA181];0);COUNTIF([.$AJ181];0))=1);&quot;Y&quot;;&quot;&quot;)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5" table:formula="of:=AVERAGE([.AD181:.AH181])" office:value-type="float" office:value="15.8" calcext:value-type="float">
            <text:p>16</text:p>
          </table:table-cell>
          <table:table-cell table:style-name="ce5" table:formula="of:=IF(ISBLANK([.AI181]);&quot;&quot;;ROUND([.AI181];0)-ROUND([.$B181];0))" office:value-type="float" office:value="7" calcext:value-type="float">
            <text:p>7</text:p>
          </table:table-cell>
          <table:table-cell table:style-name="ce17" table:formula="of:=IF(ISBLANK([.AI181]);&quot;&quot;;([.AJ181]/[.$B181])*100)" office:value-type="float" office:value="81.3953488372093" calcext:value-type="float">
            <text:p>81.4</text:p>
          </table:table-cell>
          <table:table-cell table:style-name="ce5" table:formula="of:=IF(AND(NOT(ISBLANK([.AJ181]));([.AJ181]=0);SUM(COUNTIF([.$I181];0);COUNTIF([.$R181];0);COUNTIF([.$AA181];0);COUNTIF([.$AJ18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1c.tst</text:p>
          </table:table-cell>
          <table:table-cell table:formula="of:=MIN([.H182];[.Q182];[.Z182];[.AI182])" office:value-type="float" office:value="174.6" calcext:value-type="float">
            <text:p>175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174" calcext:value-type="float">
            <text:p>174</text:p>
          </table:table-cell>
          <table:table-cell table:style-name="ce5" table:formula="of:=AVERAGE([.C182:.G182])" office:value-type="float" office:value="174.6" calcext:value-type="float">
            <text:p>175</text:p>
          </table:table-cell>
          <table:table-cell table:style-name="ce5" table:formula="of:=IF(ISBLANK([.H182]);&quot;&quot;;ROUND([.H182];0)-ROUND([.$B182];0))" office:value-type="float" office:value="0" calcext:value-type="float">
            <text:p>0</text:p>
          </table:table-cell>
          <table:table-cell table:style-name="ce17" table:formula="of:=IF(ISBLANK([.H182]);&quot;&quot;;([.I182]/[.$B182])*100)" office:value-type="float" office:value="0" calcext:value-type="float">
            <text:p>0.0</text:p>
          </table:table-cell>
          <table:table-cell table:style-name="ce5" table:formula="of:=IF(AND(NOT(ISBLANK([.I182]));([.I182]=0);SUM(COUNTIF([.$I182];0);COUNTIF([.$R182];0);COUNTIF([.$AA182];0);COUNTIF([.$AJ182];0))=1);&quot;Y&quot;;&quot;&quot;)">
            <text:p/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table:style-name="ce5" table:formula="of:=AVERAGE([.L182:.P182])" office:value-type="float" office:value="192.8" calcext:value-type="float">
            <text:p>193</text:p>
          </table:table-cell>
          <table:table-cell table:style-name="ce5" table:formula="of:=IF(ISBLANK([.Q182]);&quot;&quot;;ROUND([.Q182];0)-ROUND([.$B182];0))" office:value-type="float" office:value="18" calcext:value-type="float">
            <text:p>18</text:p>
          </table:table-cell>
          <table:table-cell table:style-name="ce17" table:formula="of:=IF(ISBLANK([.Q182]);&quot;&quot;;([.R182]/[.$B182])*100)" office:value-type="float" office:value="10.3092783505155" calcext:value-type="float">
            <text:p>10.3</text:p>
          </table:table-cell>
          <table:table-cell table:style-name="ce5" table:formula="of:=IF(AND(NOT(ISBLANK([.R182]));([.R182]=0);SUM(COUNTIF([.$I182];0);COUNTIF([.$R182];0);COUNTIF([.$AA182];0);COUNTIF([.$AJ182];0))=1);&quot;Y&quot;;&quot;&quot;)">
            <text:p/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175" calcext:value-type="float">
            <text:p>175</text:p>
          </table:table-cell>
          <table:table-cell table:style-name="ce5" table:formula="of:=AVERAGE([.U182:.Y182])" office:value-type="float" office:value="175.4" calcext:value-type="float">
            <text:p>175</text:p>
          </table:table-cell>
          <table:table-cell table:style-name="ce5" table:formula="of:=IF(ISBLANK([.Z182]);&quot;&quot;;ROUND([.Z182];0)-ROUND([.$B182];0))" office:value-type="float" office:value="0" calcext:value-type="float">
            <text:p>0</text:p>
          </table:table-cell>
          <table:table-cell table:style-name="ce17" table:formula="of:=IF(ISBLANK([.Z182]);&quot;&quot;;([.AA182]/[.$B182])*100)" office:value-type="float" office:value="0" calcext:value-type="float">
            <text:p>0.0</text:p>
          </table:table-cell>
          <table:table-cell table:style-name="ce5" table:formula="of:=IF(AND(NOT(ISBLANK([.AA182]));([.AA182]=0);SUM(COUNTIF([.$I182];0);COUNTIF([.$R182];0);COUNTIF([.$AA182];0);COUNTIF([.$AJ182];0))=1);&quot;Y&quot;;&quot;&quot;)">
            <text:p/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211" calcext:value-type="float">
            <text:p>211</text:p>
          </table:table-cell>
          <table:table-cell table:style-name="ce5" table:formula="of:=AVERAGE([.AD182:.AH182])" office:value-type="float" office:value="204.2" calcext:value-type="float">
            <text:p>204</text:p>
          </table:table-cell>
          <table:table-cell table:style-name="ce5" table:formula="of:=IF(ISBLANK([.AI182]);&quot;&quot;;ROUND([.AI182];0)-ROUND([.$B182];0))" office:value-type="float" office:value="29" calcext:value-type="float">
            <text:p>29</text:p>
          </table:table-cell>
          <table:table-cell table:style-name="ce17" table:formula="of:=IF(ISBLANK([.AI182]);&quot;&quot;;([.AJ182]/[.$B182])*100)" office:value-type="float" office:value="16.6093928980527" calcext:value-type="float">
            <text:p>16.6</text:p>
          </table:table-cell>
          <table:table-cell table:style-name="ce5" table:formula="of:=IF(AND(NOT(ISBLANK([.AJ182]));([.AJ182]=0);SUM(COUNTIF([.$I182];0);COUNTIF([.$R182];0);COUNTIF([.$AA182];0);COUNTIF([.$AJ18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1d.tst</text:p>
          </table:table-cell>
          <table:table-cell table:formula="of:=MIN([.H183];[.Q183];[.Z183];[.AI183])" office:value-type="float" office:value="13.2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style-name="ce5" table:formula="of:=AVERAGE([.C183:.G183])" office:value-type="float" office:value="13.2" calcext:value-type="float">
            <text:p>13</text:p>
          </table:table-cell>
          <table:table-cell table:style-name="ce5" table:formula="of:=IF(ISBLANK([.H183]);&quot;&quot;;ROUND([.H183];0)-ROUND([.$B183];0))" office:value-type="float" office:value="0" calcext:value-type="float">
            <text:p>0</text:p>
          </table:table-cell>
          <table:table-cell table:style-name="ce17" table:formula="of:=IF(ISBLANK([.H183]);&quot;&quot;;([.I183]/[.$B183])*100)" office:value-type="float" office:value="0" calcext:value-type="float">
            <text:p>0.0</text:p>
          </table:table-cell>
          <table:table-cell table:style-name="ce5" table:formula="of:=IF(AND(NOT(ISBLANK([.I183]));([.I183]=0);SUM(COUNTIF([.$I183];0);COUNTIF([.$R183];0);COUNTIF([.$AA183];0);COUNTIF([.$AJ183];0))=1);&quot;Y&quot;;&quot;&quot;)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style-name="ce5" table:formula="of:=AVERAGE([.L183:.P183])" office:value-type="float" office:value="13.2" calcext:value-type="float">
            <text:p>13</text:p>
          </table:table-cell>
          <table:table-cell table:style-name="ce5" table:formula="of:=IF(ISBLANK([.Q183]);&quot;&quot;;ROUND([.Q183];0)-ROUND([.$B183];0))" office:value-type="float" office:value="0" calcext:value-type="float">
            <text:p>0</text:p>
          </table:table-cell>
          <table:table-cell table:style-name="ce17" table:formula="of:=IF(ISBLANK([.Q183]);&quot;&quot;;([.R183]/[.$B183])*100)" office:value-type="float" office:value="0" calcext:value-type="float">
            <text:p>0.0</text:p>
          </table:table-cell>
          <table:table-cell table:style-name="ce5" table:formula="of:=IF(AND(NOT(ISBLANK([.R183]));([.R183]=0);SUM(COUNTIF([.$I183];0);COUNTIF([.$R183];0);COUNTIF([.$AA183];0);COUNTIF([.$AJ183];0))=1);&quot;Y&quot;;&quot;&quot;)">
            <text:p/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5" table:formula="of:=AVERAGE([.U183:.Y183])" office:value-type="float" office:value="13.6" calcext:value-type="float">
            <text:p>14</text:p>
          </table:table-cell>
          <table:table-cell table:style-name="ce5" table:formula="of:=IF(ISBLANK([.Z183]);&quot;&quot;;ROUND([.Z183];0)-ROUND([.$B183];0))" office:value-type="float" office:value="1" calcext:value-type="float">
            <text:p>1</text:p>
          </table:table-cell>
          <table:table-cell table:style-name="ce17" table:formula="of:=IF(ISBLANK([.Z183]);&quot;&quot;;([.AA183]/[.$B183])*100)" office:value-type="float" office:value="7.57575757575758" calcext:value-type="float">
            <text:p>7.6</text:p>
          </table:table-cell>
          <table:table-cell table:style-name="ce5" table:formula="of:=IF(AND(NOT(ISBLANK([.AA183]));([.AA183]=0);SUM(COUNTIF([.$I183];0);COUNTIF([.$R183];0);COUNTIF([.$AA183];0);COUNTIF([.$AJ183];0))=1);&quot;Y&quot;;&quot;&quot;)">
            <text:p/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table:formula="of:=AVERAGE([.AD183:.AH183])" office:value-type="float" office:value="22.8" calcext:value-type="float">
            <text:p>23</text:p>
          </table:table-cell>
          <table:table-cell table:style-name="ce5" table:formula="of:=IF(ISBLANK([.AI183]);&quot;&quot;;ROUND([.AI183];0)-ROUND([.$B183];0))" office:value-type="float" office:value="10" calcext:value-type="float">
            <text:p>10</text:p>
          </table:table-cell>
          <table:table-cell table:style-name="ce17" table:formula="of:=IF(ISBLANK([.AI183]);&quot;&quot;;([.AJ183]/[.$B183])*100)" office:value-type="float" office:value="75.7575757575758" calcext:value-type="float">
            <text:p>75.8</text:p>
          </table:table-cell>
          <table:table-cell table:style-name="ce5" table:formula="of:=IF(AND(NOT(ISBLANK([.AJ183]));([.AJ183]=0);SUM(COUNTIF([.$I183];0);COUNTIF([.$R183];0);COUNTIF([.$AA183];0);COUNTIF([.$AJ18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2a.tst</text:p>
          </table:table-cell>
          <table:table-cell table:formula="of:=MIN([.H184];[.Q184];[.Z184];[.AI184])" office:value-type="float" office:value="455.2" calcext:value-type="float">
            <text:p>455</text:p>
          </table:table-cell>
          <table:table-cell office:value-type="float" office:value="459" calcext:value-type="float">
            <text:p>459</text:p>
          </table:table-cell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49" calcext:value-type="float">
            <text:p>449</text:p>
          </table:table-cell>
          <table:table-cell office:value-type="float" office:value="456" calcext:value-type="float">
            <text:p>456</text:p>
          </table:table-cell>
          <table:table-cell table:style-name="ce5" table:formula="of:=AVERAGE([.C184:.G184])" office:value-type="float" office:value="455.2" calcext:value-type="float">
            <text:p>455</text:p>
          </table:table-cell>
          <table:table-cell table:style-name="ce5" table:formula="of:=IF(ISBLANK([.H184]);&quot;&quot;;ROUND([.H184];0)-ROUND([.$B184];0))" office:value-type="float" office:value="0" calcext:value-type="float">
            <text:p>0</text:p>
          </table:table-cell>
          <table:table-cell table:style-name="ce17" table:formula="of:=IF(ISBLANK([.H184]);&quot;&quot;;([.I184]/[.$B184])*100)" office:value-type="float" office:value="0" calcext:value-type="float">
            <text:p>0.0</text:p>
          </table:table-cell>
          <table:table-cell table:style-name="ce5" table:formula="of:=IF(AND(NOT(ISBLANK([.I184]));([.I184]=0);SUM(COUNTIF([.$I184];0);COUNTIF([.$R184];0);COUNTIF([.$AA184];0);COUNTIF([.$AJ184];0))=1);&quot;Y&quot;;&quot;&quot;)" office:value-type="string" office:string-value="Y" calcext:value-type="string">
            <text:p>Y</text:p>
          </table:table-cell>
          <table:table-cell office:value-type="float" office:value="801" calcext:value-type="float">
            <text:p>801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811" calcext:value-type="float">
            <text:p>811</text:p>
          </table:table-cell>
          <table:table-cell office:value-type="float" office:value="807" calcext:value-type="float">
            <text:p>807</text:p>
          </table:table-cell>
          <table:table-cell table:style-name="ce5" table:formula="of:=AVERAGE([.L184:.P184])" office:value-type="float" office:value="807.6" calcext:value-type="float">
            <text:p>808</text:p>
          </table:table-cell>
          <table:table-cell table:style-name="ce5" table:formula="of:=IF(ISBLANK([.Q184]);&quot;&quot;;ROUND([.Q184];0)-ROUND([.$B184];0))" office:value-type="float" office:value="353" calcext:value-type="float">
            <text:p>353</text:p>
          </table:table-cell>
          <table:table-cell table:style-name="ce17" table:formula="of:=IF(ISBLANK([.Q184]);&quot;&quot;;([.R184]/[.$B184])*100)" office:value-type="float" office:value="77.5483304042179" calcext:value-type="float">
            <text:p>77.5</text:p>
          </table:table-cell>
          <table:table-cell table:style-name="ce5" table:formula="of:=IF(AND(NOT(ISBLANK([.R184]));([.R184]=0);SUM(COUNTIF([.$I184];0);COUNTIF([.$R184];0);COUNTIF([.$AA184];0);COUNTIF([.$AJ184];0))=1);&quot;Y&quot;;&quot;&quot;)">
            <text:p/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 office:value-type="float" office:value="448" calcext:value-type="float">
            <text:p>448</text:p>
          </table:table-cell>
          <table:table-cell office:value-type="float" office:value="465" calcext:value-type="float">
            <text:p>465</text:p>
          </table:table-cell>
          <table:table-cell office:value-type="float" office:value="454" calcext:value-type="float">
            <text:p>454</text:p>
          </table:table-cell>
          <table:table-cell table:style-name="ce5" table:formula="of:=AVERAGE([.U184:.Y184])" office:value-type="float" office:value="455.8" calcext:value-type="float">
            <text:p>456</text:p>
          </table:table-cell>
          <table:table-cell table:style-name="ce5" table:formula="of:=IF(ISBLANK([.Z184]);&quot;&quot;;ROUND([.Z184];0)-ROUND([.$B184];0))" office:value-type="float" office:value="1" calcext:value-type="float">
            <text:p>1</text:p>
          </table:table-cell>
          <table:table-cell table:style-name="ce17" table:formula="of:=IF(ISBLANK([.Z184]);&quot;&quot;;([.AA184]/[.$B184])*100)" office:value-type="float" office:value="0.219683655536028" calcext:value-type="float">
            <text:p>0.2</text:p>
          </table:table-cell>
          <table:table-cell table:style-name="ce5" table:formula="of:=IF(AND(NOT(ISBLANK([.AA184]));([.AA184]=0);SUM(COUNTIF([.$I184];0);COUNTIF([.$R184];0);COUNTIF([.$AA184];0);COUNTIF([.$AJ184];0))=1);&quot;Y&quot;;&quot;&quot;)">
            <text:p/>
          </table:table-cell>
          <table:table-cell office:value-type="float" office:value="497" calcext:value-type="float">
            <text:p>497</text:p>
          </table:table-cell>
          <table:table-cell office:value-type="float" office:value="489" calcext:value-type="float">
            <text:p>489</text:p>
          </table:table-cell>
          <table:table-cell office:value-type="float" office:value="510" calcext:value-type="float">
            <text:p>510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table:style-name="ce5" table:formula="of:=AVERAGE([.AD184:.AH184])" office:value-type="float" office:value="508.6" calcext:value-type="float">
            <text:p>509</text:p>
          </table:table-cell>
          <table:table-cell table:style-name="ce5" table:formula="of:=IF(ISBLANK([.AI184]);&quot;&quot;;ROUND([.AI184];0)-ROUND([.$B184];0))" office:value-type="float" office:value="54" calcext:value-type="float">
            <text:p>54</text:p>
          </table:table-cell>
          <table:table-cell table:style-name="ce17" table:formula="of:=IF(ISBLANK([.AI184]);&quot;&quot;;([.AJ184]/[.$B184])*100)" office:value-type="float" office:value="11.8629173989455" calcext:value-type="float">
            <text:p>11.9</text:p>
          </table:table-cell>
          <table:table-cell table:style-name="ce5" table:formula="of:=IF(AND(NOT(ISBLANK([.AJ184]));([.AJ184]=0);SUM(COUNTIF([.$I184];0);COUNTIF([.$R184];0);COUNTIF([.$AA184];0);COUNTIF([.$AJ18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2b.tst</text:p>
          </table:table-cell>
          <table:table-cell table:formula="of:=MIN([.H185];[.Q185];[.Z185];[.AI185])" office:value-type="float" office:value="773.6" calcext:value-type="float">
            <text:p>774</text:p>
          </table:table-cell>
          <table:table-cell office:value-type="float" office:value="778" calcext:value-type="float">
            <text:p>778</text:p>
          </table:table-cell>
          <table:table-cell office:value-type="float" office:value="777" calcext:value-type="float">
            <text:p>777</text:p>
          </table:table-cell>
          <table:table-cell office:value-type="float" office:value="775" calcext:value-type="float">
            <text:p>775</text:p>
          </table:table-cell>
          <table:table-cell office:value-type="float" office:value="770" calcext:value-type="float">
            <text:p>770</text:p>
          </table:table-cell>
          <table:table-cell office:value-type="float" office:value="768" calcext:value-type="float">
            <text:p>768</text:p>
          </table:table-cell>
          <table:table-cell table:style-name="ce5" table:formula="of:=AVERAGE([.C185:.G185])" office:value-type="float" office:value="773.6" calcext:value-type="float">
            <text:p>774</text:p>
          </table:table-cell>
          <table:table-cell table:style-name="ce5" table:formula="of:=IF(ISBLANK([.H185]);&quot;&quot;;ROUND([.H185];0)-ROUND([.$B185];0))" office:value-type="float" office:value="0" calcext:value-type="float">
            <text:p>0</text:p>
          </table:table-cell>
          <table:table-cell table:style-name="ce17" table:formula="of:=IF(ISBLANK([.H185]);&quot;&quot;;([.I185]/[.$B185])*100)" office:value-type="float" office:value="0" calcext:value-type="float">
            <text:p>0.0</text:p>
          </table:table-cell>
          <table:table-cell table:style-name="ce5" table:formula="of:=IF(AND(NOT(ISBLANK([.I185]));([.I185]=0);SUM(COUNTIF([.$I185];0);COUNTIF([.$R185];0);COUNTIF([.$AA185];0);COUNTIF([.$AJ185];0))=1);&quot;Y&quot;;&quot;&quot;)">
            <text:p/>
          </table:table-cell>
          <table:table-cell office:value-type="float" office:value="1228" calcext:value-type="float">
            <text:p>1228</text:p>
          </table:table-cell>
          <table:table-cell office:value-type="float" office:value="1209" calcext:value-type="float">
            <text:p>1209</text:p>
          </table:table-cell>
          <table:table-cell office:value-type="float" office:value="1226" calcext:value-type="float">
            <text:p>1226</text:p>
          </table:table-cell>
          <table:table-cell office:value-type="float" office:value="1227" calcext:value-type="float">
            <text:p>1227</text:p>
          </table:table-cell>
          <table:table-cell office:value-type="float" office:value="1228" calcext:value-type="float">
            <text:p>1228</text:p>
          </table:table-cell>
          <table:table-cell table:style-name="ce5" table:formula="of:=AVERAGE([.L185:.P185])" office:value-type="float" office:value="1223.6" calcext:value-type="float">
            <text:p>1224</text:p>
          </table:table-cell>
          <table:table-cell table:style-name="ce5" table:formula="of:=IF(ISBLANK([.Q185]);&quot;&quot;;ROUND([.Q185];0)-ROUND([.$B185];0))" office:value-type="float" office:value="450" calcext:value-type="float">
            <text:p>450</text:p>
          </table:table-cell>
          <table:table-cell table:style-name="ce17" table:formula="of:=IF(ISBLANK([.Q185]);&quot;&quot;;([.R185]/[.$B185])*100)" office:value-type="float" office:value="58.1695966907963" calcext:value-type="float">
            <text:p>58.2</text:p>
          </table:table-cell>
          <table:table-cell table:style-name="ce5" table:formula="of:=IF(AND(NOT(ISBLANK([.R185]));([.R185]=0);SUM(COUNTIF([.$I185];0);COUNTIF([.$R185];0);COUNTIF([.$AA185];0);COUNTIF([.$AJ185];0))=1);&quot;Y&quot;;&quot;&quot;)">
            <text:p/>
          </table:table-cell>
          <table:table-cell office:value-type="float" office:value="788" calcext:value-type="float">
            <text:p>788</text:p>
          </table:table-cell>
          <table:table-cell office:value-type="float" office:value="772" calcext:value-type="float">
            <text:p>772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768" calcext:value-type="float">
            <text:p>768</text:p>
          </table:table-cell>
          <table:table-cell table:style-name="ce5" table:formula="of:=AVERAGE([.U185:.Y185])" office:value-type="float" office:value="774.4" calcext:value-type="float">
            <text:p>774</text:p>
          </table:table-cell>
          <table:table-cell table:style-name="ce5" table:formula="of:=IF(ISBLANK([.Z185]);&quot;&quot;;ROUND([.Z185];0)-ROUND([.$B185];0))" office:value-type="float" office:value="0" calcext:value-type="float">
            <text:p>0</text:p>
          </table:table-cell>
          <table:table-cell table:style-name="ce17" table:formula="of:=IF(ISBLANK([.Z185]);&quot;&quot;;([.AA185]/[.$B185])*100)" office:value-type="float" office:value="0" calcext:value-type="float">
            <text:p>0.0</text:p>
          </table:table-cell>
          <table:table-cell table:style-name="ce5" table:formula="of:=IF(AND(NOT(ISBLANK([.AA185]));([.AA185]=0);SUM(COUNTIF([.$I185];0);COUNTIF([.$R185];0);COUNTIF([.$AA185];0);COUNTIF([.$AJ185];0))=1);&quot;Y&quot;;&quot;&quot;)">
            <text:p/>
          </table:table-cell>
          <table:table-cell office:value-type="float" office:value="848" calcext:value-type="float">
            <text:p>848</text:p>
          </table:table-cell>
          <table:table-cell office:value-type="float" office:value="832" calcext:value-type="float">
            <text:p>832</text:p>
          </table:table-cell>
          <table:table-cell office:value-type="float" office:value="856" calcext:value-type="float">
            <text:p>856</text:p>
          </table:table-cell>
          <table:table-cell office:value-type="float" office:value="886" calcext:value-type="float">
            <text:p>886</text:p>
          </table:table-cell>
          <table:table-cell office:value-type="float" office:value="898" calcext:value-type="float">
            <text:p>898</text:p>
          </table:table-cell>
          <table:table-cell table:style-name="ce5" table:formula="of:=AVERAGE([.AD185:.AH185])" office:value-type="float" office:value="864" calcext:value-type="float">
            <text:p>864</text:p>
          </table:table-cell>
          <table:table-cell table:style-name="ce5" table:formula="of:=IF(ISBLANK([.AI185]);&quot;&quot;;ROUND([.AI185];0)-ROUND([.$B185];0))" office:value-type="float" office:value="90" calcext:value-type="float">
            <text:p>90</text:p>
          </table:table-cell>
          <table:table-cell table:style-name="ce17" table:formula="of:=IF(ISBLANK([.AI185]);&quot;&quot;;([.AJ185]/[.$B185])*100)" office:value-type="float" office:value="11.6339193381593" calcext:value-type="float">
            <text:p>11.6</text:p>
          </table:table-cell>
          <table:table-cell table:style-name="ce5" table:formula="of:=IF(AND(NOT(ISBLANK([.AJ185]));([.AJ185]=0);SUM(COUNTIF([.$I185];0);COUNTIF([.$R185];0);COUNTIF([.$AA185];0);COUNTIF([.$AJ18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2c.tst</text:p>
          </table:table-cell>
          <table:table-cell table:formula="of:=MIN([.H186];[.Q186];[.Z186];[.AI186])" office:value-type="float" office:value="341.8" calcext:value-type="float">
            <text:p>342</text:p>
          </table:table-cell>
          <table:table-cell office:value-type="float" office:value="342" calcext:value-type="float">
            <text:p>342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float" office:value="339" calcext:value-type="float">
            <text:p>339</text:p>
          </table:table-cell>
          <table:table-cell office:value-type="float" office:value="342" calcext:value-type="float">
            <text:p>342</text:p>
          </table:table-cell>
          <table:table-cell table:style-name="ce5" table:formula="of:=AVERAGE([.C186:.G186])" office:value-type="float" office:value="341.8" calcext:value-type="float">
            <text:p>342</text:p>
          </table:table-cell>
          <table:table-cell table:style-name="ce5" table:formula="of:=IF(ISBLANK([.H186]);&quot;&quot;;ROUND([.H186];0)-ROUND([.$B186];0))" office:value-type="float" office:value="0" calcext:value-type="float">
            <text:p>0</text:p>
          </table:table-cell>
          <table:table-cell table:style-name="ce17" table:formula="of:=IF(ISBLANK([.H186]);&quot;&quot;;([.I186]/[.$B186])*100)" office:value-type="float" office:value="0" calcext:value-type="float">
            <text:p>0.0</text:p>
          </table:table-cell>
          <table:table-cell table:style-name="ce5" table:formula="of:=IF(AND(NOT(ISBLANK([.I186]));([.I186]=0);SUM(COUNTIF([.$I186];0);COUNTIF([.$R186];0);COUNTIF([.$AA186];0);COUNTIF([.$AJ186];0))=1);&quot;Y&quot;;&quot;&quot;)" office:value-type="string" office:string-value="Y" calcext:value-type="string">
            <text:p>Y</text:p>
          </table:table-cell>
          <table:table-cell office:value-type="float" office:value="419" calcext:value-type="float">
            <text:p>419</text:p>
          </table:table-cell>
          <table:table-cell office:value-type="float" office:value="410" calcext:value-type="float">
            <text:p>410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office:value-type="float" office:value="417" calcext:value-type="float">
            <text:p>417</text:p>
          </table:table-cell>
          <table:table-cell table:style-name="ce5" table:formula="of:=AVERAGE([.L186:.P186])" office:value-type="float" office:value="413" calcext:value-type="float">
            <text:p>413</text:p>
          </table:table-cell>
          <table:table-cell table:style-name="ce5" table:formula="of:=IF(ISBLANK([.Q186]);&quot;&quot;;ROUND([.Q186];0)-ROUND([.$B186];0))" office:value-type="float" office:value="71" calcext:value-type="float">
            <text:p>71</text:p>
          </table:table-cell>
          <table:table-cell table:style-name="ce17" table:formula="of:=IF(ISBLANK([.Q186]);&quot;&quot;;([.R186]/[.$B186])*100)" office:value-type="float" office:value="20.7723815096548" calcext:value-type="float">
            <text:p>20.8</text:p>
          </table:table-cell>
          <table:table-cell table:style-name="ce5" table:formula="of:=IF(AND(NOT(ISBLANK([.R186]));([.R186]=0);SUM(COUNTIF([.$I186];0);COUNTIF([.$R186];0);COUNTIF([.$AA186];0);COUNTIF([.$AJ186];0))=1);&quot;Y&quot;;&quot;&quot;)">
            <text:p/>
          </table:table-cell>
          <table:table-cell table:number-columns-repeated="2" office:value-type="float" office:value="349" calcext:value-type="float">
            <text:p>349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float" office:value="343" calcext:value-type="float">
            <text:p>343</text:p>
          </table:table-cell>
          <table:table-cell table:style-name="ce5" table:formula="of:=AVERAGE([.U186:.Y186])" office:value-type="float" office:value="344.6" calcext:value-type="float">
            <text:p>345</text:p>
          </table:table-cell>
          <table:table-cell table:style-name="ce5" table:formula="of:=IF(ISBLANK([.Z186]);&quot;&quot;;ROUND([.Z186];0)-ROUND([.$B186];0))" office:value-type="float" office:value="3" calcext:value-type="float">
            <text:p>3</text:p>
          </table:table-cell>
          <table:table-cell table:style-name="ce17" table:formula="of:=IF(ISBLANK([.Z186]);&quot;&quot;;([.AA186]/[.$B186])*100)" office:value-type="float" office:value="0.877706260971328" calcext:value-type="float">
            <text:p>0.9</text:p>
          </table:table-cell>
          <table:table-cell table:style-name="ce5" table:formula="of:=IF(AND(NOT(ISBLANK([.AA186]));([.AA186]=0);SUM(COUNTIF([.$I186];0);COUNTIF([.$R186];0);COUNTIF([.$AA186];0);COUNTIF([.$AJ186];0))=1);&quot;Y&quot;;&quot;&quot;)">
            <text:p/>
          </table:table-cell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  <table:table-cell office:value-type="float" office:value="397" calcext:value-type="float">
            <text:p>397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table:style-name="ce5" table:formula="of:=AVERAGE([.AD186:.AH186])" office:value-type="float" office:value="389.6" calcext:value-type="float">
            <text:p>390</text:p>
          </table:table-cell>
          <table:table-cell table:style-name="ce5" table:formula="of:=IF(ISBLANK([.AI186]);&quot;&quot;;ROUND([.AI186];0)-ROUND([.$B186];0))" office:value-type="float" office:value="48" calcext:value-type="float">
            <text:p>48</text:p>
          </table:table-cell>
          <table:table-cell table:style-name="ce17" table:formula="of:=IF(ISBLANK([.AI186]);&quot;&quot;;([.AJ186]/[.$B186])*100)" office:value-type="float" office:value="14.0433001755413" calcext:value-type="float">
            <text:p>14.0</text:p>
          </table:table-cell>
          <table:table-cell table:style-name="ce5" table:formula="of:=IF(AND(NOT(ISBLANK([.AJ186]));([.AJ186]=0);SUM(COUNTIF([.$I186];0);COUNTIF([.$R186];0);COUNTIF([.$AA186];0);COUNTIF([.$AJ18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2d.tst</text:p>
          </table:table-cell>
          <table:table-cell table:formula="of:=MIN([.H187];[.Q187];[.Z187];[.AI187])" office:value-type="float" office:value="276.8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table:style-name="ce5" table:formula="of:=AVERAGE([.C187:.G187])" office:value-type="float" office:value="276.8" calcext:value-type="float">
            <text:p>277</text:p>
          </table:table-cell>
          <table:table-cell table:style-name="ce5" table:formula="of:=IF(ISBLANK([.H187]);&quot;&quot;;ROUND([.H187];0)-ROUND([.$B187];0))" office:value-type="float" office:value="0" calcext:value-type="float">
            <text:p>0</text:p>
          </table:table-cell>
          <table:table-cell table:style-name="ce17" table:formula="of:=IF(ISBLANK([.H187]);&quot;&quot;;([.I187]/[.$B187])*100)" office:value-type="float" office:value="0" calcext:value-type="float">
            <text:p>0.0</text:p>
          </table:table-cell>
          <table:table-cell table:style-name="ce5" table:formula="of:=IF(AND(NOT(ISBLANK([.I187]));([.I187]=0);SUM(COUNTIF([.$I187];0);COUNTIF([.$R187];0);COUNTIF([.$AA187];0);COUNTIF([.$AJ187];0))=1);&quot;Y&quot;;&quot;&quot;)" office:value-type="string" office:string-value="Y" calcext:value-type="string">
            <text:p>Y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94" calcext:value-type="float">
            <text:p>294</text:p>
          </table:table-cell>
          <table:table-cell table:style-name="ce5" table:formula="of:=AVERAGE([.L187:.P187])" office:value-type="float" office:value="283" calcext:value-type="float">
            <text:p>283</text:p>
          </table:table-cell>
          <table:table-cell table:style-name="ce5" table:formula="of:=IF(ISBLANK([.Q187]);&quot;&quot;;ROUND([.Q187];0)-ROUND([.$B187];0))" office:value-type="float" office:value="6" calcext:value-type="float">
            <text:p>6</text:p>
          </table:table-cell>
          <table:table-cell table:style-name="ce17" table:formula="of:=IF(ISBLANK([.Q187]);&quot;&quot;;([.R187]/[.$B187])*100)" office:value-type="float" office:value="2.16763005780347" calcext:value-type="float">
            <text:p>2.2</text:p>
          </table:table-cell>
          <table:table-cell table:style-name="ce5" table:formula="of:=IF(AND(NOT(ISBLANK([.R187]));([.R187]=0);SUM(COUNTIF([.$I187];0);COUNTIF([.$R187];0);COUNTIF([.$AA187];0);COUNTIF([.$AJ187];0))=1);&quot;Y&quot;;&quot;&quot;)">
            <text:p/>
          </table:table-cell>
          <table:table-cell office:value-type="float" office:value="288" calcext:value-type="float">
            <text:p>288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table:style-name="ce5" table:formula="of:=AVERAGE([.U187:.Y187])" office:value-type="float" office:value="279.8" calcext:value-type="float">
            <text:p>280</text:p>
          </table:table-cell>
          <table:table-cell table:style-name="ce5" table:formula="of:=IF(ISBLANK([.Z187]);&quot;&quot;;ROUND([.Z187];0)-ROUND([.$B187];0))" office:value-type="float" office:value="3" calcext:value-type="float">
            <text:p>3</text:p>
          </table:table-cell>
          <table:table-cell table:style-name="ce17" table:formula="of:=IF(ISBLANK([.Z187]);&quot;&quot;;([.AA187]/[.$B187])*100)" office:value-type="float" office:value="1.08381502890173" calcext:value-type="float">
            <text:p>1.1</text:p>
          </table:table-cell>
          <table:table-cell table:style-name="ce5" table:formula="of:=IF(AND(NOT(ISBLANK([.AA187]));([.AA187]=0);SUM(COUNTIF([.$I187];0);COUNTIF([.$R187];0);COUNTIF([.$AA187];0);COUNTIF([.$AJ187];0))=1);&quot;Y&quot;;&quot;&quot;)">
            <text:p/>
          </table:table-cell>
          <table:table-cell office:value-type="float" office:value="299" calcext:value-type="float">
            <text:p>299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table:style-name="ce5" table:formula="of:=AVERAGE([.AD187:.AH187])" office:value-type="float" office:value="309" calcext:value-type="float">
            <text:p>309</text:p>
          </table:table-cell>
          <table:table-cell table:style-name="ce5" table:formula="of:=IF(ISBLANK([.AI187]);&quot;&quot;;ROUND([.AI187];0)-ROUND([.$B187];0))" office:value-type="float" office:value="32" calcext:value-type="float">
            <text:p>32</text:p>
          </table:table-cell>
          <table:table-cell table:style-name="ce17" table:formula="of:=IF(ISBLANK([.AI187]);&quot;&quot;;([.AJ187]/[.$B187])*100)" office:value-type="float" office:value="11.5606936416185" calcext:value-type="float">
            <text:p>11.6</text:p>
          </table:table-cell>
          <table:table-cell table:style-name="ce5" table:formula="of:=IF(AND(NOT(ISBLANK([.AJ187]));([.AJ187]=0);SUM(COUNTIF([.$I187];0);COUNTIF([.$R187];0);COUNTIF([.$AA187];0);COUNTIF([.$AJ18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2e.tst</text:p>
          </table:table-cell>
          <table:table-cell table:formula="of:=MIN([.H188];[.Q188];[.Z188];[.AI188])" office:value-type="float" office:value="332.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table:style-name="ce5" table:formula="of:=AVERAGE([.C188:.G188])" office:value-type="float" office:value="332.2" calcext:value-type="float">
            <text:p>332</text:p>
          </table:table-cell>
          <table:table-cell table:style-name="ce5" table:formula="of:=IF(ISBLANK([.H188]);&quot;&quot;;ROUND([.H188];0)-ROUND([.$B188];0))" office:value-type="float" office:value="0" calcext:value-type="float">
            <text:p>0</text:p>
          </table:table-cell>
          <table:table-cell table:style-name="ce17" table:formula="of:=IF(ISBLANK([.H188]);&quot;&quot;;([.I188]/[.$B188])*100)" office:value-type="float" office:value="0" calcext:value-type="float">
            <text:p>0.0</text:p>
          </table:table-cell>
          <table:table-cell table:style-name="ce5" table:formula="of:=IF(AND(NOT(ISBLANK([.I188]));([.I188]=0);SUM(COUNTIF([.$I188];0);COUNTIF([.$R188];0);COUNTIF([.$AA188];0);COUNTIF([.$AJ188];0))=1);&quot;Y&quot;;&quot;&quot;)" office:value-type="string" office:string-value="Y" calcext:value-type="string">
            <text:p>Y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383" calcext:value-type="float">
            <text:p>383</text:p>
          </table:table-cell>
          <table:table-cell office:value-type="float" office:value="395" calcext:value-type="float">
            <text:p>395</text:p>
          </table:table-cell>
          <table:table-cell table:style-name="ce5" table:formula="of:=AVERAGE([.L188:.P188])" office:value-type="float" office:value="383.6" calcext:value-type="float">
            <text:p>384</text:p>
          </table:table-cell>
          <table:table-cell table:style-name="ce5" table:formula="of:=IF(ISBLANK([.Q188]);&quot;&quot;;ROUND([.Q188];0)-ROUND([.$B188];0))" office:value-type="float" office:value="52" calcext:value-type="float">
            <text:p>52</text:p>
          </table:table-cell>
          <table:table-cell table:style-name="ce17" table:formula="of:=IF(ISBLANK([.Q188]);&quot;&quot;;([.R188]/[.$B188])*100)" office:value-type="float" office:value="15.6532209512342" calcext:value-type="float">
            <text:p>15.7</text:p>
          </table:table-cell>
          <table:table-cell table:style-name="ce5" table:formula="of:=IF(AND(NOT(ISBLANK([.R188]));([.R188]=0);SUM(COUNTIF([.$I188];0);COUNTIF([.$R188];0);COUNTIF([.$AA188];0);COUNTIF([.$AJ188];0))=1);&quot;Y&quot;;&quot;&quot;)">
            <text:p/>
          </table:table-cell>
          <table:table-cell office:value-type="float" office:value="342" calcext:value-type="float">
            <text:p>342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table:style-name="ce5" table:formula="of:=AVERAGE([.U188:.Y188])" office:value-type="float" office:value="334.6" calcext:value-type="float">
            <text:p>335</text:p>
          </table:table-cell>
          <table:table-cell table:style-name="ce5" table:formula="of:=IF(ISBLANK([.Z188]);&quot;&quot;;ROUND([.Z188];0)-ROUND([.$B188];0))" office:value-type="float" office:value="3" calcext:value-type="float">
            <text:p>3</text:p>
          </table:table-cell>
          <table:table-cell table:style-name="ce17" table:formula="of:=IF(ISBLANK([.Z188]);&quot;&quot;;([.AA188]/[.$B188])*100)" office:value-type="float" office:value="0.903070439494281" calcext:value-type="float">
            <text:p>0.9</text:p>
          </table:table-cell>
          <table:table-cell table:style-name="ce5" table:formula="of:=IF(AND(NOT(ISBLANK([.AA188]));([.AA188]=0);SUM(COUNTIF([.$I188];0);COUNTIF([.$R188];0);COUNTIF([.$AA188];0);COUNTIF([.$AJ188];0))=1);&quot;Y&quot;;&quot;&quot;)">
            <text:p/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380" calcext:value-type="float">
            <text:p>380</text:p>
          </table:table-cell>
          <table:table-cell office:value-type="float" office:value="384" calcext:value-type="float">
            <text:p>384</text:p>
          </table:table-cell>
          <table:table-cell office:value-type="float" office:value="380" calcext:value-type="float">
            <text:p>380</text:p>
          </table:table-cell>
          <table:table-cell table:style-name="ce5" table:formula="of:=AVERAGE([.AD188:.AH188])" office:value-type="float" office:value="377" calcext:value-type="float">
            <text:p>377</text:p>
          </table:table-cell>
          <table:table-cell table:style-name="ce5" table:formula="of:=IF(ISBLANK([.AI188]);&quot;&quot;;ROUND([.AI188];0)-ROUND([.$B188];0))" office:value-type="float" office:value="45" calcext:value-type="float">
            <text:p>45</text:p>
          </table:table-cell>
          <table:table-cell table:style-name="ce17" table:formula="of:=IF(ISBLANK([.AI188]);&quot;&quot;;([.AJ188]/[.$B188])*100)" office:value-type="float" office:value="13.5460565924142" calcext:value-type="float">
            <text:p>13.5</text:p>
          </table:table-cell>
          <table:table-cell table:style-name="ce5" table:formula="of:=IF(AND(NOT(ISBLANK([.AJ188]));([.AJ188]=0);SUM(COUNTIF([.$I188];0);COUNTIF([.$R188];0);COUNTIF([.$AA188];0);COUNTIF([.$AJ18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2f.tst</text:p>
          </table:table-cell>
          <table:table-cell table:formula="of:=MIN([.H189];[.Q189];[.Z189];[.AI189])" office:value-type="float" office:value="519.4" calcext:value-type="float">
            <text:p>519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27" calcext:value-type="float">
            <text:p>527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style-name="ce5" table:formula="of:=AVERAGE([.C189:.G189])" office:value-type="float" office:value="519.4" calcext:value-type="float">
            <text:p>519</text:p>
          </table:table-cell>
          <table:table-cell table:style-name="ce5" table:formula="of:=IF(ISBLANK([.H189]);&quot;&quot;;ROUND([.H189];0)-ROUND([.$B189];0))" office:value-type="float" office:value="0" calcext:value-type="float">
            <text:p>0</text:p>
          </table:table-cell>
          <table:table-cell table:style-name="ce17" table:formula="of:=IF(ISBLANK([.H189]);&quot;&quot;;([.I189]/[.$B189])*100)" office:value-type="float" office:value="0" calcext:value-type="float">
            <text:p>0.0</text:p>
          </table:table-cell>
          <table:table-cell table:style-name="ce5" table:formula="of:=IF(AND(NOT(ISBLANK([.I189]));([.I189]=0);SUM(COUNTIF([.$I189];0);COUNTIF([.$R189];0);COUNTIF([.$AA189];0);COUNTIF([.$AJ189];0))=1);&quot;Y&quot;;&quot;&quot;)" office:value-type="string" office:string-value="Y" calcext:value-type="string">
            <text:p>Y</text:p>
          </table:table-cell>
          <table:table-cell table:number-columns-repeated="2" office:value-type="float" office:value="711" calcext:value-type="float">
            <text:p>711</text:p>
          </table:table-cell>
          <table:table-cell office:value-type="float" office:value="713" calcext:value-type="float">
            <text:p>713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table:style-name="ce5" table:formula="of:=AVERAGE([.L189:.P189])" office:value-type="float" office:value="714" calcext:value-type="float">
            <text:p>714</text:p>
          </table:table-cell>
          <table:table-cell table:style-name="ce5" table:formula="of:=IF(ISBLANK([.Q189]);&quot;&quot;;ROUND([.Q189];0)-ROUND([.$B189];0))" office:value-type="float" office:value="195" calcext:value-type="float">
            <text:p>195</text:p>
          </table:table-cell>
          <table:table-cell table:style-name="ce17" table:formula="of:=IF(ISBLANK([.Q189]);&quot;&quot;;([.R189]/[.$B189])*100)" office:value-type="float" office:value="37.5433192144782" calcext:value-type="float">
            <text:p>37.5</text:p>
          </table:table-cell>
          <table:table-cell table:style-name="ce5" table:formula="of:=IF(AND(NOT(ISBLANK([.R189]));([.R189]=0);SUM(COUNTIF([.$I189];0);COUNTIF([.$R189];0);COUNTIF([.$AA189];0);COUNTIF([.$AJ189];0))=1);&quot;Y&quot;;&quot;&quot;)">
            <text:p/>
          </table:table-cell>
          <table:table-cell office:value-type="float" office:value="528" calcext:value-type="float">
            <text:p>528</text:p>
          </table:table-cell>
          <table:table-cell office:value-type="float" office:value="519" calcext:value-type="float">
            <text:p>519</text:p>
          </table:table-cell>
          <table:table-cell office:value-type="float" office:value="515" calcext:value-type="float">
            <text:p>515</text:p>
          </table:table-cell>
          <table:table-cell office:value-type="float" office:value="517" calcext:value-type="float">
            <text:p>517</text:p>
          </table:table-cell>
          <table:table-cell office:value-type="float" office:value="532" calcext:value-type="float">
            <text:p>532</text:p>
          </table:table-cell>
          <table:table-cell table:style-name="ce5" table:formula="of:=AVERAGE([.U189:.Y189])" office:value-type="float" office:value="522.2" calcext:value-type="float">
            <text:p>522</text:p>
          </table:table-cell>
          <table:table-cell table:style-name="ce5" table:formula="of:=IF(ISBLANK([.Z189]);&quot;&quot;;ROUND([.Z189];0)-ROUND([.$B189];0))" office:value-type="float" office:value="3" calcext:value-type="float">
            <text:p>3</text:p>
          </table:table-cell>
          <table:table-cell table:style-name="ce17" table:formula="of:=IF(ISBLANK([.Z189]);&quot;&quot;;([.AA189]/[.$B189])*100)" office:value-type="float" office:value="0.577589526376588" calcext:value-type="float">
            <text:p>0.6</text:p>
          </table:table-cell>
          <table:table-cell table:style-name="ce5" table:formula="of:=IF(AND(NOT(ISBLANK([.AA189]));([.AA189]=0);SUM(COUNTIF([.$I189];0);COUNTIF([.$R189];0);COUNTIF([.$AA189];0);COUNTIF([.$AJ189];0))=1);&quot;Y&quot;;&quot;&quot;)">
            <text:p/>
          </table:table-cell>
          <table:table-cell office:value-type="float" office:value="571" calcext:value-type="float">
            <text:p>571</text:p>
          </table:table-cell>
          <table:table-cell office:value-type="float" office:value="563" calcext:value-type="float">
            <text:p>563</text:p>
          </table:table-cell>
          <table:table-cell office:value-type="float" office:value="590" calcext:value-type="float">
            <text:p>590</text:p>
          </table:table-cell>
          <table:table-cell office:value-type="float" office:value="645" calcext:value-type="float">
            <text:p>645</text:p>
          </table:table-cell>
          <table:table-cell office:value-type="float" office:value="592" calcext:value-type="float">
            <text:p>592</text:p>
          </table:table-cell>
          <table:table-cell table:style-name="ce5" table:formula="of:=AVERAGE([.AD189:.AH189])" office:value-type="float" office:value="592.2" calcext:value-type="float">
            <text:p>592</text:p>
          </table:table-cell>
          <table:table-cell table:style-name="ce5" table:formula="of:=IF(ISBLANK([.AI189]);&quot;&quot;;ROUND([.AI189];0)-ROUND([.$B189];0))" office:value-type="float" office:value="73" calcext:value-type="float">
            <text:p>73</text:p>
          </table:table-cell>
          <table:table-cell table:style-name="ce17" table:formula="of:=IF(ISBLANK([.AI189]);&quot;&quot;;([.AJ189]/[.$B189])*100)" office:value-type="float" office:value="14.0546784751637" calcext:value-type="float">
            <text:p>14.1</text:p>
          </table:table-cell>
          <table:table-cell table:style-name="ce5" table:formula="of:=IF(AND(NOT(ISBLANK([.AJ189]));([.AJ189]=0);SUM(COUNTIF([.$I189];0);COUNTIF([.$R189];0);COUNTIF([.$AA189];0);COUNTIF([.$AJ18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3a.tst</text:p>
          </table:table-cell>
          <table:table-cell table:formula="of:=MIN([.H190];[.Q190];[.Z190];[.AI190])" office:value-type="float" office:value="56.6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style-name="ce5" table:formula="of:=AVERAGE([.C190:.G190])" office:value-type="float" office:value="56.6" calcext:value-type="float">
            <text:p>57</text:p>
          </table:table-cell>
          <table:table-cell table:style-name="ce5" table:formula="of:=IF(ISBLANK([.H190]);&quot;&quot;;ROUND([.H190];0)-ROUND([.$B190];0))" office:value-type="float" office:value="0" calcext:value-type="float">
            <text:p>0</text:p>
          </table:table-cell>
          <table:table-cell table:style-name="ce17" table:formula="of:=IF(ISBLANK([.H190]);&quot;&quot;;([.I190]/[.$B190])*100)" office:value-type="float" office:value="0" calcext:value-type="float">
            <text:p>0.0</text:p>
          </table:table-cell>
          <table:table-cell table:style-name="ce5" table:formula="of:=IF(AND(NOT(ISBLANK([.I190]));([.I190]=0);SUM(COUNTIF([.$I190];0);COUNTIF([.$R190];0);COUNTIF([.$AA190];0);COUNTIF([.$AJ190];0))=1);&quot;Y&quot;;&quot;&quot;)">
            <text:p/>
          </table:table-cell>
          <table:table-cell table:number-columns-repeated="5" office:value-type="float" office:value="60" calcext:value-type="float">
            <text:p>60</text:p>
          </table:table-cell>
          <table:table-cell table:style-name="ce5" table:formula="of:=AVERAGE([.L190:.P190])" office:value-type="float" office:value="60" calcext:value-type="float">
            <text:p>60</text:p>
          </table:table-cell>
          <table:table-cell table:style-name="ce5" table:formula="of:=IF(ISBLANK([.Q190]);&quot;&quot;;ROUND([.Q190];0)-ROUND([.$B190];0))" office:value-type="float" office:value="3" calcext:value-type="float">
            <text:p>3</text:p>
          </table:table-cell>
          <table:table-cell table:style-name="ce17" table:formula="of:=IF(ISBLANK([.Q190]);&quot;&quot;;([.R190]/[.$B190])*100)" office:value-type="float" office:value="5.30035335689046" calcext:value-type="float">
            <text:p>5.3</text:p>
          </table:table-cell>
          <table:table-cell table:style-name="ce5" table:formula="of:=IF(AND(NOT(ISBLANK([.R190]));([.R190]=0);SUM(COUNTIF([.$I190];0);COUNTIF([.$R190];0);COUNTIF([.$AA190];0);COUNTIF([.$AJ190];0))=1);&quot;Y&quot;;&quot;&quot;)">
            <text:p/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5" table:formula="of:=AVERAGE([.U190:.Y190])" office:value-type="float" office:value="56.6" calcext:value-type="float">
            <text:p>57</text:p>
          </table:table-cell>
          <table:table-cell table:style-name="ce5" table:formula="of:=IF(ISBLANK([.Z190]);&quot;&quot;;ROUND([.Z190];0)-ROUND([.$B190];0))" office:value-type="float" office:value="0" calcext:value-type="float">
            <text:p>0</text:p>
          </table:table-cell>
          <table:table-cell table:style-name="ce17" table:formula="of:=IF(ISBLANK([.Z190]);&quot;&quot;;([.AA190]/[.$B190])*100)" office:value-type="float" office:value="0" calcext:value-type="float">
            <text:p>0.0</text:p>
          </table:table-cell>
          <table:table-cell table:style-name="ce5" table:formula="of:=IF(AND(NOT(ISBLANK([.AA190]));([.AA190]=0);SUM(COUNTIF([.$I190];0);COUNTIF([.$R190];0);COUNTIF([.$AA190];0);COUNTIF([.$AJ190];0))=1);&quot;Y&quot;;&quot;&quot;)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5" table:formula="of:=AVERAGE([.AD190:.AH190])" office:value-type="float" office:value="72.6" calcext:value-type="float">
            <text:p>73</text:p>
          </table:table-cell>
          <table:table-cell table:style-name="ce5" table:formula="of:=IF(ISBLANK([.AI190]);&quot;&quot;;ROUND([.AI190];0)-ROUND([.$B190];0))" office:value-type="float" office:value="16" calcext:value-type="float">
            <text:p>16</text:p>
          </table:table-cell>
          <table:table-cell table:style-name="ce17" table:formula="of:=IF(ISBLANK([.AI190]);&quot;&quot;;([.AJ190]/[.$B190])*100)" office:value-type="float" office:value="28.2685512367491" calcext:value-type="float">
            <text:p>28.3</text:p>
          </table:table-cell>
          <table:table-cell table:style-name="ce5" table:formula="of:=IF(AND(NOT(ISBLANK([.AJ190]));([.AJ190]=0);SUM(COUNTIF([.$I190];0);COUNTIF([.$R190];0);COUNTIF([.$AA190];0);COUNTIF([.$AJ19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3b.tst</text:p>
          </table:table-cell>
          <table:table-cell table:formula="of:=MIN([.H191];[.Q191];[.Z191];[.AI191])" office:value-type="float" office:value="80.2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5" table:formula="of:=AVERAGE([.C191:.G191])" office:value-type="float" office:value="81" calcext:value-type="float">
            <text:p>81</text:p>
          </table:table-cell>
          <table:table-cell table:style-name="ce5" table:formula="of:=IF(ISBLANK([.H191]);&quot;&quot;;ROUND([.H191];0)-ROUND([.$B191];0))" office:value-type="float" office:value="1" calcext:value-type="float">
            <text:p>1</text:p>
          </table:table-cell>
          <table:table-cell table:style-name="ce17" table:formula="of:=IF(ISBLANK([.H191]);&quot;&quot;;([.I191]/[.$B191])*100)" office:value-type="float" office:value="1.24688279301746" calcext:value-type="float">
            <text:p>1.2</text:p>
          </table:table-cell>
          <table:table-cell table:style-name="ce5" table:formula="of:=IF(AND(NOT(ISBLANK([.I191]));([.I191]=0);SUM(COUNTIF([.$I191];0);COUNTIF([.$R191];0);COUNTIF([.$AA191];0);COUNTIF([.$AJ191];0))=1);&quot;Y&quot;;&quot;&quot;)">
            <text:p/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5" table:formula="of:=AVERAGE([.L191:.P191])" office:value-type="float" office:value="80.2" calcext:value-type="float">
            <text:p>80</text:p>
          </table:table-cell>
          <table:table-cell table:style-name="ce5" table:formula="of:=IF(ISBLANK([.Q191]);&quot;&quot;;ROUND([.Q191];0)-ROUND([.$B191];0))" office:value-type="float" office:value="0" calcext:value-type="float">
            <text:p>0</text:p>
          </table:table-cell>
          <table:table-cell table:style-name="ce17" table:formula="of:=IF(ISBLANK([.Q191]);&quot;&quot;;([.R191]/[.$B191])*100)" office:value-type="float" office:value="0" calcext:value-type="float">
            <text:p>0.0</text:p>
          </table:table-cell>
          <table:table-cell table:style-name="ce5" table:formula="of:=IF(AND(NOT(ISBLANK([.R191]));([.R191]=0);SUM(COUNTIF([.$I191];0);COUNTIF([.$R191];0);COUNTIF([.$AA191];0);COUNTIF([.$AJ191];0))=1);&quot;Y&quot;;&quot;&quot;)">
            <text:p/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style-name="ce5" table:formula="of:=AVERAGE([.U191:.Y191])" office:value-type="float" office:value="80.4" calcext:value-type="float">
            <text:p>80</text:p>
          </table:table-cell>
          <table:table-cell table:style-name="ce5" table:formula="of:=IF(ISBLANK([.Z191]);&quot;&quot;;ROUND([.Z191];0)-ROUND([.$B191];0))" office:value-type="float" office:value="0" calcext:value-type="float">
            <text:p>0</text:p>
          </table:table-cell>
          <table:table-cell table:style-name="ce17" table:formula="of:=IF(ISBLANK([.Z191]);&quot;&quot;;([.AA191]/[.$B191])*100)" office:value-type="float" office:value="0" calcext:value-type="float">
            <text:p>0.0</text:p>
          </table:table-cell>
          <table:table-cell table:style-name="ce5" table:formula="of:=IF(AND(NOT(ISBLANK([.AA191]));([.AA191]=0);SUM(COUNTIF([.$I191];0);COUNTIF([.$R191];0);COUNTIF([.$AA191];0);COUNTIF([.$AJ191];0))=1);&quot;Y&quot;;&quot;&quot;)">
            <text:p/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table:style-name="ce5" table:formula="of:=AVERAGE([.AD191:.AH191])" office:value-type="float" office:value="96.2" calcext:value-type="float">
            <text:p>96</text:p>
          </table:table-cell>
          <table:table-cell table:style-name="ce5" table:formula="of:=IF(ISBLANK([.AI191]);&quot;&quot;;ROUND([.AI191];0)-ROUND([.$B191];0))" office:value-type="float" office:value="16" calcext:value-type="float">
            <text:p>16</text:p>
          </table:table-cell>
          <table:table-cell table:style-name="ce17" table:formula="of:=IF(ISBLANK([.AI191]);&quot;&quot;;([.AJ191]/[.$B191])*100)" office:value-type="float" office:value="19.9501246882793" calcext:value-type="float">
            <text:p>20.0</text:p>
          </table:table-cell>
          <table:table-cell table:style-name="ce5" table:formula="of:=IF(AND(NOT(ISBLANK([.AJ191]));([.AJ191]=0);SUM(COUNTIF([.$I191];0);COUNTIF([.$R191];0);COUNTIF([.$AA191];0);COUNTIF([.$AJ19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3c.tst</text:p>
          </table:table-cell>
          <table:table-cell table:formula="of:=MIN([.H192];[.Q192];[.Z192];[.AI192])" office:value-type="float" office:value="582.2" calcext:value-type="float">
            <text:p>582</text:p>
          </table:table-cell>
          <table:table-cell office:value-type="float" office:value="577" calcext:value-type="float">
            <text:p>577</text:p>
          </table:table-cell>
          <table:table-cell office:value-type="float" office:value="581" calcext:value-type="float">
            <text:p>581</text:p>
          </table:table-cell>
          <table:table-cell office:value-type="float" office:value="584" calcext:value-type="float">
            <text:p>584</text:p>
          </table:table-cell>
          <table:table-cell office:value-type="float" office:value="579" calcext:value-type="float">
            <text:p>579</text:p>
          </table:table-cell>
          <table:table-cell office:value-type="float" office:value="590" calcext:value-type="float">
            <text:p>590</text:p>
          </table:table-cell>
          <table:table-cell table:style-name="ce5" table:formula="of:=AVERAGE([.C192:.G192])" office:value-type="float" office:value="582.2" calcext:value-type="float">
            <text:p>582</text:p>
          </table:table-cell>
          <table:table-cell table:style-name="ce5" table:formula="of:=IF(ISBLANK([.H192]);&quot;&quot;;ROUND([.H192];0)-ROUND([.$B192];0))" office:value-type="float" office:value="0" calcext:value-type="float">
            <text:p>0</text:p>
          </table:table-cell>
          <table:table-cell table:style-name="ce17" table:formula="of:=IF(ISBLANK([.H192]);&quot;&quot;;([.I192]/[.$B192])*100)" office:value-type="float" office:value="0" calcext:value-type="float">
            <text:p>0.0</text:p>
          </table:table-cell>
          <table:table-cell table:style-name="ce5" table:formula="of:=IF(AND(NOT(ISBLANK([.I192]));([.I192]=0);SUM(COUNTIF([.$I192];0);COUNTIF([.$R192];0);COUNTIF([.$AA192];0);COUNTIF([.$AJ192];0))=1);&quot;Y&quot;;&quot;&quot;)" office:value-type="string" office:string-value="Y" calcext:value-type="string">
            <text:p>Y</text:p>
          </table:table-cell>
          <table:table-cell office:value-type="float" office:value="728" calcext:value-type="float">
            <text:p>728</text:p>
          </table:table-cell>
          <table:table-cell office:value-type="float" office:value="718" calcext:value-type="float">
            <text:p>718</text:p>
          </table:table-cell>
          <table:table-cell office:value-type="float" office:value="715" calcext:value-type="float">
            <text:p>715</text:p>
          </table:table-cell>
          <table:table-cell office:value-type="float" office:value="722" calcext:value-type="float">
            <text:p>722</text:p>
          </table:table-cell>
          <table:table-cell office:value-type="float" office:value="726" calcext:value-type="float">
            <text:p>726</text:p>
          </table:table-cell>
          <table:table-cell table:style-name="ce5" table:formula="of:=AVERAGE([.L192:.P192])" office:value-type="float" office:value="721.8" calcext:value-type="float">
            <text:p>722</text:p>
          </table:table-cell>
          <table:table-cell table:style-name="ce5" table:formula="of:=IF(ISBLANK([.Q192]);&quot;&quot;;ROUND([.Q192];0)-ROUND([.$B192];0))" office:value-type="float" office:value="140" calcext:value-type="float">
            <text:p>140</text:p>
          </table:table-cell>
          <table:table-cell table:style-name="ce17" table:formula="of:=IF(ISBLANK([.Q192]);&quot;&quot;;([.R192]/[.$B192])*100)" office:value-type="float" office:value="24.0467193404328" calcext:value-type="float">
            <text:p>24.0</text:p>
          </table:table-cell>
          <table:table-cell table:style-name="ce5" table:formula="of:=IF(AND(NOT(ISBLANK([.R192]));([.R192]=0);SUM(COUNTIF([.$I192];0);COUNTIF([.$R192];0);COUNTIF([.$AA192];0);COUNTIF([.$AJ192];0))=1);&quot;Y&quot;;&quot;&quot;)">
            <text:p/>
          </table:table-cell>
          <table:table-cell office:value-type="float" office:value="596" calcext:value-type="float">
            <text:p>596</text:p>
          </table:table-cell>
          <table:table-cell office:value-type="float" office:value="586" calcext:value-type="float">
            <text:p>586</text:p>
          </table:table-cell>
          <table:table-cell office:value-type="float" office:value="578" calcext:value-type="float">
            <text:p>578</text:p>
          </table:table-cell>
          <table:table-cell office:value-type="float" office:value="576" calcext:value-type="float">
            <text:p>576</text:p>
          </table:table-cell>
          <table:table-cell office:value-type="float" office:value="582" calcext:value-type="float">
            <text:p>582</text:p>
          </table:table-cell>
          <table:table-cell table:style-name="ce5" table:formula="of:=AVERAGE([.U192:.Y192])" office:value-type="float" office:value="583.6" calcext:value-type="float">
            <text:p>584</text:p>
          </table:table-cell>
          <table:table-cell table:style-name="ce5" table:formula="of:=IF(ISBLANK([.Z192]);&quot;&quot;;ROUND([.Z192];0)-ROUND([.$B192];0))" office:value-type="float" office:value="2" calcext:value-type="float">
            <text:p>2</text:p>
          </table:table-cell>
          <table:table-cell table:style-name="ce17" table:formula="of:=IF(ISBLANK([.Z192]);&quot;&quot;;([.AA192]/[.$B192])*100)" office:value-type="float" office:value="0.343524562006183" calcext:value-type="float">
            <text:p>0.3</text:p>
          </table:table-cell>
          <table:table-cell table:style-name="ce5" table:formula="of:=IF(AND(NOT(ISBLANK([.AA192]));([.AA192]=0);SUM(COUNTIF([.$I192];0);COUNTIF([.$R192];0);COUNTIF([.$AA192];0);COUNTIF([.$AJ192];0))=1);&quot;Y&quot;;&quot;&quot;)">
            <text:p/>
          </table:table-cell>
          <table:table-cell office:value-type="float" office:value="637" calcext:value-type="float">
            <text:p>637</text:p>
          </table:table-cell>
          <table:table-cell office:value-type="float" office:value="641" calcext:value-type="float">
            <text:p>641</text:p>
          </table:table-cell>
          <table:table-cell office:value-type="float" office:value="654" calcext:value-type="float">
            <text:p>654</text:p>
          </table:table-cell>
          <table:table-cell office:value-type="float" office:value="697" calcext:value-type="float">
            <text:p>697</text:p>
          </table:table-cell>
          <table:table-cell office:value-type="float" office:value="691" calcext:value-type="float">
            <text:p>691</text:p>
          </table:table-cell>
          <table:table-cell table:style-name="ce5" table:formula="of:=AVERAGE([.AD192:.AH192])" office:value-type="float" office:value="664" calcext:value-type="float">
            <text:p>664</text:p>
          </table:table-cell>
          <table:table-cell table:style-name="ce5" table:formula="of:=IF(ISBLANK([.AI192]);&quot;&quot;;ROUND([.AI192];0)-ROUND([.$B192];0))" office:value-type="float" office:value="82" calcext:value-type="float">
            <text:p>82</text:p>
          </table:table-cell>
          <table:table-cell table:style-name="ce17" table:formula="of:=IF(ISBLANK([.AI192]);&quot;&quot;;([.AJ192]/[.$B192])*100)" office:value-type="float" office:value="14.0845070422535" calcext:value-type="float">
            <text:p>14.1</text:p>
          </table:table-cell>
          <table:table-cell table:style-name="ce5" table:formula="of:=IF(AND(NOT(ISBLANK([.AJ192]));([.AJ192]=0);SUM(COUNTIF([.$I192];0);COUNTIF([.$R192];0);COUNTIF([.$AA192];0);COUNTIF([.$AJ19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3d.tst</text:p>
          </table:table-cell>
          <table:table-cell table:formula="of:=MIN([.H193];[.Q193];[.Z193];[.AI193])" office:value-type="float" office:value="880.8" calcext:value-type="float">
            <text:p>881</text:p>
          </table:table-cell>
          <table:table-cell office:value-type="float" office:value="884" calcext:value-type="float">
            <text:p>884</text:p>
          </table:table-cell>
          <table:table-cell office:value-type="float" office:value="881" calcext:value-type="float">
            <text:p>881</text:p>
          </table:table-cell>
          <table:table-cell office:value-type="float" office:value="884" calcext:value-type="float">
            <text:p>884</text:p>
          </table:table-cell>
          <table:table-cell office:value-type="float" office:value="875" calcext:value-type="float">
            <text:p>875</text:p>
          </table:table-cell>
          <table:table-cell office:value-type="float" office:value="880" calcext:value-type="float">
            <text:p>880</text:p>
          </table:table-cell>
          <table:table-cell table:style-name="ce5" table:formula="of:=AVERAGE([.C193:.G193])" office:value-type="float" office:value="880.8" calcext:value-type="float">
            <text:p>881</text:p>
          </table:table-cell>
          <table:table-cell table:style-name="ce5" table:formula="of:=IF(ISBLANK([.H193]);&quot;&quot;;ROUND([.H193];0)-ROUND([.$B193];0))" office:value-type="float" office:value="0" calcext:value-type="float">
            <text:p>0</text:p>
          </table:table-cell>
          <table:table-cell table:style-name="ce17" table:formula="of:=IF(ISBLANK([.H193]);&quot;&quot;;([.I193]/[.$B193])*100)" office:value-type="float" office:value="0" calcext:value-type="float">
            <text:p>0.0</text:p>
          </table:table-cell>
          <table:table-cell table:style-name="ce5" table:formula="of:=IF(AND(NOT(ISBLANK([.I193]));([.I193]=0);SUM(COUNTIF([.$I193];0);COUNTIF([.$R193];0);COUNTIF([.$AA193];0);COUNTIF([.$AJ193];0))=1);&quot;Y&quot;;&quot;&quot;)" office:value-type="string" office:string-value="Y" calcext:value-type="string">
            <text:p>Y</text:p>
          </table:table-cell>
          <table:table-cell office:value-type="float" office:value="1574" calcext:value-type="float">
            <text:p>1574</text:p>
          </table:table-cell>
          <table:table-cell office:value-type="float" office:value="1576" calcext:value-type="float">
            <text:p>1576</text:p>
          </table:table-cell>
          <table:table-cell office:value-type="float" office:value="1567" calcext:value-type="float">
            <text:p>1567</text:p>
          </table:table-cell>
          <table:table-cell office:value-type="float" office:value="1572" calcext:value-type="float">
            <text:p>1572</text:p>
          </table:table-cell>
          <table:table-cell office:value-type="float" office:value="1589" calcext:value-type="float">
            <text:p>1589</text:p>
          </table:table-cell>
          <table:table-cell table:style-name="ce5" table:formula="of:=AVERAGE([.L193:.P193])" office:value-type="float" office:value="1575.6" calcext:value-type="float">
            <text:p>1576</text:p>
          </table:table-cell>
          <table:table-cell table:style-name="ce5" table:formula="of:=IF(ISBLANK([.Q193]);&quot;&quot;;ROUND([.Q193];0)-ROUND([.$B193];0))" office:value-type="float" office:value="695" calcext:value-type="float">
            <text:p>695</text:p>
          </table:table-cell>
          <table:table-cell table:style-name="ce17" table:formula="of:=IF(ISBLANK([.Q193]);&quot;&quot;;([.R193]/[.$B193])*100)" office:value-type="float" office:value="78.905540417802" calcext:value-type="float">
            <text:p>78.9</text:p>
          </table:table-cell>
          <table:table-cell table:style-name="ce5" table:formula="of:=IF(AND(NOT(ISBLANK([.R193]));([.R193]=0);SUM(COUNTIF([.$I193];0);COUNTIF([.$R193];0);COUNTIF([.$AA193];0);COUNTIF([.$AJ193];0))=1);&quot;Y&quot;;&quot;&quot;)">
            <text:p/>
          </table:table-cell>
          <table:table-cell office:value-type="float" office:value="909" calcext:value-type="float">
            <text:p>909</text:p>
          </table:table-cell>
          <table:table-cell office:value-type="float" office:value="883" calcext:value-type="float">
            <text:p>883</text:p>
          </table:table-cell>
          <table:table-cell office:value-type="float" office:value="878" calcext:value-type="float">
            <text:p>878</text:p>
          </table:table-cell>
          <table:table-cell office:value-type="float" office:value="882" calcext:value-type="float">
            <text:p>882</text:p>
          </table:table-cell>
          <table:table-cell office:value-type="float" office:value="881" calcext:value-type="float">
            <text:p>881</text:p>
          </table:table-cell>
          <table:table-cell table:style-name="ce5" table:formula="of:=AVERAGE([.U193:.Y193])" office:value-type="float" office:value="886.6" calcext:value-type="float">
            <text:p>887</text:p>
          </table:table-cell>
          <table:table-cell table:style-name="ce5" table:formula="of:=IF(ISBLANK([.Z193]);&quot;&quot;;ROUND([.Z193];0)-ROUND([.$B193];0))" office:value-type="float" office:value="6" calcext:value-type="float">
            <text:p>6</text:p>
          </table:table-cell>
          <table:table-cell table:style-name="ce17" table:formula="of:=IF(ISBLANK([.Z193]);&quot;&quot;;([.AA193]/[.$B193])*100)" office:value-type="float" office:value="0.681198910081744" calcext:value-type="float">
            <text:p>0.7</text:p>
          </table:table-cell>
          <table:table-cell table:style-name="ce5" table:formula="of:=IF(AND(NOT(ISBLANK([.AA193]));([.AA193]=0);SUM(COUNTIF([.$I193];0);COUNTIF([.$R193];0);COUNTIF([.$AA193];0);COUNTIF([.$AJ193];0))=1);&quot;Y&quot;;&quot;&quot;)">
            <text:p/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77" calcext:value-type="float">
            <text:p>977</text:p>
          </table:table-cell>
          <table:table-cell office:value-type="float" office:value="1036" calcext:value-type="float">
            <text:p>1036</text:p>
          </table:table-cell>
          <table:table-cell office:value-type="float" office:value="1026" calcext:value-type="float">
            <text:p>1026</text:p>
          </table:table-cell>
          <table:table-cell table:style-name="ce5" table:formula="of:=AVERAGE([.AD193:.AH193])" office:value-type="float" office:value="992.2" calcext:value-type="float">
            <text:p>992</text:p>
          </table:table-cell>
          <table:table-cell table:style-name="ce5" table:formula="of:=IF(ISBLANK([.AI193]);&quot;&quot;;ROUND([.AI193];0)-ROUND([.$B193];0))" office:value-type="float" office:value="111" calcext:value-type="float">
            <text:p>111</text:p>
          </table:table-cell>
          <table:table-cell table:style-name="ce17" table:formula="of:=IF(ISBLANK([.AI193]);&quot;&quot;;([.AJ193]/[.$B193])*100)" office:value-type="float" office:value="12.6021798365123" calcext:value-type="float">
            <text:p>12.6</text:p>
          </table:table-cell>
          <table:table-cell table:style-name="ce5" table:formula="of:=IF(AND(NOT(ISBLANK([.AJ193]));([.AJ193]=0);SUM(COUNTIF([.$I193];0);COUNTIF([.$R193];0);COUNTIF([.$AA193];0);COUNTIF([.$AJ19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3e.tst</text:p>
          </table:table-cell>
          <table:table-cell table:formula="of:=MIN([.H194];[.Q194];[.Z194];[.AI194])" office:value-type="float" office:value="164.2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style-name="ce5" table:formula="of:=AVERAGE([.C194:.G194])" office:value-type="float" office:value="164.4" calcext:value-type="float">
            <text:p>164</text:p>
          </table:table-cell>
          <table:table-cell table:style-name="ce5" table:formula="of:=IF(ISBLANK([.H194]);&quot;&quot;;ROUND([.H194];0)-ROUND([.$B194];0))" office:value-type="float" office:value="0" calcext:value-type="float">
            <text:p>0</text:p>
          </table:table-cell>
          <table:table-cell table:style-name="ce17" table:formula="of:=IF(ISBLANK([.H194]);&quot;&quot;;([.I194]/[.$B194])*100)" office:value-type="float" office:value="0" calcext:value-type="float">
            <text:p>0.0</text:p>
          </table:table-cell>
          <table:table-cell table:style-name="ce5" table:formula="of:=IF(AND(NOT(ISBLANK([.I194]));([.I194]=0);SUM(COUNTIF([.$I194];0);COUNTIF([.$R194];0);COUNTIF([.$AA194];0);COUNTIF([.$AJ194];0))=1);&quot;Y&quot;;&quot;&quot;)">
            <text:p/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5" table:formula="of:=AVERAGE([.L194:.P194])" office:value-type="float" office:value="171" calcext:value-type="float">
            <text:p>171</text:p>
          </table:table-cell>
          <table:table-cell table:style-name="ce5" table:formula="of:=IF(ISBLANK([.Q194]);&quot;&quot;;ROUND([.Q194];0)-ROUND([.$B194];0))" office:value-type="float" office:value="7" calcext:value-type="float">
            <text:p>7</text:p>
          </table:table-cell>
          <table:table-cell table:style-name="ce17" table:formula="of:=IF(ISBLANK([.Q194]);&quot;&quot;;([.R194]/[.$B194])*100)" office:value-type="float" office:value="4.26309378806334" calcext:value-type="float">
            <text:p>4.3</text:p>
          </table:table-cell>
          <table:table-cell table:style-name="ce5" table:formula="of:=IF(AND(NOT(ISBLANK([.R194]));([.R194]=0);SUM(COUNTIF([.$I194];0);COUNTIF([.$R194];0);COUNTIF([.$AA194];0);COUNTIF([.$AJ194];0))=1);&quot;Y&quot;;&quot;&quot;)">
            <text:p/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table:style-name="ce5" table:formula="of:=AVERAGE([.U194:.Y194])" office:value-type="float" office:value="164.2" calcext:value-type="float">
            <text:p>164</text:p>
          </table:table-cell>
          <table:table-cell table:style-name="ce5" table:formula="of:=IF(ISBLANK([.Z194]);&quot;&quot;;ROUND([.Z194];0)-ROUND([.$B194];0))" office:value-type="float" office:value="0" calcext:value-type="float">
            <text:p>0</text:p>
          </table:table-cell>
          <table:table-cell table:style-name="ce17" table:formula="of:=IF(ISBLANK([.Z194]);&quot;&quot;;([.AA194]/[.$B194])*100)" office:value-type="float" office:value="0" calcext:value-type="float">
            <text:p>0.0</text:p>
          </table:table-cell>
          <table:table-cell table:style-name="ce5" table:formula="of:=IF(AND(NOT(ISBLANK([.AA194]));([.AA194]=0);SUM(COUNTIF([.$I194];0);COUNTIF([.$R194];0);COUNTIF([.$AA194];0);COUNTIF([.$AJ194];0))=1);&quot;Y&quot;;&quot;&quot;)">
            <text:p/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table:style-name="ce5" table:formula="of:=AVERAGE([.AD194:.AH194])" office:value-type="float" office:value="192.2" calcext:value-type="float">
            <text:p>192</text:p>
          </table:table-cell>
          <table:table-cell table:style-name="ce5" table:formula="of:=IF(ISBLANK([.AI194]);&quot;&quot;;ROUND([.AI194];0)-ROUND([.$B194];0))" office:value-type="float" office:value="28" calcext:value-type="float">
            <text:p>28</text:p>
          </table:table-cell>
          <table:table-cell table:style-name="ce17" table:formula="of:=IF(ISBLANK([.AI194]);&quot;&quot;;([.AJ194]/[.$B194])*100)" office:value-type="float" office:value="17.0523751522534" calcext:value-type="float">
            <text:p>17.1</text:p>
          </table:table-cell>
          <table:table-cell table:style-name="ce5" table:formula="of:=IF(AND(NOT(ISBLANK([.AJ194]));([.AJ194]=0);SUM(COUNTIF([.$I194];0);COUNTIF([.$R194];0);COUNTIF([.$AA194];0);COUNTIF([.$AJ19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4a.tst</text:p>
          </table:table-cell>
          <table:table-cell table:formula="of:=MIN([.H195];[.Q195];[.Z195];[.AI195])" office:value-type="float" office:value="61.6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61" calcext:value-type="float">
            <text:p>61</text:p>
          </table:table-cell>
          <table:table-cell table:style-name="ce5" table:formula="of:=AVERAGE([.C195:.G195])" office:value-type="float" office:value="61.6" calcext:value-type="float">
            <text:p>62</text:p>
          </table:table-cell>
          <table:table-cell table:style-name="ce5" table:formula="of:=IF(ISBLANK([.H195]);&quot;&quot;;ROUND([.H195];0)-ROUND([.$B195];0))" office:value-type="float" office:value="0" calcext:value-type="float">
            <text:p>0</text:p>
          </table:table-cell>
          <table:table-cell table:style-name="ce17" table:formula="of:=IF(ISBLANK([.H195]);&quot;&quot;;([.I195]/[.$B195])*100)" office:value-type="float" office:value="0" calcext:value-type="float">
            <text:p>0.0</text:p>
          </table:table-cell>
          <table:table-cell table:style-name="ce5" table:formula="of:=IF(AND(NOT(ISBLANK([.I195]));([.I195]=0);SUM(COUNTIF([.$I195];0);COUNTIF([.$R195];0);COUNTIF([.$AA195];0);COUNTIF([.$AJ195];0))=1);&quot;Y&quot;;&quot;&quot;)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style-name="ce5" table:formula="of:=AVERAGE([.L195:.P195])" office:value-type="float" office:value="67" calcext:value-type="float">
            <text:p>67</text:p>
          </table:table-cell>
          <table:table-cell table:style-name="ce5" table:formula="of:=IF(ISBLANK([.Q195]);&quot;&quot;;ROUND([.Q195];0)-ROUND([.$B195];0))" office:value-type="float" office:value="5" calcext:value-type="float">
            <text:p>5</text:p>
          </table:table-cell>
          <table:table-cell table:style-name="ce17" table:formula="of:=IF(ISBLANK([.Q195]);&quot;&quot;;([.R195]/[.$B195])*100)" office:value-type="float" office:value="8.11688311688312" calcext:value-type="float">
            <text:p>8.1</text:p>
          </table:table-cell>
          <table:table-cell table:style-name="ce5" table:formula="of:=IF(AND(NOT(ISBLANK([.R195]));([.R195]=0);SUM(COUNTIF([.$I195];0);COUNTIF([.$R195];0);COUNTIF([.$AA195];0);COUNTIF([.$AJ195];0))=1);&quot;Y&quot;;&quot;&quot;)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style-name="ce5" table:formula="of:=AVERAGE([.U195:.Y195])" office:value-type="float" office:value="61.8" calcext:value-type="float">
            <text:p>62</text:p>
          </table:table-cell>
          <table:table-cell table:style-name="ce5" table:formula="of:=IF(ISBLANK([.Z195]);&quot;&quot;;ROUND([.Z195];0)-ROUND([.$B195];0))" office:value-type="float" office:value="0" calcext:value-type="float">
            <text:p>0</text:p>
          </table:table-cell>
          <table:table-cell table:style-name="ce17" table:formula="of:=IF(ISBLANK([.Z195]);&quot;&quot;;([.AA195]/[.$B195])*100)" office:value-type="float" office:value="0" calcext:value-type="float">
            <text:p>0.0</text:p>
          </table:table-cell>
          <table:table-cell table:style-name="ce5" table:formula="of:=IF(AND(NOT(ISBLANK([.AA195]));([.AA195]=0);SUM(COUNTIF([.$I195];0);COUNTIF([.$R195];0);COUNTIF([.$AA195];0);COUNTIF([.$AJ195];0))=1);&quot;Y&quot;;&quot;&quot;)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style-name="ce5" table:formula="of:=AVERAGE([.AD195:.AH195])" office:value-type="float" office:value="76" calcext:value-type="float">
            <text:p>76</text:p>
          </table:table-cell>
          <table:table-cell table:style-name="ce5" table:formula="of:=IF(ISBLANK([.AI195]);&quot;&quot;;ROUND([.AI195];0)-ROUND([.$B195];0))" office:value-type="float" office:value="14" calcext:value-type="float">
            <text:p>14</text:p>
          </table:table-cell>
          <table:table-cell table:style-name="ce17" table:formula="of:=IF(ISBLANK([.AI195]);&quot;&quot;;([.AJ195]/[.$B195])*100)" office:value-type="float" office:value="22.7272727272727" calcext:value-type="float">
            <text:p>22.7</text:p>
          </table:table-cell>
          <table:table-cell table:style-name="ce5" table:formula="of:=IF(AND(NOT(ISBLANK([.AJ195]));([.AJ195]=0);SUM(COUNTIF([.$I195];0);COUNTIF([.$R195];0);COUNTIF([.$AA195];0);COUNTIF([.$AJ19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4b.tst</text:p>
          </table:table-cell>
          <table:table-cell table:formula="of:=MIN([.H196];[.Q196];[.Z196];[.AI196])" office:value-type="float" office:value="87.4" calcext:value-type="float">
            <text:p>87</text:p>
          </table:table-cell>
          <table:table-cell table:number-columns-repeated="4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5" table:formula="of:=AVERAGE([.C196:.G196])" office:value-type="float" office:value="87.4" calcext:value-type="float">
            <text:p>87</text:p>
          </table:table-cell>
          <table:table-cell table:style-name="ce5" table:formula="of:=IF(ISBLANK([.H196]);&quot;&quot;;ROUND([.H196];0)-ROUND([.$B196];0))" office:value-type="float" office:value="0" calcext:value-type="float">
            <text:p>0</text:p>
          </table:table-cell>
          <table:table-cell table:style-name="ce17" table:formula="of:=IF(ISBLANK([.H196]);&quot;&quot;;([.I196]/[.$B196])*100)" office:value-type="float" office:value="0" calcext:value-type="float">
            <text:p>0.0</text:p>
          </table:table-cell>
          <table:table-cell table:style-name="ce5" table:formula="of:=IF(AND(NOT(ISBLANK([.I196]));([.I196]=0);SUM(COUNTIF([.$I196];0);COUNTIF([.$R196];0);COUNTIF([.$AA196];0);COUNTIF([.$AJ196];0))=1);&quot;Y&quot;;&quot;&quot;)" office:value-type="string" office:string-value="Y" calcext:value-type="string">
            <text:p>Y</text:p>
          </table:table-cell>
          <table:table-cell table:number-columns-repeated="4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5" table:formula="of:=AVERAGE([.L196:.P196])" office:value-type="float" office:value="88.2" calcext:value-type="float">
            <text:p>88</text:p>
          </table:table-cell>
          <table:table-cell table:style-name="ce5" table:formula="of:=IF(ISBLANK([.Q196]);&quot;&quot;;ROUND([.Q196];0)-ROUND([.$B196];0))" office:value-type="float" office:value="1" calcext:value-type="float">
            <text:p>1</text:p>
          </table:table-cell>
          <table:table-cell table:style-name="ce17" table:formula="of:=IF(ISBLANK([.Q196]);&quot;&quot;;([.R196]/[.$B196])*100)" office:value-type="float" office:value="1.1441647597254" calcext:value-type="float">
            <text:p>1.1</text:p>
          </table:table-cell>
          <table:table-cell table:style-name="ce5" table:formula="of:=IF(AND(NOT(ISBLANK([.R196]));([.R196]=0);SUM(COUNTIF([.$I196];0);COUNTIF([.$R196];0);COUNTIF([.$AA196];0);COUNTIF([.$AJ196];0))=1);&quot;Y&quot;;&quot;&quot;)">
            <text:p/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style-name="ce5" table:formula="of:=AVERAGE([.U196:.Y196])" office:value-type="float" office:value="88.4" calcext:value-type="float">
            <text:p>88</text:p>
          </table:table-cell>
          <table:table-cell table:style-name="ce5" table:formula="of:=IF(ISBLANK([.Z196]);&quot;&quot;;ROUND([.Z196];0)-ROUND([.$B196];0))" office:value-type="float" office:value="1" calcext:value-type="float">
            <text:p>1</text:p>
          </table:table-cell>
          <table:table-cell table:style-name="ce17" table:formula="of:=IF(ISBLANK([.Z196]);&quot;&quot;;([.AA196]/[.$B196])*100)" office:value-type="float" office:value="1.1441647597254" calcext:value-type="float">
            <text:p>1.1</text:p>
          </table:table-cell>
          <table:table-cell table:style-name="ce5" table:formula="of:=IF(AND(NOT(ISBLANK([.AA196]));([.AA196]=0);SUM(COUNTIF([.$I196];0);COUNTIF([.$R196];0);COUNTIF([.$AA196];0);COUNTIF([.$AJ196];0))=1);&quot;Y&quot;;&quot;&quot;)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5" table:formula="of:=AVERAGE([.AD196:.AH196])" office:value-type="float" office:value="105.6" calcext:value-type="float">
            <text:p>106</text:p>
          </table:table-cell>
          <table:table-cell table:style-name="ce5" table:formula="of:=IF(ISBLANK([.AI196]);&quot;&quot;;ROUND([.AI196];0)-ROUND([.$B196];0))" office:value-type="float" office:value="19" calcext:value-type="float">
            <text:p>19</text:p>
          </table:table-cell>
          <table:table-cell table:style-name="ce17" table:formula="of:=IF(ISBLANK([.AI196]);&quot;&quot;;([.AJ196]/[.$B196])*100)" office:value-type="float" office:value="21.7391304347826" calcext:value-type="float">
            <text:p>21.7</text:p>
          </table:table-cell>
          <table:table-cell table:style-name="ce5" table:formula="of:=IF(AND(NOT(ISBLANK([.AJ196]));([.AJ196]=0);SUM(COUNTIF([.$I196];0);COUNTIF([.$R196];0);COUNTIF([.$AA196];0);COUNTIF([.$AJ19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4c.tst</text:p>
          </table:table-cell>
          <table:table-cell table:formula="of:=MIN([.H197];[.Q197];[.Z197];[.AI197])" office:value-type="float" office:value="619.8" calcext:value-type="float">
            <text:p>620</text:p>
          </table:table-cell>
          <table:table-cell office:value-type="float" office:value="685" calcext:value-type="float">
            <text:p>685</text:p>
          </table:table-cell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5" calcext:value-type="float">
            <text:p>615</text:p>
          </table:table-cell>
          <table:table-cell office:value-type="float" office:value="622" calcext:value-type="float">
            <text:p>622</text:p>
          </table:table-cell>
          <table:table-cell table:style-name="ce5" table:formula="of:=AVERAGE([.C197:.G197])" office:value-type="float" office:value="631" calcext:value-type="float">
            <text:p>631</text:p>
          </table:table-cell>
          <table:table-cell table:style-name="ce5" table:formula="of:=IF(ISBLANK([.H197]);&quot;&quot;;ROUND([.H197];0)-ROUND([.$B197];0))" office:value-type="float" office:value="11" calcext:value-type="float">
            <text:p>11</text:p>
          </table:table-cell>
          <table:table-cell table:style-name="ce17" table:formula="of:=IF(ISBLANK([.H197]);&quot;&quot;;([.I197]/[.$B197])*100)" office:value-type="float" office:value="1.77476605356567" calcext:value-type="float">
            <text:p>1.8</text:p>
          </table:table-cell>
          <table:table-cell table:style-name="ce5" table:formula="of:=IF(AND(NOT(ISBLANK([.I197]));([.I197]=0);SUM(COUNTIF([.$I197];0);COUNTIF([.$R197];0);COUNTIF([.$AA197];0);COUNTIF([.$AJ197];0))=1);&quot;Y&quot;;&quot;&quot;)">
            <text:p/>
          </table:table-cell>
          <table:table-cell office:value-type="float" office:value="768" calcext:value-type="float">
            <text:p>768</text:p>
          </table:table-cell>
          <table:table-cell office:value-type="float" office:value="767" calcext:value-type="float">
            <text:p>767</text:p>
          </table:table-cell>
          <table:table-cell office:value-type="float" office:value="764" calcext:value-type="float">
            <text:p>764</text:p>
          </table:table-cell>
          <table:table-cell office:value-type="float" office:value="784" calcext:value-type="float">
            <text:p>784</text:p>
          </table:table-cell>
          <table:table-cell office:value-type="float" office:value="781" calcext:value-type="float">
            <text:p>781</text:p>
          </table:table-cell>
          <table:table-cell table:style-name="ce5" table:formula="of:=AVERAGE([.L197:.P197])" office:value-type="float" office:value="772.8" calcext:value-type="float">
            <text:p>773</text:p>
          </table:table-cell>
          <table:table-cell table:style-name="ce5" table:formula="of:=IF(ISBLANK([.Q197]);&quot;&quot;;ROUND([.Q197];0)-ROUND([.$B197];0))" office:value-type="float" office:value="153" calcext:value-type="float">
            <text:p>153</text:p>
          </table:table-cell>
          <table:table-cell table:style-name="ce17" table:formula="of:=IF(ISBLANK([.Q197]);&quot;&quot;;([.R197]/[.$B197])*100)" office:value-type="float" office:value="24.6853823814134" calcext:value-type="float">
            <text:p>24.7</text:p>
          </table:table-cell>
          <table:table-cell table:style-name="ce5" table:formula="of:=IF(AND(NOT(ISBLANK([.R197]));([.R197]=0);SUM(COUNTIF([.$I197];0);COUNTIF([.$R197];0);COUNTIF([.$AA197];0);COUNTIF([.$AJ197];0))=1);&quot;Y&quot;;&quot;&quot;)">
            <text:p/>
          </table:table-cell>
          <table:table-cell office:value-type="float" office:value="626" calcext:value-type="float">
            <text:p>626</text:p>
          </table:table-cell>
          <table:table-cell office:value-type="float" office:value="620" calcext:value-type="float">
            <text:p>620</text:p>
          </table:table-cell>
          <table:table-cell office:value-type="float" office:value="615" calcext:value-type="float">
            <text:p>615</text:p>
          </table:table-cell>
          <table:table-cell office:value-type="float" office:value="623" calcext:value-type="float">
            <text:p>623</text:p>
          </table:table-cell>
          <table:table-cell office:value-type="float" office:value="615" calcext:value-type="float">
            <text:p>615</text:p>
          </table:table-cell>
          <table:table-cell table:style-name="ce5" table:formula="of:=AVERAGE([.U197:.Y197])" office:value-type="float" office:value="619.8" calcext:value-type="float">
            <text:p>620</text:p>
          </table:table-cell>
          <table:table-cell table:style-name="ce5" table:formula="of:=IF(ISBLANK([.Z197]);&quot;&quot;;ROUND([.Z197];0)-ROUND([.$B197];0))" office:value-type="float" office:value="0" calcext:value-type="float">
            <text:p>0</text:p>
          </table:table-cell>
          <table:table-cell table:style-name="ce17" table:formula="of:=IF(ISBLANK([.Z197]);&quot;&quot;;([.AA197]/[.$B197])*100)" office:value-type="float" office:value="0" calcext:value-type="float">
            <text:p>0.0</text:p>
          </table:table-cell>
          <table:table-cell table:style-name="ce5" table:formula="of:=IF(AND(NOT(ISBLANK([.AA197]));([.AA197]=0);SUM(COUNTIF([.$I197];0);COUNTIF([.$R197];0);COUNTIF([.$AA197];0);COUNTIF([.$AJ197];0))=1);&quot;Y&quot;;&quot;&quot;)" office:value-type="string" office:string-value="Y" calcext:value-type="string">
            <text:p>Y</text:p>
          </table:table-cell>
          <table:table-cell office:value-type="float" office:value="680" calcext:value-type="float">
            <text:p>680</text:p>
          </table:table-cell>
          <table:table-cell office:value-type="float" office:value="688" calcext:value-type="float">
            <text:p>688</text:p>
          </table:table-cell>
          <table:table-cell office:value-type="float" office:value="712" calcext:value-type="float">
            <text:p>712</text:p>
          </table:table-cell>
          <table:table-cell office:value-type="float" office:value="737" calcext:value-type="float">
            <text:p>737</text:p>
          </table:table-cell>
          <table:table-cell office:value-type="float" office:value="721" calcext:value-type="float">
            <text:p>721</text:p>
          </table:table-cell>
          <table:table-cell table:style-name="ce5" table:formula="of:=AVERAGE([.AD197:.AH197])" office:value-type="float" office:value="707.6" calcext:value-type="float">
            <text:p>708</text:p>
          </table:table-cell>
          <table:table-cell table:style-name="ce5" table:formula="of:=IF(ISBLANK([.AI197]);&quot;&quot;;ROUND([.AI197];0)-ROUND([.$B197];0))" office:value-type="float" office:value="88" calcext:value-type="float">
            <text:p>88</text:p>
          </table:table-cell>
          <table:table-cell table:style-name="ce17" table:formula="of:=IF(ISBLANK([.AI197]);&quot;&quot;;([.AJ197]/[.$B197])*100)" office:value-type="float" office:value="14.1981284285253" calcext:value-type="float">
            <text:p>14.2</text:p>
          </table:table-cell>
          <table:table-cell table:style-name="ce5" table:formula="of:=IF(AND(NOT(ISBLANK([.AJ197]));([.AJ197]=0);SUM(COUNTIF([.$I197];0);COUNTIF([.$R197];0);COUNTIF([.$AA197];0);COUNTIF([.$AJ19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4d.tst</text:p>
          </table:table-cell>
          <table:table-cell table:formula="of:=MIN([.H198];[.Q198];[.Z198];[.AI198])" office:value-type="float" office:value="938.6" calcext:value-type="float">
            <text:p>939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936" calcext:value-type="float">
            <text:p>936</text:p>
          </table:table-cell>
          <table:table-cell office:value-type="float" office:value="935" calcext:value-type="float">
            <text:p>935</text:p>
          </table:table-cell>
          <table:table-cell office:value-type="float" office:value="949" calcext:value-type="float">
            <text:p>949</text:p>
          </table:table-cell>
          <table:table-cell table:style-name="ce5" table:formula="of:=AVERAGE([.C198:.G198])" office:value-type="float" office:value="938.6" calcext:value-type="float">
            <text:p>939</text:p>
          </table:table-cell>
          <table:table-cell table:style-name="ce5" table:formula="of:=IF(ISBLANK([.H198]);&quot;&quot;;ROUND([.H198];0)-ROUND([.$B198];0))" office:value-type="float" office:value="0" calcext:value-type="float">
            <text:p>0</text:p>
          </table:table-cell>
          <table:table-cell table:style-name="ce17" table:formula="of:=IF(ISBLANK([.H198]);&quot;&quot;;([.I198]/[.$B198])*100)" office:value-type="float" office:value="0" calcext:value-type="float">
            <text:p>0.0</text:p>
          </table:table-cell>
          <table:table-cell table:style-name="ce5" table:formula="of:=IF(AND(NOT(ISBLANK([.I198]));([.I198]=0);SUM(COUNTIF([.$I198];0);COUNTIF([.$R198];0);COUNTIF([.$AA198];0);COUNTIF([.$AJ198];0))=1);&quot;Y&quot;;&quot;&quot;)" office:value-type="string" office:string-value="Y" calcext:value-type="string">
            <text:p>Y</text:p>
          </table:table-cell>
          <table:table-cell office:value-type="float" office:value="1703" calcext:value-type="float">
            <text:p>1703</text:p>
          </table:table-cell>
          <table:table-cell office:value-type="float" office:value="1702" calcext:value-type="float">
            <text:p>1702</text:p>
          </table:table-cell>
          <table:table-cell office:value-type="float" office:value="1690" calcext:value-type="float">
            <text:p>1690</text:p>
          </table:table-cell>
          <table:table-cell office:value-type="float" office:value="1699" calcext:value-type="float">
            <text:p>1699</text:p>
          </table:table-cell>
          <table:table-cell office:value-type="float" office:value="1736" calcext:value-type="float">
            <text:p>1736</text:p>
          </table:table-cell>
          <table:table-cell table:style-name="ce5" table:formula="of:=AVERAGE([.L198:.P198])" office:value-type="float" office:value="1706" calcext:value-type="float">
            <text:p>1706</text:p>
          </table:table-cell>
          <table:table-cell table:style-name="ce5" table:formula="of:=IF(ISBLANK([.Q198]);&quot;&quot;;ROUND([.Q198];0)-ROUND([.$B198];0))" office:value-type="float" office:value="767" calcext:value-type="float">
            <text:p>767</text:p>
          </table:table-cell>
          <table:table-cell table:style-name="ce17" table:formula="of:=IF(ISBLANK([.Q198]);&quot;&quot;;([.R198]/[.$B198])*100)" office:value-type="float" office:value="81.7174515235457" calcext:value-type="float">
            <text:p>81.7</text:p>
          </table:table-cell>
          <table:table-cell table:style-name="ce5" table:formula="of:=IF(AND(NOT(ISBLANK([.R198]));([.R198]=0);SUM(COUNTIF([.$I198];0);COUNTIF([.$R198];0);COUNTIF([.$AA198];0);COUNTIF([.$AJ198];0))=1);&quot;Y&quot;;&quot;&quot;)">
            <text:p/>
          </table:table-cell>
          <table:table-cell office:value-type="float" office:value="950" calcext:value-type="float">
            <text:p>950</text:p>
          </table:table-cell>
          <table:table-cell office:value-type="float" office:value="945" calcext:value-type="float">
            <text:p>945</text:p>
          </table:table-cell>
          <table:table-cell office:value-type="float" office:value="941" calcext:value-type="float">
            <text:p>941</text:p>
          </table:table-cell>
          <table:table-cell office:value-type="float" office:value="950" calcext:value-type="float">
            <text:p>950</text:p>
          </table:table-cell>
          <table:table-cell office:value-type="float" office:value="945" calcext:value-type="float">
            <text:p>945</text:p>
          </table:table-cell>
          <table:table-cell table:style-name="ce5" table:formula="of:=AVERAGE([.U198:.Y198])" office:value-type="float" office:value="946.2" calcext:value-type="float">
            <text:p>946</text:p>
          </table:table-cell>
          <table:table-cell table:style-name="ce5" table:formula="of:=IF(ISBLANK([.Z198]);&quot;&quot;;ROUND([.Z198];0)-ROUND([.$B198];0))" office:value-type="float" office:value="7" calcext:value-type="float">
            <text:p>7</text:p>
          </table:table-cell>
          <table:table-cell table:style-name="ce17" table:formula="of:=IF(ISBLANK([.Z198]);&quot;&quot;;([.AA198]/[.$B198])*100)" office:value-type="float" office:value="0.745791604517366" calcext:value-type="float">
            <text:p>0.7</text:p>
          </table:table-cell>
          <table:table-cell table:style-name="ce5" table:formula="of:=IF(AND(NOT(ISBLANK([.AA198]));([.AA198]=0);SUM(COUNTIF([.$I198];0);COUNTIF([.$R198];0);COUNTIF([.$AA198];0);COUNTIF([.$AJ198];0))=1);&quot;Y&quot;;&quot;&quot;)">
            <text:p/>
          </table:table-cell>
          <table:table-cell office:value-type="float" office:value="1022" calcext:value-type="float">
            <text:p>1022</text:p>
          </table:table-cell>
          <table:table-cell office:value-type="float" office:value="1079" calcext:value-type="float">
            <text:p>1079</text:p>
          </table:table-cell>
          <table:table-cell office:value-type="float" office:value="1050" calcext:value-type="float">
            <text:p>1050</text:p>
          </table:table-cell>
          <table:table-cell office:value-type="float" office:value="1083" calcext:value-type="float">
            <text:p>1083</text:p>
          </table:table-cell>
          <table:table-cell office:value-type="float" office:value="1088" calcext:value-type="float">
            <text:p>1088</text:p>
          </table:table-cell>
          <table:table-cell table:style-name="ce5" table:formula="of:=AVERAGE([.AD198:.AH198])" office:value-type="float" office:value="1064.4" calcext:value-type="float">
            <text:p>1064</text:p>
          </table:table-cell>
          <table:table-cell table:style-name="ce5" table:formula="of:=IF(ISBLANK([.AI198]);&quot;&quot;;ROUND([.AI198];0)-ROUND([.$B198];0))" office:value-type="float" office:value="125" calcext:value-type="float">
            <text:p>125</text:p>
          </table:table-cell>
          <table:table-cell table:style-name="ce17" table:formula="of:=IF(ISBLANK([.AI198]);&quot;&quot;;([.AJ198]/[.$B198])*100)" office:value-type="float" office:value="13.3177072235244" calcext:value-type="float">
            <text:p>13.3</text:p>
          </table:table-cell>
          <table:table-cell table:style-name="ce5" table:formula="of:=IF(AND(NOT(ISBLANK([.AJ198]));([.AJ198]=0);SUM(COUNTIF([.$I198];0);COUNTIF([.$R198];0);COUNTIF([.$AA198];0);COUNTIF([.$AJ19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base_24e.tst</text:p>
          </table:table-cell>
          <table:table-cell table:formula="of:=MIN([.H199];[.Q199];[.Z199];[.AI199])" office:value-type="float" office:value="181.2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table:style-name="ce5" table:formula="of:=AVERAGE([.C199:.G199])" office:value-type="float" office:value="181.2" calcext:value-type="float">
            <text:p>181</text:p>
          </table:table-cell>
          <table:table-cell table:style-name="ce5" table:formula="of:=IF(ISBLANK([.H199]);&quot;&quot;;ROUND([.H199];0)-ROUND([.$B199];0))" office:value-type="float" office:value="0" calcext:value-type="float">
            <text:p>0</text:p>
          </table:table-cell>
          <table:table-cell table:style-name="ce17" table:formula="of:=IF(ISBLANK([.H199]);&quot;&quot;;([.I199]/[.$B199])*100)" office:value-type="float" office:value="0" calcext:value-type="float">
            <text:p>0.0</text:p>
          </table:table-cell>
          <table:table-cell table:style-name="ce5" table:formula="of:=IF(AND(NOT(ISBLANK([.I199]));([.I199]=0);SUM(COUNTIF([.$I199];0);COUNTIF([.$R199];0);COUNTIF([.$AA199];0);COUNTIF([.$AJ199];0))=1);&quot;Y&quot;;&quot;&quot;)" office:value-type="string" office:string-value="Y" calcext:value-type="string">
            <text:p>Y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table:style-name="ce5" table:formula="of:=AVERAGE([.L199:.P199])" office:value-type="float" office:value="189.4" calcext:value-type="float">
            <text:p>189</text:p>
          </table:table-cell>
          <table:table-cell table:style-name="ce5" table:formula="of:=IF(ISBLANK([.Q199]);&quot;&quot;;ROUND([.Q199];0)-ROUND([.$B199];0))" office:value-type="float" office:value="8" calcext:value-type="float">
            <text:p>8</text:p>
          </table:table-cell>
          <table:table-cell table:style-name="ce17" table:formula="of:=IF(ISBLANK([.Q199]);&quot;&quot;;([.R199]/[.$B199])*100)" office:value-type="float" office:value="4.41501103752759" calcext:value-type="float">
            <text:p>4.4</text:p>
          </table:table-cell>
          <table:table-cell table:style-name="ce5" table:formula="of:=IF(AND(NOT(ISBLANK([.R199]));([.R199]=0);SUM(COUNTIF([.$I199];0);COUNTIF([.$R199];0);COUNTIF([.$AA199];0);COUNTIF([.$AJ199];0))=1);&quot;Y&quot;;&quot;&quot;)">
            <text:p/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table:style-name="ce5" table:formula="of:=AVERAGE([.U199:.Y199])" office:value-type="float" office:value="181.6" calcext:value-type="float">
            <text:p>182</text:p>
          </table:table-cell>
          <table:table-cell table:style-name="ce5" table:formula="of:=IF(ISBLANK([.Z199]);&quot;&quot;;ROUND([.Z199];0)-ROUND([.$B199];0))" office:value-type="float" office:value="1" calcext:value-type="float">
            <text:p>1</text:p>
          </table:table-cell>
          <table:table-cell table:style-name="ce17" table:formula="of:=IF(ISBLANK([.Z199]);&quot;&quot;;([.AA199]/[.$B199])*100)" office:value-type="float" office:value="0.551876379690949" calcext:value-type="float">
            <text:p>0.6</text:p>
          </table:table-cell>
          <table:table-cell table:style-name="ce5" table:formula="of:=IF(AND(NOT(ISBLANK([.AA199]));([.AA199]=0);SUM(COUNTIF([.$I199];0);COUNTIF([.$R199];0);COUNTIF([.$AA199];0);COUNTIF([.$AJ199];0))=1);&quot;Y&quot;;&quot;&quot;)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table:style-name="ce5" table:formula="of:=AVERAGE([.AD199:.AH199])" office:value-type="float" office:value="208.6" calcext:value-type="float">
            <text:p>209</text:p>
          </table:table-cell>
          <table:table-cell table:style-name="ce5" table:formula="of:=IF(ISBLANK([.AI199]);&quot;&quot;;ROUND([.AI199];0)-ROUND([.$B199];0))" office:value-type="float" office:value="28" calcext:value-type="float">
            <text:p>28</text:p>
          </table:table-cell>
          <table:table-cell table:style-name="ce17" table:formula="of:=IF(ISBLANK([.AI199]);&quot;&quot;;([.AJ199]/[.$B199])*100)" office:value-type="float" office:value="15.4525386313466" calcext:value-type="float">
            <text:p>15.5</text:p>
          </table:table-cell>
          <table:table-cell table:style-name="ce5" table:formula="of:=IF(AND(NOT(ISBLANK([.AJ199]));([.AJ199]=0);SUM(COUNTIF([.$I199];0);COUNTIF([.$R199];0);COUNTIF([.$AA199];0);COUNTIF([.$AJ19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1a.tst</text:p>
          </table:table-cell>
          <table:table-cell table:formula="of:=MIN([.H200];[.Q200];[.Z200];[.AI200])" office:value-type="float" office:value="59.8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60" calcext:value-type="float">
            <text:p>60</text:p>
          </table:table-cell>
          <table:table-cell table:style-name="ce5" table:formula="of:=AVERAGE([.C200:.G200])" office:value-type="float" office:value="59.8" calcext:value-type="float">
            <text:p>60</text:p>
          </table:table-cell>
          <table:table-cell table:style-name="ce5" table:formula="of:=IF(ISBLANK([.H200]);&quot;&quot;;ROUND([.H200];0)-ROUND([.$B200];0))" office:value-type="float" office:value="0" calcext:value-type="float">
            <text:p>0</text:p>
          </table:table-cell>
          <table:table-cell table:style-name="ce17" table:formula="of:=IF(ISBLANK([.H200]);&quot;&quot;;([.I200]/[.$B200])*100)" office:value-type="float" office:value="0" calcext:value-type="float">
            <text:p>0.0</text:p>
          </table:table-cell>
          <table:table-cell table:style-name="ce5" table:formula="of:=IF(AND(NOT(ISBLANK([.I200]));([.I200]=0);SUM(COUNTIF([.$I200];0);COUNTIF([.$R200];0);COUNTIF([.$AA200];0);COUNTIF([.$AJ200];0))=1);&quot;Y&quot;;&quot;&quot;)">
            <text:p/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style-name="ce5" table:formula="of:=AVERAGE([.L200:.P200])" office:value-type="float" office:value="63.8" calcext:value-type="float">
            <text:p>64</text:p>
          </table:table-cell>
          <table:table-cell table:style-name="ce5" table:formula="of:=IF(ISBLANK([.Q200]);&quot;&quot;;ROUND([.Q200];0)-ROUND([.$B200];0))" office:value-type="float" office:value="4" calcext:value-type="float">
            <text:p>4</text:p>
          </table:table-cell>
          <table:table-cell table:style-name="ce17" table:formula="of:=IF(ISBLANK([.Q200]);&quot;&quot;;([.R200]/[.$B200])*100)" office:value-type="float" office:value="6.68896321070234" calcext:value-type="float">
            <text:p>6.7</text:p>
          </table:table-cell>
          <table:table-cell table:style-name="ce5" table:formula="of:=IF(AND(NOT(ISBLANK([.R200]));([.R200]=0);SUM(COUNTIF([.$I200];0);COUNTIF([.$R200];0);COUNTIF([.$AA200];0);COUNTIF([.$AJ200];0))=1);&quot;Y&quot;;&quot;&quot;)">
            <text:p/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5" table:formula="of:=AVERAGE([.U200:.Y200])" office:value-type="float" office:value="60.4" calcext:value-type="float">
            <text:p>60</text:p>
          </table:table-cell>
          <table:table-cell table:style-name="ce5" table:formula="of:=IF(ISBLANK([.Z200]);&quot;&quot;;ROUND([.Z200];0)-ROUND([.$B200];0))" office:value-type="float" office:value="0" calcext:value-type="float">
            <text:p>0</text:p>
          </table:table-cell>
          <table:table-cell table:style-name="ce17" table:formula="of:=IF(ISBLANK([.Z200]);&quot;&quot;;([.AA200]/[.$B200])*100)" office:value-type="float" office:value="0" calcext:value-type="float">
            <text:p>0.0</text:p>
          </table:table-cell>
          <table:table-cell table:style-name="ce5" table:formula="of:=IF(AND(NOT(ISBLANK([.AA200]));([.AA200]=0);SUM(COUNTIF([.$I200];0);COUNTIF([.$R200];0);COUNTIF([.$AA200];0);COUNTIF([.$AJ200];0))=1);&quot;Y&quot;;&quot;&quot;)">
            <text:p/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style-name="ce5" table:formula="of:=AVERAGE([.AD200:.AH200])" office:value-type="float" office:value="74.8" calcext:value-type="float">
            <text:p>75</text:p>
          </table:table-cell>
          <table:table-cell table:style-name="ce5" table:formula="of:=IF(ISBLANK([.AI200]);&quot;&quot;;ROUND([.AI200];0)-ROUND([.$B200];0))" office:value-type="float" office:value="15" calcext:value-type="float">
            <text:p>15</text:p>
          </table:table-cell>
          <table:table-cell table:style-name="ce17" table:formula="of:=IF(ISBLANK([.AI200]);&quot;&quot;;([.AJ200]/[.$B200])*100)" office:value-type="float" office:value="25.0836120401338" calcext:value-type="float">
            <text:p>25.1</text:p>
          </table:table-cell>
          <table:table-cell table:style-name="ce5" table:formula="of:=IF(AND(NOT(ISBLANK([.AJ200]));([.AJ200]=0);SUM(COUNTIF([.$I200];0);COUNTIF([.$R200];0);COUNTIF([.$AA200];0);COUNTIF([.$AJ20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1b.tst</text:p>
          </table:table-cell>
          <table:table-cell table:formula="of:=MIN([.H201];[.Q201];[.Z201];[.AI201])" office:value-type="float" office:value="84.6" calcext:value-type="float">
            <text:p>8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style-name="ce5" table:formula="of:=AVERAGE([.C201:.G201])" office:value-type="float" office:value="84.6" calcext:value-type="float">
            <text:p>85</text:p>
          </table:table-cell>
          <table:table-cell table:style-name="ce5" table:formula="of:=IF(ISBLANK([.H201]);&quot;&quot;;ROUND([.H201];0)-ROUND([.$B201];0))" office:value-type="float" office:value="0" calcext:value-type="float">
            <text:p>0</text:p>
          </table:table-cell>
          <table:table-cell table:style-name="ce17" table:formula="of:=IF(ISBLANK([.H201]);&quot;&quot;;([.I201]/[.$B201])*100)" office:value-type="float" office:value="0" calcext:value-type="float">
            <text:p>0.0</text:p>
          </table:table-cell>
          <table:table-cell table:style-name="ce5" table:formula="of:=IF(AND(NOT(ISBLANK([.I201]));([.I201]=0);SUM(COUNTIF([.$I201];0);COUNTIF([.$R201];0);COUNTIF([.$AA201];0);COUNTIF([.$AJ201];0))=1);&quot;Y&quot;;&quot;&quot;)">
            <text:p/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8" calcext:value-type="float">
            <text:p>88</text:p>
          </table:table-cell>
          <table:table-cell table:style-name="ce5" table:formula="of:=AVERAGE([.L201:.P201])" office:value-type="float" office:value="86.6" calcext:value-type="float">
            <text:p>87</text:p>
          </table:table-cell>
          <table:table-cell table:style-name="ce5" table:formula="of:=IF(ISBLANK([.Q201]);&quot;&quot;;ROUND([.Q201];0)-ROUND([.$B201];0))" office:value-type="float" office:value="2" calcext:value-type="float">
            <text:p>2</text:p>
          </table:table-cell>
          <table:table-cell table:style-name="ce17" table:formula="of:=IF(ISBLANK([.Q201]);&quot;&quot;;([.R201]/[.$B201])*100)" office:value-type="float" office:value="2.36406619385343" calcext:value-type="float">
            <text:p>2.4</text:p>
          </table:table-cell>
          <table:table-cell table:style-name="ce5" table:formula="of:=IF(AND(NOT(ISBLANK([.R201]));([.R201]=0);SUM(COUNTIF([.$I201];0);COUNTIF([.$R201];0);COUNTIF([.$AA201];0);COUNTIF([.$AJ201];0))=1);&quot;Y&quot;;&quot;&quot;)">
            <text:p/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style-name="ce5" table:formula="of:=AVERAGE([.U201:.Y201])" office:value-type="float" office:value="85.4" calcext:value-type="float">
            <text:p>85</text:p>
          </table:table-cell>
          <table:table-cell table:style-name="ce5" table:formula="of:=IF(ISBLANK([.Z201]);&quot;&quot;;ROUND([.Z201];0)-ROUND([.$B201];0))" office:value-type="float" office:value="0" calcext:value-type="float">
            <text:p>0</text:p>
          </table:table-cell>
          <table:table-cell table:style-name="ce17" table:formula="of:=IF(ISBLANK([.Z201]);&quot;&quot;;([.AA201]/[.$B201])*100)" office:value-type="float" office:value="0" calcext:value-type="float">
            <text:p>0.0</text:p>
          </table:table-cell>
          <table:table-cell table:style-name="ce5" table:formula="of:=IF(AND(NOT(ISBLANK([.AA201]));([.AA201]=0);SUM(COUNTIF([.$I201];0);COUNTIF([.$R201];0);COUNTIF([.$AA201];0);COUNTIF([.$AJ201];0))=1);&quot;Y&quot;;&quot;&quot;)">
            <text:p/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style-name="ce5" table:formula="of:=AVERAGE([.AD201:.AH201])" office:value-type="float" office:value="99" calcext:value-type="float">
            <text:p>99</text:p>
          </table:table-cell>
          <table:table-cell table:style-name="ce5" table:formula="of:=IF(ISBLANK([.AI201]);&quot;&quot;;ROUND([.AI201];0)-ROUND([.$B201];0))" office:value-type="float" office:value="14" calcext:value-type="float">
            <text:p>14</text:p>
          </table:table-cell>
          <table:table-cell table:style-name="ce17" table:formula="of:=IF(ISBLANK([.AI201]);&quot;&quot;;([.AJ201]/[.$B201])*100)" office:value-type="float" office:value="16.548463356974" calcext:value-type="float">
            <text:p>16.5</text:p>
          </table:table-cell>
          <table:table-cell table:style-name="ce5" table:formula="of:=IF(AND(NOT(ISBLANK([.AJ201]));([.AJ201]=0);SUM(COUNTIF([.$I201];0);COUNTIF([.$R201];0);COUNTIF([.$AA201];0);COUNTIF([.$AJ20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1c.tst</text:p>
          </table:table-cell>
          <table:table-cell table:formula="of:=MIN([.H202];[.Q202];[.Z202];[.AI202])" office:value-type="float" office:value="590.8" calcext:value-type="float">
            <text:p>591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587" calcext:value-type="float">
            <text:p>587</text:p>
          </table:table-cell>
          <table:table-cell office:value-type="float" office:value="596" calcext:value-type="float">
            <text:p>596</text:p>
          </table:table-cell>
          <table:table-cell table:style-name="ce5" table:formula="of:=AVERAGE([.C202:.G202])" office:value-type="float" office:value="591.4" calcext:value-type="float">
            <text:p>591</text:p>
          </table:table-cell>
          <table:table-cell table:style-name="ce5" table:formula="of:=IF(ISBLANK([.H202]);&quot;&quot;;ROUND([.H202];0)-ROUND([.$B202];0))" office:value-type="float" office:value="0" calcext:value-type="float">
            <text:p>0</text:p>
          </table:table-cell>
          <table:table-cell table:style-name="ce17" table:formula="of:=IF(ISBLANK([.H202]);&quot;&quot;;([.I202]/[.$B202])*100)" office:value-type="float" office:value="0" calcext:value-type="float">
            <text:p>0.0</text:p>
          </table:table-cell>
          <table:table-cell table:style-name="ce5" table:formula="of:=IF(AND(NOT(ISBLANK([.I202]));([.I202]=0);SUM(COUNTIF([.$I202];0);COUNTIF([.$R202];0);COUNTIF([.$AA202];0);COUNTIF([.$AJ202];0))=1);&quot;Y&quot;;&quot;&quot;)">
            <text:p/>
          </table:table-cell>
          <table:table-cell office:value-type="float" office:value="730" calcext:value-type="float">
            <text:p>730</text:p>
          </table:table-cell>
          <table:table-cell office:value-type="float" office:value="729" calcext:value-type="float">
            <text:p>729</text:p>
          </table:table-cell>
          <table:table-cell office:value-type="float" office:value="727" calcext:value-type="float">
            <text:p>727</text:p>
          </table:table-cell>
          <table:table-cell office:value-type="float" office:value="744" calcext:value-type="float">
            <text:p>744</text:p>
          </table:table-cell>
          <table:table-cell office:value-type="float" office:value="768" calcext:value-type="float">
            <text:p>768</text:p>
          </table:table-cell>
          <table:table-cell table:style-name="ce5" table:formula="of:=AVERAGE([.L202:.P202])" office:value-type="float" office:value="739.6" calcext:value-type="float">
            <text:p>740</text:p>
          </table:table-cell>
          <table:table-cell table:style-name="ce5" table:formula="of:=IF(ISBLANK([.Q202]);&quot;&quot;;ROUND([.Q202];0)-ROUND([.$B202];0))" office:value-type="float" office:value="149" calcext:value-type="float">
            <text:p>149</text:p>
          </table:table-cell>
          <table:table-cell table:style-name="ce17" table:formula="of:=IF(ISBLANK([.Q202]);&quot;&quot;;([.R202]/[.$B202])*100)" office:value-type="float" office:value="25.2200406228842" calcext:value-type="float">
            <text:p>25.2</text:p>
          </table:table-cell>
          <table:table-cell table:style-name="ce5" table:formula="of:=IF(AND(NOT(ISBLANK([.R202]));([.R202]=0);SUM(COUNTIF([.$I202];0);COUNTIF([.$R202];0);COUNTIF([.$AA202];0);COUNTIF([.$AJ202];0))=1);&quot;Y&quot;;&quot;&quot;)">
            <text:p/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593" calcext:value-type="float">
            <text:p>593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table:style-name="ce5" table:formula="of:=AVERAGE([.U202:.Y202])" office:value-type="float" office:value="590.8" calcext:value-type="float">
            <text:p>591</text:p>
          </table:table-cell>
          <table:table-cell table:style-name="ce5" table:formula="of:=IF(ISBLANK([.Z202]);&quot;&quot;;ROUND([.Z202];0)-ROUND([.$B202];0))" office:value-type="float" office:value="0" calcext:value-type="float">
            <text:p>0</text:p>
          </table:table-cell>
          <table:table-cell table:style-name="ce17" table:formula="of:=IF(ISBLANK([.Z202]);&quot;&quot;;([.AA202]/[.$B202])*100)" office:value-type="float" office:value="0" calcext:value-type="float">
            <text:p>0.0</text:p>
          </table:table-cell>
          <table:table-cell table:style-name="ce5" table:formula="of:=IF(AND(NOT(ISBLANK([.AA202]));([.AA202]=0);SUM(COUNTIF([.$I202];0);COUNTIF([.$R202];0);COUNTIF([.$AA202];0);COUNTIF([.$AJ202];0))=1);&quot;Y&quot;;&quot;&quot;)">
            <text:p/>
          </table:table-cell>
          <table:table-cell office:value-type="float" office:value="652" calcext:value-type="float">
            <text:p>652</text:p>
          </table:table-cell>
          <table:table-cell office:value-type="float" office:value="645" calcext:value-type="float">
            <text:p>645</text:p>
          </table:table-cell>
          <table:table-cell office:value-type="float" office:value="670" calcext:value-type="float">
            <text:p>670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table:style-name="ce5" table:formula="of:=AVERAGE([.AD202:.AH202])" office:value-type="float" office:value="671" calcext:value-type="float">
            <text:p>671</text:p>
          </table:table-cell>
          <table:table-cell table:style-name="ce5" table:formula="of:=IF(ISBLANK([.AI202]);&quot;&quot;;ROUND([.AI202];0)-ROUND([.$B202];0))" office:value-type="float" office:value="80" calcext:value-type="float">
            <text:p>80</text:p>
          </table:table-cell>
          <table:table-cell table:style-name="ce17" table:formula="of:=IF(ISBLANK([.AI202]);&quot;&quot;;([.AJ202]/[.$B202])*100)" office:value-type="float" office:value="13.54096140826" calcext:value-type="float">
            <text:p>13.5</text:p>
          </table:table-cell>
          <table:table-cell table:style-name="ce5" table:formula="of:=IF(AND(NOT(ISBLANK([.AJ202]));([.AJ202]=0);SUM(COUNTIF([.$I202];0);COUNTIF([.$R202];0);COUNTIF([.$AA202];0);COUNTIF([.$AJ20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1d.tst</text:p>
          </table:table-cell>
          <table:table-cell table:formula="of:=MIN([.H203];[.Q203];[.Z203];[.AI203])" office:value-type="float" office:value="170.8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style-name="ce5" table:formula="of:=AVERAGE([.C203:.G203])" office:value-type="float" office:value="170.8" calcext:value-type="float">
            <text:p>171</text:p>
          </table:table-cell>
          <table:table-cell table:style-name="ce5" table:formula="of:=IF(ISBLANK([.H203]);&quot;&quot;;ROUND([.H203];0)-ROUND([.$B203];0))" office:value-type="float" office:value="0" calcext:value-type="float">
            <text:p>0</text:p>
          </table:table-cell>
          <table:table-cell table:style-name="ce17" table:formula="of:=IF(ISBLANK([.H203]);&quot;&quot;;([.I203]/[.$B203])*100)" office:value-type="float" office:value="0" calcext:value-type="float">
            <text:p>0.0</text:p>
          </table:table-cell>
          <table:table-cell table:style-name="ce5" table:formula="of:=IF(AND(NOT(ISBLANK([.I203]));([.I203]=0);SUM(COUNTIF([.$I203];0);COUNTIF([.$R203];0);COUNTIF([.$AA203];0);COUNTIF([.$AJ203];0))=1);&quot;Y&quot;;&quot;&quot;)" office:value-type="string" office:string-value="Y" calcext:value-type="string">
            <text:p>Y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table:style-name="ce5" table:formula="of:=AVERAGE([.L203:.P203])" office:value-type="float" office:value="177.6" calcext:value-type="float">
            <text:p>178</text:p>
          </table:table-cell>
          <table:table-cell table:style-name="ce5" table:formula="of:=IF(ISBLANK([.Q203]);&quot;&quot;;ROUND([.Q203];0)-ROUND([.$B203];0))" office:value-type="float" office:value="7" calcext:value-type="float">
            <text:p>7</text:p>
          </table:table-cell>
          <table:table-cell table:style-name="ce17" table:formula="of:=IF(ISBLANK([.Q203]);&quot;&quot;;([.R203]/[.$B203])*100)" office:value-type="float" office:value="4.0983606557377" calcext:value-type="float">
            <text:p>4.1</text:p>
          </table:table-cell>
          <table:table-cell table:style-name="ce5" table:formula="of:=IF(AND(NOT(ISBLANK([.R203]));([.R203]=0);SUM(COUNTIF([.$I203];0);COUNTIF([.$R203];0);COUNTIF([.$AA203];0);COUNTIF([.$AJ203];0))=1);&quot;Y&quot;;&quot;&quot;)">
            <text:p/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table:style-name="ce5" table:formula="of:=AVERAGE([.U203:.Y203])" office:value-type="float" office:value="172.6" calcext:value-type="float">
            <text:p>173</text:p>
          </table:table-cell>
          <table:table-cell table:style-name="ce5" table:formula="of:=IF(ISBLANK([.Z203]);&quot;&quot;;ROUND([.Z203];0)-ROUND([.$B203];0))" office:value-type="float" office:value="2" calcext:value-type="float">
            <text:p>2</text:p>
          </table:table-cell>
          <table:table-cell table:style-name="ce17" table:formula="of:=IF(ISBLANK([.Z203]);&quot;&quot;;([.AA203]/[.$B203])*100)" office:value-type="float" office:value="1.17096018735363" calcext:value-type="float">
            <text:p>1.2</text:p>
          </table:table-cell>
          <table:table-cell table:style-name="ce5" table:formula="of:=IF(AND(NOT(ISBLANK([.AA203]));([.AA203]=0);SUM(COUNTIF([.$I203];0);COUNTIF([.$R203];0);COUNTIF([.$AA203];0);COUNTIF([.$AJ203];0))=1);&quot;Y&quot;;&quot;&quot;)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table:style-name="ce5" table:formula="of:=AVERAGE([.AD203:.AH203])" office:value-type="float" office:value="199.2" calcext:value-type="float">
            <text:p>199</text:p>
          </table:table-cell>
          <table:table-cell table:style-name="ce5" table:formula="of:=IF(ISBLANK([.AI203]);&quot;&quot;;ROUND([.AI203];0)-ROUND([.$B203];0))" office:value-type="float" office:value="28" calcext:value-type="float">
            <text:p>28</text:p>
          </table:table-cell>
          <table:table-cell table:style-name="ce17" table:formula="of:=IF(ISBLANK([.AI203]);&quot;&quot;;([.AJ203]/[.$B203])*100)" office:value-type="float" office:value="16.3934426229508" calcext:value-type="float">
            <text:p>16.4</text:p>
          </table:table-cell>
          <table:table-cell table:style-name="ce5" table:formula="of:=IF(AND(NOT(ISBLANK([.AJ203]));([.AJ203]=0);SUM(COUNTIF([.$I203];0);COUNTIF([.$R203];0);COUNTIF([.$AA203];0);COUNTIF([.$AJ20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2a.tst</text:p>
          </table:table-cell>
          <table:table-cell table:formula="of:=MIN([.H204];[.Q204];[.Z204];[.AI204])" office:value-type="float" office:value="64.8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  <table:table-cell table:style-name="ce5" table:formula="of:=AVERAGE([.C204:.G204])" office:value-type="float" office:value="64.8" calcext:value-type="float">
            <text:p>65</text:p>
          </table:table-cell>
          <table:table-cell table:style-name="ce5" table:formula="of:=IF(ISBLANK([.H204]);&quot;&quot;;ROUND([.H204];0)-ROUND([.$B204];0))" office:value-type="float" office:value="0" calcext:value-type="float">
            <text:p>0</text:p>
          </table:table-cell>
          <table:table-cell table:style-name="ce17" table:formula="of:=IF(ISBLANK([.H204]);&quot;&quot;;([.I204]/[.$B204])*100)" office:value-type="float" office:value="0" calcext:value-type="float">
            <text:p>0.0</text:p>
          </table:table-cell>
          <table:table-cell table:style-name="ce5" table:formula="of:=IF(AND(NOT(ISBLANK([.I204]));([.I204]=0);SUM(COUNTIF([.$I204];0);COUNTIF([.$R204];0);COUNTIF([.$AA204];0);COUNTIF([.$AJ204];0))=1);&quot;Y&quot;;&quot;&quot;)">
            <text:p/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style-name="ce5" table:formula="of:=AVERAGE([.L204:.P204])" office:value-type="float" office:value="69.2" calcext:value-type="float">
            <text:p>69</text:p>
          </table:table-cell>
          <table:table-cell table:style-name="ce5" table:formula="of:=IF(ISBLANK([.Q204]);&quot;&quot;;ROUND([.Q204];0)-ROUND([.$B204];0))" office:value-type="float" office:value="4" calcext:value-type="float">
            <text:p>4</text:p>
          </table:table-cell>
          <table:table-cell table:style-name="ce17" table:formula="of:=IF(ISBLANK([.Q204]);&quot;&quot;;([.R204]/[.$B204])*100)" office:value-type="float" office:value="6.17283950617284" calcext:value-type="float">
            <text:p>6.2</text:p>
          </table:table-cell>
          <table:table-cell table:style-name="ce5" table:formula="of:=IF(AND(NOT(ISBLANK([.R204]));([.R204]=0);SUM(COUNTIF([.$I204];0);COUNTIF([.$R204];0);COUNTIF([.$AA204];0);COUNTIF([.$AJ204];0))=1);&quot;Y&quot;;&quot;&quot;)">
            <text:p/>
          </table:table-cell>
          <table:table-cell table:number-columns-repeated="4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style-name="ce5" table:formula="of:=AVERAGE([.U204:.Y204])" office:value-type="float" office:value="64.8" calcext:value-type="float">
            <text:p>65</text:p>
          </table:table-cell>
          <table:table-cell table:style-name="ce5" table:formula="of:=IF(ISBLANK([.Z204]);&quot;&quot;;ROUND([.Z204];0)-ROUND([.$B204];0))" office:value-type="float" office:value="0" calcext:value-type="float">
            <text:p>0</text:p>
          </table:table-cell>
          <table:table-cell table:style-name="ce17" table:formula="of:=IF(ISBLANK([.Z204]);&quot;&quot;;([.AA204]/[.$B204])*100)" office:value-type="float" office:value="0" calcext:value-type="float">
            <text:p>0.0</text:p>
          </table:table-cell>
          <table:table-cell table:style-name="ce5" table:formula="of:=IF(AND(NOT(ISBLANK([.AA204]));([.AA204]=0);SUM(COUNTIF([.$I204];0);COUNTIF([.$R204];0);COUNTIF([.$AA204];0);COUNTIF([.$AJ204];0))=1);&quot;Y&quot;;&quot;&quot;)">
            <text:p/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5" table:formula="of:=AVERAGE([.AD204:.AH204])" office:value-type="float" office:value="80.6" calcext:value-type="float">
            <text:p>81</text:p>
          </table:table-cell>
          <table:table-cell table:style-name="ce5" table:formula="of:=IF(ISBLANK([.AI204]);&quot;&quot;;ROUND([.AI204];0)-ROUND([.$B204];0))" office:value-type="float" office:value="16" calcext:value-type="float">
            <text:p>16</text:p>
          </table:table-cell>
          <table:table-cell table:style-name="ce17" table:formula="of:=IF(ISBLANK([.AI204]);&quot;&quot;;([.AJ204]/[.$B204])*100)" office:value-type="float" office:value="24.6913580246914" calcext:value-type="float">
            <text:p>24.7</text:p>
          </table:table-cell>
          <table:table-cell table:style-name="ce5" table:formula="of:=IF(AND(NOT(ISBLANK([.AJ204]));([.AJ204]=0);SUM(COUNTIF([.$I204];0);COUNTIF([.$R204];0);COUNTIF([.$AA204];0);COUNTIF([.$AJ20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2b.tst</text:p>
          </table:table-cell>
          <table:table-cell table:formula="of:=MIN([.H205];[.Q205];[.Z205];[.AI205])" office:value-type="float" office:value="92.8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style-name="ce5" table:formula="of:=AVERAGE([.C205:.G205])" office:value-type="float" office:value="93.2" calcext:value-type="float">
            <text:p>93</text:p>
          </table:table-cell>
          <table:table-cell table:style-name="ce5" table:formula="of:=IF(ISBLANK([.H205]);&quot;&quot;;ROUND([.H205];0)-ROUND([.$B205];0))" office:value-type="float" office:value="0" calcext:value-type="float">
            <text:p>0</text:p>
          </table:table-cell>
          <table:table-cell table:style-name="ce17" table:formula="of:=IF(ISBLANK([.H205]);&quot;&quot;;([.I205]/[.$B205])*100)" office:value-type="float" office:value="0" calcext:value-type="float">
            <text:p>0.0</text:p>
          </table:table-cell>
          <table:table-cell table:style-name="ce5" table:formula="of:=IF(AND(NOT(ISBLANK([.I205]));([.I205]=0);SUM(COUNTIF([.$I205];0);COUNTIF([.$R205];0);COUNTIF([.$AA205];0);COUNTIF([.$AJ205];0))=1);&quot;Y&quot;;&quot;&quot;)">
            <text:p/>
          </table:table-cell>
          <table:table-cell table:number-columns-repeated="3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style-name="ce5" table:formula="of:=AVERAGE([.L205:.P205])" office:value-type="float" office:value="94.8" calcext:value-type="float">
            <text:p>95</text:p>
          </table:table-cell>
          <table:table-cell table:style-name="ce5" table:formula="of:=IF(ISBLANK([.Q205]);&quot;&quot;;ROUND([.Q205];0)-ROUND([.$B205];0))" office:value-type="float" office:value="2" calcext:value-type="float">
            <text:p>2</text:p>
          </table:table-cell>
          <table:table-cell table:style-name="ce17" table:formula="of:=IF(ISBLANK([.Q205]);&quot;&quot;;([.R205]/[.$B205])*100)" office:value-type="float" office:value="2.1551724137931" calcext:value-type="float">
            <text:p>2.2</text:p>
          </table:table-cell>
          <table:table-cell table:style-name="ce5" table:formula="of:=IF(AND(NOT(ISBLANK([.R205]));([.R205]=0);SUM(COUNTIF([.$I205];0);COUNTIF([.$R205];0);COUNTIF([.$AA205];0);COUNTIF([.$AJ205];0))=1);&quot;Y&quot;;&quot;&quot;)">
            <text:p/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style-name="ce5" table:formula="of:=AVERAGE([.U205:.Y205])" office:value-type="float" office:value="92.8" calcext:value-type="float">
            <text:p>93</text:p>
          </table:table-cell>
          <table:table-cell table:style-name="ce5" table:formula="of:=IF(ISBLANK([.Z205]);&quot;&quot;;ROUND([.Z205];0)-ROUND([.$B205];0))" office:value-type="float" office:value="0" calcext:value-type="float">
            <text:p>0</text:p>
          </table:table-cell>
          <table:table-cell table:style-name="ce17" table:formula="of:=IF(ISBLANK([.Z205]);&quot;&quot;;([.AA205]/[.$B205])*100)" office:value-type="float" office:value="0" calcext:value-type="float">
            <text:p>0.0</text:p>
          </table:table-cell>
          <table:table-cell table:style-name="ce5" table:formula="of:=IF(AND(NOT(ISBLANK([.AA205]));([.AA205]=0);SUM(COUNTIF([.$I205];0);COUNTIF([.$R205];0);COUNTIF([.$AA205];0);COUNTIF([.$AJ205];0))=1);&quot;Y&quot;;&quot;&quot;)">
            <text:p/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style-name="ce5" table:formula="of:=AVERAGE([.AD205:.AH205])" office:value-type="float" office:value="108" calcext:value-type="float">
            <text:p>108</text:p>
          </table:table-cell>
          <table:table-cell table:style-name="ce5" table:formula="of:=IF(ISBLANK([.AI205]);&quot;&quot;;ROUND([.AI205];0)-ROUND([.$B205];0))" office:value-type="float" office:value="15" calcext:value-type="float">
            <text:p>15</text:p>
          </table:table-cell>
          <table:table-cell table:style-name="ce17" table:formula="of:=IF(ISBLANK([.AI205]);&quot;&quot;;([.AJ205]/[.$B205])*100)" office:value-type="float" office:value="16.1637931034483" calcext:value-type="float">
            <text:p>16.2</text:p>
          </table:table-cell>
          <table:table-cell table:style-name="ce5" table:formula="of:=IF(AND(NOT(ISBLANK([.AJ205]));([.AJ205]=0);SUM(COUNTIF([.$I205];0);COUNTIF([.$R205];0);COUNTIF([.$AA205];0);COUNTIF([.$AJ20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2c.tst</text:p>
          </table:table-cell>
          <table:table-cell table:formula="of:=MIN([.H206];[.Q206];[.Z206];[.AI206])" office:value-type="float" office:value="626.6" calcext:value-type="float">
            <text:p>627</text:p>
          </table:table-cell>
          <table:table-cell office:value-type="float" office:value="638" calcext:value-type="float">
            <text:p>638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619" calcext:value-type="float">
            <text:p>619</text:p>
          </table:table-cell>
          <table:table-cell office:value-type="float" office:value="629" calcext:value-type="float">
            <text:p>629</text:p>
          </table:table-cell>
          <table:table-cell table:style-name="ce5" table:formula="of:=AVERAGE([.C206:.G206])" office:value-type="float" office:value="626.8" calcext:value-type="float">
            <text:p>627</text:p>
          </table:table-cell>
          <table:table-cell table:style-name="ce5" table:formula="of:=IF(ISBLANK([.H206]);&quot;&quot;;ROUND([.H206];0)-ROUND([.$B206];0))" office:value-type="float" office:value="0" calcext:value-type="float">
            <text:p>0</text:p>
          </table:table-cell>
          <table:table-cell table:style-name="ce17" table:formula="of:=IF(ISBLANK([.H206]);&quot;&quot;;([.I206]/[.$B206])*100)" office:value-type="float" office:value="0" calcext:value-type="float">
            <text:p>0.0</text:p>
          </table:table-cell>
          <table:table-cell table:style-name="ce5" table:formula="of:=IF(AND(NOT(ISBLANK([.I206]));([.I206]=0);SUM(COUNTIF([.$I206];0);COUNTIF([.$R206];0);COUNTIF([.$AA206];0);COUNTIF([.$AJ206];0))=1);&quot;Y&quot;;&quot;&quot;)">
            <text:p/>
          </table:table-cell>
          <table:table-cell office:value-type="float" office:value="780" calcext:value-type="float">
            <text:p>780</text:p>
          </table:table-cell>
          <table:table-cell office:value-type="float" office:value="770" calcext:value-type="float">
            <text:p>770</text:p>
          </table:table-cell>
          <table:table-cell office:value-type="float" office:value="775" calcext:value-type="float">
            <text:p>775</text:p>
          </table:table-cell>
          <table:table-cell office:value-type="float" office:value="774" calcext:value-type="float">
            <text:p>774</text:p>
          </table:table-cell>
          <table:table-cell office:value-type="float" office:value="807" calcext:value-type="float">
            <text:p>807</text:p>
          </table:table-cell>
          <table:table-cell table:style-name="ce5" table:formula="of:=AVERAGE([.L206:.P206])" office:value-type="float" office:value="781.2" calcext:value-type="float">
            <text:p>781</text:p>
          </table:table-cell>
          <table:table-cell table:style-name="ce5" table:formula="of:=IF(ISBLANK([.Q206]);&quot;&quot;;ROUND([.Q206];0)-ROUND([.$B206];0))" office:value-type="float" office:value="154" calcext:value-type="float">
            <text:p>154</text:p>
          </table:table-cell>
          <table:table-cell table:style-name="ce17" table:formula="of:=IF(ISBLANK([.Q206]);&quot;&quot;;([.R206]/[.$B206])*100)" office:value-type="float" office:value="24.577082668369" calcext:value-type="float">
            <text:p>24.6</text:p>
          </table:table-cell>
          <table:table-cell table:style-name="ce5" table:formula="of:=IF(AND(NOT(ISBLANK([.R206]));([.R206]=0);SUM(COUNTIF([.$I206];0);COUNTIF([.$R206];0);COUNTIF([.$AA206];0);COUNTIF([.$AJ206];0))=1);&quot;Y&quot;;&quot;&quot;)">
            <text:p/>
          </table:table-cell>
          <table:table-cell table:number-columns-repeated="2" office:value-type="float" office:value="623" calcext:value-type="float">
            <text:p>623</text:p>
          </table:table-cell>
          <table:table-cell office:value-type="float" office:value="631" calcext:value-type="float">
            <text:p>631</text:p>
          </table:table-cell>
          <table:table-cell office:value-type="float" office:value="629" calcext:value-type="float">
            <text:p>629</text:p>
          </table:table-cell>
          <table:table-cell office:value-type="float" office:value="627" calcext:value-type="float">
            <text:p>627</text:p>
          </table:table-cell>
          <table:table-cell table:style-name="ce5" table:formula="of:=AVERAGE([.U206:.Y206])" office:value-type="float" office:value="626.6" calcext:value-type="float">
            <text:p>627</text:p>
          </table:table-cell>
          <table:table-cell table:style-name="ce5" table:formula="of:=IF(ISBLANK([.Z206]);&quot;&quot;;ROUND([.Z206];0)-ROUND([.$B206];0))" office:value-type="float" office:value="0" calcext:value-type="float">
            <text:p>0</text:p>
          </table:table-cell>
          <table:table-cell table:style-name="ce17" table:formula="of:=IF(ISBLANK([.Z206]);&quot;&quot;;([.AA206]/[.$B206])*100)" office:value-type="float" office:value="0" calcext:value-type="float">
            <text:p>0.0</text:p>
          </table:table-cell>
          <table:table-cell table:style-name="ce5" table:formula="of:=IF(AND(NOT(ISBLANK([.AA206]));([.AA206]=0);SUM(COUNTIF([.$I206];0);COUNTIF([.$R206];0);COUNTIF([.$AA206];0);COUNTIF([.$AJ206];0))=1);&quot;Y&quot;;&quot;&quot;)">
            <text:p/>
          </table:table-cell>
          <table:table-cell office:value-type="float" office:value="699" calcext:value-type="float">
            <text:p>699</text:p>
          </table:table-cell>
          <table:table-cell office:value-type="float" office:value="696" calcext:value-type="float">
            <text:p>696</text:p>
          </table:table-cell>
          <table:table-cell office:value-type="float" office:value="707" calcext:value-type="float">
            <text:p>707</text:p>
          </table:table-cell>
          <table:table-cell office:value-type="float" office:value="746" calcext:value-type="float">
            <text:p>746</text:p>
          </table:table-cell>
          <table:table-cell office:value-type="float" office:value="734" calcext:value-type="float">
            <text:p>734</text:p>
          </table:table-cell>
          <table:table-cell table:style-name="ce5" table:formula="of:=AVERAGE([.AD206:.AH206])" office:value-type="float" office:value="716.4" calcext:value-type="float">
            <text:p>716</text:p>
          </table:table-cell>
          <table:table-cell table:style-name="ce5" table:formula="of:=IF(ISBLANK([.AI206]);&quot;&quot;;ROUND([.AI206];0)-ROUND([.$B206];0))" office:value-type="float" office:value="89" calcext:value-type="float">
            <text:p>89</text:p>
          </table:table-cell>
          <table:table-cell table:style-name="ce17" table:formula="of:=IF(ISBLANK([.AI206]);&quot;&quot;;([.AJ206]/[.$B206])*100)" office:value-type="float" office:value="14.2036386849665" calcext:value-type="float">
            <text:p>14.2</text:p>
          </table:table-cell>
          <table:table-cell table:style-name="ce5" table:formula="of:=IF(AND(NOT(ISBLANK([.AJ206]));([.AJ206]=0);SUM(COUNTIF([.$I206];0);COUNTIF([.$R206];0);COUNTIF([.$AA206];0);COUNTIF([.$AJ20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2d.tst</text:p>
          </table:table-cell>
          <table:table-cell table:formula="of:=MIN([.H207];[.Q207];[.Z207];[.AI207])" office:value-type="float" office:value="186.8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table:style-name="ce5" table:formula="of:=AVERAGE([.C207:.G207])" office:value-type="float" office:value="188.2" calcext:value-type="float">
            <text:p>188</text:p>
          </table:table-cell>
          <table:table-cell table:style-name="ce5" table:formula="of:=IF(ISBLANK([.H207]);&quot;&quot;;ROUND([.H207];0)-ROUND([.$B207];0))" office:value-type="float" office:value="1" calcext:value-type="float">
            <text:p>1</text:p>
          </table:table-cell>
          <table:table-cell table:style-name="ce17" table:formula="of:=IF(ISBLANK([.H207]);&quot;&quot;;([.I207]/[.$B207])*100)" office:value-type="float" office:value="0.535331905781584" calcext:value-type="float">
            <text:p>0.5</text:p>
          </table:table-cell>
          <table:table-cell table:style-name="ce5" table:formula="of:=IF(AND(NOT(ISBLANK([.I207]));([.I207]=0);SUM(COUNTIF([.$I207];0);COUNTIF([.$R207];0);COUNTIF([.$AA207];0);COUNTIF([.$AJ207];0))=1);&quot;Y&quot;;&quot;&quot;)">
            <text:p/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94" calcext:value-type="float">
            <text:p>194</text:p>
          </table:table-cell>
          <table:table-cell table:style-name="ce5" table:formula="of:=AVERAGE([.L207:.P207])" office:value-type="float" office:value="193" calcext:value-type="float">
            <text:p>193</text:p>
          </table:table-cell>
          <table:table-cell table:style-name="ce5" table:formula="of:=IF(ISBLANK([.Q207]);&quot;&quot;;ROUND([.Q207];0)-ROUND([.$B207];0))" office:value-type="float" office:value="6" calcext:value-type="float">
            <text:p>6</text:p>
          </table:table-cell>
          <table:table-cell table:style-name="ce17" table:formula="of:=IF(ISBLANK([.Q207]);&quot;&quot;;([.R207]/[.$B207])*100)" office:value-type="float" office:value="3.21199143468951" calcext:value-type="float">
            <text:p>3.2</text:p>
          </table:table-cell>
          <table:table-cell table:style-name="ce5" table:formula="of:=IF(AND(NOT(ISBLANK([.R207]));([.R207]=0);SUM(COUNTIF([.$I207];0);COUNTIF([.$R207];0);COUNTIF([.$AA207];0);COUNTIF([.$AJ207];0))=1);&quot;Y&quot;;&quot;&quot;)">
            <text:p/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table:style-name="ce5" table:formula="of:=AVERAGE([.U207:.Y207])" office:value-type="float" office:value="186.8" calcext:value-type="float">
            <text:p>187</text:p>
          </table:table-cell>
          <table:table-cell table:style-name="ce5" table:formula="of:=IF(ISBLANK([.Z207]);&quot;&quot;;ROUND([.Z207];0)-ROUND([.$B207];0))" office:value-type="float" office:value="0" calcext:value-type="float">
            <text:p>0</text:p>
          </table:table-cell>
          <table:table-cell table:style-name="ce17" table:formula="of:=IF(ISBLANK([.Z207]);&quot;&quot;;([.AA207]/[.$B207])*100)" office:value-type="float" office:value="0" calcext:value-type="float">
            <text:p>0.0</text:p>
          </table:table-cell>
          <table:table-cell table:style-name="ce5" table:formula="of:=IF(AND(NOT(ISBLANK([.AA207]));([.AA207]=0);SUM(COUNTIF([.$I207];0);COUNTIF([.$R207];0);COUNTIF([.$AA207];0);COUNTIF([.$AJ207];0))=1);&quot;Y&quot;;&quot;&quot;)" office:value-type="string" office:string-value="Y" calcext:value-type="string">
            <text:p>Y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8" calcext:value-type="float">
            <text:p>218</text:p>
          </table:table-cell>
          <table:table-cell office:value-type="float" office:value="222" calcext:value-type="float">
            <text:p>222</text:p>
          </table:table-cell>
          <table:table-cell office:value-type="float" office:value="227" calcext:value-type="float">
            <text:p>227</text:p>
          </table:table-cell>
          <table:table-cell table:style-name="ce5" table:formula="of:=AVERAGE([.AD207:.AH207])" office:value-type="float" office:value="217.6" calcext:value-type="float">
            <text:p>218</text:p>
          </table:table-cell>
          <table:table-cell table:style-name="ce5" table:formula="of:=IF(ISBLANK([.AI207]);&quot;&quot;;ROUND([.AI207];0)-ROUND([.$B207];0))" office:value-type="float" office:value="31" calcext:value-type="float">
            <text:p>31</text:p>
          </table:table-cell>
          <table:table-cell table:style-name="ce17" table:formula="of:=IF(ISBLANK([.AI207]);&quot;&quot;;([.AJ207]/[.$B207])*100)" office:value-type="float" office:value="16.5952890792291" calcext:value-type="float">
            <text:p>16.6</text:p>
          </table:table-cell>
          <table:table-cell table:style-name="ce5" table:formula="of:=IF(AND(NOT(ISBLANK([.AJ207]));([.AJ207]=0);SUM(COUNTIF([.$I207];0);COUNTIF([.$R207];0);COUNTIF([.$AA207];0);COUNTIF([.$AJ20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3a.tst</text:p>
          </table:table-cell>
          <table:table-cell table:formula="of:=MIN([.H208];[.Q208];[.Z208];[.AI208])" office:value-type="float" office:value="3148.6" calcext:value-type="float">
            <text:p>3149</text:p>
          </table:table-cell>
          <table:table-cell office:value-type="float" office:value="3249" calcext:value-type="float">
            <text:p>3249</text:p>
          </table:table-cell>
          <table:table-cell office:value-type="float" office:value="3138" calcext:value-type="float">
            <text:p>3138</text:p>
          </table:table-cell>
          <table:table-cell office:value-type="float" office:value="3173" calcext:value-type="float">
            <text:p>3173</text:p>
          </table:table-cell>
          <table:table-cell office:value-type="float" office:value="3169" calcext:value-type="float">
            <text:p>3169</text:p>
          </table:table-cell>
          <table:table-cell office:value-type="float" office:value="3173" calcext:value-type="float">
            <text:p>3173</text:p>
          </table:table-cell>
          <table:table-cell table:style-name="ce5" table:formula="of:=AVERAGE([.C208:.G208])" office:value-type="float" office:value="3180.4" calcext:value-type="float">
            <text:p>3180</text:p>
          </table:table-cell>
          <table:table-cell table:style-name="ce5" table:formula="of:=IF(ISBLANK([.H208]);&quot;&quot;;ROUND([.H208];0)-ROUND([.$B208];0))" office:value-type="float" office:value="31" calcext:value-type="float">
            <text:p>31</text:p>
          </table:table-cell>
          <table:table-cell table:style-name="ce17" table:formula="of:=IF(ISBLANK([.H208]);&quot;&quot;;([.I208]/[.$B208])*100)" office:value-type="float" office:value="0.984564568379597" calcext:value-type="float">
            <text:p>1.0</text:p>
          </table:table-cell>
          <table:table-cell table:style-name="ce5" table:formula="of:=IF(AND(NOT(ISBLANK([.I208]));([.I208]=0);SUM(COUNTIF([.$I208];0);COUNTIF([.$R208];0);COUNTIF([.$AA208];0);COUNTIF([.$AJ208];0))=1);&quot;Y&quot;;&quot;&quot;)">
            <text:p/>
          </table:table-cell>
          <table:table-cell office:value-type="float" office:value="3824" calcext:value-type="float">
            <text:p>3824</text:p>
          </table:table-cell>
          <table:table-cell office:value-type="float" office:value="3798" calcext:value-type="float">
            <text:p>3798</text:p>
          </table:table-cell>
          <table:table-cell office:value-type="float" office:value="3824" calcext:value-type="float">
            <text:p>3824</text:p>
          </table:table-cell>
          <table:table-cell office:value-type="float" office:value="3815" calcext:value-type="float">
            <text:p>3815</text:p>
          </table:table-cell>
          <table:table-cell office:value-type="float" office:value="3892" calcext:value-type="float">
            <text:p>3892</text:p>
          </table:table-cell>
          <table:table-cell table:style-name="ce5" table:formula="of:=AVERAGE([.L208:.P208])" office:value-type="float" office:value="3830.6" calcext:value-type="float">
            <text:p>3831</text:p>
          </table:table-cell>
          <table:table-cell table:style-name="ce5" table:formula="of:=IF(ISBLANK([.Q208]);&quot;&quot;;ROUND([.Q208];0)-ROUND([.$B208];0))" office:value-type="float" office:value="682" calcext:value-type="float">
            <text:p>682</text:p>
          </table:table-cell>
          <table:table-cell table:style-name="ce17" table:formula="of:=IF(ISBLANK([.Q208]);&quot;&quot;;([.R208]/[.$B208])*100)" office:value-type="float" office:value="21.6604205043511" calcext:value-type="float">
            <text:p>21.7</text:p>
          </table:table-cell>
          <table:table-cell table:style-name="ce5" table:formula="of:=IF(AND(NOT(ISBLANK([.R208]));([.R208]=0);SUM(COUNTIF([.$I208];0);COUNTIF([.$R208];0);COUNTIF([.$AA208];0);COUNTIF([.$AJ208];0))=1);&quot;Y&quot;;&quot;&quot;)">
            <text:p/>
          </table:table-cell>
          <table:table-cell office:value-type="float" office:value="3147" calcext:value-type="float">
            <text:p>3147</text:p>
          </table:table-cell>
          <table:table-cell office:value-type="float" office:value="3152" calcext:value-type="float">
            <text:p>3152</text:p>
          </table:table-cell>
          <table:table-cell office:value-type="float" office:value="3137" calcext:value-type="float">
            <text:p>3137</text:p>
          </table:table-cell>
          <table:table-cell office:value-type="float" office:value="3143" calcext:value-type="float">
            <text:p>3143</text:p>
          </table:table-cell>
          <table:table-cell office:value-type="float" office:value="3164" calcext:value-type="float">
            <text:p>3164</text:p>
          </table:table-cell>
          <table:table-cell table:style-name="ce5" table:formula="of:=AVERAGE([.U208:.Y208])" office:value-type="float" office:value="3148.6" calcext:value-type="float">
            <text:p>3149</text:p>
          </table:table-cell>
          <table:table-cell table:style-name="ce5" table:formula="of:=IF(ISBLANK([.Z208]);&quot;&quot;;ROUND([.Z208];0)-ROUND([.$B208];0))" office:value-type="float" office:value="0" calcext:value-type="float">
            <text:p>0</text:p>
          </table:table-cell>
          <table:table-cell table:style-name="ce17" table:formula="of:=IF(ISBLANK([.Z208]);&quot;&quot;;([.AA208]/[.$B208])*100)" office:value-type="float" office:value="0" calcext:value-type="float">
            <text:p>0.0</text:p>
          </table:table-cell>
          <table:table-cell table:style-name="ce5" table:formula="of:=IF(AND(NOT(ISBLANK([.AA208]));([.AA208]=0);SUM(COUNTIF([.$I208];0);COUNTIF([.$R208];0);COUNTIF([.$AA208];0);COUNTIF([.$AJ208];0))=1);&quot;Y&quot;;&quot;&quot;)" office:value-type="string" office:string-value="Y" calcext:value-type="string">
            <text:p>Y</text:p>
          </table:table-cell>
          <table:table-cell office:value-type="float" office:value="3431" calcext:value-type="float">
            <text:p>3431</text:p>
          </table:table-cell>
          <table:table-cell office:value-type="float" office:value="3433" calcext:value-type="float">
            <text:p>3433</text:p>
          </table:table-cell>
          <table:table-cell office:value-type="float" office:value="3532" calcext:value-type="float">
            <text:p>3532</text:p>
          </table:table-cell>
          <table:table-cell office:value-type="float" office:value="3608" calcext:value-type="float">
            <text:p>3608</text:p>
          </table:table-cell>
          <table:table-cell office:value-type="float" office:value="3635" calcext:value-type="float">
            <text:p>3635</text:p>
          </table:table-cell>
          <table:table-cell table:style-name="ce5" table:formula="of:=AVERAGE([.AD208:.AH208])" office:value-type="float" office:value="3527.8" calcext:value-type="float">
            <text:p>3528</text:p>
          </table:table-cell>
          <table:table-cell table:style-name="ce5" table:formula="of:=IF(ISBLANK([.AI208]);&quot;&quot;;ROUND([.AI208];0)-ROUND([.$B208];0))" office:value-type="float" office:value="379" calcext:value-type="float">
            <text:p>379</text:p>
          </table:table-cell>
          <table:table-cell table:style-name="ce17" table:formula="of:=IF(ISBLANK([.AI208]);&quot;&quot;;([.AJ208]/[.$B208])*100)" office:value-type="float" office:value="12.0370958521248" calcext:value-type="float">
            <text:p>12.0</text:p>
          </table:table-cell>
          <table:table-cell table:style-name="ce5" table:formula="of:=IF(AND(NOT(ISBLANK([.AJ208]));([.AJ208]=0);SUM(COUNTIF([.$I208];0);COUNTIF([.$R208];0);COUNTIF([.$AA208];0);COUNTIF([.$AJ20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3b.tst</text:p>
          </table:table-cell>
          <table:table-cell table:formula="of:=MIN([.H209];[.Q209];[.Z209];[.AI209])" office:value-type="float" office:value="728.2" calcext:value-type="float">
            <text:p>728</text:p>
          </table:table-cell>
          <table:table-cell office:value-type="float" office:value="736" calcext:value-type="float">
            <text:p>736</text:p>
          </table:table-cell>
          <table:table-cell office:value-type="float" office:value="743" calcext:value-type="float">
            <text:p>743</text:p>
          </table:table-cell>
          <table:table-cell office:value-type="float" office:value="733" calcext:value-type="float">
            <text:p>733</text:p>
          </table:table-cell>
          <table:table-cell office:value-type="float" office:value="732" calcext:value-type="float">
            <text:p>732</text:p>
          </table:table-cell>
          <table:table-cell office:value-type="float" office:value="724" calcext:value-type="float">
            <text:p>724</text:p>
          </table:table-cell>
          <table:table-cell table:style-name="ce5" table:formula="of:=AVERAGE([.C209:.G209])" office:value-type="float" office:value="733.6" calcext:value-type="float">
            <text:p>734</text:p>
          </table:table-cell>
          <table:table-cell table:style-name="ce5" table:formula="of:=IF(ISBLANK([.H209]);&quot;&quot;;ROUND([.H209];0)-ROUND([.$B209];0))" office:value-type="float" office:value="6" calcext:value-type="float">
            <text:p>6</text:p>
          </table:table-cell>
          <table:table-cell table:style-name="ce17" table:formula="of:=IF(ISBLANK([.H209]);&quot;&quot;;([.I209]/[.$B209])*100)" office:value-type="float" office:value="0.823949464432848" calcext:value-type="float">
            <text:p>0.8</text:p>
          </table:table-cell>
          <table:table-cell table:style-name="ce5" table:formula="of:=IF(AND(NOT(ISBLANK([.I209]));([.I209]=0);SUM(COUNTIF([.$I209];0);COUNTIF([.$R209];0);COUNTIF([.$AA209];0);COUNTIF([.$AJ209];0))=1);&quot;Y&quot;;&quot;&quot;)">
            <text:p/>
          </table:table-cell>
          <table:table-cell office:value-type="float" office:value="756" calcext:value-type="float">
            <text:p>756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756" calcext:value-type="float">
            <text:p>756</text:p>
          </table:table-cell>
          <table:table-cell table:style-name="ce5" table:formula="of:=AVERAGE([.L209:.P209])" office:value-type="float" office:value="753" calcext:value-type="float">
            <text:p>753</text:p>
          </table:table-cell>
          <table:table-cell table:style-name="ce5" table:formula="of:=IF(ISBLANK([.Q209]);&quot;&quot;;ROUND([.Q209];0)-ROUND([.$B209];0))" office:value-type="float" office:value="25" calcext:value-type="float">
            <text:p>25</text:p>
          </table:table-cell>
          <table:table-cell table:style-name="ce17" table:formula="of:=IF(ISBLANK([.Q209]);&quot;&quot;;([.R209]/[.$B209])*100)" office:value-type="float" office:value="3.4331227684702" calcext:value-type="float">
            <text:p>3.4</text:p>
          </table:table-cell>
          <table:table-cell table:style-name="ce5" table:formula="of:=IF(AND(NOT(ISBLANK([.R209]));([.R209]=0);SUM(COUNTIF([.$I209];0);COUNTIF([.$R209];0);COUNTIF([.$AA209];0);COUNTIF([.$AJ209];0))=1);&quot;Y&quot;;&quot;&quot;)">
            <text:p/>
          </table:table-cell>
          <table:table-cell table:number-columns-repeated="2" office:value-type="float" office:value="725" calcext:value-type="float">
            <text:p>725</text:p>
          </table:table-cell>
          <table:table-cell office:value-type="float" office:value="732" calcext:value-type="float">
            <text:p>732</text:p>
          </table:table-cell>
          <table:table-cell office:value-type="float" office:value="724" calcext:value-type="float">
            <text:p>724</text:p>
          </table:table-cell>
          <table:table-cell office:value-type="float" office:value="735" calcext:value-type="float">
            <text:p>735</text:p>
          </table:table-cell>
          <table:table-cell table:style-name="ce5" table:formula="of:=AVERAGE([.U209:.Y209])" office:value-type="float" office:value="728.2" calcext:value-type="float">
            <text:p>728</text:p>
          </table:table-cell>
          <table:table-cell table:style-name="ce5" table:formula="of:=IF(ISBLANK([.Z209]);&quot;&quot;;ROUND([.Z209];0)-ROUND([.$B209];0))" office:value-type="float" office:value="0" calcext:value-type="float">
            <text:p>0</text:p>
          </table:table-cell>
          <table:table-cell table:style-name="ce17" table:formula="of:=IF(ISBLANK([.Z209]);&quot;&quot;;([.AA209]/[.$B209])*100)" office:value-type="float" office:value="0" calcext:value-type="float">
            <text:p>0.0</text:p>
          </table:table-cell>
          <table:table-cell table:style-name="ce5" table:formula="of:=IF(AND(NOT(ISBLANK([.AA209]));([.AA209]=0);SUM(COUNTIF([.$I209];0);COUNTIF([.$R209];0);COUNTIF([.$AA209];0);COUNTIF([.$AJ209];0))=1);&quot;Y&quot;;&quot;&quot;)" office:value-type="string" office:string-value="Y" calcext:value-type="string">
            <text:p>Y</text:p>
          </table:table-cell>
          <table:table-cell office:value-type="float" office:value="800" calcext:value-type="float">
            <text:p>800</text:p>
          </table:table-cell>
          <table:table-cell office:value-type="float" office:value="782" calcext:value-type="float">
            <text:p>782</text:p>
          </table:table-cell>
          <table:table-cell office:value-type="float" office:value="809" calcext:value-type="float">
            <text:p>809</text:p>
          </table:table-cell>
          <table:table-cell office:value-type="float" office:value="832" calcext:value-type="float">
            <text:p>832</text:p>
          </table:table-cell>
          <table:table-cell office:value-type="float" office:value="823" calcext:value-type="float">
            <text:p>823</text:p>
          </table:table-cell>
          <table:table-cell table:style-name="ce5" table:formula="of:=AVERAGE([.AD209:.AH209])" office:value-type="float" office:value="809.2" calcext:value-type="float">
            <text:p>809</text:p>
          </table:table-cell>
          <table:table-cell table:style-name="ce5" table:formula="of:=IF(ISBLANK([.AI209]);&quot;&quot;;ROUND([.AI209];0)-ROUND([.$B209];0))" office:value-type="float" office:value="81" calcext:value-type="float">
            <text:p>81</text:p>
          </table:table-cell>
          <table:table-cell table:style-name="ce17" table:formula="of:=IF(ISBLANK([.AI209]);&quot;&quot;;([.AJ209]/[.$B209])*100)" office:value-type="float" office:value="11.1233177698435" calcext:value-type="float">
            <text:p>11.1</text:p>
          </table:table-cell>
          <table:table-cell table:style-name="ce5" table:formula="of:=IF(AND(NOT(ISBLANK([.AJ209]));([.AJ209]=0);SUM(COUNTIF([.$I209];0);COUNTIF([.$R209];0);COUNTIF([.$AA209];0);COUNTIF([.$AJ20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3c.tst</text:p>
          </table:table-cell>
          <table:table-cell table:formula="of:=MIN([.H210];[.Q210];[.Z210];[.AI210])" office:value-type="float" office:value="2917.8" calcext:value-type="float">
            <text:p>2918</text:p>
          </table:table-cell>
          <table:table-cell office:value-type="float" office:value="2903" calcext:value-type="float">
            <text:p>2903</text:p>
          </table:table-cell>
          <table:table-cell office:value-type="float" office:value="2895" calcext:value-type="float">
            <text:p>2895</text:p>
          </table:table-cell>
          <table:table-cell office:value-type="float" office:value="2952" calcext:value-type="float">
            <text:p>2952</text:p>
          </table:table-cell>
          <table:table-cell office:value-type="float" office:value="2926" calcext:value-type="float">
            <text:p>2926</text:p>
          </table:table-cell>
          <table:table-cell office:value-type="float" office:value="2927" calcext:value-type="float">
            <text:p>2927</text:p>
          </table:table-cell>
          <table:table-cell table:style-name="ce5" table:formula="of:=AVERAGE([.C210:.G210])" office:value-type="float" office:value="2920.6" calcext:value-type="float">
            <text:p>2921</text:p>
          </table:table-cell>
          <table:table-cell table:style-name="ce5" table:formula="of:=IF(ISBLANK([.H210]);&quot;&quot;;ROUND([.H210];0)-ROUND([.$B210];0))" office:value-type="float" office:value="3" calcext:value-type="float">
            <text:p>3</text:p>
          </table:table-cell>
          <table:table-cell table:style-name="ce17" table:formula="of:=IF(ISBLANK([.H210]);&quot;&quot;;([.I210]/[.$B210])*100)" office:value-type="float" office:value="0.102817191034341" calcext:value-type="float">
            <text:p>0.1</text:p>
          </table:table-cell>
          <table:table-cell table:style-name="ce5" table:formula="of:=IF(AND(NOT(ISBLANK([.I210]));([.I210]=0);SUM(COUNTIF([.$I210];0);COUNTIF([.$R210];0);COUNTIF([.$AA210];0);COUNTIF([.$AJ210];0))=1);&quot;Y&quot;;&quot;&quot;)">
            <text:p/>
          </table:table-cell>
          <table:table-cell office:value-type="float" office:value="3794" calcext:value-type="float">
            <text:p>3794</text:p>
          </table:table-cell>
          <table:table-cell office:value-type="float" office:value="3798" calcext:value-type="float">
            <text:p>3798</text:p>
          </table:table-cell>
          <table:table-cell office:value-type="float" office:value="3837" calcext:value-type="float">
            <text:p>3837</text:p>
          </table:table-cell>
          <table:table-cell office:value-type="float" office:value="3855" calcext:value-type="float">
            <text:p>3855</text:p>
          </table:table-cell>
          <table:table-cell office:value-type="float" office:value="3831" calcext:value-type="float">
            <text:p>3831</text:p>
          </table:table-cell>
          <table:table-cell table:style-name="ce5" table:formula="of:=AVERAGE([.L210:.P210])" office:value-type="float" office:value="3823" calcext:value-type="float">
            <text:p>3823</text:p>
          </table:table-cell>
          <table:table-cell table:style-name="ce5" table:formula="of:=IF(ISBLANK([.Q210]);&quot;&quot;;ROUND([.Q210];0)-ROUND([.$B210];0))" office:value-type="float" office:value="905" calcext:value-type="float">
            <text:p>905</text:p>
          </table:table-cell>
          <table:table-cell table:style-name="ce17" table:formula="of:=IF(ISBLANK([.Q210]);&quot;&quot;;([.R210]/[.$B210])*100)" office:value-type="float" office:value="31.0165192953595" calcext:value-type="float">
            <text:p>31.0</text:p>
          </table:table-cell>
          <table:table-cell table:style-name="ce5" table:formula="of:=IF(AND(NOT(ISBLANK([.R210]));([.R210]=0);SUM(COUNTIF([.$I210];0);COUNTIF([.$R210];0);COUNTIF([.$AA210];0);COUNTIF([.$AJ210];0))=1);&quot;Y&quot;;&quot;&quot;)">
            <text:p/>
          </table:table-cell>
          <table:table-cell office:value-type="float" office:value="2901" calcext:value-type="float">
            <text:p>2901</text:p>
          </table:table-cell>
          <table:table-cell office:value-type="float" office:value="2941" calcext:value-type="float">
            <text:p>2941</text:p>
          </table:table-cell>
          <table:table-cell office:value-type="float" office:value="2911" calcext:value-type="float">
            <text:p>2911</text:p>
          </table:table-cell>
          <table:table-cell office:value-type="float" office:value="2913" calcext:value-type="float">
            <text:p>2913</text:p>
          </table:table-cell>
          <table:table-cell office:value-type="float" office:value="2923" calcext:value-type="float">
            <text:p>2923</text:p>
          </table:table-cell>
          <table:table-cell table:style-name="ce5" table:formula="of:=AVERAGE([.U210:.Y210])" office:value-type="float" office:value="2917.8" calcext:value-type="float">
            <text:p>2918</text:p>
          </table:table-cell>
          <table:table-cell table:style-name="ce5" table:formula="of:=IF(ISBLANK([.Z210]);&quot;&quot;;ROUND([.Z210];0)-ROUND([.$B210];0))" office:value-type="float" office:value="0" calcext:value-type="float">
            <text:p>0</text:p>
          </table:table-cell>
          <table:table-cell table:style-name="ce17" table:formula="of:=IF(ISBLANK([.Z210]);&quot;&quot;;([.AA210]/[.$B210])*100)" office:value-type="float" office:value="0" calcext:value-type="float">
            <text:p>0.0</text:p>
          </table:table-cell>
          <table:table-cell table:style-name="ce5" table:formula="of:=IF(AND(NOT(ISBLANK([.AA210]));([.AA210]=0);SUM(COUNTIF([.$I210];0);COUNTIF([.$R210];0);COUNTIF([.$AA210];0);COUNTIF([.$AJ210];0))=1);&quot;Y&quot;;&quot;&quot;)" office:value-type="string" office:string-value="Y" calcext:value-type="string">
            <text:p>Y</text:p>
          </table:table-cell>
          <table:table-cell office:value-type="float" office:value="3147" calcext:value-type="float">
            <text:p>3147</text:p>
          </table:table-cell>
          <table:table-cell office:value-type="float" office:value="3162" calcext:value-type="float">
            <text:p>3162</text:p>
          </table:table-cell>
          <table:table-cell office:value-type="float" office:value="3208" calcext:value-type="float">
            <text:p>3208</text:p>
          </table:table-cell>
          <table:table-cell office:value-type="float" office:value="3438" calcext:value-type="float">
            <text:p>3438</text:p>
          </table:table-cell>
          <table:table-cell office:value-type="float" office:value="3352" calcext:value-type="float">
            <text:p>3352</text:p>
          </table:table-cell>
          <table:table-cell table:style-name="ce5" table:formula="of:=AVERAGE([.AD210:.AH210])" office:value-type="float" office:value="3261.4" calcext:value-type="float">
            <text:p>3261</text:p>
          </table:table-cell>
          <table:table-cell table:style-name="ce5" table:formula="of:=IF(ISBLANK([.AI210]);&quot;&quot;;ROUND([.AI210];0)-ROUND([.$B210];0))" office:value-type="float" office:value="343" calcext:value-type="float">
            <text:p>343</text:p>
          </table:table-cell>
          <table:table-cell table:style-name="ce17" table:formula="of:=IF(ISBLANK([.AI210]);&quot;&quot;;([.AJ210]/[.$B210])*100)" office:value-type="float" office:value="11.7554321749263" calcext:value-type="float">
            <text:p>11.8</text:p>
          </table:table-cell>
          <table:table-cell table:style-name="ce5" table:formula="of:=IF(AND(NOT(ISBLANK([.AJ210]));([.AJ210]=0);SUM(COUNTIF([.$I210];0);COUNTIF([.$R210];0);COUNTIF([.$AA210];0);COUNTIF([.$AJ21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3d.tst</text:p>
          </table:table-cell>
          <table:table-cell table:formula="of:=MIN([.H211];[.Q211];[.Z211];[.AI211])" office:value-type="float" office:value="751.4" calcext:value-type="float">
            <text:p>751</text:p>
          </table:table-cell>
          <table:table-cell office:value-type="float" office:value="743" calcext:value-type="float">
            <text:p>743</text:p>
          </table:table-cell>
          <table:table-cell office:value-type="float" office:value="747" calcext:value-type="float">
            <text:p>747</text:p>
          </table:table-cell>
          <table:table-cell office:value-type="float" office:value="756" calcext:value-type="float">
            <text:p>756</text:p>
          </table:table-cell>
          <table:table-cell office:value-type="float" office:value="956" calcext:value-type="float">
            <text:p>956</text:p>
          </table:table-cell>
          <table:table-cell office:value-type="float" office:value="746" calcext:value-type="float">
            <text:p>746</text:p>
          </table:table-cell>
          <table:table-cell table:style-name="ce5" table:formula="of:=AVERAGE([.C211:.G211])" office:value-type="float" office:value="789.6" calcext:value-type="float">
            <text:p>790</text:p>
          </table:table-cell>
          <table:table-cell table:style-name="ce5" table:formula="of:=IF(ISBLANK([.H211]);&quot;&quot;;ROUND([.H211];0)-ROUND([.$B211];0))" office:value-type="float" office:value="39" calcext:value-type="float">
            <text:p>39</text:p>
          </table:table-cell>
          <table:table-cell table:style-name="ce17" table:formula="of:=IF(ISBLANK([.H211]);&quot;&quot;;([.I211]/[.$B211])*100)" office:value-type="float" office:value="5.19031141868512" calcext:value-type="float">
            <text:p>5.2</text:p>
          </table:table-cell>
          <table:table-cell table:style-name="ce5" table:formula="of:=IF(AND(NOT(ISBLANK([.I211]));([.I211]=0);SUM(COUNTIF([.$I211];0);COUNTIF([.$R211];0);COUNTIF([.$AA211];0);COUNTIF([.$AJ211];0))=1);&quot;Y&quot;;&quot;&quot;)">
            <text:p/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1" calcext:value-type="float">
            <text:p>771</text:p>
          </table:table-cell>
          <table:table-cell office:value-type="float" office:value="780" calcext:value-type="float">
            <text:p>780</text:p>
          </table:table-cell>
          <table:table-cell office:value-type="float" office:value="776" calcext:value-type="float">
            <text:p>776</text:p>
          </table:table-cell>
          <table:table-cell table:style-name="ce5" table:formula="of:=AVERAGE([.L211:.P211])" office:value-type="float" office:value="776.4" calcext:value-type="float">
            <text:p>776</text:p>
          </table:table-cell>
          <table:table-cell table:style-name="ce5" table:formula="of:=IF(ISBLANK([.Q211]);&quot;&quot;;ROUND([.Q211];0)-ROUND([.$B211];0))" office:value-type="float" office:value="25" calcext:value-type="float">
            <text:p>25</text:p>
          </table:table-cell>
          <table:table-cell table:style-name="ce17" table:formula="of:=IF(ISBLANK([.Q211]);&quot;&quot;;([.R211]/[.$B211])*100)" office:value-type="float" office:value="3.32712270428533" calcext:value-type="float">
            <text:p>3.3</text:p>
          </table:table-cell>
          <table:table-cell table:style-name="ce5" table:formula="of:=IF(AND(NOT(ISBLANK([.R211]));([.R211]=0);SUM(COUNTIF([.$I211];0);COUNTIF([.$R211];0);COUNTIF([.$AA211];0);COUNTIF([.$AJ211];0))=1);&quot;Y&quot;;&quot;&quot;)">
            <text:p/>
          </table:table-cell>
          <table:table-cell office:value-type="float" office:value="761" calcext:value-type="float">
            <text:p>761</text:p>
          </table:table-cell>
          <table:table-cell office:value-type="float" office:value="749" calcext:value-type="float">
            <text:p>749</text:p>
          </table:table-cell>
          <table:table-cell office:value-type="float" office:value="748" calcext:value-type="float">
            <text:p>748</text:p>
          </table:table-cell>
          <table:table-cell office:value-type="float" office:value="746" calcext:value-type="float">
            <text:p>746</text:p>
          </table:table-cell>
          <table:table-cell office:value-type="float" office:value="753" calcext:value-type="float">
            <text:p>753</text:p>
          </table:table-cell>
          <table:table-cell table:style-name="ce5" table:formula="of:=AVERAGE([.U211:.Y211])" office:value-type="float" office:value="751.4" calcext:value-type="float">
            <text:p>751</text:p>
          </table:table-cell>
          <table:table-cell table:style-name="ce5" table:formula="of:=IF(ISBLANK([.Z211]);&quot;&quot;;ROUND([.Z211];0)-ROUND([.$B211];0))" office:value-type="float" office:value="0" calcext:value-type="float">
            <text:p>0</text:p>
          </table:table-cell>
          <table:table-cell table:style-name="ce17" table:formula="of:=IF(ISBLANK([.Z211]);&quot;&quot;;([.AA211]/[.$B211])*100)" office:value-type="float" office:value="0" calcext:value-type="float">
            <text:p>0.0</text:p>
          </table:table-cell>
          <table:table-cell table:style-name="ce5" table:formula="of:=IF(AND(NOT(ISBLANK([.AA211]));([.AA211]=0);SUM(COUNTIF([.$I211];0);COUNTIF([.$R211];0);COUNTIF([.$AA211];0);COUNTIF([.$AJ211];0))=1);&quot;Y&quot;;&quot;&quot;)" office:value-type="string" office:string-value="Y" calcext:value-type="string">
            <text:p>Y</text:p>
          </table:table-cell>
          <table:table-cell office:value-type="float" office:value="813" calcext:value-type="float">
            <text:p>813</text:p>
          </table:table-cell>
          <table:table-cell office:value-type="float" office:value="811" calcext:value-type="float">
            <text:p>811</text:p>
          </table:table-cell>
          <table:table-cell office:value-type="float" office:value="836" calcext:value-type="float">
            <text:p>836</text:p>
          </table:table-cell>
          <table:table-cell office:value-type="float" office:value="859" calcext:value-type="float">
            <text:p>859</text:p>
          </table:table-cell>
          <table:table-cell office:value-type="float" office:value="865" calcext:value-type="float">
            <text:p>865</text:p>
          </table:table-cell>
          <table:table-cell table:style-name="ce5" table:formula="of:=AVERAGE([.AD211:.AH211])" office:value-type="float" office:value="836.8" calcext:value-type="float">
            <text:p>837</text:p>
          </table:table-cell>
          <table:table-cell table:style-name="ce5" table:formula="of:=IF(ISBLANK([.AI211]);&quot;&quot;;ROUND([.AI211];0)-ROUND([.$B211];0))" office:value-type="float" office:value="86" calcext:value-type="float">
            <text:p>86</text:p>
          </table:table-cell>
          <table:table-cell table:style-name="ce17" table:formula="of:=IF(ISBLANK([.AI211]);&quot;&quot;;([.AJ211]/[.$B211])*100)" office:value-type="float" office:value="11.4453021027415" calcext:value-type="float">
            <text:p>11.4</text:p>
          </table:table-cell>
          <table:table-cell table:style-name="ce5" table:formula="of:=IF(AND(NOT(ISBLANK([.AJ211]));([.AJ211]=0);SUM(COUNTIF([.$I211];0);COUNTIF([.$R211];0);COUNTIF([.$AA211];0);COUNTIF([.$AJ21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104_04a.tst</text:p>
          </table:table-cell>
          <table:table-cell table:formula="of:=MIN([.H212];[.Q212];[.Z212];[.AI212])" office:value-type="float" office:value="34.8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5" table:formula="of:=AVERAGE([.C212:.G212])" office:value-type="float" office:value="34.8" calcext:value-type="float">
            <text:p>35</text:p>
          </table:table-cell>
          <table:table-cell table:style-name="ce5" table:formula="of:=IF(ISBLANK([.H212]);&quot;&quot;;ROUND([.H212];0)-ROUND([.$B212];0))" office:value-type="float" office:value="0" calcext:value-type="float">
            <text:p>0</text:p>
          </table:table-cell>
          <table:table-cell table:style-name="ce17" table:formula="of:=IF(ISBLANK([.H212]);&quot;&quot;;([.I212]/[.$B212])*100)" office:value-type="float" office:value="0" calcext:value-type="float">
            <text:p>0.0</text:p>
          </table:table-cell>
          <table:table-cell table:style-name="ce5" table:formula="of:=IF(AND(NOT(ISBLANK([.I212]));([.I212]=0);SUM(COUNTIF([.$I212];0);COUNTIF([.$R212];0);COUNTIF([.$AA212];0);COUNTIF([.$AJ212];0))=1);&quot;Y&quot;;&quot;&quot;)">
            <text:p/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5" table:formula="of:=AVERAGE([.L212:.P212])" office:value-type="float" office:value="35.4" calcext:value-type="float">
            <text:p>35</text:p>
          </table:table-cell>
          <table:table-cell table:style-name="ce5" table:formula="of:=IF(ISBLANK([.Q212]);&quot;&quot;;ROUND([.Q212];0)-ROUND([.$B212];0))" office:value-type="float" office:value="0" calcext:value-type="float">
            <text:p>0</text:p>
          </table:table-cell>
          <table:table-cell table:style-name="ce17" table:formula="of:=IF(ISBLANK([.Q212]);&quot;&quot;;([.R212]/[.$B212])*100)" office:value-type="float" office:value="0" calcext:value-type="float">
            <text:p>0.0</text:p>
          </table:table-cell>
          <table:table-cell table:style-name="ce5" table:formula="of:=IF(AND(NOT(ISBLANK([.R212]));([.R212]=0);SUM(COUNTIF([.$I212];0);COUNTIF([.$R212];0);COUNTIF([.$AA212];0);COUNTIF([.$AJ212];0))=1);&quot;Y&quot;;&quot;&quot;)">
            <text:p/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5" table:formula="of:=AVERAGE([.U212:.Y212])" office:value-type="float" office:value="35.2" calcext:value-type="float">
            <text:p>35</text:p>
          </table:table-cell>
          <table:table-cell table:style-name="ce5" table:formula="of:=IF(ISBLANK([.Z212]);&quot;&quot;;ROUND([.Z212];0)-ROUND([.$B212];0))" office:value-type="float" office:value="0" calcext:value-type="float">
            <text:p>0</text:p>
          </table:table-cell>
          <table:table-cell table:style-name="ce17" table:formula="of:=IF(ISBLANK([.Z212]);&quot;&quot;;([.AA212]/[.$B212])*100)" office:value-type="float" office:value="0" calcext:value-type="float">
            <text:p>0.0</text:p>
          </table:table-cell>
          <table:table-cell table:style-name="ce5" table:formula="of:=IF(AND(NOT(ISBLANK([.AA212]));([.AA212]=0);SUM(COUNTIF([.$I212];0);COUNTIF([.$R212];0);COUNTIF([.$AA212];0);COUNTIF([.$AJ212];0))=1);&quot;Y&quot;;&quot;&quot;)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5" table:formula="of:=AVERAGE([.AD212:.AH212])" office:value-type="float" office:value="45.2" calcext:value-type="float">
            <text:p>45</text:p>
          </table:table-cell>
          <table:table-cell table:style-name="ce5" table:formula="of:=IF(ISBLANK([.AI212]);&quot;&quot;;ROUND([.AI212];0)-ROUND([.$B212];0))" office:value-type="float" office:value="10" calcext:value-type="float">
            <text:p>10</text:p>
          </table:table-cell>
          <table:table-cell table:style-name="ce17" table:formula="of:=IF(ISBLANK([.AI212]);&quot;&quot;;([.AJ212]/[.$B212])*100)" office:value-type="float" office:value="28.735632183908" calcext:value-type="float">
            <text:p>28.7</text:p>
          </table:table-cell>
          <table:table-cell table:style-name="ce5" table:formula="of:=IF(AND(NOT(ISBLANK([.AJ212]));([.AJ212]=0);SUM(COUNTIF([.$I212];0);COUNTIF([.$R212];0);COUNTIF([.$AA212];0);COUNTIF([.$AJ21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104_04b.tst</text:p>
          </table:table-cell>
          <table:table-cell table:formula="of:=MIN([.H213];[.Q213];[.Z213];[.AI213])" office:value-type="float" office:value="156.2" calcext:value-type="float">
            <text:p>156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table:style-name="ce5" table:formula="of:=AVERAGE([.C213:.G213])" office:value-type="float" office:value="157.4" calcext:value-type="float">
            <text:p>157</text:p>
          </table:table-cell>
          <table:table-cell table:style-name="ce5" table:formula="of:=IF(ISBLANK([.H213]);&quot;&quot;;ROUND([.H213];0)-ROUND([.$B213];0))" office:value-type="float" office:value="1" calcext:value-type="float">
            <text:p>1</text:p>
          </table:table-cell>
          <table:table-cell table:style-name="ce17" table:formula="of:=IF(ISBLANK([.H213]);&quot;&quot;;([.I213]/[.$B213])*100)" office:value-type="float" office:value="0.640204865556978" calcext:value-type="float">
            <text:p>0.6</text:p>
          </table:table-cell>
          <table:table-cell table:style-name="ce5" table:formula="of:=IF(AND(NOT(ISBLANK([.I213]));([.I213]=0);SUM(COUNTIF([.$I213];0);COUNTIF([.$R213];0);COUNTIF([.$AA213];0);COUNTIF([.$AJ213];0))=1);&quot;Y&quot;;&quot;&quot;)">
            <text:p/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style-name="ce5" table:formula="of:=AVERAGE([.L213:.P213])" office:value-type="float" office:value="156.2" calcext:value-type="float">
            <text:p>156</text:p>
          </table:table-cell>
          <table:table-cell table:style-name="ce5" table:formula="of:=IF(ISBLANK([.Q213]);&quot;&quot;;ROUND([.Q213];0)-ROUND([.$B213];0))" office:value-type="float" office:value="0" calcext:value-type="float">
            <text:p>0</text:p>
          </table:table-cell>
          <table:table-cell table:style-name="ce17" table:formula="of:=IF(ISBLANK([.Q213]);&quot;&quot;;([.R213]/[.$B213])*100)" office:value-type="float" office:value="0" calcext:value-type="float">
            <text:p>0.0</text:p>
          </table:table-cell>
          <table:table-cell table:style-name="ce5" table:formula="of:=IF(AND(NOT(ISBLANK([.R213]));([.R213]=0);SUM(COUNTIF([.$I213];0);COUNTIF([.$R213];0);COUNTIF([.$AA213];0);COUNTIF([.$AJ213];0))=1);&quot;Y&quot;;&quot;&quot;)">
            <text:p/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table:style-name="ce5" table:formula="of:=AVERAGE([.U213:.Y213])" office:value-type="float" office:value="156.2" calcext:value-type="float">
            <text:p>156</text:p>
          </table:table-cell>
          <table:table-cell table:style-name="ce5" table:formula="of:=IF(ISBLANK([.Z213]);&quot;&quot;;ROUND([.Z213];0)-ROUND([.$B213];0))" office:value-type="float" office:value="0" calcext:value-type="float">
            <text:p>0</text:p>
          </table:table-cell>
          <table:table-cell table:style-name="ce17" table:formula="of:=IF(ISBLANK([.Z213]);&quot;&quot;;([.AA213]/[.$B213])*100)" office:value-type="float" office:value="0" calcext:value-type="float">
            <text:p>0.0</text:p>
          </table:table-cell>
          <table:table-cell table:style-name="ce5" table:formula="of:=IF(AND(NOT(ISBLANK([.AA213]));([.AA213]=0);SUM(COUNTIF([.$I213];0);COUNTIF([.$R213];0);COUNTIF([.$AA213];0);COUNTIF([.$AJ213];0))=1);&quot;Y&quot;;&quot;&quot;)">
            <text:p/>
          </table:table-cell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table:style-name="ce5" table:formula="of:=AVERAGE([.AD213:.AH213])" office:value-type="float" office:value="169.8" calcext:value-type="float">
            <text:p>170</text:p>
          </table:table-cell>
          <table:table-cell table:style-name="ce5" table:formula="of:=IF(ISBLANK([.AI213]);&quot;&quot;;ROUND([.AI213];0)-ROUND([.$B213];0))" office:value-type="float" office:value="14" calcext:value-type="float">
            <text:p>14</text:p>
          </table:table-cell>
          <table:table-cell table:style-name="ce17" table:formula="of:=IF(ISBLANK([.AI213]);&quot;&quot;;([.AJ213]/[.$B213])*100)" office:value-type="float" office:value="8.9628681177977" calcext:value-type="float">
            <text:p>9.0</text:p>
          </table:table-cell>
          <table:table-cell table:style-name="ce5" table:formula="of:=IF(AND(NOT(ISBLANK([.AJ213]));([.AJ213]=0);SUM(COUNTIF([.$I213];0);COUNTIF([.$R213];0);COUNTIF([.$AA213];0);COUNTIF([.$AJ21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104_04c.tst</text:p>
          </table:table-cell>
          <table:table-cell table:formula="of:=MIN([.H214];[.Q214];[.Z214];[.AI214])" office:value-type="float" office:value="30.2" calcext:value-type="float">
            <text:p>3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5" table:formula="of:=AVERAGE([.C214:.G214])" office:value-type="float" office:value="30.2" calcext:value-type="float">
            <text:p>30</text:p>
          </table:table-cell>
          <table:table-cell table:style-name="ce5" table:formula="of:=IF(ISBLANK([.H214]);&quot;&quot;;ROUND([.H214];0)-ROUND([.$B214];0))" office:value-type="float" office:value="0" calcext:value-type="float">
            <text:p>0</text:p>
          </table:table-cell>
          <table:table-cell table:style-name="ce17" table:formula="of:=IF(ISBLANK([.H214]);&quot;&quot;;([.I214]/[.$B214])*100)" office:value-type="float" office:value="0" calcext:value-type="float">
            <text:p>0.0</text:p>
          </table:table-cell>
          <table:table-cell table:style-name="ce5" table:formula="of:=IF(AND(NOT(ISBLANK([.I214]));([.I214]=0);SUM(COUNTIF([.$I214];0);COUNTIF([.$R214];0);COUNTIF([.$AA214];0);COUNTIF([.$AJ214];0))=1);&quot;Y&quot;;&quot;&quot;)">
            <text:p/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5" table:formula="of:=AVERAGE([.L214:.P214])" office:value-type="float" office:value="30.6" calcext:value-type="float">
            <text:p>31</text:p>
          </table:table-cell>
          <table:table-cell table:style-name="ce5" table:formula="of:=IF(ISBLANK([.Q214]);&quot;&quot;;ROUND([.Q214];0)-ROUND([.$B214];0))" office:value-type="float" office:value="1" calcext:value-type="float">
            <text:p>1</text:p>
          </table:table-cell>
          <table:table-cell table:style-name="ce17" table:formula="of:=IF(ISBLANK([.Q214]);&quot;&quot;;([.R214]/[.$B214])*100)" office:value-type="float" office:value="3.3112582781457" calcext:value-type="float">
            <text:p>3.3</text:p>
          </table:table-cell>
          <table:table-cell table:style-name="ce5" table:formula="of:=IF(AND(NOT(ISBLANK([.R214]));([.R214]=0);SUM(COUNTIF([.$I214];0);COUNTIF([.$R214];0);COUNTIF([.$AA214];0);COUNTIF([.$AJ214];0))=1);&quot;Y&quot;;&quot;&quot;)">
            <text:p/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table:formula="of:=AVERAGE([.U214:.Y214])" office:value-type="float" office:value="30.2" calcext:value-type="float">
            <text:p>30</text:p>
          </table:table-cell>
          <table:table-cell table:style-name="ce5" table:formula="of:=IF(ISBLANK([.Z214]);&quot;&quot;;ROUND([.Z214];0)-ROUND([.$B214];0))" office:value-type="float" office:value="0" calcext:value-type="float">
            <text:p>0</text:p>
          </table:table-cell>
          <table:table-cell table:style-name="ce17" table:formula="of:=IF(ISBLANK([.Z214]);&quot;&quot;;([.AA214]/[.$B214])*100)" office:value-type="float" office:value="0" calcext:value-type="float">
            <text:p>0.0</text:p>
          </table:table-cell>
          <table:table-cell table:style-name="ce5" table:formula="of:=IF(AND(NOT(ISBLANK([.AA214]));([.AA214]=0);SUM(COUNTIF([.$I214];0);COUNTIF([.$R214];0);COUNTIF([.$AA214];0);COUNTIF([.$AJ214];0))=1);&quot;Y&quot;;&quot;&quot;)">
            <text:p/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5" table:formula="of:=AVERAGE([.AD214:.AH214])" office:value-type="float" office:value="39" calcext:value-type="float">
            <text:p>39</text:p>
          </table:table-cell>
          <table:table-cell table:style-name="ce5" table:formula="of:=IF(ISBLANK([.AI214]);&quot;&quot;;ROUND([.AI214];0)-ROUND([.$B214];0))" office:value-type="float" office:value="9" calcext:value-type="float">
            <text:p>9</text:p>
          </table:table-cell>
          <table:table-cell table:style-name="ce17" table:formula="of:=IF(ISBLANK([.AI214]);&quot;&quot;;([.AJ214]/[.$B214])*100)" office:value-type="float" office:value="29.8013245033113" calcext:value-type="float">
            <text:p>29.8</text:p>
          </table:table-cell>
          <table:table-cell table:style-name="ce5" table:formula="of:=IF(AND(NOT(ISBLANK([.AJ214]));([.AJ214]=0);SUM(COUNTIF([.$I214];0);COUNTIF([.$R214];0);COUNTIF([.$AA214];0);COUNTIF([.$AJ21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104_04d.tst</text:p>
          </table:table-cell>
          <table:table-cell table:formula="of:=MIN([.H215];[.Q215];[.Z215];[.AI215])" office:value-type="float" office:value="161.2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table:style-name="ce5" table:formula="of:=AVERAGE([.C215:.G215])" office:value-type="float" office:value="162" calcext:value-type="float">
            <text:p>162</text:p>
          </table:table-cell>
          <table:table-cell table:style-name="ce5" table:formula="of:=IF(ISBLANK([.H215]);&quot;&quot;;ROUND([.H215];0)-ROUND([.$B215];0))" office:value-type="float" office:value="1" calcext:value-type="float">
            <text:p>1</text:p>
          </table:table-cell>
          <table:table-cell table:style-name="ce17" table:formula="of:=IF(ISBLANK([.H215]);&quot;&quot;;([.I215]/[.$B215])*100)" office:value-type="float" office:value="0.620347394540943" calcext:value-type="float">
            <text:p>0.6</text:p>
          </table:table-cell>
          <table:table-cell table:style-name="ce5" table:formula="of:=IF(AND(NOT(ISBLANK([.I215]));([.I215]=0);SUM(COUNTIF([.$I215];0);COUNTIF([.$R215];0);COUNTIF([.$AA215];0);COUNTIF([.$AJ215];0))=1);&quot;Y&quot;;&quot;&quot;)">
            <text:p/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table:style-name="ce5" table:formula="of:=AVERAGE([.L215:.P215])" office:value-type="float" office:value="161.4" calcext:value-type="float">
            <text:p>161</text:p>
          </table:table-cell>
          <table:table-cell table:style-name="ce5" table:formula="of:=IF(ISBLANK([.Q215]);&quot;&quot;;ROUND([.Q215];0)-ROUND([.$B215];0))" office:value-type="float" office:value="0" calcext:value-type="float">
            <text:p>0</text:p>
          </table:table-cell>
          <table:table-cell table:style-name="ce17" table:formula="of:=IF(ISBLANK([.Q215]);&quot;&quot;;([.R215]/[.$B215])*100)" office:value-type="float" office:value="0" calcext:value-type="float">
            <text:p>0.0</text:p>
          </table:table-cell>
          <table:table-cell table:style-name="ce5" table:formula="of:=IF(AND(NOT(ISBLANK([.R215]));([.R215]=0);SUM(COUNTIF([.$I215];0);COUNTIF([.$R215];0);COUNTIF([.$AA215];0);COUNTIF([.$AJ215];0))=1);&quot;Y&quot;;&quot;&quot;)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table:style-name="ce5" table:formula="of:=AVERAGE([.U215:.Y215])" office:value-type="float" office:value="161.2" calcext:value-type="float">
            <text:p>161</text:p>
          </table:table-cell>
          <table:table-cell table:style-name="ce5" table:formula="of:=IF(ISBLANK([.Z215]);&quot;&quot;;ROUND([.Z215];0)-ROUND([.$B215];0))" office:value-type="float" office:value="0" calcext:value-type="float">
            <text:p>0</text:p>
          </table:table-cell>
          <table:table-cell table:style-name="ce17" table:formula="of:=IF(ISBLANK([.Z215]);&quot;&quot;;([.AA215]/[.$B215])*100)" office:value-type="float" office:value="0" calcext:value-type="float">
            <text:p>0.0</text:p>
          </table:table-cell>
          <table:table-cell table:style-name="ce5" table:formula="of:=IF(AND(NOT(ISBLANK([.AA215]));([.AA215]=0);SUM(COUNTIF([.$I215];0);COUNTIF([.$R215];0);COUNTIF([.$AA215];0);COUNTIF([.$AJ215];0))=1);&quot;Y&quot;;&quot;&quot;)">
            <text:p/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table:style-name="ce5" table:formula="of:=AVERAGE([.AD215:.AH215])" office:value-type="float" office:value="174" calcext:value-type="float">
            <text:p>174</text:p>
          </table:table-cell>
          <table:table-cell table:style-name="ce5" table:formula="of:=IF(ISBLANK([.AI215]);&quot;&quot;;ROUND([.AI215];0)-ROUND([.$B215];0))" office:value-type="float" office:value="13" calcext:value-type="float">
            <text:p>13</text:p>
          </table:table-cell>
          <table:table-cell table:style-name="ce17" table:formula="of:=IF(ISBLANK([.AI215]);&quot;&quot;;([.AJ215]/[.$B215])*100)" office:value-type="float" office:value="8.06451612903226" calcext:value-type="float">
            <text:p>8.1</text:p>
          </table:table-cell>
          <table:table-cell table:style-name="ce5" table:formula="of:=IF(AND(NOT(ISBLANK([.AJ215]));([.AJ215]=0);SUM(COUNTIF([.$I215];0);COUNTIF([.$R215];0);COUNTIF([.$AA215];0);COUNTIF([.$AJ21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5a.tst</text:p>
          </table:table-cell>
          <table:table-cell table:formula="of:=MIN([.H216];[.Q216];[.Z216];[.AI216])" office:value-type="float" office:value="55.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5" table:formula="of:=AVERAGE([.C216:.G216])" office:value-type="float" office:value="55.6" calcext:value-type="float">
            <text:p>56</text:p>
          </table:table-cell>
          <table:table-cell table:style-name="ce5" table:formula="of:=IF(ISBLANK([.H216]);&quot;&quot;;ROUND([.H216];0)-ROUND([.$B216];0))" office:value-type="float" office:value="0" calcext:value-type="float">
            <text:p>0</text:p>
          </table:table-cell>
          <table:table-cell table:style-name="ce17" table:formula="of:=IF(ISBLANK([.H216]);&quot;&quot;;([.I216]/[.$B216])*100)" office:value-type="float" office:value="0" calcext:value-type="float">
            <text:p>0.0</text:p>
          </table:table-cell>
          <table:table-cell table:style-name="ce5" table:formula="of:=IF(AND(NOT(ISBLANK([.I216]));([.I216]=0);SUM(COUNTIF([.$I216];0);COUNTIF([.$R216];0);COUNTIF([.$AA216];0);COUNTIF([.$AJ216];0))=1);&quot;Y&quot;;&quot;&quot;)">
            <text:p/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5" table:formula="of:=AVERAGE([.L216:.P216])" office:value-type="float" office:value="58.6" calcext:value-type="float">
            <text:p>59</text:p>
          </table:table-cell>
          <table:table-cell table:style-name="ce5" table:formula="of:=IF(ISBLANK([.Q216]);&quot;&quot;;ROUND([.Q216];0)-ROUND([.$B216];0))" office:value-type="float" office:value="3" calcext:value-type="float">
            <text:p>3</text:p>
          </table:table-cell>
          <table:table-cell table:style-name="ce17" table:formula="of:=IF(ISBLANK([.Q216]);&quot;&quot;;([.R216]/[.$B216])*100)" office:value-type="float" office:value="5.39568345323741" calcext:value-type="float">
            <text:p>5.4</text:p>
          </table:table-cell>
          <table:table-cell table:style-name="ce5" table:formula="of:=IF(AND(NOT(ISBLANK([.R216]));([.R216]=0);SUM(COUNTIF([.$I216];0);COUNTIF([.$R216];0);COUNTIF([.$AA216];0);COUNTIF([.$AJ216];0))=1);&quot;Y&quot;;&quot;&quot;)">
            <text:p/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5" table:formula="of:=AVERAGE([.U216:.Y216])" office:value-type="float" office:value="55.8" calcext:value-type="float">
            <text:p>56</text:p>
          </table:table-cell>
          <table:table-cell table:style-name="ce5" table:formula="of:=IF(ISBLANK([.Z216]);&quot;&quot;;ROUND([.Z216];0)-ROUND([.$B216];0))" office:value-type="float" office:value="0" calcext:value-type="float">
            <text:p>0</text:p>
          </table:table-cell>
          <table:table-cell table:style-name="ce17" table:formula="of:=IF(ISBLANK([.Z216]);&quot;&quot;;([.AA216]/[.$B216])*100)" office:value-type="float" office:value="0" calcext:value-type="float">
            <text:p>0.0</text:p>
          </table:table-cell>
          <table:table-cell table:style-name="ce5" table:formula="of:=IF(AND(NOT(ISBLANK([.AA216]));([.AA216]=0);SUM(COUNTIF([.$I216];0);COUNTIF([.$R216];0);COUNTIF([.$AA216];0);COUNTIF([.$AJ216];0))=1);&quot;Y&quot;;&quot;&quot;)">
            <text:p/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table:style-name="ce5" table:formula="of:=AVERAGE([.AD216:.AH216])" office:value-type="float" office:value="66.6" calcext:value-type="float">
            <text:p>67</text:p>
          </table:table-cell>
          <table:table-cell table:style-name="ce5" table:formula="of:=IF(ISBLANK([.AI216]);&quot;&quot;;ROUND([.AI216];0)-ROUND([.$B216];0))" office:value-type="float" office:value="11" calcext:value-type="float">
            <text:p>11</text:p>
          </table:table-cell>
          <table:table-cell table:style-name="ce17" table:formula="of:=IF(ISBLANK([.AI216]);&quot;&quot;;([.AJ216]/[.$B216])*100)" office:value-type="float" office:value="19.7841726618705" calcext:value-type="float">
            <text:p>19.8</text:p>
          </table:table-cell>
          <table:table-cell table:style-name="ce5" table:formula="of:=IF(AND(NOT(ISBLANK([.AJ216]));([.AJ216]=0);SUM(COUNTIF([.$I216];0);COUNTIF([.$R216];0);COUNTIF([.$AA216];0);COUNTIF([.$AJ216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5b.tst</text:p>
          </table:table-cell>
          <table:table-cell table:formula="of:=MIN([.H217];[.Q217];[.Z217];[.AI217])" office:value-type="float" office:value="51.4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table:style-name="ce5" table:formula="of:=AVERAGE([.C217:.G217])" office:value-type="float" office:value="52" calcext:value-type="float">
            <text:p>52</text:p>
          </table:table-cell>
          <table:table-cell table:style-name="ce5" table:formula="of:=IF(ISBLANK([.H217]);&quot;&quot;;ROUND([.H217];0)-ROUND([.$B217];0))" office:value-type="float" office:value="1" calcext:value-type="float">
            <text:p>1</text:p>
          </table:table-cell>
          <table:table-cell table:style-name="ce17" table:formula="of:=IF(ISBLANK([.H217]);&quot;&quot;;([.I217]/[.$B217])*100)" office:value-type="float" office:value="1.94552529182879" calcext:value-type="float">
            <text:p>1.9</text:p>
          </table:table-cell>
          <table:table-cell table:style-name="ce5" table:formula="of:=IF(AND(NOT(ISBLANK([.I217]));([.I217]=0);SUM(COUNTIF([.$I217];0);COUNTIF([.$R217];0);COUNTIF([.$AA217];0);COUNTIF([.$AJ217];0))=1);&quot;Y&quot;;&quot;&quot;)">
            <text:p/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table:style-name="ce5" table:formula="of:=AVERAGE([.L217:.P217])" office:value-type="float" office:value="53.8" calcext:value-type="float">
            <text:p>54</text:p>
          </table:table-cell>
          <table:table-cell table:style-name="ce5" table:formula="of:=IF(ISBLANK([.Q217]);&quot;&quot;;ROUND([.Q217];0)-ROUND([.$B217];0))" office:value-type="float" office:value="3" calcext:value-type="float">
            <text:p>3</text:p>
          </table:table-cell>
          <table:table-cell table:style-name="ce17" table:formula="of:=IF(ISBLANK([.Q217]);&quot;&quot;;([.R217]/[.$B217])*100)" office:value-type="float" office:value="5.83657587548638" calcext:value-type="float">
            <text:p>5.8</text:p>
          </table:table-cell>
          <table:table-cell table:style-name="ce5" table:formula="of:=IF(AND(NOT(ISBLANK([.R217]));([.R217]=0);SUM(COUNTIF([.$I217];0);COUNTIF([.$R217];0);COUNTIF([.$AA217];0);COUNTIF([.$AJ217];0))=1);&quot;Y&quot;;&quot;&quot;)">
            <text:p/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5" table:formula="of:=AVERAGE([.U217:.Y217])" office:value-type="float" office:value="51.4" calcext:value-type="float">
            <text:p>51</text:p>
          </table:table-cell>
          <table:table-cell table:style-name="ce5" table:formula="of:=IF(ISBLANK([.Z217]);&quot;&quot;;ROUND([.Z217];0)-ROUND([.$B217];0))" office:value-type="float" office:value="0" calcext:value-type="float">
            <text:p>0</text:p>
          </table:table-cell>
          <table:table-cell table:style-name="ce17" table:formula="of:=IF(ISBLANK([.Z217]);&quot;&quot;;([.AA217]/[.$B217])*100)" office:value-type="float" office:value="0" calcext:value-type="float">
            <text:p>0.0</text:p>
          </table:table-cell>
          <table:table-cell table:style-name="ce5" table:formula="of:=IF(AND(NOT(ISBLANK([.AA217]));([.AA217]=0);SUM(COUNTIF([.$I217];0);COUNTIF([.$R217];0);COUNTIF([.$AA217];0);COUNTIF([.$AJ217];0))=1);&quot;Y&quot;;&quot;&quot;)" office:value-type="string" office:string-value="Y" calcext:value-type="string">
            <text:p>Y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5" table:formula="of:=AVERAGE([.AD217:.AH217])" office:value-type="float" office:value="63" calcext:value-type="float">
            <text:p>63</text:p>
          </table:table-cell>
          <table:table-cell table:style-name="ce5" table:formula="of:=IF(ISBLANK([.AI217]);&quot;&quot;;ROUND([.AI217];0)-ROUND([.$B217];0))" office:value-type="float" office:value="12" calcext:value-type="float">
            <text:p>12</text:p>
          </table:table-cell>
          <table:table-cell table:style-name="ce17" table:formula="of:=IF(ISBLANK([.AI217]);&quot;&quot;;([.AJ217]/[.$B217])*100)" office:value-type="float" office:value="23.3463035019455" calcext:value-type="float">
            <text:p>23.3</text:p>
          </table:table-cell>
          <table:table-cell table:style-name="ce5" table:formula="of:=IF(AND(NOT(ISBLANK([.AJ217]));([.AJ217]=0);SUM(COUNTIF([.$I217];0);COUNTIF([.$R217];0);COUNTIF([.$AA217];0);COUNTIF([.$AJ217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6a.tst</text:p>
          </table:table-cell>
          <table:table-cell table:formula="of:=MIN([.H218];[.Q218];[.Z218];[.AI218])" office:value-type="float" office:value="6" calcext:value-type="float">
            <text:p>6</text:p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C218:.G218])" office:value-type="float" office:value="6" calcext:value-type="float">
            <text:p>6</text:p>
          </table:table-cell>
          <table:table-cell table:style-name="ce5" table:formula="of:=IF(ISBLANK([.H218]);&quot;&quot;;ROUND([.H218];0)-ROUND([.$B218];0))" office:value-type="float" office:value="0" calcext:value-type="float">
            <text:p>0</text:p>
          </table:table-cell>
          <table:table-cell table:style-name="ce17" table:formula="of:=IF(ISBLANK([.H218]);&quot;&quot;;([.I218]/[.$B218])*100)" office:value-type="float" office:value="0" calcext:value-type="float">
            <text:p>0.0</text:p>
          </table:table-cell>
          <table:table-cell table:style-name="ce5" table:formula="of:=IF(AND(NOT(ISBLANK([.I218]));([.I218]=0);SUM(COUNTIF([.$I218];0);COUNTIF([.$R218];0);COUNTIF([.$AA218];0);COUNTIF([.$AJ218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L218:.P218])" office:value-type="float" office:value="6" calcext:value-type="float">
            <text:p>6</text:p>
          </table:table-cell>
          <table:table-cell table:style-name="ce5" table:formula="of:=IF(ISBLANK([.Q218]);&quot;&quot;;ROUND([.Q218];0)-ROUND([.$B218];0))" office:value-type="float" office:value="0" calcext:value-type="float">
            <text:p>0</text:p>
          </table:table-cell>
          <table:table-cell table:style-name="ce17" table:formula="of:=IF(ISBLANK([.Q218]);&quot;&quot;;([.R218]/[.$B218])*100)" office:value-type="float" office:value="0" calcext:value-type="float">
            <text:p>0.0</text:p>
          </table:table-cell>
          <table:table-cell table:style-name="ce5" table:formula="of:=IF(AND(NOT(ISBLANK([.R218]));([.R218]=0);SUM(COUNTIF([.$I218];0);COUNTIF([.$R218];0);COUNTIF([.$AA218];0);COUNTIF([.$AJ218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U218:.Y218])" office:value-type="float" office:value="6" calcext:value-type="float">
            <text:p>6</text:p>
          </table:table-cell>
          <table:table-cell table:style-name="ce5" table:formula="of:=IF(ISBLANK([.Z218]);&quot;&quot;;ROUND([.Z218];0)-ROUND([.$B218];0))" office:value-type="float" office:value="0" calcext:value-type="float">
            <text:p>0</text:p>
          </table:table-cell>
          <table:table-cell table:style-name="ce17" table:formula="of:=IF(ISBLANK([.Z218]);&quot;&quot;;([.AA218]/[.$B218])*100)" office:value-type="float" office:value="0" calcext:value-type="float">
            <text:p>0.0</text:p>
          </table:table-cell>
          <table:table-cell table:style-name="ce5" table:formula="of:=IF(AND(NOT(ISBLANK([.AA218]));([.AA218]=0);SUM(COUNTIF([.$I218];0);COUNTIF([.$R218];0);COUNTIF([.$AA218];0);COUNTIF([.$AJ218];0))=1);&quot;Y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style-name="ce5" table:formula="of:=AVERAGE([.AD218:.AH218])" office:value-type="float" office:value="12.8" calcext:value-type="float">
            <text:p>13</text:p>
          </table:table-cell>
          <table:table-cell table:style-name="ce5" table:formula="of:=IF(ISBLANK([.AI218]);&quot;&quot;;ROUND([.AI218];0)-ROUND([.$B218];0))" office:value-type="float" office:value="7" calcext:value-type="float">
            <text:p>7</text:p>
          </table:table-cell>
          <table:table-cell table:style-name="ce17" table:formula="of:=IF(ISBLANK([.AI218]);&quot;&quot;;([.AJ218]/[.$B218])*100)" office:value-type="float" office:value="116.666666666667" calcext:value-type="float">
            <text:p>116.7</text:p>
          </table:table-cell>
          <table:table-cell table:style-name="ce5" table:formula="of:=IF(AND(NOT(ISBLANK([.AJ218]));([.AJ218]=0);SUM(COUNTIF([.$I218];0);COUNTIF([.$R218];0);COUNTIF([.$AA218];0);COUNTIF([.$AJ218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6b.tst</text:p>
          </table:table-cell>
          <table:table-cell table:formula="of:=MIN([.H219];[.Q219];[.Z219];[.AI219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style-name="ce5" table:formula="of:=AVERAGE([.C219:.G219])" office:value-type="float" office:value="6.2" calcext:value-type="float">
            <text:p>6</text:p>
          </table:table-cell>
          <table:table-cell table:style-name="ce5" table:formula="of:=IF(ISBLANK([.H219]);&quot;&quot;;ROUND([.H219];0)-ROUND([.$B219];0))" office:value-type="float" office:value="0" calcext:value-type="float">
            <text:p>0</text:p>
          </table:table-cell>
          <table:table-cell table:style-name="ce17" table:formula="of:=IF(ISBLANK([.H219]);&quot;&quot;;([.I219]/[.$B219])*100)" office:value-type="float" office:value="0" calcext:value-type="float">
            <text:p>0.0</text:p>
          </table:table-cell>
          <table:table-cell table:style-name="ce5" table:formula="of:=IF(AND(NOT(ISBLANK([.I219]));([.I219]=0);SUM(COUNTIF([.$I219];0);COUNTIF([.$R219];0);COUNTIF([.$AA219];0);COUNTIF([.$AJ219];0))=1);&quot;Y&quot;;&quot;&quot;)">
            <text:p/>
          </table:table-cell>
          <table:table-cell table:number-columns-repeated="5" office:value-type="float" office:value="6" calcext:value-type="float">
            <text:p>6</text:p>
          </table:table-cell>
          <table:table-cell table:style-name="ce5" table:formula="of:=AVERAGE([.L219:.P219])" office:value-type="float" office:value="6" calcext:value-type="float">
            <text:p>6</text:p>
          </table:table-cell>
          <table:table-cell table:style-name="ce5" table:formula="of:=IF(ISBLANK([.Q219]);&quot;&quot;;ROUND([.Q219];0)-ROUND([.$B219];0))" office:value-type="float" office:value="0" calcext:value-type="float">
            <text:p>0</text:p>
          </table:table-cell>
          <table:table-cell table:style-name="ce17" table:formula="of:=IF(ISBLANK([.Q219]);&quot;&quot;;([.R219]/[.$B219])*100)" office:value-type="float" office:value="0" calcext:value-type="float">
            <text:p>0.0</text:p>
          </table:table-cell>
          <table:table-cell table:style-name="ce5" table:formula="of:=IF(AND(NOT(ISBLANK([.R219]));([.R219]=0);SUM(COUNTIF([.$I219];0);COUNTIF([.$R219];0);COUNTIF([.$AA219];0);COUNTIF([.$AJ219];0))=1);&quot;Y&quot;;&quot;&quot;)">
            <text:p/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" table:formula="of:=AVERAGE([.U219:.Y219])" office:value-type="float" office:value="6.4" calcext:value-type="float">
            <text:p>6</text:p>
          </table:table-cell>
          <table:table-cell table:style-name="ce5" table:formula="of:=IF(ISBLANK([.Z219]);&quot;&quot;;ROUND([.Z219];0)-ROUND([.$B219];0))" office:value-type="float" office:value="0" calcext:value-type="float">
            <text:p>0</text:p>
          </table:table-cell>
          <table:table-cell table:style-name="ce17" table:formula="of:=IF(ISBLANK([.Z219]);&quot;&quot;;([.AA219]/[.$B219])*100)" office:value-type="float" office:value="0" calcext:value-type="float">
            <text:p>0.0</text:p>
          </table:table-cell>
          <table:table-cell table:style-name="ce5" table:formula="of:=IF(AND(NOT(ISBLANK([.AA219]));([.AA219]=0);SUM(COUNTIF([.$I219];0);COUNTIF([.$R219];0);COUNTIF([.$AA219];0);COUNTIF([.$AJ219];0))=1);&quot;Y&quot;;&quot;&quot;)">
            <text:p/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style-name="ce5" table:formula="of:=AVERAGE([.AD219:.AH219])" office:value-type="float" office:value="12.8" calcext:value-type="float">
            <text:p>13</text:p>
          </table:table-cell>
          <table:table-cell table:style-name="ce5" table:formula="of:=IF(ISBLANK([.AI219]);&quot;&quot;;ROUND([.AI219];0)-ROUND([.$B219];0))" office:value-type="float" office:value="7" calcext:value-type="float">
            <text:p>7</text:p>
          </table:table-cell>
          <table:table-cell table:style-name="ce17" table:formula="of:=IF(ISBLANK([.AI219]);&quot;&quot;;([.AJ219]/[.$B219])*100)" office:value-type="float" office:value="116.666666666667" calcext:value-type="float">
            <text:p>116.7</text:p>
          </table:table-cell>
          <table:table-cell table:style-name="ce5" table:formula="of:=IF(AND(NOT(ISBLANK([.AJ219]));([.AJ219]=0);SUM(COUNTIF([.$I219];0);COUNTIF([.$R219];0);COUNTIF([.$AA219];0);COUNTIF([.$AJ219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7.tst</text:p>
          </table:table-cell>
          <table:table-cell table:number-columns-repeated="6"/>
          <table:table-cell table:style-name="ce5"/>
          <table:table-cell table:style-name="ce5" table:formula="of:=IF(ISBLANK([.H220]);&quot;&quot;;ROUND([.H220];0)-ROUND([.$B220];0))">
            <text:p/>
          </table:table-cell>
          <table:table-cell table:style-name="ce17" table:formula="of:=IF(ISBLANK([.H220]);&quot;&quot;;([.I220]/[.$B220])*100)">
            <text:p/>
          </table:table-cell>
          <table:table-cell table:style-name="ce5" table:formula="of:=IF(AND(NOT(ISBLANK([.I220]));([.I220]=0);SUM(COUNTIF([.$I220];0);COUNTIF([.$R220];0);COUNTIF([.$AA220];0);COUNTIF([.$AJ22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220]);&quot;&quot;;ROUND([.Q220];0)-ROUND([.$B220];0))">
            <text:p/>
          </table:table-cell>
          <table:table-cell table:style-name="ce17" table:formula="of:=IF(ISBLANK([.Q220]);&quot;&quot;;([.R220]/[.$B220])*100)">
            <text:p/>
          </table:table-cell>
          <table:table-cell table:style-name="ce5" table:formula="of:=IF(AND(NOT(ISBLANK([.R220]));([.R220]=0);SUM(COUNTIF([.$I220];0);COUNTIF([.$R220];0);COUNTIF([.$AA220];0);COUNTIF([.$AJ22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220]);&quot;&quot;;ROUND([.Z220];0)-ROUND([.$B220];0))">
            <text:p/>
          </table:table-cell>
          <table:table-cell table:style-name="ce17" table:formula="of:=IF(ISBLANK([.Z220]);&quot;&quot;;([.AA220]/[.$B220])*100)">
            <text:p/>
          </table:table-cell>
          <table:table-cell table:style-name="ce5" table:formula="of:=IF(AND(NOT(ISBLANK([.AA220]));([.AA220]=0);SUM(COUNTIF([.$I220];0);COUNTIF([.$R220];0);COUNTIF([.$AA220];0);COUNTIF([.$AJ220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220]);&quot;&quot;;ROUND([.AI220];0)-ROUND([.$B220];0))">
            <text:p/>
          </table:table-cell>
          <table:table-cell table:style-name="ce17" table:formula="of:=IF(ISBLANK([.AI220]);&quot;&quot;;([.AJ220]/[.$B220])*100)">
            <text:p/>
          </table:table-cell>
          <table:table-cell table:style-name="ce5" table:formula="of:=IF(AND(NOT(ISBLANK([.AJ220]));([.AJ220]=0);SUM(COUNTIF([.$I220];0);COUNTIF([.$R220];0);COUNTIF([.$AA220];0);COUNTIF([.$AJ220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8.tst</text:p>
          </table:table-cell>
          <table:table-cell table:formula="of:=MIN([.H221];[.Q221];[.Z221];[.AI221])" office:value-type="float" office:value="21176.4" calcext:value-type="float">
            <text:p>21176</text:p>
          </table:table-cell>
          <table:table-cell office:value-type="float" office:value="21198" calcext:value-type="float">
            <text:p>21198</text:p>
          </table:table-cell>
          <table:table-cell office:value-type="float" office:value="21210" calcext:value-type="float">
            <text:p>21210</text:p>
          </table:table-cell>
          <table:table-cell office:value-type="float" office:value="21218" calcext:value-type="float">
            <text:p>21218</text:p>
          </table:table-cell>
          <table:table-cell office:value-type="float" office:value="21111" calcext:value-type="float">
            <text:p>21111</text:p>
          </table:table-cell>
          <table:table-cell office:value-type="float" office:value="21145" calcext:value-type="float">
            <text:p>21145</text:p>
          </table:table-cell>
          <table:table-cell table:style-name="ce5" table:formula="of:=AVERAGE([.C221:.G221])" office:value-type="float" office:value="21176.4" calcext:value-type="float">
            <text:p>21176</text:p>
          </table:table-cell>
          <table:table-cell table:style-name="ce5" table:formula="of:=IF(ISBLANK([.H221]);&quot;&quot;;ROUND([.H221];0)-ROUND([.$B221];0))" office:value-type="float" office:value="0" calcext:value-type="float">
            <text:p>0</text:p>
          </table:table-cell>
          <table:table-cell table:style-name="ce17" table:formula="of:=IF(ISBLANK([.H221]);&quot;&quot;;([.I221]/[.$B221])*100)" office:value-type="float" office:value="0" calcext:value-type="float">
            <text:p>0.0</text:p>
          </table:table-cell>
          <table:table-cell table:style-name="ce5" table:formula="of:=IF(AND(NOT(ISBLANK([.I221]));([.I221]=0);SUM(COUNTIF([.$I221];0);COUNTIF([.$R221];0);COUNTIF([.$AA221];0);COUNTIF([.$AJ221];0))=1);&quot;Y&quot;;&quot;&quot;)" office:value-type="string" office:string-value="Y" calcext:value-type="string">
            <text:p>Y</text:p>
          </table:table-cell>
          <table:table-cell table:number-columns-repeated="5"/>
          <table:table-cell table:style-name="ce5"/>
          <table:table-cell table:style-name="ce5" table:formula="of:=IF(ISBLANK([.Q221]);&quot;&quot;;ROUND([.Q221];0)-ROUND([.$B221];0))">
            <text:p/>
          </table:table-cell>
          <table:table-cell table:style-name="ce17" table:formula="of:=IF(ISBLANK([.Q221]);&quot;&quot;;([.R221]/[.$B221])*100)">
            <text:p/>
          </table:table-cell>
          <table:table-cell table:style-name="ce5" table:formula="of:=IF(AND(NOT(ISBLANK([.R221]));([.R221]=0);SUM(COUNTIF([.$I221];0);COUNTIF([.$R221];0);COUNTIF([.$AA221];0);COUNTIF([.$AJ221];0))=1);&quot;Y&quot;;&quot;&quot;)">
            <text:p/>
          </table:table-cell>
          <table:table-cell office:value-type="float" office:value="21093" calcext:value-type="float">
            <text:p>21093</text:p>
          </table:table-cell>
          <table:table-cell office:value-type="float" office:value="21246" calcext:value-type="float">
            <text:p>21246</text:p>
          </table:table-cell>
          <table:table-cell office:value-type="float" office:value="21151" calcext:value-type="float">
            <text:p>21151</text:p>
          </table:table-cell>
          <table:table-cell office:value-type="float" office:value="21186" calcext:value-type="float">
            <text:p>21186</text:p>
          </table:table-cell>
          <table:table-cell office:value-type="float" office:value="21310" calcext:value-type="float">
            <text:p>21310</text:p>
          </table:table-cell>
          <table:table-cell table:style-name="ce5" table:formula="of:=AVERAGE([.U221:.Y221])" office:value-type="float" office:value="21197.2" calcext:value-type="float">
            <text:p>21197</text:p>
          </table:table-cell>
          <table:table-cell table:style-name="ce5" table:formula="of:=IF(ISBLANK([.Z221]);&quot;&quot;;ROUND([.Z221];0)-ROUND([.$B221];0))" office:value-type="float" office:value="21" calcext:value-type="float">
            <text:p>21</text:p>
          </table:table-cell>
          <table:table-cell table:style-name="ce17" table:formula="of:=IF(ISBLANK([.Z221]);&quot;&quot;;([.AA221]/[.$B221])*100)" office:value-type="float" office:value="0.0991669972233241" calcext:value-type="float">
            <text:p>0.1</text:p>
          </table:table-cell>
          <table:table-cell table:style-name="ce5" table:formula="of:=IF(AND(NOT(ISBLANK([.AA221]));([.AA221]=0);SUM(COUNTIF([.$I221];0);COUNTIF([.$R221];0);COUNTIF([.$AA221];0);COUNTIF([.$AJ221];0))=1);&quot;Y&quot;;&quot;&quot;)">
            <text:p/>
          </table:table-cell>
          <table:table-cell office:value-type="float" office:value="23010" calcext:value-type="float">
            <text:p>23010</text:p>
          </table:table-cell>
          <table:table-cell office:value-type="float" office:value="23100" calcext:value-type="float">
            <text:p>23100</text:p>
          </table:table-cell>
          <table:table-cell office:value-type="float" office:value="23330" calcext:value-type="float">
            <text:p>23330</text:p>
          </table:table-cell>
          <table:table-cell office:value-type="float" office:value="25096" calcext:value-type="float">
            <text:p>25096</text:p>
          </table:table-cell>
          <table:table-cell office:value-type="float" office:value="24194" calcext:value-type="float">
            <text:p>24194</text:p>
          </table:table-cell>
          <table:table-cell table:style-name="ce5" table:formula="of:=AVERAGE([.AD221:.AH221])" office:value-type="float" office:value="23746" calcext:value-type="float">
            <text:p>23746</text:p>
          </table:table-cell>
          <table:table-cell table:style-name="ce5" table:formula="of:=IF(ISBLANK([.AI221]);&quot;&quot;;ROUND([.AI221];0)-ROUND([.$B221];0))" office:value-type="float" office:value="2570" calcext:value-type="float">
            <text:p>2570</text:p>
          </table:table-cell>
          <table:table-cell table:style-name="ce17" table:formula="of:=IF(ISBLANK([.AI221]);&quot;&quot;;([.AJ221]/[.$B221])*100)" office:value-type="float" office:value="12.1361515649497" calcext:value-type="float">
            <text:p>12.1</text:p>
          </table:table-cell>
          <table:table-cell table:style-name="ce5" table:formula="of:=IF(AND(NOT(ISBLANK([.AJ221]));([.AJ221]=0);SUM(COUNTIF([.$I221];0);COUNTIF([.$R221];0);COUNTIF([.$AA221];0);COUNTIF([.$AJ221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09.tst</text:p>
          </table:table-cell>
          <table:table-cell table:number-columns-repeated="6"/>
          <table:table-cell table:style-name="ce5"/>
          <table:table-cell table:style-name="ce5" table:formula="of:=IF(ISBLANK([.H222]);&quot;&quot;;ROUND([.H222];0)-ROUND([.$B222];0))">
            <text:p/>
          </table:table-cell>
          <table:table-cell table:style-name="ce17" table:formula="of:=IF(ISBLANK([.H222]);&quot;&quot;;([.I222]/[.$B222])*100)">
            <text:p/>
          </table:table-cell>
          <table:table-cell table:style-name="ce5" table:formula="of:=IF(AND(NOT(ISBLANK([.I222]));([.I222]=0);SUM(COUNTIF([.$I222];0);COUNTIF([.$R222];0);COUNTIF([.$AA222];0);COUNTIF([.$AJ22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222]);&quot;&quot;;ROUND([.Q222];0)-ROUND([.$B222];0))">
            <text:p/>
          </table:table-cell>
          <table:table-cell table:style-name="ce17" table:formula="of:=IF(ISBLANK([.Q222]);&quot;&quot;;([.R222]/[.$B222])*100)">
            <text:p/>
          </table:table-cell>
          <table:table-cell table:style-name="ce5" table:formula="of:=IF(AND(NOT(ISBLANK([.R222]));([.R222]=0);SUM(COUNTIF([.$I222];0);COUNTIF([.$R222];0);COUNTIF([.$AA222];0);COUNTIF([.$AJ22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222]);&quot;&quot;;ROUND([.Z222];0)-ROUND([.$B222];0))">
            <text:p/>
          </table:table-cell>
          <table:table-cell table:style-name="ce17" table:formula="of:=IF(ISBLANK([.Z222]);&quot;&quot;;([.AA222]/[.$B222])*100)">
            <text:p/>
          </table:table-cell>
          <table:table-cell table:style-name="ce5" table:formula="of:=IF(AND(NOT(ISBLANK([.AA222]));([.AA222]=0);SUM(COUNTIF([.$I222];0);COUNTIF([.$R222];0);COUNTIF([.$AA222];0);COUNTIF([.$AJ222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222]);&quot;&quot;;ROUND([.AI222];0)-ROUND([.$B222];0))">
            <text:p/>
          </table:table-cell>
          <table:table-cell table:style-name="ce17" table:formula="of:=IF(ISBLANK([.AI222]);&quot;&quot;;([.AJ222]/[.$B222])*100)">
            <text:p/>
          </table:table-cell>
          <table:table-cell table:style-name="ce5" table:formula="of:=IF(AND(NOT(ISBLANK([.AJ222]));([.AJ222]=0);SUM(COUNTIF([.$I222];0);COUNTIF([.$R222];0);COUNTIF([.$AA222];0);COUNTIF([.$AJ222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10.tst</text:p>
          </table:table-cell>
          <table:table-cell table:number-columns-repeated="6"/>
          <table:table-cell table:style-name="ce5"/>
          <table:table-cell table:style-name="ce5" table:formula="of:=IF(ISBLANK([.H223]);&quot;&quot;;ROUND([.H223];0)-ROUND([.$B223];0))">
            <text:p/>
          </table:table-cell>
          <table:table-cell table:style-name="ce17" table:formula="of:=IF(ISBLANK([.H223]);&quot;&quot;;([.I223]/[.$B223])*100)">
            <text:p/>
          </table:table-cell>
          <table:table-cell table:style-name="ce5" table:formula="of:=IF(AND(NOT(ISBLANK([.I223]));([.I223]=0);SUM(COUNTIF([.$I223];0);COUNTIF([.$R223];0);COUNTIF([.$AA223];0);COUNTIF([.$AJ22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223]);&quot;&quot;;ROUND([.Q223];0)-ROUND([.$B223];0))">
            <text:p/>
          </table:table-cell>
          <table:table-cell table:style-name="ce17" table:formula="of:=IF(ISBLANK([.Q223]);&quot;&quot;;([.R223]/[.$B223])*100)">
            <text:p/>
          </table:table-cell>
          <table:table-cell table:style-name="ce5" table:formula="of:=IF(AND(NOT(ISBLANK([.R223]));([.R223]=0);SUM(COUNTIF([.$I223];0);COUNTIF([.$R223];0);COUNTIF([.$AA223];0);COUNTIF([.$AJ22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223]);&quot;&quot;;ROUND([.Z223];0)-ROUND([.$B223];0))">
            <text:p/>
          </table:table-cell>
          <table:table-cell table:style-name="ce17" table:formula="of:=IF(ISBLANK([.Z223]);&quot;&quot;;([.AA223]/[.$B223])*100)">
            <text:p/>
          </table:table-cell>
          <table:table-cell table:style-name="ce5" table:formula="of:=IF(AND(NOT(ISBLANK([.AA223]));([.AA223]=0);SUM(COUNTIF([.$I223];0);COUNTIF([.$R223];0);COUNTIF([.$AA223];0);COUNTIF([.$AJ223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223]);&quot;&quot;;ROUND([.AI223];0)-ROUND([.$B223];0))">
            <text:p/>
          </table:table-cell>
          <table:table-cell table:style-name="ce17" table:formula="of:=IF(ISBLANK([.AI223]);&quot;&quot;;([.AJ223]/[.$B223])*100)">
            <text:p/>
          </table:table-cell>
          <table:table-cell table:style-name="ce5" table:formula="of:=IF(AND(NOT(ISBLANK([.AJ223]));([.AJ223]=0);SUM(COUNTIF([.$I223];0);COUNTIF([.$R223];0);COUNTIF([.$AA223];0);COUNTIF([.$AJ223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11.tst</text:p>
          </table:table-cell>
          <table:table-cell table:number-columns-repeated="6"/>
          <table:table-cell table:style-name="ce5"/>
          <table:table-cell table:style-name="ce5" table:formula="of:=IF(ISBLANK([.H224]);&quot;&quot;;ROUND([.H224];0)-ROUND([.$B224];0))">
            <text:p/>
          </table:table-cell>
          <table:table-cell table:style-name="ce17" table:formula="of:=IF(ISBLANK([.H224]);&quot;&quot;;([.I224]/[.$B224])*100)">
            <text:p/>
          </table:table-cell>
          <table:table-cell table:style-name="ce5" table:formula="of:=IF(AND(NOT(ISBLANK([.I224]));([.I224]=0);SUM(COUNTIF([.$I224];0);COUNTIF([.$R224];0);COUNTIF([.$AA224];0);COUNTIF([.$AJ224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Q224]);&quot;&quot;;ROUND([.Q224];0)-ROUND([.$B224];0))">
            <text:p/>
          </table:table-cell>
          <table:table-cell table:style-name="ce17" table:formula="of:=IF(ISBLANK([.Q224]);&quot;&quot;;([.R224]/[.$B224])*100)">
            <text:p/>
          </table:table-cell>
          <table:table-cell table:style-name="ce5" table:formula="of:=IF(AND(NOT(ISBLANK([.R224]));([.R224]=0);SUM(COUNTIF([.$I224];0);COUNTIF([.$R224];0);COUNTIF([.$AA224];0);COUNTIF([.$AJ224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Z224]);&quot;&quot;;ROUND([.Z224];0)-ROUND([.$B224];0))">
            <text:p/>
          </table:table-cell>
          <table:table-cell table:style-name="ce17" table:formula="of:=IF(ISBLANK([.Z224]);&quot;&quot;;([.AA224]/[.$B224])*100)">
            <text:p/>
          </table:table-cell>
          <table:table-cell table:style-name="ce5" table:formula="of:=IF(AND(NOT(ISBLANK([.AA224]));([.AA224]=0);SUM(COUNTIF([.$I224];0);COUNTIF([.$R224];0);COUNTIF([.$AA224];0);COUNTIF([.$AJ224];0))=1);&quot;Y&quot;;&quot;&quot;)">
            <text:p/>
          </table:table-cell>
          <table:table-cell table:number-columns-repeated="5"/>
          <table:table-cell table:style-name="ce5"/>
          <table:table-cell table:style-name="ce5" table:formula="of:=IF(ISBLANK([.AI224]);&quot;&quot;;ROUND([.AI224];0)-ROUND([.$B224];0))">
            <text:p/>
          </table:table-cell>
          <table:table-cell table:style-name="ce17" table:formula="of:=IF(ISBLANK([.AI224]);&quot;&quot;;([.AJ224]/[.$B224])*100)">
            <text:p/>
          </table:table-cell>
          <table:table-cell table:style-name="ce5" table:formula="of:=IF(AND(NOT(ISBLANK([.AJ224]));([.AJ224]=0);SUM(COUNTIF([.$I224];0);COUNTIF([.$R224];0);COUNTIF([.$AA224];0);COUNTIF([.$AJ224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12a.tst</text:p>
          </table:table-cell>
          <table:table-cell table:formula="of:=MIN([.H225];[.Q225];[.Z225];[.AI225])" office:value-type="float" office:value="65.2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table:style-name="ce5" table:formula="of:=AVERAGE([.C225:.G225])" office:value-type="float" office:value="65.2" calcext:value-type="float">
            <text:p>65</text:p>
          </table:table-cell>
          <table:table-cell table:style-name="ce5" table:formula="of:=IF(ISBLANK([.H225]);&quot;&quot;;ROUND([.H225];0)-ROUND([.$B225];0))" office:value-type="float" office:value="0" calcext:value-type="float">
            <text:p>0</text:p>
          </table:table-cell>
          <table:table-cell table:style-name="ce17" table:formula="of:=IF(ISBLANK([.H225]);&quot;&quot;;([.I225]/[.$B225])*100)" office:value-type="float" office:value="0" calcext:value-type="float">
            <text:p>0.0</text:p>
          </table:table-cell>
          <table:table-cell table:style-name="ce5" table:formula="of:=IF(AND(NOT(ISBLANK([.I225]));([.I225]=0);SUM(COUNTIF([.$I225];0);COUNTIF([.$R225];0);COUNTIF([.$AA225];0);COUNTIF([.$AJ225];0))=1);&quot;Y&quot;;&quot;&quot;)" office:value-type="string" office:string-value="Y" calcext:value-type="string">
            <text:p>Y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style-name="ce5"/>
          <table:table-cell table:style-name="ce5" table:formula="of:=IF(ISBLANK([.Q225]);&quot;&quot;;ROUND([.Q225];0)-ROUND([.$B225];0))">
            <text:p/>
          </table:table-cell>
          <table:table-cell table:style-name="ce17" table:formula="of:=IF(ISBLANK([.Q225]);&quot;&quot;;([.R225]/[.$B225])*100)">
            <text:p/>
          </table:table-cell>
          <table:table-cell table:style-name="ce5" table:formula="of:=IF(AND(NOT(ISBLANK([.R225]));([.R225]=0);SUM(COUNTIF([.$I225];0);COUNTIF([.$R225];0);COUNTIF([.$AA225];0);COUNTIF([.$AJ225];0))=1);&quot;Y&quot;;&quot;&quot;)">
            <text:p/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style-name="ce5" table:formula="of:=AVERAGE([.U225:.Y225])" office:value-type="float" office:value="65.6" calcext:value-type="float">
            <text:p>66</text:p>
          </table:table-cell>
          <table:table-cell table:style-name="ce5" table:formula="of:=IF(ISBLANK([.Z225]);&quot;&quot;;ROUND([.Z225];0)-ROUND([.$B225];0))" office:value-type="float" office:value="1" calcext:value-type="float">
            <text:p>1</text:p>
          </table:table-cell>
          <table:table-cell table:style-name="ce17" table:formula="of:=IF(ISBLANK([.Z225]);&quot;&quot;;([.AA225]/[.$B225])*100)" office:value-type="float" office:value="1.53374233128834" calcext:value-type="float">
            <text:p>1.5</text:p>
          </table:table-cell>
          <table:table-cell table:style-name="ce5" table:formula="of:=IF(AND(NOT(ISBLANK([.AA225]));([.AA225]=0);SUM(COUNTIF([.$I225];0);COUNTIF([.$R225];0);COUNTIF([.$AA225];0);COUNTIF([.$AJ225];0))=1);&quot;Y&quot;;&quot;&quot;)">
            <text:p/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table:style-name="ce5" table:formula="of:=AVERAGE([.AD225:.AH225])" office:value-type="float" office:value="80.6" calcext:value-type="float">
            <text:p>81</text:p>
          </table:table-cell>
          <table:table-cell table:style-name="ce5" table:formula="of:=IF(ISBLANK([.AI225]);&quot;&quot;;ROUND([.AI225];0)-ROUND([.$B225];0))" office:value-type="float" office:value="16" calcext:value-type="float">
            <text:p>16</text:p>
          </table:table-cell>
          <table:table-cell table:style-name="ce17" table:formula="of:=IF(ISBLANK([.AI225]);&quot;&quot;;([.AJ225]/[.$B225])*100)" office:value-type="float" office:value="24.5398773006135" calcext:value-type="float">
            <text:p>24.5</text:p>
          </table:table-cell>
          <table:table-cell table:style-name="ce5" table:formula="of:=IF(AND(NOT(ISBLANK([.AJ225]));([.AJ225]=0);SUM(COUNTIF([.$I225];0);COUNTIF([.$R225];0);COUNTIF([.$AA225];0);COUNTIF([.$AJ225];0))=1);&quot;Y&quot;;&quot;&quot;)">
            <text:p/>
          </table:table-cell>
          <table:table-cell/>
        </table:table-row>
        <table:table-row table:style-name="ro2">
          <table:table-cell office:value-type="string" calcext:value-type="string">
            <text:p>atva-2014_12b.tst</text:p>
          </table:table-cell>
          <table:table-cell table:formula="of:=MIN([.H226];[.Q226];[.Z226];[.AI226])" office:value-type="float" office:value="93.6" calcext:value-type="float">
            <text:p>94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3" office:value-type="float" office:value="94" calcext:value-type="float">
            <text:p>94</text:p>
          </table:table-cell>
          <table:table-cell table:style-name="ce5" table:formula="of:=AVERAGE([.C226:.G226])" office:value-type="float" office:value="93.6" calcext:value-type="float">
            <text:p>94</text:p>
          </table:table-cell>
          <table:table-cell table:style-name="ce5" table:formula="of:=IF(ISBLANK([.H226]);&quot;&quot;;ROUND([.H226];0)-ROUND([.$B226];0))" office:value-type="float" office:value="0" calcext:value-type="float">
            <text:p>0</text:p>
          </table:table-cell>
          <table:table-cell table:style-name="ce17" table:formula="of:=IF(ISBLANK([.H226]);&quot;&quot;;([.I226]/[.$B226])*100)" office:value-type="float" office:value="0" calcext:value-type="float">
            <text:p>0.0</text:p>
          </table:table-cell>
          <table:table-cell table:style-name="ce5" table:formula="of:=IF(AND(NOT(ISBLANK([.I226]));([.I226]=0);SUM(COUNTIF([.$I226];0);COUNTIF([.$R226];0);COUNTIF([.$AA226];0);COUNTIF([.$AJ226];0))=1);&quot;Y&quot;;&quot;&quot;)">
            <text:p/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style-name="ce5"/>
          <table:table-cell table:style-name="ce5" table:formula="of:=IF(ISBLANK([.Q226]);&quot;&quot;;ROUND([.Q226];0)-ROUND([.$B226];0))">
            <text:p/>
          </table:table-cell>
          <table:table-cell table:style-name="ce17" table:formula="of:=IF(ISBLANK([.Q226]);&quot;&quot;;([.R226]/[.$B226])*100)">
            <text:p/>
          </table:table-cell>
          <table:table-cell table:style-name="ce5" table:formula="of:=IF(AND(NOT(ISBLANK([.R226]));([.R226]=0);SUM(COUNTIF([.$I226];0);COUNTIF([.$R226];0);COUNTIF([.$AA226];0);COUNTIF([.$AJ226];0))=1);&quot;Y&quot;;&quot;&quot;)">
            <text:p/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table:style-name="ce5" table:formula="of:=AVERAGE([.U226:.Y226])" office:value-type="float" office:value="94.2" calcext:value-type="float">
            <text:p>94</text:p>
          </table:table-cell>
          <table:table-cell table:style-name="ce5" table:formula="of:=IF(ISBLANK([.Z226]);&quot;&quot;;ROUND([.Z226];0)-ROUND([.$B226];0))" office:value-type="float" office:value="0" calcext:value-type="float">
            <text:p>0</text:p>
          </table:table-cell>
          <table:table-cell table:style-name="ce17" table:formula="of:=IF(ISBLANK([.Z226]);&quot;&quot;;([.AA226]/[.$B226])*100)" office:value-type="float" office:value="0" calcext:value-type="float">
            <text:p>0.0</text:p>
          </table:table-cell>
          <table:table-cell table:style-name="ce5" table:formula="of:=IF(AND(NOT(ISBLANK([.AA226]));([.AA226]=0);SUM(COUNTIF([.$I226];0);COUNTIF([.$R226];0);COUNTIF([.$AA226];0);COUNTIF([.$AJ226];0))=1);&quot;Y&quot;;&quot;&quot;)">
            <text:p/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style-name="ce5" table:formula="of:=AVERAGE([.AD226:.AH226])" office:value-type="float" office:value="109.2" calcext:value-type="float">
            <text:p>109</text:p>
          </table:table-cell>
          <table:table-cell table:style-name="ce5" table:formula="of:=IF(ISBLANK([.AI226]);&quot;&quot;;ROUND([.AI226];0)-ROUND([.$B226];0))" office:value-type="float" office:value="15" calcext:value-type="float">
            <text:p>15</text:p>
          </table:table-cell>
          <table:table-cell table:style-name="ce17" table:formula="of:=IF(ISBLANK([.AI226]);&quot;&quot;;([.AJ226]/[.$B226])*100)" office:value-type="float" office:value="16.025641025641" calcext:value-type="float">
            <text:p>16.0</text:p>
          </table:table-cell>
          <table:table-cell table:style-name="ce5" table:formula="of:=IF(AND(NOT(ISBLANK([.AJ226]));([.AJ226]=0);SUM(COUNTIF([.$I226];0);COUNTIF([.$R226];0);COUNTIF([.$AA226];0);COUNTIF([.$AJ226];0))=1);&quot;Y&quot;;&quot;&quot;)">
            <text:p/>
          </table:table-cell>
          <table:table-cell/>
        </table:table-row>
        <table:table-row table:style-name="ro2">
          <table:table-cell table:number-columns-repeated="39"/>
        </table:table-row>
        <table:table-row table:style-name="ro2">
          <table:table-cell office:value-type="string" calcext:value-type="string">
            <text:p># SUCCESSFUL TEST CASES</text:p>
          </table:table-cell>
          <table:table-cell table:number-columns-repeated="7"/>
          <table:table-cell table:formula="of:=COUNT([.I4:.I226])" office:value-type="float" office:value="204" calcext:value-type="float">
            <text:p>204</text:p>
          </table:table-cell>
          <table:table-cell table:number-columns-repeated="8"/>
          <table:table-cell table:formula="of:=COUNT([.R4:.R226])" office:value-type="float" office:value="146" calcext:value-type="float">
            <text:p>146</text:p>
          </table:table-cell>
          <table:table-cell table:number-columns-repeated="8"/>
          <table:table-cell table:formula="of:=COUNT([.AA4:.AA226])" office:value-type="float" office:value="204" calcext:value-type="float">
            <text:p>204</text:p>
          </table:table-cell>
          <table:table-cell table:number-columns-repeated="8"/>
          <table:table-cell table:formula="of:=COUNT([.AJ4:.AJ226]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 WINNERS</text:p>
          </table:table-cell>
          <table:table-cell table:number-columns-repeated="7"/>
          <table:table-cell table:formula="of:=COUNTIF([.I4:.I226];0)" office:value-type="float" office:value="158" calcext:value-type="float">
            <text:p>158</text:p>
          </table:table-cell>
          <table:table-cell table:number-columns-repeated="8"/>
          <table:table-cell table:formula="of:=COUNTIF([.R4:.R226];0)" office:value-type="float" office:value="44" calcext:value-type="float">
            <text:p>44</text:p>
          </table:table-cell>
          <table:table-cell table:number-columns-repeated="8"/>
          <table:table-cell table:formula="of:=COUNTIF([.AA4:.AA226];0)" office:value-type="float" office:value="123" calcext:value-type="float">
            <text:p>123</text:p>
          </table:table-cell>
          <table:table-cell table:number-columns-repeated="8"/>
          <table:table-cell table:formula="of:=COUNTIF([.AJ4:.AJ226];0)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 ABSOLUTE WINNERS</text:p>
          </table:table-cell>
          <table:table-cell table:number-columns-repeated="9"/>
          <table:table-cell table:formula="of:=COUNTIF([.K4:.K226];&quot;Y&quot;)" office:value-type="float" office:value="78" calcext:value-type="float">
            <text:p>78</text:p>
          </table:table-cell>
          <table:table-cell table:number-columns-repeated="8"/>
          <table:table-cell table:formula="of:=COUNTIF([.T4:.T226];&quot;Y&quot;)" office:value-type="float" office:value="0" calcext:value-type="float">
            <text:p>0</text:p>
          </table:table-cell>
          <table:table-cell table:number-columns-repeated="8"/>
          <table:table-cell table:formula="of:=COUNTIF([.AC4:.AC226];&quot;Y&quot;)" office:value-type="float" office:value="41" calcext:value-type="float">
            <text:p>41</text:p>
          </table:table-cell>
          <table:table-cell table:number-columns-repeated="8"/>
          <table:table-cell table:formula="of:=COUNTIF([.AL4:.AL226];&quot;Y&quot;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9"/>
        </table:table-row>
        <table:table-row table:style-name="ro2">
          <table:table-cell office:value-type="string" calcext:value-type="string">
            <text:p>MIN % OVERHEAD</text:p>
          </table:table-cell>
          <table:table-cell table:number-columns-repeated="8"/>
          <table:table-cell table:formula="of:=MIN([.J4:.J226])" office:value-type="float" office:value="0" calcext:value-type="float">
            <text:p>0.0</text:p>
          </table:table-cell>
          <table:table-cell table:number-columns-repeated="8"/>
          <table:table-cell table:formula="of:=MIN([.S4:.S226])" office:value-type="float" office:value="0" calcext:value-type="float">
            <text:p>0.0</text:p>
          </table:table-cell>
          <table:table-cell table:number-columns-repeated="8"/>
          <table:table-cell table:formula="of:=MIN([.AB4:.AB226])" office:value-type="float" office:value="0" calcext:value-type="float">
            <text:p>0.0</text:p>
          </table:table-cell>
          <table:table-cell table:number-columns-repeated="8"/>
          <table:table-cell table:formula="of:=MIN([.AK4:.AK226])" office:value-type="float" office:value="0" calcext:value-type="float">
            <text:p>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 % OVERHEAD</text:p>
          </table:table-cell>
          <table:table-cell table:number-columns-repeated="8"/>
          <table:table-cell table:formula="of:=MAX([.J4:.J226])" office:value-type="float" office:value="20" calcext:value-type="float">
            <text:p>20.0</text:p>
          </table:table-cell>
          <table:table-cell table:number-columns-repeated="8"/>
          <table:table-cell table:formula="of:=MAX([.S4:.S226])" office:value-type="float" office:value="1871.28712871287" calcext:value-type="float">
            <text:p>1871.3</text:p>
          </table:table-cell>
          <table:table-cell table:number-columns-repeated="8"/>
          <table:table-cell table:formula="of:=MAX([.AB4:.AB226])" office:value-type="float" office:value="12.1951219512195" calcext:value-type="float">
            <text:p>12.2</text:p>
          </table:table-cell>
          <table:table-cell table:number-columns-repeated="8"/>
          <table:table-cell table:formula="of:=MAX([.AK4:.AK226])" office:value-type="float" office:value="140" calcext:value-type="float">
            <text:p>14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G % OVERHEAD</text:p>
          </table:table-cell>
          <table:table-cell table:number-columns-repeated="8"/>
          <table:table-cell table:formula="of:=AVERAGE([.J4:.J226])" office:value-type="float" office:value="0.393747448901019" calcext:value-type="float">
            <text:p>0.4</text:p>
          </table:table-cell>
          <table:table-cell table:number-columns-repeated="8"/>
          <table:table-cell table:formula="of:=AVERAGE([.S4:.S226])" office:value-type="float" office:value="129.253719772286" calcext:value-type="float">
            <text:p>129.3</text:p>
          </table:table-cell>
          <table:table-cell table:number-columns-repeated="8"/>
          <table:table-cell table:formula="of:=AVERAGE([.AB4:.AB226])" office:value-type="float" office:value="0.503783059409561" calcext:value-type="float">
            <text:p>0.5</text:p>
          </table:table-cell>
          <table:table-cell table:number-columns-repeated="8"/>
          <table:table-cell table:formula="of:=AVERAGE([.AK4:.AK226])" office:value-type="float" office:value="27.0185069554882" calcext:value-type="float">
            <text:p>27.0</text:p>
          </table:table-cell>
          <table:table-cell table:number-columns-repeated="2"/>
        </table:table-row>
        <table:table-row table:style-name="ro2" table:number-rows-repeated="1048341">
          <table:table-cell table:number-columns-repeated="39"/>
        </table:table-row>
        <table:table-row table:style-name="ro2">
          <table:table-cell table:number-columns-repeated="39"/>
        </table:table-row>
      </table:table>
      <table:table table:name="Family A" table:style-name="ta1">
        <table:table-column table:style-name="co13" table:default-cell-style-name="Default"/>
        <table:table-column table:style-name="co12" table:number-columns-repeated="15" table:default-cell-style-name="Default"/>
        <table:table-column table:style-name="co12" table:default-cell-style-name="ce4"/>
        <table:table-column table:style-name="co12" table:number-columns-repeated="5" table:default-cell-style-name="Default"/>
        <table:table-column table:style-name="co12" table:default-cell-style-name="ce4"/>
        <table:table-column table:style-name="co12" table:number-columns-repeated="1001" table:default-cell-style-name="Default"/>
        <table:table-row table:style-name="ro3">
          <table:table-cell table:style-name="ce31" office:value-type="string" calcext:value-type="string" table:number-columns-spanned="1" table:number-rows-spanned="3">
            <text:p># Nodes</text:p>
          </table:table-cell>
          <table:table-cell table:style-name="ce31" office:value-type="string" calcext:value-type="string" table:number-columns-spanned="5" table:number-rows-spanned="1">
            <text:p>Spot</text:p>
          </table:table-cell>
          <table:covered-table-cell table:number-columns-repeated="4" table:style-name="ce31"/>
          <table:table-cell table:style-name="ce31" office:value-type="string" calcext:value-type="string" table:number-columns-spanned="5" table:number-rows-spanned="1">
            <text:p>Relational</text:p>
          </table:table-cell>
          <table:covered-table-cell table:style-name="ce31"/>
          <table:covered-table-cell table:number-columns-repeated="3" table:style-name="ce36"/>
          <table:table-cell table:style-name="ce31" office:value-type="string" calcext:value-type="string" table:number-columns-spanned="6" table:number-rows-spanned="1">
            <text:p>Spot</text:p>
          </table:table-cell>
          <table:covered-table-cell table:number-columns-repeated="4" table:style-name="ce31"/>
          <table:covered-table-cell table:style-name="ce37"/>
          <table:table-cell table:style-name="ce31" office:value-type="string" calcext:value-type="string" table:number-columns-spanned="6" table:number-rows-spanned="1">
            <text:p>Relational</text:p>
          </table:table-cell>
          <table:covered-table-cell table:style-name="ce31"/>
          <table:covered-table-cell table:number-columns-repeated="3" table:style-name="ce36"/>
          <table:covered-table-cell table:style-name="ce39"/>
          <table:table-cell table:style-name="ce36" table:number-columns-repeated="1001"/>
        </table:table-row>
        <table:table-row table:style-name="ro4">
          <table:covered-table-cell table:style-name="ce31"/>
          <table:table-cell table:style-name="ce32" office:value-type="string" calcext:value-type="string" table:number-columns-spanned="5" table:number-rows-spanned="1">
            <text:p>Runs</text:p>
          </table:table-cell>
          <table:covered-table-cell table:number-columns-repeated="4" table:style-name="ce31"/>
          <table:table-cell table:style-name="ce32" office:value-type="string" calcext:value-type="string" table:number-columns-spanned="5" table:number-rows-spanned="1">
            <text:p>Runs</text:p>
          </table:table-cell>
          <table:covered-table-cell table:number-columns-repeated="4" table:style-name="ce31"/>
          <table:table-cell table:style-name="ce32" office:value-type="string" calcext:value-type="string" table:number-columns-spanned="6" table:number-rows-spanned="1">
            <text:p>Runs</text:p>
          </table:table-cell>
          <table:covered-table-cell table:number-columns-repeated="4" table:style-name="ce31"/>
          <table:covered-table-cell table:style-name="ce37"/>
          <table:table-cell table:style-name="ce32" office:value-type="string" calcext:value-type="string" table:number-columns-spanned="6" table:number-rows-spanned="1">
            <text:p>Runs</text:p>
          </table:table-cell>
          <table:covered-table-cell table:number-columns-repeated="4" table:style-name="ce31"/>
          <table:covered-table-cell table:style-name="ce39"/>
          <table:table-cell table:style-name="ce36" table:number-columns-repeated="1001"/>
        </table:table-row>
        <table:table-row table:style-name="ro4">
          <table:covered-table-cell table:style-name="ce31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8" office:value-type="string" calcext:value-type="string">
            <text:p>AVG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40" office:value-type="string" calcext:value-type="string">
            <text:p>AVG</text:p>
          </table:table-cell>
          <table:table-cell table:style-name="ce36"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m0.169s</text:p>
          </table:table-cell>
          <table:table-cell table:number-columns-repeated="3" office:value-type="string" calcext:value-type="string">
            <text:p>0m0.165s</text:p>
          </table:table-cell>
          <table:table-cell office:value-type="string" calcext:value-type="string">
            <text:p>0m0.163s</text:p>
          </table:table-cell>
          <table:table-cell office:value-type="string" calcext:value-type="string">
            <text:p>0m0.161s</text:p>
          </table:table-cell>
          <table:table-cell office:value-type="string" calcext:value-type="string">
            <text:p>0m0.155s</text:p>
          </table:table-cell>
          <table:table-cell office:value-type="string" calcext:value-type="string">
            <text:p>0m0.157s</text:p>
          </table:table-cell>
          <table:table-cell office:value-type="string" calcext:value-type="string">
            <text:p>0m0.153s</text:p>
          </table:table-cell>
          <table:table-cell office:value-type="string" calcext:value-type="string">
            <text:p>0m0.154s</text:p>
          </table:table-cell>
          <table:table-cell table:formula="of:=(60000*VALUE(LEFT([.B4];FIND(&quot;m&quot;; [.B4]; 1)-1)))+(1000*VALUE(MID([.B4];FIND(&quot;m&quot;; [.B4]; 1)+1;FIND(&quot;.&quot;; [.B4]; 1)-FIND(&quot;m&quot;; [.B4]; 1)-1)))+VALUE(MID([.B4];FIND(&quot;.&quot;; [.B4]; 1)+1;FIND(&quot;s&quot;; [.B4]; 1)-FIND(&quot;.&quot;; [.B4]; 1)-1))" office:value-type="float" office:value="169" calcext:value-type="float">
            <text:p>169</text:p>
          </table:table-cell>
          <table:table-cell table:formula="of:=(60000*VALUE(LEFT([.C4];FIND(&quot;m&quot;; [.C4]; 1)-1)))+(1000*VALUE(MID([.C4];FIND(&quot;m&quot;; [.C4]; 1)+1;FIND(&quot;.&quot;; [.C4]; 1)-FIND(&quot;m&quot;; [.C4]; 1)-1)))+VALUE(MID([.C4];FIND(&quot;.&quot;; [.C4]; 1)+1;FIND(&quot;s&quot;; [.C4]; 1)-FIND(&quot;.&quot;; [.C4]; 1)-1))" office:value-type="float" office:value="165" calcext:value-type="float">
            <text:p>165</text:p>
          </table:table-cell>
          <table:table-cell table:formula="of:=(60000*VALUE(LEFT([.D4];FIND(&quot;m&quot;; [.D4]; 1)-1)))+(1000*VALUE(MID([.D4];FIND(&quot;m&quot;; [.D4]; 1)+1;FIND(&quot;.&quot;; [.D4]; 1)-FIND(&quot;m&quot;; [.D4]; 1)-1)))+VALUE(MID([.D4];FIND(&quot;.&quot;; [.D4]; 1)+1;FIND(&quot;s&quot;; [.D4]; 1)-FIND(&quot;.&quot;; [.D4]; 1)-1))" office:value-type="float" office:value="165" calcext:value-type="float">
            <text:p>165</text:p>
          </table:table-cell>
          <table:table-cell table:formula="of:=(60000*VALUE(LEFT([.E4];FIND(&quot;m&quot;; [.E4]; 1)-1)))+(1000*VALUE(MID([.E4];FIND(&quot;m&quot;; [.E4]; 1)+1;FIND(&quot;.&quot;; [.E4]; 1)-FIND(&quot;m&quot;; [.E4]; 1)-1)))+VALUE(MID([.E4];FIND(&quot;.&quot;; [.E4]; 1)+1;FIND(&quot;s&quot;; [.E4]; 1)-FIND(&quot;.&quot;; [.E4]; 1)-1))" office:value-type="float" office:value="165" calcext:value-type="float">
            <text:p>165</text:p>
          </table:table-cell>
          <table:table-cell table:formula="of:=(60000*VALUE(LEFT([.F4];FIND(&quot;m&quot;; [.F4]; 1)-1)))+(1000*VALUE(MID([.F4];FIND(&quot;m&quot;; [.F4]; 1)+1;FIND(&quot;.&quot;; [.F4]; 1)-FIND(&quot;m&quot;; [.F4]; 1)-1)))+VALUE(MID([.F4];FIND(&quot;.&quot;; [.F4]; 1)+1;FIND(&quot;s&quot;; [.F4]; 1)-FIND(&quot;.&quot;; [.F4]; 1)-1))" office:value-type="float" office:value="163" calcext:value-type="float">
            <text:p>163</text:p>
          </table:table-cell>
          <table:table-cell table:formula="of:=AVERAGE([.L4:.P4])" office:value-type="float" office:value="165.4" calcext:value-type="float">
            <text:p>165</text:p>
          </table:table-cell>
          <table:table-cell table:formula="of:=(60000*VALUE(LEFT([.G4];FIND(&quot;m&quot;; [.G4]; 1)-1)))+(1000*VALUE(MID([.G4];FIND(&quot;m&quot;; [.G4]; 1)+1;FIND(&quot;.&quot;; [.G4]; 1)-FIND(&quot;m&quot;; [.G4]; 1)-1)))+VALUE(MID([.G4];FIND(&quot;.&quot;; [.G4]; 1)+1;FIND(&quot;s&quot;; [.G4]; 1)-FIND(&quot;.&quot;; [.G4]; 1)-1))" office:value-type="float" office:value="161" calcext:value-type="float">
            <text:p>161</text:p>
          </table:table-cell>
          <table:table-cell table:formula="of:=(60000*VALUE(LEFT([.H4];FIND(&quot;m&quot;; [.H4]; 1)-1)))+(1000*VALUE(MID([.H4];FIND(&quot;m&quot;; [.H4]; 1)+1;FIND(&quot;.&quot;; [.H4]; 1)-FIND(&quot;m&quot;; [.H4]; 1)-1)))+VALUE(MID([.H4];FIND(&quot;.&quot;; [.H4]; 1)+1;FIND(&quot;s&quot;; [.H4]; 1)-FIND(&quot;.&quot;; [.H4]; 1)-1))" office:value-type="float" office:value="155" calcext:value-type="float">
            <text:p>155</text:p>
          </table:table-cell>
          <table:table-cell table:formula="of:=(60000*VALUE(LEFT([.I4];FIND(&quot;m&quot;; [.I4]; 1)-1)))+(1000*VALUE(MID([.I4];FIND(&quot;m&quot;; [.I4]; 1)+1;FIND(&quot;.&quot;; [.I4]; 1)-FIND(&quot;m&quot;; [.I4]; 1)-1)))+VALUE(MID([.I4];FIND(&quot;.&quot;; [.I4]; 1)+1;FIND(&quot;s&quot;; [.I4]; 1)-FIND(&quot;.&quot;; [.I4]; 1)-1))" office:value-type="float" office:value="157" calcext:value-type="float">
            <text:p>157</text:p>
          </table:table-cell>
          <table:table-cell table:formula="of:=(60000*VALUE(LEFT([.J4];FIND(&quot;m&quot;; [.J4]; 1)-1)))+(1000*VALUE(MID([.J4];FIND(&quot;m&quot;; [.J4]; 1)+1;FIND(&quot;.&quot;; [.J4]; 1)-FIND(&quot;m&quot;; [.J4]; 1)-1)))+VALUE(MID([.J4];FIND(&quot;.&quot;; [.J4]; 1)+1;FIND(&quot;s&quot;; [.J4]; 1)-FIND(&quot;.&quot;; [.J4]; 1)-1))" office:value-type="float" office:value="153" calcext:value-type="float">
            <text:p>153</text:p>
          </table:table-cell>
          <table:table-cell table:formula="of:=(60000*VALUE(LEFT([.K4];FIND(&quot;m&quot;; [.K4]; 1)-1)))+(1000*VALUE(MID([.K4];FIND(&quot;m&quot;; [.K4]; 1)+1;FIND(&quot;.&quot;; [.K4]; 1)-FIND(&quot;m&quot;; [.K4]; 1)-1)))+VALUE(MID([.K4];FIND(&quot;.&quot;; [.K4]; 1)+1;FIND(&quot;s&quot;; [.K4]; 1)-FIND(&quot;.&quot;; [.K4]; 1)-1))" office:value-type="float" office:value="154" calcext:value-type="float">
            <text:p>154</text:p>
          </table:table-cell>
          <table:table-cell table:formula="of:=AVERAGE([.R4:.V4])" office:value-type="float" office:value="156" calcext:value-type="float">
            <text:p>156</text:p>
          </table:table-cell>
          <table:table-cell table:number-columns-repeated="100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0m0.165s</text:p>
          </table:table-cell>
          <table:table-cell office:value-type="string" calcext:value-type="string">
            <text:p>0m0.164s</text:p>
          </table:table-cell>
          <table:table-cell office:value-type="string" calcext:value-type="string">
            <text:p>0m0.166s</text:p>
          </table:table-cell>
          <table:table-cell table:number-columns-repeated="2" office:value-type="string" calcext:value-type="string">
            <text:p>0m0.167s</text:p>
          </table:table-cell>
          <table:table-cell office:value-type="string" calcext:value-type="string">
            <text:p>0m0.159s</text:p>
          </table:table-cell>
          <table:table-cell office:value-type="string" calcext:value-type="string">
            <text:p>0m0.161s</text:p>
          </table:table-cell>
          <table:table-cell office:value-type="string" calcext:value-type="string">
            <text:p>0m0.160s</text:p>
          </table:table-cell>
          <table:table-cell office:value-type="string" calcext:value-type="string">
            <text:p>0m0.157s</text:p>
          </table:table-cell>
          <table:table-cell office:value-type="string" calcext:value-type="string">
            <text:p>0m0.162s</text:p>
          </table:table-cell>
          <table:table-cell table:formula="of:=(60000*VALUE(LEFT([.B5];FIND(&quot;m&quot;; [.B5]; 1)-1)))+(1000*VALUE(MID([.B5];FIND(&quot;m&quot;; [.B5]; 1)+1;FIND(&quot;.&quot;; [.B5]; 1)-FIND(&quot;m&quot;; [.B5]; 1)-1)))+VALUE(MID([.B5];FIND(&quot;.&quot;; [.B5]; 1)+1;FIND(&quot;s&quot;; [.B5]; 1)-FIND(&quot;.&quot;; [.B5]; 1)-1))" office:value-type="float" office:value="165" calcext:value-type="float">
            <text:p>165</text:p>
          </table:table-cell>
          <table:table-cell table:formula="of:=(60000*VALUE(LEFT([.C5];FIND(&quot;m&quot;; [.C5]; 1)-1)))+(1000*VALUE(MID([.C5];FIND(&quot;m&quot;; [.C5]; 1)+1;FIND(&quot;.&quot;; [.C5]; 1)-FIND(&quot;m&quot;; [.C5]; 1)-1)))+VALUE(MID([.C5];FIND(&quot;.&quot;; [.C5]; 1)+1;FIND(&quot;s&quot;; [.C5]; 1)-FIND(&quot;.&quot;; [.C5]; 1)-1))" office:value-type="float" office:value="164" calcext:value-type="float">
            <text:p>164</text:p>
          </table:table-cell>
          <table:table-cell table:formula="of:=(60000*VALUE(LEFT([.D5];FIND(&quot;m&quot;; [.D5]; 1)-1)))+(1000*VALUE(MID([.D5];FIND(&quot;m&quot;; [.D5]; 1)+1;FIND(&quot;.&quot;; [.D5]; 1)-FIND(&quot;m&quot;; [.D5]; 1)-1)))+VALUE(MID([.D5];FIND(&quot;.&quot;; [.D5]; 1)+1;FIND(&quot;s&quot;; [.D5]; 1)-FIND(&quot;.&quot;; [.D5]; 1)-1))" office:value-type="float" office:value="166" calcext:value-type="float">
            <text:p>166</text:p>
          </table:table-cell>
          <table:table-cell table:formula="of:=(60000*VALUE(LEFT([.E5];FIND(&quot;m&quot;; [.E5]; 1)-1)))+(1000*VALUE(MID([.E5];FIND(&quot;m&quot;; [.E5]; 1)+1;FIND(&quot;.&quot;; [.E5]; 1)-FIND(&quot;m&quot;; [.E5]; 1)-1)))+VALUE(MID([.E5];FIND(&quot;.&quot;; [.E5]; 1)+1;FIND(&quot;s&quot;; [.E5]; 1)-FIND(&quot;.&quot;; [.E5]; 1)-1))" office:value-type="float" office:value="167" calcext:value-type="float">
            <text:p>167</text:p>
          </table:table-cell>
          <table:table-cell table:formula="of:=(60000*VALUE(LEFT([.F5];FIND(&quot;m&quot;; [.F5]; 1)-1)))+(1000*VALUE(MID([.F5];FIND(&quot;m&quot;; [.F5]; 1)+1;FIND(&quot;.&quot;; [.F5]; 1)-FIND(&quot;m&quot;; [.F5]; 1)-1)))+VALUE(MID([.F5];FIND(&quot;.&quot;; [.F5]; 1)+1;FIND(&quot;s&quot;; [.F5]; 1)-FIND(&quot;.&quot;; [.F5]; 1)-1))" office:value-type="float" office:value="167" calcext:value-type="float">
            <text:p>167</text:p>
          </table:table-cell>
          <table:table-cell table:formula="of:=AVERAGE([.L5:.P5])" office:value-type="float" office:value="165.8" calcext:value-type="float">
            <text:p>166</text:p>
          </table:table-cell>
          <table:table-cell table:formula="of:=(60000*VALUE(LEFT([.G5];FIND(&quot;m&quot;; [.G5]; 1)-1)))+(1000*VALUE(MID([.G5];FIND(&quot;m&quot;; [.G5]; 1)+1;FIND(&quot;.&quot;; [.G5]; 1)-FIND(&quot;m&quot;; [.G5]; 1)-1)))+VALUE(MID([.G5];FIND(&quot;.&quot;; [.G5]; 1)+1;FIND(&quot;s&quot;; [.G5]; 1)-FIND(&quot;.&quot;; [.G5]; 1)-1))" office:value-type="float" office:value="159" calcext:value-type="float">
            <text:p>159</text:p>
          </table:table-cell>
          <table:table-cell table:formula="of:=(60000*VALUE(LEFT([.H5];FIND(&quot;m&quot;; [.H5]; 1)-1)))+(1000*VALUE(MID([.H5];FIND(&quot;m&quot;; [.H5]; 1)+1;FIND(&quot;.&quot;; [.H5]; 1)-FIND(&quot;m&quot;; [.H5]; 1)-1)))+VALUE(MID([.H5];FIND(&quot;.&quot;; [.H5]; 1)+1;FIND(&quot;s&quot;; [.H5]; 1)-FIND(&quot;.&quot;; [.H5]; 1)-1))" office:value-type="float" office:value="161" calcext:value-type="float">
            <text:p>161</text:p>
          </table:table-cell>
          <table:table-cell table:formula="of:=(60000*VALUE(LEFT([.I5];FIND(&quot;m&quot;; [.I5]; 1)-1)))+(1000*VALUE(MID([.I5];FIND(&quot;m&quot;; [.I5]; 1)+1;FIND(&quot;.&quot;; [.I5]; 1)-FIND(&quot;m&quot;; [.I5]; 1)-1)))+VALUE(MID([.I5];FIND(&quot;.&quot;; [.I5]; 1)+1;FIND(&quot;s&quot;; [.I5]; 1)-FIND(&quot;.&quot;; [.I5]; 1)-1))" office:value-type="float" office:value="160" calcext:value-type="float">
            <text:p>160</text:p>
          </table:table-cell>
          <table:table-cell table:formula="of:=(60000*VALUE(LEFT([.J5];FIND(&quot;m&quot;; [.J5]; 1)-1)))+(1000*VALUE(MID([.J5];FIND(&quot;m&quot;; [.J5]; 1)+1;FIND(&quot;.&quot;; [.J5]; 1)-FIND(&quot;m&quot;; [.J5]; 1)-1)))+VALUE(MID([.J5];FIND(&quot;.&quot;; [.J5]; 1)+1;FIND(&quot;s&quot;; [.J5]; 1)-FIND(&quot;.&quot;; [.J5]; 1)-1))" office:value-type="float" office:value="157" calcext:value-type="float">
            <text:p>157</text:p>
          </table:table-cell>
          <table:table-cell table:formula="of:=(60000*VALUE(LEFT([.K5];FIND(&quot;m&quot;; [.K5]; 1)-1)))+(1000*VALUE(MID([.K5];FIND(&quot;m&quot;; [.K5]; 1)+1;FIND(&quot;.&quot;; [.K5]; 1)-FIND(&quot;m&quot;; [.K5]; 1)-1)))+VALUE(MID([.K5];FIND(&quot;.&quot;; [.K5]; 1)+1;FIND(&quot;s&quot;; [.K5]; 1)-FIND(&quot;.&quot;; [.K5]; 1)-1))" office:value-type="float" office:value="162" calcext:value-type="float">
            <text:p>162</text:p>
          </table:table-cell>
          <table:table-cell table:formula="of:=AVERAGE([.R5:.V5])" office:value-type="float" office:value="159.8" calcext:value-type="float">
            <text:p>160</text:p>
          </table:table-cell>
          <table:table-cell table:number-columns-repeated="100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0m0.171s</text:p>
          </table:table-cell>
          <table:table-cell office:value-type="string" calcext:value-type="string">
            <text:p>0m0.166s</text:p>
          </table:table-cell>
          <table:table-cell office:value-type="string" calcext:value-type="string">
            <text:p>0m0.168s</text:p>
          </table:table-cell>
          <table:table-cell office:value-type="string" calcext:value-type="string">
            <text:p>0m0.169s</text:p>
          </table:table-cell>
          <table:table-cell office:value-type="string" calcext:value-type="string">
            <text:p>0m0.167s</text:p>
          </table:table-cell>
          <table:table-cell table:number-columns-repeated="2" office:value-type="string" calcext:value-type="string">
            <text:p>0m0.177s</text:p>
          </table:table-cell>
          <table:table-cell office:value-type="string" calcext:value-type="string">
            <text:p>0m0.180s</text:p>
          </table:table-cell>
          <table:table-cell office:value-type="string" calcext:value-type="string">
            <text:p>0m0.178s</text:p>
          </table:table-cell>
          <table:table-cell office:value-type="string" calcext:value-type="string">
            <text:p>0m0.177s</text:p>
          </table:table-cell>
          <table:table-cell table:formula="of:=(60000*VALUE(LEFT([.B6];FIND(&quot;m&quot;; [.B6]; 1)-1)))+(1000*VALUE(MID([.B6];FIND(&quot;m&quot;; [.B6]; 1)+1;FIND(&quot;.&quot;; [.B6]; 1)-FIND(&quot;m&quot;; [.B6]; 1)-1)))+VALUE(MID([.B6];FIND(&quot;.&quot;; [.B6]; 1)+1;FIND(&quot;s&quot;; [.B6]; 1)-FIND(&quot;.&quot;; [.B6]; 1)-1))" office:value-type="float" office:value="171" calcext:value-type="float">
            <text:p>171</text:p>
          </table:table-cell>
          <table:table-cell table:formula="of:=(60000*VALUE(LEFT([.C6];FIND(&quot;m&quot;; [.C6]; 1)-1)))+(1000*VALUE(MID([.C6];FIND(&quot;m&quot;; [.C6]; 1)+1;FIND(&quot;.&quot;; [.C6]; 1)-FIND(&quot;m&quot;; [.C6]; 1)-1)))+VALUE(MID([.C6];FIND(&quot;.&quot;; [.C6]; 1)+1;FIND(&quot;s&quot;; [.C6]; 1)-FIND(&quot;.&quot;; [.C6]; 1)-1))" office:value-type="float" office:value="166" calcext:value-type="float">
            <text:p>166</text:p>
          </table:table-cell>
          <table:table-cell table:formula="of:=(60000*VALUE(LEFT([.D6];FIND(&quot;m&quot;; [.D6]; 1)-1)))+(1000*VALUE(MID([.D6];FIND(&quot;m&quot;; [.D6]; 1)+1;FIND(&quot;.&quot;; [.D6]; 1)-FIND(&quot;m&quot;; [.D6]; 1)-1)))+VALUE(MID([.D6];FIND(&quot;.&quot;; [.D6]; 1)+1;FIND(&quot;s&quot;; [.D6]; 1)-FIND(&quot;.&quot;; [.D6]; 1)-1))" office:value-type="float" office:value="168" calcext:value-type="float">
            <text:p>168</text:p>
          </table:table-cell>
          <table:table-cell table:formula="of:=(60000*VALUE(LEFT([.E6];FIND(&quot;m&quot;; [.E6]; 1)-1)))+(1000*VALUE(MID([.E6];FIND(&quot;m&quot;; [.E6]; 1)+1;FIND(&quot;.&quot;; [.E6]; 1)-FIND(&quot;m&quot;; [.E6]; 1)-1)))+VALUE(MID([.E6];FIND(&quot;.&quot;; [.E6]; 1)+1;FIND(&quot;s&quot;; [.E6]; 1)-FIND(&quot;.&quot;; [.E6]; 1)-1))" office:value-type="float" office:value="169" calcext:value-type="float">
            <text:p>169</text:p>
          </table:table-cell>
          <table:table-cell table:formula="of:=(60000*VALUE(LEFT([.F6];FIND(&quot;m&quot;; [.F6]; 1)-1)))+(1000*VALUE(MID([.F6];FIND(&quot;m&quot;; [.F6]; 1)+1;FIND(&quot;.&quot;; [.F6]; 1)-FIND(&quot;m&quot;; [.F6]; 1)-1)))+VALUE(MID([.F6];FIND(&quot;.&quot;; [.F6]; 1)+1;FIND(&quot;s&quot;; [.F6]; 1)-FIND(&quot;.&quot;; [.F6]; 1)-1))" office:value-type="float" office:value="167" calcext:value-type="float">
            <text:p>167</text:p>
          </table:table-cell>
          <table:table-cell table:formula="of:=AVERAGE([.L6:.P6])" office:value-type="float" office:value="168.2" calcext:value-type="float">
            <text:p>168</text:p>
          </table:table-cell>
          <table:table-cell table:formula="of:=(60000*VALUE(LEFT([.G6];FIND(&quot;m&quot;; [.G6]; 1)-1)))+(1000*VALUE(MID([.G6];FIND(&quot;m&quot;; [.G6]; 1)+1;FIND(&quot;.&quot;; [.G6]; 1)-FIND(&quot;m&quot;; [.G6]; 1)-1)))+VALUE(MID([.G6];FIND(&quot;.&quot;; [.G6]; 1)+1;FIND(&quot;s&quot;; [.G6]; 1)-FIND(&quot;.&quot;; [.G6]; 1)-1))" office:value-type="float" office:value="177" calcext:value-type="float">
            <text:p>177</text:p>
          </table:table-cell>
          <table:table-cell table:formula="of:=(60000*VALUE(LEFT([.H6];FIND(&quot;m&quot;; [.H6]; 1)-1)))+(1000*VALUE(MID([.H6];FIND(&quot;m&quot;; [.H6]; 1)+1;FIND(&quot;.&quot;; [.H6]; 1)-FIND(&quot;m&quot;; [.H6]; 1)-1)))+VALUE(MID([.H6];FIND(&quot;.&quot;; [.H6]; 1)+1;FIND(&quot;s&quot;; [.H6]; 1)-FIND(&quot;.&quot;; [.H6]; 1)-1))" office:value-type="float" office:value="177" calcext:value-type="float">
            <text:p>177</text:p>
          </table:table-cell>
          <table:table-cell table:formula="of:=(60000*VALUE(LEFT([.I6];FIND(&quot;m&quot;; [.I6]; 1)-1)))+(1000*VALUE(MID([.I6];FIND(&quot;m&quot;; [.I6]; 1)+1;FIND(&quot;.&quot;; [.I6]; 1)-FIND(&quot;m&quot;; [.I6]; 1)-1)))+VALUE(MID([.I6];FIND(&quot;.&quot;; [.I6]; 1)+1;FIND(&quot;s&quot;; [.I6]; 1)-FIND(&quot;.&quot;; [.I6]; 1)-1))" office:value-type="float" office:value="180" calcext:value-type="float">
            <text:p>180</text:p>
          </table:table-cell>
          <table:table-cell table:formula="of:=(60000*VALUE(LEFT([.J6];FIND(&quot;m&quot;; [.J6]; 1)-1)))+(1000*VALUE(MID([.J6];FIND(&quot;m&quot;; [.J6]; 1)+1;FIND(&quot;.&quot;; [.J6]; 1)-FIND(&quot;m&quot;; [.J6]; 1)-1)))+VALUE(MID([.J6];FIND(&quot;.&quot;; [.J6]; 1)+1;FIND(&quot;s&quot;; [.J6]; 1)-FIND(&quot;.&quot;; [.J6]; 1)-1))" office:value-type="float" office:value="178" calcext:value-type="float">
            <text:p>178</text:p>
          </table:table-cell>
          <table:table-cell table:formula="of:=(60000*VALUE(LEFT([.K6];FIND(&quot;m&quot;; [.K6]; 1)-1)))+(1000*VALUE(MID([.K6];FIND(&quot;m&quot;; [.K6]; 1)+1;FIND(&quot;.&quot;; [.K6]; 1)-FIND(&quot;m&quot;; [.K6]; 1)-1)))+VALUE(MID([.K6];FIND(&quot;.&quot;; [.K6]; 1)+1;FIND(&quot;s&quot;; [.K6]; 1)-FIND(&quot;.&quot;; [.K6]; 1)-1))" office:value-type="float" office:value="177" calcext:value-type="float">
            <text:p>177</text:p>
          </table:table-cell>
          <table:table-cell table:formula="of:=AVERAGE([.R6:.V6])" office:value-type="float" office:value="177.8" calcext:value-type="float">
            <text:p>178</text:p>
          </table:table-cell>
          <table:table-cell table:number-columns-repeated="100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0m0.172s</text:p>
          </table:table-cell>
          <table:table-cell office:value-type="string" calcext:value-type="string">
            <text:p>0m0.182s</text:p>
          </table:table-cell>
          <table:table-cell office:value-type="string" calcext:value-type="string">
            <text:p>0m0.171s</text:p>
          </table:table-cell>
          <table:table-cell office:value-type="string" calcext:value-type="string">
            <text:p>0m0.169s</text:p>
          </table:table-cell>
          <table:table-cell office:value-type="string" calcext:value-type="string">
            <text:p>0m0.173s</text:p>
          </table:table-cell>
          <table:table-cell office:value-type="string" calcext:value-type="string">
            <text:p>0m0.234s</text:p>
          </table:table-cell>
          <table:table-cell office:value-type="string" calcext:value-type="string">
            <text:p>0m0.230s</text:p>
          </table:table-cell>
          <table:table-cell table:number-columns-repeated="3" office:value-type="string" calcext:value-type="string">
            <text:p>0m0.232s</text:p>
          </table:table-cell>
          <table:table-cell table:formula="of:=(60000*VALUE(LEFT([.B7];FIND(&quot;m&quot;; [.B7]; 1)-1)))+(1000*VALUE(MID([.B7];FIND(&quot;m&quot;; [.B7]; 1)+1;FIND(&quot;.&quot;; [.B7]; 1)-FIND(&quot;m&quot;; [.B7]; 1)-1)))+VALUE(MID([.B7];FIND(&quot;.&quot;; [.B7]; 1)+1;FIND(&quot;s&quot;; [.B7]; 1)-FIND(&quot;.&quot;; [.B7]; 1)-1))" office:value-type="float" office:value="172" calcext:value-type="float">
            <text:p>172</text:p>
          </table:table-cell>
          <table:table-cell table:formula="of:=(60000*VALUE(LEFT([.C7];FIND(&quot;m&quot;; [.C7]; 1)-1)))+(1000*VALUE(MID([.C7];FIND(&quot;m&quot;; [.C7]; 1)+1;FIND(&quot;.&quot;; [.C7]; 1)-FIND(&quot;m&quot;; [.C7]; 1)-1)))+VALUE(MID([.C7];FIND(&quot;.&quot;; [.C7]; 1)+1;FIND(&quot;s&quot;; [.C7]; 1)-FIND(&quot;.&quot;; [.C7]; 1)-1))" office:value-type="float" office:value="182" calcext:value-type="float">
            <text:p>182</text:p>
          </table:table-cell>
          <table:table-cell table:formula="of:=(60000*VALUE(LEFT([.D7];FIND(&quot;m&quot;; [.D7]; 1)-1)))+(1000*VALUE(MID([.D7];FIND(&quot;m&quot;; [.D7]; 1)+1;FIND(&quot;.&quot;; [.D7]; 1)-FIND(&quot;m&quot;; [.D7]; 1)-1)))+VALUE(MID([.D7];FIND(&quot;.&quot;; [.D7]; 1)+1;FIND(&quot;s&quot;; [.D7]; 1)-FIND(&quot;.&quot;; [.D7]; 1)-1))" office:value-type="float" office:value="171" calcext:value-type="float">
            <text:p>171</text:p>
          </table:table-cell>
          <table:table-cell table:formula="of:=(60000*VALUE(LEFT([.E7];FIND(&quot;m&quot;; [.E7]; 1)-1)))+(1000*VALUE(MID([.E7];FIND(&quot;m&quot;; [.E7]; 1)+1;FIND(&quot;.&quot;; [.E7]; 1)-FIND(&quot;m&quot;; [.E7]; 1)-1)))+VALUE(MID([.E7];FIND(&quot;.&quot;; [.E7]; 1)+1;FIND(&quot;s&quot;; [.E7]; 1)-FIND(&quot;.&quot;; [.E7]; 1)-1))" office:value-type="float" office:value="169" calcext:value-type="float">
            <text:p>169</text:p>
          </table:table-cell>
          <table:table-cell table:formula="of:=(60000*VALUE(LEFT([.F7];FIND(&quot;m&quot;; [.F7]; 1)-1)))+(1000*VALUE(MID([.F7];FIND(&quot;m&quot;; [.F7]; 1)+1;FIND(&quot;.&quot;; [.F7]; 1)-FIND(&quot;m&quot;; [.F7]; 1)-1)))+VALUE(MID([.F7];FIND(&quot;.&quot;; [.F7]; 1)+1;FIND(&quot;s&quot;; [.F7]; 1)-FIND(&quot;.&quot;; [.F7]; 1)-1))" office:value-type="float" office:value="173" calcext:value-type="float">
            <text:p>173</text:p>
          </table:table-cell>
          <table:table-cell table:formula="of:=AVERAGE([.L7:.P7])" office:value-type="float" office:value="173.4" calcext:value-type="float">
            <text:p>173</text:p>
          </table:table-cell>
          <table:table-cell table:formula="of:=(60000*VALUE(LEFT([.G7];FIND(&quot;m&quot;; [.G7]; 1)-1)))+(1000*VALUE(MID([.G7];FIND(&quot;m&quot;; [.G7]; 1)+1;FIND(&quot;.&quot;; [.G7]; 1)-FIND(&quot;m&quot;; [.G7]; 1)-1)))+VALUE(MID([.G7];FIND(&quot;.&quot;; [.G7]; 1)+1;FIND(&quot;s&quot;; [.G7]; 1)-FIND(&quot;.&quot;; [.G7]; 1)-1))" office:value-type="float" office:value="234" calcext:value-type="float">
            <text:p>234</text:p>
          </table:table-cell>
          <table:table-cell table:formula="of:=(60000*VALUE(LEFT([.H7];FIND(&quot;m&quot;; [.H7]; 1)-1)))+(1000*VALUE(MID([.H7];FIND(&quot;m&quot;; [.H7]; 1)+1;FIND(&quot;.&quot;; [.H7]; 1)-FIND(&quot;m&quot;; [.H7]; 1)-1)))+VALUE(MID([.H7];FIND(&quot;.&quot;; [.H7]; 1)+1;FIND(&quot;s&quot;; [.H7]; 1)-FIND(&quot;.&quot;; [.H7]; 1)-1))" office:value-type="float" office:value="230" calcext:value-type="float">
            <text:p>230</text:p>
          </table:table-cell>
          <table:table-cell table:formula="of:=(60000*VALUE(LEFT([.I7];FIND(&quot;m&quot;; [.I7]; 1)-1)))+(1000*VALUE(MID([.I7];FIND(&quot;m&quot;; [.I7]; 1)+1;FIND(&quot;.&quot;; [.I7]; 1)-FIND(&quot;m&quot;; [.I7]; 1)-1)))+VALUE(MID([.I7];FIND(&quot;.&quot;; [.I7]; 1)+1;FIND(&quot;s&quot;; [.I7]; 1)-FIND(&quot;.&quot;; [.I7]; 1)-1))" office:value-type="float" office:value="232" calcext:value-type="float">
            <text:p>232</text:p>
          </table:table-cell>
          <table:table-cell table:formula="of:=(60000*VALUE(LEFT([.J7];FIND(&quot;m&quot;; [.J7]; 1)-1)))+(1000*VALUE(MID([.J7];FIND(&quot;m&quot;; [.J7]; 1)+1;FIND(&quot;.&quot;; [.J7]; 1)-FIND(&quot;m&quot;; [.J7]; 1)-1)))+VALUE(MID([.J7];FIND(&quot;.&quot;; [.J7]; 1)+1;FIND(&quot;s&quot;; [.J7]; 1)-FIND(&quot;.&quot;; [.J7]; 1)-1))" office:value-type="float" office:value="232" calcext:value-type="float">
            <text:p>232</text:p>
          </table:table-cell>
          <table:table-cell table:formula="of:=(60000*VALUE(LEFT([.K7];FIND(&quot;m&quot;; [.K7]; 1)-1)))+(1000*VALUE(MID([.K7];FIND(&quot;m&quot;; [.K7]; 1)+1;FIND(&quot;.&quot;; [.K7]; 1)-FIND(&quot;m&quot;; [.K7]; 1)-1)))+VALUE(MID([.K7];FIND(&quot;.&quot;; [.K7]; 1)+1;FIND(&quot;s&quot;; [.K7]; 1)-FIND(&quot;.&quot;; [.K7]; 1)-1))" office:value-type="float" office:value="232" calcext:value-type="float">
            <text:p>232</text:p>
          </table:table-cell>
          <table:table-cell table:formula="of:=AVERAGE([.R7:.V7])" office:value-type="float" office:value="232" calcext:value-type="float">
            <text:p>232</text:p>
          </table:table-cell>
          <table:table-cell table:number-columns-repeated="100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0m0.171s</text:p>
          </table:table-cell>
          <table:table-cell table:number-columns-repeated="2" office:value-type="string" calcext:value-type="string">
            <text:p>0m0.174s</text:p>
          </table:table-cell>
          <table:table-cell office:value-type="string" calcext:value-type="string">
            <text:p>0m0.171s</text:p>
          </table:table-cell>
          <table:table-cell office:value-type="string" calcext:value-type="string">
            <text:p>0m0.172s</text:p>
          </table:table-cell>
          <table:table-cell office:value-type="string" calcext:value-type="string">
            <text:p>0m0.339s</text:p>
          </table:table-cell>
          <table:table-cell office:value-type="string" calcext:value-type="string">
            <text:p>0m0.328s</text:p>
          </table:table-cell>
          <table:table-cell office:value-type="string" calcext:value-type="string">
            <text:p>0m0.329s</text:p>
          </table:table-cell>
          <table:table-cell table:number-columns-repeated="2" office:value-type="string" calcext:value-type="string">
            <text:p>0m0.327s</text:p>
          </table:table-cell>
          <table:table-cell table:formula="of:=(60000*VALUE(LEFT([.B8];FIND(&quot;m&quot;; [.B8]; 1)-1)))+(1000*VALUE(MID([.B8];FIND(&quot;m&quot;; [.B8]; 1)+1;FIND(&quot;.&quot;; [.B8]; 1)-FIND(&quot;m&quot;; [.B8]; 1)-1)))+VALUE(MID([.B8];FIND(&quot;.&quot;; [.B8]; 1)+1;FIND(&quot;s&quot;; [.B8]; 1)-FIND(&quot;.&quot;; [.B8]; 1)-1))" office:value-type="float" office:value="171" calcext:value-type="float">
            <text:p>171</text:p>
          </table:table-cell>
          <table:table-cell table:formula="of:=(60000*VALUE(LEFT([.C8];FIND(&quot;m&quot;; [.C8]; 1)-1)))+(1000*VALUE(MID([.C8];FIND(&quot;m&quot;; [.C8]; 1)+1;FIND(&quot;.&quot;; [.C8]; 1)-FIND(&quot;m&quot;; [.C8]; 1)-1)))+VALUE(MID([.C8];FIND(&quot;.&quot;; [.C8]; 1)+1;FIND(&quot;s&quot;; [.C8]; 1)-FIND(&quot;.&quot;; [.C8]; 1)-1))" office:value-type="float" office:value="174" calcext:value-type="float">
            <text:p>174</text:p>
          </table:table-cell>
          <table:table-cell table:formula="of:=(60000*VALUE(LEFT([.D8];FIND(&quot;m&quot;; [.D8]; 1)-1)))+(1000*VALUE(MID([.D8];FIND(&quot;m&quot;; [.D8]; 1)+1;FIND(&quot;.&quot;; [.D8]; 1)-FIND(&quot;m&quot;; [.D8]; 1)-1)))+VALUE(MID([.D8];FIND(&quot;.&quot;; [.D8]; 1)+1;FIND(&quot;s&quot;; [.D8]; 1)-FIND(&quot;.&quot;; [.D8]; 1)-1))" office:value-type="float" office:value="174" calcext:value-type="float">
            <text:p>174</text:p>
          </table:table-cell>
          <table:table-cell table:formula="of:=(60000*VALUE(LEFT([.E8];FIND(&quot;m&quot;; [.E8]; 1)-1)))+(1000*VALUE(MID([.E8];FIND(&quot;m&quot;; [.E8]; 1)+1;FIND(&quot;.&quot;; [.E8]; 1)-FIND(&quot;m&quot;; [.E8]; 1)-1)))+VALUE(MID([.E8];FIND(&quot;.&quot;; [.E8]; 1)+1;FIND(&quot;s&quot;; [.E8]; 1)-FIND(&quot;.&quot;; [.E8]; 1)-1))" office:value-type="float" office:value="171" calcext:value-type="float">
            <text:p>171</text:p>
          </table:table-cell>
          <table:table-cell table:formula="of:=(60000*VALUE(LEFT([.F8];FIND(&quot;m&quot;; [.F8]; 1)-1)))+(1000*VALUE(MID([.F8];FIND(&quot;m&quot;; [.F8]; 1)+1;FIND(&quot;.&quot;; [.F8]; 1)-FIND(&quot;m&quot;; [.F8]; 1)-1)))+VALUE(MID([.F8];FIND(&quot;.&quot;; [.F8]; 1)+1;FIND(&quot;s&quot;; [.F8]; 1)-FIND(&quot;.&quot;; [.F8]; 1)-1))" office:value-type="float" office:value="172" calcext:value-type="float">
            <text:p>172</text:p>
          </table:table-cell>
          <table:table-cell table:formula="of:=AVERAGE([.L8:.P8])" office:value-type="float" office:value="172.4" calcext:value-type="float">
            <text:p>172</text:p>
          </table:table-cell>
          <table:table-cell table:formula="of:=(60000*VALUE(LEFT([.G8];FIND(&quot;m&quot;; [.G8]; 1)-1)))+(1000*VALUE(MID([.G8];FIND(&quot;m&quot;; [.G8]; 1)+1;FIND(&quot;.&quot;; [.G8]; 1)-FIND(&quot;m&quot;; [.G8]; 1)-1)))+VALUE(MID([.G8];FIND(&quot;.&quot;; [.G8]; 1)+1;FIND(&quot;s&quot;; [.G8]; 1)-FIND(&quot;.&quot;; [.G8]; 1)-1))" office:value-type="float" office:value="339" calcext:value-type="float">
            <text:p>339</text:p>
          </table:table-cell>
          <table:table-cell table:formula="of:=(60000*VALUE(LEFT([.H8];FIND(&quot;m&quot;; [.H8]; 1)-1)))+(1000*VALUE(MID([.H8];FIND(&quot;m&quot;; [.H8]; 1)+1;FIND(&quot;.&quot;; [.H8]; 1)-FIND(&quot;m&quot;; [.H8]; 1)-1)))+VALUE(MID([.H8];FIND(&quot;.&quot;; [.H8]; 1)+1;FIND(&quot;s&quot;; [.H8]; 1)-FIND(&quot;.&quot;; [.H8]; 1)-1))" office:value-type="float" office:value="328" calcext:value-type="float">
            <text:p>328</text:p>
          </table:table-cell>
          <table:table-cell table:formula="of:=(60000*VALUE(LEFT([.I8];FIND(&quot;m&quot;; [.I8]; 1)-1)))+(1000*VALUE(MID([.I8];FIND(&quot;m&quot;; [.I8]; 1)+1;FIND(&quot;.&quot;; [.I8]; 1)-FIND(&quot;m&quot;; [.I8]; 1)-1)))+VALUE(MID([.I8];FIND(&quot;.&quot;; [.I8]; 1)+1;FIND(&quot;s&quot;; [.I8]; 1)-FIND(&quot;.&quot;; [.I8]; 1)-1))" office:value-type="float" office:value="329" calcext:value-type="float">
            <text:p>329</text:p>
          </table:table-cell>
          <table:table-cell table:formula="of:=(60000*VALUE(LEFT([.J8];FIND(&quot;m&quot;; [.J8]; 1)-1)))+(1000*VALUE(MID([.J8];FIND(&quot;m&quot;; [.J8]; 1)+1;FIND(&quot;.&quot;; [.J8]; 1)-FIND(&quot;m&quot;; [.J8]; 1)-1)))+VALUE(MID([.J8];FIND(&quot;.&quot;; [.J8]; 1)+1;FIND(&quot;s&quot;; [.J8]; 1)-FIND(&quot;.&quot;; [.J8]; 1)-1))" office:value-type="float" office:value="327" calcext:value-type="float">
            <text:p>327</text:p>
          </table:table-cell>
          <table:table-cell table:formula="of:=(60000*VALUE(LEFT([.K8];FIND(&quot;m&quot;; [.K8]; 1)-1)))+(1000*VALUE(MID([.K8];FIND(&quot;m&quot;; [.K8]; 1)+1;FIND(&quot;.&quot;; [.K8]; 1)-FIND(&quot;m&quot;; [.K8]; 1)-1)))+VALUE(MID([.K8];FIND(&quot;.&quot;; [.K8]; 1)+1;FIND(&quot;s&quot;; [.K8]; 1)-FIND(&quot;.&quot;; [.K8]; 1)-1))" office:value-type="float" office:value="327" calcext:value-type="float">
            <text:p>327</text:p>
          </table:table-cell>
          <table:table-cell table:formula="of:=AVERAGE([.R8:.V8])" office:value-type="float" office:value="330" calcext:value-type="float">
            <text:p>330</text:p>
          </table:table-cell>
          <table:table-cell table:number-columns-repeated="100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0m0.175s</text:p>
          </table:table-cell>
          <table:table-cell office:value-type="string" calcext:value-type="string">
            <text:p>0m0.171s</text:p>
          </table:table-cell>
          <table:table-cell office:value-type="string" calcext:value-type="string">
            <text:p>0m0.174s</text:p>
          </table:table-cell>
          <table:table-cell office:value-type="string" calcext:value-type="string">
            <text:p>0m0.175s</text:p>
          </table:table-cell>
          <table:table-cell office:value-type="string" calcext:value-type="string">
            <text:p>0m0.172s</text:p>
          </table:table-cell>
          <table:table-cell office:value-type="string" calcext:value-type="string">
            <text:p>0m0.506s</text:p>
          </table:table-cell>
          <table:table-cell table:number-columns-repeated="2" office:value-type="string" calcext:value-type="string">
            <text:p>0m0.496s</text:p>
          </table:table-cell>
          <table:table-cell office:value-type="string" calcext:value-type="string">
            <text:p>0m0.495s</text:p>
          </table:table-cell>
          <table:table-cell office:value-type="string" calcext:value-type="string">
            <text:p>0m0.497s</text:p>
          </table:table-cell>
          <table:table-cell table:formula="of:=(60000*VALUE(LEFT([.B9];FIND(&quot;m&quot;; [.B9]; 1)-1)))+(1000*VALUE(MID([.B9];FIND(&quot;m&quot;; [.B9]; 1)+1;FIND(&quot;.&quot;; [.B9]; 1)-FIND(&quot;m&quot;; [.B9]; 1)-1)))+VALUE(MID([.B9];FIND(&quot;.&quot;; [.B9]; 1)+1;FIND(&quot;s&quot;; [.B9]; 1)-FIND(&quot;.&quot;; [.B9]; 1)-1))" office:value-type="float" office:value="175" calcext:value-type="float">
            <text:p>175</text:p>
          </table:table-cell>
          <table:table-cell table:formula="of:=(60000*VALUE(LEFT([.C9];FIND(&quot;m&quot;; [.C9]; 1)-1)))+(1000*VALUE(MID([.C9];FIND(&quot;m&quot;; [.C9]; 1)+1;FIND(&quot;.&quot;; [.C9]; 1)-FIND(&quot;m&quot;; [.C9]; 1)-1)))+VALUE(MID([.C9];FIND(&quot;.&quot;; [.C9]; 1)+1;FIND(&quot;s&quot;; [.C9]; 1)-FIND(&quot;.&quot;; [.C9]; 1)-1))" office:value-type="float" office:value="171" calcext:value-type="float">
            <text:p>171</text:p>
          </table:table-cell>
          <table:table-cell table:formula="of:=(60000*VALUE(LEFT([.D9];FIND(&quot;m&quot;; [.D9]; 1)-1)))+(1000*VALUE(MID([.D9];FIND(&quot;m&quot;; [.D9]; 1)+1;FIND(&quot;.&quot;; [.D9]; 1)-FIND(&quot;m&quot;; [.D9]; 1)-1)))+VALUE(MID([.D9];FIND(&quot;.&quot;; [.D9]; 1)+1;FIND(&quot;s&quot;; [.D9]; 1)-FIND(&quot;.&quot;; [.D9]; 1)-1))" office:value-type="float" office:value="174" calcext:value-type="float">
            <text:p>174</text:p>
          </table:table-cell>
          <table:table-cell table:formula="of:=(60000*VALUE(LEFT([.E9];FIND(&quot;m&quot;; [.E9]; 1)-1)))+(1000*VALUE(MID([.E9];FIND(&quot;m&quot;; [.E9]; 1)+1;FIND(&quot;.&quot;; [.E9]; 1)-FIND(&quot;m&quot;; [.E9]; 1)-1)))+VALUE(MID([.E9];FIND(&quot;.&quot;; [.E9]; 1)+1;FIND(&quot;s&quot;; [.E9]; 1)-FIND(&quot;.&quot;; [.E9]; 1)-1))" office:value-type="float" office:value="175" calcext:value-type="float">
            <text:p>175</text:p>
          </table:table-cell>
          <table:table-cell table:formula="of:=(60000*VALUE(LEFT([.F9];FIND(&quot;m&quot;; [.F9]; 1)-1)))+(1000*VALUE(MID([.F9];FIND(&quot;m&quot;; [.F9]; 1)+1;FIND(&quot;.&quot;; [.F9]; 1)-FIND(&quot;m&quot;; [.F9]; 1)-1)))+VALUE(MID([.F9];FIND(&quot;.&quot;; [.F9]; 1)+1;FIND(&quot;s&quot;; [.F9]; 1)-FIND(&quot;.&quot;; [.F9]; 1)-1))" office:value-type="float" office:value="172" calcext:value-type="float">
            <text:p>172</text:p>
          </table:table-cell>
          <table:table-cell table:formula="of:=AVERAGE([.L9:.P9])" office:value-type="float" office:value="173.4" calcext:value-type="float">
            <text:p>173</text:p>
          </table:table-cell>
          <table:table-cell table:formula="of:=(60000*VALUE(LEFT([.G9];FIND(&quot;m&quot;; [.G9]; 1)-1)))+(1000*VALUE(MID([.G9];FIND(&quot;m&quot;; [.G9]; 1)+1;FIND(&quot;.&quot;; [.G9]; 1)-FIND(&quot;m&quot;; [.G9]; 1)-1)))+VALUE(MID([.G9];FIND(&quot;.&quot;; [.G9]; 1)+1;FIND(&quot;s&quot;; [.G9]; 1)-FIND(&quot;.&quot;; [.G9]; 1)-1))" office:value-type="float" office:value="506" calcext:value-type="float">
            <text:p>506</text:p>
          </table:table-cell>
          <table:table-cell table:formula="of:=(60000*VALUE(LEFT([.H9];FIND(&quot;m&quot;; [.H9]; 1)-1)))+(1000*VALUE(MID([.H9];FIND(&quot;m&quot;; [.H9]; 1)+1;FIND(&quot;.&quot;; [.H9]; 1)-FIND(&quot;m&quot;; [.H9]; 1)-1)))+VALUE(MID([.H9];FIND(&quot;.&quot;; [.H9]; 1)+1;FIND(&quot;s&quot;; [.H9]; 1)-FIND(&quot;.&quot;; [.H9]; 1)-1))" office:value-type="float" office:value="496" calcext:value-type="float">
            <text:p>496</text:p>
          </table:table-cell>
          <table:table-cell table:formula="of:=(60000*VALUE(LEFT([.I9];FIND(&quot;m&quot;; [.I9]; 1)-1)))+(1000*VALUE(MID([.I9];FIND(&quot;m&quot;; [.I9]; 1)+1;FIND(&quot;.&quot;; [.I9]; 1)-FIND(&quot;m&quot;; [.I9]; 1)-1)))+VALUE(MID([.I9];FIND(&quot;.&quot;; [.I9]; 1)+1;FIND(&quot;s&quot;; [.I9]; 1)-FIND(&quot;.&quot;; [.I9]; 1)-1))" office:value-type="float" office:value="496" calcext:value-type="float">
            <text:p>496</text:p>
          </table:table-cell>
          <table:table-cell table:formula="of:=(60000*VALUE(LEFT([.J9];FIND(&quot;m&quot;; [.J9]; 1)-1)))+(1000*VALUE(MID([.J9];FIND(&quot;m&quot;; [.J9]; 1)+1;FIND(&quot;.&quot;; [.J9]; 1)-FIND(&quot;m&quot;; [.J9]; 1)-1)))+VALUE(MID([.J9];FIND(&quot;.&quot;; [.J9]; 1)+1;FIND(&quot;s&quot;; [.J9]; 1)-FIND(&quot;.&quot;; [.J9]; 1)-1))" office:value-type="float" office:value="495" calcext:value-type="float">
            <text:p>495</text:p>
          </table:table-cell>
          <table:table-cell table:formula="of:=(60000*VALUE(LEFT([.K9];FIND(&quot;m&quot;; [.K9]; 1)-1)))+(1000*VALUE(MID([.K9];FIND(&quot;m&quot;; [.K9]; 1)+1;FIND(&quot;.&quot;; [.K9]; 1)-FIND(&quot;m&quot;; [.K9]; 1)-1)))+VALUE(MID([.K9];FIND(&quot;.&quot;; [.K9]; 1)+1;FIND(&quot;s&quot;; [.K9]; 1)-FIND(&quot;.&quot;; [.K9]; 1)-1))" office:value-type="float" office:value="497" calcext:value-type="float">
            <text:p>497</text:p>
          </table:table-cell>
          <table:table-cell table:formula="of:=AVERAGE([.R9:.V9])" office:value-type="float" office:value="498" calcext:value-type="float">
            <text:p>498</text:p>
          </table:table-cell>
          <table:table-cell table:number-columns-repeated="1001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0m0.177s</text:p>
          </table:table-cell>
          <table:table-cell office:value-type="string" calcext:value-type="string">
            <text:p>0m0.183s</text:p>
          </table:table-cell>
          <table:table-cell office:value-type="string" calcext:value-type="string">
            <text:p>0m0.181s</text:p>
          </table:table-cell>
          <table:table-cell office:value-type="string" calcext:value-type="string">
            <text:p>0m0.180s</text:p>
          </table:table-cell>
          <table:table-cell office:value-type="string" calcext:value-type="string">
            <text:p>0m0.737s</text:p>
          </table:table-cell>
          <table:table-cell office:value-type="string" calcext:value-type="string">
            <text:p>0m0.744s</text:p>
          </table:table-cell>
          <table:table-cell table:number-columns-repeated="2" office:value-type="string" calcext:value-type="string">
            <text:p>0m0.731s</text:p>
          </table:table-cell>
          <table:table-cell office:value-type="string" calcext:value-type="string">
            <text:p>0m0.734s</text:p>
          </table:table-cell>
          <table:table-cell table:formula="of:=(60000*VALUE(LEFT([.B10];FIND(&quot;m&quot;; [.B10]; 1)-1)))+(1000*VALUE(MID([.B10];FIND(&quot;m&quot;; [.B10]; 1)+1;FIND(&quot;.&quot;; [.B10]; 1)-FIND(&quot;m&quot;; [.B10]; 1)-1)))+VALUE(MID([.B10];FIND(&quot;.&quot;; [.B10]; 1)+1;FIND(&quot;s&quot;; [.B10]; 1)-FIND(&quot;.&quot;; [.B10]; 1)-1))" office:value-type="float" office:value="177" calcext:value-type="float">
            <text:p>177</text:p>
          </table:table-cell>
          <table:table-cell table:formula="of:=(60000*VALUE(LEFT([.C10];FIND(&quot;m&quot;; [.C10]; 1)-1)))+(1000*VALUE(MID([.C10];FIND(&quot;m&quot;; [.C10]; 1)+1;FIND(&quot;.&quot;; [.C10]; 1)-FIND(&quot;m&quot;; [.C10]; 1)-1)))+VALUE(MID([.C10];FIND(&quot;.&quot;; [.C10]; 1)+1;FIND(&quot;s&quot;; [.C10]; 1)-FIND(&quot;.&quot;; [.C10]; 1)-1))" office:value-type="float" office:value="177" calcext:value-type="float">
            <text:p>177</text:p>
          </table:table-cell>
          <table:table-cell table:formula="of:=(60000*VALUE(LEFT([.D10];FIND(&quot;m&quot;; [.D10]; 1)-1)))+(1000*VALUE(MID([.D10];FIND(&quot;m&quot;; [.D10]; 1)+1;FIND(&quot;.&quot;; [.D10]; 1)-FIND(&quot;m&quot;; [.D10]; 1)-1)))+VALUE(MID([.D10];FIND(&quot;.&quot;; [.D10]; 1)+1;FIND(&quot;s&quot;; [.D10]; 1)-FIND(&quot;.&quot;; [.D10]; 1)-1))" office:value-type="float" office:value="183" calcext:value-type="float">
            <text:p>183</text:p>
          </table:table-cell>
          <table:table-cell table:formula="of:=(60000*VALUE(LEFT([.E10];FIND(&quot;m&quot;; [.E10]; 1)-1)))+(1000*VALUE(MID([.E10];FIND(&quot;m&quot;; [.E10]; 1)+1;FIND(&quot;.&quot;; [.E10]; 1)-FIND(&quot;m&quot;; [.E10]; 1)-1)))+VALUE(MID([.E10];FIND(&quot;.&quot;; [.E10]; 1)+1;FIND(&quot;s&quot;; [.E10]; 1)-FIND(&quot;.&quot;; [.E10]; 1)-1))" office:value-type="float" office:value="181" calcext:value-type="float">
            <text:p>181</text:p>
          </table:table-cell>
          <table:table-cell table:formula="of:=(60000*VALUE(LEFT([.F10];FIND(&quot;m&quot;; [.F10]; 1)-1)))+(1000*VALUE(MID([.F10];FIND(&quot;m&quot;; [.F10]; 1)+1;FIND(&quot;.&quot;; [.F10]; 1)-FIND(&quot;m&quot;; [.F10]; 1)-1)))+VALUE(MID([.F10];FIND(&quot;.&quot;; [.F10]; 1)+1;FIND(&quot;s&quot;; [.F10]; 1)-FIND(&quot;.&quot;; [.F10]; 1)-1))" office:value-type="float" office:value="180" calcext:value-type="float">
            <text:p>180</text:p>
          </table:table-cell>
          <table:table-cell table:formula="of:=AVERAGE([.L10:.P10])" office:value-type="float" office:value="179.6" calcext:value-type="float">
            <text:p>180</text:p>
          </table:table-cell>
          <table:table-cell table:formula="of:=(60000*VALUE(LEFT([.G10];FIND(&quot;m&quot;; [.G10]; 1)-1)))+(1000*VALUE(MID([.G10];FIND(&quot;m&quot;; [.G10]; 1)+1;FIND(&quot;.&quot;; [.G10]; 1)-FIND(&quot;m&quot;; [.G10]; 1)-1)))+VALUE(MID([.G10];FIND(&quot;.&quot;; [.G10]; 1)+1;FIND(&quot;s&quot;; [.G10]; 1)-FIND(&quot;.&quot;; [.G10]; 1)-1))" office:value-type="float" office:value="737" calcext:value-type="float">
            <text:p>737</text:p>
          </table:table-cell>
          <table:table-cell table:formula="of:=(60000*VALUE(LEFT([.H10];FIND(&quot;m&quot;; [.H10]; 1)-1)))+(1000*VALUE(MID([.H10];FIND(&quot;m&quot;; [.H10]; 1)+1;FIND(&quot;.&quot;; [.H10]; 1)-FIND(&quot;m&quot;; [.H10]; 1)-1)))+VALUE(MID([.H10];FIND(&quot;.&quot;; [.H10]; 1)+1;FIND(&quot;s&quot;; [.H10]; 1)-FIND(&quot;.&quot;; [.H10]; 1)-1))" office:value-type="float" office:value="744" calcext:value-type="float">
            <text:p>744</text:p>
          </table:table-cell>
          <table:table-cell table:formula="of:=(60000*VALUE(LEFT([.I10];FIND(&quot;m&quot;; [.I10]; 1)-1)))+(1000*VALUE(MID([.I10];FIND(&quot;m&quot;; [.I10]; 1)+1;FIND(&quot;.&quot;; [.I10]; 1)-FIND(&quot;m&quot;; [.I10]; 1)-1)))+VALUE(MID([.I10];FIND(&quot;.&quot;; [.I10]; 1)+1;FIND(&quot;s&quot;; [.I10]; 1)-FIND(&quot;.&quot;; [.I10]; 1)-1))" office:value-type="float" office:value="731" calcext:value-type="float">
            <text:p>731</text:p>
          </table:table-cell>
          <table:table-cell table:formula="of:=(60000*VALUE(LEFT([.J10];FIND(&quot;m&quot;; [.J10]; 1)-1)))+(1000*VALUE(MID([.J10];FIND(&quot;m&quot;; [.J10]; 1)+1;FIND(&quot;.&quot;; [.J10]; 1)-FIND(&quot;m&quot;; [.J10]; 1)-1)))+VALUE(MID([.J10];FIND(&quot;.&quot;; [.J10]; 1)+1;FIND(&quot;s&quot;; [.J10]; 1)-FIND(&quot;.&quot;; [.J10]; 1)-1))" office:value-type="float" office:value="731" calcext:value-type="float">
            <text:p>731</text:p>
          </table:table-cell>
          <table:table-cell table:formula="of:=(60000*VALUE(LEFT([.K10];FIND(&quot;m&quot;; [.K10]; 1)-1)))+(1000*VALUE(MID([.K10];FIND(&quot;m&quot;; [.K10]; 1)+1;FIND(&quot;.&quot;; [.K10]; 1)-FIND(&quot;m&quot;; [.K10]; 1)-1)))+VALUE(MID([.K10];FIND(&quot;.&quot;; [.K10]; 1)+1;FIND(&quot;s&quot;; [.K10]; 1)-FIND(&quot;.&quot;; [.K10]; 1)-1))" office:value-type="float" office:value="734" calcext:value-type="float">
            <text:p>734</text:p>
          </table:table-cell>
          <table:table-cell table:formula="of:=AVERAGE([.R10:.V10])" office:value-type="float" office:value="735.4" calcext:value-type="float">
            <text:p>735</text:p>
          </table:table-cell>
          <table:table-cell table:number-columns-repeated="1001"/>
        </table:table-row>
        <table:table-row table:style-name="ro2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0m0.181s</text:p>
          </table:table-cell>
          <table:table-cell office:value-type="string" calcext:value-type="string">
            <text:p>0m0.180s</text:p>
          </table:table-cell>
          <table:table-cell office:value-type="string" calcext:value-type="string">
            <text:p>0m0.184s</text:p>
          </table:table-cell>
          <table:table-cell office:value-type="string" calcext:value-type="string">
            <text:p>0m0.179s</text:p>
          </table:table-cell>
          <table:table-cell office:value-type="string" calcext:value-type="string">
            <text:p>0m1.094s</text:p>
          </table:table-cell>
          <table:table-cell office:value-type="string" calcext:value-type="string">
            <text:p>0m1.097s</text:p>
          </table:table-cell>
          <table:table-cell office:value-type="string" calcext:value-type="string">
            <text:p>0m1.098s</text:p>
          </table:table-cell>
          <table:table-cell office:value-type="string" calcext:value-type="string">
            <text:p>0m1.095s</text:p>
          </table:table-cell>
          <table:table-cell office:value-type="string" calcext:value-type="string">
            <text:p>0m1.093s</text:p>
          </table:table-cell>
          <table:table-cell table:formula="of:=(60000*VALUE(LEFT([.B11];FIND(&quot;m&quot;; [.B11]; 1)-1)))+(1000*VALUE(MID([.B11];FIND(&quot;m&quot;; [.B11]; 1)+1;FIND(&quot;.&quot;; [.B11]; 1)-FIND(&quot;m&quot;; [.B11]; 1)-1)))+VALUE(MID([.B11];FIND(&quot;.&quot;; [.B11]; 1)+1;FIND(&quot;s&quot;; [.B11]; 1)-FIND(&quot;.&quot;; [.B11]; 1)-1))" office:value-type="float" office:value="181" calcext:value-type="float">
            <text:p>181</text:p>
          </table:table-cell>
          <table:table-cell table:formula="of:=(60000*VALUE(LEFT([.C11];FIND(&quot;m&quot;; [.C11]; 1)-1)))+(1000*VALUE(MID([.C11];FIND(&quot;m&quot;; [.C11]; 1)+1;FIND(&quot;.&quot;; [.C11]; 1)-FIND(&quot;m&quot;; [.C11]; 1)-1)))+VALUE(MID([.C11];FIND(&quot;.&quot;; [.C11]; 1)+1;FIND(&quot;s&quot;; [.C11]; 1)-FIND(&quot;.&quot;; [.C11]; 1)-1))" office:value-type="float" office:value="181" calcext:value-type="float">
            <text:p>181</text:p>
          </table:table-cell>
          <table:table-cell table:formula="of:=(60000*VALUE(LEFT([.D11];FIND(&quot;m&quot;; [.D11]; 1)-1)))+(1000*VALUE(MID([.D11];FIND(&quot;m&quot;; [.D11]; 1)+1;FIND(&quot;.&quot;; [.D11]; 1)-FIND(&quot;m&quot;; [.D11]; 1)-1)))+VALUE(MID([.D11];FIND(&quot;.&quot;; [.D11]; 1)+1;FIND(&quot;s&quot;; [.D11]; 1)-FIND(&quot;.&quot;; [.D11]; 1)-1))" office:value-type="float" office:value="180" calcext:value-type="float">
            <text:p>180</text:p>
          </table:table-cell>
          <table:table-cell table:formula="of:=(60000*VALUE(LEFT([.E11];FIND(&quot;m&quot;; [.E11]; 1)-1)))+(1000*VALUE(MID([.E11];FIND(&quot;m&quot;; [.E11]; 1)+1;FIND(&quot;.&quot;; [.E11]; 1)-FIND(&quot;m&quot;; [.E11]; 1)-1)))+VALUE(MID([.E11];FIND(&quot;.&quot;; [.E11]; 1)+1;FIND(&quot;s&quot;; [.E11]; 1)-FIND(&quot;.&quot;; [.E11]; 1)-1))" office:value-type="float" office:value="184" calcext:value-type="float">
            <text:p>184</text:p>
          </table:table-cell>
          <table:table-cell table:formula="of:=(60000*VALUE(LEFT([.F11];FIND(&quot;m&quot;; [.F11]; 1)-1)))+(1000*VALUE(MID([.F11];FIND(&quot;m&quot;; [.F11]; 1)+1;FIND(&quot;.&quot;; [.F11]; 1)-FIND(&quot;m&quot;; [.F11]; 1)-1)))+VALUE(MID([.F11];FIND(&quot;.&quot;; [.F11]; 1)+1;FIND(&quot;s&quot;; [.F11]; 1)-FIND(&quot;.&quot;; [.F11]; 1)-1))" office:value-type="float" office:value="179" calcext:value-type="float">
            <text:p>179</text:p>
          </table:table-cell>
          <table:table-cell table:formula="of:=AVERAGE([.L11:.P11])" office:value-type="float" office:value="181" calcext:value-type="float">
            <text:p>181</text:p>
          </table:table-cell>
          <table:table-cell table:formula="of:=(60000*VALUE(LEFT([.G11];FIND(&quot;m&quot;; [.G11]; 1)-1)))+(1000*VALUE(MID([.G11];FIND(&quot;m&quot;; [.G11]; 1)+1;FIND(&quot;.&quot;; [.G11]; 1)-FIND(&quot;m&quot;; [.G11]; 1)-1)))+VALUE(MID([.G11];FIND(&quot;.&quot;; [.G11]; 1)+1;FIND(&quot;s&quot;; [.G11]; 1)-FIND(&quot;.&quot;; [.G11]; 1)-1))" office:value-type="float" office:value="1094" calcext:value-type="float">
            <text:p>1094</text:p>
          </table:table-cell>
          <table:table-cell table:formula="of:=(60000*VALUE(LEFT([.H11];FIND(&quot;m&quot;; [.H11]; 1)-1)))+(1000*VALUE(MID([.H11];FIND(&quot;m&quot;; [.H11]; 1)+1;FIND(&quot;.&quot;; [.H11]; 1)-FIND(&quot;m&quot;; [.H11]; 1)-1)))+VALUE(MID([.H11];FIND(&quot;.&quot;; [.H11]; 1)+1;FIND(&quot;s&quot;; [.H11]; 1)-FIND(&quot;.&quot;; [.H11]; 1)-1))" office:value-type="float" office:value="1097" calcext:value-type="float">
            <text:p>1097</text:p>
          </table:table-cell>
          <table:table-cell table:formula="of:=(60000*VALUE(LEFT([.I11];FIND(&quot;m&quot;; [.I11]; 1)-1)))+(1000*VALUE(MID([.I11];FIND(&quot;m&quot;; [.I11]; 1)+1;FIND(&quot;.&quot;; [.I11]; 1)-FIND(&quot;m&quot;; [.I11]; 1)-1)))+VALUE(MID([.I11];FIND(&quot;.&quot;; [.I11]; 1)+1;FIND(&quot;s&quot;; [.I11]; 1)-FIND(&quot;.&quot;; [.I11]; 1)-1))" office:value-type="float" office:value="1098" calcext:value-type="float">
            <text:p>1098</text:p>
          </table:table-cell>
          <table:table-cell table:formula="of:=(60000*VALUE(LEFT([.J11];FIND(&quot;m&quot;; [.J11]; 1)-1)))+(1000*VALUE(MID([.J11];FIND(&quot;m&quot;; [.J11]; 1)+1;FIND(&quot;.&quot;; [.J11]; 1)-FIND(&quot;m&quot;; [.J11]; 1)-1)))+VALUE(MID([.J11];FIND(&quot;.&quot;; [.J11]; 1)+1;FIND(&quot;s&quot;; [.J11]; 1)-FIND(&quot;.&quot;; [.J11]; 1)-1))" office:value-type="float" office:value="1095" calcext:value-type="float">
            <text:p>1095</text:p>
          </table:table-cell>
          <table:table-cell table:formula="of:=(60000*VALUE(LEFT([.K11];FIND(&quot;m&quot;; [.K11]; 1)-1)))+(1000*VALUE(MID([.K11];FIND(&quot;m&quot;; [.K11]; 1)+1;FIND(&quot;.&quot;; [.K11]; 1)-FIND(&quot;m&quot;; [.K11]; 1)-1)))+VALUE(MID([.K11];FIND(&quot;.&quot;; [.K11]; 1)+1;FIND(&quot;s&quot;; [.K11]; 1)-FIND(&quot;.&quot;; [.K11]; 1)-1))" office:value-type="float" office:value="1093" calcext:value-type="float">
            <text:p>1093</text:p>
          </table:table-cell>
          <table:table-cell table:formula="of:=AVERAGE([.R11:.V11])" office:value-type="float" office:value="1095.4" calcext:value-type="float">
            <text:p>1095</text:p>
          </table:table-cell>
          <table:table-cell table:number-columns-repeated="100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0m0.180s</text:p>
          </table:table-cell>
          <table:table-cell table:number-columns-repeated="2" office:value-type="string" calcext:value-type="string">
            <text:p>0m0.181s</text:p>
          </table:table-cell>
          <table:table-cell office:value-type="string" calcext:value-type="string">
            <text:p>0m0.180s</text:p>
          </table:table-cell>
          <table:table-cell office:value-type="string" calcext:value-type="string">
            <text:p>0m0.184s</text:p>
          </table:table-cell>
          <table:table-cell office:value-type="string" calcext:value-type="string">
            <text:p>0m1.533s</text:p>
          </table:table-cell>
          <table:table-cell office:value-type="string" calcext:value-type="string">
            <text:p>0m1.555s</text:p>
          </table:table-cell>
          <table:table-cell office:value-type="string" calcext:value-type="string">
            <text:p>0m1.525s</text:p>
          </table:table-cell>
          <table:table-cell office:value-type="string" calcext:value-type="string">
            <text:p>0m1.530s</text:p>
          </table:table-cell>
          <table:table-cell office:value-type="string" calcext:value-type="string">
            <text:p>0m1.565s</text:p>
          </table:table-cell>
          <table:table-cell table:formula="of:=(60000*VALUE(LEFT([.B12];FIND(&quot;m&quot;; [.B12]; 1)-1)))+(1000*VALUE(MID([.B12];FIND(&quot;m&quot;; [.B12]; 1)+1;FIND(&quot;.&quot;; [.B12]; 1)-FIND(&quot;m&quot;; [.B12]; 1)-1)))+VALUE(MID([.B12];FIND(&quot;.&quot;; [.B12]; 1)+1;FIND(&quot;s&quot;; [.B12]; 1)-FIND(&quot;.&quot;; [.B12]; 1)-1))" office:value-type="float" office:value="180" calcext:value-type="float">
            <text:p>180</text:p>
          </table:table-cell>
          <table:table-cell table:formula="of:=(60000*VALUE(LEFT([.C12];FIND(&quot;m&quot;; [.C12]; 1)-1)))+(1000*VALUE(MID([.C12];FIND(&quot;m&quot;; [.C12]; 1)+1;FIND(&quot;.&quot;; [.C12]; 1)-FIND(&quot;m&quot;; [.C12]; 1)-1)))+VALUE(MID([.C12];FIND(&quot;.&quot;; [.C12]; 1)+1;FIND(&quot;s&quot;; [.C12]; 1)-FIND(&quot;.&quot;; [.C12]; 1)-1))" office:value-type="float" office:value="181" calcext:value-type="float">
            <text:p>181</text:p>
          </table:table-cell>
          <table:table-cell table:formula="of:=(60000*VALUE(LEFT([.D12];FIND(&quot;m&quot;; [.D12]; 1)-1)))+(1000*VALUE(MID([.D12];FIND(&quot;m&quot;; [.D12]; 1)+1;FIND(&quot;.&quot;; [.D12]; 1)-FIND(&quot;m&quot;; [.D12]; 1)-1)))+VALUE(MID([.D12];FIND(&quot;.&quot;; [.D12]; 1)+1;FIND(&quot;s&quot;; [.D12]; 1)-FIND(&quot;.&quot;; [.D12]; 1)-1))" office:value-type="float" office:value="181" calcext:value-type="float">
            <text:p>181</text:p>
          </table:table-cell>
          <table:table-cell table:formula="of:=(60000*VALUE(LEFT([.E12];FIND(&quot;m&quot;; [.E12]; 1)-1)))+(1000*VALUE(MID([.E12];FIND(&quot;m&quot;; [.E12]; 1)+1;FIND(&quot;.&quot;; [.E12]; 1)-FIND(&quot;m&quot;; [.E12]; 1)-1)))+VALUE(MID([.E12];FIND(&quot;.&quot;; [.E12]; 1)+1;FIND(&quot;s&quot;; [.E12]; 1)-FIND(&quot;.&quot;; [.E12]; 1)-1))" office:value-type="float" office:value="180" calcext:value-type="float">
            <text:p>180</text:p>
          </table:table-cell>
          <table:table-cell table:formula="of:=(60000*VALUE(LEFT([.F12];FIND(&quot;m&quot;; [.F12]; 1)-1)))+(1000*VALUE(MID([.F12];FIND(&quot;m&quot;; [.F12]; 1)+1;FIND(&quot;.&quot;; [.F12]; 1)-FIND(&quot;m&quot;; [.F12]; 1)-1)))+VALUE(MID([.F12];FIND(&quot;.&quot;; [.F12]; 1)+1;FIND(&quot;s&quot;; [.F12]; 1)-FIND(&quot;.&quot;; [.F12]; 1)-1))" office:value-type="float" office:value="184" calcext:value-type="float">
            <text:p>184</text:p>
          </table:table-cell>
          <table:table-cell table:formula="of:=AVERAGE([.L12:.P12])" office:value-type="float" office:value="181.2" calcext:value-type="float">
            <text:p>181</text:p>
          </table:table-cell>
          <table:table-cell table:formula="of:=(60000*VALUE(LEFT([.G12];FIND(&quot;m&quot;; [.G12]; 1)-1)))+(1000*VALUE(MID([.G12];FIND(&quot;m&quot;; [.G12]; 1)+1;FIND(&quot;.&quot;; [.G12]; 1)-FIND(&quot;m&quot;; [.G12]; 1)-1)))+VALUE(MID([.G12];FIND(&quot;.&quot;; [.G12]; 1)+1;FIND(&quot;s&quot;; [.G12]; 1)-FIND(&quot;.&quot;; [.G12]; 1)-1))" office:value-type="float" office:value="1533" calcext:value-type="float">
            <text:p>1533</text:p>
          </table:table-cell>
          <table:table-cell table:formula="of:=(60000*VALUE(LEFT([.H12];FIND(&quot;m&quot;; [.H12]; 1)-1)))+(1000*VALUE(MID([.H12];FIND(&quot;m&quot;; [.H12]; 1)+1;FIND(&quot;.&quot;; [.H12]; 1)-FIND(&quot;m&quot;; [.H12]; 1)-1)))+VALUE(MID([.H12];FIND(&quot;.&quot;; [.H12]; 1)+1;FIND(&quot;s&quot;; [.H12]; 1)-FIND(&quot;.&quot;; [.H12]; 1)-1))" office:value-type="float" office:value="1555" calcext:value-type="float">
            <text:p>1555</text:p>
          </table:table-cell>
          <table:table-cell table:formula="of:=(60000*VALUE(LEFT([.I12];FIND(&quot;m&quot;; [.I12]; 1)-1)))+(1000*VALUE(MID([.I12];FIND(&quot;m&quot;; [.I12]; 1)+1;FIND(&quot;.&quot;; [.I12]; 1)-FIND(&quot;m&quot;; [.I12]; 1)-1)))+VALUE(MID([.I12];FIND(&quot;.&quot;; [.I12]; 1)+1;FIND(&quot;s&quot;; [.I12]; 1)-FIND(&quot;.&quot;; [.I12]; 1)-1))" office:value-type="float" office:value="1525" calcext:value-type="float">
            <text:p>1525</text:p>
          </table:table-cell>
          <table:table-cell table:formula="of:=(60000*VALUE(LEFT([.J12];FIND(&quot;m&quot;; [.J12]; 1)-1)))+(1000*VALUE(MID([.J12];FIND(&quot;m&quot;; [.J12]; 1)+1;FIND(&quot;.&quot;; [.J12]; 1)-FIND(&quot;m&quot;; [.J12]; 1)-1)))+VALUE(MID([.J12];FIND(&quot;.&quot;; [.J12]; 1)+1;FIND(&quot;s&quot;; [.J12]; 1)-FIND(&quot;.&quot;; [.J12]; 1)-1))" office:value-type="float" office:value="1530" calcext:value-type="float">
            <text:p>1530</text:p>
          </table:table-cell>
          <table:table-cell table:formula="of:=(60000*VALUE(LEFT([.K12];FIND(&quot;m&quot;; [.K12]; 1)-1)))+(1000*VALUE(MID([.K12];FIND(&quot;m&quot;; [.K12]; 1)+1;FIND(&quot;.&quot;; [.K12]; 1)-FIND(&quot;m&quot;; [.K12]; 1)-1)))+VALUE(MID([.K12];FIND(&quot;.&quot;; [.K12]; 1)+1;FIND(&quot;s&quot;; [.K12]; 1)-FIND(&quot;.&quot;; [.K12]; 1)-1))" office:value-type="float" office:value="1565" calcext:value-type="float">
            <text:p>1565</text:p>
          </table:table-cell>
          <table:table-cell table:formula="of:=AVERAGE([.R12:.V12])" office:value-type="float" office:value="1541.6" calcext:value-type="float">
            <text:p>1542</text:p>
          </table:table-cell>
          <table:table-cell table:number-columns-repeated="100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0m0.184s</text:p>
          </table:table-cell>
          <table:table-cell office:value-type="string" calcext:value-type="string">
            <text:p>0m0.182s</text:p>
          </table:table-cell>
          <table:table-cell office:value-type="string" calcext:value-type="string">
            <text:p>0m0.187s</text:p>
          </table:table-cell>
          <table:table-cell office:value-type="string" calcext:value-type="string">
            <text:p>0m0.184s</text:p>
          </table:table-cell>
          <table:table-cell office:value-type="string" calcext:value-type="string">
            <text:p>0m0.189s</text:p>
          </table:table-cell>
          <table:table-cell office:value-type="string" calcext:value-type="string">
            <text:p>0m2.142s</text:p>
          </table:table-cell>
          <table:table-cell office:value-type="string" calcext:value-type="string">
            <text:p>0m2.230s</text:p>
          </table:table-cell>
          <table:table-cell office:value-type="string" calcext:value-type="string">
            <text:p>0m2.124s</text:p>
          </table:table-cell>
          <table:table-cell office:value-type="string" calcext:value-type="string">
            <text:p>0m2.190s</text:p>
          </table:table-cell>
          <table:table-cell office:value-type="string" calcext:value-type="string">
            <text:p>0m2.148s</text:p>
          </table:table-cell>
          <table:table-cell table:formula="of:=(60000*VALUE(LEFT([.B13];FIND(&quot;m&quot;; [.B13]; 1)-1)))+(1000*VALUE(MID([.B13];FIND(&quot;m&quot;; [.B13]; 1)+1;FIND(&quot;.&quot;; [.B13]; 1)-FIND(&quot;m&quot;; [.B13]; 1)-1)))+VALUE(MID([.B13];FIND(&quot;.&quot;; [.B13]; 1)+1;FIND(&quot;s&quot;; [.B13]; 1)-FIND(&quot;.&quot;; [.B13]; 1)-1))" office:value-type="float" office:value="184" calcext:value-type="float">
            <text:p>184</text:p>
          </table:table-cell>
          <table:table-cell table:formula="of:=(60000*VALUE(LEFT([.C13];FIND(&quot;m&quot;; [.C13]; 1)-1)))+(1000*VALUE(MID([.C13];FIND(&quot;m&quot;; [.C13]; 1)+1;FIND(&quot;.&quot;; [.C13]; 1)-FIND(&quot;m&quot;; [.C13]; 1)-1)))+VALUE(MID([.C13];FIND(&quot;.&quot;; [.C13]; 1)+1;FIND(&quot;s&quot;; [.C13]; 1)-FIND(&quot;.&quot;; [.C13]; 1)-1))" office:value-type="float" office:value="182" calcext:value-type="float">
            <text:p>182</text:p>
          </table:table-cell>
          <table:table-cell table:formula="of:=(60000*VALUE(LEFT([.D13];FIND(&quot;m&quot;; [.D13]; 1)-1)))+(1000*VALUE(MID([.D13];FIND(&quot;m&quot;; [.D13]; 1)+1;FIND(&quot;.&quot;; [.D13]; 1)-FIND(&quot;m&quot;; [.D13]; 1)-1)))+VALUE(MID([.D13];FIND(&quot;.&quot;; [.D13]; 1)+1;FIND(&quot;s&quot;; [.D13]; 1)-FIND(&quot;.&quot;; [.D13]; 1)-1))" office:value-type="float" office:value="187" calcext:value-type="float">
            <text:p>187</text:p>
          </table:table-cell>
          <table:table-cell table:formula="of:=(60000*VALUE(LEFT([.E13];FIND(&quot;m&quot;; [.E13]; 1)-1)))+(1000*VALUE(MID([.E13];FIND(&quot;m&quot;; [.E13]; 1)+1;FIND(&quot;.&quot;; [.E13]; 1)-FIND(&quot;m&quot;; [.E13]; 1)-1)))+VALUE(MID([.E13];FIND(&quot;.&quot;; [.E13]; 1)+1;FIND(&quot;s&quot;; [.E13]; 1)-FIND(&quot;.&quot;; [.E13]; 1)-1))" office:value-type="float" office:value="184" calcext:value-type="float">
            <text:p>184</text:p>
          </table:table-cell>
          <table:table-cell table:formula="of:=(60000*VALUE(LEFT([.F13];FIND(&quot;m&quot;; [.F13]; 1)-1)))+(1000*VALUE(MID([.F13];FIND(&quot;m&quot;; [.F13]; 1)+1;FIND(&quot;.&quot;; [.F13]; 1)-FIND(&quot;m&quot;; [.F13]; 1)-1)))+VALUE(MID([.F13];FIND(&quot;.&quot;; [.F13]; 1)+1;FIND(&quot;s&quot;; [.F13]; 1)-FIND(&quot;.&quot;; [.F13]; 1)-1))" office:value-type="float" office:value="189" calcext:value-type="float">
            <text:p>189</text:p>
          </table:table-cell>
          <table:table-cell table:formula="of:=AVERAGE([.L13:.P13])" office:value-type="float" office:value="185.2" calcext:value-type="float">
            <text:p>185</text:p>
          </table:table-cell>
          <table:table-cell table:formula="of:=(60000*VALUE(LEFT([.G13];FIND(&quot;m&quot;; [.G13]; 1)-1)))+(1000*VALUE(MID([.G13];FIND(&quot;m&quot;; [.G13]; 1)+1;FIND(&quot;.&quot;; [.G13]; 1)-FIND(&quot;m&quot;; [.G13]; 1)-1)))+VALUE(MID([.G13];FIND(&quot;.&quot;; [.G13]; 1)+1;FIND(&quot;s&quot;; [.G13]; 1)-FIND(&quot;.&quot;; [.G13]; 1)-1))" office:value-type="float" office:value="2142" calcext:value-type="float">
            <text:p>2142</text:p>
          </table:table-cell>
          <table:table-cell table:formula="of:=(60000*VALUE(LEFT([.H13];FIND(&quot;m&quot;; [.H13]; 1)-1)))+(1000*VALUE(MID([.H13];FIND(&quot;m&quot;; [.H13]; 1)+1;FIND(&quot;.&quot;; [.H13]; 1)-FIND(&quot;m&quot;; [.H13]; 1)-1)))+VALUE(MID([.H13];FIND(&quot;.&quot;; [.H13]; 1)+1;FIND(&quot;s&quot;; [.H13]; 1)-FIND(&quot;.&quot;; [.H13]; 1)-1))" office:value-type="float" office:value="2230" calcext:value-type="float">
            <text:p>2230</text:p>
          </table:table-cell>
          <table:table-cell table:formula="of:=(60000*VALUE(LEFT([.I13];FIND(&quot;m&quot;; [.I13]; 1)-1)))+(1000*VALUE(MID([.I13];FIND(&quot;m&quot;; [.I13]; 1)+1;FIND(&quot;.&quot;; [.I13]; 1)-FIND(&quot;m&quot;; [.I13]; 1)-1)))+VALUE(MID([.I13];FIND(&quot;.&quot;; [.I13]; 1)+1;FIND(&quot;s&quot;; [.I13]; 1)-FIND(&quot;.&quot;; [.I13]; 1)-1))" office:value-type="float" office:value="2124" calcext:value-type="float">
            <text:p>2124</text:p>
          </table:table-cell>
          <table:table-cell table:formula="of:=(60000*VALUE(LEFT([.J13];FIND(&quot;m&quot;; [.J13]; 1)-1)))+(1000*VALUE(MID([.J13];FIND(&quot;m&quot;; [.J13]; 1)+1;FIND(&quot;.&quot;; [.J13]; 1)-FIND(&quot;m&quot;; [.J13]; 1)-1)))+VALUE(MID([.J13];FIND(&quot;.&quot;; [.J13]; 1)+1;FIND(&quot;s&quot;; [.J13]; 1)-FIND(&quot;.&quot;; [.J13]; 1)-1))" office:value-type="float" office:value="2190" calcext:value-type="float">
            <text:p>2190</text:p>
          </table:table-cell>
          <table:table-cell table:formula="of:=(60000*VALUE(LEFT([.K13];FIND(&quot;m&quot;; [.K13]; 1)-1)))+(1000*VALUE(MID([.K13];FIND(&quot;m&quot;; [.K13]; 1)+1;FIND(&quot;.&quot;; [.K13]; 1)-FIND(&quot;m&quot;; [.K13]; 1)-1)))+VALUE(MID([.K13];FIND(&quot;.&quot;; [.K13]; 1)+1;FIND(&quot;s&quot;; [.K13]; 1)-FIND(&quot;.&quot;; [.K13]; 1)-1))" office:value-type="float" office:value="2148" calcext:value-type="float">
            <text:p>2148</text:p>
          </table:table-cell>
          <table:table-cell table:formula="of:=AVERAGE([.R13:.V13])" office:value-type="float" office:value="2166.8" calcext:value-type="float">
            <text:p>2167</text:p>
          </table:table-cell>
          <table:table-cell table:number-columns-repeated="100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0m0.184s</text:p>
          </table:table-cell>
          <table:table-cell office:value-type="string" calcext:value-type="string">
            <text:p>0m0.186s</text:p>
          </table:table-cell>
          <table:table-cell table:number-columns-repeated="2" office:value-type="string" calcext:value-type="string">
            <text:p>0m0.188s</text:p>
          </table:table-cell>
          <table:table-cell office:value-type="string" calcext:value-type="string">
            <text:p>0m0.185s</text:p>
          </table:table-cell>
          <table:table-cell office:value-type="string" calcext:value-type="string">
            <text:p>0m2.911s</text:p>
          </table:table-cell>
          <table:table-cell office:value-type="string" calcext:value-type="string">
            <text:p>0m2.815s</text:p>
          </table:table-cell>
          <table:table-cell office:value-type="string" calcext:value-type="string">
            <text:p>0m2.814s</text:p>
          </table:table-cell>
          <table:table-cell office:value-type="string" calcext:value-type="string">
            <text:p>0m2.955s</text:p>
          </table:table-cell>
          <table:table-cell office:value-type="string" calcext:value-type="string">
            <text:p>0m2.908s</text:p>
          </table:table-cell>
          <table:table-cell table:formula="of:=(60000*VALUE(LEFT([.B14];FIND(&quot;m&quot;; [.B14]; 1)-1)))+(1000*VALUE(MID([.B14];FIND(&quot;m&quot;; [.B14]; 1)+1;FIND(&quot;.&quot;; [.B14]; 1)-FIND(&quot;m&quot;; [.B14]; 1)-1)))+VALUE(MID([.B14];FIND(&quot;.&quot;; [.B14]; 1)+1;FIND(&quot;s&quot;; [.B14]; 1)-FIND(&quot;.&quot;; [.B14]; 1)-1))" office:value-type="float" office:value="184" calcext:value-type="float">
            <text:p>184</text:p>
          </table:table-cell>
          <table:table-cell table:formula="of:=(60000*VALUE(LEFT([.C14];FIND(&quot;m&quot;; [.C14]; 1)-1)))+(1000*VALUE(MID([.C14];FIND(&quot;m&quot;; [.C14]; 1)+1;FIND(&quot;.&quot;; [.C14]; 1)-FIND(&quot;m&quot;; [.C14]; 1)-1)))+VALUE(MID([.C14];FIND(&quot;.&quot;; [.C14]; 1)+1;FIND(&quot;s&quot;; [.C14]; 1)-FIND(&quot;.&quot;; [.C14]; 1)-1))" office:value-type="float" office:value="186" calcext:value-type="float">
            <text:p>186</text:p>
          </table:table-cell>
          <table:table-cell table:formula="of:=(60000*VALUE(LEFT([.D14];FIND(&quot;m&quot;; [.D14]; 1)-1)))+(1000*VALUE(MID([.D14];FIND(&quot;m&quot;; [.D14]; 1)+1;FIND(&quot;.&quot;; [.D14]; 1)-FIND(&quot;m&quot;; [.D14]; 1)-1)))+VALUE(MID([.D14];FIND(&quot;.&quot;; [.D14]; 1)+1;FIND(&quot;s&quot;; [.D14]; 1)-FIND(&quot;.&quot;; [.D14]; 1)-1))" office:value-type="float" office:value="188" calcext:value-type="float">
            <text:p>188</text:p>
          </table:table-cell>
          <table:table-cell table:formula="of:=(60000*VALUE(LEFT([.E14];FIND(&quot;m&quot;; [.E14]; 1)-1)))+(1000*VALUE(MID([.E14];FIND(&quot;m&quot;; [.E14]; 1)+1;FIND(&quot;.&quot;; [.E14]; 1)-FIND(&quot;m&quot;; [.E14]; 1)-1)))+VALUE(MID([.E14];FIND(&quot;.&quot;; [.E14]; 1)+1;FIND(&quot;s&quot;; [.E14]; 1)-FIND(&quot;.&quot;; [.E14]; 1)-1))" office:value-type="float" office:value="188" calcext:value-type="float">
            <text:p>188</text:p>
          </table:table-cell>
          <table:table-cell table:formula="of:=(60000*VALUE(LEFT([.F14];FIND(&quot;m&quot;; [.F14]; 1)-1)))+(1000*VALUE(MID([.F14];FIND(&quot;m&quot;; [.F14]; 1)+1;FIND(&quot;.&quot;; [.F14]; 1)-FIND(&quot;m&quot;; [.F14]; 1)-1)))+VALUE(MID([.F14];FIND(&quot;.&quot;; [.F14]; 1)+1;FIND(&quot;s&quot;; [.F14]; 1)-FIND(&quot;.&quot;; [.F14]; 1)-1))" office:value-type="float" office:value="185" calcext:value-type="float">
            <text:p>185</text:p>
          </table:table-cell>
          <table:table-cell table:formula="of:=AVERAGE([.L14:.P14])" office:value-type="float" office:value="186.2" calcext:value-type="float">
            <text:p>186</text:p>
          </table:table-cell>
          <table:table-cell table:formula="of:=(60000*VALUE(LEFT([.G14];FIND(&quot;m&quot;; [.G14]; 1)-1)))+(1000*VALUE(MID([.G14];FIND(&quot;m&quot;; [.G14]; 1)+1;FIND(&quot;.&quot;; [.G14]; 1)-FIND(&quot;m&quot;; [.G14]; 1)-1)))+VALUE(MID([.G14];FIND(&quot;.&quot;; [.G14]; 1)+1;FIND(&quot;s&quot;; [.G14]; 1)-FIND(&quot;.&quot;; [.G14]; 1)-1))" office:value-type="float" office:value="2911" calcext:value-type="float">
            <text:p>2911</text:p>
          </table:table-cell>
          <table:table-cell table:formula="of:=(60000*VALUE(LEFT([.H14];FIND(&quot;m&quot;; [.H14]; 1)-1)))+(1000*VALUE(MID([.H14];FIND(&quot;m&quot;; [.H14]; 1)+1;FIND(&quot;.&quot;; [.H14]; 1)-FIND(&quot;m&quot;; [.H14]; 1)-1)))+VALUE(MID([.H14];FIND(&quot;.&quot;; [.H14]; 1)+1;FIND(&quot;s&quot;; [.H14]; 1)-FIND(&quot;.&quot;; [.H14]; 1)-1))" office:value-type="float" office:value="2815" calcext:value-type="float">
            <text:p>2815</text:p>
          </table:table-cell>
          <table:table-cell table:formula="of:=(60000*VALUE(LEFT([.I14];FIND(&quot;m&quot;; [.I14]; 1)-1)))+(1000*VALUE(MID([.I14];FIND(&quot;m&quot;; [.I14]; 1)+1;FIND(&quot;.&quot;; [.I14]; 1)-FIND(&quot;m&quot;; [.I14]; 1)-1)))+VALUE(MID([.I14];FIND(&quot;.&quot;; [.I14]; 1)+1;FIND(&quot;s&quot;; [.I14]; 1)-FIND(&quot;.&quot;; [.I14]; 1)-1))" office:value-type="float" office:value="2814" calcext:value-type="float">
            <text:p>2814</text:p>
          </table:table-cell>
          <table:table-cell table:formula="of:=(60000*VALUE(LEFT([.J14];FIND(&quot;m&quot;; [.J14]; 1)-1)))+(1000*VALUE(MID([.J14];FIND(&quot;m&quot;; [.J14]; 1)+1;FIND(&quot;.&quot;; [.J14]; 1)-FIND(&quot;m&quot;; [.J14]; 1)-1)))+VALUE(MID([.J14];FIND(&quot;.&quot;; [.J14]; 1)+1;FIND(&quot;s&quot;; [.J14]; 1)-FIND(&quot;.&quot;; [.J14]; 1)-1))" office:value-type="float" office:value="2955" calcext:value-type="float">
            <text:p>2955</text:p>
          </table:table-cell>
          <table:table-cell table:formula="of:=(60000*VALUE(LEFT([.K14];FIND(&quot;m&quot;; [.K14]; 1)-1)))+(1000*VALUE(MID([.K14];FIND(&quot;m&quot;; [.K14]; 1)+1;FIND(&quot;.&quot;; [.K14]; 1)-FIND(&quot;m&quot;; [.K14]; 1)-1)))+VALUE(MID([.K14];FIND(&quot;.&quot;; [.K14]; 1)+1;FIND(&quot;s&quot;; [.K14]; 1)-FIND(&quot;.&quot;; [.K14]; 1)-1))" office:value-type="float" office:value="2908" calcext:value-type="float">
            <text:p>2908</text:p>
          </table:table-cell>
          <table:table-cell table:formula="of:=AVERAGE([.R14:.V14])" office:value-type="float" office:value="2880.6" calcext:value-type="float">
            <text:p>2881</text:p>
          </table:table-cell>
          <table:table-cell table:number-columns-repeated="1001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0m0.208s</text:p>
          </table:table-cell>
          <table:table-cell office:value-type="string" calcext:value-type="string">
            <text:p>0m0.210s</text:p>
          </table:table-cell>
          <table:table-cell office:value-type="string" calcext:value-type="string">
            <text:p>0m0.212s</text:p>
          </table:table-cell>
          <table:table-cell office:value-type="string" calcext:value-type="string">
            <text:p>0m0.210s</text:p>
          </table:table-cell>
          <table:table-cell office:value-type="string" calcext:value-type="string">
            <text:p>0m0.209s</text:p>
          </table:table-cell>
          <table:table-cell office:value-type="string" calcext:value-type="string">
            <text:p>0m3.914s</text:p>
          </table:table-cell>
          <table:table-cell office:value-type="string" calcext:value-type="string">
            <text:p>0m3.796s</text:p>
          </table:table-cell>
          <table:table-cell office:value-type="string" calcext:value-type="string">
            <text:p>0m3.848s</text:p>
          </table:table-cell>
          <table:table-cell office:value-type="string" calcext:value-type="string">
            <text:p>0m3.977s</text:p>
          </table:table-cell>
          <table:table-cell office:value-type="string" calcext:value-type="string">
            <text:p>0m3.982s</text:p>
          </table:table-cell>
          <table:table-cell table:formula="of:=(60000*VALUE(LEFT([.B15];FIND(&quot;m&quot;; [.B15]; 1)-1)))+(1000*VALUE(MID([.B15];FIND(&quot;m&quot;; [.B15]; 1)+1;FIND(&quot;.&quot;; [.B15]; 1)-FIND(&quot;m&quot;; [.B15]; 1)-1)))+VALUE(MID([.B15];FIND(&quot;.&quot;; [.B15]; 1)+1;FIND(&quot;s&quot;; [.B15]; 1)-FIND(&quot;.&quot;; [.B15]; 1)-1))" office:value-type="float" office:value="208" calcext:value-type="float">
            <text:p>208</text:p>
          </table:table-cell>
          <table:table-cell table:formula="of:=(60000*VALUE(LEFT([.C15];FIND(&quot;m&quot;; [.C15]; 1)-1)))+(1000*VALUE(MID([.C15];FIND(&quot;m&quot;; [.C15]; 1)+1;FIND(&quot;.&quot;; [.C15]; 1)-FIND(&quot;m&quot;; [.C15]; 1)-1)))+VALUE(MID([.C15];FIND(&quot;.&quot;; [.C15]; 1)+1;FIND(&quot;s&quot;; [.C15]; 1)-FIND(&quot;.&quot;; [.C15]; 1)-1))" office:value-type="float" office:value="210" calcext:value-type="float">
            <text:p>210</text:p>
          </table:table-cell>
          <table:table-cell table:formula="of:=(60000*VALUE(LEFT([.D15];FIND(&quot;m&quot;; [.D15]; 1)-1)))+(1000*VALUE(MID([.D15];FIND(&quot;m&quot;; [.D15]; 1)+1;FIND(&quot;.&quot;; [.D15]; 1)-FIND(&quot;m&quot;; [.D15]; 1)-1)))+VALUE(MID([.D15];FIND(&quot;.&quot;; [.D15]; 1)+1;FIND(&quot;s&quot;; [.D15]; 1)-FIND(&quot;.&quot;; [.D15]; 1)-1))" office:value-type="float" office:value="212" calcext:value-type="float">
            <text:p>212</text:p>
          </table:table-cell>
          <table:table-cell table:formula="of:=(60000*VALUE(LEFT([.E15];FIND(&quot;m&quot;; [.E15]; 1)-1)))+(1000*VALUE(MID([.E15];FIND(&quot;m&quot;; [.E15]; 1)+1;FIND(&quot;.&quot;; [.E15]; 1)-FIND(&quot;m&quot;; [.E15]; 1)-1)))+VALUE(MID([.E15];FIND(&quot;.&quot;; [.E15]; 1)+1;FIND(&quot;s&quot;; [.E15]; 1)-FIND(&quot;.&quot;; [.E15]; 1)-1))" office:value-type="float" office:value="210" calcext:value-type="float">
            <text:p>210</text:p>
          </table:table-cell>
          <table:table-cell table:formula="of:=(60000*VALUE(LEFT([.F15];FIND(&quot;m&quot;; [.F15]; 1)-1)))+(1000*VALUE(MID([.F15];FIND(&quot;m&quot;; [.F15]; 1)+1;FIND(&quot;.&quot;; [.F15]; 1)-FIND(&quot;m&quot;; [.F15]; 1)-1)))+VALUE(MID([.F15];FIND(&quot;.&quot;; [.F15]; 1)+1;FIND(&quot;s&quot;; [.F15]; 1)-FIND(&quot;.&quot;; [.F15]; 1)-1))" office:value-type="float" office:value="209" calcext:value-type="float">
            <text:p>209</text:p>
          </table:table-cell>
          <table:table-cell table:formula="of:=AVERAGE([.L15:.P15])" office:value-type="float" office:value="209.8" calcext:value-type="float">
            <text:p>210</text:p>
          </table:table-cell>
          <table:table-cell table:formula="of:=(60000*VALUE(LEFT([.G15];FIND(&quot;m&quot;; [.G15]; 1)-1)))+(1000*VALUE(MID([.G15];FIND(&quot;m&quot;; [.G15]; 1)+1;FIND(&quot;.&quot;; [.G15]; 1)-FIND(&quot;m&quot;; [.G15]; 1)-1)))+VALUE(MID([.G15];FIND(&quot;.&quot;; [.G15]; 1)+1;FIND(&quot;s&quot;; [.G15]; 1)-FIND(&quot;.&quot;; [.G15]; 1)-1))" office:value-type="float" office:value="3914" calcext:value-type="float">
            <text:p>3914</text:p>
          </table:table-cell>
          <table:table-cell table:formula="of:=(60000*VALUE(LEFT([.H15];FIND(&quot;m&quot;; [.H15]; 1)-1)))+(1000*VALUE(MID([.H15];FIND(&quot;m&quot;; [.H15]; 1)+1;FIND(&quot;.&quot;; [.H15]; 1)-FIND(&quot;m&quot;; [.H15]; 1)-1)))+VALUE(MID([.H15];FIND(&quot;.&quot;; [.H15]; 1)+1;FIND(&quot;s&quot;; [.H15]; 1)-FIND(&quot;.&quot;; [.H15]; 1)-1))" office:value-type="float" office:value="3796" calcext:value-type="float">
            <text:p>3796</text:p>
          </table:table-cell>
          <table:table-cell table:formula="of:=(60000*VALUE(LEFT([.I15];FIND(&quot;m&quot;; [.I15]; 1)-1)))+(1000*VALUE(MID([.I15];FIND(&quot;m&quot;; [.I15]; 1)+1;FIND(&quot;.&quot;; [.I15]; 1)-FIND(&quot;m&quot;; [.I15]; 1)-1)))+VALUE(MID([.I15];FIND(&quot;.&quot;; [.I15]; 1)+1;FIND(&quot;s&quot;; [.I15]; 1)-FIND(&quot;.&quot;; [.I15]; 1)-1))" office:value-type="float" office:value="3848" calcext:value-type="float">
            <text:p>3848</text:p>
          </table:table-cell>
          <table:table-cell table:formula="of:=(60000*VALUE(LEFT([.J15];FIND(&quot;m&quot;; [.J15]; 1)-1)))+(1000*VALUE(MID([.J15];FIND(&quot;m&quot;; [.J15]; 1)+1;FIND(&quot;.&quot;; [.J15]; 1)-FIND(&quot;m&quot;; [.J15]; 1)-1)))+VALUE(MID([.J15];FIND(&quot;.&quot;; [.J15]; 1)+1;FIND(&quot;s&quot;; [.J15]; 1)-FIND(&quot;.&quot;; [.J15]; 1)-1))" office:value-type="float" office:value="3977" calcext:value-type="float">
            <text:p>3977</text:p>
          </table:table-cell>
          <table:table-cell table:formula="of:=(60000*VALUE(LEFT([.K15];FIND(&quot;m&quot;; [.K15]; 1)-1)))+(1000*VALUE(MID([.K15];FIND(&quot;m&quot;; [.K15]; 1)+1;FIND(&quot;.&quot;; [.K15]; 1)-FIND(&quot;m&quot;; [.K15]; 1)-1)))+VALUE(MID([.K15];FIND(&quot;.&quot;; [.K15]; 1)+1;FIND(&quot;s&quot;; [.K15]; 1)-FIND(&quot;.&quot;; [.K15]; 1)-1))" office:value-type="float" office:value="3982" calcext:value-type="float">
            <text:p>3982</text:p>
          </table:table-cell>
          <table:table-cell table:formula="of:=AVERAGE([.R15:.V15])" office:value-type="float" office:value="3903.4" calcext:value-type="float">
            <text:p>3903</text:p>
          </table:table-cell>
          <table:table-cell table:number-columns-repeated="100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0m0.216s</text:p>
          </table:table-cell>
          <table:table-cell office:value-type="string" calcext:value-type="string">
            <text:p>0m0.213s</text:p>
          </table:table-cell>
          <table:table-cell office:value-type="string" calcext:value-type="string">
            <text:p>0m0.209s</text:p>
          </table:table-cell>
          <table:table-cell office:value-type="string" calcext:value-type="string">
            <text:p>0m0.210s</text:p>
          </table:table-cell>
          <table:table-cell office:value-type="string" calcext:value-type="string">
            <text:p>0m0.213s</text:p>
          </table:table-cell>
          <table:table-cell office:value-type="string" calcext:value-type="string">
            <text:p>0m5.128s</text:p>
          </table:table-cell>
          <table:table-cell office:value-type="string" calcext:value-type="string">
            <text:p>0m5.219s</text:p>
          </table:table-cell>
          <table:table-cell office:value-type="string" calcext:value-type="string">
            <text:p>0m4.928s</text:p>
          </table:table-cell>
          <table:table-cell office:value-type="string" calcext:value-type="string">
            <text:p>0m5.127s</text:p>
          </table:table-cell>
          <table:table-cell office:value-type="string" calcext:value-type="string">
            <text:p>0m5.044s</text:p>
          </table:table-cell>
          <table:table-cell table:formula="of:=(60000*VALUE(LEFT([.B16];FIND(&quot;m&quot;; [.B16]; 1)-1)))+(1000*VALUE(MID([.B16];FIND(&quot;m&quot;; [.B16]; 1)+1;FIND(&quot;.&quot;; [.B16]; 1)-FIND(&quot;m&quot;; [.B16]; 1)-1)))+VALUE(MID([.B16];FIND(&quot;.&quot;; [.B16]; 1)+1;FIND(&quot;s&quot;; [.B16]; 1)-FIND(&quot;.&quot;; [.B16]; 1)-1))" office:value-type="float" office:value="216" calcext:value-type="float">
            <text:p>216</text:p>
          </table:table-cell>
          <table:table-cell table:formula="of:=(60000*VALUE(LEFT([.C16];FIND(&quot;m&quot;; [.C16]; 1)-1)))+(1000*VALUE(MID([.C16];FIND(&quot;m&quot;; [.C16]; 1)+1;FIND(&quot;.&quot;; [.C16]; 1)-FIND(&quot;m&quot;; [.C16]; 1)-1)))+VALUE(MID([.C16];FIND(&quot;.&quot;; [.C16]; 1)+1;FIND(&quot;s&quot;; [.C16]; 1)-FIND(&quot;.&quot;; [.C16]; 1)-1))" office:value-type="float" office:value="213" calcext:value-type="float">
            <text:p>213</text:p>
          </table:table-cell>
          <table:table-cell table:formula="of:=(60000*VALUE(LEFT([.D16];FIND(&quot;m&quot;; [.D16]; 1)-1)))+(1000*VALUE(MID([.D16];FIND(&quot;m&quot;; [.D16]; 1)+1;FIND(&quot;.&quot;; [.D16]; 1)-FIND(&quot;m&quot;; [.D16]; 1)-1)))+VALUE(MID([.D16];FIND(&quot;.&quot;; [.D16]; 1)+1;FIND(&quot;s&quot;; [.D16]; 1)-FIND(&quot;.&quot;; [.D16]; 1)-1))" office:value-type="float" office:value="209" calcext:value-type="float">
            <text:p>209</text:p>
          </table:table-cell>
          <table:table-cell table:formula="of:=(60000*VALUE(LEFT([.E16];FIND(&quot;m&quot;; [.E16]; 1)-1)))+(1000*VALUE(MID([.E16];FIND(&quot;m&quot;; [.E16]; 1)+1;FIND(&quot;.&quot;; [.E16]; 1)-FIND(&quot;m&quot;; [.E16]; 1)-1)))+VALUE(MID([.E16];FIND(&quot;.&quot;; [.E16]; 1)+1;FIND(&quot;s&quot;; [.E16]; 1)-FIND(&quot;.&quot;; [.E16]; 1)-1))" office:value-type="float" office:value="210" calcext:value-type="float">
            <text:p>210</text:p>
          </table:table-cell>
          <table:table-cell table:formula="of:=(60000*VALUE(LEFT([.F16];FIND(&quot;m&quot;; [.F16]; 1)-1)))+(1000*VALUE(MID([.F16];FIND(&quot;m&quot;; [.F16]; 1)+1;FIND(&quot;.&quot;; [.F16]; 1)-FIND(&quot;m&quot;; [.F16]; 1)-1)))+VALUE(MID([.F16];FIND(&quot;.&quot;; [.F16]; 1)+1;FIND(&quot;s&quot;; [.F16]; 1)-FIND(&quot;.&quot;; [.F16]; 1)-1))" office:value-type="float" office:value="213" calcext:value-type="float">
            <text:p>213</text:p>
          </table:table-cell>
          <table:table-cell table:formula="of:=AVERAGE([.L16:.P16])" office:value-type="float" office:value="212.2" calcext:value-type="float">
            <text:p>212</text:p>
          </table:table-cell>
          <table:table-cell table:formula="of:=(60000*VALUE(LEFT([.G16];FIND(&quot;m&quot;; [.G16]; 1)-1)))+(1000*VALUE(MID([.G16];FIND(&quot;m&quot;; [.G16]; 1)+1;FIND(&quot;.&quot;; [.G16]; 1)-FIND(&quot;m&quot;; [.G16]; 1)-1)))+VALUE(MID([.G16];FIND(&quot;.&quot;; [.G16]; 1)+1;FIND(&quot;s&quot;; [.G16]; 1)-FIND(&quot;.&quot;; [.G16]; 1)-1))" office:value-type="float" office:value="5128" calcext:value-type="float">
            <text:p>5128</text:p>
          </table:table-cell>
          <table:table-cell table:formula="of:=(60000*VALUE(LEFT([.H16];FIND(&quot;m&quot;; [.H16]; 1)-1)))+(1000*VALUE(MID([.H16];FIND(&quot;m&quot;; [.H16]; 1)+1;FIND(&quot;.&quot;; [.H16]; 1)-FIND(&quot;m&quot;; [.H16]; 1)-1)))+VALUE(MID([.H16];FIND(&quot;.&quot;; [.H16]; 1)+1;FIND(&quot;s&quot;; [.H16]; 1)-FIND(&quot;.&quot;; [.H16]; 1)-1))" office:value-type="float" office:value="5219" calcext:value-type="float">
            <text:p>5219</text:p>
          </table:table-cell>
          <table:table-cell table:formula="of:=(60000*VALUE(LEFT([.I16];FIND(&quot;m&quot;; [.I16]; 1)-1)))+(1000*VALUE(MID([.I16];FIND(&quot;m&quot;; [.I16]; 1)+1;FIND(&quot;.&quot;; [.I16]; 1)-FIND(&quot;m&quot;; [.I16]; 1)-1)))+VALUE(MID([.I16];FIND(&quot;.&quot;; [.I16]; 1)+1;FIND(&quot;s&quot;; [.I16]; 1)-FIND(&quot;.&quot;; [.I16]; 1)-1))" office:value-type="float" office:value="4928" calcext:value-type="float">
            <text:p>4928</text:p>
          </table:table-cell>
          <table:table-cell table:formula="of:=(60000*VALUE(LEFT([.J16];FIND(&quot;m&quot;; [.J16]; 1)-1)))+(1000*VALUE(MID([.J16];FIND(&quot;m&quot;; [.J16]; 1)+1;FIND(&quot;.&quot;; [.J16]; 1)-FIND(&quot;m&quot;; [.J16]; 1)-1)))+VALUE(MID([.J16];FIND(&quot;.&quot;; [.J16]; 1)+1;FIND(&quot;s&quot;; [.J16]; 1)-FIND(&quot;.&quot;; [.J16]; 1)-1))" office:value-type="float" office:value="5127" calcext:value-type="float">
            <text:p>5127</text:p>
          </table:table-cell>
          <table:table-cell table:formula="of:=(60000*VALUE(LEFT([.K16];FIND(&quot;m&quot;; [.K16]; 1)-1)))+(1000*VALUE(MID([.K16];FIND(&quot;m&quot;; [.K16]; 1)+1;FIND(&quot;.&quot;; [.K16]; 1)-FIND(&quot;m&quot;; [.K16]; 1)-1)))+VALUE(MID([.K16];FIND(&quot;.&quot;; [.K16]; 1)+1;FIND(&quot;s&quot;; [.K16]; 1)-FIND(&quot;.&quot;; [.K16]; 1)-1))" office:value-type="float" office:value="5044" calcext:value-type="float">
            <text:p>5044</text:p>
          </table:table-cell>
          <table:table-cell table:formula="of:=AVERAGE([.R16:.V16])" office:value-type="float" office:value="5089.2" calcext:value-type="float">
            <text:p>5089</text:p>
          </table:table-cell>
          <table:table-cell table:number-columns-repeated="100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0m0.217s</text:p>
          </table:table-cell>
          <table:table-cell office:value-type="string" calcext:value-type="string">
            <text:p>0m0.223s</text:p>
          </table:table-cell>
          <table:table-cell office:value-type="string" calcext:value-type="string">
            <text:p>0m0.216s</text:p>
          </table:table-cell>
          <table:table-cell office:value-type="string" calcext:value-type="string">
            <text:p>0m0.224s</text:p>
          </table:table-cell>
          <table:table-cell office:value-type="string" calcext:value-type="string">
            <text:p>0m0.215s</text:p>
          </table:table-cell>
          <table:table-cell office:value-type="string" calcext:value-type="string">
            <text:p>0m7.328s</text:p>
          </table:table-cell>
          <table:table-cell office:value-type="string" calcext:value-type="string">
            <text:p>0m6.861s</text:p>
          </table:table-cell>
          <table:table-cell office:value-type="string" calcext:value-type="string">
            <text:p>0m7.083s</text:p>
          </table:table-cell>
          <table:table-cell office:value-type="string" calcext:value-type="string">
            <text:p>0m6.849s</text:p>
          </table:table-cell>
          <table:table-cell office:value-type="string" calcext:value-type="string">
            <text:p>0m7.038s</text:p>
          </table:table-cell>
          <table:table-cell table:formula="of:=(60000*VALUE(LEFT([.B17];FIND(&quot;m&quot;; [.B17]; 1)-1)))+(1000*VALUE(MID([.B17];FIND(&quot;m&quot;; [.B17]; 1)+1;FIND(&quot;.&quot;; [.B17]; 1)-FIND(&quot;m&quot;; [.B17]; 1)-1)))+VALUE(MID([.B17];FIND(&quot;.&quot;; [.B17]; 1)+1;FIND(&quot;s&quot;; [.B17]; 1)-FIND(&quot;.&quot;; [.B17]; 1)-1))" office:value-type="float" office:value="217" calcext:value-type="float">
            <text:p>217</text:p>
          </table:table-cell>
          <table:table-cell table:formula="of:=(60000*VALUE(LEFT([.C17];FIND(&quot;m&quot;; [.C17]; 1)-1)))+(1000*VALUE(MID([.C17];FIND(&quot;m&quot;; [.C17]; 1)+1;FIND(&quot;.&quot;; [.C17]; 1)-FIND(&quot;m&quot;; [.C17]; 1)-1)))+VALUE(MID([.C17];FIND(&quot;.&quot;; [.C17]; 1)+1;FIND(&quot;s&quot;; [.C17]; 1)-FIND(&quot;.&quot;; [.C17]; 1)-1))" office:value-type="float" office:value="223" calcext:value-type="float">
            <text:p>223</text:p>
          </table:table-cell>
          <table:table-cell table:formula="of:=(60000*VALUE(LEFT([.D17];FIND(&quot;m&quot;; [.D17]; 1)-1)))+(1000*VALUE(MID([.D17];FIND(&quot;m&quot;; [.D17]; 1)+1;FIND(&quot;.&quot;; [.D17]; 1)-FIND(&quot;m&quot;; [.D17]; 1)-1)))+VALUE(MID([.D17];FIND(&quot;.&quot;; [.D17]; 1)+1;FIND(&quot;s&quot;; [.D17]; 1)-FIND(&quot;.&quot;; [.D17]; 1)-1))" office:value-type="float" office:value="216" calcext:value-type="float">
            <text:p>216</text:p>
          </table:table-cell>
          <table:table-cell table:formula="of:=(60000*VALUE(LEFT([.E17];FIND(&quot;m&quot;; [.E17]; 1)-1)))+(1000*VALUE(MID([.E17];FIND(&quot;m&quot;; [.E17]; 1)+1;FIND(&quot;.&quot;; [.E17]; 1)-FIND(&quot;m&quot;; [.E17]; 1)-1)))+VALUE(MID([.E17];FIND(&quot;.&quot;; [.E17]; 1)+1;FIND(&quot;s&quot;; [.E17]; 1)-FIND(&quot;.&quot;; [.E17]; 1)-1))" office:value-type="float" office:value="224" calcext:value-type="float">
            <text:p>224</text:p>
          </table:table-cell>
          <table:table-cell table:formula="of:=(60000*VALUE(LEFT([.F17];FIND(&quot;m&quot;; [.F17]; 1)-1)))+(1000*VALUE(MID([.F17];FIND(&quot;m&quot;; [.F17]; 1)+1;FIND(&quot;.&quot;; [.F17]; 1)-FIND(&quot;m&quot;; [.F17]; 1)-1)))+VALUE(MID([.F17];FIND(&quot;.&quot;; [.F17]; 1)+1;FIND(&quot;s&quot;; [.F17]; 1)-FIND(&quot;.&quot;; [.F17]; 1)-1))" office:value-type="float" office:value="215" calcext:value-type="float">
            <text:p>215</text:p>
          </table:table-cell>
          <table:table-cell table:formula="of:=AVERAGE([.L17:.P17])" office:value-type="float" office:value="219" calcext:value-type="float">
            <text:p>219</text:p>
          </table:table-cell>
          <table:table-cell table:formula="of:=(60000*VALUE(LEFT([.G17];FIND(&quot;m&quot;; [.G17]; 1)-1)))+(1000*VALUE(MID([.G17];FIND(&quot;m&quot;; [.G17]; 1)+1;FIND(&quot;.&quot;; [.G17]; 1)-FIND(&quot;m&quot;; [.G17]; 1)-1)))+VALUE(MID([.G17];FIND(&quot;.&quot;; [.G17]; 1)+1;FIND(&quot;s&quot;; [.G17]; 1)-FIND(&quot;.&quot;; [.G17]; 1)-1))" office:value-type="float" office:value="7328" calcext:value-type="float">
            <text:p>7328</text:p>
          </table:table-cell>
          <table:table-cell table:formula="of:=(60000*VALUE(LEFT([.H17];FIND(&quot;m&quot;; [.H17]; 1)-1)))+(1000*VALUE(MID([.H17];FIND(&quot;m&quot;; [.H17]; 1)+1;FIND(&quot;.&quot;; [.H17]; 1)-FIND(&quot;m&quot;; [.H17]; 1)-1)))+VALUE(MID([.H17];FIND(&quot;.&quot;; [.H17]; 1)+1;FIND(&quot;s&quot;; [.H17]; 1)-FIND(&quot;.&quot;; [.H17]; 1)-1))" office:value-type="float" office:value="6861" calcext:value-type="float">
            <text:p>6861</text:p>
          </table:table-cell>
          <table:table-cell table:formula="of:=(60000*VALUE(LEFT([.I17];FIND(&quot;m&quot;; [.I17]; 1)-1)))+(1000*VALUE(MID([.I17];FIND(&quot;m&quot;; [.I17]; 1)+1;FIND(&quot;.&quot;; [.I17]; 1)-FIND(&quot;m&quot;; [.I17]; 1)-1)))+VALUE(MID([.I17];FIND(&quot;.&quot;; [.I17]; 1)+1;FIND(&quot;s&quot;; [.I17]; 1)-FIND(&quot;.&quot;; [.I17]; 1)-1))" office:value-type="float" office:value="7083" calcext:value-type="float">
            <text:p>7083</text:p>
          </table:table-cell>
          <table:table-cell table:formula="of:=(60000*VALUE(LEFT([.J17];FIND(&quot;m&quot;; [.J17]; 1)-1)))+(1000*VALUE(MID([.J17];FIND(&quot;m&quot;; [.J17]; 1)+1;FIND(&quot;.&quot;; [.J17]; 1)-FIND(&quot;m&quot;; [.J17]; 1)-1)))+VALUE(MID([.J17];FIND(&quot;.&quot;; [.J17]; 1)+1;FIND(&quot;s&quot;; [.J17]; 1)-FIND(&quot;.&quot;; [.J17]; 1)-1))" office:value-type="float" office:value="6849" calcext:value-type="float">
            <text:p>6849</text:p>
          </table:table-cell>
          <table:table-cell table:formula="of:=(60000*VALUE(LEFT([.K17];FIND(&quot;m&quot;; [.K17]; 1)-1)))+(1000*VALUE(MID([.K17];FIND(&quot;m&quot;; [.K17]; 1)+1;FIND(&quot;.&quot;; [.K17]; 1)-FIND(&quot;m&quot;; [.K17]; 1)-1)))+VALUE(MID([.K17];FIND(&quot;.&quot;; [.K17]; 1)+1;FIND(&quot;s&quot;; [.K17]; 1)-FIND(&quot;.&quot;; [.K17]; 1)-1))" office:value-type="float" office:value="7038" calcext:value-type="float">
            <text:p>7038</text:p>
          </table:table-cell>
          <table:table-cell table:formula="of:=AVERAGE([.R17:.V17])" office:value-type="float" office:value="7031.8" calcext:value-type="float">
            <text:p>7032</text:p>
          </table:table-cell>
          <table:table-cell table:number-columns-repeated="100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0m0.215s</text:p>
          </table:table-cell>
          <table:table-cell office:value-type="string" calcext:value-type="string">
            <text:p>0m0.217s</text:p>
          </table:table-cell>
          <table:table-cell office:value-type="string" calcext:value-type="string">
            <text:p>0m0.219s</text:p>
          </table:table-cell>
          <table:table-cell office:value-type="string" calcext:value-type="string">
            <text:p>0m0.224s</text:p>
          </table:table-cell>
          <table:table-cell office:value-type="string" calcext:value-type="string">
            <text:p>0m0.218s</text:p>
          </table:table-cell>
          <table:table-cell office:value-type="string" calcext:value-type="string">
            <text:p>0m9.925s</text:p>
          </table:table-cell>
          <table:table-cell office:value-type="string" calcext:value-type="string">
            <text:p>0m8.858s</text:p>
          </table:table-cell>
          <table:table-cell office:value-type="string" calcext:value-type="string">
            <text:p>0m8.692s</text:p>
          </table:table-cell>
          <table:table-cell office:value-type="string" calcext:value-type="string">
            <text:p>0m8.885s</text:p>
          </table:table-cell>
          <table:table-cell office:value-type="string" calcext:value-type="string">
            <text:p>0m9.045s</text:p>
          </table:table-cell>
          <table:table-cell table:formula="of:=(60000*VALUE(LEFT([.B18];FIND(&quot;m&quot;; [.B18]; 1)-1)))+(1000*VALUE(MID([.B18];FIND(&quot;m&quot;; [.B18]; 1)+1;FIND(&quot;.&quot;; [.B18]; 1)-FIND(&quot;m&quot;; [.B18]; 1)-1)))+VALUE(MID([.B18];FIND(&quot;.&quot;; [.B18]; 1)+1;FIND(&quot;s&quot;; [.B18]; 1)-FIND(&quot;.&quot;; [.B18]; 1)-1))" office:value-type="float" office:value="215" calcext:value-type="float">
            <text:p>215</text:p>
          </table:table-cell>
          <table:table-cell table:formula="of:=(60000*VALUE(LEFT([.C18];FIND(&quot;m&quot;; [.C18]; 1)-1)))+(1000*VALUE(MID([.C18];FIND(&quot;m&quot;; [.C18]; 1)+1;FIND(&quot;.&quot;; [.C18]; 1)-FIND(&quot;m&quot;; [.C18]; 1)-1)))+VALUE(MID([.C18];FIND(&quot;.&quot;; [.C18]; 1)+1;FIND(&quot;s&quot;; [.C18]; 1)-FIND(&quot;.&quot;; [.C18]; 1)-1))" office:value-type="float" office:value="217" calcext:value-type="float">
            <text:p>217</text:p>
          </table:table-cell>
          <table:table-cell table:formula="of:=(60000*VALUE(LEFT([.D18];FIND(&quot;m&quot;; [.D18]; 1)-1)))+(1000*VALUE(MID([.D18];FIND(&quot;m&quot;; [.D18]; 1)+1;FIND(&quot;.&quot;; [.D18]; 1)-FIND(&quot;m&quot;; [.D18]; 1)-1)))+VALUE(MID([.D18];FIND(&quot;.&quot;; [.D18]; 1)+1;FIND(&quot;s&quot;; [.D18]; 1)-FIND(&quot;.&quot;; [.D18]; 1)-1))" office:value-type="float" office:value="219" calcext:value-type="float">
            <text:p>219</text:p>
          </table:table-cell>
          <table:table-cell table:formula="of:=(60000*VALUE(LEFT([.E18];FIND(&quot;m&quot;; [.E18]; 1)-1)))+(1000*VALUE(MID([.E18];FIND(&quot;m&quot;; [.E18]; 1)+1;FIND(&quot;.&quot;; [.E18]; 1)-FIND(&quot;m&quot;; [.E18]; 1)-1)))+VALUE(MID([.E18];FIND(&quot;.&quot;; [.E18]; 1)+1;FIND(&quot;s&quot;; [.E18]; 1)-FIND(&quot;.&quot;; [.E18]; 1)-1))" office:value-type="float" office:value="224" calcext:value-type="float">
            <text:p>224</text:p>
          </table:table-cell>
          <table:table-cell table:formula="of:=(60000*VALUE(LEFT([.F18];FIND(&quot;m&quot;; [.F18]; 1)-1)))+(1000*VALUE(MID([.F18];FIND(&quot;m&quot;; [.F18]; 1)+1;FIND(&quot;.&quot;; [.F18]; 1)-FIND(&quot;m&quot;; [.F18]; 1)-1)))+VALUE(MID([.F18];FIND(&quot;.&quot;; [.F18]; 1)+1;FIND(&quot;s&quot;; [.F18]; 1)-FIND(&quot;.&quot;; [.F18]; 1)-1))" office:value-type="float" office:value="218" calcext:value-type="float">
            <text:p>218</text:p>
          </table:table-cell>
          <table:table-cell table:formula="of:=AVERAGE([.L18:.P18])" office:value-type="float" office:value="218.6" calcext:value-type="float">
            <text:p>219</text:p>
          </table:table-cell>
          <table:table-cell table:formula="of:=(60000*VALUE(LEFT([.G18];FIND(&quot;m&quot;; [.G18]; 1)-1)))+(1000*VALUE(MID([.G18];FIND(&quot;m&quot;; [.G18]; 1)+1;FIND(&quot;.&quot;; [.G18]; 1)-FIND(&quot;m&quot;; [.G18]; 1)-1)))+VALUE(MID([.G18];FIND(&quot;.&quot;; [.G18]; 1)+1;FIND(&quot;s&quot;; [.G18]; 1)-FIND(&quot;.&quot;; [.G18]; 1)-1))" office:value-type="float" office:value="9925" calcext:value-type="float">
            <text:p>9925</text:p>
          </table:table-cell>
          <table:table-cell table:formula="of:=(60000*VALUE(LEFT([.H18];FIND(&quot;m&quot;; [.H18]; 1)-1)))+(1000*VALUE(MID([.H18];FIND(&quot;m&quot;; [.H18]; 1)+1;FIND(&quot;.&quot;; [.H18]; 1)-FIND(&quot;m&quot;; [.H18]; 1)-1)))+VALUE(MID([.H18];FIND(&quot;.&quot;; [.H18]; 1)+1;FIND(&quot;s&quot;; [.H18]; 1)-FIND(&quot;.&quot;; [.H18]; 1)-1))" office:value-type="float" office:value="8858" calcext:value-type="float">
            <text:p>8858</text:p>
          </table:table-cell>
          <table:table-cell table:formula="of:=(60000*VALUE(LEFT([.I18];FIND(&quot;m&quot;; [.I18]; 1)-1)))+(1000*VALUE(MID([.I18];FIND(&quot;m&quot;; [.I18]; 1)+1;FIND(&quot;.&quot;; [.I18]; 1)-FIND(&quot;m&quot;; [.I18]; 1)-1)))+VALUE(MID([.I18];FIND(&quot;.&quot;; [.I18]; 1)+1;FIND(&quot;s&quot;; [.I18]; 1)-FIND(&quot;.&quot;; [.I18]; 1)-1))" office:value-type="float" office:value="8692" calcext:value-type="float">
            <text:p>8692</text:p>
          </table:table-cell>
          <table:table-cell table:formula="of:=(60000*VALUE(LEFT([.J18];FIND(&quot;m&quot;; [.J18]; 1)-1)))+(1000*VALUE(MID([.J18];FIND(&quot;m&quot;; [.J18]; 1)+1;FIND(&quot;.&quot;; [.J18]; 1)-FIND(&quot;m&quot;; [.J18]; 1)-1)))+VALUE(MID([.J18];FIND(&quot;.&quot;; [.J18]; 1)+1;FIND(&quot;s&quot;; [.J18]; 1)-FIND(&quot;.&quot;; [.J18]; 1)-1))" office:value-type="float" office:value="8885" calcext:value-type="float">
            <text:p>8885</text:p>
          </table:table-cell>
          <table:table-cell table:formula="of:=(60000*VALUE(LEFT([.K18];FIND(&quot;m&quot;; [.K18]; 1)-1)))+(1000*VALUE(MID([.K18];FIND(&quot;m&quot;; [.K18]; 1)+1;FIND(&quot;.&quot;; [.K18]; 1)-FIND(&quot;m&quot;; [.K18]; 1)-1)))+VALUE(MID([.K18];FIND(&quot;.&quot;; [.K18]; 1)+1;FIND(&quot;s&quot;; [.K18]; 1)-FIND(&quot;.&quot;; [.K18]; 1)-1))" office:value-type="float" office:value="9045" calcext:value-type="float">
            <text:p>9045</text:p>
          </table:table-cell>
          <table:table-cell table:formula="of:=AVERAGE([.R18:.V18])" office:value-type="float" office:value="9081" calcext:value-type="float">
            <text:p>9081</text:p>
          </table:table-cell>
          <table:table-cell table:number-columns-repeated="1001"/>
        </table:table-row>
        <table:table-row table:style-name="ro2">
          <table:table-cell office:value-type="float" office:value="375" calcext:value-type="float">
            <text:p>375</text:p>
          </table:table-cell>
          <table:table-cell table:number-columns-repeated="2" office:value-type="string" calcext:value-type="string">
            <text:p>0m0.220s</text:p>
          </table:table-cell>
          <table:table-cell office:value-type="string" calcext:value-type="string">
            <text:p>0m0.221s</text:p>
          </table:table-cell>
          <table:table-cell office:value-type="string" calcext:value-type="string">
            <text:p>0m0.227s</text:p>
          </table:table-cell>
          <table:table-cell office:value-type="string" calcext:value-type="string">
            <text:p>0m0.221s</text:p>
          </table:table-cell>
          <table:table-cell office:value-type="string" calcext:value-type="string">
            <text:p>0m13.213s</text:p>
          </table:table-cell>
          <table:table-cell office:value-type="string" calcext:value-type="string">
            <text:p>0m13.344s</text:p>
          </table:table-cell>
          <table:table-cell office:value-type="string" calcext:value-type="string">
            <text:p>0m13.591s</text:p>
          </table:table-cell>
          <table:table-cell office:value-type="string" calcext:value-type="string">
            <text:p>0m13.631s</text:p>
          </table:table-cell>
          <table:table-cell office:value-type="string" calcext:value-type="string">
            <text:p>0m13.300s</text:p>
          </table:table-cell>
          <table:table-cell table:formula="of:=(60000*VALUE(LEFT([.B19];FIND(&quot;m&quot;; [.B19]; 1)-1)))+(1000*VALUE(MID([.B19];FIND(&quot;m&quot;; [.B19]; 1)+1;FIND(&quot;.&quot;; [.B19]; 1)-FIND(&quot;m&quot;; [.B19]; 1)-1)))+VALUE(MID([.B19];FIND(&quot;.&quot;; [.B19]; 1)+1;FIND(&quot;s&quot;; [.B19]; 1)-FIND(&quot;.&quot;; [.B19]; 1)-1))" office:value-type="float" office:value="220" calcext:value-type="float">
            <text:p>220</text:p>
          </table:table-cell>
          <table:table-cell table:formula="of:=(60000*VALUE(LEFT([.C19];FIND(&quot;m&quot;; [.C19]; 1)-1)))+(1000*VALUE(MID([.C19];FIND(&quot;m&quot;; [.C19]; 1)+1;FIND(&quot;.&quot;; [.C19]; 1)-FIND(&quot;m&quot;; [.C19]; 1)-1)))+VALUE(MID([.C19];FIND(&quot;.&quot;; [.C19]; 1)+1;FIND(&quot;s&quot;; [.C19]; 1)-FIND(&quot;.&quot;; [.C19]; 1)-1))" office:value-type="float" office:value="220" calcext:value-type="float">
            <text:p>220</text:p>
          </table:table-cell>
          <table:table-cell table:formula="of:=(60000*VALUE(LEFT([.D19];FIND(&quot;m&quot;; [.D19]; 1)-1)))+(1000*VALUE(MID([.D19];FIND(&quot;m&quot;; [.D19]; 1)+1;FIND(&quot;.&quot;; [.D19]; 1)-FIND(&quot;m&quot;; [.D19]; 1)-1)))+VALUE(MID([.D19];FIND(&quot;.&quot;; [.D19]; 1)+1;FIND(&quot;s&quot;; [.D19]; 1)-FIND(&quot;.&quot;; [.D19]; 1)-1))" office:value-type="float" office:value="221" calcext:value-type="float">
            <text:p>221</text:p>
          </table:table-cell>
          <table:table-cell table:formula="of:=(60000*VALUE(LEFT([.E19];FIND(&quot;m&quot;; [.E19]; 1)-1)))+(1000*VALUE(MID([.E19];FIND(&quot;m&quot;; [.E19]; 1)+1;FIND(&quot;.&quot;; [.E19]; 1)-FIND(&quot;m&quot;; [.E19]; 1)-1)))+VALUE(MID([.E19];FIND(&quot;.&quot;; [.E19]; 1)+1;FIND(&quot;s&quot;; [.E19]; 1)-FIND(&quot;.&quot;; [.E19]; 1)-1))" office:value-type="float" office:value="227" calcext:value-type="float">
            <text:p>227</text:p>
          </table:table-cell>
          <table:table-cell table:formula="of:=(60000*VALUE(LEFT([.F19];FIND(&quot;m&quot;; [.F19]; 1)-1)))+(1000*VALUE(MID([.F19];FIND(&quot;m&quot;; [.F19]; 1)+1;FIND(&quot;.&quot;; [.F19]; 1)-FIND(&quot;m&quot;; [.F19]; 1)-1)))+VALUE(MID([.F19];FIND(&quot;.&quot;; [.F19]; 1)+1;FIND(&quot;s&quot;; [.F19]; 1)-FIND(&quot;.&quot;; [.F19]; 1)-1))" office:value-type="float" office:value="221" calcext:value-type="float">
            <text:p>221</text:p>
          </table:table-cell>
          <table:table-cell table:formula="of:=AVERAGE([.L19:.P19])" office:value-type="float" office:value="221.8" calcext:value-type="float">
            <text:p>222</text:p>
          </table:table-cell>
          <table:table-cell table:formula="of:=(60000*VALUE(LEFT([.G19];FIND(&quot;m&quot;; [.G19]; 1)-1)))+(1000*VALUE(MID([.G19];FIND(&quot;m&quot;; [.G19]; 1)+1;FIND(&quot;.&quot;; [.G19]; 1)-FIND(&quot;m&quot;; [.G19]; 1)-1)))+VALUE(MID([.G19];FIND(&quot;.&quot;; [.G19]; 1)+1;FIND(&quot;s&quot;; [.G19]; 1)-FIND(&quot;.&quot;; [.G19]; 1)-1))" office:value-type="float" office:value="13213" calcext:value-type="float">
            <text:p>13213</text:p>
          </table:table-cell>
          <table:table-cell table:formula="of:=(60000*VALUE(LEFT([.H19];FIND(&quot;m&quot;; [.H19]; 1)-1)))+(1000*VALUE(MID([.H19];FIND(&quot;m&quot;; [.H19]; 1)+1;FIND(&quot;.&quot;; [.H19]; 1)-FIND(&quot;m&quot;; [.H19]; 1)-1)))+VALUE(MID([.H19];FIND(&quot;.&quot;; [.H19]; 1)+1;FIND(&quot;s&quot;; [.H19]; 1)-FIND(&quot;.&quot;; [.H19]; 1)-1))" office:value-type="float" office:value="13344" calcext:value-type="float">
            <text:p>13344</text:p>
          </table:table-cell>
          <table:table-cell table:formula="of:=(60000*VALUE(LEFT([.I19];FIND(&quot;m&quot;; [.I19]; 1)-1)))+(1000*VALUE(MID([.I19];FIND(&quot;m&quot;; [.I19]; 1)+1;FIND(&quot;.&quot;; [.I19]; 1)-FIND(&quot;m&quot;; [.I19]; 1)-1)))+VALUE(MID([.I19];FIND(&quot;.&quot;; [.I19]; 1)+1;FIND(&quot;s&quot;; [.I19]; 1)-FIND(&quot;.&quot;; [.I19]; 1)-1))" office:value-type="float" office:value="13591" calcext:value-type="float">
            <text:p>13591</text:p>
          </table:table-cell>
          <table:table-cell table:formula="of:=(60000*VALUE(LEFT([.J19];FIND(&quot;m&quot;; [.J19]; 1)-1)))+(1000*VALUE(MID([.J19];FIND(&quot;m&quot;; [.J19]; 1)+1;FIND(&quot;.&quot;; [.J19]; 1)-FIND(&quot;m&quot;; [.J19]; 1)-1)))+VALUE(MID([.J19];FIND(&quot;.&quot;; [.J19]; 1)+1;FIND(&quot;s&quot;; [.J19]; 1)-FIND(&quot;.&quot;; [.J19]; 1)-1))" office:value-type="float" office:value="13631" calcext:value-type="float">
            <text:p>13631</text:p>
          </table:table-cell>
          <table:table-cell table:formula="of:=(60000*VALUE(LEFT([.K19];FIND(&quot;m&quot;; [.K19]; 1)-1)))+(1000*VALUE(MID([.K19];FIND(&quot;m&quot;; [.K19]; 1)+1;FIND(&quot;.&quot;; [.K19]; 1)-FIND(&quot;m&quot;; [.K19]; 1)-1)))+VALUE(MID([.K19];FIND(&quot;.&quot;; [.K19]; 1)+1;FIND(&quot;s&quot;; [.K19]; 1)-FIND(&quot;.&quot;; [.K19]; 1)-1))" office:value-type="float" office:value="13300" calcext:value-type="float">
            <text:p>13300</text:p>
          </table:table-cell>
          <table:table-cell table:formula="of:=AVERAGE([.R19:.V19])" office:value-type="float" office:value="13415.8" calcext:value-type="float">
            <text:p>13416</text:p>
          </table:table-cell>
          <table:table-cell table:number-columns-repeated="1001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0m0.224s</text:p>
          </table:table-cell>
          <table:table-cell office:value-type="string" calcext:value-type="string">
            <text:p>0m0.242s</text:p>
          </table:table-cell>
          <table:table-cell office:value-type="string" calcext:value-type="string">
            <text:p>0m0.233s</text:p>
          </table:table-cell>
          <table:table-cell office:value-type="string" calcext:value-type="string">
            <text:p>0m0.224s</text:p>
          </table:table-cell>
          <table:table-cell office:value-type="string" calcext:value-type="string">
            <text:p>0m0.225s</text:p>
          </table:table-cell>
          <table:table-cell office:value-type="string" calcext:value-type="string">
            <text:p>0m15.615s</text:p>
          </table:table-cell>
          <table:table-cell office:value-type="string" calcext:value-type="string">
            <text:p>0m15.511s</text:p>
          </table:table-cell>
          <table:table-cell office:value-type="string" calcext:value-type="string">
            <text:p>0m15.901s</text:p>
          </table:table-cell>
          <table:table-cell office:value-type="string" calcext:value-type="string">
            <text:p>0m15.902s</text:p>
          </table:table-cell>
          <table:table-cell office:value-type="string" calcext:value-type="string">
            <text:p>0m15.943s</text:p>
          </table:table-cell>
          <table:table-cell table:formula="of:=(60000*VALUE(LEFT([.B20];FIND(&quot;m&quot;; [.B20]; 1)-1)))+(1000*VALUE(MID([.B20];FIND(&quot;m&quot;; [.B20]; 1)+1;FIND(&quot;.&quot;; [.B20]; 1)-FIND(&quot;m&quot;; [.B20]; 1)-1)))+VALUE(MID([.B20];FIND(&quot;.&quot;; [.B20]; 1)+1;FIND(&quot;s&quot;; [.B20]; 1)-FIND(&quot;.&quot;; [.B20]; 1)-1))" office:value-type="float" office:value="224" calcext:value-type="float">
            <text:p>224</text:p>
          </table:table-cell>
          <table:table-cell table:formula="of:=(60000*VALUE(LEFT([.C20];FIND(&quot;m&quot;; [.C20]; 1)-1)))+(1000*VALUE(MID([.C20];FIND(&quot;m&quot;; [.C20]; 1)+1;FIND(&quot;.&quot;; [.C20]; 1)-FIND(&quot;m&quot;; [.C20]; 1)-1)))+VALUE(MID([.C20];FIND(&quot;.&quot;; [.C20]; 1)+1;FIND(&quot;s&quot;; [.C20]; 1)-FIND(&quot;.&quot;; [.C20]; 1)-1))" office:value-type="float" office:value="242" calcext:value-type="float">
            <text:p>242</text:p>
          </table:table-cell>
          <table:table-cell table:formula="of:=(60000*VALUE(LEFT([.D20];FIND(&quot;m&quot;; [.D20]; 1)-1)))+(1000*VALUE(MID([.D20];FIND(&quot;m&quot;; [.D20]; 1)+1;FIND(&quot;.&quot;; [.D20]; 1)-FIND(&quot;m&quot;; [.D20]; 1)-1)))+VALUE(MID([.D20];FIND(&quot;.&quot;; [.D20]; 1)+1;FIND(&quot;s&quot;; [.D20]; 1)-FIND(&quot;.&quot;; [.D20]; 1)-1))" office:value-type="float" office:value="233" calcext:value-type="float">
            <text:p>233</text:p>
          </table:table-cell>
          <table:table-cell table:formula="of:=(60000*VALUE(LEFT([.E20];FIND(&quot;m&quot;; [.E20]; 1)-1)))+(1000*VALUE(MID([.E20];FIND(&quot;m&quot;; [.E20]; 1)+1;FIND(&quot;.&quot;; [.E20]; 1)-FIND(&quot;m&quot;; [.E20]; 1)-1)))+VALUE(MID([.E20];FIND(&quot;.&quot;; [.E20]; 1)+1;FIND(&quot;s&quot;; [.E20]; 1)-FIND(&quot;.&quot;; [.E20]; 1)-1))" office:value-type="float" office:value="224" calcext:value-type="float">
            <text:p>224</text:p>
          </table:table-cell>
          <table:table-cell table:formula="of:=(60000*VALUE(LEFT([.F20];FIND(&quot;m&quot;; [.F20]; 1)-1)))+(1000*VALUE(MID([.F20];FIND(&quot;m&quot;; [.F20]; 1)+1;FIND(&quot;.&quot;; [.F20]; 1)-FIND(&quot;m&quot;; [.F20]; 1)-1)))+VALUE(MID([.F20];FIND(&quot;.&quot;; [.F20]; 1)+1;FIND(&quot;s&quot;; [.F20]; 1)-FIND(&quot;.&quot;; [.F20]; 1)-1))" office:value-type="float" office:value="225" calcext:value-type="float">
            <text:p>225</text:p>
          </table:table-cell>
          <table:table-cell table:formula="of:=AVERAGE([.L20:.P20])" office:value-type="float" office:value="229.6" calcext:value-type="float">
            <text:p>230</text:p>
          </table:table-cell>
          <table:table-cell table:formula="of:=(60000*VALUE(LEFT([.G20];FIND(&quot;m&quot;; [.G20]; 1)-1)))+(1000*VALUE(MID([.G20];FIND(&quot;m&quot;; [.G20]; 1)+1;FIND(&quot;.&quot;; [.G20]; 1)-FIND(&quot;m&quot;; [.G20]; 1)-1)))+VALUE(MID([.G20];FIND(&quot;.&quot;; [.G20]; 1)+1;FIND(&quot;s&quot;; [.G20]; 1)-FIND(&quot;.&quot;; [.G20]; 1)-1))" office:value-type="float" office:value="15615" calcext:value-type="float">
            <text:p>15615</text:p>
          </table:table-cell>
          <table:table-cell table:formula="of:=(60000*VALUE(LEFT([.H20];FIND(&quot;m&quot;; [.H20]; 1)-1)))+(1000*VALUE(MID([.H20];FIND(&quot;m&quot;; [.H20]; 1)+1;FIND(&quot;.&quot;; [.H20]; 1)-FIND(&quot;m&quot;; [.H20]; 1)-1)))+VALUE(MID([.H20];FIND(&quot;.&quot;; [.H20]; 1)+1;FIND(&quot;s&quot;; [.H20]; 1)-FIND(&quot;.&quot;; [.H20]; 1)-1))" office:value-type="float" office:value="15511" calcext:value-type="float">
            <text:p>15511</text:p>
          </table:table-cell>
          <table:table-cell table:formula="of:=(60000*VALUE(LEFT([.I20];FIND(&quot;m&quot;; [.I20]; 1)-1)))+(1000*VALUE(MID([.I20];FIND(&quot;m&quot;; [.I20]; 1)+1;FIND(&quot;.&quot;; [.I20]; 1)-FIND(&quot;m&quot;; [.I20]; 1)-1)))+VALUE(MID([.I20];FIND(&quot;.&quot;; [.I20]; 1)+1;FIND(&quot;s&quot;; [.I20]; 1)-FIND(&quot;.&quot;; [.I20]; 1)-1))" office:value-type="float" office:value="15901" calcext:value-type="float">
            <text:p>15901</text:p>
          </table:table-cell>
          <table:table-cell table:formula="of:=(60000*VALUE(LEFT([.J20];FIND(&quot;m&quot;; [.J20]; 1)-1)))+(1000*VALUE(MID([.J20];FIND(&quot;m&quot;; [.J20]; 1)+1;FIND(&quot;.&quot;; [.J20]; 1)-FIND(&quot;m&quot;; [.J20]; 1)-1)))+VALUE(MID([.J20];FIND(&quot;.&quot;; [.J20]; 1)+1;FIND(&quot;s&quot;; [.J20]; 1)-FIND(&quot;.&quot;; [.J20]; 1)-1))" office:value-type="float" office:value="15902" calcext:value-type="float">
            <text:p>15902</text:p>
          </table:table-cell>
          <table:table-cell table:formula="of:=(60000*VALUE(LEFT([.K20];FIND(&quot;m&quot;; [.K20]; 1)-1)))+(1000*VALUE(MID([.K20];FIND(&quot;m&quot;; [.K20]; 1)+1;FIND(&quot;.&quot;; [.K20]; 1)-FIND(&quot;m&quot;; [.K20]; 1)-1)))+VALUE(MID([.K20];FIND(&quot;.&quot;; [.K20]; 1)+1;FIND(&quot;s&quot;; [.K20]; 1)-FIND(&quot;.&quot;; [.K20]; 1)-1))" office:value-type="float" office:value="15943" calcext:value-type="float">
            <text:p>15943</text:p>
          </table:table-cell>
          <table:table-cell table:formula="of:=AVERAGE([.R20:.V20])" office:value-type="float" office:value="15774.4" calcext:value-type="float">
            <text:p>15774</text:p>
          </table:table-cell>
          <table:table-cell table:number-columns-repeated="1001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0m0.229s</text:p>
          </table:table-cell>
          <table:table-cell office:value-type="string" calcext:value-type="string">
            <text:p>0m0.228s</text:p>
          </table:table-cell>
          <table:table-cell office:value-type="string" calcext:value-type="string">
            <text:p>0m0.235s</text:p>
          </table:table-cell>
          <table:table-cell office:value-type="string" calcext:value-type="string">
            <text:p>0m0.228s</text:p>
          </table:table-cell>
          <table:table-cell office:value-type="string" calcext:value-type="string">
            <text:p>0m0.232s</text:p>
          </table:table-cell>
          <table:table-cell office:value-type="string" calcext:value-type="string">
            <text:p>0m23.741s</text:p>
          </table:table-cell>
          <table:table-cell office:value-type="string" calcext:value-type="string">
            <text:p>0m23.415s</text:p>
          </table:table-cell>
          <table:table-cell office:value-type="string" calcext:value-type="string">
            <text:p>0m23.905s</text:p>
          </table:table-cell>
          <table:table-cell office:value-type="string" calcext:value-type="string">
            <text:p>0m23.712s</text:p>
          </table:table-cell>
          <table:table-cell office:value-type="string" calcext:value-type="string">
            <text:p>0m23.881s</text:p>
          </table:table-cell>
          <table:table-cell table:formula="of:=(60000*VALUE(LEFT([.B21];FIND(&quot;m&quot;; [.B21]; 1)-1)))+(1000*VALUE(MID([.B21];FIND(&quot;m&quot;; [.B21]; 1)+1;FIND(&quot;.&quot;; [.B21]; 1)-FIND(&quot;m&quot;; [.B21]; 1)-1)))+VALUE(MID([.B21];FIND(&quot;.&quot;; [.B21]; 1)+1;FIND(&quot;s&quot;; [.B21]; 1)-FIND(&quot;.&quot;; [.B21]; 1)-1))" office:value-type="float" office:value="229" calcext:value-type="float">
            <text:p>229</text:p>
          </table:table-cell>
          <table:table-cell table:formula="of:=(60000*VALUE(LEFT([.C21];FIND(&quot;m&quot;; [.C21]; 1)-1)))+(1000*VALUE(MID([.C21];FIND(&quot;m&quot;; [.C21]; 1)+1;FIND(&quot;.&quot;; [.C21]; 1)-FIND(&quot;m&quot;; [.C21]; 1)-1)))+VALUE(MID([.C21];FIND(&quot;.&quot;; [.C21]; 1)+1;FIND(&quot;s&quot;; [.C21]; 1)-FIND(&quot;.&quot;; [.C21]; 1)-1))" office:value-type="float" office:value="228" calcext:value-type="float">
            <text:p>228</text:p>
          </table:table-cell>
          <table:table-cell table:formula="of:=(60000*VALUE(LEFT([.D21];FIND(&quot;m&quot;; [.D21]; 1)-1)))+(1000*VALUE(MID([.D21];FIND(&quot;m&quot;; [.D21]; 1)+1;FIND(&quot;.&quot;; [.D21]; 1)-FIND(&quot;m&quot;; [.D21]; 1)-1)))+VALUE(MID([.D21];FIND(&quot;.&quot;; [.D21]; 1)+1;FIND(&quot;s&quot;; [.D21]; 1)-FIND(&quot;.&quot;; [.D21]; 1)-1))" office:value-type="float" office:value="235" calcext:value-type="float">
            <text:p>235</text:p>
          </table:table-cell>
          <table:table-cell table:formula="of:=(60000*VALUE(LEFT([.E21];FIND(&quot;m&quot;; [.E21]; 1)-1)))+(1000*VALUE(MID([.E21];FIND(&quot;m&quot;; [.E21]; 1)+1;FIND(&quot;.&quot;; [.E21]; 1)-FIND(&quot;m&quot;; [.E21]; 1)-1)))+VALUE(MID([.E21];FIND(&quot;.&quot;; [.E21]; 1)+1;FIND(&quot;s&quot;; [.E21]; 1)-FIND(&quot;.&quot;; [.E21]; 1)-1))" office:value-type="float" office:value="228" calcext:value-type="float">
            <text:p>228</text:p>
          </table:table-cell>
          <table:table-cell table:formula="of:=(60000*VALUE(LEFT([.F21];FIND(&quot;m&quot;; [.F21]; 1)-1)))+(1000*VALUE(MID([.F21];FIND(&quot;m&quot;; [.F21]; 1)+1;FIND(&quot;.&quot;; [.F21]; 1)-FIND(&quot;m&quot;; [.F21]; 1)-1)))+VALUE(MID([.F21];FIND(&quot;.&quot;; [.F21]; 1)+1;FIND(&quot;s&quot;; [.F21]; 1)-FIND(&quot;.&quot;; [.F21]; 1)-1))" office:value-type="float" office:value="232" calcext:value-type="float">
            <text:p>232</text:p>
          </table:table-cell>
          <table:table-cell table:formula="of:=AVERAGE([.L21:.P21])" office:value-type="float" office:value="230.4" calcext:value-type="float">
            <text:p>230</text:p>
          </table:table-cell>
          <table:table-cell table:formula="of:=(60000*VALUE(LEFT([.G21];FIND(&quot;m&quot;; [.G21]; 1)-1)))+(1000*VALUE(MID([.G21];FIND(&quot;m&quot;; [.G21]; 1)+1;FIND(&quot;.&quot;; [.G21]; 1)-FIND(&quot;m&quot;; [.G21]; 1)-1)))+VALUE(MID([.G21];FIND(&quot;.&quot;; [.G21]; 1)+1;FIND(&quot;s&quot;; [.G21]; 1)-FIND(&quot;.&quot;; [.G21]; 1)-1))" office:value-type="float" office:value="23741" calcext:value-type="float">
            <text:p>23741</text:p>
          </table:table-cell>
          <table:table-cell table:formula="of:=(60000*VALUE(LEFT([.H21];FIND(&quot;m&quot;; [.H21]; 1)-1)))+(1000*VALUE(MID([.H21];FIND(&quot;m&quot;; [.H21]; 1)+1;FIND(&quot;.&quot;; [.H21]; 1)-FIND(&quot;m&quot;; [.H21]; 1)-1)))+VALUE(MID([.H21];FIND(&quot;.&quot;; [.H21]; 1)+1;FIND(&quot;s&quot;; [.H21]; 1)-FIND(&quot;.&quot;; [.H21]; 1)-1))" office:value-type="float" office:value="23415" calcext:value-type="float">
            <text:p>23415</text:p>
          </table:table-cell>
          <table:table-cell table:formula="of:=(60000*VALUE(LEFT([.I21];FIND(&quot;m&quot;; [.I21]; 1)-1)))+(1000*VALUE(MID([.I21];FIND(&quot;m&quot;; [.I21]; 1)+1;FIND(&quot;.&quot;; [.I21]; 1)-FIND(&quot;m&quot;; [.I21]; 1)-1)))+VALUE(MID([.I21];FIND(&quot;.&quot;; [.I21]; 1)+1;FIND(&quot;s&quot;; [.I21]; 1)-FIND(&quot;.&quot;; [.I21]; 1)-1))" office:value-type="float" office:value="23905" calcext:value-type="float">
            <text:p>23905</text:p>
          </table:table-cell>
          <table:table-cell table:formula="of:=(60000*VALUE(LEFT([.J21];FIND(&quot;m&quot;; [.J21]; 1)-1)))+(1000*VALUE(MID([.J21];FIND(&quot;m&quot;; [.J21]; 1)+1;FIND(&quot;.&quot;; [.J21]; 1)-FIND(&quot;m&quot;; [.J21]; 1)-1)))+VALUE(MID([.J21];FIND(&quot;.&quot;; [.J21]; 1)+1;FIND(&quot;s&quot;; [.J21]; 1)-FIND(&quot;.&quot;; [.J21]; 1)-1))" office:value-type="float" office:value="23712" calcext:value-type="float">
            <text:p>23712</text:p>
          </table:table-cell>
          <table:table-cell table:formula="of:=(60000*VALUE(LEFT([.K21];FIND(&quot;m&quot;; [.K21]; 1)-1)))+(1000*VALUE(MID([.K21];FIND(&quot;m&quot;; [.K21]; 1)+1;FIND(&quot;.&quot;; [.K21]; 1)-FIND(&quot;m&quot;; [.K21]; 1)-1)))+VALUE(MID([.K21];FIND(&quot;.&quot;; [.K21]; 1)+1;FIND(&quot;s&quot;; [.K21]; 1)-FIND(&quot;.&quot;; [.K21]; 1)-1))" office:value-type="float" office:value="23881" calcext:value-type="float">
            <text:p>23881</text:p>
          </table:table-cell>
          <table:table-cell table:formula="of:=AVERAGE([.R21:.V21])" office:value-type="float" office:value="23730.8" calcext:value-type="float">
            <text:p>23731</text:p>
          </table:table-cell>
          <table:table-cell table:number-columns-repeated="1001"/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0m0.233s</text:p>
          </table:table-cell>
          <table:table-cell office:value-type="string" calcext:value-type="string">
            <text:p>0m0.231s</text:p>
          </table:table-cell>
          <table:table-cell office:value-type="string" calcext:value-type="string">
            <text:p>0m0.229s</text:p>
          </table:table-cell>
          <table:table-cell office:value-type="string" calcext:value-type="string">
            <text:p>0m0.231s</text:p>
          </table:table-cell>
          <table:table-cell office:value-type="string" calcext:value-type="string">
            <text:p>0m0.233s</text:p>
          </table:table-cell>
          <table:table-cell office:value-type="string" calcext:value-type="string">
            <text:p>0m25.903s</text:p>
          </table:table-cell>
          <table:table-cell office:value-type="string" calcext:value-type="string">
            <text:p>0m25.871s</text:p>
          </table:table-cell>
          <table:table-cell office:value-type="string" calcext:value-type="string">
            <text:p>0m25.703s</text:p>
          </table:table-cell>
          <table:table-cell office:value-type="string" calcext:value-type="string">
            <text:p>0m25.915s</text:p>
          </table:table-cell>
          <table:table-cell office:value-type="string" calcext:value-type="string">
            <text:p>0m25.569s</text:p>
          </table:table-cell>
          <table:table-cell table:formula="of:=(60000*VALUE(LEFT([.B22];FIND(&quot;m&quot;; [.B22]; 1)-1)))+(1000*VALUE(MID([.B22];FIND(&quot;m&quot;; [.B22]; 1)+1;FIND(&quot;.&quot;; [.B22]; 1)-FIND(&quot;m&quot;; [.B22]; 1)-1)))+VALUE(MID([.B22];FIND(&quot;.&quot;; [.B22]; 1)+1;FIND(&quot;s&quot;; [.B22]; 1)-FIND(&quot;.&quot;; [.B22]; 1)-1))" office:value-type="float" office:value="233" calcext:value-type="float">
            <text:p>233</text:p>
          </table:table-cell>
          <table:table-cell table:formula="of:=(60000*VALUE(LEFT([.C22];FIND(&quot;m&quot;; [.C22]; 1)-1)))+(1000*VALUE(MID([.C22];FIND(&quot;m&quot;; [.C22]; 1)+1;FIND(&quot;.&quot;; [.C22]; 1)-FIND(&quot;m&quot;; [.C22]; 1)-1)))+VALUE(MID([.C22];FIND(&quot;.&quot;; [.C22]; 1)+1;FIND(&quot;s&quot;; [.C22]; 1)-FIND(&quot;.&quot;; [.C22]; 1)-1))" office:value-type="float" office:value="231" calcext:value-type="float">
            <text:p>231</text:p>
          </table:table-cell>
          <table:table-cell table:formula="of:=(60000*VALUE(LEFT([.D22];FIND(&quot;m&quot;; [.D22]; 1)-1)))+(1000*VALUE(MID([.D22];FIND(&quot;m&quot;; [.D22]; 1)+1;FIND(&quot;.&quot;; [.D22]; 1)-FIND(&quot;m&quot;; [.D22]; 1)-1)))+VALUE(MID([.D22];FIND(&quot;.&quot;; [.D22]; 1)+1;FIND(&quot;s&quot;; [.D22]; 1)-FIND(&quot;.&quot;; [.D22]; 1)-1))" office:value-type="float" office:value="229" calcext:value-type="float">
            <text:p>229</text:p>
          </table:table-cell>
          <table:table-cell table:formula="of:=(60000*VALUE(LEFT([.E22];FIND(&quot;m&quot;; [.E22]; 1)-1)))+(1000*VALUE(MID([.E22];FIND(&quot;m&quot;; [.E22]; 1)+1;FIND(&quot;.&quot;; [.E22]; 1)-FIND(&quot;m&quot;; [.E22]; 1)-1)))+VALUE(MID([.E22];FIND(&quot;.&quot;; [.E22]; 1)+1;FIND(&quot;s&quot;; [.E22]; 1)-FIND(&quot;.&quot;; [.E22]; 1)-1))" office:value-type="float" office:value="231" calcext:value-type="float">
            <text:p>231</text:p>
          </table:table-cell>
          <table:table-cell table:formula="of:=(60000*VALUE(LEFT([.F22];FIND(&quot;m&quot;; [.F22]; 1)-1)))+(1000*VALUE(MID([.F22];FIND(&quot;m&quot;; [.F22]; 1)+1;FIND(&quot;.&quot;; [.F22]; 1)-FIND(&quot;m&quot;; [.F22]; 1)-1)))+VALUE(MID([.F22];FIND(&quot;.&quot;; [.F22]; 1)+1;FIND(&quot;s&quot;; [.F22]; 1)-FIND(&quot;.&quot;; [.F22]; 1)-1))" office:value-type="float" office:value="233" calcext:value-type="float">
            <text:p>233</text:p>
          </table:table-cell>
          <table:table-cell table:formula="of:=AVERAGE([.L22:.P22])" office:value-type="float" office:value="231.4" calcext:value-type="float">
            <text:p>231</text:p>
          </table:table-cell>
          <table:table-cell table:formula="of:=(60000*VALUE(LEFT([.G22];FIND(&quot;m&quot;; [.G22]; 1)-1)))+(1000*VALUE(MID([.G22];FIND(&quot;m&quot;; [.G22]; 1)+1;FIND(&quot;.&quot;; [.G22]; 1)-FIND(&quot;m&quot;; [.G22]; 1)-1)))+VALUE(MID([.G22];FIND(&quot;.&quot;; [.G22]; 1)+1;FIND(&quot;s&quot;; [.G22]; 1)-FIND(&quot;.&quot;; [.G22]; 1)-1))" office:value-type="float" office:value="25903" calcext:value-type="float">
            <text:p>25903</text:p>
          </table:table-cell>
          <table:table-cell table:formula="of:=(60000*VALUE(LEFT([.H22];FIND(&quot;m&quot;; [.H22]; 1)-1)))+(1000*VALUE(MID([.H22];FIND(&quot;m&quot;; [.H22]; 1)+1;FIND(&quot;.&quot;; [.H22]; 1)-FIND(&quot;m&quot;; [.H22]; 1)-1)))+VALUE(MID([.H22];FIND(&quot;.&quot;; [.H22]; 1)+1;FIND(&quot;s&quot;; [.H22]; 1)-FIND(&quot;.&quot;; [.H22]; 1)-1))" office:value-type="float" office:value="25871" calcext:value-type="float">
            <text:p>25871</text:p>
          </table:table-cell>
          <table:table-cell table:formula="of:=(60000*VALUE(LEFT([.I22];FIND(&quot;m&quot;; [.I22]; 1)-1)))+(1000*VALUE(MID([.I22];FIND(&quot;m&quot;; [.I22]; 1)+1;FIND(&quot;.&quot;; [.I22]; 1)-FIND(&quot;m&quot;; [.I22]; 1)-1)))+VALUE(MID([.I22];FIND(&quot;.&quot;; [.I22]; 1)+1;FIND(&quot;s&quot;; [.I22]; 1)-FIND(&quot;.&quot;; [.I22]; 1)-1))" office:value-type="float" office:value="25703" calcext:value-type="float">
            <text:p>25703</text:p>
          </table:table-cell>
          <table:table-cell table:formula="of:=(60000*VALUE(LEFT([.J22];FIND(&quot;m&quot;; [.J22]; 1)-1)))+(1000*VALUE(MID([.J22];FIND(&quot;m&quot;; [.J22]; 1)+1;FIND(&quot;.&quot;; [.J22]; 1)-FIND(&quot;m&quot;; [.J22]; 1)-1)))+VALUE(MID([.J22];FIND(&quot;.&quot;; [.J22]; 1)+1;FIND(&quot;s&quot;; [.J22]; 1)-FIND(&quot;.&quot;; [.J22]; 1)-1))" office:value-type="float" office:value="25915" calcext:value-type="float">
            <text:p>25915</text:p>
          </table:table-cell>
          <table:table-cell table:formula="of:=(60000*VALUE(LEFT([.K22];FIND(&quot;m&quot;; [.K22]; 1)-1)))+(1000*VALUE(MID([.K22];FIND(&quot;m&quot;; [.K22]; 1)+1;FIND(&quot;.&quot;; [.K22]; 1)-FIND(&quot;m&quot;; [.K22]; 1)-1)))+VALUE(MID([.K22];FIND(&quot;.&quot;; [.K22]; 1)+1;FIND(&quot;s&quot;; [.K22]; 1)-FIND(&quot;.&quot;; [.K22]; 1)-1))" office:value-type="float" office:value="25569" calcext:value-type="float">
            <text:p>25569</text:p>
          </table:table-cell>
          <table:table-cell table:formula="of:=AVERAGE([.R22:.V22])" office:value-type="float" office:value="25792.2" calcext:value-type="float">
            <text:p>25792</text:p>
          </table:table-cell>
          <table:table-cell table:number-columns-repeated="1001"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0m0.237s</text:p>
          </table:table-cell>
          <table:table-cell table:number-columns-repeated="2" office:value-type="string" calcext:value-type="string">
            <text:p>0m0.235s</text:p>
          </table:table-cell>
          <table:table-cell office:value-type="string" calcext:value-type="string">
            <text:p>0m0.237s</text:p>
          </table:table-cell>
          <table:table-cell office:value-type="string" calcext:value-type="string">
            <text:p>0m0.240s</text:p>
          </table:table-cell>
          <table:table-cell office:value-type="string" calcext:value-type="string">
            <text:p>0m34.627s</text:p>
          </table:table-cell>
          <table:table-cell office:value-type="string" calcext:value-type="string">
            <text:p>0m34.588s</text:p>
          </table:table-cell>
          <table:table-cell office:value-type="string" calcext:value-type="string">
            <text:p>0m34.471s</text:p>
          </table:table-cell>
          <table:table-cell office:value-type="string" calcext:value-type="string">
            <text:p>0m34.650s</text:p>
          </table:table-cell>
          <table:table-cell office:value-type="string" calcext:value-type="string">
            <text:p>0m35.825s</text:p>
          </table:table-cell>
          <table:table-cell table:formula="of:=(60000*VALUE(LEFT([.B23];FIND(&quot;m&quot;; [.B23]; 1)-1)))+(1000*VALUE(MID([.B23];FIND(&quot;m&quot;; [.B23]; 1)+1;FIND(&quot;.&quot;; [.B23]; 1)-FIND(&quot;m&quot;; [.B23]; 1)-1)))+VALUE(MID([.B23];FIND(&quot;.&quot;; [.B23]; 1)+1;FIND(&quot;s&quot;; [.B23]; 1)-FIND(&quot;.&quot;; [.B23]; 1)-1))" office:value-type="float" office:value="237" calcext:value-type="float">
            <text:p>237</text:p>
          </table:table-cell>
          <table:table-cell table:formula="of:=(60000*VALUE(LEFT([.C23];FIND(&quot;m&quot;; [.C23]; 1)-1)))+(1000*VALUE(MID([.C23];FIND(&quot;m&quot;; [.C23]; 1)+1;FIND(&quot;.&quot;; [.C23]; 1)-FIND(&quot;m&quot;; [.C23]; 1)-1)))+VALUE(MID([.C23];FIND(&quot;.&quot;; [.C23]; 1)+1;FIND(&quot;s&quot;; [.C23]; 1)-FIND(&quot;.&quot;; [.C23]; 1)-1))" office:value-type="float" office:value="235" calcext:value-type="float">
            <text:p>235</text:p>
          </table:table-cell>
          <table:table-cell table:formula="of:=(60000*VALUE(LEFT([.D23];FIND(&quot;m&quot;; [.D23]; 1)-1)))+(1000*VALUE(MID([.D23];FIND(&quot;m&quot;; [.D23]; 1)+1;FIND(&quot;.&quot;; [.D23]; 1)-FIND(&quot;m&quot;; [.D23]; 1)-1)))+VALUE(MID([.D23];FIND(&quot;.&quot;; [.D23]; 1)+1;FIND(&quot;s&quot;; [.D23]; 1)-FIND(&quot;.&quot;; [.D23]; 1)-1))" office:value-type="float" office:value="235" calcext:value-type="float">
            <text:p>235</text:p>
          </table:table-cell>
          <table:table-cell table:formula="of:=(60000*VALUE(LEFT([.E23];FIND(&quot;m&quot;; [.E23]; 1)-1)))+(1000*VALUE(MID([.E23];FIND(&quot;m&quot;; [.E23]; 1)+1;FIND(&quot;.&quot;; [.E23]; 1)-FIND(&quot;m&quot;; [.E23]; 1)-1)))+VALUE(MID([.E23];FIND(&quot;.&quot;; [.E23]; 1)+1;FIND(&quot;s&quot;; [.E23]; 1)-FIND(&quot;.&quot;; [.E23]; 1)-1))" office:value-type="float" office:value="237" calcext:value-type="float">
            <text:p>237</text:p>
          </table:table-cell>
          <table:table-cell table:formula="of:=(60000*VALUE(LEFT([.F23];FIND(&quot;m&quot;; [.F23]; 1)-1)))+(1000*VALUE(MID([.F23];FIND(&quot;m&quot;; [.F23]; 1)+1;FIND(&quot;.&quot;; [.F23]; 1)-FIND(&quot;m&quot;; [.F23]; 1)-1)))+VALUE(MID([.F23];FIND(&quot;.&quot;; [.F23]; 1)+1;FIND(&quot;s&quot;; [.F23]; 1)-FIND(&quot;.&quot;; [.F23]; 1)-1))" office:value-type="float" office:value="240" calcext:value-type="float">
            <text:p>240</text:p>
          </table:table-cell>
          <table:table-cell table:formula="of:=AVERAGE([.L23:.P23])" office:value-type="float" office:value="236.8" calcext:value-type="float">
            <text:p>237</text:p>
          </table:table-cell>
          <table:table-cell table:formula="of:=(60000*VALUE(LEFT([.G23];FIND(&quot;m&quot;; [.G23]; 1)-1)))+(1000*VALUE(MID([.G23];FIND(&quot;m&quot;; [.G23]; 1)+1;FIND(&quot;.&quot;; [.G23]; 1)-FIND(&quot;m&quot;; [.G23]; 1)-1)))+VALUE(MID([.G23];FIND(&quot;.&quot;; [.G23]; 1)+1;FIND(&quot;s&quot;; [.G23]; 1)-FIND(&quot;.&quot;; [.G23]; 1)-1))" office:value-type="float" office:value="34627" calcext:value-type="float">
            <text:p>34627</text:p>
          </table:table-cell>
          <table:table-cell table:formula="of:=(60000*VALUE(LEFT([.H23];FIND(&quot;m&quot;; [.H23]; 1)-1)))+(1000*VALUE(MID([.H23];FIND(&quot;m&quot;; [.H23]; 1)+1;FIND(&quot;.&quot;; [.H23]; 1)-FIND(&quot;m&quot;; [.H23]; 1)-1)))+VALUE(MID([.H23];FIND(&quot;.&quot;; [.H23]; 1)+1;FIND(&quot;s&quot;; [.H23]; 1)-FIND(&quot;.&quot;; [.H23]; 1)-1))" office:value-type="float" office:value="34588" calcext:value-type="float">
            <text:p>34588</text:p>
          </table:table-cell>
          <table:table-cell table:formula="of:=(60000*VALUE(LEFT([.I23];FIND(&quot;m&quot;; [.I23]; 1)-1)))+(1000*VALUE(MID([.I23];FIND(&quot;m&quot;; [.I23]; 1)+1;FIND(&quot;.&quot;; [.I23]; 1)-FIND(&quot;m&quot;; [.I23]; 1)-1)))+VALUE(MID([.I23];FIND(&quot;.&quot;; [.I23]; 1)+1;FIND(&quot;s&quot;; [.I23]; 1)-FIND(&quot;.&quot;; [.I23]; 1)-1))" office:value-type="float" office:value="34471" calcext:value-type="float">
            <text:p>34471</text:p>
          </table:table-cell>
          <table:table-cell table:formula="of:=(60000*VALUE(LEFT([.J23];FIND(&quot;m&quot;; [.J23]; 1)-1)))+(1000*VALUE(MID([.J23];FIND(&quot;m&quot;; [.J23]; 1)+1;FIND(&quot;.&quot;; [.J23]; 1)-FIND(&quot;m&quot;; [.J23]; 1)-1)))+VALUE(MID([.J23];FIND(&quot;.&quot;; [.J23]; 1)+1;FIND(&quot;s&quot;; [.J23]; 1)-FIND(&quot;.&quot;; [.J23]; 1)-1))" office:value-type="float" office:value="34650" calcext:value-type="float">
            <text:p>34650</text:p>
          </table:table-cell>
          <table:table-cell table:formula="of:=(60000*VALUE(LEFT([.K23];FIND(&quot;m&quot;; [.K23]; 1)-1)))+(1000*VALUE(MID([.K23];FIND(&quot;m&quot;; [.K23]; 1)+1;FIND(&quot;.&quot;; [.K23]; 1)-FIND(&quot;m&quot;; [.K23]; 1)-1)))+VALUE(MID([.K23];FIND(&quot;.&quot;; [.K23]; 1)+1;FIND(&quot;s&quot;; [.K23]; 1)-FIND(&quot;.&quot;; [.K23]; 1)-1))" office:value-type="float" office:value="35825" calcext:value-type="float">
            <text:p>35825</text:p>
          </table:table-cell>
          <table:table-cell table:formula="of:=AVERAGE([.R23:.V23])" office:value-type="float" office:value="34832.2" calcext:value-type="float">
            <text:p>34832</text:p>
          </table:table-cell>
          <table:table-cell table:number-columns-repeated="1001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0m0.242s</text:p>
          </table:table-cell>
          <table:table-cell office:value-type="string" calcext:value-type="string">
            <text:p>0m0.235s</text:p>
          </table:table-cell>
          <table:table-cell office:value-type="string" calcext:value-type="string">
            <text:p>0m0.238s</text:p>
          </table:table-cell>
          <table:table-cell office:value-type="string" calcext:value-type="string">
            <text:p>0m0.239s</text:p>
          </table:table-cell>
          <table:table-cell office:value-type="string" calcext:value-type="string">
            <text:p>0m0.237s</text:p>
          </table:table-cell>
          <table:table-cell office:value-type="string" calcext:value-type="string">
            <text:p>0m37.742s</text:p>
          </table:table-cell>
          <table:table-cell office:value-type="string" calcext:value-type="string">
            <text:p>0m37.846s</text:p>
          </table:table-cell>
          <table:table-cell office:value-type="string" calcext:value-type="string">
            <text:p>0m37.170s</text:p>
          </table:table-cell>
          <table:table-cell office:value-type="string" calcext:value-type="string">
            <text:p>0m38.155s</text:p>
          </table:table-cell>
          <table:table-cell office:value-type="string" calcext:value-type="string">
            <text:p>0m37.678s</text:p>
          </table:table-cell>
          <table:table-cell table:formula="of:=(60000*VALUE(LEFT([.B24];FIND(&quot;m&quot;; [.B24]; 1)-1)))+(1000*VALUE(MID([.B24];FIND(&quot;m&quot;; [.B24]; 1)+1;FIND(&quot;.&quot;; [.B24]; 1)-FIND(&quot;m&quot;; [.B24]; 1)-1)))+VALUE(MID([.B24];FIND(&quot;.&quot;; [.B24]; 1)+1;FIND(&quot;s&quot;; [.B24]; 1)-FIND(&quot;.&quot;; [.B24]; 1)-1))" office:value-type="float" office:value="242" calcext:value-type="float">
            <text:p>242</text:p>
          </table:table-cell>
          <table:table-cell table:formula="of:=(60000*VALUE(LEFT([.C24];FIND(&quot;m&quot;; [.C24]; 1)-1)))+(1000*VALUE(MID([.C24];FIND(&quot;m&quot;; [.C24]; 1)+1;FIND(&quot;.&quot;; [.C24]; 1)-FIND(&quot;m&quot;; [.C24]; 1)-1)))+VALUE(MID([.C24];FIND(&quot;.&quot;; [.C24]; 1)+1;FIND(&quot;s&quot;; [.C24]; 1)-FIND(&quot;.&quot;; [.C24]; 1)-1))" office:value-type="float" office:value="235" calcext:value-type="float">
            <text:p>235</text:p>
          </table:table-cell>
          <table:table-cell table:formula="of:=(60000*VALUE(LEFT([.D24];FIND(&quot;m&quot;; [.D24]; 1)-1)))+(1000*VALUE(MID([.D24];FIND(&quot;m&quot;; [.D24]; 1)+1;FIND(&quot;.&quot;; [.D24]; 1)-FIND(&quot;m&quot;; [.D24]; 1)-1)))+VALUE(MID([.D24];FIND(&quot;.&quot;; [.D24]; 1)+1;FIND(&quot;s&quot;; [.D24]; 1)-FIND(&quot;.&quot;; [.D24]; 1)-1))" office:value-type="float" office:value="238" calcext:value-type="float">
            <text:p>238</text:p>
          </table:table-cell>
          <table:table-cell table:formula="of:=(60000*VALUE(LEFT([.E24];FIND(&quot;m&quot;; [.E24]; 1)-1)))+(1000*VALUE(MID([.E24];FIND(&quot;m&quot;; [.E24]; 1)+1;FIND(&quot;.&quot;; [.E24]; 1)-FIND(&quot;m&quot;; [.E24]; 1)-1)))+VALUE(MID([.E24];FIND(&quot;.&quot;; [.E24]; 1)+1;FIND(&quot;s&quot;; [.E24]; 1)-FIND(&quot;.&quot;; [.E24]; 1)-1))" office:value-type="float" office:value="239" calcext:value-type="float">
            <text:p>239</text:p>
          </table:table-cell>
          <table:table-cell table:formula="of:=(60000*VALUE(LEFT([.F24];FIND(&quot;m&quot;; [.F24]; 1)-1)))+(1000*VALUE(MID([.F24];FIND(&quot;m&quot;; [.F24]; 1)+1;FIND(&quot;.&quot;; [.F24]; 1)-FIND(&quot;m&quot;; [.F24]; 1)-1)))+VALUE(MID([.F24];FIND(&quot;.&quot;; [.F24]; 1)+1;FIND(&quot;s&quot;; [.F24]; 1)-FIND(&quot;.&quot;; [.F24]; 1)-1))" office:value-type="float" office:value="237" calcext:value-type="float">
            <text:p>237</text:p>
          </table:table-cell>
          <table:table-cell table:formula="of:=AVERAGE([.L24:.P24])" office:value-type="float" office:value="238.2" calcext:value-type="float">
            <text:p>238</text:p>
          </table:table-cell>
          <table:table-cell table:formula="of:=(60000*VALUE(LEFT([.G24];FIND(&quot;m&quot;; [.G24]; 1)-1)))+(1000*VALUE(MID([.G24];FIND(&quot;m&quot;; [.G24]; 1)+1;FIND(&quot;.&quot;; [.G24]; 1)-FIND(&quot;m&quot;; [.G24]; 1)-1)))+VALUE(MID([.G24];FIND(&quot;.&quot;; [.G24]; 1)+1;FIND(&quot;s&quot;; [.G24]; 1)-FIND(&quot;.&quot;; [.G24]; 1)-1))" office:value-type="float" office:value="37742" calcext:value-type="float">
            <text:p>37742</text:p>
          </table:table-cell>
          <table:table-cell table:formula="of:=(60000*VALUE(LEFT([.H24];FIND(&quot;m&quot;; [.H24]; 1)-1)))+(1000*VALUE(MID([.H24];FIND(&quot;m&quot;; [.H24]; 1)+1;FIND(&quot;.&quot;; [.H24]; 1)-FIND(&quot;m&quot;; [.H24]; 1)-1)))+VALUE(MID([.H24];FIND(&quot;.&quot;; [.H24]; 1)+1;FIND(&quot;s&quot;; [.H24]; 1)-FIND(&quot;.&quot;; [.H24]; 1)-1))" office:value-type="float" office:value="37846" calcext:value-type="float">
            <text:p>37846</text:p>
          </table:table-cell>
          <table:table-cell table:formula="of:=(60000*VALUE(LEFT([.I24];FIND(&quot;m&quot;; [.I24]; 1)-1)))+(1000*VALUE(MID([.I24];FIND(&quot;m&quot;; [.I24]; 1)+1;FIND(&quot;.&quot;; [.I24]; 1)-FIND(&quot;m&quot;; [.I24]; 1)-1)))+VALUE(MID([.I24];FIND(&quot;.&quot;; [.I24]; 1)+1;FIND(&quot;s&quot;; [.I24]; 1)-FIND(&quot;.&quot;; [.I24]; 1)-1))" office:value-type="float" office:value="37170" calcext:value-type="float">
            <text:p>37170</text:p>
          </table:table-cell>
          <table:table-cell table:formula="of:=(60000*VALUE(LEFT([.J24];FIND(&quot;m&quot;; [.J24]; 1)-1)))+(1000*VALUE(MID([.J24];FIND(&quot;m&quot;; [.J24]; 1)+1;FIND(&quot;.&quot;; [.J24]; 1)-FIND(&quot;m&quot;; [.J24]; 1)-1)))+VALUE(MID([.J24];FIND(&quot;.&quot;; [.J24]; 1)+1;FIND(&quot;s&quot;; [.J24]; 1)-FIND(&quot;.&quot;; [.J24]; 1)-1))" office:value-type="float" office:value="38155" calcext:value-type="float">
            <text:p>38155</text:p>
          </table:table-cell>
          <table:table-cell table:formula="of:=(60000*VALUE(LEFT([.K24];FIND(&quot;m&quot;; [.K24]; 1)-1)))+(1000*VALUE(MID([.K24];FIND(&quot;m&quot;; [.K24]; 1)+1;FIND(&quot;.&quot;; [.K24]; 1)-FIND(&quot;m&quot;; [.K24]; 1)-1)))+VALUE(MID([.K24];FIND(&quot;.&quot;; [.K24]; 1)+1;FIND(&quot;s&quot;; [.K24]; 1)-FIND(&quot;.&quot;; [.K24]; 1)-1))" office:value-type="float" office:value="37678" calcext:value-type="float">
            <text:p>37678</text:p>
          </table:table-cell>
          <table:table-cell table:formula="of:=AVERAGE([.R24:.V24])" office:value-type="float" office:value="37718.2" calcext:value-type="float">
            <text:p>37718</text:p>
          </table:table-cell>
          <table:table-cell table:number-columns-repeated="1001"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0m0.306s</text:p>
          </table:table-cell>
          <table:table-cell office:value-type="string" calcext:value-type="string">
            <text:p>0m0.305s</text:p>
          </table:table-cell>
          <table:table-cell office:value-type="string" calcext:value-type="string">
            <text:p>0m0.308s</text:p>
          </table:table-cell>
          <table:table-cell office:value-type="string" calcext:value-type="string">
            <text:p>0m0.307s</text:p>
          </table:table-cell>
          <table:table-cell office:value-type="string" calcext:value-type="string">
            <text:p>0m0.313s</text:p>
          </table:table-cell>
          <table:table-cell office:value-type="string" calcext:value-type="string">
            <text:p>0m45.958s</text:p>
          </table:table-cell>
          <table:table-cell office:value-type="string" calcext:value-type="string">
            <text:p>0m46.368s</text:p>
          </table:table-cell>
          <table:table-cell office:value-type="string" calcext:value-type="string">
            <text:p>0m46.227s</text:p>
          </table:table-cell>
          <table:table-cell office:value-type="string" calcext:value-type="string">
            <text:p>0m46.080s</text:p>
          </table:table-cell>
          <table:table-cell office:value-type="string" calcext:value-type="string">
            <text:p>0m47.171s</text:p>
          </table:table-cell>
          <table:table-cell table:formula="of:=(60000*VALUE(LEFT([.B25];FIND(&quot;m&quot;; [.B25]; 1)-1)))+(1000*VALUE(MID([.B25];FIND(&quot;m&quot;; [.B25]; 1)+1;FIND(&quot;.&quot;; [.B25]; 1)-FIND(&quot;m&quot;; [.B25]; 1)-1)))+VALUE(MID([.B25];FIND(&quot;.&quot;; [.B25]; 1)+1;FIND(&quot;s&quot;; [.B25]; 1)-FIND(&quot;.&quot;; [.B25]; 1)-1))" office:value-type="float" office:value="306" calcext:value-type="float">
            <text:p>306</text:p>
          </table:table-cell>
          <table:table-cell table:formula="of:=(60000*VALUE(LEFT([.C25];FIND(&quot;m&quot;; [.C25]; 1)-1)))+(1000*VALUE(MID([.C25];FIND(&quot;m&quot;; [.C25]; 1)+1;FIND(&quot;.&quot;; [.C25]; 1)-FIND(&quot;m&quot;; [.C25]; 1)-1)))+VALUE(MID([.C25];FIND(&quot;.&quot;; [.C25]; 1)+1;FIND(&quot;s&quot;; [.C25]; 1)-FIND(&quot;.&quot;; [.C25]; 1)-1))" office:value-type="float" office:value="305" calcext:value-type="float">
            <text:p>305</text:p>
          </table:table-cell>
          <table:table-cell table:formula="of:=(60000*VALUE(LEFT([.D25];FIND(&quot;m&quot;; [.D25]; 1)-1)))+(1000*VALUE(MID([.D25];FIND(&quot;m&quot;; [.D25]; 1)+1;FIND(&quot;.&quot;; [.D25]; 1)-FIND(&quot;m&quot;; [.D25]; 1)-1)))+VALUE(MID([.D25];FIND(&quot;.&quot;; [.D25]; 1)+1;FIND(&quot;s&quot;; [.D25]; 1)-FIND(&quot;.&quot;; [.D25]; 1)-1))" office:value-type="float" office:value="308" calcext:value-type="float">
            <text:p>308</text:p>
          </table:table-cell>
          <table:table-cell table:formula="of:=(60000*VALUE(LEFT([.E25];FIND(&quot;m&quot;; [.E25]; 1)-1)))+(1000*VALUE(MID([.E25];FIND(&quot;m&quot;; [.E25]; 1)+1;FIND(&quot;.&quot;; [.E25]; 1)-FIND(&quot;m&quot;; [.E25]; 1)-1)))+VALUE(MID([.E25];FIND(&quot;.&quot;; [.E25]; 1)+1;FIND(&quot;s&quot;; [.E25]; 1)-FIND(&quot;.&quot;; [.E25]; 1)-1))" office:value-type="float" office:value="307" calcext:value-type="float">
            <text:p>307</text:p>
          </table:table-cell>
          <table:table-cell table:formula="of:=(60000*VALUE(LEFT([.F25];FIND(&quot;m&quot;; [.F25]; 1)-1)))+(1000*VALUE(MID([.F25];FIND(&quot;m&quot;; [.F25]; 1)+1;FIND(&quot;.&quot;; [.F25]; 1)-FIND(&quot;m&quot;; [.F25]; 1)-1)))+VALUE(MID([.F25];FIND(&quot;.&quot;; [.F25]; 1)+1;FIND(&quot;s&quot;; [.F25]; 1)-FIND(&quot;.&quot;; [.F25]; 1)-1))" office:value-type="float" office:value="313" calcext:value-type="float">
            <text:p>313</text:p>
          </table:table-cell>
          <table:table-cell table:formula="of:=AVERAGE([.L25:.P25])" office:value-type="float" office:value="307.8" calcext:value-type="float">
            <text:p>308</text:p>
          </table:table-cell>
          <table:table-cell table:formula="of:=(60000*VALUE(LEFT([.G25];FIND(&quot;m&quot;; [.G25]; 1)-1)))+(1000*VALUE(MID([.G25];FIND(&quot;m&quot;; [.G25]; 1)+1;FIND(&quot;.&quot;; [.G25]; 1)-FIND(&quot;m&quot;; [.G25]; 1)-1)))+VALUE(MID([.G25];FIND(&quot;.&quot;; [.G25]; 1)+1;FIND(&quot;s&quot;; [.G25]; 1)-FIND(&quot;.&quot;; [.G25]; 1)-1))" office:value-type="float" office:value="45958" calcext:value-type="float">
            <text:p>45958</text:p>
          </table:table-cell>
          <table:table-cell table:formula="of:=(60000*VALUE(LEFT([.H25];FIND(&quot;m&quot;; [.H25]; 1)-1)))+(1000*VALUE(MID([.H25];FIND(&quot;m&quot;; [.H25]; 1)+1;FIND(&quot;.&quot;; [.H25]; 1)-FIND(&quot;m&quot;; [.H25]; 1)-1)))+VALUE(MID([.H25];FIND(&quot;.&quot;; [.H25]; 1)+1;FIND(&quot;s&quot;; [.H25]; 1)-FIND(&quot;.&quot;; [.H25]; 1)-1))" office:value-type="float" office:value="46368" calcext:value-type="float">
            <text:p>46368</text:p>
          </table:table-cell>
          <table:table-cell table:formula="of:=(60000*VALUE(LEFT([.I25];FIND(&quot;m&quot;; [.I25]; 1)-1)))+(1000*VALUE(MID([.I25];FIND(&quot;m&quot;; [.I25]; 1)+1;FIND(&quot;.&quot;; [.I25]; 1)-FIND(&quot;m&quot;; [.I25]; 1)-1)))+VALUE(MID([.I25];FIND(&quot;.&quot;; [.I25]; 1)+1;FIND(&quot;s&quot;; [.I25]; 1)-FIND(&quot;.&quot;; [.I25]; 1)-1))" office:value-type="float" office:value="46227" calcext:value-type="float">
            <text:p>46227</text:p>
          </table:table-cell>
          <table:table-cell table:formula="of:=(60000*VALUE(LEFT([.J25];FIND(&quot;m&quot;; [.J25]; 1)-1)))+(1000*VALUE(MID([.J25];FIND(&quot;m&quot;; [.J25]; 1)+1;FIND(&quot;.&quot;; [.J25]; 1)-FIND(&quot;m&quot;; [.J25]; 1)-1)))+VALUE(MID([.J25];FIND(&quot;.&quot;; [.J25]; 1)+1;FIND(&quot;s&quot;; [.J25]; 1)-FIND(&quot;.&quot;; [.J25]; 1)-1))" office:value-type="float" office:value="46080" calcext:value-type="float">
            <text:p>46080</text:p>
          </table:table-cell>
          <table:table-cell table:formula="of:=(60000*VALUE(LEFT([.K25];FIND(&quot;m&quot;; [.K25]; 1)-1)))+(1000*VALUE(MID([.K25];FIND(&quot;m&quot;; [.K25]; 1)+1;FIND(&quot;.&quot;; [.K25]; 1)-FIND(&quot;m&quot;; [.K25]; 1)-1)))+VALUE(MID([.K25];FIND(&quot;.&quot;; [.K25]; 1)+1;FIND(&quot;s&quot;; [.K25]; 1)-FIND(&quot;.&quot;; [.K25]; 1)-1))" office:value-type="float" office:value="47171" calcext:value-type="float">
            <text:p>47171</text:p>
          </table:table-cell>
          <table:table-cell table:formula="of:=AVERAGE([.R25:.V25])" office:value-type="float" office:value="46360.8" calcext:value-type="float">
            <text:p>46361</text:p>
          </table:table-cell>
          <table:table-cell table:number-columns-repeated="1001"/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0m0.311s</text:p>
          </table:table-cell>
          <table:table-cell office:value-type="string" calcext:value-type="string">
            <text:p>0m0.313s</text:p>
          </table:table-cell>
          <table:table-cell office:value-type="string" calcext:value-type="string">
            <text:p>0m0.307s</text:p>
          </table:table-cell>
          <table:table-cell office:value-type="string" calcext:value-type="string">
            <text:p>0m0.308s</text:p>
          </table:table-cell>
          <table:table-cell office:value-type="string" calcext:value-type="string">
            <text:p>0m0.313s</text:p>
          </table:table-cell>
          <table:table-cell office:value-type="string" calcext:value-type="string">
            <text:p>0m58.059s</text:p>
          </table:table-cell>
          <table:table-cell office:value-type="string" calcext:value-type="string">
            <text:p>0m57.224s</text:p>
          </table:table-cell>
          <table:table-cell office:value-type="string" calcext:value-type="string">
            <text:p>0m58.378s</text:p>
          </table:table-cell>
          <table:table-cell office:value-type="string" calcext:value-type="string">
            <text:p>0m58.287s</text:p>
          </table:table-cell>
          <table:table-cell office:value-type="string" calcext:value-type="string">
            <text:p>0m57.893s</text:p>
          </table:table-cell>
          <table:table-cell table:formula="of:=(60000*VALUE(LEFT([.B26];FIND(&quot;m&quot;; [.B26]; 1)-1)))+(1000*VALUE(MID([.B26];FIND(&quot;m&quot;; [.B26]; 1)+1;FIND(&quot;.&quot;; [.B26]; 1)-FIND(&quot;m&quot;; [.B26]; 1)-1)))+VALUE(MID([.B26];FIND(&quot;.&quot;; [.B26]; 1)+1;FIND(&quot;s&quot;; [.B26]; 1)-FIND(&quot;.&quot;; [.B26]; 1)-1))" office:value-type="float" office:value="311" calcext:value-type="float">
            <text:p>311</text:p>
          </table:table-cell>
          <table:table-cell table:formula="of:=(60000*VALUE(LEFT([.C26];FIND(&quot;m&quot;; [.C26]; 1)-1)))+(1000*VALUE(MID([.C26];FIND(&quot;m&quot;; [.C26]; 1)+1;FIND(&quot;.&quot;; [.C26]; 1)-FIND(&quot;m&quot;; [.C26]; 1)-1)))+VALUE(MID([.C26];FIND(&quot;.&quot;; [.C26]; 1)+1;FIND(&quot;s&quot;; [.C26]; 1)-FIND(&quot;.&quot;; [.C26]; 1)-1))" office:value-type="float" office:value="313" calcext:value-type="float">
            <text:p>313</text:p>
          </table:table-cell>
          <table:table-cell table:formula="of:=(60000*VALUE(LEFT([.D26];FIND(&quot;m&quot;; [.D26]; 1)-1)))+(1000*VALUE(MID([.D26];FIND(&quot;m&quot;; [.D26]; 1)+1;FIND(&quot;.&quot;; [.D26]; 1)-FIND(&quot;m&quot;; [.D26]; 1)-1)))+VALUE(MID([.D26];FIND(&quot;.&quot;; [.D26]; 1)+1;FIND(&quot;s&quot;; [.D26]; 1)-FIND(&quot;.&quot;; [.D26]; 1)-1))" office:value-type="float" office:value="307" calcext:value-type="float">
            <text:p>307</text:p>
          </table:table-cell>
          <table:table-cell table:formula="of:=(60000*VALUE(LEFT([.E26];FIND(&quot;m&quot;; [.E26]; 1)-1)))+(1000*VALUE(MID([.E26];FIND(&quot;m&quot;; [.E26]; 1)+1;FIND(&quot;.&quot;; [.E26]; 1)-FIND(&quot;m&quot;; [.E26]; 1)-1)))+VALUE(MID([.E26];FIND(&quot;.&quot;; [.E26]; 1)+1;FIND(&quot;s&quot;; [.E26]; 1)-FIND(&quot;.&quot;; [.E26]; 1)-1))" office:value-type="float" office:value="308" calcext:value-type="float">
            <text:p>308</text:p>
          </table:table-cell>
          <table:table-cell table:formula="of:=(60000*VALUE(LEFT([.F26];FIND(&quot;m&quot;; [.F26]; 1)-1)))+(1000*VALUE(MID([.F26];FIND(&quot;m&quot;; [.F26]; 1)+1;FIND(&quot;.&quot;; [.F26]; 1)-FIND(&quot;m&quot;; [.F26]; 1)-1)))+VALUE(MID([.F26];FIND(&quot;.&quot;; [.F26]; 1)+1;FIND(&quot;s&quot;; [.F26]; 1)-FIND(&quot;.&quot;; [.F26]; 1)-1))" office:value-type="float" office:value="313" calcext:value-type="float">
            <text:p>313</text:p>
          </table:table-cell>
          <table:table-cell table:formula="of:=AVERAGE([.L26:.P26])" office:value-type="float" office:value="310.4" calcext:value-type="float">
            <text:p>310</text:p>
          </table:table-cell>
          <table:table-cell table:formula="of:=(60000*VALUE(LEFT([.G26];FIND(&quot;m&quot;; [.G26]; 1)-1)))+(1000*VALUE(MID([.G26];FIND(&quot;m&quot;; [.G26]; 1)+1;FIND(&quot;.&quot;; [.G26]; 1)-FIND(&quot;m&quot;; [.G26]; 1)-1)))+VALUE(MID([.G26];FIND(&quot;.&quot;; [.G26]; 1)+1;FIND(&quot;s&quot;; [.G26]; 1)-FIND(&quot;.&quot;; [.G26]; 1)-1))" office:value-type="float" office:value="58059" calcext:value-type="float">
            <text:p>58059</text:p>
          </table:table-cell>
          <table:table-cell table:formula="of:=(60000*VALUE(LEFT([.H26];FIND(&quot;m&quot;; [.H26]; 1)-1)))+(1000*VALUE(MID([.H26];FIND(&quot;m&quot;; [.H26]; 1)+1;FIND(&quot;.&quot;; [.H26]; 1)-FIND(&quot;m&quot;; [.H26]; 1)-1)))+VALUE(MID([.H26];FIND(&quot;.&quot;; [.H26]; 1)+1;FIND(&quot;s&quot;; [.H26]; 1)-FIND(&quot;.&quot;; [.H26]; 1)-1))" office:value-type="float" office:value="57224" calcext:value-type="float">
            <text:p>57224</text:p>
          </table:table-cell>
          <table:table-cell table:formula="of:=(60000*VALUE(LEFT([.I26];FIND(&quot;m&quot;; [.I26]; 1)-1)))+(1000*VALUE(MID([.I26];FIND(&quot;m&quot;; [.I26]; 1)+1;FIND(&quot;.&quot;; [.I26]; 1)-FIND(&quot;m&quot;; [.I26]; 1)-1)))+VALUE(MID([.I26];FIND(&quot;.&quot;; [.I26]; 1)+1;FIND(&quot;s&quot;; [.I26]; 1)-FIND(&quot;.&quot;; [.I26]; 1)-1))" office:value-type="float" office:value="58378" calcext:value-type="float">
            <text:p>58378</text:p>
          </table:table-cell>
          <table:table-cell table:formula="of:=(60000*VALUE(LEFT([.J26];FIND(&quot;m&quot;; [.J26]; 1)-1)))+(1000*VALUE(MID([.J26];FIND(&quot;m&quot;; [.J26]; 1)+1;FIND(&quot;.&quot;; [.J26]; 1)-FIND(&quot;m&quot;; [.J26]; 1)-1)))+VALUE(MID([.J26];FIND(&quot;.&quot;; [.J26]; 1)+1;FIND(&quot;s&quot;; [.J26]; 1)-FIND(&quot;.&quot;; [.J26]; 1)-1))" office:value-type="float" office:value="58287" calcext:value-type="float">
            <text:p>58287</text:p>
          </table:table-cell>
          <table:table-cell table:formula="of:=(60000*VALUE(LEFT([.K26];FIND(&quot;m&quot;; [.K26]; 1)-1)))+(1000*VALUE(MID([.K26];FIND(&quot;m&quot;; [.K26]; 1)+1;FIND(&quot;.&quot;; [.K26]; 1)-FIND(&quot;m&quot;; [.K26]; 1)-1)))+VALUE(MID([.K26];FIND(&quot;.&quot;; [.K26]; 1)+1;FIND(&quot;s&quot;; [.K26]; 1)-FIND(&quot;.&quot;; [.K26]; 1)-1))" office:value-type="float" office:value="57893" calcext:value-type="float">
            <text:p>57893</text:p>
          </table:table-cell>
          <table:table-cell table:formula="of:=AVERAGE([.R26:.V26])" office:value-type="float" office:value="57968.2" calcext:value-type="float">
            <text:p>57968</text:p>
          </table:table-cell>
          <table:table-cell table:number-columns-repeated="1001"/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0m0.316s</text:p>
          </table:table-cell>
          <table:table-cell office:value-type="string" calcext:value-type="string">
            <text:p>0m0.322s</text:p>
          </table:table-cell>
          <table:table-cell office:value-type="string" calcext:value-type="string">
            <text:p>0m0.320s</text:p>
          </table:table-cell>
          <table:table-cell office:value-type="string" calcext:value-type="string">
            <text:p>0m0.314s</text:p>
          </table:table-cell>
          <table:table-cell office:value-type="string" calcext:value-type="string">
            <text:p>0m0.325s</text:p>
          </table:table-cell>
          <table:table-cell office:value-type="string" calcext:value-type="string">
            <text:p>1m2.075s</text:p>
          </table:table-cell>
          <table:table-cell office:value-type="string" calcext:value-type="string">
            <text:p>1m1.050s</text:p>
          </table:table-cell>
          <table:table-cell office:value-type="string" calcext:value-type="string">
            <text:p>1m1.010s</text:p>
          </table:table-cell>
          <table:table-cell office:value-type="string" calcext:value-type="string">
            <text:p>1m0.819s</text:p>
          </table:table-cell>
          <table:table-cell office:value-type="string" calcext:value-type="string">
            <text:p>0m59.903s</text:p>
          </table:table-cell>
          <table:table-cell table:formula="of:=(60000*VALUE(LEFT([.B27];FIND(&quot;m&quot;; [.B27]; 1)-1)))+(1000*VALUE(MID([.B27];FIND(&quot;m&quot;; [.B27]; 1)+1;FIND(&quot;.&quot;; [.B27]; 1)-FIND(&quot;m&quot;; [.B27]; 1)-1)))+VALUE(MID([.B27];FIND(&quot;.&quot;; [.B27]; 1)+1;FIND(&quot;s&quot;; [.B27]; 1)-FIND(&quot;.&quot;; [.B27]; 1)-1))" office:value-type="float" office:value="316" calcext:value-type="float">
            <text:p>316</text:p>
          </table:table-cell>
          <table:table-cell table:formula="of:=(60000*VALUE(LEFT([.C27];FIND(&quot;m&quot;; [.C27]; 1)-1)))+(1000*VALUE(MID([.C27];FIND(&quot;m&quot;; [.C27]; 1)+1;FIND(&quot;.&quot;; [.C27]; 1)-FIND(&quot;m&quot;; [.C27]; 1)-1)))+VALUE(MID([.C27];FIND(&quot;.&quot;; [.C27]; 1)+1;FIND(&quot;s&quot;; [.C27]; 1)-FIND(&quot;.&quot;; [.C27]; 1)-1))" office:value-type="float" office:value="322" calcext:value-type="float">
            <text:p>322</text:p>
          </table:table-cell>
          <table:table-cell table:formula="of:=(60000*VALUE(LEFT([.D27];FIND(&quot;m&quot;; [.D27]; 1)-1)))+(1000*VALUE(MID([.D27];FIND(&quot;m&quot;; [.D27]; 1)+1;FIND(&quot;.&quot;; [.D27]; 1)-FIND(&quot;m&quot;; [.D27]; 1)-1)))+VALUE(MID([.D27];FIND(&quot;.&quot;; [.D27]; 1)+1;FIND(&quot;s&quot;; [.D27]; 1)-FIND(&quot;.&quot;; [.D27]; 1)-1))" office:value-type="float" office:value="320" calcext:value-type="float">
            <text:p>320</text:p>
          </table:table-cell>
          <table:table-cell table:formula="of:=(60000*VALUE(LEFT([.E27];FIND(&quot;m&quot;; [.E27]; 1)-1)))+(1000*VALUE(MID([.E27];FIND(&quot;m&quot;; [.E27]; 1)+1;FIND(&quot;.&quot;; [.E27]; 1)-FIND(&quot;m&quot;; [.E27]; 1)-1)))+VALUE(MID([.E27];FIND(&quot;.&quot;; [.E27]; 1)+1;FIND(&quot;s&quot;; [.E27]; 1)-FIND(&quot;.&quot;; [.E27]; 1)-1))" office:value-type="float" office:value="314" calcext:value-type="float">
            <text:p>314</text:p>
          </table:table-cell>
          <table:table-cell table:formula="of:=(60000*VALUE(LEFT([.F27];FIND(&quot;m&quot;; [.F27]; 1)-1)))+(1000*VALUE(MID([.F27];FIND(&quot;m&quot;; [.F27]; 1)+1;FIND(&quot;.&quot;; [.F27]; 1)-FIND(&quot;m&quot;; [.F27]; 1)-1)))+VALUE(MID([.F27];FIND(&quot;.&quot;; [.F27]; 1)+1;FIND(&quot;s&quot;; [.F27]; 1)-FIND(&quot;.&quot;; [.F27]; 1)-1))" office:value-type="float" office:value="325" calcext:value-type="float">
            <text:p>325</text:p>
          </table:table-cell>
          <table:table-cell table:formula="of:=AVERAGE([.L27:.P27])" office:value-type="float" office:value="319.4" calcext:value-type="float">
            <text:p>319</text:p>
          </table:table-cell>
          <table:table-cell table:formula="of:=(60000*VALUE(LEFT([.G27];FIND(&quot;m&quot;; [.G27]; 1)-1)))+(1000*VALUE(MID([.G27];FIND(&quot;m&quot;; [.G27]; 1)+1;FIND(&quot;.&quot;; [.G27]; 1)-FIND(&quot;m&quot;; [.G27]; 1)-1)))+VALUE(MID([.G27];FIND(&quot;.&quot;; [.G27]; 1)+1;FIND(&quot;s&quot;; [.G27]; 1)-FIND(&quot;.&quot;; [.G27]; 1)-1))" office:value-type="float" office:value="62075" calcext:value-type="float">
            <text:p>62075</text:p>
          </table:table-cell>
          <table:table-cell table:formula="of:=(60000*VALUE(LEFT([.H27];FIND(&quot;m&quot;; [.H27]; 1)-1)))+(1000*VALUE(MID([.H27];FIND(&quot;m&quot;; [.H27]; 1)+1;FIND(&quot;.&quot;; [.H27]; 1)-FIND(&quot;m&quot;; [.H27]; 1)-1)))+VALUE(MID([.H27];FIND(&quot;.&quot;; [.H27]; 1)+1;FIND(&quot;s&quot;; [.H27]; 1)-FIND(&quot;.&quot;; [.H27]; 1)-1))" office:value-type="float" office:value="61050" calcext:value-type="float">
            <text:p>61050</text:p>
          </table:table-cell>
          <table:table-cell table:formula="of:=(60000*VALUE(LEFT([.I27];FIND(&quot;m&quot;; [.I27]; 1)-1)))+(1000*VALUE(MID([.I27];FIND(&quot;m&quot;; [.I27]; 1)+1;FIND(&quot;.&quot;; [.I27]; 1)-FIND(&quot;m&quot;; [.I27]; 1)-1)))+VALUE(MID([.I27];FIND(&quot;.&quot;; [.I27]; 1)+1;FIND(&quot;s&quot;; [.I27]; 1)-FIND(&quot;.&quot;; [.I27]; 1)-1))" office:value-type="float" office:value="61010" calcext:value-type="float">
            <text:p>61010</text:p>
          </table:table-cell>
          <table:table-cell table:formula="of:=(60000*VALUE(LEFT([.J27];FIND(&quot;m&quot;; [.J27]; 1)-1)))+(1000*VALUE(MID([.J27];FIND(&quot;m&quot;; [.J27]; 1)+1;FIND(&quot;.&quot;; [.J27]; 1)-FIND(&quot;m&quot;; [.J27]; 1)-1)))+VALUE(MID([.J27];FIND(&quot;.&quot;; [.J27]; 1)+1;FIND(&quot;s&quot;; [.J27]; 1)-FIND(&quot;.&quot;; [.J27]; 1)-1))" office:value-type="float" office:value="60819" calcext:value-type="float">
            <text:p>60819</text:p>
          </table:table-cell>
          <table:table-cell table:formula="of:=(60000*VALUE(LEFT([.K27];FIND(&quot;m&quot;; [.K27]; 1)-1)))+(1000*VALUE(MID([.K27];FIND(&quot;m&quot;; [.K27]; 1)+1;FIND(&quot;.&quot;; [.K27]; 1)-FIND(&quot;m&quot;; [.K27]; 1)-1)))+VALUE(MID([.K27];FIND(&quot;.&quot;; [.K27]; 1)+1;FIND(&quot;s&quot;; [.K27]; 1)-FIND(&quot;.&quot;; [.K27]; 1)-1))" office:value-type="float" office:value="59903" calcext:value-type="float">
            <text:p>59903</text:p>
          </table:table-cell>
          <table:table-cell table:formula="of:=AVERAGE([.R27:.V27])" office:value-type="float" office:value="60971.4" calcext:value-type="float">
            <text:p>60971</text:p>
          </table:table-cell>
          <table:table-cell table:number-columns-repeated="1001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0m0.324s</text:p>
          </table:table-cell>
          <table:table-cell office:value-type="string" calcext:value-type="string">
            <text:p>0m0.325s</text:p>
          </table:table-cell>
          <table:table-cell office:value-type="string" calcext:value-type="string">
            <text:p>0m0.321s</text:p>
          </table:table-cell>
          <table:table-cell office:value-type="string" calcext:value-type="string">
            <text:p>0m0.324s</text:p>
          </table:table-cell>
          <table:table-cell office:value-type="string" calcext:value-type="string">
            <text:p>0m0.323s</text:p>
          </table:table-cell>
          <table:table-cell office:value-type="string" calcext:value-type="string">
            <text:p>1m10.732s</text:p>
          </table:table-cell>
          <table:table-cell office:value-type="string" calcext:value-type="string">
            <text:p>1m11.785s</text:p>
          </table:table-cell>
          <table:table-cell office:value-type="string" calcext:value-type="string">
            <text:p>1m11.140s</text:p>
          </table:table-cell>
          <table:table-cell office:value-type="string" calcext:value-type="string">
            <text:p>1m10.952s</text:p>
          </table:table-cell>
          <table:table-cell office:value-type="string" calcext:value-type="string">
            <text:p>1m10.554s</text:p>
          </table:table-cell>
          <table:table-cell table:formula="of:=(60000*VALUE(LEFT([.B28];FIND(&quot;m&quot;; [.B28]; 1)-1)))+(1000*VALUE(MID([.B28];FIND(&quot;m&quot;; [.B28]; 1)+1;FIND(&quot;.&quot;; [.B28]; 1)-FIND(&quot;m&quot;; [.B28]; 1)-1)))+VALUE(MID([.B28];FIND(&quot;.&quot;; [.B28]; 1)+1;FIND(&quot;s&quot;; [.B28]; 1)-FIND(&quot;.&quot;; [.B28]; 1)-1))" office:value-type="float" office:value="324" calcext:value-type="float">
            <text:p>324</text:p>
          </table:table-cell>
          <table:table-cell table:formula="of:=(60000*VALUE(LEFT([.C28];FIND(&quot;m&quot;; [.C28]; 1)-1)))+(1000*VALUE(MID([.C28];FIND(&quot;m&quot;; [.C28]; 1)+1;FIND(&quot;.&quot;; [.C28]; 1)-FIND(&quot;m&quot;; [.C28]; 1)-1)))+VALUE(MID([.C28];FIND(&quot;.&quot;; [.C28]; 1)+1;FIND(&quot;s&quot;; [.C28]; 1)-FIND(&quot;.&quot;; [.C28]; 1)-1))" office:value-type="float" office:value="325" calcext:value-type="float">
            <text:p>325</text:p>
          </table:table-cell>
          <table:table-cell table:formula="of:=(60000*VALUE(LEFT([.D28];FIND(&quot;m&quot;; [.D28]; 1)-1)))+(1000*VALUE(MID([.D28];FIND(&quot;m&quot;; [.D28]; 1)+1;FIND(&quot;.&quot;; [.D28]; 1)-FIND(&quot;m&quot;; [.D28]; 1)-1)))+VALUE(MID([.D28];FIND(&quot;.&quot;; [.D28]; 1)+1;FIND(&quot;s&quot;; [.D28]; 1)-FIND(&quot;.&quot;; [.D28]; 1)-1))" office:value-type="float" office:value="321" calcext:value-type="float">
            <text:p>321</text:p>
          </table:table-cell>
          <table:table-cell table:formula="of:=(60000*VALUE(LEFT([.E28];FIND(&quot;m&quot;; [.E28]; 1)-1)))+(1000*VALUE(MID([.E28];FIND(&quot;m&quot;; [.E28]; 1)+1;FIND(&quot;.&quot;; [.E28]; 1)-FIND(&quot;m&quot;; [.E28]; 1)-1)))+VALUE(MID([.E28];FIND(&quot;.&quot;; [.E28]; 1)+1;FIND(&quot;s&quot;; [.E28]; 1)-FIND(&quot;.&quot;; [.E28]; 1)-1))" office:value-type="float" office:value="324" calcext:value-type="float">
            <text:p>324</text:p>
          </table:table-cell>
          <table:table-cell table:formula="of:=(60000*VALUE(LEFT([.F28];FIND(&quot;m&quot;; [.F28]; 1)-1)))+(1000*VALUE(MID([.F28];FIND(&quot;m&quot;; [.F28]; 1)+1;FIND(&quot;.&quot;; [.F28]; 1)-FIND(&quot;m&quot;; [.F28]; 1)-1)))+VALUE(MID([.F28];FIND(&quot;.&quot;; [.F28]; 1)+1;FIND(&quot;s&quot;; [.F28]; 1)-FIND(&quot;.&quot;; [.F28]; 1)-1))" office:value-type="float" office:value="323" calcext:value-type="float">
            <text:p>323</text:p>
          </table:table-cell>
          <table:table-cell table:formula="of:=AVERAGE([.L28:.P28])" office:value-type="float" office:value="323.4" calcext:value-type="float">
            <text:p>323</text:p>
          </table:table-cell>
          <table:table-cell table:formula="of:=(60000*VALUE(LEFT([.G28];FIND(&quot;m&quot;; [.G28]; 1)-1)))+(1000*VALUE(MID([.G28];FIND(&quot;m&quot;; [.G28]; 1)+1;FIND(&quot;.&quot;; [.G28]; 1)-FIND(&quot;m&quot;; [.G28]; 1)-1)))+VALUE(MID([.G28];FIND(&quot;.&quot;; [.G28]; 1)+1;FIND(&quot;s&quot;; [.G28]; 1)-FIND(&quot;.&quot;; [.G28]; 1)-1))" office:value-type="float" office:value="70732" calcext:value-type="float">
            <text:p>70732</text:p>
          </table:table-cell>
          <table:table-cell table:formula="of:=(60000*VALUE(LEFT([.H28];FIND(&quot;m&quot;; [.H28]; 1)-1)))+(1000*VALUE(MID([.H28];FIND(&quot;m&quot;; [.H28]; 1)+1;FIND(&quot;.&quot;; [.H28]; 1)-FIND(&quot;m&quot;; [.H28]; 1)-1)))+VALUE(MID([.H28];FIND(&quot;.&quot;; [.H28]; 1)+1;FIND(&quot;s&quot;; [.H28]; 1)-FIND(&quot;.&quot;; [.H28]; 1)-1))" office:value-type="float" office:value="71785" calcext:value-type="float">
            <text:p>71785</text:p>
          </table:table-cell>
          <table:table-cell table:formula="of:=(60000*VALUE(LEFT([.I28];FIND(&quot;m&quot;; [.I28]; 1)-1)))+(1000*VALUE(MID([.I28];FIND(&quot;m&quot;; [.I28]; 1)+1;FIND(&quot;.&quot;; [.I28]; 1)-FIND(&quot;m&quot;; [.I28]; 1)-1)))+VALUE(MID([.I28];FIND(&quot;.&quot;; [.I28]; 1)+1;FIND(&quot;s&quot;; [.I28]; 1)-FIND(&quot;.&quot;; [.I28]; 1)-1))" office:value-type="float" office:value="71140" calcext:value-type="float">
            <text:p>71140</text:p>
          </table:table-cell>
          <table:table-cell table:formula="of:=(60000*VALUE(LEFT([.J28];FIND(&quot;m&quot;; [.J28]; 1)-1)))+(1000*VALUE(MID([.J28];FIND(&quot;m&quot;; [.J28]; 1)+1;FIND(&quot;.&quot;; [.J28]; 1)-FIND(&quot;m&quot;; [.J28]; 1)-1)))+VALUE(MID([.J28];FIND(&quot;.&quot;; [.J28]; 1)+1;FIND(&quot;s&quot;; [.J28]; 1)-FIND(&quot;.&quot;; [.J28]; 1)-1))" office:value-type="float" office:value="70952" calcext:value-type="float">
            <text:p>70952</text:p>
          </table:table-cell>
          <table:table-cell table:formula="of:=(60000*VALUE(LEFT([.K28];FIND(&quot;m&quot;; [.K28]; 1)-1)))+(1000*VALUE(MID([.K28];FIND(&quot;m&quot;; [.K28]; 1)+1;FIND(&quot;.&quot;; [.K28]; 1)-FIND(&quot;m&quot;; [.K28]; 1)-1)))+VALUE(MID([.K28];FIND(&quot;.&quot;; [.K28]; 1)+1;FIND(&quot;s&quot;; [.K28]; 1)-FIND(&quot;.&quot;; [.K28]; 1)-1))" office:value-type="float" office:value="70554" calcext:value-type="float">
            <text:p>70554</text:p>
          </table:table-cell>
          <table:table-cell table:formula="of:=AVERAGE([.R28:.V28])" office:value-type="float" office:value="71032.6" calcext:value-type="float">
            <text:p>71033</text:p>
          </table:table-cell>
          <table:table-cell table:number-columns-repeated="1001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0m0.443s</text:p>
          </table:table-cell>
          <table:table-cell office:value-type="string" calcext:value-type="string">
            <text:p>0m0.447s</text:p>
          </table:table-cell>
          <table:table-cell office:value-type="string" calcext:value-type="string">
            <text:p>0m0.443s</text:p>
          </table:table-cell>
          <table:table-cell office:value-type="string" calcext:value-type="string">
            <text:p>0m0.446s</text:p>
          </table:table-cell>
          <table:table-cell office:value-type="string" calcext:value-type="string">
            <text:p>0m0.445s</text:p>
          </table:table-cell>
          <table:table-cell table:number-columns-repeated="5"/>
          <table:table-cell table:formula="of:=(60000*VALUE(LEFT([.B29];FIND(&quot;m&quot;; [.B29]; 1)-1)))+(1000*VALUE(MID([.B29];FIND(&quot;m&quot;; [.B29]; 1)+1;FIND(&quot;.&quot;; [.B29]; 1)-FIND(&quot;m&quot;; [.B29]; 1)-1)))+VALUE(MID([.B29];FIND(&quot;.&quot;; [.B29]; 1)+1;FIND(&quot;s&quot;; [.B29]; 1)-FIND(&quot;.&quot;; [.B29]; 1)-1))" office:value-type="float" office:value="443" calcext:value-type="float">
            <text:p>443</text:p>
          </table:table-cell>
          <table:table-cell table:formula="of:=(60000*VALUE(LEFT([.C29];FIND(&quot;m&quot;; [.C29]; 1)-1)))+(1000*VALUE(MID([.C29];FIND(&quot;m&quot;; [.C29]; 1)+1;FIND(&quot;.&quot;; [.C29]; 1)-FIND(&quot;m&quot;; [.C29]; 1)-1)))+VALUE(MID([.C29];FIND(&quot;.&quot;; [.C29]; 1)+1;FIND(&quot;s&quot;; [.C29]; 1)-FIND(&quot;.&quot;; [.C29]; 1)-1))" office:value-type="float" office:value="447" calcext:value-type="float">
            <text:p>447</text:p>
          </table:table-cell>
          <table:table-cell table:formula="of:=(60000*VALUE(LEFT([.D29];FIND(&quot;m&quot;; [.D29]; 1)-1)))+(1000*VALUE(MID([.D29];FIND(&quot;m&quot;; [.D29]; 1)+1;FIND(&quot;.&quot;; [.D29]; 1)-FIND(&quot;m&quot;; [.D29]; 1)-1)))+VALUE(MID([.D29];FIND(&quot;.&quot;; [.D29]; 1)+1;FIND(&quot;s&quot;; [.D29]; 1)-FIND(&quot;.&quot;; [.D29]; 1)-1))" office:value-type="float" office:value="443" calcext:value-type="float">
            <text:p>443</text:p>
          </table:table-cell>
          <table:table-cell table:formula="of:=(60000*VALUE(LEFT([.E29];FIND(&quot;m&quot;; [.E29]; 1)-1)))+(1000*VALUE(MID([.E29];FIND(&quot;m&quot;; [.E29]; 1)+1;FIND(&quot;.&quot;; [.E29]; 1)-FIND(&quot;m&quot;; [.E29]; 1)-1)))+VALUE(MID([.E29];FIND(&quot;.&quot;; [.E29]; 1)+1;FIND(&quot;s&quot;; [.E29]; 1)-FIND(&quot;.&quot;; [.E29]; 1)-1))" office:value-type="float" office:value="446" calcext:value-type="float">
            <text:p>446</text:p>
          </table:table-cell>
          <table:table-cell table:formula="of:=(60000*VALUE(LEFT([.F29];FIND(&quot;m&quot;; [.F29]; 1)-1)))+(1000*VALUE(MID([.F29];FIND(&quot;m&quot;; [.F29]; 1)+1;FIND(&quot;.&quot;; [.F29]; 1)-FIND(&quot;m&quot;; [.F29]; 1)-1)))+VALUE(MID([.F29];FIND(&quot;.&quot;; [.F29]; 1)+1;FIND(&quot;s&quot;; [.F29]; 1)-FIND(&quot;.&quot;; [.F29]; 1)-1))" office:value-type="float" office:value="445" calcext:value-type="float">
            <text:p>445</text:p>
          </table:table-cell>
          <table:table-cell table:formula="of:=AVERAGE([.L29:.P29])" office:value-type="float" office:value="444.8" calcext:value-type="float">
            <text:p>445</text:p>
          </table:table-cell>
          <table:table-cell table:number-columns-repeated="1007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0m1.051s</text:p>
          </table:table-cell>
          <table:table-cell office:value-type="string" calcext:value-type="string">
            <text:p>0m1.043s</text:p>
          </table:table-cell>
          <table:table-cell office:value-type="string" calcext:value-type="string">
            <text:p>0m1.040s</text:p>
          </table:table-cell>
          <table:table-cell office:value-type="string" calcext:value-type="string">
            <text:p>0m1.043s</text:p>
          </table:table-cell>
          <table:table-cell office:value-type="string" calcext:value-type="string">
            <text:p>0m1.038s</text:p>
          </table:table-cell>
          <table:table-cell table:number-columns-repeated="5"/>
          <table:table-cell table:formula="of:=(60000*VALUE(LEFT([.B30];FIND(&quot;m&quot;; [.B30]; 1)-1)))+(1000*VALUE(MID([.B30];FIND(&quot;m&quot;; [.B30]; 1)+1;FIND(&quot;.&quot;; [.B30]; 1)-FIND(&quot;m&quot;; [.B30]; 1)-1)))+VALUE(MID([.B30];FIND(&quot;.&quot;; [.B30]; 1)+1;FIND(&quot;s&quot;; [.B30]; 1)-FIND(&quot;.&quot;; [.B30]; 1)-1))" office:value-type="float" office:value="1051" calcext:value-type="float">
            <text:p>1051</text:p>
          </table:table-cell>
          <table:table-cell table:formula="of:=(60000*VALUE(LEFT([.C30];FIND(&quot;m&quot;; [.C30]; 1)-1)))+(1000*VALUE(MID([.C30];FIND(&quot;m&quot;; [.C30]; 1)+1;FIND(&quot;.&quot;; [.C30]; 1)-FIND(&quot;m&quot;; [.C30]; 1)-1)))+VALUE(MID([.C30];FIND(&quot;.&quot;; [.C30]; 1)+1;FIND(&quot;s&quot;; [.C30]; 1)-FIND(&quot;.&quot;; [.C30]; 1)-1))" office:value-type="float" office:value="1043" calcext:value-type="float">
            <text:p>1043</text:p>
          </table:table-cell>
          <table:table-cell table:formula="of:=(60000*VALUE(LEFT([.D30];FIND(&quot;m&quot;; [.D30]; 1)-1)))+(1000*VALUE(MID([.D30];FIND(&quot;m&quot;; [.D30]; 1)+1;FIND(&quot;.&quot;; [.D30]; 1)-FIND(&quot;m&quot;; [.D30]; 1)-1)))+VALUE(MID([.D30];FIND(&quot;.&quot;; [.D30]; 1)+1;FIND(&quot;s&quot;; [.D30]; 1)-FIND(&quot;.&quot;; [.D30]; 1)-1))" office:value-type="float" office:value="1040" calcext:value-type="float">
            <text:p>1040</text:p>
          </table:table-cell>
          <table:table-cell table:formula="of:=(60000*VALUE(LEFT([.E30];FIND(&quot;m&quot;; [.E30]; 1)-1)))+(1000*VALUE(MID([.E30];FIND(&quot;m&quot;; [.E30]; 1)+1;FIND(&quot;.&quot;; [.E30]; 1)-FIND(&quot;m&quot;; [.E30]; 1)-1)))+VALUE(MID([.E30];FIND(&quot;.&quot;; [.E30]; 1)+1;FIND(&quot;s&quot;; [.E30]; 1)-FIND(&quot;.&quot;; [.E30]; 1)-1))" office:value-type="float" office:value="1043" calcext:value-type="float">
            <text:p>1043</text:p>
          </table:table-cell>
          <table:table-cell table:formula="of:=(60000*VALUE(LEFT([.F30];FIND(&quot;m&quot;; [.F30]; 1)-1)))+(1000*VALUE(MID([.F30];FIND(&quot;m&quot;; [.F30]; 1)+1;FIND(&quot;.&quot;; [.F30]; 1)-FIND(&quot;m&quot;; [.F30]; 1)-1)))+VALUE(MID([.F30];FIND(&quot;.&quot;; [.F30]; 1)+1;FIND(&quot;s&quot;; [.F30]; 1)-FIND(&quot;.&quot;; [.F30]; 1)-1))" office:value-type="float" office:value="1038" calcext:value-type="float">
            <text:p>1038</text:p>
          </table:table-cell>
          <table:table-cell table:formula="of:=AVERAGE([.L30:.P30])" office:value-type="float" office:value="1043" calcext:value-type="float">
            <text:p>1043</text:p>
          </table:table-cell>
          <table:table-cell table:number-columns-repeated="1007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0m1.293s</text:p>
          </table:table-cell>
          <table:table-cell office:value-type="string" calcext:value-type="string">
            <text:p>0m1.289s</text:p>
          </table:table-cell>
          <table:table-cell office:value-type="string" calcext:value-type="string">
            <text:p>0m1.281s</text:p>
          </table:table-cell>
          <table:table-cell office:value-type="string" calcext:value-type="string">
            <text:p>0m1.319s</text:p>
          </table:table-cell>
          <table:table-cell office:value-type="string" calcext:value-type="string">
            <text:p>0m1.311s</text:p>
          </table:table-cell>
          <table:table-cell table:number-columns-repeated="5"/>
          <table:table-cell table:formula="of:=(60000*VALUE(LEFT([.B31];FIND(&quot;m&quot;; [.B31]; 1)-1)))+(1000*VALUE(MID([.B31];FIND(&quot;m&quot;; [.B31]; 1)+1;FIND(&quot;.&quot;; [.B31]; 1)-FIND(&quot;m&quot;; [.B31]; 1)-1)))+VALUE(MID([.B31];FIND(&quot;.&quot;; [.B31]; 1)+1;FIND(&quot;s&quot;; [.B31]; 1)-FIND(&quot;.&quot;; [.B31]; 1)-1))" office:value-type="float" office:value="1293" calcext:value-type="float">
            <text:p>1293</text:p>
          </table:table-cell>
          <table:table-cell table:formula="of:=(60000*VALUE(LEFT([.C31];FIND(&quot;m&quot;; [.C31]; 1)-1)))+(1000*VALUE(MID([.C31];FIND(&quot;m&quot;; [.C31]; 1)+1;FIND(&quot;.&quot;; [.C31]; 1)-FIND(&quot;m&quot;; [.C31]; 1)-1)))+VALUE(MID([.C31];FIND(&quot;.&quot;; [.C31]; 1)+1;FIND(&quot;s&quot;; [.C31]; 1)-FIND(&quot;.&quot;; [.C31]; 1)-1))" office:value-type="float" office:value="1289" calcext:value-type="float">
            <text:p>1289</text:p>
          </table:table-cell>
          <table:table-cell table:formula="of:=(60000*VALUE(LEFT([.D31];FIND(&quot;m&quot;; [.D31]; 1)-1)))+(1000*VALUE(MID([.D31];FIND(&quot;m&quot;; [.D31]; 1)+1;FIND(&quot;.&quot;; [.D31]; 1)-FIND(&quot;m&quot;; [.D31]; 1)-1)))+VALUE(MID([.D31];FIND(&quot;.&quot;; [.D31]; 1)+1;FIND(&quot;s&quot;; [.D31]; 1)-FIND(&quot;.&quot;; [.D31]; 1)-1))" office:value-type="float" office:value="1281" calcext:value-type="float">
            <text:p>1281</text:p>
          </table:table-cell>
          <table:table-cell table:formula="of:=(60000*VALUE(LEFT([.E31];FIND(&quot;m&quot;; [.E31]; 1)-1)))+(1000*VALUE(MID([.E31];FIND(&quot;m&quot;; [.E31]; 1)+1;FIND(&quot;.&quot;; [.E31]; 1)-FIND(&quot;m&quot;; [.E31]; 1)-1)))+VALUE(MID([.E31];FIND(&quot;.&quot;; [.E31]; 1)+1;FIND(&quot;s&quot;; [.E31]; 1)-FIND(&quot;.&quot;; [.E31]; 1)-1))" office:value-type="float" office:value="1319" calcext:value-type="float">
            <text:p>1319</text:p>
          </table:table-cell>
          <table:table-cell table:formula="of:=(60000*VALUE(LEFT([.F31];FIND(&quot;m&quot;; [.F31]; 1)-1)))+(1000*VALUE(MID([.F31];FIND(&quot;m&quot;; [.F31]; 1)+1;FIND(&quot;.&quot;; [.F31]; 1)-FIND(&quot;m&quot;; [.F31]; 1)-1)))+VALUE(MID([.F31];FIND(&quot;.&quot;; [.F31]; 1)+1;FIND(&quot;s&quot;; [.F31]; 1)-FIND(&quot;.&quot;; [.F31]; 1)-1))" office:value-type="float" office:value="1311" calcext:value-type="float">
            <text:p>1311</text:p>
          </table:table-cell>
          <table:table-cell table:formula="of:=AVERAGE([.L31:.P31])" office:value-type="float" office:value="1298.6" calcext:value-type="float">
            <text:p>1299</text:p>
          </table:table-cell>
          <table:table-cell table:number-columns-repeated="1007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string" calcext:value-type="string">
            <text:p>0m3.006s</text:p>
          </table:table-cell>
          <table:table-cell office:value-type="string" calcext:value-type="string">
            <text:p>0m3.059s</text:p>
          </table:table-cell>
          <table:table-cell office:value-type="string" calcext:value-type="string">
            <text:p>0m3.083s</text:p>
          </table:table-cell>
          <table:table-cell office:value-type="string" calcext:value-type="string">
            <text:p>0m3.044s</text:p>
          </table:table-cell>
          <table:table-cell office:value-type="string" calcext:value-type="string">
            <text:p>0m3.015s</text:p>
          </table:table-cell>
          <table:table-cell table:number-columns-repeated="5"/>
          <table:table-cell table:formula="of:=(60000*VALUE(LEFT([.B32];FIND(&quot;m&quot;; [.B32]; 1)-1)))+(1000*VALUE(MID([.B32];FIND(&quot;m&quot;; [.B32]; 1)+1;FIND(&quot;.&quot;; [.B32]; 1)-FIND(&quot;m&quot;; [.B32]; 1)-1)))+VALUE(MID([.B32];FIND(&quot;.&quot;; [.B32]; 1)+1;FIND(&quot;s&quot;; [.B32]; 1)-FIND(&quot;.&quot;; [.B32]; 1)-1))" office:value-type="float" office:value="3006" calcext:value-type="float">
            <text:p>3006</text:p>
          </table:table-cell>
          <table:table-cell table:formula="of:=(60000*VALUE(LEFT([.C32];FIND(&quot;m&quot;; [.C32]; 1)-1)))+(1000*VALUE(MID([.C32];FIND(&quot;m&quot;; [.C32]; 1)+1;FIND(&quot;.&quot;; [.C32]; 1)-FIND(&quot;m&quot;; [.C32]; 1)-1)))+VALUE(MID([.C32];FIND(&quot;.&quot;; [.C32]; 1)+1;FIND(&quot;s&quot;; [.C32]; 1)-FIND(&quot;.&quot;; [.C32]; 1)-1))" office:value-type="float" office:value="3059" calcext:value-type="float">
            <text:p>3059</text:p>
          </table:table-cell>
          <table:table-cell table:formula="of:=(60000*VALUE(LEFT([.D32];FIND(&quot;m&quot;; [.D32]; 1)-1)))+(1000*VALUE(MID([.D32];FIND(&quot;m&quot;; [.D32]; 1)+1;FIND(&quot;.&quot;; [.D32]; 1)-FIND(&quot;m&quot;; [.D32]; 1)-1)))+VALUE(MID([.D32];FIND(&quot;.&quot;; [.D32]; 1)+1;FIND(&quot;s&quot;; [.D32]; 1)-FIND(&quot;.&quot;; [.D32]; 1)-1))" office:value-type="float" office:value="3083" calcext:value-type="float">
            <text:p>3083</text:p>
          </table:table-cell>
          <table:table-cell table:formula="of:=(60000*VALUE(LEFT([.E32];FIND(&quot;m&quot;; [.E32]; 1)-1)))+(1000*VALUE(MID([.E32];FIND(&quot;m&quot;; [.E32]; 1)+1;FIND(&quot;.&quot;; [.E32]; 1)-FIND(&quot;m&quot;; [.E32]; 1)-1)))+VALUE(MID([.E32];FIND(&quot;.&quot;; [.E32]; 1)+1;FIND(&quot;s&quot;; [.E32]; 1)-FIND(&quot;.&quot;; [.E32]; 1)-1))" office:value-type="float" office:value="3044" calcext:value-type="float">
            <text:p>3044</text:p>
          </table:table-cell>
          <table:table-cell table:formula="of:=(60000*VALUE(LEFT([.F32];FIND(&quot;m&quot;; [.F32]; 1)-1)))+(1000*VALUE(MID([.F32];FIND(&quot;m&quot;; [.F32]; 1)+1;FIND(&quot;.&quot;; [.F32]; 1)-FIND(&quot;m&quot;; [.F32]; 1)-1)))+VALUE(MID([.F32];FIND(&quot;.&quot;; [.F32]; 1)+1;FIND(&quot;s&quot;; [.F32]; 1)-FIND(&quot;.&quot;; [.F32]; 1)-1))" office:value-type="float" office:value="3015" calcext:value-type="float">
            <text:p>3015</text:p>
          </table:table-cell>
          <table:table-cell table:formula="of:=AVERAGE([.L32:.P32])" office:value-type="float" office:value="3041.4" calcext:value-type="float">
            <text:p>3041</text:p>
          </table:table-cell>
          <table:table-cell table:number-columns-repeated="1007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string" calcext:value-type="string">
            <text:p>0m3.772s</text:p>
          </table:table-cell>
          <table:table-cell office:value-type="string" calcext:value-type="string">
            <text:p>0m3.657s</text:p>
          </table:table-cell>
          <table:table-cell office:value-type="string" calcext:value-type="string">
            <text:p>0m3.675s</text:p>
          </table:table-cell>
          <table:table-cell office:value-type="string" calcext:value-type="string">
            <text:p>0m3.674s</text:p>
          </table:table-cell>
          <table:table-cell office:value-type="string" calcext:value-type="string">
            <text:p>0m3.670s</text:p>
          </table:table-cell>
          <table:table-cell table:number-columns-repeated="5"/>
          <table:table-cell table:formula="of:=(60000*VALUE(LEFT([.B33];FIND(&quot;m&quot;; [.B33]; 1)-1)))+(1000*VALUE(MID([.B33];FIND(&quot;m&quot;; [.B33]; 1)+1;FIND(&quot;.&quot;; [.B33]; 1)-FIND(&quot;m&quot;; [.B33]; 1)-1)))+VALUE(MID([.B33];FIND(&quot;.&quot;; [.B33]; 1)+1;FIND(&quot;s&quot;; [.B33]; 1)-FIND(&quot;.&quot;; [.B33]; 1)-1))" office:value-type="float" office:value="3772" calcext:value-type="float">
            <text:p>3772</text:p>
          </table:table-cell>
          <table:table-cell table:formula="of:=(60000*VALUE(LEFT([.C33];FIND(&quot;m&quot;; [.C33]; 1)-1)))+(1000*VALUE(MID([.C33];FIND(&quot;m&quot;; [.C33]; 1)+1;FIND(&quot;.&quot;; [.C33]; 1)-FIND(&quot;m&quot;; [.C33]; 1)-1)))+VALUE(MID([.C33];FIND(&quot;.&quot;; [.C33]; 1)+1;FIND(&quot;s&quot;; [.C33]; 1)-FIND(&quot;.&quot;; [.C33]; 1)-1))" office:value-type="float" office:value="3657" calcext:value-type="float">
            <text:p>3657</text:p>
          </table:table-cell>
          <table:table-cell table:formula="of:=(60000*VALUE(LEFT([.D33];FIND(&quot;m&quot;; [.D33]; 1)-1)))+(1000*VALUE(MID([.D33];FIND(&quot;m&quot;; [.D33]; 1)+1;FIND(&quot;.&quot;; [.D33]; 1)-FIND(&quot;m&quot;; [.D33]; 1)-1)))+VALUE(MID([.D33];FIND(&quot;.&quot;; [.D33]; 1)+1;FIND(&quot;s&quot;; [.D33]; 1)-FIND(&quot;.&quot;; [.D33]; 1)-1))" office:value-type="float" office:value="3675" calcext:value-type="float">
            <text:p>3675</text:p>
          </table:table-cell>
          <table:table-cell table:formula="of:=(60000*VALUE(LEFT([.E33];FIND(&quot;m&quot;; [.E33]; 1)-1)))+(1000*VALUE(MID([.E33];FIND(&quot;m&quot;; [.E33]; 1)+1;FIND(&quot;.&quot;; [.E33]; 1)-FIND(&quot;m&quot;; [.E33]; 1)-1)))+VALUE(MID([.E33];FIND(&quot;.&quot;; [.E33]; 1)+1;FIND(&quot;s&quot;; [.E33]; 1)-FIND(&quot;.&quot;; [.E33]; 1)-1))" office:value-type="float" office:value="3674" calcext:value-type="float">
            <text:p>3674</text:p>
          </table:table-cell>
          <table:table-cell table:formula="of:=(60000*VALUE(LEFT([.F33];FIND(&quot;m&quot;; [.F33]; 1)-1)))+(1000*VALUE(MID([.F33];FIND(&quot;m&quot;; [.F33]; 1)+1;FIND(&quot;.&quot;; [.F33]; 1)-FIND(&quot;m&quot;; [.F33]; 1)-1)))+VALUE(MID([.F33];FIND(&quot;.&quot;; [.F33]; 1)+1;FIND(&quot;s&quot;; [.F33]; 1)-FIND(&quot;.&quot;; [.F33]; 1)-1))" office:value-type="float" office:value="3670" calcext:value-type="float">
            <text:p>3670</text:p>
          </table:table-cell>
          <table:table-cell table:formula="of:=AVERAGE([.L33:.P33])" office:value-type="float" office:value="3689.6" calcext:value-type="float">
            <text:p>3690</text:p>
          </table:table-cell>
          <table:table-cell table:number-columns-repeated="1007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string" calcext:value-type="string">
            <text:p>0m4.476s</text:p>
          </table:table-cell>
          <table:table-cell office:value-type="string" calcext:value-type="string">
            <text:p>0m4.451s</text:p>
          </table:table-cell>
          <table:table-cell office:value-type="string" calcext:value-type="string">
            <text:p>0m4.431s</text:p>
          </table:table-cell>
          <table:table-cell office:value-type="string" calcext:value-type="string">
            <text:p>0m4.544s</text:p>
          </table:table-cell>
          <table:table-cell office:value-type="string" calcext:value-type="string">
            <text:p>0m4.836s</text:p>
          </table:table-cell>
          <table:table-cell table:number-columns-repeated="5"/>
          <table:table-cell table:formula="of:=(60000*VALUE(LEFT([.B34];FIND(&quot;m&quot;; [.B34]; 1)-1)))+(1000*VALUE(MID([.B34];FIND(&quot;m&quot;; [.B34]; 1)+1;FIND(&quot;.&quot;; [.B34]; 1)-FIND(&quot;m&quot;; [.B34]; 1)-1)))+VALUE(MID([.B34];FIND(&quot;.&quot;; [.B34]; 1)+1;FIND(&quot;s&quot;; [.B34]; 1)-FIND(&quot;.&quot;; [.B34]; 1)-1))" office:value-type="float" office:value="4476" calcext:value-type="float">
            <text:p>4476</text:p>
          </table:table-cell>
          <table:table-cell table:formula="of:=(60000*VALUE(LEFT([.C34];FIND(&quot;m&quot;; [.C34]; 1)-1)))+(1000*VALUE(MID([.C34];FIND(&quot;m&quot;; [.C34]; 1)+1;FIND(&quot;.&quot;; [.C34]; 1)-FIND(&quot;m&quot;; [.C34]; 1)-1)))+VALUE(MID([.C34];FIND(&quot;.&quot;; [.C34]; 1)+1;FIND(&quot;s&quot;; [.C34]; 1)-FIND(&quot;.&quot;; [.C34]; 1)-1))" office:value-type="float" office:value="4451" calcext:value-type="float">
            <text:p>4451</text:p>
          </table:table-cell>
          <table:table-cell table:formula="of:=(60000*VALUE(LEFT([.D34];FIND(&quot;m&quot;; [.D34]; 1)-1)))+(1000*VALUE(MID([.D34];FIND(&quot;m&quot;; [.D34]; 1)+1;FIND(&quot;.&quot;; [.D34]; 1)-FIND(&quot;m&quot;; [.D34]; 1)-1)))+VALUE(MID([.D34];FIND(&quot;.&quot;; [.D34]; 1)+1;FIND(&quot;s&quot;; [.D34]; 1)-FIND(&quot;.&quot;; [.D34]; 1)-1))" office:value-type="float" office:value="4431" calcext:value-type="float">
            <text:p>4431</text:p>
          </table:table-cell>
          <table:table-cell table:formula="of:=(60000*VALUE(LEFT([.E34];FIND(&quot;m&quot;; [.E34]; 1)-1)))+(1000*VALUE(MID([.E34];FIND(&quot;m&quot;; [.E34]; 1)+1;FIND(&quot;.&quot;; [.E34]; 1)-FIND(&quot;m&quot;; [.E34]; 1)-1)))+VALUE(MID([.E34];FIND(&quot;.&quot;; [.E34]; 1)+1;FIND(&quot;s&quot;; [.E34]; 1)-FIND(&quot;.&quot;; [.E34]; 1)-1))" office:value-type="float" office:value="4544" calcext:value-type="float">
            <text:p>4544</text:p>
          </table:table-cell>
          <table:table-cell table:formula="of:=(60000*VALUE(LEFT([.F34];FIND(&quot;m&quot;; [.F34]; 1)-1)))+(1000*VALUE(MID([.F34];FIND(&quot;m&quot;; [.F34]; 1)+1;FIND(&quot;.&quot;; [.F34]; 1)-FIND(&quot;m&quot;; [.F34]; 1)-1)))+VALUE(MID([.F34];FIND(&quot;.&quot;; [.F34]; 1)+1;FIND(&quot;s&quot;; [.F34]; 1)-FIND(&quot;.&quot;; [.F34]; 1)-1))" office:value-type="float" office:value="4836" calcext:value-type="float">
            <text:p>4836</text:p>
          </table:table-cell>
          <table:table-cell table:formula="of:=AVERAGE([.L34:.P34])" office:value-type="float" office:value="4547.6" calcext:value-type="float">
            <text:p>4548</text:p>
          </table:table-cell>
          <table:table-cell table:number-columns-repeated="1007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string" calcext:value-type="string">
            <text:p>0m5.410s</text:p>
          </table:table-cell>
          <table:table-cell office:value-type="string" calcext:value-type="string">
            <text:p>0m5.002s</text:p>
          </table:table-cell>
          <table:table-cell office:value-type="string" calcext:value-type="string">
            <text:p>0m5.063s</text:p>
          </table:table-cell>
          <table:table-cell office:value-type="string" calcext:value-type="string">
            <text:p>0m5.048s</text:p>
          </table:table-cell>
          <table:table-cell office:value-type="string" calcext:value-type="string">
            <text:p>0m5.026s</text:p>
          </table:table-cell>
          <table:table-cell table:number-columns-repeated="5"/>
          <table:table-cell table:formula="of:=(60000*VALUE(LEFT([.B35];FIND(&quot;m&quot;; [.B35]; 1)-1)))+(1000*VALUE(MID([.B35];FIND(&quot;m&quot;; [.B35]; 1)+1;FIND(&quot;.&quot;; [.B35]; 1)-FIND(&quot;m&quot;; [.B35]; 1)-1)))+VALUE(MID([.B35];FIND(&quot;.&quot;; [.B35]; 1)+1;FIND(&quot;s&quot;; [.B35]; 1)-FIND(&quot;.&quot;; [.B35]; 1)-1))" office:value-type="float" office:value="5410" calcext:value-type="float">
            <text:p>5410</text:p>
          </table:table-cell>
          <table:table-cell table:formula="of:=(60000*VALUE(LEFT([.C35];FIND(&quot;m&quot;; [.C35]; 1)-1)))+(1000*VALUE(MID([.C35];FIND(&quot;m&quot;; [.C35]; 1)+1;FIND(&quot;.&quot;; [.C35]; 1)-FIND(&quot;m&quot;; [.C35]; 1)-1)))+VALUE(MID([.C35];FIND(&quot;.&quot;; [.C35]; 1)+1;FIND(&quot;s&quot;; [.C35]; 1)-FIND(&quot;.&quot;; [.C35]; 1)-1))" office:value-type="float" office:value="5002" calcext:value-type="float">
            <text:p>5002</text:p>
          </table:table-cell>
          <table:table-cell table:formula="of:=(60000*VALUE(LEFT([.D35];FIND(&quot;m&quot;; [.D35]; 1)-1)))+(1000*VALUE(MID([.D35];FIND(&quot;m&quot;; [.D35]; 1)+1;FIND(&quot;.&quot;; [.D35]; 1)-FIND(&quot;m&quot;; [.D35]; 1)-1)))+VALUE(MID([.D35];FIND(&quot;.&quot;; [.D35]; 1)+1;FIND(&quot;s&quot;; [.D35]; 1)-FIND(&quot;.&quot;; [.D35]; 1)-1))" office:value-type="float" office:value="5063" calcext:value-type="float">
            <text:p>5063</text:p>
          </table:table-cell>
          <table:table-cell table:formula="of:=(60000*VALUE(LEFT([.E35];FIND(&quot;m&quot;; [.E35]; 1)-1)))+(1000*VALUE(MID([.E35];FIND(&quot;m&quot;; [.E35]; 1)+1;FIND(&quot;.&quot;; [.E35]; 1)-FIND(&quot;m&quot;; [.E35]; 1)-1)))+VALUE(MID([.E35];FIND(&quot;.&quot;; [.E35]; 1)+1;FIND(&quot;s&quot;; [.E35]; 1)-FIND(&quot;.&quot;; [.E35]; 1)-1))" office:value-type="float" office:value="5048" calcext:value-type="float">
            <text:p>5048</text:p>
          </table:table-cell>
          <table:table-cell table:formula="of:=(60000*VALUE(LEFT([.F35];FIND(&quot;m&quot;; [.F35]; 1)-1)))+(1000*VALUE(MID([.F35];FIND(&quot;m&quot;; [.F35]; 1)+1;FIND(&quot;.&quot;; [.F35]; 1)-FIND(&quot;m&quot;; [.F35]; 1)-1)))+VALUE(MID([.F35];FIND(&quot;.&quot;; [.F35]; 1)+1;FIND(&quot;s&quot;; [.F35]; 1)-FIND(&quot;.&quot;; [.F35]; 1)-1))" office:value-type="float" office:value="5026" calcext:value-type="float">
            <text:p>5026</text:p>
          </table:table-cell>
          <table:table-cell table:formula="of:=AVERAGE([.L35:.P35])" office:value-type="float" office:value="5109.8" calcext:value-type="float">
            <text:p>5110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office:value-type="string" calcext:value-type="string" table:number-columns-spanned="4" table:number-rows-spanned="1">
            <text:p>Bombs out after 4094</text:p>
          </table:table-cell>
          <table:covered-table-cell table:number-columns-repeated="3"/>
          <table:table-cell table:number-columns-repeated="1019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mily B" table:style-name="ta1">
        <table:table-column table:style-name="co13" table:default-cell-style-name="Default"/>
        <table:table-column table:style-name="co12" table:number-columns-repeated="15" table:default-cell-style-name="Default"/>
        <table:table-column table:style-name="co12" table:default-cell-style-name="ce4"/>
        <table:table-column table:style-name="co12" table:number-columns-repeated="5" table:default-cell-style-name="Default"/>
        <table:table-column table:style-name="co12" table:default-cell-style-name="ce4"/>
        <table:table-row table:style-name="ro3">
          <table:table-cell table:style-name="ce31" office:value-type="string" calcext:value-type="string" table:number-columns-spanned="1" table:number-rows-spanned="3">
            <text:p># Nodes</text:p>
          </table:table-cell>
          <table:table-cell table:style-name="ce41" office:value-type="string" calcext:value-type="string" table:number-columns-spanned="5" table:number-rows-spanned="1">
            <text:p>Spot</text:p>
          </table:table-cell>
          <table:covered-table-cell table:number-columns-repeated="4" table:style-name="ce43"/>
          <table:table-cell table:style-name="ce31" office:value-type="string" calcext:value-type="string" table:number-columns-spanned="5" table:number-rows-spanned="1">
            <text:p>Relational</text:p>
          </table:table-cell>
          <table:covered-table-cell table:style-name="ce31"/>
          <table:covered-table-cell table:number-columns-repeated="3"/>
          <table:table-cell table:style-name="ce31" office:value-type="string" calcext:value-type="string" table:number-columns-spanned="6" table:number-rows-spanned="1">
            <text:p>Spot</text:p>
          </table:table-cell>
          <table:covered-table-cell table:number-columns-repeated="5" table:style-name="ce31"/>
          <table:table-cell table:style-name="ce31" office:value-type="string" calcext:value-type="string" table:number-columns-spanned="6" table:number-rows-spanned="1">
            <text:p>Relational</text:p>
          </table:table-cell>
          <table:covered-table-cell table:style-name="ce31"/>
          <table:covered-table-cell table:number-columns-repeated="4" table:style-name="ce36"/>
        </table:table-row>
        <table:table-row table:style-name="ro4">
          <table:covered-table-cell table:style-name="ce31"/>
          <table:table-cell table:style-name="ce42" office:value-type="string" calcext:value-type="string" table:number-columns-spanned="5" table:number-rows-spanned="1">
            <text:p>Runs</text:p>
          </table:table-cell>
          <table:covered-table-cell table:number-columns-repeated="4" table:style-name="ce43"/>
          <table:table-cell table:style-name="ce42" office:value-type="string" calcext:value-type="string" table:number-columns-spanned="5" table:number-rows-spanned="1">
            <text:p>Runs</text:p>
          </table:table-cell>
          <table:covered-table-cell table:number-columns-repeated="4" table:style-name="ce43"/>
          <table:table-cell table:style-name="ce32" office:value-type="string" calcext:value-type="string" table:number-columns-spanned="6" table:number-rows-spanned="1">
            <text:p>Runs</text:p>
          </table:table-cell>
          <table:covered-table-cell table:number-columns-repeated="5" table:style-name="ce31"/>
          <table:table-cell table:style-name="ce32" office:value-type="string" calcext:value-type="string" table:number-columns-spanned="6" table:number-rows-spanned="1">
            <text:p>Runs</text:p>
          </table:table-cell>
          <table:covered-table-cell table:number-columns-repeated="4" table:style-name="ce31"/>
          <table:covered-table-cell table:style-name="ce36"/>
        </table:table-row>
        <table:table-row table:style-name="ro4">
          <table:covered-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AVG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4" office:value-type="string" calcext:value-type="string">
            <text:p>AV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m0.165s</text:p>
          </table:table-cell>
          <table:table-cell office:value-type="string" calcext:value-type="string">
            <text:p>0m0.162s</text:p>
          </table:table-cell>
          <table:table-cell office:value-type="string" calcext:value-type="string">
            <text:p>0m0.221s</text:p>
          </table:table-cell>
          <table:table-cell office:value-type="string" calcext:value-type="string">
            <text:p>0m0.171s</text:p>
          </table:table-cell>
          <table:table-cell table:number-columns-repeated="2" office:value-type="string" calcext:value-type="string">
            <text:p>0m0.162s</text:p>
          </table:table-cell>
          <table:table-cell office:value-type="string" calcext:value-type="string">
            <text:p>0m0.158s</text:p>
          </table:table-cell>
          <table:table-cell office:value-type="string" calcext:value-type="string">
            <text:p>0m0.157s</text:p>
          </table:table-cell>
          <table:table-cell office:value-type="string" calcext:value-type="string">
            <text:p>0m0.153s</text:p>
          </table:table-cell>
          <table:table-cell office:value-type="string" calcext:value-type="string">
            <text:p>0m0.154s</text:p>
          </table:table-cell>
          <table:table-cell table:formula="of:=(60000*VALUE(LEFT([.B4];FIND(&quot;m&quot;; [.B4]; 1)-1)))+(1000*VALUE(MID([.B4];FIND(&quot;m&quot;; [.B4]; 1)+1;FIND(&quot;.&quot;; [.B4]; 1)-FIND(&quot;m&quot;; [.B4]; 1)-1)))+VALUE(MID([.B4];FIND(&quot;.&quot;; [.B4]; 1)+1;FIND(&quot;s&quot;; [.B4]; 1)-FIND(&quot;.&quot;; [.B4]; 1)-1))" office:value-type="float" office:value="165" calcext:value-type="float">
            <text:p>165</text:p>
          </table:table-cell>
          <table:table-cell table:formula="of:=(60000*VALUE(LEFT([.C4];FIND(&quot;m&quot;; [.C4]; 1)-1)))+(1000*VALUE(MID([.C4];FIND(&quot;m&quot;; [.C4]; 1)+1;FIND(&quot;.&quot;; [.C4]; 1)-FIND(&quot;m&quot;; [.C4]; 1)-1)))+VALUE(MID([.C4];FIND(&quot;.&quot;; [.C4]; 1)+1;FIND(&quot;s&quot;; [.C4]; 1)-FIND(&quot;.&quot;; [.C4]; 1)-1))" office:value-type="float" office:value="162" calcext:value-type="float">
            <text:p>162</text:p>
          </table:table-cell>
          <table:table-cell table:formula="of:=(60000*VALUE(LEFT([.D4];FIND(&quot;m&quot;; [.D4]; 1)-1)))+(1000*VALUE(MID([.D4];FIND(&quot;m&quot;; [.D4]; 1)+1;FIND(&quot;.&quot;; [.D4]; 1)-FIND(&quot;m&quot;; [.D4]; 1)-1)))+VALUE(MID([.D4];FIND(&quot;.&quot;; [.D4]; 1)+1;FIND(&quot;s&quot;; [.D4]; 1)-FIND(&quot;.&quot;; [.D4]; 1)-1))" office:value-type="float" office:value="221" calcext:value-type="float">
            <text:p>221</text:p>
          </table:table-cell>
          <table:table-cell table:formula="of:=(60000*VALUE(LEFT([.E4];FIND(&quot;m&quot;; [.E4]; 1)-1)))+(1000*VALUE(MID([.E4];FIND(&quot;m&quot;; [.E4]; 1)+1;FIND(&quot;.&quot;; [.E4]; 1)-FIND(&quot;m&quot;; [.E4]; 1)-1)))+VALUE(MID([.E4];FIND(&quot;.&quot;; [.E4]; 1)+1;FIND(&quot;s&quot;; [.E4]; 1)-FIND(&quot;.&quot;; [.E4]; 1)-1))" office:value-type="float" office:value="171" calcext:value-type="float">
            <text:p>171</text:p>
          </table:table-cell>
          <table:table-cell table:formula="of:=(60000*VALUE(LEFT([.F4];FIND(&quot;m&quot;; [.F4]; 1)-1)))+(1000*VALUE(MID([.F4];FIND(&quot;m&quot;; [.F4]; 1)+1;FIND(&quot;.&quot;; [.F4]; 1)-FIND(&quot;m&quot;; [.F4]; 1)-1)))+VALUE(MID([.F4];FIND(&quot;.&quot;; [.F4]; 1)+1;FIND(&quot;s&quot;; [.F4]; 1)-FIND(&quot;.&quot;; [.F4]; 1)-1))" office:value-type="float" office:value="162" calcext:value-type="float">
            <text:p>162</text:p>
          </table:table-cell>
          <table:table-cell table:formula="of:=AVERAGE([.L4:.P4])" office:value-type="float" office:value="176.2" calcext:value-type="float">
            <text:p>176</text:p>
          </table:table-cell>
          <table:table-cell table:formula="of:=(60000*VALUE(LEFT([.G4];FIND(&quot;m&quot;; [.G4]; 1)-1)))+(1000*VALUE(MID([.G4];FIND(&quot;m&quot;; [.G4]; 1)+1;FIND(&quot;.&quot;; [.G4]; 1)-FIND(&quot;m&quot;; [.G4]; 1)-1)))+VALUE(MID([.G4];FIND(&quot;.&quot;; [.G4]; 1)+1;FIND(&quot;s&quot;; [.G4]; 1)-FIND(&quot;.&quot;; [.G4]; 1)-1))" office:value-type="float" office:value="162" calcext:value-type="float">
            <text:p>162</text:p>
          </table:table-cell>
          <table:table-cell table:formula="of:=(60000*VALUE(LEFT([.H4];FIND(&quot;m&quot;; [.H4]; 1)-1)))+(1000*VALUE(MID([.H4];FIND(&quot;m&quot;; [.H4]; 1)+1;FIND(&quot;.&quot;; [.H4]; 1)-FIND(&quot;m&quot;; [.H4]; 1)-1)))+VALUE(MID([.H4];FIND(&quot;.&quot;; [.H4]; 1)+1;FIND(&quot;s&quot;; [.H4]; 1)-FIND(&quot;.&quot;; [.H4]; 1)-1))" office:value-type="float" office:value="158" calcext:value-type="float">
            <text:p>158</text:p>
          </table:table-cell>
          <table:table-cell table:formula="of:=(60000*VALUE(LEFT([.I4];FIND(&quot;m&quot;; [.I4]; 1)-1)))+(1000*VALUE(MID([.I4];FIND(&quot;m&quot;; [.I4]; 1)+1;FIND(&quot;.&quot;; [.I4]; 1)-FIND(&quot;m&quot;; [.I4]; 1)-1)))+VALUE(MID([.I4];FIND(&quot;.&quot;; [.I4]; 1)+1;FIND(&quot;s&quot;; [.I4]; 1)-FIND(&quot;.&quot;; [.I4]; 1)-1))" office:value-type="float" office:value="157" calcext:value-type="float">
            <text:p>157</text:p>
          </table:table-cell>
          <table:table-cell table:formula="of:=(60000*VALUE(LEFT([.J4];FIND(&quot;m&quot;; [.J4]; 1)-1)))+(1000*VALUE(MID([.J4];FIND(&quot;m&quot;; [.J4]; 1)+1;FIND(&quot;.&quot;; [.J4]; 1)-FIND(&quot;m&quot;; [.J4]; 1)-1)))+VALUE(MID([.J4];FIND(&quot;.&quot;; [.J4]; 1)+1;FIND(&quot;s&quot;; [.J4]; 1)-FIND(&quot;.&quot;; [.J4]; 1)-1))" office:value-type="float" office:value="153" calcext:value-type="float">
            <text:p>153</text:p>
          </table:table-cell>
          <table:table-cell table:formula="of:=(60000*VALUE(LEFT([.K4];FIND(&quot;m&quot;; [.K4]; 1)-1)))+(1000*VALUE(MID([.K4];FIND(&quot;m&quot;; [.K4]; 1)+1;FIND(&quot;.&quot;; [.K4]; 1)-FIND(&quot;m&quot;; [.K4]; 1)-1)))+VALUE(MID([.K4];FIND(&quot;.&quot;; [.K4]; 1)+1;FIND(&quot;s&quot;; [.K4]; 1)-FIND(&quot;.&quot;; [.K4]; 1)-1))" office:value-type="float" office:value="154" calcext:value-type="float">
            <text:p>154</text:p>
          </table:table-cell>
          <table:table-cell table:formula="of:=AVERAGE([.R4:.V4])" office:value-type="float" office:value="156.8" calcext:value-type="float">
            <text:p>15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0m0.178s</text:p>
          </table:table-cell>
          <table:table-cell office:value-type="string" calcext:value-type="string">
            <text:p>0m0.183s</text:p>
          </table:table-cell>
          <table:table-cell office:value-type="string" calcext:value-type="string">
            <text:p>0m0.182s</text:p>
          </table:table-cell>
          <table:table-cell office:value-type="string" calcext:value-type="string">
            <text:p>0m0.184s</text:p>
          </table:table-cell>
          <table:table-cell office:value-type="string" calcext:value-type="string">
            <text:p>0m0.177s</text:p>
          </table:table-cell>
          <table:table-cell office:value-type="string" calcext:value-type="string">
            <text:p>0m0.172s</text:p>
          </table:table-cell>
          <table:table-cell office:value-type="string" calcext:value-type="string">
            <text:p>0m0.175s</text:p>
          </table:table-cell>
          <table:table-cell office:value-type="string" calcext:value-type="string">
            <text:p>0m0.177s</text:p>
          </table:table-cell>
          <table:table-cell office:value-type="string" calcext:value-type="string">
            <text:p>0m0.176s</text:p>
          </table:table-cell>
          <table:table-cell table:formula="of:=(60000*VALUE(LEFT([.B5];FIND(&quot;m&quot;; [.B5]; 1)-1)))+(1000*VALUE(MID([.B5];FIND(&quot;m&quot;; [.B5]; 1)+1;FIND(&quot;.&quot;; [.B5]; 1)-FIND(&quot;m&quot;; [.B5]; 1)-1)))+VALUE(MID([.B5];FIND(&quot;.&quot;; [.B5]; 1)+1;FIND(&quot;s&quot;; [.B5]; 1)-FIND(&quot;.&quot;; [.B5]; 1)-1))" office:value-type="float" office:value="178" calcext:value-type="float">
            <text:p>178</text:p>
          </table:table-cell>
          <table:table-cell table:formula="of:=(60000*VALUE(LEFT([.C5];FIND(&quot;m&quot;; [.C5]; 1)-1)))+(1000*VALUE(MID([.C5];FIND(&quot;m&quot;; [.C5]; 1)+1;FIND(&quot;.&quot;; [.C5]; 1)-FIND(&quot;m&quot;; [.C5]; 1)-1)))+VALUE(MID([.C5];FIND(&quot;.&quot;; [.C5]; 1)+1;FIND(&quot;s&quot;; [.C5]; 1)-FIND(&quot;.&quot;; [.C5]; 1)-1))" office:value-type="float" office:value="178" calcext:value-type="float">
            <text:p>178</text:p>
          </table:table-cell>
          <table:table-cell table:formula="of:=(60000*VALUE(LEFT([.D5];FIND(&quot;m&quot;; [.D5]; 1)-1)))+(1000*VALUE(MID([.D5];FIND(&quot;m&quot;; [.D5]; 1)+1;FIND(&quot;.&quot;; [.D5]; 1)-FIND(&quot;m&quot;; [.D5]; 1)-1)))+VALUE(MID([.D5];FIND(&quot;.&quot;; [.D5]; 1)+1;FIND(&quot;s&quot;; [.D5]; 1)-FIND(&quot;.&quot;; [.D5]; 1)-1))" office:value-type="float" office:value="183" calcext:value-type="float">
            <text:p>183</text:p>
          </table:table-cell>
          <table:table-cell table:formula="of:=(60000*VALUE(LEFT([.E5];FIND(&quot;m&quot;; [.E5]; 1)-1)))+(1000*VALUE(MID([.E5];FIND(&quot;m&quot;; [.E5]; 1)+1;FIND(&quot;.&quot;; [.E5]; 1)-FIND(&quot;m&quot;; [.E5]; 1)-1)))+VALUE(MID([.E5];FIND(&quot;.&quot;; [.E5]; 1)+1;FIND(&quot;s&quot;; [.E5]; 1)-FIND(&quot;.&quot;; [.E5]; 1)-1))" office:value-type="float" office:value="182" calcext:value-type="float">
            <text:p>182</text:p>
          </table:table-cell>
          <table:table-cell table:formula="of:=(60000*VALUE(LEFT([.F5];FIND(&quot;m&quot;; [.F5]; 1)-1)))+(1000*VALUE(MID([.F5];FIND(&quot;m&quot;; [.F5]; 1)+1;FIND(&quot;.&quot;; [.F5]; 1)-FIND(&quot;m&quot;; [.F5]; 1)-1)))+VALUE(MID([.F5];FIND(&quot;.&quot;; [.F5]; 1)+1;FIND(&quot;s&quot;; [.F5]; 1)-FIND(&quot;.&quot;; [.F5]; 1)-1))" office:value-type="float" office:value="184" calcext:value-type="float">
            <text:p>184</text:p>
          </table:table-cell>
          <table:table-cell table:formula="of:=AVERAGE([.L5:.P5])" office:value-type="float" office:value="181" calcext:value-type="float">
            <text:p>181</text:p>
          </table:table-cell>
          <table:table-cell table:formula="of:=(60000*VALUE(LEFT([.G5];FIND(&quot;m&quot;; [.G5]; 1)-1)))+(1000*VALUE(MID([.G5];FIND(&quot;m&quot;; [.G5]; 1)+1;FIND(&quot;.&quot;; [.G5]; 1)-FIND(&quot;m&quot;; [.G5]; 1)-1)))+VALUE(MID([.G5];FIND(&quot;.&quot;; [.G5]; 1)+1;FIND(&quot;s&quot;; [.G5]; 1)-FIND(&quot;.&quot;; [.G5]; 1)-1))" office:value-type="float" office:value="177" calcext:value-type="float">
            <text:p>177</text:p>
          </table:table-cell>
          <table:table-cell table:formula="of:=(60000*VALUE(LEFT([.H5];FIND(&quot;m&quot;; [.H5]; 1)-1)))+(1000*VALUE(MID([.H5];FIND(&quot;m&quot;; [.H5]; 1)+1;FIND(&quot;.&quot;; [.H5]; 1)-FIND(&quot;m&quot;; [.H5]; 1)-1)))+VALUE(MID([.H5];FIND(&quot;.&quot;; [.H5]; 1)+1;FIND(&quot;s&quot;; [.H5]; 1)-FIND(&quot;.&quot;; [.H5]; 1)-1))" office:value-type="float" office:value="172" calcext:value-type="float">
            <text:p>172</text:p>
          </table:table-cell>
          <table:table-cell table:formula="of:=(60000*VALUE(LEFT([.I5];FIND(&quot;m&quot;; [.I5]; 1)-1)))+(1000*VALUE(MID([.I5];FIND(&quot;m&quot;; [.I5]; 1)+1;FIND(&quot;.&quot;; [.I5]; 1)-FIND(&quot;m&quot;; [.I5]; 1)-1)))+VALUE(MID([.I5];FIND(&quot;.&quot;; [.I5]; 1)+1;FIND(&quot;s&quot;; [.I5]; 1)-FIND(&quot;.&quot;; [.I5]; 1)-1))" office:value-type="float" office:value="175" calcext:value-type="float">
            <text:p>175</text:p>
          </table:table-cell>
          <table:table-cell table:formula="of:=(60000*VALUE(LEFT([.J5];FIND(&quot;m&quot;; [.J5]; 1)-1)))+(1000*VALUE(MID([.J5];FIND(&quot;m&quot;; [.J5]; 1)+1;FIND(&quot;.&quot;; [.J5]; 1)-FIND(&quot;m&quot;; [.J5]; 1)-1)))+VALUE(MID([.J5];FIND(&quot;.&quot;; [.J5]; 1)+1;FIND(&quot;s&quot;; [.J5]; 1)-FIND(&quot;.&quot;; [.J5]; 1)-1))" office:value-type="float" office:value="177" calcext:value-type="float">
            <text:p>177</text:p>
          </table:table-cell>
          <table:table-cell table:formula="of:=(60000*VALUE(LEFT([.K5];FIND(&quot;m&quot;; [.K5]; 1)-1)))+(1000*VALUE(MID([.K5];FIND(&quot;m&quot;; [.K5]; 1)+1;FIND(&quot;.&quot;; [.K5]; 1)-FIND(&quot;m&quot;; [.K5]; 1)-1)))+VALUE(MID([.K5];FIND(&quot;.&quot;; [.K5]; 1)+1;FIND(&quot;s&quot;; [.K5]; 1)-FIND(&quot;.&quot;; [.K5]; 1)-1))" office:value-type="float" office:value="176" calcext:value-type="float">
            <text:p>176</text:p>
          </table:table-cell>
          <table:table-cell table:formula="of:=AVERAGE([.R5:.V5])" office:value-type="float" office:value="175.4" calcext:value-type="float">
            <text:p>17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0m0.208s</text:p>
          </table:table-cell>
          <table:table-cell table:number-columns-repeated="2" office:value-type="string" calcext:value-type="string">
            <text:p>0m0.209s</text:p>
          </table:table-cell>
          <table:table-cell office:value-type="string" calcext:value-type="string">
            <text:p>0m0.210s</text:p>
          </table:table-cell>
          <table:table-cell office:value-type="string" calcext:value-type="string">
            <text:p>0m0.208s</text:p>
          </table:table-cell>
          <table:table-cell office:value-type="string" calcext:value-type="string">
            <text:p>0m0.365s</text:p>
          </table:table-cell>
          <table:table-cell office:value-type="string" calcext:value-type="string">
            <text:p>0m0.363s</text:p>
          </table:table-cell>
          <table:table-cell office:value-type="string" calcext:value-type="string">
            <text:p>0m0.357s</text:p>
          </table:table-cell>
          <table:table-cell office:value-type="string" calcext:value-type="string">
            <text:p>0m0.360s</text:p>
          </table:table-cell>
          <table:table-cell office:value-type="string" calcext:value-type="string">
            <text:p>0m0.364s</text:p>
          </table:table-cell>
          <table:table-cell table:formula="of:=(60000*VALUE(LEFT([.B6];FIND(&quot;m&quot;; [.B6]; 1)-1)))+(1000*VALUE(MID([.B6];FIND(&quot;m&quot;; [.B6]; 1)+1;FIND(&quot;.&quot;; [.B6]; 1)-FIND(&quot;m&quot;; [.B6]; 1)-1)))+VALUE(MID([.B6];FIND(&quot;.&quot;; [.B6]; 1)+1;FIND(&quot;s&quot;; [.B6]; 1)-FIND(&quot;.&quot;; [.B6]; 1)-1))" office:value-type="float" office:value="208" calcext:value-type="float">
            <text:p>208</text:p>
          </table:table-cell>
          <table:table-cell table:formula="of:=(60000*VALUE(LEFT([.C6];FIND(&quot;m&quot;; [.C6]; 1)-1)))+(1000*VALUE(MID([.C6];FIND(&quot;m&quot;; [.C6]; 1)+1;FIND(&quot;.&quot;; [.C6]; 1)-FIND(&quot;m&quot;; [.C6]; 1)-1)))+VALUE(MID([.C6];FIND(&quot;.&quot;; [.C6]; 1)+1;FIND(&quot;s&quot;; [.C6]; 1)-FIND(&quot;.&quot;; [.C6]; 1)-1))" office:value-type="float" office:value="209" calcext:value-type="float">
            <text:p>209</text:p>
          </table:table-cell>
          <table:table-cell table:formula="of:=(60000*VALUE(LEFT([.D6];FIND(&quot;m&quot;; [.D6]; 1)-1)))+(1000*VALUE(MID([.D6];FIND(&quot;m&quot;; [.D6]; 1)+1;FIND(&quot;.&quot;; [.D6]; 1)-FIND(&quot;m&quot;; [.D6]; 1)-1)))+VALUE(MID([.D6];FIND(&quot;.&quot;; [.D6]; 1)+1;FIND(&quot;s&quot;; [.D6]; 1)-FIND(&quot;.&quot;; [.D6]; 1)-1))" office:value-type="float" office:value="209" calcext:value-type="float">
            <text:p>209</text:p>
          </table:table-cell>
          <table:table-cell table:formula="of:=(60000*VALUE(LEFT([.E6];FIND(&quot;m&quot;; [.E6]; 1)-1)))+(1000*VALUE(MID([.E6];FIND(&quot;m&quot;; [.E6]; 1)+1;FIND(&quot;.&quot;; [.E6]; 1)-FIND(&quot;m&quot;; [.E6]; 1)-1)))+VALUE(MID([.E6];FIND(&quot;.&quot;; [.E6]; 1)+1;FIND(&quot;s&quot;; [.E6]; 1)-FIND(&quot;.&quot;; [.E6]; 1)-1))" office:value-type="float" office:value="210" calcext:value-type="float">
            <text:p>210</text:p>
          </table:table-cell>
          <table:table-cell table:formula="of:=(60000*VALUE(LEFT([.F6];FIND(&quot;m&quot;; [.F6]; 1)-1)))+(1000*VALUE(MID([.F6];FIND(&quot;m&quot;; [.F6]; 1)+1;FIND(&quot;.&quot;; [.F6]; 1)-FIND(&quot;m&quot;; [.F6]; 1)-1)))+VALUE(MID([.F6];FIND(&quot;.&quot;; [.F6]; 1)+1;FIND(&quot;s&quot;; [.F6]; 1)-FIND(&quot;.&quot;; [.F6]; 1)-1))" office:value-type="float" office:value="208" calcext:value-type="float">
            <text:p>208</text:p>
          </table:table-cell>
          <table:table-cell table:formula="of:=AVERAGE([.L6:.P6])" office:value-type="float" office:value="208.8" calcext:value-type="float">
            <text:p>209</text:p>
          </table:table-cell>
          <table:table-cell table:formula="of:=(60000*VALUE(LEFT([.G6];FIND(&quot;m&quot;; [.G6]; 1)-1)))+(1000*VALUE(MID([.G6];FIND(&quot;m&quot;; [.G6]; 1)+1;FIND(&quot;.&quot;; [.G6]; 1)-FIND(&quot;m&quot;; [.G6]; 1)-1)))+VALUE(MID([.G6];FIND(&quot;.&quot;; [.G6]; 1)+1;FIND(&quot;s&quot;; [.G6]; 1)-FIND(&quot;.&quot;; [.G6]; 1)-1))" office:value-type="float" office:value="365" calcext:value-type="float">
            <text:p>365</text:p>
          </table:table-cell>
          <table:table-cell table:formula="of:=(60000*VALUE(LEFT([.H6];FIND(&quot;m&quot;; [.H6]; 1)-1)))+(1000*VALUE(MID([.H6];FIND(&quot;m&quot;; [.H6]; 1)+1;FIND(&quot;.&quot;; [.H6]; 1)-FIND(&quot;m&quot;; [.H6]; 1)-1)))+VALUE(MID([.H6];FIND(&quot;.&quot;; [.H6]; 1)+1;FIND(&quot;s&quot;; [.H6]; 1)-FIND(&quot;.&quot;; [.H6]; 1)-1))" office:value-type="float" office:value="363" calcext:value-type="float">
            <text:p>363</text:p>
          </table:table-cell>
          <table:table-cell table:formula="of:=(60000*VALUE(LEFT([.I6];FIND(&quot;m&quot;; [.I6]; 1)-1)))+(1000*VALUE(MID([.I6];FIND(&quot;m&quot;; [.I6]; 1)+1;FIND(&quot;.&quot;; [.I6]; 1)-FIND(&quot;m&quot;; [.I6]; 1)-1)))+VALUE(MID([.I6];FIND(&quot;.&quot;; [.I6]; 1)+1;FIND(&quot;s&quot;; [.I6]; 1)-FIND(&quot;.&quot;; [.I6]; 1)-1))" office:value-type="float" office:value="357" calcext:value-type="float">
            <text:p>357</text:p>
          </table:table-cell>
          <table:table-cell table:formula="of:=(60000*VALUE(LEFT([.J6];FIND(&quot;m&quot;; [.J6]; 1)-1)))+(1000*VALUE(MID([.J6];FIND(&quot;m&quot;; [.J6]; 1)+1;FIND(&quot;.&quot;; [.J6]; 1)-FIND(&quot;m&quot;; [.J6]; 1)-1)))+VALUE(MID([.J6];FIND(&quot;.&quot;; [.J6]; 1)+1;FIND(&quot;s&quot;; [.J6]; 1)-FIND(&quot;.&quot;; [.J6]; 1)-1))" office:value-type="float" office:value="360" calcext:value-type="float">
            <text:p>360</text:p>
          </table:table-cell>
          <table:table-cell table:formula="of:=(60000*VALUE(LEFT([.K6];FIND(&quot;m&quot;; [.K6]; 1)-1)))+(1000*VALUE(MID([.K6];FIND(&quot;m&quot;; [.K6]; 1)+1;FIND(&quot;.&quot;; [.K6]; 1)-FIND(&quot;m&quot;; [.K6]; 1)-1)))+VALUE(MID([.K6];FIND(&quot;.&quot;; [.K6]; 1)+1;FIND(&quot;s&quot;; [.K6]; 1)-FIND(&quot;.&quot;; [.K6]; 1)-1))" office:value-type="float" office:value="364" calcext:value-type="float">
            <text:p>364</text:p>
          </table:table-cell>
          <table:table-cell table:formula="of:=AVERAGE([.R6:.V6])" office:value-type="float" office:value="361.8" calcext:value-type="float">
            <text:p>362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0m0.246s</text:p>
          </table:table-cell>
          <table:table-cell office:value-type="string" calcext:value-type="string">
            <text:p>0m0.249s</text:p>
          </table:table-cell>
          <table:table-cell table:number-columns-repeated="2" office:value-type="string" calcext:value-type="string">
            <text:p>0m0.255s</text:p>
          </table:table-cell>
          <table:table-cell office:value-type="string" calcext:value-type="string">
            <text:p>0m0.258s</text:p>
          </table:table-cell>
          <table:table-cell office:value-type="string" calcext:value-type="string">
            <text:p>0m1.088s</text:p>
          </table:table-cell>
          <table:table-cell office:value-type="string" calcext:value-type="string">
            <text:p>0m1.087s</text:p>
          </table:table-cell>
          <table:table-cell office:value-type="string" calcext:value-type="string">
            <text:p>0m1.092s</text:p>
          </table:table-cell>
          <table:table-cell office:value-type="string" calcext:value-type="string">
            <text:p>0m1.090s</text:p>
          </table:table-cell>
          <table:table-cell office:value-type="string" calcext:value-type="string">
            <text:p>0m1.092s</text:p>
          </table:table-cell>
          <table:table-cell table:formula="of:=(60000*VALUE(LEFT([.B7];FIND(&quot;m&quot;; [.B7]; 1)-1)))+(1000*VALUE(MID([.B7];FIND(&quot;m&quot;; [.B7]; 1)+1;FIND(&quot;.&quot;; [.B7]; 1)-FIND(&quot;m&quot;; [.B7]; 1)-1)))+VALUE(MID([.B7];FIND(&quot;.&quot;; [.B7]; 1)+1;FIND(&quot;s&quot;; [.B7]; 1)-FIND(&quot;.&quot;; [.B7]; 1)-1))" office:value-type="float" office:value="246" calcext:value-type="float">
            <text:p>246</text:p>
          </table:table-cell>
          <table:table-cell table:formula="of:=(60000*VALUE(LEFT([.C7];FIND(&quot;m&quot;; [.C7]; 1)-1)))+(1000*VALUE(MID([.C7];FIND(&quot;m&quot;; [.C7]; 1)+1;FIND(&quot;.&quot;; [.C7]; 1)-FIND(&quot;m&quot;; [.C7]; 1)-1)))+VALUE(MID([.C7];FIND(&quot;.&quot;; [.C7]; 1)+1;FIND(&quot;s&quot;; [.C7]; 1)-FIND(&quot;.&quot;; [.C7]; 1)-1))" office:value-type="float" office:value="249" calcext:value-type="float">
            <text:p>249</text:p>
          </table:table-cell>
          <table:table-cell table:formula="of:=(60000*VALUE(LEFT([.D7];FIND(&quot;m&quot;; [.D7]; 1)-1)))+(1000*VALUE(MID([.D7];FIND(&quot;m&quot;; [.D7]; 1)+1;FIND(&quot;.&quot;; [.D7]; 1)-FIND(&quot;m&quot;; [.D7]; 1)-1)))+VALUE(MID([.D7];FIND(&quot;.&quot;; [.D7]; 1)+1;FIND(&quot;s&quot;; [.D7]; 1)-FIND(&quot;.&quot;; [.D7]; 1)-1))" office:value-type="float" office:value="255" calcext:value-type="float">
            <text:p>255</text:p>
          </table:table-cell>
          <table:table-cell table:formula="of:=(60000*VALUE(LEFT([.E7];FIND(&quot;m&quot;; [.E7]; 1)-1)))+(1000*VALUE(MID([.E7];FIND(&quot;m&quot;; [.E7]; 1)+1;FIND(&quot;.&quot;; [.E7]; 1)-FIND(&quot;m&quot;; [.E7]; 1)-1)))+VALUE(MID([.E7];FIND(&quot;.&quot;; [.E7]; 1)+1;FIND(&quot;s&quot;; [.E7]; 1)-FIND(&quot;.&quot;; [.E7]; 1)-1))" office:value-type="float" office:value="255" calcext:value-type="float">
            <text:p>255</text:p>
          </table:table-cell>
          <table:table-cell table:formula="of:=(60000*VALUE(LEFT([.F7];FIND(&quot;m&quot;; [.F7]; 1)-1)))+(1000*VALUE(MID([.F7];FIND(&quot;m&quot;; [.F7]; 1)+1;FIND(&quot;.&quot;; [.F7]; 1)-FIND(&quot;m&quot;; [.F7]; 1)-1)))+VALUE(MID([.F7];FIND(&quot;.&quot;; [.F7]; 1)+1;FIND(&quot;s&quot;; [.F7]; 1)-FIND(&quot;.&quot;; [.F7]; 1)-1))" office:value-type="float" office:value="258" calcext:value-type="float">
            <text:p>258</text:p>
          </table:table-cell>
          <table:table-cell table:formula="of:=AVERAGE([.L7:.P7])" office:value-type="float" office:value="252.6" calcext:value-type="float">
            <text:p>253</text:p>
          </table:table-cell>
          <table:table-cell table:formula="of:=(60000*VALUE(LEFT([.G7];FIND(&quot;m&quot;; [.G7]; 1)-1)))+(1000*VALUE(MID([.G7];FIND(&quot;m&quot;; [.G7]; 1)+1;FIND(&quot;.&quot;; [.G7]; 1)-FIND(&quot;m&quot;; [.G7]; 1)-1)))+VALUE(MID([.G7];FIND(&quot;.&quot;; [.G7]; 1)+1;FIND(&quot;s&quot;; [.G7]; 1)-FIND(&quot;.&quot;; [.G7]; 1)-1))" office:value-type="float" office:value="1088" calcext:value-type="float">
            <text:p>1088</text:p>
          </table:table-cell>
          <table:table-cell table:formula="of:=(60000*VALUE(LEFT([.H7];FIND(&quot;m&quot;; [.H7]; 1)-1)))+(1000*VALUE(MID([.H7];FIND(&quot;m&quot;; [.H7]; 1)+1;FIND(&quot;.&quot;; [.H7]; 1)-FIND(&quot;m&quot;; [.H7]; 1)-1)))+VALUE(MID([.H7];FIND(&quot;.&quot;; [.H7]; 1)+1;FIND(&quot;s&quot;; [.H7]; 1)-FIND(&quot;.&quot;; [.H7]; 1)-1))" office:value-type="float" office:value="1087" calcext:value-type="float">
            <text:p>1087</text:p>
          </table:table-cell>
          <table:table-cell table:formula="of:=(60000*VALUE(LEFT([.I7];FIND(&quot;m&quot;; [.I7]; 1)-1)))+(1000*VALUE(MID([.I7];FIND(&quot;m&quot;; [.I7]; 1)+1;FIND(&quot;.&quot;; [.I7]; 1)-FIND(&quot;m&quot;; [.I7]; 1)-1)))+VALUE(MID([.I7];FIND(&quot;.&quot;; [.I7]; 1)+1;FIND(&quot;s&quot;; [.I7]; 1)-FIND(&quot;.&quot;; [.I7]; 1)-1))" office:value-type="float" office:value="1092" calcext:value-type="float">
            <text:p>1092</text:p>
          </table:table-cell>
          <table:table-cell table:formula="of:=(60000*VALUE(LEFT([.J7];FIND(&quot;m&quot;; [.J7]; 1)-1)))+(1000*VALUE(MID([.J7];FIND(&quot;m&quot;; [.J7]; 1)+1;FIND(&quot;.&quot;; [.J7]; 1)-FIND(&quot;m&quot;; [.J7]; 1)-1)))+VALUE(MID([.J7];FIND(&quot;.&quot;; [.J7]; 1)+1;FIND(&quot;s&quot;; [.J7]; 1)-FIND(&quot;.&quot;; [.J7]; 1)-1))" office:value-type="float" office:value="1090" calcext:value-type="float">
            <text:p>1090</text:p>
          </table:table-cell>
          <table:table-cell table:formula="of:=(60000*VALUE(LEFT([.K7];FIND(&quot;m&quot;; [.K7]; 1)-1)))+(1000*VALUE(MID([.K7];FIND(&quot;m&quot;; [.K7]; 1)+1;FIND(&quot;.&quot;; [.K7]; 1)-FIND(&quot;m&quot;; [.K7]; 1)-1)))+VALUE(MID([.K7];FIND(&quot;.&quot;; [.K7]; 1)+1;FIND(&quot;s&quot;; [.K7]; 1)-FIND(&quot;.&quot;; [.K7]; 1)-1))" office:value-type="float" office:value="1092" calcext:value-type="float">
            <text:p>1092</text:p>
          </table:table-cell>
          <table:table-cell table:formula="of:=AVERAGE([.R7:.V7])" office:value-type="float" office:value="1089.8" calcext:value-type="float">
            <text:p>109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0m0.335s</text:p>
          </table:table-cell>
          <table:table-cell office:value-type="string" calcext:value-type="string">
            <text:p>0m0.319s</text:p>
          </table:table-cell>
          <table:table-cell office:value-type="string" calcext:value-type="string">
            <text:p>0m0.332s</text:p>
          </table:table-cell>
          <table:table-cell office:value-type="string" calcext:value-type="string">
            <text:p>0m0.331s</text:p>
          </table:table-cell>
          <table:table-cell office:value-type="string" calcext:value-type="string">
            <text:p>0m0.315s</text:p>
          </table:table-cell>
          <table:table-cell office:value-type="string" calcext:value-type="string">
            <text:p>0m2.982s</text:p>
          </table:table-cell>
          <table:table-cell office:value-type="string" calcext:value-type="string">
            <text:p>0m3.002s</text:p>
          </table:table-cell>
          <table:table-cell office:value-type="string" calcext:value-type="string">
            <text:p>0m2.978s</text:p>
          </table:table-cell>
          <table:table-cell office:value-type="string" calcext:value-type="string">
            <text:p>0m2.976s</text:p>
          </table:table-cell>
          <table:table-cell office:value-type="string" calcext:value-type="string">
            <text:p>0m3.003s</text:p>
          </table:table-cell>
          <table:table-cell table:formula="of:=(60000*VALUE(LEFT([.B8];FIND(&quot;m&quot;; [.B8]; 1)-1)))+(1000*VALUE(MID([.B8];FIND(&quot;m&quot;; [.B8]; 1)+1;FIND(&quot;.&quot;; [.B8]; 1)-FIND(&quot;m&quot;; [.B8]; 1)-1)))+VALUE(MID([.B8];FIND(&quot;.&quot;; [.B8]; 1)+1;FIND(&quot;s&quot;; [.B8]; 1)-FIND(&quot;.&quot;; [.B8]; 1)-1))" office:value-type="float" office:value="335" calcext:value-type="float">
            <text:p>335</text:p>
          </table:table-cell>
          <table:table-cell table:formula="of:=(60000*VALUE(LEFT([.C8];FIND(&quot;m&quot;; [.C8]; 1)-1)))+(1000*VALUE(MID([.C8];FIND(&quot;m&quot;; [.C8]; 1)+1;FIND(&quot;.&quot;; [.C8]; 1)-FIND(&quot;m&quot;; [.C8]; 1)-1)))+VALUE(MID([.C8];FIND(&quot;.&quot;; [.C8]; 1)+1;FIND(&quot;s&quot;; [.C8]; 1)-FIND(&quot;.&quot;; [.C8]; 1)-1))" office:value-type="float" office:value="319" calcext:value-type="float">
            <text:p>319</text:p>
          </table:table-cell>
          <table:table-cell table:formula="of:=(60000*VALUE(LEFT([.D8];FIND(&quot;m&quot;; [.D8]; 1)-1)))+(1000*VALUE(MID([.D8];FIND(&quot;m&quot;; [.D8]; 1)+1;FIND(&quot;.&quot;; [.D8]; 1)-FIND(&quot;m&quot;; [.D8]; 1)-1)))+VALUE(MID([.D8];FIND(&quot;.&quot;; [.D8]; 1)+1;FIND(&quot;s&quot;; [.D8]; 1)-FIND(&quot;.&quot;; [.D8]; 1)-1))" office:value-type="float" office:value="332" calcext:value-type="float">
            <text:p>332</text:p>
          </table:table-cell>
          <table:table-cell table:formula="of:=(60000*VALUE(LEFT([.E8];FIND(&quot;m&quot;; [.E8]; 1)-1)))+(1000*VALUE(MID([.E8];FIND(&quot;m&quot;; [.E8]; 1)+1;FIND(&quot;.&quot;; [.E8]; 1)-FIND(&quot;m&quot;; [.E8]; 1)-1)))+VALUE(MID([.E8];FIND(&quot;.&quot;; [.E8]; 1)+1;FIND(&quot;s&quot;; [.E8]; 1)-FIND(&quot;.&quot;; [.E8]; 1)-1))" office:value-type="float" office:value="331" calcext:value-type="float">
            <text:p>331</text:p>
          </table:table-cell>
          <table:table-cell table:formula="of:=(60000*VALUE(LEFT([.F8];FIND(&quot;m&quot;; [.F8]; 1)-1)))+(1000*VALUE(MID([.F8];FIND(&quot;m&quot;; [.F8]; 1)+1;FIND(&quot;.&quot;; [.F8]; 1)-FIND(&quot;m&quot;; [.F8]; 1)-1)))+VALUE(MID([.F8];FIND(&quot;.&quot;; [.F8]; 1)+1;FIND(&quot;s&quot;; [.F8]; 1)-FIND(&quot;.&quot;; [.F8]; 1)-1))" office:value-type="float" office:value="315" calcext:value-type="float">
            <text:p>315</text:p>
          </table:table-cell>
          <table:table-cell table:formula="of:=AVERAGE([.L8:.P8])" office:value-type="float" office:value="326.4" calcext:value-type="float">
            <text:p>326</text:p>
          </table:table-cell>
          <table:table-cell table:formula="of:=(60000*VALUE(LEFT([.G8];FIND(&quot;m&quot;; [.G8]; 1)-1)))+(1000*VALUE(MID([.G8];FIND(&quot;m&quot;; [.G8]; 1)+1;FIND(&quot;.&quot;; [.G8]; 1)-FIND(&quot;m&quot;; [.G8]; 1)-1)))+VALUE(MID([.G8];FIND(&quot;.&quot;; [.G8]; 1)+1;FIND(&quot;s&quot;; [.G8]; 1)-FIND(&quot;.&quot;; [.G8]; 1)-1))" office:value-type="float" office:value="2982" calcext:value-type="float">
            <text:p>2982</text:p>
          </table:table-cell>
          <table:table-cell table:formula="of:=(60000*VALUE(LEFT([.H8];FIND(&quot;m&quot;; [.H8]; 1)-1)))+(1000*VALUE(MID([.H8];FIND(&quot;m&quot;; [.H8]; 1)+1;FIND(&quot;.&quot;; [.H8]; 1)-FIND(&quot;m&quot;; [.H8]; 1)-1)))+VALUE(MID([.H8];FIND(&quot;.&quot;; [.H8]; 1)+1;FIND(&quot;s&quot;; [.H8]; 1)-FIND(&quot;.&quot;; [.H8]; 1)-1))" office:value-type="float" office:value="3002" calcext:value-type="float">
            <text:p>3002</text:p>
          </table:table-cell>
          <table:table-cell table:formula="of:=(60000*VALUE(LEFT([.I8];FIND(&quot;m&quot;; [.I8]; 1)-1)))+(1000*VALUE(MID([.I8];FIND(&quot;m&quot;; [.I8]; 1)+1;FIND(&quot;.&quot;; [.I8]; 1)-FIND(&quot;m&quot;; [.I8]; 1)-1)))+VALUE(MID([.I8];FIND(&quot;.&quot;; [.I8]; 1)+1;FIND(&quot;s&quot;; [.I8]; 1)-FIND(&quot;.&quot;; [.I8]; 1)-1))" office:value-type="float" office:value="2978" calcext:value-type="float">
            <text:p>2978</text:p>
          </table:table-cell>
          <table:table-cell table:formula="of:=(60000*VALUE(LEFT([.J8];FIND(&quot;m&quot;; [.J8]; 1)-1)))+(1000*VALUE(MID([.J8];FIND(&quot;m&quot;; [.J8]; 1)+1;FIND(&quot;.&quot;; [.J8]; 1)-FIND(&quot;m&quot;; [.J8]; 1)-1)))+VALUE(MID([.J8];FIND(&quot;.&quot;; [.J8]; 1)+1;FIND(&quot;s&quot;; [.J8]; 1)-FIND(&quot;.&quot;; [.J8]; 1)-1))" office:value-type="float" office:value="2976" calcext:value-type="float">
            <text:p>2976</text:p>
          </table:table-cell>
          <table:table-cell table:formula="of:=(60000*VALUE(LEFT([.K8];FIND(&quot;m&quot;; [.K8]; 1)-1)))+(1000*VALUE(MID([.K8];FIND(&quot;m&quot;; [.K8]; 1)+1;FIND(&quot;.&quot;; [.K8]; 1)-FIND(&quot;m&quot;; [.K8]; 1)-1)))+VALUE(MID([.K8];FIND(&quot;.&quot;; [.K8]; 1)+1;FIND(&quot;s&quot;; [.K8]; 1)-FIND(&quot;.&quot;; [.K8]; 1)-1))" office:value-type="float" office:value="3003" calcext:value-type="float">
            <text:p>3003</text:p>
          </table:table-cell>
          <table:table-cell table:formula="of:=AVERAGE([.R8:.V8])" office:value-type="float" office:value="2988.2" calcext:value-type="float">
            <text:p>2988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0m0.433s</text:p>
          </table:table-cell>
          <table:table-cell office:value-type="string" calcext:value-type="string">
            <text:p>0m0.434s</text:p>
          </table:table-cell>
          <table:table-cell office:value-type="string" calcext:value-type="string">
            <text:p>0m0.411s</text:p>
          </table:table-cell>
          <table:table-cell table:number-columns-repeated="2" office:value-type="string" calcext:value-type="string">
            <text:p>0m0.410s</text:p>
          </table:table-cell>
          <table:table-cell office:value-type="string" calcext:value-type="string">
            <text:p>0m7.015s</text:p>
          </table:table-cell>
          <table:table-cell office:value-type="string" calcext:value-type="string">
            <text:p>0m7.017s</text:p>
          </table:table-cell>
          <table:table-cell office:value-type="string" calcext:value-type="string">
            <text:p>0m7.037s</text:p>
          </table:table-cell>
          <table:table-cell office:value-type="string" calcext:value-type="string">
            <text:p>0m6.991s</text:p>
          </table:table-cell>
          <table:table-cell office:value-type="string" calcext:value-type="string">
            <text:p>0m6.983s</text:p>
          </table:table-cell>
          <table:table-cell table:formula="of:=(60000*VALUE(LEFT([.B9];FIND(&quot;m&quot;; [.B9]; 1)-1)))+(1000*VALUE(MID([.B9];FIND(&quot;m&quot;; [.B9]; 1)+1;FIND(&quot;.&quot;; [.B9]; 1)-FIND(&quot;m&quot;; [.B9]; 1)-1)))+VALUE(MID([.B9];FIND(&quot;.&quot;; [.B9]; 1)+1;FIND(&quot;s&quot;; [.B9]; 1)-FIND(&quot;.&quot;; [.B9]; 1)-1))" office:value-type="float" office:value="433" calcext:value-type="float">
            <text:p>433</text:p>
          </table:table-cell>
          <table:table-cell table:formula="of:=(60000*VALUE(LEFT([.C9];FIND(&quot;m&quot;; [.C9]; 1)-1)))+(1000*VALUE(MID([.C9];FIND(&quot;m&quot;; [.C9]; 1)+1;FIND(&quot;.&quot;; [.C9]; 1)-FIND(&quot;m&quot;; [.C9]; 1)-1)))+VALUE(MID([.C9];FIND(&quot;.&quot;; [.C9]; 1)+1;FIND(&quot;s&quot;; [.C9]; 1)-FIND(&quot;.&quot;; [.C9]; 1)-1))" office:value-type="float" office:value="434" calcext:value-type="float">
            <text:p>434</text:p>
          </table:table-cell>
          <table:table-cell table:formula="of:=(60000*VALUE(LEFT([.D9];FIND(&quot;m&quot;; [.D9]; 1)-1)))+(1000*VALUE(MID([.D9];FIND(&quot;m&quot;; [.D9]; 1)+1;FIND(&quot;.&quot;; [.D9]; 1)-FIND(&quot;m&quot;; [.D9]; 1)-1)))+VALUE(MID([.D9];FIND(&quot;.&quot;; [.D9]; 1)+1;FIND(&quot;s&quot;; [.D9]; 1)-FIND(&quot;.&quot;; [.D9]; 1)-1))" office:value-type="float" office:value="411" calcext:value-type="float">
            <text:p>411</text:p>
          </table:table-cell>
          <table:table-cell table:formula="of:=(60000*VALUE(LEFT([.E9];FIND(&quot;m&quot;; [.E9]; 1)-1)))+(1000*VALUE(MID([.E9];FIND(&quot;m&quot;; [.E9]; 1)+1;FIND(&quot;.&quot;; [.E9]; 1)-FIND(&quot;m&quot;; [.E9]; 1)-1)))+VALUE(MID([.E9];FIND(&quot;.&quot;; [.E9]; 1)+1;FIND(&quot;s&quot;; [.E9]; 1)-FIND(&quot;.&quot;; [.E9]; 1)-1))" office:value-type="float" office:value="410" calcext:value-type="float">
            <text:p>410</text:p>
          </table:table-cell>
          <table:table-cell table:formula="of:=(60000*VALUE(LEFT([.F9];FIND(&quot;m&quot;; [.F9]; 1)-1)))+(1000*VALUE(MID([.F9];FIND(&quot;m&quot;; [.F9]; 1)+1;FIND(&quot;.&quot;; [.F9]; 1)-FIND(&quot;m&quot;; [.F9]; 1)-1)))+VALUE(MID([.F9];FIND(&quot;.&quot;; [.F9]; 1)+1;FIND(&quot;s&quot;; [.F9]; 1)-FIND(&quot;.&quot;; [.F9]; 1)-1))" office:value-type="float" office:value="410" calcext:value-type="float">
            <text:p>410</text:p>
          </table:table-cell>
          <table:table-cell table:formula="of:=AVERAGE([.L9:.P9])" office:value-type="float" office:value="419.6" calcext:value-type="float">
            <text:p>420</text:p>
          </table:table-cell>
          <table:table-cell table:formula="of:=(60000*VALUE(LEFT([.G9];FIND(&quot;m&quot;; [.G9]; 1)-1)))+(1000*VALUE(MID([.G9];FIND(&quot;m&quot;; [.G9]; 1)+1;FIND(&quot;.&quot;; [.G9]; 1)-FIND(&quot;m&quot;; [.G9]; 1)-1)))+VALUE(MID([.G9];FIND(&quot;.&quot;; [.G9]; 1)+1;FIND(&quot;s&quot;; [.G9]; 1)-FIND(&quot;.&quot;; [.G9]; 1)-1))" office:value-type="float" office:value="7015" calcext:value-type="float">
            <text:p>7015</text:p>
          </table:table-cell>
          <table:table-cell table:formula="of:=(60000*VALUE(LEFT([.H9];FIND(&quot;m&quot;; [.H9]; 1)-1)))+(1000*VALUE(MID([.H9];FIND(&quot;m&quot;; [.H9]; 1)+1;FIND(&quot;.&quot;; [.H9]; 1)-FIND(&quot;m&quot;; [.H9]; 1)-1)))+VALUE(MID([.H9];FIND(&quot;.&quot;; [.H9]; 1)+1;FIND(&quot;s&quot;; [.H9]; 1)-FIND(&quot;.&quot;; [.H9]; 1)-1))" office:value-type="float" office:value="7017" calcext:value-type="float">
            <text:p>7017</text:p>
          </table:table-cell>
          <table:table-cell table:formula="of:=(60000*VALUE(LEFT([.I9];FIND(&quot;m&quot;; [.I9]; 1)-1)))+(1000*VALUE(MID([.I9];FIND(&quot;m&quot;; [.I9]; 1)+1;FIND(&quot;.&quot;; [.I9]; 1)-FIND(&quot;m&quot;; [.I9]; 1)-1)))+VALUE(MID([.I9];FIND(&quot;.&quot;; [.I9]; 1)+1;FIND(&quot;s&quot;; [.I9]; 1)-FIND(&quot;.&quot;; [.I9]; 1)-1))" office:value-type="float" office:value="7037" calcext:value-type="float">
            <text:p>7037</text:p>
          </table:table-cell>
          <table:table-cell table:formula="of:=(60000*VALUE(LEFT([.J9];FIND(&quot;m&quot;; [.J9]; 1)-1)))+(1000*VALUE(MID([.J9];FIND(&quot;m&quot;; [.J9]; 1)+1;FIND(&quot;.&quot;; [.J9]; 1)-FIND(&quot;m&quot;; [.J9]; 1)-1)))+VALUE(MID([.J9];FIND(&quot;.&quot;; [.J9]; 1)+1;FIND(&quot;s&quot;; [.J9]; 1)-FIND(&quot;.&quot;; [.J9]; 1)-1))" office:value-type="float" office:value="6991" calcext:value-type="float">
            <text:p>6991</text:p>
          </table:table-cell>
          <table:table-cell table:formula="of:=(60000*VALUE(LEFT([.K9];FIND(&quot;m&quot;; [.K9]; 1)-1)))+(1000*VALUE(MID([.K9];FIND(&quot;m&quot;; [.K9]; 1)+1;FIND(&quot;.&quot;; [.K9]; 1)-FIND(&quot;m&quot;; [.K9]; 1)-1)))+VALUE(MID([.K9];FIND(&quot;.&quot;; [.K9]; 1)+1;FIND(&quot;s&quot;; [.K9]; 1)-FIND(&quot;.&quot;; [.K9]; 1)-1))" office:value-type="float" office:value="6983" calcext:value-type="float">
            <text:p>6983</text:p>
          </table:table-cell>
          <table:table-cell table:formula="of:=AVERAGE([.R9:.V9])" office:value-type="float" office:value="7008.6" calcext:value-type="float">
            <text:p>7009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0m0.540s</text:p>
          </table:table-cell>
          <table:table-cell office:value-type="string" calcext:value-type="string">
            <text:p>0m0.560s</text:p>
          </table:table-cell>
          <table:table-cell office:value-type="string" calcext:value-type="string">
            <text:p>0m0.531s</text:p>
          </table:table-cell>
          <table:table-cell office:value-type="string" calcext:value-type="string">
            <text:p>0m0.558s</text:p>
          </table:table-cell>
          <table:table-cell office:value-type="string" calcext:value-type="string">
            <text:p>0m0.564s</text:p>
          </table:table-cell>
          <table:table-cell office:value-type="string" calcext:value-type="string">
            <text:p>0m14.129s</text:p>
          </table:table-cell>
          <table:table-cell office:value-type="string" calcext:value-type="string">
            <text:p>0m14.068s</text:p>
          </table:table-cell>
          <table:table-cell office:value-type="string" calcext:value-type="string">
            <text:p>0m14.064s</text:p>
          </table:table-cell>
          <table:table-cell office:value-type="string" calcext:value-type="string">
            <text:p>0m14.092s</text:p>
          </table:table-cell>
          <table:table-cell office:value-type="string" calcext:value-type="string">
            <text:p>0m14.095s</text:p>
          </table:table-cell>
          <table:table-cell table:formula="of:=(60000*VALUE(LEFT([.B10];FIND(&quot;m&quot;; [.B10]; 1)-1)))+(1000*VALUE(MID([.B10];FIND(&quot;m&quot;; [.B10]; 1)+1;FIND(&quot;.&quot;; [.B10]; 1)-FIND(&quot;m&quot;; [.B10]; 1)-1)))+VALUE(MID([.B10];FIND(&quot;.&quot;; [.B10]; 1)+1;FIND(&quot;s&quot;; [.B10]; 1)-FIND(&quot;.&quot;; [.B10]; 1)-1))" office:value-type="float" office:value="540" calcext:value-type="float">
            <text:p>540</text:p>
          </table:table-cell>
          <table:table-cell table:formula="of:=(60000*VALUE(LEFT([.C10];FIND(&quot;m&quot;; [.C10]; 1)-1)))+(1000*VALUE(MID([.C10];FIND(&quot;m&quot;; [.C10]; 1)+1;FIND(&quot;.&quot;; [.C10]; 1)-FIND(&quot;m&quot;; [.C10]; 1)-1)))+VALUE(MID([.C10];FIND(&quot;.&quot;; [.C10]; 1)+1;FIND(&quot;s&quot;; [.C10]; 1)-FIND(&quot;.&quot;; [.C10]; 1)-1))" office:value-type="float" office:value="560" calcext:value-type="float">
            <text:p>560</text:p>
          </table:table-cell>
          <table:table-cell table:formula="of:=(60000*VALUE(LEFT([.D10];FIND(&quot;m&quot;; [.D10]; 1)-1)))+(1000*VALUE(MID([.D10];FIND(&quot;m&quot;; [.D10]; 1)+1;FIND(&quot;.&quot;; [.D10]; 1)-FIND(&quot;m&quot;; [.D10]; 1)-1)))+VALUE(MID([.D10];FIND(&quot;.&quot;; [.D10]; 1)+1;FIND(&quot;s&quot;; [.D10]; 1)-FIND(&quot;.&quot;; [.D10]; 1)-1))" office:value-type="float" office:value="531" calcext:value-type="float">
            <text:p>531</text:p>
          </table:table-cell>
          <table:table-cell table:formula="of:=(60000*VALUE(LEFT([.E10];FIND(&quot;m&quot;; [.E10]; 1)-1)))+(1000*VALUE(MID([.E10];FIND(&quot;m&quot;; [.E10]; 1)+1;FIND(&quot;.&quot;; [.E10]; 1)-FIND(&quot;m&quot;; [.E10]; 1)-1)))+VALUE(MID([.E10];FIND(&quot;.&quot;; [.E10]; 1)+1;FIND(&quot;s&quot;; [.E10]; 1)-FIND(&quot;.&quot;; [.E10]; 1)-1))" office:value-type="float" office:value="558" calcext:value-type="float">
            <text:p>558</text:p>
          </table:table-cell>
          <table:table-cell table:formula="of:=(60000*VALUE(LEFT([.F10];FIND(&quot;m&quot;; [.F10]; 1)-1)))+(1000*VALUE(MID([.F10];FIND(&quot;m&quot;; [.F10]; 1)+1;FIND(&quot;.&quot;; [.F10]; 1)-FIND(&quot;m&quot;; [.F10]; 1)-1)))+VALUE(MID([.F10];FIND(&quot;.&quot;; [.F10]; 1)+1;FIND(&quot;s&quot;; [.F10]; 1)-FIND(&quot;.&quot;; [.F10]; 1)-1))" office:value-type="float" office:value="564" calcext:value-type="float">
            <text:p>564</text:p>
          </table:table-cell>
          <table:table-cell table:formula="of:=AVERAGE([.L10:.P10])" office:value-type="float" office:value="550.6" calcext:value-type="float">
            <text:p>551</text:p>
          </table:table-cell>
          <table:table-cell table:formula="of:=(60000*VALUE(LEFT([.G10];FIND(&quot;m&quot;; [.G10]; 1)-1)))+(1000*VALUE(MID([.G10];FIND(&quot;m&quot;; [.G10]; 1)+1;FIND(&quot;.&quot;; [.G10]; 1)-FIND(&quot;m&quot;; [.G10]; 1)-1)))+VALUE(MID([.G10];FIND(&quot;.&quot;; [.G10]; 1)+1;FIND(&quot;s&quot;; [.G10]; 1)-FIND(&quot;.&quot;; [.G10]; 1)-1))" office:value-type="float" office:value="14129" calcext:value-type="float">
            <text:p>14129</text:p>
          </table:table-cell>
          <table:table-cell table:formula="of:=(60000*VALUE(LEFT([.H10];FIND(&quot;m&quot;; [.H10]; 1)-1)))+(1000*VALUE(MID([.H10];FIND(&quot;m&quot;; [.H10]; 1)+1;FIND(&quot;.&quot;; [.H10]; 1)-FIND(&quot;m&quot;; [.H10]; 1)-1)))+VALUE(MID([.H10];FIND(&quot;.&quot;; [.H10]; 1)+1;FIND(&quot;s&quot;; [.H10]; 1)-FIND(&quot;.&quot;; [.H10]; 1)-1))" office:value-type="float" office:value="14068" calcext:value-type="float">
            <text:p>14068</text:p>
          </table:table-cell>
          <table:table-cell table:formula="of:=(60000*VALUE(LEFT([.I10];FIND(&quot;m&quot;; [.I10]; 1)-1)))+(1000*VALUE(MID([.I10];FIND(&quot;m&quot;; [.I10]; 1)+1;FIND(&quot;.&quot;; [.I10]; 1)-FIND(&quot;m&quot;; [.I10]; 1)-1)))+VALUE(MID([.I10];FIND(&quot;.&quot;; [.I10]; 1)+1;FIND(&quot;s&quot;; [.I10]; 1)-FIND(&quot;.&quot;; [.I10]; 1)-1))" office:value-type="float" office:value="14064" calcext:value-type="float">
            <text:p>14064</text:p>
          </table:table-cell>
          <table:table-cell table:formula="of:=(60000*VALUE(LEFT([.J10];FIND(&quot;m&quot;; [.J10]; 1)-1)))+(1000*VALUE(MID([.J10];FIND(&quot;m&quot;; [.J10]; 1)+1;FIND(&quot;.&quot;; [.J10]; 1)-FIND(&quot;m&quot;; [.J10]; 1)-1)))+VALUE(MID([.J10];FIND(&quot;.&quot;; [.J10]; 1)+1;FIND(&quot;s&quot;; [.J10]; 1)-FIND(&quot;.&quot;; [.J10]; 1)-1))" office:value-type="float" office:value="14092" calcext:value-type="float">
            <text:p>14092</text:p>
          </table:table-cell>
          <table:table-cell table:formula="of:=(60000*VALUE(LEFT([.K10];FIND(&quot;m&quot;; [.K10]; 1)-1)))+(1000*VALUE(MID([.K10];FIND(&quot;m&quot;; [.K10]; 1)+1;FIND(&quot;.&quot;; [.K10]; 1)-FIND(&quot;m&quot;; [.K10]; 1)-1)))+VALUE(MID([.K10];FIND(&quot;.&quot;; [.K10]; 1)+1;FIND(&quot;s&quot;; [.K10]; 1)-FIND(&quot;.&quot;; [.K10]; 1)-1))" office:value-type="float" office:value="14095" calcext:value-type="float">
            <text:p>14095</text:p>
          </table:table-cell>
          <table:table-cell table:formula="of:=AVERAGE([.R10:.V10])" office:value-type="float" office:value="14089.6" calcext:value-type="float">
            <text:p>1409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0m0.698s</text:p>
          </table:table-cell>
          <table:table-cell office:value-type="string" calcext:value-type="string">
            <text:p>0m0.733s</text:p>
          </table:table-cell>
          <table:table-cell office:value-type="string" calcext:value-type="string">
            <text:p>0m0.685s</text:p>
          </table:table-cell>
          <table:table-cell office:value-type="string" calcext:value-type="string">
            <text:p>0m0.681s</text:p>
          </table:table-cell>
          <table:table-cell office:value-type="string" calcext:value-type="string">
            <text:p>0m0.717s</text:p>
          </table:table-cell>
          <table:table-cell office:value-type="string" calcext:value-type="string">
            <text:p>0m25.369s</text:p>
          </table:table-cell>
          <table:table-cell office:value-type="string" calcext:value-type="string">
            <text:p>0m25.348s</text:p>
          </table:table-cell>
          <table:table-cell office:value-type="string" calcext:value-type="string">
            <text:p>0m25.397s</text:p>
          </table:table-cell>
          <table:table-cell office:value-type="string" calcext:value-type="string">
            <text:p>0m25.424s</text:p>
          </table:table-cell>
          <table:table-cell office:value-type="string" calcext:value-type="string">
            <text:p>0m25.445s</text:p>
          </table:table-cell>
          <table:table-cell table:formula="of:=(60000*VALUE(LEFT([.B11];FIND(&quot;m&quot;; [.B11]; 1)-1)))+(1000*VALUE(MID([.B11];FIND(&quot;m&quot;; [.B11]; 1)+1;FIND(&quot;.&quot;; [.B11]; 1)-FIND(&quot;m&quot;; [.B11]; 1)-1)))+VALUE(MID([.B11];FIND(&quot;.&quot;; [.B11]; 1)+1;FIND(&quot;s&quot;; [.B11]; 1)-FIND(&quot;.&quot;; [.B11]; 1)-1))" office:value-type="float" office:value="698" calcext:value-type="float">
            <text:p>698</text:p>
          </table:table-cell>
          <table:table-cell table:formula="of:=(60000*VALUE(LEFT([.C11];FIND(&quot;m&quot;; [.C11]; 1)-1)))+(1000*VALUE(MID([.C11];FIND(&quot;m&quot;; [.C11]; 1)+1;FIND(&quot;.&quot;; [.C11]; 1)-FIND(&quot;m&quot;; [.C11]; 1)-1)))+VALUE(MID([.C11];FIND(&quot;.&quot;; [.C11]; 1)+1;FIND(&quot;s&quot;; [.C11]; 1)-FIND(&quot;.&quot;; [.C11]; 1)-1))" office:value-type="float" office:value="733" calcext:value-type="float">
            <text:p>733</text:p>
          </table:table-cell>
          <table:table-cell table:formula="of:=(60000*VALUE(LEFT([.D11];FIND(&quot;m&quot;; [.D11]; 1)-1)))+(1000*VALUE(MID([.D11];FIND(&quot;m&quot;; [.D11]; 1)+1;FIND(&quot;.&quot;; [.D11]; 1)-FIND(&quot;m&quot;; [.D11]; 1)-1)))+VALUE(MID([.D11];FIND(&quot;.&quot;; [.D11]; 1)+1;FIND(&quot;s&quot;; [.D11]; 1)-FIND(&quot;.&quot;; [.D11]; 1)-1))" office:value-type="float" office:value="685" calcext:value-type="float">
            <text:p>685</text:p>
          </table:table-cell>
          <table:table-cell table:formula="of:=(60000*VALUE(LEFT([.E11];FIND(&quot;m&quot;; [.E11]; 1)-1)))+(1000*VALUE(MID([.E11];FIND(&quot;m&quot;; [.E11]; 1)+1;FIND(&quot;.&quot;; [.E11]; 1)-FIND(&quot;m&quot;; [.E11]; 1)-1)))+VALUE(MID([.E11];FIND(&quot;.&quot;; [.E11]; 1)+1;FIND(&quot;s&quot;; [.E11]; 1)-FIND(&quot;.&quot;; [.E11]; 1)-1))" office:value-type="float" office:value="681" calcext:value-type="float">
            <text:p>681</text:p>
          </table:table-cell>
          <table:table-cell table:formula="of:=(60000*VALUE(LEFT([.F11];FIND(&quot;m&quot;; [.F11]; 1)-1)))+(1000*VALUE(MID([.F11];FIND(&quot;m&quot;; [.F11]; 1)+1;FIND(&quot;.&quot;; [.F11]; 1)-FIND(&quot;m&quot;; [.F11]; 1)-1)))+VALUE(MID([.F11];FIND(&quot;.&quot;; [.F11]; 1)+1;FIND(&quot;s&quot;; [.F11]; 1)-FIND(&quot;.&quot;; [.F11]; 1)-1))" office:value-type="float" office:value="717" calcext:value-type="float">
            <text:p>717</text:p>
          </table:table-cell>
          <table:table-cell table:formula="of:=AVERAGE([.L11:.P11])" office:value-type="float" office:value="702.8" calcext:value-type="float">
            <text:p>703</text:p>
          </table:table-cell>
          <table:table-cell table:formula="of:=(60000*VALUE(LEFT([.G11];FIND(&quot;m&quot;; [.G11]; 1)-1)))+(1000*VALUE(MID([.G11];FIND(&quot;m&quot;; [.G11]; 1)+1;FIND(&quot;.&quot;; [.G11]; 1)-FIND(&quot;m&quot;; [.G11]; 1)-1)))+VALUE(MID([.G11];FIND(&quot;.&quot;; [.G11]; 1)+1;FIND(&quot;s&quot;; [.G11]; 1)-FIND(&quot;.&quot;; [.G11]; 1)-1))" office:value-type="float" office:value="25369" calcext:value-type="float">
            <text:p>25369</text:p>
          </table:table-cell>
          <table:table-cell table:formula="of:=(60000*VALUE(LEFT([.H11];FIND(&quot;m&quot;; [.H11]; 1)-1)))+(1000*VALUE(MID([.H11];FIND(&quot;m&quot;; [.H11]; 1)+1;FIND(&quot;.&quot;; [.H11]; 1)-FIND(&quot;m&quot;; [.H11]; 1)-1)))+VALUE(MID([.H11];FIND(&quot;.&quot;; [.H11]; 1)+1;FIND(&quot;s&quot;; [.H11]; 1)-FIND(&quot;.&quot;; [.H11]; 1)-1))" office:value-type="float" office:value="25348" calcext:value-type="float">
            <text:p>25348</text:p>
          </table:table-cell>
          <table:table-cell table:formula="of:=(60000*VALUE(LEFT([.I11];FIND(&quot;m&quot;; [.I11]; 1)-1)))+(1000*VALUE(MID([.I11];FIND(&quot;m&quot;; [.I11]; 1)+1;FIND(&quot;.&quot;; [.I11]; 1)-FIND(&quot;m&quot;; [.I11]; 1)-1)))+VALUE(MID([.I11];FIND(&quot;.&quot;; [.I11]; 1)+1;FIND(&quot;s&quot;; [.I11]; 1)-FIND(&quot;.&quot;; [.I11]; 1)-1))" office:value-type="float" office:value="25397" calcext:value-type="float">
            <text:p>25397</text:p>
          </table:table-cell>
          <table:table-cell table:formula="of:=(60000*VALUE(LEFT([.J11];FIND(&quot;m&quot;; [.J11]; 1)-1)))+(1000*VALUE(MID([.J11];FIND(&quot;m&quot;; [.J11]; 1)+1;FIND(&quot;.&quot;; [.J11]; 1)-FIND(&quot;m&quot;; [.J11]; 1)-1)))+VALUE(MID([.J11];FIND(&quot;.&quot;; [.J11]; 1)+1;FIND(&quot;s&quot;; [.J11]; 1)-FIND(&quot;.&quot;; [.J11]; 1)-1))" office:value-type="float" office:value="25424" calcext:value-type="float">
            <text:p>25424</text:p>
          </table:table-cell>
          <table:table-cell table:formula="of:=(60000*VALUE(LEFT([.K11];FIND(&quot;m&quot;; [.K11]; 1)-1)))+(1000*VALUE(MID([.K11];FIND(&quot;m&quot;; [.K11]; 1)+1;FIND(&quot;.&quot;; [.K11]; 1)-FIND(&quot;m&quot;; [.K11]; 1)-1)))+VALUE(MID([.K11];FIND(&quot;.&quot;; [.K11]; 1)+1;FIND(&quot;s&quot;; [.K11]; 1)-FIND(&quot;.&quot;; [.K11]; 1)-1))" office:value-type="float" office:value="25445" calcext:value-type="float">
            <text:p>25445</text:p>
          </table:table-cell>
          <table:table-cell table:formula="of:=AVERAGE([.R11:.V11])" office:value-type="float" office:value="25396.6" calcext:value-type="float">
            <text:p>2539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0m0.863s</text:p>
          </table:table-cell>
          <table:table-cell office:value-type="string" calcext:value-type="string">
            <text:p>0m0.872s</text:p>
          </table:table-cell>
          <table:table-cell office:value-type="string" calcext:value-type="string">
            <text:p>0m0.928s</text:p>
          </table:table-cell>
          <table:table-cell office:value-type="string" calcext:value-type="string">
            <text:p>0m0.874s</text:p>
          </table:table-cell>
          <table:table-cell office:value-type="string" calcext:value-type="string">
            <text:p>0m42.922s</text:p>
          </table:table-cell>
          <table:table-cell office:value-type="string" calcext:value-type="string">
            <text:p>0m42.940s</text:p>
          </table:table-cell>
          <table:table-cell office:value-type="string" calcext:value-type="string">
            <text:p>0m42.821s</text:p>
          </table:table-cell>
          <table:table-cell office:value-type="string" calcext:value-type="string">
            <text:p>0m42.996s</text:p>
          </table:table-cell>
          <table:table-cell office:value-type="string" calcext:value-type="string">
            <text:p>0m43.142s</text:p>
          </table:table-cell>
          <table:table-cell table:formula="of:=(60000*VALUE(LEFT([.B12];FIND(&quot;m&quot;; [.B12]; 1)-1)))+(1000*VALUE(MID([.B12];FIND(&quot;m&quot;; [.B12]; 1)+1;FIND(&quot;.&quot;; [.B12]; 1)-FIND(&quot;m&quot;; [.B12]; 1)-1)))+VALUE(MID([.B12];FIND(&quot;.&quot;; [.B12]; 1)+1;FIND(&quot;s&quot;; [.B12]; 1)-FIND(&quot;.&quot;; [.B12]; 1)-1))" office:value-type="float" office:value="863" calcext:value-type="float">
            <text:p>863</text:p>
          </table:table-cell>
          <table:table-cell table:formula="of:=(60000*VALUE(LEFT([.C12];FIND(&quot;m&quot;; [.C12]; 1)-1)))+(1000*VALUE(MID([.C12];FIND(&quot;m&quot;; [.C12]; 1)+1;FIND(&quot;.&quot;; [.C12]; 1)-FIND(&quot;m&quot;; [.C12]; 1)-1)))+VALUE(MID([.C12];FIND(&quot;.&quot;; [.C12]; 1)+1;FIND(&quot;s&quot;; [.C12]; 1)-FIND(&quot;.&quot;; [.C12]; 1)-1))" office:value-type="float" office:value="863" calcext:value-type="float">
            <text:p>863</text:p>
          </table:table-cell>
          <table:table-cell table:formula="of:=(60000*VALUE(LEFT([.D12];FIND(&quot;m&quot;; [.D12]; 1)-1)))+(1000*VALUE(MID([.D12];FIND(&quot;m&quot;; [.D12]; 1)+1;FIND(&quot;.&quot;; [.D12]; 1)-FIND(&quot;m&quot;; [.D12]; 1)-1)))+VALUE(MID([.D12];FIND(&quot;.&quot;; [.D12]; 1)+1;FIND(&quot;s&quot;; [.D12]; 1)-FIND(&quot;.&quot;; [.D12]; 1)-1))" office:value-type="float" office:value="872" calcext:value-type="float">
            <text:p>872</text:p>
          </table:table-cell>
          <table:table-cell table:formula="of:=(60000*VALUE(LEFT([.E12];FIND(&quot;m&quot;; [.E12]; 1)-1)))+(1000*VALUE(MID([.E12];FIND(&quot;m&quot;; [.E12]; 1)+1;FIND(&quot;.&quot;; [.E12]; 1)-FIND(&quot;m&quot;; [.E12]; 1)-1)))+VALUE(MID([.E12];FIND(&quot;.&quot;; [.E12]; 1)+1;FIND(&quot;s&quot;; [.E12]; 1)-FIND(&quot;.&quot;; [.E12]; 1)-1))" office:value-type="float" office:value="928" calcext:value-type="float">
            <text:p>928</text:p>
          </table:table-cell>
          <table:table-cell table:formula="of:=(60000*VALUE(LEFT([.F12];FIND(&quot;m&quot;; [.F12]; 1)-1)))+(1000*VALUE(MID([.F12];FIND(&quot;m&quot;; [.F12]; 1)+1;FIND(&quot;.&quot;; [.F12]; 1)-FIND(&quot;m&quot;; [.F12]; 1)-1)))+VALUE(MID([.F12];FIND(&quot;.&quot;; [.F12]; 1)+1;FIND(&quot;s&quot;; [.F12]; 1)-FIND(&quot;.&quot;; [.F12]; 1)-1))" office:value-type="float" office:value="874" calcext:value-type="float">
            <text:p>874</text:p>
          </table:table-cell>
          <table:table-cell table:formula="of:=AVERAGE([.L12:.P12])" office:value-type="float" office:value="880" calcext:value-type="float">
            <text:p>880</text:p>
          </table:table-cell>
          <table:table-cell table:formula="of:=(60000*VALUE(LEFT([.G12];FIND(&quot;m&quot;; [.G12]; 1)-1)))+(1000*VALUE(MID([.G12];FIND(&quot;m&quot;; [.G12]; 1)+1;FIND(&quot;.&quot;; [.G12]; 1)-FIND(&quot;m&quot;; [.G12]; 1)-1)))+VALUE(MID([.G12];FIND(&quot;.&quot;; [.G12]; 1)+1;FIND(&quot;s&quot;; [.G12]; 1)-FIND(&quot;.&quot;; [.G12]; 1)-1))" office:value-type="float" office:value="42922" calcext:value-type="float">
            <text:p>42922</text:p>
          </table:table-cell>
          <table:table-cell table:formula="of:=(60000*VALUE(LEFT([.H12];FIND(&quot;m&quot;; [.H12]; 1)-1)))+(1000*VALUE(MID([.H12];FIND(&quot;m&quot;; [.H12]; 1)+1;FIND(&quot;.&quot;; [.H12]; 1)-FIND(&quot;m&quot;; [.H12]; 1)-1)))+VALUE(MID([.H12];FIND(&quot;.&quot;; [.H12]; 1)+1;FIND(&quot;s&quot;; [.H12]; 1)-FIND(&quot;.&quot;; [.H12]; 1)-1))" office:value-type="float" office:value="42940" calcext:value-type="float">
            <text:p>42940</text:p>
          </table:table-cell>
          <table:table-cell table:formula="of:=(60000*VALUE(LEFT([.I12];FIND(&quot;m&quot;; [.I12]; 1)-1)))+(1000*VALUE(MID([.I12];FIND(&quot;m&quot;; [.I12]; 1)+1;FIND(&quot;.&quot;; [.I12]; 1)-FIND(&quot;m&quot;; [.I12]; 1)-1)))+VALUE(MID([.I12];FIND(&quot;.&quot;; [.I12]; 1)+1;FIND(&quot;s&quot;; [.I12]; 1)-FIND(&quot;.&quot;; [.I12]; 1)-1))" office:value-type="float" office:value="42821" calcext:value-type="float">
            <text:p>42821</text:p>
          </table:table-cell>
          <table:table-cell table:formula="of:=(60000*VALUE(LEFT([.J12];FIND(&quot;m&quot;; [.J12]; 1)-1)))+(1000*VALUE(MID([.J12];FIND(&quot;m&quot;; [.J12]; 1)+1;FIND(&quot;.&quot;; [.J12]; 1)-FIND(&quot;m&quot;; [.J12]; 1)-1)))+VALUE(MID([.J12];FIND(&quot;.&quot;; [.J12]; 1)+1;FIND(&quot;s&quot;; [.J12]; 1)-FIND(&quot;.&quot;; [.J12]; 1)-1))" office:value-type="float" office:value="42996" calcext:value-type="float">
            <text:p>42996</text:p>
          </table:table-cell>
          <table:table-cell table:formula="of:=(60000*VALUE(LEFT([.K12];FIND(&quot;m&quot;; [.K12]; 1)-1)))+(1000*VALUE(MID([.K12];FIND(&quot;m&quot;; [.K12]; 1)+1;FIND(&quot;.&quot;; [.K12]; 1)-FIND(&quot;m&quot;; [.K12]; 1)-1)))+VALUE(MID([.K12];FIND(&quot;.&quot;; [.K12]; 1)+1;FIND(&quot;s&quot;; [.K12]; 1)-FIND(&quot;.&quot;; [.K12]; 1)-1))" office:value-type="float" office:value="43142" calcext:value-type="float">
            <text:p>43142</text:p>
          </table:table-cell>
          <table:table-cell table:formula="of:=AVERAGE([.R12:.V12])" office:value-type="float" office:value="42964.2" calcext:value-type="float">
            <text:p>42964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0m1.157s</text:p>
          </table:table-cell>
          <table:table-cell office:value-type="string" calcext:value-type="string">
            <text:p>0m1.155s</text:p>
          </table:table-cell>
          <table:table-cell office:value-type="string" calcext:value-type="string">
            <text:p>0m1.188s</text:p>
          </table:table-cell>
          <table:table-cell office:value-type="string" calcext:value-type="string">
            <text:p>0m1.104s</text:p>
          </table:table-cell>
          <table:table-cell office:value-type="string" calcext:value-type="string">
            <text:p>1m7.756s</text:p>
          </table:table-cell>
          <table:table-cell office:value-type="string" calcext:value-type="string">
            <text:p>1m7.944s</text:p>
          </table:table-cell>
          <table:table-cell office:value-type="string" calcext:value-type="string">
            <text:p>1m7.924s</text:p>
          </table:table-cell>
          <table:table-cell office:value-type="string" calcext:value-type="string">
            <text:p>1m7.921s</text:p>
          </table:table-cell>
          <table:table-cell office:value-type="string" calcext:value-type="string">
            <text:p>1m8.444s</text:p>
          </table:table-cell>
          <table:table-cell table:formula="of:=(60000*VALUE(LEFT([.B13];FIND(&quot;m&quot;; [.B13]; 1)-1)))+(1000*VALUE(MID([.B13];FIND(&quot;m&quot;; [.B13]; 1)+1;FIND(&quot;.&quot;; [.B13]; 1)-FIND(&quot;m&quot;; [.B13]; 1)-1)))+VALUE(MID([.B13];FIND(&quot;.&quot;; [.B13]; 1)+1;FIND(&quot;s&quot;; [.B13]; 1)-FIND(&quot;.&quot;; [.B13]; 1)-1))" office:value-type="float" office:value="1157" calcext:value-type="float">
            <text:p>1157</text:p>
          </table:table-cell>
          <table:table-cell table:formula="of:=(60000*VALUE(LEFT([.C13];FIND(&quot;m&quot;; [.C13]; 1)-1)))+(1000*VALUE(MID([.C13];FIND(&quot;m&quot;; [.C13]; 1)+1;FIND(&quot;.&quot;; [.C13]; 1)-FIND(&quot;m&quot;; [.C13]; 1)-1)))+VALUE(MID([.C13];FIND(&quot;.&quot;; [.C13]; 1)+1;FIND(&quot;s&quot;; [.C13]; 1)-FIND(&quot;.&quot;; [.C13]; 1)-1))" office:value-type="float" office:value="1157" calcext:value-type="float">
            <text:p>1157</text:p>
          </table:table-cell>
          <table:table-cell table:formula="of:=(60000*VALUE(LEFT([.D13];FIND(&quot;m&quot;; [.D13]; 1)-1)))+(1000*VALUE(MID([.D13];FIND(&quot;m&quot;; [.D13]; 1)+1;FIND(&quot;.&quot;; [.D13]; 1)-FIND(&quot;m&quot;; [.D13]; 1)-1)))+VALUE(MID([.D13];FIND(&quot;.&quot;; [.D13]; 1)+1;FIND(&quot;s&quot;; [.D13]; 1)-FIND(&quot;.&quot;; [.D13]; 1)-1))" office:value-type="float" office:value="1155" calcext:value-type="float">
            <text:p>1155</text:p>
          </table:table-cell>
          <table:table-cell table:formula="of:=(60000*VALUE(LEFT([.E13];FIND(&quot;m&quot;; [.E13]; 1)-1)))+(1000*VALUE(MID([.E13];FIND(&quot;m&quot;; [.E13]; 1)+1;FIND(&quot;.&quot;; [.E13]; 1)-FIND(&quot;m&quot;; [.E13]; 1)-1)))+VALUE(MID([.E13];FIND(&quot;.&quot;; [.E13]; 1)+1;FIND(&quot;s&quot;; [.E13]; 1)-FIND(&quot;.&quot;; [.E13]; 1)-1))" office:value-type="float" office:value="1188" calcext:value-type="float">
            <text:p>1188</text:p>
          </table:table-cell>
          <table:table-cell table:formula="of:=(60000*VALUE(LEFT([.F13];FIND(&quot;m&quot;; [.F13]; 1)-1)))+(1000*VALUE(MID([.F13];FIND(&quot;m&quot;; [.F13]; 1)+1;FIND(&quot;.&quot;; [.F13]; 1)-FIND(&quot;m&quot;; [.F13]; 1)-1)))+VALUE(MID([.F13];FIND(&quot;.&quot;; [.F13]; 1)+1;FIND(&quot;s&quot;; [.F13]; 1)-FIND(&quot;.&quot;; [.F13]; 1)-1))" office:value-type="float" office:value="1104" calcext:value-type="float">
            <text:p>1104</text:p>
          </table:table-cell>
          <table:table-cell table:formula="of:=AVERAGE([.L13:.P13])" office:value-type="float" office:value="1152.2" calcext:value-type="float">
            <text:p>1152</text:p>
          </table:table-cell>
          <table:table-cell table:formula="of:=(60000*VALUE(LEFT([.G13];FIND(&quot;m&quot;; [.G13]; 1)-1)))+(1000*VALUE(MID([.G13];FIND(&quot;m&quot;; [.G13]; 1)+1;FIND(&quot;.&quot;; [.G13]; 1)-FIND(&quot;m&quot;; [.G13]; 1)-1)))+VALUE(MID([.G13];FIND(&quot;.&quot;; [.G13]; 1)+1;FIND(&quot;s&quot;; [.G13]; 1)-FIND(&quot;.&quot;; [.G13]; 1)-1))" office:value-type="float" office:value="67756" calcext:value-type="float">
            <text:p>67756</text:p>
          </table:table-cell>
          <table:table-cell table:formula="of:=(60000*VALUE(LEFT([.H13];FIND(&quot;m&quot;; [.H13]; 1)-1)))+(1000*VALUE(MID([.H13];FIND(&quot;m&quot;; [.H13]; 1)+1;FIND(&quot;.&quot;; [.H13]; 1)-FIND(&quot;m&quot;; [.H13]; 1)-1)))+VALUE(MID([.H13];FIND(&quot;.&quot;; [.H13]; 1)+1;FIND(&quot;s&quot;; [.H13]; 1)-FIND(&quot;.&quot;; [.H13]; 1)-1))" office:value-type="float" office:value="67944" calcext:value-type="float">
            <text:p>67944</text:p>
          </table:table-cell>
          <table:table-cell table:formula="of:=(60000*VALUE(LEFT([.I13];FIND(&quot;m&quot;; [.I13]; 1)-1)))+(1000*VALUE(MID([.I13];FIND(&quot;m&quot;; [.I13]; 1)+1;FIND(&quot;.&quot;; [.I13]; 1)-FIND(&quot;m&quot;; [.I13]; 1)-1)))+VALUE(MID([.I13];FIND(&quot;.&quot;; [.I13]; 1)+1;FIND(&quot;s&quot;; [.I13]; 1)-FIND(&quot;.&quot;; [.I13]; 1)-1))" office:value-type="float" office:value="67924" calcext:value-type="float">
            <text:p>67924</text:p>
          </table:table-cell>
          <table:table-cell table:formula="of:=(60000*VALUE(LEFT([.J13];FIND(&quot;m&quot;; [.J13]; 1)-1)))+(1000*VALUE(MID([.J13];FIND(&quot;m&quot;; [.J13]; 1)+1;FIND(&quot;.&quot;; [.J13]; 1)-FIND(&quot;m&quot;; [.J13]; 1)-1)))+VALUE(MID([.J13];FIND(&quot;.&quot;; [.J13]; 1)+1;FIND(&quot;s&quot;; [.J13]; 1)-FIND(&quot;.&quot;; [.J13]; 1)-1))" office:value-type="float" office:value="67921" calcext:value-type="float">
            <text:p>67921</text:p>
          </table:table-cell>
          <table:table-cell table:formula="of:=(60000*VALUE(LEFT([.K13];FIND(&quot;m&quot;; [.K13]; 1)-1)))+(1000*VALUE(MID([.K13];FIND(&quot;m&quot;; [.K13]; 1)+1;FIND(&quot;.&quot;; [.K13]; 1)-FIND(&quot;m&quot;; [.K13]; 1)-1)))+VALUE(MID([.K13];FIND(&quot;.&quot;; [.K13]; 1)+1;FIND(&quot;s&quot;; [.K13]; 1)-FIND(&quot;.&quot;; [.K13]; 1)-1))" office:value-type="float" office:value="68444" calcext:value-type="float">
            <text:p>68444</text:p>
          </table:table-cell>
          <table:table-cell table:formula="of:=AVERAGE([.R13:.V13])" office:value-type="float" office:value="67997.8" calcext:value-type="float">
            <text:p>67998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0m1.381s</text:p>
          </table:table-cell>
          <table:table-cell office:value-type="string" calcext:value-type="string">
            <text:p>0m1.449s</text:p>
          </table:table-cell>
          <table:table-cell office:value-type="string" calcext:value-type="string">
            <text:p>0m1.371s</text:p>
          </table:table-cell>
          <table:table-cell office:value-type="string" calcext:value-type="string">
            <text:p>0m1.369s</text:p>
          </table:table-cell>
          <table:table-cell office:value-type="string" calcext:value-type="string">
            <text:p>0m1.381s</text:p>
          </table:table-cell>
          <table:table-cell office:value-type="string" calcext:value-type="string">
            <text:p>1m42.934s</text:p>
          </table:table-cell>
          <table:table-cell office:value-type="string" calcext:value-type="string">
            <text:p>1m43.424s</text:p>
          </table:table-cell>
          <table:table-cell office:value-type="string" calcext:value-type="string">
            <text:p>1m42.913s</text:p>
          </table:table-cell>
          <table:table-cell office:value-type="string" calcext:value-type="string">
            <text:p>1m42.678s</text:p>
          </table:table-cell>
          <table:table-cell office:value-type="string" calcext:value-type="string">
            <text:p>1m42.386s</text:p>
          </table:table-cell>
          <table:table-cell table:formula="of:=(60000*VALUE(LEFT([.B14];FIND(&quot;m&quot;; [.B14]; 1)-1)))+(1000*VALUE(MID([.B14];FIND(&quot;m&quot;; [.B14]; 1)+1;FIND(&quot;.&quot;; [.B14]; 1)-FIND(&quot;m&quot;; [.B14]; 1)-1)))+VALUE(MID([.B14];FIND(&quot;.&quot;; [.B14]; 1)+1;FIND(&quot;s&quot;; [.B14]; 1)-FIND(&quot;.&quot;; [.B14]; 1)-1))" office:value-type="float" office:value="1381" calcext:value-type="float">
            <text:p>1381</text:p>
          </table:table-cell>
          <table:table-cell table:formula="of:=(60000*VALUE(LEFT([.C14];FIND(&quot;m&quot;; [.C14]; 1)-1)))+(1000*VALUE(MID([.C14];FIND(&quot;m&quot;; [.C14]; 1)+1;FIND(&quot;.&quot;; [.C14]; 1)-FIND(&quot;m&quot;; [.C14]; 1)-1)))+VALUE(MID([.C14];FIND(&quot;.&quot;; [.C14]; 1)+1;FIND(&quot;s&quot;; [.C14]; 1)-FIND(&quot;.&quot;; [.C14]; 1)-1))" office:value-type="float" office:value="1449" calcext:value-type="float">
            <text:p>1449</text:p>
          </table:table-cell>
          <table:table-cell table:formula="of:=(60000*VALUE(LEFT([.D14];FIND(&quot;m&quot;; [.D14]; 1)-1)))+(1000*VALUE(MID([.D14];FIND(&quot;m&quot;; [.D14]; 1)+1;FIND(&quot;.&quot;; [.D14]; 1)-FIND(&quot;m&quot;; [.D14]; 1)-1)))+VALUE(MID([.D14];FIND(&quot;.&quot;; [.D14]; 1)+1;FIND(&quot;s&quot;; [.D14]; 1)-FIND(&quot;.&quot;; [.D14]; 1)-1))" office:value-type="float" office:value="1371" calcext:value-type="float">
            <text:p>1371</text:p>
          </table:table-cell>
          <table:table-cell table:formula="of:=(60000*VALUE(LEFT([.E14];FIND(&quot;m&quot;; [.E14]; 1)-1)))+(1000*VALUE(MID([.E14];FIND(&quot;m&quot;; [.E14]; 1)+1;FIND(&quot;.&quot;; [.E14]; 1)-FIND(&quot;m&quot;; [.E14]; 1)-1)))+VALUE(MID([.E14];FIND(&quot;.&quot;; [.E14]; 1)+1;FIND(&quot;s&quot;; [.E14]; 1)-FIND(&quot;.&quot;; [.E14]; 1)-1))" office:value-type="float" office:value="1369" calcext:value-type="float">
            <text:p>1369</text:p>
          </table:table-cell>
          <table:table-cell table:formula="of:=(60000*VALUE(LEFT([.F14];FIND(&quot;m&quot;; [.F14]; 1)-1)))+(1000*VALUE(MID([.F14];FIND(&quot;m&quot;; [.F14]; 1)+1;FIND(&quot;.&quot;; [.F14]; 1)-FIND(&quot;m&quot;; [.F14]; 1)-1)))+VALUE(MID([.F14];FIND(&quot;.&quot;; [.F14]; 1)+1;FIND(&quot;s&quot;; [.F14]; 1)-FIND(&quot;.&quot;; [.F14]; 1)-1))" office:value-type="float" office:value="1381" calcext:value-type="float">
            <text:p>1381</text:p>
          </table:table-cell>
          <table:table-cell table:formula="of:=AVERAGE([.L14:.P14])" office:value-type="float" office:value="1390.2" calcext:value-type="float">
            <text:p>1390</text:p>
          </table:table-cell>
          <table:table-cell table:formula="of:=(60000*VALUE(LEFT([.G14];FIND(&quot;m&quot;; [.G14]; 1)-1)))+(1000*VALUE(MID([.G14];FIND(&quot;m&quot;; [.G14]; 1)+1;FIND(&quot;.&quot;; [.G14]; 1)-FIND(&quot;m&quot;; [.G14]; 1)-1)))+VALUE(MID([.G14];FIND(&quot;.&quot;; [.G14]; 1)+1;FIND(&quot;s&quot;; [.G14]; 1)-FIND(&quot;.&quot;; [.G14]; 1)-1))" office:value-type="float" office:value="102934" calcext:value-type="float">
            <text:p>102934</text:p>
          </table:table-cell>
          <table:table-cell table:formula="of:=(60000*VALUE(LEFT([.H14];FIND(&quot;m&quot;; [.H14]; 1)-1)))+(1000*VALUE(MID([.H14];FIND(&quot;m&quot;; [.H14]; 1)+1;FIND(&quot;.&quot;; [.H14]; 1)-FIND(&quot;m&quot;; [.H14]; 1)-1)))+VALUE(MID([.H14];FIND(&quot;.&quot;; [.H14]; 1)+1;FIND(&quot;s&quot;; [.H14]; 1)-FIND(&quot;.&quot;; [.H14]; 1)-1))" office:value-type="float" office:value="103424" calcext:value-type="float">
            <text:p>103424</text:p>
          </table:table-cell>
          <table:table-cell table:formula="of:=(60000*VALUE(LEFT([.I14];FIND(&quot;m&quot;; [.I14]; 1)-1)))+(1000*VALUE(MID([.I14];FIND(&quot;m&quot;; [.I14]; 1)+1;FIND(&quot;.&quot;; [.I14]; 1)-FIND(&quot;m&quot;; [.I14]; 1)-1)))+VALUE(MID([.I14];FIND(&quot;.&quot;; [.I14]; 1)+1;FIND(&quot;s&quot;; [.I14]; 1)-FIND(&quot;.&quot;; [.I14]; 1)-1))" office:value-type="float" office:value="102913" calcext:value-type="float">
            <text:p>102913</text:p>
          </table:table-cell>
          <table:table-cell table:formula="of:=(60000*VALUE(LEFT([.J14];FIND(&quot;m&quot;; [.J14]; 1)-1)))+(1000*VALUE(MID([.J14];FIND(&quot;m&quot;; [.J14]; 1)+1;FIND(&quot;.&quot;; [.J14]; 1)-FIND(&quot;m&quot;; [.J14]; 1)-1)))+VALUE(MID([.J14];FIND(&quot;.&quot;; [.J14]; 1)+1;FIND(&quot;s&quot;; [.J14]; 1)-FIND(&quot;.&quot;; [.J14]; 1)-1))" office:value-type="float" office:value="102678" calcext:value-type="float">
            <text:p>102678</text:p>
          </table:table-cell>
          <table:table-cell table:formula="of:=(60000*VALUE(LEFT([.K14];FIND(&quot;m&quot;; [.K14]; 1)-1)))+(1000*VALUE(MID([.K14];FIND(&quot;m&quot;; [.K14]; 1)+1;FIND(&quot;.&quot;; [.K14]; 1)-FIND(&quot;m&quot;; [.K14]; 1)-1)))+VALUE(MID([.K14];FIND(&quot;.&quot;; [.K14]; 1)+1;FIND(&quot;s&quot;; [.K14]; 1)-FIND(&quot;.&quot;; [.K14]; 1)-1))" office:value-type="float" office:value="102386" calcext:value-type="float">
            <text:p>102386</text:p>
          </table:table-cell>
          <table:table-cell table:formula="of:=AVERAGE([.R14:.V14])" office:value-type="float" office:value="102867" calcext:value-type="float">
            <text:p>102867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0m1.842s</text:p>
          </table:table-cell>
          <table:table-cell office:value-type="string" calcext:value-type="string">
            <text:p>0m1.893s</text:p>
          </table:table-cell>
          <table:table-cell office:value-type="string" calcext:value-type="string">
            <text:p>0m1.834s</text:p>
          </table:table-cell>
          <table:table-cell office:value-type="string" calcext:value-type="string">
            <text:p>0m1.856s</text:p>
          </table:table-cell>
          <table:table-cell office:value-type="string" calcext:value-type="string">
            <text:p>0m1.944s</text:p>
          </table:table-cell>
          <table:table-cell office:value-type="string" calcext:value-type="string">
            <text:p>2m29.198s</text:p>
          </table:table-cell>
          <table:table-cell office:value-type="string" calcext:value-type="string">
            <text:p>2m28.643s</text:p>
          </table:table-cell>
          <table:table-cell office:value-type="string" calcext:value-type="string">
            <text:p>2m28.768s</text:p>
          </table:table-cell>
          <table:table-cell office:value-type="string" calcext:value-type="string">
            <text:p>2m28.573s</text:p>
          </table:table-cell>
          <table:table-cell office:value-type="string" calcext:value-type="string">
            <text:p>2m28.658s</text:p>
          </table:table-cell>
          <table:table-cell table:formula="of:=(60000*VALUE(LEFT([.B15];FIND(&quot;m&quot;; [.B15]; 1)-1)))+(1000*VALUE(MID([.B15];FIND(&quot;m&quot;; [.B15]; 1)+1;FIND(&quot;.&quot;; [.B15]; 1)-FIND(&quot;m&quot;; [.B15]; 1)-1)))+VALUE(MID([.B15];FIND(&quot;.&quot;; [.B15]; 1)+1;FIND(&quot;s&quot;; [.B15]; 1)-FIND(&quot;.&quot;; [.B15]; 1)-1))" office:value-type="float" office:value="1842" calcext:value-type="float">
            <text:p>1842</text:p>
          </table:table-cell>
          <table:table-cell table:formula="of:=(60000*VALUE(LEFT([.C15];FIND(&quot;m&quot;; [.C15]; 1)-1)))+(1000*VALUE(MID([.C15];FIND(&quot;m&quot;; [.C15]; 1)+1;FIND(&quot;.&quot;; [.C15]; 1)-FIND(&quot;m&quot;; [.C15]; 1)-1)))+VALUE(MID([.C15];FIND(&quot;.&quot;; [.C15]; 1)+1;FIND(&quot;s&quot;; [.C15]; 1)-FIND(&quot;.&quot;; [.C15]; 1)-1))" office:value-type="float" office:value="1893" calcext:value-type="float">
            <text:p>1893</text:p>
          </table:table-cell>
          <table:table-cell table:formula="of:=(60000*VALUE(LEFT([.D15];FIND(&quot;m&quot;; [.D15]; 1)-1)))+(1000*VALUE(MID([.D15];FIND(&quot;m&quot;; [.D15]; 1)+1;FIND(&quot;.&quot;; [.D15]; 1)-FIND(&quot;m&quot;; [.D15]; 1)-1)))+VALUE(MID([.D15];FIND(&quot;.&quot;; [.D15]; 1)+1;FIND(&quot;s&quot;; [.D15]; 1)-FIND(&quot;.&quot;; [.D15]; 1)-1))" office:value-type="float" office:value="1834" calcext:value-type="float">
            <text:p>1834</text:p>
          </table:table-cell>
          <table:table-cell table:formula="of:=(60000*VALUE(LEFT([.E15];FIND(&quot;m&quot;; [.E15]; 1)-1)))+(1000*VALUE(MID([.E15];FIND(&quot;m&quot;; [.E15]; 1)+1;FIND(&quot;.&quot;; [.E15]; 1)-FIND(&quot;m&quot;; [.E15]; 1)-1)))+VALUE(MID([.E15];FIND(&quot;.&quot;; [.E15]; 1)+1;FIND(&quot;s&quot;; [.E15]; 1)-FIND(&quot;.&quot;; [.E15]; 1)-1))" office:value-type="float" office:value="1856" calcext:value-type="float">
            <text:p>1856</text:p>
          </table:table-cell>
          <table:table-cell table:formula="of:=(60000*VALUE(LEFT([.F15];FIND(&quot;m&quot;; [.F15]; 1)-1)))+(1000*VALUE(MID([.F15];FIND(&quot;m&quot;; [.F15]; 1)+1;FIND(&quot;.&quot;; [.F15]; 1)-FIND(&quot;m&quot;; [.F15]; 1)-1)))+VALUE(MID([.F15];FIND(&quot;.&quot;; [.F15]; 1)+1;FIND(&quot;s&quot;; [.F15]; 1)-FIND(&quot;.&quot;; [.F15]; 1)-1))" office:value-type="float" office:value="1944" calcext:value-type="float">
            <text:p>1944</text:p>
          </table:table-cell>
          <table:table-cell table:formula="of:=AVERAGE([.L15:.P15])" office:value-type="float" office:value="1873.8" calcext:value-type="float">
            <text:p>1874</text:p>
          </table:table-cell>
          <table:table-cell table:formula="of:=(60000*VALUE(LEFT([.G15];FIND(&quot;m&quot;; [.G15]; 1)-1)))+(1000*VALUE(MID([.G15];FIND(&quot;m&quot;; [.G15]; 1)+1;FIND(&quot;.&quot;; [.G15]; 1)-FIND(&quot;m&quot;; [.G15]; 1)-1)))+VALUE(MID([.G15];FIND(&quot;.&quot;; [.G15]; 1)+1;FIND(&quot;s&quot;; [.G15]; 1)-FIND(&quot;.&quot;; [.G15]; 1)-1))" office:value-type="float" office:value="149198" calcext:value-type="float">
            <text:p>149198</text:p>
          </table:table-cell>
          <table:table-cell table:formula="of:=(60000*VALUE(LEFT([.H15];FIND(&quot;m&quot;; [.H15]; 1)-1)))+(1000*VALUE(MID([.H15];FIND(&quot;m&quot;; [.H15]; 1)+1;FIND(&quot;.&quot;; [.H15]; 1)-FIND(&quot;m&quot;; [.H15]; 1)-1)))+VALUE(MID([.H15];FIND(&quot;.&quot;; [.H15]; 1)+1;FIND(&quot;s&quot;; [.H15]; 1)-FIND(&quot;.&quot;; [.H15]; 1)-1))" office:value-type="float" office:value="148643" calcext:value-type="float">
            <text:p>148643</text:p>
          </table:table-cell>
          <table:table-cell table:formula="of:=(60000*VALUE(LEFT([.I15];FIND(&quot;m&quot;; [.I15]; 1)-1)))+(1000*VALUE(MID([.I15];FIND(&quot;m&quot;; [.I15]; 1)+1;FIND(&quot;.&quot;; [.I15]; 1)-FIND(&quot;m&quot;; [.I15]; 1)-1)))+VALUE(MID([.I15];FIND(&quot;.&quot;; [.I15]; 1)+1;FIND(&quot;s&quot;; [.I15]; 1)-FIND(&quot;.&quot;; [.I15]; 1)-1))" office:value-type="float" office:value="148768" calcext:value-type="float">
            <text:p>148768</text:p>
          </table:table-cell>
          <table:table-cell table:formula="of:=(60000*VALUE(LEFT([.J15];FIND(&quot;m&quot;; [.J15]; 1)-1)))+(1000*VALUE(MID([.J15];FIND(&quot;m&quot;; [.J15]; 1)+1;FIND(&quot;.&quot;; [.J15]; 1)-FIND(&quot;m&quot;; [.J15]; 1)-1)))+VALUE(MID([.J15];FIND(&quot;.&quot;; [.J15]; 1)+1;FIND(&quot;s&quot;; [.J15]; 1)-FIND(&quot;.&quot;; [.J15]; 1)-1))" office:value-type="float" office:value="148573" calcext:value-type="float">
            <text:p>148573</text:p>
          </table:table-cell>
          <table:table-cell table:formula="of:=(60000*VALUE(LEFT([.K15];FIND(&quot;m&quot;; [.K15]; 1)-1)))+(1000*VALUE(MID([.K15];FIND(&quot;m&quot;; [.K15]; 1)+1;FIND(&quot;.&quot;; [.K15]; 1)-FIND(&quot;m&quot;; [.K15]; 1)-1)))+VALUE(MID([.K15];FIND(&quot;.&quot;; [.K15]; 1)+1;FIND(&quot;s&quot;; [.K15]; 1)-FIND(&quot;.&quot;; [.K15]; 1)-1))" office:value-type="float" office:value="148658" calcext:value-type="float">
            <text:p>148658</text:p>
          </table:table-cell>
          <table:table-cell table:formula="of:=AVERAGE([.R15:.V15])" office:value-type="float" office:value="148768" calcext:value-type="float">
            <text:p>148768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0m2.372s</text:p>
          </table:table-cell>
          <table:table-cell office:value-type="string" calcext:value-type="string">
            <text:p>0m2.249s</text:p>
          </table:table-cell>
          <table:table-cell office:value-type="string" calcext:value-type="string">
            <text:p>0m2.254s</text:p>
          </table:table-cell>
          <table:table-cell office:value-type="string" calcext:value-type="string">
            <text:p>0m2.270s</text:p>
          </table:table-cell>
          <table:table-cell office:value-type="string" calcext:value-type="string">
            <text:p>0m2.204s</text:p>
          </table:table-cell>
          <table:table-cell office:value-type="string" calcext:value-type="string">
            <text:p>3m28.798s</text:p>
          </table:table-cell>
          <table:table-cell office:value-type="string" calcext:value-type="string">
            <text:p>3m28.903s</text:p>
          </table:table-cell>
          <table:table-cell office:value-type="string" calcext:value-type="string">
            <text:p>3m30.026s</text:p>
          </table:table-cell>
          <table:table-cell office:value-type="string" calcext:value-type="string">
            <text:p>3m29.397s</text:p>
          </table:table-cell>
          <table:table-cell office:value-type="string" calcext:value-type="string">
            <text:p>3m28.801s</text:p>
          </table:table-cell>
          <table:table-cell table:formula="of:=(60000*VALUE(LEFT([.B16];FIND(&quot;m&quot;; [.B16]; 1)-1)))+(1000*VALUE(MID([.B16];FIND(&quot;m&quot;; [.B16]; 1)+1;FIND(&quot;.&quot;; [.B16]; 1)-FIND(&quot;m&quot;; [.B16]; 1)-1)))+VALUE(MID([.B16];FIND(&quot;.&quot;; [.B16]; 1)+1;FIND(&quot;s&quot;; [.B16]; 1)-FIND(&quot;.&quot;; [.B16]; 1)-1))" office:value-type="float" office:value="2372" calcext:value-type="float">
            <text:p>2372</text:p>
          </table:table-cell>
          <table:table-cell table:formula="of:=(60000*VALUE(LEFT([.C16];FIND(&quot;m&quot;; [.C16]; 1)-1)))+(1000*VALUE(MID([.C16];FIND(&quot;m&quot;; [.C16]; 1)+1;FIND(&quot;.&quot;; [.C16]; 1)-FIND(&quot;m&quot;; [.C16]; 1)-1)))+VALUE(MID([.C16];FIND(&quot;.&quot;; [.C16]; 1)+1;FIND(&quot;s&quot;; [.C16]; 1)-FIND(&quot;.&quot;; [.C16]; 1)-1))" office:value-type="float" office:value="2249" calcext:value-type="float">
            <text:p>2249</text:p>
          </table:table-cell>
          <table:table-cell table:formula="of:=(60000*VALUE(LEFT([.D16];FIND(&quot;m&quot;; [.D16]; 1)-1)))+(1000*VALUE(MID([.D16];FIND(&quot;m&quot;; [.D16]; 1)+1;FIND(&quot;.&quot;; [.D16]; 1)-FIND(&quot;m&quot;; [.D16]; 1)-1)))+VALUE(MID([.D16];FIND(&quot;.&quot;; [.D16]; 1)+1;FIND(&quot;s&quot;; [.D16]; 1)-FIND(&quot;.&quot;; [.D16]; 1)-1))" office:value-type="float" office:value="2254" calcext:value-type="float">
            <text:p>2254</text:p>
          </table:table-cell>
          <table:table-cell table:formula="of:=(60000*VALUE(LEFT([.E16];FIND(&quot;m&quot;; [.E16]; 1)-1)))+(1000*VALUE(MID([.E16];FIND(&quot;m&quot;; [.E16]; 1)+1;FIND(&quot;.&quot;; [.E16]; 1)-FIND(&quot;m&quot;; [.E16]; 1)-1)))+VALUE(MID([.E16];FIND(&quot;.&quot;; [.E16]; 1)+1;FIND(&quot;s&quot;; [.E16]; 1)-FIND(&quot;.&quot;; [.E16]; 1)-1))" office:value-type="float" office:value="2270" calcext:value-type="float">
            <text:p>2270</text:p>
          </table:table-cell>
          <table:table-cell table:formula="of:=(60000*VALUE(LEFT([.F16];FIND(&quot;m&quot;; [.F16]; 1)-1)))+(1000*VALUE(MID([.F16];FIND(&quot;m&quot;; [.F16]; 1)+1;FIND(&quot;.&quot;; [.F16]; 1)-FIND(&quot;m&quot;; [.F16]; 1)-1)))+VALUE(MID([.F16];FIND(&quot;.&quot;; [.F16]; 1)+1;FIND(&quot;s&quot;; [.F16]; 1)-FIND(&quot;.&quot;; [.F16]; 1)-1))" office:value-type="float" office:value="2204" calcext:value-type="float">
            <text:p>2204</text:p>
          </table:table-cell>
          <table:table-cell table:formula="of:=AVERAGE([.L16:.P16])" office:value-type="float" office:value="2269.8" calcext:value-type="float">
            <text:p>2270</text:p>
          </table:table-cell>
          <table:table-cell table:formula="of:=(60000*VALUE(LEFT([.G16];FIND(&quot;m&quot;; [.G16]; 1)-1)))+(1000*VALUE(MID([.G16];FIND(&quot;m&quot;; [.G16]; 1)+1;FIND(&quot;.&quot;; [.G16]; 1)-FIND(&quot;m&quot;; [.G16]; 1)-1)))+VALUE(MID([.G16];FIND(&quot;.&quot;; [.G16]; 1)+1;FIND(&quot;s&quot;; [.G16]; 1)-FIND(&quot;.&quot;; [.G16]; 1)-1))" office:value-type="float" office:value="208798" calcext:value-type="float">
            <text:p>208798</text:p>
          </table:table-cell>
          <table:table-cell table:formula="of:=(60000*VALUE(LEFT([.H16];FIND(&quot;m&quot;; [.H16]; 1)-1)))+(1000*VALUE(MID([.H16];FIND(&quot;m&quot;; [.H16]; 1)+1;FIND(&quot;.&quot;; [.H16]; 1)-FIND(&quot;m&quot;; [.H16]; 1)-1)))+VALUE(MID([.H16];FIND(&quot;.&quot;; [.H16]; 1)+1;FIND(&quot;s&quot;; [.H16]; 1)-FIND(&quot;.&quot;; [.H16]; 1)-1))" office:value-type="float" office:value="208903" calcext:value-type="float">
            <text:p>208903</text:p>
          </table:table-cell>
          <table:table-cell table:formula="of:=(60000*VALUE(LEFT([.I16];FIND(&quot;m&quot;; [.I16]; 1)-1)))+(1000*VALUE(MID([.I16];FIND(&quot;m&quot;; [.I16]; 1)+1;FIND(&quot;.&quot;; [.I16]; 1)-FIND(&quot;m&quot;; [.I16]; 1)-1)))+VALUE(MID([.I16];FIND(&quot;.&quot;; [.I16]; 1)+1;FIND(&quot;s&quot;; [.I16]; 1)-FIND(&quot;.&quot;; [.I16]; 1)-1))" office:value-type="float" office:value="210026" calcext:value-type="float">
            <text:p>210026</text:p>
          </table:table-cell>
          <table:table-cell table:formula="of:=(60000*VALUE(LEFT([.J16];FIND(&quot;m&quot;; [.J16]; 1)-1)))+(1000*VALUE(MID([.J16];FIND(&quot;m&quot;; [.J16]; 1)+1;FIND(&quot;.&quot;; [.J16]; 1)-FIND(&quot;m&quot;; [.J16]; 1)-1)))+VALUE(MID([.J16];FIND(&quot;.&quot;; [.J16]; 1)+1;FIND(&quot;s&quot;; [.J16]; 1)-FIND(&quot;.&quot;; [.J16]; 1)-1))" office:value-type="float" office:value="209397" calcext:value-type="float">
            <text:p>209397</text:p>
          </table:table-cell>
          <table:table-cell table:formula="of:=(60000*VALUE(LEFT([.K16];FIND(&quot;m&quot;; [.K16]; 1)-1)))+(1000*VALUE(MID([.K16];FIND(&quot;m&quot;; [.K16]; 1)+1;FIND(&quot;.&quot;; [.K16]; 1)-FIND(&quot;m&quot;; [.K16]; 1)-1)))+VALUE(MID([.K16];FIND(&quot;.&quot;; [.K16]; 1)+1;FIND(&quot;s&quot;; [.K16]; 1)-FIND(&quot;.&quot;; [.K16]; 1)-1))" office:value-type="float" office:value="208801" calcext:value-type="float">
            <text:p>208801</text:p>
          </table:table-cell>
          <table:table-cell table:formula="of:=AVERAGE([.R16:.V16])" office:value-type="float" office:value="209185" calcext:value-type="float">
            <text:p>209185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0m4.845s</text:p>
          </table:table-cell>
          <table:table-cell office:value-type="string" calcext:value-type="string">
            <text:p>0m4.720s</text:p>
          </table:table-cell>
          <table:table-cell office:value-type="string" calcext:value-type="string">
            <text:p>0m4.744s</text:p>
          </table:table-cell>
          <table:table-cell office:value-type="string" calcext:value-type="string">
            <text:p>0m4.938s</text:p>
          </table:table-cell>
          <table:table-cell office:value-type="string" calcext:value-type="string">
            <text:p>0m4.862s</text:p>
          </table:table-cell>
          <table:table-cell table:number-columns-repeated="5"/>
          <table:table-cell table:formula="of:=(60000*VALUE(LEFT([.B17];FIND(&quot;m&quot;; [.B17]; 1)-1)))+(1000*VALUE(MID([.B17];FIND(&quot;m&quot;; [.B17]; 1)+1;FIND(&quot;.&quot;; [.B17]; 1)-FIND(&quot;m&quot;; [.B17]; 1)-1)))+VALUE(MID([.B17];FIND(&quot;.&quot;; [.B17]; 1)+1;FIND(&quot;s&quot;; [.B17]; 1)-FIND(&quot;.&quot;; [.B17]; 1)-1))" office:value-type="float" office:value="4845" calcext:value-type="float">
            <text:p>4845</text:p>
          </table:table-cell>
          <table:table-cell table:formula="of:=(60000*VALUE(LEFT([.C17];FIND(&quot;m&quot;; [.C17]; 1)-1)))+(1000*VALUE(MID([.C17];FIND(&quot;m&quot;; [.C17]; 1)+1;FIND(&quot;.&quot;; [.C17]; 1)-FIND(&quot;m&quot;; [.C17]; 1)-1)))+VALUE(MID([.C17];FIND(&quot;.&quot;; [.C17]; 1)+1;FIND(&quot;s&quot;; [.C17]; 1)-FIND(&quot;.&quot;; [.C17]; 1)-1))" office:value-type="float" office:value="4720" calcext:value-type="float">
            <text:p>4720</text:p>
          </table:table-cell>
          <table:table-cell table:formula="of:=(60000*VALUE(LEFT([.D17];FIND(&quot;m&quot;; [.D17]; 1)-1)))+(1000*VALUE(MID([.D17];FIND(&quot;m&quot;; [.D17]; 1)+1;FIND(&quot;.&quot;; [.D17]; 1)-FIND(&quot;m&quot;; [.D17]; 1)-1)))+VALUE(MID([.D17];FIND(&quot;.&quot;; [.D17]; 1)+1;FIND(&quot;s&quot;; [.D17]; 1)-FIND(&quot;.&quot;; [.D17]; 1)-1))" office:value-type="float" office:value="4744" calcext:value-type="float">
            <text:p>4744</text:p>
          </table:table-cell>
          <table:table-cell table:formula="of:=(60000*VALUE(LEFT([.E17];FIND(&quot;m&quot;; [.E17]; 1)-1)))+(1000*VALUE(MID([.E17];FIND(&quot;m&quot;; [.E17]; 1)+1;FIND(&quot;.&quot;; [.E17]; 1)-FIND(&quot;m&quot;; [.E17]; 1)-1)))+VALUE(MID([.E17];FIND(&quot;.&quot;; [.E17]; 1)+1;FIND(&quot;s&quot;; [.E17]; 1)-FIND(&quot;.&quot;; [.E17]; 1)-1))" office:value-type="float" office:value="4938" calcext:value-type="float">
            <text:p>4938</text:p>
          </table:table-cell>
          <table:table-cell table:formula="of:=(60000*VALUE(LEFT([.F17];FIND(&quot;m&quot;; [.F17]; 1)-1)))+(1000*VALUE(MID([.F17];FIND(&quot;m&quot;; [.F17]; 1)+1;FIND(&quot;.&quot;; [.F17]; 1)-FIND(&quot;m&quot;; [.F17]; 1)-1)))+VALUE(MID([.F17];FIND(&quot;.&quot;; [.F17]; 1)+1;FIND(&quot;s&quot;; [.F17]; 1)-FIND(&quot;.&quot;; [.F17]; 1)-1))" office:value-type="float" office:value="4862" calcext:value-type="float">
            <text:p>4862</text:p>
          </table:table-cell>
          <table:table-cell table:formula="of:=AVERAGE([.L17:.P17])" office:value-type="float" office:value="4821.8" calcext:value-type="float">
            <text:p>4822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0m9.178s</text:p>
          </table:table-cell>
          <table:table-cell office:value-type="string" calcext:value-type="string">
            <text:p>0m9.454s</text:p>
          </table:table-cell>
          <table:table-cell office:value-type="string" calcext:value-type="string">
            <text:p>0m9.514s</text:p>
          </table:table-cell>
          <table:table-cell office:value-type="string" calcext:value-type="string">
            <text:p>0m9.108s</text:p>
          </table:table-cell>
          <table:table-cell office:value-type="string" calcext:value-type="string">
            <text:p>0m9.526s</text:p>
          </table:table-cell>
          <table:table-cell table:number-columns-repeated="5"/>
          <table:table-cell table:formula="of:=(60000*VALUE(LEFT([.B18];FIND(&quot;m&quot;; [.B18]; 1)-1)))+(1000*VALUE(MID([.B18];FIND(&quot;m&quot;; [.B18]; 1)+1;FIND(&quot;.&quot;; [.B18]; 1)-FIND(&quot;m&quot;; [.B18]; 1)-1)))+VALUE(MID([.B18];FIND(&quot;.&quot;; [.B18]; 1)+1;FIND(&quot;s&quot;; [.B18]; 1)-FIND(&quot;.&quot;; [.B18]; 1)-1))" office:value-type="float" office:value="9178" calcext:value-type="float">
            <text:p>9178</text:p>
          </table:table-cell>
          <table:table-cell table:formula="of:=(60000*VALUE(LEFT([.C18];FIND(&quot;m&quot;; [.C18]; 1)-1)))+(1000*VALUE(MID([.C18];FIND(&quot;m&quot;; [.C18]; 1)+1;FIND(&quot;.&quot;; [.C18]; 1)-FIND(&quot;m&quot;; [.C18]; 1)-1)))+VALUE(MID([.C18];FIND(&quot;.&quot;; [.C18]; 1)+1;FIND(&quot;s&quot;; [.C18]; 1)-FIND(&quot;.&quot;; [.C18]; 1)-1))" office:value-type="float" office:value="9454" calcext:value-type="float">
            <text:p>9454</text:p>
          </table:table-cell>
          <table:table-cell table:formula="of:=(60000*VALUE(LEFT([.D18];FIND(&quot;m&quot;; [.D18]; 1)-1)))+(1000*VALUE(MID([.D18];FIND(&quot;m&quot;; [.D18]; 1)+1;FIND(&quot;.&quot;; [.D18]; 1)-FIND(&quot;m&quot;; [.D18]; 1)-1)))+VALUE(MID([.D18];FIND(&quot;.&quot;; [.D18]; 1)+1;FIND(&quot;s&quot;; [.D18]; 1)-FIND(&quot;.&quot;; [.D18]; 1)-1))" office:value-type="float" office:value="9514" calcext:value-type="float">
            <text:p>9514</text:p>
          </table:table-cell>
          <table:table-cell table:formula="of:=(60000*VALUE(LEFT([.E18];FIND(&quot;m&quot;; [.E18]; 1)-1)))+(1000*VALUE(MID([.E18];FIND(&quot;m&quot;; [.E18]; 1)+1;FIND(&quot;.&quot;; [.E18]; 1)-FIND(&quot;m&quot;; [.E18]; 1)-1)))+VALUE(MID([.E18];FIND(&quot;.&quot;; [.E18]; 1)+1;FIND(&quot;s&quot;; [.E18]; 1)-FIND(&quot;.&quot;; [.E18]; 1)-1))" office:value-type="float" office:value="9108" calcext:value-type="float">
            <text:p>9108</text:p>
          </table:table-cell>
          <table:table-cell table:formula="of:=(60000*VALUE(LEFT([.F18];FIND(&quot;m&quot;; [.F18]; 1)-1)))+(1000*VALUE(MID([.F18];FIND(&quot;m&quot;; [.F18]; 1)+1;FIND(&quot;.&quot;; [.F18]; 1)-FIND(&quot;m&quot;; [.F18]; 1)-1)))+VALUE(MID([.F18];FIND(&quot;.&quot;; [.F18]; 1)+1;FIND(&quot;s&quot;; [.F18]; 1)-FIND(&quot;.&quot;; [.F18]; 1)-1))" office:value-type="float" office:value="9526" calcext:value-type="float">
            <text:p>9526</text:p>
          </table:table-cell>
          <table:table-cell table:formula="of:=AVERAGE([.L18:.P18])" office:value-type="float" office:value="9356" calcext:value-type="float">
            <text:p>9356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0m11.961s</text:p>
          </table:table-cell>
          <table:table-cell office:value-type="string" calcext:value-type="string">
            <text:p>0m12.580s</text:p>
          </table:table-cell>
          <table:table-cell office:value-type="string" calcext:value-type="string">
            <text:p>0m12.548s</text:p>
          </table:table-cell>
          <table:table-cell office:value-type="string" calcext:value-type="string">
            <text:p>0m12.052s</text:p>
          </table:table-cell>
          <table:table-cell office:value-type="string" calcext:value-type="string">
            <text:p>0m12.375s</text:p>
          </table:table-cell>
          <table:table-cell table:number-columns-repeated="5"/>
          <table:table-cell table:formula="of:=(60000*VALUE(LEFT([.B19];FIND(&quot;m&quot;; [.B19]; 1)-1)))+(1000*VALUE(MID([.B19];FIND(&quot;m&quot;; [.B19]; 1)+1;FIND(&quot;.&quot;; [.B19]; 1)-FIND(&quot;m&quot;; [.B19]; 1)-1)))+VALUE(MID([.B19];FIND(&quot;.&quot;; [.B19]; 1)+1;FIND(&quot;s&quot;; [.B19]; 1)-FIND(&quot;.&quot;; [.B19]; 1)-1))" office:value-type="float" office:value="11961" calcext:value-type="float">
            <text:p>11961</text:p>
          </table:table-cell>
          <table:table-cell table:formula="of:=(60000*VALUE(LEFT([.C19];FIND(&quot;m&quot;; [.C19]; 1)-1)))+(1000*VALUE(MID([.C19];FIND(&quot;m&quot;; [.C19]; 1)+1;FIND(&quot;.&quot;; [.C19]; 1)-FIND(&quot;m&quot;; [.C19]; 1)-1)))+VALUE(MID([.C19];FIND(&quot;.&quot;; [.C19]; 1)+1;FIND(&quot;s&quot;; [.C19]; 1)-FIND(&quot;.&quot;; [.C19]; 1)-1))" office:value-type="float" office:value="12580" calcext:value-type="float">
            <text:p>12580</text:p>
          </table:table-cell>
          <table:table-cell table:formula="of:=(60000*VALUE(LEFT([.D19];FIND(&quot;m&quot;; [.D19]; 1)-1)))+(1000*VALUE(MID([.D19];FIND(&quot;m&quot;; [.D19]; 1)+1;FIND(&quot;.&quot;; [.D19]; 1)-FIND(&quot;m&quot;; [.D19]; 1)-1)))+VALUE(MID([.D19];FIND(&quot;.&quot;; [.D19]; 1)+1;FIND(&quot;s&quot;; [.D19]; 1)-FIND(&quot;.&quot;; [.D19]; 1)-1))" office:value-type="float" office:value="12548" calcext:value-type="float">
            <text:p>12548</text:p>
          </table:table-cell>
          <table:table-cell table:formula="of:=(60000*VALUE(LEFT([.E19];FIND(&quot;m&quot;; [.E19]; 1)-1)))+(1000*VALUE(MID([.E19];FIND(&quot;m&quot;; [.E19]; 1)+1;FIND(&quot;.&quot;; [.E19]; 1)-FIND(&quot;m&quot;; [.E19]; 1)-1)))+VALUE(MID([.E19];FIND(&quot;.&quot;; [.E19]; 1)+1;FIND(&quot;s&quot;; [.E19]; 1)-FIND(&quot;.&quot;; [.E19]; 1)-1))" office:value-type="float" office:value="12052" calcext:value-type="float">
            <text:p>12052</text:p>
          </table:table-cell>
          <table:table-cell table:formula="of:=(60000*VALUE(LEFT([.F19];FIND(&quot;m&quot;; [.F19]; 1)-1)))+(1000*VALUE(MID([.F19];FIND(&quot;m&quot;; [.F19]; 1)+1;FIND(&quot;.&quot;; [.F19]; 1)-FIND(&quot;m&quot;; [.F19]; 1)-1)))+VALUE(MID([.F19];FIND(&quot;.&quot;; [.F19]; 1)+1;FIND(&quot;s&quot;; [.F19]; 1)-FIND(&quot;.&quot;; [.F19]; 1)-1))" office:value-type="float" office:value="12375" calcext:value-type="float">
            <text:p>12375</text:p>
          </table:table-cell>
          <table:table-cell table:formula="of:=AVERAGE([.L19:.P19])" office:value-type="float" office:value="12303.2" calcext:value-type="float">
            <text:p>12303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0m14.262s</text:p>
          </table:table-cell>
          <table:table-cell office:value-type="string" calcext:value-type="string">
            <text:p>0m14.398s</text:p>
          </table:table-cell>
          <table:table-cell office:value-type="string" calcext:value-type="string">
            <text:p>0m14.566s</text:p>
          </table:table-cell>
          <table:table-cell office:value-type="string" calcext:value-type="string">
            <text:p>0m14.535s</text:p>
          </table:table-cell>
          <table:table-cell office:value-type="string" calcext:value-type="string">
            <text:p>0m13.931s</text:p>
          </table:table-cell>
          <table:table-cell table:number-columns-repeated="5"/>
          <table:table-cell table:formula="of:=(60000*VALUE(LEFT([.B20];FIND(&quot;m&quot;; [.B20]; 1)-1)))+(1000*VALUE(MID([.B20];FIND(&quot;m&quot;; [.B20]; 1)+1;FIND(&quot;.&quot;; [.B20]; 1)-FIND(&quot;m&quot;; [.B20]; 1)-1)))+VALUE(MID([.B20];FIND(&quot;.&quot;; [.B20]; 1)+1;FIND(&quot;s&quot;; [.B20]; 1)-FIND(&quot;.&quot;; [.B20]; 1)-1))" office:value-type="float" office:value="14262" calcext:value-type="float">
            <text:p>14262</text:p>
          </table:table-cell>
          <table:table-cell table:formula="of:=(60000*VALUE(LEFT([.C20];FIND(&quot;m&quot;; [.C20]; 1)-1)))+(1000*VALUE(MID([.C20];FIND(&quot;m&quot;; [.C20]; 1)+1;FIND(&quot;.&quot;; [.C20]; 1)-FIND(&quot;m&quot;; [.C20]; 1)-1)))+VALUE(MID([.C20];FIND(&quot;.&quot;; [.C20]; 1)+1;FIND(&quot;s&quot;; [.C20]; 1)-FIND(&quot;.&quot;; [.C20]; 1)-1))" office:value-type="float" office:value="14398" calcext:value-type="float">
            <text:p>14398</text:p>
          </table:table-cell>
          <table:table-cell table:formula="of:=(60000*VALUE(LEFT([.D20];FIND(&quot;m&quot;; [.D20]; 1)-1)))+(1000*VALUE(MID([.D20];FIND(&quot;m&quot;; [.D20]; 1)+1;FIND(&quot;.&quot;; [.D20]; 1)-FIND(&quot;m&quot;; [.D20]; 1)-1)))+VALUE(MID([.D20];FIND(&quot;.&quot;; [.D20]; 1)+1;FIND(&quot;s&quot;; [.D20]; 1)-FIND(&quot;.&quot;; [.D20]; 1)-1))" office:value-type="float" office:value="14566" calcext:value-type="float">
            <text:p>14566</text:p>
          </table:table-cell>
          <table:table-cell table:formula="of:=(60000*VALUE(LEFT([.E20];FIND(&quot;m&quot;; [.E20]; 1)-1)))+(1000*VALUE(MID([.E20];FIND(&quot;m&quot;; [.E20]; 1)+1;FIND(&quot;.&quot;; [.E20]; 1)-FIND(&quot;m&quot;; [.E20]; 1)-1)))+VALUE(MID([.E20];FIND(&quot;.&quot;; [.E20]; 1)+1;FIND(&quot;s&quot;; [.E20]; 1)-FIND(&quot;.&quot;; [.E20]; 1)-1))" office:value-type="float" office:value="14535" calcext:value-type="float">
            <text:p>14535</text:p>
          </table:table-cell>
          <table:table-cell table:formula="of:=(60000*VALUE(LEFT([.F20];FIND(&quot;m&quot;; [.F20]; 1)-1)))+(1000*VALUE(MID([.F20];FIND(&quot;m&quot;; [.F20]; 1)+1;FIND(&quot;.&quot;; [.F20]; 1)-FIND(&quot;m&quot;; [.F20]; 1)-1)))+VALUE(MID([.F20];FIND(&quot;.&quot;; [.F20]; 1)+1;FIND(&quot;s&quot;; [.F20]; 1)-FIND(&quot;.&quot;; [.F20]; 1)-1))" office:value-type="float" office:value="13931" calcext:value-type="float">
            <text:p>13931</text:p>
          </table:table-cell>
          <table:table-cell table:formula="of:=AVERAGE([.L20:.P20])" office:value-type="float" office:value="14338.4" calcext:value-type="float">
            <text:p>14338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0m15.900s</text:p>
          </table:table-cell>
          <table:table-cell office:value-type="string" calcext:value-type="string">
            <text:p>0m16.079s</text:p>
          </table:table-cell>
          <table:table-cell office:value-type="string" calcext:value-type="string">
            <text:p>0m16.934s</text:p>
          </table:table-cell>
          <table:table-cell office:value-type="string" calcext:value-type="string">
            <text:p>0m15.890s</text:p>
          </table:table-cell>
          <table:table-cell office:value-type="string" calcext:value-type="string">
            <text:p>0m15.782s</text:p>
          </table:table-cell>
          <table:table-cell table:number-columns-repeated="5"/>
          <table:table-cell table:formula="of:=(60000*VALUE(LEFT([.B21];FIND(&quot;m&quot;; [.B21]; 1)-1)))+(1000*VALUE(MID([.B21];FIND(&quot;m&quot;; [.B21]; 1)+1;FIND(&quot;.&quot;; [.B21]; 1)-FIND(&quot;m&quot;; [.B21]; 1)-1)))+VALUE(MID([.B21];FIND(&quot;.&quot;; [.B21]; 1)+1;FIND(&quot;s&quot;; [.B21]; 1)-FIND(&quot;.&quot;; [.B21]; 1)-1))" office:value-type="float" office:value="15900" calcext:value-type="float">
            <text:p>15900</text:p>
          </table:table-cell>
          <table:table-cell table:formula="of:=(60000*VALUE(LEFT([.C21];FIND(&quot;m&quot;; [.C21]; 1)-1)))+(1000*VALUE(MID([.C21];FIND(&quot;m&quot;; [.C21]; 1)+1;FIND(&quot;.&quot;; [.C21]; 1)-FIND(&quot;m&quot;; [.C21]; 1)-1)))+VALUE(MID([.C21];FIND(&quot;.&quot;; [.C21]; 1)+1;FIND(&quot;s&quot;; [.C21]; 1)-FIND(&quot;.&quot;; [.C21]; 1)-1))" office:value-type="float" office:value="16079" calcext:value-type="float">
            <text:p>16079</text:p>
          </table:table-cell>
          <table:table-cell table:formula="of:=(60000*VALUE(LEFT([.D21];FIND(&quot;m&quot;; [.D21]; 1)-1)))+(1000*VALUE(MID([.D21];FIND(&quot;m&quot;; [.D21]; 1)+1;FIND(&quot;.&quot;; [.D21]; 1)-FIND(&quot;m&quot;; [.D21]; 1)-1)))+VALUE(MID([.D21];FIND(&quot;.&quot;; [.D21]; 1)+1;FIND(&quot;s&quot;; [.D21]; 1)-FIND(&quot;.&quot;; [.D21]; 1)-1))" office:value-type="float" office:value="16934" calcext:value-type="float">
            <text:p>16934</text:p>
          </table:table-cell>
          <table:table-cell table:formula="of:=(60000*VALUE(LEFT([.E21];FIND(&quot;m&quot;; [.E21]; 1)-1)))+(1000*VALUE(MID([.E21];FIND(&quot;m&quot;; [.E21]; 1)+1;FIND(&quot;.&quot;; [.E21]; 1)-FIND(&quot;m&quot;; [.E21]; 1)-1)))+VALUE(MID([.E21];FIND(&quot;.&quot;; [.E21]; 1)+1;FIND(&quot;s&quot;; [.E21]; 1)-FIND(&quot;.&quot;; [.E21]; 1)-1))" office:value-type="float" office:value="15890" calcext:value-type="float">
            <text:p>15890</text:p>
          </table:table-cell>
          <table:table-cell table:formula="of:=(60000*VALUE(LEFT([.F21];FIND(&quot;m&quot;; [.F21]; 1)-1)))+(1000*VALUE(MID([.F21];FIND(&quot;m&quot;; [.F21]; 1)+1;FIND(&quot;.&quot;; [.F21]; 1)-FIND(&quot;m&quot;; [.F21]; 1)-1)))+VALUE(MID([.F21];FIND(&quot;.&quot;; [.F21]; 1)+1;FIND(&quot;s&quot;; [.F21]; 1)-FIND(&quot;.&quot;; [.F21]; 1)-1))" office:value-type="float" office:value="15782" calcext:value-type="float">
            <text:p>15782</text:p>
          </table:table-cell>
          <table:table-cell table:formula="of:=AVERAGE([.L21:.P21])" office:value-type="float" office:value="16117" calcext:value-type="float">
            <text:p>16117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0m18.492s</text:p>
          </table:table-cell>
          <table:table-cell office:value-type="string" calcext:value-type="string">
            <text:p>0m19.874s</text:p>
          </table:table-cell>
          <table:table-cell office:value-type="string" calcext:value-type="string">
            <text:p>0m19.880s</text:p>
          </table:table-cell>
          <table:table-cell office:value-type="string" calcext:value-type="string">
            <text:p>0m18.461s</text:p>
          </table:table-cell>
          <table:table-cell office:value-type="string" calcext:value-type="string">
            <text:p>0m18.323s</text:p>
          </table:table-cell>
          <table:table-cell table:number-columns-repeated="5"/>
          <table:table-cell table:formula="of:=(60000*VALUE(LEFT([.B22];FIND(&quot;m&quot;; [.B22]; 1)-1)))+(1000*VALUE(MID([.B22];FIND(&quot;m&quot;; [.B22]; 1)+1;FIND(&quot;.&quot;; [.B22]; 1)-FIND(&quot;m&quot;; [.B22]; 1)-1)))+VALUE(MID([.B22];FIND(&quot;.&quot;; [.B22]; 1)+1;FIND(&quot;s&quot;; [.B22]; 1)-FIND(&quot;.&quot;; [.B22]; 1)-1))" office:value-type="float" office:value="18492" calcext:value-type="float">
            <text:p>18492</text:p>
          </table:table-cell>
          <table:table-cell table:formula="of:=(60000*VALUE(LEFT([.C22];FIND(&quot;m&quot;; [.C22]; 1)-1)))+(1000*VALUE(MID([.C22];FIND(&quot;m&quot;; [.C22]; 1)+1;FIND(&quot;.&quot;; [.C22]; 1)-FIND(&quot;m&quot;; [.C22]; 1)-1)))+VALUE(MID([.C22];FIND(&quot;.&quot;; [.C22]; 1)+1;FIND(&quot;s&quot;; [.C22]; 1)-FIND(&quot;.&quot;; [.C22]; 1)-1))" office:value-type="float" office:value="19874" calcext:value-type="float">
            <text:p>19874</text:p>
          </table:table-cell>
          <table:table-cell table:formula="of:=(60000*VALUE(LEFT([.D22];FIND(&quot;m&quot;; [.D22]; 1)-1)))+(1000*VALUE(MID([.D22];FIND(&quot;m&quot;; [.D22]; 1)+1;FIND(&quot;.&quot;; [.D22]; 1)-FIND(&quot;m&quot;; [.D22]; 1)-1)))+VALUE(MID([.D22];FIND(&quot;.&quot;; [.D22]; 1)+1;FIND(&quot;s&quot;; [.D22]; 1)-FIND(&quot;.&quot;; [.D22]; 1)-1))" office:value-type="float" office:value="19880" calcext:value-type="float">
            <text:p>19880</text:p>
          </table:table-cell>
          <table:table-cell table:formula="of:=(60000*VALUE(LEFT([.E22];FIND(&quot;m&quot;; [.E22]; 1)-1)))+(1000*VALUE(MID([.E22];FIND(&quot;m&quot;; [.E22]; 1)+1;FIND(&quot;.&quot;; [.E22]; 1)-FIND(&quot;m&quot;; [.E22]; 1)-1)))+VALUE(MID([.E22];FIND(&quot;.&quot;; [.E22]; 1)+1;FIND(&quot;s&quot;; [.E22]; 1)-FIND(&quot;.&quot;; [.E22]; 1)-1))" office:value-type="float" office:value="18461" calcext:value-type="float">
            <text:p>18461</text:p>
          </table:table-cell>
          <table:table-cell table:formula="of:=(60000*VALUE(LEFT([.F22];FIND(&quot;m&quot;; [.F22]; 1)-1)))+(1000*VALUE(MID([.F22];FIND(&quot;m&quot;; [.F22]; 1)+1;FIND(&quot;.&quot;; [.F22]; 1)-FIND(&quot;m&quot;; [.F22]; 1)-1)))+VALUE(MID([.F22];FIND(&quot;.&quot;; [.F22]; 1)+1;FIND(&quot;s&quot;; [.F22]; 1)-FIND(&quot;.&quot;; [.F22]; 1)-1))" office:value-type="float" office:value="18323" calcext:value-type="float">
            <text:p>18323</text:p>
          </table:table-cell>
          <table:table-cell table:formula="of:=AVERAGE([.L22:.P22])" office:value-type="float" office:value="19006" calcext:value-type="float">
            <text:p>19006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0m22.509s</text:p>
          </table:table-cell>
          <table:table-cell office:value-type="string" calcext:value-type="string">
            <text:p>0m22.630s</text:p>
          </table:table-cell>
          <table:table-cell office:value-type="string" calcext:value-type="string">
            <text:p>0m22.295s</text:p>
          </table:table-cell>
          <table:table-cell office:value-type="string" calcext:value-type="string">
            <text:p>0m24.134s</text:p>
          </table:table-cell>
          <table:table-cell office:value-type="string" calcext:value-type="string">
            <text:p>0m23.913s</text:p>
          </table:table-cell>
          <table:table-cell table:number-columns-repeated="5"/>
          <table:table-cell table:formula="of:=(60000*VALUE(LEFT([.B23];FIND(&quot;m&quot;; [.B23]; 1)-1)))+(1000*VALUE(MID([.B23];FIND(&quot;m&quot;; [.B23]; 1)+1;FIND(&quot;.&quot;; [.B23]; 1)-FIND(&quot;m&quot;; [.B23]; 1)-1)))+VALUE(MID([.B23];FIND(&quot;.&quot;; [.B23]; 1)+1;FIND(&quot;s&quot;; [.B23]; 1)-FIND(&quot;.&quot;; [.B23]; 1)-1))" office:value-type="float" office:value="22509" calcext:value-type="float">
            <text:p>22509</text:p>
          </table:table-cell>
          <table:table-cell table:formula="of:=(60000*VALUE(LEFT([.C23];FIND(&quot;m&quot;; [.C23]; 1)-1)))+(1000*VALUE(MID([.C23];FIND(&quot;m&quot;; [.C23]; 1)+1;FIND(&quot;.&quot;; [.C23]; 1)-FIND(&quot;m&quot;; [.C23]; 1)-1)))+VALUE(MID([.C23];FIND(&quot;.&quot;; [.C23]; 1)+1;FIND(&quot;s&quot;; [.C23]; 1)-FIND(&quot;.&quot;; [.C23]; 1)-1))" office:value-type="float" office:value="22630" calcext:value-type="float">
            <text:p>22630</text:p>
          </table:table-cell>
          <table:table-cell table:formula="of:=(60000*VALUE(LEFT([.D23];FIND(&quot;m&quot;; [.D23]; 1)-1)))+(1000*VALUE(MID([.D23];FIND(&quot;m&quot;; [.D23]; 1)+1;FIND(&quot;.&quot;; [.D23]; 1)-FIND(&quot;m&quot;; [.D23]; 1)-1)))+VALUE(MID([.D23];FIND(&quot;.&quot;; [.D23]; 1)+1;FIND(&quot;s&quot;; [.D23]; 1)-FIND(&quot;.&quot;; [.D23]; 1)-1))" office:value-type="float" office:value="22295" calcext:value-type="float">
            <text:p>22295</text:p>
          </table:table-cell>
          <table:table-cell table:formula="of:=(60000*VALUE(LEFT([.E23];FIND(&quot;m&quot;; [.E23]; 1)-1)))+(1000*VALUE(MID([.E23];FIND(&quot;m&quot;; [.E23]; 1)+1;FIND(&quot;.&quot;; [.E23]; 1)-FIND(&quot;m&quot;; [.E23]; 1)-1)))+VALUE(MID([.E23];FIND(&quot;.&quot;; [.E23]; 1)+1;FIND(&quot;s&quot;; [.E23]; 1)-FIND(&quot;.&quot;; [.E23]; 1)-1))" office:value-type="float" office:value="24134" calcext:value-type="float">
            <text:p>24134</text:p>
          </table:table-cell>
          <table:table-cell table:formula="of:=(60000*VALUE(LEFT([.F23];FIND(&quot;m&quot;; [.F23]; 1)-1)))+(1000*VALUE(MID([.F23];FIND(&quot;m&quot;; [.F23]; 1)+1;FIND(&quot;.&quot;; [.F23]; 1)-FIND(&quot;m&quot;; [.F23]; 1)-1)))+VALUE(MID([.F23];FIND(&quot;.&quot;; [.F23]; 1)+1;FIND(&quot;s&quot;; [.F23]; 1)-FIND(&quot;.&quot;; [.F23]; 1)-1))" office:value-type="float" office:value="23913" calcext:value-type="float">
            <text:p>23913</text:p>
          </table:table-cell>
          <table:table-cell table:formula="of:=AVERAGE([.L23:.P23])" office:value-type="float" office:value="23096.2" calcext:value-type="float">
            <text:p>23096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0m39.056s</text:p>
          </table:table-cell>
          <table:table-cell office:value-type="string" calcext:value-type="string">
            <text:p>0m38.644s</text:p>
          </table:table-cell>
          <table:table-cell office:value-type="string" calcext:value-type="string">
            <text:p>0m36.045s</text:p>
          </table:table-cell>
          <table:table-cell office:value-type="string" calcext:value-type="string">
            <text:p>0m39.073s</text:p>
          </table:table-cell>
          <table:table-cell office:value-type="string" calcext:value-type="string">
            <text:p>0m38.071s</text:p>
          </table:table-cell>
          <table:table-cell table:number-columns-repeated="5"/>
          <table:table-cell table:formula="of:=(60000*VALUE(LEFT([.B24];FIND(&quot;m&quot;; [.B24]; 1)-1)))+(1000*VALUE(MID([.B24];FIND(&quot;m&quot;; [.B24]; 1)+1;FIND(&quot;.&quot;; [.B24]; 1)-FIND(&quot;m&quot;; [.B24]; 1)-1)))+VALUE(MID([.B24];FIND(&quot;.&quot;; [.B24]; 1)+1;FIND(&quot;s&quot;; [.B24]; 1)-FIND(&quot;.&quot;; [.B24]; 1)-1))" office:value-type="float" office:value="39056" calcext:value-type="float">
            <text:p>39056</text:p>
          </table:table-cell>
          <table:table-cell table:formula="of:=(60000*VALUE(LEFT([.C24];FIND(&quot;m&quot;; [.C24]; 1)-1)))+(1000*VALUE(MID([.C24];FIND(&quot;m&quot;; [.C24]; 1)+1;FIND(&quot;.&quot;; [.C24]; 1)-FIND(&quot;m&quot;; [.C24]; 1)-1)))+VALUE(MID([.C24];FIND(&quot;.&quot;; [.C24]; 1)+1;FIND(&quot;s&quot;; [.C24]; 1)-FIND(&quot;.&quot;; [.C24]; 1)-1))" office:value-type="float" office:value="38644" calcext:value-type="float">
            <text:p>38644</text:p>
          </table:table-cell>
          <table:table-cell table:formula="of:=(60000*VALUE(LEFT([.D24];FIND(&quot;m&quot;; [.D24]; 1)-1)))+(1000*VALUE(MID([.D24];FIND(&quot;m&quot;; [.D24]; 1)+1;FIND(&quot;.&quot;; [.D24]; 1)-FIND(&quot;m&quot;; [.D24]; 1)-1)))+VALUE(MID([.D24];FIND(&quot;.&quot;; [.D24]; 1)+1;FIND(&quot;s&quot;; [.D24]; 1)-FIND(&quot;.&quot;; [.D24]; 1)-1))" office:value-type="float" office:value="36045" calcext:value-type="float">
            <text:p>36045</text:p>
          </table:table-cell>
          <table:table-cell table:formula="of:=(60000*VALUE(LEFT([.E24];FIND(&quot;m&quot;; [.E24]; 1)-1)))+(1000*VALUE(MID([.E24];FIND(&quot;m&quot;; [.E24]; 1)+1;FIND(&quot;.&quot;; [.E24]; 1)-FIND(&quot;m&quot;; [.E24]; 1)-1)))+VALUE(MID([.E24];FIND(&quot;.&quot;; [.E24]; 1)+1;FIND(&quot;s&quot;; [.E24]; 1)-FIND(&quot;.&quot;; [.E24]; 1)-1))" office:value-type="float" office:value="39073" calcext:value-type="float">
            <text:p>39073</text:p>
          </table:table-cell>
          <table:table-cell table:formula="of:=(60000*VALUE(LEFT([.F24];FIND(&quot;m&quot;; [.F24]; 1)-1)))+(1000*VALUE(MID([.F24];FIND(&quot;m&quot;; [.F24]; 1)+1;FIND(&quot;.&quot;; [.F24]; 1)-FIND(&quot;m&quot;; [.F24]; 1)-1)))+VALUE(MID([.F24];FIND(&quot;.&quot;; [.F24]; 1)+1;FIND(&quot;s&quot;; [.F24]; 1)-FIND(&quot;.&quot;; [.F24]; 1)-1))" office:value-type="float" office:value="38071" calcext:value-type="float">
            <text:p>38071</text:p>
          </table:table-cell>
          <table:table-cell table:formula="of:=AVERAGE([.L24:.P24])" office:value-type="float" office:value="38177.8" calcext:value-type="float">
            <text:p>38178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0m58.074s</text:p>
          </table:table-cell>
          <table:table-cell office:value-type="string" calcext:value-type="string">
            <text:p>0m55.139s</text:p>
          </table:table-cell>
          <table:table-cell office:value-type="string" calcext:value-type="string">
            <text:p>0m58.187s</text:p>
          </table:table-cell>
          <table:table-cell office:value-type="string" calcext:value-type="string">
            <text:p>0m58.143s</text:p>
          </table:table-cell>
          <table:table-cell office:value-type="string" calcext:value-type="string">
            <text:p>0m57.660s</text:p>
          </table:table-cell>
          <table:table-cell table:number-columns-repeated="5"/>
          <table:table-cell table:formula="of:=(60000*VALUE(LEFT([.B25];FIND(&quot;m&quot;; [.B25]; 1)-1)))+(1000*VALUE(MID([.B25];FIND(&quot;m&quot;; [.B25]; 1)+1;FIND(&quot;.&quot;; [.B25]; 1)-FIND(&quot;m&quot;; [.B25]; 1)-1)))+VALUE(MID([.B25];FIND(&quot;.&quot;; [.B25]; 1)+1;FIND(&quot;s&quot;; [.B25]; 1)-FIND(&quot;.&quot;; [.B25]; 1)-1))" office:value-type="float" office:value="58074" calcext:value-type="float">
            <text:p>58074</text:p>
          </table:table-cell>
          <table:table-cell table:formula="of:=(60000*VALUE(LEFT([.C25];FIND(&quot;m&quot;; [.C25]; 1)-1)))+(1000*VALUE(MID([.C25];FIND(&quot;m&quot;; [.C25]; 1)+1;FIND(&quot;.&quot;; [.C25]; 1)-FIND(&quot;m&quot;; [.C25]; 1)-1)))+VALUE(MID([.C25];FIND(&quot;.&quot;; [.C25]; 1)+1;FIND(&quot;s&quot;; [.C25]; 1)-FIND(&quot;.&quot;; [.C25]; 1)-1))" office:value-type="float" office:value="55139" calcext:value-type="float">
            <text:p>55139</text:p>
          </table:table-cell>
          <table:table-cell table:formula="of:=(60000*VALUE(LEFT([.D25];FIND(&quot;m&quot;; [.D25]; 1)-1)))+(1000*VALUE(MID([.D25];FIND(&quot;m&quot;; [.D25]; 1)+1;FIND(&quot;.&quot;; [.D25]; 1)-FIND(&quot;m&quot;; [.D25]; 1)-1)))+VALUE(MID([.D25];FIND(&quot;.&quot;; [.D25]; 1)+1;FIND(&quot;s&quot;; [.D25]; 1)-FIND(&quot;.&quot;; [.D25]; 1)-1))" office:value-type="float" office:value="58187" calcext:value-type="float">
            <text:p>58187</text:p>
          </table:table-cell>
          <table:table-cell table:formula="of:=(60000*VALUE(LEFT([.E25];FIND(&quot;m&quot;; [.E25]; 1)-1)))+(1000*VALUE(MID([.E25];FIND(&quot;m&quot;; [.E25]; 1)+1;FIND(&quot;.&quot;; [.E25]; 1)-FIND(&quot;m&quot;; [.E25]; 1)-1)))+VALUE(MID([.E25];FIND(&quot;.&quot;; [.E25]; 1)+1;FIND(&quot;s&quot;; [.E25]; 1)-FIND(&quot;.&quot;; [.E25]; 1)-1))" office:value-type="float" office:value="58143" calcext:value-type="float">
            <text:p>58143</text:p>
          </table:table-cell>
          <table:table-cell table:formula="of:=(60000*VALUE(LEFT([.F25];FIND(&quot;m&quot;; [.F25]; 1)-1)))+(1000*VALUE(MID([.F25];FIND(&quot;m&quot;; [.F25]; 1)+1;FIND(&quot;.&quot;; [.F25]; 1)-FIND(&quot;m&quot;; [.F25]; 1)-1)))+VALUE(MID([.F25];FIND(&quot;.&quot;; [.F25]; 1)+1;FIND(&quot;s&quot;; [.F25]; 1)-FIND(&quot;.&quot;; [.F25]; 1)-1))" office:value-type="float" office:value="57660" calcext:value-type="float">
            <text:p>57660</text:p>
          </table:table-cell>
          <table:table-cell table:formula="of:=AVERAGE([.L25:.P25])" office:value-type="float" office:value="57440.6" calcext:value-type="float">
            <text:p>57441</text:p>
          </table:table-cell>
          <table:table-cell table:number-columns-repeated="5"/>
          <table:table-cell table:style-name="Default"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1m7.511s</text:p>
          </table:table-cell>
          <table:table-cell office:value-type="string" calcext:value-type="string">
            <text:p>1m8.067s</text:p>
          </table:table-cell>
          <table:table-cell office:value-type="string" calcext:value-type="string">
            <text:p>1m4.505s</text:p>
          </table:table-cell>
          <table:table-cell office:value-type="string" calcext:value-type="string">
            <text:p>1m4.386s</text:p>
          </table:table-cell>
          <table:table-cell office:value-type="string" calcext:value-type="string">
            <text:p>1m8.058s</text:p>
          </table:table-cell>
          <table:table-cell table:number-columns-repeated="5"/>
          <table:table-cell table:formula="of:=(60000*VALUE(LEFT([.B26];FIND(&quot;m&quot;; [.B26]; 1)-1)))+(1000*VALUE(MID([.B26];FIND(&quot;m&quot;; [.B26]; 1)+1;FIND(&quot;.&quot;; [.B26]; 1)-FIND(&quot;m&quot;; [.B26]; 1)-1)))+VALUE(MID([.B26];FIND(&quot;.&quot;; [.B26]; 1)+1;FIND(&quot;s&quot;; [.B26]; 1)-FIND(&quot;.&quot;; [.B26]; 1)-1))" office:value-type="float" office:value="67511" calcext:value-type="float">
            <text:p>67511</text:p>
          </table:table-cell>
          <table:table-cell table:formula="of:=(60000*VALUE(LEFT([.C26];FIND(&quot;m&quot;; [.C26]; 1)-1)))+(1000*VALUE(MID([.C26];FIND(&quot;m&quot;; [.C26]; 1)+1;FIND(&quot;.&quot;; [.C26]; 1)-FIND(&quot;m&quot;; [.C26]; 1)-1)))+VALUE(MID([.C26];FIND(&quot;.&quot;; [.C26]; 1)+1;FIND(&quot;s&quot;; [.C26]; 1)-FIND(&quot;.&quot;; [.C26]; 1)-1))" office:value-type="float" office:value="68067" calcext:value-type="float">
            <text:p>68067</text:p>
          </table:table-cell>
          <table:table-cell table:formula="of:=(60000*VALUE(LEFT([.D26];FIND(&quot;m&quot;; [.D26]; 1)-1)))+(1000*VALUE(MID([.D26];FIND(&quot;m&quot;; [.D26]; 1)+1;FIND(&quot;.&quot;; [.D26]; 1)-FIND(&quot;m&quot;; [.D26]; 1)-1)))+VALUE(MID([.D26];FIND(&quot;.&quot;; [.D26]; 1)+1;FIND(&quot;s&quot;; [.D26]; 1)-FIND(&quot;.&quot;; [.D26]; 1)-1))" office:value-type="float" office:value="64505" calcext:value-type="float">
            <text:p>64505</text:p>
          </table:table-cell>
          <table:table-cell table:formula="of:=(60000*VALUE(LEFT([.E26];FIND(&quot;m&quot;; [.E26]; 1)-1)))+(1000*VALUE(MID([.E26];FIND(&quot;m&quot;; [.E26]; 1)+1;FIND(&quot;.&quot;; [.E26]; 1)-FIND(&quot;m&quot;; [.E26]; 1)-1)))+VALUE(MID([.E26];FIND(&quot;.&quot;; [.E26]; 1)+1;FIND(&quot;s&quot;; [.E26]; 1)-FIND(&quot;.&quot;; [.E26]; 1)-1))" office:value-type="float" office:value="64386" calcext:value-type="float">
            <text:p>64386</text:p>
          </table:table-cell>
          <table:table-cell table:formula="of:=(60000*VALUE(LEFT([.F26];FIND(&quot;m&quot;; [.F26]; 1)-1)))+(1000*VALUE(MID([.F26];FIND(&quot;m&quot;; [.F26]; 1)+1;FIND(&quot;.&quot;; [.F26]; 1)-FIND(&quot;m&quot;; [.F26]; 1)-1)))+VALUE(MID([.F26];FIND(&quot;.&quot;; [.F26]; 1)+1;FIND(&quot;s&quot;; [.F26]; 1)-FIND(&quot;.&quot;; [.F26]; 1)-1))" office:value-type="float" office:value="68058" calcext:value-type="float">
            <text:p>68058</text:p>
          </table:table-cell>
          <table:table-cell table:formula="of:=AVERAGE([.L26:.P26])" office:value-type="float" office:value="66505.4" calcext:value-type="float">
            <text:p>66505</text:p>
          </table:table-cell>
          <table:table-cell table:number-columns-repeated="5"/>
          <table:table-cell table:style-name="Default"/>
        </table:table-row>
      </table:table>
      <table:table table:name="Family C" table:style-name="ta1">
        <table:table-column table:style-name="co13" table:default-cell-style-name="Default"/>
        <table:table-column table:style-name="co12" table:number-columns-repeated="21" table:default-cell-style-name="Default"/>
        <table:table-column table:style-name="co12" table:default-cell-style-name="ce4"/>
        <table:table-row table:style-name="ro3">
          <table:table-cell table:style-name="ce31" office:value-type="string" calcext:value-type="string" table:number-columns-spanned="1" table:number-rows-spanned="3">
            <text:p># Nodes</text:p>
          </table:table-cell>
          <table:table-cell table:style-name="ce41" office:value-type="string" calcext:value-type="string" table:number-columns-spanned="5" table:number-rows-spanned="1">
            <text:p>Spot</text:p>
          </table:table-cell>
          <table:covered-table-cell table:number-columns-repeated="4" table:style-name="ce43"/>
          <table:table-cell table:style-name="ce31" office:value-type="string" calcext:value-type="string" table:number-columns-spanned="5" table:number-rows-spanned="1">
            <text:p>Relational</text:p>
          </table:table-cell>
          <table:covered-table-cell table:style-name="ce31"/>
          <table:covered-table-cell table:number-columns-repeated="3"/>
          <table:table-cell table:style-name="ce31" office:value-type="string" calcext:value-type="string" table:number-columns-spanned="6" table:number-rows-spanned="1">
            <text:p>Spot</text:p>
          </table:table-cell>
          <table:covered-table-cell table:number-columns-repeated="5" table:style-name="ce31"/>
          <table:table-cell table:style-name="ce31" office:value-type="string" calcext:value-type="string" table:number-columns-spanned="6" table:number-rows-spanned="1">
            <text:p>Relational</text:p>
          </table:table-cell>
          <table:covered-table-cell table:style-name="ce31"/>
          <table:covered-table-cell table:number-columns-repeated="4" table:style-name="ce36"/>
        </table:table-row>
        <table:table-row table:style-name="ro4">
          <table:covered-table-cell table:style-name="ce31"/>
          <table:table-cell table:style-name="ce42" office:value-type="string" calcext:value-type="string" table:number-columns-spanned="5" table:number-rows-spanned="1">
            <text:p>Runs</text:p>
          </table:table-cell>
          <table:covered-table-cell table:number-columns-repeated="4" table:style-name="ce43"/>
          <table:table-cell table:style-name="ce42" office:value-type="string" calcext:value-type="string" table:number-columns-spanned="5" table:number-rows-spanned="1">
            <text:p>Runs</text:p>
          </table:table-cell>
          <table:covered-table-cell table:number-columns-repeated="4" table:style-name="ce43"/>
          <table:table-cell table:style-name="ce32" office:value-type="string" calcext:value-type="string" table:number-columns-spanned="6" table:number-rows-spanned="1">
            <text:p>Runs</text:p>
          </table:table-cell>
          <table:covered-table-cell table:number-columns-repeated="5" table:style-name="ce31"/>
          <table:table-cell table:style-name="ce32" office:value-type="string" calcext:value-type="string" table:number-columns-spanned="6" table:number-rows-spanned="1">
            <text:p>Runs</text:p>
          </table:table-cell>
          <table:covered-table-cell table:number-columns-repeated="4" table:style-name="ce31"/>
          <table:covered-table-cell table:style-name="ce36"/>
        </table:table-row>
        <table:table-row table:style-name="ro4">
          <table:covered-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AVG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44" office:value-type="string" calcext:value-type="string">
            <text:p>AV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m0.164s</text:p>
          </table:table-cell>
          <table:table-cell office:value-type="string" calcext:value-type="string">
            <text:p>0m0.166s</text:p>
          </table:table-cell>
          <table:table-cell office:value-type="string" calcext:value-type="string">
            <text:p>0m0.162s</text:p>
          </table:table-cell>
          <table:table-cell office:value-type="string" calcext:value-type="string">
            <text:p>0m0.167s</text:p>
          </table:table-cell>
          <table:table-cell office:value-type="string" calcext:value-type="string">
            <text:p>0m0.160s</text:p>
          </table:table-cell>
          <table:table-cell office:value-type="string" calcext:value-type="string">
            <text:p>0m0.158s</text:p>
          </table:table-cell>
          <table:table-cell office:value-type="string" calcext:value-type="string">
            <text:p>0m0.161s</text:p>
          </table:table-cell>
          <table:table-cell office:value-type="string" calcext:value-type="string">
            <text:p>0m0.154s</text:p>
          </table:table-cell>
          <table:table-cell office:value-type="string" calcext:value-type="string">
            <text:p>0m0.160s</text:p>
          </table:table-cell>
          <table:table-cell table:formula="of:=(60000*VALUE(LEFT([.B4];FIND(&quot;m&quot;; [.B4]; 1)-1)))+(1000*VALUE(MID([.B4];FIND(&quot;m&quot;; [.B4]; 1)+1;FIND(&quot;.&quot;; [.B4]; 1)-FIND(&quot;m&quot;; [.B4]; 1)-1)))+VALUE(MID([.B4];FIND(&quot;.&quot;; [.B4]; 1)+1;FIND(&quot;s&quot;; [.B4]; 1)-FIND(&quot;.&quot;; [.B4]; 1)-1))" office:value-type="float" office:value="164" calcext:value-type="float">
            <text:p>164</text:p>
          </table:table-cell>
          <table:table-cell table:formula="of:=(60000*VALUE(LEFT([.C4];FIND(&quot;m&quot;; [.C4]; 1)-1)))+(1000*VALUE(MID([.C4];FIND(&quot;m&quot;; [.C4]; 1)+1;FIND(&quot;.&quot;; [.C4]; 1)-FIND(&quot;m&quot;; [.C4]; 1)-1)))+VALUE(MID([.C4];FIND(&quot;.&quot;; [.C4]; 1)+1;FIND(&quot;s&quot;; [.C4]; 1)-FIND(&quot;.&quot;; [.C4]; 1)-1))" office:value-type="float" office:value="164" calcext:value-type="float">
            <text:p>164</text:p>
          </table:table-cell>
          <table:table-cell table:formula="of:=(60000*VALUE(LEFT([.D4];FIND(&quot;m&quot;; [.D4]; 1)-1)))+(1000*VALUE(MID([.D4];FIND(&quot;m&quot;; [.D4]; 1)+1;FIND(&quot;.&quot;; [.D4]; 1)-FIND(&quot;m&quot;; [.D4]; 1)-1)))+VALUE(MID([.D4];FIND(&quot;.&quot;; [.D4]; 1)+1;FIND(&quot;s&quot;; [.D4]; 1)-FIND(&quot;.&quot;; [.D4]; 1)-1))" office:value-type="float" office:value="166" calcext:value-type="float">
            <text:p>166</text:p>
          </table:table-cell>
          <table:table-cell table:formula="of:=(60000*VALUE(LEFT([.E4];FIND(&quot;m&quot;; [.E4]; 1)-1)))+(1000*VALUE(MID([.E4];FIND(&quot;m&quot;; [.E4]; 1)+1;FIND(&quot;.&quot;; [.E4]; 1)-FIND(&quot;m&quot;; [.E4]; 1)-1)))+VALUE(MID([.E4];FIND(&quot;.&quot;; [.E4]; 1)+1;FIND(&quot;s&quot;; [.E4]; 1)-FIND(&quot;.&quot;; [.E4]; 1)-1))" office:value-type="float" office:value="162" calcext:value-type="float">
            <text:p>162</text:p>
          </table:table-cell>
          <table:table-cell table:formula="of:=(60000*VALUE(LEFT([.F4];FIND(&quot;m&quot;; [.F4]; 1)-1)))+(1000*VALUE(MID([.F4];FIND(&quot;m&quot;; [.F4]; 1)+1;FIND(&quot;.&quot;; [.F4]; 1)-FIND(&quot;m&quot;; [.F4]; 1)-1)))+VALUE(MID([.F4];FIND(&quot;.&quot;; [.F4]; 1)+1;FIND(&quot;s&quot;; [.F4]; 1)-FIND(&quot;.&quot;; [.F4]; 1)-1))" office:value-type="float" office:value="167" calcext:value-type="float">
            <text:p>167</text:p>
          </table:table-cell>
          <table:table-cell table:style-name="ce4" table:formula="of:=AVERAGE([.L4:.P4])" office:value-type="float" office:value="164.6" calcext:value-type="float">
            <text:p>165</text:p>
          </table:table-cell>
          <table:table-cell table:formula="of:=(60000*VALUE(LEFT([.G4];FIND(&quot;m&quot;; [.G4]; 1)-1)))+(1000*VALUE(MID([.G4];FIND(&quot;m&quot;; [.G4]; 1)+1;FIND(&quot;.&quot;; [.G4]; 1)-FIND(&quot;m&quot;; [.G4]; 1)-1)))+VALUE(MID([.G4];FIND(&quot;.&quot;; [.G4]; 1)+1;FIND(&quot;s&quot;; [.G4]; 1)-FIND(&quot;.&quot;; [.G4]; 1)-1))" office:value-type="float" office:value="160" calcext:value-type="float">
            <text:p>160</text:p>
          </table:table-cell>
          <table:table-cell table:formula="of:=(60000*VALUE(LEFT([.H4];FIND(&quot;m&quot;; [.H4]; 1)-1)))+(1000*VALUE(MID([.H4];FIND(&quot;m&quot;; [.H4]; 1)+1;FIND(&quot;.&quot;; [.H4]; 1)-FIND(&quot;m&quot;; [.H4]; 1)-1)))+VALUE(MID([.H4];FIND(&quot;.&quot;; [.H4]; 1)+1;FIND(&quot;s&quot;; [.H4]; 1)-FIND(&quot;.&quot;; [.H4]; 1)-1))" office:value-type="float" office:value="158" calcext:value-type="float">
            <text:p>158</text:p>
          </table:table-cell>
          <table:table-cell table:formula="of:=(60000*VALUE(LEFT([.I4];FIND(&quot;m&quot;; [.I4]; 1)-1)))+(1000*VALUE(MID([.I4];FIND(&quot;m&quot;; [.I4]; 1)+1;FIND(&quot;.&quot;; [.I4]; 1)-FIND(&quot;m&quot;; [.I4]; 1)-1)))+VALUE(MID([.I4];FIND(&quot;.&quot;; [.I4]; 1)+1;FIND(&quot;s&quot;; [.I4]; 1)-FIND(&quot;.&quot;; [.I4]; 1)-1))" office:value-type="float" office:value="161" calcext:value-type="float">
            <text:p>161</text:p>
          </table:table-cell>
          <table:table-cell table:formula="of:=(60000*VALUE(LEFT([.J4];FIND(&quot;m&quot;; [.J4]; 1)-1)))+(1000*VALUE(MID([.J4];FIND(&quot;m&quot;; [.J4]; 1)+1;FIND(&quot;.&quot;; [.J4]; 1)-FIND(&quot;m&quot;; [.J4]; 1)-1)))+VALUE(MID([.J4];FIND(&quot;.&quot;; [.J4]; 1)+1;FIND(&quot;s&quot;; [.J4]; 1)-FIND(&quot;.&quot;; [.J4]; 1)-1))" office:value-type="float" office:value="154" calcext:value-type="float">
            <text:p>154</text:p>
          </table:table-cell>
          <table:table-cell table:formula="of:=(60000*VALUE(LEFT([.K4];FIND(&quot;m&quot;; [.K4]; 1)-1)))+(1000*VALUE(MID([.K4];FIND(&quot;m&quot;; [.K4]; 1)+1;FIND(&quot;.&quot;; [.K4]; 1)-FIND(&quot;m&quot;; [.K4]; 1)-1)))+VALUE(MID([.K4];FIND(&quot;.&quot;; [.K4]; 1)+1;FIND(&quot;s&quot;; [.K4]; 1)-FIND(&quot;.&quot;; [.K4]; 1)-1))" office:value-type="float" office:value="160" calcext:value-type="float">
            <text:p>160</text:p>
          </table:table-cell>
          <table:table-cell table:formula="of:=AVERAGE([.R4:.V4])" office:value-type="float" office:value="158.6" calcext:value-type="float">
            <text:p>159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0m0.185s</text:p>
          </table:table-cell>
          <table:table-cell office:value-type="string" calcext:value-type="string">
            <text:p>0m0.184s</text:p>
          </table:table-cell>
          <table:table-cell office:value-type="string" calcext:value-type="string">
            <text:p>0m0.185s</text:p>
          </table:table-cell>
          <table:table-cell office:value-type="string" calcext:value-type="string">
            <text:p>0m0.182s</text:p>
          </table:table-cell>
          <table:table-cell office:value-type="string" calcext:value-type="string">
            <text:p>0m0.185s</text:p>
          </table:table-cell>
          <table:table-cell office:value-type="string" calcext:value-type="string">
            <text:p>0m0.167s</text:p>
          </table:table-cell>
          <table:table-cell table:number-columns-repeated="4" office:value-type="string" calcext:value-type="string">
            <text:p>0m0.162s</text:p>
          </table:table-cell>
          <table:table-cell table:formula="of:=(60000*VALUE(LEFT([.B5];FIND(&quot;m&quot;; [.B5]; 1)-1)))+(1000*VALUE(MID([.B5];FIND(&quot;m&quot;; [.B5]; 1)+1;FIND(&quot;.&quot;; [.B5]; 1)-FIND(&quot;m&quot;; [.B5]; 1)-1)))+VALUE(MID([.B5];FIND(&quot;.&quot;; [.B5]; 1)+1;FIND(&quot;s&quot;; [.B5]; 1)-FIND(&quot;.&quot;; [.B5]; 1)-1))" office:value-type="float" office:value="185" calcext:value-type="float">
            <text:p>185</text:p>
          </table:table-cell>
          <table:table-cell table:formula="of:=(60000*VALUE(LEFT([.C5];FIND(&quot;m&quot;; [.C5]; 1)-1)))+(1000*VALUE(MID([.C5];FIND(&quot;m&quot;; [.C5]; 1)+1;FIND(&quot;.&quot;; [.C5]; 1)-FIND(&quot;m&quot;; [.C5]; 1)-1)))+VALUE(MID([.C5];FIND(&quot;.&quot;; [.C5]; 1)+1;FIND(&quot;s&quot;; [.C5]; 1)-FIND(&quot;.&quot;; [.C5]; 1)-1))" office:value-type="float" office:value="184" calcext:value-type="float">
            <text:p>184</text:p>
          </table:table-cell>
          <table:table-cell table:formula="of:=(60000*VALUE(LEFT([.D5];FIND(&quot;m&quot;; [.D5]; 1)-1)))+(1000*VALUE(MID([.D5];FIND(&quot;m&quot;; [.D5]; 1)+1;FIND(&quot;.&quot;; [.D5]; 1)-FIND(&quot;m&quot;; [.D5]; 1)-1)))+VALUE(MID([.D5];FIND(&quot;.&quot;; [.D5]; 1)+1;FIND(&quot;s&quot;; [.D5]; 1)-FIND(&quot;.&quot;; [.D5]; 1)-1))" office:value-type="float" office:value="185" calcext:value-type="float">
            <text:p>185</text:p>
          </table:table-cell>
          <table:table-cell table:formula="of:=(60000*VALUE(LEFT([.E5];FIND(&quot;m&quot;; [.E5]; 1)-1)))+(1000*VALUE(MID([.E5];FIND(&quot;m&quot;; [.E5]; 1)+1;FIND(&quot;.&quot;; [.E5]; 1)-FIND(&quot;m&quot;; [.E5]; 1)-1)))+VALUE(MID([.E5];FIND(&quot;.&quot;; [.E5]; 1)+1;FIND(&quot;s&quot;; [.E5]; 1)-FIND(&quot;.&quot;; [.E5]; 1)-1))" office:value-type="float" office:value="182" calcext:value-type="float">
            <text:p>182</text:p>
          </table:table-cell>
          <table:table-cell table:formula="of:=(60000*VALUE(LEFT([.F5];FIND(&quot;m&quot;; [.F5]; 1)-1)))+(1000*VALUE(MID([.F5];FIND(&quot;m&quot;; [.F5]; 1)+1;FIND(&quot;.&quot;; [.F5]; 1)-FIND(&quot;m&quot;; [.F5]; 1)-1)))+VALUE(MID([.F5];FIND(&quot;.&quot;; [.F5]; 1)+1;FIND(&quot;s&quot;; [.F5]; 1)-FIND(&quot;.&quot;; [.F5]; 1)-1))" office:value-type="float" office:value="185" calcext:value-type="float">
            <text:p>185</text:p>
          </table:table-cell>
          <table:table-cell table:style-name="ce4" table:formula="of:=AVERAGE([.L5:.P5])" office:value-type="float" office:value="184.2" calcext:value-type="float">
            <text:p>184</text:p>
          </table:table-cell>
          <table:table-cell table:formula="of:=(60000*VALUE(LEFT([.G5];FIND(&quot;m&quot;; [.G5]; 1)-1)))+(1000*VALUE(MID([.G5];FIND(&quot;m&quot;; [.G5]; 1)+1;FIND(&quot;.&quot;; [.G5]; 1)-FIND(&quot;m&quot;; [.G5]; 1)-1)))+VALUE(MID([.G5];FIND(&quot;.&quot;; [.G5]; 1)+1;FIND(&quot;s&quot;; [.G5]; 1)-FIND(&quot;.&quot;; [.G5]; 1)-1))" office:value-type="float" office:value="167" calcext:value-type="float">
            <text:p>167</text:p>
          </table:table-cell>
          <table:table-cell table:formula="of:=(60000*VALUE(LEFT([.H5];FIND(&quot;m&quot;; [.H5]; 1)-1)))+(1000*VALUE(MID([.H5];FIND(&quot;m&quot;; [.H5]; 1)+1;FIND(&quot;.&quot;; [.H5]; 1)-FIND(&quot;m&quot;; [.H5]; 1)-1)))+VALUE(MID([.H5];FIND(&quot;.&quot;; [.H5]; 1)+1;FIND(&quot;s&quot;; [.H5]; 1)-FIND(&quot;.&quot;; [.H5]; 1)-1))" office:value-type="float" office:value="162" calcext:value-type="float">
            <text:p>162</text:p>
          </table:table-cell>
          <table:table-cell table:formula="of:=(60000*VALUE(LEFT([.I5];FIND(&quot;m&quot;; [.I5]; 1)-1)))+(1000*VALUE(MID([.I5];FIND(&quot;m&quot;; [.I5]; 1)+1;FIND(&quot;.&quot;; [.I5]; 1)-FIND(&quot;m&quot;; [.I5]; 1)-1)))+VALUE(MID([.I5];FIND(&quot;.&quot;; [.I5]; 1)+1;FIND(&quot;s&quot;; [.I5]; 1)-FIND(&quot;.&quot;; [.I5]; 1)-1))" office:value-type="float" office:value="162" calcext:value-type="float">
            <text:p>162</text:p>
          </table:table-cell>
          <table:table-cell table:formula="of:=(60000*VALUE(LEFT([.J5];FIND(&quot;m&quot;; [.J5]; 1)-1)))+(1000*VALUE(MID([.J5];FIND(&quot;m&quot;; [.J5]; 1)+1;FIND(&quot;.&quot;; [.J5]; 1)-FIND(&quot;m&quot;; [.J5]; 1)-1)))+VALUE(MID([.J5];FIND(&quot;.&quot;; [.J5]; 1)+1;FIND(&quot;s&quot;; [.J5]; 1)-FIND(&quot;.&quot;; [.J5]; 1)-1))" office:value-type="float" office:value="162" calcext:value-type="float">
            <text:p>162</text:p>
          </table:table-cell>
          <table:table-cell table:formula="of:=(60000*VALUE(LEFT([.K5];FIND(&quot;m&quot;; [.K5]; 1)-1)))+(1000*VALUE(MID([.K5];FIND(&quot;m&quot;; [.K5]; 1)+1;FIND(&quot;.&quot;; [.K5]; 1)-FIND(&quot;m&quot;; [.K5]; 1)-1)))+VALUE(MID([.K5];FIND(&quot;.&quot;; [.K5]; 1)+1;FIND(&quot;s&quot;; [.K5]; 1)-FIND(&quot;.&quot;; [.K5]; 1)-1))" office:value-type="float" office:value="162" calcext:value-type="float">
            <text:p>162</text:p>
          </table:table-cell>
          <table:table-cell table:formula="of:=AVERAGE([.R5:.V5])" office:value-type="float" office:value="163" calcext:value-type="float">
            <text:p>163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0m0.227s</text:p>
          </table:table-cell>
          <table:table-cell office:value-type="string" calcext:value-type="string">
            <text:p>0m0.230s</text:p>
          </table:table-cell>
          <table:table-cell table:number-columns-repeated="3" office:value-type="string" calcext:value-type="string">
            <text:p>0m0.229s</text:p>
          </table:table-cell>
          <table:table-cell office:value-type="string" calcext:value-type="string">
            <text:p>0m0.177s</text:p>
          </table:table-cell>
          <table:table-cell office:value-type="string" calcext:value-type="string">
            <text:p>0m0.175s</text:p>
          </table:table-cell>
          <table:table-cell office:value-type="string" calcext:value-type="string">
            <text:p>0m0.173s</text:p>
          </table:table-cell>
          <table:table-cell office:value-type="string" calcext:value-type="string">
            <text:p>0m0.175s</text:p>
          </table:table-cell>
          <table:table-cell office:value-type="string" calcext:value-type="string">
            <text:p>0m0.176s</text:p>
          </table:table-cell>
          <table:table-cell table:formula="of:=(60000*VALUE(LEFT([.B6];FIND(&quot;m&quot;; [.B6]; 1)-1)))+(1000*VALUE(MID([.B6];FIND(&quot;m&quot;; [.B6]; 1)+1;FIND(&quot;.&quot;; [.B6]; 1)-FIND(&quot;m&quot;; [.B6]; 1)-1)))+VALUE(MID([.B6];FIND(&quot;.&quot;; [.B6]; 1)+1;FIND(&quot;s&quot;; [.B6]; 1)-FIND(&quot;.&quot;; [.B6]; 1)-1))" office:value-type="float" office:value="227" calcext:value-type="float">
            <text:p>227</text:p>
          </table:table-cell>
          <table:table-cell table:formula="of:=(60000*VALUE(LEFT([.C6];FIND(&quot;m&quot;; [.C6]; 1)-1)))+(1000*VALUE(MID([.C6];FIND(&quot;m&quot;; [.C6]; 1)+1;FIND(&quot;.&quot;; [.C6]; 1)-FIND(&quot;m&quot;; [.C6]; 1)-1)))+VALUE(MID([.C6];FIND(&quot;.&quot;; [.C6]; 1)+1;FIND(&quot;s&quot;; [.C6]; 1)-FIND(&quot;.&quot;; [.C6]; 1)-1))" office:value-type="float" office:value="230" calcext:value-type="float">
            <text:p>230</text:p>
          </table:table-cell>
          <table:table-cell table:formula="of:=(60000*VALUE(LEFT([.D6];FIND(&quot;m&quot;; [.D6]; 1)-1)))+(1000*VALUE(MID([.D6];FIND(&quot;m&quot;; [.D6]; 1)+1;FIND(&quot;.&quot;; [.D6]; 1)-FIND(&quot;m&quot;; [.D6]; 1)-1)))+VALUE(MID([.D6];FIND(&quot;.&quot;; [.D6]; 1)+1;FIND(&quot;s&quot;; [.D6]; 1)-FIND(&quot;.&quot;; [.D6]; 1)-1))" office:value-type="float" office:value="229" calcext:value-type="float">
            <text:p>229</text:p>
          </table:table-cell>
          <table:table-cell table:formula="of:=(60000*VALUE(LEFT([.E6];FIND(&quot;m&quot;; [.E6]; 1)-1)))+(1000*VALUE(MID([.E6];FIND(&quot;m&quot;; [.E6]; 1)+1;FIND(&quot;.&quot;; [.E6]; 1)-FIND(&quot;m&quot;; [.E6]; 1)-1)))+VALUE(MID([.E6];FIND(&quot;.&quot;; [.E6]; 1)+1;FIND(&quot;s&quot;; [.E6]; 1)-FIND(&quot;.&quot;; [.E6]; 1)-1))" office:value-type="float" office:value="229" calcext:value-type="float">
            <text:p>229</text:p>
          </table:table-cell>
          <table:table-cell table:formula="of:=(60000*VALUE(LEFT([.F6];FIND(&quot;m&quot;; [.F6]; 1)-1)))+(1000*VALUE(MID([.F6];FIND(&quot;m&quot;; [.F6]; 1)+1;FIND(&quot;.&quot;; [.F6]; 1)-FIND(&quot;m&quot;; [.F6]; 1)-1)))+VALUE(MID([.F6];FIND(&quot;.&quot;; [.F6]; 1)+1;FIND(&quot;s&quot;; [.F6]; 1)-FIND(&quot;.&quot;; [.F6]; 1)-1))" office:value-type="float" office:value="229" calcext:value-type="float">
            <text:p>229</text:p>
          </table:table-cell>
          <table:table-cell table:style-name="ce4" table:formula="of:=AVERAGE([.L6:.P6])" office:value-type="float" office:value="228.8" calcext:value-type="float">
            <text:p>229</text:p>
          </table:table-cell>
          <table:table-cell table:formula="of:=(60000*VALUE(LEFT([.G6];FIND(&quot;m&quot;; [.G6]; 1)-1)))+(1000*VALUE(MID([.G6];FIND(&quot;m&quot;; [.G6]; 1)+1;FIND(&quot;.&quot;; [.G6]; 1)-FIND(&quot;m&quot;; [.G6]; 1)-1)))+VALUE(MID([.G6];FIND(&quot;.&quot;; [.G6]; 1)+1;FIND(&quot;s&quot;; [.G6]; 1)-FIND(&quot;.&quot;; [.G6]; 1)-1))" office:value-type="float" office:value="177" calcext:value-type="float">
            <text:p>177</text:p>
          </table:table-cell>
          <table:table-cell table:formula="of:=(60000*VALUE(LEFT([.H6];FIND(&quot;m&quot;; [.H6]; 1)-1)))+(1000*VALUE(MID([.H6];FIND(&quot;m&quot;; [.H6]; 1)+1;FIND(&quot;.&quot;; [.H6]; 1)-FIND(&quot;m&quot;; [.H6]; 1)-1)))+VALUE(MID([.H6];FIND(&quot;.&quot;; [.H6]; 1)+1;FIND(&quot;s&quot;; [.H6]; 1)-FIND(&quot;.&quot;; [.H6]; 1)-1))" office:value-type="float" office:value="175" calcext:value-type="float">
            <text:p>175</text:p>
          </table:table-cell>
          <table:table-cell table:formula="of:=(60000*VALUE(LEFT([.I6];FIND(&quot;m&quot;; [.I6]; 1)-1)))+(1000*VALUE(MID([.I6];FIND(&quot;m&quot;; [.I6]; 1)+1;FIND(&quot;.&quot;; [.I6]; 1)-FIND(&quot;m&quot;; [.I6]; 1)-1)))+VALUE(MID([.I6];FIND(&quot;.&quot;; [.I6]; 1)+1;FIND(&quot;s&quot;; [.I6]; 1)-FIND(&quot;.&quot;; [.I6]; 1)-1))" office:value-type="float" office:value="173" calcext:value-type="float">
            <text:p>173</text:p>
          </table:table-cell>
          <table:table-cell table:formula="of:=(60000*VALUE(LEFT([.J6];FIND(&quot;m&quot;; [.J6]; 1)-1)))+(1000*VALUE(MID([.J6];FIND(&quot;m&quot;; [.J6]; 1)+1;FIND(&quot;.&quot;; [.J6]; 1)-FIND(&quot;m&quot;; [.J6]; 1)-1)))+VALUE(MID([.J6];FIND(&quot;.&quot;; [.J6]; 1)+1;FIND(&quot;s&quot;; [.J6]; 1)-FIND(&quot;.&quot;; [.J6]; 1)-1))" office:value-type="float" office:value="175" calcext:value-type="float">
            <text:p>175</text:p>
          </table:table-cell>
          <table:table-cell table:formula="of:=(60000*VALUE(LEFT([.K6];FIND(&quot;m&quot;; [.K6]; 1)-1)))+(1000*VALUE(MID([.K6];FIND(&quot;m&quot;; [.K6]; 1)+1;FIND(&quot;.&quot;; [.K6]; 1)-FIND(&quot;m&quot;; [.K6]; 1)-1)))+VALUE(MID([.K6];FIND(&quot;.&quot;; [.K6]; 1)+1;FIND(&quot;s&quot;; [.K6]; 1)-FIND(&quot;.&quot;; [.K6]; 1)-1))" office:value-type="float" office:value="176" calcext:value-type="float">
            <text:p>176</text:p>
          </table:table-cell>
          <table:table-cell table:formula="of:=AVERAGE([.R6:.V6])" office:value-type="float" office:value="175.2" calcext:value-type="float">
            <text:p>175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0m0.352s</text:p>
          </table:table-cell>
          <table:table-cell office:value-type="string" calcext:value-type="string">
            <text:p>0m0.362s</text:p>
          </table:table-cell>
          <table:table-cell office:value-type="string" calcext:value-type="string">
            <text:p>0m0.355s</text:p>
          </table:table-cell>
          <table:table-cell office:value-type="string" calcext:value-type="string">
            <text:p>0m0.361s</text:p>
          </table:table-cell>
          <table:table-cell office:value-type="string" calcext:value-type="string">
            <text:p>0m0.359s</text:p>
          </table:table-cell>
          <table:table-cell table:number-columns-repeated="2" office:value-type="string" calcext:value-type="string">
            <text:p>0m0.195s</text:p>
          </table:table-cell>
          <table:table-cell office:value-type="string" calcext:value-type="string">
            <text:p>0m0.199s</text:p>
          </table:table-cell>
          <table:table-cell table:number-columns-repeated="2" office:value-type="string" calcext:value-type="string">
            <text:p>0m0.200s</text:p>
          </table:table-cell>
          <table:table-cell table:formula="of:=(60000*VALUE(LEFT([.B7];FIND(&quot;m&quot;; [.B7]; 1)-1)))+(1000*VALUE(MID([.B7];FIND(&quot;m&quot;; [.B7]; 1)+1;FIND(&quot;.&quot;; [.B7]; 1)-FIND(&quot;m&quot;; [.B7]; 1)-1)))+VALUE(MID([.B7];FIND(&quot;.&quot;; [.B7]; 1)+1;FIND(&quot;s&quot;; [.B7]; 1)-FIND(&quot;.&quot;; [.B7]; 1)-1))" office:value-type="float" office:value="352" calcext:value-type="float">
            <text:p>352</text:p>
          </table:table-cell>
          <table:table-cell table:formula="of:=(60000*VALUE(LEFT([.C7];FIND(&quot;m&quot;; [.C7]; 1)-1)))+(1000*VALUE(MID([.C7];FIND(&quot;m&quot;; [.C7]; 1)+1;FIND(&quot;.&quot;; [.C7]; 1)-FIND(&quot;m&quot;; [.C7]; 1)-1)))+VALUE(MID([.C7];FIND(&quot;.&quot;; [.C7]; 1)+1;FIND(&quot;s&quot;; [.C7]; 1)-FIND(&quot;.&quot;; [.C7]; 1)-1))" office:value-type="float" office:value="362" calcext:value-type="float">
            <text:p>362</text:p>
          </table:table-cell>
          <table:table-cell table:formula="of:=(60000*VALUE(LEFT([.D7];FIND(&quot;m&quot;; [.D7]; 1)-1)))+(1000*VALUE(MID([.D7];FIND(&quot;m&quot;; [.D7]; 1)+1;FIND(&quot;.&quot;; [.D7]; 1)-FIND(&quot;m&quot;; [.D7]; 1)-1)))+VALUE(MID([.D7];FIND(&quot;.&quot;; [.D7]; 1)+1;FIND(&quot;s&quot;; [.D7]; 1)-FIND(&quot;.&quot;; [.D7]; 1)-1))" office:value-type="float" office:value="355" calcext:value-type="float">
            <text:p>355</text:p>
          </table:table-cell>
          <table:table-cell table:formula="of:=(60000*VALUE(LEFT([.E7];FIND(&quot;m&quot;; [.E7]; 1)-1)))+(1000*VALUE(MID([.E7];FIND(&quot;m&quot;; [.E7]; 1)+1;FIND(&quot;.&quot;; [.E7]; 1)-FIND(&quot;m&quot;; [.E7]; 1)-1)))+VALUE(MID([.E7];FIND(&quot;.&quot;; [.E7]; 1)+1;FIND(&quot;s&quot;; [.E7]; 1)-FIND(&quot;.&quot;; [.E7]; 1)-1))" office:value-type="float" office:value="361" calcext:value-type="float">
            <text:p>361</text:p>
          </table:table-cell>
          <table:table-cell table:formula="of:=(60000*VALUE(LEFT([.F7];FIND(&quot;m&quot;; [.F7]; 1)-1)))+(1000*VALUE(MID([.F7];FIND(&quot;m&quot;; [.F7]; 1)+1;FIND(&quot;.&quot;; [.F7]; 1)-FIND(&quot;m&quot;; [.F7]; 1)-1)))+VALUE(MID([.F7];FIND(&quot;.&quot;; [.F7]; 1)+1;FIND(&quot;s&quot;; [.F7]; 1)-FIND(&quot;.&quot;; [.F7]; 1)-1))" office:value-type="float" office:value="359" calcext:value-type="float">
            <text:p>359</text:p>
          </table:table-cell>
          <table:table-cell table:style-name="ce4" table:formula="of:=AVERAGE([.L7:.P7])" office:value-type="float" office:value="357.8" calcext:value-type="float">
            <text:p>358</text:p>
          </table:table-cell>
          <table:table-cell table:formula="of:=(60000*VALUE(LEFT([.G7];FIND(&quot;m&quot;; [.G7]; 1)-1)))+(1000*VALUE(MID([.G7];FIND(&quot;m&quot;; [.G7]; 1)+1;FIND(&quot;.&quot;; [.G7]; 1)-FIND(&quot;m&quot;; [.G7]; 1)-1)))+VALUE(MID([.G7];FIND(&quot;.&quot;; [.G7]; 1)+1;FIND(&quot;s&quot;; [.G7]; 1)-FIND(&quot;.&quot;; [.G7]; 1)-1))" office:value-type="float" office:value="195" calcext:value-type="float">
            <text:p>195</text:p>
          </table:table-cell>
          <table:table-cell table:formula="of:=(60000*VALUE(LEFT([.H7];FIND(&quot;m&quot;; [.H7]; 1)-1)))+(1000*VALUE(MID([.H7];FIND(&quot;m&quot;; [.H7]; 1)+1;FIND(&quot;.&quot;; [.H7]; 1)-FIND(&quot;m&quot;; [.H7]; 1)-1)))+VALUE(MID([.H7];FIND(&quot;.&quot;; [.H7]; 1)+1;FIND(&quot;s&quot;; [.H7]; 1)-FIND(&quot;.&quot;; [.H7]; 1)-1))" office:value-type="float" office:value="195" calcext:value-type="float">
            <text:p>195</text:p>
          </table:table-cell>
          <table:table-cell table:formula="of:=(60000*VALUE(LEFT([.I7];FIND(&quot;m&quot;; [.I7]; 1)-1)))+(1000*VALUE(MID([.I7];FIND(&quot;m&quot;; [.I7]; 1)+1;FIND(&quot;.&quot;; [.I7]; 1)-FIND(&quot;m&quot;; [.I7]; 1)-1)))+VALUE(MID([.I7];FIND(&quot;.&quot;; [.I7]; 1)+1;FIND(&quot;s&quot;; [.I7]; 1)-FIND(&quot;.&quot;; [.I7]; 1)-1))" office:value-type="float" office:value="199" calcext:value-type="float">
            <text:p>199</text:p>
          </table:table-cell>
          <table:table-cell table:formula="of:=(60000*VALUE(LEFT([.J7];FIND(&quot;m&quot;; [.J7]; 1)-1)))+(1000*VALUE(MID([.J7];FIND(&quot;m&quot;; [.J7]; 1)+1;FIND(&quot;.&quot;; [.J7]; 1)-FIND(&quot;m&quot;; [.J7]; 1)-1)))+VALUE(MID([.J7];FIND(&quot;.&quot;; [.J7]; 1)+1;FIND(&quot;s&quot;; [.J7]; 1)-FIND(&quot;.&quot;; [.J7]; 1)-1))" office:value-type="float" office:value="200" calcext:value-type="float">
            <text:p>200</text:p>
          </table:table-cell>
          <table:table-cell table:formula="of:=(60000*VALUE(LEFT([.K7];FIND(&quot;m&quot;; [.K7]; 1)-1)))+(1000*VALUE(MID([.K7];FIND(&quot;m&quot;; [.K7]; 1)+1;FIND(&quot;.&quot;; [.K7]; 1)-FIND(&quot;m&quot;; [.K7]; 1)-1)))+VALUE(MID([.K7];FIND(&quot;.&quot;; [.K7]; 1)+1;FIND(&quot;s&quot;; [.K7]; 1)-FIND(&quot;.&quot;; [.K7]; 1)-1))" office:value-type="float" office:value="200" calcext:value-type="float">
            <text:p>200</text:p>
          </table:table-cell>
          <table:table-cell table:formula="of:=AVERAGE([.R7:.V7])" office:value-type="float" office:value="197.8" calcext:value-type="float">
            <text:p>19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0m0.407s</text:p>
          </table:table-cell>
          <table:table-cell office:value-type="string" calcext:value-type="string">
            <text:p>0m0.398s</text:p>
          </table:table-cell>
          <table:table-cell office:value-type="string" calcext:value-type="string">
            <text:p>0m0.400s</text:p>
          </table:table-cell>
          <table:table-cell office:value-type="string" calcext:value-type="string">
            <text:p>0m0.399s</text:p>
          </table:table-cell>
          <table:table-cell office:value-type="string" calcext:value-type="string">
            <text:p>0m0.397s</text:p>
          </table:table-cell>
          <table:table-cell office:value-type="string" calcext:value-type="string">
            <text:p>0m0.232s</text:p>
          </table:table-cell>
          <table:table-cell office:value-type="string" calcext:value-type="string">
            <text:p>0m0.228s</text:p>
          </table:table-cell>
          <table:table-cell office:value-type="string" calcext:value-type="string">
            <text:p>0m0.235s</text:p>
          </table:table-cell>
          <table:table-cell office:value-type="string" calcext:value-type="string">
            <text:p>0m0.230s</text:p>
          </table:table-cell>
          <table:table-cell office:value-type="string" calcext:value-type="string">
            <text:p>0m0.229s</text:p>
          </table:table-cell>
          <table:table-cell table:formula="of:=(60000*VALUE(LEFT([.B8];FIND(&quot;m&quot;; [.B8]; 1)-1)))+(1000*VALUE(MID([.B8];FIND(&quot;m&quot;; [.B8]; 1)+1;FIND(&quot;.&quot;; [.B8]; 1)-FIND(&quot;m&quot;; [.B8]; 1)-1)))+VALUE(MID([.B8];FIND(&quot;.&quot;; [.B8]; 1)+1;FIND(&quot;s&quot;; [.B8]; 1)-FIND(&quot;.&quot;; [.B8]; 1)-1))" office:value-type="float" office:value="407" calcext:value-type="float">
            <text:p>407</text:p>
          </table:table-cell>
          <table:table-cell table:formula="of:=(60000*VALUE(LEFT([.C8];FIND(&quot;m&quot;; [.C8]; 1)-1)))+(1000*VALUE(MID([.C8];FIND(&quot;m&quot;; [.C8]; 1)+1;FIND(&quot;.&quot;; [.C8]; 1)-FIND(&quot;m&quot;; [.C8]; 1)-1)))+VALUE(MID([.C8];FIND(&quot;.&quot;; [.C8]; 1)+1;FIND(&quot;s&quot;; [.C8]; 1)-FIND(&quot;.&quot;; [.C8]; 1)-1))" office:value-type="float" office:value="398" calcext:value-type="float">
            <text:p>398</text:p>
          </table:table-cell>
          <table:table-cell table:formula="of:=(60000*VALUE(LEFT([.D8];FIND(&quot;m&quot;; [.D8]; 1)-1)))+(1000*VALUE(MID([.D8];FIND(&quot;m&quot;; [.D8]; 1)+1;FIND(&quot;.&quot;; [.D8]; 1)-FIND(&quot;m&quot;; [.D8]; 1)-1)))+VALUE(MID([.D8];FIND(&quot;.&quot;; [.D8]; 1)+1;FIND(&quot;s&quot;; [.D8]; 1)-FIND(&quot;.&quot;; [.D8]; 1)-1))" office:value-type="float" office:value="400" calcext:value-type="float">
            <text:p>400</text:p>
          </table:table-cell>
          <table:table-cell table:formula="of:=(60000*VALUE(LEFT([.E8];FIND(&quot;m&quot;; [.E8]; 1)-1)))+(1000*VALUE(MID([.E8];FIND(&quot;m&quot;; [.E8]; 1)+1;FIND(&quot;.&quot;; [.E8]; 1)-FIND(&quot;m&quot;; [.E8]; 1)-1)))+VALUE(MID([.E8];FIND(&quot;.&quot;; [.E8]; 1)+1;FIND(&quot;s&quot;; [.E8]; 1)-FIND(&quot;.&quot;; [.E8]; 1)-1))" office:value-type="float" office:value="399" calcext:value-type="float">
            <text:p>399</text:p>
          </table:table-cell>
          <table:table-cell table:formula="of:=(60000*VALUE(LEFT([.F8];FIND(&quot;m&quot;; [.F8]; 1)-1)))+(1000*VALUE(MID([.F8];FIND(&quot;m&quot;; [.F8]; 1)+1;FIND(&quot;.&quot;; [.F8]; 1)-FIND(&quot;m&quot;; [.F8]; 1)-1)))+VALUE(MID([.F8];FIND(&quot;.&quot;; [.F8]; 1)+1;FIND(&quot;s&quot;; [.F8]; 1)-FIND(&quot;.&quot;; [.F8]; 1)-1))" office:value-type="float" office:value="397" calcext:value-type="float">
            <text:p>397</text:p>
          </table:table-cell>
          <table:table-cell table:style-name="ce4" table:formula="of:=AVERAGE([.L8:.P8])" office:value-type="float" office:value="400.2" calcext:value-type="float">
            <text:p>400</text:p>
          </table:table-cell>
          <table:table-cell table:formula="of:=(60000*VALUE(LEFT([.G8];FIND(&quot;m&quot;; [.G8]; 1)-1)))+(1000*VALUE(MID([.G8];FIND(&quot;m&quot;; [.G8]; 1)+1;FIND(&quot;.&quot;; [.G8]; 1)-FIND(&quot;m&quot;; [.G8]; 1)-1)))+VALUE(MID([.G8];FIND(&quot;.&quot;; [.G8]; 1)+1;FIND(&quot;s&quot;; [.G8]; 1)-FIND(&quot;.&quot;; [.G8]; 1)-1))" office:value-type="float" office:value="232" calcext:value-type="float">
            <text:p>232</text:p>
          </table:table-cell>
          <table:table-cell table:formula="of:=(60000*VALUE(LEFT([.H8];FIND(&quot;m&quot;; [.H8]; 1)-1)))+(1000*VALUE(MID([.H8];FIND(&quot;m&quot;; [.H8]; 1)+1;FIND(&quot;.&quot;; [.H8]; 1)-FIND(&quot;m&quot;; [.H8]; 1)-1)))+VALUE(MID([.H8];FIND(&quot;.&quot;; [.H8]; 1)+1;FIND(&quot;s&quot;; [.H8]; 1)-FIND(&quot;.&quot;; [.H8]; 1)-1))" office:value-type="float" office:value="228" calcext:value-type="float">
            <text:p>228</text:p>
          </table:table-cell>
          <table:table-cell table:formula="of:=(60000*VALUE(LEFT([.I8];FIND(&quot;m&quot;; [.I8]; 1)-1)))+(1000*VALUE(MID([.I8];FIND(&quot;m&quot;; [.I8]; 1)+1;FIND(&quot;.&quot;; [.I8]; 1)-FIND(&quot;m&quot;; [.I8]; 1)-1)))+VALUE(MID([.I8];FIND(&quot;.&quot;; [.I8]; 1)+1;FIND(&quot;s&quot;; [.I8]; 1)-FIND(&quot;.&quot;; [.I8]; 1)-1))" office:value-type="float" office:value="235" calcext:value-type="float">
            <text:p>235</text:p>
          </table:table-cell>
          <table:table-cell table:formula="of:=(60000*VALUE(LEFT([.J8];FIND(&quot;m&quot;; [.J8]; 1)-1)))+(1000*VALUE(MID([.J8];FIND(&quot;m&quot;; [.J8]; 1)+1;FIND(&quot;.&quot;; [.J8]; 1)-FIND(&quot;m&quot;; [.J8]; 1)-1)))+VALUE(MID([.J8];FIND(&quot;.&quot;; [.J8]; 1)+1;FIND(&quot;s&quot;; [.J8]; 1)-FIND(&quot;.&quot;; [.J8]; 1)-1))" office:value-type="float" office:value="230" calcext:value-type="float">
            <text:p>230</text:p>
          </table:table-cell>
          <table:table-cell table:formula="of:=(60000*VALUE(LEFT([.K8];FIND(&quot;m&quot;; [.K8]; 1)-1)))+(1000*VALUE(MID([.K8];FIND(&quot;m&quot;; [.K8]; 1)+1;FIND(&quot;.&quot;; [.K8]; 1)-FIND(&quot;m&quot;; [.K8]; 1)-1)))+VALUE(MID([.K8];FIND(&quot;.&quot;; [.K8]; 1)+1;FIND(&quot;s&quot;; [.K8]; 1)-FIND(&quot;.&quot;; [.K8]; 1)-1))" office:value-type="float" office:value="229" calcext:value-type="float">
            <text:p>229</text:p>
          </table:table-cell>
          <table:table-cell table:formula="of:=AVERAGE([.R8:.V8])" office:value-type="float" office:value="230.8" calcext:value-type="float">
            <text:p>231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0m0.733s</text:p>
          </table:table-cell>
          <table:table-cell office:value-type="string" calcext:value-type="string">
            <text:p>0m0.739s</text:p>
          </table:table-cell>
          <table:table-cell office:value-type="string" calcext:value-type="string">
            <text:p>0m0.729s</text:p>
          </table:table-cell>
          <table:table-cell office:value-type="string" calcext:value-type="string">
            <text:p>0m0.727s</text:p>
          </table:table-cell>
          <table:table-cell office:value-type="string" calcext:value-type="string">
            <text:p>0m0.725s</text:p>
          </table:table-cell>
          <table:table-cell office:value-type="string" calcext:value-type="string">
            <text:p>0m0.278s</text:p>
          </table:table-cell>
          <table:table-cell office:value-type="string" calcext:value-type="string">
            <text:p>0m0.277s</text:p>
          </table:table-cell>
          <table:table-cell office:value-type="string" calcext:value-type="string">
            <text:p>0m0.278s</text:p>
          </table:table-cell>
          <table:table-cell office:value-type="string" calcext:value-type="string">
            <text:p>0m0.275s</text:p>
          </table:table-cell>
          <table:table-cell office:value-type="string" calcext:value-type="string">
            <text:p>0m0.277s</text:p>
          </table:table-cell>
          <table:table-cell table:formula="of:=(60000*VALUE(LEFT([.B9];FIND(&quot;m&quot;; [.B9]; 1)-1)))+(1000*VALUE(MID([.B9];FIND(&quot;m&quot;; [.B9]; 1)+1;FIND(&quot;.&quot;; [.B9]; 1)-FIND(&quot;m&quot;; [.B9]; 1)-1)))+VALUE(MID([.B9];FIND(&quot;.&quot;; [.B9]; 1)+1;FIND(&quot;s&quot;; [.B9]; 1)-FIND(&quot;.&quot;; [.B9]; 1)-1))" office:value-type="float" office:value="733" calcext:value-type="float">
            <text:p>733</text:p>
          </table:table-cell>
          <table:table-cell table:formula="of:=(60000*VALUE(LEFT([.C9];FIND(&quot;m&quot;; [.C9]; 1)-1)))+(1000*VALUE(MID([.C9];FIND(&quot;m&quot;; [.C9]; 1)+1;FIND(&quot;.&quot;; [.C9]; 1)-FIND(&quot;m&quot;; [.C9]; 1)-1)))+VALUE(MID([.C9];FIND(&quot;.&quot;; [.C9]; 1)+1;FIND(&quot;s&quot;; [.C9]; 1)-FIND(&quot;.&quot;; [.C9]; 1)-1))" office:value-type="float" office:value="739" calcext:value-type="float">
            <text:p>739</text:p>
          </table:table-cell>
          <table:table-cell table:formula="of:=(60000*VALUE(LEFT([.D9];FIND(&quot;m&quot;; [.D9]; 1)-1)))+(1000*VALUE(MID([.D9];FIND(&quot;m&quot;; [.D9]; 1)+1;FIND(&quot;.&quot;; [.D9]; 1)-FIND(&quot;m&quot;; [.D9]; 1)-1)))+VALUE(MID([.D9];FIND(&quot;.&quot;; [.D9]; 1)+1;FIND(&quot;s&quot;; [.D9]; 1)-FIND(&quot;.&quot;; [.D9]; 1)-1))" office:value-type="float" office:value="729" calcext:value-type="float">
            <text:p>729</text:p>
          </table:table-cell>
          <table:table-cell table:formula="of:=(60000*VALUE(LEFT([.E9];FIND(&quot;m&quot;; [.E9]; 1)-1)))+(1000*VALUE(MID([.E9];FIND(&quot;m&quot;; [.E9]; 1)+1;FIND(&quot;.&quot;; [.E9]; 1)-FIND(&quot;m&quot;; [.E9]; 1)-1)))+VALUE(MID([.E9];FIND(&quot;.&quot;; [.E9]; 1)+1;FIND(&quot;s&quot;; [.E9]; 1)-FIND(&quot;.&quot;; [.E9]; 1)-1))" office:value-type="float" office:value="727" calcext:value-type="float">
            <text:p>727</text:p>
          </table:table-cell>
          <table:table-cell table:formula="of:=(60000*VALUE(LEFT([.F9];FIND(&quot;m&quot;; [.F9]; 1)-1)))+(1000*VALUE(MID([.F9];FIND(&quot;m&quot;; [.F9]; 1)+1;FIND(&quot;.&quot;; [.F9]; 1)-FIND(&quot;m&quot;; [.F9]; 1)-1)))+VALUE(MID([.F9];FIND(&quot;.&quot;; [.F9]; 1)+1;FIND(&quot;s&quot;; [.F9]; 1)-FIND(&quot;.&quot;; [.F9]; 1)-1))" office:value-type="float" office:value="725" calcext:value-type="float">
            <text:p>725</text:p>
          </table:table-cell>
          <table:table-cell table:style-name="ce4" table:formula="of:=AVERAGE([.L9:.P9])" office:value-type="float" office:value="730.6" calcext:value-type="float">
            <text:p>731</text:p>
          </table:table-cell>
          <table:table-cell table:formula="of:=(60000*VALUE(LEFT([.G9];FIND(&quot;m&quot;; [.G9]; 1)-1)))+(1000*VALUE(MID([.G9];FIND(&quot;m&quot;; [.G9]; 1)+1;FIND(&quot;.&quot;; [.G9]; 1)-FIND(&quot;m&quot;; [.G9]; 1)-1)))+VALUE(MID([.G9];FIND(&quot;.&quot;; [.G9]; 1)+1;FIND(&quot;s&quot;; [.G9]; 1)-FIND(&quot;.&quot;; [.G9]; 1)-1))" office:value-type="float" office:value="278" calcext:value-type="float">
            <text:p>278</text:p>
          </table:table-cell>
          <table:table-cell table:formula="of:=(60000*VALUE(LEFT([.H9];FIND(&quot;m&quot;; [.H9]; 1)-1)))+(1000*VALUE(MID([.H9];FIND(&quot;m&quot;; [.H9]; 1)+1;FIND(&quot;.&quot;; [.H9]; 1)-FIND(&quot;m&quot;; [.H9]; 1)-1)))+VALUE(MID([.H9];FIND(&quot;.&quot;; [.H9]; 1)+1;FIND(&quot;s&quot;; [.H9]; 1)-FIND(&quot;.&quot;; [.H9]; 1)-1))" office:value-type="float" office:value="277" calcext:value-type="float">
            <text:p>277</text:p>
          </table:table-cell>
          <table:table-cell table:formula="of:=(60000*VALUE(LEFT([.I9];FIND(&quot;m&quot;; [.I9]; 1)-1)))+(1000*VALUE(MID([.I9];FIND(&quot;m&quot;; [.I9]; 1)+1;FIND(&quot;.&quot;; [.I9]; 1)-FIND(&quot;m&quot;; [.I9]; 1)-1)))+VALUE(MID([.I9];FIND(&quot;.&quot;; [.I9]; 1)+1;FIND(&quot;s&quot;; [.I9]; 1)-FIND(&quot;.&quot;; [.I9]; 1)-1))" office:value-type="float" office:value="278" calcext:value-type="float">
            <text:p>278</text:p>
          </table:table-cell>
          <table:table-cell table:formula="of:=(60000*VALUE(LEFT([.J9];FIND(&quot;m&quot;; [.J9]; 1)-1)))+(1000*VALUE(MID([.J9];FIND(&quot;m&quot;; [.J9]; 1)+1;FIND(&quot;.&quot;; [.J9]; 1)-FIND(&quot;m&quot;; [.J9]; 1)-1)))+VALUE(MID([.J9];FIND(&quot;.&quot;; [.J9]; 1)+1;FIND(&quot;s&quot;; [.J9]; 1)-FIND(&quot;.&quot;; [.J9]; 1)-1))" office:value-type="float" office:value="275" calcext:value-type="float">
            <text:p>275</text:p>
          </table:table-cell>
          <table:table-cell table:formula="of:=(60000*VALUE(LEFT([.K9];FIND(&quot;m&quot;; [.K9]; 1)-1)))+(1000*VALUE(MID([.K9];FIND(&quot;m&quot;; [.K9]; 1)+1;FIND(&quot;.&quot;; [.K9]; 1)-FIND(&quot;m&quot;; [.K9]; 1)-1)))+VALUE(MID([.K9];FIND(&quot;.&quot;; [.K9]; 1)+1;FIND(&quot;s&quot;; [.K9]; 1)-FIND(&quot;.&quot;; [.K9]; 1)-1))" office:value-type="float" office:value="277" calcext:value-type="float">
            <text:p>277</text:p>
          </table:table-cell>
          <table:table-cell table:formula="of:=AVERAGE([.R9:.V9])" office:value-type="float" office:value="277" calcext:value-type="float">
            <text:p>277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0m0.847s</text:p>
          </table:table-cell>
          <table:table-cell office:value-type="string" calcext:value-type="string">
            <text:p>0m0.859s</text:p>
          </table:table-cell>
          <table:table-cell office:value-type="string" calcext:value-type="string">
            <text:p>0m0.851s</text:p>
          </table:table-cell>
          <table:table-cell office:value-type="string" calcext:value-type="string">
            <text:p>0m0.853s</text:p>
          </table:table-cell>
          <table:table-cell office:value-type="string" calcext:value-type="string">
            <text:p>0m0.845s</text:p>
          </table:table-cell>
          <table:table-cell office:value-type="string" calcext:value-type="string">
            <text:p>0m0.327s</text:p>
          </table:table-cell>
          <table:table-cell office:value-type="string" calcext:value-type="string">
            <text:p>0m0.328s</text:p>
          </table:table-cell>
          <table:table-cell office:value-type="string" calcext:value-type="string">
            <text:p>0m0.327s</text:p>
          </table:table-cell>
          <table:table-cell office:value-type="string" calcext:value-type="string">
            <text:p>0m0.326s</text:p>
          </table:table-cell>
          <table:table-cell office:value-type="string" calcext:value-type="string">
            <text:p>0m0.327s</text:p>
          </table:table-cell>
          <table:table-cell table:formula="of:=(60000*VALUE(LEFT([.B10];FIND(&quot;m&quot;; [.B10]; 1)-1)))+(1000*VALUE(MID([.B10];FIND(&quot;m&quot;; [.B10]; 1)+1;FIND(&quot;.&quot;; [.B10]; 1)-FIND(&quot;m&quot;; [.B10]; 1)-1)))+VALUE(MID([.B10];FIND(&quot;.&quot;; [.B10]; 1)+1;FIND(&quot;s&quot;; [.B10]; 1)-FIND(&quot;.&quot;; [.B10]; 1)-1))" office:value-type="float" office:value="847" calcext:value-type="float">
            <text:p>847</text:p>
          </table:table-cell>
          <table:table-cell table:formula="of:=(60000*VALUE(LEFT([.C10];FIND(&quot;m&quot;; [.C10]; 1)-1)))+(1000*VALUE(MID([.C10];FIND(&quot;m&quot;; [.C10]; 1)+1;FIND(&quot;.&quot;; [.C10]; 1)-FIND(&quot;m&quot;; [.C10]; 1)-1)))+VALUE(MID([.C10];FIND(&quot;.&quot;; [.C10]; 1)+1;FIND(&quot;s&quot;; [.C10]; 1)-FIND(&quot;.&quot;; [.C10]; 1)-1))" office:value-type="float" office:value="859" calcext:value-type="float">
            <text:p>859</text:p>
          </table:table-cell>
          <table:table-cell table:formula="of:=(60000*VALUE(LEFT([.D10];FIND(&quot;m&quot;; [.D10]; 1)-1)))+(1000*VALUE(MID([.D10];FIND(&quot;m&quot;; [.D10]; 1)+1;FIND(&quot;.&quot;; [.D10]; 1)-FIND(&quot;m&quot;; [.D10]; 1)-1)))+VALUE(MID([.D10];FIND(&quot;.&quot;; [.D10]; 1)+1;FIND(&quot;s&quot;; [.D10]; 1)-FIND(&quot;.&quot;; [.D10]; 1)-1))" office:value-type="float" office:value="851" calcext:value-type="float">
            <text:p>851</text:p>
          </table:table-cell>
          <table:table-cell table:formula="of:=(60000*VALUE(LEFT([.E10];FIND(&quot;m&quot;; [.E10]; 1)-1)))+(1000*VALUE(MID([.E10];FIND(&quot;m&quot;; [.E10]; 1)+1;FIND(&quot;.&quot;; [.E10]; 1)-FIND(&quot;m&quot;; [.E10]; 1)-1)))+VALUE(MID([.E10];FIND(&quot;.&quot;; [.E10]; 1)+1;FIND(&quot;s&quot;; [.E10]; 1)-FIND(&quot;.&quot;; [.E10]; 1)-1))" office:value-type="float" office:value="853" calcext:value-type="float">
            <text:p>853</text:p>
          </table:table-cell>
          <table:table-cell table:formula="of:=(60000*VALUE(LEFT([.F10];FIND(&quot;m&quot;; [.F10]; 1)-1)))+(1000*VALUE(MID([.F10];FIND(&quot;m&quot;; [.F10]; 1)+1;FIND(&quot;.&quot;; [.F10]; 1)-FIND(&quot;m&quot;; [.F10]; 1)-1)))+VALUE(MID([.F10];FIND(&quot;.&quot;; [.F10]; 1)+1;FIND(&quot;s&quot;; [.F10]; 1)-FIND(&quot;.&quot;; [.F10]; 1)-1))" office:value-type="float" office:value="845" calcext:value-type="float">
            <text:p>845</text:p>
          </table:table-cell>
          <table:table-cell table:style-name="ce4" table:formula="of:=AVERAGE([.L10:.P10])" office:value-type="float" office:value="851" calcext:value-type="float">
            <text:p>851</text:p>
          </table:table-cell>
          <table:table-cell table:formula="of:=(60000*VALUE(LEFT([.G10];FIND(&quot;m&quot;; [.G10]; 1)-1)))+(1000*VALUE(MID([.G10];FIND(&quot;m&quot;; [.G10]; 1)+1;FIND(&quot;.&quot;; [.G10]; 1)-FIND(&quot;m&quot;; [.G10]; 1)-1)))+VALUE(MID([.G10];FIND(&quot;.&quot;; [.G10]; 1)+1;FIND(&quot;s&quot;; [.G10]; 1)-FIND(&quot;.&quot;; [.G10]; 1)-1))" office:value-type="float" office:value="327" calcext:value-type="float">
            <text:p>327</text:p>
          </table:table-cell>
          <table:table-cell table:formula="of:=(60000*VALUE(LEFT([.H10];FIND(&quot;m&quot;; [.H10]; 1)-1)))+(1000*VALUE(MID([.H10];FIND(&quot;m&quot;; [.H10]; 1)+1;FIND(&quot;.&quot;; [.H10]; 1)-FIND(&quot;m&quot;; [.H10]; 1)-1)))+VALUE(MID([.H10];FIND(&quot;.&quot;; [.H10]; 1)+1;FIND(&quot;s&quot;; [.H10]; 1)-FIND(&quot;.&quot;; [.H10]; 1)-1))" office:value-type="float" office:value="328" calcext:value-type="float">
            <text:p>328</text:p>
          </table:table-cell>
          <table:table-cell table:formula="of:=(60000*VALUE(LEFT([.I10];FIND(&quot;m&quot;; [.I10]; 1)-1)))+(1000*VALUE(MID([.I10];FIND(&quot;m&quot;; [.I10]; 1)+1;FIND(&quot;.&quot;; [.I10]; 1)-FIND(&quot;m&quot;; [.I10]; 1)-1)))+VALUE(MID([.I10];FIND(&quot;.&quot;; [.I10]; 1)+1;FIND(&quot;s&quot;; [.I10]; 1)-FIND(&quot;.&quot;; [.I10]; 1)-1))" office:value-type="float" office:value="327" calcext:value-type="float">
            <text:p>327</text:p>
          </table:table-cell>
          <table:table-cell table:formula="of:=(60000*VALUE(LEFT([.J10];FIND(&quot;m&quot;; [.J10]; 1)-1)))+(1000*VALUE(MID([.J10];FIND(&quot;m&quot;; [.J10]; 1)+1;FIND(&quot;.&quot;; [.J10]; 1)-FIND(&quot;m&quot;; [.J10]; 1)-1)))+VALUE(MID([.J10];FIND(&quot;.&quot;; [.J10]; 1)+1;FIND(&quot;s&quot;; [.J10]; 1)-FIND(&quot;.&quot;; [.J10]; 1)-1))" office:value-type="float" office:value="326" calcext:value-type="float">
            <text:p>326</text:p>
          </table:table-cell>
          <table:table-cell table:formula="of:=(60000*VALUE(LEFT([.K10];FIND(&quot;m&quot;; [.K10]; 1)-1)))+(1000*VALUE(MID([.K10];FIND(&quot;m&quot;; [.K10]; 1)+1;FIND(&quot;.&quot;; [.K10]; 1)-FIND(&quot;m&quot;; [.K10]; 1)-1)))+VALUE(MID([.K10];FIND(&quot;.&quot;; [.K10]; 1)+1;FIND(&quot;s&quot;; [.K10]; 1)-FIND(&quot;.&quot;; [.K10]; 1)-1))" office:value-type="float" office:value="327" calcext:value-type="float">
            <text:p>327</text:p>
          </table:table-cell>
          <table:table-cell table:formula="of:=AVERAGE([.R10:.V10])" office:value-type="float" office:value="327" calcext:value-type="float">
            <text:p>327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0m0.963s</text:p>
          </table:table-cell>
          <table:table-cell office:value-type="string" calcext:value-type="string">
            <text:p>0m0.968s</text:p>
          </table:table-cell>
          <table:table-cell office:value-type="string" calcext:value-type="string">
            <text:p>0m0.982s</text:p>
          </table:table-cell>
          <table:table-cell office:value-type="string" calcext:value-type="string">
            <text:p>0m0.980s</text:p>
          </table:table-cell>
          <table:table-cell office:value-type="string" calcext:value-type="string">
            <text:p>0m0.970s</text:p>
          </table:table-cell>
          <table:table-cell office:value-type="string" calcext:value-type="string">
            <text:p>0m0.384s</text:p>
          </table:table-cell>
          <table:table-cell office:value-type="string" calcext:value-type="string">
            <text:p>0m0.383s</text:p>
          </table:table-cell>
          <table:table-cell table:number-columns-repeated="3" office:value-type="string" calcext:value-type="string">
            <text:p>0m0.379s</text:p>
          </table:table-cell>
          <table:table-cell table:formula="of:=(60000*VALUE(LEFT([.B11];FIND(&quot;m&quot;; [.B11]; 1)-1)))+(1000*VALUE(MID([.B11];FIND(&quot;m&quot;; [.B11]; 1)+1;FIND(&quot;.&quot;; [.B11]; 1)-FIND(&quot;m&quot;; [.B11]; 1)-1)))+VALUE(MID([.B11];FIND(&quot;.&quot;; [.B11]; 1)+1;FIND(&quot;s&quot;; [.B11]; 1)-FIND(&quot;.&quot;; [.B11]; 1)-1))" office:value-type="float" office:value="963" calcext:value-type="float">
            <text:p>963</text:p>
          </table:table-cell>
          <table:table-cell table:formula="of:=(60000*VALUE(LEFT([.C11];FIND(&quot;m&quot;; [.C11]; 1)-1)))+(1000*VALUE(MID([.C11];FIND(&quot;m&quot;; [.C11]; 1)+1;FIND(&quot;.&quot;; [.C11]; 1)-FIND(&quot;m&quot;; [.C11]; 1)-1)))+VALUE(MID([.C11];FIND(&quot;.&quot;; [.C11]; 1)+1;FIND(&quot;s&quot;; [.C11]; 1)-FIND(&quot;.&quot;; [.C11]; 1)-1))" office:value-type="float" office:value="968" calcext:value-type="float">
            <text:p>968</text:p>
          </table:table-cell>
          <table:table-cell table:formula="of:=(60000*VALUE(LEFT([.D11];FIND(&quot;m&quot;; [.D11]; 1)-1)))+(1000*VALUE(MID([.D11];FIND(&quot;m&quot;; [.D11]; 1)+1;FIND(&quot;.&quot;; [.D11]; 1)-FIND(&quot;m&quot;; [.D11]; 1)-1)))+VALUE(MID([.D11];FIND(&quot;.&quot;; [.D11]; 1)+1;FIND(&quot;s&quot;; [.D11]; 1)-FIND(&quot;.&quot;; [.D11]; 1)-1))" office:value-type="float" office:value="982" calcext:value-type="float">
            <text:p>982</text:p>
          </table:table-cell>
          <table:table-cell table:formula="of:=(60000*VALUE(LEFT([.E11];FIND(&quot;m&quot;; [.E11]; 1)-1)))+(1000*VALUE(MID([.E11];FIND(&quot;m&quot;; [.E11]; 1)+1;FIND(&quot;.&quot;; [.E11]; 1)-FIND(&quot;m&quot;; [.E11]; 1)-1)))+VALUE(MID([.E11];FIND(&quot;.&quot;; [.E11]; 1)+1;FIND(&quot;s&quot;; [.E11]; 1)-FIND(&quot;.&quot;; [.E11]; 1)-1))" office:value-type="float" office:value="980" calcext:value-type="float">
            <text:p>980</text:p>
          </table:table-cell>
          <table:table-cell table:formula="of:=(60000*VALUE(LEFT([.F11];FIND(&quot;m&quot;; [.F11]; 1)-1)))+(1000*VALUE(MID([.F11];FIND(&quot;m&quot;; [.F11]; 1)+1;FIND(&quot;.&quot;; [.F11]; 1)-FIND(&quot;m&quot;; [.F11]; 1)-1)))+VALUE(MID([.F11];FIND(&quot;.&quot;; [.F11]; 1)+1;FIND(&quot;s&quot;; [.F11]; 1)-FIND(&quot;.&quot;; [.F11]; 1)-1))" office:value-type="float" office:value="970" calcext:value-type="float">
            <text:p>970</text:p>
          </table:table-cell>
          <table:table-cell table:style-name="ce4" table:formula="of:=AVERAGE([.L11:.P11])" office:value-type="float" office:value="972.6" calcext:value-type="float">
            <text:p>973</text:p>
          </table:table-cell>
          <table:table-cell table:formula="of:=(60000*VALUE(LEFT([.G11];FIND(&quot;m&quot;; [.G11]; 1)-1)))+(1000*VALUE(MID([.G11];FIND(&quot;m&quot;; [.G11]; 1)+1;FIND(&quot;.&quot;; [.G11]; 1)-FIND(&quot;m&quot;; [.G11]; 1)-1)))+VALUE(MID([.G11];FIND(&quot;.&quot;; [.G11]; 1)+1;FIND(&quot;s&quot;; [.G11]; 1)-FIND(&quot;.&quot;; [.G11]; 1)-1))" office:value-type="float" office:value="384" calcext:value-type="float">
            <text:p>384</text:p>
          </table:table-cell>
          <table:table-cell table:formula="of:=(60000*VALUE(LEFT([.H11];FIND(&quot;m&quot;; [.H11]; 1)-1)))+(1000*VALUE(MID([.H11];FIND(&quot;m&quot;; [.H11]; 1)+1;FIND(&quot;.&quot;; [.H11]; 1)-FIND(&quot;m&quot;; [.H11]; 1)-1)))+VALUE(MID([.H11];FIND(&quot;.&quot;; [.H11]; 1)+1;FIND(&quot;s&quot;; [.H11]; 1)-FIND(&quot;.&quot;; [.H11]; 1)-1))" office:value-type="float" office:value="383" calcext:value-type="float">
            <text:p>383</text:p>
          </table:table-cell>
          <table:table-cell table:formula="of:=(60000*VALUE(LEFT([.I11];FIND(&quot;m&quot;; [.I11]; 1)-1)))+(1000*VALUE(MID([.I11];FIND(&quot;m&quot;; [.I11]; 1)+1;FIND(&quot;.&quot;; [.I11]; 1)-FIND(&quot;m&quot;; [.I11]; 1)-1)))+VALUE(MID([.I11];FIND(&quot;.&quot;; [.I11]; 1)+1;FIND(&quot;s&quot;; [.I11]; 1)-FIND(&quot;.&quot;; [.I11]; 1)-1))" office:value-type="float" office:value="379" calcext:value-type="float">
            <text:p>379</text:p>
          </table:table-cell>
          <table:table-cell table:formula="of:=(60000*VALUE(LEFT([.J11];FIND(&quot;m&quot;; [.J11]; 1)-1)))+(1000*VALUE(MID([.J11];FIND(&quot;m&quot;; [.J11]; 1)+1;FIND(&quot;.&quot;; [.J11]; 1)-FIND(&quot;m&quot;; [.J11]; 1)-1)))+VALUE(MID([.J11];FIND(&quot;.&quot;; [.J11]; 1)+1;FIND(&quot;s&quot;; [.J11]; 1)-FIND(&quot;.&quot;; [.J11]; 1)-1))" office:value-type="float" office:value="379" calcext:value-type="float">
            <text:p>379</text:p>
          </table:table-cell>
          <table:table-cell table:formula="of:=(60000*VALUE(LEFT([.K11];FIND(&quot;m&quot;; [.K11]; 1)-1)))+(1000*VALUE(MID([.K11];FIND(&quot;m&quot;; [.K11]; 1)+1;FIND(&quot;.&quot;; [.K11]; 1)-FIND(&quot;m&quot;; [.K11]; 1)-1)))+VALUE(MID([.K11];FIND(&quot;.&quot;; [.K11]; 1)+1;FIND(&quot;s&quot;; [.K11]; 1)-FIND(&quot;.&quot;; [.K11]; 1)-1))" office:value-type="float" office:value="379" calcext:value-type="float">
            <text:p>379</text:p>
          </table:table-cell>
          <table:table-cell table:formula="of:=AVERAGE([.R11:.V11])" office:value-type="float" office:value="380.8" calcext:value-type="float">
            <text:p>38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0m1.132s</text:p>
          </table:table-cell>
          <table:table-cell office:value-type="string" calcext:value-type="string">
            <text:p>0m1.134s</text:p>
          </table:table-cell>
          <table:table-cell office:value-type="string" calcext:value-type="string">
            <text:p>0m1.132s</text:p>
          </table:table-cell>
          <table:table-cell office:value-type="string" calcext:value-type="string">
            <text:p>0m1.175s</text:p>
          </table:table-cell>
          <table:table-cell office:value-type="string" calcext:value-type="string">
            <text:p>0m1.133s</text:p>
          </table:table-cell>
          <table:table-cell table:number-columns-repeated="2" office:value-type="string" calcext:value-type="string">
            <text:p>0m0.447s</text:p>
          </table:table-cell>
          <table:table-cell office:value-type="string" calcext:value-type="string">
            <text:p>0m0.448s</text:p>
          </table:table-cell>
          <table:table-cell office:value-type="string" calcext:value-type="string">
            <text:p>0m0.453s</text:p>
          </table:table-cell>
          <table:table-cell office:value-type="string" calcext:value-type="string">
            <text:p>0m0.452s</text:p>
          </table:table-cell>
          <table:table-cell table:formula="of:=(60000*VALUE(LEFT([.B12];FIND(&quot;m&quot;; [.B12]; 1)-1)))+(1000*VALUE(MID([.B12];FIND(&quot;m&quot;; [.B12]; 1)+1;FIND(&quot;.&quot;; [.B12]; 1)-FIND(&quot;m&quot;; [.B12]; 1)-1)))+VALUE(MID([.B12];FIND(&quot;.&quot;; [.B12]; 1)+1;FIND(&quot;s&quot;; [.B12]; 1)-FIND(&quot;.&quot;; [.B12]; 1)-1))" office:value-type="float" office:value="1132" calcext:value-type="float">
            <text:p>1132</text:p>
          </table:table-cell>
          <table:table-cell table:formula="of:=(60000*VALUE(LEFT([.C12];FIND(&quot;m&quot;; [.C12]; 1)-1)))+(1000*VALUE(MID([.C12];FIND(&quot;m&quot;; [.C12]; 1)+1;FIND(&quot;.&quot;; [.C12]; 1)-FIND(&quot;m&quot;; [.C12]; 1)-1)))+VALUE(MID([.C12];FIND(&quot;.&quot;; [.C12]; 1)+1;FIND(&quot;s&quot;; [.C12]; 1)-FIND(&quot;.&quot;; [.C12]; 1)-1))" office:value-type="float" office:value="1134" calcext:value-type="float">
            <text:p>1134</text:p>
          </table:table-cell>
          <table:table-cell table:formula="of:=(60000*VALUE(LEFT([.D12];FIND(&quot;m&quot;; [.D12]; 1)-1)))+(1000*VALUE(MID([.D12];FIND(&quot;m&quot;; [.D12]; 1)+1;FIND(&quot;.&quot;; [.D12]; 1)-FIND(&quot;m&quot;; [.D12]; 1)-1)))+VALUE(MID([.D12];FIND(&quot;.&quot;; [.D12]; 1)+1;FIND(&quot;s&quot;; [.D12]; 1)-FIND(&quot;.&quot;; [.D12]; 1)-1))" office:value-type="float" office:value="1132" calcext:value-type="float">
            <text:p>1132</text:p>
          </table:table-cell>
          <table:table-cell table:formula="of:=(60000*VALUE(LEFT([.E12];FIND(&quot;m&quot;; [.E12]; 1)-1)))+(1000*VALUE(MID([.E12];FIND(&quot;m&quot;; [.E12]; 1)+1;FIND(&quot;.&quot;; [.E12]; 1)-FIND(&quot;m&quot;; [.E12]; 1)-1)))+VALUE(MID([.E12];FIND(&quot;.&quot;; [.E12]; 1)+1;FIND(&quot;s&quot;; [.E12]; 1)-FIND(&quot;.&quot;; [.E12]; 1)-1))" office:value-type="float" office:value="1175" calcext:value-type="float">
            <text:p>1175</text:p>
          </table:table-cell>
          <table:table-cell table:formula="of:=(60000*VALUE(LEFT([.F12];FIND(&quot;m&quot;; [.F12]; 1)-1)))+(1000*VALUE(MID([.F12];FIND(&quot;m&quot;; [.F12]; 1)+1;FIND(&quot;.&quot;; [.F12]; 1)-FIND(&quot;m&quot;; [.F12]; 1)-1)))+VALUE(MID([.F12];FIND(&quot;.&quot;; [.F12]; 1)+1;FIND(&quot;s&quot;; [.F12]; 1)-FIND(&quot;.&quot;; [.F12]; 1)-1))" office:value-type="float" office:value="1133" calcext:value-type="float">
            <text:p>1133</text:p>
          </table:table-cell>
          <table:table-cell table:style-name="ce4" table:formula="of:=AVERAGE([.L12:.P12])" office:value-type="float" office:value="1141.2" calcext:value-type="float">
            <text:p>1141</text:p>
          </table:table-cell>
          <table:table-cell table:formula="of:=(60000*VALUE(LEFT([.G12];FIND(&quot;m&quot;; [.G12]; 1)-1)))+(1000*VALUE(MID([.G12];FIND(&quot;m&quot;; [.G12]; 1)+1;FIND(&quot;.&quot;; [.G12]; 1)-FIND(&quot;m&quot;; [.G12]; 1)-1)))+VALUE(MID([.G12];FIND(&quot;.&quot;; [.G12]; 1)+1;FIND(&quot;s&quot;; [.G12]; 1)-FIND(&quot;.&quot;; [.G12]; 1)-1))" office:value-type="float" office:value="447" calcext:value-type="float">
            <text:p>447</text:p>
          </table:table-cell>
          <table:table-cell table:formula="of:=(60000*VALUE(LEFT([.H12];FIND(&quot;m&quot;; [.H12]; 1)-1)))+(1000*VALUE(MID([.H12];FIND(&quot;m&quot;; [.H12]; 1)+1;FIND(&quot;.&quot;; [.H12]; 1)-FIND(&quot;m&quot;; [.H12]; 1)-1)))+VALUE(MID([.H12];FIND(&quot;.&quot;; [.H12]; 1)+1;FIND(&quot;s&quot;; [.H12]; 1)-FIND(&quot;.&quot;; [.H12]; 1)-1))" office:value-type="float" office:value="447" calcext:value-type="float">
            <text:p>447</text:p>
          </table:table-cell>
          <table:table-cell table:formula="of:=(60000*VALUE(LEFT([.I12];FIND(&quot;m&quot;; [.I12]; 1)-1)))+(1000*VALUE(MID([.I12];FIND(&quot;m&quot;; [.I12]; 1)+1;FIND(&quot;.&quot;; [.I12]; 1)-FIND(&quot;m&quot;; [.I12]; 1)-1)))+VALUE(MID([.I12];FIND(&quot;.&quot;; [.I12]; 1)+1;FIND(&quot;s&quot;; [.I12]; 1)-FIND(&quot;.&quot;; [.I12]; 1)-1))" office:value-type="float" office:value="448" calcext:value-type="float">
            <text:p>448</text:p>
          </table:table-cell>
          <table:table-cell table:formula="of:=(60000*VALUE(LEFT([.J12];FIND(&quot;m&quot;; [.J12]; 1)-1)))+(1000*VALUE(MID([.J12];FIND(&quot;m&quot;; [.J12]; 1)+1;FIND(&quot;.&quot;; [.J12]; 1)-FIND(&quot;m&quot;; [.J12]; 1)-1)))+VALUE(MID([.J12];FIND(&quot;.&quot;; [.J12]; 1)+1;FIND(&quot;s&quot;; [.J12]; 1)-FIND(&quot;.&quot;; [.J12]; 1)-1))" office:value-type="float" office:value="453" calcext:value-type="float">
            <text:p>453</text:p>
          </table:table-cell>
          <table:table-cell table:formula="of:=(60000*VALUE(LEFT([.K12];FIND(&quot;m&quot;; [.K12]; 1)-1)))+(1000*VALUE(MID([.K12];FIND(&quot;m&quot;; [.K12]; 1)+1;FIND(&quot;.&quot;; [.K12]; 1)-FIND(&quot;m&quot;; [.K12]; 1)-1)))+VALUE(MID([.K12];FIND(&quot;.&quot;; [.K12]; 1)+1;FIND(&quot;s&quot;; [.K12]; 1)-FIND(&quot;.&quot;; [.K12]; 1)-1))" office:value-type="float" office:value="452" calcext:value-type="float">
            <text:p>452</text:p>
          </table:table-cell>
          <table:table-cell table:formula="of:=AVERAGE([.R12:.V12])" office:value-type="float" office:value="449.4" calcext:value-type="float">
            <text:p>449</text:p>
          </table:table-cell>
        </table:table-row>
        <table:table-row table:style-name="ro2">
          <table:table-cell office:value-type="float" office:value="2250" calcext:value-type="float">
            <text:p>2250</text:p>
          </table:table-cell>
          <table:table-cell office:value-type="string" calcext:value-type="string">
            <text:p>0m2.351s</text:p>
          </table:table-cell>
          <table:table-cell office:value-type="string" calcext:value-type="string">
            <text:p>0m2.346s</text:p>
          </table:table-cell>
          <table:table-cell office:value-type="string" calcext:value-type="string">
            <text:p>0m2.358s</text:p>
          </table:table-cell>
          <table:table-cell office:value-type="string" calcext:value-type="string">
            <text:p>0m2.363s</text:p>
          </table:table-cell>
          <table:table-cell office:value-type="string" calcext:value-type="string">
            <text:p>0m2.348s</text:p>
          </table:table-cell>
          <table:table-cell office:value-type="string" calcext:value-type="string">
            <text:p>0m0.521s</text:p>
          </table:table-cell>
          <table:table-cell office:value-type="string" calcext:value-type="string">
            <text:p>0m0.523s</text:p>
          </table:table-cell>
          <table:table-cell office:value-type="string" calcext:value-type="string">
            <text:p>0m0.525s</text:p>
          </table:table-cell>
          <table:table-cell office:value-type="string" calcext:value-type="string">
            <text:p>0m0.523s</text:p>
          </table:table-cell>
          <table:table-cell office:value-type="string" calcext:value-type="string">
            <text:p>0m0.521s</text:p>
          </table:table-cell>
          <table:table-cell table:formula="of:=(60000*VALUE(LEFT([.B13];FIND(&quot;m&quot;; [.B13]; 1)-1)))+(1000*VALUE(MID([.B13];FIND(&quot;m&quot;; [.B13]; 1)+1;FIND(&quot;.&quot;; [.B13]; 1)-FIND(&quot;m&quot;; [.B13]; 1)-1)))+VALUE(MID([.B13];FIND(&quot;.&quot;; [.B13]; 1)+1;FIND(&quot;s&quot;; [.B13]; 1)-FIND(&quot;.&quot;; [.B13]; 1)-1))" office:value-type="float" office:value="2351" calcext:value-type="float">
            <text:p>2351</text:p>
          </table:table-cell>
          <table:table-cell table:formula="of:=(60000*VALUE(LEFT([.C13];FIND(&quot;m&quot;; [.C13]; 1)-1)))+(1000*VALUE(MID([.C13];FIND(&quot;m&quot;; [.C13]; 1)+1;FIND(&quot;.&quot;; [.C13]; 1)-FIND(&quot;m&quot;; [.C13]; 1)-1)))+VALUE(MID([.C13];FIND(&quot;.&quot;; [.C13]; 1)+1;FIND(&quot;s&quot;; [.C13]; 1)-FIND(&quot;.&quot;; [.C13]; 1)-1))" office:value-type="float" office:value="2346" calcext:value-type="float">
            <text:p>2346</text:p>
          </table:table-cell>
          <table:table-cell table:formula="of:=(60000*VALUE(LEFT([.D13];FIND(&quot;m&quot;; [.D13]; 1)-1)))+(1000*VALUE(MID([.D13];FIND(&quot;m&quot;; [.D13]; 1)+1;FIND(&quot;.&quot;; [.D13]; 1)-FIND(&quot;m&quot;; [.D13]; 1)-1)))+VALUE(MID([.D13];FIND(&quot;.&quot;; [.D13]; 1)+1;FIND(&quot;s&quot;; [.D13]; 1)-FIND(&quot;.&quot;; [.D13]; 1)-1))" office:value-type="float" office:value="2358" calcext:value-type="float">
            <text:p>2358</text:p>
          </table:table-cell>
          <table:table-cell table:formula="of:=(60000*VALUE(LEFT([.E13];FIND(&quot;m&quot;; [.E13]; 1)-1)))+(1000*VALUE(MID([.E13];FIND(&quot;m&quot;; [.E13]; 1)+1;FIND(&quot;.&quot;; [.E13]; 1)-FIND(&quot;m&quot;; [.E13]; 1)-1)))+VALUE(MID([.E13];FIND(&quot;.&quot;; [.E13]; 1)+1;FIND(&quot;s&quot;; [.E13]; 1)-FIND(&quot;.&quot;; [.E13]; 1)-1))" office:value-type="float" office:value="2363" calcext:value-type="float">
            <text:p>2363</text:p>
          </table:table-cell>
          <table:table-cell table:formula="of:=(60000*VALUE(LEFT([.F13];FIND(&quot;m&quot;; [.F13]; 1)-1)))+(1000*VALUE(MID([.F13];FIND(&quot;m&quot;; [.F13]; 1)+1;FIND(&quot;.&quot;; [.F13]; 1)-FIND(&quot;m&quot;; [.F13]; 1)-1)))+VALUE(MID([.F13];FIND(&quot;.&quot;; [.F13]; 1)+1;FIND(&quot;s&quot;; [.F13]; 1)-FIND(&quot;.&quot;; [.F13]; 1)-1))" office:value-type="float" office:value="2348" calcext:value-type="float">
            <text:p>2348</text:p>
          </table:table-cell>
          <table:table-cell table:style-name="ce4" table:formula="of:=AVERAGE([.L13:.P13])" office:value-type="float" office:value="2353.2" calcext:value-type="float">
            <text:p>2353</text:p>
          </table:table-cell>
          <table:table-cell table:formula="of:=(60000*VALUE(LEFT([.G13];FIND(&quot;m&quot;; [.G13]; 1)-1)))+(1000*VALUE(MID([.G13];FIND(&quot;m&quot;; [.G13]; 1)+1;FIND(&quot;.&quot;; [.G13]; 1)-FIND(&quot;m&quot;; [.G13]; 1)-1)))+VALUE(MID([.G13];FIND(&quot;.&quot;; [.G13]; 1)+1;FIND(&quot;s&quot;; [.G13]; 1)-FIND(&quot;.&quot;; [.G13]; 1)-1))" office:value-type="float" office:value="521" calcext:value-type="float">
            <text:p>521</text:p>
          </table:table-cell>
          <table:table-cell table:formula="of:=(60000*VALUE(LEFT([.H13];FIND(&quot;m&quot;; [.H13]; 1)-1)))+(1000*VALUE(MID([.H13];FIND(&quot;m&quot;; [.H13]; 1)+1;FIND(&quot;.&quot;; [.H13]; 1)-FIND(&quot;m&quot;; [.H13]; 1)-1)))+VALUE(MID([.H13];FIND(&quot;.&quot;; [.H13]; 1)+1;FIND(&quot;s&quot;; [.H13]; 1)-FIND(&quot;.&quot;; [.H13]; 1)-1))" office:value-type="float" office:value="523" calcext:value-type="float">
            <text:p>523</text:p>
          </table:table-cell>
          <table:table-cell table:formula="of:=(60000*VALUE(LEFT([.I13];FIND(&quot;m&quot;; [.I13]; 1)-1)))+(1000*VALUE(MID([.I13];FIND(&quot;m&quot;; [.I13]; 1)+1;FIND(&quot;.&quot;; [.I13]; 1)-FIND(&quot;m&quot;; [.I13]; 1)-1)))+VALUE(MID([.I13];FIND(&quot;.&quot;; [.I13]; 1)+1;FIND(&quot;s&quot;; [.I13]; 1)-FIND(&quot;.&quot;; [.I13]; 1)-1))" office:value-type="float" office:value="525" calcext:value-type="float">
            <text:p>525</text:p>
          </table:table-cell>
          <table:table-cell table:formula="of:=(60000*VALUE(LEFT([.J13];FIND(&quot;m&quot;; [.J13]; 1)-1)))+(1000*VALUE(MID([.J13];FIND(&quot;m&quot;; [.J13]; 1)+1;FIND(&quot;.&quot;; [.J13]; 1)-FIND(&quot;m&quot;; [.J13]; 1)-1)))+VALUE(MID([.J13];FIND(&quot;.&quot;; [.J13]; 1)+1;FIND(&quot;s&quot;; [.J13]; 1)-FIND(&quot;.&quot;; [.J13]; 1)-1))" office:value-type="float" office:value="523" calcext:value-type="float">
            <text:p>523</text:p>
          </table:table-cell>
          <table:table-cell table:formula="of:=(60000*VALUE(LEFT([.K13];FIND(&quot;m&quot;; [.K13]; 1)-1)))+(1000*VALUE(MID([.K13];FIND(&quot;m&quot;; [.K13]; 1)+1;FIND(&quot;.&quot;; [.K13]; 1)-FIND(&quot;m&quot;; [.K13]; 1)-1)))+VALUE(MID([.K13];FIND(&quot;.&quot;; [.K13]; 1)+1;FIND(&quot;s&quot;; [.K13]; 1)-FIND(&quot;.&quot;; [.K13]; 1)-1))" office:value-type="float" office:value="521" calcext:value-type="float">
            <text:p>521</text:p>
          </table:table-cell>
          <table:table-cell table:formula="of:=AVERAGE([.R13:.V13])" office:value-type="float" office:value="522.6" calcext:value-type="float">
            <text:p>523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string" calcext:value-type="string">
            <text:p>0m2.679s</text:p>
          </table:table-cell>
          <table:table-cell office:value-type="string" calcext:value-type="string">
            <text:p>0m2.732s</text:p>
          </table:table-cell>
          <table:table-cell office:value-type="string" calcext:value-type="string">
            <text:p>0m2.735s</text:p>
          </table:table-cell>
          <table:table-cell office:value-type="string" calcext:value-type="string">
            <text:p>0m2.745s</text:p>
          </table:table-cell>
          <table:table-cell office:value-type="string" calcext:value-type="string">
            <text:p>0m2.682s</text:p>
          </table:table-cell>
          <table:table-cell table:number-columns-repeated="2" office:value-type="string" calcext:value-type="string">
            <text:p>0m0.606s</text:p>
          </table:table-cell>
          <table:table-cell office:value-type="string" calcext:value-type="string">
            <text:p>0m0.608s</text:p>
          </table:table-cell>
          <table:table-cell office:value-type="string" calcext:value-type="string">
            <text:p>0m0.612s</text:p>
          </table:table-cell>
          <table:table-cell office:value-type="string" calcext:value-type="string">
            <text:p>0m0.608s</text:p>
          </table:table-cell>
          <table:table-cell table:formula="of:=(60000*VALUE(LEFT([.B14];FIND(&quot;m&quot;; [.B14]; 1)-1)))+(1000*VALUE(MID([.B14];FIND(&quot;m&quot;; [.B14]; 1)+1;FIND(&quot;.&quot;; [.B14]; 1)-FIND(&quot;m&quot;; [.B14]; 1)-1)))+VALUE(MID([.B14];FIND(&quot;.&quot;; [.B14]; 1)+1;FIND(&quot;s&quot;; [.B14]; 1)-FIND(&quot;.&quot;; [.B14]; 1)-1))" office:value-type="float" office:value="2679" calcext:value-type="float">
            <text:p>2679</text:p>
          </table:table-cell>
          <table:table-cell table:formula="of:=(60000*VALUE(LEFT([.C14];FIND(&quot;m&quot;; [.C14]; 1)-1)))+(1000*VALUE(MID([.C14];FIND(&quot;m&quot;; [.C14]; 1)+1;FIND(&quot;.&quot;; [.C14]; 1)-FIND(&quot;m&quot;; [.C14]; 1)-1)))+VALUE(MID([.C14];FIND(&quot;.&quot;; [.C14]; 1)+1;FIND(&quot;s&quot;; [.C14]; 1)-FIND(&quot;.&quot;; [.C14]; 1)-1))" office:value-type="float" office:value="2732" calcext:value-type="float">
            <text:p>2732</text:p>
          </table:table-cell>
          <table:table-cell table:formula="of:=(60000*VALUE(LEFT([.D14];FIND(&quot;m&quot;; [.D14]; 1)-1)))+(1000*VALUE(MID([.D14];FIND(&quot;m&quot;; [.D14]; 1)+1;FIND(&quot;.&quot;; [.D14]; 1)-FIND(&quot;m&quot;; [.D14]; 1)-1)))+VALUE(MID([.D14];FIND(&quot;.&quot;; [.D14]; 1)+1;FIND(&quot;s&quot;; [.D14]; 1)-FIND(&quot;.&quot;; [.D14]; 1)-1))" office:value-type="float" office:value="2735" calcext:value-type="float">
            <text:p>2735</text:p>
          </table:table-cell>
          <table:table-cell table:formula="of:=(60000*VALUE(LEFT([.E14];FIND(&quot;m&quot;; [.E14]; 1)-1)))+(1000*VALUE(MID([.E14];FIND(&quot;m&quot;; [.E14]; 1)+1;FIND(&quot;.&quot;; [.E14]; 1)-FIND(&quot;m&quot;; [.E14]; 1)-1)))+VALUE(MID([.E14];FIND(&quot;.&quot;; [.E14]; 1)+1;FIND(&quot;s&quot;; [.E14]; 1)-FIND(&quot;.&quot;; [.E14]; 1)-1))" office:value-type="float" office:value="2745" calcext:value-type="float">
            <text:p>2745</text:p>
          </table:table-cell>
          <table:table-cell table:formula="of:=(60000*VALUE(LEFT([.F14];FIND(&quot;m&quot;; [.F14]; 1)-1)))+(1000*VALUE(MID([.F14];FIND(&quot;m&quot;; [.F14]; 1)+1;FIND(&quot;.&quot;; [.F14]; 1)-FIND(&quot;m&quot;; [.F14]; 1)-1)))+VALUE(MID([.F14];FIND(&quot;.&quot;; [.F14]; 1)+1;FIND(&quot;s&quot;; [.F14]; 1)-FIND(&quot;.&quot;; [.F14]; 1)-1))" office:value-type="float" office:value="2682" calcext:value-type="float">
            <text:p>2682</text:p>
          </table:table-cell>
          <table:table-cell table:style-name="ce4" table:formula="of:=AVERAGE([.L14:.P14])" office:value-type="float" office:value="2714.6" calcext:value-type="float">
            <text:p>2715</text:p>
          </table:table-cell>
          <table:table-cell table:formula="of:=(60000*VALUE(LEFT([.G14];FIND(&quot;m&quot;; [.G14]; 1)-1)))+(1000*VALUE(MID([.G14];FIND(&quot;m&quot;; [.G14]; 1)+1;FIND(&quot;.&quot;; [.G14]; 1)-FIND(&quot;m&quot;; [.G14]; 1)-1)))+VALUE(MID([.G14];FIND(&quot;.&quot;; [.G14]; 1)+1;FIND(&quot;s&quot;; [.G14]; 1)-FIND(&quot;.&quot;; [.G14]; 1)-1))" office:value-type="float" office:value="606" calcext:value-type="float">
            <text:p>606</text:p>
          </table:table-cell>
          <table:table-cell table:formula="of:=(60000*VALUE(LEFT([.H14];FIND(&quot;m&quot;; [.H14]; 1)-1)))+(1000*VALUE(MID([.H14];FIND(&quot;m&quot;; [.H14]; 1)+1;FIND(&quot;.&quot;; [.H14]; 1)-FIND(&quot;m&quot;; [.H14]; 1)-1)))+VALUE(MID([.H14];FIND(&quot;.&quot;; [.H14]; 1)+1;FIND(&quot;s&quot;; [.H14]; 1)-FIND(&quot;.&quot;; [.H14]; 1)-1))" office:value-type="float" office:value="606" calcext:value-type="float">
            <text:p>606</text:p>
          </table:table-cell>
          <table:table-cell table:formula="of:=(60000*VALUE(LEFT([.I14];FIND(&quot;m&quot;; [.I14]; 1)-1)))+(1000*VALUE(MID([.I14];FIND(&quot;m&quot;; [.I14]; 1)+1;FIND(&quot;.&quot;; [.I14]; 1)-FIND(&quot;m&quot;; [.I14]; 1)-1)))+VALUE(MID([.I14];FIND(&quot;.&quot;; [.I14]; 1)+1;FIND(&quot;s&quot;; [.I14]; 1)-FIND(&quot;.&quot;; [.I14]; 1)-1))" office:value-type="float" office:value="608" calcext:value-type="float">
            <text:p>608</text:p>
          </table:table-cell>
          <table:table-cell table:formula="of:=(60000*VALUE(LEFT([.J14];FIND(&quot;m&quot;; [.J14]; 1)-1)))+(1000*VALUE(MID([.J14];FIND(&quot;m&quot;; [.J14]; 1)+1;FIND(&quot;.&quot;; [.J14]; 1)-FIND(&quot;m&quot;; [.J14]; 1)-1)))+VALUE(MID([.J14];FIND(&quot;.&quot;; [.J14]; 1)+1;FIND(&quot;s&quot;; [.J14]; 1)-FIND(&quot;.&quot;; [.J14]; 1)-1))" office:value-type="float" office:value="612" calcext:value-type="float">
            <text:p>612</text:p>
          </table:table-cell>
          <table:table-cell table:formula="of:=(60000*VALUE(LEFT([.K14];FIND(&quot;m&quot;; [.K14]; 1)-1)))+(1000*VALUE(MID([.K14];FIND(&quot;m&quot;; [.K14]; 1)+1;FIND(&quot;.&quot;; [.K14]; 1)-FIND(&quot;m&quot;; [.K14]; 1)-1)))+VALUE(MID([.K14];FIND(&quot;.&quot;; [.K14]; 1)+1;FIND(&quot;s&quot;; [.K14]; 1)-FIND(&quot;.&quot;; [.K14]; 1)-1))" office:value-type="float" office:value="608" calcext:value-type="float">
            <text:p>608</text:p>
          </table:table-cell>
          <table:table-cell table:formula="of:=AVERAGE([.R14:.V14])" office:value-type="float" office:value="608" calcext:value-type="float">
            <text:p>608</text:p>
          </table:table-cell>
        </table:table-row>
        <table:table-row table:style-name="ro2">
          <table:table-cell office:value-type="float" office:value="2750" calcext:value-type="float">
            <text:p>2750</text:p>
          </table:table-cell>
          <table:table-cell office:value-type="string" calcext:value-type="string">
            <text:p>0m3.259s</text:p>
          </table:table-cell>
          <table:table-cell office:value-type="string" calcext:value-type="string">
            <text:p>0m3.236s</text:p>
          </table:table-cell>
          <table:table-cell office:value-type="string" calcext:value-type="string">
            <text:p>0m3.230s</text:p>
          </table:table-cell>
          <table:table-cell office:value-type="string" calcext:value-type="string">
            <text:p>0m3.242s</text:p>
          </table:table-cell>
          <table:table-cell office:value-type="string" calcext:value-type="string">
            <text:p>0m3.250s</text:p>
          </table:table-cell>
          <table:table-cell office:value-type="string" calcext:value-type="string">
            <text:p>0m0.715s</text:p>
          </table:table-cell>
          <table:table-cell office:value-type="string" calcext:value-type="string">
            <text:p>0m0.700s</text:p>
          </table:table-cell>
          <table:table-cell office:value-type="string" calcext:value-type="string">
            <text:p>0m0.702s</text:p>
          </table:table-cell>
          <table:table-cell office:value-type="string" calcext:value-type="string">
            <text:p>0m0.696s</text:p>
          </table:table-cell>
          <table:table-cell office:value-type="string" calcext:value-type="string">
            <text:p>0m0.703s</text:p>
          </table:table-cell>
          <table:table-cell table:formula="of:=(60000*VALUE(LEFT([.B15];FIND(&quot;m&quot;; [.B15]; 1)-1)))+(1000*VALUE(MID([.B15];FIND(&quot;m&quot;; [.B15]; 1)+1;FIND(&quot;.&quot;; [.B15]; 1)-FIND(&quot;m&quot;; [.B15]; 1)-1)))+VALUE(MID([.B15];FIND(&quot;.&quot;; [.B15]; 1)+1;FIND(&quot;s&quot;; [.B15]; 1)-FIND(&quot;.&quot;; [.B15]; 1)-1))" office:value-type="float" office:value="3259" calcext:value-type="float">
            <text:p>3259</text:p>
          </table:table-cell>
          <table:table-cell table:formula="of:=(60000*VALUE(LEFT([.C15];FIND(&quot;m&quot;; [.C15]; 1)-1)))+(1000*VALUE(MID([.C15];FIND(&quot;m&quot;; [.C15]; 1)+1;FIND(&quot;.&quot;; [.C15]; 1)-FIND(&quot;m&quot;; [.C15]; 1)-1)))+VALUE(MID([.C15];FIND(&quot;.&quot;; [.C15]; 1)+1;FIND(&quot;s&quot;; [.C15]; 1)-FIND(&quot;.&quot;; [.C15]; 1)-1))" office:value-type="float" office:value="3236" calcext:value-type="float">
            <text:p>3236</text:p>
          </table:table-cell>
          <table:table-cell table:formula="of:=(60000*VALUE(LEFT([.D15];FIND(&quot;m&quot;; [.D15]; 1)-1)))+(1000*VALUE(MID([.D15];FIND(&quot;m&quot;; [.D15]; 1)+1;FIND(&quot;.&quot;; [.D15]; 1)-FIND(&quot;m&quot;; [.D15]; 1)-1)))+VALUE(MID([.D15];FIND(&quot;.&quot;; [.D15]; 1)+1;FIND(&quot;s&quot;; [.D15]; 1)-FIND(&quot;.&quot;; [.D15]; 1)-1))" office:value-type="float" office:value="3230" calcext:value-type="float">
            <text:p>3230</text:p>
          </table:table-cell>
          <table:table-cell table:formula="of:=(60000*VALUE(LEFT([.E15];FIND(&quot;m&quot;; [.E15]; 1)-1)))+(1000*VALUE(MID([.E15];FIND(&quot;m&quot;; [.E15]; 1)+1;FIND(&quot;.&quot;; [.E15]; 1)-FIND(&quot;m&quot;; [.E15]; 1)-1)))+VALUE(MID([.E15];FIND(&quot;.&quot;; [.E15]; 1)+1;FIND(&quot;s&quot;; [.E15]; 1)-FIND(&quot;.&quot;; [.E15]; 1)-1))" office:value-type="float" office:value="3242" calcext:value-type="float">
            <text:p>3242</text:p>
          </table:table-cell>
          <table:table-cell table:formula="of:=(60000*VALUE(LEFT([.F15];FIND(&quot;m&quot;; [.F15]; 1)-1)))+(1000*VALUE(MID([.F15];FIND(&quot;m&quot;; [.F15]; 1)+1;FIND(&quot;.&quot;; [.F15]; 1)-FIND(&quot;m&quot;; [.F15]; 1)-1)))+VALUE(MID([.F15];FIND(&quot;.&quot;; [.F15]; 1)+1;FIND(&quot;s&quot;; [.F15]; 1)-FIND(&quot;.&quot;; [.F15]; 1)-1))" office:value-type="float" office:value="3250" calcext:value-type="float">
            <text:p>3250</text:p>
          </table:table-cell>
          <table:table-cell table:style-name="ce4" table:formula="of:=AVERAGE([.L15:.P15])" office:value-type="float" office:value="3243.4" calcext:value-type="float">
            <text:p>3243</text:p>
          </table:table-cell>
          <table:table-cell table:formula="of:=(60000*VALUE(LEFT([.G15];FIND(&quot;m&quot;; [.G15]; 1)-1)))+(1000*VALUE(MID([.G15];FIND(&quot;m&quot;; [.G15]; 1)+1;FIND(&quot;.&quot;; [.G15]; 1)-FIND(&quot;m&quot;; [.G15]; 1)-1)))+VALUE(MID([.G15];FIND(&quot;.&quot;; [.G15]; 1)+1;FIND(&quot;s&quot;; [.G15]; 1)-FIND(&quot;.&quot;; [.G15]; 1)-1))" office:value-type="float" office:value="715" calcext:value-type="float">
            <text:p>715</text:p>
          </table:table-cell>
          <table:table-cell table:formula="of:=(60000*VALUE(LEFT([.H15];FIND(&quot;m&quot;; [.H15]; 1)-1)))+(1000*VALUE(MID([.H15];FIND(&quot;m&quot;; [.H15]; 1)+1;FIND(&quot;.&quot;; [.H15]; 1)-FIND(&quot;m&quot;; [.H15]; 1)-1)))+VALUE(MID([.H15];FIND(&quot;.&quot;; [.H15]; 1)+1;FIND(&quot;s&quot;; [.H15]; 1)-FIND(&quot;.&quot;; [.H15]; 1)-1))" office:value-type="float" office:value="700" calcext:value-type="float">
            <text:p>700</text:p>
          </table:table-cell>
          <table:table-cell table:formula="of:=(60000*VALUE(LEFT([.I15];FIND(&quot;m&quot;; [.I15]; 1)-1)))+(1000*VALUE(MID([.I15];FIND(&quot;m&quot;; [.I15]; 1)+1;FIND(&quot;.&quot;; [.I15]; 1)-FIND(&quot;m&quot;; [.I15]; 1)-1)))+VALUE(MID([.I15];FIND(&quot;.&quot;; [.I15]; 1)+1;FIND(&quot;s&quot;; [.I15]; 1)-FIND(&quot;.&quot;; [.I15]; 1)-1))" office:value-type="float" office:value="702" calcext:value-type="float">
            <text:p>702</text:p>
          </table:table-cell>
          <table:table-cell table:formula="of:=(60000*VALUE(LEFT([.J15];FIND(&quot;m&quot;; [.J15]; 1)-1)))+(1000*VALUE(MID([.J15];FIND(&quot;m&quot;; [.J15]; 1)+1;FIND(&quot;.&quot;; [.J15]; 1)-FIND(&quot;m&quot;; [.J15]; 1)-1)))+VALUE(MID([.J15];FIND(&quot;.&quot;; [.J15]; 1)+1;FIND(&quot;s&quot;; [.J15]; 1)-FIND(&quot;.&quot;; [.J15]; 1)-1))" office:value-type="float" office:value="696" calcext:value-type="float">
            <text:p>696</text:p>
          </table:table-cell>
          <table:table-cell table:formula="of:=(60000*VALUE(LEFT([.K15];FIND(&quot;m&quot;; [.K15]; 1)-1)))+(1000*VALUE(MID([.K15];FIND(&quot;m&quot;; [.K15]; 1)+1;FIND(&quot;.&quot;; [.K15]; 1)-FIND(&quot;m&quot;; [.K15]; 1)-1)))+VALUE(MID([.K15];FIND(&quot;.&quot;; [.K15]; 1)+1;FIND(&quot;s&quot;; [.K15]; 1)-FIND(&quot;.&quot;; [.K15]; 1)-1))" office:value-type="float" office:value="703" calcext:value-type="float">
            <text:p>703</text:p>
          </table:table-cell>
          <table:table-cell table:formula="of:=AVERAGE([.R15:.V15])" office:value-type="float" office:value="703.2" calcext:value-type="float">
            <text:p>703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string" calcext:value-type="string">
            <text:p>0m3.286s</text:p>
          </table:table-cell>
          <table:table-cell office:value-type="string" calcext:value-type="string">
            <text:p>0m3.372s</text:p>
          </table:table-cell>
          <table:table-cell office:value-type="string" calcext:value-type="string">
            <text:p>0m3.409s</text:p>
          </table:table-cell>
          <table:table-cell office:value-type="string" calcext:value-type="string">
            <text:p>0m3.300s</text:p>
          </table:table-cell>
          <table:table-cell office:value-type="string" calcext:value-type="string">
            <text:p>0m3.299s</text:p>
          </table:table-cell>
          <table:table-cell office:value-type="string" calcext:value-type="string">
            <text:p>0m0.804s</text:p>
          </table:table-cell>
          <table:table-cell office:value-type="string" calcext:value-type="string">
            <text:p>0m0.806s</text:p>
          </table:table-cell>
          <table:table-cell office:value-type="string" calcext:value-type="string">
            <text:p>0m0.795s</text:p>
          </table:table-cell>
          <table:table-cell office:value-type="string" calcext:value-type="string">
            <text:p>0m0.804s</text:p>
          </table:table-cell>
          <table:table-cell office:value-type="string" calcext:value-type="string">
            <text:p>0m0.796s</text:p>
          </table:table-cell>
          <table:table-cell table:formula="of:=(60000*VALUE(LEFT([.B16];FIND(&quot;m&quot;; [.B16]; 1)-1)))+(1000*VALUE(MID([.B16];FIND(&quot;m&quot;; [.B16]; 1)+1;FIND(&quot;.&quot;; [.B16]; 1)-FIND(&quot;m&quot;; [.B16]; 1)-1)))+VALUE(MID([.B16];FIND(&quot;.&quot;; [.B16]; 1)+1;FIND(&quot;s&quot;; [.B16]; 1)-FIND(&quot;.&quot;; [.B16]; 1)-1))" office:value-type="float" office:value="3286" calcext:value-type="float">
            <text:p>3286</text:p>
          </table:table-cell>
          <table:table-cell table:formula="of:=(60000*VALUE(LEFT([.C16];FIND(&quot;m&quot;; [.C16]; 1)-1)))+(1000*VALUE(MID([.C16];FIND(&quot;m&quot;; [.C16]; 1)+1;FIND(&quot;.&quot;; [.C16]; 1)-FIND(&quot;m&quot;; [.C16]; 1)-1)))+VALUE(MID([.C16];FIND(&quot;.&quot;; [.C16]; 1)+1;FIND(&quot;s&quot;; [.C16]; 1)-FIND(&quot;.&quot;; [.C16]; 1)-1))" office:value-type="float" office:value="3372" calcext:value-type="float">
            <text:p>3372</text:p>
          </table:table-cell>
          <table:table-cell table:formula="of:=(60000*VALUE(LEFT([.D16];FIND(&quot;m&quot;; [.D16]; 1)-1)))+(1000*VALUE(MID([.D16];FIND(&quot;m&quot;; [.D16]; 1)+1;FIND(&quot;.&quot;; [.D16]; 1)-FIND(&quot;m&quot;; [.D16]; 1)-1)))+VALUE(MID([.D16];FIND(&quot;.&quot;; [.D16]; 1)+1;FIND(&quot;s&quot;; [.D16]; 1)-FIND(&quot;.&quot;; [.D16]; 1)-1))" office:value-type="float" office:value="3409" calcext:value-type="float">
            <text:p>3409</text:p>
          </table:table-cell>
          <table:table-cell table:formula="of:=(60000*VALUE(LEFT([.E16];FIND(&quot;m&quot;; [.E16]; 1)-1)))+(1000*VALUE(MID([.E16];FIND(&quot;m&quot;; [.E16]; 1)+1;FIND(&quot;.&quot;; [.E16]; 1)-FIND(&quot;m&quot;; [.E16]; 1)-1)))+VALUE(MID([.E16];FIND(&quot;.&quot;; [.E16]; 1)+1;FIND(&quot;s&quot;; [.E16]; 1)-FIND(&quot;.&quot;; [.E16]; 1)-1))" office:value-type="float" office:value="3300" calcext:value-type="float">
            <text:p>3300</text:p>
          </table:table-cell>
          <table:table-cell table:formula="of:=(60000*VALUE(LEFT([.F16];FIND(&quot;m&quot;; [.F16]; 1)-1)))+(1000*VALUE(MID([.F16];FIND(&quot;m&quot;; [.F16]; 1)+1;FIND(&quot;.&quot;; [.F16]; 1)-FIND(&quot;m&quot;; [.F16]; 1)-1)))+VALUE(MID([.F16];FIND(&quot;.&quot;; [.F16]; 1)+1;FIND(&quot;s&quot;; [.F16]; 1)-FIND(&quot;.&quot;; [.F16]; 1)-1))" office:value-type="float" office:value="3299" calcext:value-type="float">
            <text:p>3299</text:p>
          </table:table-cell>
          <table:table-cell table:style-name="ce4" table:formula="of:=AVERAGE([.L16:.P16])" office:value-type="float" office:value="3333.2" calcext:value-type="float">
            <text:p>3333</text:p>
          </table:table-cell>
          <table:table-cell table:formula="of:=(60000*VALUE(LEFT([.G16];FIND(&quot;m&quot;; [.G16]; 1)-1)))+(1000*VALUE(MID([.G16];FIND(&quot;m&quot;; [.G16]; 1)+1;FIND(&quot;.&quot;; [.G16]; 1)-FIND(&quot;m&quot;; [.G16]; 1)-1)))+VALUE(MID([.G16];FIND(&quot;.&quot;; [.G16]; 1)+1;FIND(&quot;s&quot;; [.G16]; 1)-FIND(&quot;.&quot;; [.G16]; 1)-1))" office:value-type="float" office:value="804" calcext:value-type="float">
            <text:p>804</text:p>
          </table:table-cell>
          <table:table-cell table:formula="of:=(60000*VALUE(LEFT([.H16];FIND(&quot;m&quot;; [.H16]; 1)-1)))+(1000*VALUE(MID([.H16];FIND(&quot;m&quot;; [.H16]; 1)+1;FIND(&quot;.&quot;; [.H16]; 1)-FIND(&quot;m&quot;; [.H16]; 1)-1)))+VALUE(MID([.H16];FIND(&quot;.&quot;; [.H16]; 1)+1;FIND(&quot;s&quot;; [.H16]; 1)-FIND(&quot;.&quot;; [.H16]; 1)-1))" office:value-type="float" office:value="806" calcext:value-type="float">
            <text:p>806</text:p>
          </table:table-cell>
          <table:table-cell table:formula="of:=(60000*VALUE(LEFT([.I16];FIND(&quot;m&quot;; [.I16]; 1)-1)))+(1000*VALUE(MID([.I16];FIND(&quot;m&quot;; [.I16]; 1)+1;FIND(&quot;.&quot;; [.I16]; 1)-FIND(&quot;m&quot;; [.I16]; 1)-1)))+VALUE(MID([.I16];FIND(&quot;.&quot;; [.I16]; 1)+1;FIND(&quot;s&quot;; [.I16]; 1)-FIND(&quot;.&quot;; [.I16]; 1)-1))" office:value-type="float" office:value="795" calcext:value-type="float">
            <text:p>795</text:p>
          </table:table-cell>
          <table:table-cell table:formula="of:=(60000*VALUE(LEFT([.J16];FIND(&quot;m&quot;; [.J16]; 1)-1)))+(1000*VALUE(MID([.J16];FIND(&quot;m&quot;; [.J16]; 1)+1;FIND(&quot;.&quot;; [.J16]; 1)-FIND(&quot;m&quot;; [.J16]; 1)-1)))+VALUE(MID([.J16];FIND(&quot;.&quot;; [.J16]; 1)+1;FIND(&quot;s&quot;; [.J16]; 1)-FIND(&quot;.&quot;; [.J16]; 1)-1))" office:value-type="float" office:value="804" calcext:value-type="float">
            <text:p>804</text:p>
          </table:table-cell>
          <table:table-cell table:formula="of:=(60000*VALUE(LEFT([.K16];FIND(&quot;m&quot;; [.K16]; 1)-1)))+(1000*VALUE(MID([.K16];FIND(&quot;m&quot;; [.K16]; 1)+1;FIND(&quot;.&quot;; [.K16]; 1)-FIND(&quot;m&quot;; [.K16]; 1)-1)))+VALUE(MID([.K16];FIND(&quot;.&quot;; [.K16]; 1)+1;FIND(&quot;s&quot;; [.K16]; 1)-FIND(&quot;.&quot;; [.K16]; 1)-1))" office:value-type="float" office:value="796" calcext:value-type="float">
            <text:p>796</text:p>
          </table:table-cell>
          <table:table-cell table:formula="of:=AVERAGE([.R16:.V16])" office:value-type="float" office:value="801" calcext:value-type="float">
            <text:p>801</text:p>
          </table:table-cell>
        </table:table-row>
        <table:table-row table:style-name="ro2">
          <table:table-cell office:value-type="float" office:value="3250" calcext:value-type="float">
            <text:p>3250</text:p>
          </table:table-cell>
          <table:table-cell office:value-type="string" calcext:value-type="string">
            <text:p>0m3.504s</text:p>
          </table:table-cell>
          <table:table-cell office:value-type="string" calcext:value-type="string">
            <text:p>0m3.517s</text:p>
          </table:table-cell>
          <table:table-cell office:value-type="string" calcext:value-type="string">
            <text:p>0m3.469s</text:p>
          </table:table-cell>
          <table:table-cell office:value-type="string" calcext:value-type="string">
            <text:p>0m3.553s</text:p>
          </table:table-cell>
          <table:table-cell office:value-type="string" calcext:value-type="string">
            <text:p>0m3.684s</text:p>
          </table:table-cell>
          <table:table-cell office:value-type="string" calcext:value-type="string">
            <text:p>0m0.905s</text:p>
          </table:table-cell>
          <table:table-cell office:value-type="string" calcext:value-type="string">
            <text:p>0m0.907s</text:p>
          </table:table-cell>
          <table:table-cell office:value-type="string" calcext:value-type="string">
            <text:p>0m0.901s</text:p>
          </table:table-cell>
          <table:table-cell office:value-type="string" calcext:value-type="string">
            <text:p>0m0.911s</text:p>
          </table:table-cell>
          <table:table-cell office:value-type="string" calcext:value-type="string">
            <text:p>0m0.912s</text:p>
          </table:table-cell>
          <table:table-cell table:formula="of:=(60000*VALUE(LEFT([.B17];FIND(&quot;m&quot;; [.B17]; 1)-1)))+(1000*VALUE(MID([.B17];FIND(&quot;m&quot;; [.B17]; 1)+1;FIND(&quot;.&quot;; [.B17]; 1)-FIND(&quot;m&quot;; [.B17]; 1)-1)))+VALUE(MID([.B17];FIND(&quot;.&quot;; [.B17]; 1)+1;FIND(&quot;s&quot;; [.B17]; 1)-FIND(&quot;.&quot;; [.B17]; 1)-1))" office:value-type="float" office:value="3504" calcext:value-type="float">
            <text:p>3504</text:p>
          </table:table-cell>
          <table:table-cell table:formula="of:=(60000*VALUE(LEFT([.C17];FIND(&quot;m&quot;; [.C17]; 1)-1)))+(1000*VALUE(MID([.C17];FIND(&quot;m&quot;; [.C17]; 1)+1;FIND(&quot;.&quot;; [.C17]; 1)-FIND(&quot;m&quot;; [.C17]; 1)-1)))+VALUE(MID([.C17];FIND(&quot;.&quot;; [.C17]; 1)+1;FIND(&quot;s&quot;; [.C17]; 1)-FIND(&quot;.&quot;; [.C17]; 1)-1))" office:value-type="float" office:value="3517" calcext:value-type="float">
            <text:p>3517</text:p>
          </table:table-cell>
          <table:table-cell table:formula="of:=(60000*VALUE(LEFT([.D17];FIND(&quot;m&quot;; [.D17]; 1)-1)))+(1000*VALUE(MID([.D17];FIND(&quot;m&quot;; [.D17]; 1)+1;FIND(&quot;.&quot;; [.D17]; 1)-FIND(&quot;m&quot;; [.D17]; 1)-1)))+VALUE(MID([.D17];FIND(&quot;.&quot;; [.D17]; 1)+1;FIND(&quot;s&quot;; [.D17]; 1)-FIND(&quot;.&quot;; [.D17]; 1)-1))" office:value-type="float" office:value="3469" calcext:value-type="float">
            <text:p>3469</text:p>
          </table:table-cell>
          <table:table-cell table:formula="of:=(60000*VALUE(LEFT([.E17];FIND(&quot;m&quot;; [.E17]; 1)-1)))+(1000*VALUE(MID([.E17];FIND(&quot;m&quot;; [.E17]; 1)+1;FIND(&quot;.&quot;; [.E17]; 1)-FIND(&quot;m&quot;; [.E17]; 1)-1)))+VALUE(MID([.E17];FIND(&quot;.&quot;; [.E17]; 1)+1;FIND(&quot;s&quot;; [.E17]; 1)-FIND(&quot;.&quot;; [.E17]; 1)-1))" office:value-type="float" office:value="3553" calcext:value-type="float">
            <text:p>3553</text:p>
          </table:table-cell>
          <table:table-cell table:formula="of:=(60000*VALUE(LEFT([.F17];FIND(&quot;m&quot;; [.F17]; 1)-1)))+(1000*VALUE(MID([.F17];FIND(&quot;m&quot;; [.F17]; 1)+1;FIND(&quot;.&quot;; [.F17]; 1)-FIND(&quot;m&quot;; [.F17]; 1)-1)))+VALUE(MID([.F17];FIND(&quot;.&quot;; [.F17]; 1)+1;FIND(&quot;s&quot;; [.F17]; 1)-FIND(&quot;.&quot;; [.F17]; 1)-1))" office:value-type="float" office:value="3684" calcext:value-type="float">
            <text:p>3684</text:p>
          </table:table-cell>
          <table:table-cell table:style-name="ce4" table:formula="of:=AVERAGE([.L17:.P17])" office:value-type="float" office:value="3545.4" calcext:value-type="float">
            <text:p>3545</text:p>
          </table:table-cell>
          <table:table-cell table:formula="of:=(60000*VALUE(LEFT([.G17];FIND(&quot;m&quot;; [.G17]; 1)-1)))+(1000*VALUE(MID([.G17];FIND(&quot;m&quot;; [.G17]; 1)+1;FIND(&quot;.&quot;; [.G17]; 1)-FIND(&quot;m&quot;; [.G17]; 1)-1)))+VALUE(MID([.G17];FIND(&quot;.&quot;; [.G17]; 1)+1;FIND(&quot;s&quot;; [.G17]; 1)-FIND(&quot;.&quot;; [.G17]; 1)-1))" office:value-type="float" office:value="905" calcext:value-type="float">
            <text:p>905</text:p>
          </table:table-cell>
          <table:table-cell table:formula="of:=(60000*VALUE(LEFT([.H17];FIND(&quot;m&quot;; [.H17]; 1)-1)))+(1000*VALUE(MID([.H17];FIND(&quot;m&quot;; [.H17]; 1)+1;FIND(&quot;.&quot;; [.H17]; 1)-FIND(&quot;m&quot;; [.H17]; 1)-1)))+VALUE(MID([.H17];FIND(&quot;.&quot;; [.H17]; 1)+1;FIND(&quot;s&quot;; [.H17]; 1)-FIND(&quot;.&quot;; [.H17]; 1)-1))" office:value-type="float" office:value="907" calcext:value-type="float">
            <text:p>907</text:p>
          </table:table-cell>
          <table:table-cell table:formula="of:=(60000*VALUE(LEFT([.I17];FIND(&quot;m&quot;; [.I17]; 1)-1)))+(1000*VALUE(MID([.I17];FIND(&quot;m&quot;; [.I17]; 1)+1;FIND(&quot;.&quot;; [.I17]; 1)-FIND(&quot;m&quot;; [.I17]; 1)-1)))+VALUE(MID([.I17];FIND(&quot;.&quot;; [.I17]; 1)+1;FIND(&quot;s&quot;; [.I17]; 1)-FIND(&quot;.&quot;; [.I17]; 1)-1))" office:value-type="float" office:value="901" calcext:value-type="float">
            <text:p>901</text:p>
          </table:table-cell>
          <table:table-cell table:formula="of:=(60000*VALUE(LEFT([.J17];FIND(&quot;m&quot;; [.J17]; 1)-1)))+(1000*VALUE(MID([.J17];FIND(&quot;m&quot;; [.J17]; 1)+1;FIND(&quot;.&quot;; [.J17]; 1)-FIND(&quot;m&quot;; [.J17]; 1)-1)))+VALUE(MID([.J17];FIND(&quot;.&quot;; [.J17]; 1)+1;FIND(&quot;s&quot;; [.J17]; 1)-FIND(&quot;.&quot;; [.J17]; 1)-1))" office:value-type="float" office:value="911" calcext:value-type="float">
            <text:p>911</text:p>
          </table:table-cell>
          <table:table-cell table:formula="of:=(60000*VALUE(LEFT([.K17];FIND(&quot;m&quot;; [.K17]; 1)-1)))+(1000*VALUE(MID([.K17];FIND(&quot;m&quot;; [.K17]; 1)+1;FIND(&quot;.&quot;; [.K17]; 1)-FIND(&quot;m&quot;; [.K17]; 1)-1)))+VALUE(MID([.K17];FIND(&quot;.&quot;; [.K17]; 1)+1;FIND(&quot;s&quot;; [.K17]; 1)-FIND(&quot;.&quot;; [.K17]; 1)-1))" office:value-type="float" office:value="912" calcext:value-type="float">
            <text:p>912</text:p>
          </table:table-cell>
          <table:table-cell table:formula="of:=AVERAGE([.R17:.V17])" office:value-type="float" office:value="907.2" calcext:value-type="float">
            <text:p>907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string" calcext:value-type="string">
            <text:p>0m3.888s</text:p>
          </table:table-cell>
          <table:table-cell office:value-type="string" calcext:value-type="string">
            <text:p>0m3.896s</text:p>
          </table:table-cell>
          <table:table-cell office:value-type="string" calcext:value-type="string">
            <text:p>0m3.857s</text:p>
          </table:table-cell>
          <table:table-cell office:value-type="string" calcext:value-type="string">
            <text:p>0m3.871s</text:p>
          </table:table-cell>
          <table:table-cell office:value-type="string" calcext:value-type="string">
            <text:p>0m3.993s</text:p>
          </table:table-cell>
          <table:table-cell office:value-type="string" calcext:value-type="string">
            <text:p>0m1.031s</text:p>
          </table:table-cell>
          <table:table-cell office:value-type="string" calcext:value-type="string">
            <text:p>0m1.024s</text:p>
          </table:table-cell>
          <table:table-cell office:value-type="string" calcext:value-type="string">
            <text:p>0m1.034s</text:p>
          </table:table-cell>
          <table:table-cell office:value-type="string" calcext:value-type="string">
            <text:p>0m1.025s</text:p>
          </table:table-cell>
          <table:table-cell office:value-type="string" calcext:value-type="string">
            <text:p>0m1.018s</text:p>
          </table:table-cell>
          <table:table-cell table:formula="of:=(60000*VALUE(LEFT([.B18];FIND(&quot;m&quot;; [.B18]; 1)-1)))+(1000*VALUE(MID([.B18];FIND(&quot;m&quot;; [.B18]; 1)+1;FIND(&quot;.&quot;; [.B18]; 1)-FIND(&quot;m&quot;; [.B18]; 1)-1)))+VALUE(MID([.B18];FIND(&quot;.&quot;; [.B18]; 1)+1;FIND(&quot;s&quot;; [.B18]; 1)-FIND(&quot;.&quot;; [.B18]; 1)-1))" office:value-type="float" office:value="3888" calcext:value-type="float">
            <text:p>3888</text:p>
          </table:table-cell>
          <table:table-cell table:formula="of:=(60000*VALUE(LEFT([.C18];FIND(&quot;m&quot;; [.C18]; 1)-1)))+(1000*VALUE(MID([.C18];FIND(&quot;m&quot;; [.C18]; 1)+1;FIND(&quot;.&quot;; [.C18]; 1)-FIND(&quot;m&quot;; [.C18]; 1)-1)))+VALUE(MID([.C18];FIND(&quot;.&quot;; [.C18]; 1)+1;FIND(&quot;s&quot;; [.C18]; 1)-FIND(&quot;.&quot;; [.C18]; 1)-1))" office:value-type="float" office:value="3896" calcext:value-type="float">
            <text:p>3896</text:p>
          </table:table-cell>
          <table:table-cell table:formula="of:=(60000*VALUE(LEFT([.D18];FIND(&quot;m&quot;; [.D18]; 1)-1)))+(1000*VALUE(MID([.D18];FIND(&quot;m&quot;; [.D18]; 1)+1;FIND(&quot;.&quot;; [.D18]; 1)-FIND(&quot;m&quot;; [.D18]; 1)-1)))+VALUE(MID([.D18];FIND(&quot;.&quot;; [.D18]; 1)+1;FIND(&quot;s&quot;; [.D18]; 1)-FIND(&quot;.&quot;; [.D18]; 1)-1))" office:value-type="float" office:value="3857" calcext:value-type="float">
            <text:p>3857</text:p>
          </table:table-cell>
          <table:table-cell table:formula="of:=(60000*VALUE(LEFT([.E18];FIND(&quot;m&quot;; [.E18]; 1)-1)))+(1000*VALUE(MID([.E18];FIND(&quot;m&quot;; [.E18]; 1)+1;FIND(&quot;.&quot;; [.E18]; 1)-FIND(&quot;m&quot;; [.E18]; 1)-1)))+VALUE(MID([.E18];FIND(&quot;.&quot;; [.E18]; 1)+1;FIND(&quot;s&quot;; [.E18]; 1)-FIND(&quot;.&quot;; [.E18]; 1)-1))" office:value-type="float" office:value="3871" calcext:value-type="float">
            <text:p>3871</text:p>
          </table:table-cell>
          <table:table-cell table:formula="of:=(60000*VALUE(LEFT([.F18];FIND(&quot;m&quot;; [.F18]; 1)-1)))+(1000*VALUE(MID([.F18];FIND(&quot;m&quot;; [.F18]; 1)+1;FIND(&quot;.&quot;; [.F18]; 1)-FIND(&quot;m&quot;; [.F18]; 1)-1)))+VALUE(MID([.F18];FIND(&quot;.&quot;; [.F18]; 1)+1;FIND(&quot;s&quot;; [.F18]; 1)-FIND(&quot;.&quot;; [.F18]; 1)-1))" office:value-type="float" office:value="3993" calcext:value-type="float">
            <text:p>3993</text:p>
          </table:table-cell>
          <table:table-cell table:style-name="ce4" table:formula="of:=AVERAGE([.L18:.P18])" office:value-type="float" office:value="3901" calcext:value-type="float">
            <text:p>3901</text:p>
          </table:table-cell>
          <table:table-cell table:formula="of:=(60000*VALUE(LEFT([.G18];FIND(&quot;m&quot;; [.G18]; 1)-1)))+(1000*VALUE(MID([.G18];FIND(&quot;m&quot;; [.G18]; 1)+1;FIND(&quot;.&quot;; [.G18]; 1)-FIND(&quot;m&quot;; [.G18]; 1)-1)))+VALUE(MID([.G18];FIND(&quot;.&quot;; [.G18]; 1)+1;FIND(&quot;s&quot;; [.G18]; 1)-FIND(&quot;.&quot;; [.G18]; 1)-1))" office:value-type="float" office:value="1031" calcext:value-type="float">
            <text:p>1031</text:p>
          </table:table-cell>
          <table:table-cell table:formula="of:=(60000*VALUE(LEFT([.H18];FIND(&quot;m&quot;; [.H18]; 1)-1)))+(1000*VALUE(MID([.H18];FIND(&quot;m&quot;; [.H18]; 1)+1;FIND(&quot;.&quot;; [.H18]; 1)-FIND(&quot;m&quot;; [.H18]; 1)-1)))+VALUE(MID([.H18];FIND(&quot;.&quot;; [.H18]; 1)+1;FIND(&quot;s&quot;; [.H18]; 1)-FIND(&quot;.&quot;; [.H18]; 1)-1))" office:value-type="float" office:value="1024" calcext:value-type="float">
            <text:p>1024</text:p>
          </table:table-cell>
          <table:table-cell table:formula="of:=(60000*VALUE(LEFT([.I18];FIND(&quot;m&quot;; [.I18]; 1)-1)))+(1000*VALUE(MID([.I18];FIND(&quot;m&quot;; [.I18]; 1)+1;FIND(&quot;.&quot;; [.I18]; 1)-FIND(&quot;m&quot;; [.I18]; 1)-1)))+VALUE(MID([.I18];FIND(&quot;.&quot;; [.I18]; 1)+1;FIND(&quot;s&quot;; [.I18]; 1)-FIND(&quot;.&quot;; [.I18]; 1)-1))" office:value-type="float" office:value="1034" calcext:value-type="float">
            <text:p>1034</text:p>
          </table:table-cell>
          <table:table-cell table:formula="of:=(60000*VALUE(LEFT([.J18];FIND(&quot;m&quot;; [.J18]; 1)-1)))+(1000*VALUE(MID([.J18];FIND(&quot;m&quot;; [.J18]; 1)+1;FIND(&quot;.&quot;; [.J18]; 1)-FIND(&quot;m&quot;; [.J18]; 1)-1)))+VALUE(MID([.J18];FIND(&quot;.&quot;; [.J18]; 1)+1;FIND(&quot;s&quot;; [.J18]; 1)-FIND(&quot;.&quot;; [.J18]; 1)-1))" office:value-type="float" office:value="1025" calcext:value-type="float">
            <text:p>1025</text:p>
          </table:table-cell>
          <table:table-cell table:formula="of:=(60000*VALUE(LEFT([.K18];FIND(&quot;m&quot;; [.K18]; 1)-1)))+(1000*VALUE(MID([.K18];FIND(&quot;m&quot;; [.K18]; 1)+1;FIND(&quot;.&quot;; [.K18]; 1)-FIND(&quot;m&quot;; [.K18]; 1)-1)))+VALUE(MID([.K18];FIND(&quot;.&quot;; [.K18]; 1)+1;FIND(&quot;s&quot;; [.K18]; 1)-FIND(&quot;.&quot;; [.K18]; 1)-1))" office:value-type="float" office:value="1018" calcext:value-type="float">
            <text:p>1018</text:p>
          </table:table-cell>
          <table:table-cell table:formula="of:=AVERAGE([.R18:.V18])" office:value-type="float" office:value="1026.4" calcext:value-type="float">
            <text:p>1026</text:p>
          </table:table-cell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string" calcext:value-type="string">
            <text:p>0m4.544s</text:p>
          </table:table-cell>
          <table:table-cell office:value-type="string" calcext:value-type="string">
            <text:p>0m4.427s</text:p>
          </table:table-cell>
          <table:table-cell office:value-type="string" calcext:value-type="string">
            <text:p>0m4.418s</text:p>
          </table:table-cell>
          <table:table-cell office:value-type="string" calcext:value-type="string">
            <text:p>0m4.429s</text:p>
          </table:table-cell>
          <table:table-cell office:value-type="string" calcext:value-type="string">
            <text:p>0m4.451s</text:p>
          </table:table-cell>
          <table:table-cell office:value-type="string" calcext:value-type="string">
            <text:p>0m1.146s</text:p>
          </table:table-cell>
          <table:table-cell office:value-type="string" calcext:value-type="string">
            <text:p>0m1.151s</text:p>
          </table:table-cell>
          <table:table-cell table:number-columns-repeated="3" office:value-type="string" calcext:value-type="string">
            <text:p>0m1.146s</text:p>
          </table:table-cell>
          <table:table-cell table:formula="of:=(60000*VALUE(LEFT([.B19];FIND(&quot;m&quot;; [.B19]; 1)-1)))+(1000*VALUE(MID([.B19];FIND(&quot;m&quot;; [.B19]; 1)+1;FIND(&quot;.&quot;; [.B19]; 1)-FIND(&quot;m&quot;; [.B19]; 1)-1)))+VALUE(MID([.B19];FIND(&quot;.&quot;; [.B19]; 1)+1;FIND(&quot;s&quot;; [.B19]; 1)-FIND(&quot;.&quot;; [.B19]; 1)-1))" office:value-type="float" office:value="4544" calcext:value-type="float">
            <text:p>4544</text:p>
          </table:table-cell>
          <table:table-cell table:formula="of:=(60000*VALUE(LEFT([.C19];FIND(&quot;m&quot;; [.C19]; 1)-1)))+(1000*VALUE(MID([.C19];FIND(&quot;m&quot;; [.C19]; 1)+1;FIND(&quot;.&quot;; [.C19]; 1)-FIND(&quot;m&quot;; [.C19]; 1)-1)))+VALUE(MID([.C19];FIND(&quot;.&quot;; [.C19]; 1)+1;FIND(&quot;s&quot;; [.C19]; 1)-FIND(&quot;.&quot;; [.C19]; 1)-1))" office:value-type="float" office:value="4427" calcext:value-type="float">
            <text:p>4427</text:p>
          </table:table-cell>
          <table:table-cell table:formula="of:=(60000*VALUE(LEFT([.D19];FIND(&quot;m&quot;; [.D19]; 1)-1)))+(1000*VALUE(MID([.D19];FIND(&quot;m&quot;; [.D19]; 1)+1;FIND(&quot;.&quot;; [.D19]; 1)-FIND(&quot;m&quot;; [.D19]; 1)-1)))+VALUE(MID([.D19];FIND(&quot;.&quot;; [.D19]; 1)+1;FIND(&quot;s&quot;; [.D19]; 1)-FIND(&quot;.&quot;; [.D19]; 1)-1))" office:value-type="float" office:value="4418" calcext:value-type="float">
            <text:p>4418</text:p>
          </table:table-cell>
          <table:table-cell table:formula="of:=(60000*VALUE(LEFT([.E19];FIND(&quot;m&quot;; [.E19]; 1)-1)))+(1000*VALUE(MID([.E19];FIND(&quot;m&quot;; [.E19]; 1)+1;FIND(&quot;.&quot;; [.E19]; 1)-FIND(&quot;m&quot;; [.E19]; 1)-1)))+VALUE(MID([.E19];FIND(&quot;.&quot;; [.E19]; 1)+1;FIND(&quot;s&quot;; [.E19]; 1)-FIND(&quot;.&quot;; [.E19]; 1)-1))" office:value-type="float" office:value="4429" calcext:value-type="float">
            <text:p>4429</text:p>
          </table:table-cell>
          <table:table-cell table:formula="of:=(60000*VALUE(LEFT([.F19];FIND(&quot;m&quot;; [.F19]; 1)-1)))+(1000*VALUE(MID([.F19];FIND(&quot;m&quot;; [.F19]; 1)+1;FIND(&quot;.&quot;; [.F19]; 1)-FIND(&quot;m&quot;; [.F19]; 1)-1)))+VALUE(MID([.F19];FIND(&quot;.&quot;; [.F19]; 1)+1;FIND(&quot;s&quot;; [.F19]; 1)-FIND(&quot;.&quot;; [.F19]; 1)-1))" office:value-type="float" office:value="4451" calcext:value-type="float">
            <text:p>4451</text:p>
          </table:table-cell>
          <table:table-cell table:style-name="ce4" table:formula="of:=AVERAGE([.L19:.P19])" office:value-type="float" office:value="4453.8" calcext:value-type="float">
            <text:p>4454</text:p>
          </table:table-cell>
          <table:table-cell table:formula="of:=(60000*VALUE(LEFT([.G19];FIND(&quot;m&quot;; [.G19]; 1)-1)))+(1000*VALUE(MID([.G19];FIND(&quot;m&quot;; [.G19]; 1)+1;FIND(&quot;.&quot;; [.G19]; 1)-FIND(&quot;m&quot;; [.G19]; 1)-1)))+VALUE(MID([.G19];FIND(&quot;.&quot;; [.G19]; 1)+1;FIND(&quot;s&quot;; [.G19]; 1)-FIND(&quot;.&quot;; [.G19]; 1)-1))" office:value-type="float" office:value="1146" calcext:value-type="float">
            <text:p>1146</text:p>
          </table:table-cell>
          <table:table-cell table:formula="of:=(60000*VALUE(LEFT([.H19];FIND(&quot;m&quot;; [.H19]; 1)-1)))+(1000*VALUE(MID([.H19];FIND(&quot;m&quot;; [.H19]; 1)+1;FIND(&quot;.&quot;; [.H19]; 1)-FIND(&quot;m&quot;; [.H19]; 1)-1)))+VALUE(MID([.H19];FIND(&quot;.&quot;; [.H19]; 1)+1;FIND(&quot;s&quot;; [.H19]; 1)-FIND(&quot;.&quot;; [.H19]; 1)-1))" office:value-type="float" office:value="1151" calcext:value-type="float">
            <text:p>1151</text:p>
          </table:table-cell>
          <table:table-cell table:formula="of:=(60000*VALUE(LEFT([.I19];FIND(&quot;m&quot;; [.I19]; 1)-1)))+(1000*VALUE(MID([.I19];FIND(&quot;m&quot;; [.I19]; 1)+1;FIND(&quot;.&quot;; [.I19]; 1)-FIND(&quot;m&quot;; [.I19]; 1)-1)))+VALUE(MID([.I19];FIND(&quot;.&quot;; [.I19]; 1)+1;FIND(&quot;s&quot;; [.I19]; 1)-FIND(&quot;.&quot;; [.I19]; 1)-1))" office:value-type="float" office:value="1146" calcext:value-type="float">
            <text:p>1146</text:p>
          </table:table-cell>
          <table:table-cell table:formula="of:=(60000*VALUE(LEFT([.J19];FIND(&quot;m&quot;; [.J19]; 1)-1)))+(1000*VALUE(MID([.J19];FIND(&quot;m&quot;; [.J19]; 1)+1;FIND(&quot;.&quot;; [.J19]; 1)-FIND(&quot;m&quot;; [.J19]; 1)-1)))+VALUE(MID([.J19];FIND(&quot;.&quot;; [.J19]; 1)+1;FIND(&quot;s&quot;; [.J19]; 1)-FIND(&quot;.&quot;; [.J19]; 1)-1))" office:value-type="float" office:value="1146" calcext:value-type="float">
            <text:p>1146</text:p>
          </table:table-cell>
          <table:table-cell table:formula="of:=(60000*VALUE(LEFT([.K19];FIND(&quot;m&quot;; [.K19]; 1)-1)))+(1000*VALUE(MID([.K19];FIND(&quot;m&quot;; [.K19]; 1)+1;FIND(&quot;.&quot;; [.K19]; 1)-FIND(&quot;m&quot;; [.K19]; 1)-1)))+VALUE(MID([.K19];FIND(&quot;.&quot;; [.K19]; 1)+1;FIND(&quot;s&quot;; [.K19]; 1)-FIND(&quot;.&quot;; [.K19]; 1)-1))" office:value-type="float" office:value="1146" calcext:value-type="float">
            <text:p>1146</text:p>
          </table:table-cell>
          <table:table-cell table:formula="of:=AVERAGE([.R19:.V19])" office:value-type="float" office:value="1147" calcext:value-type="float">
            <text:p>1147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string" calcext:value-type="string">
            <text:p>0m4.620s</text:p>
          </table:table-cell>
          <table:table-cell office:value-type="string" calcext:value-type="string">
            <text:p>0m4.536s</text:p>
          </table:table-cell>
          <table:table-cell office:value-type="string" calcext:value-type="string">
            <text:p>0m4.544s</text:p>
          </table:table-cell>
          <table:table-cell office:value-type="string" calcext:value-type="string">
            <text:p>0m4.681s</text:p>
          </table:table-cell>
          <table:table-cell office:value-type="string" calcext:value-type="string">
            <text:p>0m4.511s</text:p>
          </table:table-cell>
          <table:table-cell office:value-type="string" calcext:value-type="string">
            <text:p>0m1.286s</text:p>
          </table:table-cell>
          <table:table-cell office:value-type="string" calcext:value-type="string">
            <text:p>0m1.281s</text:p>
          </table:table-cell>
          <table:table-cell office:value-type="string" calcext:value-type="string">
            <text:p>0m1.289s</text:p>
          </table:table-cell>
          <table:table-cell office:value-type="string" calcext:value-type="string">
            <text:p>0m1.280s</text:p>
          </table:table-cell>
          <table:table-cell office:value-type="string" calcext:value-type="string">
            <text:p>0m1.277s</text:p>
          </table:table-cell>
          <table:table-cell table:formula="of:=(60000*VALUE(LEFT([.B20];FIND(&quot;m&quot;; [.B20]; 1)-1)))+(1000*VALUE(MID([.B20];FIND(&quot;m&quot;; [.B20]; 1)+1;FIND(&quot;.&quot;; [.B20]; 1)-FIND(&quot;m&quot;; [.B20]; 1)-1)))+VALUE(MID([.B20];FIND(&quot;.&quot;; [.B20]; 1)+1;FIND(&quot;s&quot;; [.B20]; 1)-FIND(&quot;.&quot;; [.B20]; 1)-1))" office:value-type="float" office:value="4620" calcext:value-type="float">
            <text:p>4620</text:p>
          </table:table-cell>
          <table:table-cell table:formula="of:=(60000*VALUE(LEFT([.C20];FIND(&quot;m&quot;; [.C20]; 1)-1)))+(1000*VALUE(MID([.C20];FIND(&quot;m&quot;; [.C20]; 1)+1;FIND(&quot;.&quot;; [.C20]; 1)-FIND(&quot;m&quot;; [.C20]; 1)-1)))+VALUE(MID([.C20];FIND(&quot;.&quot;; [.C20]; 1)+1;FIND(&quot;s&quot;; [.C20]; 1)-FIND(&quot;.&quot;; [.C20]; 1)-1))" office:value-type="float" office:value="4536" calcext:value-type="float">
            <text:p>4536</text:p>
          </table:table-cell>
          <table:table-cell table:formula="of:=(60000*VALUE(LEFT([.D20];FIND(&quot;m&quot;; [.D20]; 1)-1)))+(1000*VALUE(MID([.D20];FIND(&quot;m&quot;; [.D20]; 1)+1;FIND(&quot;.&quot;; [.D20]; 1)-FIND(&quot;m&quot;; [.D20]; 1)-1)))+VALUE(MID([.D20];FIND(&quot;.&quot;; [.D20]; 1)+1;FIND(&quot;s&quot;; [.D20]; 1)-FIND(&quot;.&quot;; [.D20]; 1)-1))" office:value-type="float" office:value="4544" calcext:value-type="float">
            <text:p>4544</text:p>
          </table:table-cell>
          <table:table-cell table:formula="of:=(60000*VALUE(LEFT([.E20];FIND(&quot;m&quot;; [.E20]; 1)-1)))+(1000*VALUE(MID([.E20];FIND(&quot;m&quot;; [.E20]; 1)+1;FIND(&quot;.&quot;; [.E20]; 1)-FIND(&quot;m&quot;; [.E20]; 1)-1)))+VALUE(MID([.E20];FIND(&quot;.&quot;; [.E20]; 1)+1;FIND(&quot;s&quot;; [.E20]; 1)-FIND(&quot;.&quot;; [.E20]; 1)-1))" office:value-type="float" office:value="4681" calcext:value-type="float">
            <text:p>4681</text:p>
          </table:table-cell>
          <table:table-cell table:formula="of:=(60000*VALUE(LEFT([.F20];FIND(&quot;m&quot;; [.F20]; 1)-1)))+(1000*VALUE(MID([.F20];FIND(&quot;m&quot;; [.F20]; 1)+1;FIND(&quot;.&quot;; [.F20]; 1)-FIND(&quot;m&quot;; [.F20]; 1)-1)))+VALUE(MID([.F20];FIND(&quot;.&quot;; [.F20]; 1)+1;FIND(&quot;s&quot;; [.F20]; 1)-FIND(&quot;.&quot;; [.F20]; 1)-1))" office:value-type="float" office:value="4511" calcext:value-type="float">
            <text:p>4511</text:p>
          </table:table-cell>
          <table:table-cell table:style-name="ce4" table:formula="of:=AVERAGE([.L20:.P20])" office:value-type="float" office:value="4578.4" calcext:value-type="float">
            <text:p>4578</text:p>
          </table:table-cell>
          <table:table-cell table:formula="of:=(60000*VALUE(LEFT([.G20];FIND(&quot;m&quot;; [.G20]; 1)-1)))+(1000*VALUE(MID([.G20];FIND(&quot;m&quot;; [.G20]; 1)+1;FIND(&quot;.&quot;; [.G20]; 1)-FIND(&quot;m&quot;; [.G20]; 1)-1)))+VALUE(MID([.G20];FIND(&quot;.&quot;; [.G20]; 1)+1;FIND(&quot;s&quot;; [.G20]; 1)-FIND(&quot;.&quot;; [.G20]; 1)-1))" office:value-type="float" office:value="1286" calcext:value-type="float">
            <text:p>1286</text:p>
          </table:table-cell>
          <table:table-cell table:formula="of:=(60000*VALUE(LEFT([.H20];FIND(&quot;m&quot;; [.H20]; 1)-1)))+(1000*VALUE(MID([.H20];FIND(&quot;m&quot;; [.H20]; 1)+1;FIND(&quot;.&quot;; [.H20]; 1)-FIND(&quot;m&quot;; [.H20]; 1)-1)))+VALUE(MID([.H20];FIND(&quot;.&quot;; [.H20]; 1)+1;FIND(&quot;s&quot;; [.H20]; 1)-FIND(&quot;.&quot;; [.H20]; 1)-1))" office:value-type="float" office:value="1281" calcext:value-type="float">
            <text:p>1281</text:p>
          </table:table-cell>
          <table:table-cell table:formula="of:=(60000*VALUE(LEFT([.I20];FIND(&quot;m&quot;; [.I20]; 1)-1)))+(1000*VALUE(MID([.I20];FIND(&quot;m&quot;; [.I20]; 1)+1;FIND(&quot;.&quot;; [.I20]; 1)-FIND(&quot;m&quot;; [.I20]; 1)-1)))+VALUE(MID([.I20];FIND(&quot;.&quot;; [.I20]; 1)+1;FIND(&quot;s&quot;; [.I20]; 1)-FIND(&quot;.&quot;; [.I20]; 1)-1))" office:value-type="float" office:value="1289" calcext:value-type="float">
            <text:p>1289</text:p>
          </table:table-cell>
          <table:table-cell table:formula="of:=(60000*VALUE(LEFT([.J20];FIND(&quot;m&quot;; [.J20]; 1)-1)))+(1000*VALUE(MID([.J20];FIND(&quot;m&quot;; [.J20]; 1)+1;FIND(&quot;.&quot;; [.J20]; 1)-FIND(&quot;m&quot;; [.J20]; 1)-1)))+VALUE(MID([.J20];FIND(&quot;.&quot;; [.J20]; 1)+1;FIND(&quot;s&quot;; [.J20]; 1)-FIND(&quot;.&quot;; [.J20]; 1)-1))" office:value-type="float" office:value="1280" calcext:value-type="float">
            <text:p>1280</text:p>
          </table:table-cell>
          <table:table-cell table:formula="of:=(60000*VALUE(LEFT([.K20];FIND(&quot;m&quot;; [.K20]; 1)-1)))+(1000*VALUE(MID([.K20];FIND(&quot;m&quot;; [.K20]; 1)+1;FIND(&quot;.&quot;; [.K20]; 1)-FIND(&quot;m&quot;; [.K20]; 1)-1)))+VALUE(MID([.K20];FIND(&quot;.&quot;; [.K20]; 1)+1;FIND(&quot;s&quot;; [.K20]; 1)-FIND(&quot;.&quot;; [.K20]; 1)-1))" office:value-type="float" office:value="1277" calcext:value-type="float">
            <text:p>1277</text:p>
          </table:table-cell>
          <table:table-cell table:formula="of:=AVERAGE([.R20:.V20])" office:value-type="float" office:value="1282.6" calcext:value-type="float">
            <text:p>1283</text:p>
          </table:table-cell>
        </table:table-row>
        <table:table-row table:style-name="ro2">
          <table:table-cell office:value-type="float" office:value="4250" calcext:value-type="float">
            <text:p>4250</text:p>
          </table:table-cell>
          <table:table-cell table:style-name="ce35" office:value-type="string" calcext:value-type="string" table:number-columns-spanned="5" table:number-rows-spanned="1">
            <text:p>Bombs out after 4094</text:p>
          </table:table-cell>
          <table:covered-table-cell table:number-columns-repeated="4"/>
          <table:table-cell office:value-type="string" calcext:value-type="string">
            <text:p>0m1.417s</text:p>
          </table:table-cell>
          <table:table-cell office:value-type="string" calcext:value-type="string">
            <text:p>0m1.409s</text:p>
          </table:table-cell>
          <table:table-cell office:value-type="string" calcext:value-type="string">
            <text:p>0m1.402s</text:p>
          </table:table-cell>
          <table:table-cell office:value-type="string" calcext:value-type="string">
            <text:p>0m1.405s</text:p>
          </table:table-cell>
          <table:table-cell office:value-type="string" calcext:value-type="string">
            <text:p>0m1.403s</text:p>
          </table:table-cell>
          <table:table-cell table:number-columns-repeated="6"/>
          <table:table-cell table:formula="of:=(60000*VALUE(LEFT([.G21];FIND(&quot;m&quot;; [.G21]; 1)-1)))+(1000*VALUE(MID([.G21];FIND(&quot;m&quot;; [.G21]; 1)+1;FIND(&quot;.&quot;; [.G21]; 1)-FIND(&quot;m&quot;; [.G21]; 1)-1)))+VALUE(MID([.G21];FIND(&quot;.&quot;; [.G21]; 1)+1;FIND(&quot;s&quot;; [.G21]; 1)-FIND(&quot;.&quot;; [.G21]; 1)-1))" office:value-type="float" office:value="1417" calcext:value-type="float">
            <text:p>1417</text:p>
          </table:table-cell>
          <table:table-cell table:formula="of:=(60000*VALUE(LEFT([.H21];FIND(&quot;m&quot;; [.H21]; 1)-1)))+(1000*VALUE(MID([.H21];FIND(&quot;m&quot;; [.H21]; 1)+1;FIND(&quot;.&quot;; [.H21]; 1)-FIND(&quot;m&quot;; [.H21]; 1)-1)))+VALUE(MID([.H21];FIND(&quot;.&quot;; [.H21]; 1)+1;FIND(&quot;s&quot;; [.H21]; 1)-FIND(&quot;.&quot;; [.H21]; 1)-1))" office:value-type="float" office:value="1409" calcext:value-type="float">
            <text:p>1409</text:p>
          </table:table-cell>
          <table:table-cell table:formula="of:=(60000*VALUE(LEFT([.I21];FIND(&quot;m&quot;; [.I21]; 1)-1)))+(1000*VALUE(MID([.I21];FIND(&quot;m&quot;; [.I21]; 1)+1;FIND(&quot;.&quot;; [.I21]; 1)-FIND(&quot;m&quot;; [.I21]; 1)-1)))+VALUE(MID([.I21];FIND(&quot;.&quot;; [.I21]; 1)+1;FIND(&quot;s&quot;; [.I21]; 1)-FIND(&quot;.&quot;; [.I21]; 1)-1))" office:value-type="float" office:value="1402" calcext:value-type="float">
            <text:p>1402</text:p>
          </table:table-cell>
          <table:table-cell table:formula="of:=(60000*VALUE(LEFT([.J21];FIND(&quot;m&quot;; [.J21]; 1)-1)))+(1000*VALUE(MID([.J21];FIND(&quot;m&quot;; [.J21]; 1)+1;FIND(&quot;.&quot;; [.J21]; 1)-FIND(&quot;m&quot;; [.J21]; 1)-1)))+VALUE(MID([.J21];FIND(&quot;.&quot;; [.J21]; 1)+1;FIND(&quot;s&quot;; [.J21]; 1)-FIND(&quot;.&quot;; [.J21]; 1)-1))" office:value-type="float" office:value="1405" calcext:value-type="float">
            <text:p>1405</text:p>
          </table:table-cell>
          <table:table-cell table:formula="of:=(60000*VALUE(LEFT([.K21];FIND(&quot;m&quot;; [.K21]; 1)-1)))+(1000*VALUE(MID([.K21];FIND(&quot;m&quot;; [.K21]; 1)+1;FIND(&quot;.&quot;; [.K21]; 1)-FIND(&quot;m&quot;; [.K21]; 1)-1)))+VALUE(MID([.K21];FIND(&quot;.&quot;; [.K21]; 1)+1;FIND(&quot;s&quot;; [.K21]; 1)-FIND(&quot;.&quot;; [.K21]; 1)-1))" office:value-type="float" office:value="1403" calcext:value-type="float">
            <text:p>1403</text:p>
          </table:table-cell>
          <table:table-cell table:formula="of:=AVERAGE([.R21:.V21])" office:value-type="float" office:value="1407.2" calcext:value-type="float">
            <text:p>1407</text:p>
          </table:table-cell>
        </table:table-row>
        <table:table-row table:style-name="ro2">
          <table:table-cell office:value-type="float" office:value="4500" calcext:value-type="float">
            <text:p>4500</text:p>
          </table:table-cell>
          <table:table-cell table:number-columns-repeated="5"/>
          <table:table-cell office:value-type="string" calcext:value-type="string">
            <text:p>0m1.560s</text:p>
          </table:table-cell>
          <table:table-cell office:value-type="string" calcext:value-type="string">
            <text:p>0m1.572s</text:p>
          </table:table-cell>
          <table:table-cell office:value-type="string" calcext:value-type="string">
            <text:p>0m1.562s</text:p>
          </table:table-cell>
          <table:table-cell office:value-type="string" calcext:value-type="string">
            <text:p>0m1.566s</text:p>
          </table:table-cell>
          <table:table-cell office:value-type="string" calcext:value-type="string">
            <text:p>0m1.578s</text:p>
          </table:table-cell>
          <table:table-cell table:number-columns-repeated="6"/>
          <table:table-cell table:formula="of:=(60000*VALUE(LEFT([.G22];FIND(&quot;m&quot;; [.G22]; 1)-1)))+(1000*VALUE(MID([.G22];FIND(&quot;m&quot;; [.G22]; 1)+1;FIND(&quot;.&quot;; [.G22]; 1)-FIND(&quot;m&quot;; [.G22]; 1)-1)))+VALUE(MID([.G22];FIND(&quot;.&quot;; [.G22]; 1)+1;FIND(&quot;s&quot;; [.G22]; 1)-FIND(&quot;.&quot;; [.G22]; 1)-1))" office:value-type="float" office:value="1560" calcext:value-type="float">
            <text:p>1560</text:p>
          </table:table-cell>
          <table:table-cell table:formula="of:=(60000*VALUE(LEFT([.H22];FIND(&quot;m&quot;; [.H22]; 1)-1)))+(1000*VALUE(MID([.H22];FIND(&quot;m&quot;; [.H22]; 1)+1;FIND(&quot;.&quot;; [.H22]; 1)-FIND(&quot;m&quot;; [.H22]; 1)-1)))+VALUE(MID([.H22];FIND(&quot;.&quot;; [.H22]; 1)+1;FIND(&quot;s&quot;; [.H22]; 1)-FIND(&quot;.&quot;; [.H22]; 1)-1))" office:value-type="float" office:value="1572" calcext:value-type="float">
            <text:p>1572</text:p>
          </table:table-cell>
          <table:table-cell table:formula="of:=(60000*VALUE(LEFT([.I22];FIND(&quot;m&quot;; [.I22]; 1)-1)))+(1000*VALUE(MID([.I22];FIND(&quot;m&quot;; [.I22]; 1)+1;FIND(&quot;.&quot;; [.I22]; 1)-FIND(&quot;m&quot;; [.I22]; 1)-1)))+VALUE(MID([.I22];FIND(&quot;.&quot;; [.I22]; 1)+1;FIND(&quot;s&quot;; [.I22]; 1)-FIND(&quot;.&quot;; [.I22]; 1)-1))" office:value-type="float" office:value="1562" calcext:value-type="float">
            <text:p>1562</text:p>
          </table:table-cell>
          <table:table-cell table:formula="of:=(60000*VALUE(LEFT([.J22];FIND(&quot;m&quot;; [.J22]; 1)-1)))+(1000*VALUE(MID([.J22];FIND(&quot;m&quot;; [.J22]; 1)+1;FIND(&quot;.&quot;; [.J22]; 1)-FIND(&quot;m&quot;; [.J22]; 1)-1)))+VALUE(MID([.J22];FIND(&quot;.&quot;; [.J22]; 1)+1;FIND(&quot;s&quot;; [.J22]; 1)-FIND(&quot;.&quot;; [.J22]; 1)-1))" office:value-type="float" office:value="1566" calcext:value-type="float">
            <text:p>1566</text:p>
          </table:table-cell>
          <table:table-cell table:formula="of:=(60000*VALUE(LEFT([.K22];FIND(&quot;m&quot;; [.K22]; 1)-1)))+(1000*VALUE(MID([.K22];FIND(&quot;m&quot;; [.K22]; 1)+1;FIND(&quot;.&quot;; [.K22]; 1)-FIND(&quot;m&quot;; [.K22]; 1)-1)))+VALUE(MID([.K22];FIND(&quot;.&quot;; [.K22]; 1)+1;FIND(&quot;s&quot;; [.K22]; 1)-FIND(&quot;.&quot;; [.K22]; 1)-1))" office:value-type="float" office:value="1578" calcext:value-type="float">
            <text:p>1578</text:p>
          </table:table-cell>
          <table:table-cell table:formula="of:=AVERAGE([.R22:.V22])" office:value-type="float" office:value="1567.6" calcext:value-type="float">
            <text:p>1568</text:p>
          </table:table-cell>
        </table:table-row>
        <table:table-row table:style-name="ro2">
          <table:table-cell office:value-type="float" office:value="4750" calcext:value-type="float">
            <text:p>4750</text:p>
          </table:table-cell>
          <table:table-cell table:number-columns-repeated="5"/>
          <table:table-cell office:value-type="string" calcext:value-type="string">
            <text:p>0m1.760s</text:p>
          </table:table-cell>
          <table:table-cell office:value-type="string" calcext:value-type="string">
            <text:p>0m1.754s</text:p>
          </table:table-cell>
          <table:table-cell office:value-type="string" calcext:value-type="string">
            <text:p>0m1.718s</text:p>
          </table:table-cell>
          <table:table-cell office:value-type="string" calcext:value-type="string">
            <text:p>0m1.719s</text:p>
          </table:table-cell>
          <table:table-cell office:value-type="string" calcext:value-type="string">
            <text:p>0m1.718s</text:p>
          </table:table-cell>
          <table:table-cell table:number-columns-repeated="6"/>
          <table:table-cell table:formula="of:=(60000*VALUE(LEFT([.G23];FIND(&quot;m&quot;; [.G23]; 1)-1)))+(1000*VALUE(MID([.G23];FIND(&quot;m&quot;; [.G23]; 1)+1;FIND(&quot;.&quot;; [.G23]; 1)-FIND(&quot;m&quot;; [.G23]; 1)-1)))+VALUE(MID([.G23];FIND(&quot;.&quot;; [.G23]; 1)+1;FIND(&quot;s&quot;; [.G23]; 1)-FIND(&quot;.&quot;; [.G23]; 1)-1))" office:value-type="float" office:value="1760" calcext:value-type="float">
            <text:p>1760</text:p>
          </table:table-cell>
          <table:table-cell table:formula="of:=(60000*VALUE(LEFT([.H23];FIND(&quot;m&quot;; [.H23]; 1)-1)))+(1000*VALUE(MID([.H23];FIND(&quot;m&quot;; [.H23]; 1)+1;FIND(&quot;.&quot;; [.H23]; 1)-FIND(&quot;m&quot;; [.H23]; 1)-1)))+VALUE(MID([.H23];FIND(&quot;.&quot;; [.H23]; 1)+1;FIND(&quot;s&quot;; [.H23]; 1)-FIND(&quot;.&quot;; [.H23]; 1)-1))" office:value-type="float" office:value="1754" calcext:value-type="float">
            <text:p>1754</text:p>
          </table:table-cell>
          <table:table-cell table:formula="of:=(60000*VALUE(LEFT([.I23];FIND(&quot;m&quot;; [.I23]; 1)-1)))+(1000*VALUE(MID([.I23];FIND(&quot;m&quot;; [.I23]; 1)+1;FIND(&quot;.&quot;; [.I23]; 1)-FIND(&quot;m&quot;; [.I23]; 1)-1)))+VALUE(MID([.I23];FIND(&quot;.&quot;; [.I23]; 1)+1;FIND(&quot;s&quot;; [.I23]; 1)-FIND(&quot;.&quot;; [.I23]; 1)-1))" office:value-type="float" office:value="1718" calcext:value-type="float">
            <text:p>1718</text:p>
          </table:table-cell>
          <table:table-cell table:formula="of:=(60000*VALUE(LEFT([.J23];FIND(&quot;m&quot;; [.J23]; 1)-1)))+(1000*VALUE(MID([.J23];FIND(&quot;m&quot;; [.J23]; 1)+1;FIND(&quot;.&quot;; [.J23]; 1)-FIND(&quot;m&quot;; [.J23]; 1)-1)))+VALUE(MID([.J23];FIND(&quot;.&quot;; [.J23]; 1)+1;FIND(&quot;s&quot;; [.J23]; 1)-FIND(&quot;.&quot;; [.J23]; 1)-1))" office:value-type="float" office:value="1719" calcext:value-type="float">
            <text:p>1719</text:p>
          </table:table-cell>
          <table:table-cell table:formula="of:=(60000*VALUE(LEFT([.K23];FIND(&quot;m&quot;; [.K23]; 1)-1)))+(1000*VALUE(MID([.K23];FIND(&quot;m&quot;; [.K23]; 1)+1;FIND(&quot;.&quot;; [.K23]; 1)-FIND(&quot;m&quot;; [.K23]; 1)-1)))+VALUE(MID([.K23];FIND(&quot;.&quot;; [.K23]; 1)+1;FIND(&quot;s&quot;; [.K23]; 1)-FIND(&quot;.&quot;; [.K23]; 1)-1))" office:value-type="float" office:value="1718" calcext:value-type="float">
            <text:p>1718</text:p>
          </table:table-cell>
          <table:table-cell table:formula="of:=AVERAGE([.R23:.V23])" office:value-type="float" office:value="1733.8" calcext:value-type="float">
            <text:p>1734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table:number-columns-repeated="5"/>
          <table:table-cell office:value-type="string" calcext:value-type="string">
            <text:p>0m1.885s</text:p>
          </table:table-cell>
          <table:table-cell office:value-type="string" calcext:value-type="string">
            <text:p>0m1.873s</text:p>
          </table:table-cell>
          <table:table-cell office:value-type="string" calcext:value-type="string">
            <text:p>0m1.877s</text:p>
          </table:table-cell>
          <table:table-cell table:number-columns-repeated="2" office:value-type="string" calcext:value-type="string">
            <text:p>0m1.886s</text:p>
          </table:table-cell>
          <table:table-cell table:number-columns-repeated="6"/>
          <table:table-cell table:formula="of:=(60000*VALUE(LEFT([.G24];FIND(&quot;m&quot;; [.G24]; 1)-1)))+(1000*VALUE(MID([.G24];FIND(&quot;m&quot;; [.G24]; 1)+1;FIND(&quot;.&quot;; [.G24]; 1)-FIND(&quot;m&quot;; [.G24]; 1)-1)))+VALUE(MID([.G24];FIND(&quot;.&quot;; [.G24]; 1)+1;FIND(&quot;s&quot;; [.G24]; 1)-FIND(&quot;.&quot;; [.G24]; 1)-1))" office:value-type="float" office:value="1885" calcext:value-type="float">
            <text:p>1885</text:p>
          </table:table-cell>
          <table:table-cell table:formula="of:=(60000*VALUE(LEFT([.H24];FIND(&quot;m&quot;; [.H24]; 1)-1)))+(1000*VALUE(MID([.H24];FIND(&quot;m&quot;; [.H24]; 1)+1;FIND(&quot;.&quot;; [.H24]; 1)-FIND(&quot;m&quot;; [.H24]; 1)-1)))+VALUE(MID([.H24];FIND(&quot;.&quot;; [.H24]; 1)+1;FIND(&quot;s&quot;; [.H24]; 1)-FIND(&quot;.&quot;; [.H24]; 1)-1))" office:value-type="float" office:value="1873" calcext:value-type="float">
            <text:p>1873</text:p>
          </table:table-cell>
          <table:table-cell table:formula="of:=(60000*VALUE(LEFT([.I24];FIND(&quot;m&quot;; [.I24]; 1)-1)))+(1000*VALUE(MID([.I24];FIND(&quot;m&quot;; [.I24]; 1)+1;FIND(&quot;.&quot;; [.I24]; 1)-FIND(&quot;m&quot;; [.I24]; 1)-1)))+VALUE(MID([.I24];FIND(&quot;.&quot;; [.I24]; 1)+1;FIND(&quot;s&quot;; [.I24]; 1)-FIND(&quot;.&quot;; [.I24]; 1)-1))" office:value-type="float" office:value="1877" calcext:value-type="float">
            <text:p>1877</text:p>
          </table:table-cell>
          <table:table-cell table:formula="of:=(60000*VALUE(LEFT([.J24];FIND(&quot;m&quot;; [.J24]; 1)-1)))+(1000*VALUE(MID([.J24];FIND(&quot;m&quot;; [.J24]; 1)+1;FIND(&quot;.&quot;; [.J24]; 1)-FIND(&quot;m&quot;; [.J24]; 1)-1)))+VALUE(MID([.J24];FIND(&quot;.&quot;; [.J24]; 1)+1;FIND(&quot;s&quot;; [.J24]; 1)-FIND(&quot;.&quot;; [.J24]; 1)-1))" office:value-type="float" office:value="1886" calcext:value-type="float">
            <text:p>1886</text:p>
          </table:table-cell>
          <table:table-cell table:formula="of:=(60000*VALUE(LEFT([.K24];FIND(&quot;m&quot;; [.K24]; 1)-1)))+(1000*VALUE(MID([.K24];FIND(&quot;m&quot;; [.K24]; 1)+1;FIND(&quot;.&quot;; [.K24]; 1)-FIND(&quot;m&quot;; [.K24]; 1)-1)))+VALUE(MID([.K24];FIND(&quot;.&quot;; [.K24]; 1)+1;FIND(&quot;s&quot;; [.K24]; 1)-FIND(&quot;.&quot;; [.K24]; 1)-1))" office:value-type="float" office:value="1886" calcext:value-type="float">
            <text:p>1886</text:p>
          </table:table-cell>
          <table:table-cell table:formula="of:=AVERAGE([.R24:.V24])" office:value-type="float" office:value="1881.4" calcext:value-type="float">
            <text:p>1881</text:p>
          </table:table-cell>
        </table:table-row>
        <table:table-row table:style-name="ro2">
          <table:table-cell office:value-type="float" office:value="5250" calcext:value-type="float">
            <text:p>5250</text:p>
          </table:table-cell>
          <table:table-cell table:number-columns-repeated="5"/>
          <table:table-cell office:value-type="string" calcext:value-type="string">
            <text:p>0m2.065s</text:p>
          </table:table-cell>
          <table:table-cell office:value-type="string" calcext:value-type="string">
            <text:p>0m2.077s</text:p>
          </table:table-cell>
          <table:table-cell office:value-type="string" calcext:value-type="string">
            <text:p>0m2.055s</text:p>
          </table:table-cell>
          <table:table-cell office:value-type="string" calcext:value-type="string">
            <text:p>0m2.074s</text:p>
          </table:table-cell>
          <table:table-cell office:value-type="string" calcext:value-type="string">
            <text:p>0m2.078s</text:p>
          </table:table-cell>
          <table:table-cell table:number-columns-repeated="6"/>
          <table:table-cell table:formula="of:=(60000*VALUE(LEFT([.G25];FIND(&quot;m&quot;; [.G25]; 1)-1)))+(1000*VALUE(MID([.G25];FIND(&quot;m&quot;; [.G25]; 1)+1;FIND(&quot;.&quot;; [.G25]; 1)-FIND(&quot;m&quot;; [.G25]; 1)-1)))+VALUE(MID([.G25];FIND(&quot;.&quot;; [.G25]; 1)+1;FIND(&quot;s&quot;; [.G25]; 1)-FIND(&quot;.&quot;; [.G25]; 1)-1))" office:value-type="float" office:value="2065" calcext:value-type="float">
            <text:p>2065</text:p>
          </table:table-cell>
          <table:table-cell table:formula="of:=(60000*VALUE(LEFT([.H25];FIND(&quot;m&quot;; [.H25]; 1)-1)))+(1000*VALUE(MID([.H25];FIND(&quot;m&quot;; [.H25]; 1)+1;FIND(&quot;.&quot;; [.H25]; 1)-FIND(&quot;m&quot;; [.H25]; 1)-1)))+VALUE(MID([.H25];FIND(&quot;.&quot;; [.H25]; 1)+1;FIND(&quot;s&quot;; [.H25]; 1)-FIND(&quot;.&quot;; [.H25]; 1)-1))" office:value-type="float" office:value="2077" calcext:value-type="float">
            <text:p>2077</text:p>
          </table:table-cell>
          <table:table-cell table:formula="of:=(60000*VALUE(LEFT([.I25];FIND(&quot;m&quot;; [.I25]; 1)-1)))+(1000*VALUE(MID([.I25];FIND(&quot;m&quot;; [.I25]; 1)+1;FIND(&quot;.&quot;; [.I25]; 1)-FIND(&quot;m&quot;; [.I25]; 1)-1)))+VALUE(MID([.I25];FIND(&quot;.&quot;; [.I25]; 1)+1;FIND(&quot;s&quot;; [.I25]; 1)-FIND(&quot;.&quot;; [.I25]; 1)-1))" office:value-type="float" office:value="2055" calcext:value-type="float">
            <text:p>2055</text:p>
          </table:table-cell>
          <table:table-cell table:formula="of:=(60000*VALUE(LEFT([.J25];FIND(&quot;m&quot;; [.J25]; 1)-1)))+(1000*VALUE(MID([.J25];FIND(&quot;m&quot;; [.J25]; 1)+1;FIND(&quot;.&quot;; [.J25]; 1)-FIND(&quot;m&quot;; [.J25]; 1)-1)))+VALUE(MID([.J25];FIND(&quot;.&quot;; [.J25]; 1)+1;FIND(&quot;s&quot;; [.J25]; 1)-FIND(&quot;.&quot;; [.J25]; 1)-1))" office:value-type="float" office:value="2074" calcext:value-type="float">
            <text:p>2074</text:p>
          </table:table-cell>
          <table:table-cell table:formula="of:=(60000*VALUE(LEFT([.K25];FIND(&quot;m&quot;; [.K25]; 1)-1)))+(1000*VALUE(MID([.K25];FIND(&quot;m&quot;; [.K25]; 1)+1;FIND(&quot;.&quot;; [.K25]; 1)-FIND(&quot;m&quot;; [.K25]; 1)-1)))+VALUE(MID([.K25];FIND(&quot;.&quot;; [.K25]; 1)+1;FIND(&quot;s&quot;; [.K25]; 1)-FIND(&quot;.&quot;; [.K25]; 1)-1))" office:value-type="float" office:value="2078" calcext:value-type="float">
            <text:p>2078</text:p>
          </table:table-cell>
          <table:table-cell table:formula="of:=AVERAGE([.R25:.V25])" office:value-type="float" office:value="2069.8" calcext:value-type="float">
            <text:p>2070</text:p>
          </table:table-cell>
        </table:table-row>
        <table:table-row table:style-name="ro2">
          <table:table-cell office:value-type="float" office:value="5500" calcext:value-type="float">
            <text:p>5500</text:p>
          </table:table-cell>
          <table:table-cell table:number-columns-repeated="5"/>
          <table:table-cell office:value-type="string" calcext:value-type="string">
            <text:p>0m2.266s</text:p>
          </table:table-cell>
          <table:table-cell office:value-type="string" calcext:value-type="string">
            <text:p>0m2.270s</text:p>
          </table:table-cell>
          <table:table-cell office:value-type="string" calcext:value-type="string">
            <text:p>0m2.253s</text:p>
          </table:table-cell>
          <table:table-cell office:value-type="string" calcext:value-type="string">
            <text:p>0m2.261s</text:p>
          </table:table-cell>
          <table:table-cell office:value-type="string" calcext:value-type="string">
            <text:p>0m2.239s</text:p>
          </table:table-cell>
          <table:table-cell table:number-columns-repeated="6"/>
          <table:table-cell table:formula="of:=(60000*VALUE(LEFT([.G26];FIND(&quot;m&quot;; [.G26]; 1)-1)))+(1000*VALUE(MID([.G26];FIND(&quot;m&quot;; [.G26]; 1)+1;FIND(&quot;.&quot;; [.G26]; 1)-FIND(&quot;m&quot;; [.G26]; 1)-1)))+VALUE(MID([.G26];FIND(&quot;.&quot;; [.G26]; 1)+1;FIND(&quot;s&quot;; [.G26]; 1)-FIND(&quot;.&quot;; [.G26]; 1)-1))" office:value-type="float" office:value="2266" calcext:value-type="float">
            <text:p>2266</text:p>
          </table:table-cell>
          <table:table-cell table:formula="of:=(60000*VALUE(LEFT([.H26];FIND(&quot;m&quot;; [.H26]; 1)-1)))+(1000*VALUE(MID([.H26];FIND(&quot;m&quot;; [.H26]; 1)+1;FIND(&quot;.&quot;; [.H26]; 1)-FIND(&quot;m&quot;; [.H26]; 1)-1)))+VALUE(MID([.H26];FIND(&quot;.&quot;; [.H26]; 1)+1;FIND(&quot;s&quot;; [.H26]; 1)-FIND(&quot;.&quot;; [.H26]; 1)-1))" office:value-type="float" office:value="2270" calcext:value-type="float">
            <text:p>2270</text:p>
          </table:table-cell>
          <table:table-cell table:formula="of:=(60000*VALUE(LEFT([.I26];FIND(&quot;m&quot;; [.I26]; 1)-1)))+(1000*VALUE(MID([.I26];FIND(&quot;m&quot;; [.I26]; 1)+1;FIND(&quot;.&quot;; [.I26]; 1)-FIND(&quot;m&quot;; [.I26]; 1)-1)))+VALUE(MID([.I26];FIND(&quot;.&quot;; [.I26]; 1)+1;FIND(&quot;s&quot;; [.I26]; 1)-FIND(&quot;.&quot;; [.I26]; 1)-1))" office:value-type="float" office:value="2253" calcext:value-type="float">
            <text:p>2253</text:p>
          </table:table-cell>
          <table:table-cell table:formula="of:=(60000*VALUE(LEFT([.J26];FIND(&quot;m&quot;; [.J26]; 1)-1)))+(1000*VALUE(MID([.J26];FIND(&quot;m&quot;; [.J26]; 1)+1;FIND(&quot;.&quot;; [.J26]; 1)-FIND(&quot;m&quot;; [.J26]; 1)-1)))+VALUE(MID([.J26];FIND(&quot;.&quot;; [.J26]; 1)+1;FIND(&quot;s&quot;; [.J26]; 1)-FIND(&quot;.&quot;; [.J26]; 1)-1))" office:value-type="float" office:value="2261" calcext:value-type="float">
            <text:p>2261</text:p>
          </table:table-cell>
          <table:table-cell table:formula="of:=(60000*VALUE(LEFT([.K26];FIND(&quot;m&quot;; [.K26]; 1)-1)))+(1000*VALUE(MID([.K26];FIND(&quot;m&quot;; [.K26]; 1)+1;FIND(&quot;.&quot;; [.K26]; 1)-FIND(&quot;m&quot;; [.K26]; 1)-1)))+VALUE(MID([.K26];FIND(&quot;.&quot;; [.K26]; 1)+1;FIND(&quot;s&quot;; [.K26]; 1)-FIND(&quot;.&quot;; [.K26]; 1)-1))" office:value-type="float" office:value="2239" calcext:value-type="float">
            <text:p>2239</text:p>
          </table:table-cell>
          <table:table-cell table:formula="of:=AVERAGE([.R26:.V26])" office:value-type="float" office:value="2257.8" calcext:value-type="float">
            <text:p>2258</text:p>
          </table:table-cell>
        </table:table-row>
        <table:table-row table:style-name="ro2">
          <table:table-cell office:value-type="float" office:value="5750" calcext:value-type="float">
            <text:p>5750</text:p>
          </table:table-cell>
          <table:table-cell table:number-columns-repeated="5"/>
          <table:table-cell office:value-type="string" calcext:value-type="string">
            <text:p>0m2.451s</text:p>
          </table:table-cell>
          <table:table-cell office:value-type="string" calcext:value-type="string">
            <text:p>0m2.446s</text:p>
          </table:table-cell>
          <table:table-cell office:value-type="string" calcext:value-type="string">
            <text:p>0m2.449s</text:p>
          </table:table-cell>
          <table:table-cell office:value-type="string" calcext:value-type="string">
            <text:p>0m2.443s</text:p>
          </table:table-cell>
          <table:table-cell office:value-type="string" calcext:value-type="string">
            <text:p>0m2.442s</text:p>
          </table:table-cell>
          <table:table-cell table:number-columns-repeated="6"/>
          <table:table-cell table:formula="of:=(60000*VALUE(LEFT([.G27];FIND(&quot;m&quot;; [.G27]; 1)-1)))+(1000*VALUE(MID([.G27];FIND(&quot;m&quot;; [.G27]; 1)+1;FIND(&quot;.&quot;; [.G27]; 1)-FIND(&quot;m&quot;; [.G27]; 1)-1)))+VALUE(MID([.G27];FIND(&quot;.&quot;; [.G27]; 1)+1;FIND(&quot;s&quot;; [.G27]; 1)-FIND(&quot;.&quot;; [.G27]; 1)-1))" office:value-type="float" office:value="2451" calcext:value-type="float">
            <text:p>2451</text:p>
          </table:table-cell>
          <table:table-cell table:formula="of:=(60000*VALUE(LEFT([.H27];FIND(&quot;m&quot;; [.H27]; 1)-1)))+(1000*VALUE(MID([.H27];FIND(&quot;m&quot;; [.H27]; 1)+1;FIND(&quot;.&quot;; [.H27]; 1)-FIND(&quot;m&quot;; [.H27]; 1)-1)))+VALUE(MID([.H27];FIND(&quot;.&quot;; [.H27]; 1)+1;FIND(&quot;s&quot;; [.H27]; 1)-FIND(&quot;.&quot;; [.H27]; 1)-1))" office:value-type="float" office:value="2446" calcext:value-type="float">
            <text:p>2446</text:p>
          </table:table-cell>
          <table:table-cell table:formula="of:=(60000*VALUE(LEFT([.I27];FIND(&quot;m&quot;; [.I27]; 1)-1)))+(1000*VALUE(MID([.I27];FIND(&quot;m&quot;; [.I27]; 1)+1;FIND(&quot;.&quot;; [.I27]; 1)-FIND(&quot;m&quot;; [.I27]; 1)-1)))+VALUE(MID([.I27];FIND(&quot;.&quot;; [.I27]; 1)+1;FIND(&quot;s&quot;; [.I27]; 1)-FIND(&quot;.&quot;; [.I27]; 1)-1))" office:value-type="float" office:value="2449" calcext:value-type="float">
            <text:p>2449</text:p>
          </table:table-cell>
          <table:table-cell table:formula="of:=(60000*VALUE(LEFT([.J27];FIND(&quot;m&quot;; [.J27]; 1)-1)))+(1000*VALUE(MID([.J27];FIND(&quot;m&quot;; [.J27]; 1)+1;FIND(&quot;.&quot;; [.J27]; 1)-FIND(&quot;m&quot;; [.J27]; 1)-1)))+VALUE(MID([.J27];FIND(&quot;.&quot;; [.J27]; 1)+1;FIND(&quot;s&quot;; [.J27]; 1)-FIND(&quot;.&quot;; [.J27]; 1)-1))" office:value-type="float" office:value="2443" calcext:value-type="float">
            <text:p>2443</text:p>
          </table:table-cell>
          <table:table-cell table:formula="of:=(60000*VALUE(LEFT([.K27];FIND(&quot;m&quot;; [.K27]; 1)-1)))+(1000*VALUE(MID([.K27];FIND(&quot;m&quot;; [.K27]; 1)+1;FIND(&quot;.&quot;; [.K27]; 1)-FIND(&quot;m&quot;; [.K27]; 1)-1)))+VALUE(MID([.K27];FIND(&quot;.&quot;; [.K27]; 1)+1;FIND(&quot;s&quot;; [.K27]; 1)-FIND(&quot;.&quot;; [.K27]; 1)-1))" office:value-type="float" office:value="2442" calcext:value-type="float">
            <text:p>2442</text:p>
          </table:table-cell>
          <table:table-cell table:formula="of:=AVERAGE([.R27:.V27])" office:value-type="float" office:value="2446.2" calcext:value-type="float">
            <text:p>2446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table:number-columns-repeated="5"/>
          <table:table-cell office:value-type="string" calcext:value-type="string">
            <text:p>0m2.664s</text:p>
          </table:table-cell>
          <table:table-cell office:value-type="string" calcext:value-type="string">
            <text:p>0m2.645s</text:p>
          </table:table-cell>
          <table:table-cell office:value-type="string" calcext:value-type="string">
            <text:p>0m2.644s</text:p>
          </table:table-cell>
          <table:table-cell office:value-type="string" calcext:value-type="string">
            <text:p>0m2.626s</text:p>
          </table:table-cell>
          <table:table-cell office:value-type="string" calcext:value-type="string">
            <text:p>0m2.643s</text:p>
          </table:table-cell>
          <table:table-cell table:number-columns-repeated="6"/>
          <table:table-cell table:formula="of:=(60000*VALUE(LEFT([.G28];FIND(&quot;m&quot;; [.G28]; 1)-1)))+(1000*VALUE(MID([.G28];FIND(&quot;m&quot;; [.G28]; 1)+1;FIND(&quot;.&quot;; [.G28]; 1)-FIND(&quot;m&quot;; [.G28]; 1)-1)))+VALUE(MID([.G28];FIND(&quot;.&quot;; [.G28]; 1)+1;FIND(&quot;s&quot;; [.G28]; 1)-FIND(&quot;.&quot;; [.G28]; 1)-1))" office:value-type="float" office:value="2664" calcext:value-type="float">
            <text:p>2664</text:p>
          </table:table-cell>
          <table:table-cell table:formula="of:=(60000*VALUE(LEFT([.H28];FIND(&quot;m&quot;; [.H28]; 1)-1)))+(1000*VALUE(MID([.H28];FIND(&quot;m&quot;; [.H28]; 1)+1;FIND(&quot;.&quot;; [.H28]; 1)-FIND(&quot;m&quot;; [.H28]; 1)-1)))+VALUE(MID([.H28];FIND(&quot;.&quot;; [.H28]; 1)+1;FIND(&quot;s&quot;; [.H28]; 1)-FIND(&quot;.&quot;; [.H28]; 1)-1))" office:value-type="float" office:value="2645" calcext:value-type="float">
            <text:p>2645</text:p>
          </table:table-cell>
          <table:table-cell table:formula="of:=(60000*VALUE(LEFT([.I28];FIND(&quot;m&quot;; [.I28]; 1)-1)))+(1000*VALUE(MID([.I28];FIND(&quot;m&quot;; [.I28]; 1)+1;FIND(&quot;.&quot;; [.I28]; 1)-FIND(&quot;m&quot;; [.I28]; 1)-1)))+VALUE(MID([.I28];FIND(&quot;.&quot;; [.I28]; 1)+1;FIND(&quot;s&quot;; [.I28]; 1)-FIND(&quot;.&quot;; [.I28]; 1)-1))" office:value-type="float" office:value="2644" calcext:value-type="float">
            <text:p>2644</text:p>
          </table:table-cell>
          <table:table-cell table:formula="of:=(60000*VALUE(LEFT([.J28];FIND(&quot;m&quot;; [.J28]; 1)-1)))+(1000*VALUE(MID([.J28];FIND(&quot;m&quot;; [.J28]; 1)+1;FIND(&quot;.&quot;; [.J28]; 1)-FIND(&quot;m&quot;; [.J28]; 1)-1)))+VALUE(MID([.J28];FIND(&quot;.&quot;; [.J28]; 1)+1;FIND(&quot;s&quot;; [.J28]; 1)-FIND(&quot;.&quot;; [.J28]; 1)-1))" office:value-type="float" office:value="2626" calcext:value-type="float">
            <text:p>2626</text:p>
          </table:table-cell>
          <table:table-cell table:formula="of:=(60000*VALUE(LEFT([.K28];FIND(&quot;m&quot;; [.K28]; 1)-1)))+(1000*VALUE(MID([.K28];FIND(&quot;m&quot;; [.K28]; 1)+1;FIND(&quot;.&quot;; [.K28]; 1)-FIND(&quot;m&quot;; [.K28]; 1)-1)))+VALUE(MID([.K28];FIND(&quot;.&quot;; [.K28]; 1)+1;FIND(&quot;s&quot;; [.K28]; 1)-FIND(&quot;.&quot;; [.K28]; 1)-1))" office:value-type="float" office:value="2643" calcext:value-type="float">
            <text:p>2643</text:p>
          </table:table-cell>
          <table:table-cell table:formula="of:=AVERAGE([.R28:.V28])" office:value-type="float" office:value="2644.4" calcext:value-type="float">
            <text:p>2644</text:p>
          </table:table-cell>
        </table:table-row>
        <table:table-row table:style-name="ro2">
          <table:table-cell office:value-type="float" office:value="6250" calcext:value-type="float">
            <text:p>6250</text:p>
          </table:table-cell>
          <table:table-cell table:number-columns-repeated="5"/>
          <table:table-cell office:value-type="string" calcext:value-type="string">
            <text:p>0m2.847s</text:p>
          </table:table-cell>
          <table:table-cell office:value-type="string" calcext:value-type="string">
            <text:p>0m2.843s</text:p>
          </table:table-cell>
          <table:table-cell office:value-type="string" calcext:value-type="string">
            <text:p>0m2.846s</text:p>
          </table:table-cell>
          <table:table-cell table:number-columns-repeated="2" office:value-type="string" calcext:value-type="string">
            <text:p>0m2.844s</text:p>
          </table:table-cell>
          <table:table-cell table:number-columns-repeated="6"/>
          <table:table-cell table:formula="of:=(60000*VALUE(LEFT([.G29];FIND(&quot;m&quot;; [.G29]; 1)-1)))+(1000*VALUE(MID([.G29];FIND(&quot;m&quot;; [.G29]; 1)+1;FIND(&quot;.&quot;; [.G29]; 1)-FIND(&quot;m&quot;; [.G29]; 1)-1)))+VALUE(MID([.G29];FIND(&quot;.&quot;; [.G29]; 1)+1;FIND(&quot;s&quot;; [.G29]; 1)-FIND(&quot;.&quot;; [.G29]; 1)-1))" office:value-type="float" office:value="2847" calcext:value-type="float">
            <text:p>2847</text:p>
          </table:table-cell>
          <table:table-cell table:formula="of:=(60000*VALUE(LEFT([.H29];FIND(&quot;m&quot;; [.H29]; 1)-1)))+(1000*VALUE(MID([.H29];FIND(&quot;m&quot;; [.H29]; 1)+1;FIND(&quot;.&quot;; [.H29]; 1)-FIND(&quot;m&quot;; [.H29]; 1)-1)))+VALUE(MID([.H29];FIND(&quot;.&quot;; [.H29]; 1)+1;FIND(&quot;s&quot;; [.H29]; 1)-FIND(&quot;.&quot;; [.H29]; 1)-1))" office:value-type="float" office:value="2843" calcext:value-type="float">
            <text:p>2843</text:p>
          </table:table-cell>
          <table:table-cell table:formula="of:=(60000*VALUE(LEFT([.I29];FIND(&quot;m&quot;; [.I29]; 1)-1)))+(1000*VALUE(MID([.I29];FIND(&quot;m&quot;; [.I29]; 1)+1;FIND(&quot;.&quot;; [.I29]; 1)-FIND(&quot;m&quot;; [.I29]; 1)-1)))+VALUE(MID([.I29];FIND(&quot;.&quot;; [.I29]; 1)+1;FIND(&quot;s&quot;; [.I29]; 1)-FIND(&quot;.&quot;; [.I29]; 1)-1))" office:value-type="float" office:value="2846" calcext:value-type="float">
            <text:p>2846</text:p>
          </table:table-cell>
          <table:table-cell table:formula="of:=(60000*VALUE(LEFT([.J29];FIND(&quot;m&quot;; [.J29]; 1)-1)))+(1000*VALUE(MID([.J29];FIND(&quot;m&quot;; [.J29]; 1)+1;FIND(&quot;.&quot;; [.J29]; 1)-FIND(&quot;m&quot;; [.J29]; 1)-1)))+VALUE(MID([.J29];FIND(&quot;.&quot;; [.J29]; 1)+1;FIND(&quot;s&quot;; [.J29]; 1)-FIND(&quot;.&quot;; [.J29]; 1)-1))" office:value-type="float" office:value="2844" calcext:value-type="float">
            <text:p>2844</text:p>
          </table:table-cell>
          <table:table-cell table:formula="of:=(60000*VALUE(LEFT([.K29];FIND(&quot;m&quot;; [.K29]; 1)-1)))+(1000*VALUE(MID([.K29];FIND(&quot;m&quot;; [.K29]; 1)+1;FIND(&quot;.&quot;; [.K29]; 1)-FIND(&quot;m&quot;; [.K29]; 1)-1)))+VALUE(MID([.K29];FIND(&quot;.&quot;; [.K29]; 1)+1;FIND(&quot;s&quot;; [.K29]; 1)-FIND(&quot;.&quot;; [.K29]; 1)-1))" office:value-type="float" office:value="2844" calcext:value-type="float">
            <text:p>2844</text:p>
          </table:table-cell>
          <table:table-cell table:formula="of:=AVERAGE([.R29:.V29])" office:value-type="float" office:value="2844.8" calcext:value-type="float">
            <text:p>2845</text:p>
          </table:table-cell>
        </table:table-row>
        <table:table-row table:style-name="ro2">
          <table:table-cell office:value-type="float" office:value="6500" calcext:value-type="float">
            <text:p>6500</text:p>
          </table:table-cell>
          <table:table-cell table:number-columns-repeated="5"/>
          <table:table-cell office:value-type="string" calcext:value-type="string">
            <text:p>0m3.056s</text:p>
          </table:table-cell>
          <table:table-cell office:value-type="string" calcext:value-type="string">
            <text:p>0m3.070s</text:p>
          </table:table-cell>
          <table:table-cell office:value-type="string" calcext:value-type="string">
            <text:p>0m3.068s</text:p>
          </table:table-cell>
          <table:table-cell office:value-type="string" calcext:value-type="string">
            <text:p>0m3.074s</text:p>
          </table:table-cell>
          <table:table-cell office:value-type="string" calcext:value-type="string">
            <text:p>0m3.078s</text:p>
          </table:table-cell>
          <table:table-cell table:number-columns-repeated="6"/>
          <table:table-cell table:formula="of:=(60000*VALUE(LEFT([.G30];FIND(&quot;m&quot;; [.G30]; 1)-1)))+(1000*VALUE(MID([.G30];FIND(&quot;m&quot;; [.G30]; 1)+1;FIND(&quot;.&quot;; [.G30]; 1)-FIND(&quot;m&quot;; [.G30]; 1)-1)))+VALUE(MID([.G30];FIND(&quot;.&quot;; [.G30]; 1)+1;FIND(&quot;s&quot;; [.G30]; 1)-FIND(&quot;.&quot;; [.G30]; 1)-1))" office:value-type="float" office:value="3056" calcext:value-type="float">
            <text:p>3056</text:p>
          </table:table-cell>
          <table:table-cell table:formula="of:=(60000*VALUE(LEFT([.H30];FIND(&quot;m&quot;; [.H30]; 1)-1)))+(1000*VALUE(MID([.H30];FIND(&quot;m&quot;; [.H30]; 1)+1;FIND(&quot;.&quot;; [.H30]; 1)-FIND(&quot;m&quot;; [.H30]; 1)-1)))+VALUE(MID([.H30];FIND(&quot;.&quot;; [.H30]; 1)+1;FIND(&quot;s&quot;; [.H30]; 1)-FIND(&quot;.&quot;; [.H30]; 1)-1))" office:value-type="float" office:value="3070" calcext:value-type="float">
            <text:p>3070</text:p>
          </table:table-cell>
          <table:table-cell table:formula="of:=(60000*VALUE(LEFT([.I30];FIND(&quot;m&quot;; [.I30]; 1)-1)))+(1000*VALUE(MID([.I30];FIND(&quot;m&quot;; [.I30]; 1)+1;FIND(&quot;.&quot;; [.I30]; 1)-FIND(&quot;m&quot;; [.I30]; 1)-1)))+VALUE(MID([.I30];FIND(&quot;.&quot;; [.I30]; 1)+1;FIND(&quot;s&quot;; [.I30]; 1)-FIND(&quot;.&quot;; [.I30]; 1)-1))" office:value-type="float" office:value="3068" calcext:value-type="float">
            <text:p>3068</text:p>
          </table:table-cell>
          <table:table-cell table:formula="of:=(60000*VALUE(LEFT([.J30];FIND(&quot;m&quot;; [.J30]; 1)-1)))+(1000*VALUE(MID([.J30];FIND(&quot;m&quot;; [.J30]; 1)+1;FIND(&quot;.&quot;; [.J30]; 1)-FIND(&quot;m&quot;; [.J30]; 1)-1)))+VALUE(MID([.J30];FIND(&quot;.&quot;; [.J30]; 1)+1;FIND(&quot;s&quot;; [.J30]; 1)-FIND(&quot;.&quot;; [.J30]; 1)-1))" office:value-type="float" office:value="3074" calcext:value-type="float">
            <text:p>3074</text:p>
          </table:table-cell>
          <table:table-cell table:formula="of:=(60000*VALUE(LEFT([.K30];FIND(&quot;m&quot;; [.K30]; 1)-1)))+(1000*VALUE(MID([.K30];FIND(&quot;m&quot;; [.K30]; 1)+1;FIND(&quot;.&quot;; [.K30]; 1)-FIND(&quot;m&quot;; [.K30]; 1)-1)))+VALUE(MID([.K30];FIND(&quot;.&quot;; [.K30]; 1)+1;FIND(&quot;s&quot;; [.K30]; 1)-FIND(&quot;.&quot;; [.K30]; 1)-1))" office:value-type="float" office:value="3078" calcext:value-type="float">
            <text:p>3078</text:p>
          </table:table-cell>
          <table:table-cell table:formula="of:=AVERAGE([.R30:.V30])" office:value-type="float" office:value="3069.2" calcext:value-type="float">
            <text:p>3069</text:p>
          </table:table-cell>
        </table:table-row>
        <table:table-row table:style-name="ro2">
          <table:table-cell office:value-type="float" office:value="6750" calcext:value-type="float">
            <text:p>6750</text:p>
          </table:table-cell>
          <table:table-cell table:number-columns-repeated="5"/>
          <table:table-cell office:value-type="string" calcext:value-type="string">
            <text:p>0m3.306s</text:p>
          </table:table-cell>
          <table:table-cell office:value-type="string" calcext:value-type="string">
            <text:p>0m3.293s</text:p>
          </table:table-cell>
          <table:table-cell office:value-type="string" calcext:value-type="string">
            <text:p>0m3.312s</text:p>
          </table:table-cell>
          <table:table-cell office:value-type="string" calcext:value-type="string">
            <text:p>0m3.307s</text:p>
          </table:table-cell>
          <table:table-cell office:value-type="string" calcext:value-type="string">
            <text:p>0m3.295s</text:p>
          </table:table-cell>
          <table:table-cell table:number-columns-repeated="6"/>
          <table:table-cell table:formula="of:=(60000*VALUE(LEFT([.G31];FIND(&quot;m&quot;; [.G31]; 1)-1)))+(1000*VALUE(MID([.G31];FIND(&quot;m&quot;; [.G31]; 1)+1;FIND(&quot;.&quot;; [.G31]; 1)-FIND(&quot;m&quot;; [.G31]; 1)-1)))+VALUE(MID([.G31];FIND(&quot;.&quot;; [.G31]; 1)+1;FIND(&quot;s&quot;; [.G31]; 1)-FIND(&quot;.&quot;; [.G31]; 1)-1))" office:value-type="float" office:value="3306" calcext:value-type="float">
            <text:p>3306</text:p>
          </table:table-cell>
          <table:table-cell table:formula="of:=(60000*VALUE(LEFT([.H31];FIND(&quot;m&quot;; [.H31]; 1)-1)))+(1000*VALUE(MID([.H31];FIND(&quot;m&quot;; [.H31]; 1)+1;FIND(&quot;.&quot;; [.H31]; 1)-FIND(&quot;m&quot;; [.H31]; 1)-1)))+VALUE(MID([.H31];FIND(&quot;.&quot;; [.H31]; 1)+1;FIND(&quot;s&quot;; [.H31]; 1)-FIND(&quot;.&quot;; [.H31]; 1)-1))" office:value-type="float" office:value="3293" calcext:value-type="float">
            <text:p>3293</text:p>
          </table:table-cell>
          <table:table-cell table:formula="of:=(60000*VALUE(LEFT([.I31];FIND(&quot;m&quot;; [.I31]; 1)-1)))+(1000*VALUE(MID([.I31];FIND(&quot;m&quot;; [.I31]; 1)+1;FIND(&quot;.&quot;; [.I31]; 1)-FIND(&quot;m&quot;; [.I31]; 1)-1)))+VALUE(MID([.I31];FIND(&quot;.&quot;; [.I31]; 1)+1;FIND(&quot;s&quot;; [.I31]; 1)-FIND(&quot;.&quot;; [.I31]; 1)-1))" office:value-type="float" office:value="3312" calcext:value-type="float">
            <text:p>3312</text:p>
          </table:table-cell>
          <table:table-cell table:formula="of:=(60000*VALUE(LEFT([.J31];FIND(&quot;m&quot;; [.J31]; 1)-1)))+(1000*VALUE(MID([.J31];FIND(&quot;m&quot;; [.J31]; 1)+1;FIND(&quot;.&quot;; [.J31]; 1)-FIND(&quot;m&quot;; [.J31]; 1)-1)))+VALUE(MID([.J31];FIND(&quot;.&quot;; [.J31]; 1)+1;FIND(&quot;s&quot;; [.J31]; 1)-FIND(&quot;.&quot;; [.J31]; 1)-1))" office:value-type="float" office:value="3307" calcext:value-type="float">
            <text:p>3307</text:p>
          </table:table-cell>
          <table:table-cell table:formula="of:=(60000*VALUE(LEFT([.K31];FIND(&quot;m&quot;; [.K31]; 1)-1)))+(1000*VALUE(MID([.K31];FIND(&quot;m&quot;; [.K31]; 1)+1;FIND(&quot;.&quot;; [.K31]; 1)-FIND(&quot;m&quot;; [.K31]; 1)-1)))+VALUE(MID([.K31];FIND(&quot;.&quot;; [.K31]; 1)+1;FIND(&quot;s&quot;; [.K31]; 1)-FIND(&quot;.&quot;; [.K31]; 1)-1))" office:value-type="float" office:value="3295" calcext:value-type="float">
            <text:p>3295</text:p>
          </table:table-cell>
          <table:table-cell table:formula="of:=AVERAGE([.R31:.V31])" office:value-type="float" office:value="3302.6" calcext:value-type="float">
            <text:p>3303</text:p>
          </table:table-cell>
        </table:table-row>
        <table:table-row table:style-name="ro2">
          <table:table-cell office:value-type="float" office:value="7000" calcext:value-type="float">
            <text:p>7000</text:p>
          </table:table-cell>
          <table:table-cell table:number-columns-repeated="5"/>
          <table:table-cell office:value-type="string" calcext:value-type="string">
            <text:p>0m3.515s</text:p>
          </table:table-cell>
          <table:table-cell office:value-type="string" calcext:value-type="string">
            <text:p>0m3.540s</text:p>
          </table:table-cell>
          <table:table-cell office:value-type="string" calcext:value-type="string">
            <text:p>0m3.508s</text:p>
          </table:table-cell>
          <table:table-cell office:value-type="string" calcext:value-type="string">
            <text:p>0m3.546s</text:p>
          </table:table-cell>
          <table:table-cell office:value-type="string" calcext:value-type="string">
            <text:p>0m3.530s</text:p>
          </table:table-cell>
          <table:table-cell table:number-columns-repeated="6"/>
          <table:table-cell table:formula="of:=(60000*VALUE(LEFT([.G32];FIND(&quot;m&quot;; [.G32]; 1)-1)))+(1000*VALUE(MID([.G32];FIND(&quot;m&quot;; [.G32]; 1)+1;FIND(&quot;.&quot;; [.G32]; 1)-FIND(&quot;m&quot;; [.G32]; 1)-1)))+VALUE(MID([.G32];FIND(&quot;.&quot;; [.G32]; 1)+1;FIND(&quot;s&quot;; [.G32]; 1)-FIND(&quot;.&quot;; [.G32]; 1)-1))" office:value-type="float" office:value="3515" calcext:value-type="float">
            <text:p>3515</text:p>
          </table:table-cell>
          <table:table-cell table:formula="of:=(60000*VALUE(LEFT([.H32];FIND(&quot;m&quot;; [.H32]; 1)-1)))+(1000*VALUE(MID([.H32];FIND(&quot;m&quot;; [.H32]; 1)+1;FIND(&quot;.&quot;; [.H32]; 1)-FIND(&quot;m&quot;; [.H32]; 1)-1)))+VALUE(MID([.H32];FIND(&quot;.&quot;; [.H32]; 1)+1;FIND(&quot;s&quot;; [.H32]; 1)-FIND(&quot;.&quot;; [.H32]; 1)-1))" office:value-type="float" office:value="3540" calcext:value-type="float">
            <text:p>3540</text:p>
          </table:table-cell>
          <table:table-cell table:formula="of:=(60000*VALUE(LEFT([.I32];FIND(&quot;m&quot;; [.I32]; 1)-1)))+(1000*VALUE(MID([.I32];FIND(&quot;m&quot;; [.I32]; 1)+1;FIND(&quot;.&quot;; [.I32]; 1)-FIND(&quot;m&quot;; [.I32]; 1)-1)))+VALUE(MID([.I32];FIND(&quot;.&quot;; [.I32]; 1)+1;FIND(&quot;s&quot;; [.I32]; 1)-FIND(&quot;.&quot;; [.I32]; 1)-1))" office:value-type="float" office:value="3508" calcext:value-type="float">
            <text:p>3508</text:p>
          </table:table-cell>
          <table:table-cell table:formula="of:=(60000*VALUE(LEFT([.J32];FIND(&quot;m&quot;; [.J32]; 1)-1)))+(1000*VALUE(MID([.J32];FIND(&quot;m&quot;; [.J32]; 1)+1;FIND(&quot;.&quot;; [.J32]; 1)-FIND(&quot;m&quot;; [.J32]; 1)-1)))+VALUE(MID([.J32];FIND(&quot;.&quot;; [.J32]; 1)+1;FIND(&quot;s&quot;; [.J32]; 1)-FIND(&quot;.&quot;; [.J32]; 1)-1))" office:value-type="float" office:value="3546" calcext:value-type="float">
            <text:p>3546</text:p>
          </table:table-cell>
          <table:table-cell table:formula="of:=(60000*VALUE(LEFT([.K32];FIND(&quot;m&quot;; [.K32]; 1)-1)))+(1000*VALUE(MID([.K32];FIND(&quot;m&quot;; [.K32]; 1)+1;FIND(&quot;.&quot;; [.K32]; 1)-FIND(&quot;m&quot;; [.K32]; 1)-1)))+VALUE(MID([.K32];FIND(&quot;.&quot;; [.K32]; 1)+1;FIND(&quot;s&quot;; [.K32]; 1)-FIND(&quot;.&quot;; [.K32]; 1)-1))" office:value-type="float" office:value="3530" calcext:value-type="float">
            <text:p>3530</text:p>
          </table:table-cell>
          <table:table-cell table:formula="of:=AVERAGE([.R32:.V32])" office:value-type="float" office:value="3527.8" calcext:value-type="float">
            <text:p>3528</text:p>
          </table:table-cell>
        </table:table-row>
        <table:table-row table:style-name="ro2">
          <table:table-cell office:value-type="float" office:value="7250" calcext:value-type="float">
            <text:p>7250</text:p>
          </table:table-cell>
          <table:table-cell table:number-columns-repeated="5"/>
          <table:table-cell office:value-type="string" calcext:value-type="string">
            <text:p>0m4.064s</text:p>
          </table:table-cell>
          <table:table-cell office:value-type="string" calcext:value-type="string">
            <text:p>0m3.787s</text:p>
          </table:table-cell>
          <table:table-cell office:value-type="string" calcext:value-type="string">
            <text:p>0m3.771s</text:p>
          </table:table-cell>
          <table:table-cell office:value-type="string" calcext:value-type="string">
            <text:p>0m3.773s</text:p>
          </table:table-cell>
          <table:table-cell office:value-type="string" calcext:value-type="string">
            <text:p>0m3.792s</text:p>
          </table:table-cell>
          <table:table-cell table:number-columns-repeated="6"/>
          <table:table-cell table:formula="of:=(60000*VALUE(LEFT([.G33];FIND(&quot;m&quot;; [.G33]; 1)-1)))+(1000*VALUE(MID([.G33];FIND(&quot;m&quot;; [.G33]; 1)+1;FIND(&quot;.&quot;; [.G33]; 1)-FIND(&quot;m&quot;; [.G33]; 1)-1)))+VALUE(MID([.G33];FIND(&quot;.&quot;; [.G33]; 1)+1;FIND(&quot;s&quot;; [.G33]; 1)-FIND(&quot;.&quot;; [.G33]; 1)-1))" office:value-type="float" office:value="4064" calcext:value-type="float">
            <text:p>4064</text:p>
          </table:table-cell>
          <table:table-cell table:formula="of:=(60000*VALUE(LEFT([.H33];FIND(&quot;m&quot;; [.H33]; 1)-1)))+(1000*VALUE(MID([.H33];FIND(&quot;m&quot;; [.H33]; 1)+1;FIND(&quot;.&quot;; [.H33]; 1)-FIND(&quot;m&quot;; [.H33]; 1)-1)))+VALUE(MID([.H33];FIND(&quot;.&quot;; [.H33]; 1)+1;FIND(&quot;s&quot;; [.H33]; 1)-FIND(&quot;.&quot;; [.H33]; 1)-1))" office:value-type="float" office:value="3787" calcext:value-type="float">
            <text:p>3787</text:p>
          </table:table-cell>
          <table:table-cell table:formula="of:=(60000*VALUE(LEFT([.I33];FIND(&quot;m&quot;; [.I33]; 1)-1)))+(1000*VALUE(MID([.I33];FIND(&quot;m&quot;; [.I33]; 1)+1;FIND(&quot;.&quot;; [.I33]; 1)-FIND(&quot;m&quot;; [.I33]; 1)-1)))+VALUE(MID([.I33];FIND(&quot;.&quot;; [.I33]; 1)+1;FIND(&quot;s&quot;; [.I33]; 1)-FIND(&quot;.&quot;; [.I33]; 1)-1))" office:value-type="float" office:value="3771" calcext:value-type="float">
            <text:p>3771</text:p>
          </table:table-cell>
          <table:table-cell table:formula="of:=(60000*VALUE(LEFT([.J33];FIND(&quot;m&quot;; [.J33]; 1)-1)))+(1000*VALUE(MID([.J33];FIND(&quot;m&quot;; [.J33]; 1)+1;FIND(&quot;.&quot;; [.J33]; 1)-FIND(&quot;m&quot;; [.J33]; 1)-1)))+VALUE(MID([.J33];FIND(&quot;.&quot;; [.J33]; 1)+1;FIND(&quot;s&quot;; [.J33]; 1)-FIND(&quot;.&quot;; [.J33]; 1)-1))" office:value-type="float" office:value="3773" calcext:value-type="float">
            <text:p>3773</text:p>
          </table:table-cell>
          <table:table-cell table:formula="of:=(60000*VALUE(LEFT([.K33];FIND(&quot;m&quot;; [.K33]; 1)-1)))+(1000*VALUE(MID([.K33];FIND(&quot;m&quot;; [.K33]; 1)+1;FIND(&quot;.&quot;; [.K33]; 1)-FIND(&quot;m&quot;; [.K33]; 1)-1)))+VALUE(MID([.K33];FIND(&quot;.&quot;; [.K33]; 1)+1;FIND(&quot;s&quot;; [.K33]; 1)-FIND(&quot;.&quot;; [.K33]; 1)-1))" office:value-type="float" office:value="3792" calcext:value-type="float">
            <text:p>3792</text:p>
          </table:table-cell>
          <table:table-cell table:formula="of:=AVERAGE([.R33:.V33])" office:value-type="float" office:value="3837.4" calcext:value-type="float">
            <text:p>3837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table:number-columns-repeated="5"/>
          <table:table-cell office:value-type="string" calcext:value-type="string">
            <text:p>0m4.057s</text:p>
          </table:table-cell>
          <table:table-cell office:value-type="string" calcext:value-type="string">
            <text:p>0m4.046s</text:p>
          </table:table-cell>
          <table:table-cell office:value-type="string" calcext:value-type="string">
            <text:p>0m4.005s</text:p>
          </table:table-cell>
          <table:table-cell office:value-type="string" calcext:value-type="string">
            <text:p>0m4.013s</text:p>
          </table:table-cell>
          <table:table-cell office:value-type="string" calcext:value-type="string">
            <text:p>0m4.072s</text:p>
          </table:table-cell>
          <table:table-cell table:number-columns-repeated="6"/>
          <table:table-cell table:formula="of:=(60000*VALUE(LEFT([.G34];FIND(&quot;m&quot;; [.G34]; 1)-1)))+(1000*VALUE(MID([.G34];FIND(&quot;m&quot;; [.G34]; 1)+1;FIND(&quot;.&quot;; [.G34]; 1)-FIND(&quot;m&quot;; [.G34]; 1)-1)))+VALUE(MID([.G34];FIND(&quot;.&quot;; [.G34]; 1)+1;FIND(&quot;s&quot;; [.G34]; 1)-FIND(&quot;.&quot;; [.G34]; 1)-1))" office:value-type="float" office:value="4057" calcext:value-type="float">
            <text:p>4057</text:p>
          </table:table-cell>
          <table:table-cell table:formula="of:=(60000*VALUE(LEFT([.H34];FIND(&quot;m&quot;; [.H34]; 1)-1)))+(1000*VALUE(MID([.H34];FIND(&quot;m&quot;; [.H34]; 1)+1;FIND(&quot;.&quot;; [.H34]; 1)-FIND(&quot;m&quot;; [.H34]; 1)-1)))+VALUE(MID([.H34];FIND(&quot;.&quot;; [.H34]; 1)+1;FIND(&quot;s&quot;; [.H34]; 1)-FIND(&quot;.&quot;; [.H34]; 1)-1))" office:value-type="float" office:value="4046" calcext:value-type="float">
            <text:p>4046</text:p>
          </table:table-cell>
          <table:table-cell table:formula="of:=(60000*VALUE(LEFT([.I34];FIND(&quot;m&quot;; [.I34]; 1)-1)))+(1000*VALUE(MID([.I34];FIND(&quot;m&quot;; [.I34]; 1)+1;FIND(&quot;.&quot;; [.I34]; 1)-FIND(&quot;m&quot;; [.I34]; 1)-1)))+VALUE(MID([.I34];FIND(&quot;.&quot;; [.I34]; 1)+1;FIND(&quot;s&quot;; [.I34]; 1)-FIND(&quot;.&quot;; [.I34]; 1)-1))" office:value-type="float" office:value="4005" calcext:value-type="float">
            <text:p>4005</text:p>
          </table:table-cell>
          <table:table-cell table:formula="of:=(60000*VALUE(LEFT([.J34];FIND(&quot;m&quot;; [.J34]; 1)-1)))+(1000*VALUE(MID([.J34];FIND(&quot;m&quot;; [.J34]; 1)+1;FIND(&quot;.&quot;; [.J34]; 1)-FIND(&quot;m&quot;; [.J34]; 1)-1)))+VALUE(MID([.J34];FIND(&quot;.&quot;; [.J34]; 1)+1;FIND(&quot;s&quot;; [.J34]; 1)-FIND(&quot;.&quot;; [.J34]; 1)-1))" office:value-type="float" office:value="4013" calcext:value-type="float">
            <text:p>4013</text:p>
          </table:table-cell>
          <table:table-cell table:formula="of:=(60000*VALUE(LEFT([.K34];FIND(&quot;m&quot;; [.K34]; 1)-1)))+(1000*VALUE(MID([.K34];FIND(&quot;m&quot;; [.K34]; 1)+1;FIND(&quot;.&quot;; [.K34]; 1)-FIND(&quot;m&quot;; [.K34]; 1)-1)))+VALUE(MID([.K34];FIND(&quot;.&quot;; [.K34]; 1)+1;FIND(&quot;s&quot;; [.K34]; 1)-FIND(&quot;.&quot;; [.K34]; 1)-1))" office:value-type="float" office:value="4072" calcext:value-type="float">
            <text:p>4072</text:p>
          </table:table-cell>
          <table:table-cell table:formula="of:=AVERAGE([.R34:.V34])" office:value-type="float" office:value="4038.6" calcext:value-type="float">
            <text:p>4039</text:p>
          </table:table-cell>
        </table:table-row>
        <table:table-row table:style-name="ro2">
          <table:table-cell office:value-type="float" office:value="7750" calcext:value-type="float">
            <text:p>7750</text:p>
          </table:table-cell>
          <table:table-cell table:number-columns-repeated="5"/>
          <table:table-cell office:value-type="string" calcext:value-type="string">
            <text:p>0m4.322s</text:p>
          </table:table-cell>
          <table:table-cell office:value-type="string" calcext:value-type="string">
            <text:p>0m4.309s</text:p>
          </table:table-cell>
          <table:table-cell office:value-type="string" calcext:value-type="string">
            <text:p>0m4.263s</text:p>
          </table:table-cell>
          <table:table-cell office:value-type="string" calcext:value-type="string">
            <text:p>0m4.277s</text:p>
          </table:table-cell>
          <table:table-cell office:value-type="string" calcext:value-type="string">
            <text:p>0m4.288s</text:p>
          </table:table-cell>
          <table:table-cell table:number-columns-repeated="6"/>
          <table:table-cell table:formula="of:=(60000*VALUE(LEFT([.G35];FIND(&quot;m&quot;; [.G35]; 1)-1)))+(1000*VALUE(MID([.G35];FIND(&quot;m&quot;; [.G35]; 1)+1;FIND(&quot;.&quot;; [.G35]; 1)-FIND(&quot;m&quot;; [.G35]; 1)-1)))+VALUE(MID([.G35];FIND(&quot;.&quot;; [.G35]; 1)+1;FIND(&quot;s&quot;; [.G35]; 1)-FIND(&quot;.&quot;; [.G35]; 1)-1))" office:value-type="float" office:value="4322" calcext:value-type="float">
            <text:p>4322</text:p>
          </table:table-cell>
          <table:table-cell table:formula="of:=(60000*VALUE(LEFT([.H35];FIND(&quot;m&quot;; [.H35]; 1)-1)))+(1000*VALUE(MID([.H35];FIND(&quot;m&quot;; [.H35]; 1)+1;FIND(&quot;.&quot;; [.H35]; 1)-FIND(&quot;m&quot;; [.H35]; 1)-1)))+VALUE(MID([.H35];FIND(&quot;.&quot;; [.H35]; 1)+1;FIND(&quot;s&quot;; [.H35]; 1)-FIND(&quot;.&quot;; [.H35]; 1)-1))" office:value-type="float" office:value="4309" calcext:value-type="float">
            <text:p>4309</text:p>
          </table:table-cell>
          <table:table-cell table:formula="of:=(60000*VALUE(LEFT([.I35];FIND(&quot;m&quot;; [.I35]; 1)-1)))+(1000*VALUE(MID([.I35];FIND(&quot;m&quot;; [.I35]; 1)+1;FIND(&quot;.&quot;; [.I35]; 1)-FIND(&quot;m&quot;; [.I35]; 1)-1)))+VALUE(MID([.I35];FIND(&quot;.&quot;; [.I35]; 1)+1;FIND(&quot;s&quot;; [.I35]; 1)-FIND(&quot;.&quot;; [.I35]; 1)-1))" office:value-type="float" office:value="4263" calcext:value-type="float">
            <text:p>4263</text:p>
          </table:table-cell>
          <table:table-cell table:formula="of:=(60000*VALUE(LEFT([.J35];FIND(&quot;m&quot;; [.J35]; 1)-1)))+(1000*VALUE(MID([.J35];FIND(&quot;m&quot;; [.J35]; 1)+1;FIND(&quot;.&quot;; [.J35]; 1)-FIND(&quot;m&quot;; [.J35]; 1)-1)))+VALUE(MID([.J35];FIND(&quot;.&quot;; [.J35]; 1)+1;FIND(&quot;s&quot;; [.J35]; 1)-FIND(&quot;.&quot;; [.J35]; 1)-1))" office:value-type="float" office:value="4277" calcext:value-type="float">
            <text:p>4277</text:p>
          </table:table-cell>
          <table:table-cell table:formula="of:=(60000*VALUE(LEFT([.K35];FIND(&quot;m&quot;; [.K35]; 1)-1)))+(1000*VALUE(MID([.K35];FIND(&quot;m&quot;; [.K35]; 1)+1;FIND(&quot;.&quot;; [.K35]; 1)-FIND(&quot;m&quot;; [.K35]; 1)-1)))+VALUE(MID([.K35];FIND(&quot;.&quot;; [.K35]; 1)+1;FIND(&quot;s&quot;; [.K35]; 1)-FIND(&quot;.&quot;; [.K35]; 1)-1))" office:value-type="float" office:value="4288" calcext:value-type="float">
            <text:p>4288</text:p>
          </table:table-cell>
          <table:table-cell table:formula="of:=AVERAGE([.R35:.V35])" office:value-type="float" office:value="4291.8" calcext:value-type="float">
            <text:p>4292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table:number-columns-repeated="5"/>
          <table:table-cell office:value-type="string" calcext:value-type="string">
            <text:p>0m4.551s</text:p>
          </table:table-cell>
          <table:table-cell office:value-type="string" calcext:value-type="string">
            <text:p>0m4.574s</text:p>
          </table:table-cell>
          <table:table-cell office:value-type="string" calcext:value-type="string">
            <text:p>0m4.579s</text:p>
          </table:table-cell>
          <table:table-cell office:value-type="string" calcext:value-type="string">
            <text:p>0m4.573s</text:p>
          </table:table-cell>
          <table:table-cell office:value-type="string" calcext:value-type="string">
            <text:p>0m4.600s</text:p>
          </table:table-cell>
          <table:table-cell table:number-columns-repeated="6"/>
          <table:table-cell table:formula="of:=(60000*VALUE(LEFT([.G36];FIND(&quot;m&quot;; [.G36]; 1)-1)))+(1000*VALUE(MID([.G36];FIND(&quot;m&quot;; [.G36]; 1)+1;FIND(&quot;.&quot;; [.G36]; 1)-FIND(&quot;m&quot;; [.G36]; 1)-1)))+VALUE(MID([.G36];FIND(&quot;.&quot;; [.G36]; 1)+1;FIND(&quot;s&quot;; [.G36]; 1)-FIND(&quot;.&quot;; [.G36]; 1)-1))" office:value-type="float" office:value="4551" calcext:value-type="float">
            <text:p>4551</text:p>
          </table:table-cell>
          <table:table-cell table:formula="of:=(60000*VALUE(LEFT([.H36];FIND(&quot;m&quot;; [.H36]; 1)-1)))+(1000*VALUE(MID([.H36];FIND(&quot;m&quot;; [.H36]; 1)+1;FIND(&quot;.&quot;; [.H36]; 1)-FIND(&quot;m&quot;; [.H36]; 1)-1)))+VALUE(MID([.H36];FIND(&quot;.&quot;; [.H36]; 1)+1;FIND(&quot;s&quot;; [.H36]; 1)-FIND(&quot;.&quot;; [.H36]; 1)-1))" office:value-type="float" office:value="4574" calcext:value-type="float">
            <text:p>4574</text:p>
          </table:table-cell>
          <table:table-cell table:formula="of:=(60000*VALUE(LEFT([.I36];FIND(&quot;m&quot;; [.I36]; 1)-1)))+(1000*VALUE(MID([.I36];FIND(&quot;m&quot;; [.I36]; 1)+1;FIND(&quot;.&quot;; [.I36]; 1)-FIND(&quot;m&quot;; [.I36]; 1)-1)))+VALUE(MID([.I36];FIND(&quot;.&quot;; [.I36]; 1)+1;FIND(&quot;s&quot;; [.I36]; 1)-FIND(&quot;.&quot;; [.I36]; 1)-1))" office:value-type="float" office:value="4579" calcext:value-type="float">
            <text:p>4579</text:p>
          </table:table-cell>
          <table:table-cell table:formula="of:=(60000*VALUE(LEFT([.J36];FIND(&quot;m&quot;; [.J36]; 1)-1)))+(1000*VALUE(MID([.J36];FIND(&quot;m&quot;; [.J36]; 1)+1;FIND(&quot;.&quot;; [.J36]; 1)-FIND(&quot;m&quot;; [.J36]; 1)-1)))+VALUE(MID([.J36];FIND(&quot;.&quot;; [.J36]; 1)+1;FIND(&quot;s&quot;; [.J36]; 1)-FIND(&quot;.&quot;; [.J36]; 1)-1))" office:value-type="float" office:value="4573" calcext:value-type="float">
            <text:p>4573</text:p>
          </table:table-cell>
          <table:table-cell table:formula="of:=(60000*VALUE(LEFT([.K36];FIND(&quot;m&quot;; [.K36]; 1)-1)))+(1000*VALUE(MID([.K36];FIND(&quot;m&quot;; [.K36]; 1)+1;FIND(&quot;.&quot;; [.K36]; 1)-FIND(&quot;m&quot;; [.K36]; 1)-1)))+VALUE(MID([.K36];FIND(&quot;.&quot;; [.K36]; 1)+1;FIND(&quot;s&quot;; [.K36]; 1)-FIND(&quot;.&quot;; [.K36]; 1)-1))" office:value-type="float" office:value="4600" calcext:value-type="float">
            <text:p>4600</text:p>
          </table:table-cell>
          <table:table-cell table:formula="of:=AVERAGE([.R36:.V36])" office:value-type="float" office:value="4575.4" calcext:value-type="float">
            <text:p>4575</text:p>
          </table:table-cell>
        </table:table-row>
        <table:table-row table:style-name="ro2">
          <table:table-cell office:value-type="float" office:value="8250" calcext:value-type="float">
            <text:p>8250</text:p>
          </table:table-cell>
          <table:table-cell table:number-columns-repeated="5"/>
          <table:table-cell office:value-type="string" calcext:value-type="string">
            <text:p>0m4.881s</text:p>
          </table:table-cell>
          <table:table-cell office:value-type="string" calcext:value-type="string">
            <text:p>0m4.821s</text:p>
          </table:table-cell>
          <table:table-cell office:value-type="string" calcext:value-type="string">
            <text:p>0m4.844s</text:p>
          </table:table-cell>
          <table:table-cell office:value-type="string" calcext:value-type="string">
            <text:p>0m4.828s</text:p>
          </table:table-cell>
          <table:table-cell office:value-type="string" calcext:value-type="string">
            <text:p>0m4.823s</text:p>
          </table:table-cell>
          <table:table-cell table:number-columns-repeated="6"/>
          <table:table-cell table:formula="of:=(60000*VALUE(LEFT([.G37];FIND(&quot;m&quot;; [.G37]; 1)-1)))+(1000*VALUE(MID([.G37];FIND(&quot;m&quot;; [.G37]; 1)+1;FIND(&quot;.&quot;; [.G37]; 1)-FIND(&quot;m&quot;; [.G37]; 1)-1)))+VALUE(MID([.G37];FIND(&quot;.&quot;; [.G37]; 1)+1;FIND(&quot;s&quot;; [.G37]; 1)-FIND(&quot;.&quot;; [.G37]; 1)-1))" office:value-type="float" office:value="4881" calcext:value-type="float">
            <text:p>4881</text:p>
          </table:table-cell>
          <table:table-cell table:formula="of:=(60000*VALUE(LEFT([.H37];FIND(&quot;m&quot;; [.H37]; 1)-1)))+(1000*VALUE(MID([.H37];FIND(&quot;m&quot;; [.H37]; 1)+1;FIND(&quot;.&quot;; [.H37]; 1)-FIND(&quot;m&quot;; [.H37]; 1)-1)))+VALUE(MID([.H37];FIND(&quot;.&quot;; [.H37]; 1)+1;FIND(&quot;s&quot;; [.H37]; 1)-FIND(&quot;.&quot;; [.H37]; 1)-1))" office:value-type="float" office:value="4821" calcext:value-type="float">
            <text:p>4821</text:p>
          </table:table-cell>
          <table:table-cell table:formula="of:=(60000*VALUE(LEFT([.I37];FIND(&quot;m&quot;; [.I37]; 1)-1)))+(1000*VALUE(MID([.I37];FIND(&quot;m&quot;; [.I37]; 1)+1;FIND(&quot;.&quot;; [.I37]; 1)-FIND(&quot;m&quot;; [.I37]; 1)-1)))+VALUE(MID([.I37];FIND(&quot;.&quot;; [.I37]; 1)+1;FIND(&quot;s&quot;; [.I37]; 1)-FIND(&quot;.&quot;; [.I37]; 1)-1))" office:value-type="float" office:value="4844" calcext:value-type="float">
            <text:p>4844</text:p>
          </table:table-cell>
          <table:table-cell table:formula="of:=(60000*VALUE(LEFT([.J37];FIND(&quot;m&quot;; [.J37]; 1)-1)))+(1000*VALUE(MID([.J37];FIND(&quot;m&quot;; [.J37]; 1)+1;FIND(&quot;.&quot;; [.J37]; 1)-FIND(&quot;m&quot;; [.J37]; 1)-1)))+VALUE(MID([.J37];FIND(&quot;.&quot;; [.J37]; 1)+1;FIND(&quot;s&quot;; [.J37]; 1)-FIND(&quot;.&quot;; [.J37]; 1)-1))" office:value-type="float" office:value="4828" calcext:value-type="float">
            <text:p>4828</text:p>
          </table:table-cell>
          <table:table-cell table:formula="of:=(60000*VALUE(LEFT([.K37];FIND(&quot;m&quot;; [.K37]; 1)-1)))+(1000*VALUE(MID([.K37];FIND(&quot;m&quot;; [.K37]; 1)+1;FIND(&quot;.&quot;; [.K37]; 1)-FIND(&quot;m&quot;; [.K37]; 1)-1)))+VALUE(MID([.K37];FIND(&quot;.&quot;; [.K37]; 1)+1;FIND(&quot;s&quot;; [.K37]; 1)-FIND(&quot;.&quot;; [.K37]; 1)-1))" office:value-type="float" office:value="4823" calcext:value-type="float">
            <text:p>4823</text:p>
          </table:table-cell>
          <table:table-cell table:formula="of:=AVERAGE([.R37:.V37])" office:value-type="float" office:value="4839.4" calcext:value-type="float">
            <text:p>4839</text:p>
          </table:table-cell>
        </table:table-row>
        <table:table-row table:style-name="ro2">
          <table:table-cell office:value-type="float" office:value="8500" calcext:value-type="float">
            <text:p>8500</text:p>
          </table:table-cell>
          <table:table-cell table:number-columns-repeated="5"/>
          <table:table-cell office:value-type="string" calcext:value-type="string">
            <text:p>0m5.155s</text:p>
          </table:table-cell>
          <table:table-cell office:value-type="string" calcext:value-type="string">
            <text:p>0m5.137s</text:p>
          </table:table-cell>
          <table:table-cell office:value-type="string" calcext:value-type="string">
            <text:p>0m5.144s</text:p>
          </table:table-cell>
          <table:table-cell office:value-type="string" calcext:value-type="string">
            <text:p>0m5.101s</text:p>
          </table:table-cell>
          <table:table-cell office:value-type="string" calcext:value-type="string">
            <text:p>0m5.143s</text:p>
          </table:table-cell>
          <table:table-cell table:number-columns-repeated="6"/>
          <table:table-cell table:formula="of:=(60000*VALUE(LEFT([.G38];FIND(&quot;m&quot;; [.G38]; 1)-1)))+(1000*VALUE(MID([.G38];FIND(&quot;m&quot;; [.G38]; 1)+1;FIND(&quot;.&quot;; [.G38]; 1)-FIND(&quot;m&quot;; [.G38]; 1)-1)))+VALUE(MID([.G38];FIND(&quot;.&quot;; [.G38]; 1)+1;FIND(&quot;s&quot;; [.G38]; 1)-FIND(&quot;.&quot;; [.G38]; 1)-1))" office:value-type="float" office:value="5155" calcext:value-type="float">
            <text:p>5155</text:p>
          </table:table-cell>
          <table:table-cell table:formula="of:=(60000*VALUE(LEFT([.H38];FIND(&quot;m&quot;; [.H38]; 1)-1)))+(1000*VALUE(MID([.H38];FIND(&quot;m&quot;; [.H38]; 1)+1;FIND(&quot;.&quot;; [.H38]; 1)-FIND(&quot;m&quot;; [.H38]; 1)-1)))+VALUE(MID([.H38];FIND(&quot;.&quot;; [.H38]; 1)+1;FIND(&quot;s&quot;; [.H38]; 1)-FIND(&quot;.&quot;; [.H38]; 1)-1))" office:value-type="float" office:value="5137" calcext:value-type="float">
            <text:p>5137</text:p>
          </table:table-cell>
          <table:table-cell table:formula="of:=(60000*VALUE(LEFT([.I38];FIND(&quot;m&quot;; [.I38]; 1)-1)))+(1000*VALUE(MID([.I38];FIND(&quot;m&quot;; [.I38]; 1)+1;FIND(&quot;.&quot;; [.I38]; 1)-FIND(&quot;m&quot;; [.I38]; 1)-1)))+VALUE(MID([.I38];FIND(&quot;.&quot;; [.I38]; 1)+1;FIND(&quot;s&quot;; [.I38]; 1)-FIND(&quot;.&quot;; [.I38]; 1)-1))" office:value-type="float" office:value="5144" calcext:value-type="float">
            <text:p>5144</text:p>
          </table:table-cell>
          <table:table-cell table:formula="of:=(60000*VALUE(LEFT([.J38];FIND(&quot;m&quot;; [.J38]; 1)-1)))+(1000*VALUE(MID([.J38];FIND(&quot;m&quot;; [.J38]; 1)+1;FIND(&quot;.&quot;; [.J38]; 1)-FIND(&quot;m&quot;; [.J38]; 1)-1)))+VALUE(MID([.J38];FIND(&quot;.&quot;; [.J38]; 1)+1;FIND(&quot;s&quot;; [.J38]; 1)-FIND(&quot;.&quot;; [.J38]; 1)-1))" office:value-type="float" office:value="5101" calcext:value-type="float">
            <text:p>5101</text:p>
          </table:table-cell>
          <table:table-cell table:formula="of:=(60000*VALUE(LEFT([.K38];FIND(&quot;m&quot;; [.K38]; 1)-1)))+(1000*VALUE(MID([.K38];FIND(&quot;m&quot;; [.K38]; 1)+1;FIND(&quot;.&quot;; [.K38]; 1)-FIND(&quot;m&quot;; [.K38]; 1)-1)))+VALUE(MID([.K38];FIND(&quot;.&quot;; [.K38]; 1)+1;FIND(&quot;s&quot;; [.K38]; 1)-FIND(&quot;.&quot;; [.K38]; 1)-1))" office:value-type="float" office:value="5143" calcext:value-type="float">
            <text:p>5143</text:p>
          </table:table-cell>
          <table:table-cell table:formula="of:=AVERAGE([.R38:.V38])" office:value-type="float" office:value="5136" calcext:value-type="float">
            <text:p>5136</text:p>
          </table:table-cell>
        </table:table-row>
        <table:table-row table:style-name="ro2">
          <table:table-cell office:value-type="float" office:value="8750" calcext:value-type="float">
            <text:p>8750</text:p>
          </table:table-cell>
          <table:table-cell table:number-columns-repeated="5"/>
          <table:table-cell office:value-type="string" calcext:value-type="string">
            <text:p>0m5.441s</text:p>
          </table:table-cell>
          <table:table-cell office:value-type="string" calcext:value-type="string">
            <text:p>0m5.479s</text:p>
          </table:table-cell>
          <table:table-cell office:value-type="string" calcext:value-type="string">
            <text:p>0m5.414s</text:p>
          </table:table-cell>
          <table:table-cell office:value-type="string" calcext:value-type="string">
            <text:p>0m5.453s</text:p>
          </table:table-cell>
          <table:table-cell office:value-type="string" calcext:value-type="string">
            <text:p>0m5.409s</text:p>
          </table:table-cell>
          <table:table-cell table:number-columns-repeated="6"/>
          <table:table-cell table:formula="of:=(60000*VALUE(LEFT([.G39];FIND(&quot;m&quot;; [.G39]; 1)-1)))+(1000*VALUE(MID([.G39];FIND(&quot;m&quot;; [.G39]; 1)+1;FIND(&quot;.&quot;; [.G39]; 1)-FIND(&quot;m&quot;; [.G39]; 1)-1)))+VALUE(MID([.G39];FIND(&quot;.&quot;; [.G39]; 1)+1;FIND(&quot;s&quot;; [.G39]; 1)-FIND(&quot;.&quot;; [.G39]; 1)-1))" office:value-type="float" office:value="5441" calcext:value-type="float">
            <text:p>5441</text:p>
          </table:table-cell>
          <table:table-cell table:formula="of:=(60000*VALUE(LEFT([.H39];FIND(&quot;m&quot;; [.H39]; 1)-1)))+(1000*VALUE(MID([.H39];FIND(&quot;m&quot;; [.H39]; 1)+1;FIND(&quot;.&quot;; [.H39]; 1)-FIND(&quot;m&quot;; [.H39]; 1)-1)))+VALUE(MID([.H39];FIND(&quot;.&quot;; [.H39]; 1)+1;FIND(&quot;s&quot;; [.H39]; 1)-FIND(&quot;.&quot;; [.H39]; 1)-1))" office:value-type="float" office:value="5479" calcext:value-type="float">
            <text:p>5479</text:p>
          </table:table-cell>
          <table:table-cell table:formula="of:=(60000*VALUE(LEFT([.I39];FIND(&quot;m&quot;; [.I39]; 1)-1)))+(1000*VALUE(MID([.I39];FIND(&quot;m&quot;; [.I39]; 1)+1;FIND(&quot;.&quot;; [.I39]; 1)-FIND(&quot;m&quot;; [.I39]; 1)-1)))+VALUE(MID([.I39];FIND(&quot;.&quot;; [.I39]; 1)+1;FIND(&quot;s&quot;; [.I39]; 1)-FIND(&quot;.&quot;; [.I39]; 1)-1))" office:value-type="float" office:value="5414" calcext:value-type="float">
            <text:p>5414</text:p>
          </table:table-cell>
          <table:table-cell table:formula="of:=(60000*VALUE(LEFT([.J39];FIND(&quot;m&quot;; [.J39]; 1)-1)))+(1000*VALUE(MID([.J39];FIND(&quot;m&quot;; [.J39]; 1)+1;FIND(&quot;.&quot;; [.J39]; 1)-FIND(&quot;m&quot;; [.J39]; 1)-1)))+VALUE(MID([.J39];FIND(&quot;.&quot;; [.J39]; 1)+1;FIND(&quot;s&quot;; [.J39]; 1)-FIND(&quot;.&quot;; [.J39]; 1)-1))" office:value-type="float" office:value="5453" calcext:value-type="float">
            <text:p>5453</text:p>
          </table:table-cell>
          <table:table-cell table:formula="of:=(60000*VALUE(LEFT([.K39];FIND(&quot;m&quot;; [.K39]; 1)-1)))+(1000*VALUE(MID([.K39];FIND(&quot;m&quot;; [.K39]; 1)+1;FIND(&quot;.&quot;; [.K39]; 1)-FIND(&quot;m&quot;; [.K39]; 1)-1)))+VALUE(MID([.K39];FIND(&quot;.&quot;; [.K39]; 1)+1;FIND(&quot;s&quot;; [.K39]; 1)-FIND(&quot;.&quot;; [.K39]; 1)-1))" office:value-type="float" office:value="5409" calcext:value-type="float">
            <text:p>5409</text:p>
          </table:table-cell>
          <table:table-cell table:formula="of:=AVERAGE([.R39:.V39])" office:value-type="float" office:value="5439.2" calcext:value-type="float">
            <text:p>5439</text:p>
          </table:table-cell>
        </table:table-row>
        <table:table-row table:style-name="ro2">
          <table:table-cell office:value-type="float" office:value="9000" calcext:value-type="float">
            <text:p>9000</text:p>
          </table:table-cell>
          <table:table-cell table:number-columns-repeated="5"/>
          <table:table-cell office:value-type="string" calcext:value-type="string">
            <text:p>0m5.695s</text:p>
          </table:table-cell>
          <table:table-cell office:value-type="string" calcext:value-type="string">
            <text:p>0m5.755s</text:p>
          </table:table-cell>
          <table:table-cell office:value-type="string" calcext:value-type="string">
            <text:p>0m5.728s</text:p>
          </table:table-cell>
          <table:table-cell office:value-type="string" calcext:value-type="string">
            <text:p>0m5.737s</text:p>
          </table:table-cell>
          <table:table-cell office:value-type="string" calcext:value-type="string">
            <text:p>0m5.703s</text:p>
          </table:table-cell>
          <table:table-cell table:number-columns-repeated="6"/>
          <table:table-cell table:formula="of:=(60000*VALUE(LEFT([.G40];FIND(&quot;m&quot;; [.G40]; 1)-1)))+(1000*VALUE(MID([.G40];FIND(&quot;m&quot;; [.G40]; 1)+1;FIND(&quot;.&quot;; [.G40]; 1)-FIND(&quot;m&quot;; [.G40]; 1)-1)))+VALUE(MID([.G40];FIND(&quot;.&quot;; [.G40]; 1)+1;FIND(&quot;s&quot;; [.G40]; 1)-FIND(&quot;.&quot;; [.G40]; 1)-1))" office:value-type="float" office:value="5695" calcext:value-type="float">
            <text:p>5695</text:p>
          </table:table-cell>
          <table:table-cell table:formula="of:=(60000*VALUE(LEFT([.H40];FIND(&quot;m&quot;; [.H40]; 1)-1)))+(1000*VALUE(MID([.H40];FIND(&quot;m&quot;; [.H40]; 1)+1;FIND(&quot;.&quot;; [.H40]; 1)-FIND(&quot;m&quot;; [.H40]; 1)-1)))+VALUE(MID([.H40];FIND(&quot;.&quot;; [.H40]; 1)+1;FIND(&quot;s&quot;; [.H40]; 1)-FIND(&quot;.&quot;; [.H40]; 1)-1))" office:value-type="float" office:value="5755" calcext:value-type="float">
            <text:p>5755</text:p>
          </table:table-cell>
          <table:table-cell table:formula="of:=(60000*VALUE(LEFT([.I40];FIND(&quot;m&quot;; [.I40]; 1)-1)))+(1000*VALUE(MID([.I40];FIND(&quot;m&quot;; [.I40]; 1)+1;FIND(&quot;.&quot;; [.I40]; 1)-FIND(&quot;m&quot;; [.I40]; 1)-1)))+VALUE(MID([.I40];FIND(&quot;.&quot;; [.I40]; 1)+1;FIND(&quot;s&quot;; [.I40]; 1)-FIND(&quot;.&quot;; [.I40]; 1)-1))" office:value-type="float" office:value="5728" calcext:value-type="float">
            <text:p>5728</text:p>
          </table:table-cell>
          <table:table-cell table:formula="of:=(60000*VALUE(LEFT([.J40];FIND(&quot;m&quot;; [.J40]; 1)-1)))+(1000*VALUE(MID([.J40];FIND(&quot;m&quot;; [.J40]; 1)+1;FIND(&quot;.&quot;; [.J40]; 1)-FIND(&quot;m&quot;; [.J40]; 1)-1)))+VALUE(MID([.J40];FIND(&quot;.&quot;; [.J40]; 1)+1;FIND(&quot;s&quot;; [.J40]; 1)-FIND(&quot;.&quot;; [.J40]; 1)-1))" office:value-type="float" office:value="5737" calcext:value-type="float">
            <text:p>5737</text:p>
          </table:table-cell>
          <table:table-cell table:formula="of:=(60000*VALUE(LEFT([.K40];FIND(&quot;m&quot;; [.K40]; 1)-1)))+(1000*VALUE(MID([.K40];FIND(&quot;m&quot;; [.K40]; 1)+1;FIND(&quot;.&quot;; [.K40]; 1)-FIND(&quot;m&quot;; [.K40]; 1)-1)))+VALUE(MID([.K40];FIND(&quot;.&quot;; [.K40]; 1)+1;FIND(&quot;s&quot;; [.K40]; 1)-FIND(&quot;.&quot;; [.K40]; 1)-1))" office:value-type="float" office:value="5703" calcext:value-type="float">
            <text:p>5703</text:p>
          </table:table-cell>
          <table:table-cell table:formula="of:=AVERAGE([.R40:.V40])" office:value-type="float" office:value="5723.6" calcext:value-type="float">
            <text:p>5724</text:p>
          </table:table-cell>
        </table:table-row>
        <table:table-row table:style-name="ro2">
          <table:table-cell office:value-type="float" office:value="9250" calcext:value-type="float">
            <text:p>9250</text:p>
          </table:table-cell>
          <table:table-cell table:number-columns-repeated="5"/>
          <table:table-cell office:value-type="string" calcext:value-type="string">
            <text:p>0m6.020s</text:p>
          </table:table-cell>
          <table:table-cell office:value-type="string" calcext:value-type="string">
            <text:p>0m6.005s</text:p>
          </table:table-cell>
          <table:table-cell office:value-type="string" calcext:value-type="string">
            <text:p>0m6.066s</text:p>
          </table:table-cell>
          <table:table-cell office:value-type="string" calcext:value-type="string">
            <text:p>0m6.062s</text:p>
          </table:table-cell>
          <table:table-cell office:value-type="string" calcext:value-type="string">
            <text:p>0m6.048s</text:p>
          </table:table-cell>
          <table:table-cell table:number-columns-repeated="6"/>
          <table:table-cell table:formula="of:=(60000*VALUE(LEFT([.G41];FIND(&quot;m&quot;; [.G41]; 1)-1)))+(1000*VALUE(MID([.G41];FIND(&quot;m&quot;; [.G41]; 1)+1;FIND(&quot;.&quot;; [.G41]; 1)-FIND(&quot;m&quot;; [.G41]; 1)-1)))+VALUE(MID([.G41];FIND(&quot;.&quot;; [.G41]; 1)+1;FIND(&quot;s&quot;; [.G41]; 1)-FIND(&quot;.&quot;; [.G41]; 1)-1))" office:value-type="float" office:value="6020" calcext:value-type="float">
            <text:p>6020</text:p>
          </table:table-cell>
          <table:table-cell table:formula="of:=(60000*VALUE(LEFT([.H41];FIND(&quot;m&quot;; [.H41]; 1)-1)))+(1000*VALUE(MID([.H41];FIND(&quot;m&quot;; [.H41]; 1)+1;FIND(&quot;.&quot;; [.H41]; 1)-FIND(&quot;m&quot;; [.H41]; 1)-1)))+VALUE(MID([.H41];FIND(&quot;.&quot;; [.H41]; 1)+1;FIND(&quot;s&quot;; [.H41]; 1)-FIND(&quot;.&quot;; [.H41]; 1)-1))" office:value-type="float" office:value="6005" calcext:value-type="float">
            <text:p>6005</text:p>
          </table:table-cell>
          <table:table-cell table:formula="of:=(60000*VALUE(LEFT([.I41];FIND(&quot;m&quot;; [.I41]; 1)-1)))+(1000*VALUE(MID([.I41];FIND(&quot;m&quot;; [.I41]; 1)+1;FIND(&quot;.&quot;; [.I41]; 1)-FIND(&quot;m&quot;; [.I41]; 1)-1)))+VALUE(MID([.I41];FIND(&quot;.&quot;; [.I41]; 1)+1;FIND(&quot;s&quot;; [.I41]; 1)-FIND(&quot;.&quot;; [.I41]; 1)-1))" office:value-type="float" office:value="6066" calcext:value-type="float">
            <text:p>6066</text:p>
          </table:table-cell>
          <table:table-cell table:formula="of:=(60000*VALUE(LEFT([.J41];FIND(&quot;m&quot;; [.J41]; 1)-1)))+(1000*VALUE(MID([.J41];FIND(&quot;m&quot;; [.J41]; 1)+1;FIND(&quot;.&quot;; [.J41]; 1)-FIND(&quot;m&quot;; [.J41]; 1)-1)))+VALUE(MID([.J41];FIND(&quot;.&quot;; [.J41]; 1)+1;FIND(&quot;s&quot;; [.J41]; 1)-FIND(&quot;.&quot;; [.J41]; 1)-1))" office:value-type="float" office:value="6062" calcext:value-type="float">
            <text:p>6062</text:p>
          </table:table-cell>
          <table:table-cell table:formula="of:=(60000*VALUE(LEFT([.K41];FIND(&quot;m&quot;; [.K41]; 1)-1)))+(1000*VALUE(MID([.K41];FIND(&quot;m&quot;; [.K41]; 1)+1;FIND(&quot;.&quot;; [.K41]; 1)-FIND(&quot;m&quot;; [.K41]; 1)-1)))+VALUE(MID([.K41];FIND(&quot;.&quot;; [.K41]; 1)+1;FIND(&quot;s&quot;; [.K41]; 1)-FIND(&quot;.&quot;; [.K41]; 1)-1))" office:value-type="float" office:value="6048" calcext:value-type="float">
            <text:p>6048</text:p>
          </table:table-cell>
          <table:table-cell table:formula="of:=AVERAGE([.R41:.V41])" office:value-type="float" office:value="6040.2" calcext:value-type="float">
            <text:p>6040</text:p>
          </table:table-cell>
        </table:table-row>
        <table:table-row table:style-name="ro2">
          <table:table-cell office:value-type="float" office:value="9500" calcext:value-type="float">
            <text:p>9500</text:p>
          </table:table-cell>
          <table:table-cell table:number-columns-repeated="5"/>
          <table:table-cell office:value-type="string" calcext:value-type="string">
            <text:p>0m6.330s</text:p>
          </table:table-cell>
          <table:table-cell office:value-type="string" calcext:value-type="string">
            <text:p>0m6.359s</text:p>
          </table:table-cell>
          <table:table-cell office:value-type="string" calcext:value-type="string">
            <text:p>0m6.336s</text:p>
          </table:table-cell>
          <table:table-cell office:value-type="string" calcext:value-type="string">
            <text:p>0m6.366s</text:p>
          </table:table-cell>
          <table:table-cell office:value-type="string" calcext:value-type="string">
            <text:p>0m6.335s</text:p>
          </table:table-cell>
          <table:table-cell table:number-columns-repeated="6"/>
          <table:table-cell table:formula="of:=(60000*VALUE(LEFT([.G42];FIND(&quot;m&quot;; [.G42]; 1)-1)))+(1000*VALUE(MID([.G42];FIND(&quot;m&quot;; [.G42]; 1)+1;FIND(&quot;.&quot;; [.G42]; 1)-FIND(&quot;m&quot;; [.G42]; 1)-1)))+VALUE(MID([.G42];FIND(&quot;.&quot;; [.G42]; 1)+1;FIND(&quot;s&quot;; [.G42]; 1)-FIND(&quot;.&quot;; [.G42]; 1)-1))" office:value-type="float" office:value="6330" calcext:value-type="float">
            <text:p>6330</text:p>
          </table:table-cell>
          <table:table-cell table:formula="of:=(60000*VALUE(LEFT([.H42];FIND(&quot;m&quot;; [.H42]; 1)-1)))+(1000*VALUE(MID([.H42];FIND(&quot;m&quot;; [.H42]; 1)+1;FIND(&quot;.&quot;; [.H42]; 1)-FIND(&quot;m&quot;; [.H42]; 1)-1)))+VALUE(MID([.H42];FIND(&quot;.&quot;; [.H42]; 1)+1;FIND(&quot;s&quot;; [.H42]; 1)-FIND(&quot;.&quot;; [.H42]; 1)-1))" office:value-type="float" office:value="6359" calcext:value-type="float">
            <text:p>6359</text:p>
          </table:table-cell>
          <table:table-cell table:formula="of:=(60000*VALUE(LEFT([.I42];FIND(&quot;m&quot;; [.I42]; 1)-1)))+(1000*VALUE(MID([.I42];FIND(&quot;m&quot;; [.I42]; 1)+1;FIND(&quot;.&quot;; [.I42]; 1)-FIND(&quot;m&quot;; [.I42]; 1)-1)))+VALUE(MID([.I42];FIND(&quot;.&quot;; [.I42]; 1)+1;FIND(&quot;s&quot;; [.I42]; 1)-FIND(&quot;.&quot;; [.I42]; 1)-1))" office:value-type="float" office:value="6336" calcext:value-type="float">
            <text:p>6336</text:p>
          </table:table-cell>
          <table:table-cell table:formula="of:=(60000*VALUE(LEFT([.J42];FIND(&quot;m&quot;; [.J42]; 1)-1)))+(1000*VALUE(MID([.J42];FIND(&quot;m&quot;; [.J42]; 1)+1;FIND(&quot;.&quot;; [.J42]; 1)-FIND(&quot;m&quot;; [.J42]; 1)-1)))+VALUE(MID([.J42];FIND(&quot;.&quot;; [.J42]; 1)+1;FIND(&quot;s&quot;; [.J42]; 1)-FIND(&quot;.&quot;; [.J42]; 1)-1))" office:value-type="float" office:value="6366" calcext:value-type="float">
            <text:p>6366</text:p>
          </table:table-cell>
          <table:table-cell table:formula="of:=(60000*VALUE(LEFT([.K42];FIND(&quot;m&quot;; [.K42]; 1)-1)))+(1000*VALUE(MID([.K42];FIND(&quot;m&quot;; [.K42]; 1)+1;FIND(&quot;.&quot;; [.K42]; 1)-FIND(&quot;m&quot;; [.K42]; 1)-1)))+VALUE(MID([.K42];FIND(&quot;.&quot;; [.K42]; 1)+1;FIND(&quot;s&quot;; [.K42]; 1)-FIND(&quot;.&quot;; [.K42]; 1)-1))" office:value-type="float" office:value="6335" calcext:value-type="float">
            <text:p>6335</text:p>
          </table:table-cell>
          <table:table-cell table:formula="of:=AVERAGE([.R42:.V42])" office:value-type="float" office:value="6345.2" calcext:value-type="float">
            <text:p>6345</text:p>
          </table:table-cell>
        </table:table-row>
        <table:table-row table:style-name="ro2">
          <table:table-cell office:value-type="float" office:value="9750" calcext:value-type="float">
            <text:p>9750</text:p>
          </table:table-cell>
          <table:table-cell table:number-columns-repeated="5"/>
          <table:table-cell office:value-type="string" calcext:value-type="string">
            <text:p>0m6.703s</text:p>
          </table:table-cell>
          <table:table-cell office:value-type="string" calcext:value-type="string">
            <text:p>0m6.734s</text:p>
          </table:table-cell>
          <table:table-cell office:value-type="string" calcext:value-type="string">
            <text:p>0m6.684s</text:p>
          </table:table-cell>
          <table:table-cell office:value-type="string" calcext:value-type="string">
            <text:p>0m6.693s</text:p>
          </table:table-cell>
          <table:table-cell office:value-type="string" calcext:value-type="string">
            <text:p>0m6.710s</text:p>
          </table:table-cell>
          <table:table-cell table:number-columns-repeated="6"/>
          <table:table-cell table:formula="of:=(60000*VALUE(LEFT([.G43];FIND(&quot;m&quot;; [.G43]; 1)-1)))+(1000*VALUE(MID([.G43];FIND(&quot;m&quot;; [.G43]; 1)+1;FIND(&quot;.&quot;; [.G43]; 1)-FIND(&quot;m&quot;; [.G43]; 1)-1)))+VALUE(MID([.G43];FIND(&quot;.&quot;; [.G43]; 1)+1;FIND(&quot;s&quot;; [.G43]; 1)-FIND(&quot;.&quot;; [.G43]; 1)-1))" office:value-type="float" office:value="6703" calcext:value-type="float">
            <text:p>6703</text:p>
          </table:table-cell>
          <table:table-cell table:formula="of:=(60000*VALUE(LEFT([.H43];FIND(&quot;m&quot;; [.H43]; 1)-1)))+(1000*VALUE(MID([.H43];FIND(&quot;m&quot;; [.H43]; 1)+1;FIND(&quot;.&quot;; [.H43]; 1)-FIND(&quot;m&quot;; [.H43]; 1)-1)))+VALUE(MID([.H43];FIND(&quot;.&quot;; [.H43]; 1)+1;FIND(&quot;s&quot;; [.H43]; 1)-FIND(&quot;.&quot;; [.H43]; 1)-1))" office:value-type="float" office:value="6734" calcext:value-type="float">
            <text:p>6734</text:p>
          </table:table-cell>
          <table:table-cell table:formula="of:=(60000*VALUE(LEFT([.I43];FIND(&quot;m&quot;; [.I43]; 1)-1)))+(1000*VALUE(MID([.I43];FIND(&quot;m&quot;; [.I43]; 1)+1;FIND(&quot;.&quot;; [.I43]; 1)-FIND(&quot;m&quot;; [.I43]; 1)-1)))+VALUE(MID([.I43];FIND(&quot;.&quot;; [.I43]; 1)+1;FIND(&quot;s&quot;; [.I43]; 1)-FIND(&quot;.&quot;; [.I43]; 1)-1))" office:value-type="float" office:value="6684" calcext:value-type="float">
            <text:p>6684</text:p>
          </table:table-cell>
          <table:table-cell table:formula="of:=(60000*VALUE(LEFT([.J43];FIND(&quot;m&quot;; [.J43]; 1)-1)))+(1000*VALUE(MID([.J43];FIND(&quot;m&quot;; [.J43]; 1)+1;FIND(&quot;.&quot;; [.J43]; 1)-FIND(&quot;m&quot;; [.J43]; 1)-1)))+VALUE(MID([.J43];FIND(&quot;.&quot;; [.J43]; 1)+1;FIND(&quot;s&quot;; [.J43]; 1)-FIND(&quot;.&quot;; [.J43]; 1)-1))" office:value-type="float" office:value="6693" calcext:value-type="float">
            <text:p>6693</text:p>
          </table:table-cell>
          <table:table-cell table:formula="of:=(60000*VALUE(LEFT([.K43];FIND(&quot;m&quot;; [.K43]; 1)-1)))+(1000*VALUE(MID([.K43];FIND(&quot;m&quot;; [.K43]; 1)+1;FIND(&quot;.&quot;; [.K43]; 1)-FIND(&quot;m&quot;; [.K43]; 1)-1)))+VALUE(MID([.K43];FIND(&quot;.&quot;; [.K43]; 1)+1;FIND(&quot;s&quot;; [.K43]; 1)-FIND(&quot;.&quot;; [.K43]; 1)-1))" office:value-type="float" office:value="6710" calcext:value-type="float">
            <text:p>6710</text:p>
          </table:table-cell>
          <table:table-cell table:formula="of:=AVERAGE([.R43:.V43])" office:value-type="float" office:value="6704.8" calcext:value-type="float">
            <text:p>6705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0m7.026s</text:p>
          </table:table-cell>
          <table:table-cell office:value-type="string" calcext:value-type="string">
            <text:p>0m7.051s</text:p>
          </table:table-cell>
          <table:table-cell office:value-type="string" calcext:value-type="string">
            <text:p>0m7.059s</text:p>
          </table:table-cell>
          <table:table-cell office:value-type="string" calcext:value-type="string">
            <text:p>0m7.058s</text:p>
          </table:table-cell>
          <table:table-cell office:value-type="string" calcext:value-type="string">
            <text:p>0m7.018s</text:p>
          </table:table-cell>
          <table:table-cell table:number-columns-repeated="6"/>
          <table:table-cell table:formula="of:=(60000*VALUE(LEFT([.G44];FIND(&quot;m&quot;; [.G44]; 1)-1)))+(1000*VALUE(MID([.G44];FIND(&quot;m&quot;; [.G44]; 1)+1;FIND(&quot;.&quot;; [.G44]; 1)-FIND(&quot;m&quot;; [.G44]; 1)-1)))+VALUE(MID([.G44];FIND(&quot;.&quot;; [.G44]; 1)+1;FIND(&quot;s&quot;; [.G44]; 1)-FIND(&quot;.&quot;; [.G44]; 1)-1))" office:value-type="float" office:value="7026" calcext:value-type="float">
            <text:p>7026</text:p>
          </table:table-cell>
          <table:table-cell table:formula="of:=(60000*VALUE(LEFT([.H44];FIND(&quot;m&quot;; [.H44]; 1)-1)))+(1000*VALUE(MID([.H44];FIND(&quot;m&quot;; [.H44]; 1)+1;FIND(&quot;.&quot;; [.H44]; 1)-FIND(&quot;m&quot;; [.H44]; 1)-1)))+VALUE(MID([.H44];FIND(&quot;.&quot;; [.H44]; 1)+1;FIND(&quot;s&quot;; [.H44]; 1)-FIND(&quot;.&quot;; [.H44]; 1)-1))" office:value-type="float" office:value="7051" calcext:value-type="float">
            <text:p>7051</text:p>
          </table:table-cell>
          <table:table-cell table:formula="of:=(60000*VALUE(LEFT([.I44];FIND(&quot;m&quot;; [.I44]; 1)-1)))+(1000*VALUE(MID([.I44];FIND(&quot;m&quot;; [.I44]; 1)+1;FIND(&quot;.&quot;; [.I44]; 1)-FIND(&quot;m&quot;; [.I44]; 1)-1)))+VALUE(MID([.I44];FIND(&quot;.&quot;; [.I44]; 1)+1;FIND(&quot;s&quot;; [.I44]; 1)-FIND(&quot;.&quot;; [.I44]; 1)-1))" office:value-type="float" office:value="7059" calcext:value-type="float">
            <text:p>7059</text:p>
          </table:table-cell>
          <table:table-cell table:formula="of:=(60000*VALUE(LEFT([.J44];FIND(&quot;m&quot;; [.J44]; 1)-1)))+(1000*VALUE(MID([.J44];FIND(&quot;m&quot;; [.J44]; 1)+1;FIND(&quot;.&quot;; [.J44]; 1)-FIND(&quot;m&quot;; [.J44]; 1)-1)))+VALUE(MID([.J44];FIND(&quot;.&quot;; [.J44]; 1)+1;FIND(&quot;s&quot;; [.J44]; 1)-FIND(&quot;.&quot;; [.J44]; 1)-1))" office:value-type="float" office:value="7058" calcext:value-type="float">
            <text:p>7058</text:p>
          </table:table-cell>
          <table:table-cell table:formula="of:=(60000*VALUE(LEFT([.K44];FIND(&quot;m&quot;; [.K44]; 1)-1)))+(1000*VALUE(MID([.K44];FIND(&quot;m&quot;; [.K44]; 1)+1;FIND(&quot;.&quot;; [.K44]; 1)-FIND(&quot;m&quot;; [.K44]; 1)-1)))+VALUE(MID([.K44];FIND(&quot;.&quot;; [.K44]; 1)+1;FIND(&quot;s&quot;; [.K44]; 1)-FIND(&quot;.&quot;; [.K44]; 1)-1))" office:value-type="float" office:value="7018" calcext:value-type="float">
            <text:p>7018</text:p>
          </table:table-cell>
          <table:table-cell table:formula="of:=AVERAGE([.R44:.V44])" office:value-type="float" office:value="7042.4" calcext:value-type="float">
            <text:p>70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 style:data-style-name="N2" text:time-value="23:31:44.230273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uben Rowe</meta:initial-creator>
    <meta:creation-date>2022-10-09T12:21:26.949201759</meta:creation-date>
    <dc:date>2022-10-13T23:32:00.089972947</dc:date>
    <dc:creator>Reuben Rowe</dc:creator>
    <meta:editing-duration>PT7H49M57S</meta:editing-duration>
    <meta:editing-cycles>41</meta:editing-cycles>
    <meta:generator>LibreOffice/6.4.7.2$Linux_X86_64 LibreOffice_project/40$Build-2</meta:generator>
    <meta:document-statistic meta:table-count="4" meta:cell-count="9594" meta:object-count="0"/>
  </office:meta>
</office:document-meta>
</file>